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5.2pt"/>
    </style:style>
    <style:style style:name="co7" style:family="table-column">
      <style:table-column-properties fo:break-before="auto" style:column-width="69.9pt"/>
    </style:style>
    <style:style style:name="co8" style:family="table-column">
      <style:table-column-properties fo:break-before="auto" style:column-width="60.49pt"/>
    </style:style>
    <style:style style:name="co9" style:family="table-column">
      <style:table-column-properties fo:break-before="auto" style:column-width="71.46pt"/>
    </style:style>
    <style:style style:name="co10" style:family="table-column">
      <style:table-column-properties fo:break-before="auto" style:column-width="68.2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ice_20191203_1029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ad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m1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mv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KR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  <table:table-cell office:value-type="string" calcext:value-type="string">
            <text:p><text:s/>K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2-03 10:29:06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863606" calcext:value-type="float">
            <text:p>0.136863606</text:p>
          </table:table-cell>
          <table:table-cell office:value-type="float" office:value="0.033890013" calcext:value-type="float">
            <text:p>0.033890013</text:p>
          </table:table-cell>
          <table:table-cell office:value-type="float" office:value="0.132513658" calcext:value-type="float">
            <text:p>0.132513658</text:p>
          </table:table-cell>
          <table:table-cell office:value-type="float" office:value="0.138368027" calcext:value-type="float">
            <text:p>0.138368027</text:p>
          </table:table-cell>
          <table:table-cell office:value-type="float" office:value="0.151864308" calcext:value-type="float">
            <text:p>0.1518643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67" calcext:value-type="float">
            <text:p>0.001118167</text:p>
          </table:table-cell>
          <table:table-cell office:value-type="float" office:value="0.000276879" calcext:value-type="float">
            <text:p>0.000276879</text:p>
          </table:table-cell>
          <table:table-cell office:value-type="float" office:value="0.001082628" calcext:value-type="float">
            <text:p>0.001082628</text:p>
          </table:table-cell>
          <table:table-cell office:value-type="float" office:value="0.001130458" calcext:value-type="float">
            <text:p>0.001130458</text:p>
          </table:table-cell>
          <table:table-cell office:value-type="float" office:value="0.001240721" calcext:value-type="float">
            <text:p>0.0012407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905" calcext:value-type="float">
            <text:p>4.7905E-05</text:p>
          </table:table-cell>
          <table:table-cell office:value-type="float" office:value="-0.000793382" calcext:value-type="float">
            <text:p>-0.000793382</text:p>
          </table:table-cell>
          <table:table-cell office:value-type="float" office:value="0.000012366" calcext:value-type="float">
            <text:p>1.2366E-05</text:p>
          </table:table-cell>
          <table:table-cell office:value-type="float" office:value="0.000060196" calcext:value-type="float">
            <text:p>6.0196E-05</text:p>
          </table:table-cell>
          <table:table-cell office:value-type="float" office:value="0.00017046" calcext:value-type="float">
            <text:p>0.0001704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697131" calcext:value-type="float">
            <text:p>24.054697131</text:p>
          </table:table-cell>
          <table:table-cell office:value-type="float" office:value="24.033915719" calcext:value-type="float">
            <text:p>24.033915719</text:p>
          </table:table-cell>
          <table:table-cell office:value-type="float" office:value="24.053819263" calcext:value-type="float">
            <text:p>24.053819263</text:p>
          </table:table-cell>
          <table:table-cell office:value-type="float" office:value="24.05500074" calcext:value-type="float">
            <text:p>24.05500074</text:p>
          </table:table-cell>
          <table:table-cell office:value-type="float" office:value="24.057724435" calcext:value-type="float">
            <text:p>24.057724435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214274" calcext:value-type="float">
            <text:p>0.001214274</text:p>
          </table:table-cell>
          <table:table-cell office:value-type="float" office:value="-0.020111261" calcext:value-type="float">
            <text:p>-0.020111261</text:p>
          </table:table-cell>
          <table:table-cell office:value-type="float" office:value="0.000313421" calcext:value-type="float">
            <text:p>0.000313421</text:p>
          </table:table-cell>
          <table:table-cell office:value-type="float" office:value="0.001525832" calcext:value-type="float">
            <text:p>0.001525832</text:p>
          </table:table-cell>
          <table:table-cell office:value-type="float" office:value="0.004320838" calcext:value-type="float">
            <text:p>0.0043208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2-03 10:29:08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6904733" calcext:value-type="float">
            <text:p>0.136904733</text:p>
          </table:table-cell>
          <table:table-cell office:value-type="float" office:value="0.03287435" calcext:value-type="float">
            <text:p>0.03287435</text:p>
          </table:table-cell>
          <table:table-cell office:value-type="float" office:value="0.132272855" calcext:value-type="float">
            <text:p>0.132272855</text:p>
          </table:table-cell>
          <table:table-cell office:value-type="float" office:value="0.138462202" calcext:value-type="float">
            <text:p>0.138462202</text:p>
          </table:table-cell>
          <table:table-cell office:value-type="float" office:value="0.152977127" calcext:value-type="float">
            <text:p>0.1529771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503" calcext:value-type="float">
            <text:p>0.001118503</text:p>
          </table:table-cell>
          <table:table-cell office:value-type="float" office:value="0.000268581" calcext:value-type="float">
            <text:p>0.000268581</text:p>
          </table:table-cell>
          <table:table-cell office:value-type="float" office:value="0.001080661" calcext:value-type="float">
            <text:p>0.001080661</text:p>
          </table:table-cell>
          <table:table-cell office:value-type="float" office:value="0.001131227" calcext:value-type="float">
            <text:p>0.001131227</text:p>
          </table:table-cell>
          <table:table-cell office:value-type="float" office:value="0.001249813" calcext:value-type="float">
            <text:p>0.0012498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241" calcext:value-type="float">
            <text:p>4.8241E-05</text:p>
          </table:table-cell>
          <table:table-cell office:value-type="float" office:value="-0.00080168" calcext:value-type="float">
            <text:p>-0.00080168</text:p>
          </table:table-cell>
          <table:table-cell office:value-type="float" office:value="0.000010399" calcext:value-type="float">
            <text:p>1.0399E-05</text:p>
          </table:table-cell>
          <table:table-cell office:value-type="float" office:value="0.000060966" calcext:value-type="float">
            <text:p>6.0966E-05</text:p>
          </table:table-cell>
          <table:table-cell office:value-type="float" office:value="0.000179552" calcext:value-type="float">
            <text:p>0.00017955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597539" calcext:value-type="float">
            <text:p>24.044597539</text:p>
          </table:table-cell>
          <table:table-cell office:value-type="float" office:value="24.023602658" calcext:value-type="float">
            <text:p>24.023602658</text:p>
          </table:table-cell>
          <table:table-cell office:value-type="float" office:value="24.043662765" calcext:value-type="float">
            <text:p>24.043662765</text:p>
          </table:table-cell>
          <table:table-cell office:value-type="float" office:value="24.044911856" calcext:value-type="float">
            <text:p>24.044911856</text:p>
          </table:table-cell>
          <table:table-cell office:value-type="float" office:value="24.047841151" calcext:value-type="float">
            <text:p>24.047841151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1222791" calcext:value-type="float">
            <text:p>0.001222791</text:p>
          </table:table-cell>
          <table:table-cell office:value-type="float" office:value="-0.020321605" calcext:value-type="float">
            <text:p>-0.020321605</text:p>
          </table:table-cell>
          <table:table-cell office:value-type="float" office:value="0.000263552" calcext:value-type="float">
            <text:p>0.000263552</text:p>
          </table:table-cell>
          <table:table-cell office:value-type="float" office:value="0.001545335" calcext:value-type="float">
            <text:p>0.001545335</text:p>
          </table:table-cell>
          <table:table-cell office:value-type="float" office:value="0.004551296" calcext:value-type="float">
            <text:p>0.0045512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2-03 10:29:09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697447" calcext:value-type="float">
            <text:p>0.13697447</text:p>
          </table:table-cell>
          <table:table-cell office:value-type="float" office:value="0.034144525" calcext:value-type="float">
            <text:p>0.034144525</text:p>
          </table:table-cell>
          <table:table-cell office:value-type="float" office:value="0.132595913" calcext:value-type="float">
            <text:p>0.132595913</text:p>
          </table:table-cell>
          <table:table-cell office:value-type="float" office:value="0.138406174" calcext:value-type="float">
            <text:p>0.138406174</text:p>
          </table:table-cell>
          <table:table-cell office:value-type="float" office:value="0.151646155" calcext:value-type="float">
            <text:p>0.1516461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72" calcext:value-type="float">
            <text:p>0.001119072</text:p>
          </table:table-cell>
          <table:table-cell office:value-type="float" office:value="0.000278959" calcext:value-type="float">
            <text:p>0.000278959</text:p>
          </table:table-cell>
          <table:table-cell office:value-type="float" office:value="0.0010833" calcext:value-type="float">
            <text:p>0.0010833</text:p>
          </table:table-cell>
          <table:table-cell office:value-type="float" office:value="0.001130769" calcext:value-type="float">
            <text:p>0.001130769</text:p>
          </table:table-cell>
          <table:table-cell office:value-type="float" office:value="0.001238939" calcext:value-type="float">
            <text:p>0.0012389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811" calcext:value-type="float">
            <text:p>4.8811E-05</text:p>
          </table:table-cell>
          <table:table-cell office:value-type="float" office:value="-0.000791303" calcext:value-type="float">
            <text:p>-0.000791303</text:p>
          </table:table-cell>
          <table:table-cell office:value-type="float" office:value="0.000013039" calcext:value-type="float">
            <text:p>1.3039E-05</text:p>
          </table:table-cell>
          <table:table-cell office:value-type="float" office:value="0.000060508" calcext:value-type="float">
            <text:p>6.0508E-05</text:p>
          </table:table-cell>
          <table:table-cell office:value-type="float" office:value="0.000168678" calcext:value-type="float">
            <text:p>0.00016867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9557667" calcext:value-type="float">
            <text:p>24.039557667</text:p>
          </table:table-cell>
          <table:table-cell office:value-type="float" office:value="24.018804959" calcext:value-type="float">
            <text:p>24.018804959</text:p>
          </table:table-cell>
          <table:table-cell office:value-type="float" office:value="24.038674013" calcext:value-type="float">
            <text:p>24.038674013</text:p>
          </table:table-cell>
          <table:table-cell office:value-type="float" office:value="24.039846605" calcext:value-type="float">
            <text:p>24.039846605</text:p>
          </table:table-cell>
          <table:table-cell office:value-type="float" office:value="24.042518613" calcext:value-type="float">
            <text:p>24.042518613</text:p>
          </table:table-cell>
          <table:table-cell office:value-type="float" office:value="25.020547145" calcext:value-type="float">
            <text:p>25.020547145</text:p>
          </table:table-cell>
          <table:table-cell/>
          <table:table-cell office:value-type="float" office:value="0.001237233" calcext:value-type="float">
            <text:p>0.001237233</text:p>
          </table:table-cell>
          <table:table-cell office:value-type="float" office:value="-0.020058551" calcext:value-type="float">
            <text:p>-0.020058551</text:p>
          </table:table-cell>
          <table:table-cell office:value-type="float" office:value="0.000330456" calcext:value-type="float">
            <text:p>0.000330456</text:p>
          </table:table-cell>
          <table:table-cell office:value-type="float" office:value="0.001533732" calcext:value-type="float">
            <text:p>0.001533732</text:p>
          </table:table-cell>
          <table:table-cell office:value-type="float" office:value="0.00427566" calcext:value-type="float">
            <text:p>0.004275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2-03 10:29:11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7114541" calcext:value-type="float">
            <text:p>0.137114541</text:p>
          </table:table-cell>
          <table:table-cell office:value-type="float" office:value="0.033096079" calcext:value-type="float">
            <text:p>0.033096079</text:p>
          </table:table-cell>
          <table:table-cell office:value-type="float" office:value="0.131824628" calcext:value-type="float">
            <text:p>0.131824628</text:p>
          </table:table-cell>
          <table:table-cell office:value-type="float" office:value="0.13840379" calcext:value-type="float">
            <text:p>0.13840379</text:p>
          </table:table-cell>
          <table:table-cell office:value-type="float" office:value="0.152252335" calcext:value-type="float">
            <text:p>0.1522523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17" calcext:value-type="float">
            <text:p>0.001120217</text:p>
          </table:table-cell>
          <table:table-cell office:value-type="float" office:value="0.000270393" calcext:value-type="float">
            <text:p>0.000270393</text:p>
          </table:table-cell>
          <table:table-cell office:value-type="float" office:value="0.001076999" calcext:value-type="float">
            <text:p>0.001076999</text:p>
          </table:table-cell>
          <table:table-cell office:value-type="float" office:value="0.00113075" calcext:value-type="float">
            <text:p>0.00113075</text:p>
          </table:table-cell>
          <table:table-cell office:value-type="float" office:value="0.001243892" calcext:value-type="float">
            <text:p>0.0012438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955" calcext:value-type="float">
            <text:p>4.9955E-05</text:p>
          </table:table-cell>
          <table:table-cell office:value-type="float" office:value="-0.000799869" calcext:value-type="float">
            <text:p>-0.000799869</text:p>
          </table:table-cell>
          <table:table-cell office:value-type="float" office:value="0.000006737" calcext:value-type="float">
            <text:p>6.737E-06</text:p>
          </table:table-cell>
          <table:table-cell office:value-type="float" office:value="0.000060488" calcext:value-type="float">
            <text:p>6.0488E-05</text:p>
          </table:table-cell>
          <table:table-cell office:value-type="float" office:value="0.00017363" calcext:value-type="float">
            <text:p>0.0001736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801719" calcext:value-type="float">
            <text:p>24.059801719</text:p>
          </table:table-cell>
          <table:table-cell office:value-type="float" office:value="24.038809535" calcext:value-type="float">
            <text:p>24.038809535</text:p>
          </table:table-cell>
          <table:table-cell office:value-type="float" office:value="24.05873416" calcext:value-type="float">
            <text:p>24.05873416</text:p>
          </table:table-cell>
          <table:table-cell office:value-type="float" office:value="24.060061902" calcext:value-type="float">
            <text:p>24.060061902</text:p>
          </table:table-cell>
          <table:table-cell office:value-type="float" office:value="24.062856675" calcext:value-type="float">
            <text:p>24.062856675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266241" calcext:value-type="float">
            <text:p>0.001266241</text:p>
          </table:table-cell>
          <table:table-cell office:value-type="float" office:value="-0.020275685" calcext:value-type="float">
            <text:p>-0.020275685</text:p>
          </table:table-cell>
          <table:table-cell office:value-type="float" office:value="0.000170727" calcext:value-type="float">
            <text:p>0.000170727</text:p>
          </table:table-cell>
          <table:table-cell office:value-type="float" office:value="0.001533238" calcext:value-type="float">
            <text:p>0.001533238</text:p>
          </table:table-cell>
          <table:table-cell office:value-type="float" office:value="0.004401196" calcext:value-type="float">
            <text:p>0.0044011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2-03 10:29:12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7115137" calcext:value-type="float">
            <text:p>0.137115137</text:p>
          </table:table-cell>
          <table:table-cell office:value-type="float" office:value="0.032837991" calcext:value-type="float">
            <text:p>0.032837991</text:p>
          </table:table-cell>
          <table:table-cell office:value-type="float" office:value="0.131832973" calcext:value-type="float">
            <text:p>0.131832973</text:p>
          </table:table-cell>
          <table:table-cell office:value-type="float" office:value="0.138474123" calcext:value-type="float">
            <text:p>0.138474123</text:p>
          </table:table-cell>
          <table:table-cell office:value-type="float" office:value="0.152558703" calcext:value-type="float">
            <text:p>0.1525587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22" calcext:value-type="float">
            <text:p>0.001120222</text:p>
          </table:table-cell>
          <table:table-cell office:value-type="float" office:value="0.000268284" calcext:value-type="float">
            <text:p>0.000268284</text:p>
          </table:table-cell>
          <table:table-cell office:value-type="float" office:value="0.001077067" calcext:value-type="float">
            <text:p>0.001077067</text:p>
          </table:table-cell>
          <table:table-cell office:value-type="float" office:value="0.001131325" calcext:value-type="float">
            <text:p>0.001131325</text:p>
          </table:table-cell>
          <table:table-cell office:value-type="float" office:value="0.001246395" calcext:value-type="float">
            <text:p>0.0012463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96" calcext:value-type="float">
            <text:p>4.996E-05</text:p>
          </table:table-cell>
          <table:table-cell office:value-type="float" office:value="-0.000801977" calcext:value-type="float">
            <text:p>-0.000801977</text:p>
          </table:table-cell>
          <table:table-cell office:value-type="float" office:value="0.000006805" calcext:value-type="float">
            <text:p>6.805E-06</text:p>
          </table:table-cell>
          <table:table-cell office:value-type="float" office:value="0.000061063" calcext:value-type="float">
            <text:p>6.1063E-05</text:p>
          </table:table-cell>
          <table:table-cell office:value-type="float" office:value="0.000176133" calcext:value-type="float">
            <text:p>0.00017613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801839" calcext:value-type="float">
            <text:p>24.059801839</text:p>
          </table:table-cell>
          <table:table-cell office:value-type="float" office:value="24.038757449" calcext:value-type="float">
            <text:p>24.038757449</text:p>
          </table:table-cell>
          <table:table-cell office:value-type="float" office:value="24.058735844" calcext:value-type="float">
            <text:p>24.058735844</text:p>
          </table:table-cell>
          <table:table-cell office:value-type="float" office:value="24.060076096" calcext:value-type="float">
            <text:p>24.060076096</text:p>
          </table:table-cell>
          <table:table-cell office:value-type="float" office:value="24.062918503" calcext:value-type="float">
            <text:p>24.062918503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266365" calcext:value-type="float">
            <text:p>0.001266365</text:p>
          </table:table-cell>
          <table:table-cell office:value-type="float" office:value="-0.020329135" calcext:value-type="float">
            <text:p>-0.020329135</text:p>
          </table:table-cell>
          <table:table-cell office:value-type="float" office:value="0.000172455" calcext:value-type="float">
            <text:p>0.000172455</text:p>
          </table:table-cell>
          <table:table-cell office:value-type="float" office:value="0.001547804" calcext:value-type="float">
            <text:p>0.001547804</text:p>
          </table:table-cell>
          <table:table-cell office:value-type="float" office:value="0.004464643" calcext:value-type="float">
            <text:p>0.00446464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2-03 10:29:13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7155668" calcext:value-type="float">
            <text:p>0.137155668</text:p>
          </table:table-cell>
          <table:table-cell office:value-type="float" office:value="0.033001308" calcext:value-type="float">
            <text:p>0.033001308</text:p>
          </table:table-cell>
          <table:table-cell office:value-type="float" office:value="0.131824628" calcext:value-type="float">
            <text:p>0.131824628</text:p>
          </table:table-cell>
          <table:table-cell office:value-type="float" office:value="0.138547437" calcext:value-type="float">
            <text:p>0.138547437</text:p>
          </table:table-cell>
          <table:table-cell office:value-type="float" office:value="0.152235049" calcext:value-type="float">
            <text:p>0.1522350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53" calcext:value-type="float">
            <text:p>0.001120553</text:p>
          </table:table-cell>
          <table:table-cell office:value-type="float" office:value="0.000269619" calcext:value-type="float">
            <text:p>0.000269619</text:p>
          </table:table-cell>
          <table:table-cell office:value-type="float" office:value="0.001076999" calcext:value-type="float">
            <text:p>0.001076999</text:p>
          </table:table-cell>
          <table:table-cell office:value-type="float" office:value="0.001131924" calcext:value-type="float">
            <text:p>0.001131924</text:p>
          </table:table-cell>
          <table:table-cell office:value-type="float" office:value="0.00124375" calcext:value-type="float">
            <text:p>0.001243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291" calcext:value-type="float">
            <text:p>5.0291E-05</text:p>
          </table:table-cell>
          <table:table-cell office:value-type="float" office:value="-0.000800643" calcext:value-type="float">
            <text:p>-0.000800643</text:p>
          </table:table-cell>
          <table:table-cell office:value-type="float" office:value="0.000006737" calcext:value-type="float">
            <text:p>6.737E-06</text:p>
          </table:table-cell>
          <table:table-cell office:value-type="float" office:value="0.000061662" calcext:value-type="float">
            <text:p>6.1662E-05</text:p>
          </table:table-cell>
          <table:table-cell office:value-type="float" office:value="0.000173489" calcext:value-type="float">
            <text:p>0.00017348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863965" calcext:value-type="float">
            <text:p>24.064863965</text:p>
          </table:table-cell>
          <table:table-cell office:value-type="float" office:value="24.043844452" calcext:value-type="float">
            <text:p>24.043844452</text:p>
          </table:table-cell>
          <table:table-cell office:value-type="float" office:value="24.063788112" calcext:value-type="float">
            <text:p>24.063788112</text:p>
          </table:table-cell>
          <table:table-cell office:value-type="float" office:value="24.065144837" calcext:value-type="float">
            <text:p>24.065144837</text:p>
          </table:table-cell>
          <table:table-cell office:value-type="float" office:value="24.067907119" calcext:value-type="float">
            <text:p>24.067907119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274759" calcext:value-type="float">
            <text:p>0.001274759</text:p>
          </table:table-cell>
          <table:table-cell office:value-type="float" office:value="-0.020295312" calcext:value-type="float">
            <text:p>-0.020295312</text:p>
          </table:table-cell>
          <table:table-cell office:value-type="float" office:value="0.000170727" calcext:value-type="float">
            <text:p>0.000170727</text:p>
          </table:table-cell>
          <table:table-cell office:value-type="float" office:value="0.001562987" calcext:value-type="float">
            <text:p>0.001562987</text:p>
          </table:table-cell>
          <table:table-cell office:value-type="float" office:value="0.004397616" calcext:value-type="float">
            <text:p>0.00439761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2-03 10:29:14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123482" calcext:value-type="float">
            <text:p>0.137123482</text:p>
          </table:table-cell>
          <table:table-cell office:value-type="float" office:value="0.034604077" calcext:value-type="float">
            <text:p>0.034604077</text:p>
          </table:table-cell>
          <table:table-cell office:value-type="float" office:value="0.132277028" calcext:value-type="float">
            <text:p>0.132277028</text:p>
          </table:table-cell>
          <table:table-cell office:value-type="float" office:value="0.13848664" calcext:value-type="float">
            <text:p>0.13848664</text:p>
          </table:table-cell>
          <table:table-cell office:value-type="float" office:value="0.15155496" calcext:value-type="float">
            <text:p>0.151554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9" calcext:value-type="float">
            <text:p>0.00112029</text:p>
          </table:table-cell>
          <table:table-cell office:value-type="float" office:value="0.000282713" calcext:value-type="float">
            <text:p>0.000282713</text:p>
          </table:table-cell>
          <table:table-cell office:value-type="float" office:value="0.001080695" calcext:value-type="float">
            <text:p>0.001080695</text:p>
          </table:table-cell>
          <table:table-cell office:value-type="float" office:value="0.001131427" calcext:value-type="float">
            <text:p>0.001131427</text:p>
          </table:table-cell>
          <table:table-cell office:value-type="float" office:value="0.001238194" calcext:value-type="float">
            <text:p>0.0012381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028" calcext:value-type="float">
            <text:p>5.0028E-05</text:p>
          </table:table-cell>
          <table:table-cell office:value-type="float" office:value="-0.000787548" calcext:value-type="float">
            <text:p>-0.000787548</text:p>
          </table:table-cell>
          <table:table-cell office:value-type="float" office:value="0.000010433" calcext:value-type="float">
            <text:p>1.0433E-05</text:p>
          </table:table-cell>
          <table:table-cell office:value-type="float" office:value="0.000061165" calcext:value-type="float">
            <text:p>6.1165E-05</text:p>
          </table:table-cell>
          <table:table-cell office:value-type="float" office:value="0.000167933" calcext:value-type="float">
            <text:p>0.00016793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911417" calcext:value-type="float">
            <text:p>24.069911417</text:p>
          </table:table-cell>
          <table:table-cell office:value-type="float" office:value="24.049221954" calcext:value-type="float">
            <text:p>24.049221954</text:p>
          </table:table-cell>
          <table:table-cell office:value-type="float" office:value="24.068933362" calcext:value-type="float">
            <text:p>24.068933362</text:p>
          </table:table-cell>
          <table:table-cell office:value-type="float" office:value="24.070186513" calcext:value-type="float">
            <text:p>24.070186513</text:p>
          </table:table-cell>
          <table:table-cell office:value-type="float" office:value="24.072823805" calcext:value-type="float">
            <text:p>24.072823805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268093" calcext:value-type="float">
            <text:p>0.001268093</text:p>
          </table:table-cell>
          <table:table-cell office:value-type="float" office:value="-0.019963378" calcext:value-type="float">
            <text:p>-0.019963378</text:p>
          </table:table-cell>
          <table:table-cell office:value-type="float" office:value="0.000264416" calcext:value-type="float">
            <text:p>0.000264416</text:p>
          </table:table-cell>
          <table:table-cell office:value-type="float" office:value="0.001550396" calcext:value-type="float">
            <text:p>0.001550396</text:p>
          </table:table-cell>
          <table:table-cell office:value-type="float" office:value="0.004256774" calcext:value-type="float">
            <text:p>0.0042567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2-03 10:29:16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969702" calcext:value-type="float">
            <text:p>0.136969702</text:p>
          </table:table-cell>
          <table:table-cell office:value-type="float" office:value="0.032958392" calcext:value-type="float">
            <text:p>0.032958392</text:p>
          </table:table-cell>
          <table:table-cell office:value-type="float" office:value="0.132207886" calcext:value-type="float">
            <text:p>0.132207886</text:p>
          </table:table-cell>
          <table:table-cell office:value-type="float" office:value="0.13851227" calcext:value-type="float">
            <text:p>0.13851227</text:p>
          </table:table-cell>
          <table:table-cell office:value-type="float" office:value="0.15270831" calcext:value-type="float">
            <text:p>0.152708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34" calcext:value-type="float">
            <text:p>0.001119034</text:p>
          </table:table-cell>
          <table:table-cell office:value-type="float" office:value="0.000269268" calcext:value-type="float">
            <text:p>0.000269268</text:p>
          </table:table-cell>
          <table:table-cell office:value-type="float" office:value="0.00108013" calcext:value-type="float">
            <text:p>0.00108013</text:p>
          </table:table-cell>
          <table:table-cell office:value-type="float" office:value="0.001131636" calcext:value-type="float">
            <text:p>0.001131636</text:p>
          </table:table-cell>
          <table:table-cell office:value-type="float" office:value="0.001247617" calcext:value-type="float">
            <text:p>0.0012476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772" calcext:value-type="float">
            <text:p>4.8772E-05</text:p>
          </table:table-cell>
          <table:table-cell office:value-type="float" office:value="-0.000800994" calcext:value-type="float">
            <text:p>-0.000800994</text:p>
          </table:table-cell>
          <table:table-cell office:value-type="float" office:value="0.000009868" calcext:value-type="float">
            <text:p>9.868E-06</text:p>
          </table:table-cell>
          <table:table-cell office:value-type="float" office:value="0.000061375" calcext:value-type="float">
            <text:p>6.1375E-05</text:p>
          </table:table-cell>
          <table:table-cell office:value-type="float" office:value="0.000177355" calcext:value-type="float">
            <text:p>0.00017735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826436" calcext:value-type="float">
            <text:p>24.064826436</text:p>
          </table:table-cell>
          <table:table-cell office:value-type="float" office:value="24.043835791" calcext:value-type="float">
            <text:p>24.043835791</text:p>
          </table:table-cell>
          <table:table-cell office:value-type="float" office:value="24.063865457" calcext:value-type="float">
            <text:p>24.063865457</text:p>
          </table:table-cell>
          <table:table-cell office:value-type="float" office:value="24.06513774" calcext:value-type="float">
            <text:p>24.06513774</text:p>
          </table:table-cell>
          <table:table-cell office:value-type="float" office:value="24.068002628" calcext:value-type="float">
            <text:p>24.068002628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236246" calcext:value-type="float">
            <text:p>0.001236246</text:p>
          </table:table-cell>
          <table:table-cell office:value-type="float" office:value="-0.020304199" calcext:value-type="float">
            <text:p>-0.020304199</text:p>
          </table:table-cell>
          <table:table-cell office:value-type="float" office:value="0.000250097" calcext:value-type="float">
            <text:p>0.000250097</text:p>
          </table:table-cell>
          <table:table-cell office:value-type="float" office:value="0.001555704" calcext:value-type="float">
            <text:p>0.001555704</text:p>
          </table:table-cell>
          <table:table-cell office:value-type="float" office:value="0.004495626" calcext:value-type="float">
            <text:p>0.0044956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2-03 10:29:17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6883871" calcext:value-type="float">
            <text:p>0.136883871</text:p>
          </table:table-cell>
          <table:table-cell office:value-type="float" office:value="0.033243302" calcext:value-type="float">
            <text:p>0.033243302</text:p>
          </table:table-cell>
          <table:table-cell office:value-type="float" office:value="0.131897346" calcext:value-type="float">
            <text:p>0.131897346</text:p>
          </table:table-cell>
          <table:table-cell office:value-type="float" office:value="0.138627903" calcext:value-type="float">
            <text:p>0.138627903</text:p>
          </table:table-cell>
          <table:table-cell office:value-type="float" office:value="0.151890534" calcext:value-type="float">
            <text:p>0.1518905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32" calcext:value-type="float">
            <text:p>0.001118332</text:p>
          </table:table-cell>
          <table:table-cell office:value-type="float" office:value="0.000271596" calcext:value-type="float">
            <text:p>0.000271596</text:p>
          </table:table-cell>
          <table:table-cell office:value-type="float" office:value="0.001077593" calcext:value-type="float">
            <text:p>0.001077593</text:p>
          </table:table-cell>
          <table:table-cell office:value-type="float" office:value="0.001132581" calcext:value-type="float">
            <text:p>0.001132581</text:p>
          </table:table-cell>
          <table:table-cell office:value-type="float" office:value="0.001240936" calcext:value-type="float">
            <text:p>0.0012409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071" calcext:value-type="float">
            <text:p>4.8071E-05</text:p>
          </table:table-cell>
          <table:table-cell office:value-type="float" office:value="-0.000798666" calcext:value-type="float">
            <text:p>-0.000798666</text:p>
          </table:table-cell>
          <table:table-cell office:value-type="float" office:value="0.000007331" calcext:value-type="float">
            <text:p>7.331E-06</text:p>
          </table:table-cell>
          <table:table-cell office:value-type="float" office:value="0.000062319" calcext:value-type="float">
            <text:p>6.2319E-05</text:p>
          </table:table-cell>
          <table:table-cell office:value-type="float" office:value="0.000170674" calcext:value-type="float">
            <text:p>0.00017067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9970956" calcext:value-type="float">
            <text:p>24.079970956</text:p>
          </table:table-cell>
          <table:table-cell office:value-type="float" office:value="24.059055421" calcext:value-type="float">
            <text:p>24.059055421</text:p>
          </table:table-cell>
          <table:table-cell office:value-type="float" office:value="24.078964643" calcext:value-type="float">
            <text:p>24.078964643</text:p>
          </table:table-cell>
          <table:table-cell office:value-type="float" office:value="24.080322913" calcext:value-type="float">
            <text:p>24.080322913</text:p>
          </table:table-cell>
          <table:table-cell office:value-type="float" office:value="24.082999394" calcext:value-type="float">
            <text:p>24.082999394</text:p>
          </table:table-cell>
          <table:table-cell office:value-type="float" office:value="25.060942854" calcext:value-type="float">
            <text:p>25.060942854</text:p>
          </table:table-cell>
          <table:table-cell/>
          <table:table-cell office:value-type="float" office:value="0.001218471" calcext:value-type="float">
            <text:p>0.001218471</text:p>
          </table:table-cell>
          <table:table-cell office:value-type="float" office:value="-0.020245194" calcext:value-type="float">
            <text:p>-0.020245194</text:p>
          </table:table-cell>
          <table:table-cell office:value-type="float" office:value="0.000185786" calcext:value-type="float">
            <text:p>0.000185786</text:p>
          </table:table-cell>
          <table:table-cell office:value-type="float" office:value="0.001579651" calcext:value-type="float">
            <text:p>0.001579651</text:p>
          </table:table-cell>
          <table:table-cell office:value-type="float" office:value="0.004326269" calcext:value-type="float">
            <text:p>0.0043262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2-03 10:29:18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656181" calcext:value-type="float">
            <text:p>0.136656181</text:p>
          </table:table-cell>
          <table:table-cell office:value-type="float" office:value="0.03436685" calcext:value-type="float">
            <text:p>0.03436685</text:p>
          </table:table-cell>
          <table:table-cell office:value-type="float" office:value="0.13238372" calcext:value-type="float">
            <text:p>0.13238372</text:p>
          </table:table-cell>
          <table:table-cell office:value-type="float" office:value="0.138797181" calcext:value-type="float">
            <text:p>0.138797181</text:p>
          </table:table-cell>
          <table:table-cell office:value-type="float" office:value="0.151234287" calcext:value-type="float">
            <text:p>0.1512342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472" calcext:value-type="float">
            <text:p>0.001116472</text:p>
          </table:table-cell>
          <table:table-cell office:value-type="float" office:value="0.000280775" calcext:value-type="float">
            <text:p>0.000280775</text:p>
          </table:table-cell>
          <table:table-cell office:value-type="float" office:value="0.001081566" calcext:value-type="float">
            <text:p>0.001081566</text:p>
          </table:table-cell>
          <table:table-cell office:value-type="float" office:value="0.001133964" calcext:value-type="float">
            <text:p>0.001133964</text:p>
          </table:table-cell>
          <table:table-cell office:value-type="float" office:value="0.001235574" calcext:value-type="float">
            <text:p>0.0012355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211" calcext:value-type="float">
            <text:p>4.6211E-05</text:p>
          </table:table-cell>
          <table:table-cell office:value-type="float" office:value="-0.000789487" calcext:value-type="float">
            <text:p>-0.000789487</text:p>
          </table:table-cell>
          <table:table-cell office:value-type="float" office:value="0.000011305" calcext:value-type="float">
            <text:p>1.1305E-05</text:p>
          </table:table-cell>
          <table:table-cell office:value-type="float" office:value="0.000063702" calcext:value-type="float">
            <text:p>6.3702E-05</text:p>
          </table:table-cell>
          <table:table-cell office:value-type="float" office:value="0.000165313" calcext:value-type="float">
            <text:p>0.00016531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871059" calcext:value-type="float">
            <text:p>24.074871059</text:p>
          </table:table-cell>
          <table:table-cell office:value-type="float" office:value="24.054228121" calcext:value-type="float">
            <text:p>24.054228121</text:p>
          </table:table-cell>
          <table:table-cell office:value-type="float" office:value="24.074008845" calcext:value-type="float">
            <text:p>24.074008845</text:p>
          </table:table-cell>
          <table:table-cell office:value-type="float" office:value="24.075303129" calcext:value-type="float">
            <text:p>24.075303129</text:p>
          </table:table-cell>
          <table:table-cell office:value-type="float" office:value="24.077813025" calcext:value-type="float">
            <text:p>24.077813025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171317" calcext:value-type="float">
            <text:p>0.001171317</text:p>
          </table:table-cell>
          <table:table-cell office:value-type="float" office:value="-0.020012507" calcext:value-type="float">
            <text:p>-0.020012507</text:p>
          </table:table-cell>
          <table:table-cell office:value-type="float" office:value="0.000286512" calcext:value-type="float">
            <text:p>0.000286512</text:p>
          </table:table-cell>
          <table:table-cell office:value-type="float" office:value="0.001614707" calcext:value-type="float">
            <text:p>0.001614707</text:p>
          </table:table-cell>
          <table:table-cell office:value-type="float" office:value="0.004190364" calcext:value-type="float">
            <text:p>0.00419036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2-03 10:29:20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349217" calcext:value-type="float">
            <text:p>0.136349217</text:p>
          </table:table-cell>
          <table:table-cell office:value-type="float" office:value="0.033233766" calcext:value-type="float">
            <text:p>0.033233766</text:p>
          </table:table-cell>
          <table:table-cell office:value-type="float" office:value="0.13202788" calcext:value-type="float">
            <text:p>0.13202788</text:p>
          </table:table-cell>
          <table:table-cell office:value-type="float" office:value="0.139676945" calcext:value-type="float">
            <text:p>0.139676945</text:p>
          </table:table-cell>
          <table:table-cell office:value-type="float" office:value="0.151469129" calcext:value-type="float">
            <text:p>0.1514691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64" calcext:value-type="float">
            <text:p>0.001113964</text:p>
          </table:table-cell>
          <table:table-cell office:value-type="float" office:value="0.000271518" calcext:value-type="float">
            <text:p>0.000271518</text:p>
          </table:table-cell>
          <table:table-cell office:value-type="float" office:value="0.001078659" calcext:value-type="float">
            <text:p>0.001078659</text:p>
          </table:table-cell>
          <table:table-cell office:value-type="float" office:value="0.001141152" calcext:value-type="float">
            <text:p>0.001141152</text:p>
          </table:table-cell>
          <table:table-cell office:value-type="float" office:value="0.001237493" calcext:value-type="float">
            <text:p>0.0012374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03" calcext:value-type="float">
            <text:p>4.3703E-05</text:p>
          </table:table-cell>
          <table:table-cell office:value-type="float" office:value="-0.000798744" calcext:value-type="float">
            <text:p>-0.000798744</text:p>
          </table:table-cell>
          <table:table-cell office:value-type="float" office:value="0.000008398" calcext:value-type="float">
            <text:p>8.398E-06</text:p>
          </table:table-cell>
          <table:table-cell office:value-type="float" office:value="0.00007089" calcext:value-type="float">
            <text:p>7.089E-05</text:p>
          </table:table-cell>
          <table:table-cell office:value-type="float" office:value="0.000167231" calcext:value-type="float">
            <text:p>0.00016723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809112" calcext:value-type="float">
            <text:p>24.074809112</text:p>
          </table:table-cell>
          <table:table-cell office:value-type="float" office:value="24.053999452" calcext:value-type="float">
            <text:p>24.053999452</text:p>
          </table:table-cell>
          <table:table-cell office:value-type="float" office:value="24.073937033" calcext:value-type="float">
            <text:p>24.073937033</text:p>
          </table:table-cell>
          <table:table-cell office:value-type="float" office:value="24.075480671" calcext:value-type="float">
            <text:p>24.075480671</text:p>
          </table:table-cell>
          <table:table-cell office:value-type="float" office:value="24.077860418" calcext:value-type="float">
            <text:p>24.077860418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107747" calcext:value-type="float">
            <text:p>0.001107747</text:p>
          </table:table-cell>
          <table:table-cell office:value-type="float" office:value="-0.02024717" calcext:value-type="float">
            <text:p>-0.02024717</text:p>
          </table:table-cell>
          <table:table-cell office:value-type="float" office:value="0.000212819" calcext:value-type="float">
            <text:p>0.000212819</text:p>
          </table:table-cell>
          <table:table-cell office:value-type="float" office:value="0.001796902" calcext:value-type="float">
            <text:p>0.001796902</text:p>
          </table:table-cell>
          <table:table-cell office:value-type="float" office:value="0.004238999" calcext:value-type="float">
            <text:p>0.00423899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2-03 10:29:21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15431" calcext:value-type="float">
            <text:p>0.13615431</text:p>
          </table:table-cell>
          <table:table-cell office:value-type="float" office:value="0.032821302" calcext:value-type="float">
            <text:p>0.032821302</text:p>
          </table:table-cell>
          <table:table-cell office:value-type="float" office:value="0.132117287" calcext:value-type="float">
            <text:p>0.132117287</text:p>
          </table:table-cell>
          <table:table-cell office:value-type="float" office:value="0.139889138" calcext:value-type="float">
            <text:p>0.139889138</text:p>
          </table:table-cell>
          <table:table-cell office:value-type="float" office:value="0.152516979" calcext:value-type="float">
            <text:p>0.1525169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72" calcext:value-type="float">
            <text:p>0.001112372</text:p>
          </table:table-cell>
          <table:table-cell office:value-type="float" office:value="0.000268148" calcext:value-type="float">
            <text:p>0.000268148</text:p>
          </table:table-cell>
          <table:table-cell office:value-type="float" office:value="0.00107939" calcext:value-type="float">
            <text:p>0.00107939</text:p>
          </table:table-cell>
          <table:table-cell office:value-type="float" office:value="0.001142885" calcext:value-type="float">
            <text:p>0.001142885</text:p>
          </table:table-cell>
          <table:table-cell office:value-type="float" office:value="0.001246054" calcext:value-type="float">
            <text:p>0.0012460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1" calcext:value-type="float">
            <text:p>4.211E-05</text:p>
          </table:table-cell>
          <table:table-cell office:value-type="float" office:value="-0.000802114" calcext:value-type="float">
            <text:p>-0.000802114</text:p>
          </table:table-cell>
          <table:table-cell office:value-type="float" office:value="0.000009128" calcext:value-type="float">
            <text:p>9.128E-06</text:p>
          </table:table-cell>
          <table:table-cell office:value-type="float" office:value="0.000072624" calcext:value-type="float">
            <text:p>7.2624E-05</text:p>
          </table:table-cell>
          <table:table-cell office:value-type="float" office:value="0.000175792" calcext:value-type="float">
            <text:p>0.00017579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69778" calcext:value-type="float">
            <text:p>24.074769778</text:p>
          </table:table-cell>
          <table:table-cell office:value-type="float" office:value="24.053916212" calcext:value-type="float">
            <text:p>24.053916212</text:p>
          </table:table-cell>
          <table:table-cell office:value-type="float" office:value="24.073955076" calcext:value-type="float">
            <text:p>24.073955076</text:p>
          </table:table-cell>
          <table:table-cell office:value-type="float" office:value="24.075523494" calcext:value-type="float">
            <text:p>24.075523494</text:p>
          </table:table-cell>
          <table:table-cell office:value-type="float" office:value="24.078071881" calcext:value-type="float">
            <text:p>24.078071881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67382" calcext:value-type="float">
            <text:p>0.001067382</text:p>
          </table:table-cell>
          <table:table-cell office:value-type="float" office:value="-0.020332591" calcext:value-type="float">
            <text:p>-0.020332591</text:p>
          </table:table-cell>
          <table:table-cell office:value-type="float" office:value="0.000231335" calcext:value-type="float">
            <text:p>0.000231335</text:p>
          </table:table-cell>
          <table:table-cell office:value-type="float" office:value="0.001840846" calcext:value-type="float">
            <text:p>0.001840846</text:p>
          </table:table-cell>
          <table:table-cell office:value-type="float" office:value="0.004456002" calcext:value-type="float">
            <text:p>0.0044560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2-03 10:29:22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6070864" calcext:value-type="float">
            <text:p>0.136070864</text:p>
          </table:table-cell>
          <table:table-cell office:value-type="float" office:value="0.034126643" calcext:value-type="float">
            <text:p>0.034126643</text:p>
          </table:table-cell>
          <table:table-cell office:value-type="float" office:value="0.132619158" calcext:value-type="float">
            <text:p>0.132619158</text:p>
          </table:table-cell>
          <table:table-cell office:value-type="float" office:value="0.140051262" calcext:value-type="float">
            <text:p>0.140051262</text:p>
          </table:table-cell>
          <table:table-cell office:value-type="float" office:value="0.151059646" calcext:value-type="float">
            <text:p>0.1510596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9" calcext:value-type="float">
            <text:p>0.00111169</text:p>
          </table:table-cell>
          <table:table-cell office:value-type="float" office:value="0.000278812" calcext:value-type="float">
            <text:p>0.000278812</text:p>
          </table:table-cell>
          <table:table-cell office:value-type="float" office:value="0.00108349" calcext:value-type="float">
            <text:p>0.00108349</text:p>
          </table:table-cell>
          <table:table-cell office:value-type="float" office:value="0.00114421" calcext:value-type="float">
            <text:p>0.00114421</text:p>
          </table:table-cell>
          <table:table-cell office:value-type="float" office:value="0.001234147" calcext:value-type="float">
            <text:p>0.0012341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29" calcext:value-type="float">
            <text:p>4.1429E-05</text:p>
          </table:table-cell>
          <table:table-cell office:value-type="float" office:value="-0.000791449" calcext:value-type="float">
            <text:p>-0.000791449</text:p>
          </table:table-cell>
          <table:table-cell office:value-type="float" office:value="0.000013228" calcext:value-type="float">
            <text:p>1.3228E-05</text:p>
          </table:table-cell>
          <table:table-cell office:value-type="float" office:value="0.000073948" calcext:value-type="float">
            <text:p>7.3948E-05</text:p>
          </table:table-cell>
          <table:table-cell office:value-type="float" office:value="0.000163886" calcext:value-type="float">
            <text:p>0.00016388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9806886" calcext:value-type="float">
            <text:p>24.079806886</text:p>
          </table:table-cell>
          <table:table-cell office:value-type="float" office:value="24.059233688" calcext:value-type="float">
            <text:p>24.059233688</text:p>
          </table:table-cell>
          <table:table-cell office:value-type="float" office:value="24.079110309" calcext:value-type="float">
            <text:p>24.079110309</text:p>
          </table:table-cell>
          <table:table-cell office:value-type="float" office:value="24.080610156" calcext:value-type="float">
            <text:p>24.080610156</text:p>
          </table:table-cell>
          <table:table-cell office:value-type="float" office:value="24.082831715" calcext:value-type="float">
            <text:p>24.082831715</text:p>
          </table:table-cell>
          <table:table-cell office:value-type="float" office:value="25.060942854" calcext:value-type="float">
            <text:p>25.060942854</text:p>
          </table:table-cell>
          <table:table-cell/>
          <table:table-cell office:value-type="float" office:value="0.001050101" calcext:value-type="float">
            <text:p>0.001050101</text:p>
          </table:table-cell>
          <table:table-cell office:value-type="float" office:value="-0.020062254" calcext:value-type="float">
            <text:p>-0.020062254</text:p>
          </table:table-cell>
          <table:table-cell office:value-type="float" office:value="0.00033527" calcext:value-type="float">
            <text:p>0.00033527</text:p>
          </table:table-cell>
          <table:table-cell office:value-type="float" office:value="0.001874421" calcext:value-type="float">
            <text:p>0.001874421</text:p>
          </table:table-cell>
          <table:table-cell office:value-type="float" office:value="0.004154197" calcext:value-type="float">
            <text:p>0.00415419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2-03 10:29:24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5929601" calcext:value-type="float">
            <text:p>0.135929601</text:p>
          </table:table-cell>
          <table:table-cell office:value-type="float" office:value="0.033256416" calcext:value-type="float">
            <text:p>0.033256416</text:p>
          </table:table-cell>
          <table:table-cell office:value-type="float" office:value="0.132685916" calcext:value-type="float">
            <text:p>0.132685916</text:p>
          </table:table-cell>
          <table:table-cell office:value-type="float" office:value="0.140115635" calcext:value-type="float">
            <text:p>0.140115635</text:p>
          </table:table-cell>
          <table:table-cell office:value-type="float" office:value="0.151522774" calcext:value-type="float">
            <text:p>0.1515227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36" calcext:value-type="float">
            <text:p>0.001110536</text:p>
          </table:table-cell>
          <table:table-cell office:value-type="float" office:value="0.000271703" calcext:value-type="float">
            <text:p>0.000271703</text:p>
          </table:table-cell>
          <table:table-cell office:value-type="float" office:value="0.001084035" calcext:value-type="float">
            <text:p>0.001084035</text:p>
          </table:table-cell>
          <table:table-cell office:value-type="float" office:value="0.001144736" calcext:value-type="float">
            <text:p>0.001144736</text:p>
          </table:table-cell>
          <table:table-cell office:value-type="float" office:value="0.001237931" calcext:value-type="float">
            <text:p>0.0012379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75" calcext:value-type="float">
            <text:p>4.0275E-05</text:p>
          </table:table-cell>
          <table:table-cell office:value-type="float" office:value="-0.000798559" calcext:value-type="float">
            <text:p>-0.000798559</text:p>
          </table:table-cell>
          <table:table-cell office:value-type="float" office:value="0.000013774" calcext:value-type="float">
            <text:p>1.3774E-05</text:p>
          </table:table-cell>
          <table:table-cell office:value-type="float" office:value="0.000074474" calcext:value-type="float">
            <text:p>7.4474E-05</text:p>
          </table:table-cell>
          <table:table-cell office:value-type="float" office:value="0.00016767" calcext:value-type="float">
            <text:p>0.0001676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16534" calcext:value-type="float">
            <text:p>24.064616534</text:p>
          </table:table-cell>
          <table:table-cell office:value-type="float" office:value="24.043895936" calcext:value-type="float">
            <text:p>24.043895936</text:p>
          </table:table-cell>
          <table:table-cell office:value-type="float" office:value="24.063961928" calcext:value-type="float">
            <text:p>24.063961928</text:p>
          </table:table-cell>
          <table:table-cell office:value-type="float" office:value="24.065461314" calcext:value-type="float">
            <text:p>24.065461314</text:p>
          </table:table-cell>
          <table:table-cell office:value-type="float" office:value="24.067763376" calcext:value-type="float">
            <text:p>24.067763376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20846" calcext:value-type="float">
            <text:p>0.001020846</text:p>
          </table:table-cell>
          <table:table-cell office:value-type="float" office:value="-0.020242479" calcext:value-type="float">
            <text:p>-0.020242479</text:p>
          </table:table-cell>
          <table:table-cell office:value-type="float" office:value="0.000349095" calcext:value-type="float">
            <text:p>0.000349095</text:p>
          </table:table-cell>
          <table:table-cell office:value-type="float" office:value="0.001887753" calcext:value-type="float">
            <text:p>0.001887753</text:p>
          </table:table-cell>
          <table:table-cell office:value-type="float" office:value="0.004250108" calcext:value-type="float">
            <text:p>0.00425010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2-03 10:29:25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5975496" calcext:value-type="float">
            <text:p>0.135975496</text:p>
          </table:table-cell>
          <table:table-cell office:value-type="float" office:value="0.032978658" calcext:value-type="float">
            <text:p>0.032978658</text:p>
          </table:table-cell>
          <table:table-cell office:value-type="float" office:value="0.132362858" calcext:value-type="float">
            <text:p>0.132362858</text:p>
          </table:table-cell>
          <table:table-cell office:value-type="float" office:value="0.140163319" calcext:value-type="float">
            <text:p>0.140163319</text:p>
          </table:table-cell>
          <table:table-cell office:value-type="float" office:value="0.152031201" calcext:value-type="float">
            <text:p>0.1520312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11" calcext:value-type="float">
            <text:p>0.001110911</text:p>
          </table:table-cell>
          <table:table-cell office:value-type="float" office:value="0.000269433" calcext:value-type="float">
            <text:p>0.000269433</text:p>
          </table:table-cell>
          <table:table-cell office:value-type="float" office:value="0.001081396" calcext:value-type="float">
            <text:p>0.001081396</text:p>
          </table:table-cell>
          <table:table-cell office:value-type="float" office:value="0.001145125" calcext:value-type="float">
            <text:p>0.001145125</text:p>
          </table:table-cell>
          <table:table-cell office:value-type="float" office:value="0.001242085" calcext:value-type="float">
            <text:p>0.0012420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49" calcext:value-type="float">
            <text:p>4.0649E-05</text:p>
          </table:table-cell>
          <table:table-cell office:value-type="float" office:value="-0.000800828" calcext:value-type="float">
            <text:p>-0.000800828</text:p>
          </table:table-cell>
          <table:table-cell office:value-type="float" office:value="0.000011134" calcext:value-type="float">
            <text:p>1.1134E-05</text:p>
          </table:table-cell>
          <table:table-cell office:value-type="float" office:value="0.000074864" calcext:value-type="float">
            <text:p>7.4864E-05</text:p>
          </table:table-cell>
          <table:table-cell office:value-type="float" office:value="0.000171824" calcext:value-type="float">
            <text:p>0.00017182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33692" calcext:value-type="float">
            <text:p>24.074733692</text:p>
          </table:table-cell>
          <table:table-cell office:value-type="float" office:value="24.053947969" calcext:value-type="float">
            <text:p>24.053947969</text:p>
          </table:table-cell>
          <table:table-cell office:value-type="float" office:value="24.074004635" calcext:value-type="float">
            <text:p>24.074004635</text:p>
          </table:table-cell>
          <table:table-cell office:value-type="float" office:value="24.075578825" calcext:value-type="float">
            <text:p>24.075578825</text:p>
          </table:table-cell>
          <table:table-cell office:value-type="float" office:value="24.077973848" calcext:value-type="float">
            <text:p>24.077973848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30351" calcext:value-type="float">
            <text:p>0.001030351</text:p>
          </table:table-cell>
          <table:table-cell office:value-type="float" office:value="-0.020300002" calcext:value-type="float">
            <text:p>-0.020300002</text:p>
          </table:table-cell>
          <table:table-cell office:value-type="float" office:value="0.000282191" calcext:value-type="float">
            <text:p>0.000282191</text:p>
          </table:table-cell>
          <table:table-cell office:value-type="float" office:value="0.001897628" calcext:value-type="float">
            <text:p>0.001897628</text:p>
          </table:table-cell>
          <table:table-cell office:value-type="float" office:value="0.0043554" calcext:value-type="float">
            <text:p>0.004355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2-03 10:29:26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125104" calcext:value-type="float">
            <text:p>0.136125104</text:p>
          </table:table-cell>
          <table:table-cell office:value-type="float" office:value="0.033348803" calcext:value-type="float">
            <text:p>0.033348803</text:p>
          </table:table-cell>
          <table:table-cell office:value-type="float" office:value="0.131890193" calcext:value-type="float">
            <text:p>0.131890193</text:p>
          </table:table-cell>
          <table:table-cell office:value-type="float" office:value="0.140191929" calcext:value-type="float">
            <text:p>0.140191929</text:p>
          </table:table-cell>
          <table:table-cell office:value-type="float" office:value="0.151284355" calcext:value-type="float">
            <text:p>0.1512843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133" calcext:value-type="float">
            <text:p>0.001112133</text:p>
          </table:table-cell>
          <table:table-cell office:value-type="float" office:value="0.000272458" calcext:value-type="float">
            <text:p>0.000272458</text:p>
          </table:table-cell>
          <table:table-cell office:value-type="float" office:value="0.001077534" calcext:value-type="float">
            <text:p>0.001077534</text:p>
          </table:table-cell>
          <table:table-cell office:value-type="float" office:value="0.001145359" calcext:value-type="float">
            <text:p>0.001145359</text:p>
          </table:table-cell>
          <table:table-cell office:value-type="float" office:value="0.001235983" calcext:value-type="float">
            <text:p>0.0012359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72" calcext:value-type="float">
            <text:p>4.1872E-05</text:p>
          </table:table-cell>
          <table:table-cell office:value-type="float" office:value="-0.000797804" calcext:value-type="float">
            <text:p>-0.000797804</text:p>
          </table:table-cell>
          <table:table-cell office:value-type="float" office:value="0.000007273" calcext:value-type="float">
            <text:p>7.273E-06</text:p>
          </table:table-cell>
          <table:table-cell office:value-type="float" office:value="0.000075097" calcext:value-type="float">
            <text:p>7.5097E-05</text:p>
          </table:table-cell>
          <table:table-cell office:value-type="float" office:value="0.000165722" calcext:value-type="float">
            <text:p>0.00016572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63884" calcext:value-type="float">
            <text:p>24.074763884</text:p>
          </table:table-cell>
          <table:table-cell office:value-type="float" office:value="24.054022668" calcext:value-type="float">
            <text:p>24.054022668</text:p>
          </table:table-cell>
          <table:table-cell office:value-type="float" office:value="24.073909247" calcext:value-type="float">
            <text:p>24.073909247</text:p>
          </table:table-cell>
          <table:table-cell office:value-type="float" office:value="24.075584599" calcext:value-type="float">
            <text:p>24.075584599</text:p>
          </table:table-cell>
          <table:table-cell office:value-type="float" office:value="24.077823129" calcext:value-type="float">
            <text:p>24.077823129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61334" calcext:value-type="float">
            <text:p>0.001061334</text:p>
          </table:table-cell>
          <table:table-cell office:value-type="float" office:value="-0.020223345" calcext:value-type="float">
            <text:p>-0.020223345</text:p>
          </table:table-cell>
          <table:table-cell office:value-type="float" office:value="0.000184305" calcext:value-type="float">
            <text:p>0.000184305</text:p>
          </table:table-cell>
          <table:table-cell office:value-type="float" office:value="0.001903553" calcext:value-type="float">
            <text:p>0.001903553</text:p>
          </table:table-cell>
          <table:table-cell office:value-type="float" office:value="0.004200733" calcext:value-type="float">
            <text:p>0.00420073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2-03 10:29:28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090533" calcext:value-type="float">
            <text:p>0.136090533</text:p>
          </table:table-cell>
          <table:table-cell office:value-type="float" office:value="0.033445362" calcext:value-type="float">
            <text:p>0.033445362</text:p>
          </table:table-cell>
          <table:table-cell office:value-type="float" office:value="0.13274552" calcext:value-type="float">
            <text:p>0.13274552</text:p>
          </table:table-cell>
          <table:table-cell office:value-type="float" office:value="0.140180604" calcext:value-type="float">
            <text:p>0.140180604</text:p>
          </table:table-cell>
          <table:table-cell office:value-type="float" office:value="0.151409525" calcext:value-type="float">
            <text:p>0.1514095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851" calcext:value-type="float">
            <text:p>0.001111851</text:p>
          </table:table-cell>
          <table:table-cell office:value-type="float" office:value="0.000273246" calcext:value-type="float">
            <text:p>0.000273246</text:p>
          </table:table-cell>
          <table:table-cell office:value-type="float" office:value="0.001084522" calcext:value-type="float">
            <text:p>0.001084522</text:p>
          </table:table-cell>
          <table:table-cell office:value-type="float" office:value="0.001145266" calcext:value-type="float">
            <text:p>0.001145266</text:p>
          </table:table-cell>
          <table:table-cell office:value-type="float" office:value="0.001237006" calcext:value-type="float">
            <text:p>0.0012370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89" calcext:value-type="float">
            <text:p>4.1589E-05</text:p>
          </table:table-cell>
          <table:table-cell office:value-type="float" office:value="-0.000797015" calcext:value-type="float">
            <text:p>-0.000797015</text:p>
          </table:table-cell>
          <table:table-cell office:value-type="float" office:value="0.000014261" calcext:value-type="float">
            <text:p>1.4261E-05</text:p>
          </table:table-cell>
          <table:table-cell office:value-type="float" office:value="0.000075005" calcext:value-type="float">
            <text:p>7.5005E-05</text:p>
          </table:table-cell>
          <table:table-cell office:value-type="float" office:value="0.000166744" calcext:value-type="float">
            <text:p>0.00016674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02959" calcext:value-type="float">
            <text:p>24.069702959</text:p>
          </table:table-cell>
          <table:table-cell office:value-type="float" office:value="24.048988111" calcext:value-type="float">
            <text:p>24.048988111</text:p>
          </table:table-cell>
          <table:table-cell office:value-type="float" office:value="24.069027907" calcext:value-type="float">
            <text:p>24.069027907</text:p>
          </table:table-cell>
          <table:table-cell office:value-type="float" office:value="24.070528369" calcext:value-type="float">
            <text:p>24.070528369</text:p>
          </table:table-cell>
          <table:table-cell office:value-type="float" office:value="24.072794455" calcext:value-type="float">
            <text:p>24.072794455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54175" calcext:value-type="float">
            <text:p>0.001054175</text:p>
          </table:table-cell>
          <table:table-cell office:value-type="float" office:value="-0.020203348" calcext:value-type="float">
            <text:p>-0.020203348</text:p>
          </table:table-cell>
          <table:table-cell office:value-type="float" office:value="0.000361439" calcext:value-type="float">
            <text:p>0.000361439</text:p>
          </table:table-cell>
          <table:table-cell office:value-type="float" office:value="0.001901207" calcext:value-type="float">
            <text:p>0.001901207</text:p>
          </table:table-cell>
          <table:table-cell office:value-type="float" office:value="0.004226655" calcext:value-type="float">
            <text:p>0.0042266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2-03 10:29:29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079208" calcext:value-type="float">
            <text:p>0.136079208</text:p>
          </table:table-cell>
          <table:table-cell office:value-type="float" office:value="0.032842163" calcext:value-type="float">
            <text:p>0.032842163</text:p>
          </table:table-cell>
          <table:table-cell office:value-type="float" office:value="0.132131592" calcext:value-type="float">
            <text:p>0.132131592</text:p>
          </table:table-cell>
          <table:table-cell office:value-type="float" office:value="0.140111463" calcext:value-type="float">
            <text:p>0.140111463</text:p>
          </table:table-cell>
          <table:table-cell office:value-type="float" office:value="0.152052063" calcext:value-type="float">
            <text:p>0.1520520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58" calcext:value-type="float">
            <text:p>0.001111758</text:p>
          </table:table-cell>
          <table:table-cell office:value-type="float" office:value="0.000268318" calcext:value-type="float">
            <text:p>0.000268318</text:p>
          </table:table-cell>
          <table:table-cell office:value-type="float" office:value="0.001079506" calcext:value-type="float">
            <text:p>0.001079506</text:p>
          </table:table-cell>
          <table:table-cell office:value-type="float" office:value="0.001144701" calcext:value-type="float">
            <text:p>0.001144701</text:p>
          </table:table-cell>
          <table:table-cell office:value-type="float" office:value="0.001242255" calcext:value-type="float">
            <text:p>0.0012422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97" calcext:value-type="float">
            <text:p>4.1497E-05</text:p>
          </table:table-cell>
          <table:table-cell office:value-type="float" office:value="-0.000801943" calcext:value-type="float">
            <text:p>-0.000801943</text:p>
          </table:table-cell>
          <table:table-cell office:value-type="float" office:value="0.000009245" calcext:value-type="float">
            <text:p>9.245E-06</text:p>
          </table:table-cell>
          <table:table-cell office:value-type="float" office:value="0.00007444" calcext:value-type="float">
            <text:p>7.444E-05</text:p>
          </table:table-cell>
          <table:table-cell office:value-type="float" office:value="0.000171994" calcext:value-type="float">
            <text:p>0.00017199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54622" calcext:value-type="float">
            <text:p>24.074754622</text:p>
          </table:table-cell>
          <table:table-cell office:value-type="float" office:value="24.053920422" calcext:value-type="float">
            <text:p>24.053920422</text:p>
          </table:table-cell>
          <table:table-cell office:value-type="float" office:value="24.073957963" calcext:value-type="float">
            <text:p>24.073957963</text:p>
          </table:table-cell>
          <table:table-cell office:value-type="float" office:value="24.07556836" calcext:value-type="float">
            <text:p>24.07556836</text:p>
          </table:table-cell>
          <table:table-cell office:value-type="float" office:value="24.077978058" calcext:value-type="float">
            <text:p>24.077978058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51829" calcext:value-type="float">
            <text:p>0.001051829</text:p>
          </table:table-cell>
          <table:table-cell office:value-type="float" office:value="-0.020328271" calcext:value-type="float">
            <text:p>-0.020328271</text:p>
          </table:table-cell>
          <table:table-cell office:value-type="float" office:value="0.000234297" calcext:value-type="float">
            <text:p>0.000234297</text:p>
          </table:table-cell>
          <table:table-cell office:value-type="float" office:value="0.001886889" calcext:value-type="float">
            <text:p>0.001886889</text:p>
          </table:table-cell>
          <table:table-cell office:value-type="float" office:value="0.004359721" calcext:value-type="float">
            <text:p>0.0043597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2-03 10:29:30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118547" calcext:value-type="float">
            <text:p>0.136118547</text:p>
          </table:table-cell>
          <table:table-cell office:value-type="float" office:value="0.033081774" calcext:value-type="float">
            <text:p>0.033081774</text:p>
          </table:table-cell>
          <table:table-cell office:value-type="float" office:value="0.132420675" calcext:value-type="float">
            <text:p>0.132420675</text:p>
          </table:table-cell>
          <table:table-cell office:value-type="float" office:value="0.140054243" calcext:value-type="float">
            <text:p>0.140054243</text:p>
          </table:table-cell>
          <table:table-cell office:value-type="float" office:value="0.151644963" calcext:value-type="float">
            <text:p>0.1516449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8" calcext:value-type="float">
            <text:p>0.00111208</text:p>
          </table:table-cell>
          <table:table-cell office:value-type="float" office:value="0.000270276" calcext:value-type="float">
            <text:p>0.000270276</text:p>
          </table:table-cell>
          <table:table-cell office:value-type="float" office:value="0.001081868" calcext:value-type="float">
            <text:p>0.001081868</text:p>
          </table:table-cell>
          <table:table-cell office:value-type="float" office:value="0.001144234" calcext:value-type="float">
            <text:p>0.001144234</text:p>
          </table:table-cell>
          <table:table-cell office:value-type="float" office:value="0.001238929" calcext:value-type="float">
            <text:p>0.0012389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18" calcext:value-type="float">
            <text:p>4.1818E-05</text:p>
          </table:table-cell>
          <table:table-cell office:value-type="float" office:value="-0.000799986" calcext:value-type="float">
            <text:p>-0.000799986</text:p>
          </table:table-cell>
          <table:table-cell office:value-type="float" office:value="0.000011607" calcext:value-type="float">
            <text:p>1.1607E-05</text:p>
          </table:table-cell>
          <table:table-cell office:value-type="float" office:value="0.000073973" calcext:value-type="float">
            <text:p>7.3973E-05</text:p>
          </table:table-cell>
          <table:table-cell office:value-type="float" office:value="0.000168668" calcext:value-type="float">
            <text:p>0.00016866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54665" calcext:value-type="float">
            <text:p>24.064654665</text:p>
          </table:table-cell>
          <table:table-cell office:value-type="float" office:value="24.043860691" calcext:value-type="float">
            <text:p>24.043860691</text:p>
          </table:table-cell>
          <table:table-cell office:value-type="float" office:value="24.063908399" calcext:value-type="float">
            <text:p>24.063908399</text:p>
          </table:table-cell>
          <table:table-cell office:value-type="float" office:value="24.065448924" calcext:value-type="float">
            <text:p>24.065448924</text:p>
          </table:table-cell>
          <table:table-cell office:value-type="float" office:value="24.067788035" calcext:value-type="float">
            <text:p>24.067788035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59976" calcext:value-type="float">
            <text:p>0.001059976</text:p>
          </table:table-cell>
          <table:table-cell office:value-type="float" office:value="-0.020278647" calcext:value-type="float">
            <text:p>-0.020278647</text:p>
          </table:table-cell>
          <table:table-cell office:value-type="float" office:value="0.000294165" calcext:value-type="float">
            <text:p>0.000294165</text:p>
          </table:table-cell>
          <table:table-cell office:value-type="float" office:value="0.001875039" calcext:value-type="float">
            <text:p>0.001875039</text:p>
          </table:table-cell>
          <table:table-cell office:value-type="float" office:value="0.004275413" calcext:value-type="float">
            <text:p>0.0042754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2-03 10:29:31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299746" calcext:value-type="float">
            <text:p>0.136299746</text:p>
          </table:table-cell>
          <table:table-cell office:value-type="float" office:value="0.032961372" calcext:value-type="float">
            <text:p>0.032961372</text:p>
          </table:table-cell>
          <table:table-cell office:value-type="float" office:value="0.131878273" calcext:value-type="float">
            <text:p>0.131878273</text:p>
          </table:table-cell>
          <table:table-cell office:value-type="float" office:value="0.140116828" calcext:value-type="float">
            <text:p>0.140116828</text:p>
          </table:table-cell>
          <table:table-cell office:value-type="float" office:value="0.150932688" calcext:value-type="float">
            <text:p>0.1509326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6" calcext:value-type="float">
            <text:p>0.00111356</text:p>
          </table:table-cell>
          <table:table-cell office:value-type="float" office:value="0.000269292" calcext:value-type="float">
            <text:p>0.000269292</text:p>
          </table:table-cell>
          <table:table-cell office:value-type="float" office:value="0.001077437" calcext:value-type="float">
            <text:p>0.001077437</text:p>
          </table:table-cell>
          <table:table-cell office:value-type="float" office:value="0.001144745" calcext:value-type="float">
            <text:p>0.001144745</text:p>
          </table:table-cell>
          <table:table-cell office:value-type="float" office:value="0.00123311" calcext:value-type="float">
            <text:p>0.001233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299" calcext:value-type="float">
            <text:p>4.3299E-05</text:p>
          </table:table-cell>
          <table:table-cell office:value-type="float" office:value="-0.000800969" calcext:value-type="float">
            <text:p>-0.000800969</text:p>
          </table:table-cell>
          <table:table-cell office:value-type="float" office:value="0.000007175" calcext:value-type="float">
            <text:p>7.175E-06</text:p>
          </table:table-cell>
          <table:table-cell office:value-type="float" office:value="0.000074484" calcext:value-type="float">
            <text:p>7.4484E-05</text:p>
          </table:table-cell>
          <table:table-cell office:value-type="float" office:value="0.000162849" calcext:value-type="float">
            <text:p>0.00016284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37285" calcext:value-type="float">
            <text:p>24.059637285</text:p>
          </table:table-cell>
          <table:table-cell office:value-type="float" office:value="24.038782349" calcext:value-type="float">
            <text:p>24.038782349</text:p>
          </table:table-cell>
          <table:table-cell office:value-type="float" office:value="24.058744986" calcext:value-type="float">
            <text:p>24.058744986</text:p>
          </table:table-cell>
          <table:table-cell office:value-type="float" office:value="24.060407611" calcext:value-type="float">
            <text:p>24.060407611</text:p>
          </table:table-cell>
          <table:table-cell office:value-type="float" office:value="24.062590358" calcext:value-type="float">
            <text:p>24.062590358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97501" calcext:value-type="float">
            <text:p>0.001097501</text:p>
          </table:table-cell>
          <table:table-cell office:value-type="float" office:value="-0.020303582" calcext:value-type="float">
            <text:p>-0.020303582</text:p>
          </table:table-cell>
          <table:table-cell office:value-type="float" office:value="0.000181836" calcext:value-type="float">
            <text:p>0.000181836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4127905" calcext:value-type="float">
            <text:p>0.00412790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2-03 10:29:33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169211" calcext:value-type="float">
            <text:p>0.136169211</text:p>
          </table:table-cell>
          <table:table-cell office:value-type="float" office:value="0.033773188" calcext:value-type="float">
            <text:p>0.033773188</text:p>
          </table:table-cell>
          <table:table-cell office:value-type="float" office:value="0.132688896" calcext:value-type="float">
            <text:p>0.132688896</text:p>
          </table:table-cell>
          <table:table-cell office:value-type="float" office:value="0.140006559" calcext:value-type="float">
            <text:p>0.140006559</text:p>
          </table:table-cell>
          <table:table-cell office:value-type="float" office:value="0.15068056" calcext:value-type="float">
            <text:p>0.150680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94" calcext:value-type="float">
            <text:p>0.001112494</text:p>
          </table:table-cell>
          <table:table-cell office:value-type="float" office:value="0.000275925" calcext:value-type="float">
            <text:p>0.000275925</text:p>
          </table:table-cell>
          <table:table-cell office:value-type="float" office:value="0.00108406" calcext:value-type="float">
            <text:p>0.00108406</text:p>
          </table:table-cell>
          <table:table-cell office:value-type="float" office:value="0.001143844" calcext:value-type="float">
            <text:p>0.001143844</text:p>
          </table:table-cell>
          <table:table-cell office:value-type="float" office:value="0.00123105" calcext:value-type="float">
            <text:p>0.001231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32" calcext:value-type="float">
            <text:p>4.2232E-05</text:p>
          </table:table-cell>
          <table:table-cell office:value-type="float" office:value="-0.000794337" calcext:value-type="float">
            <text:p>-0.000794337</text:p>
          </table:table-cell>
          <table:table-cell office:value-type="float" office:value="0.000013798" calcext:value-type="float">
            <text:p>1.3798E-05</text:p>
          </table:table-cell>
          <table:table-cell office:value-type="float" office:value="0.000073583" calcext:value-type="float">
            <text:p>7.3583E-05</text:p>
          </table:table-cell>
          <table:table-cell office:value-type="float" office:value="0.000160789" calcext:value-type="float">
            <text:p>0.00016078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64889" calcext:value-type="float">
            <text:p>24.064664889</text:p>
          </table:table-cell>
          <table:table-cell office:value-type="float" office:value="24.044000227" calcext:value-type="float">
            <text:p>24.044000227</text:p>
          </table:table-cell>
          <table:table-cell office:value-type="float" office:value="24.063962529" calcext:value-type="float">
            <text:p>24.063962529</text:p>
          </table:table-cell>
          <table:table-cell office:value-type="float" office:value="24.065439301" calcext:value-type="float">
            <text:p>24.065439301</text:p>
          </table:table-cell>
          <table:table-cell office:value-type="float" office:value="24.06759341" calcext:value-type="float">
            <text:p>24.06759341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70468" calcext:value-type="float">
            <text:p>0.001070468</text:p>
          </table:table-cell>
          <table:table-cell office:value-type="float" office:value="-0.020135455" calcext:value-type="float">
            <text:p>-0.020135455</text:p>
          </table:table-cell>
          <table:table-cell office:value-type="float" office:value="0.000349712" calcext:value-type="float">
            <text:p>0.000349712</text:p>
          </table:table-cell>
          <table:table-cell office:value-type="float" office:value="0.001865163" calcext:value-type="float">
            <text:p>0.001865163</text:p>
          </table:table-cell>
          <table:table-cell office:value-type="float" office:value="0.00407569" calcext:value-type="float">
            <text:p>0.004075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2-03 10:29:34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17696" calcext:value-type="float">
            <text:p>0.13617696</text:p>
          </table:table-cell>
          <table:table-cell office:value-type="float" office:value="0.032820706" calcext:value-type="float">
            <text:p>0.032820706</text:p>
          </table:table-cell>
          <table:table-cell office:value-type="float" office:value="0.131840722" calcext:value-type="float">
            <text:p>0.131840722</text:p>
          </table:table-cell>
          <table:table-cell office:value-type="float" office:value="0.139936821" calcext:value-type="float">
            <text:p>0.139936821</text:p>
          </table:table-cell>
          <table:table-cell office:value-type="float" office:value="0.151510853" calcext:value-type="float">
            <text:p>0.1515108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57" calcext:value-type="float">
            <text:p>0.001112557</text:p>
          </table:table-cell>
          <table:table-cell office:value-type="float" office:value="0.000268143" calcext:value-type="float">
            <text:p>0.000268143</text:p>
          </table:table-cell>
          <table:table-cell office:value-type="float" office:value="0.00107713" calcext:value-type="float">
            <text:p>0.00107713</text:p>
          </table:table-cell>
          <table:table-cell office:value-type="float" office:value="0.001143275" calcext:value-type="float">
            <text:p>0.001143275</text:p>
          </table:table-cell>
          <table:table-cell office:value-type="float" office:value="0.001237834" calcext:value-type="float">
            <text:p>0.0012378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95" calcext:value-type="float">
            <text:p>4.2295E-05</text:p>
          </table:table-cell>
          <table:table-cell office:value-type="float" office:value="-0.000802118" calcext:value-type="float">
            <text:p>-0.000802118</text:p>
          </table:table-cell>
          <table:table-cell office:value-type="float" office:value="0.000006869" calcext:value-type="float">
            <text:p>6.869E-06</text:p>
          </table:table-cell>
          <table:table-cell office:value-type="float" office:value="0.000073013" calcext:value-type="float">
            <text:p>7.3013E-05</text:p>
          </table:table-cell>
          <table:table-cell office:value-type="float" office:value="0.000167572" calcext:value-type="float">
            <text:p>0.00016757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66453" calcext:value-type="float">
            <text:p>24.064666453</text:p>
          </table:table-cell>
          <table:table-cell office:value-type="float" office:value="24.043808004" calcext:value-type="float">
            <text:p>24.043808004</text:p>
          </table:table-cell>
          <table:table-cell office:value-type="float" office:value="24.063791359" calcext:value-type="float">
            <text:p>24.063791359</text:p>
          </table:table-cell>
          <table:table-cell office:value-type="float" office:value="24.065425228" calcext:value-type="float">
            <text:p>24.065425228</text:p>
          </table:table-cell>
          <table:table-cell office:value-type="float" office:value="24.06776097" calcext:value-type="float">
            <text:p>24.06776097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72073" calcext:value-type="float">
            <text:p>0.001072073</text:p>
          </table:table-cell>
          <table:table-cell office:value-type="float" office:value="-0.020332714" calcext:value-type="float">
            <text:p>-0.020332714</text:p>
          </table:table-cell>
          <table:table-cell office:value-type="float" office:value="0.000174059" calcext:value-type="float">
            <text:p>0.000174059</text:p>
          </table:table-cell>
          <table:table-cell office:value-type="float" office:value="0.001850721" calcext:value-type="float">
            <text:p>0.001850721</text:p>
          </table:table-cell>
          <table:table-cell office:value-type="float" office:value="0.004247639" calcext:value-type="float">
            <text:p>0.00424763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2-03 10:29:35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24789" calcext:value-type="float">
            <text:p>0.13624789</text:p>
          </table:table-cell>
          <table:table-cell office:value-type="float" office:value="0.033795838" calcext:value-type="float">
            <text:p>0.033795838</text:p>
          </table:table-cell>
          <table:table-cell office:value-type="float" office:value="0.132057683" calcext:value-type="float">
            <text:p>0.132057683</text:p>
          </table:table-cell>
          <table:table-cell office:value-type="float" office:value="0.139704363" calcext:value-type="float">
            <text:p>0.139704363</text:p>
          </table:table-cell>
          <table:table-cell office:value-type="float" office:value="0.150694865" calcext:value-type="float">
            <text:p>0.150694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36" calcext:value-type="float">
            <text:p>0.001113136</text:p>
          </table:table-cell>
          <table:table-cell office:value-type="float" office:value="0.00027611" calcext:value-type="float">
            <text:p>0.00027611</text:p>
          </table:table-cell>
          <table:table-cell office:value-type="float" office:value="0.001078903" calcext:value-type="float">
            <text:p>0.001078903</text:p>
          </table:table-cell>
          <table:table-cell office:value-type="float" office:value="0.001141376" calcext:value-type="float">
            <text:p>0.001141376</text:p>
          </table:table-cell>
          <table:table-cell office:value-type="float" office:value="0.001231167" calcext:value-type="float">
            <text:p>0.0012311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875" calcext:value-type="float">
            <text:p>4.2875E-05</text:p>
          </table:table-cell>
          <table:table-cell office:value-type="float" office:value="-0.000794152" calcext:value-type="float">
            <text:p>-0.000794152</text:p>
          </table:table-cell>
          <table:table-cell office:value-type="float" office:value="0.000008641" calcext:value-type="float">
            <text:p>8.641E-06</text:p>
          </table:table-cell>
          <table:table-cell office:value-type="float" office:value="0.000071114" calcext:value-type="float">
            <text:p>7.1114E-05</text:p>
          </table:table-cell>
          <table:table-cell office:value-type="float" office:value="0.000160906" calcext:value-type="float">
            <text:p>0.00016090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80767" calcext:value-type="float">
            <text:p>24.064680767</text:p>
          </table:table-cell>
          <table:table-cell office:value-type="float" office:value="24.044004798" calcext:value-type="float">
            <text:p>24.044004798</text:p>
          </table:table-cell>
          <table:table-cell office:value-type="float" office:value="24.063835144" calcext:value-type="float">
            <text:p>24.063835144</text:p>
          </table:table-cell>
          <table:table-cell office:value-type="float" office:value="24.065378315" calcext:value-type="float">
            <text:p>24.065378315</text:p>
          </table:table-cell>
          <table:table-cell office:value-type="float" office:value="24.067596297" calcext:value-type="float">
            <text:p>24.067596297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86762" calcext:value-type="float">
            <text:p>0.001086762</text:p>
          </table:table-cell>
          <table:table-cell office:value-type="float" office:value="-0.020130764" calcext:value-type="float">
            <text:p>-0.020130764</text:p>
          </table:table-cell>
          <table:table-cell office:value-type="float" office:value="0.000218991" calcext:value-type="float">
            <text:p>0.000218991</text:p>
          </table:table-cell>
          <table:table-cell office:value-type="float" office:value="0.00180258" calcext:value-type="float">
            <text:p>0.00180258</text:p>
          </table:table-cell>
          <table:table-cell office:value-type="float" office:value="0.004078653" calcext:value-type="float">
            <text:p>0.0040786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2-03 10:29:37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11974" calcext:value-type="float">
            <text:p>0.13611974</text:p>
          </table:table-cell>
          <table:table-cell office:value-type="float" office:value="0.033332113" calcext:value-type="float">
            <text:p>0.033332113</text:p>
          </table:table-cell>
          <table:table-cell office:value-type="float" office:value="0.132787243" calcext:value-type="float">
            <text:p>0.132787243</text:p>
          </table:table-cell>
          <table:table-cell office:value-type="float" office:value="0.139223354" calcext:value-type="float">
            <text:p>0.139223354</text:p>
          </table:table-cell>
          <table:table-cell office:value-type="float" office:value="0.150665659" calcext:value-type="float">
            <text:p>0.1506656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89" calcext:value-type="float">
            <text:p>0.001112089</text:p>
          </table:table-cell>
          <table:table-cell office:value-type="float" office:value="0.000272321" calcext:value-type="float">
            <text:p>0.000272321</text:p>
          </table:table-cell>
          <table:table-cell office:value-type="float" office:value="0.001084863" calcext:value-type="float">
            <text:p>0.001084863</text:p>
          </table:table-cell>
          <table:table-cell office:value-type="float" office:value="0.001137446" calcext:value-type="float">
            <text:p>0.001137446</text:p>
          </table:table-cell>
          <table:table-cell office:value-type="float" office:value="0.001230929" calcext:value-type="float">
            <text:p>0.0012309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28" calcext:value-type="float">
            <text:p>4.1828E-05</text:p>
          </table:table-cell>
          <table:table-cell office:value-type="float" office:value="-0.00079794" calcext:value-type="float">
            <text:p>-0.00079794</text:p>
          </table:table-cell>
          <table:table-cell office:value-type="float" office:value="0.000014602" calcext:value-type="float">
            <text:p>1.4602E-05</text:p>
          </table:table-cell>
          <table:table-cell office:value-type="float" office:value="0.000067184" calcext:value-type="float">
            <text:p>6.7184E-05</text:p>
          </table:table-cell>
          <table:table-cell office:value-type="float" office:value="0.000160667" calcext:value-type="float">
            <text:p>0.00016066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54905" calcext:value-type="float">
            <text:p>24.064654905</text:p>
          </table:table-cell>
          <table:table-cell office:value-type="float" office:value="24.043911213" calcext:value-type="float">
            <text:p>24.043911213</text:p>
          </table:table-cell>
          <table:table-cell office:value-type="float" office:value="24.063982376" calcext:value-type="float">
            <text:p>24.063982376</text:p>
          </table:table-cell>
          <table:table-cell office:value-type="float" office:value="24.065281243" calcext:value-type="float">
            <text:p>24.065281243</text:p>
          </table:table-cell>
          <table:table-cell office:value-type="float" office:value="24.067590403" calcext:value-type="float">
            <text:p>24.067590403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60223" calcext:value-type="float">
            <text:p>0.001060223</text:p>
          </table:table-cell>
          <table:table-cell office:value-type="float" office:value="-0.020226802" calcext:value-type="float">
            <text:p>-0.020226802</text:p>
          </table:table-cell>
          <table:table-cell office:value-type="float" office:value="0.00037008" calcext:value-type="float">
            <text:p>0.00037008</text:p>
          </table:table-cell>
          <table:table-cell office:value-type="float" office:value="0.001702966" calcext:value-type="float">
            <text:p>0.001702966</text:p>
          </table:table-cell>
          <table:table-cell office:value-type="float" office:value="0.004072604" calcext:value-type="float">
            <text:p>0.0040726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2-03 10:29:38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268751" calcext:value-type="float">
            <text:p>0.136268751</text:p>
          </table:table-cell>
          <table:table-cell office:value-type="float" office:value="0.032790903" calcext:value-type="float">
            <text:p>0.032790903</text:p>
          </table:table-cell>
          <table:table-cell office:value-type="float" office:value="0.131911651" calcext:value-type="float">
            <text:p>0.131911651</text:p>
          </table:table-cell>
          <table:table-cell office:value-type="float" office:value="0.138881819" calcext:value-type="float">
            <text:p>0.138881819</text:p>
          </table:table-cell>
          <table:table-cell office:value-type="float" office:value="0.151504892" calcext:value-type="float">
            <text:p>0.1515048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307" calcext:value-type="float">
            <text:p>0.001113307</text:p>
          </table:table-cell>
          <table:table-cell office:value-type="float" office:value="0.0002679" calcext:value-type="float">
            <text:p>0.0002679</text:p>
          </table:table-cell>
          <table:table-cell office:value-type="float" office:value="0.00107771" calcext:value-type="float">
            <text:p>0.00107771</text:p>
          </table:table-cell>
          <table:table-cell office:value-type="float" office:value="0.001134655" calcext:value-type="float">
            <text:p>0.001134655</text:p>
          </table:table-cell>
          <table:table-cell office:value-type="float" office:value="0.001237785" calcext:value-type="float">
            <text:p>0.0012377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45" calcext:value-type="float">
            <text:p>4.3045E-05</text:p>
          </table:table-cell>
          <table:table-cell office:value-type="float" office:value="-0.000802362" calcext:value-type="float">
            <text:p>-0.000802362</text:p>
          </table:table-cell>
          <table:table-cell office:value-type="float" office:value="0.000007448" calcext:value-type="float">
            <text:p>7.448E-06</text:p>
          </table:table-cell>
          <table:table-cell office:value-type="float" office:value="0.000064394" calcext:value-type="float">
            <text:p>6.4394E-05</text:p>
          </table:table-cell>
          <table:table-cell office:value-type="float" office:value="0.000167524" calcext:value-type="float">
            <text:p>0.00016752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3103" calcext:value-type="float">
            <text:p>24.05963103</text:p>
          </table:table-cell>
          <table:table-cell office:value-type="float" office:value="24.038747946" calcext:value-type="float">
            <text:p>24.038747946</text:p>
          </table:table-cell>
          <table:table-cell office:value-type="float" office:value="24.058751722" calcext:value-type="float">
            <text:p>24.058751722</text:p>
          </table:table-cell>
          <table:table-cell office:value-type="float" office:value="24.060158373" calcext:value-type="float">
            <text:p>24.060158373</text:p>
          </table:table-cell>
          <table:table-cell office:value-type="float" office:value="24.062705834" calcext:value-type="float">
            <text:p>24.062705834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91083" calcext:value-type="float">
            <text:p>0.001091083</text:p>
          </table:table-cell>
          <table:table-cell office:value-type="float" office:value="-0.020338887" calcext:value-type="float">
            <text:p>-0.020338887</text:p>
          </table:table-cell>
          <table:table-cell office:value-type="float" office:value="0.000188749" calcext:value-type="float">
            <text:p>0.000188749</text:p>
          </table:table-cell>
          <table:table-cell office:value-type="float" office:value="0.001632236" calcext:value-type="float">
            <text:p>0.001632236</text:p>
          </table:table-cell>
          <table:table-cell office:value-type="float" office:value="0.004246405" calcext:value-type="float">
            <text:p>0.00424640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2-03 10:29:39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272327" calcext:value-type="float">
            <text:p>0.136272327</text:p>
          </table:table-cell>
          <table:table-cell office:value-type="float" office:value="0.034323935" calcext:value-type="float">
            <text:p>0.034323935</text:p>
          </table:table-cell>
          <table:table-cell office:value-type="float" office:value="0.132225172" calcext:value-type="float">
            <text:p>0.132225172</text:p>
          </table:table-cell>
          <table:table-cell office:value-type="float" office:value="0.138748901" calcext:value-type="float">
            <text:p>0.138748901</text:p>
          </table:table-cell>
          <table:table-cell office:value-type="float" office:value="0.150312799" calcext:value-type="float">
            <text:p>0.1503127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336" calcext:value-type="float">
            <text:p>0.001113336</text:p>
          </table:table-cell>
          <table:table-cell office:value-type="float" office:value="0.000280424" calcext:value-type="float">
            <text:p>0.000280424</text:p>
          </table:table-cell>
          <table:table-cell office:value-type="float" office:value="0.001080271" calcext:value-type="float">
            <text:p>0.001080271</text:p>
          </table:table-cell>
          <table:table-cell office:value-type="float" office:value="0.001133569" calcext:value-type="float">
            <text:p>0.001133569</text:p>
          </table:table-cell>
          <table:table-cell office:value-type="float" office:value="0.001228046" calcext:value-type="float">
            <text:p>0.0012280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75" calcext:value-type="float">
            <text:p>4.3075E-05</text:p>
          </table:table-cell>
          <table:table-cell office:value-type="float" office:value="-0.000789837" calcext:value-type="float">
            <text:p>-0.000789837</text:p>
          </table:table-cell>
          <table:table-cell office:value-type="float" office:value="0.00001001" calcext:value-type="float">
            <text:p>1.001E-05</text:p>
          </table:table-cell>
          <table:table-cell office:value-type="float" office:value="0.000063308" calcext:value-type="float">
            <text:p>6.3308E-05</text:p>
          </table:table-cell>
          <table:table-cell office:value-type="float" office:value="0.000157784" calcext:value-type="float">
            <text:p>0.00015778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85699" calcext:value-type="float">
            <text:p>24.064685699</text:p>
          </table:table-cell>
          <table:table-cell office:value-type="float" office:value="24.044111375" calcext:value-type="float">
            <text:p>24.044111375</text:p>
          </table:table-cell>
          <table:table-cell office:value-type="float" office:value="24.063868945" calcext:value-type="float">
            <text:p>24.063868945</text:p>
          </table:table-cell>
          <table:table-cell office:value-type="float" office:value="24.065185494" calcext:value-type="float">
            <text:p>24.065185494</text:p>
          </table:table-cell>
          <table:table-cell office:value-type="float" office:value="24.067519193" calcext:value-type="float">
            <text:p>24.067519193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91823" calcext:value-type="float">
            <text:p>0.001091823</text:p>
          </table:table-cell>
          <table:table-cell office:value-type="float" office:value="-0.020021395" calcext:value-type="float">
            <text:p>-0.020021395</text:p>
          </table:table-cell>
          <table:table-cell office:value-type="float" office:value="0.000253677" calcext:value-type="float">
            <text:p>0.000253677</text:p>
          </table:table-cell>
          <table:table-cell office:value-type="float" office:value="0.001604709" calcext:value-type="float">
            <text:p>0.001604709</text:p>
          </table:table-cell>
          <table:table-cell office:value-type="float" office:value="0.003999529" calcext:value-type="float">
            <text:p>0.0039995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2-03 10:29:41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222856" calcext:value-type="float">
            <text:p>0.136222856</text:p>
          </table:table-cell>
          <table:table-cell office:value-type="float" office:value="0.033369664" calcext:value-type="float">
            <text:p>0.033369664</text:p>
          </table:table-cell>
          <table:table-cell office:value-type="float" office:value="0.132761017" calcext:value-type="float">
            <text:p>0.132761017</text:p>
          </table:table-cell>
          <table:table-cell office:value-type="float" office:value="0.138908641" calcext:value-type="float">
            <text:p>0.138908641</text:p>
          </table:table-cell>
          <table:table-cell office:value-type="float" office:value="0.150457043" calcext:value-type="float">
            <text:p>0.1504570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932" calcext:value-type="float">
            <text:p>0.001112932</text:p>
          </table:table-cell>
          <table:table-cell office:value-type="float" office:value="0.000272628" calcext:value-type="float">
            <text:p>0.000272628</text:p>
          </table:table-cell>
          <table:table-cell office:value-type="float" office:value="0.001084649" calcext:value-type="float">
            <text:p>0.001084649</text:p>
          </table:table-cell>
          <table:table-cell office:value-type="float" office:value="0.001134875" calcext:value-type="float">
            <text:p>0.001134875</text:p>
          </table:table-cell>
          <table:table-cell office:value-type="float" office:value="0.001229224" calcext:value-type="float">
            <text:p>0.0012292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67" calcext:value-type="float">
            <text:p>4.267E-05</text:p>
          </table:table-cell>
          <table:table-cell office:value-type="float" office:value="-0.000797633" calcext:value-type="float">
            <text:p>-0.000797633</text:p>
          </table:table-cell>
          <table:table-cell office:value-type="float" office:value="0.000014387" calcext:value-type="float">
            <text:p>1.4387E-05</text:p>
          </table:table-cell>
          <table:table-cell office:value-type="float" office:value="0.000064613" calcext:value-type="float">
            <text:p>6.4613E-05</text:p>
          </table:table-cell>
          <table:table-cell office:value-type="float" office:value="0.000158963" calcext:value-type="float">
            <text:p>0.00015896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21768" calcext:value-type="float">
            <text:p>24.059621768</text:p>
          </table:table-cell>
          <table:table-cell office:value-type="float" office:value="24.038864748" calcext:value-type="float">
            <text:p>24.038864748</text:p>
          </table:table-cell>
          <table:table-cell office:value-type="float" office:value="24.058923133" calcext:value-type="float">
            <text:p>24.058923133</text:p>
          </table:table-cell>
          <table:table-cell office:value-type="float" office:value="24.060163786" calcext:value-type="float">
            <text:p>24.060163786</text:p>
          </table:table-cell>
          <table:table-cell office:value-type="float" office:value="24.062494368" calcext:value-type="float">
            <text:p>24.062494368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81578" calcext:value-type="float">
            <text:p>0.001081578</text:p>
          </table:table-cell>
          <table:table-cell office:value-type="float" office:value="-0.020219025" calcext:value-type="float">
            <text:p>-0.020219025</text:p>
          </table:table-cell>
          <table:table-cell office:value-type="float" office:value="0.000364648" calcext:value-type="float">
            <text:p>0.000364648</text:p>
          </table:table-cell>
          <table:table-cell office:value-type="float" office:value="0.00163779" calcext:value-type="float">
            <text:p>0.00163779</text:p>
          </table:table-cell>
          <table:table-cell office:value-type="float" office:value="0.004029401" calcext:value-type="float">
            <text:p>0.0040294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2-03 10:29:42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17398" calcext:value-type="float">
            <text:p>0.13617398</text:p>
          </table:table-cell>
          <table:table-cell office:value-type="float" office:value="0.033046011" calcext:value-type="float">
            <text:p>0.033046011</text:p>
          </table:table-cell>
          <table:table-cell office:value-type="float" office:value="0.13251783" calcext:value-type="float">
            <text:p>0.13251783</text:p>
          </table:table-cell>
          <table:table-cell office:value-type="float" office:value="0.138726847" calcext:value-type="float">
            <text:p>0.138726847</text:p>
          </table:table-cell>
          <table:table-cell office:value-type="float" office:value="0.15093388" calcext:value-type="float">
            <text:p>0.150933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33" calcext:value-type="float">
            <text:p>0.001112533</text:p>
          </table:table-cell>
          <table:table-cell office:value-type="float" office:value="0.000269984" calcext:value-type="float">
            <text:p>0.000269984</text:p>
          </table:table-cell>
          <table:table-cell office:value-type="float" office:value="0.001082662" calcext:value-type="float">
            <text:p>0.001082662</text:p>
          </table:table-cell>
          <table:table-cell office:value-type="float" office:value="0.001133389" calcext:value-type="float">
            <text:p>0.001133389</text:p>
          </table:table-cell>
          <table:table-cell office:value-type="float" office:value="0.00123312" calcext:value-type="float">
            <text:p>0.001233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71" calcext:value-type="float">
            <text:p>4.2271E-05</text:p>
          </table:table-cell>
          <table:table-cell office:value-type="float" office:value="-0.000800278" calcext:value-type="float">
            <text:p>-0.000800278</text:p>
          </table:table-cell>
          <table:table-cell office:value-type="float" office:value="0.000012401" calcext:value-type="float">
            <text:p>1.2401E-05</text:p>
          </table:table-cell>
          <table:table-cell office:value-type="float" office:value="0.000063128" calcext:value-type="float">
            <text:p>6.3128E-05</text:p>
          </table:table-cell>
          <table:table-cell office:value-type="float" office:value="0.000162858" calcext:value-type="float">
            <text:p>0.00016285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11904" calcext:value-type="float">
            <text:p>24.059611904</text:p>
          </table:table-cell>
          <table:table-cell office:value-type="float" office:value="24.03879943" calcext:value-type="float">
            <text:p>24.03879943</text:p>
          </table:table-cell>
          <table:table-cell office:value-type="float" office:value="24.058874055" calcext:value-type="float">
            <text:p>24.058874055</text:p>
          </table:table-cell>
          <table:table-cell office:value-type="float" office:value="24.060127099" calcext:value-type="float">
            <text:p>24.060127099</text:p>
          </table:table-cell>
          <table:table-cell office:value-type="float" office:value="24.062590598" calcext:value-type="float">
            <text:p>24.062590598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71456" calcext:value-type="float">
            <text:p>0.001071456</text:p>
          </table:table-cell>
          <table:table-cell office:value-type="float" office:value="-0.020286054" calcext:value-type="float">
            <text:p>-0.020286054</text:p>
          </table:table-cell>
          <table:table-cell office:value-type="float" office:value="0.000314285" calcext:value-type="float">
            <text:p>0.000314285</text:p>
          </table:table-cell>
          <table:table-cell office:value-type="float" office:value="0.001600142" calcext:value-type="float">
            <text:p>0.001600142</text:p>
          </table:table-cell>
          <table:table-cell office:value-type="float" office:value="0.004128151" calcext:value-type="float">
            <text:p>0.0041281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2-03 10:29:43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303322" calcext:value-type="float">
            <text:p>0.136303322</text:p>
          </table:table-cell>
          <table:table-cell office:value-type="float" office:value="0.032829646" calcext:value-type="float">
            <text:p>0.032829646</text:p>
          </table:table-cell>
          <table:table-cell office:value-type="float" office:value="0.131824032" calcext:value-type="float">
            <text:p>0.131824032</text:p>
          </table:table-cell>
          <table:table-cell office:value-type="float" office:value="0.138766186" calcext:value-type="float">
            <text:p>0.138766186</text:p>
          </table:table-cell>
          <table:table-cell office:value-type="float" office:value="0.150855798" calcext:value-type="float">
            <text:p>0.1508557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89" calcext:value-type="float">
            <text:p>0.001113589</text:p>
          </table:table-cell>
          <table:table-cell office:value-type="float" office:value="0.000268216" calcext:value-type="float">
            <text:p>0.000268216</text:p>
          </table:table-cell>
          <table:table-cell office:value-type="float" office:value="0.001076994" calcext:value-type="float">
            <text:p>0.001076994</text:p>
          </table:table-cell>
          <table:table-cell office:value-type="float" office:value="0.001133711" calcext:value-type="float">
            <text:p>0.001133711</text:p>
          </table:table-cell>
          <table:table-cell office:value-type="float" office:value="0.001232482" calcext:value-type="float">
            <text:p>0.0012324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28" calcext:value-type="float">
            <text:p>4.3328E-05</text:p>
          </table:table-cell>
          <table:table-cell office:value-type="float" office:value="-0.000802045" calcext:value-type="float">
            <text:p>-0.000802045</text:p>
          </table:table-cell>
          <table:table-cell office:value-type="float" office:value="0.000006732" calcext:value-type="float">
            <text:p>6.732E-06</text:p>
          </table:table-cell>
          <table:table-cell office:value-type="float" office:value="0.000063449" calcext:value-type="float">
            <text:p>6.3449E-05</text:p>
          </table:table-cell>
          <table:table-cell office:value-type="float" office:value="0.000162221" calcext:value-type="float">
            <text:p>0.00016222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584059" calcext:value-type="float">
            <text:p>24.054584059</text:p>
          </table:table-cell>
          <table:table-cell office:value-type="float" office:value="24.033701721" calcext:value-type="float">
            <text:p>24.033701721</text:p>
          </table:table-cell>
          <table:table-cell office:value-type="float" office:value="24.053680089" calcext:value-type="float">
            <text:p>24.053680089</text:p>
          </table:table-cell>
          <table:table-cell office:value-type="float" office:value="24.055081093" calcext:value-type="float">
            <text:p>24.055081093</text:p>
          </table:table-cell>
          <table:table-cell office:value-type="float" office:value="24.057520907" calcext:value-type="float">
            <text:p>24.057520907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098242" calcext:value-type="float">
            <text:p>0.001098242</text:p>
          </table:table-cell>
          <table:table-cell office:value-type="float" office:value="-0.020330863" calcext:value-type="float">
            <text:p>-0.020330863</text:p>
          </table:table-cell>
          <table:table-cell office:value-type="float" office:value="0.000170603" calcext:value-type="float">
            <text:p>0.000170603</text:p>
          </table:table-cell>
          <table:table-cell office:value-type="float" office:value="0.001608289" calcext:value-type="float">
            <text:p>0.001608289</text:p>
          </table:table-cell>
          <table:table-cell office:value-type="float" office:value="0.004111981" calcext:value-type="float">
            <text:p>0.00411198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2-03 10:29:45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378424" calcext:value-type="float">
            <text:p>0.136378424</text:p>
          </table:table-cell>
          <table:table-cell office:value-type="float" office:value="0.033684377" calcext:value-type="float">
            <text:p>0.033684377</text:p>
          </table:table-cell>
          <table:table-cell office:value-type="float" office:value="0.132727043" calcext:value-type="float">
            <text:p>0.132727043</text:p>
          </table:table-cell>
          <table:table-cell office:value-type="float" office:value="0.138656514" calcext:value-type="float">
            <text:p>0.138656514</text:p>
          </table:table-cell>
          <table:table-cell office:value-type="float" office:value="0.150100607" calcext:value-type="float">
            <text:p>0.150100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203" calcext:value-type="float">
            <text:p>0.001114203</text:p>
          </table:table-cell>
          <table:table-cell office:value-type="float" office:value="0.000275199" calcext:value-type="float">
            <text:p>0.000275199</text:p>
          </table:table-cell>
          <table:table-cell office:value-type="float" office:value="0.001084371" calcext:value-type="float">
            <text:p>0.001084371</text:p>
          </table:table-cell>
          <table:table-cell office:value-type="float" office:value="0.001132815" calcext:value-type="float">
            <text:p>0.001132815</text:p>
          </table:table-cell>
          <table:table-cell office:value-type="float" office:value="0.001226312" calcext:value-type="float">
            <text:p>0.0012263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41" calcext:value-type="float">
            <text:p>4.3941E-05</text:p>
          </table:table-cell>
          <table:table-cell office:value-type="float" office:value="-0.000795062" calcext:value-type="float">
            <text:p>-0.000795062</text:p>
          </table:table-cell>
          <table:table-cell office:value-type="float" office:value="0.00001411" calcext:value-type="float">
            <text:p>1.411E-05</text:p>
          </table:table-cell>
          <table:table-cell office:value-type="float" office:value="0.000062553" calcext:value-type="float">
            <text:p>6.2553E-05</text:p>
          </table:table-cell>
          <table:table-cell office:value-type="float" office:value="0.000156051" calcext:value-type="float">
            <text:p>0.00015605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61058" calcext:value-type="float">
            <text:p>24.069761058</text:p>
          </table:table-cell>
          <table:table-cell office:value-type="float" office:value="24.049036347" calcext:value-type="float">
            <text:p>24.049036347</text:p>
          </table:table-cell>
          <table:table-cell office:value-type="float" office:value="24.069024178" calcext:value-type="float">
            <text:p>24.069024178</text:p>
          </table:table-cell>
          <table:table-cell office:value-type="float" office:value="24.070220795" calcext:value-type="float">
            <text:p>24.070220795</text:p>
          </table:table-cell>
          <table:table-cell office:value-type="float" office:value="24.072530305" calcext:value-type="float">
            <text:p>24.072530305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113795" calcext:value-type="float">
            <text:p>0.001113795</text:p>
          </table:table-cell>
          <table:table-cell office:value-type="float" office:value="-0.020153848" calcext:value-type="float">
            <text:p>-0.020153848</text:p>
          </table:table-cell>
          <table:table-cell office:value-type="float" office:value="0.000357612" calcext:value-type="float">
            <text:p>0.000357612</text:p>
          </table:table-cell>
          <table:table-cell office:value-type="float" office:value="0.001585576" calcext:value-type="float">
            <text:p>0.001585576</text:p>
          </table:table-cell>
          <table:table-cell office:value-type="float" office:value="0.003955585" calcext:value-type="float">
            <text:p>0.00395558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2-03 10:29:46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356966" calcext:value-type="float">
            <text:p>0.136356966</text:p>
          </table:table-cell>
          <table:table-cell office:value-type="float" office:value="0.032962565" calcext:value-type="float">
            <text:p>0.032962565</text:p>
          </table:table-cell>
          <table:table-cell office:value-type="float" office:value="0.132505313" calcext:value-type="float">
            <text:p>0.132505313</text:p>
          </table:table-cell>
          <table:table-cell office:value-type="float" office:value="0.138708966" calcext:value-type="float">
            <text:p>0.138708966</text:p>
          </table:table-cell>
          <table:table-cell office:value-type="float" office:value="0.151032227" calcext:value-type="float">
            <text:p>0.1510322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28" calcext:value-type="float">
            <text:p>0.001114028</text:p>
          </table:table-cell>
          <table:table-cell office:value-type="float" office:value="0.000269302" calcext:value-type="float">
            <text:p>0.000269302</text:p>
          </table:table-cell>
          <table:table-cell office:value-type="float" office:value="0.00108256" calcext:value-type="float">
            <text:p>0.00108256</text:p>
          </table:table-cell>
          <table:table-cell office:value-type="float" office:value="0.001133243" calcext:value-type="float">
            <text:p>0.001133243</text:p>
          </table:table-cell>
          <table:table-cell office:value-type="float" office:value="0.001233923" calcext:value-type="float">
            <text:p>0.0012339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66" calcext:value-type="float">
            <text:p>4.3766E-05</text:p>
          </table:table-cell>
          <table:table-cell office:value-type="float" office:value="-0.000800959" calcext:value-type="float">
            <text:p>-0.000800959</text:p>
          </table:table-cell>
          <table:table-cell office:value-type="float" office:value="0.000012298" calcext:value-type="float">
            <text:p>1.2298E-05</text:p>
          </table:table-cell>
          <table:table-cell office:value-type="float" office:value="0.000062982" calcext:value-type="float">
            <text:p>6.2982E-05</text:p>
          </table:table-cell>
          <table:table-cell office:value-type="float" office:value="0.000163662" calcext:value-type="float">
            <text:p>0.00016366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56727" calcext:value-type="float">
            <text:p>24.069756727</text:p>
          </table:table-cell>
          <table:table-cell office:value-type="float" office:value="24.048890677" calcext:value-type="float">
            <text:p>24.048890677</text:p>
          </table:table-cell>
          <table:table-cell office:value-type="float" office:value="24.068979432" calcext:value-type="float">
            <text:p>24.068979432</text:p>
          </table:table-cell>
          <table:table-cell office:value-type="float" office:value="24.07023138" calcext:value-type="float">
            <text:p>24.07023138</text:p>
          </table:table-cell>
          <table:table-cell office:value-type="float" office:value="24.072718314" calcext:value-type="float">
            <text:p>24.072718314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109351" calcext:value-type="float">
            <text:p>0.001109351</text:p>
          </table:table-cell>
          <table:table-cell office:value-type="float" office:value="-0.020303335" calcext:value-type="float">
            <text:p>-0.020303335</text:p>
          </table:table-cell>
          <table:table-cell office:value-type="float" office:value="0.000311693" calcext:value-type="float">
            <text:p>0.000311693</text:p>
          </table:table-cell>
          <table:table-cell office:value-type="float" office:value="0.001596439" calcext:value-type="float">
            <text:p>0.001596439</text:p>
          </table:table-cell>
          <table:table-cell office:value-type="float" office:value="0.004148519" calcext:value-type="float">
            <text:p>0.0041485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2-03 10:29:47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543529" calcext:value-type="float">
            <text:p>0.136543529</text:p>
          </table:table-cell>
          <table:table-cell office:value-type="float" office:value="0.032859449" calcext:value-type="float">
            <text:p>0.032859449</text:p>
          </table:table-cell>
          <table:table-cell office:value-type="float" office:value="0.131880061" calcext:value-type="float">
            <text:p>0.131880061</text:p>
          </table:table-cell>
          <table:table-cell office:value-type="float" office:value="0.138767378" calcext:value-type="float">
            <text:p>0.138767378</text:p>
          </table:table-cell>
          <table:table-cell office:value-type="float" office:value="0.150191206" calcext:value-type="float">
            <text:p>0.1501912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52" calcext:value-type="float">
            <text:p>0.001115552</text:p>
          </table:table-cell>
          <table:table-cell office:value-type="float" office:value="0.00026846" calcext:value-type="float">
            <text:p>0.00026846</text:p>
          </table:table-cell>
          <table:table-cell office:value-type="float" office:value="0.001077451" calcext:value-type="float">
            <text:p>0.001077451</text:p>
          </table:table-cell>
          <table:table-cell office:value-type="float" office:value="0.00113372" calcext:value-type="float">
            <text:p>0.00113372</text:p>
          </table:table-cell>
          <table:table-cell office:value-type="float" office:value="0.001227052" calcext:value-type="float">
            <text:p>0.0012270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9" calcext:value-type="float">
            <text:p>4.529E-05</text:p>
          </table:table-cell>
          <table:table-cell office:value-type="float" office:value="-0.000801802" calcext:value-type="float">
            <text:p>-0.000801802</text:p>
          </table:table-cell>
          <table:table-cell office:value-type="float" office:value="0.00000719" calcext:value-type="float">
            <text:p>7.19E-06</text:p>
          </table:table-cell>
          <table:table-cell office:value-type="float" office:value="0.000063459" calcext:value-type="float">
            <text:p>6.3459E-05</text:p>
          </table:table-cell>
          <table:table-cell office:value-type="float" office:value="0.000156791" calcext:value-type="float">
            <text:p>0.00015679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74043" calcext:value-type="float">
            <text:p>24.06474043</text:p>
          </table:table-cell>
          <table:table-cell office:value-type="float" office:value="24.043815823" calcext:value-type="float">
            <text:p>24.043815823</text:p>
          </table:table-cell>
          <table:table-cell office:value-type="float" office:value="24.063799298" calcext:value-type="float">
            <text:p>24.063799298</text:p>
          </table:table-cell>
          <table:table-cell office:value-type="float" office:value="24.065189223" calcext:value-type="float">
            <text:p>24.065189223</text:p>
          </table:table-cell>
          <table:table-cell office:value-type="float" office:value="24.067494654" calcext:value-type="float">
            <text:p>24.067494654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147988" calcext:value-type="float">
            <text:p>0.001147988</text:p>
          </table:table-cell>
          <table:table-cell office:value-type="float" office:value="-0.020324691" calcext:value-type="float">
            <text:p>-0.020324691</text:p>
          </table:table-cell>
          <table:table-cell office:value-type="float" office:value="0.000182206" calcext:value-type="float">
            <text:p>0.000182206</text:p>
          </table:table-cell>
          <table:table-cell office:value-type="float" office:value="0.001608536" calcext:value-type="float">
            <text:p>0.001608536</text:p>
          </table:table-cell>
          <table:table-cell office:value-type="float" office:value="0.003974348" calcext:value-type="float">
            <text:p>0.0039743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2-03 10:29:48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406438" calcext:value-type="float">
            <text:p>0.136406438</text:p>
          </table:table-cell>
          <table:table-cell office:value-type="float" office:value="0.033202175" calcext:value-type="float">
            <text:p>0.033202175</text:p>
          </table:table-cell>
          <table:table-cell office:value-type="float" office:value="0.132781879" calcext:value-type="float">
            <text:p>0.132781879</text:p>
          </table:table-cell>
          <table:table-cell office:value-type="float" office:value="0.138840096" calcext:value-type="float">
            <text:p>0.138840096</text:p>
          </table:table-cell>
          <table:table-cell office:value-type="float" office:value="0.150460023" calcext:value-type="float">
            <text:p>0.1504600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32" calcext:value-type="float">
            <text:p>0.001114432</text:p>
          </table:table-cell>
          <table:table-cell office:value-type="float" office:value="0.00027126" calcext:value-type="float">
            <text:p>0.00027126</text:p>
          </table:table-cell>
          <table:table-cell office:value-type="float" office:value="0.001084819" calcext:value-type="float">
            <text:p>0.001084819</text:p>
          </table:table-cell>
          <table:table-cell office:value-type="float" office:value="0.001134315" calcext:value-type="float">
            <text:p>0.001134315</text:p>
          </table:table-cell>
          <table:table-cell office:value-type="float" office:value="0.001229249" calcext:value-type="float">
            <text:p>0.0012292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7" calcext:value-type="float">
            <text:p>4.417E-05</text:p>
          </table:table-cell>
          <table:table-cell office:value-type="float" office:value="-0.000799002" calcext:value-type="float">
            <text:p>-0.000799002</text:p>
          </table:table-cell>
          <table:table-cell office:value-type="float" office:value="0.000014558" calcext:value-type="float">
            <text:p>1.4558E-05</text:p>
          </table:table-cell>
          <table:table-cell office:value-type="float" office:value="0.000064053" calcext:value-type="float">
            <text:p>6.4053E-05</text:p>
          </table:table-cell>
          <table:table-cell office:value-type="float" office:value="0.000158987" calcext:value-type="float">
            <text:p>0.00015898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712764" calcext:value-type="float">
            <text:p>24.064712764</text:p>
          </table:table-cell>
          <table:table-cell office:value-type="float" office:value="24.04388499" calcext:value-type="float">
            <text:p>24.04388499</text:p>
          </table:table-cell>
          <table:table-cell office:value-type="float" office:value="24.063981294" calcext:value-type="float">
            <text:p>24.063981294</text:p>
          </table:table-cell>
          <table:table-cell office:value-type="float" office:value="24.065203898" calcext:value-type="float">
            <text:p>24.065203898</text:p>
          </table:table-cell>
          <table:table-cell office:value-type="float" office:value="24.067548904" calcext:value-type="float">
            <text:p>24.067548904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119597" calcext:value-type="float">
            <text:p>0.001119597</text:p>
          </table:table-cell>
          <table:table-cell office:value-type="float" office:value="-0.020253712" calcext:value-type="float">
            <text:p>-0.020253712</text:p>
          </table:table-cell>
          <table:table-cell office:value-type="float" office:value="0.000368969" calcext:value-type="float">
            <text:p>0.000368969</text:p>
          </table:table-cell>
          <table:table-cell office:value-type="float" office:value="0.001623595" calcext:value-type="float">
            <text:p>0.001623595</text:p>
          </table:table-cell>
          <table:table-cell office:value-type="float" office:value="0.004030018" calcext:value-type="float">
            <text:p>0.00403001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2-03 10:29:50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469619" calcext:value-type="float">
            <text:p>0.136469619</text:p>
          </table:table-cell>
          <table:table-cell office:value-type="float" office:value="0.033246283" calcext:value-type="float">
            <text:p>0.033246283</text:p>
          </table:table-cell>
          <table:table-cell office:value-type="float" office:value="0.132790224" calcext:value-type="float">
            <text:p>0.132790224</text:p>
          </table:table-cell>
          <table:table-cell office:value-type="float" office:value="0.138938444" calcext:value-type="float">
            <text:p>0.138938444</text:p>
          </table:table-cell>
          <table:table-cell office:value-type="float" office:value="0.150385517" calcext:value-type="float">
            <text:p>0.1503855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948" calcext:value-type="float">
            <text:p>0.001114948</text:p>
          </table:table-cell>
          <table:table-cell office:value-type="float" office:value="0.00027162" calcext:value-type="float">
            <text:p>0.00027162</text:p>
          </table:table-cell>
          <table:table-cell office:value-type="float" office:value="0.001084887" calcext:value-type="float">
            <text:p>0.001084887</text:p>
          </table:table-cell>
          <table:table-cell office:value-type="float" office:value="0.001135118" calcext:value-type="float">
            <text:p>0.001135118</text:p>
          </table:table-cell>
          <table:table-cell office:value-type="float" office:value="0.00122864" calcext:value-type="float">
            <text:p>0.001228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686" calcext:value-type="float">
            <text:p>4.4686E-05</text:p>
          </table:table-cell>
          <table:table-cell office:value-type="float" office:value="-0.000798641" calcext:value-type="float">
            <text:p>-0.000798641</text:p>
          </table:table-cell>
          <table:table-cell office:value-type="float" office:value="0.000014626" calcext:value-type="float">
            <text:p>1.4626E-05</text:p>
          </table:table-cell>
          <table:table-cell office:value-type="float" office:value="0.000064857" calcext:value-type="float">
            <text:p>6.4857E-05</text:p>
          </table:table-cell>
          <table:table-cell office:value-type="float" office:value="0.000158378" calcext:value-type="float">
            <text:p>0.00015837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725514" calcext:value-type="float">
            <text:p>24.064725514</text:p>
          </table:table-cell>
          <table:table-cell office:value-type="float" office:value="24.043893891" calcext:value-type="float">
            <text:p>24.043893891</text:p>
          </table:table-cell>
          <table:table-cell office:value-type="float" office:value="24.063982978" calcext:value-type="float">
            <text:p>24.063982978</text:p>
          </table:table-cell>
          <table:table-cell office:value-type="float" office:value="24.065223746" calcext:value-type="float">
            <text:p>24.065223746</text:p>
          </table:table-cell>
          <table:table-cell office:value-type="float" office:value="24.067533868" calcext:value-type="float">
            <text:p>24.067533868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132681" calcext:value-type="float">
            <text:p>0.001132681</text:p>
          </table:table-cell>
          <table:table-cell office:value-type="float" office:value="-0.020244577" calcext:value-type="float">
            <text:p>-0.020244577</text:p>
          </table:table-cell>
          <table:table-cell office:value-type="float" office:value="0.000370697" calcext:value-type="float">
            <text:p>0.000370697</text:p>
          </table:table-cell>
          <table:table-cell office:value-type="float" office:value="0.001643962" calcext:value-type="float">
            <text:p>0.001643962</text:p>
          </table:table-cell>
          <table:table-cell office:value-type="float" office:value="0.004014589" calcext:value-type="float">
            <text:p>0.00401458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2-03 10:29:51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323587" calcext:value-type="float">
            <text:p>0.136323587</text:p>
          </table:table-cell>
          <table:table-cell office:value-type="float" office:value="0.032860641" calcext:value-type="float">
            <text:p>0.032860641</text:p>
          </table:table-cell>
          <table:table-cell office:value-type="float" office:value="0.132398025" calcext:value-type="float">
            <text:p>0.132398025</text:p>
          </table:table-cell>
          <table:table-cell office:value-type="float" office:value="0.139057653" calcext:value-type="float">
            <text:p>0.139057653</text:p>
          </table:table-cell>
          <table:table-cell office:value-type="float" office:value="0.150992292" calcext:value-type="float">
            <text:p>0.1509922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755" calcext:value-type="float">
            <text:p>0.001113755</text:p>
          </table:table-cell>
          <table:table-cell office:value-type="float" office:value="0.000268469" calcext:value-type="float">
            <text:p>0.000268469</text:p>
          </table:table-cell>
          <table:table-cell office:value-type="float" office:value="0.001081683" calcext:value-type="float">
            <text:p>0.001081683</text:p>
          </table:table-cell>
          <table:table-cell office:value-type="float" office:value="0.001136092" calcext:value-type="float">
            <text:p>0.001136092</text:p>
          </table:table-cell>
          <table:table-cell office:value-type="float" office:value="0.001233597" calcext:value-type="float">
            <text:p>0.0012335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493" calcext:value-type="float">
            <text:p>4.3493E-05</text:p>
          </table:table-cell>
          <table:table-cell office:value-type="float" office:value="-0.000801792" calcext:value-type="float">
            <text:p>-0.000801792</text:p>
          </table:table-cell>
          <table:table-cell office:value-type="float" office:value="0.000011422" calcext:value-type="float">
            <text:p>1.1422E-05</text:p>
          </table:table-cell>
          <table:table-cell office:value-type="float" office:value="0.00006583" calcext:value-type="float">
            <text:p>6.583E-05</text:p>
          </table:table-cell>
          <table:table-cell office:value-type="float" office:value="0.000163336" calcext:value-type="float">
            <text:p>0.00016333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49991" calcext:value-type="float">
            <text:p>24.069749991</text:p>
          </table:table-cell>
          <table:table-cell office:value-type="float" office:value="24.048870107" calcext:value-type="float">
            <text:p>24.048870107</text:p>
          </table:table-cell>
          <table:table-cell office:value-type="float" office:value="24.06895778" calcext:value-type="float">
            <text:p>24.06895778</text:p>
          </table:table-cell>
          <table:table-cell office:value-type="float" office:value="24.070301748" calcext:value-type="float">
            <text:p>24.070301748</text:p>
          </table:table-cell>
          <table:table-cell office:value-type="float" office:value="24.072710254" calcext:value-type="float">
            <text:p>24.072710254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102439" calcext:value-type="float">
            <text:p>0.001102439</text:p>
          </table:table-cell>
          <table:table-cell office:value-type="float" office:value="-0.020324444" calcext:value-type="float">
            <text:p>-0.020324444</text:p>
          </table:table-cell>
          <table:table-cell office:value-type="float" office:value="0.000289474" calcext:value-type="float">
            <text:p>0.000289474</text:p>
          </table:table-cell>
          <table:table-cell office:value-type="float" office:value="0.00166865" calcext:value-type="float">
            <text:p>0.00166865</text:p>
          </table:table-cell>
          <table:table-cell office:value-type="float" office:value="0.004140248" calcext:value-type="float">
            <text:p>0.0041402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2-03 10:29:52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185305" calcext:value-type="float">
            <text:p>0.136185305</text:p>
          </table:table-cell>
          <table:table-cell office:value-type="float" office:value="0.033542518" calcext:value-type="float">
            <text:p>0.033542518</text:p>
          </table:table-cell>
          <table:table-cell office:value-type="float" office:value="0.132101194" calcext:value-type="float">
            <text:p>0.132101194</text:p>
          </table:table-cell>
          <table:table-cell office:value-type="float" office:value="0.139442103" calcext:value-type="float">
            <text:p>0.139442103</text:p>
          </table:table-cell>
          <table:table-cell office:value-type="float" office:value="0.150086898" calcext:value-type="float">
            <text:p>0.1500868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625" calcext:value-type="float">
            <text:p>0.001112625</text:p>
          </table:table-cell>
          <table:table-cell office:value-type="float" office:value="0.00027404" calcext:value-type="float">
            <text:p>0.00027404</text:p>
          </table:table-cell>
          <table:table-cell office:value-type="float" office:value="0.001079258" calcext:value-type="float">
            <text:p>0.001079258</text:p>
          </table:table-cell>
          <table:table-cell office:value-type="float" office:value="0.001139233" calcext:value-type="float">
            <text:p>0.001139233</text:p>
          </table:table-cell>
          <table:table-cell office:value-type="float" office:value="0.0012262" calcext:value-type="float">
            <text:p>0.00122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364" calcext:value-type="float">
            <text:p>4.2364E-05</text:p>
          </table:table-cell>
          <table:table-cell office:value-type="float" office:value="-0.000796221" calcext:value-type="float">
            <text:p>-0.000796221</text:p>
          </table:table-cell>
          <table:table-cell office:value-type="float" office:value="0.000008997" calcext:value-type="float">
            <text:p>8.997E-06</text:p>
          </table:table-cell>
          <table:table-cell office:value-type="float" office:value="0.000068971" calcext:value-type="float">
            <text:p>6.8971E-05</text:p>
          </table:table-cell>
          <table:table-cell office:value-type="float" office:value="0.000155939" calcext:value-type="float">
            <text:p>0.00015593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68137" calcext:value-type="float">
            <text:p>24.064668137</text:p>
          </table:table-cell>
          <table:table-cell office:value-type="float" office:value="24.043953675" calcext:value-type="float">
            <text:p>24.043953675</text:p>
          </table:table-cell>
          <table:table-cell office:value-type="float" office:value="24.063843925" calcext:value-type="float">
            <text:p>24.063843925</text:p>
          </table:table-cell>
          <table:table-cell office:value-type="float" office:value="24.065325389" calcext:value-type="float">
            <text:p>24.065325389</text:p>
          </table:table-cell>
          <table:table-cell office:value-type="float" office:value="24.067473604" calcext:value-type="float">
            <text:p>24.067473604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73801" calcext:value-type="float">
            <text:p>0.001073801</text:p>
          </table:table-cell>
          <table:table-cell office:value-type="float" office:value="-0.020183227" calcext:value-type="float">
            <text:p>-0.020183227</text:p>
          </table:table-cell>
          <table:table-cell office:value-type="float" office:value="0.000228002" calcext:value-type="float">
            <text:p>0.000228002</text:p>
          </table:table-cell>
          <table:table-cell office:value-type="float" office:value="0.001748268" calcext:value-type="float">
            <text:p>0.001748268</text:p>
          </table:table-cell>
          <table:table-cell office:value-type="float" office:value="0.003952746" calcext:value-type="float">
            <text:p>0.00395274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2-03 10:29:54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5944502" calcext:value-type="float">
            <text:p>0.135944502</text:p>
          </table:table-cell>
          <table:table-cell office:value-type="float" office:value="0.034194593" calcext:value-type="float">
            <text:p>0.034194593</text:p>
          </table:table-cell>
          <table:table-cell office:value-type="float" office:value="0.132619158" calcext:value-type="float">
            <text:p>0.132619158</text:p>
          </table:table-cell>
          <table:table-cell office:value-type="float" office:value="0.139226334" calcext:value-type="float">
            <text:p>0.139226334</text:p>
          </table:table-cell>
          <table:table-cell office:value-type="float" office:value="0.149673837" calcext:value-type="float">
            <text:p>0.1496738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58" calcext:value-type="float">
            <text:p>0.001110658</text:p>
          </table:table-cell>
          <table:table-cell office:value-type="float" office:value="0.000279368" calcext:value-type="float">
            <text:p>0.000279368</text:p>
          </table:table-cell>
          <table:table-cell office:value-type="float" office:value="0.00108349" calcext:value-type="float">
            <text:p>0.00108349</text:p>
          </table:table-cell>
          <table:table-cell office:value-type="float" office:value="0.00113747" calcext:value-type="float">
            <text:p>0.00113747</text:p>
          </table:table-cell>
          <table:table-cell office:value-type="float" office:value="0.001222825" calcext:value-type="float">
            <text:p>0.0012228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96" calcext:value-type="float">
            <text:p>4.0396E-05</text:p>
          </table:table-cell>
          <table:table-cell office:value-type="float" office:value="-0.000790894" calcext:value-type="float">
            <text:p>-0.000790894</text:p>
          </table:table-cell>
          <table:table-cell office:value-type="float" office:value="0.000013228" calcext:value-type="float">
            <text:p>1.3228E-05</text:p>
          </table:table-cell>
          <table:table-cell office:value-type="float" office:value="0.000067209" calcext:value-type="float">
            <text:p>6.7209E-05</text:p>
          </table:table-cell>
          <table:table-cell office:value-type="float" office:value="0.000152564" calcext:value-type="float">
            <text:p>0.00015256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19541" calcext:value-type="float">
            <text:p>24.064619541</text:p>
          </table:table-cell>
          <table:table-cell office:value-type="float" office:value="24.044085272" calcext:value-type="float">
            <text:p>24.044085272</text:p>
          </table:table-cell>
          <table:table-cell office:value-type="float" office:value="24.063948455" calcext:value-type="float">
            <text:p>24.063948455</text:p>
          </table:table-cell>
          <table:table-cell office:value-type="float" office:value="24.065281845" calcext:value-type="float">
            <text:p>24.065281845</text:p>
          </table:table-cell>
          <table:table-cell office:value-type="float" office:value="24.067390245" calcext:value-type="float">
            <text:p>24.067390245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23932" calcext:value-type="float">
            <text:p>0.001023932</text:p>
          </table:table-cell>
          <table:table-cell office:value-type="float" office:value="-0.020048182" calcext:value-type="float">
            <text:p>-0.020048182</text:p>
          </table:table-cell>
          <table:table-cell office:value-type="float" office:value="0.00033527" calcext:value-type="float">
            <text:p>0.00033527</text:p>
          </table:table-cell>
          <table:table-cell office:value-type="float" office:value="0.001703583" calcext:value-type="float">
            <text:p>0.001703583</text:p>
          </table:table-cell>
          <table:table-cell office:value-type="float" office:value="0.003867204" calcext:value-type="float">
            <text:p>0.0038672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2-03 10:29:55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584675" calcext:value-type="float">
            <text:p>0.13584675</text:p>
          </table:table-cell>
          <table:table-cell office:value-type="float" office:value="0.033141975" calcext:value-type="float">
            <text:p>0.033141975</text:p>
          </table:table-cell>
          <table:table-cell office:value-type="float" office:value="0.132755653" calcext:value-type="float">
            <text:p>0.132755653</text:p>
          </table:table-cell>
          <table:table-cell office:value-type="float" office:value="0.139424221" calcext:value-type="float">
            <text:p>0.139424221</text:p>
          </table:table-cell>
          <table:table-cell office:value-type="float" office:value="0.150218028" calcext:value-type="float">
            <text:p>0.1502180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59" calcext:value-type="float">
            <text:p>0.001109859</text:p>
          </table:table-cell>
          <table:table-cell office:value-type="float" office:value="0.000270768" calcext:value-type="float">
            <text:p>0.000270768</text:p>
          </table:table-cell>
          <table:table-cell office:value-type="float" office:value="0.001084605" calcext:value-type="float">
            <text:p>0.001084605</text:p>
          </table:table-cell>
          <table:table-cell office:value-type="float" office:value="0.001139087" calcext:value-type="float">
            <text:p>0.001139087</text:p>
          </table:table-cell>
          <table:table-cell office:value-type="float" office:value="0.001227271" calcext:value-type="float">
            <text:p>0.0012272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98" calcext:value-type="float">
            <text:p>3.9598E-05</text:p>
          </table:table-cell>
          <table:table-cell office:value-type="float" office:value="-0.000799494" calcext:value-type="float">
            <text:p>-0.000799494</text:p>
          </table:table-cell>
          <table:table-cell office:value-type="float" office:value="0.000014344" calcext:value-type="float">
            <text:p>1.4344E-05</text:p>
          </table:table-cell>
          <table:table-cell office:value-type="float" office:value="0.000068825" calcext:value-type="float">
            <text:p>6.8825E-05</text:p>
          </table:table-cell>
          <table:table-cell office:value-type="float" office:value="0.00015701" calcext:value-type="float">
            <text:p>0.0001570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653762" calcext:value-type="float">
            <text:p>24.069653762</text:p>
          </table:table-cell>
          <table:table-cell office:value-type="float" office:value="24.048926884" calcext:value-type="float">
            <text:p>24.048926884</text:p>
          </table:table-cell>
          <table:table-cell office:value-type="float" office:value="24.069029952" calcext:value-type="float">
            <text:p>24.069029952</text:p>
          </table:table-cell>
          <table:table-cell office:value-type="float" office:value="24.070375725" calcext:value-type="float">
            <text:p>24.070375725</text:p>
          </table:table-cell>
          <table:table-cell office:value-type="float" office:value="24.072554002" calcext:value-type="float">
            <text:p>24.072554002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03688" calcext:value-type="float">
            <text:p>0.001003688</text:p>
          </table:table-cell>
          <table:table-cell office:value-type="float" office:value="-0.02026618" calcext:value-type="float">
            <text:p>-0.02026618</text:p>
          </table:table-cell>
          <table:table-cell office:value-type="float" office:value="0.000363537" calcext:value-type="float">
            <text:p>0.000363537</text:p>
          </table:table-cell>
          <table:table-cell office:value-type="float" office:value="0.001744564" calcext:value-type="float">
            <text:p>0.001744564</text:p>
          </table:table-cell>
          <table:table-cell office:value-type="float" office:value="0.003979903" calcext:value-type="float">
            <text:p>0.00397990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2-03 10:29:56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5945694" calcext:value-type="float">
            <text:p>0.135945694</text:p>
          </table:table-cell>
          <table:table-cell office:value-type="float" office:value="0.032773618" calcext:value-type="float">
            <text:p>0.032773618</text:p>
          </table:table-cell>
          <table:table-cell office:value-type="float" office:value="0.131889597" calcext:value-type="float">
            <text:p>0.131889597</text:p>
          </table:table-cell>
          <table:table-cell office:value-type="float" office:value="0.139796154" calcext:value-type="float">
            <text:p>0.139796154</text:p>
          </table:table-cell>
          <table:table-cell office:value-type="float" office:value="0.150514263" calcext:value-type="float">
            <text:p>0.1505142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67" calcext:value-type="float">
            <text:p>0.001110667</text:p>
          </table:table-cell>
          <table:table-cell office:value-type="float" office:value="0.000267758" calcext:value-type="float">
            <text:p>0.000267758</text:p>
          </table:table-cell>
          <table:table-cell office:value-type="float" office:value="0.001077529" calcext:value-type="float">
            <text:p>0.001077529</text:p>
          </table:table-cell>
          <table:table-cell office:value-type="float" office:value="0.001142125" calcext:value-type="float">
            <text:p>0.001142125</text:p>
          </table:table-cell>
          <table:table-cell office:value-type="float" office:value="0.001229692" calcext:value-type="float">
            <text:p>0.0012296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06" calcext:value-type="float">
            <text:p>4.0406E-05</text:p>
          </table:table-cell>
          <table:table-cell office:value-type="float" office:value="-0.000802503" calcext:value-type="float">
            <text:p>-0.000802503</text:p>
          </table:table-cell>
          <table:table-cell office:value-type="float" office:value="0.000007268" calcext:value-type="float">
            <text:p>7.268E-06</text:p>
          </table:table-cell>
          <table:table-cell office:value-type="float" office:value="0.000071864" calcext:value-type="float">
            <text:p>7.1864E-05</text:p>
          </table:table-cell>
          <table:table-cell office:value-type="float" office:value="0.00015943" calcext:value-type="float">
            <text:p>0.0001594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673729" calcext:value-type="float">
            <text:p>24.069673729</text:p>
          </table:table-cell>
          <table:table-cell office:value-type="float" office:value="24.048852545" calcext:value-type="float">
            <text:p>24.048852545</text:p>
          </table:table-cell>
          <table:table-cell office:value-type="float" office:value="24.068855175" calcext:value-type="float">
            <text:p>24.068855175</text:p>
          </table:table-cell>
          <table:table-cell office:value-type="float" office:value="24.070450784" calcext:value-type="float">
            <text:p>24.070450784</text:p>
          </table:table-cell>
          <table:table-cell office:value-type="float" office:value="24.072613784" calcext:value-type="float">
            <text:p>24.072613784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24179" calcext:value-type="float">
            <text:p>0.001024179</text:p>
          </table:table-cell>
          <table:table-cell office:value-type="float" office:value="-0.020342466" calcext:value-type="float">
            <text:p>-0.020342466</text:p>
          </table:table-cell>
          <table:table-cell office:value-type="float" office:value="0.000184181" calcext:value-type="float">
            <text:p>0.000184181</text:p>
          </table:table-cell>
          <table:table-cell office:value-type="float" office:value="0.00182159" calcext:value-type="float">
            <text:p>0.00182159</text:p>
          </table:table-cell>
          <table:table-cell office:value-type="float" office:value="0.004041251" calcext:value-type="float">
            <text:p>0.0040412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2-03 10:29:58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5942714" calcext:value-type="float">
            <text:p>0.135942714</text:p>
          </table:table-cell>
          <table:table-cell office:value-type="float" office:value="0.032891039" calcext:value-type="float">
            <text:p>0.032891039</text:p>
          </table:table-cell>
          <table:table-cell office:value-type="float" office:value="0.131855623" calcext:value-type="float">
            <text:p>0.131855623</text:p>
          </table:table-cell>
          <table:table-cell office:value-type="float" office:value="0.140042918" calcext:value-type="float">
            <text:p>0.140042918</text:p>
          </table:table-cell>
          <table:table-cell office:value-type="float" office:value="0.150105375" calcext:value-type="float">
            <text:p>0.1501053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43" calcext:value-type="float">
            <text:p>0.001110643</text:p>
          </table:table-cell>
          <table:table-cell office:value-type="float" office:value="0.000268718" calcext:value-type="float">
            <text:p>0.000268718</text:p>
          </table:table-cell>
          <table:table-cell office:value-type="float" office:value="0.001077252" calcext:value-type="float">
            <text:p>0.001077252</text:p>
          </table:table-cell>
          <table:table-cell office:value-type="float" office:value="0.001144141" calcext:value-type="float">
            <text:p>0.001144141</text:p>
          </table:table-cell>
          <table:table-cell office:value-type="float" office:value="0.001226351" calcext:value-type="float">
            <text:p>0.0012263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82" calcext:value-type="float">
            <text:p>4.0382E-05</text:p>
          </table:table-cell>
          <table:table-cell office:value-type="float" office:value="-0.000801544" calcext:value-type="float">
            <text:p>-0.000801544</text:p>
          </table:table-cell>
          <table:table-cell office:value-type="float" office:value="0.00000699" calcext:value-type="float">
            <text:p>6.99E-06</text:p>
          </table:table-cell>
          <table:table-cell office:value-type="float" office:value="0.00007388" calcext:value-type="float">
            <text:p>7.388E-05</text:p>
          </table:table-cell>
          <table:table-cell office:value-type="float" office:value="0.00015609" calcext:value-type="float">
            <text:p>0.0001560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27076" calcext:value-type="float">
            <text:p>24.074727076</text:p>
          </table:table-cell>
          <table:table-cell office:value-type="float" office:value="24.053930286" calcext:value-type="float">
            <text:p>24.053930286</text:p>
          </table:table-cell>
          <table:table-cell office:value-type="float" office:value="24.073902271" calcext:value-type="float">
            <text:p>24.073902271</text:p>
          </table:table-cell>
          <table:table-cell office:value-type="float" office:value="24.075554527" calcext:value-type="float">
            <text:p>24.075554527</text:p>
          </table:table-cell>
          <table:table-cell office:value-type="float" office:value="24.077585203" calcext:value-type="float">
            <text:p>24.077585203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23562" calcext:value-type="float">
            <text:p>0.001023562</text:p>
          </table:table-cell>
          <table:table-cell office:value-type="float" office:value="-0.020318148" calcext:value-type="float">
            <text:p>-0.020318148</text:p>
          </table:table-cell>
          <table:table-cell office:value-type="float" office:value="0.000177145" calcext:value-type="float">
            <text:p>0.000177145</text:p>
          </table:table-cell>
          <table:table-cell office:value-type="float" office:value="0.001872693" calcext:value-type="float">
            <text:p>0.001872693</text:p>
          </table:table-cell>
          <table:table-cell office:value-type="float" office:value="0.003956573" calcext:value-type="float">
            <text:p>0.0039565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2-03 10:29:59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5840194" calcext:value-type="float">
            <text:p>0.135840194</text:p>
          </table:table-cell>
          <table:table-cell office:value-type="float" office:value="0.034188632" calcext:value-type="float">
            <text:p>0.034188632</text:p>
          </table:table-cell>
          <table:table-cell office:value-type="float" office:value="0.132785455" calcext:value-type="float">
            <text:p>0.132785455</text:p>
          </table:table-cell>
          <table:table-cell office:value-type="float" office:value="0.140202062" calcext:value-type="float">
            <text:p>0.140202062</text:p>
          </table:table-cell>
          <table:table-cell office:value-type="float" office:value="0.149494427" calcext:value-type="float">
            <text:p>0.1494944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06" calcext:value-type="float">
            <text:p>0.001109806</text:p>
          </table:table-cell>
          <table:table-cell office:value-type="float" office:value="0.000279319" calcext:value-type="float">
            <text:p>0.000279319</text:p>
          </table:table-cell>
          <table:table-cell office:value-type="float" office:value="0.001084848" calcext:value-type="float">
            <text:p>0.001084848</text:p>
          </table:table-cell>
          <table:table-cell office:value-type="float" office:value="0.001145442" calcext:value-type="float">
            <text:p>0.001145442</text:p>
          </table:table-cell>
          <table:table-cell office:value-type="float" office:value="0.00122136" calcext:value-type="float">
            <text:p>0.001221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44" calcext:value-type="float">
            <text:p>3.9544E-05</text:p>
          </table:table-cell>
          <table:table-cell office:value-type="float" office:value="-0.000790943" calcext:value-type="float">
            <text:p>-0.000790943</text:p>
          </table:table-cell>
          <table:table-cell office:value-type="float" office:value="0.000014587" calcext:value-type="float">
            <text:p>1.4587E-05</text:p>
          </table:table-cell>
          <table:table-cell office:value-type="float" office:value="0.00007518" calcext:value-type="float">
            <text:p>7.518E-05</text:p>
          </table:table-cell>
          <table:table-cell office:value-type="float" office:value="0.000151098" calcext:value-type="float">
            <text:p>0.00015109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652438" calcext:value-type="float">
            <text:p>24.069652438</text:p>
          </table:table-cell>
          <table:table-cell office:value-type="float" office:value="24.049138112" calcext:value-type="float">
            <text:p>24.049138112</text:p>
          </table:table-cell>
          <table:table-cell office:value-type="float" office:value="24.069035967" calcext:value-type="float">
            <text:p>24.069035967</text:p>
          </table:table-cell>
          <table:table-cell office:value-type="float" office:value="24.0705327" calcext:value-type="float">
            <text:p>24.0705327</text:p>
          </table:table-cell>
          <table:table-cell office:value-type="float" office:value="24.072407973" calcext:value-type="float">
            <text:p>24.072407973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02331" calcext:value-type="float">
            <text:p>0.001002331</text:p>
          </table:table-cell>
          <table:table-cell office:value-type="float" office:value="-0.020049416" calcext:value-type="float">
            <text:p>-0.020049416</text:p>
          </table:table-cell>
          <table:table-cell office:value-type="float" office:value="0.000369709" calcext:value-type="float">
            <text:p>0.000369709</text:p>
          </table:table-cell>
          <table:table-cell office:value-type="float" office:value="0.001905651" calcext:value-type="float">
            <text:p>0.001905651</text:p>
          </table:table-cell>
          <table:table-cell office:value-type="float" office:value="0.003830049" calcext:value-type="float">
            <text:p>0.00383004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2-03 10:30:00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5810391" calcext:value-type="float">
            <text:p>0.135810391</text:p>
          </table:table-cell>
          <table:table-cell office:value-type="float" office:value="0.032822494" calcext:value-type="float">
            <text:p>0.032822494</text:p>
          </table:table-cell>
          <table:table-cell office:value-type="float" office:value="0.132272855" calcext:value-type="float">
            <text:p>0.132272855</text:p>
          </table:table-cell>
          <table:table-cell office:value-type="float" office:value="0.140248554" calcext:value-type="float">
            <text:p>0.140248554</text:p>
          </table:table-cell>
          <table:table-cell office:value-type="float" office:value="0.150598902" calcext:value-type="float">
            <text:p>0.1505989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562" calcext:value-type="float">
            <text:p>0.001109562</text:p>
          </table:table-cell>
          <table:table-cell office:value-type="float" office:value="0.000268158" calcext:value-type="float">
            <text:p>0.000268158</text:p>
          </table:table-cell>
          <table:table-cell office:value-type="float" office:value="0.001080661" calcext:value-type="float">
            <text:p>0.001080661</text:p>
          </table:table-cell>
          <table:table-cell office:value-type="float" office:value="0.001145822" calcext:value-type="float">
            <text:p>0.001145822</text:p>
          </table:table-cell>
          <table:table-cell office:value-type="float" office:value="0.001230383" calcext:value-type="float">
            <text:p>0.0012303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301" calcext:value-type="float">
            <text:p>3.9301E-05</text:p>
          </table:table-cell>
          <table:table-cell office:value-type="float" office:value="-0.000802104" calcext:value-type="float">
            <text:p>-0.000802104</text:p>
          </table:table-cell>
          <table:table-cell office:value-type="float" office:value="0.000010399" calcext:value-type="float">
            <text:p>1.0399E-05</text:p>
          </table:table-cell>
          <table:table-cell office:value-type="float" office:value="0.00007556" calcext:value-type="float">
            <text:p>7.556E-05</text:p>
          </table:table-cell>
          <table:table-cell office:value-type="float" office:value="0.000160122" calcext:value-type="float">
            <text:p>0.00016012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00373" calcext:value-type="float">
            <text:p>24.074700373</text:p>
          </table:table-cell>
          <table:table-cell office:value-type="float" office:value="24.053916453" calcext:value-type="float">
            <text:p>24.053916453</text:p>
          </table:table-cell>
          <table:table-cell office:value-type="float" office:value="24.073986471" calcext:value-type="float">
            <text:p>24.073986471</text:p>
          </table:table-cell>
          <table:table-cell office:value-type="float" office:value="24.075596026" calcext:value-type="float">
            <text:p>24.075596026</text:p>
          </table:table-cell>
          <table:table-cell office:value-type="float" office:value="24.0776848" calcext:value-type="float">
            <text:p>24.0776848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0996159" calcext:value-type="float">
            <text:p>0.000996159</text:p>
          </table:table-cell>
          <table:table-cell office:value-type="float" office:value="-0.020332344" calcext:value-type="float">
            <text:p>-0.020332344</text:p>
          </table:table-cell>
          <table:table-cell office:value-type="float" office:value="0.000263552" calcext:value-type="float">
            <text:p>0.000263552</text:p>
          </table:table-cell>
          <table:table-cell office:value-type="float" office:value="0.001915279" calcext:value-type="float">
            <text:p>0.001915279</text:p>
          </table:table-cell>
          <table:table-cell office:value-type="float" office:value="0.004058779" calcext:value-type="float">
            <text:p>0.00405877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2-03 10:30:02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5847942" calcext:value-type="float">
            <text:p>0.135847942</text:p>
          </table:table-cell>
          <table:table-cell office:value-type="float" office:value="0.032770042" calcext:value-type="float">
            <text:p>0.032770042</text:p>
          </table:table-cell>
          <table:table-cell office:value-type="float" office:value="0.131956951" calcext:value-type="float">
            <text:p>0.131956951</text:p>
          </table:table-cell>
          <table:table-cell office:value-type="float" office:value="0.140132921" calcext:value-type="float">
            <text:p>0.140132921</text:p>
          </table:table-cell>
          <table:table-cell office:value-type="float" office:value="0.150204915" calcext:value-type="float">
            <text:p>0.1502049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69" calcext:value-type="float">
            <text:p>0.001109869</text:p>
          </table:table-cell>
          <table:table-cell office:value-type="float" office:value="0.000267729" calcext:value-type="float">
            <text:p>0.000267729</text:p>
          </table:table-cell>
          <table:table-cell office:value-type="float" office:value="0.00107808" calcext:value-type="float">
            <text:p>0.00107808</text:p>
          </table:table-cell>
          <table:table-cell office:value-type="float" office:value="0.001144877" calcext:value-type="float">
            <text:p>0.001144877</text:p>
          </table:table-cell>
          <table:table-cell office:value-type="float" office:value="0.001227164" calcext:value-type="float">
            <text:p>0.0012271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607" calcext:value-type="float">
            <text:p>3.9607E-05</text:p>
          </table:table-cell>
          <table:table-cell office:value-type="float" office:value="-0.000802532" calcext:value-type="float">
            <text:p>-0.000802532</text:p>
          </table:table-cell>
          <table:table-cell office:value-type="float" office:value="0.000007818" calcext:value-type="float">
            <text:p>7.818E-06</text:p>
          </table:table-cell>
          <table:table-cell office:value-type="float" office:value="0.000074615" calcext:value-type="float">
            <text:p>7.4615E-05</text:p>
          </table:table-cell>
          <table:table-cell office:value-type="float" office:value="0.000156903" calcext:value-type="float">
            <text:p>0.00015690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07951" calcext:value-type="float">
            <text:p>24.074707951</text:p>
          </table:table-cell>
          <table:table-cell office:value-type="float" office:value="24.053905867" calcext:value-type="float">
            <text:p>24.053905867</text:p>
          </table:table-cell>
          <table:table-cell office:value-type="float" office:value="24.073922719" calcext:value-type="float">
            <text:p>24.073922719</text:p>
          </table:table-cell>
          <table:table-cell office:value-type="float" office:value="24.075572691" calcext:value-type="float">
            <text:p>24.075572691</text:p>
          </table:table-cell>
          <table:table-cell office:value-type="float" office:value="24.07760529" calcext:value-type="float">
            <text:p>24.07760529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03935" calcext:value-type="float">
            <text:p>0.001003935</text:p>
          </table:table-cell>
          <table:table-cell office:value-type="float" office:value="-0.020343207" calcext:value-type="float">
            <text:p>-0.020343207</text:p>
          </table:table-cell>
          <table:table-cell office:value-type="float" office:value="0.00019813" calcext:value-type="float">
            <text:p>0.00019813</text:p>
          </table:table-cell>
          <table:table-cell office:value-type="float" office:value="0.001891332" calcext:value-type="float">
            <text:p>0.001891332</text:p>
          </table:table-cell>
          <table:table-cell office:value-type="float" office:value="0.003977187" calcext:value-type="float">
            <text:p>0.0039771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2-03 10:30:03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5942118" calcext:value-type="float">
            <text:p>0.135942118</text:p>
          </table:table-cell>
          <table:table-cell office:value-type="float" office:value="0.032818321" calcext:value-type="float">
            <text:p>0.032818321</text:p>
          </table:table-cell>
          <table:table-cell office:value-type="float" office:value="0.13189973" calcext:value-type="float">
            <text:p>0.13189973</text:p>
          </table:table-cell>
          <table:table-cell office:value-type="float" office:value="0.140235441" calcext:value-type="float">
            <text:p>0.140235441</text:p>
          </table:table-cell>
          <table:table-cell office:value-type="float" office:value="0.149899143" calcext:value-type="float">
            <text:p>0.149899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38" calcext:value-type="float">
            <text:p>0.001110638</text:p>
          </table:table-cell>
          <table:table-cell office:value-type="float" office:value="0.000268124" calcext:value-type="float">
            <text:p>0.000268124</text:p>
          </table:table-cell>
          <table:table-cell office:value-type="float" office:value="0.001077612" calcext:value-type="float">
            <text:p>0.001077612</text:p>
          </table:table-cell>
          <table:table-cell office:value-type="float" office:value="0.001145714" calcext:value-type="float">
            <text:p>0.001145714</text:p>
          </table:table-cell>
          <table:table-cell office:value-type="float" office:value="0.001224666" calcext:value-type="float">
            <text:p>0.0012246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77" calcext:value-type="float">
            <text:p>4.0377E-05</text:p>
          </table:table-cell>
          <table:table-cell office:value-type="float" office:value="-0.000802138" calcext:value-type="float">
            <text:p>-0.000802138</text:p>
          </table:table-cell>
          <table:table-cell office:value-type="float" office:value="0.000007351" calcext:value-type="float">
            <text:p>7.351E-06</text:p>
          </table:table-cell>
          <table:table-cell office:value-type="float" office:value="0.000075453" calcext:value-type="float">
            <text:p>7.5453E-05</text:p>
          </table:table-cell>
          <table:table-cell office:value-type="float" office:value="0.000154405" calcext:value-type="float">
            <text:p>0.0001544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1906" calcext:value-type="float">
            <text:p>24.06461906</text:p>
          </table:table-cell>
          <table:table-cell office:value-type="float" office:value="24.043807523" calcext:value-type="float">
            <text:p>24.043807523</text:p>
          </table:table-cell>
          <table:table-cell office:value-type="float" office:value="24.063803268" calcext:value-type="float">
            <text:p>24.063803268</text:p>
          </table:table-cell>
          <table:table-cell office:value-type="float" office:value="24.065485492" calcext:value-type="float">
            <text:p>24.065485492</text:p>
          </table:table-cell>
          <table:table-cell office:value-type="float" office:value="24.067435713" calcext:value-type="float">
            <text:p>24.067435713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23438" calcext:value-type="float">
            <text:p>0.001023438</text:p>
          </table:table-cell>
          <table:table-cell office:value-type="float" office:value="-0.020333208" calcext:value-type="float">
            <text:p>-0.020333208</text:p>
          </table:table-cell>
          <table:table-cell office:value-type="float" office:value="0.00018628" calcext:value-type="float">
            <text:p>0.00018628</text:p>
          </table:table-cell>
          <table:table-cell office:value-type="float" office:value="0.001912564" calcext:value-type="float">
            <text:p>0.001912564</text:p>
          </table:table-cell>
          <table:table-cell office:value-type="float" office:value="0.003913863" calcext:value-type="float">
            <text:p>0.0039138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2-03 10:30:04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5982649" calcext:value-type="float">
            <text:p>0.135982649</text:p>
          </table:table-cell>
          <table:table-cell office:value-type="float" office:value="0.033323769" calcext:value-type="float">
            <text:p>0.033323769</text:p>
          </table:table-cell>
          <table:table-cell office:value-type="float" office:value="0.1320249" calcext:value-type="float">
            <text:p>0.1320249</text:p>
          </table:table-cell>
          <table:table-cell office:value-type="float" office:value="0.140085237" calcext:value-type="float">
            <text:p>0.140085237</text:p>
          </table:table-cell>
          <table:table-cell office:value-type="float" office:value="0.149536747" calcext:value-type="float">
            <text:p>0.149536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69" calcext:value-type="float">
            <text:p>0.001110969</text:p>
          </table:table-cell>
          <table:table-cell office:value-type="float" office:value="0.000272253" calcext:value-type="float">
            <text:p>0.000272253</text:p>
          </table:table-cell>
          <table:table-cell office:value-type="float" office:value="0.001078635" calcext:value-type="float">
            <text:p>0.001078635</text:p>
          </table:table-cell>
          <table:table-cell office:value-type="float" office:value="0.001144487" calcext:value-type="float">
            <text:p>0.001144487</text:p>
          </table:table-cell>
          <table:table-cell office:value-type="float" office:value="0.001221705" calcext:value-type="float">
            <text:p>0.0012217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08" calcext:value-type="float">
            <text:p>4.0708E-05</text:p>
          </table:table-cell>
          <table:table-cell office:value-type="float" office:value="-0.000798008" calcext:value-type="float">
            <text:p>-0.000798008</text:p>
          </table:table-cell>
          <table:table-cell office:value-type="float" office:value="0.000008373" calcext:value-type="float">
            <text:p>8.373E-06</text:p>
          </table:table-cell>
          <table:table-cell office:value-type="float" office:value="0.000074226" calcext:value-type="float">
            <text:p>7.4226E-05</text:p>
          </table:table-cell>
          <table:table-cell office:value-type="float" office:value="0.000151444" calcext:value-type="float">
            <text:p>0.00015144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27239" calcext:value-type="float">
            <text:p>24.064627239</text:p>
          </table:table-cell>
          <table:table-cell office:value-type="float" office:value="24.043909529" calcext:value-type="float">
            <text:p>24.043909529</text:p>
          </table:table-cell>
          <table:table-cell office:value-type="float" office:value="24.063828528" calcext:value-type="float">
            <text:p>24.063828528</text:p>
          </table:table-cell>
          <table:table-cell office:value-type="float" office:value="24.065455179" calcext:value-type="float">
            <text:p>24.065455179</text:p>
          </table:table-cell>
          <table:table-cell office:value-type="float" office:value="24.067362578" calcext:value-type="float">
            <text:p>24.067362578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31832" calcext:value-type="float">
            <text:p>0.001031832</text:p>
          </table:table-cell>
          <table:table-cell office:value-type="float" office:value="-0.02022853" calcext:value-type="float">
            <text:p>-0.02022853</text:p>
          </table:table-cell>
          <table:table-cell office:value-type="float" office:value="0.000212202" calcext:value-type="float">
            <text:p>0.000212202</text:p>
          </table:table-cell>
          <table:table-cell office:value-type="float" office:value="0.001881457" calcext:value-type="float">
            <text:p>0.001881457</text:p>
          </table:table-cell>
          <table:table-cell office:value-type="float" office:value="0.003838813" calcext:value-type="float">
            <text:p>0.0038388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2-03 10:30:05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5919468" calcext:value-type="float">
            <text:p>0.135919468</text:p>
          </table:table-cell>
          <table:table-cell office:value-type="float" office:value="0.033797626" calcext:value-type="float">
            <text:p>0.033797626</text:p>
          </table:table-cell>
          <table:table-cell office:value-type="float" office:value="0.132764594" calcext:value-type="float">
            <text:p>0.132764594</text:p>
          </table:table-cell>
          <table:table-cell office:value-type="float" office:value="0.140088217" calcext:value-type="float">
            <text:p>0.140088217</text:p>
          </table:table-cell>
          <table:table-cell office:value-type="float" office:value="0.148949045" calcext:value-type="float">
            <text:p>0.1489490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453" calcext:value-type="float">
            <text:p>0.001110453</text:p>
          </table:table-cell>
          <table:table-cell office:value-type="float" office:value="0.000276124" calcext:value-type="float">
            <text:p>0.000276124</text:p>
          </table:table-cell>
          <table:table-cell office:value-type="float" office:value="0.001084678" calcext:value-type="float">
            <text:p>0.001084678</text:p>
          </table:table-cell>
          <table:table-cell office:value-type="float" office:value="0.001144512" calcext:value-type="float">
            <text:p>0.001144512</text:p>
          </table:table-cell>
          <table:table-cell office:value-type="float" office:value="0.001216904" calcext:value-type="float">
            <text:p>0.0012169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192" calcext:value-type="float">
            <text:p>4.0192E-05</text:p>
          </table:table-cell>
          <table:table-cell office:value-type="float" office:value="-0.000794137" calcext:value-type="float">
            <text:p>-0.000794137</text:p>
          </table:table-cell>
          <table:table-cell office:value-type="float" office:value="0.000014417" calcext:value-type="float">
            <text:p>1.4417E-05</text:p>
          </table:table-cell>
          <table:table-cell office:value-type="float" office:value="0.00007425" calcext:value-type="float">
            <text:p>7.425E-05</text:p>
          </table:table-cell>
          <table:table-cell office:value-type="float" office:value="0.000146643" calcext:value-type="float">
            <text:p>0.00014664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14489" calcext:value-type="float">
            <text:p>24.064614489</text:p>
          </table:table-cell>
          <table:table-cell office:value-type="float" office:value="24.044005159" calcext:value-type="float">
            <text:p>24.044005159</text:p>
          </table:table-cell>
          <table:table-cell office:value-type="float" office:value="24.063977806" calcext:value-type="float">
            <text:p>24.063977806</text:p>
          </table:table-cell>
          <table:table-cell office:value-type="float" office:value="24.065455781" calcext:value-type="float">
            <text:p>24.065455781</text:p>
          </table:table-cell>
          <table:table-cell office:value-type="float" office:value="24.067243975" calcext:value-type="float">
            <text:p>24.067243975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18748" calcext:value-type="float">
            <text:p>0.001018748</text:p>
          </table:table-cell>
          <table:table-cell office:value-type="float" office:value="-0.020130394" calcext:value-type="float">
            <text:p>-0.020130394</text:p>
          </table:table-cell>
          <table:table-cell office:value-type="float" office:value="0.000365389" calcext:value-type="float">
            <text:p>0.000365389</text:p>
          </table:table-cell>
          <table:table-cell office:value-type="float" office:value="0.001882075" calcext:value-type="float">
            <text:p>0.001882075</text:p>
          </table:table-cell>
          <table:table-cell office:value-type="float" office:value="0.003717104" calcext:value-type="float">
            <text:p>0.0037171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2-03 10:30:07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584675" calcext:value-type="float">
            <text:p>0.13584675</text:p>
          </table:table-cell>
          <table:table-cell office:value-type="float" office:value="0.034396653" calcext:value-type="float">
            <text:p>0.034396653</text:p>
          </table:table-cell>
          <table:table-cell office:value-type="float" office:value="0.132465378" calcext:value-type="float">
            <text:p>0.132465378</text:p>
          </table:table-cell>
          <table:table-cell office:value-type="float" office:value="0.140056627" calcext:value-type="float">
            <text:p>0.140056627</text:p>
          </table:table-cell>
          <table:table-cell office:value-type="float" office:value="0.148867982" calcext:value-type="float">
            <text:p>0.1488679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59" calcext:value-type="float">
            <text:p>0.001109859</text:p>
          </table:table-cell>
          <table:table-cell office:value-type="float" office:value="0.000281018" calcext:value-type="float">
            <text:p>0.000281018</text:p>
          </table:table-cell>
          <table:table-cell office:value-type="float" office:value="0.001082233" calcext:value-type="float">
            <text:p>0.001082233</text:p>
          </table:table-cell>
          <table:table-cell office:value-type="float" office:value="0.001144253" calcext:value-type="float">
            <text:p>0.001144253</text:p>
          </table:table-cell>
          <table:table-cell office:value-type="float" office:value="0.001216242" calcext:value-type="float">
            <text:p>0.0012162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98" calcext:value-type="float">
            <text:p>3.9598E-05</text:p>
          </table:table-cell>
          <table:table-cell office:value-type="float" office:value="-0.000789243" calcext:value-type="float">
            <text:p>-0.000789243</text:p>
          </table:table-cell>
          <table:table-cell office:value-type="float" office:value="0.000011972" calcext:value-type="float">
            <text:p>1.1972E-05</text:p>
          </table:table-cell>
          <table:table-cell office:value-type="float" office:value="0.000073992" calcext:value-type="float">
            <text:p>7.3992E-05</text:p>
          </table:table-cell>
          <table:table-cell office:value-type="float" office:value="0.00014598" calcext:value-type="float">
            <text:p>0.0001459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545866" calcext:value-type="float">
            <text:p>24.059545866</text:p>
          </table:table-cell>
          <table:table-cell office:value-type="float" office:value="24.039072009" calcext:value-type="float">
            <text:p>24.039072009</text:p>
          </table:table-cell>
          <table:table-cell office:value-type="float" office:value="24.05886347" calcext:value-type="float">
            <text:p>24.05886347</text:p>
          </table:table-cell>
          <table:table-cell office:value-type="float" office:value="24.060395461" calcext:value-type="float">
            <text:p>24.060395461</text:p>
          </table:table-cell>
          <table:table-cell office:value-type="float" office:value="24.06217368" calcext:value-type="float">
            <text:p>24.06217368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03688" calcext:value-type="float">
            <text:p>0.001003688</text:p>
          </table:table-cell>
          <table:table-cell office:value-type="float" office:value="-0.020006335" calcext:value-type="float">
            <text:p>-0.020006335</text:p>
          </table:table-cell>
          <table:table-cell office:value-type="float" office:value="0.000303423" calcext:value-type="float">
            <text:p>0.000303423</text:p>
          </table:table-cell>
          <table:table-cell office:value-type="float" office:value="0.001875532" calcext:value-type="float">
            <text:p>0.001875532</text:p>
          </table:table-cell>
          <table:table-cell office:value-type="float" office:value="0.003700316" calcext:value-type="float">
            <text:p>0.00370031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2-03 10:30:08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765688" calcext:value-type="float">
            <text:p>0.135765688</text:p>
          </table:table-cell>
          <table:table-cell office:value-type="float" office:value="0.033134226" calcext:value-type="float">
            <text:p>0.033134226</text:p>
          </table:table-cell>
          <table:table-cell office:value-type="float" office:value="0.13276221" calcext:value-type="float">
            <text:p>0.13276221</text:p>
          </table:table-cell>
          <table:table-cell office:value-type="float" office:value="0.140051262" calcext:value-type="float">
            <text:p>0.140051262</text:p>
          </table:table-cell>
          <table:table-cell office:value-type="float" office:value="0.149556416" calcext:value-type="float">
            <text:p>0.1495564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197" calcext:value-type="float">
            <text:p>0.001109197</text:p>
          </table:table-cell>
          <table:table-cell office:value-type="float" office:value="0.000270704" calcext:value-type="float">
            <text:p>0.000270704</text:p>
          </table:table-cell>
          <table:table-cell office:value-type="float" office:value="0.001084659" calcext:value-type="float">
            <text:p>0.001084659</text:p>
          </table:table-cell>
          <table:table-cell office:value-type="float" office:value="0.00114421" calcext:value-type="float">
            <text:p>0.00114421</text:p>
          </table:table-cell>
          <table:table-cell office:value-type="float" office:value="0.001221866" calcext:value-type="float">
            <text:p>0.0012218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935" calcext:value-type="float">
            <text:p>3.8935E-05</text:p>
          </table:table-cell>
          <table:table-cell office:value-type="float" office:value="-0.000799557" calcext:value-type="float">
            <text:p>-0.000799557</text:p>
          </table:table-cell>
          <table:table-cell office:value-type="float" office:value="0.000014397" calcext:value-type="float">
            <text:p>1.4397E-05</text:p>
          </table:table-cell>
          <table:table-cell office:value-type="float" office:value="0.000073948" calcext:value-type="float">
            <text:p>7.3948E-05</text:p>
          </table:table-cell>
          <table:table-cell office:value-type="float" office:value="0.000151605" calcext:value-type="float">
            <text:p>0.0001516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475559" calcext:value-type="float">
            <text:p>24.054475559</text:p>
          </table:table-cell>
          <table:table-cell office:value-type="float" office:value="24.03376319" calcext:value-type="float">
            <text:p>24.03376319</text:p>
          </table:table-cell>
          <table:table-cell office:value-type="float" office:value="24.053869423" calcext:value-type="float">
            <text:p>24.053869423</text:p>
          </table:table-cell>
          <table:table-cell office:value-type="float" office:value="24.055340435" calcext:value-type="float">
            <text:p>24.055340435</text:p>
          </table:table-cell>
          <table:table-cell office:value-type="float" office:value="24.057258678" calcext:value-type="float">
            <text:p>24.057258678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0986901" calcext:value-type="float">
            <text:p>0.000986901</text:p>
          </table:table-cell>
          <table:table-cell office:value-type="float" office:value="-0.020267784" calcext:value-type="float">
            <text:p>-0.020267784</text:p>
          </table:table-cell>
          <table:table-cell office:value-type="float" office:value="0.000364895" calcext:value-type="float">
            <text:p>0.000364895</text:p>
          </table:table-cell>
          <table:table-cell office:value-type="float" office:value="0.001874421" calcext:value-type="float">
            <text:p>0.001874421</text:p>
          </table:table-cell>
          <table:table-cell office:value-type="float" office:value="0.003842887" calcext:value-type="float">
            <text:p>0.0038428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2-03 10:30:09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5827081" calcext:value-type="float">
            <text:p>0.135827081</text:p>
          </table:table-cell>
          <table:table-cell office:value-type="float" office:value="0.033250455" calcext:value-type="float">
            <text:p>0.033250455</text:p>
          </table:table-cell>
          <table:table-cell office:value-type="float" office:value="0.132843272" calcext:value-type="float">
            <text:p>0.132843272</text:p>
          </table:table-cell>
          <table:table-cell office:value-type="float" office:value="0.140010135" calcext:value-type="float">
            <text:p>0.140010135</text:p>
          </table:table-cell>
          <table:table-cell office:value-type="float" office:value="0.149202365" calcext:value-type="float">
            <text:p>0.1492023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698" calcext:value-type="float">
            <text:p>0.001109698</text:p>
          </table:table-cell>
          <table:table-cell office:value-type="float" office:value="0.000271654" calcext:value-type="float">
            <text:p>0.000271654</text:p>
          </table:table-cell>
          <table:table-cell office:value-type="float" office:value="0.001085321" calcext:value-type="float">
            <text:p>0.001085321</text:p>
          </table:table-cell>
          <table:table-cell office:value-type="float" office:value="0.001143874" calcext:value-type="float">
            <text:p>0.001143874</text:p>
          </table:table-cell>
          <table:table-cell office:value-type="float" office:value="0.001218974" calcext:value-type="float">
            <text:p>0.0012189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37" calcext:value-type="float">
            <text:p>3.9437E-05</text:p>
          </table:table-cell>
          <table:table-cell office:value-type="float" office:value="-0.000798607" calcext:value-type="float">
            <text:p>-0.000798607</text:p>
          </table:table-cell>
          <table:table-cell office:value-type="float" office:value="0.000015059" calcext:value-type="float">
            <text:p>1.5059E-05</text:p>
          </table:table-cell>
          <table:table-cell office:value-type="float" office:value="0.000073612" calcext:value-type="float">
            <text:p>7.3612E-05</text:p>
          </table:table-cell>
          <table:table-cell office:value-type="float" office:value="0.000148712" calcext:value-type="float">
            <text:p>0.00014871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541896" calcext:value-type="float">
            <text:p>24.059541896</text:p>
          </table:table-cell>
          <table:table-cell office:value-type="float" office:value="24.03884069" calcext:value-type="float">
            <text:p>24.03884069</text:p>
          </table:table-cell>
          <table:table-cell office:value-type="float" office:value="24.058939733" calcext:value-type="float">
            <text:p>24.058939733</text:p>
          </table:table-cell>
          <table:table-cell office:value-type="float" office:value="24.060386079" calcext:value-type="float">
            <text:p>24.060386079</text:p>
          </table:table-cell>
          <table:table-cell office:value-type="float" office:value="24.062241162" calcext:value-type="float">
            <text:p>24.062241162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0999615" calcext:value-type="float">
            <text:p>0.000999615</text:p>
          </table:table-cell>
          <table:table-cell office:value-type="float" office:value="-0.020243713" calcext:value-type="float">
            <text:p>-0.020243713</text:p>
          </table:table-cell>
          <table:table-cell office:value-type="float" office:value="0.000381683" calcext:value-type="float">
            <text:p>0.000381683</text:p>
          </table:table-cell>
          <table:table-cell office:value-type="float" office:value="0.001865904" calcext:value-type="float">
            <text:p>0.001865904</text:p>
          </table:table-cell>
          <table:table-cell office:value-type="float" office:value="0.003769565" calcext:value-type="float">
            <text:p>0.0037695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2-03 10:30:11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5874168" calcext:value-type="float">
            <text:p>0.135874168</text:p>
          </table:table-cell>
          <table:table-cell office:value-type="float" office:value="0.032812361" calcext:value-type="float">
            <text:p>0.032812361</text:p>
          </table:table-cell>
          <table:table-cell office:value-type="float" office:value="0.132404582" calcext:value-type="float">
            <text:p>0.132404582</text:p>
          </table:table-cell>
          <table:table-cell office:value-type="float" office:value="0.139872448" calcext:value-type="float">
            <text:p>0.139872448</text:p>
          </table:table-cell>
          <table:table-cell office:value-type="float" office:value="0.149956959" calcext:value-type="float">
            <text:p>0.149956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83" calcext:value-type="float">
            <text:p>0.001110083</text:p>
          </table:table-cell>
          <table:table-cell office:value-type="float" office:value="0.000268075" calcext:value-type="float">
            <text:p>0.000268075</text:p>
          </table:table-cell>
          <table:table-cell office:value-type="float" office:value="0.001081737" calcext:value-type="float">
            <text:p>0.001081737</text:p>
          </table:table-cell>
          <table:table-cell office:value-type="float" office:value="0.001142749" calcext:value-type="float">
            <text:p>0.001142749</text:p>
          </table:table-cell>
          <table:table-cell office:value-type="float" office:value="0.001225139" calcext:value-type="float">
            <text:p>0.0012251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822" calcext:value-type="float">
            <text:p>3.9822E-05</text:p>
          </table:table-cell>
          <table:table-cell office:value-type="float" office:value="-0.000802187" calcext:value-type="float">
            <text:p>-0.000802187</text:p>
          </table:table-cell>
          <table:table-cell office:value-type="float" office:value="0.000011475" calcext:value-type="float">
            <text:p>1.1475E-05</text:p>
          </table:table-cell>
          <table:table-cell office:value-type="float" office:value="0.000072487" calcext:value-type="float">
            <text:p>7.2487E-05</text:p>
          </table:table-cell>
          <table:table-cell office:value-type="float" office:value="0.000154877" calcext:value-type="float">
            <text:p>0.00015487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551399" calcext:value-type="float">
            <text:p>24.059551399</text:p>
          </table:table-cell>
          <table:table-cell office:value-type="float" office:value="24.038752276" calcext:value-type="float">
            <text:p>24.038752276</text:p>
          </table:table-cell>
          <table:table-cell office:value-type="float" office:value="24.058851201" calcext:value-type="float">
            <text:p>24.058851201</text:p>
          </table:table-cell>
          <table:table-cell office:value-type="float" office:value="24.060358292" calcext:value-type="float">
            <text:p>24.060358292</text:p>
          </table:table-cell>
          <table:table-cell office:value-type="float" office:value="24.062393446" calcext:value-type="float">
            <text:p>24.062393446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09367" calcext:value-type="float">
            <text:p>0.001009367</text:p>
          </table:table-cell>
          <table:table-cell office:value-type="float" office:value="-0.020334443" calcext:value-type="float">
            <text:p>-0.020334443</text:p>
          </table:table-cell>
          <table:table-cell office:value-type="float" office:value="0.000290832" calcext:value-type="float">
            <text:p>0.000290832</text:p>
          </table:table-cell>
          <table:table-cell office:value-type="float" office:value="0.00183739" calcext:value-type="float">
            <text:p>0.00183739</text:p>
          </table:table-cell>
          <table:table-cell office:value-type="float" office:value="0.003925837" calcext:value-type="float">
            <text:p>0.0039258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2-03 10:30:12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015431" calcext:value-type="float">
            <text:p>0.136015431</text:p>
          </table:table-cell>
          <table:table-cell office:value-type="float" office:value="0.032748584" calcext:value-type="float">
            <text:p>0.032748584</text:p>
          </table:table-cell>
          <table:table-cell office:value-type="float" office:value="0.132015363" calcext:value-type="float">
            <text:p>0.132015363</text:p>
          </table:table-cell>
          <table:table-cell office:value-type="float" office:value="0.139965432" calcext:value-type="float">
            <text:p>0.139965432</text:p>
          </table:table-cell>
          <table:table-cell office:value-type="float" office:value="0.149750131" calcext:value-type="float">
            <text:p>0.149750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37" calcext:value-type="float">
            <text:p>0.001111237</text:p>
          </table:table-cell>
          <table:table-cell office:value-type="float" office:value="0.000267554" calcext:value-type="float">
            <text:p>0.000267554</text:p>
          </table:table-cell>
          <table:table-cell office:value-type="float" office:value="0.001078557" calcext:value-type="float">
            <text:p>0.001078557</text:p>
          </table:table-cell>
          <table:table-cell office:value-type="float" office:value="0.001143508" calcext:value-type="float">
            <text:p>0.001143508</text:p>
          </table:table-cell>
          <table:table-cell office:value-type="float" office:value="0.001223449" calcext:value-type="float">
            <text:p>0.0012234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76" calcext:value-type="float">
            <text:p>4.0976E-05</text:p>
          </table:table-cell>
          <table:table-cell office:value-type="float" office:value="-0.000802708" calcext:value-type="float">
            <text:p>-0.000802708</text:p>
          </table:table-cell>
          <table:table-cell office:value-type="float" office:value="0.000008295" calcext:value-type="float">
            <text:p>8.295E-06</text:p>
          </table:table-cell>
          <table:table-cell office:value-type="float" office:value="0.000073247" calcext:value-type="float">
            <text:p>7.3247E-05</text:p>
          </table:table-cell>
          <table:table-cell office:value-type="float" office:value="0.000153187" calcext:value-type="float">
            <text:p>0.00015318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52596" calcext:value-type="float">
            <text:p>24.05452596</text:p>
          </table:table-cell>
          <table:table-cell office:value-type="float" office:value="24.033685362" calcext:value-type="float">
            <text:p>24.033685362</text:p>
          </table:table-cell>
          <table:table-cell office:value-type="float" office:value="24.053718701" calcext:value-type="float">
            <text:p>24.053718701</text:p>
          </table:table-cell>
          <table:table-cell office:value-type="float" office:value="24.055323114" calcext:value-type="float">
            <text:p>24.055323114</text:p>
          </table:table-cell>
          <table:table-cell office:value-type="float" office:value="24.057297772" calcext:value-type="float">
            <text:p>24.057297772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038621" calcext:value-type="float">
            <text:p>0.001038621</text:p>
          </table:table-cell>
          <table:table-cell office:value-type="float" office:value="-0.020347651" calcext:value-type="float">
            <text:p>-0.020347651</text:p>
          </table:table-cell>
          <table:table-cell office:value-type="float" office:value="0.000210227" calcext:value-type="float">
            <text:p>0.000210227</text:p>
          </table:table-cell>
          <table:table-cell office:value-type="float" office:value="0.001856646" calcext:value-type="float">
            <text:p>0.001856646</text:p>
          </table:table-cell>
          <table:table-cell office:value-type="float" office:value="0.003883004" calcext:value-type="float">
            <text:p>0.0038830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2-03 10:30:13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905759" calcext:value-type="float">
            <text:p>0.135905759</text:p>
          </table:table-cell>
          <table:table-cell office:value-type="float" office:value="0.03369749" calcext:value-type="float">
            <text:p>0.03369749</text:p>
          </table:table-cell>
          <table:table-cell office:value-type="float" office:value="0.132793204" calcext:value-type="float">
            <text:p>0.132793204</text:p>
          </table:table-cell>
          <table:table-cell office:value-type="float" office:value="0.139878409" calcext:value-type="float">
            <text:p>0.139878409</text:p>
          </table:table-cell>
          <table:table-cell office:value-type="float" office:value="0.148640889" calcext:value-type="float">
            <text:p>0.1486408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341" calcext:value-type="float">
            <text:p>0.001110341</text:p>
          </table:table-cell>
          <table:table-cell office:value-type="float" office:value="0.000275306" calcext:value-type="float">
            <text:p>0.000275306</text:p>
          </table:table-cell>
          <table:table-cell office:value-type="float" office:value="0.001084912" calcext:value-type="float">
            <text:p>0.001084912</text:p>
          </table:table-cell>
          <table:table-cell office:value-type="float" office:value="0.001142797" calcext:value-type="float">
            <text:p>0.001142797</text:p>
          </table:table-cell>
          <table:table-cell office:value-type="float" office:value="0.001214386" calcext:value-type="float">
            <text:p>0.0012143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8" calcext:value-type="float">
            <text:p>4.008E-05</text:p>
          </table:table-cell>
          <table:table-cell office:value-type="float" office:value="-0.000794955" calcext:value-type="float">
            <text:p>-0.000794955</text:p>
          </table:table-cell>
          <table:table-cell office:value-type="float" office:value="0.00001465" calcext:value-type="float">
            <text:p>1.465E-05</text:p>
          </table:table-cell>
          <table:table-cell office:value-type="float" office:value="0.000072536" calcext:value-type="float">
            <text:p>7.2536E-05</text:p>
          </table:table-cell>
          <table:table-cell office:value-type="float" office:value="0.000144125" calcext:value-type="float">
            <text:p>0.00014412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395933" calcext:value-type="float">
            <text:p>24.044395933</text:p>
          </table:table-cell>
          <table:table-cell office:value-type="float" office:value="24.023768781" calcext:value-type="float">
            <text:p>24.023768781</text:p>
          </table:table-cell>
          <table:table-cell office:value-type="float" office:value="24.043767779" calcext:value-type="float">
            <text:p>24.043767779</text:p>
          </table:table-cell>
          <table:table-cell office:value-type="float" office:value="24.045197665" calcext:value-type="float">
            <text:p>24.045197665</text:p>
          </table:table-cell>
          <table:table-cell office:value-type="float" office:value="24.046966045" calcext:value-type="float">
            <text:p>24.046966045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1015909" calcext:value-type="float">
            <text:p>0.001015909</text:p>
          </table:table-cell>
          <table:table-cell office:value-type="float" office:value="-0.020151132" calcext:value-type="float">
            <text:p>-0.020151132</text:p>
          </table:table-cell>
          <table:table-cell office:value-type="float" office:value="0.000371314" calcext:value-type="float">
            <text:p>0.000371314</text:p>
          </table:table-cell>
          <table:table-cell office:value-type="float" office:value="0.001838624" calcext:value-type="float">
            <text:p>0.001838624</text:p>
          </table:table-cell>
          <table:table-cell office:value-type="float" office:value="0.003653286" calcext:value-type="float">
            <text:p>0.0036532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2-03 10:30:15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706083" calcext:value-type="float">
            <text:p>0.135706083</text:p>
          </table:table-cell>
          <table:table-cell office:value-type="float" office:value="0.032923226" calcext:value-type="float">
            <text:p>0.032923226</text:p>
          </table:table-cell>
          <table:table-cell office:value-type="float" office:value="0.132500545" calcext:value-type="float">
            <text:p>0.132500545</text:p>
          </table:table-cell>
          <table:table-cell office:value-type="float" office:value="0.139909999" calcext:value-type="float">
            <text:p>0.139909999</text:p>
          </table:table-cell>
          <table:table-cell office:value-type="float" office:value="0.149779338" calcext:value-type="float">
            <text:p>0.1497793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71" calcext:value-type="float">
            <text:p>0.00110871</text:p>
          </table:table-cell>
          <table:table-cell office:value-type="float" office:value="0.000268981" calcext:value-type="float">
            <text:p>0.000268981</text:p>
          </table:table-cell>
          <table:table-cell office:value-type="float" office:value="0.001082521" calcext:value-type="float">
            <text:p>0.001082521</text:p>
          </table:table-cell>
          <table:table-cell office:value-type="float" office:value="0.001143056" calcext:value-type="float">
            <text:p>0.001143056</text:p>
          </table:table-cell>
          <table:table-cell office:value-type="float" office:value="0.001223687" calcext:value-type="float">
            <text:p>0.0012236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448" calcext:value-type="float">
            <text:p>3.8448E-05</text:p>
          </table:table-cell>
          <table:table-cell office:value-type="float" office:value="-0.000801281" calcext:value-type="float">
            <text:p>-0.000801281</text:p>
          </table:table-cell>
          <table:table-cell office:value-type="float" office:value="0.000012259" calcext:value-type="float">
            <text:p>1.2259E-05</text:p>
          </table:table-cell>
          <table:table-cell office:value-type="float" office:value="0.000072794" calcext:value-type="float">
            <text:p>7.2794E-05</text:p>
          </table:table-cell>
          <table:table-cell office:value-type="float" office:value="0.000153426" calcext:value-type="float">
            <text:p>0.00015342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355636" calcext:value-type="float">
            <text:p>24.044355636</text:p>
          </table:table-cell>
          <table:table-cell office:value-type="float" office:value="24.023612522" calcext:value-type="float">
            <text:p>24.023612522</text:p>
          </table:table-cell>
          <table:table-cell office:value-type="float" office:value="24.043708716" calcext:value-type="float">
            <text:p>24.043708716</text:p>
          </table:table-cell>
          <table:table-cell office:value-type="float" office:value="24.04520404" calcext:value-type="float">
            <text:p>24.04520404</text:p>
          </table:table-cell>
          <table:table-cell office:value-type="float" office:value="24.047195798" calcext:value-type="float">
            <text:p>24.047195798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0974557" calcext:value-type="float">
            <text:p>0.000974557</text:p>
          </table:table-cell>
          <table:table-cell office:value-type="float" office:value="-0.020311483" calcext:value-type="float">
            <text:p>-0.020311483</text:p>
          </table:table-cell>
          <table:table-cell office:value-type="float" office:value="0.000310706" calcext:value-type="float">
            <text:p>0.000310706</text:p>
          </table:table-cell>
          <table:table-cell office:value-type="float" office:value="0.001845167" calcext:value-type="float">
            <text:p>0.001845167</text:p>
          </table:table-cell>
          <table:table-cell office:value-type="float" office:value="0.003889052" calcext:value-type="float">
            <text:p>0.00388905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2-03 10:30:16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577933" calcext:value-type="float">
            <text:p>0.135577933</text:p>
          </table:table-cell>
          <table:table-cell office:value-type="float" office:value="0.032863621" calcext:value-type="float">
            <text:p>0.032863621</text:p>
          </table:table-cell>
          <table:table-cell office:value-type="float" office:value="0.132387296" calcext:value-type="float">
            <text:p>0.132387296</text:p>
          </table:table-cell>
          <table:table-cell office:value-type="float" office:value="0.139945762" calcext:value-type="float">
            <text:p>0.139945762</text:p>
          </table:table-cell>
          <table:table-cell office:value-type="float" office:value="0.149633902" calcext:value-type="float">
            <text:p>0.1496339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663" calcext:value-type="float">
            <text:p>0.001107663</text:p>
          </table:table-cell>
          <table:table-cell office:value-type="float" office:value="0.000268494" calcext:value-type="float">
            <text:p>0.000268494</text:p>
          </table:table-cell>
          <table:table-cell office:value-type="float" office:value="0.001081596" calcext:value-type="float">
            <text:p>0.001081596</text:p>
          </table:table-cell>
          <table:table-cell office:value-type="float" office:value="0.001143348" calcext:value-type="float">
            <text:p>0.001143348</text:p>
          </table:table-cell>
          <table:table-cell office:value-type="float" office:value="0.001222499" calcext:value-type="float">
            <text:p>0.0012224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401" calcext:value-type="float">
            <text:p>3.7401E-05</text:p>
          </table:table-cell>
          <table:table-cell office:value-type="float" office:value="-0.000801768" calcext:value-type="float">
            <text:p>-0.000801768</text:p>
          </table:table-cell>
          <table:table-cell office:value-type="float" office:value="0.000011334" calcext:value-type="float">
            <text:p>1.1334E-05</text:p>
          </table:table-cell>
          <table:table-cell office:value-type="float" office:value="0.000073086" calcext:value-type="float">
            <text:p>7.3086E-05</text:p>
          </table:table-cell>
          <table:table-cell office:value-type="float" office:value="0.000152238" calcext:value-type="float">
            <text:p>0.00015223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437668" calcext:value-type="float">
            <text:p>24.054437668</text:p>
          </table:table-cell>
          <table:table-cell office:value-type="float" office:value="24.033708578" calcext:value-type="float">
            <text:p>24.033708578</text:p>
          </table:table-cell>
          <table:table-cell office:value-type="float" office:value="24.053793762" calcext:value-type="float">
            <text:p>24.053793762</text:p>
          </table:table-cell>
          <table:table-cell office:value-type="float" office:value="24.055319144" calcext:value-type="float">
            <text:p>24.055319144</text:p>
          </table:table-cell>
          <table:table-cell office:value-type="float" office:value="24.057274316" calcext:value-type="float">
            <text:p>24.057274316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0948018" calcext:value-type="float">
            <text:p>0.000948018</text:p>
          </table:table-cell>
          <table:table-cell office:value-type="float" office:value="-0.020323827" calcext:value-type="float">
            <text:p>-0.020323827</text:p>
          </table:table-cell>
          <table:table-cell office:value-type="float" office:value="0.000287252" calcext:value-type="float">
            <text:p>0.000287252</text:p>
          </table:table-cell>
          <table:table-cell office:value-type="float" office:value="0.001852573" calcext:value-type="float">
            <text:p>0.001852573</text:p>
          </table:table-cell>
          <table:table-cell office:value-type="float" office:value="0.003858934" calcext:value-type="float">
            <text:p>0.0038589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2-03 10:30:17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5533826" calcext:value-type="float">
            <text:p>0.135533826</text:p>
          </table:table-cell>
          <table:table-cell office:value-type="float" office:value="0.03292859" calcext:value-type="float">
            <text:p>0.03292859</text:p>
          </table:table-cell>
          <table:table-cell office:value-type="float" office:value="0.132347957" calcext:value-type="float">
            <text:p>0.132347957</text:p>
          </table:table-cell>
          <table:table-cell office:value-type="float" office:value="0.140290873" calcext:value-type="float">
            <text:p>0.140290873</text:p>
          </table:table-cell>
          <table:table-cell office:value-type="float" office:value="0.14973821" calcext:value-type="float">
            <text:p>0.149738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302" calcext:value-type="float">
            <text:p>0.001107302</text:p>
          </table:table-cell>
          <table:table-cell office:value-type="float" office:value="0.000269024" calcext:value-type="float">
            <text:p>0.000269024</text:p>
          </table:table-cell>
          <table:table-cell office:value-type="float" office:value="0.001081274" calcext:value-type="float">
            <text:p>0.001081274</text:p>
          </table:table-cell>
          <table:table-cell office:value-type="float" office:value="0.001146167" calcext:value-type="float">
            <text:p>0.001146167</text:p>
          </table:table-cell>
          <table:table-cell office:value-type="float" office:value="0.001223351" calcext:value-type="float">
            <text:p>0.0012233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041" calcext:value-type="float">
            <text:p>3.7041E-05</text:p>
          </table:table-cell>
          <table:table-cell office:value-type="float" office:value="-0.000801237" calcext:value-type="float">
            <text:p>-0.000801237</text:p>
          </table:table-cell>
          <table:table-cell office:value-type="float" office:value="0.000011013" calcext:value-type="float">
            <text:p>1.1013E-05</text:p>
          </table:table-cell>
          <table:table-cell office:value-type="float" office:value="0.000075906" calcext:value-type="float">
            <text:p>7.5906E-05</text:p>
          </table:table-cell>
          <table:table-cell office:value-type="float" office:value="0.00015309" calcext:value-type="float">
            <text:p>0.0001530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9374819" calcext:value-type="float">
            <text:p>24.049374819</text:p>
          </table:table-cell>
          <table:table-cell office:value-type="float" office:value="24.028667647" calcext:value-type="float">
            <text:p>24.028667647</text:p>
          </table:table-cell>
          <table:table-cell office:value-type="float" office:value="24.048731872" calcext:value-type="float">
            <text:p>24.048731872</text:p>
          </table:table-cell>
          <table:table-cell office:value-type="float" office:value="24.050334848" calcext:value-type="float">
            <text:p>24.050334848</text:p>
          </table:table-cell>
          <table:table-cell office:value-type="float" office:value="24.052241432" calcext:value-type="float">
            <text:p>24.052241432</text:p>
          </table:table-cell>
          <table:table-cell office:value-type="float" office:value="25.030646068" calcext:value-type="float">
            <text:p>25.030646068</text:p>
          </table:table-cell>
          <table:table-cell/>
          <table:table-cell office:value-type="float" office:value="0.000938883" calcext:value-type="float">
            <text:p>0.000938883</text:p>
          </table:table-cell>
          <table:table-cell office:value-type="float" office:value="-0.020310372" calcext:value-type="float">
            <text:p>-0.020310372</text:p>
          </table:table-cell>
          <table:table-cell office:value-type="float" office:value="0.000279105" calcext:value-type="float">
            <text:p>0.000279105</text:p>
          </table:table-cell>
          <table:table-cell office:value-type="float" office:value="0.001924043" calcext:value-type="float">
            <text:p>0.001924043</text:p>
          </table:table-cell>
          <table:table-cell office:value-type="float" office:value="0.003880535" calcext:value-type="float">
            <text:p>0.0038805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2-03 10:30:19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5470049" calcext:value-type="float">
            <text:p>0.135470049</text:p>
          </table:table-cell>
          <table:table-cell office:value-type="float" office:value="0.033435229" calcext:value-type="float">
            <text:p>0.033435229</text:p>
          </table:table-cell>
          <table:table-cell office:value-type="float" office:value="0.132850424" calcext:value-type="float">
            <text:p>0.132850424</text:p>
          </table:table-cell>
          <table:table-cell office:value-type="float" office:value="0.140557902" calcext:value-type="float">
            <text:p>0.140557902</text:p>
          </table:table-cell>
          <table:table-cell office:value-type="float" office:value="0.148558038" calcext:value-type="float">
            <text:p>0.1485580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781" calcext:value-type="float">
            <text:p>0.001106781</text:p>
          </table:table-cell>
          <table:table-cell office:value-type="float" office:value="0.000273164" calcext:value-type="float">
            <text:p>0.000273164</text:p>
          </table:table-cell>
          <table:table-cell office:value-type="float" office:value="0.001085379" calcext:value-type="float">
            <text:p>0.001085379</text:p>
          </table:table-cell>
          <table:table-cell office:value-type="float" office:value="0.001148349" calcext:value-type="float">
            <text:p>0.001148349</text:p>
          </table:table-cell>
          <table:table-cell office:value-type="float" office:value="0.001213709" calcext:value-type="float">
            <text:p>0.0012137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52" calcext:value-type="float">
            <text:p>3.652E-05</text:p>
          </table:table-cell>
          <table:table-cell office:value-type="float" office:value="-0.000797098" calcext:value-type="float">
            <text:p>-0.000797098</text:p>
          </table:table-cell>
          <table:table-cell office:value-type="float" office:value="0.000015118" calcext:value-type="float">
            <text:p>1.5118E-05</text:p>
          </table:table-cell>
          <table:table-cell office:value-type="float" office:value="0.000078087" calcext:value-type="float">
            <text:p>7.8087E-05</text:p>
          </table:table-cell>
          <table:table-cell office:value-type="float" office:value="0.000143448" calcext:value-type="float">
            <text:p>0.00014344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4200107" calcext:value-type="float">
            <text:p>24.034200107</text:p>
          </table:table-cell>
          <table:table-cell office:value-type="float" office:value="24.013607769" calcext:value-type="float">
            <text:p>24.013607769</text:p>
          </table:table-cell>
          <table:table-cell office:value-type="float" office:value="24.033671428" calcext:value-type="float">
            <text:p>24.033671428</text:p>
          </table:table-cell>
          <table:table-cell office:value-type="float" office:value="24.035226911" calcext:value-type="float">
            <text:p>24.035226911</text:p>
          </table:table-cell>
          <table:table-cell office:value-type="float" office:value="24.036841455" calcext:value-type="float">
            <text:p>24.036841455</text:p>
          </table:table-cell>
          <table:table-cell office:value-type="float" office:value="25.015497684" calcext:value-type="float">
            <text:p>25.015497684</text:p>
          </table:table-cell>
          <table:table-cell/>
          <table:table-cell office:value-type="float" office:value="0.000925675" calcext:value-type="float">
            <text:p>0.000925675</text:p>
          </table:table-cell>
          <table:table-cell office:value-type="float" office:value="-0.020205446" calcext:value-type="float">
            <text:p>-0.020205446</text:p>
          </table:table-cell>
          <table:table-cell office:value-type="float" office:value="0.000383164" calcext:value-type="float">
            <text:p>0.000383164</text:p>
          </table:table-cell>
          <table:table-cell office:value-type="float" office:value="0.001979344" calcext:value-type="float">
            <text:p>0.001979344</text:p>
          </table:table-cell>
          <table:table-cell office:value-type="float" office:value="0.003636128" calcext:value-type="float">
            <text:p>0.00363612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2-03 10:30:20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514752" calcext:value-type="float">
            <text:p>0.135514752</text:p>
          </table:table-cell>
          <table:table-cell office:value-type="float" office:value="0.032920841" calcext:value-type="float">
            <text:p>0.032920841</text:p>
          </table:table-cell>
          <table:table-cell office:value-type="float" office:value="0.13248326" calcext:value-type="float">
            <text:p>0.13248326</text:p>
          </table:table-cell>
          <table:table-cell office:value-type="float" office:value="0.140624659" calcext:value-type="float">
            <text:p>0.140624659</text:p>
          </table:table-cell>
          <table:table-cell office:value-type="float" office:value="0.149440187" calcext:value-type="float">
            <text:p>0.1494401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147" calcext:value-type="float">
            <text:p>0.001107147</text:p>
          </table:table-cell>
          <table:table-cell office:value-type="float" office:value="0.000268961" calcext:value-type="float">
            <text:p>0.000268961</text:p>
          </table:table-cell>
          <table:table-cell office:value-type="float" office:value="0.00108238" calcext:value-type="float">
            <text:p>0.00108238</text:p>
          </table:table-cell>
          <table:table-cell office:value-type="float" office:value="0.001148894" calcext:value-type="float">
            <text:p>0.001148894</text:p>
          </table:table-cell>
          <table:table-cell office:value-type="float" office:value="0.001220917" calcext:value-type="float">
            <text:p>0.0012209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885" calcext:value-type="float">
            <text:p>3.6885E-05</text:p>
          </table:table-cell>
          <table:table-cell office:value-type="float" office:value="-0.0008013" calcext:value-type="float">
            <text:p>-0.0008013</text:p>
          </table:table-cell>
          <table:table-cell office:value-type="float" office:value="0.000012118" calcext:value-type="float">
            <text:p>1.2118E-05</text:p>
          </table:table-cell>
          <table:table-cell office:value-type="float" office:value="0.000078633" calcext:value-type="float">
            <text:p>7.8633E-05</text:p>
          </table:table-cell>
          <table:table-cell office:value-type="float" office:value="0.000150655" calcext:value-type="float">
            <text:p>0.00015065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317023" calcext:value-type="float">
            <text:p>24.044317023</text:p>
          </table:table-cell>
          <table:table-cell office:value-type="float" office:value="24.02361204" calcext:value-type="float">
            <text:p>24.02361204</text:p>
          </table:table-cell>
          <table:table-cell office:value-type="float" office:value="24.043705228" calcext:value-type="float">
            <text:p>24.043705228</text:p>
          </table:table-cell>
          <table:table-cell office:value-type="float" office:value="24.045348268" calcext:value-type="float">
            <text:p>24.045348268</text:p>
          </table:table-cell>
          <table:table-cell office:value-type="float" office:value="24.047127353" calcext:value-type="float">
            <text:p>24.047127353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0934933" calcext:value-type="float">
            <text:p>0.000934933</text:p>
          </table:table-cell>
          <table:table-cell office:value-type="float" office:value="-0.020311976" calcext:value-type="float">
            <text:p>-0.020311976</text:p>
          </table:table-cell>
          <table:table-cell office:value-type="float" office:value="0.000307126" calcext:value-type="float">
            <text:p>0.000307126</text:p>
          </table:table-cell>
          <table:table-cell office:value-type="float" office:value="0.001993169" calcext:value-type="float">
            <text:p>0.001993169</text:p>
          </table:table-cell>
          <table:table-cell office:value-type="float" office:value="0.003818816" calcext:value-type="float">
            <text:p>0.00381881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2-03 10:30:21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5651247" calcext:value-type="float">
            <text:p>0.135651247</text:p>
          </table:table-cell>
          <table:table-cell office:value-type="float" office:value="0.033568148" calcext:value-type="float">
            <text:p>0.033568148</text:p>
          </table:table-cell>
          <table:table-cell office:value-type="float" office:value="0.132293121" calcext:value-type="float">
            <text:p>0.132293121</text:p>
          </table:table-cell>
          <table:table-cell office:value-type="float" office:value="0.140622275" calcext:value-type="float">
            <text:p>0.140622275</text:p>
          </table:table-cell>
          <table:table-cell office:value-type="float" office:value="0.148346442" calcext:value-type="float">
            <text:p>0.1483464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262" calcext:value-type="float">
            <text:p>0.001108262</text:p>
          </table:table-cell>
          <table:table-cell office:value-type="float" office:value="0.00027425" calcext:value-type="float">
            <text:p>0.00027425</text:p>
          </table:table-cell>
          <table:table-cell office:value-type="float" office:value="0.001080826" calcext:value-type="float">
            <text:p>0.001080826</text:p>
          </table:table-cell>
          <table:table-cell office:value-type="float" office:value="0.001148875" calcext:value-type="float">
            <text:p>0.001148875</text:p>
          </table:table-cell>
          <table:table-cell office:value-type="float" office:value="0.001211981" calcext:value-type="float">
            <text:p>0.0012119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" calcext:value-type="float">
            <text:p>3.8E-05</text:p>
          </table:table-cell>
          <table:table-cell office:value-type="float" office:value="-0.000796012" calcext:value-type="float">
            <text:p>-0.000796012</text:p>
          </table:table-cell>
          <table:table-cell office:value-type="float" office:value="0.000010565" calcext:value-type="float">
            <text:p>1.0565E-05</text:p>
          </table:table-cell>
          <table:table-cell office:value-type="float" office:value="0.000078613" calcext:value-type="float">
            <text:p>7.8613E-05</text:p>
          </table:table-cell>
          <table:table-cell office:value-type="float" office:value="0.000141719" calcext:value-type="float">
            <text:p>0.00014171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4236676" calcext:value-type="float">
            <text:p>24.034236676</text:p>
          </table:table-cell>
          <table:table-cell office:value-type="float" office:value="24.013634595" calcext:value-type="float">
            <text:p>24.013634595</text:p>
          </table:table-cell>
          <table:table-cell office:value-type="float" office:value="24.033558956" calcext:value-type="float">
            <text:p>24.033558956</text:p>
          </table:table-cell>
          <table:table-cell office:value-type="float" office:value="24.035239903" calcext:value-type="float">
            <text:p>24.035239903</text:p>
          </table:table-cell>
          <table:table-cell office:value-type="float" office:value="24.036798752" calcext:value-type="float">
            <text:p>24.036798752</text:p>
          </table:table-cell>
          <table:table-cell office:value-type="float" office:value="25.015497684" calcext:value-type="float">
            <text:p>25.015497684</text:p>
          </table:table-cell>
          <table:table-cell/>
          <table:table-cell office:value-type="float" office:value="0.000963201" calcext:value-type="float">
            <text:p>0.000963201</text:p>
          </table:table-cell>
          <table:table-cell office:value-type="float" office:value="-0.020177919" calcext:value-type="float">
            <text:p>-0.020177919</text:p>
          </table:table-cell>
          <table:table-cell office:value-type="float" office:value="0.000267749" calcext:value-type="float">
            <text:p>0.000267749</text:p>
          </table:table-cell>
          <table:table-cell office:value-type="float" office:value="0.001992675" calcext:value-type="float">
            <text:p>0.001992675</text:p>
          </table:table-cell>
          <table:table-cell office:value-type="float" office:value="0.003592308" calcext:value-type="float">
            <text:p>0.00359230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2-03 10:30:23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605947" calcext:value-type="float">
            <text:p>0.135605947</text:p>
          </table:table-cell>
          <table:table-cell office:value-type="float" office:value="0.033073429" calcext:value-type="float">
            <text:p>0.033073429</text:p>
          </table:table-cell>
          <table:table-cell office:value-type="float" office:value="0.132617966" calcext:value-type="float">
            <text:p>0.132617966</text:p>
          </table:table-cell>
          <table:table-cell office:value-type="float" office:value="0.140446441" calcext:value-type="float">
            <text:p>0.140446441</text:p>
          </table:table-cell>
          <table:table-cell office:value-type="float" office:value="0.149161237" calcext:value-type="float">
            <text:p>0.1491612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892" calcext:value-type="float">
            <text:p>0.001107892</text:p>
          </table:table-cell>
          <table:table-cell office:value-type="float" office:value="0.000270208" calcext:value-type="float">
            <text:p>0.000270208</text:p>
          </table:table-cell>
          <table:table-cell office:value-type="float" office:value="0.00108348" calcext:value-type="float">
            <text:p>0.00108348</text:p>
          </table:table-cell>
          <table:table-cell office:value-type="float" office:value="0.001147438" calcext:value-type="float">
            <text:p>0.001147438</text:p>
          </table:table-cell>
          <table:table-cell office:value-type="float" office:value="0.001218638" calcext:value-type="float">
            <text:p>0.0012186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63" calcext:value-type="float">
            <text:p>3.763E-05</text:p>
          </table:table-cell>
          <table:table-cell office:value-type="float" office:value="-0.000800054" calcext:value-type="float">
            <text:p>-0.000800054</text:p>
          </table:table-cell>
          <table:table-cell office:value-type="float" office:value="0.000013219" calcext:value-type="float">
            <text:p>1.3219E-05</text:p>
          </table:table-cell>
          <table:table-cell office:value-type="float" office:value="0.000077177" calcext:value-type="float">
            <text:p>7.7177E-05</text:p>
          </table:table-cell>
          <table:table-cell office:value-type="float" office:value="0.000148376" calcext:value-type="float">
            <text:p>0.00014837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443322" calcext:value-type="float">
            <text:p>24.054443322</text:p>
          </table:table-cell>
          <table:table-cell office:value-type="float" office:value="24.033750921" calcext:value-type="float">
            <text:p>24.033750921</text:p>
          </table:table-cell>
          <table:table-cell office:value-type="float" office:value="24.053840313" calcext:value-type="float">
            <text:p>24.053840313</text:p>
          </table:table-cell>
          <table:table-cell office:value-type="float" office:value="24.055420187" calcext:value-type="float">
            <text:p>24.055420187</text:p>
          </table:table-cell>
          <table:table-cell office:value-type="float" office:value="24.057178927" calcext:value-type="float">
            <text:p>24.057178927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0953819" calcext:value-type="float">
            <text:p>0.000953819</text:p>
          </table:table-cell>
          <table:table-cell office:value-type="float" office:value="-0.020280375" calcext:value-type="float">
            <text:p>-0.020280375</text:p>
          </table:table-cell>
          <table:table-cell office:value-type="float" office:value="0.000335023" calcext:value-type="float">
            <text:p>0.000335023</text:p>
          </table:table-cell>
          <table:table-cell office:value-type="float" office:value="0.001956261" calcext:value-type="float">
            <text:p>0.001956261</text:p>
          </table:table-cell>
          <table:table-cell office:value-type="float" office:value="0.003761047" calcext:value-type="float">
            <text:p>0.00376104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2-03 10:30:24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73827" calcext:value-type="float">
            <text:p>0.13573827</text:p>
          </table:table-cell>
          <table:table-cell office:value-type="float" office:value="0.034228567" calcext:value-type="float">
            <text:p>0.034228567</text:p>
          </table:table-cell>
          <table:table-cell office:value-type="float" office:value="0.132308618" calcext:value-type="float">
            <text:p>0.132308618</text:p>
          </table:table-cell>
          <table:table-cell office:value-type="float" office:value="0.140324848" calcext:value-type="float">
            <text:p>0.140324848</text:p>
          </table:table-cell>
          <table:table-cell office:value-type="float" office:value="0.148287433" calcext:value-type="float">
            <text:p>0.1482874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973" calcext:value-type="float">
            <text:p>0.001108973</text:p>
          </table:table-cell>
          <table:table-cell office:value-type="float" office:value="0.000279645" calcext:value-type="float">
            <text:p>0.000279645</text:p>
          </table:table-cell>
          <table:table-cell office:value-type="float" office:value="0.001080953" calcext:value-type="float">
            <text:p>0.001080953</text:p>
          </table:table-cell>
          <table:table-cell office:value-type="float" office:value="0.001146445" calcext:value-type="float">
            <text:p>0.001146445</text:p>
          </table:table-cell>
          <table:table-cell office:value-type="float" office:value="0.001211499" calcext:value-type="float">
            <text:p>0.0012114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711" calcext:value-type="float">
            <text:p>3.8711E-05</text:p>
          </table:table-cell>
          <table:table-cell office:value-type="float" office:value="-0.000790616" calcext:value-type="float">
            <text:p>-0.000790616</text:p>
          </table:table-cell>
          <table:table-cell office:value-type="float" office:value="0.000010691" calcext:value-type="float">
            <text:p>1.0691E-05</text:p>
          </table:table-cell>
          <table:table-cell office:value-type="float" office:value="0.000076183" calcext:value-type="float">
            <text:p>7.6183E-05</text:p>
          </table:table-cell>
          <table:table-cell office:value-type="float" office:value="0.000141237" calcext:value-type="float">
            <text:p>0.00014123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362131" calcext:value-type="float">
            <text:p>24.044362131</text:p>
          </table:table-cell>
          <table:table-cell office:value-type="float" office:value="24.023875962" calcext:value-type="float">
            <text:p>24.023875962</text:p>
          </table:table-cell>
          <table:table-cell office:value-type="float" office:value="24.043669983" calcext:value-type="float">
            <text:p>24.043669983</text:p>
          </table:table-cell>
          <table:table-cell office:value-type="float" office:value="24.045287762" calcext:value-type="float">
            <text:p>24.045287762</text:p>
          </table:table-cell>
          <table:table-cell office:value-type="float" office:value="24.046894713" calcext:value-type="float">
            <text:p>24.046894713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0981223" calcext:value-type="float">
            <text:p>0.000981223</text:p>
          </table:table-cell>
          <table:table-cell office:value-type="float" office:value="-0.020041146" calcext:value-type="float">
            <text:p>-0.020041146</text:p>
          </table:table-cell>
          <table:table-cell office:value-type="float" office:value="0.000270959" calcext:value-type="float">
            <text:p>0.000270959</text:p>
          </table:table-cell>
          <table:table-cell office:value-type="float" office:value="0.001931079" calcext:value-type="float">
            <text:p>0.001931079</text:p>
          </table:table-cell>
          <table:table-cell office:value-type="float" office:value="0.003580088" calcext:value-type="float">
            <text:p>0.0035800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2-03 10:30:25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5727541" calcext:value-type="float">
            <text:p>0.135727541</text:p>
          </table:table-cell>
          <table:table-cell office:value-type="float" office:value="0.033661727" calcext:value-type="float">
            <text:p>0.033661727</text:p>
          </table:table-cell>
          <table:table-cell office:value-type="float" office:value="0.132761613" calcext:value-type="float">
            <text:p>0.132761613</text:p>
          </table:table-cell>
          <table:table-cell office:value-type="float" office:value="0.140238421" calcext:value-type="float">
            <text:p>0.140238421</text:p>
          </table:table-cell>
          <table:table-cell office:value-type="float" office:value="0.148088354" calcext:value-type="float">
            <text:p>0.1480883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885" calcext:value-type="float">
            <text:p>0.001108885</text:p>
          </table:table-cell>
          <table:table-cell office:value-type="float" office:value="0.000275014" calcext:value-type="float">
            <text:p>0.000275014</text:p>
          </table:table-cell>
          <table:table-cell office:value-type="float" office:value="0.001084654" calcext:value-type="float">
            <text:p>0.001084654</text:p>
          </table:table-cell>
          <table:table-cell office:value-type="float" office:value="0.001145739" calcext:value-type="float">
            <text:p>0.001145739</text:p>
          </table:table-cell>
          <table:table-cell office:value-type="float" office:value="0.001209872" calcext:value-type="float">
            <text:p>0.0012098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624" calcext:value-type="float">
            <text:p>3.8624E-05</text:p>
          </table:table-cell>
          <table:table-cell office:value-type="float" office:value="-0.000795247" calcext:value-type="float">
            <text:p>-0.000795247</text:p>
          </table:table-cell>
          <table:table-cell office:value-type="float" office:value="0.000014392" calcext:value-type="float">
            <text:p>1.4392E-05</text:p>
          </table:table-cell>
          <table:table-cell office:value-type="float" office:value="0.000075477" calcext:value-type="float">
            <text:p>7.5477E-05</text:p>
          </table:table-cell>
          <table:table-cell office:value-type="float" office:value="0.000139611" calcext:value-type="float">
            <text:p>0.00013961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9413913" calcext:value-type="float">
            <text:p>24.049413913</text:p>
          </table:table-cell>
          <table:table-cell office:value-type="float" office:value="24.028815606" calcext:value-type="float">
            <text:p>24.028815606</text:p>
          </table:table-cell>
          <table:table-cell office:value-type="float" office:value="24.048815353" calcext:value-type="float">
            <text:p>24.048815353</text:p>
          </table:table-cell>
          <table:table-cell office:value-type="float" office:value="24.050324263" calcext:value-type="float">
            <text:p>24.050324263</text:p>
          </table:table-cell>
          <table:table-cell office:value-type="float" office:value="24.051908472" calcext:value-type="float">
            <text:p>24.051908472</text:p>
          </table:table-cell>
          <table:table-cell office:value-type="float" office:value="25.030646068" calcext:value-type="float">
            <text:p>25.030646068</text:p>
          </table:table-cell>
          <table:table-cell/>
          <table:table-cell office:value-type="float" office:value="0.000979001" calcext:value-type="float">
            <text:p>0.000979001</text:p>
          </table:table-cell>
          <table:table-cell office:value-type="float" office:value="-0.020158539" calcext:value-type="float">
            <text:p>-0.020158539</text:p>
          </table:table-cell>
          <table:table-cell office:value-type="float" office:value="0.000364772" calcext:value-type="float">
            <text:p>0.000364772</text:p>
          </table:table-cell>
          <table:table-cell office:value-type="float" office:value="0.001913181" calcext:value-type="float">
            <text:p>0.001913181</text:p>
          </table:table-cell>
          <table:table-cell office:value-type="float" office:value="0.003538859" calcext:value-type="float">
            <text:p>0.0035388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2-03 10:30:26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5657803" calcext:value-type="float">
            <text:p>0.135657803</text:p>
          </table:table-cell>
          <table:table-cell office:value-type="float" office:value="0.032905344" calcext:value-type="float">
            <text:p>0.032905344</text:p>
          </table:table-cell>
          <table:table-cell office:value-type="float" office:value="0.132513658" calcext:value-type="float">
            <text:p>0.132513658</text:p>
          </table:table-cell>
          <table:table-cell office:value-type="float" office:value="0.140159743" calcext:value-type="float">
            <text:p>0.140159743</text:p>
          </table:table-cell>
          <table:table-cell office:value-type="float" office:value="0.149324554" calcext:value-type="float">
            <text:p>0.1493245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315" calcext:value-type="float">
            <text:p>0.001108315</text:p>
          </table:table-cell>
          <table:table-cell office:value-type="float" office:value="0.000268835" calcext:value-type="float">
            <text:p>0.000268835</text:p>
          </table:table-cell>
          <table:table-cell office:value-type="float" office:value="0.001082628" calcext:value-type="float">
            <text:p>0.001082628</text:p>
          </table:table-cell>
          <table:table-cell office:value-type="float" office:value="0.001145096" calcext:value-type="float">
            <text:p>0.001145096</text:p>
          </table:table-cell>
          <table:table-cell office:value-type="float" office:value="0.001219972" calcext:value-type="float">
            <text:p>0.0012199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054" calcext:value-type="float">
            <text:p>3.8054E-05</text:p>
          </table:table-cell>
          <table:table-cell office:value-type="float" office:value="-0.000801427" calcext:value-type="float">
            <text:p>-0.000801427</text:p>
          </table:table-cell>
          <table:table-cell office:value-type="float" office:value="0.000012366" calcext:value-type="float">
            <text:p>1.2366E-05</text:p>
          </table:table-cell>
          <table:table-cell office:value-type="float" office:value="0.000074835" calcext:value-type="float">
            <text:p>7.4835E-05</text:p>
          </table:table-cell>
          <table:table-cell office:value-type="float" office:value="0.00014971" calcext:value-type="float">
            <text:p>0.0001497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4237999" calcext:value-type="float">
            <text:p>24.034237999</text:p>
          </table:table-cell>
          <table:table-cell office:value-type="float" office:value="24.013500828" calcext:value-type="float">
            <text:p>24.013500828</text:p>
          </table:table-cell>
          <table:table-cell office:value-type="float" office:value="24.033603463" calcext:value-type="float">
            <text:p>24.033603463</text:p>
          </table:table-cell>
          <table:table-cell office:value-type="float" office:value="24.035146557" calcext:value-type="float">
            <text:p>24.035146557</text:p>
          </table:table-cell>
          <table:table-cell office:value-type="float" office:value="24.036996149" calcext:value-type="float">
            <text:p>24.036996149</text:p>
          </table:table-cell>
          <table:table-cell office:value-type="float" office:value="25.015497684" calcext:value-type="float">
            <text:p>25.015497684</text:p>
          </table:table-cell>
          <table:table-cell/>
          <table:table-cell office:value-type="float" office:value="0.000964558" calcext:value-type="float">
            <text:p>0.000964558</text:p>
          </table:table-cell>
          <table:table-cell office:value-type="float" office:value="-0.020315186" calcext:value-type="float">
            <text:p>-0.020315186</text:p>
          </table:table-cell>
          <table:table-cell office:value-type="float" office:value="0.000313421" calcext:value-type="float">
            <text:p>0.000313421</text:p>
          </table:table-cell>
          <table:table-cell office:value-type="float" office:value="0.001896887" calcext:value-type="float">
            <text:p>0.001896887</text:p>
          </table:table-cell>
          <table:table-cell office:value-type="float" office:value="0.003794869" calcext:value-type="float">
            <text:p>0.0037948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2-03 10:30:28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5770456" calcext:value-type="float">
            <text:p>0.135770456</text:p>
          </table:table-cell>
          <table:table-cell office:value-type="float" office:value="0.032699708" calcext:value-type="float">
            <text:p>0.032699708</text:p>
          </table:table-cell>
          <table:table-cell office:value-type="float" office:value="0.132010595" calcext:value-type="float">
            <text:p>0.132010595</text:p>
          </table:table-cell>
          <table:table-cell office:value-type="float" office:value="0.140150802" calcext:value-type="float">
            <text:p>0.140150802</text:p>
          </table:table-cell>
          <table:table-cell office:value-type="float" office:value="0.148931759" calcext:value-type="float">
            <text:p>0.1489317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236" calcext:value-type="float">
            <text:p>0.001109236</text:p>
          </table:table-cell>
          <table:table-cell office:value-type="float" office:value="0.000267154" calcext:value-type="float">
            <text:p>0.000267154</text:p>
          </table:table-cell>
          <table:table-cell office:value-type="float" office:value="0.001078518" calcext:value-type="float">
            <text:p>0.001078518</text:p>
          </table:table-cell>
          <table:table-cell office:value-type="float" office:value="0.001145023" calcext:value-type="float">
            <text:p>0.001145023</text:p>
          </table:table-cell>
          <table:table-cell office:value-type="float" office:value="0.001216763" calcext:value-type="float">
            <text:p>0.0012167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974" calcext:value-type="float">
            <text:p>3.8974E-05</text:p>
          </table:table-cell>
          <table:table-cell office:value-type="float" office:value="-0.000803107" calcext:value-type="float">
            <text:p>-0.000803107</text:p>
          </table:table-cell>
          <table:table-cell office:value-type="float" office:value="0.000008256" calcext:value-type="float">
            <text:p>8.256E-06</text:p>
          </table:table-cell>
          <table:table-cell office:value-type="float" office:value="0.000074761" calcext:value-type="float">
            <text:p>7.4761E-05</text:p>
          </table:table-cell>
          <table:table-cell office:value-type="float" office:value="0.000146501" calcext:value-type="float">
            <text:p>0.00014650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931468" calcext:value-type="float">
            <text:p>24.03931468</text:p>
          </table:table-cell>
          <table:table-cell office:value-type="float" office:value="24.018513369" calcext:value-type="float">
            <text:p>24.018513369</text:p>
          </table:table-cell>
          <table:table-cell office:value-type="float" office:value="24.038555888" calcext:value-type="float">
            <text:p>24.038555888</text:p>
          </table:table-cell>
          <table:table-cell office:value-type="float" office:value="24.040198695" calcext:value-type="float">
            <text:p>24.040198695</text:p>
          </table:table-cell>
          <table:table-cell office:value-type="float" office:value="24.041970811" calcext:value-type="float">
            <text:p>24.041970811</text:p>
          </table:table-cell>
          <table:table-cell office:value-type="float" office:value="25.020547145" calcext:value-type="float">
            <text:p>25.020547145</text:p>
          </table:table-cell>
          <table:table-cell/>
          <table:table-cell office:value-type="float" office:value="0.000987888" calcext:value-type="float">
            <text:p>0.000987888</text:p>
          </table:table-cell>
          <table:table-cell office:value-type="float" office:value="-0.020357773" calcext:value-type="float">
            <text:p>-0.020357773</text:p>
          </table:table-cell>
          <table:table-cell office:value-type="float" office:value="0.000209239" calcext:value-type="float">
            <text:p>0.000209239</text:p>
          </table:table-cell>
          <table:table-cell office:value-type="float" office:value="0.001895036" calcext:value-type="float">
            <text:p>0.001895036</text:p>
          </table:table-cell>
          <table:table-cell office:value-type="float" office:value="0.003713524" calcext:value-type="float">
            <text:p>0.0037135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2-03 10:30:29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788338" calcext:value-type="float">
            <text:p>0.135788338</text:p>
          </table:table-cell>
          <table:table-cell office:value-type="float" office:value="0.032750968" calcext:value-type="float">
            <text:p>0.032750968</text:p>
          </table:table-cell>
          <table:table-cell office:value-type="float" office:value="0.132002846" calcext:value-type="float">
            <text:p>0.132002846</text:p>
          </table:table-cell>
          <table:table-cell office:value-type="float" office:value="0.140103714" calcext:value-type="float">
            <text:p>0.140103714</text:p>
          </table:table-cell>
          <table:table-cell office:value-type="float" office:value="0.149013418" calcext:value-type="float">
            <text:p>0.1490134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82" calcext:value-type="float">
            <text:p>0.001109382</text:p>
          </table:table-cell>
          <table:table-cell office:value-type="float" office:value="0.000267573" calcext:value-type="float">
            <text:p>0.000267573</text:p>
          </table:table-cell>
          <table:table-cell office:value-type="float" office:value="0.001078455" calcext:value-type="float">
            <text:p>0.001078455</text:p>
          </table:table-cell>
          <table:table-cell office:value-type="float" office:value="0.001144638" calcext:value-type="float">
            <text:p>0.001144638</text:p>
          </table:table-cell>
          <table:table-cell office:value-type="float" office:value="0.00121743" calcext:value-type="float">
            <text:p>0.001217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12" calcext:value-type="float">
            <text:p>3.912E-05</text:p>
          </table:table-cell>
          <table:table-cell office:value-type="float" office:value="-0.000802688" calcext:value-type="float">
            <text:p>-0.000802688</text:p>
          </table:table-cell>
          <table:table-cell office:value-type="float" office:value="0.000008193" calcext:value-type="float">
            <text:p>8.193E-06</text:p>
          </table:table-cell>
          <table:table-cell office:value-type="float" office:value="0.000074377" calcext:value-type="float">
            <text:p>7.4377E-05</text:p>
          </table:table-cell>
          <table:table-cell office:value-type="float" office:value="0.000147168" calcext:value-type="float">
            <text:p>0.00014716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372236" calcext:value-type="float">
            <text:p>24.044372236</text:p>
          </table:table-cell>
          <table:table-cell office:value-type="float" office:value="24.023577757" calcext:value-type="float">
            <text:p>24.023577757</text:p>
          </table:table-cell>
          <table:table-cell office:value-type="float" office:value="24.043608274" calcext:value-type="float">
            <text:p>24.043608274</text:p>
          </table:table-cell>
          <table:table-cell office:value-type="float" office:value="24.045243134" calcext:value-type="float">
            <text:p>24.045243134</text:p>
          </table:table-cell>
          <table:table-cell office:value-type="float" office:value="24.047041226" calcext:value-type="float">
            <text:p>24.047041226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0991591" calcext:value-type="float">
            <text:p>0.000991591</text:p>
          </table:table-cell>
          <table:table-cell office:value-type="float" office:value="-0.020347157" calcext:value-type="float">
            <text:p>-0.020347157</text:p>
          </table:table-cell>
          <table:table-cell office:value-type="float" office:value="0.000207635" calcext:value-type="float">
            <text:p>0.000207635</text:p>
          </table:table-cell>
          <table:table-cell office:value-type="float" office:value="0.001885284" calcext:value-type="float">
            <text:p>0.001885284</text:p>
          </table:table-cell>
          <table:table-cell office:value-type="float" office:value="0.003730435" calcext:value-type="float">
            <text:p>0.0037304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2-03 10:30:30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5799067" calcext:value-type="float">
            <text:p>0.135799067</text:p>
          </table:table-cell>
          <table:table-cell office:value-type="float" office:value="0.034109954" calcext:value-type="float">
            <text:p>0.034109954</text:p>
          </table:table-cell>
          <table:table-cell office:value-type="float" office:value="0.13261737" calcext:value-type="float">
            <text:p>0.13261737</text:p>
          </table:table-cell>
          <table:table-cell office:value-type="float" office:value="0.140097754" calcext:value-type="float">
            <text:p>0.140097754</text:p>
          </table:table-cell>
          <table:table-cell office:value-type="float" office:value="0.14775874" calcext:value-type="float">
            <text:p>0.147758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469" calcext:value-type="float">
            <text:p>0.001109469</text:p>
          </table:table-cell>
          <table:table-cell office:value-type="float" office:value="0.000278676" calcext:value-type="float">
            <text:p>0.000278676</text:p>
          </table:table-cell>
          <table:table-cell office:value-type="float" office:value="0.001083475" calcext:value-type="float">
            <text:p>0.001083475</text:p>
          </table:table-cell>
          <table:table-cell office:value-type="float" office:value="0.001144589" calcext:value-type="float">
            <text:p>0.001144589</text:p>
          </table:table-cell>
          <table:table-cell office:value-type="float" office:value="0.001207179" calcext:value-type="float">
            <text:p>0.0012071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208" calcext:value-type="float">
            <text:p>3.9208E-05</text:p>
          </table:table-cell>
          <table:table-cell office:value-type="float" office:value="-0.000791585" calcext:value-type="float">
            <text:p>-0.000791585</text:p>
          </table:table-cell>
          <table:table-cell office:value-type="float" office:value="0.000013214" calcext:value-type="float">
            <text:p>1.3214E-05</text:p>
          </table:table-cell>
          <table:table-cell office:value-type="float" office:value="0.000074328" calcext:value-type="float">
            <text:p>7.4328E-05</text:p>
          </table:table-cell>
          <table:table-cell office:value-type="float" office:value="0.000136918" calcext:value-type="float">
            <text:p>0.00013691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9428348" calcext:value-type="float">
            <text:p>24.049428348</text:p>
          </table:table-cell>
          <table:table-cell office:value-type="float" office:value="24.028906065" calcext:value-type="float">
            <text:p>24.028906065</text:p>
          </table:table-cell>
          <table:table-cell office:value-type="float" office:value="24.048786243" calcext:value-type="float">
            <text:p>24.048786243</text:p>
          </table:table-cell>
          <table:table-cell office:value-type="float" office:value="24.050295875" calcext:value-type="float">
            <text:p>24.050295875</text:p>
          </table:table-cell>
          <table:table-cell office:value-type="float" office:value="24.051841952" calcext:value-type="float">
            <text:p>24.051841952</text:p>
          </table:table-cell>
          <table:table-cell office:value-type="float" office:value="25.030646068" calcext:value-type="float">
            <text:p>25.030646068</text:p>
          </table:table-cell>
          <table:table-cell/>
          <table:table-cell office:value-type="float" office:value="0.000993813" calcext:value-type="float">
            <text:p>0.000993813</text:p>
          </table:table-cell>
          <table:table-cell office:value-type="float" office:value="-0.020065711" calcext:value-type="float">
            <text:p>-0.020065711</text:p>
          </table:table-cell>
          <table:table-cell office:value-type="float" office:value="0.0003349" calcext:value-type="float">
            <text:p>0.0003349</text:p>
          </table:table-cell>
          <table:table-cell office:value-type="float" office:value="0.00188405" calcext:value-type="float">
            <text:p>0.00188405</text:p>
          </table:table-cell>
          <table:table-cell office:value-type="float" office:value="0.003470598" calcext:value-type="float">
            <text:p>0.00347059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2-03 10:30:32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<text:s/></text:p>
          </table:table-cell>
          <table:table-cell office:value-type="float" office:value="0.135911123" calcext:value-type="float">
            <text:p>0.135911123</text:p>
          </table:table-cell>
          <table:table-cell office:value-type="float" office:value="0.032759909" calcext:value-type="float">
            <text:p>0.032759909</text:p>
          </table:table-cell>
          <table:table-cell office:value-type="float" office:value="0.132200138" calcext:value-type="float">
            <text:p>0.132200138</text:p>
          </table:table-cell>
          <table:table-cell office:value-type="float" office:value="0.140013711" calcext:value-type="float">
            <text:p>0.140013711</text:p>
          </table:table-cell>
          <table:table-cell office:value-type="float" office:value="0.149126071" calcext:value-type="float">
            <text:p>0.1491260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385" calcext:value-type="float">
            <text:p>0.001110385</text:p>
          </table:table-cell>
          <table:table-cell office:value-type="float" office:value="0.000267646" calcext:value-type="float">
            <text:p>0.000267646</text:p>
          </table:table-cell>
          <table:table-cell office:value-type="float" office:value="0.001080066" calcext:value-type="float">
            <text:p>0.001080066</text:p>
          </table:table-cell>
          <table:table-cell office:value-type="float" office:value="0.001143903" calcext:value-type="float">
            <text:p>0.001143903</text:p>
          </table:table-cell>
          <table:table-cell office:value-type="float" office:value="0.00121835" calcext:value-type="float">
            <text:p>0.001218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124" calcext:value-type="float">
            <text:p>4.0124E-05</text:p>
          </table:table-cell>
          <table:table-cell office:value-type="float" office:value="-0.000802615" calcext:value-type="float">
            <text:p>-0.000802615</text:p>
          </table:table-cell>
          <table:table-cell office:value-type="float" office:value="0.000009805" calcext:value-type="float">
            <text:p>9.805E-06</text:p>
          </table:table-cell>
          <table:table-cell office:value-type="float" office:value="0.000073641" calcext:value-type="float">
            <text:p>7.3641E-05</text:p>
          </table:table-cell>
          <table:table-cell office:value-type="float" office:value="0.000148089" calcext:value-type="float">
            <text:p>0.00014808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4289123" calcext:value-type="float">
            <text:p>24.034289123</text:p>
          </table:table-cell>
          <table:table-cell office:value-type="float" office:value="24.013471477" calcext:value-type="float">
            <text:p>24.013471477</text:p>
          </table:table-cell>
          <table:table-cell office:value-type="float" office:value="24.03354019" calcext:value-type="float">
            <text:p>24.03354019</text:p>
          </table:table-cell>
          <table:table-cell office:value-type="float" office:value="24.035117085" calcext:value-type="float">
            <text:p>24.035117085</text:p>
          </table:table-cell>
          <table:table-cell office:value-type="float" office:value="24.036956092" calcext:value-type="float">
            <text:p>24.036956092</text:p>
          </table:table-cell>
          <table:table-cell office:value-type="float" office:value="25.015497684" calcext:value-type="float">
            <text:p>25.015497684</text:p>
          </table:table-cell>
          <table:table-cell/>
          <table:table-cell office:value-type="float" office:value="0.00101702" calcext:value-type="float">
            <text:p>0.00101702</text:p>
          </table:table-cell>
          <table:table-cell office:value-type="float" office:value="-0.020345305" calcext:value-type="float">
            <text:p>-0.020345305</text:p>
          </table:table-cell>
          <table:table-cell office:value-type="float" office:value="0.000248493" calcext:value-type="float">
            <text:p>0.000248493</text:p>
          </table:table-cell>
          <table:table-cell office:value-type="float" office:value="0.001866645" calcext:value-type="float">
            <text:p>0.001866645</text:p>
          </table:table-cell>
          <table:table-cell office:value-type="float" office:value="0.003753765" calcext:value-type="float">
            <text:p>0.0037537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2-03 10:30:33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5953443" calcext:value-type="float">
            <text:p>0.135953443</text:p>
          </table:table-cell>
          <table:table-cell office:value-type="float" office:value="0.034175519" calcext:value-type="float">
            <text:p>0.034175519</text:p>
          </table:table-cell>
          <table:table-cell office:value-type="float" office:value="0.132316963" calcext:value-type="float">
            <text:p>0.132316963</text:p>
          </table:table-cell>
          <table:table-cell office:value-type="float" office:value="0.139977949" calcext:value-type="float">
            <text:p>0.139977949</text:p>
          </table:table-cell>
          <table:table-cell office:value-type="float" office:value="0.147859472" calcext:value-type="float">
            <text:p>0.1478594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31" calcext:value-type="float">
            <text:p>0.001110731</text:p>
          </table:table-cell>
          <table:table-cell office:value-type="float" office:value="0.000279212" calcext:value-type="float">
            <text:p>0.000279212</text:p>
          </table:table-cell>
          <table:table-cell office:value-type="float" office:value="0.001081021" calcext:value-type="float">
            <text:p>0.001081021</text:p>
          </table:table-cell>
          <table:table-cell office:value-type="float" office:value="0.001143611" calcext:value-type="float">
            <text:p>0.001143611</text:p>
          </table:table-cell>
          <table:table-cell office:value-type="float" office:value="0.001208002" calcext:value-type="float">
            <text:p>0.0012080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69" calcext:value-type="float">
            <text:p>4.0469E-05</text:p>
          </table:table-cell>
          <table:table-cell office:value-type="float" office:value="-0.00079105" calcext:value-type="float">
            <text:p>-0.00079105</text:p>
          </table:table-cell>
          <table:table-cell office:value-type="float" office:value="0.000010759" calcext:value-type="float">
            <text:p>1.0759E-05</text:p>
          </table:table-cell>
          <table:table-cell office:value-type="float" office:value="0.000073349" calcext:value-type="float">
            <text:p>7.3349E-05</text:p>
          </table:table-cell>
          <table:table-cell office:value-type="float" office:value="0.000137741" calcext:value-type="float">
            <text:p>0.00013774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9351609" calcext:value-type="float">
            <text:p>24.039351609</text:p>
          </table:table-cell>
          <table:table-cell office:value-type="float" office:value="24.018811214" calcext:value-type="float">
            <text:p>24.018811214</text:p>
          </table:table-cell>
          <table:table-cell office:value-type="float" office:value="24.038617717" calcext:value-type="float">
            <text:p>24.038617717</text:p>
          </table:table-cell>
          <table:table-cell office:value-type="float" office:value="24.040163811" calcext:value-type="float">
            <text:p>24.040163811</text:p>
          </table:table-cell>
          <table:table-cell office:value-type="float" office:value="24.041754409" calcext:value-type="float">
            <text:p>24.041754409</text:p>
          </table:table-cell>
          <table:table-cell office:value-type="float" office:value="25.020547145" calcext:value-type="float">
            <text:p>25.020547145</text:p>
          </table:table-cell>
          <table:table-cell/>
          <table:table-cell office:value-type="float" office:value="0.001025784" calcext:value-type="float">
            <text:p>0.001025784</text:p>
          </table:table-cell>
          <table:table-cell office:value-type="float" office:value="-0.020052132" calcext:value-type="float">
            <text:p>-0.020052132</text:p>
          </table:table-cell>
          <table:table-cell office:value-type="float" office:value="0.000272687" calcext:value-type="float">
            <text:p>0.000272687</text:p>
          </table:table-cell>
          <table:table-cell office:value-type="float" office:value="0.001859238" calcext:value-type="float">
            <text:p>0.001859238</text:p>
          </table:table-cell>
          <table:table-cell office:value-type="float" office:value="0.003491459" calcext:value-type="float">
            <text:p>0.0034914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2-03 10:30:34</text:p>
          </table:table-cell>
          <table:table-cell office:value-type="float" office:value="24.03835" calcext:value-type="float">
            <text:p>24.03835</text:p>
          </table:table-cell>
          <table:table-cell office:value-type="string" calcext:value-type="string">
            <text:p><text:s/></text:p>
          </table:table-cell>
          <table:table-cell office:value-type="float" office:value="0.135964171" calcext:value-type="float">
            <text:p>0.135964171</text:p>
          </table:table-cell>
          <table:table-cell office:value-type="float" office:value="0.034554009" calcext:value-type="float">
            <text:p>0.034554009</text:p>
          </table:table-cell>
          <table:table-cell office:value-type="float" office:value="0.132744328" calcext:value-type="float">
            <text:p>0.132744328</text:p>
          </table:table-cell>
          <table:table-cell office:value-type="float" office:value="0.140071528" calcext:value-type="float">
            <text:p>0.140071528</text:p>
          </table:table-cell>
          <table:table-cell office:value-type="float" office:value="0.148028153" calcext:value-type="float">
            <text:p>0.1480281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18" calcext:value-type="float">
            <text:p>0.001110818</text:p>
          </table:table-cell>
          <table:table-cell office:value-type="float" office:value="0.000282304" calcext:value-type="float">
            <text:p>0.000282304</text:p>
          </table:table-cell>
          <table:table-cell office:value-type="float" office:value="0.001084512" calcext:value-type="float">
            <text:p>0.001084512</text:p>
          </table:table-cell>
          <table:table-cell office:value-type="float" office:value="0.001144375" calcext:value-type="float">
            <text:p>0.001144375</text:p>
          </table:table-cell>
          <table:table-cell office:value-type="float" office:value="0.00120938" calcext:value-type="float">
            <text:p>0.001209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57" calcext:value-type="float">
            <text:p>4.0557E-05</text:p>
          </table:table-cell>
          <table:table-cell office:value-type="float" office:value="-0.000787957" calcext:value-type="float">
            <text:p>-0.000787957</text:p>
          </table:table-cell>
          <table:table-cell office:value-type="float" office:value="0.000014251" calcext:value-type="float">
            <text:p>1.4251E-05</text:p>
          </table:table-cell>
          <table:table-cell office:value-type="float" office:value="0.000074114" calcext:value-type="float">
            <text:p>7.4114E-05</text:p>
          </table:table-cell>
          <table:table-cell office:value-type="float" office:value="0.000139119" calcext:value-type="float">
            <text:p>0.00013911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9353775" calcext:value-type="float">
            <text:p>24.039353775</text:p>
          </table:table-cell>
          <table:table-cell office:value-type="float" office:value="24.0188876" calcext:value-type="float">
            <text:p>24.0188876</text:p>
          </table:table-cell>
          <table:table-cell office:value-type="float" office:value="24.038703965" calcext:value-type="float">
            <text:p>24.038703965</text:p>
          </table:table-cell>
          <table:table-cell office:value-type="float" office:value="24.040182696" calcext:value-type="float">
            <text:p>24.040182696</text:p>
          </table:table-cell>
          <table:table-cell office:value-type="float" office:value="24.041788451" calcext:value-type="float">
            <text:p>24.041788451</text:p>
          </table:table-cell>
          <table:table-cell office:value-type="float" office:value="25.020547145" calcext:value-type="float">
            <text:p>25.020547145</text:p>
          </table:table-cell>
          <table:table-cell/>
          <table:table-cell office:value-type="float" office:value="0.001028006" calcext:value-type="float">
            <text:p>0.001028006</text:p>
          </table:table-cell>
          <table:table-cell office:value-type="float" office:value="-0.019973747" calcext:value-type="float">
            <text:p>-0.019973747</text:p>
          </table:table-cell>
          <table:table-cell office:value-type="float" office:value="0.000361192" calcext:value-type="float">
            <text:p>0.000361192</text:p>
          </table:table-cell>
          <table:table-cell office:value-type="float" office:value="0.001878618" calcext:value-type="float">
            <text:p>0.001878618</text:p>
          </table:table-cell>
          <table:table-cell office:value-type="float" office:value="0.003526392" calcext:value-type="float">
            <text:p>0.0035263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2-03 10:30:36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5859863" calcext:value-type="float">
            <text:p>0.135859863</text:p>
          </table:table-cell>
          <table:table-cell office:value-type="float" office:value="0.032897596" calcext:value-type="float">
            <text:p>0.032897596</text:p>
          </table:table-cell>
          <table:table-cell office:value-type="float" office:value="0.132502333" calcext:value-type="float">
            <text:p>0.132502333</text:p>
          </table:table-cell>
          <table:table-cell office:value-type="float" office:value="0.139998214" calcext:value-type="float">
            <text:p>0.139998214</text:p>
          </table:table-cell>
          <table:table-cell office:value-type="float" office:value="0.148694533" calcext:value-type="float">
            <text:p>0.1486945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966" calcext:value-type="float">
            <text:p>0.001109966</text:p>
          </table:table-cell>
          <table:table-cell office:value-type="float" office:value="0.000268771" calcext:value-type="float">
            <text:p>0.000268771</text:p>
          </table:table-cell>
          <table:table-cell office:value-type="float" office:value="0.001082535" calcext:value-type="float">
            <text:p>0.001082535</text:p>
          </table:table-cell>
          <table:table-cell office:value-type="float" office:value="0.001143776" calcext:value-type="float">
            <text:p>0.001143776</text:p>
          </table:table-cell>
          <table:table-cell office:value-type="float" office:value="0.001214825" calcext:value-type="float">
            <text:p>0.0012148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705" calcext:value-type="float">
            <text:p>3.9705E-05</text:p>
          </table:table-cell>
          <table:table-cell office:value-type="float" office:value="-0.00080149" calcext:value-type="float">
            <text:p>-0.00080149</text:p>
          </table:table-cell>
          <table:table-cell office:value-type="float" office:value="0.000012274" calcext:value-type="float">
            <text:p>1.2274E-05</text:p>
          </table:table-cell>
          <table:table-cell office:value-type="float" office:value="0.000073515" calcext:value-type="float">
            <text:p>7.3515E-05</text:p>
          </table:table-cell>
          <table:table-cell office:value-type="float" office:value="0.000144563" calcext:value-type="float">
            <text:p>0.00014456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38667" calcext:value-type="float">
            <text:p>24.04438667</text:p>
          </table:table-cell>
          <table:table-cell office:value-type="float" office:value="24.023607349" calcext:value-type="float">
            <text:p>24.023607349</text:p>
          </table:table-cell>
          <table:table-cell office:value-type="float" office:value="24.043709077" calcext:value-type="float">
            <text:p>24.043709077</text:p>
          </table:table-cell>
          <table:table-cell office:value-type="float" office:value="24.045221843" calcext:value-type="float">
            <text:p>24.045221843</text:p>
          </table:table-cell>
          <table:table-cell office:value-type="float" office:value="24.046976871" calcext:value-type="float">
            <text:p>24.046976871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1006404" calcext:value-type="float">
            <text:p>0.001006404</text:p>
          </table:table-cell>
          <table:table-cell office:value-type="float" office:value="-0.02031679" calcext:value-type="float">
            <text:p>-0.02031679</text:p>
          </table:table-cell>
          <table:table-cell office:value-type="float" office:value="0.000311076" calcext:value-type="float">
            <text:p>0.000311076</text:p>
          </table:table-cell>
          <table:table-cell office:value-type="float" office:value="0.001863435" calcext:value-type="float">
            <text:p>0.001863435</text:p>
          </table:table-cell>
          <table:table-cell office:value-type="float" office:value="0.003664396" calcext:value-type="float">
            <text:p>0.0036643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2-03 10:30:37</text:p>
          </table:table-cell>
          <table:table-cell office:value-type="float" office:value="24.04341" calcext:value-type="float">
            <text:p>24.04341</text:p>
          </table:table-cell>
          <table:table-cell office:value-type="string" calcext:value-type="string">
            <text:p><text:s/></text:p>
          </table:table-cell>
          <table:table-cell office:value-type="float" office:value="0.136005895" calcext:value-type="float">
            <text:p>0.136005895</text:p>
          </table:table-cell>
          <table:table-cell office:value-type="float" office:value="0.032926802" calcext:value-type="float">
            <text:p>0.032926802</text:p>
          </table:table-cell>
          <table:table-cell office:value-type="float" office:value="0.131939665" calcext:value-type="float">
            <text:p>0.131939665</text:p>
          </table:table-cell>
          <table:table-cell office:value-type="float" office:value="0.13996722" calcext:value-type="float">
            <text:p>0.13996722</text:p>
          </table:table-cell>
          <table:table-cell office:value-type="float" office:value="0.148225444" calcext:value-type="float">
            <text:p>0.1482254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159" calcext:value-type="float">
            <text:p>0.001111159</text:p>
          </table:table-cell>
          <table:table-cell office:value-type="float" office:value="0.00026901" calcext:value-type="float">
            <text:p>0.00026901</text:p>
          </table:table-cell>
          <table:table-cell office:value-type="float" office:value="0.001077938" calcext:value-type="float">
            <text:p>0.001077938</text:p>
          </table:table-cell>
          <table:table-cell office:value-type="float" office:value="0.001143523" calcext:value-type="float">
            <text:p>0.001143523</text:p>
          </table:table-cell>
          <table:table-cell office:value-type="float" office:value="0.001210992" calcext:value-type="float">
            <text:p>0.0012109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898" calcext:value-type="float">
            <text:p>4.0898E-05</text:p>
          </table:table-cell>
          <table:table-cell office:value-type="float" office:value="-0.000801252" calcext:value-type="float">
            <text:p>-0.000801252</text:p>
          </table:table-cell>
          <table:table-cell office:value-type="float" office:value="0.000007677" calcext:value-type="float">
            <text:p>7.677E-06</text:p>
          </table:table-cell>
          <table:table-cell office:value-type="float" office:value="0.000073262" calcext:value-type="float">
            <text:p>7.3262E-05</text:p>
          </table:table-cell>
          <table:table-cell office:value-type="float" office:value="0.000140731" calcext:value-type="float">
            <text:p>0.00014073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4416141" calcext:value-type="float">
            <text:p>24.044416141</text:p>
          </table:table-cell>
          <table:table-cell office:value-type="float" office:value="24.023613243" calcext:value-type="float">
            <text:p>24.023613243</text:p>
          </table:table-cell>
          <table:table-cell office:value-type="float" office:value="24.043595523" calcext:value-type="float">
            <text:p>24.043595523</text:p>
          </table:table-cell>
          <table:table-cell office:value-type="float" office:value="24.045215588" calcext:value-type="float">
            <text:p>24.045215588</text:p>
          </table:table-cell>
          <table:table-cell office:value-type="float" office:value="24.046882203" calcext:value-type="float">
            <text:p>24.046882203</text:p>
          </table:table-cell>
          <table:table-cell office:value-type="float" office:value="25.025596606" calcext:value-type="float">
            <text:p>25.025596606</text:p>
          </table:table-cell>
          <table:table-cell/>
          <table:table-cell office:value-type="float" office:value="0.001036646" calcext:value-type="float">
            <text:p>0.001036646</text:p>
          </table:table-cell>
          <table:table-cell office:value-type="float" office:value="-0.020310742" calcext:value-type="float">
            <text:p>-0.020310742</text:p>
          </table:table-cell>
          <table:table-cell office:value-type="float" office:value="0.00019455" calcext:value-type="float">
            <text:p>0.00019455</text:p>
          </table:table-cell>
          <table:table-cell office:value-type="float" office:value="0.001857017" calcext:value-type="float">
            <text:p>0.001857017</text:p>
          </table:table-cell>
          <table:table-cell office:value-type="float" office:value="0.00356725" calcext:value-type="float">
            <text:p>0.003567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2-03 10:30:38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5998146" calcext:value-type="float">
            <text:p>0.135998146</text:p>
          </table:table-cell>
          <table:table-cell office:value-type="float" office:value="0.034037833" calcext:value-type="float">
            <text:p>0.034037833</text:p>
          </table:table-cell>
          <table:table-cell office:value-type="float" office:value="0.132272855" calcext:value-type="float">
            <text:p>0.132272855</text:p>
          </table:table-cell>
          <table:table-cell office:value-type="float" office:value="0.139914172" calcext:value-type="float">
            <text:p>0.139914172</text:p>
          </table:table-cell>
          <table:table-cell office:value-type="float" office:value="0.147715229" calcext:value-type="float">
            <text:p>0.1477152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096" calcext:value-type="float">
            <text:p>0.001111096</text:p>
          </table:table-cell>
          <table:table-cell office:value-type="float" office:value="0.000278087" calcext:value-type="float">
            <text:p>0.000278087</text:p>
          </table:table-cell>
          <table:table-cell office:value-type="float" office:value="0.001080661" calcext:value-type="float">
            <text:p>0.001080661</text:p>
          </table:table-cell>
          <table:table-cell office:value-type="float" office:value="0.00114309" calcext:value-type="float">
            <text:p>0.00114309</text:p>
          </table:table-cell>
          <table:table-cell office:value-type="float" office:value="0.001206824" calcext:value-type="float">
            <text:p>0.0012068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835" calcext:value-type="float">
            <text:p>4.0835E-05</text:p>
          </table:table-cell>
          <table:table-cell office:value-type="float" office:value="-0.000792175" calcext:value-type="float">
            <text:p>-0.000792175</text:p>
          </table:table-cell>
          <table:table-cell office:value-type="float" office:value="0.000010399" calcext:value-type="float">
            <text:p>1.0399E-05</text:p>
          </table:table-cell>
          <table:table-cell office:value-type="float" office:value="0.000072828" calcext:value-type="float">
            <text:p>7.2828E-05</text:p>
          </table:table-cell>
          <table:table-cell office:value-type="float" office:value="0.000136562" calcext:value-type="float">
            <text:p>0.00013656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9468524" calcext:value-type="float">
            <text:p>24.049468524</text:p>
          </table:table-cell>
          <table:table-cell office:value-type="float" office:value="24.02889151" calcext:value-type="float">
            <text:p>24.02889151</text:p>
          </table:table-cell>
          <table:table-cell office:value-type="float" office:value="24.048716716" calcext:value-type="float">
            <text:p>24.048716716</text:p>
          </table:table-cell>
          <table:table-cell office:value-type="float" office:value="24.050258825" calcext:value-type="float">
            <text:p>24.050258825</text:p>
          </table:table-cell>
          <table:table-cell office:value-type="float" office:value="24.051833171" calcext:value-type="float">
            <text:p>24.051833171</text:p>
          </table:table-cell>
          <table:table-cell office:value-type="float" office:value="25.030646068" calcext:value-type="float">
            <text:p>25.030646068</text:p>
          </table:table-cell>
          <table:table-cell/>
          <table:table-cell office:value-type="float" office:value="0.001035042" calcext:value-type="float">
            <text:p>0.001035042</text:p>
          </table:table-cell>
          <table:table-cell office:value-type="float" office:value="-0.020080647" calcext:value-type="float">
            <text:p>-0.020080647</text:p>
          </table:table-cell>
          <table:table-cell office:value-type="float" office:value="0.000263552" calcext:value-type="float">
            <text:p>0.000263552</text:p>
          </table:table-cell>
          <table:table-cell office:value-type="float" office:value="0.001846031" calcext:value-type="float">
            <text:p>0.001846031</text:p>
          </table:table-cell>
          <table:table-cell office:value-type="float" office:value="0.003461587" calcext:value-type="float">
            <text:p>0.0034615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2-03 10:30:40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983245" calcext:value-type="float">
            <text:p>0.135983245</text:p>
          </table:table-cell>
          <table:table-cell office:value-type="float" office:value="0.034359698" calcext:value-type="float">
            <text:p>0.034359698</text:p>
          </table:table-cell>
          <table:table-cell office:value-type="float" office:value="0.132589952" calcext:value-type="float">
            <text:p>0.132589952</text:p>
          </table:table-cell>
          <table:table-cell office:value-type="float" office:value="0.139808671" calcext:value-type="float">
            <text:p>0.139808671</text:p>
          </table:table-cell>
          <table:table-cell office:value-type="float" office:value="0.147403496" calcext:value-type="float">
            <text:p>0.1474034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74" calcext:value-type="float">
            <text:p>0.001110974</text:p>
          </table:table-cell>
          <table:table-cell office:value-type="float" office:value="0.000280716" calcext:value-type="float">
            <text:p>0.000280716</text:p>
          </table:table-cell>
          <table:table-cell office:value-type="float" office:value="0.001083251" calcext:value-type="float">
            <text:p>0.001083251</text:p>
          </table:table-cell>
          <table:table-cell office:value-type="float" office:value="0.001142228" calcext:value-type="float">
            <text:p>0.001142228</text:p>
          </table:table-cell>
          <table:table-cell office:value-type="float" office:value="0.001204277" calcext:value-type="float">
            <text:p>0.0012042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13" calcext:value-type="float">
            <text:p>4.0713E-05</text:p>
          </table:table-cell>
          <table:table-cell office:value-type="float" office:value="-0.000789545" calcext:value-type="float">
            <text:p>-0.000789545</text:p>
          </table:table-cell>
          <table:table-cell office:value-type="float" office:value="0.00001299" calcext:value-type="float">
            <text:p>1.299E-05</text:p>
          </table:table-cell>
          <table:table-cell office:value-type="float" office:value="0.000071966" calcext:value-type="float">
            <text:p>7.1966E-05</text:p>
          </table:table-cell>
          <table:table-cell office:value-type="float" office:value="0.000134015" calcext:value-type="float">
            <text:p>0.00013401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519464" calcext:value-type="float">
            <text:p>24.054519464</text:p>
          </table:table-cell>
          <table:table-cell office:value-type="float" office:value="24.034010509" calcext:value-type="float">
            <text:p>24.034010509</text:p>
          </table:table-cell>
          <table:table-cell office:value-type="float" office:value="24.05383466" calcext:value-type="float">
            <text:p>24.05383466</text:p>
          </table:table-cell>
          <table:table-cell office:value-type="float" office:value="24.055291478" calcext:value-type="float">
            <text:p>24.055291478</text:p>
          </table:table-cell>
          <table:table-cell office:value-type="float" office:value="24.056824196" calcext:value-type="float">
            <text:p>24.056824196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031956" calcext:value-type="float">
            <text:p>0.001031956</text:p>
          </table:table-cell>
          <table:table-cell office:value-type="float" office:value="-0.020013989" calcext:value-type="float">
            <text:p>-0.020013989</text:p>
          </table:table-cell>
          <table:table-cell office:value-type="float" office:value="0.000329221" calcext:value-type="float">
            <text:p>0.000329221</text:p>
          </table:table-cell>
          <table:table-cell office:value-type="float" office:value="0.001824182" calcext:value-type="float">
            <text:p>0.001824182</text:p>
          </table:table-cell>
          <table:table-cell office:value-type="float" office:value="0.003397029" calcext:value-type="float">
            <text:p>0.0033970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2-03 10:30:41</text:p>
          </table:table-cell>
          <table:table-cell office:value-type="float" office:value="24.04846" calcext:value-type="float">
            <text:p>24.04846</text:p>
          </table:table-cell>
          <table:table-cell office:value-type="string" calcext:value-type="string">
            <text:p><text:s/></text:p>
          </table:table-cell>
          <table:table-cell office:value-type="float" office:value="0.135916488" calcext:value-type="float">
            <text:p>0.135916488</text:p>
          </table:table-cell>
          <table:table-cell office:value-type="float" office:value="0.033624772" calcext:value-type="float">
            <text:p>0.033624772</text:p>
          </table:table-cell>
          <table:table-cell office:value-type="float" office:value="0.132854597" calcext:value-type="float">
            <text:p>0.132854597</text:p>
          </table:table-cell>
          <table:table-cell office:value-type="float" office:value="0.139786618" calcext:value-type="float">
            <text:p>0.139786618</text:p>
          </table:table-cell>
          <table:table-cell office:value-type="float" office:value="0.147488731" calcext:value-type="float">
            <text:p>0.1474887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429" calcext:value-type="float">
            <text:p>0.001110429</text:p>
          </table:table-cell>
          <table:table-cell office:value-type="float" office:value="0.000274712" calcext:value-type="float">
            <text:p>0.000274712</text:p>
          </table:table-cell>
          <table:table-cell office:value-type="float" office:value="0.001085413" calcext:value-type="float">
            <text:p>0.001085413</text:p>
          </table:table-cell>
          <table:table-cell office:value-type="float" office:value="0.001142048" calcext:value-type="float">
            <text:p>0.001142048</text:p>
          </table:table-cell>
          <table:table-cell office:value-type="float" office:value="0.001204973" calcext:value-type="float">
            <text:p>0.0012049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167" calcext:value-type="float">
            <text:p>4.0167E-05</text:p>
          </table:table-cell>
          <table:table-cell office:value-type="float" office:value="-0.000795549" calcext:value-type="float">
            <text:p>-0.000795549</text:p>
          </table:table-cell>
          <table:table-cell office:value-type="float" office:value="0.000015152" calcext:value-type="float">
            <text:p>1.5152E-05</text:p>
          </table:table-cell>
          <table:table-cell office:value-type="float" office:value="0.000071786" calcext:value-type="float">
            <text:p>7.1786E-05</text:p>
          </table:table-cell>
          <table:table-cell office:value-type="float" office:value="0.000134712" calcext:value-type="float">
            <text:p>0.00013471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49452045" calcext:value-type="float">
            <text:p>24.049452045</text:p>
          </table:table-cell>
          <table:table-cell office:value-type="float" office:value="24.028808148" calcext:value-type="float">
            <text:p>24.028808148</text:p>
          </table:table-cell>
          <table:table-cell office:value-type="float" office:value="24.048834118" calcext:value-type="float">
            <text:p>24.048834118</text:p>
          </table:table-cell>
          <table:table-cell office:value-type="float" office:value="24.050233084" calcext:value-type="float">
            <text:p>24.050233084</text:p>
          </table:table-cell>
          <table:table-cell office:value-type="float" office:value="24.051787461" calcext:value-type="float">
            <text:p>24.051787461</text:p>
          </table:table-cell>
          <table:table-cell office:value-type="float" office:value="25.030646068" calcext:value-type="float">
            <text:p>25.030646068</text:p>
          </table:table-cell>
          <table:table-cell/>
          <table:table-cell office:value-type="float" office:value="0.001018131" calcext:value-type="float">
            <text:p>0.001018131</text:p>
          </table:table-cell>
          <table:table-cell office:value-type="float" office:value="-0.020166192" calcext:value-type="float">
            <text:p>-0.020166192</text:p>
          </table:table-cell>
          <table:table-cell office:value-type="float" office:value="0.000384028" calcext:value-type="float">
            <text:p>0.000384028</text:p>
          </table:table-cell>
          <table:table-cell office:value-type="float" office:value="0.001819615" calcext:value-type="float">
            <text:p>0.001819615</text:p>
          </table:table-cell>
          <table:table-cell office:value-type="float" office:value="0.003414681" calcext:value-type="float">
            <text:p>0.00341468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2-03 10:30:42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5964767" calcext:value-type="float">
            <text:p>0.135964767</text:p>
          </table:table-cell>
          <table:table-cell office:value-type="float" office:value="0.033265356" calcext:value-type="float">
            <text:p>0.033265356</text:p>
          </table:table-cell>
          <table:table-cell office:value-type="float" office:value="0.132929103" calcext:value-type="float">
            <text:p>0.132929103</text:p>
          </table:table-cell>
          <table:table-cell office:value-type="float" office:value="0.139715688" calcext:value-type="float">
            <text:p>0.139715688</text:p>
          </table:table-cell>
          <table:table-cell office:value-type="float" office:value="0.147677678" calcext:value-type="float">
            <text:p>0.1476776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23" calcext:value-type="float">
            <text:p>0.001110823</text:p>
          </table:table-cell>
          <table:table-cell office:value-type="float" office:value="0.000271776" calcext:value-type="float">
            <text:p>0.000271776</text:p>
          </table:table-cell>
          <table:table-cell office:value-type="float" office:value="0.001086022" calcext:value-type="float">
            <text:p>0.001086022</text:p>
          </table:table-cell>
          <table:table-cell office:value-type="float" office:value="0.001141468" calcext:value-type="float">
            <text:p>0.001141468</text:p>
          </table:table-cell>
          <table:table-cell office:value-type="float" office:value="0.001206517" calcext:value-type="float">
            <text:p>0.0012065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62" calcext:value-type="float">
            <text:p>4.0562E-05</text:p>
          </table:table-cell>
          <table:table-cell office:value-type="float" office:value="-0.000798486" calcext:value-type="float">
            <text:p>-0.000798486</text:p>
          </table:table-cell>
          <table:table-cell office:value-type="float" office:value="0.000015761" calcext:value-type="float">
            <text:p>1.5761E-05</text:p>
          </table:table-cell>
          <table:table-cell office:value-type="float" office:value="0.000071207" calcext:value-type="float">
            <text:p>7.1207E-05</text:p>
          </table:table-cell>
          <table:table-cell office:value-type="float" office:value="0.000136256" calcext:value-type="float">
            <text:p>0.00013625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515735" calcext:value-type="float">
            <text:p>24.054515735</text:p>
          </table:table-cell>
          <table:table-cell office:value-type="float" office:value="24.033789654" calcext:value-type="float">
            <text:p>24.033789654</text:p>
          </table:table-cell>
          <table:table-cell office:value-type="float" office:value="24.053903104" calcext:value-type="float">
            <text:p>24.053903104</text:p>
          </table:table-cell>
          <table:table-cell office:value-type="float" office:value="24.055272713" calcext:value-type="float">
            <text:p>24.055272713</text:p>
          </table:table-cell>
          <table:table-cell office:value-type="float" office:value="24.056879529" calcext:value-type="float">
            <text:p>24.056879529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028129" calcext:value-type="float">
            <text:p>0.001028129</text:p>
          </table:table-cell>
          <table:table-cell office:value-type="float" office:value="-0.020240627" calcext:value-type="float">
            <text:p>-0.020240627</text:p>
          </table:table-cell>
          <table:table-cell office:value-type="float" office:value="0.000399458" calcext:value-type="float">
            <text:p>0.000399458</text:p>
          </table:table-cell>
          <table:table-cell office:value-type="float" office:value="0.001804926" calcext:value-type="float">
            <text:p>0.001804926</text:p>
          </table:table-cell>
          <table:table-cell office:value-type="float" office:value="0.003453811" calcext:value-type="float">
            <text:p>0.00345381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2-03 10:30:44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5979669" calcext:value-type="float">
            <text:p>0.135979669</text:p>
          </table:table-cell>
          <table:table-cell office:value-type="float" office:value="0.033220653" calcext:value-type="float">
            <text:p>0.033220653</text:p>
          </table:table-cell>
          <table:table-cell office:value-type="float" office:value="0.132930295" calcext:value-type="float">
            <text:p>0.132930295</text:p>
          </table:table-cell>
          <table:table-cell office:value-type="float" office:value="0.139772909" calcext:value-type="float">
            <text:p>0.139772909</text:p>
          </table:table-cell>
          <table:table-cell office:value-type="float" office:value="0.147792119" calcext:value-type="float">
            <text:p>0.1477921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45" calcext:value-type="float">
            <text:p>0.001110945</text:p>
          </table:table-cell>
          <table:table-cell office:value-type="float" office:value="0.000271411" calcext:value-type="float">
            <text:p>0.000271411</text:p>
          </table:table-cell>
          <table:table-cell office:value-type="float" office:value="0.001086032" calcext:value-type="float">
            <text:p>0.001086032</text:p>
          </table:table-cell>
          <table:table-cell office:value-type="float" office:value="0.001141936" calcext:value-type="float">
            <text:p>0.001141936</text:p>
          </table:table-cell>
          <table:table-cell office:value-type="float" office:value="0.001207452" calcext:value-type="float">
            <text:p>0.0012074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84" calcext:value-type="float">
            <text:p>4.0684E-05</text:p>
          </table:table-cell>
          <table:table-cell office:value-type="float" office:value="-0.000798851" calcext:value-type="float">
            <text:p>-0.000798851</text:p>
          </table:table-cell>
          <table:table-cell office:value-type="float" office:value="0.00001577" calcext:value-type="float">
            <text:p>1.577E-05</text:p>
          </table:table-cell>
          <table:table-cell office:value-type="float" office:value="0.000071674" calcext:value-type="float">
            <text:p>7.1674E-05</text:p>
          </table:table-cell>
          <table:table-cell office:value-type="float" office:value="0.000137191" calcext:value-type="float">
            <text:p>0.00013719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26638" calcext:value-type="float">
            <text:p>24.064626638</text:p>
          </table:table-cell>
          <table:table-cell office:value-type="float" office:value="24.043888719" calcext:value-type="float">
            <text:p>24.043888719</text:p>
          </table:table-cell>
          <table:table-cell office:value-type="float" office:value="24.064011246" calcext:value-type="float">
            <text:p>24.064011246</text:p>
          </table:table-cell>
          <table:table-cell office:value-type="float" office:value="24.065392148" calcext:value-type="float">
            <text:p>24.065392148</text:p>
          </table:table-cell>
          <table:table-cell office:value-type="float" office:value="24.067010497" calcext:value-type="float">
            <text:p>24.067010497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31215" calcext:value-type="float">
            <text:p>0.001031215</text:p>
          </table:table-cell>
          <table:table-cell office:value-type="float" office:value="-0.020249885" calcext:value-type="float">
            <text:p>-0.020249885</text:p>
          </table:table-cell>
          <table:table-cell office:value-type="float" office:value="0.000399705" calcext:value-type="float">
            <text:p>0.000399705</text:p>
          </table:table-cell>
          <table:table-cell office:value-type="float" office:value="0.001816776" calcext:value-type="float">
            <text:p>0.001816776</text:p>
          </table:table-cell>
          <table:table-cell office:value-type="float" office:value="0.003477511" calcext:value-type="float">
            <text:p>0.00347751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2-03 10:30:45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063711" calcext:value-type="float">
            <text:p>0.136063711</text:p>
          </table:table-cell>
          <table:table-cell office:value-type="float" office:value="0.032716993" calcext:value-type="float">
            <text:p>0.032716993</text:p>
          </table:table-cell>
          <table:table-cell office:value-type="float" office:value="0.132207886" calcext:value-type="float">
            <text:p>0.132207886</text:p>
          </table:table-cell>
          <table:table-cell office:value-type="float" office:value="0.139807479" calcext:value-type="float">
            <text:p>0.139807479</text:p>
          </table:table-cell>
          <table:table-cell office:value-type="float" office:value="0.148654002" calcext:value-type="float">
            <text:p>0.148654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32" calcext:value-type="float">
            <text:p>0.001111632</text:p>
          </table:table-cell>
          <table:table-cell office:value-type="float" office:value="0.000267296" calcext:value-type="float">
            <text:p>0.000267296</text:p>
          </table:table-cell>
          <table:table-cell office:value-type="float" office:value="0.00108013" calcext:value-type="float">
            <text:p>0.00108013</text:p>
          </table:table-cell>
          <table:table-cell office:value-type="float" office:value="0.001142218" calcext:value-type="float">
            <text:p>0.001142218</text:p>
          </table:table-cell>
          <table:table-cell office:value-type="float" office:value="0.001214493" calcext:value-type="float">
            <text:p>0.0012144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7" calcext:value-type="float">
            <text:p>4.137E-05</text:p>
          </table:table-cell>
          <table:table-cell office:value-type="float" office:value="-0.000802966" calcext:value-type="float">
            <text:p>-0.000802966</text:p>
          </table:table-cell>
          <table:table-cell office:value-type="float" office:value="0.000009868" calcext:value-type="float">
            <text:p>9.868E-06</text:p>
          </table:table-cell>
          <table:table-cell office:value-type="float" office:value="0.000071957" calcext:value-type="float">
            <text:p>7.1957E-05</text:p>
          </table:table-cell>
          <table:table-cell office:value-type="float" office:value="0.000144232" calcext:value-type="float">
            <text:p>0.00014423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697546" calcext:value-type="float">
            <text:p>24.069697546</text:p>
          </table:table-cell>
          <table:table-cell office:value-type="float" office:value="24.048841118" calcext:value-type="float">
            <text:p>24.048841118</text:p>
          </table:table-cell>
          <table:table-cell office:value-type="float" office:value="24.068919408" calcext:value-type="float">
            <text:p>24.068919408</text:p>
          </table:table-cell>
          <table:table-cell office:value-type="float" office:value="24.07045307" calcext:value-type="float">
            <text:p>24.07045307</text:p>
          </table:table-cell>
          <table:table-cell office:value-type="float" office:value="24.072238369" calcext:value-type="float">
            <text:p>24.072238369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4862" calcext:value-type="float">
            <text:p>0.00104862</text:p>
          </table:table-cell>
          <table:table-cell office:value-type="float" office:value="-0.020354193" calcext:value-type="float">
            <text:p>-0.020354193</text:p>
          </table:table-cell>
          <table:table-cell office:value-type="float" office:value="0.000250097" calcext:value-type="float">
            <text:p>0.000250097</text:p>
          </table:table-cell>
          <table:table-cell office:value-type="float" office:value="0.001823935" calcext:value-type="float">
            <text:p>0.001823935</text:p>
          </table:table-cell>
          <table:table-cell office:value-type="float" office:value="0.003656002" calcext:value-type="float">
            <text:p>0.0036560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2-03 10:30:46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062519" calcext:value-type="float">
            <text:p>0.136062519</text:p>
          </table:table-cell>
          <table:table-cell office:value-type="float" office:value="0.032718782" calcext:value-type="float">
            <text:p>0.032718782</text:p>
          </table:table-cell>
          <table:table-cell office:value-type="float" office:value="0.132008211" calcext:value-type="float">
            <text:p>0.132008211</text:p>
          </table:table-cell>
          <table:table-cell office:value-type="float" office:value="0.1398647" calcext:value-type="float">
            <text:p>0.1398647</text:p>
          </table:table-cell>
          <table:table-cell office:value-type="float" office:value="0.148249882" calcext:value-type="float">
            <text:p>0.1482498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22" calcext:value-type="float">
            <text:p>0.001111622</text:p>
          </table:table-cell>
          <table:table-cell office:value-type="float" office:value="0.00026731" calcext:value-type="float">
            <text:p>0.00026731</text:p>
          </table:table-cell>
          <table:table-cell office:value-type="float" office:value="0.001078498" calcext:value-type="float">
            <text:p>0.001078498</text:p>
          </table:table-cell>
          <table:table-cell office:value-type="float" office:value="0.001142685" calcext:value-type="float">
            <text:p>0.001142685</text:p>
          </table:table-cell>
          <table:table-cell office:value-type="float" office:value="0.001211192" calcext:value-type="float">
            <text:p>0.0012111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6" calcext:value-type="float">
            <text:p>4.136E-05</text:p>
          </table:table-cell>
          <table:table-cell office:value-type="float" office:value="-0.000802951" calcext:value-type="float">
            <text:p>-0.000802951</text:p>
          </table:table-cell>
          <table:table-cell office:value-type="float" office:value="0.000008237" calcext:value-type="float">
            <text:p>8.237E-06</text:p>
          </table:table-cell>
          <table:table-cell office:value-type="float" office:value="0.000072424" calcext:value-type="float">
            <text:p>7.2424E-05</text:p>
          </table:table-cell>
          <table:table-cell office:value-type="float" office:value="0.00014093" calcext:value-type="float">
            <text:p>0.0001409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697306" calcext:value-type="float">
            <text:p>24.069697306</text:p>
          </table:table-cell>
          <table:table-cell office:value-type="float" office:value="24.048841478" calcext:value-type="float">
            <text:p>24.048841478</text:p>
          </table:table-cell>
          <table:table-cell office:value-type="float" office:value="24.068879112" calcext:value-type="float">
            <text:p>24.068879112</text:p>
          </table:table-cell>
          <table:table-cell office:value-type="float" office:value="24.070464617" calcext:value-type="float">
            <text:p>24.070464617</text:p>
          </table:table-cell>
          <table:table-cell office:value-type="float" office:value="24.072156814" calcext:value-type="float">
            <text:p>24.072156814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48373" calcext:value-type="float">
            <text:p>0.001048373</text:p>
          </table:table-cell>
          <table:table-cell office:value-type="float" office:value="-0.020353823" calcext:value-type="float">
            <text:p>-0.020353823</text:p>
          </table:table-cell>
          <table:table-cell office:value-type="float" office:value="0.000208746" calcext:value-type="float">
            <text:p>0.000208746</text:p>
          </table:table-cell>
          <table:table-cell office:value-type="float" office:value="0.001835785" calcext:value-type="float">
            <text:p>0.001835785</text:p>
          </table:table-cell>
          <table:table-cell office:value-type="float" office:value="0.003572311" calcext:value-type="float">
            <text:p>0.00357231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2-03 10:30:47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082189" calcext:value-type="float">
            <text:p>0.136082189</text:p>
          </table:table-cell>
          <table:table-cell office:value-type="float" office:value="0.03290296" calcext:value-type="float">
            <text:p>0.03290296</text:p>
          </table:table-cell>
          <table:table-cell office:value-type="float" office:value="0.132644788" calcext:value-type="float">
            <text:p>0.132644788</text:p>
          </table:table-cell>
          <table:table-cell office:value-type="float" office:value="0.139790194" calcext:value-type="float">
            <text:p>0.139790194</text:p>
          </table:table-cell>
          <table:table-cell office:value-type="float" office:value="0.14842512" calcext:value-type="float">
            <text:p>0.14842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83" calcext:value-type="float">
            <text:p>0.001111783</text:p>
          </table:table-cell>
          <table:table-cell office:value-type="float" office:value="0.000268815" calcext:value-type="float">
            <text:p>0.000268815</text:p>
          </table:table-cell>
          <table:table-cell office:value-type="float" office:value="0.001083699" calcext:value-type="float">
            <text:p>0.001083699</text:p>
          </table:table-cell>
          <table:table-cell office:value-type="float" office:value="0.001142077" calcext:value-type="float">
            <text:p>0.001142077</text:p>
          </table:table-cell>
          <table:table-cell office:value-type="float" office:value="0.001212624" calcext:value-type="float">
            <text:p>0.0012126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21" calcext:value-type="float">
            <text:p>4.1521E-05</text:p>
          </table:table-cell>
          <table:table-cell office:value-type="float" office:value="-0.000801446" calcext:value-type="float">
            <text:p>-0.000801446</text:p>
          </table:table-cell>
          <table:table-cell office:value-type="float" office:value="0.000013438" calcext:value-type="float">
            <text:p>1.3438E-05</text:p>
          </table:table-cell>
          <table:table-cell office:value-type="float" office:value="0.000071815" calcext:value-type="float">
            <text:p>7.1815E-05</text:p>
          </table:table-cell>
          <table:table-cell office:value-type="float" office:value="0.000142362" calcext:value-type="float">
            <text:p>0.00014236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55223" calcext:value-type="float">
            <text:p>24.074755223</text:p>
          </table:table-cell>
          <table:table-cell office:value-type="float" office:value="24.053932692" calcext:value-type="float">
            <text:p>24.053932692</text:p>
          </table:table-cell>
          <table:table-cell office:value-type="float" office:value="24.07406153" calcext:value-type="float">
            <text:p>24.07406153</text:p>
          </table:table-cell>
          <table:table-cell office:value-type="float" office:value="24.075503526" calcext:value-type="float">
            <text:p>24.075503526</text:p>
          </table:table-cell>
          <table:table-cell office:value-type="float" office:value="24.077246115" calcext:value-type="float">
            <text:p>24.077246115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52446" calcext:value-type="float">
            <text:p>0.001052446</text:p>
          </table:table-cell>
          <table:table-cell office:value-type="float" office:value="-0.02031568" calcext:value-type="float">
            <text:p>-0.02031568</text:p>
          </table:table-cell>
          <table:table-cell office:value-type="float" office:value="0.000340578" calcext:value-type="float">
            <text:p>0.000340578</text:p>
          </table:table-cell>
          <table:table-cell office:value-type="float" office:value="0.001820355" calcext:value-type="float">
            <text:p>0.001820355</text:p>
          </table:table-cell>
          <table:table-cell office:value-type="float" office:value="0.003608602" calcext:value-type="float">
            <text:p>0.0036086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2-03 10:30:49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062519" calcext:value-type="float">
            <text:p>0.136062519</text:p>
          </table:table-cell>
          <table:table-cell office:value-type="float" office:value="0.033593182" calcext:value-type="float">
            <text:p>0.033593182</text:p>
          </table:table-cell>
          <table:table-cell office:value-type="float" office:value="0.132827775" calcext:value-type="float">
            <text:p>0.132827775</text:p>
          </table:table-cell>
          <table:table-cell office:value-type="float" office:value="0.139642971" calcext:value-type="float">
            <text:p>0.139642971</text:p>
          </table:table-cell>
          <table:table-cell office:value-type="float" office:value="0.147228855" calcext:value-type="float">
            <text:p>0.14722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22" calcext:value-type="float">
            <text:p>0.001111622</text:p>
          </table:table-cell>
          <table:table-cell office:value-type="float" office:value="0.000274454" calcext:value-type="float">
            <text:p>0.000274454</text:p>
          </table:table-cell>
          <table:table-cell office:value-type="float" office:value="0.001085194" calcext:value-type="float">
            <text:p>0.001085194</text:p>
          </table:table-cell>
          <table:table-cell office:value-type="float" office:value="0.001140874" calcext:value-type="float">
            <text:p>0.001140874</text:p>
          </table:table-cell>
          <table:table-cell office:value-type="float" office:value="0.00120285" calcext:value-type="float">
            <text:p>0.001202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6" calcext:value-type="float">
            <text:p>4.136E-05</text:p>
          </table:table-cell>
          <table:table-cell office:value-type="float" office:value="-0.000795807" calcext:value-type="float">
            <text:p>-0.000795807</text:p>
          </table:table-cell>
          <table:table-cell office:value-type="float" office:value="0.000014933" calcext:value-type="float">
            <text:p>1.4933E-05</text:p>
          </table:table-cell>
          <table:table-cell office:value-type="float" office:value="0.000070613" calcext:value-type="float">
            <text:p>7.0613E-05</text:p>
          </table:table-cell>
          <table:table-cell office:value-type="float" office:value="0.000132589" calcext:value-type="float">
            <text:p>0.00013258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643358" calcext:value-type="float">
            <text:p>24.064643358</text:p>
          </table:table-cell>
          <table:table-cell office:value-type="float" office:value="24.0439639" calcext:value-type="float">
            <text:p>24.0439639</text:p>
          </table:table-cell>
          <table:table-cell office:value-type="float" office:value="24.063990556" calcext:value-type="float">
            <text:p>24.063990556</text:p>
          </table:table-cell>
          <table:table-cell office:value-type="float" office:value="24.065365926" calcext:value-type="float">
            <text:p>24.065365926</text:p>
          </table:table-cell>
          <table:table-cell office:value-type="float" office:value="24.066896825" calcext:value-type="float">
            <text:p>24.066896825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048373" calcext:value-type="float">
            <text:p>0.001048373</text:p>
          </table:table-cell>
          <table:table-cell office:value-type="float" office:value="-0.020172734" calcext:value-type="float">
            <text:p>-0.020172734</text:p>
          </table:table-cell>
          <table:table-cell office:value-type="float" office:value="0.000378473" calcext:value-type="float">
            <text:p>0.000378473</text:p>
          </table:table-cell>
          <table:table-cell office:value-type="float" office:value="0.001789866" calcext:value-type="float">
            <text:p>0.001789866</text:p>
          </table:table-cell>
          <table:table-cell office:value-type="float" office:value="0.003360862" calcext:value-type="float">
            <text:p>0.00336086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2-03 10:30:50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173384" calcext:value-type="float">
            <text:p>0.136173384</text:p>
          </table:table-cell>
          <table:table-cell office:value-type="float" office:value="0.032731895" calcext:value-type="float">
            <text:p>0.032731895</text:p>
          </table:table-cell>
          <table:table-cell office:value-type="float" office:value="0.132081524" calcext:value-type="float">
            <text:p>0.132081524</text:p>
          </table:table-cell>
          <table:table-cell office:value-type="float" office:value="0.139663832" calcext:value-type="float">
            <text:p>0.139663832</text:p>
          </table:table-cell>
          <table:table-cell office:value-type="float" office:value="0.148062128" calcext:value-type="float">
            <text:p>0.1480621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28" calcext:value-type="float">
            <text:p>0.001112528</text:p>
          </table:table-cell>
          <table:table-cell office:value-type="float" office:value="0.000267417" calcext:value-type="float">
            <text:p>0.000267417</text:p>
          </table:table-cell>
          <table:table-cell office:value-type="float" office:value="0.001079097" calcext:value-type="float">
            <text:p>0.001079097</text:p>
          </table:table-cell>
          <table:table-cell office:value-type="float" office:value="0.001141044" calcext:value-type="float">
            <text:p>0.001141044</text:p>
          </table:table-cell>
          <table:table-cell office:value-type="float" office:value="0.001209658" calcext:value-type="float">
            <text:p>0.0012096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66" calcext:value-type="float">
            <text:p>4.2266E-05</text:p>
          </table:table-cell>
          <table:table-cell office:value-type="float" office:value="-0.000802844" calcext:value-type="float">
            <text:p>-0.000802844</text:p>
          </table:table-cell>
          <table:table-cell office:value-type="float" office:value="0.000008836" calcext:value-type="float">
            <text:p>8.836E-06</text:p>
          </table:table-cell>
          <table:table-cell office:value-type="float" office:value="0.000070783" calcext:value-type="float">
            <text:p>7.0783E-05</text:p>
          </table:table-cell>
          <table:table-cell office:value-type="float" office:value="0.000139396" calcext:value-type="float">
            <text:p>0.00013939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19679" calcext:value-type="float">
            <text:p>24.069719679</text:p>
          </table:table-cell>
          <table:table-cell office:value-type="float" office:value="24.048844125" calcext:value-type="float">
            <text:p>24.048844125</text:p>
          </table:table-cell>
          <table:table-cell office:value-type="float" office:value="24.068893907" calcext:value-type="float">
            <text:p>24.068893907</text:p>
          </table:table-cell>
          <table:table-cell office:value-type="float" office:value="24.07042408" calcext:value-type="float">
            <text:p>24.07042408</text:p>
          </table:table-cell>
          <table:table-cell office:value-type="float" office:value="24.072118924" calcext:value-type="float">
            <text:p>24.072118924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71333" calcext:value-type="float">
            <text:p>0.001071333</text:p>
          </table:table-cell>
          <table:table-cell office:value-type="float" office:value="-0.020351107" calcext:value-type="float">
            <text:p>-0.020351107</text:p>
          </table:table-cell>
          <table:table-cell office:value-type="float" office:value="0.000223929" calcext:value-type="float">
            <text:p>0.000223929</text:p>
          </table:table-cell>
          <table:table-cell office:value-type="float" office:value="0.001794187" calcext:value-type="float">
            <text:p>0.001794187</text:p>
          </table:table-cell>
          <table:table-cell office:value-type="float" office:value="0.003533428" calcext:value-type="float">
            <text:p>0.00353342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2-03 10:30:51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111991" calcext:value-type="float">
            <text:p>0.136111991</text:p>
          </table:table-cell>
          <table:table-cell office:value-type="float" office:value="0.032924418" calcext:value-type="float">
            <text:p>0.032924418</text:p>
          </table:table-cell>
          <table:table-cell office:value-type="float" office:value="0.132517234" calcext:value-type="float">
            <text:p>0.132517234</text:p>
          </table:table-cell>
          <table:table-cell office:value-type="float" office:value="0.13969125" calcext:value-type="float">
            <text:p>0.13969125</text:p>
          </table:table-cell>
          <table:table-cell office:value-type="float" office:value="0.148322004" calcext:value-type="float">
            <text:p>0.1483220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26" calcext:value-type="float">
            <text:p>0.001112026</text:p>
          </table:table-cell>
          <table:table-cell office:value-type="float" office:value="0.00026899" calcext:value-type="float">
            <text:p>0.00026899</text:p>
          </table:table-cell>
          <table:table-cell office:value-type="float" office:value="0.001082657" calcext:value-type="float">
            <text:p>0.001082657</text:p>
          </table:table-cell>
          <table:table-cell office:value-type="float" office:value="0.001141268" calcext:value-type="float">
            <text:p>0.001141268</text:p>
          </table:table-cell>
          <table:table-cell office:value-type="float" office:value="0.001211781" calcext:value-type="float">
            <text:p>0.0012117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765" calcext:value-type="float">
            <text:p>4.1765E-05</text:p>
          </table:table-cell>
          <table:table-cell office:value-type="float" office:value="-0.000801271" calcext:value-type="float">
            <text:p>-0.000801271</text:p>
          </table:table-cell>
          <table:table-cell office:value-type="float" office:value="0.000012396" calcext:value-type="float">
            <text:p>1.2396E-05</text:p>
          </table:table-cell>
          <table:table-cell office:value-type="float" office:value="0.000071007" calcext:value-type="float">
            <text:p>7.1007E-05</text:p>
          </table:table-cell>
          <table:table-cell office:value-type="float" office:value="0.00014152" calcext:value-type="float">
            <text:p>0.0001415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61238" calcext:value-type="float">
            <text:p>24.074761238</text:p>
          </table:table-cell>
          <table:table-cell office:value-type="float" office:value="24.053937022" calcext:value-type="float">
            <text:p>24.053937022</text:p>
          </table:table-cell>
          <table:table-cell office:value-type="float" office:value="24.074035789" calcext:value-type="float">
            <text:p>24.074035789</text:p>
          </table:table-cell>
          <table:table-cell office:value-type="float" office:value="24.075483558" calcext:value-type="float">
            <text:p>24.075483558</text:p>
          </table:table-cell>
          <table:table-cell office:value-type="float" office:value="24.077225306" calcext:value-type="float">
            <text:p>24.077225306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58618" calcext:value-type="float">
            <text:p>0.001058618</text:p>
          </table:table-cell>
          <table:table-cell office:value-type="float" office:value="-0.020311236" calcext:value-type="float">
            <text:p>-0.020311236</text:p>
          </table:table-cell>
          <table:table-cell office:value-type="float" office:value="0.000314162" calcext:value-type="float">
            <text:p>0.000314162</text:p>
          </table:table-cell>
          <table:table-cell office:value-type="float" office:value="0.001799865" calcext:value-type="float">
            <text:p>0.001799865</text:p>
          </table:table-cell>
          <table:table-cell office:value-type="float" office:value="0.003587247" calcext:value-type="float">
            <text:p>0.00358724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2-03 10:30:53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245505" calcext:value-type="float">
            <text:p>0.136245505</text:p>
          </table:table-cell>
          <table:table-cell office:value-type="float" office:value="0.032786135" calcext:value-type="float">
            <text:p>0.032786135</text:p>
          </table:table-cell>
          <table:table-cell office:value-type="float" office:value="0.132049934" calcext:value-type="float">
            <text:p>0.132049934</text:p>
          </table:table-cell>
          <table:table-cell office:value-type="float" office:value="0.139602439" calcext:value-type="float">
            <text:p>0.139602439</text:p>
          </table:table-cell>
          <table:table-cell office:value-type="float" office:value="0.14798941" calcext:value-type="float">
            <text:p>0.147989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17" calcext:value-type="float">
            <text:p>0.001113117</text:p>
          </table:table-cell>
          <table:table-cell office:value-type="float" office:value="0.000267861" calcext:value-type="float">
            <text:p>0.000267861</text:p>
          </table:table-cell>
          <table:table-cell office:value-type="float" office:value="0.001078839" calcext:value-type="float">
            <text:p>0.001078839</text:p>
          </table:table-cell>
          <table:table-cell office:value-type="float" office:value="0.001140543" calcext:value-type="float">
            <text:p>0.001140543</text:p>
          </table:table-cell>
          <table:table-cell office:value-type="float" office:value="0.001209064" calcext:value-type="float">
            <text:p>0.0012090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855" calcext:value-type="float">
            <text:p>4.2855E-05</text:p>
          </table:table-cell>
          <table:table-cell office:value-type="float" office:value="-0.000802401" calcext:value-type="float">
            <text:p>-0.000802401</text:p>
          </table:table-cell>
          <table:table-cell office:value-type="float" office:value="0.000008578" calcext:value-type="float">
            <text:p>8.578E-06</text:p>
          </table:table-cell>
          <table:table-cell office:value-type="float" office:value="0.000070281" calcext:value-type="float">
            <text:p>7.0281E-05</text:p>
          </table:table-cell>
          <table:table-cell office:value-type="float" office:value="0.000138802" calcext:value-type="float">
            <text:p>0.00013880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88182" calcext:value-type="float">
            <text:p>24.074788182</text:p>
          </table:table-cell>
          <table:table-cell office:value-type="float" office:value="24.053909115" calcext:value-type="float">
            <text:p>24.053909115</text:p>
          </table:table-cell>
          <table:table-cell office:value-type="float" office:value="24.073941484" calcext:value-type="float">
            <text:p>24.073941484</text:p>
          </table:table-cell>
          <table:table-cell office:value-type="float" office:value="24.075465636" calcext:value-type="float">
            <text:p>24.075465636</text:p>
          </table:table-cell>
          <table:table-cell office:value-type="float" office:value="24.077158186" calcext:value-type="float">
            <text:p>24.077158186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86269" calcext:value-type="float">
            <text:p>0.001086269</text:p>
          </table:table-cell>
          <table:table-cell office:value-type="float" office:value="-0.020339874" calcext:value-type="float">
            <text:p>-0.020339874</text:p>
          </table:table-cell>
          <table:table-cell office:value-type="float" office:value="0.000217386" calcext:value-type="float">
            <text:p>0.000217386</text:p>
          </table:table-cell>
          <table:table-cell office:value-type="float" office:value="0.001781472" calcext:value-type="float">
            <text:p>0.001781472</text:p>
          </table:table-cell>
          <table:table-cell office:value-type="float" office:value="0.003518369" calcext:value-type="float">
            <text:p>0.0035183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2-03 10:30:54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361138" calcext:value-type="float">
            <text:p>0.136361138</text:p>
          </table:table-cell>
          <table:table-cell office:value-type="float" office:value="0.03282607" calcext:value-type="float">
            <text:p>0.03282607</text:p>
          </table:table-cell>
          <table:table-cell office:value-type="float" office:value="0.132021324" calcext:value-type="float">
            <text:p>0.132021324</text:p>
          </table:table-cell>
          <table:table-cell office:value-type="float" office:value="0.139439123" calcext:value-type="float">
            <text:p>0.139439123</text:p>
          </table:table-cell>
          <table:table-cell office:value-type="float" office:value="0.147799271" calcext:value-type="float">
            <text:p>0.1477992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62" calcext:value-type="float">
            <text:p>0.001114062</text:p>
          </table:table-cell>
          <table:table-cell office:value-type="float" office:value="0.000268187" calcext:value-type="float">
            <text:p>0.000268187</text:p>
          </table:table-cell>
          <table:table-cell office:value-type="float" office:value="0.001078606" calcext:value-type="float">
            <text:p>0.001078606</text:p>
          </table:table-cell>
          <table:table-cell office:value-type="float" office:value="0.001139209" calcext:value-type="float">
            <text:p>0.001139209</text:p>
          </table:table-cell>
          <table:table-cell office:value-type="float" office:value="0.00120751" calcext:value-type="float">
            <text:p>0.001207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8" calcext:value-type="float">
            <text:p>4.38E-05</text:p>
          </table:table-cell>
          <table:table-cell office:value-type="float" office:value="-0.000802075" calcext:value-type="float">
            <text:p>-0.000802075</text:p>
          </table:table-cell>
          <table:table-cell office:value-type="float" office:value="0.000008344" calcext:value-type="float">
            <text:p>8.344E-06</text:p>
          </table:table-cell>
          <table:table-cell office:value-type="float" office:value="0.000068947" calcext:value-type="float">
            <text:p>6.8947E-05</text:p>
          </table:table-cell>
          <table:table-cell office:value-type="float" office:value="0.000137249" calcext:value-type="float">
            <text:p>0.00013724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811517" calcext:value-type="float">
            <text:p>24.074811517</text:p>
          </table:table-cell>
          <table:table-cell office:value-type="float" office:value="24.053917175" calcext:value-type="float">
            <text:p>24.053917175</text:p>
          </table:table-cell>
          <table:table-cell office:value-type="float" office:value="24.07393571" calcext:value-type="float">
            <text:p>24.07393571</text:p>
          </table:table-cell>
          <table:table-cell office:value-type="float" office:value="24.075432677" calcext:value-type="float">
            <text:p>24.075432677</text:p>
          </table:table-cell>
          <table:table-cell office:value-type="float" office:value="24.077119815" calcext:value-type="float">
            <text:p>24.077119815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110216" calcext:value-type="float">
            <text:p>0.001110216</text:p>
          </table:table-cell>
          <table:table-cell office:value-type="float" office:value="-0.020331603" calcext:value-type="float">
            <text:p>-0.020331603</text:p>
          </table:table-cell>
          <table:table-cell office:value-type="float" office:value="0.000211461" calcext:value-type="float">
            <text:p>0.000211461</text:p>
          </table:table-cell>
          <table:table-cell office:value-type="float" office:value="0.00174765" calcext:value-type="float">
            <text:p>0.00174765</text:p>
          </table:table-cell>
          <table:table-cell office:value-type="float" office:value="0.003478992" calcext:value-type="float">
            <text:p>0.0034789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2-03 10:30:55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6407034" calcext:value-type="float">
            <text:p>0.136407034</text:p>
          </table:table-cell>
          <table:table-cell office:value-type="float" office:value="0.034331683" calcext:value-type="float">
            <text:p>0.034331683</text:p>
          </table:table-cell>
          <table:table-cell office:value-type="float" office:value="0.132426039" calcext:value-type="float">
            <text:p>0.132426039</text:p>
          </table:table-cell>
          <table:table-cell office:value-type="float" office:value="0.139334218" calcext:value-type="float">
            <text:p>0.139334218</text:p>
          </table:table-cell>
          <table:table-cell office:value-type="float" office:value="0.147061365" calcext:value-type="float">
            <text:p>0.1470613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37" calcext:value-type="float">
            <text:p>0.001114437</text:p>
          </table:table-cell>
          <table:table-cell office:value-type="float" office:value="0.000280488" calcext:value-type="float">
            <text:p>0.000280488</text:p>
          </table:table-cell>
          <table:table-cell office:value-type="float" office:value="0.001081912" calcext:value-type="float">
            <text:p>0.001081912</text:p>
          </table:table-cell>
          <table:table-cell office:value-type="float" office:value="0.001138351" calcext:value-type="float">
            <text:p>0.001138351</text:p>
          </table:table-cell>
          <table:table-cell office:value-type="float" office:value="0.001201482" calcext:value-type="float">
            <text:p>0.0012014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75" calcext:value-type="float">
            <text:p>4.4175E-05</text:p>
          </table:table-cell>
          <table:table-cell office:value-type="float" office:value="-0.000789774" calcext:value-type="float">
            <text:p>-0.000789774</text:p>
          </table:table-cell>
          <table:table-cell office:value-type="float" office:value="0.000011651" calcext:value-type="float">
            <text:p>1.1651E-05</text:p>
          </table:table-cell>
          <table:table-cell office:value-type="float" office:value="0.00006809" calcext:value-type="float">
            <text:p>6.809E-05</text:p>
          </table:table-cell>
          <table:table-cell office:value-type="float" office:value="0.00013122" calcext:value-type="float">
            <text:p>0.0001312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5036574" calcext:value-type="float">
            <text:p>24.095036574</text:p>
          </table:table-cell>
          <table:table-cell office:value-type="float" office:value="24.074437198" calcext:value-type="float">
            <text:p>24.074437198</text:p>
          </table:table-cell>
          <table:table-cell office:value-type="float" office:value="24.094233194" calcext:value-type="float">
            <text:p>24.094233194</text:p>
          </table:table-cell>
          <table:table-cell office:value-type="float" office:value="24.09562729" calcext:value-type="float">
            <text:p>24.09562729</text:p>
          </table:table-cell>
          <table:table-cell office:value-type="float" office:value="24.097186655" calcext:value-type="float">
            <text:p>24.097186655</text:p>
          </table:table-cell>
          <table:table-cell office:value-type="float" office:value="25.076091256" calcext:value-type="float">
            <text:p>25.076091256</text:p>
          </table:table-cell>
          <table:table-cell/>
          <table:table-cell office:value-type="float" office:value="0.00111972" calcext:value-type="float">
            <text:p>0.00111972</text:p>
          </table:table-cell>
          <table:table-cell office:value-type="float" office:value="-0.020019791" calcext:value-type="float">
            <text:p>-0.020019791</text:p>
          </table:table-cell>
          <table:table-cell office:value-type="float" office:value="0.000295276" calcext:value-type="float">
            <text:p>0.000295276</text:p>
          </table:table-cell>
          <table:table-cell office:value-type="float" office:value="0.001725925" calcext:value-type="float">
            <text:p>0.001725925</text:p>
          </table:table-cell>
          <table:table-cell office:value-type="float" office:value="0.003326176" calcext:value-type="float">
            <text:p>0.0033261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2-03 10:30:57</text:p>
          </table:table-cell>
          <table:table-cell office:value-type="float" office:value="24.10911" calcext:value-type="float">
            <text:p>24.10911</text:p>
          </table:table-cell>
          <table:table-cell office:value-type="string" calcext:value-type="string">
            <text:p><text:s/></text:p>
          </table:table-cell>
          <table:table-cell office:value-type="float" office:value="0.136442797" calcext:value-type="float">
            <text:p>0.136442797</text:p>
          </table:table-cell>
          <table:table-cell office:value-type="float" office:value="0.033501987" calcext:value-type="float">
            <text:p>0.033501987</text:p>
          </table:table-cell>
          <table:table-cell office:value-type="float" office:value="0.132955329" calcext:value-type="float">
            <text:p>0.132955329</text:p>
          </table:table-cell>
          <table:table-cell office:value-type="float" office:value="0.13928117" calcext:value-type="float">
            <text:p>0.13928117</text:p>
          </table:table-cell>
          <table:table-cell office:value-type="float" office:value="0.147044676" calcext:value-type="float">
            <text:p>0.1470446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29" calcext:value-type="float">
            <text:p>0.001114729</text:p>
          </table:table-cell>
          <table:table-cell office:value-type="float" office:value="0.000273709" calcext:value-type="float">
            <text:p>0.000273709</text:p>
          </table:table-cell>
          <table:table-cell office:value-type="float" office:value="0.001086236" calcext:value-type="float">
            <text:p>0.001086236</text:p>
          </table:table-cell>
          <table:table-cell office:value-type="float" office:value="0.001137918" calcext:value-type="float">
            <text:p>0.001137918</text:p>
          </table:table-cell>
          <table:table-cell office:value-type="float" office:value="0.001201345" calcext:value-type="float">
            <text:p>0.0012013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67" calcext:value-type="float">
            <text:p>4.4467E-05</text:p>
          </table:table-cell>
          <table:table-cell office:value-type="float" office:value="-0.000796552" calcext:value-type="float">
            <text:p>-0.000796552</text:p>
          </table:table-cell>
          <table:table-cell office:value-type="float" office:value="0.000015975" calcext:value-type="float">
            <text:p>1.5975E-05</text:p>
          </table:table-cell>
          <table:table-cell office:value-type="float" office:value="0.000067657" calcext:value-type="float">
            <text:p>6.7657E-05</text:p>
          </table:table-cell>
          <table:table-cell office:value-type="float" office:value="0.000131084" calcext:value-type="float">
            <text:p>0.00013108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020564" calcext:value-type="float">
            <text:p>24.11020564</text:p>
          </table:table-cell>
          <table:table-cell office:value-type="float" office:value="24.089431895" calcext:value-type="float">
            <text:p>24.089431895</text:p>
          </table:table-cell>
          <table:table-cell office:value-type="float" office:value="24.109501865" calcext:value-type="float">
            <text:p>24.109501865</text:p>
          </table:table-cell>
          <table:table-cell office:value-type="float" office:value="24.110778426" calcext:value-type="float">
            <text:p>24.110778426</text:p>
          </table:table-cell>
          <table:table-cell office:value-type="float" office:value="24.112345106" calcext:value-type="float">
            <text:p>24.112345106</text:p>
          </table:table-cell>
          <table:table-cell office:value-type="float" office:value="25.091239664" calcext:value-type="float">
            <text:p>25.091239664</text:p>
          </table:table-cell>
          <table:table-cell/>
          <table:table-cell office:value-type="float" office:value="0.001127127" calcext:value-type="float">
            <text:p>0.001127127</text:p>
          </table:table-cell>
          <table:table-cell office:value-type="float" office:value="-0.020191621" calcext:value-type="float">
            <text:p>-0.020191621</text:p>
          </table:table-cell>
          <table:table-cell office:value-type="float" office:value="0.000404889" calcext:value-type="float">
            <text:p>0.000404889</text:p>
          </table:table-cell>
          <table:table-cell office:value-type="float" office:value="0.001714939" calcext:value-type="float">
            <text:p>0.001714939</text:p>
          </table:table-cell>
          <table:table-cell office:value-type="float" office:value="0.00332272" calcext:value-type="float">
            <text:p>0.003322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2-03 10:30:58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6497633" calcext:value-type="float">
            <text:p>0.136497633</text:p>
          </table:table-cell>
          <table:table-cell office:value-type="float" office:value="0.032753948" calcext:value-type="float">
            <text:p>0.032753948</text:p>
          </table:table-cell>
          <table:table-cell office:value-type="float" office:value="0.132129208" calcext:value-type="float">
            <text:p>0.132129208</text:p>
          </table:table-cell>
          <table:table-cell office:value-type="float" office:value="0.139316933" calcext:value-type="float">
            <text:p>0.139316933</text:p>
          </table:table-cell>
          <table:table-cell office:value-type="float" office:value="0.148051399" calcext:value-type="float">
            <text:p>0.1480513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177" calcext:value-type="float">
            <text:p>0.001115177</text:p>
          </table:table-cell>
          <table:table-cell office:value-type="float" office:value="0.000267598" calcext:value-type="float">
            <text:p>0.000267598</text:p>
          </table:table-cell>
          <table:table-cell office:value-type="float" office:value="0.001079487" calcext:value-type="float">
            <text:p>0.001079487</text:p>
          </table:table-cell>
          <table:table-cell office:value-type="float" office:value="0.00113821" calcext:value-type="float">
            <text:p>0.00113821</text:p>
          </table:table-cell>
          <table:table-cell office:value-type="float" office:value="0.00120957" calcext:value-type="float">
            <text:p>0.001209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915" calcext:value-type="float">
            <text:p>4.4915E-05</text:p>
          </table:table-cell>
          <table:table-cell office:value-type="float" office:value="-0.000802664" calcext:value-type="float">
            <text:p>-0.000802664</text:p>
          </table:table-cell>
          <table:table-cell office:value-type="float" office:value="0.000009226" calcext:value-type="float">
            <text:p>9.226E-06</text:p>
          </table:table-cell>
          <table:table-cell office:value-type="float" office:value="0.000067949" calcext:value-type="float">
            <text:p>6.7949E-05</text:p>
          </table:table-cell>
          <table:table-cell office:value-type="float" office:value="0.000139309" calcext:value-type="float">
            <text:p>0.00013930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5162756" calcext:value-type="float">
            <text:p>24.105162756</text:p>
          </table:table-cell>
          <table:table-cell office:value-type="float" office:value="24.084226891" calcext:value-type="float">
            <text:p>24.084226891</text:p>
          </table:table-cell>
          <table:table-cell office:value-type="float" office:value="24.104281199" calcext:value-type="float">
            <text:p>24.104281199</text:p>
          </table:table-cell>
          <table:table-cell office:value-type="float" office:value="24.105731696" calcext:value-type="float">
            <text:p>24.105731696</text:p>
          </table:table-cell>
          <table:table-cell office:value-type="float" office:value="24.107494324" calcext:value-type="float">
            <text:p>24.107494324</text:p>
          </table:table-cell>
          <table:table-cell office:value-type="float" office:value="25.086190194" calcext:value-type="float">
            <text:p>25.086190194</text:p>
          </table:table-cell>
          <table:table-cell/>
          <table:table-cell office:value-type="float" office:value="0.001138483" calcext:value-type="float">
            <text:p>0.001138483</text:p>
          </table:table-cell>
          <table:table-cell office:value-type="float" office:value="-0.02034654" calcext:value-type="float">
            <text:p>-0.02034654</text:p>
          </table:table-cell>
          <table:table-cell office:value-type="float" office:value="0.000233804" calcext:value-type="float">
            <text:p>0.000233804</text:p>
          </table:table-cell>
          <table:table-cell office:value-type="float" office:value="0.001722346" calcext:value-type="float">
            <text:p>0.001722346</text:p>
          </table:table-cell>
          <table:table-cell office:value-type="float" office:value="0.003531206" calcext:value-type="float">
            <text:p>0.0035312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2-03 10:30:59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6508958" calcext:value-type="float">
            <text:p>0.136508958</text:p>
          </table:table-cell>
          <table:table-cell office:value-type="float" office:value="0.034135584" calcext:value-type="float">
            <text:p>0.034135584</text:p>
          </table:table-cell>
          <table:table-cell office:value-type="float" office:value="0.13238074" calcext:value-type="float">
            <text:p>0.13238074</text:p>
          </table:table-cell>
          <table:table-cell office:value-type="float" office:value="0.139335411" calcext:value-type="float">
            <text:p>0.139335411</text:p>
          </table:table-cell>
          <table:table-cell office:value-type="float" office:value="0.146889704" calcext:value-type="float">
            <text:p>0.1468897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69" calcext:value-type="float">
            <text:p>0.001115269</text:p>
          </table:table-cell>
          <table:table-cell office:value-type="float" office:value="0.000278885" calcext:value-type="float">
            <text:p>0.000278885</text:p>
          </table:table-cell>
          <table:table-cell office:value-type="float" office:value="0.001081542" calcext:value-type="float">
            <text:p>0.001081542</text:p>
          </table:table-cell>
          <table:table-cell office:value-type="float" office:value="0.001138361" calcext:value-type="float">
            <text:p>0.001138361</text:p>
          </table:table-cell>
          <table:table-cell office:value-type="float" office:value="0.001200079" calcext:value-type="float">
            <text:p>0.0012000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08" calcext:value-type="float">
            <text:p>4.5008E-05</text:p>
          </table:table-cell>
          <table:table-cell office:value-type="float" office:value="-0.000791376" calcext:value-type="float">
            <text:p>-0.000791376</text:p>
          </table:table-cell>
          <table:table-cell office:value-type="float" office:value="0.000011281" calcext:value-type="float">
            <text:p>1.1281E-05</text:p>
          </table:table-cell>
          <table:table-cell office:value-type="float" office:value="0.0000681" calcext:value-type="float">
            <text:p>6.81E-05</text:p>
          </table:table-cell>
          <table:table-cell office:value-type="float" office:value="0.000129818" calcext:value-type="float">
            <text:p>0.00012981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5165041" calcext:value-type="float">
            <text:p>24.105165041</text:p>
          </table:table-cell>
          <table:table-cell office:value-type="float" office:value="24.084505713" calcext:value-type="float">
            <text:p>24.084505713</text:p>
          </table:table-cell>
          <table:table-cell office:value-type="float" office:value="24.104331959" calcext:value-type="float">
            <text:p>24.104331959</text:p>
          </table:table-cell>
          <table:table-cell office:value-type="float" office:value="24.105735424" calcext:value-type="float">
            <text:p>24.105735424</text:p>
          </table:table-cell>
          <table:table-cell office:value-type="float" office:value="24.107259893" calcext:value-type="float">
            <text:p>24.107259893</text:p>
          </table:table-cell>
          <table:table-cell office:value-type="float" office:value="25.086190194" calcext:value-type="float">
            <text:p>25.086190194</text:p>
          </table:table-cell>
          <table:table-cell/>
          <table:table-cell office:value-type="float" office:value="0.001140828" calcext:value-type="float">
            <text:p>0.001140828</text:p>
          </table:table-cell>
          <table:table-cell office:value-type="float" office:value="-0.020060403" calcext:value-type="float">
            <text:p>-0.020060403</text:p>
          </table:table-cell>
          <table:table-cell office:value-type="float" office:value="0.000285895" calcext:value-type="float">
            <text:p>0.000285895</text:p>
          </table:table-cell>
          <table:table-cell office:value-type="float" office:value="0.001726172" calcext:value-type="float">
            <text:p>0.001726172</text:p>
          </table:table-cell>
          <table:table-cell office:value-type="float" office:value="0.003290626" calcext:value-type="float">
            <text:p>0.0032906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2-03 10:31:01</text:p>
          </table:table-cell>
          <table:table-cell office:value-type="float" office:value="24.10911" calcext:value-type="float">
            <text:p>24.10911</text:p>
          </table:table-cell>
          <table:table-cell office:value-type="string" calcext:value-type="string">
            <text:p><text:s/></text:p>
          </table:table-cell>
          <table:table-cell office:value-type="float" office:value="0.136374847" calcext:value-type="float">
            <text:p>0.136374847</text:p>
          </table:table-cell>
          <table:table-cell office:value-type="float" office:value="0.032886271" calcext:value-type="float">
            <text:p>0.032886271</text:p>
          </table:table-cell>
          <table:table-cell office:value-type="float" office:value="0.132640616" calcext:value-type="float">
            <text:p>0.132640616</text:p>
          </table:table-cell>
          <table:table-cell office:value-type="float" office:value="0.139264481" calcext:value-type="float">
            <text:p>0.139264481</text:p>
          </table:table-cell>
          <table:table-cell office:value-type="float" office:value="0.147890466" calcext:value-type="float">
            <text:p>0.1478904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74" calcext:value-type="float">
            <text:p>0.001114174</text:p>
          </table:table-cell>
          <table:table-cell office:value-type="float" office:value="0.000268679" calcext:value-type="float">
            <text:p>0.000268679</text:p>
          </table:table-cell>
          <table:table-cell office:value-type="float" office:value="0.001083665" calcext:value-type="float">
            <text:p>0.001083665</text:p>
          </table:table-cell>
          <table:table-cell office:value-type="float" office:value="0.001137782" calcext:value-type="float">
            <text:p>0.001137782</text:p>
          </table:table-cell>
          <table:table-cell office:value-type="float" office:value="0.001208255" calcext:value-type="float">
            <text:p>0.0012082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12" calcext:value-type="float">
            <text:p>4.3912E-05</text:p>
          </table:table-cell>
          <table:table-cell office:value-type="float" office:value="-0.000801583" calcext:value-type="float">
            <text:p>-0.000801583</text:p>
          </table:table-cell>
          <table:table-cell office:value-type="float" office:value="0.000013404" calcext:value-type="float">
            <text:p>1.3404E-05</text:p>
          </table:table-cell>
          <table:table-cell office:value-type="float" office:value="0.00006752" calcext:value-type="float">
            <text:p>6.752E-05</text:p>
          </table:table-cell>
          <table:table-cell office:value-type="float" office:value="0.000137994" calcext:value-type="float">
            <text:p>0.00013799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0191927" calcext:value-type="float">
            <text:p>24.110191927</text:p>
          </table:table-cell>
          <table:table-cell office:value-type="float" office:value="24.08930764" calcext:value-type="float">
            <text:p>24.08930764</text:p>
          </table:table-cell>
          <table:table-cell office:value-type="float" office:value="24.109438356" calcext:value-type="float">
            <text:p>24.109438356</text:p>
          </table:table-cell>
          <table:table-cell office:value-type="float" office:value="24.110775058" calcext:value-type="float">
            <text:p>24.110775058</text:p>
          </table:table-cell>
          <table:table-cell office:value-type="float" office:value="24.112515787" calcext:value-type="float">
            <text:p>24.112515787</text:p>
          </table:table-cell>
          <table:table-cell office:value-type="float" office:value="25.091239664" calcext:value-type="float">
            <text:p>25.091239664</text:p>
          </table:table-cell>
          <table:table-cell/>
          <table:table-cell office:value-type="float" office:value="0.001113055" calcext:value-type="float">
            <text:p>0.001113055</text:p>
          </table:table-cell>
          <table:table-cell office:value-type="float" office:value="-0.020319136" calcext:value-type="float">
            <text:p>-0.020319136</text:p>
          </table:table-cell>
          <table:table-cell office:value-type="float" office:value="0.000339714" calcext:value-type="float">
            <text:p>0.000339714</text:p>
          </table:table-cell>
          <table:table-cell office:value-type="float" office:value="0.001711483" calcext:value-type="float">
            <text:p>0.001711483</text:p>
          </table:table-cell>
          <table:table-cell office:value-type="float" office:value="0.003497878" calcext:value-type="float">
            <text:p>0.0034978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2-03 10:31:02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6508362" calcext:value-type="float">
            <text:p>0.136508362</text:p>
          </table:table-cell>
          <table:table-cell office:value-type="float" office:value="0.032773618" calcext:value-type="float">
            <text:p>0.032773618</text:p>
          </table:table-cell>
          <table:table-cell office:value-type="float" office:value="0.132107154" calcext:value-type="float">
            <text:p>0.132107154</text:p>
          </table:table-cell>
          <table:table-cell office:value-type="float" office:value="0.139306204" calcext:value-type="float">
            <text:p>0.139306204</text:p>
          </table:table-cell>
          <table:table-cell office:value-type="float" office:value="0.14778437" calcext:value-type="float">
            <text:p>0.147784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64" calcext:value-type="float">
            <text:p>0.001115264</text:p>
          </table:table-cell>
          <table:table-cell office:value-type="float" office:value="0.000267758" calcext:value-type="float">
            <text:p>0.000267758</text:p>
          </table:table-cell>
          <table:table-cell office:value-type="float" office:value="0.001079307" calcext:value-type="float">
            <text:p>0.001079307</text:p>
          </table:table-cell>
          <table:table-cell office:value-type="float" office:value="0.001138123" calcext:value-type="float">
            <text:p>0.001138123</text:p>
          </table:table-cell>
          <table:table-cell office:value-type="float" office:value="0.001207389" calcext:value-type="float">
            <text:p>0.0012073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03" calcext:value-type="float">
            <text:p>4.5003E-05</text:p>
          </table:table-cell>
          <table:table-cell office:value-type="float" office:value="-0.000802503" calcext:value-type="float">
            <text:p>-0.000802503</text:p>
          </table:table-cell>
          <table:table-cell office:value-type="float" office:value="0.000009045" calcext:value-type="float">
            <text:p>9.045E-06</text:p>
          </table:table-cell>
          <table:table-cell office:value-type="float" office:value="0.000067861" calcext:value-type="float">
            <text:p>6.7861E-05</text:p>
          </table:table-cell>
          <table:table-cell office:value-type="float" office:value="0.000137127" calcext:value-type="float">
            <text:p>0.00013712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5164921" calcext:value-type="float">
            <text:p>24.105164921</text:p>
          </table:table-cell>
          <table:table-cell office:value-type="float" office:value="24.08423086" calcext:value-type="float">
            <text:p>24.08423086</text:p>
          </table:table-cell>
          <table:table-cell office:value-type="float" office:value="24.104276749" calcext:value-type="float">
            <text:p>24.104276749</text:p>
          </table:table-cell>
          <table:table-cell office:value-type="float" office:value="24.10572953" calcext:value-type="float">
            <text:p>24.10572953</text:p>
          </table:table-cell>
          <table:table-cell office:value-type="float" office:value="24.107440438" calcext:value-type="float">
            <text:p>24.107440438</text:p>
          </table:table-cell>
          <table:table-cell office:value-type="float" office:value="25.086190194" calcext:value-type="float">
            <text:p>25.086190194</text:p>
          </table:table-cell>
          <table:table-cell/>
          <table:table-cell office:value-type="float" office:value="0.001140705" calcext:value-type="float">
            <text:p>0.001140705</text:p>
          </table:table-cell>
          <table:table-cell office:value-type="float" office:value="-0.020342466" calcext:value-type="float">
            <text:p>-0.020342466</text:p>
          </table:table-cell>
          <table:table-cell office:value-type="float" office:value="0.000229236" calcext:value-type="float">
            <text:p>0.000229236</text:p>
          </table:table-cell>
          <table:table-cell office:value-type="float" office:value="0.001720124" calcext:value-type="float">
            <text:p>0.001720124</text:p>
          </table:table-cell>
          <table:table-cell office:value-type="float" office:value="0.003475906" calcext:value-type="float">
            <text:p>0.0034759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2-03 10:31:03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<text:s/></text:p>
          </table:table-cell>
          <table:table-cell office:value-type="float" office:value="0.13651015" calcext:value-type="float">
            <text:p>0.13651015</text:p>
          </table:table-cell>
          <table:table-cell office:value-type="float" office:value="0.032796268" calcext:value-type="float">
            <text:p>0.032796268</text:p>
          </table:table-cell>
          <table:table-cell office:value-type="float" office:value="0.13205351" calcext:value-type="float">
            <text:p>0.13205351</text:p>
          </table:table-cell>
          <table:table-cell office:value-type="float" office:value="0.139303224" calcext:value-type="float">
            <text:p>0.139303224</text:p>
          </table:table-cell>
          <table:table-cell office:value-type="float" office:value="0.147444027" calcext:value-type="float">
            <text:p>0.1474440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79" calcext:value-type="float">
            <text:p>0.001115279</text:p>
          </table:table-cell>
          <table:table-cell office:value-type="float" office:value="0.000267943" calcext:value-type="float">
            <text:p>0.000267943</text:p>
          </table:table-cell>
          <table:table-cell office:value-type="float" office:value="0.001078869" calcext:value-type="float">
            <text:p>0.001078869</text:p>
          </table:table-cell>
          <table:table-cell office:value-type="float" office:value="0.001138098" calcext:value-type="float">
            <text:p>0.001138098</text:p>
          </table:table-cell>
          <table:table-cell office:value-type="float" office:value="0.001204608" calcext:value-type="float">
            <text:p>0.0012046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18" calcext:value-type="float">
            <text:p>4.5018E-05</text:p>
          </table:table-cell>
          <table:table-cell office:value-type="float" office:value="-0.000802318" calcext:value-type="float">
            <text:p>-0.000802318</text:p>
          </table:table-cell>
          <table:table-cell office:value-type="float" office:value="0.000008607" calcext:value-type="float">
            <text:p>8.607E-06</text:p>
          </table:table-cell>
          <table:table-cell office:value-type="float" office:value="0.000067837" calcext:value-type="float">
            <text:p>6.7837E-05</text:p>
          </table:table-cell>
          <table:table-cell office:value-type="float" office:value="0.000134347" calcext:value-type="float">
            <text:p>0.00013434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0111332" calcext:value-type="float">
            <text:p>24.100111332</text:p>
          </table:table-cell>
          <table:table-cell office:value-type="float" office:value="24.079181385" calcext:value-type="float">
            <text:p>24.079181385</text:p>
          </table:table-cell>
          <table:table-cell office:value-type="float" office:value="24.09921197" calcext:value-type="float">
            <text:p>24.09921197</text:p>
          </table:table-cell>
          <table:table-cell office:value-type="float" office:value="24.100674982" calcext:value-type="float">
            <text:p>24.100674982</text:p>
          </table:table-cell>
          <table:table-cell office:value-type="float" office:value="24.102317817" calcext:value-type="float">
            <text:p>24.102317817</text:p>
          </table:table-cell>
          <table:table-cell office:value-type="float" office:value="25.081140725" calcext:value-type="float">
            <text:p>25.081140725</text:p>
          </table:table-cell>
          <table:table-cell/>
          <table:table-cell office:value-type="float" office:value="0.001141075" calcext:value-type="float">
            <text:p>0.001141075</text:p>
          </table:table-cell>
          <table:table-cell office:value-type="float" office:value="-0.020337776" calcext:value-type="float">
            <text:p>-0.020337776</text:p>
          </table:table-cell>
          <table:table-cell office:value-type="float" office:value="0.000218127" calcext:value-type="float">
            <text:p>0.000218127</text:p>
          </table:table-cell>
          <table:table-cell office:value-type="float" office:value="0.001719506" calcext:value-type="float">
            <text:p>0.001719506</text:p>
          </table:table-cell>
          <table:table-cell office:value-type="float" office:value="0.003405423" calcext:value-type="float">
            <text:p>0.0034054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2-03 10:31:05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421935" calcext:value-type="float">
            <text:p>0.136421935</text:p>
          </table:table-cell>
          <table:table-cell office:value-type="float" office:value="0.033761863" calcext:value-type="float">
            <text:p>0.033761863</text:p>
          </table:table-cell>
          <table:table-cell office:value-type="float" office:value="0.132866518" calcext:value-type="float">
            <text:p>0.132866518</text:p>
          </table:table-cell>
          <table:table-cell office:value-type="float" office:value="0.139263885" calcext:value-type="float">
            <text:p>0.139263885</text:p>
          </table:table-cell>
          <table:table-cell office:value-type="float" office:value="0.146662014" calcext:value-type="float">
            <text:p>0.14666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58" calcext:value-type="float">
            <text:p>0.001114558</text:p>
          </table:table-cell>
          <table:table-cell office:value-type="float" office:value="0.000275832" calcext:value-type="float">
            <text:p>0.000275832</text:p>
          </table:table-cell>
          <table:table-cell office:value-type="float" office:value="0.001085511" calcext:value-type="float">
            <text:p>0.001085511</text:p>
          </table:table-cell>
          <table:table-cell office:value-type="float" office:value="0.001137777" calcext:value-type="float">
            <text:p>0.001137777</text:p>
          </table:table-cell>
          <table:table-cell office:value-type="float" office:value="0.001198219" calcext:value-type="float">
            <text:p>0.0011982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297" calcext:value-type="float">
            <text:p>4.4297E-05</text:p>
          </table:table-cell>
          <table:table-cell office:value-type="float" office:value="-0.000794429" calcext:value-type="float">
            <text:p>-0.000794429</text:p>
          </table:table-cell>
          <table:table-cell office:value-type="float" office:value="0.000015249" calcext:value-type="float">
            <text:p>1.5249E-05</text:p>
          </table:table-cell>
          <table:table-cell office:value-type="float" office:value="0.000067515" calcext:value-type="float">
            <text:p>6.7515E-05</text:p>
          </table:table-cell>
          <table:table-cell office:value-type="float" office:value="0.000127958" calcext:value-type="float">
            <text:p>0.00012795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5538" calcext:value-type="float">
            <text:p>24.11525538</text:p>
          </table:table-cell>
          <table:table-cell office:value-type="float" office:value="24.094538385" calcext:value-type="float">
            <text:p>24.094538385</text:p>
          </table:table-cell>
          <table:table-cell office:value-type="float" office:value="24.114537896" calcext:value-type="float">
            <text:p>24.114537896</text:p>
          </table:table-cell>
          <table:table-cell office:value-type="float" office:value="24.115828885" calcext:value-type="float">
            <text:p>24.115828885</text:p>
          </table:table-cell>
          <table:table-cell office:value-type="float" office:value="24.117321826" calcext:value-type="float">
            <text:p>24.117321826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22806" calcext:value-type="float">
            <text:p>0.001122806</text:p>
          </table:table-cell>
          <table:table-cell office:value-type="float" office:value="-0.0201378" calcext:value-type="float">
            <text:p>-0.0201378</text:p>
          </table:table-cell>
          <table:table-cell office:value-type="float" office:value="0.000386497" calcext:value-type="float">
            <text:p>0.000386497</text:p>
          </table:table-cell>
          <table:table-cell office:value-type="float" office:value="0.00171136" calcext:value-type="float">
            <text:p>0.00171136</text:p>
          </table:table-cell>
          <table:table-cell office:value-type="float" office:value="0.003243472" calcext:value-type="float">
            <text:p>0.0032434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2-03 10:31:06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553661" calcext:value-type="float">
            <text:p>0.136553661</text:p>
          </table:table-cell>
          <table:table-cell office:value-type="float" office:value="0.032957796" calcext:value-type="float">
            <text:p>0.032957796</text:p>
          </table:table-cell>
          <table:table-cell office:value-type="float" office:value="0.132103578" calcext:value-type="float">
            <text:p>0.132103578</text:p>
          </table:table-cell>
          <table:table-cell office:value-type="float" office:value="0.139294879" calcext:value-type="float">
            <text:p>0.139294879</text:p>
          </table:table-cell>
          <table:table-cell office:value-type="float" office:value="0.147187131" calcext:value-type="float">
            <text:p>0.147187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34" calcext:value-type="float">
            <text:p>0.001115634</text:p>
          </table:table-cell>
          <table:table-cell office:value-type="float" office:value="0.000269263" calcext:value-type="float">
            <text:p>0.000269263</text:p>
          </table:table-cell>
          <table:table-cell office:value-type="float" office:value="0.001079278" calcext:value-type="float">
            <text:p>0.001079278</text:p>
          </table:table-cell>
          <table:table-cell office:value-type="float" office:value="0.00113803" calcext:value-type="float">
            <text:p>0.00113803</text:p>
          </table:table-cell>
          <table:table-cell office:value-type="float" office:value="0.001202509" calcext:value-type="float">
            <text:p>0.0012025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73" calcext:value-type="float">
            <text:p>4.5373E-05</text:p>
          </table:table-cell>
          <table:table-cell office:value-type="float" office:value="-0.000800998" calcext:value-type="float">
            <text:p>-0.000800998</text:p>
          </table:table-cell>
          <table:table-cell office:value-type="float" office:value="0.000009016" calcext:value-type="float">
            <text:p>9.016E-06</text:p>
          </table:table-cell>
          <table:table-cell office:value-type="float" office:value="0.000067769" calcext:value-type="float">
            <text:p>6.7769E-05</text:p>
          </table:table-cell>
          <table:table-cell office:value-type="float" office:value="0.000132248" calcext:value-type="float">
            <text:p>0.00013224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81962" calcext:value-type="float">
            <text:p>24.115281962</text:p>
          </table:table-cell>
          <table:table-cell office:value-type="float" office:value="24.094376121" calcext:value-type="float">
            <text:p>24.094376121</text:p>
          </table:table-cell>
          <table:table-cell office:value-type="float" office:value="24.114383935" calcext:value-type="float">
            <text:p>24.114383935</text:p>
          </table:table-cell>
          <table:table-cell office:value-type="float" office:value="24.11583514" calcext:value-type="float">
            <text:p>24.11583514</text:p>
          </table:table-cell>
          <table:table-cell office:value-type="float" office:value="24.117427794" calcext:value-type="float">
            <text:p>24.117427794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50086" calcext:value-type="float">
            <text:p>0.001150086</text:p>
          </table:table-cell>
          <table:table-cell office:value-type="float" office:value="-0.020304323" calcext:value-type="float">
            <text:p>-0.020304323</text:p>
          </table:table-cell>
          <table:table-cell office:value-type="float" office:value="0.000228496" calcext:value-type="float">
            <text:p>0.000228496</text:p>
          </table:table-cell>
          <table:table-cell office:value-type="float" office:value="0.001717778" calcext:value-type="float">
            <text:p>0.001717778</text:p>
          </table:table-cell>
          <table:table-cell office:value-type="float" office:value="0.003352221" calcext:value-type="float">
            <text:p>0.0033522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2-03 10:31:07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5328" calcext:value-type="float">
            <text:p>0.1365328</text:p>
          </table:table-cell>
          <table:table-cell office:value-type="float" office:value="0.034105186" calcext:value-type="float">
            <text:p>0.034105186</text:p>
          </table:table-cell>
          <table:table-cell office:value-type="float" office:value="0.13271989" calcext:value-type="float">
            <text:p>0.13271989</text:p>
          </table:table-cell>
          <table:table-cell office:value-type="float" office:value="0.139213817" calcext:value-type="float">
            <text:p>0.139213817</text:p>
          </table:table-cell>
          <table:table-cell office:value-type="float" office:value="0.146688836" calcext:value-type="float">
            <text:p>0.1466888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64" calcext:value-type="float">
            <text:p>0.001115464</text:p>
          </table:table-cell>
          <table:table-cell office:value-type="float" office:value="0.000278637" calcext:value-type="float">
            <text:p>0.000278637</text:p>
          </table:table-cell>
          <table:table-cell office:value-type="float" office:value="0.001084313" calcext:value-type="float">
            <text:p>0.001084313</text:p>
          </table:table-cell>
          <table:table-cell office:value-type="float" office:value="0.001137368" calcext:value-type="float">
            <text:p>0.001137368</text:p>
          </table:table-cell>
          <table:table-cell office:value-type="float" office:value="0.001198438" calcext:value-type="float">
            <text:p>0.0011984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03" calcext:value-type="float">
            <text:p>4.5203E-05</text:p>
          </table:table-cell>
          <table:table-cell office:value-type="float" office:value="-0.000791624" calcext:value-type="float">
            <text:p>-0.000791624</text:p>
          </table:table-cell>
          <table:table-cell office:value-type="float" office:value="0.000014051" calcext:value-type="float">
            <text:p>1.4051E-05</text:p>
          </table:table-cell>
          <table:table-cell office:value-type="float" office:value="0.000067106" calcext:value-type="float">
            <text:p>6.7106E-05</text:p>
          </table:table-cell>
          <table:table-cell office:value-type="float" office:value="0.000128177" calcext:value-type="float">
            <text:p>0.00012817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31703" calcext:value-type="float">
            <text:p>24.120331703</text:p>
          </table:table-cell>
          <table:table-cell office:value-type="float" office:value="24.099661714" calcext:value-type="float">
            <text:p>24.099661714</text:p>
          </table:table-cell>
          <table:table-cell office:value-type="float" office:value="24.119562261" calcext:value-type="float">
            <text:p>24.119562261</text:p>
          </table:table-cell>
          <table:table-cell office:value-type="float" office:value="24.120872729" calcext:value-type="float">
            <text:p>24.120872729</text:p>
          </table:table-cell>
          <table:table-cell office:value-type="float" office:value="24.122381179" calcext:value-type="float">
            <text:p>24.122381179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45766" calcext:value-type="float">
            <text:p>0.001145766</text:p>
          </table:table-cell>
          <table:table-cell office:value-type="float" office:value="-0.020066698" calcext:value-type="float">
            <text:p>-0.020066698</text:p>
          </table:table-cell>
          <table:table-cell office:value-type="float" office:value="0.000356131" calcext:value-type="float">
            <text:p>0.000356131</text:p>
          </table:table-cell>
          <table:table-cell office:value-type="float" office:value="0.001700991" calcext:value-type="float">
            <text:p>0.001700991</text:p>
          </table:table-cell>
          <table:table-cell office:value-type="float" office:value="0.003249027" calcext:value-type="float">
            <text:p>0.0032490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2-03 10:31:08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572139" calcext:value-type="float">
            <text:p>0.136572139</text:p>
          </table:table-cell>
          <table:table-cell office:value-type="float" office:value="0.032740239" calcext:value-type="float">
            <text:p>0.032740239</text:p>
          </table:table-cell>
          <table:table-cell office:value-type="float" office:value="0.132148282" calcext:value-type="float">
            <text:p>0.132148282</text:p>
          </table:table-cell>
          <table:table-cell office:value-type="float" office:value="0.139224546" calcext:value-type="float">
            <text:p>0.139224546</text:p>
          </table:table-cell>
          <table:table-cell office:value-type="float" office:value="0.147779006" calcext:value-type="float">
            <text:p>0.147779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85" calcext:value-type="float">
            <text:p>0.001115785</text:p>
          </table:table-cell>
          <table:table-cell office:value-type="float" office:value="0.000267486" calcext:value-type="float">
            <text:p>0.000267486</text:p>
          </table:table-cell>
          <table:table-cell office:value-type="float" office:value="0.001079643" calcext:value-type="float">
            <text:p>0.001079643</text:p>
          </table:table-cell>
          <table:table-cell office:value-type="float" office:value="0.001137455" calcext:value-type="float">
            <text:p>0.001137455</text:p>
          </table:table-cell>
          <table:table-cell office:value-type="float" office:value="0.001207345" calcext:value-type="float">
            <text:p>0.0012073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24" calcext:value-type="float">
            <text:p>4.5524E-05</text:p>
          </table:table-cell>
          <table:table-cell office:value-type="float" office:value="-0.000802776" calcext:value-type="float">
            <text:p>-0.000802776</text:p>
          </table:table-cell>
          <table:table-cell office:value-type="float" office:value="0.000009381" calcext:value-type="float">
            <text:p>9.381E-06</text:p>
          </table:table-cell>
          <table:table-cell office:value-type="float" office:value="0.000067194" calcext:value-type="float">
            <text:p>6.7194E-05</text:p>
          </table:table-cell>
          <table:table-cell office:value-type="float" office:value="0.000137083" calcext:value-type="float">
            <text:p>0.00013708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39641" calcext:value-type="float">
            <text:p>24.120339641</text:p>
          </table:table-cell>
          <table:table-cell office:value-type="float" office:value="24.099386264" calcext:value-type="float">
            <text:p>24.099386264</text:p>
          </table:table-cell>
          <table:table-cell office:value-type="float" office:value="24.119446911" calcext:value-type="float">
            <text:p>24.119446911</text:p>
          </table:table-cell>
          <table:table-cell office:value-type="float" office:value="24.120874894" calcext:value-type="float">
            <text:p>24.120874894</text:p>
          </table:table-cell>
          <table:table-cell office:value-type="float" office:value="24.122601174" calcext:value-type="float">
            <text:p>24.122601174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53913" calcext:value-type="float">
            <text:p>0.001153913</text:p>
          </table:table-cell>
          <table:table-cell office:value-type="float" office:value="-0.020349379" calcext:value-type="float">
            <text:p>-0.020349379</text:p>
          </table:table-cell>
          <table:table-cell office:value-type="float" office:value="0.000237754" calcext:value-type="float">
            <text:p>0.000237754</text:p>
          </table:table-cell>
          <table:table-cell office:value-type="float" office:value="0.001703213" calcext:value-type="float">
            <text:p>0.001703213</text:p>
          </table:table-cell>
          <table:table-cell office:value-type="float" office:value="0.003474795" calcext:value-type="float">
            <text:p>0.00347479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2-03 10:31:10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616246" calcext:value-type="float">
            <text:p>0.136616246</text:p>
          </table:table-cell>
          <table:table-cell office:value-type="float" office:value="0.032806996" calcext:value-type="float">
            <text:p>0.032806996</text:p>
          </table:table-cell>
          <table:table-cell office:value-type="float" office:value="0.132126228" calcext:value-type="float">
            <text:p>0.132126228</text:p>
          </table:table-cell>
          <table:table-cell office:value-type="float" office:value="0.139225142" calcext:value-type="float">
            <text:p>0.139225142</text:p>
          </table:table-cell>
          <table:table-cell office:value-type="float" office:value="0.147369522" calcext:value-type="float">
            <text:p>0.147369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46" calcext:value-type="float">
            <text:p>0.001116146</text:p>
          </table:table-cell>
          <table:table-cell office:value-type="float" office:value="0.000268031" calcext:value-type="float">
            <text:p>0.000268031</text:p>
          </table:table-cell>
          <table:table-cell office:value-type="float" office:value="0.001079463" calcext:value-type="float">
            <text:p>0.001079463</text:p>
          </table:table-cell>
          <table:table-cell office:value-type="float" office:value="0.00113746" calcext:value-type="float">
            <text:p>0.00113746</text:p>
          </table:table-cell>
          <table:table-cell office:value-type="float" office:value="0.001203999" calcext:value-type="float">
            <text:p>0.0012039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84" calcext:value-type="float">
            <text:p>4.5884E-05</text:p>
          </table:table-cell>
          <table:table-cell office:value-type="float" office:value="-0.00080223" calcext:value-type="float">
            <text:p>-0.00080223</text:p>
          </table:table-cell>
          <table:table-cell office:value-type="float" office:value="0.000009201" calcext:value-type="float">
            <text:p>9.201E-06</text:p>
          </table:table-cell>
          <table:table-cell office:value-type="float" office:value="0.000067199" calcext:value-type="float">
            <text:p>6.7199E-05</text:p>
          </table:table-cell>
          <table:table-cell office:value-type="float" office:value="0.000133738" calcext:value-type="float">
            <text:p>0.00013373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402493" calcext:value-type="float">
            <text:p>24.125402493</text:p>
          </table:table-cell>
          <table:table-cell office:value-type="float" office:value="24.104453783" calcext:value-type="float">
            <text:p>24.104453783</text:p>
          </table:table-cell>
          <table:table-cell office:value-type="float" office:value="24.124496415" calcext:value-type="float">
            <text:p>24.124496415</text:p>
          </table:table-cell>
          <table:table-cell office:value-type="float" office:value="24.125928963" calcext:value-type="float">
            <text:p>24.125928963</text:p>
          </table:table-cell>
          <table:table-cell office:value-type="float" office:value="24.127572481" calcext:value-type="float">
            <text:p>24.127572481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63047" calcext:value-type="float">
            <text:p>0.001163047</text:p>
          </table:table-cell>
          <table:table-cell office:value-type="float" office:value="-0.020335554" calcext:value-type="float">
            <text:p>-0.020335554</text:p>
          </table:table-cell>
          <table:table-cell office:value-type="float" office:value="0.000233186" calcext:value-type="float">
            <text:p>0.000233186</text:p>
          </table:table-cell>
          <table:table-cell office:value-type="float" office:value="0.001703336" calcext:value-type="float">
            <text:p>0.001703336</text:p>
          </table:table-cell>
          <table:table-cell office:value-type="float" office:value="0.003389993" calcext:value-type="float">
            <text:p>0.00338999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2-03 10:31:11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542337" calcext:value-type="float">
            <text:p>0.136542337</text:p>
          </table:table-cell>
          <table:table-cell office:value-type="float" office:value="0.033327345" calcext:value-type="float">
            <text:p>0.033327345</text:p>
          </table:table-cell>
          <table:table-cell office:value-type="float" office:value="0.132966653" calcext:value-type="float">
            <text:p>0.132966653</text:p>
          </table:table-cell>
          <table:table-cell office:value-type="float" office:value="0.139307992" calcext:value-type="float">
            <text:p>0.139307992</text:p>
          </table:table-cell>
          <table:table-cell office:value-type="float" office:value="0.146788972" calcext:value-type="float">
            <text:p>0.1467889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42" calcext:value-type="float">
            <text:p>0.001115542</text:p>
          </table:table-cell>
          <table:table-cell office:value-type="float" office:value="0.000272282" calcext:value-type="float">
            <text:p>0.000272282</text:p>
          </table:table-cell>
          <table:table-cell office:value-type="float" office:value="0.001086329" calcext:value-type="float">
            <text:p>0.001086329</text:p>
          </table:table-cell>
          <table:table-cell office:value-type="float" office:value="0.001138137" calcext:value-type="float">
            <text:p>0.001138137</text:p>
          </table:table-cell>
          <table:table-cell office:value-type="float" office:value="0.001199256" calcext:value-type="float">
            <text:p>0.0011992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81" calcext:value-type="float">
            <text:p>4.5281E-05</text:p>
          </table:table-cell>
          <table:table-cell office:value-type="float" office:value="-0.000797979" calcext:value-type="float">
            <text:p>-0.000797979</text:p>
          </table:table-cell>
          <table:table-cell office:value-type="float" office:value="0.000016067" calcext:value-type="float">
            <text:p>1.6067E-05</text:p>
          </table:table-cell>
          <table:table-cell office:value-type="float" office:value="0.000067876" calcext:value-type="float">
            <text:p>6.7876E-05</text:p>
          </table:table-cell>
          <table:table-cell office:value-type="float" office:value="0.000128995" calcext:value-type="float">
            <text:p>0.00012899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79677" calcext:value-type="float">
            <text:p>24.115279677</text:p>
          </table:table-cell>
          <table:table-cell office:value-type="float" office:value="24.094450697" calcext:value-type="float">
            <text:p>24.094450697</text:p>
          </table:table-cell>
          <table:table-cell office:value-type="float" office:value="24.114558104" calcext:value-type="float">
            <text:p>24.114558104</text:p>
          </table:table-cell>
          <table:table-cell office:value-type="float" office:value="24.115837786" calcext:value-type="float">
            <text:p>24.115837786</text:p>
          </table:table-cell>
          <table:table-cell office:value-type="float" office:value="24.117347446" calcext:value-type="float">
            <text:p>24.117347446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47741" calcext:value-type="float">
            <text:p>0.001147741</text:p>
          </table:table-cell>
          <table:table-cell office:value-type="float" office:value="-0.020227789" calcext:value-type="float">
            <text:p>-0.020227789</text:p>
          </table:table-cell>
          <table:table-cell office:value-type="float" office:value="0.000407234" calcext:value-type="float">
            <text:p>0.000407234</text:p>
          </table:table-cell>
          <table:table-cell office:value-type="float" office:value="0.001720494" calcext:value-type="float">
            <text:p>0.001720494</text:p>
          </table:table-cell>
          <table:table-cell office:value-type="float" office:value="0.003269765" calcext:value-type="float">
            <text:p>0.0032697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2-03 10:31:12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623399" calcext:value-type="float">
            <text:p>0.136623399</text:p>
          </table:table-cell>
          <table:table-cell office:value-type="float" office:value="0.032890443" calcext:value-type="float">
            <text:p>0.032890443</text:p>
          </table:table-cell>
          <table:table-cell office:value-type="float" office:value="0.132663266" calcext:value-type="float">
            <text:p>0.132663266</text:p>
          </table:table-cell>
          <table:table-cell office:value-type="float" office:value="0.139401572" calcext:value-type="float">
            <text:p>0.139401572</text:p>
          </table:table-cell>
          <table:table-cell office:value-type="float" office:value="0.147616881" calcext:value-type="float">
            <text:p>0.1476168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04" calcext:value-type="float">
            <text:p>0.001116204</text:p>
          </table:table-cell>
          <table:table-cell office:value-type="float" office:value="0.000268713" calcext:value-type="float">
            <text:p>0.000268713</text:p>
          </table:table-cell>
          <table:table-cell office:value-type="float" office:value="0.00108385" calcext:value-type="float">
            <text:p>0.00108385</text:p>
          </table:table-cell>
          <table:table-cell office:value-type="float" office:value="0.001138902" calcext:value-type="float">
            <text:p>0.001138902</text:p>
          </table:table-cell>
          <table:table-cell office:value-type="float" office:value="0.00120602" calcext:value-type="float">
            <text:p>0.001206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943" calcext:value-type="float">
            <text:p>4.5943E-05</text:p>
          </table:table-cell>
          <table:table-cell office:value-type="float" office:value="-0.000801549" calcext:value-type="float">
            <text:p>-0.000801549</text:p>
          </table:table-cell>
          <table:table-cell office:value-type="float" office:value="0.000013589" calcext:value-type="float">
            <text:p>1.3589E-05</text:p>
          </table:table-cell>
          <table:table-cell office:value-type="float" office:value="0.00006864" calcext:value-type="float">
            <text:p>6.864E-05</text:p>
          </table:table-cell>
          <table:table-cell office:value-type="float" office:value="0.000135759" calcext:value-type="float">
            <text:p>0.00013575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49986" calcext:value-type="float">
            <text:p>24.120349986</text:p>
          </table:table-cell>
          <table:table-cell office:value-type="float" office:value="24.099416575" calcext:value-type="float">
            <text:p>24.099416575</text:p>
          </table:table-cell>
          <table:table-cell office:value-type="float" office:value="24.119550834" calcext:value-type="float">
            <text:p>24.119550834</text:p>
          </table:table-cell>
          <table:table-cell office:value-type="float" office:value="24.120910618" calcext:value-type="float">
            <text:p>24.120910618</text:p>
          </table:table-cell>
          <table:table-cell office:value-type="float" office:value="24.122568457" calcext:value-type="float">
            <text:p>24.122568457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64528" calcext:value-type="float">
            <text:p>0.001164528</text:p>
          </table:table-cell>
          <table:table-cell office:value-type="float" office:value="-0.020318272" calcext:value-type="float">
            <text:p>-0.020318272</text:p>
          </table:table-cell>
          <table:table-cell office:value-type="float" office:value="0.000344404" calcext:value-type="float">
            <text:p>0.000344404</text:p>
          </table:table-cell>
          <table:table-cell office:value-type="float" office:value="0.001739874" calcext:value-type="float">
            <text:p>0.001739874</text:p>
          </table:table-cell>
          <table:table-cell office:value-type="float" office:value="0.00344122" calcext:value-type="float">
            <text:p>0.0034412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2-03 10:31:14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545913" calcext:value-type="float">
            <text:p>0.136545913</text:p>
          </table:table-cell>
          <table:table-cell office:value-type="float" office:value="0.033321385" calcext:value-type="float">
            <text:p>0.033321385</text:p>
          </table:table-cell>
          <table:table-cell office:value-type="float" office:value="0.133033411" calcext:value-type="float">
            <text:p>0.133033411</text:p>
          </table:table-cell>
          <table:table-cell office:value-type="float" office:value="0.139524953" calcext:value-type="float">
            <text:p>0.139524953</text:p>
          </table:table-cell>
          <table:table-cell office:value-type="float" office:value="0.147178191" calcext:value-type="float">
            <text:p>0.1471781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71" calcext:value-type="float">
            <text:p>0.001115571</text:p>
          </table:table-cell>
          <table:table-cell office:value-type="float" office:value="0.000272234" calcext:value-type="float">
            <text:p>0.000272234</text:p>
          </table:table-cell>
          <table:table-cell office:value-type="float" office:value="0.001086874" calcext:value-type="float">
            <text:p>0.001086874</text:p>
          </table:table-cell>
          <table:table-cell office:value-type="float" office:value="0.00113991" calcext:value-type="float">
            <text:p>0.00113991</text:p>
          </table:table-cell>
          <table:table-cell office:value-type="float" office:value="0.001202436" calcext:value-type="float">
            <text:p>0.0012024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1" calcext:value-type="float">
            <text:p>4.531E-05</text:p>
          </table:table-cell>
          <table:table-cell office:value-type="float" office:value="-0.000798028" calcext:value-type="float">
            <text:p>-0.000798028</text:p>
          </table:table-cell>
          <table:table-cell office:value-type="float" office:value="0.000016613" calcext:value-type="float">
            <text:p>1.6613E-05</text:p>
          </table:table-cell>
          <table:table-cell office:value-type="float" office:value="0.000069648" calcext:value-type="float">
            <text:p>6.9648E-05</text:p>
          </table:table-cell>
          <table:table-cell office:value-type="float" office:value="0.000132175" calcext:value-type="float">
            <text:p>0.00013217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34349" calcext:value-type="float">
            <text:p>24.120334349</text:p>
          </table:table-cell>
          <table:table-cell office:value-type="float" office:value="24.099503541" calcext:value-type="float">
            <text:p>24.099503541</text:p>
          </table:table-cell>
          <table:table-cell office:value-type="float" office:value="24.119625529" calcext:value-type="float">
            <text:p>24.119625529</text:p>
          </table:table-cell>
          <table:table-cell office:value-type="float" office:value="24.120935516" calcext:value-type="float">
            <text:p>24.120935516</text:p>
          </table:table-cell>
          <table:table-cell office:value-type="float" office:value="24.12247993" calcext:value-type="float">
            <text:p>24.12247993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48481" calcext:value-type="float">
            <text:p>0.001148481</text:p>
          </table:table-cell>
          <table:table-cell office:value-type="float" office:value="-0.020229024" calcext:value-type="float">
            <text:p>-0.020229024</text:p>
          </table:table-cell>
          <table:table-cell office:value-type="float" office:value="0.00042106" calcext:value-type="float">
            <text:p>0.00042106</text:p>
          </table:table-cell>
          <table:table-cell office:value-type="float" office:value="0.001765425" calcext:value-type="float">
            <text:p>0.001765425</text:p>
          </table:table-cell>
          <table:table-cell office:value-type="float" office:value="0.00335037" calcext:value-type="float">
            <text:p>0.003350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2-03 10:31:15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306898" calcext:value-type="float">
            <text:p>0.136306898</text:p>
          </table:table-cell>
          <table:table-cell office:value-type="float" office:value="0.033795242" calcext:value-type="float">
            <text:p>0.033795242</text:p>
          </table:table-cell>
          <table:table-cell office:value-type="float" office:value="0.132343785" calcext:value-type="float">
            <text:p>0.132343785</text:p>
          </table:table-cell>
          <table:table-cell office:value-type="float" office:value="0.139547603" calcext:value-type="float">
            <text:p>0.139547603</text:p>
          </table:table-cell>
          <table:table-cell office:value-type="float" office:value="0.146614927" calcext:value-type="float">
            <text:p>0.1466149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618" calcext:value-type="float">
            <text:p>0.001113618</text:p>
          </table:table-cell>
          <table:table-cell office:value-type="float" office:value="0.000276105" calcext:value-type="float">
            <text:p>0.000276105</text:p>
          </table:table-cell>
          <table:table-cell office:value-type="float" office:value="0.00108124" calcext:value-type="float">
            <text:p>0.00108124</text:p>
          </table:table-cell>
          <table:table-cell office:value-type="float" office:value="0.001140095" calcext:value-type="float">
            <text:p>0.001140095</text:p>
          </table:table-cell>
          <table:table-cell office:value-type="float" office:value="0.001197834" calcext:value-type="float">
            <text:p>0.0011978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57" calcext:value-type="float">
            <text:p>4.3357E-05</text:p>
          </table:table-cell>
          <table:table-cell office:value-type="float" office:value="-0.000794157" calcext:value-type="float">
            <text:p>-0.000794157</text:p>
          </table:table-cell>
          <table:table-cell office:value-type="float" office:value="0.000010979" calcext:value-type="float">
            <text:p>1.0979E-05</text:p>
          </table:table-cell>
          <table:table-cell office:value-type="float" office:value="0.000069833" calcext:value-type="float">
            <text:p>6.9833E-05</text:p>
          </table:table-cell>
          <table:table-cell office:value-type="float" office:value="0.000127573" calcext:value-type="float">
            <text:p>0.00012757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86116" calcext:value-type="float">
            <text:p>24.120286116</text:p>
          </table:table-cell>
          <table:table-cell office:value-type="float" office:value="24.099599166" calcext:value-type="float">
            <text:p>24.099599166</text:p>
          </table:table-cell>
          <table:table-cell office:value-type="float" office:value="24.119486363" calcext:value-type="float">
            <text:p>24.119486363</text:p>
          </table:table-cell>
          <table:table-cell office:value-type="float" office:value="24.120940087" calcext:value-type="float">
            <text:p>24.120940087</text:p>
          </table:table-cell>
          <table:table-cell office:value-type="float" office:value="24.122366264" calcext:value-type="float">
            <text:p>24.122366264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98983" calcext:value-type="float">
            <text:p>0.001098983</text:p>
          </table:table-cell>
          <table:table-cell office:value-type="float" office:value="-0.020130888" calcext:value-type="float">
            <text:p>-0.020130888</text:p>
          </table:table-cell>
          <table:table-cell office:value-type="float" office:value="0.000278241" calcext:value-type="float">
            <text:p>0.000278241</text:p>
          </table:table-cell>
          <table:table-cell office:value-type="float" office:value="0.001770116" calcext:value-type="float">
            <text:p>0.001770116</text:p>
          </table:table-cell>
          <table:table-cell office:value-type="float" office:value="0.003233721" calcext:value-type="float">
            <text:p>0.0032337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2-03 10:31:16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078612" calcext:value-type="float">
            <text:p>0.136078612</text:p>
          </table:table-cell>
          <table:table-cell office:value-type="float" office:value="0.034416918" calcext:value-type="float">
            <text:p>0.034416918</text:p>
          </table:table-cell>
          <table:table-cell office:value-type="float" office:value="0.132479683" calcext:value-type="float">
            <text:p>0.132479683</text:p>
          </table:table-cell>
          <table:table-cell office:value-type="float" office:value="0.139831321" calcext:value-type="float">
            <text:p>0.139831321</text:p>
          </table:table-cell>
          <table:table-cell office:value-type="float" office:value="0.146344918" calcext:value-type="float">
            <text:p>0.1463449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53" calcext:value-type="float">
            <text:p>0.001111753</text:p>
          </table:table-cell>
          <table:table-cell office:value-type="float" office:value="0.000281184" calcext:value-type="float">
            <text:p>0.000281184</text:p>
          </table:table-cell>
          <table:table-cell office:value-type="float" office:value="0.00108235" calcext:value-type="float">
            <text:p>0.00108235</text:p>
          </table:table-cell>
          <table:table-cell office:value-type="float" office:value="0.001142413" calcext:value-type="float">
            <text:p>0.001142413</text:p>
          </table:table-cell>
          <table:table-cell office:value-type="float" office:value="0.001195628" calcext:value-type="float">
            <text:p>0.0011956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92" calcext:value-type="float">
            <text:p>4.1492E-05</text:p>
          </table:table-cell>
          <table:table-cell office:value-type="float" office:value="-0.000789077" calcext:value-type="float">
            <text:p>-0.000789077</text:p>
          </table:table-cell>
          <table:table-cell office:value-type="float" office:value="0.000012089" calcext:value-type="float">
            <text:p>1.2089E-05</text:p>
          </table:table-cell>
          <table:table-cell office:value-type="float" office:value="0.000072151" calcext:value-type="float">
            <text:p>7.2151E-05</text:p>
          </table:table-cell>
          <table:table-cell office:value-type="float" office:value="0.000125367" calcext:value-type="float">
            <text:p>0.00012536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93999" calcext:value-type="float">
            <text:p>24.125293999</text:p>
          </table:table-cell>
          <table:table-cell office:value-type="float" office:value="24.104778668" calcext:value-type="float">
            <text:p>24.104778668</text:p>
          </table:table-cell>
          <table:table-cell office:value-type="float" office:value="24.124567742" calcext:value-type="float">
            <text:p>24.124567742</text:p>
          </table:table-cell>
          <table:table-cell office:value-type="float" office:value="24.126051289" calcext:value-type="float">
            <text:p>24.126051289</text:p>
          </table:table-cell>
          <table:table-cell office:value-type="float" office:value="24.127365718" calcext:value-type="float">
            <text:p>24.127365718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51706" calcext:value-type="float">
            <text:p>0.001051706</text:p>
          </table:table-cell>
          <table:table-cell office:value-type="float" office:value="-0.020002138" calcext:value-type="float">
            <text:p>-0.020002138</text:p>
          </table:table-cell>
          <table:table-cell office:value-type="float" office:value="0.000306385" calcext:value-type="float">
            <text:p>0.000306385</text:p>
          </table:table-cell>
          <table:table-cell office:value-type="float" office:value="0.001828873" calcext:value-type="float">
            <text:p>0.001828873</text:p>
          </table:table-cell>
          <table:table-cell office:value-type="float" office:value="0.003177803" calcext:value-type="float">
            <text:p>0.00317780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2-03 10:31:18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04583" calcext:value-type="float">
            <text:p>0.13604583</text:p>
          </table:table-cell>
          <table:table-cell office:value-type="float" office:value="0.033496622" calcext:value-type="float">
            <text:p>0.033496622</text:p>
          </table:table-cell>
          <table:table-cell office:value-type="float" office:value="0.132913009" calcext:value-type="float">
            <text:p>0.132913009</text:p>
          </table:table-cell>
          <table:table-cell office:value-type="float" office:value="0.139914768" calcext:value-type="float">
            <text:p>0.139914768</text:p>
          </table:table-cell>
          <table:table-cell office:value-type="float" office:value="0.146396774" calcext:value-type="float">
            <text:p>0.1463967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86" calcext:value-type="float">
            <text:p>0.001111486</text:p>
          </table:table-cell>
          <table:table-cell office:value-type="float" office:value="0.000273665" calcext:value-type="float">
            <text:p>0.000273665</text:p>
          </table:table-cell>
          <table:table-cell office:value-type="float" office:value="0.001085891" calcext:value-type="float">
            <text:p>0.001085891</text:p>
          </table:table-cell>
          <table:table-cell office:value-type="float" office:value="0.001143095" calcext:value-type="float">
            <text:p>0.001143095</text:p>
          </table:table-cell>
          <table:table-cell office:value-type="float" office:value="0.001196052" calcext:value-type="float">
            <text:p>0.0011960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24" calcext:value-type="float">
            <text:p>4.1224E-05</text:p>
          </table:table-cell>
          <table:table-cell office:value-type="float" office:value="-0.000796596" calcext:value-type="float">
            <text:p>-0.000796596</text:p>
          </table:table-cell>
          <table:table-cell office:value-type="float" office:value="0.000015629" calcext:value-type="float">
            <text:p>1.5629E-05</text:p>
          </table:table-cell>
          <table:table-cell office:value-type="float" office:value="0.000072833" calcext:value-type="float">
            <text:p>7.2833E-05</text:p>
          </table:table-cell>
          <table:table-cell office:value-type="float" office:value="0.000125791" calcext:value-type="float">
            <text:p>0.00012579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33433" calcext:value-type="float">
            <text:p>24.120233433</text:p>
          </table:table-cell>
          <table:table-cell office:value-type="float" office:value="24.099538904" calcext:value-type="float">
            <text:p>24.099538904</text:p>
          </table:table-cell>
          <table:table-cell office:value-type="float" office:value="24.119601232" calcext:value-type="float">
            <text:p>24.119601232</text:p>
          </table:table-cell>
          <table:table-cell office:value-type="float" office:value="24.12101418" calcext:value-type="float">
            <text:p>24.12101418</text:p>
          </table:table-cell>
          <table:table-cell office:value-type="float" office:value="24.122322241" calcext:value-type="float">
            <text:p>24.122322241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44917" calcext:value-type="float">
            <text:p>0.001044917</text:p>
          </table:table-cell>
          <table:table-cell office:value-type="float" office:value="-0.020192732" calcext:value-type="float">
            <text:p>-0.020192732</text:p>
          </table:table-cell>
          <table:table-cell office:value-type="float" office:value="0.000396125" calcext:value-type="float">
            <text:p>0.000396125</text:p>
          </table:table-cell>
          <table:table-cell office:value-type="float" office:value="0.001846154" calcext:value-type="float">
            <text:p>0.001846154</text:p>
          </table:table-cell>
          <table:table-cell office:value-type="float" office:value="0.003188543" calcext:value-type="float">
            <text:p>0.00318854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2-03 10:31:19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5984437" calcext:value-type="float">
            <text:p>0.135984437</text:p>
          </table:table-cell>
          <table:table-cell office:value-type="float" office:value="0.032736663" calcext:value-type="float">
            <text:p>0.032736663</text:p>
          </table:table-cell>
          <table:table-cell office:value-type="float" office:value="0.132315175" calcext:value-type="float">
            <text:p>0.132315175</text:p>
          </table:table-cell>
          <table:table-cell office:value-type="float" office:value="0.140165703" calcext:value-type="float">
            <text:p>0.140165703</text:p>
          </table:table-cell>
          <table:table-cell office:value-type="float" office:value="0.147483366" calcext:value-type="float">
            <text:p>0.1474833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84" calcext:value-type="float">
            <text:p>0.001110984</text:p>
          </table:table-cell>
          <table:table-cell office:value-type="float" office:value="0.000267456" calcext:value-type="float">
            <text:p>0.000267456</text:p>
          </table:table-cell>
          <table:table-cell office:value-type="float" office:value="0.001081006" calcext:value-type="float">
            <text:p>0.001081006</text:p>
          </table:table-cell>
          <table:table-cell office:value-type="float" office:value="0.001145145" calcext:value-type="float">
            <text:p>0.001145145</text:p>
          </table:table-cell>
          <table:table-cell office:value-type="float" office:value="0.001204929" calcext:value-type="float">
            <text:p>0.0012049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23" calcext:value-type="float">
            <text:p>4.0723E-05</text:p>
          </table:table-cell>
          <table:table-cell office:value-type="float" office:value="-0.000802805" calcext:value-type="float">
            <text:p>-0.000802805</text:p>
          </table:table-cell>
          <table:table-cell office:value-type="float" office:value="0.000010745" calcext:value-type="float">
            <text:p>1.0745E-05</text:p>
          </table:table-cell>
          <table:table-cell office:value-type="float" office:value="0.000074883" calcext:value-type="float">
            <text:p>7.4883E-05</text:p>
          </table:table-cell>
          <table:table-cell office:value-type="float" office:value="0.000134668" calcext:value-type="float">
            <text:p>0.00013466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74995" calcext:value-type="float">
            <text:p>24.125274995</text:p>
          </table:table-cell>
          <table:table-cell office:value-type="float" office:value="24.104439589" calcext:value-type="float">
            <text:p>24.104439589</text:p>
          </table:table-cell>
          <table:table-cell office:value-type="float" office:value="24.124534544" calcext:value-type="float">
            <text:p>24.124534544</text:p>
          </table:table-cell>
          <table:table-cell office:value-type="float" office:value="24.126118766" calcext:value-type="float">
            <text:p>24.126118766</text:p>
          </table:table-cell>
          <table:table-cell office:value-type="float" office:value="24.127595455" calcext:value-type="float">
            <text:p>24.127595455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32203" calcext:value-type="float">
            <text:p>0.001032203</text:p>
          </table:table-cell>
          <table:table-cell office:value-type="float" office:value="-0.02035012" calcext:value-type="float">
            <text:p>-0.02035012</text:p>
          </table:table-cell>
          <table:table-cell office:value-type="float" office:value="0.000272316" calcext:value-type="float">
            <text:p>0.000272316</text:p>
          </table:table-cell>
          <table:table-cell office:value-type="float" office:value="0.001898121" calcext:value-type="float">
            <text:p>0.001898121</text:p>
          </table:table-cell>
          <table:table-cell office:value-type="float" office:value="0.00341357" calcext:value-type="float">
            <text:p>0.003413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2-03 10:31:20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5936157" calcext:value-type="float">
            <text:p>0.135936157</text:p>
          </table:table-cell>
          <table:table-cell office:value-type="float" office:value="0.032769446" calcext:value-type="float">
            <text:p>0.032769446</text:p>
          </table:table-cell>
          <table:table-cell office:value-type="float" office:value="0.132113711" calcext:value-type="float">
            <text:p>0.132113711</text:p>
          </table:table-cell>
          <table:table-cell office:value-type="float" office:value="0.140218155" calcext:value-type="float">
            <text:p>0.140218155</text:p>
          </table:table-cell>
          <table:table-cell office:value-type="float" office:value="0.147023815" calcext:value-type="float">
            <text:p>0.1470238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9" calcext:value-type="float">
            <text:p>0.00111059</text:p>
          </table:table-cell>
          <table:table-cell office:value-type="float" office:value="0.000267724" calcext:value-type="float">
            <text:p>0.000267724</text:p>
          </table:table-cell>
          <table:table-cell office:value-type="float" office:value="0.00107936" calcext:value-type="float">
            <text:p>0.00107936</text:p>
          </table:table-cell>
          <table:table-cell office:value-type="float" office:value="0.001145573" calcext:value-type="float">
            <text:p>0.001145573</text:p>
          </table:table-cell>
          <table:table-cell office:value-type="float" office:value="0.001201175" calcext:value-type="float">
            <text:p>0.0012011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28" calcext:value-type="float">
            <text:p>4.0328E-05</text:p>
          </table:table-cell>
          <table:table-cell office:value-type="float" office:value="-0.000802537" calcext:value-type="float">
            <text:p>-0.000802537</text:p>
          </table:table-cell>
          <table:table-cell office:value-type="float" office:value="0.000009099" calcext:value-type="float">
            <text:p>9.099E-06</text:p>
          </table:table-cell>
          <table:table-cell office:value-type="float" office:value="0.000075312" calcext:value-type="float">
            <text:p>7.5312E-05</text:p>
          </table:table-cell>
          <table:table-cell office:value-type="float" office:value="0.000130914" calcext:value-type="float">
            <text:p>0.00013091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11301" calcext:value-type="float">
            <text:p>24.120211301</text:p>
          </table:table-cell>
          <table:table-cell office:value-type="float" office:value="24.099392158" calcext:value-type="float">
            <text:p>24.099392158</text:p>
          </table:table-cell>
          <table:table-cell office:value-type="float" office:value="24.119439934" calcext:value-type="float">
            <text:p>24.119439934</text:p>
          </table:table-cell>
          <table:table-cell office:value-type="float" office:value="24.121075404" calcext:value-type="float">
            <text:p>24.121075404</text:p>
          </table:table-cell>
          <table:table-cell office:value-type="float" office:value="24.122448777" calcext:value-type="float">
            <text:p>24.122448777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22204" calcext:value-type="float">
            <text:p>0.001022204</text:p>
          </table:table-cell>
          <table:table-cell office:value-type="float" office:value="-0.02034333" calcext:value-type="float">
            <text:p>-0.02034333</text:p>
          </table:table-cell>
          <table:table-cell office:value-type="float" office:value="0.000230594" calcext:value-type="float">
            <text:p>0.000230594</text:p>
          </table:table-cell>
          <table:table-cell office:value-type="float" office:value="0.001908984" calcext:value-type="float">
            <text:p>0.001908984</text:p>
          </table:table-cell>
          <table:table-cell office:value-type="float" office:value="0.003318399" calcext:value-type="float">
            <text:p>0.00331839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2-03 10:31:22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596894" calcext:value-type="float">
            <text:p>0.13596894</text:p>
          </table:table-cell>
          <table:table-cell office:value-type="float" office:value="0.033159856" calcext:value-type="float">
            <text:p>0.033159856</text:p>
          </table:table-cell>
          <table:table-cell office:value-type="float" office:value="0.132260934" calcext:value-type="float">
            <text:p>0.132260934</text:p>
          </table:table-cell>
          <table:table-cell office:value-type="float" office:value="0.140330212" calcext:value-type="float">
            <text:p>0.140330212</text:p>
          </table:table-cell>
          <table:table-cell office:value-type="float" office:value="0.146419423" calcext:value-type="float">
            <text:p>0.1464194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57" calcext:value-type="float">
            <text:p>0.001110857</text:p>
          </table:table-cell>
          <table:table-cell office:value-type="float" office:value="0.000270914" calcext:value-type="float">
            <text:p>0.000270914</text:p>
          </table:table-cell>
          <table:table-cell office:value-type="float" office:value="0.001080563" calcext:value-type="float">
            <text:p>0.001080563</text:p>
          </table:table-cell>
          <table:table-cell office:value-type="float" office:value="0.001146489" calcext:value-type="float">
            <text:p>0.001146489</text:p>
          </table:table-cell>
          <table:table-cell office:value-type="float" office:value="0.001196237" calcext:value-type="float">
            <text:p>0.0011962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96" calcext:value-type="float">
            <text:p>4.0596E-05</text:p>
          </table:table-cell>
          <table:table-cell office:value-type="float" office:value="-0.000799348" calcext:value-type="float">
            <text:p>-0.000799348</text:p>
          </table:table-cell>
          <table:table-cell office:value-type="float" office:value="0.000010302" calcext:value-type="float">
            <text:p>1.0302E-05</text:p>
          </table:table-cell>
          <table:table-cell office:value-type="float" office:value="0.000076227" calcext:value-type="float">
            <text:p>7.6227E-05</text:p>
          </table:table-cell>
          <table:table-cell office:value-type="float" office:value="0.000125976" calcext:value-type="float">
            <text:p>0.00012597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71867" calcext:value-type="float">
            <text:p>24.125271867</text:p>
          </table:table-cell>
          <table:table-cell office:value-type="float" office:value="24.10452499" calcext:value-type="float">
            <text:p>24.10452499</text:p>
          </table:table-cell>
          <table:table-cell office:value-type="float" office:value="24.124523599" calcext:value-type="float">
            <text:p>24.124523599</text:p>
          </table:table-cell>
          <table:table-cell office:value-type="float" office:value="24.126151964" calcext:value-type="float">
            <text:p>24.126151964</text:p>
          </table:table-cell>
          <table:table-cell office:value-type="float" office:value="24.127380754" calcext:value-type="float">
            <text:p>24.127380754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28993" calcext:value-type="float">
            <text:p>0.001028993</text:p>
          </table:table-cell>
          <table:table-cell office:value-type="float" office:value="-0.020262476" calcext:value-type="float">
            <text:p>-0.020262476</text:p>
          </table:table-cell>
          <table:table-cell office:value-type="float" office:value="0.000261083" calcext:value-type="float">
            <text:p>0.000261083</text:p>
          </table:table-cell>
          <table:table-cell office:value-type="float" office:value="0.00193219" calcext:value-type="float">
            <text:p>0.00193219</text:p>
          </table:table-cell>
          <table:table-cell office:value-type="float" office:value="0.003193233" calcext:value-type="float">
            <text:p>0.00319323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2-03 10:31:23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5901587" calcext:value-type="float">
            <text:p>0.135901587</text:p>
          </table:table-cell>
          <table:table-cell office:value-type="float" office:value="0.033372049" calcext:value-type="float">
            <text:p>0.033372049</text:p>
          </table:table-cell>
          <table:table-cell office:value-type="float" office:value="0.133014933" calcext:value-type="float">
            <text:p>0.133014933</text:p>
          </table:table-cell>
          <table:table-cell office:value-type="float" office:value="0.140224712" calcext:value-type="float">
            <text:p>0.140224712</text:p>
          </table:table-cell>
          <table:table-cell office:value-type="float" office:value="0.146346706" calcext:value-type="float">
            <text:p>0.1463467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307" calcext:value-type="float">
            <text:p>0.001110307</text:p>
          </table:table-cell>
          <table:table-cell office:value-type="float" office:value="0.000272647" calcext:value-type="float">
            <text:p>0.000272647</text:p>
          </table:table-cell>
          <table:table-cell office:value-type="float" office:value="0.001086723" calcext:value-type="float">
            <text:p>0.001086723</text:p>
          </table:table-cell>
          <table:table-cell office:value-type="float" office:value="0.001145627" calcext:value-type="float">
            <text:p>0.001145627</text:p>
          </table:table-cell>
          <table:table-cell office:value-type="float" office:value="0.001195643" calcext:value-type="float">
            <text:p>0.0011956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46" calcext:value-type="float">
            <text:p>4.0046E-05</text:p>
          </table:table-cell>
          <table:table-cell office:value-type="float" office:value="-0.000797614" calcext:value-type="float">
            <text:p>-0.000797614</text:p>
          </table:table-cell>
          <table:table-cell office:value-type="float" office:value="0.000016462" calcext:value-type="float">
            <text:p>1.6462E-05</text:p>
          </table:table-cell>
          <table:table-cell office:value-type="float" office:value="0.000075365" calcext:value-type="float">
            <text:p>7.5365E-05</text:p>
          </table:table-cell>
          <table:table-cell office:value-type="float" office:value="0.000125382" calcext:value-type="float">
            <text:p>0.00012538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04324" calcext:value-type="float">
            <text:p>24.120204324</text:p>
          </table:table-cell>
          <table:table-cell office:value-type="float" office:value="24.099513765" calcext:value-type="float">
            <text:p>24.099513765</text:p>
          </table:table-cell>
          <table:table-cell office:value-type="float" office:value="24.1196218" calcext:value-type="float">
            <text:p>24.1196218</text:p>
          </table:table-cell>
          <table:table-cell office:value-type="float" office:value="24.121076727" calcext:value-type="float">
            <text:p>24.121076727</text:p>
          </table:table-cell>
          <table:table-cell office:value-type="float" office:value="24.122312138" calcext:value-type="float">
            <text:p>24.122312138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15045" calcext:value-type="float">
            <text:p>0.001015045</text:p>
          </table:table-cell>
          <table:table-cell office:value-type="float" office:value="-0.020218531" calcext:value-type="float">
            <text:p>-0.020218531</text:p>
          </table:table-cell>
          <table:table-cell office:value-type="float" office:value="0.000417233" calcext:value-type="float">
            <text:p>0.000417233</text:p>
          </table:table-cell>
          <table:table-cell office:value-type="float" office:value="0.001910342" calcext:value-type="float">
            <text:p>0.001910342</text:p>
          </table:table-cell>
          <table:table-cell office:value-type="float" office:value="0.003178174" calcext:value-type="float">
            <text:p>0.0031781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2-03 10:31:24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5953443" calcext:value-type="float">
            <text:p>0.135953443</text:p>
          </table:table-cell>
          <table:table-cell office:value-type="float" office:value="0.033174757" calcext:value-type="float">
            <text:p>0.033174757</text:p>
          </table:table-cell>
          <table:table-cell office:value-type="float" office:value="0.132150666" calcext:value-type="float">
            <text:p>0.132150666</text:p>
          </table:table-cell>
          <table:table-cell office:value-type="float" office:value="0.14017226" calcext:value-type="float">
            <text:p>0.14017226</text:p>
          </table:table-cell>
          <table:table-cell office:value-type="float" office:value="0.146455186" calcext:value-type="float">
            <text:p>0.1464551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31" calcext:value-type="float">
            <text:p>0.001110731</text:p>
          </table:table-cell>
          <table:table-cell office:value-type="float" office:value="0.000271036" calcext:value-type="float">
            <text:p>0.000271036</text:p>
          </table:table-cell>
          <table:table-cell office:value-type="float" office:value="0.001079662" calcext:value-type="float">
            <text:p>0.001079662</text:p>
          </table:table-cell>
          <table:table-cell office:value-type="float" office:value="0.001145198" calcext:value-type="float">
            <text:p>0.001145198</text:p>
          </table:table-cell>
          <table:table-cell office:value-type="float" office:value="0.001196529" calcext:value-type="float">
            <text:p>0.0011965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69" calcext:value-type="float">
            <text:p>4.0469E-05</text:p>
          </table:table-cell>
          <table:table-cell office:value-type="float" office:value="-0.000799226" calcext:value-type="float">
            <text:p>-0.000799226</text:p>
          </table:table-cell>
          <table:table-cell office:value-type="float" office:value="0.000009401" calcext:value-type="float">
            <text:p>9.401E-06</text:p>
          </table:table-cell>
          <table:table-cell office:value-type="float" office:value="0.000074937" calcext:value-type="float">
            <text:p>7.4937E-05</text:p>
          </table:table-cell>
          <table:table-cell office:value-type="float" office:value="0.000126268" calcext:value-type="float">
            <text:p>0.00012626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14789" calcext:value-type="float">
            <text:p>24.120214789</text:p>
          </table:table-cell>
          <table:table-cell office:value-type="float" office:value="24.099473951" calcext:value-type="float">
            <text:p>24.099473951</text:p>
          </table:table-cell>
          <table:table-cell office:value-type="float" office:value="24.119447392" calcext:value-type="float">
            <text:p>24.119447392</text:p>
          </table:table-cell>
          <table:table-cell office:value-type="float" office:value="24.121066142" calcext:value-type="float">
            <text:p>24.121066142</text:p>
          </table:table-cell>
          <table:table-cell office:value-type="float" office:value="24.122334029" calcext:value-type="float">
            <text:p>24.122334029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25784" calcext:value-type="float">
            <text:p>0.001025784</text:p>
          </table:table-cell>
          <table:table-cell office:value-type="float" office:value="-0.02025939" calcext:value-type="float">
            <text:p>-0.02025939</text:p>
          </table:table-cell>
          <table:table-cell office:value-type="float" office:value="0.000238247" calcext:value-type="float">
            <text:p>0.000238247</text:p>
          </table:table-cell>
          <table:table-cell office:value-type="float" office:value="0.001899479" calcext:value-type="float">
            <text:p>0.001899479</text:p>
          </table:table-cell>
          <table:table-cell office:value-type="float" office:value="0.003200639" calcext:value-type="float">
            <text:p>0.00320063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2-03 10:31:26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013643" calcext:value-type="float">
            <text:p>0.13601364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32659093" calcext:value-type="float">
            <text:p>0.132659093</text:p>
          </table:table-cell>
          <table:table-cell office:value-type="float" office:value="0.14014663" calcext:value-type="float">
            <text:p>0.14014663</text:p>
          </table:table-cell>
          <table:table-cell office:value-type="float" office:value="0.145787018" calcext:value-type="float">
            <text:p>0.1457870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23" calcext:value-type="float">
            <text:p>0.001111223</text:p>
          </table:table-cell>
          <table:table-cell office:value-type="float" office:value="0.000281637" calcext:value-type="float">
            <text:p>0.000281637</text:p>
          </table:table-cell>
          <table:table-cell office:value-type="float" office:value="0.001083816" calcext:value-type="float">
            <text:p>0.001083816</text:p>
          </table:table-cell>
          <table:table-cell office:value-type="float" office:value="0.001144989" calcext:value-type="float">
            <text:p>0.001144989</text:p>
          </table:table-cell>
          <table:table-cell office:value-type="float" office:value="0.00119107" calcext:value-type="float">
            <text:p>0.001191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61" calcext:value-type="float">
            <text:p>4.0961E-05</text:p>
          </table:table-cell>
          <table:table-cell office:value-type="float" office:value="-0.000788625" calcext:value-type="float">
            <text:p>-0.000788625</text:p>
          </table:table-cell>
          <table:table-cell office:value-type="float" office:value="0.000013555" calcext:value-type="float">
            <text:p>1.3555E-05</text:p>
          </table:table-cell>
          <table:table-cell office:value-type="float" office:value="0.000074727" calcext:value-type="float">
            <text:p>7.4727E-05</text:p>
          </table:table-cell>
          <table:table-cell office:value-type="float" office:value="0.000120809" calcext:value-type="float">
            <text:p>0.00012080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80889" calcext:value-type="float">
            <text:p>24.125280889</text:p>
          </table:table-cell>
          <table:table-cell office:value-type="float" office:value="24.104789854" calcext:value-type="float">
            <text:p>24.104789854</text:p>
          </table:table-cell>
          <table:table-cell office:value-type="float" office:value="24.124603946" calcext:value-type="float">
            <text:p>24.124603946</text:p>
          </table:table-cell>
          <table:table-cell office:value-type="float" office:value="24.126114917" calcext:value-type="float">
            <text:p>24.126114917</text:p>
          </table:table-cell>
          <table:table-cell office:value-type="float" office:value="24.127253136" calcext:value-type="float">
            <text:p>24.127253136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38251" calcext:value-type="float">
            <text:p>0.001038251</text:p>
          </table:table-cell>
          <table:table-cell office:value-type="float" office:value="-0.019990658" calcext:value-type="float">
            <text:p>-0.019990658</text:p>
          </table:table-cell>
          <table:table-cell office:value-type="float" office:value="0.00034354" calcext:value-type="float">
            <text:p>0.00034354</text:p>
          </table:table-cell>
          <table:table-cell office:value-type="float" office:value="0.001894171" calcext:value-type="float">
            <text:p>0.001894171</text:p>
          </table:table-cell>
          <table:table-cell office:value-type="float" office:value="0.003062266" calcext:value-type="float">
            <text:p>0.0030622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2-03 10:31:27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005299" calcext:value-type="float">
            <text:p>0.136005299</text:p>
          </table:table-cell>
          <table:table-cell office:value-type="float" office:value="0.033046607" calcext:value-type="float">
            <text:p>0.033046607</text:p>
          </table:table-cell>
          <table:table-cell office:value-type="float" office:value="0.132106558" calcext:value-type="float">
            <text:p>0.132106558</text:p>
          </table:table-cell>
          <table:table-cell office:value-type="float" office:value="0.140098946" calcext:value-type="float">
            <text:p>0.140098946</text:p>
          </table:table-cell>
          <table:table-cell office:value-type="float" office:value="0.146415251" calcext:value-type="float">
            <text:p>0.1464152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154" calcext:value-type="float">
            <text:p>0.001111154</text:p>
          </table:table-cell>
          <table:table-cell office:value-type="float" office:value="0.000269989" calcext:value-type="float">
            <text:p>0.000269989</text:p>
          </table:table-cell>
          <table:table-cell office:value-type="float" office:value="0.001079302" calcext:value-type="float">
            <text:p>0.001079302</text:p>
          </table:table-cell>
          <table:table-cell office:value-type="float" office:value="0.001144599" calcext:value-type="float">
            <text:p>0.001144599</text:p>
          </table:table-cell>
          <table:table-cell office:value-type="float" office:value="0.001196203" calcext:value-type="float">
            <text:p>0.0011962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893" calcext:value-type="float">
            <text:p>4.0893E-05</text:p>
          </table:table-cell>
          <table:table-cell office:value-type="float" office:value="-0.000800273" calcext:value-type="float">
            <text:p>-0.000800273</text:p>
          </table:table-cell>
          <table:table-cell office:value-type="float" office:value="0.000009041" calcext:value-type="float">
            <text:p>9.041E-06</text:p>
          </table:table-cell>
          <table:table-cell office:value-type="float" office:value="0.000074338" calcext:value-type="float">
            <text:p>7.4338E-05</text:p>
          </table:table-cell>
          <table:table-cell office:value-type="float" office:value="0.000125942" calcext:value-type="float">
            <text:p>0.00012594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79205" calcext:value-type="float">
            <text:p>24.125279205</text:p>
          </table:table-cell>
          <table:table-cell office:value-type="float" office:value="24.104502137" calcext:value-type="float">
            <text:p>24.104502137</text:p>
          </table:table-cell>
          <table:table-cell office:value-type="float" office:value="24.124492446" calcext:value-type="float">
            <text:p>24.124492446</text:p>
          </table:table-cell>
          <table:table-cell office:value-type="float" office:value="24.126105295" calcext:value-type="float">
            <text:p>24.126105295</text:p>
          </table:table-cell>
          <table:table-cell office:value-type="float" office:value="24.127379912" calcext:value-type="float">
            <text:p>24.127379912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36523" calcext:value-type="float">
            <text:p>0.001036523</text:p>
          </table:table-cell>
          <table:table-cell office:value-type="float" office:value="-0.02028593" calcext:value-type="float">
            <text:p>-0.02028593</text:p>
          </table:table-cell>
          <table:table-cell office:value-type="float" office:value="0.000229113" calcext:value-type="float">
            <text:p>0.000229113</text:p>
          </table:table-cell>
          <table:table-cell office:value-type="float" office:value="0.001884296" calcext:value-type="float">
            <text:p>0.001884296</text:p>
          </table:table-cell>
          <table:table-cell office:value-type="float" office:value="0.003192369" calcext:value-type="float">
            <text:p>0.0031923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2-03 10:31:28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024968" calcext:value-type="float">
            <text:p>0.136024968</text:p>
          </table:table-cell>
          <table:table-cell office:value-type="float" office:value="0.032824878" calcext:value-type="float">
            <text:p>0.032824878</text:p>
          </table:table-cell>
          <table:table-cell office:value-type="float" office:value="0.132362858" calcext:value-type="float">
            <text:p>0.132362858</text:p>
          </table:table-cell>
          <table:table-cell office:value-type="float" office:value="0.140113847" calcext:value-type="float">
            <text:p>0.140113847</text:p>
          </table:table-cell>
          <table:table-cell office:value-type="float" office:value="0.147094744" calcext:value-type="float">
            <text:p>0.1470947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315" calcext:value-type="float">
            <text:p>0.001111315</text:p>
          </table:table-cell>
          <table:table-cell office:value-type="float" office:value="0.000268177" calcext:value-type="float">
            <text:p>0.000268177</text:p>
          </table:table-cell>
          <table:table-cell office:value-type="float" office:value="0.001081396" calcext:value-type="float">
            <text:p>0.001081396</text:p>
          </table:table-cell>
          <table:table-cell office:value-type="float" office:value="0.001144721" calcext:value-type="float">
            <text:p>0.001144721</text:p>
          </table:table-cell>
          <table:table-cell office:value-type="float" office:value="0.001201754" calcext:value-type="float">
            <text:p>0.0012017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054" calcext:value-type="float">
            <text:p>4.1054E-05</text:p>
          </table:table-cell>
          <table:table-cell office:value-type="float" office:value="-0.000802084" calcext:value-type="float">
            <text:p>-0.000802084</text:p>
          </table:table-cell>
          <table:table-cell office:value-type="float" office:value="0.000011134" calcext:value-type="float">
            <text:p>1.1134E-05</text:p>
          </table:table-cell>
          <table:table-cell office:value-type="float" office:value="0.00007446" calcext:value-type="float">
            <text:p>7.446E-05</text:p>
          </table:table-cell>
          <table:table-cell office:value-type="float" office:value="0.000131493" calcext:value-type="float">
            <text:p>0.00013149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175272" calcext:value-type="float">
            <text:p>24.115175272</text:p>
          </table:table-cell>
          <table:table-cell office:value-type="float" office:value="24.094349297" calcext:value-type="float">
            <text:p>24.094349297</text:p>
          </table:table-cell>
          <table:table-cell office:value-type="float" office:value="24.114436258" calcext:value-type="float">
            <text:p>24.114436258</text:p>
          </table:table-cell>
          <table:table-cell office:value-type="float" office:value="24.116000407" calcext:value-type="float">
            <text:p>24.116000407</text:p>
          </table:table-cell>
          <table:table-cell office:value-type="float" office:value="24.11740915" calcext:value-type="float">
            <text:p>24.11740915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40596" calcext:value-type="float">
            <text:p>0.001040596</text:p>
          </table:table-cell>
          <table:table-cell office:value-type="float" office:value="-0.02033185" calcext:value-type="float">
            <text:p>-0.02033185</text:p>
          </table:table-cell>
          <table:table-cell office:value-type="float" office:value="0.000282191" calcext:value-type="float">
            <text:p>0.000282191</text:p>
          </table:table-cell>
          <table:table-cell office:value-type="float" office:value="0.001887382" calcext:value-type="float">
            <text:p>0.001887382</text:p>
          </table:table-cell>
          <table:table-cell office:value-type="float" office:value="0.003333088" calcext:value-type="float">
            <text:p>0.0033330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2-03 10:31:29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05477" calcext:value-type="float">
            <text:p>0.13605477</text:p>
          </table:table-cell>
          <table:table-cell office:value-type="float" office:value="0.032740239" calcext:value-type="float">
            <text:p>0.032740239</text:p>
          </table:table-cell>
          <table:table-cell office:value-type="float" office:value="0.132166163" calcext:value-type="float">
            <text:p>0.132166163</text:p>
          </table:table-cell>
          <table:table-cell office:value-type="float" office:value="0.140144842" calcext:value-type="float">
            <text:p>0.140144842</text:p>
          </table:table-cell>
          <table:table-cell office:value-type="float" office:value="0.147031563" calcext:value-type="float">
            <text:p>0.1470315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59" calcext:value-type="float">
            <text:p>0.001111559</text:p>
          </table:table-cell>
          <table:table-cell office:value-type="float" office:value="0.000267486" calcext:value-type="float">
            <text:p>0.000267486</text:p>
          </table:table-cell>
          <table:table-cell office:value-type="float" office:value="0.001079789" calcext:value-type="float">
            <text:p>0.001079789</text:p>
          </table:table-cell>
          <table:table-cell office:value-type="float" office:value="0.001144974" calcext:value-type="float">
            <text:p>0.001144974</text:p>
          </table:table-cell>
          <table:table-cell office:value-type="float" office:value="0.001201238" calcext:value-type="float">
            <text:p>0.0012012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97" calcext:value-type="float">
            <text:p>4.1297E-05</text:p>
          </table:table-cell>
          <table:table-cell office:value-type="float" office:value="-0.000802776" calcext:value-type="float">
            <text:p>-0.000802776</text:p>
          </table:table-cell>
          <table:table-cell office:value-type="float" office:value="0.000009527" calcext:value-type="float">
            <text:p>9.527E-06</text:p>
          </table:table-cell>
          <table:table-cell office:value-type="float" office:value="0.000074713" calcext:value-type="float">
            <text:p>7.4713E-05</text:p>
          </table:table-cell>
          <table:table-cell office:value-type="float" office:value="0.000130977" calcext:value-type="float">
            <text:p>0.00013097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181286" calcext:value-type="float">
            <text:p>24.115181286</text:p>
          </table:table-cell>
          <table:table-cell office:value-type="float" office:value="24.094332217" calcext:value-type="float">
            <text:p>24.094332217</text:p>
          </table:table-cell>
          <table:table-cell office:value-type="float" office:value="24.114396565" calcext:value-type="float">
            <text:p>24.114396565</text:p>
          </table:table-cell>
          <table:table-cell office:value-type="float" office:value="24.116006662" calcext:value-type="float">
            <text:p>24.116006662</text:p>
          </table:table-cell>
          <table:table-cell office:value-type="float" office:value="24.1173964" calcext:value-type="float">
            <text:p>24.1173964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46768" calcext:value-type="float">
            <text:p>0.001046768</text:p>
          </table:table-cell>
          <table:table-cell office:value-type="float" office:value="-0.020349379" calcext:value-type="float">
            <text:p>-0.020349379</text:p>
          </table:table-cell>
          <table:table-cell office:value-type="float" office:value="0.000241457" calcext:value-type="float">
            <text:p>0.000241457</text:p>
          </table:table-cell>
          <table:table-cell office:value-type="float" office:value="0.001893801" calcext:value-type="float">
            <text:p>0.001893801</text:p>
          </table:table-cell>
          <table:table-cell office:value-type="float" office:value="0.003320004" calcext:value-type="float">
            <text:p>0.0033200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2-03 10:31:31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097686" calcext:value-type="float">
            <text:p>0.136097686</text:p>
          </table:table-cell>
          <table:table-cell office:value-type="float" office:value="0.032781962" calcext:value-type="float">
            <text:p>0.032781962</text:p>
          </table:table-cell>
          <table:table-cell office:value-type="float" office:value="0.132069603" calcext:value-type="float">
            <text:p>0.132069603</text:p>
          </table:table-cell>
          <table:table-cell office:value-type="float" office:value="0.140065568" calcext:value-type="float">
            <text:p>0.140065568</text:p>
          </table:table-cell>
          <table:table-cell office:value-type="float" office:value="0.14657976" calcext:value-type="float">
            <text:p>0.14657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909" calcext:value-type="float">
            <text:p>0.001111909</text:p>
          </table:table-cell>
          <table:table-cell office:value-type="float" office:value="0.000267826" calcext:value-type="float">
            <text:p>0.000267826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144327" calcext:value-type="float">
            <text:p>0.001144327</text:p>
          </table:table-cell>
          <table:table-cell office:value-type="float" office:value="0.001197547" calcext:value-type="float">
            <text:p>0.0011975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648" calcext:value-type="float">
            <text:p>4.1648E-05</text:p>
          </table:table-cell>
          <table:table-cell office:value-type="float" office:value="-0.000802435" calcext:value-type="float">
            <text:p>-0.000802435</text:p>
          </table:table-cell>
          <table:table-cell office:value-type="float" office:value="0.000008739" calcext:value-type="float">
            <text:p>8.739E-06</text:p>
          </table:table-cell>
          <table:table-cell office:value-type="float" office:value="0.000074065" calcext:value-type="float">
            <text:p>7.4065E-05</text:p>
          </table:table-cell>
          <table:table-cell office:value-type="float" office:value="0.000127286" calcext:value-type="float">
            <text:p>0.00012728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189946" calcext:value-type="float">
            <text:p>24.115189946</text:p>
          </table:table-cell>
          <table:table-cell office:value-type="float" office:value="24.094340637" calcext:value-type="float">
            <text:p>24.094340637</text:p>
          </table:table-cell>
          <table:table-cell office:value-type="float" office:value="24.114377079" calcext:value-type="float">
            <text:p>24.114377079</text:p>
          </table:table-cell>
          <table:table-cell office:value-type="float" office:value="24.115990665" calcext:value-type="float">
            <text:p>24.115990665</text:p>
          </table:table-cell>
          <table:table-cell office:value-type="float" office:value="24.117305227" calcext:value-type="float">
            <text:p>24.117305227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55656" calcext:value-type="float">
            <text:p>0.001055656</text:p>
          </table:table-cell>
          <table:table-cell office:value-type="float" office:value="-0.020340738" calcext:value-type="float">
            <text:p>-0.020340738</text:p>
          </table:table-cell>
          <table:table-cell office:value-type="float" office:value="0.00022146" calcext:value-type="float">
            <text:p>0.00022146</text:p>
          </table:table-cell>
          <table:table-cell office:value-type="float" office:value="0.001877384" calcext:value-type="float">
            <text:p>0.001877384</text:p>
          </table:table-cell>
          <table:table-cell office:value-type="float" office:value="0.003226438" calcext:value-type="float">
            <text:p>0.0032264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2-03 10:31:32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11974" calcext:value-type="float">
            <text:p>0.13611974</text:p>
          </table:table-cell>
          <table:table-cell office:value-type="float" office:value="0.032731895" calcext:value-type="float">
            <text:p>0.032731895</text:p>
          </table:table-cell>
          <table:table-cell office:value-type="float" office:value="0.132307426" calcext:value-type="float">
            <text:p>0.132307426</text:p>
          </table:table-cell>
          <table:table-cell office:value-type="float" office:value="0.140017288" calcext:value-type="float">
            <text:p>0.140017288</text:p>
          </table:table-cell>
          <table:table-cell office:value-type="float" office:value="0.146672743" calcext:value-type="float">
            <text:p>0.1466727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89" calcext:value-type="float">
            <text:p>0.001112089</text:p>
          </table:table-cell>
          <table:table-cell office:value-type="float" office:value="0.000267417" calcext:value-type="float">
            <text:p>0.000267417</text:p>
          </table:table-cell>
          <table:table-cell office:value-type="float" office:value="0.001080943" calcext:value-type="float">
            <text:p>0.001080943</text:p>
          </table:table-cell>
          <table:table-cell office:value-type="float" office:value="0.001143932" calcext:value-type="float">
            <text:p>0.001143932</text:p>
          </table:table-cell>
          <table:table-cell office:value-type="float" office:value="0.001198307" calcext:value-type="float">
            <text:p>0.0011983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28" calcext:value-type="float">
            <text:p>4.1828E-05</text:p>
          </table:table-cell>
          <table:table-cell office:value-type="float" office:value="-0.000802844" calcext:value-type="float">
            <text:p>-0.000802844</text:p>
          </table:table-cell>
          <table:table-cell office:value-type="float" office:value="0.000010682" calcext:value-type="float">
            <text:p>1.0682E-05</text:p>
          </table:table-cell>
          <table:table-cell office:value-type="float" office:value="0.000073671" calcext:value-type="float">
            <text:p>7.3671E-05</text:p>
          </table:table-cell>
          <table:table-cell office:value-type="float" office:value="0.000128045" calcext:value-type="float">
            <text:p>0.00012804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48348" calcext:value-type="float">
            <text:p>24.120248348</text:p>
          </table:table-cell>
          <table:table-cell office:value-type="float" office:value="24.09938458" calcext:value-type="float">
            <text:p>24.09938458</text:p>
          </table:table-cell>
          <table:table-cell office:value-type="float" office:value="24.119479026" calcext:value-type="float">
            <text:p>24.119479026</text:p>
          </table:table-cell>
          <table:table-cell office:value-type="float" office:value="24.121034869" calcext:value-type="float">
            <text:p>24.121034869</text:p>
          </table:table-cell>
          <table:table-cell office:value-type="float" office:value="24.122377932" calcext:value-type="float">
            <text:p>24.122377932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60223" calcext:value-type="float">
            <text:p>0.001060223</text:p>
          </table:table-cell>
          <table:table-cell office:value-type="float" office:value="-0.020351107" calcext:value-type="float">
            <text:p>-0.020351107</text:p>
          </table:table-cell>
          <table:table-cell office:value-type="float" office:value="0.000270712" calcext:value-type="float">
            <text:p>0.000270712</text:p>
          </table:table-cell>
          <table:table-cell office:value-type="float" office:value="0.001867385" calcext:value-type="float">
            <text:p>0.001867385</text:p>
          </table:table-cell>
          <table:table-cell office:value-type="float" office:value="0.003245694" calcext:value-type="float">
            <text:p>0.00324569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2-03 10:31:33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187093" calcext:value-type="float">
            <text:p>0.136187093</text:p>
          </table:table-cell>
          <table:table-cell office:value-type="float" office:value="0.032758121" calcext:value-type="float">
            <text:p>0.032758121</text:p>
          </table:table-cell>
          <table:table-cell office:value-type="float" office:value="0.132132188" calcext:value-type="float">
            <text:p>0.132132188</text:p>
          </table:table-cell>
          <table:table-cell office:value-type="float" office:value="0.139873044" calcext:value-type="float">
            <text:p>0.139873044</text:p>
          </table:table-cell>
          <table:table-cell office:value-type="float" office:value="0.146768111" calcext:value-type="float">
            <text:p>0.1467681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64" calcext:value-type="float">
            <text:p>0.00111264</text:p>
          </table:table-cell>
          <table:table-cell office:value-type="float" office:value="0.000267632" calcext:value-type="float">
            <text:p>0.000267632</text:p>
          </table:table-cell>
          <table:table-cell office:value-type="float" office:value="0.001079511" calcext:value-type="float">
            <text:p>0.001079511</text:p>
          </table:table-cell>
          <table:table-cell office:value-type="float" office:value="0.001142754" calcext:value-type="float">
            <text:p>0.001142754</text:p>
          </table:table-cell>
          <table:table-cell office:value-type="float" office:value="0.001199086" calcext:value-type="float">
            <text:p>0.0011990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378" calcext:value-type="float">
            <text:p>4.2378E-05</text:p>
          </table:table-cell>
          <table:table-cell office:value-type="float" office:value="-0.00080263" calcext:value-type="float">
            <text:p>-0.00080263</text:p>
          </table:table-cell>
          <table:table-cell office:value-type="float" office:value="0.00000925" calcext:value-type="float">
            <text:p>9.25E-06</text:p>
          </table:table-cell>
          <table:table-cell office:value-type="float" office:value="0.000072492" calcext:value-type="float">
            <text:p>7.2492E-05</text:p>
          </table:table-cell>
          <table:table-cell office:value-type="float" office:value="0.000128824" calcext:value-type="float">
            <text:p>0.00012882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07989" calcext:value-type="float">
            <text:p>24.115207989</text:p>
          </table:table-cell>
          <table:table-cell office:value-type="float" office:value="24.094335826" calcext:value-type="float">
            <text:p>24.094335826</text:p>
          </table:table-cell>
          <table:table-cell office:value-type="float" office:value="24.114389709" calcext:value-type="float">
            <text:p>24.114389709</text:p>
          </table:table-cell>
          <table:table-cell office:value-type="float" office:value="24.115951813" calcext:value-type="float">
            <text:p>24.115951813</text:p>
          </table:table-cell>
          <table:table-cell office:value-type="float" office:value="24.117343236" calcext:value-type="float">
            <text:p>24.117343236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74172" calcext:value-type="float">
            <text:p>0.001074172</text:p>
          </table:table-cell>
          <table:table-cell office:value-type="float" office:value="-0.020345676" calcext:value-type="float">
            <text:p>-0.020345676</text:p>
          </table:table-cell>
          <table:table-cell office:value-type="float" office:value="0.000234421" calcext:value-type="float">
            <text:p>0.000234421</text:p>
          </table:table-cell>
          <table:table-cell office:value-type="float" office:value="0.001837513" calcext:value-type="float">
            <text:p>0.001837513</text:p>
          </table:table-cell>
          <table:table-cell office:value-type="float" office:value="0.003265444" calcext:value-type="float">
            <text:p>0.0032654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2-03 10:31:35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254446" calcext:value-type="float">
            <text:p>0.136254446</text:p>
          </table:table-cell>
          <table:table-cell office:value-type="float" office:value="0.032728914" calcext:value-type="float">
            <text:p>0.032728914</text:p>
          </table:table-cell>
          <table:table-cell office:value-type="float" office:value="0.132207886" calcext:value-type="float">
            <text:p>0.132207886</text:p>
          </table:table-cell>
          <table:table-cell office:value-type="float" office:value="0.139755027" calcext:value-type="float">
            <text:p>0.139755027</text:p>
          </table:table-cell>
          <table:table-cell office:value-type="float" office:value="0.146844405" calcext:value-type="float">
            <text:p>0.1468444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9" calcext:value-type="float">
            <text:p>0.00111319</text:p>
          </table:table-cell>
          <table:table-cell office:value-type="float" office:value="0.000267393" calcext:value-type="float">
            <text:p>0.000267393</text:p>
          </table:table-cell>
          <table:table-cell office:value-type="float" office:value="0.00108013" calcext:value-type="float">
            <text:p>0.00108013</text:p>
          </table:table-cell>
          <table:table-cell office:value-type="float" office:value="0.001141789" calcext:value-type="float">
            <text:p>0.001141789</text:p>
          </table:table-cell>
          <table:table-cell office:value-type="float" office:value="0.001199709" calcext:value-type="float">
            <text:p>0.0011997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928" calcext:value-type="float">
            <text:p>4.2928E-05</text:p>
          </table:table-cell>
          <table:table-cell office:value-type="float" office:value="-0.000802868" calcext:value-type="float">
            <text:p>-0.000802868</text:p>
          </table:table-cell>
          <table:table-cell office:value-type="float" office:value="0.000009868" calcext:value-type="float">
            <text:p>9.868E-06</text:p>
          </table:table-cell>
          <table:table-cell office:value-type="float" office:value="0.000071528" calcext:value-type="float">
            <text:p>7.1528E-05</text:p>
          </table:table-cell>
          <table:table-cell office:value-type="float" office:value="0.000129448" calcext:value-type="float">
            <text:p>0.00012944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21581" calcext:value-type="float">
            <text:p>24.115221581</text:p>
          </table:table-cell>
          <table:table-cell office:value-type="float" office:value="24.094329932" calcext:value-type="float">
            <text:p>24.094329932</text:p>
          </table:table-cell>
          <table:table-cell office:value-type="float" office:value="24.114404985" calcext:value-type="float">
            <text:p>24.114404985</text:p>
          </table:table-cell>
          <table:table-cell office:value-type="float" office:value="24.115927998" calcext:value-type="float">
            <text:p>24.115927998</text:p>
          </table:table-cell>
          <table:table-cell office:value-type="float" office:value="24.117358632" calcext:value-type="float">
            <text:p>24.117358632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8812" calcext:value-type="float">
            <text:p>0.00108812</text:p>
          </table:table-cell>
          <table:table-cell office:value-type="float" office:value="-0.020351724" calcext:value-type="float">
            <text:p>-0.020351724</text:p>
          </table:table-cell>
          <table:table-cell office:value-type="float" office:value="0.000250097" calcext:value-type="float">
            <text:p>0.000250097</text:p>
          </table:table-cell>
          <table:table-cell office:value-type="float" office:value="0.001813073" calcext:value-type="float">
            <text:p>0.001813073</text:p>
          </table:table-cell>
          <table:table-cell office:value-type="float" office:value="0.003281244" calcext:value-type="float">
            <text:p>0.0032812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2-03 10:31:36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287825" calcext:value-type="float">
            <text:p>0.136287825</text:p>
          </table:table-cell>
          <table:table-cell office:value-type="float" office:value="0.034279827" calcext:value-type="float">
            <text:p>0.034279827</text:p>
          </table:table-cell>
          <table:table-cell office:value-type="float" office:value="0.132689492" calcext:value-type="float">
            <text:p>0.132689492</text:p>
          </table:table-cell>
          <table:table-cell office:value-type="float" office:value="0.139637606" calcext:value-type="float">
            <text:p>0.139637606</text:p>
          </table:table-cell>
          <table:table-cell office:value-type="float" office:value="0.145533698" calcext:value-type="float">
            <text:p>0.1455336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463" calcext:value-type="float">
            <text:p>0.001113463</text:p>
          </table:table-cell>
          <table:table-cell office:value-type="float" office:value="0.000280064" calcext:value-type="float">
            <text:p>0.000280064</text:p>
          </table:table-cell>
          <table:table-cell office:value-type="float" office:value="0.001084064" calcext:value-type="float">
            <text:p>0.001084064</text:p>
          </table:table-cell>
          <table:table-cell office:value-type="float" office:value="0.00114083" calcext:value-type="float">
            <text:p>0.00114083</text:p>
          </table:table-cell>
          <table:table-cell office:value-type="float" office:value="0.001189001" calcext:value-type="float">
            <text:p>0.0011890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201" calcext:value-type="float">
            <text:p>4.3201E-05</text:p>
          </table:table-cell>
          <table:table-cell office:value-type="float" office:value="-0.000790197" calcext:value-type="float">
            <text:p>-0.000790197</text:p>
          </table:table-cell>
          <table:table-cell office:value-type="float" office:value="0.000013803" calcext:value-type="float">
            <text:p>1.3803E-05</text:p>
          </table:table-cell>
          <table:table-cell office:value-type="float" office:value="0.000070569" calcext:value-type="float">
            <text:p>7.0569E-05</text:p>
          </table:table-cell>
          <table:table-cell office:value-type="float" office:value="0.000118739" calcext:value-type="float">
            <text:p>0.00011873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36218" calcext:value-type="float">
            <text:p>24.125336218</text:p>
          </table:table-cell>
          <table:table-cell office:value-type="float" office:value="24.104751003" calcext:value-type="float">
            <text:p>24.104751003</text:p>
          </table:table-cell>
          <table:table-cell office:value-type="float" office:value="24.124610081" calcext:value-type="float">
            <text:p>24.124610081</text:p>
          </table:table-cell>
          <table:table-cell office:value-type="float" office:value="24.126012197" calcext:value-type="float">
            <text:p>24.126012197</text:p>
          </table:table-cell>
          <table:table-cell office:value-type="float" office:value="24.127202016" calcext:value-type="float">
            <text:p>24.127202016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95033" calcext:value-type="float">
            <text:p>0.001095033</text:p>
          </table:table-cell>
          <table:table-cell office:value-type="float" office:value="-0.02003053" calcext:value-type="float">
            <text:p>-0.02003053</text:p>
          </table:table-cell>
          <table:table-cell office:value-type="float" office:value="0.000349836" calcext:value-type="float">
            <text:p>0.000349836</text:p>
          </table:table-cell>
          <table:table-cell office:value-type="float" office:value="0.001788755" calcext:value-type="float">
            <text:p>0.001788755</text:p>
          </table:table-cell>
          <table:table-cell office:value-type="float" office:value="0.003009804" calcext:value-type="float">
            <text:p>0.0030098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2-03 10:31:37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30511" calcext:value-type="float">
            <text:p>0.13630511</text:p>
          </table:table-cell>
          <table:table-cell office:value-type="float" office:value="0.032795672" calcext:value-type="float">
            <text:p>0.032795672</text:p>
          </table:table-cell>
          <table:table-cell office:value-type="float" office:value="0.132472531" calcext:value-type="float">
            <text:p>0.132472531</text:p>
          </table:table-cell>
          <table:table-cell office:value-type="float" office:value="0.139573829" calcext:value-type="float">
            <text:p>0.139573829</text:p>
          </table:table-cell>
          <table:table-cell office:value-type="float" office:value="0.146812814" calcext:value-type="float">
            <text:p>0.1468128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604" calcext:value-type="float">
            <text:p>0.001113604</text:p>
          </table:table-cell>
          <table:table-cell office:value-type="float" office:value="0.000267938" calcext:value-type="float">
            <text:p>0.000267938</text:p>
          </table:table-cell>
          <table:table-cell office:value-type="float" office:value="0.001082292" calcext:value-type="float">
            <text:p>0.001082292</text:p>
          </table:table-cell>
          <table:table-cell office:value-type="float" office:value="0.001140309" calcext:value-type="float">
            <text:p>0.001140309</text:p>
          </table:table-cell>
          <table:table-cell office:value-type="float" office:value="0.001199451" calcext:value-type="float">
            <text:p>0.00119945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42" calcext:value-type="float">
            <text:p>4.3342E-05</text:p>
          </table:table-cell>
          <table:table-cell office:value-type="float" office:value="-0.000802323" calcext:value-type="float">
            <text:p>-0.000802323</text:p>
          </table:table-cell>
          <table:table-cell office:value-type="float" office:value="0.00001203" calcext:value-type="float">
            <text:p>1.203E-05</text:p>
          </table:table-cell>
          <table:table-cell office:value-type="float" office:value="0.000070048" calcext:value-type="float">
            <text:p>7.0048E-05</text:p>
          </table:table-cell>
          <table:table-cell office:value-type="float" office:value="0.00012919" calcext:value-type="float">
            <text:p>0.0001291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85755" calcext:value-type="float">
            <text:p>24.120285755</text:p>
          </table:table-cell>
          <table:table-cell office:value-type="float" office:value="24.09939745" calcext:value-type="float">
            <text:p>24.09939745</text:p>
          </table:table-cell>
          <table:table-cell office:value-type="float" office:value="24.119512344" calcext:value-type="float">
            <text:p>24.119512344</text:p>
          </table:table-cell>
          <table:table-cell office:value-type="float" office:value="24.120945379" calcext:value-type="float">
            <text:p>24.120945379</text:p>
          </table:table-cell>
          <table:table-cell office:value-type="float" office:value="24.122406198" calcext:value-type="float">
            <text:p>24.122406198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098612" calcext:value-type="float">
            <text:p>0.001098612</text:p>
          </table:table-cell>
          <table:table-cell office:value-type="float" office:value="-0.020337899" calcext:value-type="float">
            <text:p>-0.020337899</text:p>
          </table:table-cell>
          <table:table-cell office:value-type="float" office:value="0.000304904" calcext:value-type="float">
            <text:p>0.000304904</text:p>
          </table:table-cell>
          <table:table-cell office:value-type="float" office:value="0.001775547" calcext:value-type="float">
            <text:p>0.001775547</text:p>
          </table:table-cell>
          <table:table-cell office:value-type="float" office:value="0.003274702" calcext:value-type="float">
            <text:p>0.0032747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2-03 10:31:39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272924" calcext:value-type="float">
            <text:p>0.136272924</text:p>
          </table:table-cell>
          <table:table-cell office:value-type="float" office:value="0.032916669" calcext:value-type="float">
            <text:p>0.032916669</text:p>
          </table:table-cell>
          <table:table-cell office:value-type="float" office:value="0.132647769" calcext:value-type="float">
            <text:p>0.132647769</text:p>
          </table:table-cell>
          <table:table-cell office:value-type="float" office:value="0.139591114" calcext:value-type="float">
            <text:p>0.139591114</text:p>
          </table:table-cell>
          <table:table-cell office:value-type="float" office:value="0.146499294" calcext:value-type="float">
            <text:p>0.1464992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341" calcext:value-type="float">
            <text:p>0.001113341</text:p>
          </table:table-cell>
          <table:table-cell office:value-type="float" office:value="0.000268927" calcext:value-type="float">
            <text:p>0.000268927</text:p>
          </table:table-cell>
          <table:table-cell office:value-type="float" office:value="0.001083724" calcext:value-type="float">
            <text:p>0.001083724</text:p>
          </table:table-cell>
          <table:table-cell office:value-type="float" office:value="0.00114045" calcext:value-type="float">
            <text:p>0.00114045</text:p>
          </table:table-cell>
          <table:table-cell office:value-type="float" office:value="0.00119689" calcext:value-type="float">
            <text:p>0.001196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79" calcext:value-type="float">
            <text:p>4.3079E-05</text:p>
          </table:table-cell>
          <table:table-cell office:value-type="float" office:value="-0.000801334" calcext:value-type="float">
            <text:p>-0.000801334</text:p>
          </table:table-cell>
          <table:table-cell office:value-type="float" office:value="0.000013462" calcext:value-type="float">
            <text:p>1.3462E-05</text:p>
          </table:table-cell>
          <table:table-cell office:value-type="float" office:value="0.000070189" calcext:value-type="float">
            <text:p>7.0189E-05</text:p>
          </table:table-cell>
          <table:table-cell office:value-type="float" office:value="0.000126628" calcext:value-type="float">
            <text:p>0.00012662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25309" calcext:value-type="float">
            <text:p>24.115225309</text:p>
          </table:table-cell>
          <table:table-cell office:value-type="float" office:value="24.094367821" calcext:value-type="float">
            <text:p>24.094367821</text:p>
          </table:table-cell>
          <table:table-cell office:value-type="float" office:value="24.114493753" calcext:value-type="float">
            <text:p>24.114493753</text:p>
          </table:table-cell>
          <table:table-cell office:value-type="float" office:value="24.11589492" calcext:value-type="float">
            <text:p>24.11589492</text:p>
          </table:table-cell>
          <table:table-cell office:value-type="float" office:value="24.117288989" calcext:value-type="float">
            <text:p>24.117288989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91947" calcext:value-type="float">
            <text:p>0.001091947</text:p>
          </table:table-cell>
          <table:table-cell office:value-type="float" office:value="-0.02031284" calcext:value-type="float">
            <text:p>-0.02031284</text:p>
          </table:table-cell>
          <table:table-cell office:value-type="float" office:value="0.000341195" calcext:value-type="float">
            <text:p>0.000341195</text:p>
          </table:table-cell>
          <table:table-cell office:value-type="float" office:value="0.001779127" calcext:value-type="float">
            <text:p>0.001779127</text:p>
          </table:table-cell>
          <table:table-cell office:value-type="float" office:value="0.003209774" calcext:value-type="float">
            <text:p>0.0032097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2-03 10:31:40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326568" calcext:value-type="float">
            <text:p>0.136326568</text:p>
          </table:table-cell>
          <table:table-cell office:value-type="float" office:value="0.034127836" calcext:value-type="float">
            <text:p>0.034127836</text:p>
          </table:table-cell>
          <table:table-cell office:value-type="float" office:value="0.132806317" calcext:value-type="float">
            <text:p>0.132806317</text:p>
          </table:table-cell>
          <table:table-cell office:value-type="float" office:value="0.139601843" calcext:value-type="float">
            <text:p>0.139601843</text:p>
          </table:table-cell>
          <table:table-cell office:value-type="float" office:value="0.145345348" calcext:value-type="float">
            <text:p>0.1453453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779" calcext:value-type="float">
            <text:p>0.001113779</text:p>
          </table:table-cell>
          <table:table-cell office:value-type="float" office:value="0.000278822" calcext:value-type="float">
            <text:p>0.000278822</text:p>
          </table:table-cell>
          <table:table-cell office:value-type="float" office:value="0.001085019" calcext:value-type="float">
            <text:p>0.001085019</text:p>
          </table:table-cell>
          <table:table-cell office:value-type="float" office:value="0.001140538" calcext:value-type="float">
            <text:p>0.001140538</text:p>
          </table:table-cell>
          <table:table-cell office:value-type="float" office:value="0.001187462" calcext:value-type="float">
            <text:p>0.0011874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518" calcext:value-type="float">
            <text:p>4.3518E-05</text:p>
          </table:table-cell>
          <table:table-cell office:value-type="float" office:value="-0.000791439" calcext:value-type="float">
            <text:p>-0.000791439</text:p>
          </table:table-cell>
          <table:table-cell office:value-type="float" office:value="0.000014757" calcext:value-type="float">
            <text:p>1.4757E-05</text:p>
          </table:table-cell>
          <table:table-cell office:value-type="float" office:value="0.000070276" calcext:value-type="float">
            <text:p>7.0276E-05</text:p>
          </table:table-cell>
          <table:table-cell office:value-type="float" office:value="0.000117201" calcext:value-type="float">
            <text:p>0.00011720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90085" calcext:value-type="float">
            <text:p>24.120290085</text:p>
          </table:table-cell>
          <table:table-cell office:value-type="float" office:value="24.099666285" calcext:value-type="float">
            <text:p>24.099666285</text:p>
          </table:table-cell>
          <table:table-cell office:value-type="float" office:value="24.119579702" calcext:value-type="float">
            <text:p>24.119579702</text:p>
          </table:table-cell>
          <table:table-cell office:value-type="float" office:value="24.120951033" calcext:value-type="float">
            <text:p>24.120951033</text:p>
          </table:table-cell>
          <table:table-cell office:value-type="float" office:value="24.122110065" calcext:value-type="float">
            <text:p>24.122110065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03056" calcext:value-type="float">
            <text:p>0.001103056</text:p>
          </table:table-cell>
          <table:table-cell office:value-type="float" office:value="-0.020062007" calcext:value-type="float">
            <text:p>-0.020062007</text:p>
          </table:table-cell>
          <table:table-cell office:value-type="float" office:value="0.00037403" calcext:value-type="float">
            <text:p>0.00037403</text:p>
          </table:table-cell>
          <table:table-cell office:value-type="float" office:value="0.001781349" calcext:value-type="float">
            <text:p>0.001781349</text:p>
          </table:table-cell>
          <table:table-cell office:value-type="float" office:value="0.002970798" calcext:value-type="float">
            <text:p>0.00297079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2-03 10:31:41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345641" calcext:value-type="float">
            <text:p>0.136345641</text:p>
          </table:table-cell>
          <table:table-cell office:value-type="float" office:value="0.032743219" calcext:value-type="float">
            <text:p>0.032743219</text:p>
          </table:table-cell>
          <table:table-cell office:value-type="float" office:value="0.132376567" calcext:value-type="float">
            <text:p>0.132376567</text:p>
          </table:table-cell>
          <table:table-cell office:value-type="float" office:value="0.139621513" calcext:value-type="float">
            <text:p>0.139621513</text:p>
          </table:table-cell>
          <table:table-cell office:value-type="float" office:value="0.146709698" calcext:value-type="float">
            <text:p>0.1467096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35" calcext:value-type="float">
            <text:p>0.001113935</text:p>
          </table:table-cell>
          <table:table-cell office:value-type="float" office:value="0.00026751" calcext:value-type="float">
            <text:p>0.00026751</text:p>
          </table:table-cell>
          <table:table-cell office:value-type="float" office:value="0.001081508" calcext:value-type="float">
            <text:p>0.001081508</text:p>
          </table:table-cell>
          <table:table-cell office:value-type="float" office:value="0.001140699" calcext:value-type="float">
            <text:p>0.001140699</text:p>
          </table:table-cell>
          <table:table-cell office:value-type="float" office:value="0.001198609" calcext:value-type="float">
            <text:p>0.0011986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674" calcext:value-type="float">
            <text:p>4.3674E-05</text:p>
          </table:table-cell>
          <table:table-cell office:value-type="float" office:value="-0.000802751" calcext:value-type="float">
            <text:p>-0.000802751</text:p>
          </table:table-cell>
          <table:table-cell office:value-type="float" office:value="0.000011246" calcext:value-type="float">
            <text:p>1.1246E-05</text:p>
          </table:table-cell>
          <table:table-cell office:value-type="float" office:value="0.000070437" calcext:value-type="float">
            <text:p>7.0437E-05</text:p>
          </table:table-cell>
          <table:table-cell office:value-type="float" office:value="0.000128347" calcext:value-type="float">
            <text:p>0.00012834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47885" calcext:value-type="float">
            <text:p>24.125347885</text:p>
          </table:table-cell>
          <table:table-cell office:value-type="float" office:value="24.104440912" calcext:value-type="float">
            <text:p>24.104440912</text:p>
          </table:table-cell>
          <table:table-cell office:value-type="float" office:value="24.124546933" calcext:value-type="float">
            <text:p>24.124546933</text:p>
          </table:table-cell>
          <table:table-cell office:value-type="float" office:value="24.12600895" calcext:value-type="float">
            <text:p>24.12600895</text:p>
          </table:table-cell>
          <table:table-cell office:value-type="float" office:value="24.12743933" calcext:value-type="float">
            <text:p>24.12743933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07006" calcext:value-type="float">
            <text:p>0.001107006</text:p>
          </table:table-cell>
          <table:table-cell office:value-type="float" office:value="-0.020348762" calcext:value-type="float">
            <text:p>-0.020348762</text:p>
          </table:table-cell>
          <table:table-cell office:value-type="float" office:value="0.00028503" calcext:value-type="float">
            <text:p>0.00028503</text:p>
          </table:table-cell>
          <table:table-cell office:value-type="float" office:value="0.001785422" calcext:value-type="float">
            <text:p>0.001785422</text:p>
          </table:table-cell>
          <table:table-cell office:value-type="float" office:value="0.003253347" calcext:value-type="float">
            <text:p>0.00325334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2-03 10:31:43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316435" calcext:value-type="float">
            <text:p>0.136316435</text:p>
          </table:table-cell>
          <table:table-cell office:value-type="float" office:value="0.032987002" calcext:value-type="float">
            <text:p>0.032987002</text:p>
          </table:table-cell>
          <table:table-cell office:value-type="float" office:value="0.132741944" calcext:value-type="float">
            <text:p>0.132741944</text:p>
          </table:table-cell>
          <table:table-cell office:value-type="float" office:value="0.139573829" calcext:value-type="float">
            <text:p>0.139573829</text:p>
          </table:table-cell>
          <table:table-cell office:value-type="float" office:value="0.146417635" calcext:value-type="float">
            <text:p>0.146417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696" calcext:value-type="float">
            <text:p>0.001113696</text:p>
          </table:table-cell>
          <table:table-cell office:value-type="float" office:value="0.000269502" calcext:value-type="float">
            <text:p>0.000269502</text:p>
          </table:table-cell>
          <table:table-cell office:value-type="float" office:value="0.001084493" calcext:value-type="float">
            <text:p>0.001084493</text:p>
          </table:table-cell>
          <table:table-cell office:value-type="float" office:value="0.001140309" calcext:value-type="float">
            <text:p>0.001140309</text:p>
          </table:table-cell>
          <table:table-cell office:value-type="float" office:value="0.001196223" calcext:value-type="float">
            <text:p>0.0011962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435" calcext:value-type="float">
            <text:p>4.3435E-05</text:p>
          </table:table-cell>
          <table:table-cell office:value-type="float" office:value="-0.00080076" calcext:value-type="float">
            <text:p>-0.00080076</text:p>
          </table:table-cell>
          <table:table-cell office:value-type="float" office:value="0.000014232" calcext:value-type="float">
            <text:p>1.4232E-05</text:p>
          </table:table-cell>
          <table:table-cell office:value-type="float" office:value="0.000070048" calcext:value-type="float">
            <text:p>7.0048E-05</text:p>
          </table:table-cell>
          <table:table-cell office:value-type="float" office:value="0.000125961" calcext:value-type="float">
            <text:p>0.00012596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49894" calcext:value-type="float">
            <text:p>24.135449894</text:p>
          </table:table-cell>
          <table:table-cell office:value-type="float" office:value="24.114598203" calcext:value-type="float">
            <text:p>24.114598203</text:p>
          </table:table-cell>
          <table:table-cell office:value-type="float" office:value="24.134728575" calcext:value-type="float">
            <text:p>24.134728575</text:p>
          </table:table-cell>
          <table:table-cell office:value-type="float" office:value="24.136107224" calcext:value-type="float">
            <text:p>24.136107224</text:p>
          </table:table-cell>
          <table:table-cell office:value-type="float" office:value="24.137488277" calcext:value-type="float">
            <text:p>24.137488277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00958" calcext:value-type="float">
            <text:p>0.001100958</text:p>
          </table:table-cell>
          <table:table-cell office:value-type="float" office:value="-0.020298274" calcext:value-type="float">
            <text:p>-0.020298274</text:p>
          </table:table-cell>
          <table:table-cell office:value-type="float" office:value="0.000360698" calcext:value-type="float">
            <text:p>0.000360698</text:p>
          </table:table-cell>
          <table:table-cell office:value-type="float" office:value="0.001775547" calcext:value-type="float">
            <text:p>0.001775547</text:p>
          </table:table-cell>
          <table:table-cell office:value-type="float" office:value="0.003192863" calcext:value-type="float">
            <text:p>0.0031928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2-03 10:31:44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25087" calcext:value-type="float">
            <text:p>0.13625087</text:p>
          </table:table-cell>
          <table:table-cell office:value-type="float" office:value="0.032846932" calcext:value-type="float">
            <text:p>0.032846932</text:p>
          </table:table-cell>
          <table:table-cell office:value-type="float" office:value="0.132640616" calcext:value-type="float">
            <text:p>0.132640616</text:p>
          </table:table-cell>
          <table:table-cell office:value-type="float" office:value="0.139513628" calcext:value-type="float">
            <text:p>0.139513628</text:p>
          </table:table-cell>
          <table:table-cell office:value-type="float" office:value="0.146467107" calcext:value-type="float">
            <text:p>0.1464671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61" calcext:value-type="float">
            <text:p>0.001113161</text:p>
          </table:table-cell>
          <table:table-cell office:value-type="float" office:value="0.000268357" calcext:value-type="float">
            <text:p>0.000268357</text:p>
          </table:table-cell>
          <table:table-cell office:value-type="float" office:value="0.001083665" calcext:value-type="float">
            <text:p>0.001083665</text:p>
          </table:table-cell>
          <table:table-cell office:value-type="float" office:value="0.001139817" calcext:value-type="float">
            <text:p>0.001139817</text:p>
          </table:table-cell>
          <table:table-cell office:value-type="float" office:value="0.001196627" calcext:value-type="float">
            <text:p>0.0011966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899" calcext:value-type="float">
            <text:p>4.2899E-05</text:p>
          </table:table-cell>
          <table:table-cell office:value-type="float" office:value="-0.000801904" calcext:value-type="float">
            <text:p>-0.000801904</text:p>
          </table:table-cell>
          <table:table-cell office:value-type="float" office:value="0.000013404" calcext:value-type="float">
            <text:p>1.3404E-05</text:p>
          </table:table-cell>
          <table:table-cell office:value-type="float" office:value="0.000069556" calcext:value-type="float">
            <text:p>6.9556E-05</text:p>
          </table:table-cell>
          <table:table-cell office:value-type="float" office:value="0.000126365" calcext:value-type="float">
            <text:p>0.00012636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382712" calcext:value-type="float">
            <text:p>24.130382712</text:p>
          </table:table-cell>
          <table:table-cell office:value-type="float" office:value="24.109515889" calcext:value-type="float">
            <text:p>24.109515889</text:p>
          </table:table-cell>
          <table:table-cell office:value-type="float" office:value="24.129654172" calcext:value-type="float">
            <text:p>24.129654172</text:p>
          </table:table-cell>
          <table:table-cell office:value-type="float" office:value="24.131041127" calcext:value-type="float">
            <text:p>24.131041127</text:p>
          </table:table-cell>
          <table:table-cell office:value-type="float" office:value="24.132444318" calcext:value-type="float">
            <text:p>24.132444318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087379" calcext:value-type="float">
            <text:p>0.001087379</text:p>
          </table:table-cell>
          <table:table-cell office:value-type="float" office:value="-0.020327283" calcext:value-type="float">
            <text:p>-0.020327283</text:p>
          </table:table-cell>
          <table:table-cell office:value-type="float" office:value="0.000339714" calcext:value-type="float">
            <text:p>0.000339714</text:p>
          </table:table-cell>
          <table:table-cell office:value-type="float" office:value="0.00176308" calcext:value-type="float">
            <text:p>0.00176308</text:p>
          </table:table-cell>
          <table:table-cell office:value-type="float" office:value="0.003203108" calcext:value-type="float">
            <text:p>0.00320310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2-03 10:31:45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383788" calcext:value-type="float">
            <text:p>0.136383788</text:p>
          </table:table-cell>
          <table:table-cell office:value-type="float" office:value="0.03272951" calcext:value-type="float">
            <text:p>0.03272951</text:p>
          </table:table-cell>
          <table:table-cell office:value-type="float" office:value="0.132300273" calcext:value-type="float">
            <text:p>0.132300273</text:p>
          </table:table-cell>
          <table:table-cell office:value-type="float" office:value="0.139390247" calcext:value-type="float">
            <text:p>0.139390247</text:p>
          </table:table-cell>
          <table:table-cell office:value-type="float" office:value="0.146612542" calcext:value-type="float">
            <text:p>0.1466125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247" calcext:value-type="float">
            <text:p>0.001114247</text:p>
          </table:table-cell>
          <table:table-cell office:value-type="float" office:value="0.000267398" calcext:value-type="float">
            <text:p>0.000267398</text:p>
          </table:table-cell>
          <table:table-cell office:value-type="float" office:value="0.001080885" calcext:value-type="float">
            <text:p>0.001080885</text:p>
          </table:table-cell>
          <table:table-cell office:value-type="float" office:value="0.001138809" calcext:value-type="float">
            <text:p>0.001138809</text:p>
          </table:table-cell>
          <table:table-cell office:value-type="float" office:value="0.001197815" calcext:value-type="float">
            <text:p>0.0011978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85" calcext:value-type="float">
            <text:p>4.3985E-05</text:p>
          </table:table-cell>
          <table:table-cell office:value-type="float" office:value="-0.000802863" calcext:value-type="float">
            <text:p>-0.000802863</text:p>
          </table:table-cell>
          <table:table-cell office:value-type="float" office:value="0.000010623" calcext:value-type="float">
            <text:p>1.0623E-05</text:p>
          </table:table-cell>
          <table:table-cell office:value-type="float" office:value="0.000068548" calcext:value-type="float">
            <text:p>6.8548E-05</text:p>
          </table:table-cell>
          <table:table-cell office:value-type="float" office:value="0.000127553" calcext:value-type="float">
            <text:p>0.00012755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409534" calcext:value-type="float">
            <text:p>24.130409534</text:p>
          </table:table-cell>
          <table:table-cell office:value-type="float" office:value="24.109492193" calcext:value-type="float">
            <text:p>24.109492193</text:p>
          </table:table-cell>
          <table:table-cell office:value-type="float" office:value="24.129585492" calcext:value-type="float">
            <text:p>24.129585492</text:p>
          </table:table-cell>
          <table:table-cell office:value-type="float" office:value="24.131016229" calcext:value-type="float">
            <text:p>24.131016229</text:p>
          </table:table-cell>
          <table:table-cell office:value-type="float" office:value="24.132473666" calcext:value-type="float">
            <text:p>24.132473666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114906" calcext:value-type="float">
            <text:p>0.001114906</text:p>
          </table:table-cell>
          <table:table-cell office:value-type="float" office:value="-0.020351601" calcext:value-type="float">
            <text:p>-0.020351601</text:p>
          </table:table-cell>
          <table:table-cell office:value-type="float" office:value="0.00026923" calcext:value-type="float">
            <text:p>0.00026923</text:p>
          </table:table-cell>
          <table:table-cell office:value-type="float" office:value="0.001737528" calcext:value-type="float">
            <text:p>0.001737528</text:p>
          </table:table-cell>
          <table:table-cell office:value-type="float" office:value="0.003233227" calcext:value-type="float">
            <text:p>0.0032332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2-03 10:31:47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331336" calcext:value-type="float">
            <text:p>0.136331336</text:p>
          </table:table-cell>
          <table:table-cell office:value-type="float" office:value="0.03282309" calcext:value-type="float">
            <text:p>0.03282309</text:p>
          </table:table-cell>
          <table:table-cell office:value-type="float" office:value="0.1325828" calcext:value-type="float">
            <text:p>0.1325828</text:p>
          </table:table-cell>
          <table:table-cell office:value-type="float" office:value="0.139373557" calcext:value-type="float">
            <text:p>0.139373557</text:p>
          </table:table-cell>
          <table:table-cell office:value-type="float" office:value="0.146433132" calcext:value-type="float">
            <text:p>0.1464331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18" calcext:value-type="float">
            <text:p>0.001113818</text:p>
          </table:table-cell>
          <table:table-cell office:value-type="float" office:value="0.000268162" calcext:value-type="float">
            <text:p>0.000268162</text:p>
          </table:table-cell>
          <table:table-cell office:value-type="float" office:value="0.001083193" calcext:value-type="float">
            <text:p>0.001083193</text:p>
          </table:table-cell>
          <table:table-cell office:value-type="float" office:value="0.001138673" calcext:value-type="float">
            <text:p>0.001138673</text:p>
          </table:table-cell>
          <table:table-cell office:value-type="float" office:value="0.001196349" calcext:value-type="float">
            <text:p>0.0011963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557" calcext:value-type="float">
            <text:p>4.3557E-05</text:p>
          </table:table-cell>
          <table:table-cell office:value-type="float" office:value="-0.000802099" calcext:value-type="float">
            <text:p>-0.000802099</text:p>
          </table:table-cell>
          <table:table-cell office:value-type="float" office:value="0.000012931" calcext:value-type="float">
            <text:p>1.2931E-05</text:p>
          </table:table-cell>
          <table:table-cell office:value-type="float" office:value="0.000068411" calcext:value-type="float">
            <text:p>6.8411E-05</text:p>
          </table:table-cell>
          <table:table-cell office:value-type="float" office:value="0.000126088" calcext:value-type="float">
            <text:p>0.00012608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52901" calcext:value-type="float">
            <text:p>24.135452901</text:p>
          </table:table-cell>
          <table:table-cell office:value-type="float" office:value="24.114565125" calcext:value-type="float">
            <text:p>24.114565125</text:p>
          </table:table-cell>
          <table:table-cell office:value-type="float" office:value="24.13469646" calcext:value-type="float">
            <text:p>24.13469646</text:p>
          </table:table-cell>
          <table:table-cell office:value-type="float" office:value="24.13606681" calcext:value-type="float">
            <text:p>24.13606681</text:p>
          </table:table-cell>
          <table:table-cell office:value-type="float" office:value="24.137491404" calcext:value-type="float">
            <text:p>24.137491404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04044" calcext:value-type="float">
            <text:p>0.001104044</text:p>
          </table:table-cell>
          <table:table-cell office:value-type="float" office:value="-0.020332221" calcext:value-type="float">
            <text:p>-0.020332221</text:p>
          </table:table-cell>
          <table:table-cell office:value-type="float" office:value="0.00032774" calcext:value-type="float">
            <text:p>0.00032774</text:p>
          </table:table-cell>
          <table:table-cell office:value-type="float" office:value="0.001734072" calcext:value-type="float">
            <text:p>0.001734072</text:p>
          </table:table-cell>
          <table:table-cell office:value-type="float" office:value="0.003196072" calcext:value-type="float">
            <text:p>0.0031960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2-03 10:31:48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401074" calcext:value-type="float">
            <text:p>0.136401074</text:p>
          </table:table-cell>
          <table:table-cell office:value-type="float" office:value="0.032783751" calcext:value-type="float">
            <text:p>0.032783751</text:p>
          </table:table-cell>
          <table:table-cell office:value-type="float" office:value="0.132259146" calcext:value-type="float">
            <text:p>0.132259146</text:p>
          </table:table-cell>
          <table:table-cell office:value-type="float" office:value="0.139384286" calcext:value-type="float">
            <text:p>0.139384286</text:p>
          </table:table-cell>
          <table:table-cell office:value-type="float" office:value="0.146462935" calcext:value-type="float">
            <text:p>0.1464629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88" calcext:value-type="float">
            <text:p>0.001114388</text:p>
          </table:table-cell>
          <table:table-cell office:value-type="float" office:value="0.000267841" calcext:value-type="float">
            <text:p>0.000267841</text:p>
          </table:table-cell>
          <table:table-cell office:value-type="float" office:value="0.001080549" calcext:value-type="float">
            <text:p>0.001080549</text:p>
          </table:table-cell>
          <table:table-cell office:value-type="float" office:value="0.001138761" calcext:value-type="float">
            <text:p>0.001138761</text:p>
          </table:table-cell>
          <table:table-cell office:value-type="float" office:value="0.001196593" calcext:value-type="float">
            <text:p>0.0011965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26" calcext:value-type="float">
            <text:p>4.4126E-05</text:p>
          </table:table-cell>
          <table:table-cell office:value-type="float" office:value="-0.00080242" calcext:value-type="float">
            <text:p>-0.00080242</text:p>
          </table:table-cell>
          <table:table-cell office:value-type="float" office:value="0.000010287" calcext:value-type="float">
            <text:p>1.0287E-05</text:p>
          </table:table-cell>
          <table:table-cell office:value-type="float" office:value="0.000068499" calcext:value-type="float">
            <text:p>6.8499E-05</text:p>
          </table:table-cell>
          <table:table-cell office:value-type="float" office:value="0.000126331" calcext:value-type="float">
            <text:p>0.00012633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66974" calcext:value-type="float">
            <text:p>24.135466974</text:p>
          </table:table-cell>
          <table:table-cell office:value-type="float" office:value="24.114557187" calcext:value-type="float">
            <text:p>24.114557187</text:p>
          </table:table-cell>
          <table:table-cell office:value-type="float" office:value="24.134631148" calcext:value-type="float">
            <text:p>24.134631148</text:p>
          </table:table-cell>
          <table:table-cell office:value-type="float" office:value="24.136068975" calcext:value-type="float">
            <text:p>24.136068975</text:p>
          </table:table-cell>
          <table:table-cell office:value-type="float" office:value="24.137497418" calcext:value-type="float">
            <text:p>24.137497418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18486" calcext:value-type="float">
            <text:p>0.001118486</text:p>
          </table:table-cell>
          <table:table-cell office:value-type="float" office:value="-0.020340368" calcext:value-type="float">
            <text:p>-0.020340368</text:p>
          </table:table-cell>
          <table:table-cell office:value-type="float" office:value="0.000260713" calcext:value-type="float">
            <text:p>0.000260713</text:p>
          </table:table-cell>
          <table:table-cell office:value-type="float" office:value="0.001736294" calcext:value-type="float">
            <text:p>0.001736294</text:p>
          </table:table-cell>
          <table:table-cell office:value-type="float" office:value="0.003202244" calcext:value-type="float">
            <text:p>0.0032022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2-03 10:31:49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365907" calcext:value-type="float">
            <text:p>0.136365907</text:p>
          </table:table-cell>
          <table:table-cell office:value-type="float" office:value="0.033712391" calcext:value-type="float">
            <text:p>0.033712391</text:p>
          </table:table-cell>
          <table:table-cell office:value-type="float" office:value="0.132939831" calcext:value-type="float">
            <text:p>0.132939831</text:p>
          </table:table-cell>
          <table:table-cell office:value-type="float" office:value="0.139313357" calcext:value-type="float">
            <text:p>0.139313357</text:p>
          </table:table-cell>
          <table:table-cell office:value-type="float" office:value="0.145218986" calcext:value-type="float">
            <text:p>0.1452189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01" calcext:value-type="float">
            <text:p>0.001114101</text:p>
          </table:table-cell>
          <table:table-cell office:value-type="float" office:value="0.000275428" calcext:value-type="float">
            <text:p>0.000275428</text:p>
          </table:table-cell>
          <table:table-cell office:value-type="float" office:value="0.00108611" calcext:value-type="float">
            <text:p>0.00108611</text:p>
          </table:table-cell>
          <table:table-cell office:value-type="float" office:value="0.001138181" calcext:value-type="float">
            <text:p>0.001138181</text:p>
          </table:table-cell>
          <table:table-cell office:value-type="float" office:value="0.00118643" calcext:value-type="float">
            <text:p>0.001186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839" calcext:value-type="float">
            <text:p>4.3839E-05</text:p>
          </table:table-cell>
          <table:table-cell office:value-type="float" office:value="-0.000794833" calcext:value-type="float">
            <text:p>-0.000794833</text:p>
          </table:table-cell>
          <table:table-cell office:value-type="float" office:value="0.000015848" calcext:value-type="float">
            <text:p>1.5848E-05</text:p>
          </table:table-cell>
          <table:table-cell office:value-type="float" office:value="0.00006792" calcext:value-type="float">
            <text:p>6.792E-05</text:p>
          </table:table-cell>
          <table:table-cell office:value-type="float" office:value="0.000116168" calcext:value-type="float">
            <text:p>0.00011616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405926" calcext:value-type="float">
            <text:p>24.130405926</text:p>
          </table:table-cell>
          <table:table-cell office:value-type="float" office:value="24.10969054" calcext:value-type="float">
            <text:p>24.10969054</text:p>
          </table:table-cell>
          <table:table-cell office:value-type="float" office:value="24.129714553" calcext:value-type="float">
            <text:p>24.129714553</text:p>
          </table:table-cell>
          <table:table-cell office:value-type="float" office:value="24.131000713" calcext:value-type="float">
            <text:p>24.131000713</text:p>
          </table:table-cell>
          <table:table-cell office:value-type="float" office:value="24.132192451" calcext:value-type="float">
            <text:p>24.132192451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111203" calcext:value-type="float">
            <text:p>0.001111203</text:p>
          </table:table-cell>
          <table:table-cell office:value-type="float" office:value="-0.020148046" calcext:value-type="float">
            <text:p>-0.020148046</text:p>
          </table:table-cell>
          <table:table-cell office:value-type="float" office:value="0.00040168" calcext:value-type="float">
            <text:p>0.00040168</text:p>
          </table:table-cell>
          <table:table-cell office:value-type="float" office:value="0.001721605" calcext:value-type="float">
            <text:p>0.001721605</text:p>
          </table:table-cell>
          <table:table-cell office:value-type="float" office:value="0.002944629" calcext:value-type="float">
            <text:p>0.0029446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2-03 10:31:51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432068" calcext:value-type="float">
            <text:p>0.136432068</text:p>
          </table:table-cell>
          <table:table-cell office:value-type="float" office:value="0.032864217" calcext:value-type="float">
            <text:p>0.032864217</text:p>
          </table:table-cell>
          <table:table-cell office:value-type="float" office:value="0.132251994" calcext:value-type="float">
            <text:p>0.132251994</text:p>
          </table:table-cell>
          <table:table-cell office:value-type="float" office:value="0.139341371" calcext:value-type="float">
            <text:p>0.139341371</text:p>
          </table:table-cell>
          <table:table-cell office:value-type="float" office:value="0.145353692" calcext:value-type="float">
            <text:p>0.1453536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41" calcext:value-type="float">
            <text:p>0.001114641</text:p>
          </table:table-cell>
          <table:table-cell office:value-type="float" office:value="0.000268499" calcext:value-type="float">
            <text:p>0.000268499</text:p>
          </table:table-cell>
          <table:table-cell office:value-type="float" office:value="0.00108049" calcext:value-type="float">
            <text:p>0.00108049</text:p>
          </table:table-cell>
          <table:table-cell office:value-type="float" office:value="0.00113841" calcext:value-type="float">
            <text:p>0.00113841</text:p>
          </table:table-cell>
          <table:table-cell office:value-type="float" office:value="0.00118753" calcext:value-type="float">
            <text:p>0.001187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8" calcext:value-type="float">
            <text:p>4.438E-05</text:p>
          </table:table-cell>
          <table:table-cell office:value-type="float" office:value="-0.000801763" calcext:value-type="float">
            <text:p>-0.000801763</text:p>
          </table:table-cell>
          <table:table-cell office:value-type="float" office:value="0.000010229" calcext:value-type="float">
            <text:p>1.0229E-05</text:p>
          </table:table-cell>
          <table:table-cell office:value-type="float" office:value="0.000068148" calcext:value-type="float">
            <text:p>6.8148E-05</text:p>
          </table:table-cell>
          <table:table-cell office:value-type="float" office:value="0.000117269" calcext:value-type="float">
            <text:p>0.00011726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73228" calcext:value-type="float">
            <text:p>24.135473228</text:p>
          </table:table-cell>
          <table:table-cell office:value-type="float" office:value="24.114573425" calcext:value-type="float">
            <text:p>24.114573425</text:p>
          </table:table-cell>
          <table:table-cell office:value-type="float" office:value="24.134629705" calcext:value-type="float">
            <text:p>24.134629705</text:p>
          </table:table-cell>
          <table:table-cell office:value-type="float" office:value="24.136060315" calcext:value-type="float">
            <text:p>24.136060315</text:p>
          </table:table-cell>
          <table:table-cell office:value-type="float" office:value="24.137273577" calcext:value-type="float">
            <text:p>24.137273577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24905" calcext:value-type="float">
            <text:p>0.001124905</text:p>
          </table:table-cell>
          <table:table-cell office:value-type="float" office:value="-0.020323703" calcext:value-type="float">
            <text:p>-0.020323703</text:p>
          </table:table-cell>
          <table:table-cell office:value-type="float" office:value="0.000259232" calcext:value-type="float">
            <text:p>0.000259232</text:p>
          </table:table-cell>
          <table:table-cell office:value-type="float" office:value="0.001727407" calcext:value-type="float">
            <text:p>0.001727407</text:p>
          </table:table-cell>
          <table:table-cell office:value-type="float" office:value="0.002972526" calcext:value-type="float">
            <text:p>0.0029725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2-03 10:31:52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69619" calcext:value-type="float">
            <text:p>0.136469619</text:p>
          </table:table-cell>
          <table:table-cell office:value-type="float" office:value="0.034410362" calcext:value-type="float">
            <text:p>0.034410362</text:p>
          </table:table-cell>
          <table:table-cell office:value-type="float" office:value="0.132598893" calcext:value-type="float">
            <text:p>0.132598893</text:p>
          </table:table-cell>
          <table:table-cell office:value-type="float" office:value="0.139309781" calcext:value-type="float">
            <text:p>0.139309781</text:p>
          </table:table-cell>
          <table:table-cell office:value-type="float" office:value="0.145206469" calcext:value-type="float">
            <text:p>0.1452064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948" calcext:value-type="float">
            <text:p>0.001114948</text:p>
          </table:table-cell>
          <table:table-cell office:value-type="float" office:value="0.00028113" calcext:value-type="float">
            <text:p>0.00028113</text:p>
          </table:table-cell>
          <table:table-cell office:value-type="float" office:value="0.001083324" calcext:value-type="float">
            <text:p>0.001083324</text:p>
          </table:table-cell>
          <table:table-cell office:value-type="float" office:value="0.001138152" calcext:value-type="float">
            <text:p>0.001138152</text:p>
          </table:table-cell>
          <table:table-cell office:value-type="float" office:value="0.001186327" calcext:value-type="float">
            <text:p>0.0011863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686" calcext:value-type="float">
            <text:p>4.4686E-05</text:p>
          </table:table-cell>
          <table:table-cell office:value-type="float" office:value="-0.000789131" calcext:value-type="float">
            <text:p>-0.000789131</text:p>
          </table:table-cell>
          <table:table-cell office:value-type="float" office:value="0.000013063" calcext:value-type="float">
            <text:p>1.3063E-05</text:p>
          </table:table-cell>
          <table:table-cell office:value-type="float" office:value="0.00006789" calcext:value-type="float">
            <text:p>6.789E-05</text:p>
          </table:table-cell>
          <table:table-cell office:value-type="float" office:value="0.000116066" calcext:value-type="float">
            <text:p>0.00011606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88709" calcext:value-type="float">
            <text:p>24.145588709</text:p>
          </table:table-cell>
          <table:table-cell office:value-type="float" office:value="24.12499353" calcext:value-type="float">
            <text:p>24.12499353</text:p>
          </table:table-cell>
          <table:table-cell office:value-type="float" office:value="24.144807618" calcext:value-type="float">
            <text:p>24.144807618</text:p>
          </table:table-cell>
          <table:table-cell office:value-type="float" office:value="24.146161838" calcext:value-type="float">
            <text:p>24.146161838</text:p>
          </table:table-cell>
          <table:table-cell office:value-type="float" office:value="24.147351755" calcext:value-type="float">
            <text:p>24.147351755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32681" calcext:value-type="float">
            <text:p>0.001132681</text:p>
          </table:table-cell>
          <table:table-cell office:value-type="float" office:value="-0.020003496" calcext:value-type="float">
            <text:p>-0.020003496</text:p>
          </table:table-cell>
          <table:table-cell office:value-type="float" office:value="0.000331073" calcext:value-type="float">
            <text:p>0.000331073</text:p>
          </table:table-cell>
          <table:table-cell office:value-type="float" office:value="0.001720864" calcext:value-type="float">
            <text:p>0.001720864</text:p>
          </table:table-cell>
          <table:table-cell office:value-type="float" office:value="0.002942037" calcext:value-type="float">
            <text:p>0.0029420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2-03 10:31:53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875" calcext:value-type="float">
            <text:p>0.1364875</text:p>
          </table:table-cell>
          <table:table-cell office:value-type="float" office:value="0.034469966" calcext:value-type="float">
            <text:p>0.034469966</text:p>
          </table:table-cell>
          <table:table-cell office:value-type="float" office:value="0.132676379" calcext:value-type="float">
            <text:p>0.132676379</text:p>
          </table:table-cell>
          <table:table-cell office:value-type="float" office:value="0.13930382" calcext:value-type="float">
            <text:p>0.13930382</text:p>
          </table:table-cell>
          <table:table-cell office:value-type="float" office:value="0.14501633" calcext:value-type="float">
            <text:p>0.145016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094" calcext:value-type="float">
            <text:p>0.001115094</text:p>
          </table:table-cell>
          <table:table-cell office:value-type="float" office:value="0.000281617" calcext:value-type="float">
            <text:p>0.000281617</text:p>
          </table:table-cell>
          <table:table-cell office:value-type="float" office:value="0.001083957" calcext:value-type="float">
            <text:p>0.001083957</text:p>
          </table:table-cell>
          <table:table-cell office:value-type="float" office:value="0.001138103" calcext:value-type="float">
            <text:p>0.001138103</text:p>
          </table:table-cell>
          <table:table-cell office:value-type="float" office:value="0.001184774" calcext:value-type="float">
            <text:p>0.0011847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833" calcext:value-type="float">
            <text:p>4.4833E-05</text:p>
          </table:table-cell>
          <table:table-cell office:value-type="float" office:value="-0.000788644" calcext:value-type="float">
            <text:p>-0.000788644</text:p>
          </table:table-cell>
          <table:table-cell office:value-type="float" office:value="0.000013696" calcext:value-type="float">
            <text:p>1.3696E-05</text:p>
          </table:table-cell>
          <table:table-cell office:value-type="float" office:value="0.000067842" calcext:value-type="float">
            <text:p>6.7842E-05</text:p>
          </table:table-cell>
          <table:table-cell office:value-type="float" office:value="0.000114512" calcext:value-type="float">
            <text:p>0.00011451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92318" calcext:value-type="float">
            <text:p>24.145592318</text:p>
          </table:table-cell>
          <table:table-cell office:value-type="float" office:value="24.125005558" calcext:value-type="float">
            <text:p>24.125005558</text:p>
          </table:table-cell>
          <table:table-cell office:value-type="float" office:value="24.144823255" calcext:value-type="float">
            <text:p>24.144823255</text:p>
          </table:table-cell>
          <table:table-cell office:value-type="float" office:value="24.146160635" calcext:value-type="float">
            <text:p>24.146160635</text:p>
          </table:table-cell>
          <table:table-cell office:value-type="float" office:value="24.147313386" calcext:value-type="float">
            <text:p>24.14731338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36384" calcext:value-type="float">
            <text:p>0.001136384</text:p>
          </table:table-cell>
          <table:table-cell office:value-type="float" office:value="-0.019991152" calcext:value-type="float">
            <text:p>-0.019991152</text:p>
          </table:table-cell>
          <table:table-cell office:value-type="float" office:value="0.00034712" calcext:value-type="float">
            <text:p>0.00034712</text:p>
          </table:table-cell>
          <table:table-cell office:value-type="float" office:value="0.00171963" calcext:value-type="float">
            <text:p>0.00171963</text:p>
          </table:table-cell>
          <table:table-cell office:value-type="float" office:value="0.00290266" calcext:value-type="float">
            <text:p>0.002902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2-03 10:31:5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47565" calcext:value-type="float">
            <text:p>0.136447565</text:p>
          </table:table-cell>
          <table:table-cell office:value-type="float" office:value="0.033354167" calcext:value-type="float">
            <text:p>0.033354167</text:p>
          </table:table-cell>
          <table:table-cell office:value-type="float" office:value="0.133060829" calcext:value-type="float">
            <text:p>0.133060829</text:p>
          </table:table-cell>
          <table:table-cell office:value-type="float" office:value="0.139462368" calcext:value-type="float">
            <text:p>0.139462368</text:p>
          </table:table-cell>
          <table:table-cell office:value-type="float" office:value="0.145347732" calcext:value-type="float">
            <text:p>0.1453477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68" calcext:value-type="float">
            <text:p>0.001114768</text:p>
          </table:table-cell>
          <table:table-cell office:value-type="float" office:value="0.000272501" calcext:value-type="float">
            <text:p>0.000272501</text:p>
          </table:table-cell>
          <table:table-cell office:value-type="float" office:value="0.001087098" calcext:value-type="float">
            <text:p>0.001087098</text:p>
          </table:table-cell>
          <table:table-cell office:value-type="float" office:value="0.001139398" calcext:value-type="float">
            <text:p>0.001139398</text:p>
          </table:table-cell>
          <table:table-cell office:value-type="float" office:value="0.001187481" calcext:value-type="float">
            <text:p>0.0011874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506" calcext:value-type="float">
            <text:p>4.4506E-05</text:p>
          </table:table-cell>
          <table:table-cell office:value-type="float" office:value="-0.00079776" calcext:value-type="float">
            <text:p>-0.00079776</text:p>
          </table:table-cell>
          <table:table-cell office:value-type="float" office:value="0.000016837" calcext:value-type="float">
            <text:p>1.6837E-05</text:p>
          </table:table-cell>
          <table:table-cell office:value-type="float" office:value="0.000069137" calcext:value-type="float">
            <text:p>6.9137E-05</text:p>
          </table:table-cell>
          <table:table-cell office:value-type="float" office:value="0.00011722" calcext:value-type="float">
            <text:p>0.0001172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84259" calcext:value-type="float">
            <text:p>24.145584259</text:p>
          </table:table-cell>
          <table:table-cell office:value-type="float" office:value="24.124780392" calcext:value-type="float">
            <text:p>24.124780392</text:p>
          </table:table-cell>
          <table:table-cell office:value-type="float" office:value="24.144900834" calcext:value-type="float">
            <text:p>24.144900834</text:p>
          </table:table-cell>
          <table:table-cell office:value-type="float" office:value="24.146192629" calcext:value-type="float">
            <text:p>24.146192629</text:p>
          </table:table-cell>
          <table:table-cell office:value-type="float" office:value="24.147380261" calcext:value-type="float">
            <text:p>24.147380261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28114" calcext:value-type="float">
            <text:p>0.001128114</text:p>
          </table:table-cell>
          <table:table-cell office:value-type="float" office:value="-0.020222234" calcext:value-type="float">
            <text:p>-0.020222234</text:p>
          </table:table-cell>
          <table:table-cell office:value-type="float" office:value="0.000426738" calcext:value-type="float">
            <text:p>0.000426738</text:p>
          </table:table-cell>
          <table:table-cell office:value-type="float" office:value="0.001752464" calcext:value-type="float">
            <text:p>0.001752464</text:p>
          </table:table-cell>
          <table:table-cell office:value-type="float" office:value="0.002971292" calcext:value-type="float">
            <text:p>0.0029712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2-03 10:31:56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477964" calcext:value-type="float">
            <text:p>0.136477964</text:p>
          </table:table-cell>
          <table:table-cell office:value-type="float" office:value="0.032725338" calcext:value-type="float">
            <text:p>0.032725338</text:p>
          </table:table-cell>
          <table:table-cell office:value-type="float" office:value="0.132526771" calcext:value-type="float">
            <text:p>0.132526771</text:p>
          </table:table-cell>
          <table:table-cell office:value-type="float" office:value="0.139523761" calcext:value-type="float">
            <text:p>0.139523761</text:p>
          </table:table-cell>
          <table:table-cell office:value-type="float" office:value="0.146357435" calcext:value-type="float">
            <text:p>0.1463574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016" calcext:value-type="float">
            <text:p>0.001115016</text:p>
          </table:table-cell>
          <table:table-cell office:value-type="float" office:value="0.000267364" calcext:value-type="float">
            <text:p>0.000267364</text:p>
          </table:table-cell>
          <table:table-cell office:value-type="float" office:value="0.001082735" calcext:value-type="float">
            <text:p>0.001082735</text:p>
          </table:table-cell>
          <table:table-cell office:value-type="float" office:value="0.0011399" calcext:value-type="float">
            <text:p>0.0011399</text:p>
          </table:table-cell>
          <table:table-cell office:value-type="float" office:value="0.001195731" calcext:value-type="float">
            <text:p>0.0011957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755" calcext:value-type="float">
            <text:p>4.4755E-05</text:p>
          </table:table-cell>
          <table:table-cell office:value-type="float" office:value="-0.000802898" calcext:value-type="float">
            <text:p>-0.000802898</text:p>
          </table:table-cell>
          <table:table-cell office:value-type="float" office:value="0.000012474" calcext:value-type="float">
            <text:p>1.2474E-05</text:p>
          </table:table-cell>
          <table:table-cell office:value-type="float" office:value="0.000069639" calcext:value-type="float">
            <text:p>6.9639E-05</text:p>
          </table:table-cell>
          <table:table-cell office:value-type="float" office:value="0.000125469" calcext:value-type="float">
            <text:p>0.00012546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44345" calcext:value-type="float">
            <text:p>24.150644345</text:p>
          </table:table-cell>
          <table:table-cell office:value-type="float" office:value="24.129707544" calcext:value-type="float">
            <text:p>24.129707544</text:p>
          </table:table-cell>
          <table:table-cell office:value-type="float" office:value="24.14984702" calcext:value-type="float">
            <text:p>24.14984702</text:p>
          </table:table-cell>
          <table:table-cell office:value-type="float" office:value="24.151258967" calcext:value-type="float">
            <text:p>24.151258967</text:p>
          </table:table-cell>
          <table:table-cell office:value-type="float" office:value="24.152637956" calcext:value-type="float">
            <text:p>24.152637956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34409" calcext:value-type="float">
            <text:p>0.001134409</text:p>
          </table:table-cell>
          <table:table-cell office:value-type="float" office:value="-0.020352465" calcext:value-type="float">
            <text:p>-0.020352465</text:p>
          </table:table-cell>
          <table:table-cell office:value-type="float" office:value="0.000316137" calcext:value-type="float">
            <text:p>0.000316137</text:p>
          </table:table-cell>
          <table:table-cell office:value-type="float" office:value="0.001765179" calcext:value-type="float">
            <text:p>0.001765179</text:p>
          </table:table-cell>
          <table:table-cell office:value-type="float" office:value="0.003180396" calcext:value-type="float">
            <text:p>0.0031803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2-03 10:31:57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92865" calcext:value-type="float">
            <text:p>0.136492865</text:p>
          </table:table-cell>
          <table:table-cell office:value-type="float" office:value="0.033564572" calcext:value-type="float">
            <text:p>0.033564572</text:p>
          </table:table-cell>
          <table:table-cell office:value-type="float" office:value="0.133068577" calcext:value-type="float">
            <text:p>0.133068577</text:p>
          </table:table-cell>
          <table:table-cell office:value-type="float" office:value="0.139586942" calcext:value-type="float">
            <text:p>0.139586942</text:p>
          </table:table-cell>
          <table:table-cell office:value-type="float" office:value="0.145394223" calcext:value-type="float">
            <text:p>0.1453942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138" calcext:value-type="float">
            <text:p>0.001115138</text:p>
          </table:table-cell>
          <table:table-cell office:value-type="float" office:value="0.00027422" calcext:value-type="float">
            <text:p>0.00027422</text:p>
          </table:table-cell>
          <table:table-cell office:value-type="float" office:value="0.001087162" calcext:value-type="float">
            <text:p>0.001087162</text:p>
          </table:table-cell>
          <table:table-cell office:value-type="float" office:value="0.001140416" calcext:value-type="float">
            <text:p>0.001140416</text:p>
          </table:table-cell>
          <table:table-cell office:value-type="float" office:value="0.001187861" calcext:value-type="float">
            <text:p>0.0011878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876" calcext:value-type="float">
            <text:p>4.4876E-05</text:p>
          </table:table-cell>
          <table:table-cell office:value-type="float" office:value="-0.000796041" calcext:value-type="float">
            <text:p>-0.000796041</text:p>
          </table:table-cell>
          <table:table-cell office:value-type="float" office:value="0.0000169" calcext:value-type="float">
            <text:p>1.69E-05</text:p>
          </table:table-cell>
          <table:table-cell office:value-type="float" office:value="0.000070155" calcext:value-type="float">
            <text:p>7.0155E-05</text:p>
          </table:table-cell>
          <table:table-cell office:value-type="float" office:value="0.0001176" calcext:value-type="float">
            <text:p>0.000117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934" calcext:value-type="float">
            <text:p>24.1455934</text:p>
          </table:table-cell>
          <table:table-cell office:value-type="float" office:value="24.124822851" calcext:value-type="float">
            <text:p>24.124822851</text:p>
          </table:table-cell>
          <table:table-cell office:value-type="float" office:value="24.144902398" calcext:value-type="float">
            <text:p>24.144902398</text:p>
          </table:table-cell>
          <table:table-cell office:value-type="float" office:value="24.146217768" calcext:value-type="float">
            <text:p>24.146217768</text:p>
          </table:table-cell>
          <table:table-cell office:value-type="float" office:value="24.147389643" calcext:value-type="float">
            <text:p>24.147389643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37495" calcext:value-type="float">
            <text:p>0.001137495</text:p>
          </table:table-cell>
          <table:table-cell office:value-type="float" office:value="-0.02017866" calcext:value-type="float">
            <text:p>-0.02017866</text:p>
          </table:table-cell>
          <table:table-cell office:value-type="float" office:value="0.000428342" calcext:value-type="float">
            <text:p>0.000428342</text:p>
          </table:table-cell>
          <table:table-cell office:value-type="float" office:value="0.001778263" calcext:value-type="float">
            <text:p>0.001778263</text:p>
          </table:table-cell>
          <table:table-cell office:value-type="float" office:value="0.00298092" calcext:value-type="float">
            <text:p>0.002980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2-03 10:31:58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71543" calcext:value-type="float">
            <text:p>0.136571543</text:p>
          </table:table-cell>
          <table:table-cell office:value-type="float" office:value="0.03405631" calcext:value-type="float">
            <text:p>0.03405631</text:p>
          </table:table-cell>
          <table:table-cell office:value-type="float" office:value="0.132437364" calcext:value-type="float">
            <text:p>0.132437364</text:p>
          </table:table-cell>
          <table:table-cell office:value-type="float" office:value="0.139622109" calcext:value-type="float">
            <text:p>0.139622109</text:p>
          </table:table-cell>
          <table:table-cell office:value-type="float" office:value="0.145168918" calcext:value-type="float">
            <text:p>0.1451689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81" calcext:value-type="float">
            <text:p>0.001115781</text:p>
          </table:table-cell>
          <table:table-cell office:value-type="float" office:value="0.000278238" calcext:value-type="float">
            <text:p>0.000278238</text:p>
          </table:table-cell>
          <table:table-cell office:value-type="float" office:value="0.001082005" calcext:value-type="float">
            <text:p>0.001082005</text:p>
          </table:table-cell>
          <table:table-cell office:value-type="float" office:value="0.001140704" calcext:value-type="float">
            <text:p>0.001140704</text:p>
          </table:table-cell>
          <table:table-cell office:value-type="float" office:value="0.001186021" calcext:value-type="float">
            <text:p>0.0011860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19" calcext:value-type="float">
            <text:p>4.5519E-05</text:p>
          </table:table-cell>
          <table:table-cell office:value-type="float" office:value="-0.000792024" calcext:value-type="float">
            <text:p>-0.000792024</text:p>
          </table:table-cell>
          <table:table-cell office:value-type="float" office:value="0.000011743" calcext:value-type="float">
            <text:p>1.1743E-05</text:p>
          </table:table-cell>
          <table:table-cell office:value-type="float" office:value="0.000070442" calcext:value-type="float">
            <text:p>7.0442E-05</text:p>
          </table:table-cell>
          <table:table-cell office:value-type="float" office:value="0.000115759" calcext:value-type="float">
            <text:p>0.00011575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63229" calcext:value-type="float">
            <text:p>24.150663229</text:p>
          </table:table-cell>
          <table:table-cell office:value-type="float" office:value="24.12997613" calcext:value-type="float">
            <text:p>24.12997613</text:p>
          </table:table-cell>
          <table:table-cell office:value-type="float" office:value="24.149828979" calcext:value-type="float">
            <text:p>24.149828979</text:p>
          </table:table-cell>
          <table:table-cell office:value-type="float" office:value="24.151278813" calcext:value-type="float">
            <text:p>24.151278813</text:p>
          </table:table-cell>
          <table:table-cell office:value-type="float" office:value="24.152398122" calcext:value-type="float">
            <text:p>24.152398122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53789" calcext:value-type="float">
            <text:p>0.001153789</text:p>
          </table:table-cell>
          <table:table-cell office:value-type="float" office:value="-0.02007682" calcext:value-type="float">
            <text:p>-0.02007682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1785546" calcext:value-type="float">
            <text:p>0.001785546</text:p>
          </table:table-cell>
          <table:table-cell office:value-type="float" office:value="0.00293426" calcext:value-type="float">
            <text:p>0.002934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2-03 10:32:0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00477" calcext:value-type="float">
            <text:p>0.136400477</text:p>
          </table:table-cell>
          <table:table-cell office:value-type="float" office:value="0.032825474" calcext:value-type="float">
            <text:p>0.032825474</text:p>
          </table:table-cell>
          <table:table-cell office:value-type="float" office:value="0.132575647" calcext:value-type="float">
            <text:p>0.132575647</text:p>
          </table:table-cell>
          <table:table-cell office:value-type="float" office:value="0.139670389" calcext:value-type="float">
            <text:p>0.139670389</text:p>
          </table:table-cell>
          <table:table-cell office:value-type="float" office:value="0.14614405" calcext:value-type="float">
            <text:p>0.146144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83" calcext:value-type="float">
            <text:p>0.001114383</text:p>
          </table:table-cell>
          <table:table-cell office:value-type="float" office:value="0.000268182" calcext:value-type="float">
            <text:p>0.000268182</text:p>
          </table:table-cell>
          <table:table-cell office:value-type="float" office:value="0.001083134" calcext:value-type="float">
            <text:p>0.001083134</text:p>
          </table:table-cell>
          <table:table-cell office:value-type="float" office:value="0.001141098" calcext:value-type="float">
            <text:p>0.001141098</text:p>
          </table:table-cell>
          <table:table-cell office:value-type="float" office:value="0.001193987" calcext:value-type="float">
            <text:p>0.0011939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22" calcext:value-type="float">
            <text:p>4.4122E-05</text:p>
          </table:table-cell>
          <table:table-cell office:value-type="float" office:value="-0.000802079" calcext:value-type="float">
            <text:p>-0.000802079</text:p>
          </table:table-cell>
          <table:table-cell office:value-type="float" office:value="0.000012873" calcext:value-type="float">
            <text:p>1.2873E-05</text:p>
          </table:table-cell>
          <table:table-cell office:value-type="float" office:value="0.000070837" calcext:value-type="float">
            <text:p>7.0837E-05</text:p>
          </table:table-cell>
          <table:table-cell office:value-type="float" office:value="0.000123726" calcext:value-type="float">
            <text:p>0.00012372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74757" calcext:value-type="float">
            <text:p>24.145574757</text:p>
          </table:table-cell>
          <table:table-cell office:value-type="float" office:value="24.124673702" calcext:value-type="float">
            <text:p>24.124673702</text:p>
          </table:table-cell>
          <table:table-cell office:value-type="float" office:value="24.144802927" calcext:value-type="float">
            <text:p>24.144802927</text:p>
          </table:table-cell>
          <table:table-cell office:value-type="float" office:value="24.146234607" calcext:value-type="float">
            <text:p>24.146234607</text:p>
          </table:table-cell>
          <table:table-cell office:value-type="float" office:value="24.147540954" calcext:value-type="float">
            <text:p>24.14754095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18362" calcext:value-type="float">
            <text:p>0.001118362</text:p>
          </table:table-cell>
          <table:table-cell office:value-type="float" office:value="-0.020331727" calcext:value-type="float">
            <text:p>-0.020331727</text:p>
          </table:table-cell>
          <table:table-cell office:value-type="float" office:value="0.000326259" calcext:value-type="float">
            <text:p>0.000326259</text:p>
          </table:table-cell>
          <table:table-cell office:value-type="float" office:value="0.001795544" calcext:value-type="float">
            <text:p>0.001795544</text:p>
          </table:table-cell>
          <table:table-cell office:value-type="float" office:value="0.003136205" calcext:value-type="float">
            <text:p>0.00313620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2-03 10:32:0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9961" calcext:value-type="float">
            <text:p>0.13619961</text:p>
          </table:table-cell>
          <table:table-cell office:value-type="float" office:value="0.032770042" calcext:value-type="float">
            <text:p>0.032770042</text:p>
          </table:table-cell>
          <table:table-cell office:value-type="float" office:value="0.132500545" calcext:value-type="float">
            <text:p>0.132500545</text:p>
          </table:table-cell>
          <table:table-cell office:value-type="float" office:value="0.139880197" calcext:value-type="float">
            <text:p>0.139880197</text:p>
          </table:table-cell>
          <table:table-cell office:value-type="float" office:value="0.146251338" calcext:value-type="float">
            <text:p>0.1462513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42" calcext:value-type="float">
            <text:p>0.001112742</text:p>
          </table:table-cell>
          <table:table-cell office:value-type="float" office:value="0.000267729" calcext:value-type="float">
            <text:p>0.000267729</text:p>
          </table:table-cell>
          <table:table-cell office:value-type="float" office:value="0.001082521" calcext:value-type="float">
            <text:p>0.001082521</text:p>
          </table:table-cell>
          <table:table-cell office:value-type="float" office:value="0.001142812" calcext:value-type="float">
            <text:p>0.001142812</text:p>
          </table:table-cell>
          <table:table-cell office:value-type="float" office:value="0.001194864" calcext:value-type="float">
            <text:p>0.0011948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48" calcext:value-type="float">
            <text:p>4.248E-05</text:p>
          </table:table-cell>
          <table:table-cell office:value-type="float" office:value="-0.000802532" calcext:value-type="float">
            <text:p>-0.000802532</text:p>
          </table:table-cell>
          <table:table-cell office:value-type="float" office:value="0.000012259" calcext:value-type="float">
            <text:p>1.2259E-05</text:p>
          </table:table-cell>
          <table:table-cell office:value-type="float" office:value="0.000072551" calcext:value-type="float">
            <text:p>7.2551E-05</text:p>
          </table:table-cell>
          <table:table-cell office:value-type="float" office:value="0.000124602" calcext:value-type="float">
            <text:p>0.00012460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34223" calcext:value-type="float">
            <text:p>24.145534223</text:p>
          </table:table-cell>
          <table:table-cell office:value-type="float" office:value="24.124662516" calcext:value-type="float">
            <text:p>24.124662516</text:p>
          </table:table-cell>
          <table:table-cell office:value-type="float" office:value="24.144787772" calcext:value-type="float">
            <text:p>24.144787772</text:p>
          </table:table-cell>
          <table:table-cell office:value-type="float" office:value="24.146276945" calcext:value-type="float">
            <text:p>24.146276945</text:p>
          </table:table-cell>
          <table:table-cell office:value-type="float" office:value="24.147562604" calcext:value-type="float">
            <text:p>24.14756260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76764" calcext:value-type="float">
            <text:p>0.001076764</text:p>
          </table:table-cell>
          <table:table-cell office:value-type="float" office:value="-0.020343207" calcext:value-type="float">
            <text:p>-0.020343207</text:p>
          </table:table-cell>
          <table:table-cell office:value-type="float" office:value="0.000310706" calcext:value-type="float">
            <text:p>0.000310706</text:p>
          </table:table-cell>
          <table:table-cell office:value-type="float" office:value="0.001838995" calcext:value-type="float">
            <text:p>0.001838995</text:p>
          </table:table-cell>
          <table:table-cell office:value-type="float" office:value="0.003158424" calcext:value-type="float">
            <text:p>0.0031584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2-03 10:32:0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060731" calcext:value-type="float">
            <text:p>0.136060731</text:p>
          </table:table-cell>
          <table:table-cell office:value-type="float" office:value="0.032863621" calcext:value-type="float">
            <text:p>0.032863621</text:p>
          </table:table-cell>
          <table:table-cell office:value-type="float" office:value="0.132641212" calcext:value-type="float">
            <text:p>0.132641212</text:p>
          </table:table-cell>
          <table:table-cell office:value-type="float" office:value="0.14035763" calcext:value-type="float">
            <text:p>0.14035763</text:p>
          </table:table-cell>
          <table:table-cell office:value-type="float" office:value="0.146053451" calcext:value-type="float">
            <text:p>0.146053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07" calcext:value-type="float">
            <text:p>0.001111607</text:p>
          </table:table-cell>
          <table:table-cell office:value-type="float" office:value="0.000268494" calcext:value-type="float">
            <text:p>0.000268494</text:p>
          </table:table-cell>
          <table:table-cell office:value-type="float" office:value="0.00108367" calcext:value-type="float">
            <text:p>0.00108367</text:p>
          </table:table-cell>
          <table:table-cell office:value-type="float" office:value="0.001146713" calcext:value-type="float">
            <text:p>0.001146713</text:p>
          </table:table-cell>
          <table:table-cell office:value-type="float" office:value="0.001193247" calcext:value-type="float">
            <text:p>0.0011932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46" calcext:value-type="float">
            <text:p>4.1346E-05</text:p>
          </table:table-cell>
          <table:table-cell office:value-type="float" office:value="-0.000801768" calcext:value-type="float">
            <text:p>-0.000801768</text:p>
          </table:table-cell>
          <table:table-cell office:value-type="float" office:value="0.000013409" calcext:value-type="float">
            <text:p>1.3409E-05</text:p>
          </table:table-cell>
          <table:table-cell office:value-type="float" office:value="0.000076451" calcext:value-type="float">
            <text:p>7.6451E-05</text:p>
          </table:table-cell>
          <table:table-cell office:value-type="float" office:value="0.000122986" calcext:value-type="float">
            <text:p>0.00012298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14103" calcext:value-type="float">
            <text:p>24.155614103</text:p>
          </table:table-cell>
          <table:table-cell office:value-type="float" office:value="24.134789497" calcext:value-type="float">
            <text:p>24.134789497</text:p>
          </table:table-cell>
          <table:table-cell office:value-type="float" office:value="24.15492407" calcext:value-type="float">
            <text:p>24.15492407</text:p>
          </table:table-cell>
          <table:table-cell office:value-type="float" office:value="24.156481185" calcext:value-type="float">
            <text:p>24.156481185</text:p>
          </table:table-cell>
          <table:table-cell office:value-type="float" office:value="24.157630558" calcext:value-type="float">
            <text:p>24.15763055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48003" calcext:value-type="float">
            <text:p>0.001048003</text:p>
          </table:table-cell>
          <table:table-cell office:value-type="float" office:value="-0.020323827" calcext:value-type="float">
            <text:p>-0.020323827</text:p>
          </table:table-cell>
          <table:table-cell office:value-type="float" office:value="0.000339837" calcext:value-type="float">
            <text:p>0.000339837</text:p>
          </table:table-cell>
          <table:table-cell office:value-type="float" office:value="0.001937869" calcext:value-type="float">
            <text:p>0.001937869</text:p>
          </table:table-cell>
          <table:table-cell office:value-type="float" office:value="0.003117442" calcext:value-type="float">
            <text:p>0.00311744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2-03 10:32:0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7192" calcext:value-type="float">
            <text:p>0.13597192</text:p>
          </table:table-cell>
          <table:table-cell office:value-type="float" office:value="0.032947067" calcext:value-type="float">
            <text:p>0.032947067</text:p>
          </table:table-cell>
          <table:table-cell office:value-type="float" office:value="0.132741944" calcext:value-type="float">
            <text:p>0.132741944</text:p>
          </table:table-cell>
          <table:table-cell office:value-type="float" office:value="0.140519755" calcext:value-type="float">
            <text:p>0.140519755</text:p>
          </table:table-cell>
          <table:table-cell office:value-type="float" office:value="0.145744699" calcext:value-type="float">
            <text:p>0.1457446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82" calcext:value-type="float">
            <text:p>0.001110882</text:p>
          </table:table-cell>
          <table:table-cell office:value-type="float" office:value="0.000269175" calcext:value-type="float">
            <text:p>0.000269175</text:p>
          </table:table-cell>
          <table:table-cell office:value-type="float" office:value="0.001084493" calcext:value-type="float">
            <text:p>0.001084493</text:p>
          </table:table-cell>
          <table:table-cell office:value-type="float" office:value="0.001148037" calcext:value-type="float">
            <text:p>0.001148037</text:p>
          </table:table-cell>
          <table:table-cell office:value-type="float" office:value="0.001190725" calcext:value-type="float">
            <text:p>0.0011907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2" calcext:value-type="float">
            <text:p>4.062E-05</text:p>
          </table:table-cell>
          <table:table-cell office:value-type="float" office:value="-0.000801086" calcext:value-type="float">
            <text:p>-0.000801086</text:p>
          </table:table-cell>
          <table:table-cell office:value-type="float" office:value="0.000014232" calcext:value-type="float">
            <text:p>1.4232E-05</text:p>
          </table:table-cell>
          <table:table-cell office:value-type="float" office:value="0.000077776" calcext:value-type="float">
            <text:p>7.7776E-05</text:p>
          </table:table-cell>
          <table:table-cell office:value-type="float" office:value="0.000120463" calcext:value-type="float">
            <text:p>0.00012046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88277" calcext:value-type="float">
            <text:p>24.145488277</text:p>
          </table:table-cell>
          <table:table-cell office:value-type="float" office:value="24.12469824" calcext:value-type="float">
            <text:p>24.12469824</text:p>
          </table:table-cell>
          <table:table-cell office:value-type="float" office:value="24.144836485" calcext:value-type="float">
            <text:p>24.144836485</text:p>
          </table:table-cell>
          <table:table-cell office:value-type="float" office:value="24.146406004" calcext:value-type="float">
            <text:p>24.146406004</text:p>
          </table:table-cell>
          <table:table-cell office:value-type="float" office:value="24.147460367" calcext:value-type="float">
            <text:p>24.147460367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2961" calcext:value-type="float">
            <text:p>0.00102961</text:p>
          </table:table-cell>
          <table:table-cell office:value-type="float" office:value="-0.020306545" calcext:value-type="float">
            <text:p>-0.020306545</text:p>
          </table:table-cell>
          <table:table-cell office:value-type="float" office:value="0.000360698" calcext:value-type="float">
            <text:p>0.000360698</text:p>
          </table:table-cell>
          <table:table-cell office:value-type="float" office:value="0.001971444" calcext:value-type="float">
            <text:p>0.001971444</text:p>
          </table:table-cell>
          <table:table-cell office:value-type="float" office:value="0.003053501" calcext:value-type="float">
            <text:p>0.0030535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2-03 10:32:05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15431" calcext:value-type="float">
            <text:p>0.136015431</text:p>
          </table:table-cell>
          <table:table-cell office:value-type="float" office:value="0.032739047" calcext:value-type="float">
            <text:p>0.032739047</text:p>
          </table:table-cell>
          <table:table-cell office:value-type="float" office:value="0.132403986" calcext:value-type="float">
            <text:p>0.132403986</text:p>
          </table:table-cell>
          <table:table-cell office:value-type="float" office:value="0.140670555" calcext:value-type="float">
            <text:p>0.140670555</text:p>
          </table:table-cell>
          <table:table-cell office:value-type="float" office:value="0.146059411" calcext:value-type="float">
            <text:p>0.1460594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37" calcext:value-type="float">
            <text:p>0.001111237</text:p>
          </table:table-cell>
          <table:table-cell office:value-type="float" office:value="0.000267476" calcext:value-type="float">
            <text:p>0.000267476</text:p>
          </table:table-cell>
          <table:table-cell office:value-type="float" office:value="0.001081732" calcext:value-type="float">
            <text:p>0.001081732</text:p>
          </table:table-cell>
          <table:table-cell office:value-type="float" office:value="0.001149269" calcext:value-type="float">
            <text:p>0.001149269</text:p>
          </table:table-cell>
          <table:table-cell office:value-type="float" office:value="0.001193296" calcext:value-type="float">
            <text:p>0.0011932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76" calcext:value-type="float">
            <text:p>4.0976E-05</text:p>
          </table:table-cell>
          <table:table-cell office:value-type="float" office:value="-0.000802786" calcext:value-type="float">
            <text:p>-0.000802786</text:p>
          </table:table-cell>
          <table:table-cell office:value-type="float" office:value="0.00001147" calcext:value-type="float">
            <text:p>1.147E-05</text:p>
          </table:table-cell>
          <table:table-cell office:value-type="float" office:value="0.000079008" calcext:value-type="float">
            <text:p>7.9008E-05</text:p>
          </table:table-cell>
          <table:table-cell office:value-type="float" office:value="0.000123034" calcext:value-type="float">
            <text:p>0.00012303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97057" calcext:value-type="float">
            <text:p>24.145497057</text:p>
          </table:table-cell>
          <table:table-cell office:value-type="float" office:value="24.124656261" calcext:value-type="float">
            <text:p>24.124656261</text:p>
          </table:table-cell>
          <table:table-cell office:value-type="float" office:value="24.144768287" calcext:value-type="float">
            <text:p>24.144768287</text:p>
          </table:table-cell>
          <table:table-cell office:value-type="float" office:value="24.146436434" calcext:value-type="float">
            <text:p>24.146436434</text:p>
          </table:table-cell>
          <table:table-cell office:value-type="float" office:value="24.147523874" calcext:value-type="float">
            <text:p>24.14752387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38621" calcext:value-type="float">
            <text:p>0.001038621</text:p>
          </table:table-cell>
          <table:table-cell office:value-type="float" office:value="-0.020349626" calcext:value-type="float">
            <text:p>-0.020349626</text:p>
          </table:table-cell>
          <table:table-cell office:value-type="float" office:value="0.000290709" calcext:value-type="float">
            <text:p>0.000290709</text:p>
          </table:table-cell>
          <table:table-cell office:value-type="float" office:value="0.002002674" calcext:value-type="float">
            <text:p>0.002002674</text:p>
          </table:table-cell>
          <table:table-cell office:value-type="float" office:value="0.003118677" calcext:value-type="float">
            <text:p>0.00311867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2-03 10:32:0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16027" calcext:value-type="float">
            <text:p>0.136016027</text:p>
          </table:table-cell>
          <table:table-cell office:value-type="float" office:value="0.034366254" calcext:value-type="float">
            <text:p>0.034366254</text:p>
          </table:table-cell>
          <table:table-cell office:value-type="float" office:value="0.132667438" calcext:value-type="float">
            <text:p>0.132667438</text:p>
          </table:table-cell>
          <table:table-cell office:value-type="float" office:value="0.140770094" calcext:value-type="float">
            <text:p>0.140770094</text:p>
          </table:table-cell>
          <table:table-cell office:value-type="float" office:value="0.144606846" calcext:value-type="float">
            <text:p>0.1446068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42" calcext:value-type="float">
            <text:p>0.001111242</text:p>
          </table:table-cell>
          <table:table-cell office:value-type="float" office:value="0.00028077" calcext:value-type="float">
            <text:p>0.00028077</text:p>
          </table:table-cell>
          <table:table-cell office:value-type="float" office:value="0.001083884" calcext:value-type="float">
            <text:p>0.001083884</text:p>
          </table:table-cell>
          <table:table-cell office:value-type="float" office:value="0.001150082" calcext:value-type="float">
            <text:p>0.001150082</text:p>
          </table:table-cell>
          <table:table-cell office:value-type="float" office:value="0.001181428" calcext:value-type="float">
            <text:p>0.0011814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81" calcext:value-type="float">
            <text:p>4.0981E-05</text:p>
          </table:table-cell>
          <table:table-cell office:value-type="float" office:value="-0.000789491" calcext:value-type="float">
            <text:p>-0.000789491</text:p>
          </table:table-cell>
          <table:table-cell office:value-type="float" office:value="0.000013623" calcext:value-type="float">
            <text:p>1.3623E-05</text:p>
          </table:table-cell>
          <table:table-cell office:value-type="float" office:value="0.000079821" calcext:value-type="float">
            <text:p>7.9821E-05</text:p>
          </table:table-cell>
          <table:table-cell office:value-type="float" office:value="0.000111167" calcext:value-type="float">
            <text:p>0.00011116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97177" calcext:value-type="float">
            <text:p>24.145497177</text:p>
          </table:table-cell>
          <table:table-cell office:value-type="float" office:value="24.124984629" calcext:value-type="float">
            <text:p>24.124984629</text:p>
          </table:table-cell>
          <table:table-cell office:value-type="float" office:value="24.14482145" calcext:value-type="float">
            <text:p>24.14482145</text:p>
          </table:table-cell>
          <table:table-cell office:value-type="float" office:value="24.146456521" calcext:value-type="float">
            <text:p>24.146456521</text:p>
          </table:table-cell>
          <table:table-cell office:value-type="float" office:value="24.147230755" calcext:value-type="float">
            <text:p>24.147230755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38745" calcext:value-type="float">
            <text:p>0.001038745</text:p>
          </table:table-cell>
          <table:table-cell office:value-type="float" office:value="-0.020012631" calcext:value-type="float">
            <text:p>-0.020012631</text:p>
          </table:table-cell>
          <table:table-cell office:value-type="float" office:value="0.000345268" calcext:value-type="float">
            <text:p>0.000345268</text:p>
          </table:table-cell>
          <table:table-cell office:value-type="float" office:value="0.002023288" calcext:value-type="float">
            <text:p>0.002023288</text:p>
          </table:table-cell>
          <table:table-cell office:value-type="float" office:value="0.002817858" calcext:value-type="float">
            <text:p>0.00281785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2-03 10:32:08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5763304" calcext:value-type="float">
            <text:p>0.135763304</text:p>
          </table:table-cell>
          <table:table-cell office:value-type="float" office:value="0.032670502" calcext:value-type="float">
            <text:p>0.032670502</text:p>
          </table:table-cell>
          <table:table-cell office:value-type="float" office:value="0.132250206" calcext:value-type="float">
            <text:p>0.132250206</text:p>
          </table:table-cell>
          <table:table-cell office:value-type="float" office:value="0.140777247" calcext:value-type="float">
            <text:p>0.140777247</text:p>
          </table:table-cell>
          <table:table-cell office:value-type="float" office:value="0.145951527" calcext:value-type="float">
            <text:p>0.1459515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177" calcext:value-type="float">
            <text:p>0.001109177</text:p>
          </table:table-cell>
          <table:table-cell office:value-type="float" office:value="0.000266916" calcext:value-type="float">
            <text:p>0.000266916</text:p>
          </table:table-cell>
          <table:table-cell office:value-type="float" office:value="0.001080476" calcext:value-type="float">
            <text:p>0.001080476</text:p>
          </table:table-cell>
          <table:table-cell office:value-type="float" office:value="0.001150141" calcext:value-type="float">
            <text:p>0.001150141</text:p>
          </table:table-cell>
          <table:table-cell office:value-type="float" office:value="0.001192414" calcext:value-type="float">
            <text:p>0.0011924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916" calcext:value-type="float">
            <text:p>3.8916E-05</text:p>
          </table:table-cell>
          <table:table-cell office:value-type="float" office:value="-0.000803346" calcext:value-type="float">
            <text:p>-0.000803346</text:p>
          </table:table-cell>
          <table:table-cell office:value-type="float" office:value="0.000010214" calcext:value-type="float">
            <text:p>1.0214E-05</text:p>
          </table:table-cell>
          <table:table-cell office:value-type="float" office:value="0.000079879" calcext:value-type="float">
            <text:p>7.9879E-05</text:p>
          </table:table-cell>
          <table:table-cell office:value-type="float" office:value="0.000122153" calcext:value-type="float">
            <text:p>0.00012215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338274" calcext:value-type="float">
            <text:p>24.135338274</text:p>
          </table:table-cell>
          <table:table-cell office:value-type="float" office:value="24.114534333" calcext:value-type="float">
            <text:p>24.114534333</text:p>
          </table:table-cell>
          <table:table-cell office:value-type="float" office:value="24.134629344" calcext:value-type="float">
            <text:p>24.134629344</text:p>
          </table:table-cell>
          <table:table-cell office:value-type="float" office:value="24.136350069" calcext:value-type="float">
            <text:p>24.136350069</text:p>
          </table:table-cell>
          <table:table-cell office:value-type="float" office:value="24.137394218" calcext:value-type="float">
            <text:p>24.137394218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0986407" calcext:value-type="float">
            <text:p>0.000986407</text:p>
          </table:table-cell>
          <table:table-cell office:value-type="float" office:value="-0.020363822" calcext:value-type="float">
            <text:p>-0.020363822</text:p>
          </table:table-cell>
          <table:table-cell office:value-type="float" office:value="0.000258862" calcext:value-type="float">
            <text:p>0.000258862</text:p>
          </table:table-cell>
          <table:table-cell office:value-type="float" office:value="0.002024769" calcext:value-type="float">
            <text:p>0.002024769</text:p>
          </table:table-cell>
          <table:table-cell office:value-type="float" office:value="0.003096334" calcext:value-type="float">
            <text:p>0.0030963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2-03 10:32:09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036889" calcext:value-type="float">
            <text:p>0.136036889</text:p>
          </table:table-cell>
          <table:table-cell office:value-type="float" office:value="0.032785539" calcext:value-type="float">
            <text:p>0.032785539</text:p>
          </table:table-cell>
          <table:table-cell office:value-type="float" office:value="0.132038609" calcext:value-type="float">
            <text:p>0.132038609</text:p>
          </table:table-cell>
          <table:table-cell office:value-type="float" office:value="0.140705125" calcext:value-type="float">
            <text:p>0.140705125</text:p>
          </table:table-cell>
          <table:table-cell office:value-type="float" office:value="0.145348328" calcext:value-type="float">
            <text:p>0.1453483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12" calcext:value-type="float">
            <text:p>0.001111412</text:p>
          </table:table-cell>
          <table:table-cell office:value-type="float" office:value="0.000267856" calcext:value-type="float">
            <text:p>0.000267856</text:p>
          </table:table-cell>
          <table:table-cell office:value-type="float" office:value="0.001078747" calcext:value-type="float">
            <text:p>0.001078747</text:p>
          </table:table-cell>
          <table:table-cell office:value-type="float" office:value="0.001149552" calcext:value-type="float">
            <text:p>0.001149552</text:p>
          </table:table-cell>
          <table:table-cell office:value-type="float" office:value="0.001187486" calcext:value-type="float">
            <text:p>0.0011874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151" calcext:value-type="float">
            <text:p>4.1151E-05</text:p>
          </table:table-cell>
          <table:table-cell office:value-type="float" office:value="-0.000802406" calcext:value-type="float">
            <text:p>-0.000802406</text:p>
          </table:table-cell>
          <table:table-cell office:value-type="float" office:value="0.000008485" calcext:value-type="float">
            <text:p>8.485E-06</text:p>
          </table:table-cell>
          <table:table-cell office:value-type="float" office:value="0.00007929" calcext:value-type="float">
            <text:p>7.929E-05</text:p>
          </table:table-cell>
          <table:table-cell office:value-type="float" office:value="0.000117225" calcext:value-type="float">
            <text:p>0.00011722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447435" calcext:value-type="float">
            <text:p>24.140447435</text:p>
          </table:table-cell>
          <table:table-cell office:value-type="float" office:value="24.119611595" calcext:value-type="float">
            <text:p>24.119611595</text:p>
          </table:table-cell>
          <table:table-cell office:value-type="float" office:value="24.1396406" calcext:value-type="float">
            <text:p>24.1396406</text:p>
          </table:table-cell>
          <table:table-cell office:value-type="float" office:value="24.141389463" calcext:value-type="float">
            <text:p>24.141389463</text:p>
          </table:table-cell>
          <table:table-cell office:value-type="float" office:value="24.142326438" calcext:value-type="float">
            <text:p>24.142326438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43065" calcext:value-type="float">
            <text:p>0.001043065</text:p>
          </table:table-cell>
          <table:table-cell office:value-type="float" office:value="-0.020339997" calcext:value-type="float">
            <text:p>-0.020339997</text:p>
          </table:table-cell>
          <table:table-cell office:value-type="float" office:value="0.000215041" calcext:value-type="float">
            <text:p>0.000215041</text:p>
          </table:table-cell>
          <table:table-cell office:value-type="float" office:value="0.002009833" calcext:value-type="float">
            <text:p>0.002009833</text:p>
          </table:table-cell>
          <table:table-cell office:value-type="float" office:value="0.002971415" calcext:value-type="float">
            <text:p>0.00297141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2-03 10:32:1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5225" calcext:value-type="float">
            <text:p>0.13595225</text:p>
          </table:table-cell>
          <table:table-cell office:value-type="float" office:value="0.032808785" calcext:value-type="float">
            <text:p>0.032808785</text:p>
          </table:table-cell>
          <table:table-cell office:value-type="float" office:value="0.132598893" calcext:value-type="float">
            <text:p>0.132598893</text:p>
          </table:table-cell>
          <table:table-cell office:value-type="float" office:value="0.140718834" calcext:value-type="float">
            <text:p>0.140718834</text:p>
          </table:table-cell>
          <table:table-cell office:value-type="float" office:value="0.145712512" calcext:value-type="float">
            <text:p>0.145712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21" calcext:value-type="float">
            <text:p>0.001110721</text:p>
          </table:table-cell>
          <table:table-cell office:value-type="float" office:value="0.000268046" calcext:value-type="float">
            <text:p>0.000268046</text:p>
          </table:table-cell>
          <table:table-cell office:value-type="float" office:value="0.001083324" calcext:value-type="float">
            <text:p>0.001083324</text:p>
          </table:table-cell>
          <table:table-cell office:value-type="float" office:value="0.001149664" calcext:value-type="float">
            <text:p>0.001149664</text:p>
          </table:table-cell>
          <table:table-cell office:value-type="float" office:value="0.001190462" calcext:value-type="float">
            <text:p>0.0011904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6" calcext:value-type="float">
            <text:p>4.046E-05</text:p>
          </table:table-cell>
          <table:table-cell office:value-type="float" office:value="-0.000802216" calcext:value-type="float">
            <text:p>-0.000802216</text:p>
          </table:table-cell>
          <table:table-cell office:value-type="float" office:value="0.000013063" calcext:value-type="float">
            <text:p>1.3063E-05</text:p>
          </table:table-cell>
          <table:table-cell office:value-type="float" office:value="0.000079402" calcext:value-type="float">
            <text:p>7.9402E-05</text:p>
          </table:table-cell>
          <table:table-cell office:value-type="float" office:value="0.0001202" calcext:value-type="float">
            <text:p>0.000120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84307" calcext:value-type="float">
            <text:p>24.145484307</text:p>
          </table:table-cell>
          <table:table-cell office:value-type="float" office:value="24.124670334" calcext:value-type="float">
            <text:p>24.124670334</text:p>
          </table:table-cell>
          <table:table-cell office:value-type="float" office:value="24.144807618" calcext:value-type="float">
            <text:p>24.144807618</text:p>
          </table:table-cell>
          <table:table-cell office:value-type="float" office:value="24.146446177" calcext:value-type="float">
            <text:p>24.146446177</text:p>
          </table:table-cell>
          <table:table-cell office:value-type="float" office:value="24.147453872" calcext:value-type="float">
            <text:p>24.147453872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25537" calcext:value-type="float">
            <text:p>0.001025537</text:p>
          </table:table-cell>
          <table:table-cell office:value-type="float" office:value="-0.020335183" calcext:value-type="float">
            <text:p>-0.020335183</text:p>
          </table:table-cell>
          <table:table-cell office:value-type="float" office:value="0.000331073" calcext:value-type="float">
            <text:p>0.000331073</text:p>
          </table:table-cell>
          <table:table-cell office:value-type="float" office:value="0.002012672" calcext:value-type="float">
            <text:p>0.002012672</text:p>
          </table:table-cell>
          <table:table-cell office:value-type="float" office:value="0.003046836" calcext:value-type="float">
            <text:p>0.00304683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2-03 10:32:12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5829465" calcext:value-type="float">
            <text:p>0.135829465</text:p>
          </table:table-cell>
          <table:table-cell office:value-type="float" office:value="0.03416479" calcext:value-type="float">
            <text:p>0.03416479</text:p>
          </table:table-cell>
          <table:table-cell office:value-type="float" office:value="0.132485048" calcext:value-type="float">
            <text:p>0.132485048</text:p>
          </table:table-cell>
          <table:table-cell office:value-type="float" office:value="0.140663998" calcext:value-type="float">
            <text:p>0.140663998</text:p>
          </table:table-cell>
          <table:table-cell office:value-type="float" office:value="0.144562142" calcext:value-type="float">
            <text:p>0.1445621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18" calcext:value-type="float">
            <text:p>0.001109718</text:p>
          </table:table-cell>
          <table:table-cell office:value-type="float" office:value="0.000279124" calcext:value-type="float">
            <text:p>0.000279124</text:p>
          </table:table-cell>
          <table:table-cell office:value-type="float" office:value="0.001082394" calcext:value-type="float">
            <text:p>0.001082394</text:p>
          </table:table-cell>
          <table:table-cell office:value-type="float" office:value="0.001149216" calcext:value-type="float">
            <text:p>0.001149216</text:p>
          </table:table-cell>
          <table:table-cell office:value-type="float" office:value="0.001181063" calcext:value-type="float">
            <text:p>0.0011810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56" calcext:value-type="float">
            <text:p>3.9456E-05</text:p>
          </table:table-cell>
          <table:table-cell office:value-type="float" office:value="-0.000791137" calcext:value-type="float">
            <text:p>-0.000791137</text:p>
          </table:table-cell>
          <table:table-cell office:value-type="float" office:value="0.000012133" calcext:value-type="float">
            <text:p>1.2133E-05</text:p>
          </table:table-cell>
          <table:table-cell office:value-type="float" office:value="0.000078954" calcext:value-type="float">
            <text:p>7.8954E-05</text:p>
          </table:table-cell>
          <table:table-cell office:value-type="float" office:value="0.000110802" calcext:value-type="float">
            <text:p>0.00011080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405577" calcext:value-type="float">
            <text:p>24.140405577</text:p>
          </table:table-cell>
          <table:table-cell office:value-type="float" office:value="24.119889927" calcext:value-type="float">
            <text:p>24.119889927</text:p>
          </table:table-cell>
          <table:table-cell office:value-type="float" office:value="24.139730689" calcext:value-type="float">
            <text:p>24.139730689</text:p>
          </table:table-cell>
          <table:table-cell office:value-type="float" office:value="24.141381163" calcext:value-type="float">
            <text:p>24.141381163</text:p>
          </table:table-cell>
          <table:table-cell office:value-type="float" office:value="24.14216779" calcext:value-type="float">
            <text:p>24.14216779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00109" calcext:value-type="float">
            <text:p>0.001000109</text:p>
          </table:table-cell>
          <table:table-cell office:value-type="float" office:value="-0.020054354" calcext:value-type="float">
            <text:p>-0.020054354</text:p>
          </table:table-cell>
          <table:table-cell office:value-type="float" office:value="0.000307496" calcext:value-type="float">
            <text:p>0.000307496</text:p>
          </table:table-cell>
          <table:table-cell office:value-type="float" office:value="0.002001316" calcext:value-type="float">
            <text:p>0.002001316</text:p>
          </table:table-cell>
          <table:table-cell office:value-type="float" office:value="0.002808601" calcext:value-type="float">
            <text:p>0.0028086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2-03 10:32:13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548793" calcext:value-type="float">
            <text:p>0.13548793</text:p>
          </table:table-cell>
          <table:table-cell office:value-type="float" office:value="0.033145551" calcext:value-type="float">
            <text:p>0.033145551</text:p>
          </table:table-cell>
          <table:table-cell office:value-type="float" office:value="0.132997052" calcext:value-type="float">
            <text:p>0.132997052</text:p>
          </table:table-cell>
          <table:table-cell office:value-type="float" office:value="0.140920298" calcext:value-type="float">
            <text:p>0.140920298</text:p>
          </table:table-cell>
          <table:table-cell office:value-type="float" office:value="0.144956725" calcext:value-type="float">
            <text:p>0.1449567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928" calcext:value-type="float">
            <text:p>0.001106928</text:p>
          </table:table-cell>
          <table:table-cell office:value-type="float" office:value="0.000270797" calcext:value-type="float">
            <text:p>0.000270797</text:p>
          </table:table-cell>
          <table:table-cell office:value-type="float" office:value="0.001086577" calcext:value-type="float">
            <text:p>0.001086577</text:p>
          </table:table-cell>
          <table:table-cell office:value-type="float" office:value="0.00115131" calcext:value-type="float">
            <text:p>0.00115131</text:p>
          </table:table-cell>
          <table:table-cell office:value-type="float" office:value="0.001184287" calcext:value-type="float">
            <text:p>0.0011842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666" calcext:value-type="float">
            <text:p>3.6666E-05</text:p>
          </table:table-cell>
          <table:table-cell office:value-type="float" office:value="-0.000799464" calcext:value-type="float">
            <text:p>-0.000799464</text:p>
          </table:table-cell>
          <table:table-cell office:value-type="float" office:value="0.000016316" calcext:value-type="float">
            <text:p>1.6316E-05</text:p>
          </table:table-cell>
          <table:table-cell office:value-type="float" office:value="0.000081048" calcext:value-type="float">
            <text:p>8.1048E-05</text:p>
          </table:table-cell>
          <table:table-cell office:value-type="float" office:value="0.000114026" calcext:value-type="float">
            <text:p>0.00011402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282705" calcext:value-type="float">
            <text:p>24.135282705</text:p>
          </table:table-cell>
          <table:table-cell office:value-type="float" office:value="24.114630198" calcext:value-type="float">
            <text:p>24.114630198</text:p>
          </table:table-cell>
          <table:table-cell office:value-type="float" office:value="24.134780055" calcext:value-type="float">
            <text:p>24.134780055</text:p>
          </table:table-cell>
          <table:table-cell office:value-type="float" office:value="24.136378936" calcext:value-type="float">
            <text:p>24.136378936</text:p>
          </table:table-cell>
          <table:table-cell office:value-type="float" office:value="24.137193471" calcext:value-type="float">
            <text:p>24.137193471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0929379" calcext:value-type="float">
            <text:p>0.000929379</text:p>
          </table:table-cell>
          <table:table-cell office:value-type="float" office:value="-0.020265439" calcext:value-type="float">
            <text:p>-0.020265439</text:p>
          </table:table-cell>
          <table:table-cell office:value-type="float" office:value="0.00041353" calcext:value-type="float">
            <text:p>0.00041353</text:p>
          </table:table-cell>
          <table:table-cell office:value-type="float" office:value="0.002054394" calcext:value-type="float">
            <text:p>0.002054394</text:p>
          </table:table-cell>
          <table:table-cell office:value-type="float" office:value="0.002890316" calcext:value-type="float">
            <text:p>0.00289031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2-03 10:32:14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5430114" calcext:value-type="float">
            <text:p>0.135430114</text:p>
          </table:table-cell>
          <table:table-cell office:value-type="float" office:value="0.033226613" calcext:value-type="float">
            <text:p>0.033226613</text:p>
          </table:table-cell>
          <table:table-cell office:value-type="float" office:value="0.13289036" calcext:value-type="float">
            <text:p>0.13289036</text:p>
          </table:table-cell>
          <table:table-cell office:value-type="float" office:value="0.140973942" calcext:value-type="float">
            <text:p>0.140973942</text:p>
          </table:table-cell>
          <table:table-cell office:value-type="float" office:value="0.145645755" calcext:value-type="float">
            <text:p>0.1456457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455" calcext:value-type="float">
            <text:p>0.001106455</text:p>
          </table:table-cell>
          <table:table-cell office:value-type="float" office:value="0.000271459" calcext:value-type="float">
            <text:p>0.000271459</text:p>
          </table:table-cell>
          <table:table-cell office:value-type="float" office:value="0.001085706" calcext:value-type="float">
            <text:p>0.001085706</text:p>
          </table:table-cell>
          <table:table-cell office:value-type="float" office:value="0.001151748" calcext:value-type="float">
            <text:p>0.001151748</text:p>
          </table:table-cell>
          <table:table-cell office:value-type="float" office:value="0.001189916" calcext:value-type="float">
            <text:p>0.0011899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194" calcext:value-type="float">
            <text:p>3.6194E-05</text:p>
          </table:table-cell>
          <table:table-cell office:value-type="float" office:value="-0.000798802" calcext:value-type="float">
            <text:p>-0.000798802</text:p>
          </table:table-cell>
          <table:table-cell office:value-type="float" office:value="0.000015444" calcext:value-type="float">
            <text:p>1.5444E-05</text:p>
          </table:table-cell>
          <table:table-cell office:value-type="float" office:value="0.000081486" calcext:value-type="float">
            <text:p>8.1486E-05</text:p>
          </table:table-cell>
          <table:table-cell office:value-type="float" office:value="0.000119655" calcext:value-type="float">
            <text:p>0.00011965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217085" calcext:value-type="float">
            <text:p>24.130217085</text:p>
          </table:table-cell>
          <table:table-cell office:value-type="float" office:value="24.109592509" calcext:value-type="float">
            <text:p>24.109592509</text:p>
          </table:table-cell>
          <table:table-cell office:value-type="float" office:value="24.12970457" calcext:value-type="float">
            <text:p>24.12970457</text:p>
          </table:table-cell>
          <table:table-cell office:value-type="float" office:value="24.131335814" calcext:value-type="float">
            <text:p>24.131335814</text:p>
          </table:table-cell>
          <table:table-cell office:value-type="float" office:value="24.132278571" calcext:value-type="float">
            <text:p>24.132278571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0917405" calcext:value-type="float">
            <text:p>0.000917405</text:p>
          </table:table-cell>
          <table:table-cell office:value-type="float" office:value="-0.020248651" calcext:value-type="float">
            <text:p>-0.020248651</text:p>
          </table:table-cell>
          <table:table-cell office:value-type="float" office:value="0.000391434" calcext:value-type="float">
            <text:p>0.000391434</text:p>
          </table:table-cell>
          <table:table-cell office:value-type="float" office:value="0.002065504" calcext:value-type="float">
            <text:p>0.002065504</text:p>
          </table:table-cell>
          <table:table-cell office:value-type="float" office:value="0.003033011" calcext:value-type="float">
            <text:p>0.00303301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2-03 10:32:16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5514752" calcext:value-type="float">
            <text:p>0.135514752</text:p>
          </table:table-cell>
          <table:table-cell office:value-type="float" office:value="0.032745008" calcext:value-type="float">
            <text:p>0.032745008</text:p>
          </table:table-cell>
          <table:table-cell office:value-type="float" office:value="0.132094041" calcext:value-type="float">
            <text:p>0.132094041</text:p>
          </table:table-cell>
          <table:table-cell office:value-type="float" office:value="0.141114013" calcext:value-type="float">
            <text:p>0.141114013</text:p>
          </table:table-cell>
          <table:table-cell office:value-type="float" office:value="0.145295876" calcext:value-type="float">
            <text:p>0.1452958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147" calcext:value-type="float">
            <text:p>0.001107147</text:p>
          </table:table-cell>
          <table:table-cell office:value-type="float" office:value="0.000267525" calcext:value-type="float">
            <text:p>0.000267525</text:p>
          </table:table-cell>
          <table:table-cell office:value-type="float" office:value="0.0010792" calcext:value-type="float">
            <text:p>0.0010792</text:p>
          </table:table-cell>
          <table:table-cell office:value-type="float" office:value="0.001152892" calcext:value-type="float">
            <text:p>0.001152892</text:p>
          </table:table-cell>
          <table:table-cell office:value-type="float" office:value="0.001187058" calcext:value-type="float">
            <text:p>0.0011870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885" calcext:value-type="float">
            <text:p>3.6885E-05</text:p>
          </table:table-cell>
          <table:table-cell office:value-type="float" office:value="-0.000802737" calcext:value-type="float">
            <text:p>-0.000802737</text:p>
          </table:table-cell>
          <table:table-cell office:value-type="float" office:value="0.000008938" calcext:value-type="float">
            <text:p>8.938E-06</text:p>
          </table:table-cell>
          <table:table-cell office:value-type="float" office:value="0.000082631" calcext:value-type="float">
            <text:p>8.2631E-05</text:p>
          </table:table-cell>
          <table:table-cell office:value-type="float" office:value="0.000116796" calcext:value-type="float">
            <text:p>0.00011679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180213" calcext:value-type="float">
            <text:p>24.125180213</text:p>
          </table:table-cell>
          <table:table-cell office:value-type="float" office:value="24.104441273" calcext:value-type="float">
            <text:p>24.104441273</text:p>
          </table:table-cell>
          <table:table-cell office:value-type="float" office:value="24.12448992" calcext:value-type="float">
            <text:p>24.12448992</text:p>
          </table:table-cell>
          <table:table-cell office:value-type="float" office:value="24.126310133" calcext:value-type="float">
            <text:p>24.126310133</text:p>
          </table:table-cell>
          <table:table-cell office:value-type="float" office:value="24.127154024" calcext:value-type="float">
            <text:p>24.127154024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0934933" calcext:value-type="float">
            <text:p>0.000934933</text:p>
          </table:table-cell>
          <table:table-cell office:value-type="float" office:value="-0.020348391" calcext:value-type="float">
            <text:p>-0.020348391</text:p>
          </table:table-cell>
          <table:table-cell office:value-type="float" office:value="0.000226521" calcext:value-type="float">
            <text:p>0.000226521</text:p>
          </table:table-cell>
          <table:table-cell office:value-type="float" office:value="0.002094511" calcext:value-type="float">
            <text:p>0.002094511</text:p>
          </table:table-cell>
          <table:table-cell office:value-type="float" office:value="0.002960553" calcext:value-type="float">
            <text:p>0.0029605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2-03 10:32:17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5678665" calcext:value-type="float">
            <text:p>0.135678665</text:p>
          </table:table-cell>
          <table:table-cell office:value-type="float" office:value="0.034116511" calcext:value-type="float">
            <text:p>0.034116511</text:p>
          </table:table-cell>
          <table:table-cell office:value-type="float" office:value="0.13245763" calcext:value-type="float">
            <text:p>0.13245763</text:p>
          </table:table-cell>
          <table:table-cell office:value-type="float" office:value="0.141129511" calcext:value-type="float">
            <text:p>0.141129511</text:p>
          </table:table-cell>
          <table:table-cell office:value-type="float" office:value="0.144322532" calcext:value-type="float">
            <text:p>0.1443225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486" calcext:value-type="float">
            <text:p>0.001108486</text:p>
          </table:table-cell>
          <table:table-cell office:value-type="float" office:value="0.00027873" calcext:value-type="float">
            <text:p>0.00027873</text:p>
          </table:table-cell>
          <table:table-cell office:value-type="float" office:value="0.00108217" calcext:value-type="float">
            <text:p>0.00108217</text:p>
          </table:table-cell>
          <table:table-cell office:value-type="float" office:value="0.001153019" calcext:value-type="float">
            <text:p>0.001153019</text:p>
          </table:table-cell>
          <table:table-cell office:value-type="float" office:value="0.001179106" calcext:value-type="float">
            <text:p>0.0011791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224" calcext:value-type="float">
            <text:p>3.8224E-05</text:p>
          </table:table-cell>
          <table:table-cell office:value-type="float" office:value="-0.000791532" calcext:value-type="float">
            <text:p>-0.000791532</text:p>
          </table:table-cell>
          <table:table-cell office:value-type="float" office:value="0.000011909" calcext:value-type="float">
            <text:p>1.1909E-05</text:p>
          </table:table-cell>
          <table:table-cell office:value-type="float" office:value="0.000082757" calcext:value-type="float">
            <text:p>8.2757E-05</text:p>
          </table:table-cell>
          <table:table-cell office:value-type="float" office:value="0.000108844" calcext:value-type="float">
            <text:p>0.00010884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267242" calcext:value-type="float">
            <text:p>24.130267242</text:p>
          </table:table-cell>
          <table:table-cell office:value-type="float" office:value="24.109772091" calcext:value-type="float">
            <text:p>24.109772091</text:p>
          </table:table-cell>
          <table:table-cell office:value-type="float" office:value="24.129617246" calcext:value-type="float">
            <text:p>24.129617246</text:p>
          </table:table-cell>
          <table:table-cell office:value-type="float" office:value="24.131367207" calcext:value-type="float">
            <text:p>24.131367207</text:p>
          </table:table-cell>
          <table:table-cell office:value-type="float" office:value="24.132011549" calcext:value-type="float">
            <text:p>24.132011549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0968879" calcext:value-type="float">
            <text:p>0.000968879</text:p>
          </table:table-cell>
          <table:table-cell office:value-type="float" office:value="-0.020064353" calcext:value-type="float">
            <text:p>-0.020064353</text:p>
          </table:table-cell>
          <table:table-cell office:value-type="float" office:value="0.000301818" calcext:value-type="float">
            <text:p>0.000301818</text:p>
          </table:table-cell>
          <table:table-cell office:value-type="float" office:value="0.002097721" calcext:value-type="float">
            <text:p>0.002097721</text:p>
          </table:table-cell>
          <table:table-cell office:value-type="float" office:value="0.002758978" calcext:value-type="float">
            <text:p>0.0027589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2-03 10:32:18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5714428" calcext:value-type="float">
            <text:p>0.135714428</text:p>
          </table:table-cell>
          <table:table-cell office:value-type="float" office:value="0.033361916" calcext:value-type="float">
            <text:p>0.033361916</text:p>
          </table:table-cell>
          <table:table-cell office:value-type="float" office:value="0.133017913" calcext:value-type="float">
            <text:p>0.133017913</text:p>
          </table:table-cell>
          <table:table-cell office:value-type="float" office:value="0.141204016" calcext:value-type="float">
            <text:p>0.141204016</text:p>
          </table:table-cell>
          <table:table-cell office:value-type="float" office:value="0.144309419" calcext:value-type="float">
            <text:p>0.1443094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778" calcext:value-type="float">
            <text:p>0.001108778</text:p>
          </table:table-cell>
          <table:table-cell office:value-type="float" office:value="0.000272565" calcext:value-type="float">
            <text:p>0.000272565</text:p>
          </table:table-cell>
          <table:table-cell office:value-type="float" office:value="0.001086748" calcext:value-type="float">
            <text:p>0.001086748</text:p>
          </table:table-cell>
          <table:table-cell office:value-type="float" office:value="0.001153628" calcext:value-type="float">
            <text:p>0.001153628</text:p>
          </table:table-cell>
          <table:table-cell office:value-type="float" office:value="0.001178999" calcext:value-type="float">
            <text:p>0.0011789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517" calcext:value-type="float">
            <text:p>3.8517E-05</text:p>
          </table:table-cell>
          <table:table-cell office:value-type="float" office:value="-0.000797697" calcext:value-type="float">
            <text:p>-0.000797697</text:p>
          </table:table-cell>
          <table:table-cell office:value-type="float" office:value="0.000016486" calcext:value-type="float">
            <text:p>1.6486E-05</text:p>
          </table:table-cell>
          <table:table-cell office:value-type="float" office:value="0.000083366" calcext:value-type="float">
            <text:p>8.3366E-05</text:p>
          </table:table-cell>
          <table:table-cell office:value-type="float" office:value="0.000108737" calcext:value-type="float">
            <text:p>0.00010873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328411" calcext:value-type="float">
            <text:p>24.135328411</text:p>
          </table:table-cell>
          <table:table-cell office:value-type="float" office:value="24.11467386" calcext:value-type="float">
            <text:p>24.11467386</text:p>
          </table:table-cell>
          <table:table-cell office:value-type="float" office:value="24.134784264" calcext:value-type="float">
            <text:p>24.134784264</text:p>
          </table:table-cell>
          <table:table-cell office:value-type="float" office:value="24.136436189" calcext:value-type="float">
            <text:p>24.136436189</text:p>
          </table:table-cell>
          <table:table-cell office:value-type="float" office:value="24.137062847" calcext:value-type="float">
            <text:p>24.137062847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0976285" calcext:value-type="float">
            <text:p>0.000976285</text:p>
          </table:table-cell>
          <table:table-cell office:value-type="float" office:value="-0.02022063" calcext:value-type="float">
            <text:p>-0.02022063</text:p>
          </table:table-cell>
          <table:table-cell office:value-type="float" office:value="0.00041785" calcext:value-type="float">
            <text:p>0.00041785</text:p>
          </table:table-cell>
          <table:table-cell office:value-type="float" office:value="0.002113151" calcext:value-type="float">
            <text:p>0.002113151</text:p>
          </table:table-cell>
          <table:table-cell office:value-type="float" office:value="0.002756263" calcext:value-type="float">
            <text:p>0.0027562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2-03 10:32:19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5829465" calcext:value-type="float">
            <text:p>0.135829465</text:p>
          </table:table-cell>
          <table:table-cell office:value-type="float" office:value="0.033247475" calcext:value-type="float">
            <text:p>0.033247475</text:p>
          </table:table-cell>
          <table:table-cell office:value-type="float" office:value="0.133005993" calcext:value-type="float">
            <text:p>0.133005993</text:p>
          </table:table-cell>
          <table:table-cell office:value-type="float" office:value="0.141078847" calcext:value-type="float">
            <text:p>0.141078847</text:p>
          </table:table-cell>
          <table:table-cell office:value-type="float" office:value="0.144395845" calcext:value-type="float">
            <text:p>0.1443958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18" calcext:value-type="float">
            <text:p>0.001109718</text:p>
          </table:table-cell>
          <table:table-cell office:value-type="float" office:value="0.00027163" calcext:value-type="float">
            <text:p>0.00027163</text:p>
          </table:table-cell>
          <table:table-cell office:value-type="float" office:value="0.00108665" calcext:value-type="float">
            <text:p>0.00108665</text:p>
          </table:table-cell>
          <table:table-cell office:value-type="float" office:value="0.001152605" calcext:value-type="float">
            <text:p>0.001152605</text:p>
          </table:table-cell>
          <table:table-cell office:value-type="float" office:value="0.001179705" calcext:value-type="float">
            <text:p>0.0011797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56" calcext:value-type="float">
            <text:p>3.9456E-05</text:p>
          </table:table-cell>
          <table:table-cell office:value-type="float" office:value="-0.000798632" calcext:value-type="float">
            <text:p>-0.000798632</text:p>
          </table:table-cell>
          <table:table-cell office:value-type="float" office:value="0.000016389" calcext:value-type="float">
            <text:p>1.6389E-05</text:p>
          </table:table-cell>
          <table:table-cell office:value-type="float" office:value="0.000082344" calcext:value-type="float">
            <text:p>8.2344E-05</text:p>
          </table:table-cell>
          <table:table-cell office:value-type="float" office:value="0.000109443" calcext:value-type="float">
            <text:p>0.00010944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351625" calcext:value-type="float">
            <text:p>24.135351625</text:p>
          </table:table-cell>
          <table:table-cell office:value-type="float" office:value="24.114650766" calcext:value-type="float">
            <text:p>24.114650766</text:p>
          </table:table-cell>
          <table:table-cell office:value-type="float" office:value="24.134781859" calcext:value-type="float">
            <text:p>24.134781859</text:p>
          </table:table-cell>
          <table:table-cell office:value-type="float" office:value="24.13641093" calcext:value-type="float">
            <text:p>24.13641093</text:p>
          </table:table-cell>
          <table:table-cell office:value-type="float" office:value="24.137080288" calcext:value-type="float">
            <text:p>24.137080288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00109" calcext:value-type="float">
            <text:p>0.001000109</text:p>
          </table:table-cell>
          <table:table-cell office:value-type="float" office:value="-0.02024433" calcext:value-type="float">
            <text:p>-0.02024433</text:p>
          </table:table-cell>
          <table:table-cell office:value-type="float" office:value="0.000415381" calcext:value-type="float">
            <text:p>0.000415381</text:p>
          </table:table-cell>
          <table:table-cell office:value-type="float" office:value="0.002087229" calcext:value-type="float">
            <text:p>0.002087229</text:p>
          </table:table-cell>
          <table:table-cell office:value-type="float" office:value="0.002774161" calcext:value-type="float">
            <text:p>0.00277416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2-03 10:32:21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5928409" calcext:value-type="float">
            <text:p>0.135928409</text:p>
          </table:table-cell>
          <table:table-cell office:value-type="float" office:value="0.032821898" calcext:value-type="float">
            <text:p>0.032821898</text:p>
          </table:table-cell>
          <table:table-cell office:value-type="float" office:value="0.132600085" calcext:value-type="float">
            <text:p>0.132600085</text:p>
          </table:table-cell>
          <table:table-cell office:value-type="float" office:value="0.140923278" calcext:value-type="float">
            <text:p>0.140923278</text:p>
          </table:table-cell>
          <table:table-cell office:value-type="float" office:value="0.145201104" calcext:value-type="float">
            <text:p>0.1452011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26" calcext:value-type="float">
            <text:p>0.001110526</text:p>
          </table:table-cell>
          <table:table-cell office:value-type="float" office:value="0.000268153" calcext:value-type="float">
            <text:p>0.000268153</text:p>
          </table:table-cell>
          <table:table-cell office:value-type="float" office:value="0.001083334" calcext:value-type="float">
            <text:p>0.001083334</text:p>
          </table:table-cell>
          <table:table-cell office:value-type="float" office:value="0.001151334" calcext:value-type="float">
            <text:p>0.001151334</text:p>
          </table:table-cell>
          <table:table-cell office:value-type="float" office:value="0.001186284" calcext:value-type="float">
            <text:p>0.0011862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65" calcext:value-type="float">
            <text:p>4.0265E-05</text:p>
          </table:table-cell>
          <table:table-cell office:value-type="float" office:value="-0.000802109" calcext:value-type="float">
            <text:p>-0.000802109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00081073" calcext:value-type="float">
            <text:p>8.1073E-05</text:p>
          </table:table-cell>
          <table:table-cell office:value-type="float" office:value="0.000116022" calcext:value-type="float">
            <text:p>0.00011602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63688" calcext:value-type="float">
            <text:p>24.125263688</text:p>
          </table:table-cell>
          <table:table-cell office:value-type="float" office:value="24.10445679" calcext:value-type="float">
            <text:p>24.10445679</text:p>
          </table:table-cell>
          <table:table-cell office:value-type="float" office:value="24.124592039" calcext:value-type="float">
            <text:p>24.124592039</text:p>
          </table:table-cell>
          <table:table-cell office:value-type="float" office:value="24.126271643" calcext:value-type="float">
            <text:p>24.126271643</text:p>
          </table:table-cell>
          <table:table-cell office:value-type="float" office:value="24.127134899" calcext:value-type="float">
            <text:p>24.127134899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20599" calcext:value-type="float">
            <text:p>0.001020599</text:p>
          </table:table-cell>
          <table:table-cell office:value-type="float" office:value="-0.020332468" calcext:value-type="float">
            <text:p>-0.020332468</text:p>
          </table:table-cell>
          <table:table-cell office:value-type="float" office:value="0.00033132" calcext:value-type="float">
            <text:p>0.00033132</text:p>
          </table:table-cell>
          <table:table-cell office:value-type="float" office:value="0.002055011" calcext:value-type="float">
            <text:p>0.002055011</text:p>
          </table:table-cell>
          <table:table-cell office:value-type="float" office:value="0.002940926" calcext:value-type="float">
            <text:p>0.0029409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2-03 10:32:22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120336" calcext:value-type="float">
            <text:p>0.136120336</text:p>
          </table:table-cell>
          <table:table-cell office:value-type="float" office:value="0.034439568" calcext:value-type="float">
            <text:p>0.034439568</text:p>
          </table:table-cell>
          <table:table-cell office:value-type="float" office:value="0.132550613" calcext:value-type="float">
            <text:p>0.132550613</text:p>
          </table:table-cell>
          <table:table-cell office:value-type="float" office:value="0.140745657" calcext:value-type="float">
            <text:p>0.140745657</text:p>
          </table:table-cell>
          <table:table-cell office:value-type="float" office:value="0.144000667" calcext:value-type="float">
            <text:p>0.1440006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94" calcext:value-type="float">
            <text:p>0.001112094</text:p>
          </table:table-cell>
          <table:table-cell office:value-type="float" office:value="0.000281369" calcext:value-type="float">
            <text:p>0.000281369</text:p>
          </table:table-cell>
          <table:table-cell office:value-type="float" office:value="0.00108293" calcext:value-type="float">
            <text:p>0.00108293</text:p>
          </table:table-cell>
          <table:table-cell office:value-type="float" office:value="0.001149883" calcext:value-type="float">
            <text:p>0.001149883</text:p>
          </table:table-cell>
          <table:table-cell office:value-type="float" office:value="0.001176476" calcext:value-type="float">
            <text:p>0.0011764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33" calcext:value-type="float">
            <text:p>4.1833E-05</text:p>
          </table:table-cell>
          <table:table-cell office:value-type="float" office:value="-0.000788892" calcext:value-type="float">
            <text:p>-0.000788892</text:p>
          </table:table-cell>
          <table:table-cell office:value-type="float" office:value="0.000012668" calcext:value-type="float">
            <text:p>1.2668E-05</text:p>
          </table:table-cell>
          <table:table-cell office:value-type="float" office:value="0.000079621" calcext:value-type="float">
            <text:p>7.9621E-05</text:p>
          </table:table-cell>
          <table:table-cell office:value-type="float" office:value="0.000106215" calcext:value-type="float">
            <text:p>0.00010621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02419" calcext:value-type="float">
            <text:p>24.125302419</text:p>
          </table:table-cell>
          <table:table-cell office:value-type="float" office:value="24.104783239" calcext:value-type="float">
            <text:p>24.104783239</text:p>
          </table:table-cell>
          <table:table-cell office:value-type="float" office:value="24.124582055" calcext:value-type="float">
            <text:p>24.124582055</text:p>
          </table:table-cell>
          <table:table-cell office:value-type="float" office:value="24.1262358" calcext:value-type="float">
            <text:p>24.1262358</text:p>
          </table:table-cell>
          <table:table-cell office:value-type="float" office:value="24.126892654" calcext:value-type="float">
            <text:p>24.126892654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60347" calcext:value-type="float">
            <text:p>0.001060347</text:p>
          </table:table-cell>
          <table:table-cell office:value-type="float" office:value="-0.019997448" calcext:value-type="float">
            <text:p>-0.019997448</text:p>
          </table:table-cell>
          <table:table-cell office:value-type="float" office:value="0.000321075" calcext:value-type="float">
            <text:p>0.000321075</text:p>
          </table:table-cell>
          <table:table-cell office:value-type="float" office:value="0.002018227" calcext:value-type="float">
            <text:p>0.002018227</text:p>
          </table:table-cell>
          <table:table-cell office:value-type="float" office:value="0.002692322" calcext:value-type="float">
            <text:p>0.00269232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2-03 10:32:23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06848" calcext:value-type="float">
            <text:p>0.13606848</text:p>
          </table:table-cell>
          <table:table-cell office:value-type="float" office:value="0.032949452" calcext:value-type="float">
            <text:p>0.032949452</text:p>
          </table:table-cell>
          <table:table-cell office:value-type="float" office:value="0.132796184" calcext:value-type="float">
            <text:p>0.132796184</text:p>
          </table:table-cell>
          <table:table-cell office:value-type="float" office:value="0.140590684" calcext:value-type="float">
            <text:p>0.140590684</text:p>
          </table:table-cell>
          <table:table-cell office:value-type="float" office:value="0.144986528" calcext:value-type="float">
            <text:p>0.1449865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71" calcext:value-type="float">
            <text:p>0.001111671</text:p>
          </table:table-cell>
          <table:table-cell office:value-type="float" office:value="0.000269195" calcext:value-type="float">
            <text:p>0.000269195</text:p>
          </table:table-cell>
          <table:table-cell office:value-type="float" office:value="0.001084936" calcext:value-type="float">
            <text:p>0.001084936</text:p>
          </table:table-cell>
          <table:table-cell office:value-type="float" office:value="0.001148617" calcext:value-type="float">
            <text:p>0.001148617</text:p>
          </table:table-cell>
          <table:table-cell office:value-type="float" office:value="0.00118453" calcext:value-type="float">
            <text:p>0.001184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09" calcext:value-type="float">
            <text:p>4.1409E-05</text:p>
          </table:table-cell>
          <table:table-cell office:value-type="float" office:value="-0.000801067" calcext:value-type="float">
            <text:p>-0.000801067</text:p>
          </table:table-cell>
          <table:table-cell office:value-type="float" office:value="0.000014675" calcext:value-type="float">
            <text:p>1.4675E-05</text:p>
          </table:table-cell>
          <table:table-cell office:value-type="float" office:value="0.000078355" calcext:value-type="float">
            <text:p>7.8355E-05</text:p>
          </table:table-cell>
          <table:table-cell office:value-type="float" office:value="0.000114269" calcext:value-type="float">
            <text:p>0.00011426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91954" calcext:value-type="float">
            <text:p>24.125291954</text:p>
          </table:table-cell>
          <table:table-cell office:value-type="float" office:value="24.10448253" calcext:value-type="float">
            <text:p>24.10448253</text:p>
          </table:table-cell>
          <table:table-cell office:value-type="float" office:value="24.124631611" calcext:value-type="float">
            <text:p>24.124631611</text:p>
          </table:table-cell>
          <table:table-cell office:value-type="float" office:value="24.126204527" calcext:value-type="float">
            <text:p>24.126204527</text:p>
          </table:table-cell>
          <table:table-cell office:value-type="float" office:value="24.127091598" calcext:value-type="float">
            <text:p>24.127091598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49607" calcext:value-type="float">
            <text:p>0.001049607</text:p>
          </table:table-cell>
          <table:table-cell office:value-type="float" office:value="-0.020306051" calcext:value-type="float">
            <text:p>-0.020306051</text:p>
          </table:table-cell>
          <table:table-cell office:value-type="float" office:value="0.000371931" calcext:value-type="float">
            <text:p>0.000371931</text:p>
          </table:table-cell>
          <table:table-cell office:value-type="float" office:value="0.001986133" calcext:value-type="float">
            <text:p>0.001986133</text:p>
          </table:table-cell>
          <table:table-cell office:value-type="float" office:value="0.002896488" calcext:value-type="float">
            <text:p>0.0028964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2-03 10:32:25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20557" calcext:value-type="float">
            <text:p>0.13620557</text:p>
          </table:table-cell>
          <table:table-cell office:value-type="float" office:value="0.034140949" calcext:value-type="float">
            <text:p>0.034140949</text:p>
          </table:table-cell>
          <table:table-cell office:value-type="float" office:value="0.132427231" calcext:value-type="float">
            <text:p>0.132427231</text:p>
          </table:table-cell>
          <table:table-cell office:value-type="float" office:value="0.140429752" calcext:value-type="float">
            <text:p>0.140429752</text:p>
          </table:table-cell>
          <table:table-cell office:value-type="float" office:value="0.144023912" calcext:value-type="float">
            <text:p>0.1440239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91" calcext:value-type="float">
            <text:p>0.001112791</text:p>
          </table:table-cell>
          <table:table-cell office:value-type="float" office:value="0.000278929" calcext:value-type="float">
            <text:p>0.000278929</text:p>
          </table:table-cell>
          <table:table-cell office:value-type="float" office:value="0.001081922" calcext:value-type="float">
            <text:p>0.001081922</text:p>
          </table:table-cell>
          <table:table-cell office:value-type="float" office:value="0.001147302" calcext:value-type="float">
            <text:p>0.001147302</text:p>
          </table:table-cell>
          <table:table-cell office:value-type="float" office:value="0.001176666" calcext:value-type="float">
            <text:p>0.0011766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529" calcext:value-type="float">
            <text:p>4.2529E-05</text:p>
          </table:table-cell>
          <table:table-cell office:value-type="float" office:value="-0.000791332" calcext:value-type="float">
            <text:p>-0.000791332</text:p>
          </table:table-cell>
          <table:table-cell office:value-type="float" office:value="0.00001166" calcext:value-type="float">
            <text:p>1.166E-05</text:p>
          </table:table-cell>
          <table:table-cell office:value-type="float" office:value="0.00007704" calcext:value-type="float">
            <text:p>7.704E-05</text:p>
          </table:table-cell>
          <table:table-cell office:value-type="float" office:value="0.000106405" calcext:value-type="float">
            <text:p>0.0001064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19619" calcext:value-type="float">
            <text:p>24.125319619</text:p>
          </table:table-cell>
          <table:table-cell office:value-type="float" office:value="24.104722977" calcext:value-type="float">
            <text:p>24.104722977</text:p>
          </table:table-cell>
          <table:table-cell office:value-type="float" office:value="24.124557157" calcext:value-type="float">
            <text:p>24.124557157</text:p>
          </table:table-cell>
          <table:table-cell office:value-type="float" office:value="24.126172051" calcext:value-type="float">
            <text:p>24.126172051</text:p>
          </table:table-cell>
          <table:table-cell office:value-type="float" office:value="24.126897345" calcext:value-type="float">
            <text:p>24.126897345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77998" calcext:value-type="float">
            <text:p>0.001077998</text:p>
          </table:table-cell>
          <table:table-cell office:value-type="float" office:value="-0.020059292" calcext:value-type="float">
            <text:p>-0.020059292</text:p>
          </table:table-cell>
          <table:table-cell office:value-type="float" office:value="0.000295523" calcext:value-type="float">
            <text:p>0.000295523</text:p>
          </table:table-cell>
          <table:table-cell office:value-type="float" office:value="0.001952805" calcext:value-type="float">
            <text:p>0.001952805</text:p>
          </table:table-cell>
          <table:table-cell office:value-type="float" office:value="0.002697136" calcext:value-type="float">
            <text:p>0.00269713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2-03 10:32:26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257426" calcext:value-type="float">
            <text:p>0.136257426</text:p>
          </table:table-cell>
          <table:table-cell office:value-type="float" office:value="0.033846502" calcext:value-type="float">
            <text:p>0.033846502</text:p>
          </table:table-cell>
          <table:table-cell office:value-type="float" office:value="0.132945792" calcext:value-type="float">
            <text:p>0.132945792</text:p>
          </table:table-cell>
          <table:table-cell office:value-type="float" office:value="0.140256898" calcext:value-type="float">
            <text:p>0.140256898</text:p>
          </table:table-cell>
          <table:table-cell office:value-type="float" office:value="0.144061463" calcext:value-type="float">
            <text:p>0.1440614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14" calcext:value-type="float">
            <text:p>0.001113214</text:p>
          </table:table-cell>
          <table:table-cell office:value-type="float" office:value="0.000276524" calcext:value-type="float">
            <text:p>0.000276524</text:p>
          </table:table-cell>
          <table:table-cell office:value-type="float" office:value="0.001086158" calcext:value-type="float">
            <text:p>0.001086158</text:p>
          </table:table-cell>
          <table:table-cell office:value-type="float" office:value="0.00114589" calcext:value-type="float">
            <text:p>0.00114589</text:p>
          </table:table-cell>
          <table:table-cell office:value-type="float" office:value="0.001176973" calcext:value-type="float">
            <text:p>0.0011769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953" calcext:value-type="float">
            <text:p>4.2953E-05</text:p>
          </table:table-cell>
          <table:table-cell office:value-type="float" office:value="-0.000793738" calcext:value-type="float">
            <text:p>-0.000793738</text:p>
          </table:table-cell>
          <table:table-cell office:value-type="float" office:value="0.000015897" calcext:value-type="float">
            <text:p>1.5897E-05</text:p>
          </table:table-cell>
          <table:table-cell office:value-type="float" office:value="0.000075628" calcext:value-type="float">
            <text:p>7.5628E-05</text:p>
          </table:table-cell>
          <table:table-cell office:value-type="float" office:value="0.000106711" calcext:value-type="float">
            <text:p>0.00010671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22182" calcext:value-type="float">
            <text:p>24.115222182</text:p>
          </table:table-cell>
          <table:table-cell office:value-type="float" office:value="24.094555465" calcext:value-type="float">
            <text:p>24.094555465</text:p>
          </table:table-cell>
          <table:table-cell office:value-type="float" office:value="24.114553894" calcext:value-type="float">
            <text:p>24.114553894</text:p>
          </table:table-cell>
          <table:table-cell office:value-type="float" office:value="24.116029275" calcext:value-type="float">
            <text:p>24.116029275</text:p>
          </table:table-cell>
          <table:table-cell office:value-type="float" office:value="24.116797035" calcext:value-type="float">
            <text:p>24.116797035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088737" calcext:value-type="float">
            <text:p>0.001088737</text:p>
          </table:table-cell>
          <table:table-cell office:value-type="float" office:value="-0.020120272" calcext:value-type="float">
            <text:p>-0.020120272</text:p>
          </table:table-cell>
          <table:table-cell office:value-type="float" office:value="0.000402914" calcext:value-type="float">
            <text:p>0.000402914</text:p>
          </table:table-cell>
          <table:table-cell office:value-type="float" office:value="0.001917007" calcext:value-type="float">
            <text:p>0.001917007</text:p>
          </table:table-cell>
          <table:table-cell office:value-type="float" office:value="0.002704913" calcext:value-type="float">
            <text:p>0.0027049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2-03 10:32:27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313455" calcext:value-type="float">
            <text:p>0.136313455</text:p>
          </table:table-cell>
          <table:table-cell office:value-type="float" office:value="0.033345822" calcext:value-type="float">
            <text:p>0.033345822</text:p>
          </table:table-cell>
          <table:table-cell office:value-type="float" office:value="0.132290141" calcext:value-type="float">
            <text:p>0.132290141</text:p>
          </table:table-cell>
          <table:table-cell office:value-type="float" office:value="0.140013115" calcext:value-type="float">
            <text:p>0.140013115</text:p>
          </table:table-cell>
          <table:table-cell office:value-type="float" office:value="0.144172924" calcext:value-type="float">
            <text:p>0.1441729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672" calcext:value-type="float">
            <text:p>0.001113672</text:p>
          </table:table-cell>
          <table:table-cell office:value-type="float" office:value="0.000272433" calcext:value-type="float">
            <text:p>0.000272433</text:p>
          </table:table-cell>
          <table:table-cell office:value-type="float" office:value="0.001080802" calcext:value-type="float">
            <text:p>0.001080802</text:p>
          </table:table-cell>
          <table:table-cell office:value-type="float" office:value="0.001143898" calcext:value-type="float">
            <text:p>0.001143898</text:p>
          </table:table-cell>
          <table:table-cell office:value-type="float" office:value="0.001177883" calcext:value-type="float">
            <text:p>0.0011778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411" calcext:value-type="float">
            <text:p>4.3411E-05</text:p>
          </table:table-cell>
          <table:table-cell office:value-type="float" office:value="-0.000797828" calcext:value-type="float">
            <text:p>-0.000797828</text:p>
          </table:table-cell>
          <table:table-cell office:value-type="float" office:value="0.00001054" calcext:value-type="float">
            <text:p>1.054E-05</text:p>
          </table:table-cell>
          <table:table-cell office:value-type="float" office:value="0.000073637" calcext:value-type="float">
            <text:p>7.3637E-05</text:p>
          </table:table-cell>
          <table:table-cell office:value-type="float" office:value="0.000107622" calcext:value-type="float">
            <text:p>0.00010762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287439" calcext:value-type="float">
            <text:p>24.120287439</text:p>
          </table:table-cell>
          <table:table-cell office:value-type="float" office:value="24.099508472" calcext:value-type="float">
            <text:p>24.099508472</text:p>
          </table:table-cell>
          <table:table-cell office:value-type="float" office:value="24.119475538" calcext:value-type="float">
            <text:p>24.119475538</text:p>
          </table:table-cell>
          <table:table-cell office:value-type="float" office:value="24.121034027" calcext:value-type="float">
            <text:p>24.121034027</text:p>
          </table:table-cell>
          <table:table-cell office:value-type="float" office:value="24.121873471" calcext:value-type="float">
            <text:p>24.121873471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0034" calcext:value-type="float">
            <text:p>0.00110034</text:p>
          </table:table-cell>
          <table:table-cell office:value-type="float" office:value="-0.020223963" calcext:value-type="float">
            <text:p>-0.020223963</text:p>
          </table:table-cell>
          <table:table-cell office:value-type="float" office:value="0.000267132" calcext:value-type="float">
            <text:p>0.000267132</text:p>
          </table:table-cell>
          <table:table-cell office:value-type="float" office:value="0.001866521" calcext:value-type="float">
            <text:p>0.001866521</text:p>
          </table:table-cell>
          <table:table-cell office:value-type="float" office:value="0.002727996" calcext:value-type="float">
            <text:p>0.0027279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2-03 10:32:29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318819" calcext:value-type="float">
            <text:p>0.136318819</text:p>
          </table:table-cell>
          <table:table-cell office:value-type="float" office:value="0.032755736" calcext:value-type="float">
            <text:p>0.032755736</text:p>
          </table:table-cell>
          <table:table-cell office:value-type="float" office:value="0.132314579" calcext:value-type="float">
            <text:p>0.132314579</text:p>
          </table:table-cell>
          <table:table-cell office:value-type="float" office:value="0.13994755" calcext:value-type="float">
            <text:p>0.13994755</text:p>
          </table:table-cell>
          <table:table-cell office:value-type="float" office:value="0.144899505" calcext:value-type="float">
            <text:p>0.1448995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716" calcext:value-type="float">
            <text:p>0.001113716</text:p>
          </table:table-cell>
          <table:table-cell office:value-type="float" office:value="0.000267612" calcext:value-type="float">
            <text:p>0.000267612</text:p>
          </table:table-cell>
          <table:table-cell office:value-type="float" office:value="0.001081001" calcext:value-type="float">
            <text:p>0.001081001</text:p>
          </table:table-cell>
          <table:table-cell office:value-type="float" office:value="0.001143362" calcext:value-type="float">
            <text:p>0.001143362</text:p>
          </table:table-cell>
          <table:table-cell office:value-type="float" office:value="0.001183819" calcext:value-type="float">
            <text:p>0.0011838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454" calcext:value-type="float">
            <text:p>4.3454E-05</text:p>
          </table:table-cell>
          <table:table-cell office:value-type="float" office:value="-0.000802649" calcext:value-type="float">
            <text:p>-0.000802649</text:p>
          </table:table-cell>
          <table:table-cell office:value-type="float" office:value="0.00001074" calcext:value-type="float">
            <text:p>1.074E-05</text:p>
          </table:table-cell>
          <table:table-cell office:value-type="float" office:value="0.000073101" calcext:value-type="float">
            <text:p>7.3101E-05</text:p>
          </table:table-cell>
          <table:table-cell office:value-type="float" office:value="0.000113558" calcext:value-type="float">
            <text:p>0.00011355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42472" calcext:value-type="float">
            <text:p>24.125342472</text:p>
          </table:table-cell>
          <table:table-cell office:value-type="float" office:value="24.104443438" calcext:value-type="float">
            <text:p>24.104443438</text:p>
          </table:table-cell>
          <table:table-cell office:value-type="float" office:value="24.124534424" calcext:value-type="float">
            <text:p>24.124534424</text:p>
          </table:table-cell>
          <table:table-cell office:value-type="float" office:value="24.126074743" calcext:value-type="float">
            <text:p>24.126074743</text:p>
          </table:table-cell>
          <table:table-cell office:value-type="float" office:value="24.127074037" calcext:value-type="float">
            <text:p>24.127074037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01451" calcext:value-type="float">
            <text:p>0.001101451</text:p>
          </table:table-cell>
          <table:table-cell office:value-type="float" office:value="-0.02034617" calcext:value-type="float">
            <text:p>-0.02034617</text:p>
          </table:table-cell>
          <table:table-cell office:value-type="float" office:value="0.000272193" calcext:value-type="float">
            <text:p>0.000272193</text:p>
          </table:table-cell>
          <table:table-cell office:value-type="float" office:value="0.001852943" calcext:value-type="float">
            <text:p>0.001852943</text:p>
          </table:table-cell>
          <table:table-cell office:value-type="float" office:value="0.002878466" calcext:value-type="float">
            <text:p>0.0028784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2-03 10:32:30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233584" calcext:value-type="float">
            <text:p>0.136233584</text:p>
          </table:table-cell>
          <table:table-cell office:value-type="float" office:value="0.033035282" calcext:value-type="float">
            <text:p>0.033035282</text:p>
          </table:table-cell>
          <table:table-cell office:value-type="float" office:value="0.132828967" calcext:value-type="float">
            <text:p>0.132828967</text:p>
          </table:table-cell>
          <table:table-cell office:value-type="float" office:value="0.139756815" calcext:value-type="float">
            <text:p>0.139756815</text:p>
          </table:table-cell>
          <table:table-cell office:value-type="float" office:value="0.144736784" calcext:value-type="float">
            <text:p>0.1447367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019" calcext:value-type="float">
            <text:p>0.001113019</text:p>
          </table:table-cell>
          <table:table-cell office:value-type="float" office:value="0.000269896" calcext:value-type="float">
            <text:p>0.000269896</text:p>
          </table:table-cell>
          <table:table-cell office:value-type="float" office:value="0.001085204" calcext:value-type="float">
            <text:p>0.001085204</text:p>
          </table:table-cell>
          <table:table-cell office:value-type="float" office:value="0.001141804" calcext:value-type="float">
            <text:p>0.001141804</text:p>
          </table:table-cell>
          <table:table-cell office:value-type="float" office:value="0.00118249" calcext:value-type="float">
            <text:p>0.001182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758" calcext:value-type="float">
            <text:p>4.2758E-05</text:p>
          </table:table-cell>
          <table:table-cell office:value-type="float" office:value="-0.000800365" calcext:value-type="float">
            <text:p>-0.000800365</text:p>
          </table:table-cell>
          <table:table-cell office:value-type="float" office:value="0.000014943" calcext:value-type="float">
            <text:p>1.4943E-05</text:p>
          </table:table-cell>
          <table:table-cell office:value-type="float" office:value="0.000071543" calcext:value-type="float">
            <text:p>7.1543E-05</text:p>
          </table:table-cell>
          <table:table-cell office:value-type="float" office:value="0.000112229" calcext:value-type="float">
            <text:p>0.00011222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25272" calcext:value-type="float">
            <text:p>24.125325272</text:p>
          </table:table-cell>
          <table:table-cell office:value-type="float" office:value="24.104499851" calcext:value-type="float">
            <text:p>24.104499851</text:p>
          </table:table-cell>
          <table:table-cell office:value-type="float" office:value="24.124638227" calcext:value-type="float">
            <text:p>24.124638227</text:p>
          </table:table-cell>
          <table:table-cell office:value-type="float" office:value="24.126036253" calcext:value-type="float">
            <text:p>24.126036253</text:p>
          </table:table-cell>
          <table:table-cell office:value-type="float" office:value="24.127041201" calcext:value-type="float">
            <text:p>24.127041201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838" calcext:value-type="float">
            <text:p>0.0010838</text:p>
          </table:table-cell>
          <table:table-cell office:value-type="float" office:value="-0.020288276" calcext:value-type="float">
            <text:p>-0.020288276</text:p>
          </table:table-cell>
          <table:table-cell office:value-type="float" office:value="0.00037872" calcext:value-type="float">
            <text:p>0.00037872</text:p>
          </table:table-cell>
          <table:table-cell office:value-type="float" office:value="0.001813443" calcext:value-type="float">
            <text:p>0.001813443</text:p>
          </table:table-cell>
          <table:table-cell office:value-type="float" office:value="0.002844768" calcext:value-type="float">
            <text:p>0.00284476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2-03 10:32:31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406438" calcext:value-type="float">
            <text:p>0.136406438</text:p>
          </table:table-cell>
          <table:table-cell office:value-type="float" office:value="0.032700304" calcext:value-type="float">
            <text:p>0.032700304</text:p>
          </table:table-cell>
          <table:table-cell office:value-type="float" office:value="0.132216827" calcext:value-type="float">
            <text:p>0.132216827</text:p>
          </table:table-cell>
          <table:table-cell office:value-type="float" office:value="0.139706151" calcext:value-type="float">
            <text:p>0.139706151</text:p>
          </table:table-cell>
          <table:table-cell office:value-type="float" office:value="0.144354718" calcext:value-type="float">
            <text:p>0.1443547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32" calcext:value-type="float">
            <text:p>0.001114432</text:p>
          </table:table-cell>
          <table:table-cell office:value-type="float" office:value="0.000267159" calcext:value-type="float">
            <text:p>0.000267159</text:p>
          </table:table-cell>
          <table:table-cell office:value-type="float" office:value="0.001080203" calcext:value-type="float">
            <text:p>0.001080203</text:p>
          </table:table-cell>
          <table:table-cell office:value-type="float" office:value="0.00114139" calcext:value-type="float">
            <text:p>0.00114139</text:p>
          </table:table-cell>
          <table:table-cell office:value-type="float" office:value="0.001179369" calcext:value-type="float">
            <text:p>0.0011793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7" calcext:value-type="float">
            <text:p>4.417E-05</text:p>
          </table:table-cell>
          <table:table-cell office:value-type="float" office:value="-0.000803102" calcext:value-type="float">
            <text:p>-0.000803102</text:p>
          </table:table-cell>
          <table:table-cell office:value-type="float" office:value="0.000009941" calcext:value-type="float">
            <text:p>9.941E-06</text:p>
          </table:table-cell>
          <table:table-cell office:value-type="float" office:value="0.000071129" calcext:value-type="float">
            <text:p>7.1129E-05</text:p>
          </table:table-cell>
          <table:table-cell office:value-type="float" office:value="0.000109107" calcext:value-type="float">
            <text:p>0.00010910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52253" calcext:value-type="float">
            <text:p>24.115252253</text:p>
          </table:table-cell>
          <table:table-cell office:value-type="float" office:value="24.094324158" calcext:value-type="float">
            <text:p>24.094324158</text:p>
          </table:table-cell>
          <table:table-cell office:value-type="float" office:value="24.114406789" calcext:value-type="float">
            <text:p>24.114406789</text:p>
          </table:table-cell>
          <table:table-cell office:value-type="float" office:value="24.115918134" calcext:value-type="float">
            <text:p>24.115918134</text:p>
          </table:table-cell>
          <table:table-cell office:value-type="float" office:value="24.116856214" calcext:value-type="float">
            <text:p>24.116856214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19597" calcext:value-type="float">
            <text:p>0.001119597</text:p>
          </table:table-cell>
          <table:table-cell office:value-type="float" office:value="-0.02035765" calcext:value-type="float">
            <text:p>-0.02035765</text:p>
          </table:table-cell>
          <table:table-cell office:value-type="float" office:value="0.000251949" calcext:value-type="float">
            <text:p>0.000251949</text:p>
          </table:table-cell>
          <table:table-cell office:value-type="float" office:value="0.001802951" calcext:value-type="float">
            <text:p>0.001802951</text:p>
          </table:table-cell>
          <table:table-cell office:value-type="float" office:value="0.002765644" calcext:value-type="float">
            <text:p>0.0027656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2-03 10:32:33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406438" calcext:value-type="float">
            <text:p>0.136406438</text:p>
          </table:table-cell>
          <table:table-cell office:value-type="float" office:value="0.032845143" calcext:value-type="float">
            <text:p>0.032845143</text:p>
          </table:table-cell>
          <table:table-cell office:value-type="float" office:value="0.132102982" calcext:value-type="float">
            <text:p>0.132102982</text:p>
          </table:table-cell>
          <table:table-cell office:value-type="float" office:value="0.139514821" calcext:value-type="float">
            <text:p>0.139514821</text:p>
          </table:table-cell>
          <table:table-cell office:value-type="float" office:value="0.144364255" calcext:value-type="float">
            <text:p>0.1443642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32" calcext:value-type="float">
            <text:p>0.001114432</text:p>
          </table:table-cell>
          <table:table-cell office:value-type="float" office:value="0.000268343" calcext:value-type="float">
            <text:p>0.000268343</text:p>
          </table:table-cell>
          <table:table-cell office:value-type="float" office:value="0.001079273" calcext:value-type="float">
            <text:p>0.001079273</text:p>
          </table:table-cell>
          <table:table-cell office:value-type="float" office:value="0.001139827" calcext:value-type="float">
            <text:p>0.001139827</text:p>
          </table:table-cell>
          <table:table-cell office:value-type="float" office:value="0.001179447" calcext:value-type="float">
            <text:p>0.0011794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7" calcext:value-type="float">
            <text:p>4.417E-05</text:p>
          </table:table-cell>
          <table:table-cell office:value-type="float" office:value="-0.000801919" calcext:value-type="float">
            <text:p>-0.000801919</text:p>
          </table:table-cell>
          <table:table-cell office:value-type="float" office:value="0.000009011" calcext:value-type="float">
            <text:p>9.011E-06</text:p>
          </table:table-cell>
          <table:table-cell office:value-type="float" office:value="0.000069566" calcext:value-type="float">
            <text:p>6.9566E-05</text:p>
          </table:table-cell>
          <table:table-cell office:value-type="float" office:value="0.000109185" calcext:value-type="float">
            <text:p>0.00010918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06203" calcext:value-type="float">
            <text:p>24.120306203</text:p>
          </table:table-cell>
          <table:table-cell office:value-type="float" office:value="24.099407434" calcext:value-type="float">
            <text:p>24.099407434</text:p>
          </table:table-cell>
          <table:table-cell office:value-type="float" office:value="24.119437769" calcext:value-type="float">
            <text:p>24.119437769</text:p>
          </table:table-cell>
          <table:table-cell office:value-type="float" office:value="24.120933471" calcext:value-type="float">
            <text:p>24.120933471</text:p>
          </table:table-cell>
          <table:table-cell office:value-type="float" office:value="24.121912082" calcext:value-type="float">
            <text:p>24.121912082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19597" calcext:value-type="float">
            <text:p>0.001119597</text:p>
          </table:table-cell>
          <table:table-cell office:value-type="float" office:value="-0.020327653" calcext:value-type="float">
            <text:p>-0.020327653</text:p>
          </table:table-cell>
          <table:table-cell office:value-type="float" office:value="0.000228372" calcext:value-type="float">
            <text:p>0.000228372</text:p>
          </table:table-cell>
          <table:table-cell office:value-type="float" office:value="0.001763327" calcext:value-type="float">
            <text:p>0.001763327</text:p>
          </table:table-cell>
          <table:table-cell office:value-type="float" office:value="0.002767619" calcext:value-type="float">
            <text:p>0.0027676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2-03 10:32:34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460082" calcext:value-type="float">
            <text:p>0.136460082</text:p>
          </table:table-cell>
          <table:table-cell office:value-type="float" office:value="0.032867793" calcext:value-type="float">
            <text:p>0.032867793</text:p>
          </table:table-cell>
          <table:table-cell office:value-type="float" office:value="0.132086889" calcext:value-type="float">
            <text:p>0.132086889</text:p>
          </table:table-cell>
          <table:table-cell office:value-type="float" office:value="0.139436142" calcext:value-type="float">
            <text:p>0.139436142</text:p>
          </table:table-cell>
          <table:table-cell office:value-type="float" office:value="0.144310015" calcext:value-type="float">
            <text:p>0.1443100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87" calcext:value-type="float">
            <text:p>0.00111487</text:p>
          </table:table-cell>
          <table:table-cell office:value-type="float" office:value="0.000268528" calcext:value-type="float">
            <text:p>0.000268528</text:p>
          </table:table-cell>
          <table:table-cell office:value-type="float" office:value="0.001079141" calcext:value-type="float">
            <text:p>0.001079141</text:p>
          </table:table-cell>
          <table:table-cell office:value-type="float" office:value="0.001139184" calcext:value-type="float">
            <text:p>0.001139184</text:p>
          </table:table-cell>
          <table:table-cell office:value-type="float" office:value="0.001179003" calcext:value-type="float">
            <text:p>0.0011790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609" calcext:value-type="float">
            <text:p>4.4609E-05</text:p>
          </table:table-cell>
          <table:table-cell office:value-type="float" office:value="-0.000801734" calcext:value-type="float">
            <text:p>-0.000801734</text:p>
          </table:table-cell>
          <table:table-cell office:value-type="float" office:value="0.00000888" calcext:value-type="float">
            <text:p>8.88E-06</text:p>
          </table:table-cell>
          <table:table-cell office:value-type="float" office:value="0.000068923" calcext:value-type="float">
            <text:p>6.8923E-05</text:p>
          </table:table-cell>
          <table:table-cell office:value-type="float" office:value="0.000108742" calcext:value-type="float">
            <text:p>0.00010874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42493" calcext:value-type="float">
            <text:p>24.13042493</text:p>
          </table:table-cell>
          <table:table-cell office:value-type="float" office:value="24.109520099" calcext:value-type="float">
            <text:p>24.109520099</text:p>
          </table:table-cell>
          <table:table-cell office:value-type="float" office:value="24.129542432" calcext:value-type="float">
            <text:p>24.129542432</text:p>
          </table:table-cell>
          <table:table-cell office:value-type="float" office:value="24.131025491" calcext:value-type="float">
            <text:p>24.131025491</text:p>
          </table:table-cell>
          <table:table-cell office:value-type="float" office:value="24.132009023" calcext:value-type="float">
            <text:p>24.132009023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130706" calcext:value-type="float">
            <text:p>0.001130706</text:p>
          </table:table-cell>
          <table:table-cell office:value-type="float" office:value="-0.020322963" calcext:value-type="float">
            <text:p>-0.020322963</text:p>
          </table:table-cell>
          <table:table-cell office:value-type="float" office:value="0.000225039" calcext:value-type="float">
            <text:p>0.000225039</text:p>
          </table:table-cell>
          <table:table-cell office:value-type="float" office:value="0.001747033" calcext:value-type="float">
            <text:p>0.001747033</text:p>
          </table:table-cell>
          <table:table-cell office:value-type="float" office:value="0.002756386" calcext:value-type="float">
            <text:p>0.0027563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2-03 10:32:35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40763" calcext:value-type="float">
            <text:p>0.13640763</text:p>
          </table:table-cell>
          <table:table-cell office:value-type="float" office:value="0.033613447" calcext:value-type="float">
            <text:p>0.033613447</text:p>
          </table:table-cell>
          <table:table-cell office:value-type="float" office:value="0.132303254" calcext:value-type="float">
            <text:p>0.132303254</text:p>
          </table:table-cell>
          <table:table-cell office:value-type="float" office:value="0.139386671" calcext:value-type="float">
            <text:p>0.139386671</text:p>
          </table:table-cell>
          <table:table-cell office:value-type="float" office:value="0.143864172" calcext:value-type="float">
            <text:p>0.1438641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41" calcext:value-type="float">
            <text:p>0.001114441</text:p>
          </table:table-cell>
          <table:table-cell office:value-type="float" office:value="0.00027462" calcext:value-type="float">
            <text:p>0.00027462</text:p>
          </table:table-cell>
          <table:table-cell office:value-type="float" office:value="0.001080909" calcext:value-type="float">
            <text:p>0.001080909</text:p>
          </table:table-cell>
          <table:table-cell office:value-type="float" office:value="0.00113878" calcext:value-type="float">
            <text:p>0.00113878</text:p>
          </table:table-cell>
          <table:table-cell office:value-type="float" office:value="0.001175361" calcext:value-type="float">
            <text:p>0.0011753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8" calcext:value-type="float">
            <text:p>4.418E-05</text:p>
          </table:table-cell>
          <table:table-cell office:value-type="float" office:value="-0.000795642" calcext:value-type="float">
            <text:p>-0.000795642</text:p>
          </table:table-cell>
          <table:table-cell office:value-type="float" office:value="0.000010647" calcext:value-type="float">
            <text:p>1.0647E-05</text:p>
          </table:table-cell>
          <table:table-cell office:value-type="float" office:value="0.000068519" calcext:value-type="float">
            <text:p>6.8519E-05</text:p>
          </table:table-cell>
          <table:table-cell office:value-type="float" office:value="0.000105099" calcext:value-type="float">
            <text:p>0.00010509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06444" calcext:value-type="float">
            <text:p>24.120306444</text:p>
          </table:table-cell>
          <table:table-cell office:value-type="float" office:value="24.09956248" calcext:value-type="float">
            <text:p>24.09956248</text:p>
          </table:table-cell>
          <table:table-cell office:value-type="float" office:value="24.119478184" calcext:value-type="float">
            <text:p>24.119478184</text:p>
          </table:table-cell>
          <table:table-cell office:value-type="float" office:value="24.120907611" calcext:value-type="float">
            <text:p>24.120907611</text:p>
          </table:table-cell>
          <table:table-cell office:value-type="float" office:value="24.121811166" calcext:value-type="float">
            <text:p>24.121811166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19844" calcext:value-type="float">
            <text:p>0.001119844</text:p>
          </table:table-cell>
          <table:table-cell office:value-type="float" office:value="-0.020168537" calcext:value-type="float">
            <text:p>-0.020168537</text:p>
          </table:table-cell>
          <table:table-cell office:value-type="float" office:value="0.000269848" calcext:value-type="float">
            <text:p>0.000269848</text:p>
          </table:table-cell>
          <table:table-cell office:value-type="float" office:value="0.001736788" calcext:value-type="float">
            <text:p>0.001736788</text:p>
          </table:table-cell>
          <table:table-cell office:value-type="float" office:value="0.002664055" calcext:value-type="float">
            <text:p>0.0026640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2-03 10:32:36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445777" calcext:value-type="float">
            <text:p>0.136445777</text:p>
          </table:table-cell>
          <table:table-cell office:value-type="float" office:value="0.034436588" calcext:value-type="float">
            <text:p>0.034436588</text:p>
          </table:table-cell>
          <table:table-cell office:value-type="float" office:value="0.13276519" calcext:value-type="float">
            <text:p>0.13276519</text:p>
          </table:table-cell>
          <table:table-cell office:value-type="float" office:value="0.1395029" calcext:value-type="float">
            <text:p>0.1395029</text:p>
          </table:table-cell>
          <table:table-cell office:value-type="float" office:value="0.143523829" calcext:value-type="float">
            <text:p>0.1435238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53" calcext:value-type="float">
            <text:p>0.001114753</text:p>
          </table:table-cell>
          <table:table-cell office:value-type="float" office:value="0.000281345" calcext:value-type="float">
            <text:p>0.000281345</text:p>
          </table:table-cell>
          <table:table-cell office:value-type="float" office:value="0.001084683" calcext:value-type="float">
            <text:p>0.001084683</text:p>
          </table:table-cell>
          <table:table-cell office:value-type="float" office:value="0.00113973" calcext:value-type="float">
            <text:p>0.00113973</text:p>
          </table:table-cell>
          <table:table-cell office:value-type="float" office:value="0.00117258" calcext:value-type="float">
            <text:p>0.001172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92" calcext:value-type="float">
            <text:p>4.4492E-05</text:p>
          </table:table-cell>
          <table:table-cell office:value-type="float" office:value="-0.000788917" calcext:value-type="float">
            <text:p>-0.000788917</text:p>
          </table:table-cell>
          <table:table-cell office:value-type="float" office:value="0.000014421" calcext:value-type="float">
            <text:p>1.4421E-05</text:p>
          </table:table-cell>
          <table:table-cell office:value-type="float" office:value="0.000069468" calcext:value-type="float">
            <text:p>6.9468E-05</text:p>
          </table:table-cell>
          <table:table-cell office:value-type="float" office:value="0.000102319" calcext:value-type="float">
            <text:p>0.00010231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68092" calcext:value-type="float">
            <text:p>24.125368092</text:p>
          </table:table-cell>
          <table:table-cell office:value-type="float" office:value="24.104782637" calcext:value-type="float">
            <text:p>24.104782637</text:p>
          </table:table-cell>
          <table:table-cell office:value-type="float" office:value="24.124625357" calcext:value-type="float">
            <text:p>24.124625357</text:p>
          </table:table-cell>
          <table:table-cell office:value-type="float" office:value="24.125985014" calcext:value-type="float">
            <text:p>24.125985014</text:p>
          </table:table-cell>
          <table:table-cell office:value-type="float" office:value="24.126796429" calcext:value-type="float">
            <text:p>24.126796429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27744" calcext:value-type="float">
            <text:p>0.001127744</text:p>
          </table:table-cell>
          <table:table-cell office:value-type="float" office:value="-0.019998065" calcext:value-type="float">
            <text:p>-0.019998065</text:p>
          </table:table-cell>
          <table:table-cell office:value-type="float" office:value="0.000365512" calcext:value-type="float">
            <text:p>0.000365512</text:p>
          </table:table-cell>
          <table:table-cell office:value-type="float" office:value="0.001760858" calcext:value-type="float">
            <text:p>0.001760858</text:p>
          </table:table-cell>
          <table:table-cell office:value-type="float" office:value="0.002593572" calcext:value-type="float">
            <text:p>0.0025935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2-03 10:32:38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363523" calcext:value-type="float">
            <text:p>0.136363523</text:p>
          </table:table-cell>
          <table:table-cell office:value-type="float" office:value="0.03272951" calcext:value-type="float">
            <text:p>0.03272951</text:p>
          </table:table-cell>
          <table:table-cell office:value-type="float" office:value="0.13220431" calcext:value-type="float">
            <text:p>0.13220431</text:p>
          </table:table-cell>
          <table:table-cell office:value-type="float" office:value="0.139539258" calcext:value-type="float">
            <text:p>0.139539258</text:p>
          </table:table-cell>
          <table:table-cell office:value-type="float" office:value="0.144681352" calcext:value-type="float">
            <text:p>0.1446813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81" calcext:value-type="float">
            <text:p>0.001114081</text:p>
          </table:table-cell>
          <table:table-cell office:value-type="float" office:value="0.000267398" calcext:value-type="float">
            <text:p>0.000267398</text:p>
          </table:table-cell>
          <table:table-cell office:value-type="float" office:value="0.001080101" calcext:value-type="float">
            <text:p>0.001080101</text:p>
          </table:table-cell>
          <table:table-cell office:value-type="float" office:value="0.001140027" calcext:value-type="float">
            <text:p>0.001140027</text:p>
          </table:table-cell>
          <table:table-cell office:value-type="float" office:value="0.001182037" calcext:value-type="float">
            <text:p>0.0011820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82" calcext:value-type="float">
            <text:p>4.382E-05</text:p>
          </table:table-cell>
          <table:table-cell office:value-type="float" office:value="-0.000802863" calcext:value-type="float">
            <text:p>-0.000802863</text:p>
          </table:table-cell>
          <table:table-cell office:value-type="float" office:value="0.000009839" calcext:value-type="float">
            <text:p>9.839E-06</text:p>
          </table:table-cell>
          <table:table-cell office:value-type="float" office:value="0.000069765" calcext:value-type="float">
            <text:p>6.9765E-05</text:p>
          </table:table-cell>
          <table:table-cell office:value-type="float" office:value="0.000111776" calcext:value-type="float">
            <text:p>0.00011177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43592" calcext:value-type="float">
            <text:p>24.115243592</text:p>
          </table:table-cell>
          <table:table-cell office:value-type="float" office:value="24.094330052" calcext:value-type="float">
            <text:p>24.094330052</text:p>
          </table:table-cell>
          <table:table-cell office:value-type="float" office:value="24.114404263" calcext:value-type="float">
            <text:p>24.114404263</text:p>
          </table:table-cell>
          <table:table-cell office:value-type="float" office:value="24.115884455" calcext:value-type="float">
            <text:p>24.115884455</text:p>
          </table:table-cell>
          <table:table-cell office:value-type="float" office:value="24.116922129" calcext:value-type="float">
            <text:p>24.116922129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10709" calcext:value-type="float">
            <text:p>0.001110709</text:p>
          </table:table-cell>
          <table:table-cell office:value-type="float" office:value="-0.020351601" calcext:value-type="float">
            <text:p>-0.020351601</text:p>
          </table:table-cell>
          <table:table-cell office:value-type="float" office:value="0.000249357" calcext:value-type="float">
            <text:p>0.000249357</text:p>
          </table:table-cell>
          <table:table-cell office:value-type="float" office:value="0.001768388" calcext:value-type="float">
            <text:p>0.001768388</text:p>
          </table:table-cell>
          <table:table-cell office:value-type="float" office:value="0.002833288" calcext:value-type="float">
            <text:p>0.0028332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2-03 10:32:39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411802" calcext:value-type="float">
            <text:p>0.136411802</text:p>
          </table:table-cell>
          <table:table-cell office:value-type="float" office:value="0.032719974" calcext:value-type="float">
            <text:p>0.032719974</text:p>
          </table:table-cell>
          <table:table-cell office:value-type="float" office:value="0.132285372" calcext:value-type="float">
            <text:p>0.132285372</text:p>
          </table:table-cell>
          <table:table-cell office:value-type="float" office:value="0.139563696" calcext:value-type="float">
            <text:p>0.139563696</text:p>
          </table:table-cell>
          <table:table-cell office:value-type="float" office:value="0.144714134" calcext:value-type="float">
            <text:p>0.144714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76" calcext:value-type="float">
            <text:p>0.001114476</text:p>
          </table:table-cell>
          <table:table-cell office:value-type="float" office:value="0.00026732" calcext:value-type="float">
            <text:p>0.00026732</text:p>
          </table:table-cell>
          <table:table-cell office:value-type="float" office:value="0.001080763" calcext:value-type="float">
            <text:p>0.001080763</text:p>
          </table:table-cell>
          <table:table-cell office:value-type="float" office:value="0.001140226" calcext:value-type="float">
            <text:p>0.001140226</text:p>
          </table:table-cell>
          <table:table-cell office:value-type="float" office:value="0.001182305" calcext:value-type="float">
            <text:p>0.0011823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214" calcext:value-type="float">
            <text:p>4.4214E-05</text:p>
          </table:table-cell>
          <table:table-cell office:value-type="float" office:value="-0.000802941" calcext:value-type="float">
            <text:p>-0.000802941</text:p>
          </table:table-cell>
          <table:table-cell office:value-type="float" office:value="0.000010501" calcext:value-type="float">
            <text:p>1.0501E-05</text:p>
          </table:table-cell>
          <table:table-cell office:value-type="float" office:value="0.000069965" calcext:value-type="float">
            <text:p>6.9965E-05</text:p>
          </table:table-cell>
          <table:table-cell office:value-type="float" office:value="0.000112044" calcext:value-type="float">
            <text:p>0.00011204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07286" calcext:value-type="float">
            <text:p>24.120307286</text:p>
          </table:table-cell>
          <table:table-cell office:value-type="float" office:value="24.099382174" calcext:value-type="float">
            <text:p>24.099382174</text:p>
          </table:table-cell>
          <table:table-cell office:value-type="float" office:value="24.119474576" calcext:value-type="float">
            <text:p>24.119474576</text:p>
          </table:table-cell>
          <table:table-cell office:value-type="float" office:value="24.120943335" calcext:value-type="float">
            <text:p>24.120943335</text:p>
          </table:table-cell>
          <table:table-cell office:value-type="float" office:value="24.121982687" calcext:value-type="float">
            <text:p>24.121982687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20708" calcext:value-type="float">
            <text:p>0.001120708</text:p>
          </table:table-cell>
          <table:table-cell office:value-type="float" office:value="-0.020353576" calcext:value-type="float">
            <text:p>-0.020353576</text:p>
          </table:table-cell>
          <table:table-cell office:value-type="float" office:value="0.000266144" calcext:value-type="float">
            <text:p>0.000266144</text:p>
          </table:table-cell>
          <table:table-cell office:value-type="float" office:value="0.001773449" calcext:value-type="float">
            <text:p>0.001773449</text:p>
          </table:table-cell>
          <table:table-cell office:value-type="float" office:value="0.002840077" calcext:value-type="float">
            <text:p>0.00284007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2-03 10:32:40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347429" calcext:value-type="float">
            <text:p>0.136347429</text:p>
          </table:table-cell>
          <table:table-cell office:value-type="float" office:value="0.03313661" calcext:value-type="float">
            <text:p>0.03313661</text:p>
          </table:table-cell>
          <table:table-cell office:value-type="float" office:value="0.133085863" calcext:value-type="float">
            <text:p>0.133085863</text:p>
          </table:table-cell>
          <table:table-cell office:value-type="float" office:value="0.139642971" calcext:value-type="float">
            <text:p>0.139642971</text:p>
          </table:table-cell>
          <table:table-cell office:value-type="float" office:value="0.144050138" calcext:value-type="float">
            <text:p>0.1440501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5" calcext:value-type="float">
            <text:p>0.00111395</text:p>
          </table:table-cell>
          <table:table-cell office:value-type="float" office:value="0.000270724" calcext:value-type="float">
            <text:p>0.000270724</text:p>
          </table:table-cell>
          <table:table-cell office:value-type="float" office:value="0.001087303" calcext:value-type="float">
            <text:p>0.001087303</text:p>
          </table:table-cell>
          <table:table-cell office:value-type="float" office:value="0.001140874" calcext:value-type="float">
            <text:p>0.001140874</text:p>
          </table:table-cell>
          <table:table-cell office:value-type="float" office:value="0.00117688" calcext:value-type="float">
            <text:p>0.001176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688" calcext:value-type="float">
            <text:p>4.3688E-05</text:p>
          </table:table-cell>
          <table:table-cell office:value-type="float" office:value="-0.000799537" calcext:value-type="float">
            <text:p>-0.000799537</text:p>
          </table:table-cell>
          <table:table-cell office:value-type="float" office:value="0.000017041" calcext:value-type="float">
            <text:p>1.7041E-05</text:p>
          </table:table-cell>
          <table:table-cell office:value-type="float" office:value="0.000070613" calcext:value-type="float">
            <text:p>7.0613E-05</text:p>
          </table:table-cell>
          <table:table-cell office:value-type="float" office:value="0.000106619" calcext:value-type="float">
            <text:p>0.00010661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48246" calcext:value-type="float">
            <text:p>24.125348246</text:p>
          </table:table-cell>
          <table:table-cell office:value-type="float" office:value="24.104520299" calcext:value-type="float">
            <text:p>24.104520299</text:p>
          </table:table-cell>
          <table:table-cell office:value-type="float" office:value="24.124690068" calcext:value-type="float">
            <text:p>24.124690068</text:p>
          </table:table-cell>
          <table:table-cell office:value-type="float" office:value="24.12601328" calcext:value-type="float">
            <text:p>24.12601328</text:p>
          </table:table-cell>
          <table:table-cell office:value-type="float" office:value="24.126902637" calcext:value-type="float">
            <text:p>24.126902637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07376" calcext:value-type="float">
            <text:p>0.001107376</text:p>
          </table:table-cell>
          <table:table-cell office:value-type="float" office:value="-0.02026729" calcext:value-type="float">
            <text:p>-0.02026729</text:p>
          </table:table-cell>
          <table:table-cell office:value-type="float" office:value="0.000431922" calcext:value-type="float">
            <text:p>0.000431922</text:p>
          </table:table-cell>
          <table:table-cell office:value-type="float" office:value="0.001789866" calcext:value-type="float">
            <text:p>0.001789866</text:p>
          </table:table-cell>
          <table:table-cell office:value-type="float" office:value="0.002702567" calcext:value-type="float">
            <text:p>0.0027025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2-03 10:32:42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390941" calcext:value-type="float">
            <text:p>0.136390941</text:p>
          </table:table-cell>
          <table:table-cell office:value-type="float" office:value="0.032875542" calcext:value-type="float">
            <text:p>0.032875542</text:p>
          </table:table-cell>
          <table:table-cell office:value-type="float" office:value="0.132664458" calcext:value-type="float">
            <text:p>0.132664458</text:p>
          </table:table-cell>
          <table:table-cell office:value-type="float" office:value="0.139740126" calcext:value-type="float">
            <text:p>0.139740126</text:p>
          </table:table-cell>
          <table:table-cell office:value-type="float" office:value="0.144795197" calcext:value-type="float">
            <text:p>0.1447951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05" calcext:value-type="float">
            <text:p>0.001114305</text:p>
          </table:table-cell>
          <table:table-cell office:value-type="float" office:value="0.000268591" calcext:value-type="float">
            <text:p>0.000268591</text:p>
          </table:table-cell>
          <table:table-cell office:value-type="float" office:value="0.00108386" calcext:value-type="float">
            <text:p>0.00108386</text:p>
          </table:table-cell>
          <table:table-cell office:value-type="float" office:value="0.001141668" calcext:value-type="float">
            <text:p>0.001141668</text:p>
          </table:table-cell>
          <table:table-cell office:value-type="float" office:value="0.001182967" calcext:value-type="float">
            <text:p>0.0011829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044" calcext:value-type="float">
            <text:p>4.4044E-05</text:p>
          </table:table-cell>
          <table:table-cell office:value-type="float" office:value="-0.00080167" calcext:value-type="float">
            <text:p>-0.00080167</text:p>
          </table:table-cell>
          <table:table-cell office:value-type="float" office:value="0.000013599" calcext:value-type="float">
            <text:p>1.3599E-05</text:p>
          </table:table-cell>
          <table:table-cell office:value-type="float" office:value="0.000071406" calcext:value-type="float">
            <text:p>7.1406E-05</text:p>
          </table:table-cell>
          <table:table-cell office:value-type="float" office:value="0.000112706" calcext:value-type="float">
            <text:p>0.00011270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57026" calcext:value-type="float">
            <text:p>24.125357026</text:p>
          </table:table-cell>
          <table:table-cell office:value-type="float" office:value="24.104467615" calcext:value-type="float">
            <text:p>24.104467615</text:p>
          </table:table-cell>
          <table:table-cell office:value-type="float" office:value="24.124605029" calcext:value-type="float">
            <text:p>24.124605029</text:p>
          </table:table-cell>
          <table:table-cell office:value-type="float" office:value="24.126032886" calcext:value-type="float">
            <text:p>24.126032886</text:p>
          </table:table-cell>
          <table:table-cell office:value-type="float" office:value="24.127052988" calcext:value-type="float">
            <text:p>24.127052988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16387" calcext:value-type="float">
            <text:p>0.001116387</text:p>
          </table:table-cell>
          <table:table-cell office:value-type="float" office:value="-0.020321358" calcext:value-type="float">
            <text:p>-0.020321358</text:p>
          </table:table-cell>
          <table:table-cell office:value-type="float" office:value="0.000344651" calcext:value-type="float">
            <text:p>0.000344651</text:p>
          </table:table-cell>
          <table:table-cell office:value-type="float" office:value="0.001809987" calcext:value-type="float">
            <text:p>0.001809987</text:p>
          </table:table-cell>
          <table:table-cell office:value-type="float" office:value="0.002856865" calcext:value-type="float">
            <text:p>0.0028568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2-03 10:32:43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45591" calcext:value-type="float">
            <text:p>0.13645591</text:p>
          </table:table-cell>
          <table:table-cell office:value-type="float" office:value="0.033686761" calcext:value-type="float">
            <text:p>0.033686761</text:p>
          </table:table-cell>
          <table:table-cell office:value-type="float" office:value="0.132413522" calcext:value-type="float">
            <text:p>0.132413522</text:p>
          </table:table-cell>
          <table:table-cell office:value-type="float" office:value="0.139791982" calcext:value-type="float">
            <text:p>0.139791982</text:p>
          </table:table-cell>
          <table:table-cell office:value-type="float" office:value="0.143691915" calcext:value-type="float">
            <text:p>0.1436919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836" calcext:value-type="float">
            <text:p>0.001114836</text:p>
          </table:table-cell>
          <table:table-cell office:value-type="float" office:value="0.000275219" calcext:value-type="float">
            <text:p>0.000275219</text:p>
          </table:table-cell>
          <table:table-cell office:value-type="float" office:value="0.00108181" calcext:value-type="float">
            <text:p>0.00108181</text:p>
          </table:table-cell>
          <table:table-cell office:value-type="float" office:value="0.001142091" calcext:value-type="float">
            <text:p>0.001142091</text:p>
          </table:table-cell>
          <table:table-cell office:value-type="float" office:value="0.001173954" calcext:value-type="float">
            <text:p>0.0011739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574" calcext:value-type="float">
            <text:p>4.4574E-05</text:p>
          </table:table-cell>
          <table:table-cell office:value-type="float" office:value="-0.000795043" calcext:value-type="float">
            <text:p>-0.000795043</text:p>
          </table:table-cell>
          <table:table-cell office:value-type="float" office:value="0.000011548" calcext:value-type="float">
            <text:p>1.1548E-05</text:p>
          </table:table-cell>
          <table:table-cell office:value-type="float" office:value="0.00007183" calcext:value-type="float">
            <text:p>7.183E-05</text:p>
          </table:table-cell>
          <table:table-cell office:value-type="float" office:value="0.000103692" calcext:value-type="float">
            <text:p>0.00010369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78039" calcext:value-type="float">
            <text:p>24.135478039</text:p>
          </table:table-cell>
          <table:table-cell office:value-type="float" office:value="24.114739414" calcext:value-type="float">
            <text:p>24.114739414</text:p>
          </table:table-cell>
          <table:table-cell office:value-type="float" office:value="24.1346623" calcext:value-type="float">
            <text:p>24.1346623</text:p>
          </table:table-cell>
          <table:table-cell office:value-type="float" office:value="24.136151246" calcext:value-type="float">
            <text:p>24.136151246</text:p>
          </table:table-cell>
          <table:table-cell office:value-type="float" office:value="24.136938237" calcext:value-type="float">
            <text:p>24.136938237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29842" calcext:value-type="float">
            <text:p>0.001129842</text:p>
          </table:table-cell>
          <table:table-cell office:value-type="float" office:value="-0.020153354" calcext:value-type="float">
            <text:p>-0.020153354</text:p>
          </table:table-cell>
          <table:table-cell office:value-type="float" office:value="0.000292684" calcext:value-type="float">
            <text:p>0.000292684</text:p>
          </table:table-cell>
          <table:table-cell office:value-type="float" office:value="0.001820726" calcext:value-type="float">
            <text:p>0.001820726</text:p>
          </table:table-cell>
          <table:table-cell office:value-type="float" office:value="0.002628381" calcext:value-type="float">
            <text:p>0.00262838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2-03 10:32:44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356966" calcext:value-type="float">
            <text:p>0.136356966</text:p>
          </table:table-cell>
          <table:table-cell office:value-type="float" office:value="0.034413938" calcext:value-type="float">
            <text:p>0.034413938</text:p>
          </table:table-cell>
          <table:table-cell office:value-type="float" office:value="0.132871882" calcext:value-type="float">
            <text:p>0.132871882</text:p>
          </table:table-cell>
          <table:table-cell office:value-type="float" office:value="0.139974372" calcext:value-type="float">
            <text:p>0.139974372</text:p>
          </table:table-cell>
          <table:table-cell office:value-type="float" office:value="0.143344419" calcext:value-type="float">
            <text:p>0.1433444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28" calcext:value-type="float">
            <text:p>0.001114028</text:p>
          </table:table-cell>
          <table:table-cell office:value-type="float" office:value="0.00028116" calcext:value-type="float">
            <text:p>0.00028116</text:p>
          </table:table-cell>
          <table:table-cell office:value-type="float" office:value="0.001085555" calcext:value-type="float">
            <text:p>0.001085555</text:p>
          </table:table-cell>
          <table:table-cell office:value-type="float" office:value="0.001143581" calcext:value-type="float">
            <text:p>0.001143581</text:p>
          </table:table-cell>
          <table:table-cell office:value-type="float" office:value="0.001171115" calcext:value-type="float">
            <text:p>0.0011711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66" calcext:value-type="float">
            <text:p>4.3766E-05</text:p>
          </table:table-cell>
          <table:table-cell office:value-type="float" office:value="-0.000789102" calcext:value-type="float">
            <text:p>-0.000789102</text:p>
          </table:table-cell>
          <table:table-cell office:value-type="float" office:value="0.000015293" calcext:value-type="float">
            <text:p>1.5293E-05</text:p>
          </table:table-cell>
          <table:table-cell office:value-type="float" office:value="0.00007332" calcext:value-type="float">
            <text:p>7.332E-05</text:p>
          </table:table-cell>
          <table:table-cell office:value-type="float" office:value="0.000100853" calcext:value-type="float">
            <text:p>0.00010085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5017" calcext:value-type="float">
            <text:p>24.12535017</text:p>
          </table:table-cell>
          <table:table-cell office:value-type="float" office:value="24.104778067" calcext:value-type="float">
            <text:p>24.104778067</text:p>
          </table:table-cell>
          <table:table-cell office:value-type="float" office:value="24.124646887" calcext:value-type="float">
            <text:p>24.124646887</text:p>
          </table:table-cell>
          <table:table-cell office:value-type="float" office:value="24.126080156" calcext:value-type="float">
            <text:p>24.126080156</text:p>
          </table:table-cell>
          <table:table-cell office:value-type="float" office:value="24.126760224" calcext:value-type="float">
            <text:p>24.126760224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09351" calcext:value-type="float">
            <text:p>0.001109351</text:p>
          </table:table-cell>
          <table:table-cell office:value-type="float" office:value="-0.020002756" calcext:value-type="float">
            <text:p>-0.020002756</text:p>
          </table:table-cell>
          <table:table-cell office:value-type="float" office:value="0.000387608" calcext:value-type="float">
            <text:p>0.000387608</text:p>
          </table:table-cell>
          <table:table-cell office:value-type="float" office:value="0.001858498" calcext:value-type="float">
            <text:p>0.001858498</text:p>
          </table:table-cell>
          <table:table-cell office:value-type="float" office:value="0.002556417" calcext:value-type="float">
            <text:p>0.00255641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2-03 10:32:46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20855" calcext:value-type="float">
            <text:p>0.13620855</text:p>
          </table:table-cell>
          <table:table-cell office:value-type="float" office:value="0.03436089" calcext:value-type="float">
            <text:p>0.03436089</text:p>
          </table:table-cell>
          <table:table-cell office:value-type="float" office:value="0.133128778" calcext:value-type="float">
            <text:p>0.133128778</text:p>
          </table:table-cell>
          <table:table-cell office:value-type="float" office:value="0.139952915" calcext:value-type="float">
            <text:p>0.139952915</text:p>
          </table:table-cell>
          <table:table-cell office:value-type="float" office:value="0.143910068" calcext:value-type="float">
            <text:p>0.1439100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815" calcext:value-type="float">
            <text:p>0.001112815</text:p>
          </table:table-cell>
          <table:table-cell office:value-type="float" office:value="0.000280726" calcext:value-type="float">
            <text:p>0.000280726</text:p>
          </table:table-cell>
          <table:table-cell office:value-type="float" office:value="0.001087653" calcext:value-type="float">
            <text:p>0.001087653</text:p>
          </table:table-cell>
          <table:table-cell office:value-type="float" office:value="0.001143406" calcext:value-type="float">
            <text:p>0.001143406</text:p>
          </table:table-cell>
          <table:table-cell office:value-type="float" office:value="0.001175736" calcext:value-type="float">
            <text:p>0.0011757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554" calcext:value-type="float">
            <text:p>4.2554E-05</text:p>
          </table:table-cell>
          <table:table-cell office:value-type="float" office:value="-0.000789535" calcext:value-type="float">
            <text:p>-0.000789535</text:p>
          </table:table-cell>
          <table:table-cell office:value-type="float" office:value="0.000017392" calcext:value-type="float">
            <text:p>1.7392E-05</text:p>
          </table:table-cell>
          <table:table-cell office:value-type="float" office:value="0.000073145" calcext:value-type="float">
            <text:p>7.3145E-05</text:p>
          </table:table-cell>
          <table:table-cell office:value-type="float" office:value="0.000105474" calcext:value-type="float">
            <text:p>0.00010547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374172" calcext:value-type="float">
            <text:p>24.130374172</text:p>
          </table:table-cell>
          <table:table-cell office:value-type="float" office:value="24.109821407" calcext:value-type="float">
            <text:p>24.109821407</text:p>
          </table:table-cell>
          <table:table-cell office:value-type="float" office:value="24.129752682" calcext:value-type="float">
            <text:p>24.129752682</text:p>
          </table:table-cell>
          <table:table-cell office:value-type="float" office:value="24.131129774" calcext:value-type="float">
            <text:p>24.131129774</text:p>
          </table:table-cell>
          <table:table-cell office:value-type="float" office:value="24.131928315" calcext:value-type="float">
            <text:p>24.131928315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078615" calcext:value-type="float">
            <text:p>0.001078615</text:p>
          </table:table-cell>
          <table:table-cell office:value-type="float" office:value="-0.020013742" calcext:value-type="float">
            <text:p>-0.020013742</text:p>
          </table:table-cell>
          <table:table-cell office:value-type="float" office:value="0.00044081" calcext:value-type="float">
            <text:p>0.00044081</text:p>
          </table:table-cell>
          <table:table-cell office:value-type="float" office:value="0.001854054" calcext:value-type="float">
            <text:p>0.001854054</text:p>
          </table:table-cell>
          <table:table-cell office:value-type="float" office:value="0.002673559" calcext:value-type="float">
            <text:p>0.0026735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2-03 10:32:47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100666" calcext:value-type="float">
            <text:p>0.136100666</text:p>
          </table:table-cell>
          <table:table-cell office:value-type="float" office:value="0.032806996" calcext:value-type="float">
            <text:p>0.032806996</text:p>
          </table:table-cell>
          <table:table-cell office:value-type="float" office:value="0.132210866" calcext:value-type="float">
            <text:p>0.132210866</text:p>
          </table:table-cell>
          <table:table-cell office:value-type="float" office:value="0.139968412" calcext:value-type="float">
            <text:p>0.139968412</text:p>
          </table:table-cell>
          <table:table-cell office:value-type="float" office:value="0.144115108" calcext:value-type="float">
            <text:p>0.1441151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934" calcext:value-type="float">
            <text:p>0.001111934</text:p>
          </table:table-cell>
          <table:table-cell office:value-type="float" office:value="0.000268031" calcext:value-type="float">
            <text:p>0.000268031</text:p>
          </table:table-cell>
          <table:table-cell office:value-type="float" office:value="0.001080154" calcext:value-type="float">
            <text:p>0.001080154</text:p>
          </table:table-cell>
          <table:table-cell office:value-type="float" office:value="0.001143533" calcext:value-type="float">
            <text:p>0.001143533</text:p>
          </table:table-cell>
          <table:table-cell office:value-type="float" office:value="0.001177411" calcext:value-type="float">
            <text:p>0.0011774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672" calcext:value-type="float">
            <text:p>4.1672E-05</text:p>
          </table:table-cell>
          <table:table-cell office:value-type="float" office:value="-0.00080223" calcext:value-type="float">
            <text:p>-0.00080223</text:p>
          </table:table-cell>
          <table:table-cell office:value-type="float" office:value="0.000009893" calcext:value-type="float">
            <text:p>9.893E-06</text:p>
          </table:table-cell>
          <table:table-cell office:value-type="float" office:value="0.000073271" calcext:value-type="float">
            <text:p>7.3271E-05</text:p>
          </table:table-cell>
          <table:table-cell office:value-type="float" office:value="0.00010715" calcext:value-type="float">
            <text:p>0.0001071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06353" calcext:value-type="float">
            <text:p>24.135406353</text:p>
          </table:table-cell>
          <table:table-cell office:value-type="float" office:value="24.114561878" calcext:value-type="float">
            <text:p>24.114561878</text:p>
          </table:table-cell>
          <table:table-cell office:value-type="float" office:value="24.134621405" calcext:value-type="float">
            <text:p>24.134621405</text:p>
          </table:table-cell>
          <table:table-cell office:value-type="float" office:value="24.136186849" calcext:value-type="float">
            <text:p>24.136186849</text:p>
          </table:table-cell>
          <table:table-cell office:value-type="float" office:value="24.137023636" calcext:value-type="float">
            <text:p>24.137023636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56273" calcext:value-type="float">
            <text:p>0.001056273</text:p>
          </table:table-cell>
          <table:table-cell office:value-type="float" office:value="-0.020335554" calcext:value-type="float">
            <text:p>-0.020335554</text:p>
          </table:table-cell>
          <table:table-cell office:value-type="float" office:value="0.000250715" calcext:value-type="float">
            <text:p>0.000250715</text:p>
          </table:table-cell>
          <table:table-cell office:value-type="float" office:value="0.001857263" calcext:value-type="float">
            <text:p>0.001857263</text:p>
          </table:table-cell>
          <table:table-cell office:value-type="float" office:value="0.002716022" calcext:value-type="float">
            <text:p>0.00271602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2-03 10:32:48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5888473" calcext:value-type="float">
            <text:p>0.135888473</text:p>
          </table:table-cell>
          <table:table-cell office:value-type="float" office:value="0.033092503" calcext:value-type="float">
            <text:p>0.033092503</text:p>
          </table:table-cell>
          <table:table-cell office:value-type="float" office:value="0.133016721" calcext:value-type="float">
            <text:p>0.133016721</text:p>
          </table:table-cell>
          <table:table-cell office:value-type="float" office:value="0.140155571" calcext:value-type="float">
            <text:p>0.140155571</text:p>
          </table:table-cell>
          <table:table-cell office:value-type="float" office:value="0.143905895" calcext:value-type="float">
            <text:p>0.1439058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" calcext:value-type="float">
            <text:p>0.0011102</text:p>
          </table:table-cell>
          <table:table-cell office:value-type="float" office:value="0.000270364" calcext:value-type="float">
            <text:p>0.000270364</text:p>
          </table:table-cell>
          <table:table-cell office:value-type="float" office:value="0.001086738" calcext:value-type="float">
            <text:p>0.001086738</text:p>
          </table:table-cell>
          <table:table-cell office:value-type="float" office:value="0.001145062" calcext:value-type="float">
            <text:p>0.001145062</text:p>
          </table:table-cell>
          <table:table-cell office:value-type="float" office:value="0.001175702" calcext:value-type="float">
            <text:p>0.0011757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39" calcext:value-type="float">
            <text:p>3.9939E-05</text:p>
          </table:table-cell>
          <table:table-cell office:value-type="float" office:value="-0.000799898" calcext:value-type="float">
            <text:p>-0.000799898</text:p>
          </table:table-cell>
          <table:table-cell office:value-type="float" office:value="0.000016476" calcext:value-type="float">
            <text:p>1.6476E-05</text:p>
          </table:table-cell>
          <table:table-cell office:value-type="float" office:value="0.0000748" calcext:value-type="float">
            <text:p>7.48E-05</text:p>
          </table:table-cell>
          <table:table-cell office:value-type="float" office:value="0.00010544" calcext:value-type="float">
            <text:p>0.0001054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363533" calcext:value-type="float">
            <text:p>24.135363533</text:p>
          </table:table-cell>
          <table:table-cell office:value-type="float" office:value="24.114619493" calcext:value-type="float">
            <text:p>24.114619493</text:p>
          </table:table-cell>
          <table:table-cell office:value-type="float" office:value="24.134784024" calcext:value-type="float">
            <text:p>24.134784024</text:p>
          </table:table-cell>
          <table:table-cell office:value-type="float" office:value="24.136224617" calcext:value-type="float">
            <text:p>24.136224617</text:p>
          </table:table-cell>
          <table:table-cell office:value-type="float" office:value="24.136981418" calcext:value-type="float">
            <text:p>24.136981418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12329" calcext:value-type="float">
            <text:p>0.001012329</text:p>
          </table:table-cell>
          <table:table-cell office:value-type="float" office:value="-0.020276425" calcext:value-type="float">
            <text:p>-0.020276425</text:p>
          </table:table-cell>
          <table:table-cell office:value-type="float" office:value="0.000417603" calcext:value-type="float">
            <text:p>0.000417603</text:p>
          </table:table-cell>
          <table:table-cell office:value-type="float" office:value="0.001896023" calcext:value-type="float">
            <text:p>0.001896023</text:p>
          </table:table-cell>
          <table:table-cell office:value-type="float" office:value="0.002672695" calcext:value-type="float">
            <text:p>0.00267269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2-03 10:32:50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5961191" calcext:value-type="float">
            <text:p>0.135961191</text:p>
          </table:table-cell>
          <table:table-cell office:value-type="float" office:value="0.032744412" calcext:value-type="float">
            <text:p>0.032744412</text:p>
          </table:table-cell>
          <table:table-cell office:value-type="float" office:value="0.132653133" calcext:value-type="float">
            <text:p>0.132653133</text:p>
          </table:table-cell>
          <table:table-cell office:value-type="float" office:value="0.140100734" calcext:value-type="float">
            <text:p>0.140100734</text:p>
          </table:table-cell>
          <table:table-cell office:value-type="float" office:value="0.144487041" calcext:value-type="float">
            <text:p>0.1444870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94" calcext:value-type="float">
            <text:p>0.001110794</text:p>
          </table:table-cell>
          <table:table-cell office:value-type="float" office:value="0.00026752" calcext:value-type="float">
            <text:p>0.00026752</text:p>
          </table:table-cell>
          <table:table-cell office:value-type="float" office:value="0.001083767" calcext:value-type="float">
            <text:p>0.001083767</text:p>
          </table:table-cell>
          <table:table-cell office:value-type="float" office:value="0.001144614" calcext:value-type="float">
            <text:p>0.001144614</text:p>
          </table:table-cell>
          <table:table-cell office:value-type="float" office:value="0.00118045" calcext:value-type="float">
            <text:p>0.001180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33" calcext:value-type="float">
            <text:p>4.0533E-05</text:p>
          </table:table-cell>
          <table:table-cell office:value-type="float" office:value="-0.000802742" calcext:value-type="float">
            <text:p>-0.000802742</text:p>
          </table:table-cell>
          <table:table-cell office:value-type="float" office:value="0.000013506" calcext:value-type="float">
            <text:p>1.3506E-05</text:p>
          </table:table-cell>
          <table:table-cell office:value-type="float" office:value="0.000074352" calcext:value-type="float">
            <text:p>7.4352E-05</text:p>
          </table:table-cell>
          <table:table-cell office:value-type="float" office:value="0.000110188" calcext:value-type="float">
            <text:p>0.000110188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378207" calcext:value-type="float">
            <text:p>24.135378207</text:p>
          </table:table-cell>
          <table:table-cell office:value-type="float" office:value="24.114549248" calcext:value-type="float">
            <text:p>24.114549248</text:p>
          </table:table-cell>
          <table:table-cell office:value-type="float" office:value="24.134710653" calcext:value-type="float">
            <text:p>24.134710653</text:p>
          </table:table-cell>
          <table:table-cell office:value-type="float" office:value="24.136213551" calcext:value-type="float">
            <text:p>24.136213551</text:p>
          </table:table-cell>
          <table:table-cell office:value-type="float" office:value="24.13709869" calcext:value-type="float">
            <text:p>24.13709869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27388" calcext:value-type="float">
            <text:p>0.001027388</text:p>
          </table:table-cell>
          <table:table-cell office:value-type="float" office:value="-0.020348515" calcext:value-type="float">
            <text:p>-0.020348515</text:p>
          </table:table-cell>
          <table:table-cell office:value-type="float" office:value="0.000342306" calcext:value-type="float">
            <text:p>0.000342306</text:p>
          </table:table-cell>
          <table:table-cell office:value-type="float" office:value="0.001884667" calcext:value-type="float">
            <text:p>0.001884667</text:p>
          </table:table-cell>
          <table:table-cell office:value-type="float" office:value="0.002793047" calcext:value-type="float">
            <text:p>0.00279304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2-03 10:32:5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4285" calcext:value-type="float">
            <text:p>0.13604285</text:p>
          </table:table-cell>
          <table:table-cell office:value-type="float" office:value="0.032834415" calcext:value-type="float">
            <text:p>0.032834415</text:p>
          </table:table-cell>
          <table:table-cell office:value-type="float" office:value="0.132262723" calcext:value-type="float">
            <text:p>0.132262723</text:p>
          </table:table-cell>
          <table:table-cell office:value-type="float" office:value="0.140039341" calcext:value-type="float">
            <text:p>0.140039341</text:p>
          </table:table-cell>
          <table:table-cell office:value-type="float" office:value="0.143756884" calcext:value-type="float">
            <text:p>0.143756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61" calcext:value-type="float">
            <text:p>0.001111461</text:p>
          </table:table-cell>
          <table:table-cell office:value-type="float" office:value="0.000268255" calcext:value-type="float">
            <text:p>0.000268255</text:p>
          </table:table-cell>
          <table:table-cell office:value-type="float" office:value="0.001080578" calcext:value-type="float">
            <text:p>0.001080578</text:p>
          </table:table-cell>
          <table:table-cell office:value-type="float" office:value="0.001144112" calcext:value-type="float">
            <text:p>0.001144112</text:p>
          </table:table-cell>
          <table:table-cell office:value-type="float" office:value="0.001174484" calcext:value-type="float">
            <text:p>0.0011744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" calcext:value-type="float">
            <text:p>4.12E-05</text:p>
          </table:table-cell>
          <table:table-cell office:value-type="float" office:value="-0.000802006" calcext:value-type="float">
            <text:p>-0.000802006</text:p>
          </table:table-cell>
          <table:table-cell office:value-type="float" office:value="0.000010316" calcext:value-type="float">
            <text:p>1.0316E-05</text:p>
          </table:table-cell>
          <table:table-cell office:value-type="float" office:value="0.000073851" calcext:value-type="float">
            <text:p>7.3851E-05</text:p>
          </table:table-cell>
          <table:table-cell office:value-type="float" office:value="0.000104223" calcext:value-type="float">
            <text:p>0.000104223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0259" calcext:value-type="float">
            <text:p>24.14550259</text:p>
          </table:table-cell>
          <table:table-cell office:value-type="float" office:value="24.124675506" calcext:value-type="float">
            <text:p>24.124675506</text:p>
          </table:table-cell>
          <table:table-cell office:value-type="float" office:value="24.144739781" calcext:value-type="float">
            <text:p>24.144739781</text:p>
          </table:table-cell>
          <table:table-cell office:value-type="float" office:value="24.146309059" calcext:value-type="float">
            <text:p>24.146309059</text:p>
          </table:table-cell>
          <table:table-cell office:value-type="float" office:value="24.147059238" calcext:value-type="float">
            <text:p>24.147059238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443" calcext:value-type="float">
            <text:p>0.0010443</text:p>
          </table:table-cell>
          <table:table-cell office:value-type="float" office:value="-0.020329875" calcext:value-type="float">
            <text:p>-0.020329875</text:p>
          </table:table-cell>
          <table:table-cell office:value-type="float" office:value="0.000261454" calcext:value-type="float">
            <text:p>0.000261454</text:p>
          </table:table-cell>
          <table:table-cell office:value-type="float" office:value="0.001871953" calcext:value-type="float">
            <text:p>0.001871953</text:p>
          </table:table-cell>
          <table:table-cell office:value-type="float" office:value="0.002641836" calcext:value-type="float">
            <text:p>0.00264183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2-03 10:32:52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038677" calcext:value-type="float">
            <text:p>0.136038677</text:p>
          </table:table-cell>
          <table:table-cell office:value-type="float" office:value="0.032999519" calcext:value-type="float">
            <text:p>0.032999519</text:p>
          </table:table-cell>
          <table:table-cell office:value-type="float" office:value="0.132420079" calcext:value-type="float">
            <text:p>0.132420079</text:p>
          </table:table-cell>
          <table:table-cell office:value-type="float" office:value="0.139960067" calcext:value-type="float">
            <text:p>0.139960067</text:p>
          </table:table-cell>
          <table:table-cell office:value-type="float" office:value="0.143189447" calcext:value-type="float">
            <text:p>0.143189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27" calcext:value-type="float">
            <text:p>0.001111427</text:p>
          </table:table-cell>
          <table:table-cell office:value-type="float" office:value="0.000269604" calcext:value-type="float">
            <text:p>0.000269604</text:p>
          </table:table-cell>
          <table:table-cell office:value-type="float" office:value="0.001081863" calcext:value-type="float">
            <text:p>0.001081863</text:p>
          </table:table-cell>
          <table:table-cell office:value-type="float" office:value="0.001143465" calcext:value-type="float">
            <text:p>0.001143465</text:p>
          </table:table-cell>
          <table:table-cell office:value-type="float" office:value="0.001169848" calcext:value-type="float">
            <text:p>0.0011698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166" calcext:value-type="float">
            <text:p>4.1166E-05</text:p>
          </table:table-cell>
          <table:table-cell office:value-type="float" office:value="-0.000800658" calcext:value-type="float">
            <text:p>-0.000800658</text:p>
          </table:table-cell>
          <table:table-cell office:value-type="float" office:value="0.000011602" calcext:value-type="float">
            <text:p>1.1602E-05</text:p>
          </table:table-cell>
          <table:table-cell office:value-type="float" office:value="0.000073203" calcext:value-type="float">
            <text:p>7.3203E-05</text:p>
          </table:table-cell>
          <table:table-cell office:value-type="float" office:value="0.000099587" calcext:value-type="float">
            <text:p>9.95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557" calcext:value-type="float">
            <text:p>24.1505557</text:p>
          </table:table-cell>
          <table:table-cell office:value-type="float" office:value="24.129762873" calcext:value-type="float">
            <text:p>24.129762873</text:p>
          </table:table-cell>
          <table:table-cell office:value-type="float" office:value="24.149825491" calcext:value-type="float">
            <text:p>24.149825491</text:p>
          </table:table-cell>
          <table:table-cell office:value-type="float" office:value="24.151347011" calcext:value-type="float">
            <text:p>24.151347011</text:p>
          </table:table-cell>
          <table:table-cell office:value-type="float" office:value="24.151998678" calcext:value-type="float">
            <text:p>24.151998678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43435" calcext:value-type="float">
            <text:p>0.001043435</text:p>
          </table:table-cell>
          <table:table-cell office:value-type="float" office:value="-0.020295682" calcext:value-type="float">
            <text:p>-0.020295682</text:p>
          </table:table-cell>
          <table:table-cell office:value-type="float" office:value="0.000294041" calcext:value-type="float">
            <text:p>0.000294041</text:p>
          </table:table-cell>
          <table:table-cell office:value-type="float" office:value="0.001855535" calcext:value-type="float">
            <text:p>0.001855535</text:p>
          </table:table-cell>
          <table:table-cell office:value-type="float" office:value="0.002524323" calcext:value-type="float">
            <text:p>0.0025243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2-03 10:32:5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894434" calcext:value-type="float">
            <text:p>0.135894434</text:p>
          </table:table-cell>
          <table:table-cell office:value-type="float" office:value="0.034217839" calcext:value-type="float">
            <text:p>0.034217839</text:p>
          </table:table-cell>
          <table:table-cell office:value-type="float" office:value="0.13264002" calcext:value-type="float">
            <text:p>0.13264002</text:p>
          </table:table-cell>
          <table:table-cell office:value-type="float" office:value="0.139967816" calcext:value-type="float">
            <text:p>0.139967816</text:p>
          </table:table-cell>
          <table:table-cell office:value-type="float" office:value="0.143281238" calcext:value-type="float">
            <text:p>0.1432812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49" calcext:value-type="float">
            <text:p>0.001110249</text:p>
          </table:table-cell>
          <table:table-cell office:value-type="float" office:value="0.000279558" calcext:value-type="float">
            <text:p>0.000279558</text:p>
          </table:table-cell>
          <table:table-cell office:value-type="float" office:value="0.00108366" calcext:value-type="float">
            <text:p>0.00108366</text:p>
          </table:table-cell>
          <table:table-cell office:value-type="float" office:value="0.001143528" calcext:value-type="float">
            <text:p>0.001143528</text:p>
          </table:table-cell>
          <table:table-cell office:value-type="float" office:value="0.001170598" calcext:value-type="float">
            <text:p>0.0011705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87" calcext:value-type="float">
            <text:p>3.9987E-05</text:p>
          </table:table-cell>
          <table:table-cell office:value-type="float" office:value="-0.000790704" calcext:value-type="float">
            <text:p>-0.000790704</text:p>
          </table:table-cell>
          <table:table-cell office:value-type="float" office:value="0.000013399" calcext:value-type="float">
            <text:p>1.3399E-05</text:p>
          </table:table-cell>
          <table:table-cell office:value-type="float" office:value="0.000073266" calcext:value-type="float">
            <text:p>7.3266E-05</text:p>
          </table:table-cell>
          <table:table-cell office:value-type="float" office:value="0.000100337" calcext:value-type="float">
            <text:p>0.00010033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7264" calcext:value-type="float">
            <text:p>24.14547264</text:p>
          </table:table-cell>
          <table:table-cell office:value-type="float" office:value="24.124954679" calcext:value-type="float">
            <text:p>24.124954679</text:p>
          </table:table-cell>
          <table:table-cell office:value-type="float" office:value="24.144815917" calcext:value-type="float">
            <text:p>24.144815917</text:p>
          </table:table-cell>
          <table:table-cell office:value-type="float" office:value="24.146294626" calcext:value-type="float">
            <text:p>24.146294626</text:p>
          </table:table-cell>
          <table:table-cell office:value-type="float" office:value="24.146963255" calcext:value-type="float">
            <text:p>24.146963255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13563" calcext:value-type="float">
            <text:p>0.001013563</text:p>
          </table:table-cell>
          <table:table-cell office:value-type="float" office:value="-0.020043368" calcext:value-type="float">
            <text:p>-0.020043368</text:p>
          </table:table-cell>
          <table:table-cell office:value-type="float" office:value="0.00033959" calcext:value-type="float">
            <text:p>0.00033959</text:p>
          </table:table-cell>
          <table:table-cell office:value-type="float" office:value="0.00185714" calcext:value-type="float">
            <text:p>0.00185714</text:p>
          </table:table-cell>
          <table:table-cell office:value-type="float" office:value="0.002543332" calcext:value-type="float">
            <text:p>0.00254333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2-03 10:32:55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5891454" calcext:value-type="float">
            <text:p>0.135891454</text:p>
          </table:table-cell>
          <table:table-cell office:value-type="float" office:value="0.032967333" calcext:value-type="float">
            <text:p>0.032967333</text:p>
          </table:table-cell>
          <table:table-cell office:value-type="float" office:value="0.132272259" calcext:value-type="float">
            <text:p>0.132272259</text:p>
          </table:table-cell>
          <table:table-cell office:value-type="float" office:value="0.139988081" calcext:value-type="float">
            <text:p>0.139988081</text:p>
          </table:table-cell>
          <table:table-cell office:value-type="float" office:value="0.143753307" calcext:value-type="float">
            <text:p>0.1437533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24" calcext:value-type="float">
            <text:p>0.001110224</text:p>
          </table:table-cell>
          <table:table-cell office:value-type="float" office:value="0.000269341" calcext:value-type="float">
            <text:p>0.000269341</text:p>
          </table:table-cell>
          <table:table-cell office:value-type="float" office:value="0.001080656" calcext:value-type="float">
            <text:p>0.001080656</text:p>
          </table:table-cell>
          <table:table-cell office:value-type="float" office:value="0.001143693" calcext:value-type="float">
            <text:p>0.001143693</text:p>
          </table:table-cell>
          <table:table-cell office:value-type="float" office:value="0.001174455" calcext:value-type="float">
            <text:p>0.0011744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63" calcext:value-type="float">
            <text:p>3.9963E-05</text:p>
          </table:table-cell>
          <table:table-cell office:value-type="float" office:value="-0.00080092" calcext:value-type="float">
            <text:p>-0.00080092</text:p>
          </table:table-cell>
          <table:table-cell office:value-type="float" office:value="0.000010394" calcext:value-type="float">
            <text:p>1.0394E-05</text:p>
          </table:table-cell>
          <table:table-cell office:value-type="float" office:value="0.000073432" calcext:value-type="float">
            <text:p>7.3432E-05</text:p>
          </table:table-cell>
          <table:table-cell office:value-type="float" office:value="0.000104194" calcext:value-type="float">
            <text:p>0.000104194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418086" calcext:value-type="float">
            <text:p>24.140418086</text:p>
          </table:table-cell>
          <table:table-cell office:value-type="float" office:value="24.119648281" calcext:value-type="float">
            <text:p>24.119648281</text:p>
          </table:table-cell>
          <table:table-cell office:value-type="float" office:value="24.13968775" calcext:value-type="float">
            <text:p>24.13968775</text:p>
          </table:table-cell>
          <table:table-cell office:value-type="float" office:value="24.141244767" calcext:value-type="float">
            <text:p>24.141244767</text:p>
          </table:table-cell>
          <table:table-cell office:value-type="float" office:value="24.142004571" calcext:value-type="float">
            <text:p>24.142004571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12946" calcext:value-type="float">
            <text:p>0.001012946</text:p>
          </table:table-cell>
          <table:table-cell office:value-type="float" office:value="-0.020302348" calcext:value-type="float">
            <text:p>-0.020302348</text:p>
          </table:table-cell>
          <table:table-cell office:value-type="float" office:value="0.000263429" calcext:value-type="float">
            <text:p>0.000263429</text:p>
          </table:table-cell>
          <table:table-cell office:value-type="float" office:value="0.001861337" calcext:value-type="float">
            <text:p>0.001861337</text:p>
          </table:table-cell>
          <table:table-cell office:value-type="float" office:value="0.002641095" calcext:value-type="float">
            <text:p>0.00264109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2-03 10:32:5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839598" calcext:value-type="float">
            <text:p>0.135839598</text:p>
          </table:table-cell>
          <table:table-cell office:value-type="float" office:value="0.03436089" calcext:value-type="float">
            <text:p>0.03436089</text:p>
          </table:table-cell>
          <table:table-cell office:value-type="float" office:value="0.132838503" calcext:value-type="float">
            <text:p>0.132838503</text:p>
          </table:table-cell>
          <table:table-cell office:value-type="float" office:value="0.140217559" calcext:value-type="float">
            <text:p>0.140217559</text:p>
          </table:table-cell>
          <table:table-cell office:value-type="float" office:value="0.143017786" calcext:value-type="float">
            <text:p>0.1430177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01" calcext:value-type="float">
            <text:p>0.001109801</text:p>
          </table:table-cell>
          <table:table-cell office:value-type="float" office:value="0.000280726" calcext:value-type="float">
            <text:p>0.000280726</text:p>
          </table:table-cell>
          <table:table-cell office:value-type="float" office:value="0.001085282" calcext:value-type="float">
            <text:p>0.001085282</text:p>
          </table:table-cell>
          <table:table-cell office:value-type="float" office:value="0.001145568" calcext:value-type="float">
            <text:p>0.001145568</text:p>
          </table:table-cell>
          <table:table-cell office:value-type="float" office:value="0.001168446" calcext:value-type="float">
            <text:p>0.0011684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39" calcext:value-type="float">
            <text:p>3.9539E-05</text:p>
          </table:table-cell>
          <table:table-cell office:value-type="float" office:value="-0.000789535" calcext:value-type="float">
            <text:p>-0.000789535</text:p>
          </table:table-cell>
          <table:table-cell office:value-type="float" office:value="0.00001502" calcext:value-type="float">
            <text:p>1.502E-05</text:p>
          </table:table-cell>
          <table:table-cell office:value-type="float" office:value="0.000075307" calcext:value-type="float">
            <text:p>7.5307E-05</text:p>
          </table:table-cell>
          <table:table-cell office:value-type="float" office:value="0.000098185" calcext:value-type="float">
            <text:p>9.818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61575" calcext:value-type="float">
            <text:p>24.145461575</text:p>
          </table:table-cell>
          <table:table-cell office:value-type="float" office:value="24.124983546" calcext:value-type="float">
            <text:p>24.124983546</text:p>
          </table:table-cell>
          <table:table-cell office:value-type="float" office:value="24.14485597" calcext:value-type="float">
            <text:p>24.14485597</text:p>
          </table:table-cell>
          <table:table-cell office:value-type="float" office:value="24.146345023" calcext:value-type="float">
            <text:p>24.146345023</text:p>
          </table:table-cell>
          <table:table-cell office:value-type="float" office:value="24.146910092" calcext:value-type="float">
            <text:p>24.146910092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02207" calcext:value-type="float">
            <text:p>0.001002207</text:p>
          </table:table-cell>
          <table:table-cell office:value-type="float" office:value="-0.020013742" calcext:value-type="float">
            <text:p>-0.020013742</text:p>
          </table:table-cell>
          <table:table-cell office:value-type="float" office:value="0.000380695" calcext:value-type="float">
            <text:p>0.000380695</text:p>
          </table:table-cell>
          <table:table-cell office:value-type="float" office:value="0.001908861" calcext:value-type="float">
            <text:p>0.001908861</text:p>
          </table:table-cell>
          <table:table-cell office:value-type="float" office:value="0.002488773" calcext:value-type="float">
            <text:p>0.0024887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2-03 10:32:58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5834829" calcext:value-type="float">
            <text:p>0.135834829</text:p>
          </table:table-cell>
          <table:table-cell office:value-type="float" office:value="0.033597354" calcext:value-type="float">
            <text:p>0.033597354</text:p>
          </table:table-cell>
          <table:table-cell office:value-type="float" office:value="0.133101956" calcext:value-type="float">
            <text:p>0.133101956</text:p>
          </table:table-cell>
          <table:table-cell office:value-type="float" office:value="0.140317695" calcext:value-type="float">
            <text:p>0.140317695</text:p>
          </table:table-cell>
          <table:table-cell office:value-type="float" office:value="0.143040436" calcext:value-type="float">
            <text:p>0.1430404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62" calcext:value-type="float">
            <text:p>0.001109762</text:p>
          </table:table-cell>
          <table:table-cell office:value-type="float" office:value="0.000274488" calcext:value-type="float">
            <text:p>0.000274488</text:p>
          </table:table-cell>
          <table:table-cell office:value-type="float" office:value="0.001087434" calcext:value-type="float">
            <text:p>0.001087434</text:p>
          </table:table-cell>
          <table:table-cell office:value-type="float" office:value="0.001146386" calcext:value-type="float">
            <text:p>0.001146386</text:p>
          </table:table-cell>
          <table:table-cell office:value-type="float" office:value="0.001168631" calcext:value-type="float">
            <text:p>0.0011686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" calcext:value-type="float">
            <text:p>3.95E-05</text:p>
          </table:table-cell>
          <table:table-cell office:value-type="float" office:value="-0.000795773" calcext:value-type="float">
            <text:p>-0.000795773</text:p>
          </table:table-cell>
          <table:table-cell office:value-type="float" office:value="0.000017173" calcext:value-type="float">
            <text:p>1.7173E-05</text:p>
          </table:table-cell>
          <table:table-cell office:value-type="float" office:value="0.000076125" calcext:value-type="float">
            <text:p>7.6125E-05</text:p>
          </table:table-cell>
          <table:table-cell office:value-type="float" office:value="0.00009837" calcext:value-type="float">
            <text:p>9.83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40666" calcext:value-type="float">
            <text:p>24.14040666</text:p>
          </table:table-cell>
          <table:table-cell office:value-type="float" office:value="24.119775419" calcext:value-type="float">
            <text:p>24.119775419</text:p>
          </table:table-cell>
          <table:table-cell office:value-type="float" office:value="24.139855179" calcext:value-type="float">
            <text:p>24.139855179</text:p>
          </table:table-cell>
          <table:table-cell office:value-type="float" office:value="24.141311281" calcext:value-type="float">
            <text:p>24.141311281</text:p>
          </table:table-cell>
          <table:table-cell office:value-type="float" office:value="24.141860717" calcext:value-type="float">
            <text:p>24.141860717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0122" calcext:value-type="float">
            <text:p>0.00100122</text:p>
          </table:table-cell>
          <table:table-cell office:value-type="float" office:value="-0.02017187" calcext:value-type="float">
            <text:p>-0.02017187</text:p>
          </table:table-cell>
          <table:table-cell office:value-type="float" office:value="0.000435255" calcext:value-type="float">
            <text:p>0.000435255</text:p>
          </table:table-cell>
          <table:table-cell office:value-type="float" office:value="0.001929598" calcext:value-type="float">
            <text:p>0.001929598</text:p>
          </table:table-cell>
          <table:table-cell office:value-type="float" office:value="0.002493463" calcext:value-type="float">
            <text:p>0.0024934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2-03 10:32:59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5843174" calcext:value-type="float">
            <text:p>0.135843174</text:p>
          </table:table-cell>
          <table:table-cell office:value-type="float" office:value="0.033268932" calcext:value-type="float">
            <text:p>0.033268932</text:p>
          </table:table-cell>
          <table:table-cell office:value-type="float" office:value="0.133248583" calcext:value-type="float">
            <text:p>0.133248583</text:p>
          </table:table-cell>
          <table:table-cell office:value-type="float" office:value="0.140462534" calcext:value-type="float">
            <text:p>0.140462534</text:p>
          </table:table-cell>
          <table:table-cell office:value-type="float" office:value="0.143705028" calcext:value-type="float">
            <text:p>0.1437050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3" calcext:value-type="float">
            <text:p>0.00110983</text:p>
          </table:table-cell>
          <table:table-cell office:value-type="float" office:value="0.000271805" calcext:value-type="float">
            <text:p>0.000271805</text:p>
          </table:table-cell>
          <table:table-cell office:value-type="float" office:value="0.001088632" calcext:value-type="float">
            <text:p>0.001088632</text:p>
          </table:table-cell>
          <table:table-cell office:value-type="float" office:value="0.00114757" calcext:value-type="float">
            <text:p>0.00114757</text:p>
          </table:table-cell>
          <table:table-cell office:value-type="float" office:value="0.001174061" calcext:value-type="float">
            <text:p>0.0011740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68" calcext:value-type="float">
            <text:p>3.9568E-05</text:p>
          </table:table-cell>
          <table:table-cell office:value-type="float" office:value="-0.000798456" calcext:value-type="float">
            <text:p>-0.000798456</text:p>
          </table:table-cell>
          <table:table-cell office:value-type="float" office:value="0.000018371" calcext:value-type="float">
            <text:p>1.8371E-05</text:p>
          </table:table-cell>
          <table:table-cell office:value-type="float" office:value="0.000077308" calcext:value-type="float">
            <text:p>7.7308E-05</text:p>
          </table:table-cell>
          <table:table-cell office:value-type="float" office:value="0.000103799" calcext:value-type="float">
            <text:p>0.000103799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408344" calcext:value-type="float">
            <text:p>24.140408344</text:p>
          </table:table-cell>
          <table:table-cell office:value-type="float" office:value="24.119709144" calcext:value-type="float">
            <text:p>24.119709144</text:p>
          </table:table-cell>
          <table:table-cell office:value-type="float" office:value="24.139884767" calcext:value-type="float">
            <text:p>24.139884767</text:p>
          </table:table-cell>
          <table:table-cell office:value-type="float" office:value="24.141340509" calcext:value-type="float">
            <text:p>24.141340509</text:p>
          </table:table-cell>
          <table:table-cell office:value-type="float" office:value="24.141994828" calcext:value-type="float">
            <text:p>24.141994828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02948" calcext:value-type="float">
            <text:p>0.001002948</text:p>
          </table:table-cell>
          <table:table-cell office:value-type="float" office:value="-0.020239886" calcext:value-type="float">
            <text:p>-0.020239886</text:p>
          </table:table-cell>
          <table:table-cell office:value-type="float" office:value="0.000465621" calcext:value-type="float">
            <text:p>0.000465621</text:p>
          </table:table-cell>
          <table:table-cell office:value-type="float" office:value="0.001959594" calcext:value-type="float">
            <text:p>0.001959594</text:p>
          </table:table-cell>
          <table:table-cell office:value-type="float" office:value="0.002631097" calcext:value-type="float">
            <text:p>0.00263109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2-03 10:33:0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888473" calcext:value-type="float">
            <text:p>0.135888473</text:p>
          </table:table-cell>
          <table:table-cell office:value-type="float" office:value="0.032757525" calcext:value-type="float">
            <text:p>0.032757525</text:p>
          </table:table-cell>
          <table:table-cell office:value-type="float" office:value="0.132651345" calcext:value-type="float">
            <text:p>0.132651345</text:p>
          </table:table-cell>
          <table:table-cell office:value-type="float" office:value="0.14046015" calcext:value-type="float">
            <text:p>0.14046015</text:p>
          </table:table-cell>
          <table:table-cell office:value-type="float" office:value="0.144154447" calcext:value-type="float">
            <text:p>0.144154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" calcext:value-type="float">
            <text:p>0.0011102</text:p>
          </table:table-cell>
          <table:table-cell office:value-type="float" office:value="0.000267627" calcext:value-type="float">
            <text:p>0.000267627</text:p>
          </table:table-cell>
          <table:table-cell office:value-type="float" office:value="0.001083753" calcext:value-type="float">
            <text:p>0.001083753</text:p>
          </table:table-cell>
          <table:table-cell office:value-type="float" office:value="0.00114755" calcext:value-type="float">
            <text:p>0.00114755</text:p>
          </table:table-cell>
          <table:table-cell office:value-type="float" office:value="0.001177732" calcext:value-type="float">
            <text:p>0.0011777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39" calcext:value-type="float">
            <text:p>3.9939E-05</text:p>
          </table:table-cell>
          <table:table-cell office:value-type="float" office:value="-0.000802635" calcext:value-type="float">
            <text:p>-0.000802635</text:p>
          </table:table-cell>
          <table:table-cell office:value-type="float" office:value="0.000013491" calcext:value-type="float">
            <text:p>1.3491E-05</text:p>
          </table:table-cell>
          <table:table-cell office:value-type="float" office:value="0.000077289" calcext:value-type="float">
            <text:p>7.7289E-05</text:p>
          </table:table-cell>
          <table:table-cell office:value-type="float" office:value="0.000107471" calcext:value-type="float">
            <text:p>0.00010747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79343" calcext:value-type="float">
            <text:p>24.155579343</text:p>
          </table:table-cell>
          <table:table-cell office:value-type="float" office:value="24.134768087" calcext:value-type="float">
            <text:p>24.134768087</text:p>
          </table:table-cell>
          <table:table-cell office:value-type="float" office:value="24.154926115" calcext:value-type="float">
            <text:p>24.154926115</text:p>
          </table:table-cell>
          <table:table-cell office:value-type="float" office:value="24.156501873" calcext:value-type="float">
            <text:p>24.156501873</text:p>
          </table:table-cell>
          <table:table-cell office:value-type="float" office:value="24.157247354" calcext:value-type="float">
            <text:p>24.15724735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12329" calcext:value-type="float">
            <text:p>0.001012329</text:p>
          </table:table-cell>
          <table:table-cell office:value-type="float" office:value="-0.020345799" calcext:value-type="float">
            <text:p>-0.020345799</text:p>
          </table:table-cell>
          <table:table-cell office:value-type="float" office:value="0.000341936" calcext:value-type="float">
            <text:p>0.000341936</text:p>
          </table:table-cell>
          <table:table-cell office:value-type="float" office:value="0.0019591" calcext:value-type="float">
            <text:p>0.0019591</text:p>
          </table:table-cell>
          <table:table-cell office:value-type="float" office:value="0.002724169" calcext:value-type="float">
            <text:p>0.0027241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2-03 10:33:0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874764" calcext:value-type="float">
            <text:p>0.135874764</text:p>
          </table:table-cell>
          <table:table-cell office:value-type="float" office:value="0.033929948" calcext:value-type="float">
            <text:p>0.033929948</text:p>
          </table:table-cell>
          <table:table-cell office:value-type="float" office:value="0.133011953" calcext:value-type="float">
            <text:p>0.133011953</text:p>
          </table:table-cell>
          <table:table-cell office:value-type="float" office:value="0.140506046" calcext:value-type="float">
            <text:p>0.140506046</text:p>
          </table:table-cell>
          <table:table-cell office:value-type="float" office:value="0.14284374" calcext:value-type="float">
            <text:p>0.142843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88" calcext:value-type="float">
            <text:p>0.001110088</text:p>
          </table:table-cell>
          <table:table-cell office:value-type="float" office:value="0.000277205" calcext:value-type="float">
            <text:p>0.000277205</text:p>
          </table:table-cell>
          <table:table-cell office:value-type="float" office:value="0.001086699" calcext:value-type="float">
            <text:p>0.001086699</text:p>
          </table:table-cell>
          <table:table-cell office:value-type="float" office:value="0.001147925" calcext:value-type="float">
            <text:p>0.001147925</text:p>
          </table:table-cell>
          <table:table-cell office:value-type="float" office:value="0.001167024" calcext:value-type="float">
            <text:p>0.0011670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827" calcext:value-type="float">
            <text:p>3.9827E-05</text:p>
          </table:table-cell>
          <table:table-cell office:value-type="float" office:value="-0.000793056" calcext:value-type="float">
            <text:p>-0.000793056</text:p>
          </table:table-cell>
          <table:table-cell office:value-type="float" office:value="0.000016438" calcext:value-type="float">
            <text:p>1.6438E-05</text:p>
          </table:table-cell>
          <table:table-cell office:value-type="float" office:value="0.000077664" calcext:value-type="float">
            <text:p>7.7664E-05</text:p>
          </table:table-cell>
          <table:table-cell office:value-type="float" office:value="0.000096763" calcext:value-type="float">
            <text:p>9.676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22624" calcext:value-type="float">
            <text:p>24.150522624</text:p>
          </table:table-cell>
          <table:table-cell office:value-type="float" office:value="24.129950631" calcext:value-type="float">
            <text:p>24.129950631</text:p>
          </table:table-cell>
          <table:table-cell office:value-type="float" office:value="24.149944927" calcext:value-type="float">
            <text:p>24.149944927</text:p>
          </table:table-cell>
          <table:table-cell office:value-type="float" office:value="24.151457186" calcext:value-type="float">
            <text:p>24.151457186</text:p>
          </table:table-cell>
          <table:table-cell office:value-type="float" office:value="24.151928917" calcext:value-type="float">
            <text:p>24.151928917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0949" calcext:value-type="float">
            <text:p>0.00100949</text:p>
          </table:table-cell>
          <table:table-cell office:value-type="float" office:value="-0.02010299" calcext:value-type="float">
            <text:p>-0.02010299</text:p>
          </table:table-cell>
          <table:table-cell office:value-type="float" office:value="0.000416616" calcext:value-type="float">
            <text:p>0.000416616</text:p>
          </table:table-cell>
          <table:table-cell office:value-type="float" office:value="0.001968605" calcext:value-type="float">
            <text:p>0.001968605</text:p>
          </table:table-cell>
          <table:table-cell office:value-type="float" office:value="0.002452729" calcext:value-type="float">
            <text:p>0.0024527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2-03 10:33:03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825293" calcext:value-type="float">
            <text:p>0.135825293</text:p>
          </table:table-cell>
          <table:table-cell office:value-type="float" office:value="0.032835011" calcext:value-type="float">
            <text:p>0.032835011</text:p>
          </table:table-cell>
          <table:table-cell office:value-type="float" office:value="0.132846848" calcext:value-type="float">
            <text:p>0.132846848</text:p>
          </table:table-cell>
          <table:table-cell office:value-type="float" office:value="0.14050247" calcext:value-type="float">
            <text:p>0.14050247</text:p>
          </table:table-cell>
          <table:table-cell office:value-type="float" office:value="0.14396848" calcext:value-type="float">
            <text:p>0.143968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684" calcext:value-type="float">
            <text:p>0.001109684</text:p>
          </table:table-cell>
          <table:table-cell office:value-type="float" office:value="0.00026826" calcext:value-type="float">
            <text:p>0.00026826</text:p>
          </table:table-cell>
          <table:table-cell office:value-type="float" office:value="0.00108535" calcext:value-type="float">
            <text:p>0.00108535</text:p>
          </table:table-cell>
          <table:table-cell office:value-type="float" office:value="0.001147896" calcext:value-type="float">
            <text:p>0.001147896</text:p>
          </table:table-cell>
          <table:table-cell office:value-type="float" office:value="0.001176213" calcext:value-type="float">
            <text:p>0.0011762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22" calcext:value-type="float">
            <text:p>3.9422E-05</text:p>
          </table:table-cell>
          <table:table-cell office:value-type="float" office:value="-0.000802002" calcext:value-type="float">
            <text:p>-0.000802002</text:p>
          </table:table-cell>
          <table:table-cell office:value-type="float" office:value="0.000015089" calcext:value-type="float">
            <text:p>1.5089E-05</text:p>
          </table:table-cell>
          <table:table-cell office:value-type="float" office:value="0.000077635" calcext:value-type="float">
            <text:p>7.7635E-05</text:p>
          </table:table-cell>
          <table:table-cell office:value-type="float" office:value="0.000105952" calcext:value-type="float">
            <text:p>0.00010595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58688" calcext:value-type="float">
            <text:p>24.145458688</text:p>
          </table:table-cell>
          <table:table-cell office:value-type="float" office:value="24.124675627" calcext:value-type="float">
            <text:p>24.124675627</text:p>
          </table:table-cell>
          <table:table-cell office:value-type="float" office:value="24.144857654" calcext:value-type="float">
            <text:p>24.144857654</text:p>
          </table:table-cell>
          <table:table-cell office:value-type="float" office:value="24.146402516" calcext:value-type="float">
            <text:p>24.146402516</text:p>
          </table:table-cell>
          <table:table-cell office:value-type="float" office:value="24.147101937" calcext:value-type="float">
            <text:p>24.147101937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0999245" calcext:value-type="float">
            <text:p>0.000999245</text:p>
          </table:table-cell>
          <table:table-cell office:value-type="float" office:value="-0.020329752" calcext:value-type="float">
            <text:p>-0.020329752</text:p>
          </table:table-cell>
          <table:table-cell office:value-type="float" office:value="0.000382423" calcext:value-type="float">
            <text:p>0.000382423</text:p>
          </table:table-cell>
          <table:table-cell office:value-type="float" office:value="0.001967864" calcext:value-type="float">
            <text:p>0.001967864</text:p>
          </table:table-cell>
          <table:table-cell office:value-type="float" office:value="0.002685656" calcext:value-type="float">
            <text:p>0.0026856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2-03 10:33:04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973112" calcext:value-type="float">
            <text:p>0.135973112</text:p>
          </table:table-cell>
          <table:table-cell office:value-type="float" office:value="0.032814149" calcext:value-type="float">
            <text:p>0.032814149</text:p>
          </table:table-cell>
          <table:table-cell office:value-type="float" office:value="0.132302658" calcext:value-type="float">
            <text:p>0.132302658</text:p>
          </table:table-cell>
          <table:table-cell office:value-type="float" office:value="0.140537636" calcext:value-type="float">
            <text:p>0.140537636</text:p>
          </table:table-cell>
          <table:table-cell office:value-type="float" office:value="0.143559592" calcext:value-type="float">
            <text:p>0.1435595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91" calcext:value-type="float">
            <text:p>0.001110891</text:p>
          </table:table-cell>
          <table:table-cell office:value-type="float" office:value="0.000268089" calcext:value-type="float">
            <text:p>0.000268089</text:p>
          </table:table-cell>
          <table:table-cell office:value-type="float" office:value="0.001080904" calcext:value-type="float">
            <text:p>0.001080904</text:p>
          </table:table-cell>
          <table:table-cell office:value-type="float" office:value="0.001148183" calcext:value-type="float">
            <text:p>0.001148183</text:p>
          </table:table-cell>
          <table:table-cell office:value-type="float" office:value="0.001172872" calcext:value-type="float">
            <text:p>0.0011728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3" calcext:value-type="float">
            <text:p>4.063E-05</text:p>
          </table:table-cell>
          <table:table-cell office:value-type="float" office:value="-0.000802172" calcext:value-type="float">
            <text:p>-0.000802172</text:p>
          </table:table-cell>
          <table:table-cell office:value-type="float" office:value="0.000010643" calcext:value-type="float">
            <text:p>1.0643E-05</text:p>
          </table:table-cell>
          <table:table-cell office:value-type="float" office:value="0.000077922" calcext:value-type="float">
            <text:p>7.7922E-05</text:p>
          </table:table-cell>
          <table:table-cell office:value-type="float" office:value="0.000102611" calcext:value-type="float">
            <text:p>0.000102611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4247" calcext:value-type="float">
            <text:p>24.15054247</text:p>
          </table:table-cell>
          <table:table-cell office:value-type="float" office:value="24.129725465" calcext:value-type="float">
            <text:p>24.129725465</text:p>
          </table:table-cell>
          <table:table-cell office:value-type="float" office:value="24.149801796" calcext:value-type="float">
            <text:p>24.149801796</text:p>
          </table:table-cell>
          <table:table-cell office:value-type="float" office:value="24.151463561" calcext:value-type="float">
            <text:p>24.151463561</text:p>
          </table:table-cell>
          <table:table-cell office:value-type="float" office:value="24.152073371" calcext:value-type="float">
            <text:p>24.152073371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29857" calcext:value-type="float">
            <text:p>0.001029857</text:p>
          </table:table-cell>
          <table:table-cell office:value-type="float" office:value="-0.020334072" calcext:value-type="float">
            <text:p>-0.020334072</text:p>
          </table:table-cell>
          <table:table-cell office:value-type="float" office:value="0.000269724" calcext:value-type="float">
            <text:p>0.000269724</text:p>
          </table:table-cell>
          <table:table-cell office:value-type="float" office:value="0.001975147" calcext:value-type="float">
            <text:p>0.001975147</text:p>
          </table:table-cell>
          <table:table-cell office:value-type="float" office:value="0.002600978" calcext:value-type="float">
            <text:p>0.0026009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2-03 10:33:05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969536" calcext:value-type="float">
            <text:p>0.135969536</text:p>
          </table:table-cell>
          <table:table-cell office:value-type="float" office:value="0.034178499" calcext:value-type="float">
            <text:p>0.034178499</text:p>
          </table:table-cell>
          <table:table-cell office:value-type="float" office:value="0.13295354" calcext:value-type="float">
            <text:p>0.13295354</text:p>
          </table:table-cell>
          <table:table-cell office:value-type="float" office:value="0.14053704" calcext:value-type="float">
            <text:p>0.14053704</text:p>
          </table:table-cell>
          <table:table-cell office:value-type="float" office:value="0.142679231" calcext:value-type="float">
            <text:p>0.142679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62" calcext:value-type="float">
            <text:p>0.001110862</text:p>
          </table:table-cell>
          <table:table-cell office:value-type="float" office:value="0.000279236" calcext:value-type="float">
            <text:p>0.000279236</text:p>
          </table:table-cell>
          <table:table-cell office:value-type="float" office:value="0.001086222" calcext:value-type="float">
            <text:p>0.001086222</text:p>
          </table:table-cell>
          <table:table-cell office:value-type="float" office:value="0.001148178" calcext:value-type="float">
            <text:p>0.001148178</text:p>
          </table:table-cell>
          <table:table-cell office:value-type="float" office:value="0.00116568" calcext:value-type="float">
            <text:p>0.001165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01" calcext:value-type="float">
            <text:p>4.0601E-05</text:p>
          </table:table-cell>
          <table:table-cell office:value-type="float" office:value="-0.000791025" calcext:value-type="float">
            <text:p>-0.000791025</text:p>
          </table:table-cell>
          <table:table-cell office:value-type="float" office:value="0.00001596" calcext:value-type="float">
            <text:p>1.596E-05</text:p>
          </table:table-cell>
          <table:table-cell office:value-type="float" office:value="0.000077917" calcext:value-type="float">
            <text:p>7.7917E-05</text:p>
          </table:table-cell>
          <table:table-cell office:value-type="float" office:value="0.000095419" calcext:value-type="float">
            <text:p>9.541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41748" calcext:value-type="float">
            <text:p>24.150541748</text:p>
          </table:table-cell>
          <table:table-cell office:value-type="float" office:value="24.130000788" calcext:value-type="float">
            <text:p>24.130000788</text:p>
          </table:table-cell>
          <table:table-cell office:value-type="float" office:value="24.14993314" calcext:value-type="float">
            <text:p>24.14993314</text:p>
          </table:table-cell>
          <table:table-cell office:value-type="float" office:value="24.15146344" calcext:value-type="float">
            <text:p>24.15146344</text:p>
          </table:table-cell>
          <table:table-cell office:value-type="float" office:value="24.15189572" calcext:value-type="float">
            <text:p>24.15189572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29117" calcext:value-type="float">
            <text:p>0.001029117</text:p>
          </table:table-cell>
          <table:table-cell office:value-type="float" office:value="-0.020051515" calcext:value-type="float">
            <text:p>-0.020051515</text:p>
          </table:table-cell>
          <table:table-cell office:value-type="float" office:value="0.000404519" calcext:value-type="float">
            <text:p>0.000404519</text:p>
          </table:table-cell>
          <table:table-cell office:value-type="float" office:value="0.001975023" calcext:value-type="float">
            <text:p>0.001975023</text:p>
          </table:table-cell>
          <table:table-cell office:value-type="float" office:value="0.00241866" calcext:value-type="float">
            <text:p>0.002418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2-03 10:33:07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84437" calcext:value-type="float">
            <text:p>0.135984437</text:p>
          </table:table-cell>
          <table:table-cell office:value-type="float" office:value="0.034170155" calcext:value-type="float">
            <text:p>0.034170155</text:p>
          </table:table-cell>
          <table:table-cell office:value-type="float" office:value="0.132994072" calcext:value-type="float">
            <text:p>0.132994072</text:p>
          </table:table-cell>
          <table:table-cell office:value-type="float" office:value="0.140404718" calcext:value-type="float">
            <text:p>0.140404718</text:p>
          </table:table-cell>
          <table:table-cell office:value-type="float" office:value="0.142684596" calcext:value-type="float">
            <text:p>0.142684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84" calcext:value-type="float">
            <text:p>0.001110984</text:p>
          </table:table-cell>
          <table:table-cell office:value-type="float" office:value="0.000279168" calcext:value-type="float">
            <text:p>0.000279168</text:p>
          </table:table-cell>
          <table:table-cell office:value-type="float" office:value="0.001086553" calcext:value-type="float">
            <text:p>0.001086553</text:p>
          </table:table-cell>
          <table:table-cell office:value-type="float" office:value="0.001147097" calcext:value-type="float">
            <text:p>0.001147097</text:p>
          </table:table-cell>
          <table:table-cell office:value-type="float" office:value="0.001165724" calcext:value-type="float">
            <text:p>0.0011657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23" calcext:value-type="float">
            <text:p>4.0723E-05</text:p>
          </table:table-cell>
          <table:table-cell office:value-type="float" office:value="-0.000791094" calcext:value-type="float">
            <text:p>-0.000791094</text:p>
          </table:table-cell>
          <table:table-cell office:value-type="float" office:value="0.000016291" calcext:value-type="float">
            <text:p>1.6291E-05</text:p>
          </table:table-cell>
          <table:table-cell office:value-type="float" office:value="0.000076836" calcext:value-type="float">
            <text:p>7.6836E-05</text:p>
          </table:table-cell>
          <table:table-cell office:value-type="float" office:value="0.000095462" calcext:value-type="float">
            <text:p>9.54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90802" calcext:value-type="float">
            <text:p>24.145490802</text:p>
          </table:table-cell>
          <table:table-cell office:value-type="float" office:value="24.124945056" calcext:value-type="float">
            <text:p>24.124945056</text:p>
          </table:table-cell>
          <table:table-cell office:value-type="float" office:value="24.144887363" calcext:value-type="float">
            <text:p>24.144887363</text:p>
          </table:table-cell>
          <table:table-cell office:value-type="float" office:value="24.14638279" calcext:value-type="float">
            <text:p>24.14638279</text:p>
          </table:table-cell>
          <table:table-cell office:value-type="float" office:value="24.146842856" calcext:value-type="float">
            <text:p>24.14684285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32203" calcext:value-type="float">
            <text:p>0.001032203</text:p>
          </table:table-cell>
          <table:table-cell office:value-type="float" office:value="-0.020053243" calcext:value-type="float">
            <text:p>-0.020053243</text:p>
          </table:table-cell>
          <table:table-cell office:value-type="float" office:value="0.000412913" calcext:value-type="float">
            <text:p>0.000412913</text:p>
          </table:table-cell>
          <table:table-cell office:value-type="float" office:value="0.00194762" calcext:value-type="float">
            <text:p>0.00194762</text:p>
          </table:table-cell>
          <table:table-cell office:value-type="float" office:value="0.002419771" calcext:value-type="float">
            <text:p>0.00241977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2-03 10:33:08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45234" calcext:value-type="float">
            <text:p>0.136045234</text:p>
          </table:table-cell>
          <table:table-cell office:value-type="float" office:value="0.033642058" calcext:value-type="float">
            <text:p>0.033642058</text:p>
          </table:table-cell>
          <table:table-cell office:value-type="float" office:value="0.133194343" calcext:value-type="float">
            <text:p>0.133194343</text:p>
          </table:table-cell>
          <table:table-cell office:value-type="float" office:value="0.140449421" calcext:value-type="float">
            <text:p>0.140449421</text:p>
          </table:table-cell>
          <table:table-cell office:value-type="float" office:value="0.142865794" calcext:value-type="float">
            <text:p>0.1428657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81" calcext:value-type="float">
            <text:p>0.001111481</text:p>
          </table:table-cell>
          <table:table-cell office:value-type="float" office:value="0.000274853" calcext:value-type="float">
            <text:p>0.000274853</text:p>
          </table:table-cell>
          <table:table-cell office:value-type="float" office:value="0.001088189" calcext:value-type="float">
            <text:p>0.001088189</text:p>
          </table:table-cell>
          <table:table-cell office:value-type="float" office:value="0.001147463" calcext:value-type="float">
            <text:p>0.001147463</text:p>
          </table:table-cell>
          <table:table-cell office:value-type="float" office:value="0.001167204" calcext:value-type="float">
            <text:p>0.0011672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19" calcext:value-type="float">
            <text:p>4.1219E-05</text:p>
          </table:table-cell>
          <table:table-cell office:value-type="float" office:value="-0.000795408" calcext:value-type="float">
            <text:p>-0.000795408</text:p>
          </table:table-cell>
          <table:table-cell office:value-type="float" office:value="0.000017928" calcext:value-type="float">
            <text:p>1.7928E-05</text:p>
          </table:table-cell>
          <table:table-cell office:value-type="float" office:value="0.000077201" calcext:value-type="float">
            <text:p>7.7201E-05</text:p>
          </table:table-cell>
          <table:table-cell office:value-type="float" office:value="0.000096943" calcext:value-type="float">
            <text:p>9.694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03071" calcext:value-type="float">
            <text:p>24.145503071</text:p>
          </table:table-cell>
          <table:table-cell office:value-type="float" office:value="24.124838487" calcext:value-type="float">
            <text:p>24.124838487</text:p>
          </table:table-cell>
          <table:table-cell office:value-type="float" office:value="24.144927777" calcext:value-type="float">
            <text:p>24.144927777</text:p>
          </table:table-cell>
          <table:table-cell office:value-type="float" office:value="24.146391811" calcext:value-type="float">
            <text:p>24.146391811</text:p>
          </table:table-cell>
          <table:table-cell office:value-type="float" office:value="24.146879421" calcext:value-type="float">
            <text:p>24.146879421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44793" calcext:value-type="float">
            <text:p>0.001044793</text:p>
          </table:table-cell>
          <table:table-cell office:value-type="float" office:value="-0.020162612" calcext:value-type="float">
            <text:p>-0.020162612</text:p>
          </table:table-cell>
          <table:table-cell office:value-type="float" office:value="0.000454388" calcext:value-type="float">
            <text:p>0.000454388</text:p>
          </table:table-cell>
          <table:table-cell office:value-type="float" office:value="0.001956878" calcext:value-type="float">
            <text:p>0.001956878</text:p>
          </table:table-cell>
          <table:table-cell office:value-type="float" office:value="0.002457296" calcext:value-type="float">
            <text:p>0.0024572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2-03 10:33:09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102454" calcext:value-type="float">
            <text:p>0.136102454</text:p>
          </table:table-cell>
          <table:table-cell office:value-type="float" office:value="0.033541922" calcext:value-type="float">
            <text:p>0.033541922</text:p>
          </table:table-cell>
          <table:table-cell office:value-type="float" office:value="0.13279082" calcext:value-type="float">
            <text:p>0.13279082</text:p>
          </table:table-cell>
          <table:table-cell office:value-type="float" office:value="0.140469091" calcext:value-type="float">
            <text:p>0.140469091</text:p>
          </table:table-cell>
          <table:table-cell office:value-type="float" office:value="0.142713206" calcext:value-type="float">
            <text:p>0.1427132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948" calcext:value-type="float">
            <text:p>0.001111948</text:p>
          </table:table-cell>
          <table:table-cell office:value-type="float" office:value="0.000274035" calcext:value-type="float">
            <text:p>0.000274035</text:p>
          </table:table-cell>
          <table:table-cell office:value-type="float" office:value="0.001084892" calcext:value-type="float">
            <text:p>0.001084892</text:p>
          </table:table-cell>
          <table:table-cell office:value-type="float" office:value="0.001147623" calcext:value-type="float">
            <text:p>0.001147623</text:p>
          </table:table-cell>
          <table:table-cell office:value-type="float" office:value="0.001165958" calcext:value-type="float">
            <text:p>0.0011659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687" calcext:value-type="float">
            <text:p>4.1687E-05</text:p>
          </table:table-cell>
          <table:table-cell office:value-type="float" office:value="-0.000796226" calcext:value-type="float">
            <text:p>-0.000796226</text:p>
          </table:table-cell>
          <table:table-cell office:value-type="float" office:value="0.000014631" calcext:value-type="float">
            <text:p>1.4631E-05</text:p>
          </table:table-cell>
          <table:table-cell office:value-type="float" office:value="0.000077362" calcext:value-type="float">
            <text:p>7.7362E-05</text:p>
          </table:table-cell>
          <table:table-cell office:value-type="float" office:value="0.000095696" calcext:value-type="float">
            <text:p>9.569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22523" calcext:value-type="float">
            <text:p>24.155622523</text:p>
          </table:table-cell>
          <table:table-cell office:value-type="float" office:value="24.134926376" calcext:value-type="float">
            <text:p>24.134926376</text:p>
          </table:table-cell>
          <table:table-cell office:value-type="float" office:value="24.15495426" calcext:value-type="float">
            <text:p>24.15495426</text:p>
          </table:table-cell>
          <table:table-cell office:value-type="float" office:value="24.156503677" calcext:value-type="float">
            <text:p>24.156503677</text:p>
          </table:table-cell>
          <table:table-cell office:value-type="float" office:value="24.156956523" calcext:value-type="float">
            <text:p>24.156956523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56643" calcext:value-type="float">
            <text:p>0.001056643</text:p>
          </table:table-cell>
          <table:table-cell office:value-type="float" office:value="-0.02018335" calcext:value-type="float">
            <text:p>-0.02018335</text:p>
          </table:table-cell>
          <table:table-cell office:value-type="float" office:value="0.00037082" calcext:value-type="float">
            <text:p>0.00037082</text:p>
          </table:table-cell>
          <table:table-cell office:value-type="float" office:value="0.001960951" calcext:value-type="float">
            <text:p>0.001960951</text:p>
          </table:table-cell>
          <table:table-cell office:value-type="float" office:value="0.002425696" calcext:value-type="float">
            <text:p>0.0024256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2-03 10:33:1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961787" calcext:value-type="float">
            <text:p>0.135961787</text:p>
          </table:table-cell>
          <table:table-cell office:value-type="float" office:value="0.032992367" calcext:value-type="float">
            <text:p>0.032992367</text:p>
          </table:table-cell>
          <table:table-cell office:value-type="float" office:value="0.132410542" calcext:value-type="float">
            <text:p>0.132410542</text:p>
          </table:table-cell>
          <table:table-cell office:value-type="float" office:value="0.140550153" calcext:value-type="float">
            <text:p>0.140550153</text:p>
          </table:table-cell>
          <table:table-cell office:value-type="float" office:value="0.143359321" calcext:value-type="float">
            <text:p>0.1433593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99" calcext:value-type="float">
            <text:p>0.001110799</text:p>
          </table:table-cell>
          <table:table-cell office:value-type="float" office:value="0.000269545" calcext:value-type="float">
            <text:p>0.000269545</text:p>
          </table:table-cell>
          <table:table-cell office:value-type="float" office:value="0.001081785" calcext:value-type="float">
            <text:p>0.001081785</text:p>
          </table:table-cell>
          <table:table-cell office:value-type="float" office:value="0.001148286" calcext:value-type="float">
            <text:p>0.001148286</text:p>
          </table:table-cell>
          <table:table-cell office:value-type="float" office:value="0.001171236" calcext:value-type="float">
            <text:p>0.0011712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37" calcext:value-type="float">
            <text:p>4.0537E-05</text:p>
          </table:table-cell>
          <table:table-cell office:value-type="float" office:value="-0.000800716" calcext:value-type="float">
            <text:p>-0.000800716</text:p>
          </table:table-cell>
          <table:table-cell office:value-type="float" office:value="0.000011524" calcext:value-type="float">
            <text:p>1.1524E-05</text:p>
          </table:table-cell>
          <table:table-cell office:value-type="float" office:value="0.000078024" calcext:value-type="float">
            <text:p>7.8024E-05</text:p>
          </table:table-cell>
          <table:table-cell office:value-type="float" office:value="0.000100975" calcext:value-type="float">
            <text:p>0.00010097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40184" calcext:value-type="float">
            <text:p>24.150540184</text:p>
          </table:table-cell>
          <table:table-cell office:value-type="float" office:value="24.129761429" calcext:value-type="float">
            <text:p>24.129761429</text:p>
          </table:table-cell>
          <table:table-cell office:value-type="float" office:value="24.149823566" calcext:value-type="float">
            <text:p>24.149823566</text:p>
          </table:table-cell>
          <table:table-cell office:value-type="float" office:value="24.151466086" calcext:value-type="float">
            <text:p>24.151466086</text:p>
          </table:table-cell>
          <table:table-cell office:value-type="float" office:value="24.152032957" calcext:value-type="float">
            <text:p>24.152032957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27512" calcext:value-type="float">
            <text:p>0.001027512</text:p>
          </table:table-cell>
          <table:table-cell office:value-type="float" office:value="-0.020297163" calcext:value-type="float">
            <text:p>-0.020297163</text:p>
          </table:table-cell>
          <table:table-cell office:value-type="float" office:value="0.000292066" calcext:value-type="float">
            <text:p>0.000292066</text:p>
          </table:table-cell>
          <table:table-cell office:value-type="float" office:value="0.001977739" calcext:value-type="float">
            <text:p>0.001977739</text:p>
          </table:table-cell>
          <table:table-cell office:value-type="float" office:value="0.002559503" calcext:value-type="float">
            <text:p>0.00255950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2-03 10:33:1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790722" calcext:value-type="float">
            <text:p>0.135790722</text:p>
          </table:table-cell>
          <table:table-cell office:value-type="float" office:value="0.032725338" calcext:value-type="float">
            <text:p>0.032725338</text:p>
          </table:table-cell>
          <table:table-cell office:value-type="float" office:value="0.132673399" calcext:value-type="float">
            <text:p>0.132673399</text:p>
          </table:table-cell>
          <table:table-cell office:value-type="float" office:value="0.140606778" calcext:value-type="float">
            <text:p>0.140606778</text:p>
          </table:table-cell>
          <table:table-cell office:value-type="float" office:value="0.143987554" calcext:value-type="float">
            <text:p>0.1439875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401" calcext:value-type="float">
            <text:p>0.001109401</text:p>
          </table:table-cell>
          <table:table-cell office:value-type="float" office:value="0.000267364" calcext:value-type="float">
            <text:p>0.000267364</text:p>
          </table:table-cell>
          <table:table-cell office:value-type="float" office:value="0.001083933" calcext:value-type="float">
            <text:p>0.001083933</text:p>
          </table:table-cell>
          <table:table-cell office:value-type="float" office:value="0.001148748" calcext:value-type="float">
            <text:p>0.001148748</text:p>
          </table:table-cell>
          <table:table-cell office:value-type="float" office:value="0.001176369" calcext:value-type="float">
            <text:p>0.0011763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14" calcext:value-type="float">
            <text:p>3.914E-05</text:p>
          </table:table-cell>
          <table:table-cell office:value-type="float" office:value="-0.000802898" calcext:value-type="float">
            <text:p>-0.000802898</text:p>
          </table:table-cell>
          <table:table-cell office:value-type="float" office:value="0.000013672" calcext:value-type="float">
            <text:p>1.3672E-05</text:p>
          </table:table-cell>
          <table:table-cell office:value-type="float" office:value="0.000078487" calcext:value-type="float">
            <text:p>7.8487E-05</text:p>
          </table:table-cell>
          <table:table-cell office:value-type="float" office:value="0.000106107" calcext:value-type="float">
            <text:p>0.000106107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59618" calcext:value-type="float">
            <text:p>24.155559618</text:p>
          </table:table-cell>
          <table:table-cell office:value-type="float" office:value="24.134761592" calcext:value-type="float">
            <text:p>24.134761592</text:p>
          </table:table-cell>
          <table:table-cell office:value-type="float" office:value="24.154930565" calcext:value-type="float">
            <text:p>24.154930565</text:p>
          </table:table-cell>
          <table:table-cell office:value-type="float" office:value="24.156531462" calcext:value-type="float">
            <text:p>24.156531462</text:p>
          </table:table-cell>
          <table:table-cell office:value-type="float" office:value="24.157213676" calcext:value-type="float">
            <text:p>24.157213676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92085" calcext:value-type="float">
            <text:p>0.000992085</text:p>
          </table:table-cell>
          <table:table-cell office:value-type="float" office:value="-0.020352465" calcext:value-type="float">
            <text:p>-0.020352465</text:p>
          </table:table-cell>
          <table:table-cell office:value-type="float" office:value="0.000346503" calcext:value-type="float">
            <text:p>0.000346503</text:p>
          </table:table-cell>
          <table:table-cell office:value-type="float" office:value="0.001989466" calcext:value-type="float">
            <text:p>0.001989466</text:p>
          </table:table-cell>
          <table:table-cell office:value-type="float" office:value="0.002689606" calcext:value-type="float">
            <text:p>0.0026896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2-03 10:33:13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636942" calcext:value-type="float">
            <text:p>0.135636942</text:p>
          </table:table-cell>
          <table:table-cell office:value-type="float" office:value="0.032913689" calcext:value-type="float">
            <text:p>0.032913689</text:p>
          </table:table-cell>
          <table:table-cell office:value-type="float" office:value="0.132759229" calcext:value-type="float">
            <text:p>0.132759229</text:p>
          </table:table-cell>
          <table:table-cell office:value-type="float" office:value="0.140980499" calcext:value-type="float">
            <text:p>0.140980499</text:p>
          </table:table-cell>
          <table:table-cell office:value-type="float" office:value="0.143812316" calcext:value-type="float">
            <text:p>0.1438123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145" calcext:value-type="float">
            <text:p>0.001108145</text:p>
          </table:table-cell>
          <table:table-cell office:value-type="float" office:value="0.000268903" calcext:value-type="float">
            <text:p>0.000268903</text:p>
          </table:table-cell>
          <table:table-cell office:value-type="float" office:value="0.001084634" calcext:value-type="float">
            <text:p>0.001084634</text:p>
          </table:table-cell>
          <table:table-cell office:value-type="float" office:value="0.001151801" calcext:value-type="float">
            <text:p>0.001151801</text:p>
          </table:table-cell>
          <table:table-cell office:value-type="float" office:value="0.001174937" calcext:value-type="float">
            <text:p>0.0011749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884" calcext:value-type="float">
            <text:p>3.7884E-05</text:p>
          </table:table-cell>
          <table:table-cell office:value-type="float" office:value="-0.000801359" calcext:value-type="float">
            <text:p>-0.000801359</text:p>
          </table:table-cell>
          <table:table-cell office:value-type="float" office:value="0.000014373" calcext:value-type="float">
            <text:p>1.4373E-05</text:p>
          </table:table-cell>
          <table:table-cell office:value-type="float" office:value="0.00008154" calcext:value-type="float">
            <text:p>8.154E-05</text:p>
          </table:table-cell>
          <table:table-cell office:value-type="float" office:value="0.000104676" calcext:value-type="float">
            <text:p>0.00010467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28586" calcext:value-type="float">
            <text:p>24.155528586</text:p>
          </table:table-cell>
          <table:table-cell office:value-type="float" office:value="24.134799601" calcext:value-type="float">
            <text:p>24.134799601</text:p>
          </table:table-cell>
          <table:table-cell office:value-type="float" office:value="24.154947885" calcext:value-type="float">
            <text:p>24.154947885</text:p>
          </table:table-cell>
          <table:table-cell office:value-type="float" office:value="24.156606876" calcext:value-type="float">
            <text:p>24.156606876</text:p>
          </table:table-cell>
          <table:table-cell office:value-type="float" office:value="24.157178315" calcext:value-type="float">
            <text:p>24.157178315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60238" calcext:value-type="float">
            <text:p>0.000960238</text:p>
          </table:table-cell>
          <table:table-cell office:value-type="float" office:value="-0.020313458" calcext:value-type="float">
            <text:p>-0.020313458</text:p>
          </table:table-cell>
          <table:table-cell office:value-type="float" office:value="0.000364278" calcext:value-type="float">
            <text:p>0.000364278</text:p>
          </table:table-cell>
          <table:table-cell office:value-type="float" office:value="0.002066861" calcext:value-type="float">
            <text:p>0.002066861</text:p>
          </table:table-cell>
          <table:table-cell office:value-type="float" office:value="0.002653316" calcext:value-type="float">
            <text:p>0.00265331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2-03 10:33:1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718004" calcext:value-type="float">
            <text:p>0.135718004</text:p>
          </table:table-cell>
          <table:table-cell office:value-type="float" office:value="0.034403805" calcext:value-type="float">
            <text:p>0.034403805</text:p>
          </table:table-cell>
          <table:table-cell office:value-type="float" office:value="0.133062617" calcext:value-type="float">
            <text:p>0.133062617</text:p>
          </table:table-cell>
          <table:table-cell office:value-type="float" office:value="0.141165869" calcext:value-type="float">
            <text:p>0.141165869</text:p>
          </table:table-cell>
          <table:table-cell office:value-type="float" office:value="0.142496245" calcext:value-type="float">
            <text:p>0.1424962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807" calcext:value-type="float">
            <text:p>0.001108807</text:p>
          </table:table-cell>
          <table:table-cell office:value-type="float" office:value="0.000281077" calcext:value-type="float">
            <text:p>0.000281077</text:p>
          </table:table-cell>
          <table:table-cell office:value-type="float" office:value="0.001087113" calcext:value-type="float">
            <text:p>0.001087113</text:p>
          </table:table-cell>
          <table:table-cell office:value-type="float" office:value="0.001153316" calcext:value-type="float">
            <text:p>0.001153316</text:p>
          </table:table-cell>
          <table:table-cell office:value-type="float" office:value="0.001164185" calcext:value-type="float">
            <text:p>0.00116418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546" calcext:value-type="float">
            <text:p>3.8546E-05</text:p>
          </table:table-cell>
          <table:table-cell office:value-type="float" office:value="-0.000789185" calcext:value-type="float">
            <text:p>-0.000789185</text:p>
          </table:table-cell>
          <table:table-cell office:value-type="float" office:value="0.000016851" calcext:value-type="float">
            <text:p>1.6851E-05</text:p>
          </table:table-cell>
          <table:table-cell office:value-type="float" office:value="0.000083054" calcext:value-type="float">
            <text:p>8.3054E-05</text:p>
          </table:table-cell>
          <table:table-cell office:value-type="float" office:value="0.000093924" calcext:value-type="float">
            <text:p>9.392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598897" calcext:value-type="float">
            <text:p>24.160598897</text:p>
          </table:table-cell>
          <table:table-cell office:value-type="float" office:value="24.140154348" calcext:value-type="float">
            <text:p>24.140154348</text:p>
          </table:table-cell>
          <table:table-cell office:value-type="float" office:value="24.160063062" calcext:value-type="float">
            <text:p>24.160063062</text:p>
          </table:table-cell>
          <table:table-cell office:value-type="float" office:value="24.16169823" calcext:value-type="float">
            <text:p>24.16169823</text:p>
          </table:table-cell>
          <table:table-cell office:value-type="float" office:value="24.161966689" calcext:value-type="float">
            <text:p>24.16196668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0977026" calcext:value-type="float">
            <text:p>0.000977026</text:p>
          </table:table-cell>
          <table:table-cell office:value-type="float" office:value="-0.020004854" calcext:value-type="float">
            <text:p>-0.020004854</text:p>
          </table:table-cell>
          <table:table-cell office:value-type="float" office:value="0.000427108" calcext:value-type="float">
            <text:p>0.000427108</text:p>
          </table:table-cell>
          <table:table-cell office:value-type="float" office:value="0.002105251" calcext:value-type="float">
            <text:p>0.002105251</text:p>
          </table:table-cell>
          <table:table-cell office:value-type="float" office:value="0.002380764" calcext:value-type="float">
            <text:p>0.00238076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2-03 10:33:16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735886" calcext:value-type="float">
            <text:p>0.135735886</text:p>
          </table:table-cell>
          <table:table-cell office:value-type="float" office:value="0.033554439" calcext:value-type="float">
            <text:p>0.033554439</text:p>
          </table:table-cell>
          <table:table-cell office:value-type="float" office:value="0.133359448" calcext:value-type="float">
            <text:p>0.133359448</text:p>
          </table:table-cell>
          <table:table-cell office:value-type="float" office:value="0.141378658" calcext:value-type="float">
            <text:p>0.141378658</text:p>
          </table:table-cell>
          <table:table-cell office:value-type="float" office:value="0.14335634" calcext:value-type="float">
            <text:p>0.143356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953" calcext:value-type="float">
            <text:p>0.001108953</text:p>
          </table:table-cell>
          <table:table-cell office:value-type="float" office:value="0.000274138" calcext:value-type="float">
            <text:p>0.000274138</text:p>
          </table:table-cell>
          <table:table-cell office:value-type="float" office:value="0.001089538" calcext:value-type="float">
            <text:p>0.001089538</text:p>
          </table:table-cell>
          <table:table-cell office:value-type="float" office:value="0.001155054" calcext:value-type="float">
            <text:p>0.001155054</text:p>
          </table:table-cell>
          <table:table-cell office:value-type="float" office:value="0.001171212" calcext:value-type="float">
            <text:p>0.0011712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692" calcext:value-type="float">
            <text:p>3.8692E-05</text:p>
          </table:table-cell>
          <table:table-cell office:value-type="float" office:value="-0.000796124" calcext:value-type="float">
            <text:p>-0.000796124</text:p>
          </table:table-cell>
          <table:table-cell office:value-type="float" office:value="0.000019277" calcext:value-type="float">
            <text:p>1.9277E-05</text:p>
          </table:table-cell>
          <table:table-cell office:value-type="float" office:value="0.000084793" calcext:value-type="float">
            <text:p>8.4793E-05</text:p>
          </table:table-cell>
          <table:table-cell office:value-type="float" office:value="0.00010095" calcext:value-type="float">
            <text:p>0.0001009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02506" calcext:value-type="float">
            <text:p>24.160602506</text:p>
          </table:table-cell>
          <table:table-cell office:value-type="float" office:value="24.13998295" calcext:value-type="float">
            <text:p>24.13998295</text:p>
          </table:table-cell>
          <table:table-cell office:value-type="float" office:value="24.16012296" calcext:value-type="float">
            <text:p>24.16012296</text:p>
          </table:table-cell>
          <table:table-cell office:value-type="float" office:value="24.161741169" calcext:value-type="float">
            <text:p>24.161741169</text:p>
          </table:table-cell>
          <table:table-cell office:value-type="float" office:value="24.162140249" calcext:value-type="float">
            <text:p>24.16214024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0980729" calcext:value-type="float">
            <text:p>0.000980729</text:p>
          </table:table-cell>
          <table:table-cell office:value-type="float" office:value="-0.020180758" calcext:value-type="float">
            <text:p>-0.020180758</text:p>
          </table:table-cell>
          <table:table-cell office:value-type="float" office:value="0.00048858" calcext:value-type="float">
            <text:p>0.00048858</text:p>
          </table:table-cell>
          <table:table-cell office:value-type="float" office:value="0.002149318" calcext:value-type="float">
            <text:p>0.002149318</text:p>
          </table:table-cell>
          <table:table-cell office:value-type="float" office:value="0.002558885" calcext:value-type="float">
            <text:p>0.00255888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2-03 10:33:17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809795" calcext:value-type="float">
            <text:p>0.135809795</text:p>
          </table:table-cell>
          <table:table-cell office:value-type="float" office:value="0.033648018" calcext:value-type="float">
            <text:p>0.033648018</text:p>
          </table:table-cell>
          <table:table-cell office:value-type="float" office:value="0.133219377" calcext:value-type="float">
            <text:p>0.133219377</text:p>
          </table:table-cell>
          <table:table-cell office:value-type="float" office:value="0.141286867" calcext:value-type="float">
            <text:p>0.141286867</text:p>
          </table:table-cell>
          <table:table-cell office:value-type="float" office:value="0.142458098" calcext:value-type="float">
            <text:p>0.1424580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557" calcext:value-type="float">
            <text:p>0.001109557</text:p>
          </table:table-cell>
          <table:table-cell office:value-type="float" office:value="0.000274902" calcext:value-type="float">
            <text:p>0.000274902</text:p>
          </table:table-cell>
          <table:table-cell office:value-type="float" office:value="0.001088394" calcext:value-type="float">
            <text:p>0.001088394</text:p>
          </table:table-cell>
          <table:table-cell office:value-type="float" office:value="0.001154304" calcext:value-type="float">
            <text:p>0.001154304</text:p>
          </table:table-cell>
          <table:table-cell office:value-type="float" office:value="0.001163873" calcext:value-type="float">
            <text:p>0.0011638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296" calcext:value-type="float">
            <text:p>3.9296E-05</text:p>
          </table:table-cell>
          <table:table-cell office:value-type="float" office:value="-0.000795359" calcext:value-type="float">
            <text:p>-0.000795359</text:p>
          </table:table-cell>
          <table:table-cell office:value-type="float" office:value="0.000018132" calcext:value-type="float">
            <text:p>1.8132E-05</text:p>
          </table:table-cell>
          <table:table-cell office:value-type="float" office:value="0.000084043" calcext:value-type="float">
            <text:p>8.4043E-05</text:p>
          </table:table-cell>
          <table:table-cell office:value-type="float" office:value="0.000093612" calcext:value-type="float">
            <text:p>9.361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55561" calcext:value-type="float">
            <text:p>24.145455561</text:p>
          </table:table-cell>
          <table:table-cell office:value-type="float" office:value="24.12483969" calcext:value-type="float">
            <text:p>24.12483969</text:p>
          </table:table-cell>
          <table:table-cell office:value-type="float" office:value="24.144932829" calcext:value-type="float">
            <text:p>24.144932829</text:p>
          </table:table-cell>
          <table:table-cell office:value-type="float" office:value="24.146560803" calcext:value-type="float">
            <text:p>24.146560803</text:p>
          </table:table-cell>
          <table:table-cell office:value-type="float" office:value="24.14679715" calcext:value-type="float">
            <text:p>24.14679715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0996035" calcext:value-type="float">
            <text:p>0.000996035</text:p>
          </table:table-cell>
          <table:table-cell office:value-type="float" office:value="-0.020161378" calcext:value-type="float">
            <text:p>-0.020161378</text:p>
          </table:table-cell>
          <table:table-cell office:value-type="float" office:value="0.000459572" calcext:value-type="float">
            <text:p>0.000459572</text:p>
          </table:table-cell>
          <table:table-cell office:value-type="float" office:value="0.002130309" calcext:value-type="float">
            <text:p>0.002130309</text:p>
          </table:table-cell>
          <table:table-cell office:value-type="float" office:value="0.002372864" calcext:value-type="float">
            <text:p>0.00237286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2-03 10:33:19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811583" calcext:value-type="float">
            <text:p>0.135811583</text:p>
          </table:table-cell>
          <table:table-cell office:value-type="float" office:value="0.033319" calcext:value-type="float">
            <text:p>0.033319</text:p>
          </table:table-cell>
          <table:table-cell office:value-type="float" office:value="0.133261696" calcext:value-type="float">
            <text:p>0.133261696</text:p>
          </table:table-cell>
          <table:table-cell office:value-type="float" office:value="0.141224282" calcext:value-type="float">
            <text:p>0.141224282</text:p>
          </table:table-cell>
          <table:table-cell office:value-type="float" office:value="0.142663138" calcext:value-type="float">
            <text:p>0.1426631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572" calcext:value-type="float">
            <text:p>0.001109572</text:p>
          </table:table-cell>
          <table:table-cell office:value-type="float" office:value="0.000272214" calcext:value-type="float">
            <text:p>0.000272214</text:p>
          </table:table-cell>
          <table:table-cell office:value-type="float" office:value="0.001088739" calcext:value-type="float">
            <text:p>0.001088739</text:p>
          </table:table-cell>
          <table:table-cell office:value-type="float" office:value="0.001153793" calcext:value-type="float">
            <text:p>0.001153793</text:p>
          </table:table-cell>
          <table:table-cell office:value-type="float" office:value="0.001165549" calcext:value-type="float">
            <text:p>0.0011655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31" calcext:value-type="float">
            <text:p>3.931E-05</text:p>
          </table:table-cell>
          <table:table-cell office:value-type="float" office:value="-0.000798047" calcext:value-type="float">
            <text:p>-0.000798047</text:p>
          </table:table-cell>
          <table:table-cell office:value-type="float" office:value="0.000018478" calcext:value-type="float">
            <text:p>1.8478E-05</text:p>
          </table:table-cell>
          <table:table-cell office:value-type="float" office:value="0.000083532" calcext:value-type="float">
            <text:p>8.3532E-05</text:p>
          </table:table-cell>
          <table:table-cell office:value-type="float" office:value="0.000095287" calcext:value-type="float">
            <text:p>9.52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55922" calcext:value-type="float">
            <text:p>24.145455922</text:p>
          </table:table-cell>
          <table:table-cell office:value-type="float" office:value="24.124773295" calcext:value-type="float">
            <text:p>24.124773295</text:p>
          </table:table-cell>
          <table:table-cell office:value-type="float" office:value="24.144941368" calcext:value-type="float">
            <text:p>24.144941368</text:p>
          </table:table-cell>
          <table:table-cell office:value-type="float" office:value="24.146548173" calcext:value-type="float">
            <text:p>24.146548173</text:p>
          </table:table-cell>
          <table:table-cell office:value-type="float" office:value="24.146838526" calcext:value-type="float">
            <text:p>24.14683852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0996405" calcext:value-type="float">
            <text:p>0.000996405</text:p>
          </table:table-cell>
          <table:table-cell office:value-type="float" office:value="-0.020229517" calcext:value-type="float">
            <text:p>-0.020229517</text:p>
          </table:table-cell>
          <table:table-cell office:value-type="float" office:value="0.000468336" calcext:value-type="float">
            <text:p>0.000468336</text:p>
          </table:table-cell>
          <table:table-cell office:value-type="float" office:value="0.002117348" calcext:value-type="float">
            <text:p>0.002117348</text:p>
          </table:table-cell>
          <table:table-cell office:value-type="float" office:value="0.002415327" calcext:value-type="float">
            <text:p>0.0024153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2-03 10:33:2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878937" calcext:value-type="float">
            <text:p>0.135878937</text:p>
          </table:table-cell>
          <table:table-cell office:value-type="float" office:value="0.033980612" calcext:value-type="float">
            <text:p>0.033980612</text:p>
          </table:table-cell>
          <table:table-cell office:value-type="float" office:value="0.133144871" calcext:value-type="float">
            <text:p>0.133144871</text:p>
          </table:table-cell>
          <table:table-cell office:value-type="float" office:value="0.141176002" calcext:value-type="float">
            <text:p>0.141176002</text:p>
          </table:table-cell>
          <table:table-cell office:value-type="float" office:value="0.142298358" calcext:value-type="float">
            <text:p>0.1422983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122" calcext:value-type="float">
            <text:p>0.001110122</text:p>
          </table:table-cell>
          <table:table-cell office:value-type="float" office:value="0.000277619" calcext:value-type="float">
            <text:p>0.000277619</text:p>
          </table:table-cell>
          <table:table-cell office:value-type="float" office:value="0.001087785" calcext:value-type="float">
            <text:p>0.001087785</text:p>
          </table:table-cell>
          <table:table-cell office:value-type="float" office:value="0.001153399" calcext:value-type="float">
            <text:p>0.001153399</text:p>
          </table:table-cell>
          <table:table-cell office:value-type="float" office:value="0.001162568" calcext:value-type="float">
            <text:p>0.0011625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861" calcext:value-type="float">
            <text:p>3.9861E-05</text:p>
          </table:table-cell>
          <table:table-cell office:value-type="float" office:value="-0.000792642" calcext:value-type="float">
            <text:p>-0.000792642</text:p>
          </table:table-cell>
          <table:table-cell office:value-type="float" office:value="0.000017523" calcext:value-type="float">
            <text:p>1.7523E-05</text:p>
          </table:table-cell>
          <table:table-cell office:value-type="float" office:value="0.000083137" calcext:value-type="float">
            <text:p>8.3137E-05</text:p>
          </table:table-cell>
          <table:table-cell office:value-type="float" office:value="0.000092307" calcext:value-type="float">
            <text:p>9.230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77419" calcext:value-type="float">
            <text:p>24.155577419</text:p>
          </table:table-cell>
          <table:table-cell office:value-type="float" office:value="24.135014902" calcext:value-type="float">
            <text:p>24.135014902</text:p>
          </table:table-cell>
          <table:table-cell office:value-type="float" office:value="24.155025705" calcext:value-type="float">
            <text:p>24.155025705</text:p>
          </table:table-cell>
          <table:table-cell office:value-type="float" office:value="24.156646327" calcext:value-type="float">
            <text:p>24.156646327</text:p>
          </table:table-cell>
          <table:table-cell office:value-type="float" office:value="24.156872809" calcext:value-type="float">
            <text:p>24.15687280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10354" calcext:value-type="float">
            <text:p>0.001010354</text:p>
          </table:table-cell>
          <table:table-cell office:value-type="float" office:value="-0.020092497" calcext:value-type="float">
            <text:p>-0.020092497</text:p>
          </table:table-cell>
          <table:table-cell office:value-type="float" office:value="0.000444143" calcext:value-type="float">
            <text:p>0.000444143</text:p>
          </table:table-cell>
          <table:table-cell office:value-type="float" office:value="0.002107349" calcext:value-type="float">
            <text:p>0.002107349</text:p>
          </table:table-cell>
          <table:table-cell office:value-type="float" office:value="0.002339783" calcext:value-type="float">
            <text:p>0.00233978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2-03 10:33:21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070268" calcext:value-type="float">
            <text:p>0.136070268</text:p>
          </table:table-cell>
          <table:table-cell office:value-type="float" office:value="0.033410792" calcext:value-type="float">
            <text:p>0.033410792</text:p>
          </table:table-cell>
          <table:table-cell office:value-type="float" office:value="0.132572667" calcext:value-type="float">
            <text:p>0.132572667</text:p>
          </table:table-cell>
          <table:table-cell office:value-type="float" office:value="0.141111629" calcext:value-type="float">
            <text:p>0.141111629</text:p>
          </table:table-cell>
          <table:table-cell office:value-type="float" office:value="0.142540353" calcext:value-type="float">
            <text:p>0.1425403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85" calcext:value-type="float">
            <text:p>0.001111685</text:p>
          </table:table-cell>
          <table:table-cell office:value-type="float" office:value="0.000272964" calcext:value-type="float">
            <text:p>0.000272964</text:p>
          </table:table-cell>
          <table:table-cell office:value-type="float" office:value="0.00108311" calcext:value-type="float">
            <text:p>0.00108311</text:p>
          </table:table-cell>
          <table:table-cell office:value-type="float" office:value="0.001152873" calcext:value-type="float">
            <text:p>0.001152873</text:p>
          </table:table-cell>
          <table:table-cell office:value-type="float" office:value="0.001164545" calcext:value-type="float">
            <text:p>0.0011645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24" calcext:value-type="float">
            <text:p>4.1424E-05</text:p>
          </table:table-cell>
          <table:table-cell office:value-type="float" office:value="-0.000797297" calcext:value-type="float">
            <text:p>-0.000797297</text:p>
          </table:table-cell>
          <table:table-cell office:value-type="float" office:value="0.000012849" calcext:value-type="float">
            <text:p>1.2849E-05</text:p>
          </table:table-cell>
          <table:table-cell office:value-type="float" office:value="0.000082611" calcext:value-type="float">
            <text:p>8.2611E-05</text:p>
          </table:table-cell>
          <table:table-cell office:value-type="float" office:value="0.000094284" calcext:value-type="float">
            <text:p>9.428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16028" calcext:value-type="float">
            <text:p>24.155616028</text:p>
          </table:table-cell>
          <table:table-cell office:value-type="float" office:value="24.134899914" calcext:value-type="float">
            <text:p>24.134899914</text:p>
          </table:table-cell>
          <table:table-cell office:value-type="float" office:value="24.154910238" calcext:value-type="float">
            <text:p>24.154910238</text:p>
          </table:table-cell>
          <table:table-cell office:value-type="float" office:value="24.156633337" calcext:value-type="float">
            <text:p>24.156633337</text:p>
          </table:table-cell>
          <table:table-cell office:value-type="float" office:value="24.156921642" calcext:value-type="float">
            <text:p>24.15692164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49978" calcext:value-type="float">
            <text:p>0.001049978</text:p>
          </table:table-cell>
          <table:table-cell office:value-type="float" office:value="-0.020210507" calcext:value-type="float">
            <text:p>-0.020210507</text:p>
          </table:table-cell>
          <table:table-cell office:value-type="float" office:value="0.000325642" calcext:value-type="float">
            <text:p>0.000325642</text:p>
          </table:table-cell>
          <table:table-cell office:value-type="float" office:value="0.002094018" calcext:value-type="float">
            <text:p>0.002094018</text:p>
          </table:table-cell>
          <table:table-cell office:value-type="float" office:value="0.002389899" calcext:value-type="float">
            <text:p>0.00238989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2-03 10:33:23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873572" calcext:value-type="float">
            <text:p>0.135873572</text:p>
          </table:table-cell>
          <table:table-cell office:value-type="float" office:value="0.033199195" calcext:value-type="float">
            <text:p>0.033199195</text:p>
          </table:table-cell>
          <table:table-cell office:value-type="float" office:value="0.133234278" calcext:value-type="float">
            <text:p>0.133234278</text:p>
          </table:table-cell>
          <table:table-cell office:value-type="float" office:value="0.141047852" calcext:value-type="float">
            <text:p>0.141047852</text:p>
          </table:table-cell>
          <table:table-cell office:value-type="float" office:value="0.142716186" calcext:value-type="float">
            <text:p>0.1427161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78" calcext:value-type="float">
            <text:p>0.001110078</text:p>
          </table:table-cell>
          <table:table-cell office:value-type="float" office:value="0.000271235" calcext:value-type="float">
            <text:p>0.000271235</text:p>
          </table:table-cell>
          <table:table-cell office:value-type="float" office:value="0.001088515" calcext:value-type="float">
            <text:p>0.001088515</text:p>
          </table:table-cell>
          <table:table-cell office:value-type="float" office:value="0.001152352" calcext:value-type="float">
            <text:p>0.001152352</text:p>
          </table:table-cell>
          <table:table-cell office:value-type="float" office:value="0.001165982" calcext:value-type="float">
            <text:p>0.0011659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817" calcext:value-type="float">
            <text:p>3.9817E-05</text:p>
          </table:table-cell>
          <table:table-cell office:value-type="float" office:value="-0.000799026" calcext:value-type="float">
            <text:p>-0.000799026</text:p>
          </table:table-cell>
          <table:table-cell office:value-type="float" office:value="0.000018254" calcext:value-type="float">
            <text:p>1.8254E-05</text:p>
          </table:table-cell>
          <table:table-cell office:value-type="float" office:value="0.00008209" calcext:value-type="float">
            <text:p>8.209E-05</text:p>
          </table:table-cell>
          <table:table-cell office:value-type="float" office:value="0.00009572" calcext:value-type="float">
            <text:p>9.5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84243" calcext:value-type="float">
            <text:p>24.165684243</text:p>
          </table:table-cell>
          <table:table-cell office:value-type="float" office:value="24.144965312" calcext:value-type="float">
            <text:p>24.144965312</text:p>
          </table:table-cell>
          <table:table-cell office:value-type="float" office:value="24.165151658" calcext:value-type="float">
            <text:p>24.165151658</text:p>
          </table:table-cell>
          <table:table-cell office:value-type="float" office:value="24.166728364" calcext:value-type="float">
            <text:p>24.166728364</text:p>
          </table:table-cell>
          <table:table-cell office:value-type="float" office:value="24.167065018" calcext:value-type="float">
            <text:p>24.167065018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009243" calcext:value-type="float">
            <text:p>0.001009243</text:p>
          </table:table-cell>
          <table:table-cell office:value-type="float" office:value="-0.020254329" calcext:value-type="float">
            <text:p>-0.020254329</text:p>
          </table:table-cell>
          <table:table-cell office:value-type="float" office:value="0.000462658" calcext:value-type="float">
            <text:p>0.000462658</text:p>
          </table:table-cell>
          <table:table-cell office:value-type="float" office:value="0.00208081" calcext:value-type="float">
            <text:p>0.00208081</text:p>
          </table:table-cell>
          <table:table-cell office:value-type="float" office:value="0.002426313" calcext:value-type="float">
            <text:p>0.0024263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2-03 10:33:24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896222" calcext:value-type="float">
            <text:p>0.135896222</text:p>
          </table:table-cell>
          <table:table-cell office:value-type="float" office:value="0.034282212" calcext:value-type="float">
            <text:p>0.034282212</text:p>
          </table:table-cell>
          <table:table-cell office:value-type="float" office:value="0.133001224" calcext:value-type="float">
            <text:p>0.133001224</text:p>
          </table:table-cell>
          <table:table-cell office:value-type="float" office:value="0.141047256" calcext:value-type="float">
            <text:p>0.141047256</text:p>
          </table:table-cell>
          <table:table-cell office:value-type="float" office:value="0.14219405" calcext:value-type="float">
            <text:p>0.142194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63" calcext:value-type="float">
            <text:p>0.001110263</text:p>
          </table:table-cell>
          <table:table-cell office:value-type="float" office:value="0.000280083" calcext:value-type="float">
            <text:p>0.000280083</text:p>
          </table:table-cell>
          <table:table-cell office:value-type="float" office:value="0.001086611" calcext:value-type="float">
            <text:p>0.001086611</text:p>
          </table:table-cell>
          <table:table-cell office:value-type="float" office:value="0.001152347" calcext:value-type="float">
            <text:p>0.001152347</text:p>
          </table:table-cell>
          <table:table-cell office:value-type="float" office:value="0.001161716" calcext:value-type="float">
            <text:p>0.0011617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02" calcext:value-type="float">
            <text:p>4.0002E-05</text:p>
          </table:table-cell>
          <table:table-cell office:value-type="float" office:value="-0.000790178" calcext:value-type="float">
            <text:p>-0.000790178</text:p>
          </table:table-cell>
          <table:table-cell office:value-type="float" office:value="0.00001635" calcext:value-type="float">
            <text:p>1.635E-05</text:p>
          </table:table-cell>
          <table:table-cell office:value-type="float" office:value="0.000082085" calcext:value-type="float">
            <text:p>8.2085E-05</text:p>
          </table:table-cell>
          <table:table-cell office:value-type="float" office:value="0.000091455" calcext:value-type="float">
            <text:p>9.14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96722" calcext:value-type="float">
            <text:p>24.175796722</text:p>
          </table:table-cell>
          <table:table-cell office:value-type="float" office:value="24.155291956" calcext:value-type="float">
            <text:p>24.155291956</text:p>
          </table:table-cell>
          <table:table-cell office:value-type="float" office:value="24.175212543" calcext:value-type="float">
            <text:p>24.175212543</text:p>
          </table:table-cell>
          <table:table-cell office:value-type="float" office:value="24.176836142" calcext:value-type="float">
            <text:p>24.176836142</text:p>
          </table:table-cell>
          <table:table-cell office:value-type="float" office:value="24.177067552" calcext:value-type="float">
            <text:p>24.17706755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13934" calcext:value-type="float">
            <text:p>0.001013934</text:p>
          </table:table-cell>
          <table:table-cell office:value-type="float" office:value="-0.020030036" calcext:value-type="float">
            <text:p>-0.020030036</text:p>
          </table:table-cell>
          <table:table-cell office:value-type="float" office:value="0.000414394" calcext:value-type="float">
            <text:p>0.000414394</text:p>
          </table:table-cell>
          <table:table-cell office:value-type="float" office:value="0.002080686" calcext:value-type="float">
            <text:p>0.002080686</text:p>
          </table:table-cell>
          <table:table-cell office:value-type="float" office:value="0.002318181" calcext:value-type="float">
            <text:p>0.00231818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2-03 10:33:25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5930197" calcext:value-type="float">
            <text:p>0.135930197</text:p>
          </table:table-cell>
          <table:table-cell office:value-type="float" office:value="0.033090119" calcext:value-type="float">
            <text:p>0.033090119</text:p>
          </table:table-cell>
          <table:table-cell office:value-type="float" office:value="0.133276598" calcext:value-type="float">
            <text:p>0.133276598</text:p>
          </table:table-cell>
          <table:table-cell office:value-type="float" office:value="0.140984671" calcext:value-type="float">
            <text:p>0.140984671</text:p>
          </table:table-cell>
          <table:table-cell office:value-type="float" office:value="0.142687576" calcext:value-type="float">
            <text:p>0.1426875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41" calcext:value-type="float">
            <text:p>0.001110541</text:p>
          </table:table-cell>
          <table:table-cell office:value-type="float" office:value="0.000270344" calcext:value-type="float">
            <text:p>0.000270344</text:p>
          </table:table-cell>
          <table:table-cell office:value-type="float" office:value="0.001088861" calcext:value-type="float">
            <text:p>0.001088861</text:p>
          </table:table-cell>
          <table:table-cell office:value-type="float" office:value="0.001151836" calcext:value-type="float">
            <text:p>0.001151836</text:p>
          </table:table-cell>
          <table:table-cell office:value-type="float" office:value="0.001165748" calcext:value-type="float">
            <text:p>0.0011657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79" calcext:value-type="float">
            <text:p>4.0279E-05</text:p>
          </table:table-cell>
          <table:table-cell office:value-type="float" office:value="-0.000799917" calcext:value-type="float">
            <text:p>-0.000799917</text:p>
          </table:table-cell>
          <table:table-cell office:value-type="float" office:value="0.0000186" calcext:value-type="float">
            <text:p>1.86E-05</text:p>
          </table:table-cell>
          <table:table-cell office:value-type="float" office:value="0.000081574" calcext:value-type="float">
            <text:p>8.1574E-05</text:p>
          </table:table-cell>
          <table:table-cell office:value-type="float" office:value="0.000095487" calcext:value-type="float">
            <text:p>9.54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49623" calcext:value-type="float">
            <text:p>24.170749623</text:p>
          </table:table-cell>
          <table:table-cell office:value-type="float" office:value="24.149997351" calcext:value-type="float">
            <text:p>24.149997351</text:p>
          </table:table-cell>
          <table:table-cell office:value-type="float" office:value="24.170214154" calcext:value-type="float">
            <text:p>24.170214154</text:p>
          </table:table-cell>
          <table:table-cell office:value-type="float" office:value="24.171769564" calcext:value-type="float">
            <text:p>24.171769564</text:p>
          </table:table-cell>
          <table:table-cell office:value-type="float" office:value="24.172113193" calcext:value-type="float">
            <text:p>24.172113193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02097" calcext:value-type="float">
            <text:p>0.00102097</text:p>
          </table:table-cell>
          <table:table-cell office:value-type="float" office:value="-0.020276919" calcext:value-type="float">
            <text:p>-0.020276919</text:p>
          </table:table-cell>
          <table:table-cell office:value-type="float" office:value="0.000471422" calcext:value-type="float">
            <text:p>0.000471422</text:p>
          </table:table-cell>
          <table:table-cell office:value-type="float" office:value="0.002067725" calcext:value-type="float">
            <text:p>0.002067725</text:p>
          </table:table-cell>
          <table:table-cell office:value-type="float" office:value="0.002420388" calcext:value-type="float">
            <text:p>0.0024203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2-03 10:33:26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943906" calcext:value-type="float">
            <text:p>0.135943906</text:p>
          </table:table-cell>
          <table:table-cell office:value-type="float" office:value="0.033265952" calcext:value-type="float">
            <text:p>0.033265952</text:p>
          </table:table-cell>
          <table:table-cell office:value-type="float" office:value="0.133297459" calcext:value-type="float">
            <text:p>0.133297459</text:p>
          </table:table-cell>
          <table:table-cell office:value-type="float" office:value="0.140887516" calcext:value-type="float">
            <text:p>0.140887516</text:p>
          </table:table-cell>
          <table:table-cell office:value-type="float" office:value="0.142468231" calcext:value-type="float">
            <text:p>0.142468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53" calcext:value-type="float">
            <text:p>0.001110653</text:p>
          </table:table-cell>
          <table:table-cell office:value-type="float" office:value="0.000271781" calcext:value-type="float">
            <text:p>0.000271781</text:p>
          </table:table-cell>
          <table:table-cell office:value-type="float" office:value="0.001089032" calcext:value-type="float">
            <text:p>0.001089032</text:p>
          </table:table-cell>
          <table:table-cell office:value-type="float" office:value="0.001151042" calcext:value-type="float">
            <text:p>0.001151042</text:p>
          </table:table-cell>
          <table:table-cell office:value-type="float" office:value="0.001163956" calcext:value-type="float">
            <text:p>0.0011639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91" calcext:value-type="float">
            <text:p>4.0391E-05</text:p>
          </table:table-cell>
          <table:table-cell office:value-type="float" office:value="-0.000798481" calcext:value-type="float">
            <text:p>-0.000798481</text:p>
          </table:table-cell>
          <table:table-cell office:value-type="float" office:value="0.00001877" calcext:value-type="float">
            <text:p>1.877E-05</text:p>
          </table:table-cell>
          <table:table-cell office:value-type="float" office:value="0.00008078" calcext:value-type="float">
            <text:p>8.078E-05</text:p>
          </table:table-cell>
          <table:table-cell office:value-type="float" office:value="0.000093695" calcext:value-type="float">
            <text:p>9.369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98436" calcext:value-type="float">
            <text:p>24.165698436</text:p>
          </table:table-cell>
          <table:table-cell office:value-type="float" office:value="24.144978784" calcext:value-type="float">
            <text:p>24.144978784</text:p>
          </table:table-cell>
          <table:table-cell office:value-type="float" office:value="24.165164407" calcext:value-type="float">
            <text:p>24.165164407</text:p>
          </table:table-cell>
          <table:table-cell office:value-type="float" office:value="24.16669601" calcext:value-type="float">
            <text:p>24.16669601</text:p>
          </table:table-cell>
          <table:table-cell office:value-type="float" office:value="24.167014983" calcext:value-type="float">
            <text:p>24.167014983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023809" calcext:value-type="float">
            <text:p>0.001023809</text:p>
          </table:table-cell>
          <table:table-cell office:value-type="float" office:value="-0.020240504" calcext:value-type="float">
            <text:p>-0.020240504</text:p>
          </table:table-cell>
          <table:table-cell office:value-type="float" office:value="0.000475743" calcext:value-type="float">
            <text:p>0.000475743</text:p>
          </table:table-cell>
          <table:table-cell office:value-type="float" office:value="0.002047605" calcext:value-type="float">
            <text:p>0.002047605</text:p>
          </table:table-cell>
          <table:table-cell office:value-type="float" office:value="0.002374963" calcext:value-type="float">
            <text:p>0.0023749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2-03 10:33:2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019008" calcext:value-type="float">
            <text:p>0.136019008</text:p>
          </table:table-cell>
          <table:table-cell office:value-type="float" office:value="0.032678846" calcext:value-type="float">
            <text:p>0.032678846</text:p>
          </table:table-cell>
          <table:table-cell office:value-type="float" office:value="0.132524983" calcext:value-type="float">
            <text:p>0.132524983</text:p>
          </table:table-cell>
          <table:table-cell office:value-type="float" office:value="0.140715854" calcext:value-type="float">
            <text:p>0.140715854</text:p>
          </table:table-cell>
          <table:table-cell office:value-type="float" office:value="0.14342429" calcext:value-type="float">
            <text:p>0.143424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66" calcext:value-type="float">
            <text:p>0.001111266</text:p>
          </table:table-cell>
          <table:table-cell office:value-type="float" office:value="0.000266984" calcext:value-type="float">
            <text:p>0.000266984</text:p>
          </table:table-cell>
          <table:table-cell office:value-type="float" office:value="0.00108272" calcext:value-type="float">
            <text:p>0.00108272</text:p>
          </table:table-cell>
          <table:table-cell office:value-type="float" office:value="0.001149639" calcext:value-type="float">
            <text:p>0.001149639</text:p>
          </table:table-cell>
          <table:table-cell office:value-type="float" office:value="0.001171767" calcext:value-type="float">
            <text:p>0.0011717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005" calcext:value-type="float">
            <text:p>4.1005E-05</text:p>
          </table:table-cell>
          <table:table-cell office:value-type="float" office:value="-0.000803277" calcext:value-type="float">
            <text:p>-0.000803277</text:p>
          </table:table-cell>
          <table:table-cell office:value-type="float" office:value="0.000012459" calcext:value-type="float">
            <text:p>1.2459E-05</text:p>
          </table:table-cell>
          <table:table-cell office:value-type="float" office:value="0.000079378" calcext:value-type="float">
            <text:p>7.9378E-05</text:p>
          </table:table-cell>
          <table:table-cell office:value-type="float" office:value="0.000101506" calcext:value-type="float">
            <text:p>0.00010150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75453" calcext:value-type="float">
            <text:p>24.180875453</text:p>
          </table:table-cell>
          <table:table-cell office:value-type="float" office:value="24.160022459" calcext:value-type="float">
            <text:p>24.160022459</text:p>
          </table:table-cell>
          <table:table-cell office:value-type="float" office:value="24.180170401" calcext:value-type="float">
            <text:p>24.180170401</text:p>
          </table:table-cell>
          <table:table-cell office:value-type="float" office:value="24.181823219" calcext:value-type="float">
            <text:p>24.181823219</text:p>
          </table:table-cell>
          <table:table-cell office:value-type="float" office:value="24.182369748" calcext:value-type="float">
            <text:p>24.182369748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39362" calcext:value-type="float">
            <text:p>0.001039362</text:p>
          </table:table-cell>
          <table:table-cell office:value-type="float" office:value="-0.020362093" calcext:value-type="float">
            <text:p>-0.020362093</text:p>
          </table:table-cell>
          <table:table-cell office:value-type="float" office:value="0.000315767" calcext:value-type="float">
            <text:p>0.000315767</text:p>
          </table:table-cell>
          <table:table-cell office:value-type="float" office:value="0.002012055" calcext:value-type="float">
            <text:p>0.002012055</text:p>
          </table:table-cell>
          <table:table-cell office:value-type="float" office:value="0.002572957" calcext:value-type="float">
            <text:p>0.0025729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2-03 10:33:29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093513" calcext:value-type="float">
            <text:p>0.136093513</text:p>
          </table:table-cell>
          <table:table-cell office:value-type="float" office:value="0.032756929" calcext:value-type="float">
            <text:p>0.032756929</text:p>
          </table:table-cell>
          <table:table-cell office:value-type="float" office:value="0.132484452" calcext:value-type="float">
            <text:p>0.132484452</text:p>
          </table:table-cell>
          <table:table-cell office:value-type="float" office:value="0.14070751" calcext:value-type="float">
            <text:p>0.14070751</text:p>
          </table:table-cell>
          <table:table-cell office:value-type="float" office:value="0.143120306" calcext:value-type="float">
            <text:p>0.143120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875" calcext:value-type="float">
            <text:p>0.001111875</text:p>
          </table:table-cell>
          <table:table-cell office:value-type="float" office:value="0.000267622" calcext:value-type="float">
            <text:p>0.000267622</text:p>
          </table:table-cell>
          <table:table-cell office:value-type="float" office:value="0.001082389" calcext:value-type="float">
            <text:p>0.001082389</text:p>
          </table:table-cell>
          <table:table-cell office:value-type="float" office:value="0.001149571" calcext:value-type="float">
            <text:p>0.001149571</text:p>
          </table:table-cell>
          <table:table-cell office:value-type="float" office:value="0.001169284" calcext:value-type="float">
            <text:p>0.0011692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614" calcext:value-type="float">
            <text:p>4.1614E-05</text:p>
          </table:table-cell>
          <table:table-cell office:value-type="float" office:value="-0.000802639" calcext:value-type="float">
            <text:p>-0.000802639</text:p>
          </table:table-cell>
          <table:table-cell office:value-type="float" office:value="0.000012128" calcext:value-type="float">
            <text:p>1.2128E-05</text:p>
          </table:table-cell>
          <table:table-cell office:value-type="float" office:value="0.00007931" calcext:value-type="float">
            <text:p>7.931E-05</text:p>
          </table:table-cell>
          <table:table-cell office:value-type="float" office:value="0.000099022" calcext:value-type="float">
            <text:p>9.902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36533" calcext:value-type="float">
            <text:p>24.175836533</text:p>
          </table:table-cell>
          <table:table-cell office:value-type="float" office:value="24.154984165" calcext:value-type="float">
            <text:p>24.154984165</text:p>
          </table:table-cell>
          <table:table-cell office:value-type="float" office:value="24.175108264" calcext:value-type="float">
            <text:p>24.175108264</text:p>
          </table:table-cell>
          <table:table-cell office:value-type="float" office:value="24.176767586" calcext:value-type="float">
            <text:p>24.176767586</text:p>
          </table:table-cell>
          <table:table-cell office:value-type="float" office:value="24.17725446" calcext:value-type="float">
            <text:p>24.17725446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54792" calcext:value-type="float">
            <text:p>0.001054792</text:p>
          </table:table-cell>
          <table:table-cell office:value-type="float" office:value="-0.020345923" calcext:value-type="float">
            <text:p>-0.020345923</text:p>
          </table:table-cell>
          <table:table-cell office:value-type="float" office:value="0.000307373" calcext:value-type="float">
            <text:p>0.000307373</text:p>
          </table:table-cell>
          <table:table-cell office:value-type="float" office:value="0.002010327" calcext:value-type="float">
            <text:p>0.002010327</text:p>
          </table:table-cell>
          <table:table-cell office:value-type="float" office:value="0.002510004" calcext:value-type="float">
            <text:p>0.0025100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2-03 10:33:30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066691" calcext:value-type="float">
            <text:p>0.136066691</text:p>
          </table:table-cell>
          <table:table-cell office:value-type="float" office:value="0.03272355" calcext:value-type="float">
            <text:p>0.03272355</text:p>
          </table:table-cell>
          <table:table-cell office:value-type="float" office:value="0.13246657" calcext:value-type="float">
            <text:p>0.13246657</text:p>
          </table:table-cell>
          <table:table-cell office:value-type="float" office:value="0.140699761" calcext:value-type="float">
            <text:p>0.140699761</text:p>
          </table:table-cell>
          <table:table-cell office:value-type="float" office:value="0.143261569" calcext:value-type="float">
            <text:p>0.1432615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56" calcext:value-type="float">
            <text:p>0.001111656</text:p>
          </table:table-cell>
          <table:table-cell office:value-type="float" office:value="0.000267349" calcext:value-type="float">
            <text:p>0.000267349</text:p>
          </table:table-cell>
          <table:table-cell office:value-type="float" office:value="0.001082243" calcext:value-type="float">
            <text:p>0.001082243</text:p>
          </table:table-cell>
          <table:table-cell office:value-type="float" office:value="0.001149508" calcext:value-type="float">
            <text:p>0.001149508</text:p>
          </table:table-cell>
          <table:table-cell office:value-type="float" office:value="0.001170438" calcext:value-type="float">
            <text:p>0.0011704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95" calcext:value-type="float">
            <text:p>4.1395E-05</text:p>
          </table:table-cell>
          <table:table-cell office:value-type="float" office:value="-0.000802912" calcext:value-type="float">
            <text:p>-0.000802912</text:p>
          </table:table-cell>
          <table:table-cell office:value-type="float" office:value="0.000011982" calcext:value-type="float">
            <text:p>1.1982E-05</text:p>
          </table:table-cell>
          <table:table-cell office:value-type="float" office:value="0.000079246" calcext:value-type="float">
            <text:p>7.9246E-05</text:p>
          </table:table-cell>
          <table:table-cell office:value-type="float" office:value="0.000100176" calcext:value-type="float">
            <text:p>0.000100176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39029" calcext:value-type="float">
            <text:p>24.185939029</text:p>
          </table:table-cell>
          <table:table-cell office:value-type="float" office:value="24.16508553" calcext:value-type="float">
            <text:p>24.16508553</text:p>
          </table:table-cell>
          <table:table-cell office:value-type="float" office:value="24.185212572" calcext:value-type="float">
            <text:p>24.185212572</text:p>
          </table:table-cell>
          <table:table-cell office:value-type="float" office:value="24.186873922" calcext:value-type="float">
            <text:p>24.186873922</text:p>
          </table:table-cell>
          <table:table-cell office:value-type="float" office:value="24.187390861" calcext:value-type="float">
            <text:p>24.187390861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49237" calcext:value-type="float">
            <text:p>0.001049237</text:p>
          </table:table-cell>
          <table:table-cell office:value-type="float" office:value="-0.020352835" calcext:value-type="float">
            <text:p>-0.020352835</text:p>
          </table:table-cell>
          <table:table-cell office:value-type="float" office:value="0.00030367" calcext:value-type="float">
            <text:p>0.00030367</text:p>
          </table:table-cell>
          <table:table-cell office:value-type="float" office:value="0.002008722" calcext:value-type="float">
            <text:p>0.002008722</text:p>
          </table:table-cell>
          <table:table-cell office:value-type="float" office:value="0.002539259" calcext:value-type="float">
            <text:p>0.0025392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2-03 10:33:3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65039" calcext:value-type="float">
            <text:p>0.136165039</text:p>
          </table:table-cell>
          <table:table-cell office:value-type="float" office:value="0.033251051" calcext:value-type="float">
            <text:p>0.033251051</text:p>
          </table:table-cell>
          <table:table-cell office:value-type="float" office:value="0.132499949" calcext:value-type="float">
            <text:p>0.132499949</text:p>
          </table:table-cell>
          <table:table-cell office:value-type="float" office:value="0.140615718" calcext:value-type="float">
            <text:p>0.140615718</text:p>
          </table:table-cell>
          <table:table-cell office:value-type="float" office:value="0.142490285" calcext:value-type="float">
            <text:p>0.1424902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59" calcext:value-type="float">
            <text:p>0.001112459</text:p>
          </table:table-cell>
          <table:table-cell office:value-type="float" office:value="0.000271659" calcext:value-type="float">
            <text:p>0.000271659</text:p>
          </table:table-cell>
          <table:table-cell office:value-type="float" office:value="0.001082516" calcext:value-type="float">
            <text:p>0.001082516</text:p>
          </table:table-cell>
          <table:table-cell office:value-type="float" office:value="0.001148821" calcext:value-type="float">
            <text:p>0.001148821</text:p>
          </table:table-cell>
          <table:table-cell office:value-type="float" office:value="0.001164136" calcext:value-type="float">
            <text:p>0.0011641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98" calcext:value-type="float">
            <text:p>4.2198E-05</text:p>
          </table:table-cell>
          <table:table-cell office:value-type="float" office:value="-0.000798603" calcext:value-type="float">
            <text:p>-0.000798603</text:p>
          </table:table-cell>
          <table:table-cell office:value-type="float" office:value="0.000012254" calcext:value-type="float">
            <text:p>1.2254E-05</text:p>
          </table:table-cell>
          <table:table-cell office:value-type="float" office:value="0.00007856" calcext:value-type="float">
            <text:p>7.856E-05</text:p>
          </table:table-cell>
          <table:table-cell office:value-type="float" office:value="0.000093875" calcext:value-type="float">
            <text:p>9.387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50966" calcext:value-type="float">
            <text:p>24.175850966</text:p>
          </table:table-cell>
          <table:table-cell office:value-type="float" office:value="24.155083875" calcext:value-type="float">
            <text:p>24.155083875</text:p>
          </table:table-cell>
          <table:table-cell office:value-type="float" office:value="24.175111391" calcext:value-type="float">
            <text:p>24.175111391</text:p>
          </table:table-cell>
          <table:table-cell office:value-type="float" office:value="24.176749063" calcext:value-type="float">
            <text:p>24.176749063</text:p>
          </table:table-cell>
          <table:table-cell office:value-type="float" office:value="24.177127329" calcext:value-type="float">
            <text:p>24.177127329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69604" calcext:value-type="float">
            <text:p>0.001069604</text:p>
          </table:table-cell>
          <table:table-cell office:value-type="float" office:value="-0.02024359" calcext:value-type="float">
            <text:p>-0.02024359</text:p>
          </table:table-cell>
          <table:table-cell office:value-type="float" office:value="0.000310582" calcext:value-type="float">
            <text:p>0.000310582</text:p>
          </table:table-cell>
          <table:table-cell office:value-type="float" office:value="0.001991317" calcext:value-type="float">
            <text:p>0.001991317</text:p>
          </table:table-cell>
          <table:table-cell office:value-type="float" office:value="0.00237953" calcext:value-type="float">
            <text:p>0.002379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2-03 10:33:33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29872" calcext:value-type="float">
            <text:p>0.136129872</text:p>
          </table:table-cell>
          <table:table-cell office:value-type="float" office:value="0.032882694" calcext:value-type="float">
            <text:p>0.032882694</text:p>
          </table:table-cell>
          <table:table-cell office:value-type="float" office:value="0.132853405" calcext:value-type="float">
            <text:p>0.132853405</text:p>
          </table:table-cell>
          <table:table-cell office:value-type="float" office:value="0.140745657" calcext:value-type="float">
            <text:p>0.140745657</text:p>
          </table:table-cell>
          <table:table-cell office:value-type="float" office:value="0.143219846" calcext:value-type="float">
            <text:p>0.1432198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172" calcext:value-type="float">
            <text:p>0.001112172</text:p>
          </table:table-cell>
          <table:table-cell office:value-type="float" office:value="0.000268649" calcext:value-type="float">
            <text:p>0.000268649</text:p>
          </table:table-cell>
          <table:table-cell office:value-type="float" office:value="0.001085404" calcext:value-type="float">
            <text:p>0.001085404</text:p>
          </table:table-cell>
          <table:table-cell office:value-type="float" office:value="0.001149883" calcext:value-type="float">
            <text:p>0.001149883</text:p>
          </table:table-cell>
          <table:table-cell office:value-type="float" office:value="0.001170097" calcext:value-type="float">
            <text:p>0.0011700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911" calcext:value-type="float">
            <text:p>4.1911E-05</text:p>
          </table:table-cell>
          <table:table-cell office:value-type="float" office:value="-0.000801612" calcext:value-type="float">
            <text:p>-0.000801612</text:p>
          </table:table-cell>
          <table:table-cell office:value-type="float" office:value="0.000015142" calcext:value-type="float">
            <text:p>1.5142E-05</text:p>
          </table:table-cell>
          <table:table-cell office:value-type="float" office:value="0.000079621" calcext:value-type="float">
            <text:p>7.9621E-05</text:p>
          </table:table-cell>
          <table:table-cell office:value-type="float" office:value="0.000099835" calcext:value-type="float">
            <text:p>9.983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4387" calcext:value-type="float">
            <text:p>24.17584387</text:p>
          </table:table-cell>
          <table:table-cell office:value-type="float" office:value="24.155009544" calcext:value-type="float">
            <text:p>24.155009544</text:p>
          </table:table-cell>
          <table:table-cell office:value-type="float" office:value="24.175182715" calcext:value-type="float">
            <text:p>24.175182715</text:p>
          </table:table-cell>
          <table:table-cell office:value-type="float" office:value="24.176775283" calcext:value-type="float">
            <text:p>24.176775283</text:p>
          </table:table-cell>
          <table:table-cell office:value-type="float" office:value="24.177274546" calcext:value-type="float">
            <text:p>24.177274546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62322" calcext:value-type="float">
            <text:p>0.001062322</text:p>
          </table:table-cell>
          <table:table-cell office:value-type="float" office:value="-0.020319877" calcext:value-type="float">
            <text:p>-0.020319877</text:p>
          </table:table-cell>
          <table:table-cell office:value-type="float" office:value="0.000383781" calcext:value-type="float">
            <text:p>0.000383781</text:p>
          </table:table-cell>
          <table:table-cell office:value-type="float" office:value="0.002018227" calcext:value-type="float">
            <text:p>0.002018227</text:p>
          </table:table-cell>
          <table:table-cell office:value-type="float" office:value="0.002530618" calcext:value-type="float">
            <text:p>0.00253061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2-03 10:33:34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56694" calcext:value-type="float">
            <text:p>0.136156694</text:p>
          </table:table-cell>
          <table:table-cell office:value-type="float" office:value="0.032833222" calcext:value-type="float">
            <text:p>0.032833222</text:p>
          </table:table-cell>
          <table:table-cell office:value-type="float" office:value="0.132931487" calcext:value-type="float">
            <text:p>0.132931487</text:p>
          </table:table-cell>
          <table:table-cell office:value-type="float" office:value="0.140625851" calcext:value-type="float">
            <text:p>0.140625851</text:p>
          </table:table-cell>
          <table:table-cell office:value-type="float" office:value="0.143080967" calcext:value-type="float">
            <text:p>0.1430809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91" calcext:value-type="float">
            <text:p>0.001112391</text:p>
          </table:table-cell>
          <table:table-cell office:value-type="float" office:value="0.000268245" calcext:value-type="float">
            <text:p>0.000268245</text:p>
          </table:table-cell>
          <table:table-cell office:value-type="float" office:value="0.001086042" calcext:value-type="float">
            <text:p>0.001086042</text:p>
          </table:table-cell>
          <table:table-cell office:value-type="float" office:value="0.001148904" calcext:value-type="float">
            <text:p>0.001148904</text:p>
          </table:table-cell>
          <table:table-cell office:value-type="float" office:value="0.001168962" calcext:value-type="float">
            <text:p>0.0011689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3" calcext:value-type="float">
            <text:p>4.213E-05</text:p>
          </table:table-cell>
          <table:table-cell office:value-type="float" office:value="-0.000802016" calcext:value-type="float">
            <text:p>-0.000802016</text:p>
          </table:table-cell>
          <table:table-cell office:value-type="float" office:value="0.00001578" calcext:value-type="float">
            <text:p>1.578E-05</text:p>
          </table:table-cell>
          <table:table-cell office:value-type="float" office:value="0.000078643" calcext:value-type="float">
            <text:p>7.8643E-05</text:p>
          </table:table-cell>
          <table:table-cell office:value-type="float" office:value="0.000098701" calcext:value-type="float">
            <text:p>9.870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49282" calcext:value-type="float">
            <text:p>24.175849282</text:p>
          </table:table-cell>
          <table:table-cell office:value-type="float" office:value="24.154999561" calcext:value-type="float">
            <text:p>24.154999561</text:p>
          </table:table-cell>
          <table:table-cell office:value-type="float" office:value="24.175198471" calcext:value-type="float">
            <text:p>24.175198471</text:p>
          </table:table-cell>
          <table:table-cell office:value-type="float" office:value="24.176751108" calcext:value-type="float">
            <text:p>24.176751108</text:p>
          </table:table-cell>
          <table:table-cell office:value-type="float" office:value="24.177246522" calcext:value-type="float">
            <text:p>24.17724652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67876" calcext:value-type="float">
            <text:p>0.001067876</text:p>
          </table:table-cell>
          <table:table-cell office:value-type="float" office:value="-0.020330122" calcext:value-type="float">
            <text:p>-0.020330122</text:p>
          </table:table-cell>
          <table:table-cell office:value-type="float" office:value="0.000399952" calcext:value-type="float">
            <text:p>0.000399952</text:p>
          </table:table-cell>
          <table:table-cell office:value-type="float" office:value="0.001993416" calcext:value-type="float">
            <text:p>0.001993416</text:p>
          </table:table-cell>
          <table:table-cell office:value-type="float" office:value="0.002501857" calcext:value-type="float">
            <text:p>0.0025018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2-03 10:33:36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964171" calcext:value-type="float">
            <text:p>0.135964171</text:p>
          </table:table-cell>
          <table:table-cell office:value-type="float" office:value="0.033290986" calcext:value-type="float">
            <text:p>0.033290986</text:p>
          </table:table-cell>
          <table:table-cell office:value-type="float" office:value="0.13330044" calcext:value-type="float">
            <text:p>0.13330044</text:p>
          </table:table-cell>
          <table:table-cell office:value-type="float" office:value="0.14068784" calcext:value-type="float">
            <text:p>0.14068784</text:p>
          </table:table-cell>
          <table:table-cell office:value-type="float" office:value="0.14217438" calcext:value-type="float">
            <text:p>0.142174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18" calcext:value-type="float">
            <text:p>0.001110818</text:p>
          </table:table-cell>
          <table:table-cell office:value-type="float" office:value="0.000271985" calcext:value-type="float">
            <text:p>0.000271985</text:p>
          </table:table-cell>
          <table:table-cell office:value-type="float" office:value="0.001089056" calcext:value-type="float">
            <text:p>0.001089056</text:p>
          </table:table-cell>
          <table:table-cell office:value-type="float" office:value="0.00114941" calcext:value-type="float">
            <text:p>0.00114941</text:p>
          </table:table-cell>
          <table:table-cell office:value-type="float" office:value="0.001161555" calcext:value-type="float">
            <text:p>0.0011615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57" calcext:value-type="float">
            <text:p>4.0557E-05</text:p>
          </table:table-cell>
          <table:table-cell office:value-type="float" office:value="-0.000798276" calcext:value-type="float">
            <text:p>-0.000798276</text:p>
          </table:table-cell>
          <table:table-cell office:value-type="float" office:value="0.000018794" calcext:value-type="float">
            <text:p>1.8794E-05</text:p>
          </table:table-cell>
          <table:table-cell office:value-type="float" office:value="0.000079149" calcext:value-type="float">
            <text:p>7.9149E-05</text:p>
          </table:table-cell>
          <table:table-cell office:value-type="float" office:value="0.000091294" calcext:value-type="float">
            <text:p>9.129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702525" calcext:value-type="float">
            <text:p>24.165702525</text:p>
          </table:table-cell>
          <table:table-cell office:value-type="float" office:value="24.144983835" calcext:value-type="float">
            <text:p>24.144983835</text:p>
          </table:table-cell>
          <table:table-cell office:value-type="float" office:value="24.165165009" calcext:value-type="float">
            <text:p>24.165165009</text:p>
          </table:table-cell>
          <table:table-cell office:value-type="float" office:value="24.166655717" calcext:value-type="float">
            <text:p>24.166655717</text:p>
          </table:table-cell>
          <table:table-cell office:value-type="float" office:value="24.166955687" calcext:value-type="float">
            <text:p>24.166955687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028006" calcext:value-type="float">
            <text:p>0.001028006</text:p>
          </table:table-cell>
          <table:table-cell office:value-type="float" office:value="-0.020235319" calcext:value-type="float">
            <text:p>-0.020235319</text:p>
          </table:table-cell>
          <table:table-cell office:value-type="float" office:value="0.00047636" calcext:value-type="float">
            <text:p>0.00047636</text:p>
          </table:table-cell>
          <table:table-cell office:value-type="float" office:value="0.002006253" calcext:value-type="float">
            <text:p>0.002006253</text:p>
          </table:table-cell>
          <table:table-cell office:value-type="float" office:value="0.002314108" calcext:value-type="float">
            <text:p>0.00231410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2-03 10:33:37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917084" calcext:value-type="float">
            <text:p>0.135917084</text:p>
          </table:table-cell>
          <table:table-cell office:value-type="float" office:value="0.03321648" calcext:value-type="float">
            <text:p>0.03321648</text:p>
          </table:table-cell>
          <table:table-cell office:value-type="float" office:value="0.13331236" calcext:value-type="float">
            <text:p>0.13331236</text:p>
          </table:table-cell>
          <table:table-cell office:value-type="float" office:value="0.140692012" calcext:value-type="float">
            <text:p>0.140692012</text:p>
          </table:table-cell>
          <table:table-cell office:value-type="float" office:value="0.142217295" calcext:value-type="float">
            <text:p>0.1422172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434" calcext:value-type="float">
            <text:p>0.001110434</text:p>
          </table:table-cell>
          <table:table-cell office:value-type="float" office:value="0.000271376" calcext:value-type="float">
            <text:p>0.000271376</text:p>
          </table:table-cell>
          <table:table-cell office:value-type="float" office:value="0.001089153" calcext:value-type="float">
            <text:p>0.001089153</text:p>
          </table:table-cell>
          <table:table-cell office:value-type="float" office:value="0.001149445" calcext:value-type="float">
            <text:p>0.001149445</text:p>
          </table:table-cell>
          <table:table-cell office:value-type="float" office:value="0.001161906" calcext:value-type="float">
            <text:p>0.0011619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172" calcext:value-type="float">
            <text:p>4.0172E-05</text:p>
          </table:table-cell>
          <table:table-cell office:value-type="float" office:value="-0.000798885" calcext:value-type="float">
            <text:p>-0.000798885</text:p>
          </table:table-cell>
          <table:table-cell office:value-type="float" office:value="0.000018892" calcext:value-type="float">
            <text:p>1.8892E-05</text:p>
          </table:table-cell>
          <table:table-cell office:value-type="float" office:value="0.000079183" calcext:value-type="float">
            <text:p>7.9183E-05</text:p>
          </table:table-cell>
          <table:table-cell office:value-type="float" office:value="0.000091645" calcext:value-type="float">
            <text:p>9.164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54886" calcext:value-type="float">
            <text:p>24.180854886</text:p>
          </table:table-cell>
          <table:table-cell office:value-type="float" office:value="24.160130949" calcext:value-type="float">
            <text:p>24.160130949</text:p>
          </table:table-cell>
          <table:table-cell office:value-type="float" office:value="24.180329284" calcext:value-type="float">
            <text:p>24.180329284</text:p>
          </table:table-cell>
          <table:table-cell office:value-type="float" office:value="24.181818408" calcext:value-type="float">
            <text:p>24.181818408</text:p>
          </table:table-cell>
          <table:table-cell office:value-type="float" office:value="24.182126192" calcext:value-type="float">
            <text:p>24.182126192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18254" calcext:value-type="float">
            <text:p>0.001018254</text:p>
          </table:table-cell>
          <table:table-cell office:value-type="float" office:value="-0.020250749" calcext:value-type="float">
            <text:p>-0.020250749</text:p>
          </table:table-cell>
          <table:table-cell office:value-type="float" office:value="0.000478829" calcext:value-type="float">
            <text:p>0.000478829</text:p>
          </table:table-cell>
          <table:table-cell office:value-type="float" office:value="0.002007117" calcext:value-type="float">
            <text:p>0.002007117</text:p>
          </table:table-cell>
          <table:table-cell office:value-type="float" office:value="0.002322995" calcext:value-type="float">
            <text:p>0.00232299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2-03 10:33:3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01722" calcext:value-type="float">
            <text:p>0.13601722</text:p>
          </table:table-cell>
          <table:table-cell office:value-type="float" office:value="0.032740835" calcext:value-type="float">
            <text:p>0.032740835</text:p>
          </table:table-cell>
          <table:table-cell office:value-type="float" office:value="0.132545249" calcext:value-type="float">
            <text:p>0.132545249</text:p>
          </table:table-cell>
          <table:table-cell office:value-type="float" office:value="0.140906589" calcext:value-type="float">
            <text:p>0.140906589</text:p>
          </table:table-cell>
          <table:table-cell office:value-type="float" office:value="0.143006461" calcext:value-type="float">
            <text:p>0.143006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52" calcext:value-type="float">
            <text:p>0.001111252</text:p>
          </table:table-cell>
          <table:table-cell office:value-type="float" office:value="0.00026749" calcext:value-type="float">
            <text:p>0.00026749</text:p>
          </table:table-cell>
          <table:table-cell office:value-type="float" office:value="0.001082886" calcext:value-type="float">
            <text:p>0.001082886</text:p>
          </table:table-cell>
          <table:table-cell office:value-type="float" office:value="0.001151198" calcext:value-type="float">
            <text:p>0.001151198</text:p>
          </table:table-cell>
          <table:table-cell office:value-type="float" office:value="0.001168353" calcext:value-type="float">
            <text:p>0.0011683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9" calcext:value-type="float">
            <text:p>4.099E-05</text:p>
          </table:table-cell>
          <table:table-cell office:value-type="float" office:value="-0.000802771" calcext:value-type="float">
            <text:p>-0.000802771</text:p>
          </table:table-cell>
          <table:table-cell office:value-type="float" office:value="0.000012625" calcext:value-type="float">
            <text:p>1.2625E-05</text:p>
          </table:table-cell>
          <table:table-cell office:value-type="float" office:value="0.000080936" calcext:value-type="float">
            <text:p>8.0936E-05</text:p>
          </table:table-cell>
          <table:table-cell office:value-type="float" office:value="0.000098092" calcext:value-type="float">
            <text:p>9.809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75092" calcext:value-type="float">
            <text:p>24.180875092</text:p>
          </table:table-cell>
          <table:table-cell office:value-type="float" office:value="24.160034968" calcext:value-type="float">
            <text:p>24.160034968</text:p>
          </table:table-cell>
          <table:table-cell office:value-type="float" office:value="24.18017449" calcext:value-type="float">
            <text:p>24.18017449</text:p>
          </table:table-cell>
          <table:table-cell office:value-type="float" office:value="24.181861707" calcext:value-type="float">
            <text:p>24.181861707</text:p>
          </table:table-cell>
          <table:table-cell office:value-type="float" office:value="24.182285436" calcext:value-type="float">
            <text:p>24.182285436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38992" calcext:value-type="float">
            <text:p>0.001038992</text:p>
          </table:table-cell>
          <table:table-cell office:value-type="float" office:value="-0.020349256" calcext:value-type="float">
            <text:p>-0.020349256</text:p>
          </table:table-cell>
          <table:table-cell office:value-type="float" office:value="0.000319964" calcext:value-type="float">
            <text:p>0.000319964</text:p>
          </table:table-cell>
          <table:table-cell office:value-type="float" office:value="0.002051555" calcext:value-type="float">
            <text:p>0.002051555</text:p>
          </table:table-cell>
          <table:table-cell office:value-type="float" office:value="0.002486427" calcext:value-type="float">
            <text:p>0.0024864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2-03 10:33:40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116163" calcext:value-type="float">
            <text:p>0.136116163</text:p>
          </table:table-cell>
          <table:table-cell office:value-type="float" office:value="0.032731895" calcext:value-type="float">
            <text:p>0.032731895</text:p>
          </table:table-cell>
          <table:table-cell office:value-type="float" office:value="0.132353322" calcext:value-type="float">
            <text:p>0.132353322</text:p>
          </table:table-cell>
          <table:table-cell office:value-type="float" office:value="0.141047256" calcext:value-type="float">
            <text:p>0.141047256</text:p>
          </table:table-cell>
          <table:table-cell office:value-type="float" office:value="0.14276387" calcext:value-type="float">
            <text:p>0.142763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6" calcext:value-type="float">
            <text:p>0.00111206</text:p>
          </table:table-cell>
          <table:table-cell office:value-type="float" office:value="0.000267417" calcext:value-type="float">
            <text:p>0.000267417</text:p>
          </table:table-cell>
          <table:table-cell office:value-type="float" office:value="0.001081318" calcext:value-type="float">
            <text:p>0.001081318</text:p>
          </table:table-cell>
          <table:table-cell office:value-type="float" office:value="0.001152347" calcext:value-type="float">
            <text:p>0.001152347</text:p>
          </table:table-cell>
          <table:table-cell office:value-type="float" office:value="0.001166371" calcext:value-type="float">
            <text:p>0.0011663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799" calcext:value-type="float">
            <text:p>4.1799E-05</text:p>
          </table:table-cell>
          <table:table-cell office:value-type="float" office:value="-0.000802844" calcext:value-type="float">
            <text:p>-0.000802844</text:p>
          </table:table-cell>
          <table:table-cell office:value-type="float" office:value="0.000011057" calcext:value-type="float">
            <text:p>1.1057E-05</text:p>
          </table:table-cell>
          <table:table-cell office:value-type="float" office:value="0.000082085" calcext:value-type="float">
            <text:p>8.2085E-05</text:p>
          </table:table-cell>
          <table:table-cell office:value-type="float" office:value="0.00009611" calcext:value-type="float">
            <text:p>9.61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95058" calcext:value-type="float">
            <text:p>24.180895058</text:p>
          </table:table-cell>
          <table:table-cell office:value-type="float" office:value="24.160033164" calcext:value-type="float">
            <text:p>24.160033164</text:p>
          </table:table-cell>
          <table:table-cell office:value-type="float" office:value="24.180135761" calcext:value-type="float">
            <text:p>24.180135761</text:p>
          </table:table-cell>
          <table:table-cell office:value-type="float" office:value="24.181890092" calcext:value-type="float">
            <text:p>24.181890092</text:p>
          </table:table-cell>
          <table:table-cell office:value-type="float" office:value="24.182236484" calcext:value-type="float">
            <text:p>24.182236484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59482" calcext:value-type="float">
            <text:p>0.001059482</text:p>
          </table:table-cell>
          <table:table-cell office:value-type="float" office:value="-0.020351107" calcext:value-type="float">
            <text:p>-0.020351107</text:p>
          </table:table-cell>
          <table:table-cell office:value-type="float" office:value="0.000280216" calcext:value-type="float">
            <text:p>0.000280216</text:p>
          </table:table-cell>
          <table:table-cell office:value-type="float" office:value="0.002080686" calcext:value-type="float">
            <text:p>0.002080686</text:p>
          </table:table-cell>
          <table:table-cell office:value-type="float" office:value="0.002436188" calcext:value-type="float">
            <text:p>0.0024361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2-03 10:33:41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225836" calcext:value-type="float">
            <text:p>0.136225836</text:p>
          </table:table-cell>
          <table:table-cell office:value-type="float" office:value="0.033411984" calcext:value-type="float">
            <text:p>0.033411984</text:p>
          </table:table-cell>
          <table:table-cell office:value-type="float" office:value="0.13261439" calcext:value-type="float">
            <text:p>0.13261439</text:p>
          </table:table-cell>
          <table:table-cell office:value-type="float" office:value="0.14092149" calcext:value-type="float">
            <text:p>0.14092149</text:p>
          </table:table-cell>
          <table:table-cell office:value-type="float" office:value="0.142190473" calcext:value-type="float">
            <text:p>0.1421904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956" calcext:value-type="float">
            <text:p>0.001112956</text:p>
          </table:table-cell>
          <table:table-cell office:value-type="float" office:value="0.000272974" calcext:value-type="float">
            <text:p>0.000272974</text:p>
          </table:table-cell>
          <table:table-cell office:value-type="float" office:value="0.001083451" calcext:value-type="float">
            <text:p>0.001083451</text:p>
          </table:table-cell>
          <table:table-cell office:value-type="float" office:value="0.001151319" calcext:value-type="float">
            <text:p>0.001151319</text:p>
          </table:table-cell>
          <table:table-cell office:value-type="float" office:value="0.001161687" calcext:value-type="float">
            <text:p>0.0011616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695" calcext:value-type="float">
            <text:p>4.2695E-05</text:p>
          </table:table-cell>
          <table:table-cell office:value-type="float" office:value="-0.000797288" calcext:value-type="float">
            <text:p>-0.000797288</text:p>
          </table:table-cell>
          <table:table-cell office:value-type="float" office:value="0.000013189" calcext:value-type="float">
            <text:p>1.3189E-05</text:p>
          </table:table-cell>
          <table:table-cell office:value-type="float" office:value="0.000081058" calcext:value-type="float">
            <text:p>8.1058E-05</text:p>
          </table:table-cell>
          <table:table-cell office:value-type="float" office:value="0.000091425" calcext:value-type="float">
            <text:p>9.142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17188" calcext:value-type="float">
            <text:p>24.180917188</text:p>
          </table:table-cell>
          <table:table-cell office:value-type="float" office:value="24.1601704" calcext:value-type="float">
            <text:p>24.1601704</text:p>
          </table:table-cell>
          <table:table-cell office:value-type="float" office:value="24.180188442" calcext:value-type="float">
            <text:p>24.180188442</text:p>
          </table:table-cell>
          <table:table-cell office:value-type="float" office:value="24.181864714" calcext:value-type="float">
            <text:p>24.181864714</text:p>
          </table:table-cell>
          <table:table-cell office:value-type="float" office:value="24.182120779" calcext:value-type="float">
            <text:p>24.182120779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82195" calcext:value-type="float">
            <text:p>0.001082195</text:p>
          </table:table-cell>
          <table:table-cell office:value-type="float" office:value="-0.020210261" calcext:value-type="float">
            <text:p>-0.020210261</text:p>
          </table:table-cell>
          <table:table-cell office:value-type="float" office:value="0.000334282" calcext:value-type="float">
            <text:p>0.000334282</text:p>
          </table:table-cell>
          <table:table-cell office:value-type="float" office:value="0.002054641" calcext:value-type="float">
            <text:p>0.002054641</text:p>
          </table:table-cell>
          <table:table-cell office:value-type="float" office:value="0.002317441" calcext:value-type="float">
            <text:p>0.0023174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2-03 10:33:42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939137" calcext:value-type="float">
            <text:p>0.135939137</text:p>
          </table:table-cell>
          <table:table-cell office:value-type="float" office:value="0.034378175" calcext:value-type="float">
            <text:p>0.034378175</text:p>
          </table:table-cell>
          <table:table-cell office:value-type="float" office:value="0.132882611" calcext:value-type="float">
            <text:p>0.132882611</text:p>
          </table:table-cell>
          <table:table-cell office:value-type="float" office:value="0.140943544" calcext:value-type="float">
            <text:p>0.140943544</text:p>
          </table:table-cell>
          <table:table-cell office:value-type="float" office:value="0.141802447" calcext:value-type="float">
            <text:p>0.141802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14" calcext:value-type="float">
            <text:p>0.001110614</text:p>
          </table:table-cell>
          <table:table-cell office:value-type="float" office:value="0.000280867" calcext:value-type="float">
            <text:p>0.000280867</text:p>
          </table:table-cell>
          <table:table-cell office:value-type="float" office:value="0.001085642" calcext:value-type="float">
            <text:p>0.001085642</text:p>
          </table:table-cell>
          <table:table-cell office:value-type="float" office:value="0.0011515" calcext:value-type="float">
            <text:p>0.0011515</text:p>
          </table:table-cell>
          <table:table-cell office:value-type="float" office:value="0.001158517" calcext:value-type="float">
            <text:p>0.0011585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52" calcext:value-type="float">
            <text:p>4.0352E-05</text:p>
          </table:table-cell>
          <table:table-cell office:value-type="float" office:value="-0.000789394" calcext:value-type="float">
            <text:p>-0.000789394</text:p>
          </table:table-cell>
          <table:table-cell office:value-type="float" office:value="0.000015381" calcext:value-type="float">
            <text:p>1.5381E-05</text:p>
          </table:table-cell>
          <table:table-cell office:value-type="float" office:value="0.000081238" calcext:value-type="float">
            <text:p>8.1238E-05</text:p>
          </table:table-cell>
          <table:table-cell office:value-type="float" office:value="0.000088255" calcext:value-type="float">
            <text:p>8.82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13291" calcext:value-type="float">
            <text:p>24.185913291</text:p>
          </table:table-cell>
          <table:table-cell office:value-type="float" office:value="24.165419418" calcext:value-type="float">
            <text:p>24.165419418</text:p>
          </table:table-cell>
          <table:table-cell office:value-type="float" office:value="24.185296523" calcext:value-type="float">
            <text:p>24.185296523</text:p>
          </table:table-cell>
          <table:table-cell office:value-type="float" office:value="24.186923114" calcext:value-type="float">
            <text:p>24.186923114</text:p>
          </table:table-cell>
          <table:table-cell office:value-type="float" office:value="24.18709643" calcext:value-type="float">
            <text:p>24.18709643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22821" calcext:value-type="float">
            <text:p>0.001022821</text:p>
          </table:table-cell>
          <table:table-cell office:value-type="float" office:value="-0.020010162" calcext:value-type="float">
            <text:p>-0.020010162</text:p>
          </table:table-cell>
          <table:table-cell office:value-type="float" office:value="0.00038983" calcext:value-type="float">
            <text:p>0.00038983</text:p>
          </table:table-cell>
          <table:table-cell office:value-type="float" office:value="0.002059208" calcext:value-type="float">
            <text:p>0.002059208</text:p>
          </table:table-cell>
          <table:table-cell office:value-type="float" office:value="0.002237082" calcext:value-type="float">
            <text:p>0.00223708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2-03 10:33:4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56883" calcext:value-type="float">
            <text:p>0.135856883</text:p>
          </table:table-cell>
          <table:table-cell office:value-type="float" office:value="0.032751564" calcext:value-type="float">
            <text:p>0.032751564</text:p>
          </table:table-cell>
          <table:table-cell office:value-type="float" office:value="0.132735983" calcext:value-type="float">
            <text:p>0.132735983</text:p>
          </table:table-cell>
          <table:table-cell office:value-type="float" office:value="0.14124574" calcext:value-type="float">
            <text:p>0.14124574</text:p>
          </table:table-cell>
          <table:table-cell office:value-type="float" office:value="0.142891424" calcext:value-type="float">
            <text:p>0.1428914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942" calcext:value-type="float">
            <text:p>0.001109942</text:p>
          </table:table-cell>
          <table:table-cell office:value-type="float" office:value="0.000267578" calcext:value-type="float">
            <text:p>0.000267578</text:p>
          </table:table-cell>
          <table:table-cell office:value-type="float" office:value="0.001084444" calcext:value-type="float">
            <text:p>0.001084444</text:p>
          </table:table-cell>
          <table:table-cell office:value-type="float" office:value="0.001153968" calcext:value-type="float">
            <text:p>0.001153968</text:p>
          </table:table-cell>
          <table:table-cell office:value-type="float" office:value="0.001167414" calcext:value-type="float">
            <text:p>0.0011674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68" calcext:value-type="float">
            <text:p>3.968E-05</text:p>
          </table:table-cell>
          <table:table-cell office:value-type="float" office:value="-0.000802683" calcext:value-type="float">
            <text:p>-0.000802683</text:p>
          </table:table-cell>
          <table:table-cell office:value-type="float" office:value="0.000014183" calcext:value-type="float">
            <text:p>1.4183E-05</text:p>
          </table:table-cell>
          <table:table-cell office:value-type="float" office:value="0.000083707" calcext:value-type="float">
            <text:p>8.3707E-05</text:p>
          </table:table-cell>
          <table:table-cell office:value-type="float" office:value="0.000097152" calcext:value-type="float">
            <text:p>9.715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96693" calcext:value-type="float">
            <text:p>24.185896693</text:p>
          </table:table-cell>
          <table:table-cell office:value-type="float" office:value="24.165091183" calcext:value-type="float">
            <text:p>24.165091183</text:p>
          </table:table-cell>
          <table:table-cell office:value-type="float" office:value="24.185266936" calcext:value-type="float">
            <text:p>24.185266936</text:p>
          </table:table-cell>
          <table:table-cell office:value-type="float" office:value="24.186984093" calcext:value-type="float">
            <text:p>24.186984093</text:p>
          </table:table-cell>
          <table:table-cell office:value-type="float" office:value="24.187316171" calcext:value-type="float">
            <text:p>24.187316171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5787" calcext:value-type="float">
            <text:p>0.001005787</text:p>
          </table:table-cell>
          <table:table-cell office:value-type="float" office:value="-0.020347034" calcext:value-type="float">
            <text:p>-0.020347034</text:p>
          </table:table-cell>
          <table:table-cell office:value-type="float" office:value="0.000359464" calcext:value-type="float">
            <text:p>0.000359464</text:p>
          </table:table-cell>
          <table:table-cell office:value-type="float" office:value="0.002121791" calcext:value-type="float">
            <text:p>0.002121791</text:p>
          </table:table-cell>
          <table:table-cell office:value-type="float" office:value="0.002462604" calcext:value-type="float">
            <text:p>0.0024626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2-03 10:33:45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3781" calcext:value-type="float">
            <text:p>0.13583781</text:p>
          </table:table-cell>
          <table:table-cell office:value-type="float" office:value="0.032783751" calcext:value-type="float">
            <text:p>0.032783751</text:p>
          </table:table-cell>
          <table:table-cell office:value-type="float" office:value="0.132858769" calcext:value-type="float">
            <text:p>0.132858769</text:p>
          </table:table-cell>
          <table:table-cell office:value-type="float" office:value="0.141425746" calcext:value-type="float">
            <text:p>0.141425746</text:p>
          </table:table-cell>
          <table:table-cell office:value-type="float" office:value="0.142744797" calcext:value-type="float">
            <text:p>0.1427447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86" calcext:value-type="float">
            <text:p>0.001109786</text:p>
          </table:table-cell>
          <table:table-cell office:value-type="float" office:value="0.000267841" calcext:value-type="float">
            <text:p>0.000267841</text:p>
          </table:table-cell>
          <table:table-cell office:value-type="float" office:value="0.001085447" calcext:value-type="float">
            <text:p>0.001085447</text:p>
          </table:table-cell>
          <table:table-cell office:value-type="float" office:value="0.001155439" calcext:value-type="float">
            <text:p>0.001155439</text:p>
          </table:table-cell>
          <table:table-cell office:value-type="float" office:value="0.001166216" calcext:value-type="float">
            <text:p>0.0011662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25" calcext:value-type="float">
            <text:p>3.9525E-05</text:p>
          </table:table-cell>
          <table:table-cell office:value-type="float" office:value="-0.00080242" calcext:value-type="float">
            <text:p>-0.00080242</text:p>
          </table:table-cell>
          <table:table-cell office:value-type="float" office:value="0.000015186" calcext:value-type="float">
            <text:p>1.5186E-05</text:p>
          </table:table-cell>
          <table:table-cell office:value-type="float" office:value="0.000085178" calcext:value-type="float">
            <text:p>8.5178E-05</text:p>
          </table:table-cell>
          <table:table-cell office:value-type="float" office:value="0.000095954" calcext:value-type="float">
            <text:p>9.59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92844" calcext:value-type="float">
            <text:p>24.185892844</text:p>
          </table:table-cell>
          <table:table-cell office:value-type="float" office:value="24.165097678" calcext:value-type="float">
            <text:p>24.165097678</text:p>
          </table:table-cell>
          <table:table-cell office:value-type="float" office:value="24.185291712" calcext:value-type="float">
            <text:p>24.185291712</text:p>
          </table:table-cell>
          <table:table-cell office:value-type="float" office:value="24.187020416" calcext:value-type="float">
            <text:p>24.187020416</text:p>
          </table:table-cell>
          <table:table-cell office:value-type="float" office:value="24.187286583" calcext:value-type="float">
            <text:p>24.187286583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1837" calcext:value-type="float">
            <text:p>0.001001837</text:p>
          </table:table-cell>
          <table:table-cell office:value-type="float" office:value="-0.020340368" calcext:value-type="float">
            <text:p>-0.020340368</text:p>
          </table:table-cell>
          <table:table-cell office:value-type="float" office:value="0.000384892" calcext:value-type="float">
            <text:p>0.000384892</text:p>
          </table:table-cell>
          <table:table-cell office:value-type="float" office:value="0.00215907" calcext:value-type="float">
            <text:p>0.00215907</text:p>
          </table:table-cell>
          <table:table-cell office:value-type="float" office:value="0.002432238" calcext:value-type="float">
            <text:p>0.0024322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2-03 10:33:46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5783569" calcext:value-type="float">
            <text:p>0.135783569</text:p>
          </table:table-cell>
          <table:table-cell office:value-type="float" office:value="0.032706861" calcext:value-type="float">
            <text:p>0.032706861</text:p>
          </table:table-cell>
          <table:table-cell office:value-type="float" office:value="0.13254048" calcext:value-type="float">
            <text:p>0.13254048</text:p>
          </table:table-cell>
          <table:table-cell office:value-type="float" office:value="0.141479986" calcext:value-type="float">
            <text:p>0.141479986</text:p>
          </table:table-cell>
          <table:table-cell office:value-type="float" office:value="0.142841952" calcext:value-type="float">
            <text:p>0.1428419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43" calcext:value-type="float">
            <text:p>0.001109343</text:p>
          </table:table-cell>
          <table:table-cell office:value-type="float" office:value="0.000267213" calcext:value-type="float">
            <text:p>0.000267213</text:p>
          </table:table-cell>
          <table:table-cell office:value-type="float" office:value="0.001082847" calcext:value-type="float">
            <text:p>0.001082847</text:p>
          </table:table-cell>
          <table:table-cell office:value-type="float" office:value="0.001155882" calcext:value-type="float">
            <text:p>0.001155882</text:p>
          </table:table-cell>
          <table:table-cell office:value-type="float" office:value="0.001167009" calcext:value-type="float">
            <text:p>0.0011670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081" calcext:value-type="float">
            <text:p>3.9081E-05</text:p>
          </table:table-cell>
          <table:table-cell office:value-type="float" office:value="-0.000803049" calcext:value-type="float">
            <text:p>-0.000803049</text:p>
          </table:table-cell>
          <table:table-cell office:value-type="float" office:value="0.000012586" calcext:value-type="float">
            <text:p>1.2586E-05</text:p>
          </table:table-cell>
          <table:table-cell office:value-type="float" office:value="0.000085621" calcext:value-type="float">
            <text:p>8.5621E-05</text:p>
          </table:table-cell>
          <table:table-cell office:value-type="float" office:value="0.000096748" calcext:value-type="float">
            <text:p>9.67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598981" calcext:value-type="float">
            <text:p>24.19598981</text:p>
          </table:table-cell>
          <table:table-cell office:value-type="float" office:value="24.175190264" calcext:value-type="float">
            <text:p>24.175190264</text:p>
          </table:table-cell>
          <table:table-cell office:value-type="float" office:value="24.195335402" calcext:value-type="float">
            <text:p>24.195335402</text:p>
          </table:table-cell>
          <table:table-cell office:value-type="float" office:value="24.197139261" calcext:value-type="float">
            <text:p>24.197139261</text:p>
          </table:table-cell>
          <table:table-cell office:value-type="float" office:value="24.197414086" calcext:value-type="float">
            <text:p>24.197414086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0990604" calcext:value-type="float">
            <text:p>0.000990604</text:p>
          </table:table-cell>
          <table:table-cell office:value-type="float" office:value="-0.020356292" calcext:value-type="float">
            <text:p>-0.020356292</text:p>
          </table:table-cell>
          <table:table-cell office:value-type="float" office:value="0.000318976" calcext:value-type="float">
            <text:p>0.000318976</text:p>
          </table:table-cell>
          <table:table-cell office:value-type="float" office:value="0.002170302" calcext:value-type="float">
            <text:p>0.002170302</text:p>
          </table:table-cell>
          <table:table-cell office:value-type="float" office:value="0.002452358" calcext:value-type="float">
            <text:p>0.00245235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2-03 10:33:47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5826485" calcext:value-type="float">
            <text:p>0.135826485</text:p>
          </table:table-cell>
          <table:table-cell office:value-type="float" office:value="0.032727126" calcext:value-type="float">
            <text:p>0.032727126</text:p>
          </table:table-cell>
          <table:table-cell office:value-type="float" office:value="0.132820026" calcext:value-type="float">
            <text:p>0.132820026</text:p>
          </table:table-cell>
          <table:table-cell office:value-type="float" office:value="0.141538994" calcext:value-type="float">
            <text:p>0.141538994</text:p>
          </table:table-cell>
          <table:table-cell office:value-type="float" office:value="0.142765062" calcext:value-type="float">
            <text:p>0.1427650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694" calcext:value-type="float">
            <text:p>0.001109694</text:p>
          </table:table-cell>
          <table:table-cell office:value-type="float" office:value="0.000267378" calcext:value-type="float">
            <text:p>0.000267378</text:p>
          </table:table-cell>
          <table:table-cell office:value-type="float" office:value="0.001085131" calcext:value-type="float">
            <text:p>0.001085131</text:p>
          </table:table-cell>
          <table:table-cell office:value-type="float" office:value="0.001156364" calcext:value-type="float">
            <text:p>0.001156364</text:p>
          </table:table-cell>
          <table:table-cell office:value-type="float" office:value="0.001166381" calcext:value-type="float">
            <text:p>0.0011663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32" calcext:value-type="float">
            <text:p>3.9432E-05</text:p>
          </table:table-cell>
          <table:table-cell office:value-type="float" office:value="-0.000802883" calcext:value-type="float">
            <text:p>-0.000802883</text:p>
          </table:table-cell>
          <table:table-cell office:value-type="float" office:value="0.000014869" calcext:value-type="float">
            <text:p>1.4869E-05</text:p>
          </table:table-cell>
          <table:table-cell office:value-type="float" office:value="0.000086103" calcext:value-type="float">
            <text:p>8.6103E-05</text:p>
          </table:table-cell>
          <table:table-cell office:value-type="float" office:value="0.00009612" calcext:value-type="float">
            <text:p>9.61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5998469" calcext:value-type="float">
            <text:p>24.195998469</text:p>
          </table:table-cell>
          <table:table-cell office:value-type="float" office:value="24.175194354" calcext:value-type="float">
            <text:p>24.175194354</text:p>
          </table:table-cell>
          <table:table-cell office:value-type="float" office:value="24.19539181" calcext:value-type="float">
            <text:p>24.19539181</text:p>
          </table:table-cell>
          <table:table-cell office:value-type="float" office:value="24.197151168" calcext:value-type="float">
            <text:p>24.197151168</text:p>
          </table:table-cell>
          <table:table-cell office:value-type="float" office:value="24.19739857" calcext:value-type="float">
            <text:p>24.19739857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0999491" calcext:value-type="float">
            <text:p>0.000999491</text:p>
          </table:table-cell>
          <table:table-cell office:value-type="float" office:value="-0.020352095" calcext:value-type="float">
            <text:p>-0.020352095</text:p>
          </table:table-cell>
          <table:table-cell office:value-type="float" office:value="0.000376869" calcext:value-type="float">
            <text:p>0.000376869</text:p>
          </table:table-cell>
          <table:table-cell office:value-type="float" office:value="0.002182523" calcext:value-type="float">
            <text:p>0.002182523</text:p>
          </table:table-cell>
          <table:table-cell office:value-type="float" office:value="0.002436435" calcext:value-type="float">
            <text:p>0.0024364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2-03 10:33:4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4079" calcext:value-type="float">
            <text:p>0.13584079</text:p>
          </table:table-cell>
          <table:table-cell office:value-type="float" office:value="0.033075217" calcext:value-type="float">
            <text:p>0.033075217</text:p>
          </table:table-cell>
          <table:table-cell office:value-type="float" office:value="0.133065597" calcext:value-type="float">
            <text:p>0.133065597</text:p>
          </table:table-cell>
          <table:table-cell office:value-type="float" office:value="0.14153065" calcext:value-type="float">
            <text:p>0.14153065</text:p>
          </table:table-cell>
          <table:table-cell office:value-type="float" office:value="0.142521875" calcext:value-type="float">
            <text:p>0.1425218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1" calcext:value-type="float">
            <text:p>0.00110981</text:p>
          </table:table-cell>
          <table:table-cell office:value-type="float" office:value="0.000270222" calcext:value-type="float">
            <text:p>0.000270222</text:p>
          </table:table-cell>
          <table:table-cell office:value-type="float" office:value="0.001087137" calcext:value-type="float">
            <text:p>0.001087137</text:p>
          </table:table-cell>
          <table:table-cell office:value-type="float" office:value="0.001156296" calcext:value-type="float">
            <text:p>0.001156296</text:p>
          </table:table-cell>
          <table:table-cell office:value-type="float" office:value="0.001164394" calcext:value-type="float">
            <text:p>0.0011643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49" calcext:value-type="float">
            <text:p>3.9549E-05</text:p>
          </table:table-cell>
          <table:table-cell office:value-type="float" office:value="-0.000800039" calcext:value-type="float">
            <text:p>-0.000800039</text:p>
          </table:table-cell>
          <table:table-cell office:value-type="float" office:value="0.000016876" calcext:value-type="float">
            <text:p>1.6876E-05</text:p>
          </table:table-cell>
          <table:table-cell office:value-type="float" office:value="0.000086035" calcext:value-type="float">
            <text:p>8.6035E-05</text:p>
          </table:table-cell>
          <table:table-cell office:value-type="float" office:value="0.000094133" calcext:value-type="float">
            <text:p>9.413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93445" calcext:value-type="float">
            <text:p>24.185893445</text:p>
          </table:table-cell>
          <table:table-cell office:value-type="float" office:value="24.165156493" calcext:value-type="float">
            <text:p>24.165156493</text:p>
          </table:table-cell>
          <table:table-cell office:value-type="float" office:value="24.185333448" calcext:value-type="float">
            <text:p>24.185333448</text:p>
          </table:table-cell>
          <table:table-cell office:value-type="float" office:value="24.187041585" calcext:value-type="float">
            <text:p>24.187041585</text:p>
          </table:table-cell>
          <table:table-cell office:value-type="float" office:value="24.187241601" calcext:value-type="float">
            <text:p>24.187241601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2454" calcext:value-type="float">
            <text:p>0.001002454</text:p>
          </table:table-cell>
          <table:table-cell office:value-type="float" office:value="-0.020280005" calcext:value-type="float">
            <text:p>-0.020280005</text:p>
          </table:table-cell>
          <table:table-cell office:value-type="float" office:value="0.000427725" calcext:value-type="float">
            <text:p>0.000427725</text:p>
          </table:table-cell>
          <table:table-cell office:value-type="float" office:value="0.002180795" calcext:value-type="float">
            <text:p>0.002180795</text:p>
          </table:table-cell>
          <table:table-cell office:value-type="float" office:value="0.002386072" calcext:value-type="float">
            <text:p>0.0023860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2-03 10:33:50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5929601" calcext:value-type="float">
            <text:p>0.135929601</text:p>
          </table:table-cell>
          <table:table-cell office:value-type="float" office:value="0.03387392" calcext:value-type="float">
            <text:p>0.03387392</text:p>
          </table:table-cell>
          <table:table-cell office:value-type="float" office:value="0.133151428" calcext:value-type="float">
            <text:p>0.133151428</text:p>
          </table:table-cell>
          <table:table-cell office:value-type="float" office:value="0.141397135" calcext:value-type="float">
            <text:p>0.141397135</text:p>
          </table:table-cell>
          <table:table-cell office:value-type="float" office:value="0.141403692" calcext:value-type="float">
            <text:p>0.1414036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36" calcext:value-type="float">
            <text:p>0.001110536</text:p>
          </table:table-cell>
          <table:table-cell office:value-type="float" office:value="0.000276748" calcext:value-type="float">
            <text:p>0.000276748</text:p>
          </table:table-cell>
          <table:table-cell office:value-type="float" office:value="0.001087838" calcext:value-type="float">
            <text:p>0.001087838</text:p>
          </table:table-cell>
          <table:table-cell office:value-type="float" office:value="0.001155205" calcext:value-type="float">
            <text:p>0.001155205</text:p>
          </table:table-cell>
          <table:table-cell office:value-type="float" office:value="0.001155259" calcext:value-type="float">
            <text:p>0.0011552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75" calcext:value-type="float">
            <text:p>4.0275E-05</text:p>
          </table:table-cell>
          <table:table-cell office:value-type="float" office:value="-0.000793514" calcext:value-type="float">
            <text:p>-0.000793514</text:p>
          </table:table-cell>
          <table:table-cell office:value-type="float" office:value="0.000017577" calcext:value-type="float">
            <text:p>1.7577E-05</text:p>
          </table:table-cell>
          <table:table-cell office:value-type="float" office:value="0.000084944" calcext:value-type="float">
            <text:p>8.4944E-05</text:p>
          </table:table-cell>
          <table:table-cell office:value-type="float" office:value="0.000084997" calcext:value-type="float">
            <text:p>8.49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0965321" calcext:value-type="float">
            <text:p>24.190965321</text:p>
          </table:table-cell>
          <table:table-cell office:value-type="float" office:value="24.170371714" calcext:value-type="float">
            <text:p>24.170371714</text:p>
          </table:table-cell>
          <table:table-cell office:value-type="float" office:value="24.190404725" calcext:value-type="float">
            <text:p>24.190404725</text:p>
          </table:table-cell>
          <table:table-cell office:value-type="float" office:value="24.192068593" calcext:value-type="float">
            <text:p>24.192068593</text:p>
          </table:table-cell>
          <table:table-cell office:value-type="float" office:value="24.192069916" calcext:value-type="float">
            <text:p>24.192069916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20846" calcext:value-type="float">
            <text:p>0.001020846</text:p>
          </table:table-cell>
          <table:table-cell office:value-type="float" office:value="-0.020114593" calcext:value-type="float">
            <text:p>-0.020114593</text:p>
          </table:table-cell>
          <table:table-cell office:value-type="float" office:value="0.0004455" calcext:value-type="float">
            <text:p>0.0004455</text:p>
          </table:table-cell>
          <table:table-cell office:value-type="float" office:value="0.002153145" calcext:value-type="float">
            <text:p>0.002153145</text:p>
          </table:table-cell>
          <table:table-cell office:value-type="float" office:value="0.002154502" calcext:value-type="float">
            <text:p>0.0021545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2-03 10:33:51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5932581" calcext:value-type="float">
            <text:p>0.135932581</text:p>
          </table:table-cell>
          <table:table-cell office:value-type="float" office:value="0.033131842" calcext:value-type="float">
            <text:p>0.033131842</text:p>
          </table:table-cell>
          <table:table-cell office:value-type="float" office:value="0.133291499" calcext:value-type="float">
            <text:p>0.133291499</text:p>
          </table:table-cell>
          <table:table-cell office:value-type="float" office:value="0.141294615" calcext:value-type="float">
            <text:p>0.141294615</text:p>
          </table:table-cell>
          <table:table-cell office:value-type="float" office:value="0.141876357" calcext:value-type="float">
            <text:p>0.1418763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6" calcext:value-type="float">
            <text:p>0.00111056</text:p>
          </table:table-cell>
          <table:table-cell office:value-type="float" office:value="0.000270685" calcext:value-type="float">
            <text:p>0.000270685</text:p>
          </table:table-cell>
          <table:table-cell office:value-type="float" office:value="0.001088983" calcext:value-type="float">
            <text:p>0.001088983</text:p>
          </table:table-cell>
          <table:table-cell office:value-type="float" office:value="0.001154368" calcext:value-type="float">
            <text:p>0.001154368</text:p>
          </table:table-cell>
          <table:table-cell office:value-type="float" office:value="0.001159121" calcext:value-type="float">
            <text:p>0.0011591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99" calcext:value-type="float">
            <text:p>4.0299E-05</text:p>
          </table:table-cell>
          <table:table-cell office:value-type="float" office:value="-0.000799576" calcext:value-type="float">
            <text:p>-0.000799576</text:p>
          </table:table-cell>
          <table:table-cell office:value-type="float" office:value="0.000018721" calcext:value-type="float">
            <text:p>1.8721E-05</text:p>
          </table:table-cell>
          <table:table-cell office:value-type="float" office:value="0.000084106" calcext:value-type="float">
            <text:p>8.4106E-05</text:p>
          </table:table-cell>
          <table:table-cell office:value-type="float" office:value="0.000088859" calcext:value-type="float">
            <text:p>8.88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0965923" calcext:value-type="float">
            <text:p>24.190965923</text:p>
          </table:table-cell>
          <table:table-cell office:value-type="float" office:value="24.17022197" calcext:value-type="float">
            <text:p>24.17022197</text:p>
          </table:table-cell>
          <table:table-cell office:value-type="float" office:value="24.190432989" calcext:value-type="float">
            <text:p>24.190432989</text:p>
          </table:table-cell>
          <table:table-cell office:value-type="float" office:value="24.192047906" calcext:value-type="float">
            <text:p>24.192047906</text:p>
          </table:table-cell>
          <table:table-cell office:value-type="float" office:value="24.192165293" calcext:value-type="float">
            <text:p>24.192165293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21463" calcext:value-type="float">
            <text:p>0.001021463</text:p>
          </table:table-cell>
          <table:table-cell office:value-type="float" office:value="-0.020268278" calcext:value-type="float">
            <text:p>-0.020268278</text:p>
          </table:table-cell>
          <table:table-cell office:value-type="float" office:value="0.000474508" calcext:value-type="float">
            <text:p>0.000474508</text:p>
          </table:table-cell>
          <table:table-cell office:value-type="float" office:value="0.002131913" calcext:value-type="float">
            <text:p>0.002131913</text:p>
          </table:table-cell>
          <table:table-cell office:value-type="float" office:value="0.002252389" calcext:value-type="float">
            <text:p>0.00225238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2-03 10:33:53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0804" calcext:value-type="float">
            <text:p>0.1360804</text:p>
          </table:table-cell>
          <table:table-cell office:value-type="float" office:value="0.032763485" calcext:value-type="float">
            <text:p>0.032763485</text:p>
          </table:table-cell>
          <table:table-cell office:value-type="float" office:value="0.13282241" calcext:value-type="float">
            <text:p>0.13282241</text:p>
          </table:table-cell>
          <table:table-cell office:value-type="float" office:value="0.141159313" calcext:value-type="float">
            <text:p>0.141159313</text:p>
          </table:table-cell>
          <table:table-cell office:value-type="float" office:value="0.142561214" calcext:value-type="float">
            <text:p>0.1425612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68" calcext:value-type="float">
            <text:p>0.001111768</text:p>
          </table:table-cell>
          <table:table-cell office:value-type="float" office:value="0.000267676" calcext:value-type="float">
            <text:p>0.000267676</text:p>
          </table:table-cell>
          <table:table-cell office:value-type="float" office:value="0.00108515" calcext:value-type="float">
            <text:p>0.00108515</text:p>
          </table:table-cell>
          <table:table-cell office:value-type="float" office:value="0.001153262" calcext:value-type="float">
            <text:p>0.001153262</text:p>
          </table:table-cell>
          <table:table-cell office:value-type="float" office:value="0.001164716" calcext:value-type="float">
            <text:p>0.0011647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07" calcext:value-type="float">
            <text:p>4.1507E-05</text:p>
          </table:table-cell>
          <table:table-cell office:value-type="float" office:value="-0.000802586" calcext:value-type="float">
            <text:p>-0.000802586</text:p>
          </table:table-cell>
          <table:table-cell office:value-type="float" office:value="0.000014889" calcext:value-type="float">
            <text:p>1.4889E-05</text:p>
          </table:table-cell>
          <table:table-cell office:value-type="float" office:value="0.000083001" calcext:value-type="float">
            <text:p>8.3001E-05</text:p>
          </table:table-cell>
          <table:table-cell office:value-type="float" office:value="0.000094454" calcext:value-type="float">
            <text:p>9.44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87841" calcext:value-type="float">
            <text:p>24.180887841</text:p>
          </table:table-cell>
          <table:table-cell office:value-type="float" office:value="24.160039538" calcext:value-type="float">
            <text:p>24.160039538</text:p>
          </table:table-cell>
          <table:table-cell office:value-type="float" office:value="24.180230418" calcext:value-type="float">
            <text:p>24.180230418</text:p>
          </table:table-cell>
          <table:table-cell office:value-type="float" office:value="24.181912704" calcext:value-type="float">
            <text:p>24.181912704</text:p>
          </table:table-cell>
          <table:table-cell office:value-type="float" office:value="24.18219559" calcext:value-type="float">
            <text:p>24.18219559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52076" calcext:value-type="float">
            <text:p>0.001052076</text:p>
          </table:table-cell>
          <table:table-cell office:value-type="float" office:value="-0.020344565" calcext:value-type="float">
            <text:p>-0.020344565</text:p>
          </table:table-cell>
          <table:table-cell office:value-type="float" office:value="0.000377362" calcext:value-type="float">
            <text:p>0.000377362</text:p>
          </table:table-cell>
          <table:table-cell office:value-type="float" office:value="0.002103893" calcext:value-type="float">
            <text:p>0.002103893</text:p>
          </table:table-cell>
          <table:table-cell office:value-type="float" office:value="0.002394219" calcext:value-type="float">
            <text:p>0.0023942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2-03 10:33:54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17696" calcext:value-type="float">
            <text:p>0.13617696</text:p>
          </table:table-cell>
          <table:table-cell office:value-type="float" office:value="0.033160452" calcext:value-type="float">
            <text:p>0.033160452</text:p>
          </table:table-cell>
          <table:table-cell office:value-type="float" office:value="0.1332611" calcext:value-type="float">
            <text:p>0.1332611</text:p>
          </table:table-cell>
          <table:table-cell office:value-type="float" office:value="0.141130703" calcext:value-type="float">
            <text:p>0.141130703</text:p>
          </table:table-cell>
          <table:table-cell office:value-type="float" office:value="0.141814368" calcext:value-type="float">
            <text:p>0.141814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57" calcext:value-type="float">
            <text:p>0.001112557</text:p>
          </table:table-cell>
          <table:table-cell office:value-type="float" office:value="0.000270919" calcext:value-type="float">
            <text:p>0.000270919</text:p>
          </table:table-cell>
          <table:table-cell office:value-type="float" office:value="0.001088734" calcext:value-type="float">
            <text:p>0.001088734</text:p>
          </table:table-cell>
          <table:table-cell office:value-type="float" office:value="0.001153029" calcext:value-type="float">
            <text:p>0.001153029</text:p>
          </table:table-cell>
          <table:table-cell office:value-type="float" office:value="0.001158614" calcext:value-type="float">
            <text:p>0.0011586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95" calcext:value-type="float">
            <text:p>4.2295E-05</text:p>
          </table:table-cell>
          <table:table-cell office:value-type="float" office:value="-0.000799343" calcext:value-type="float">
            <text:p>-0.000799343</text:p>
          </table:table-cell>
          <table:table-cell office:value-type="float" office:value="0.000018473" calcext:value-type="float">
            <text:p>1.8473E-05</text:p>
          </table:table-cell>
          <table:table-cell office:value-type="float" office:value="0.000082767" calcext:value-type="float">
            <text:p>8.2767E-05</text:p>
          </table:table-cell>
          <table:table-cell office:value-type="float" office:value="0.000088353" calcext:value-type="float">
            <text:p>8.83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1015235" calcext:value-type="float">
            <text:p>24.191015235</text:p>
          </table:table-cell>
          <table:table-cell office:value-type="float" office:value="24.170227743" calcext:value-type="float">
            <text:p>24.170227743</text:p>
          </table:table-cell>
          <table:table-cell office:value-type="float" office:value="24.190426855" calcext:value-type="float">
            <text:p>24.190426855</text:p>
          </table:table-cell>
          <table:table-cell office:value-type="float" office:value="24.192014831" calcext:value-type="float">
            <text:p>24.192014831</text:p>
          </table:table-cell>
          <table:table-cell office:value-type="float" office:value="24.192152785" calcext:value-type="float">
            <text:p>24.192152785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72073" calcext:value-type="float">
            <text:p>0.001072073</text:p>
          </table:table-cell>
          <table:table-cell office:value-type="float" office:value="-0.020262353" calcext:value-type="float">
            <text:p>-0.020262353</text:p>
          </table:table-cell>
          <table:table-cell office:value-type="float" office:value="0.000468213" calcext:value-type="float">
            <text:p>0.000468213</text:p>
          </table:table-cell>
          <table:table-cell office:value-type="float" office:value="0.002097968" calcext:value-type="float">
            <text:p>0.002097968</text:p>
          </table:table-cell>
          <table:table-cell office:value-type="float" office:value="0.002239551" calcext:value-type="float">
            <text:p>0.0022395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2-03 10:33:55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304514" calcext:value-type="float">
            <text:p>0.136304514</text:p>
          </table:table-cell>
          <table:table-cell office:value-type="float" office:value="0.033417944" calcext:value-type="float">
            <text:p>0.033417944</text:p>
          </table:table-cell>
          <table:table-cell office:value-type="float" office:value="0.132620946" calcext:value-type="float">
            <text:p>0.132620946</text:p>
          </table:table-cell>
          <table:table-cell office:value-type="float" office:value="0.14098944" calcext:value-type="float">
            <text:p>0.14098944</text:p>
          </table:table-cell>
          <table:table-cell office:value-type="float" office:value="0.141682046" calcext:value-type="float">
            <text:p>0.1416820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99" calcext:value-type="float">
            <text:p>0.001113599</text:p>
          </table:table-cell>
          <table:table-cell office:value-type="float" office:value="0.000273022" calcext:value-type="float">
            <text:p>0.000273022</text:p>
          </table:table-cell>
          <table:table-cell office:value-type="float" office:value="0.001083504" calcext:value-type="float">
            <text:p>0.001083504</text:p>
          </table:table-cell>
          <table:table-cell office:value-type="float" office:value="0.001151875" calcext:value-type="float">
            <text:p>0.001151875</text:p>
          </table:table-cell>
          <table:table-cell office:value-type="float" office:value="0.001157533" calcext:value-type="float">
            <text:p>0.0011575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38" calcext:value-type="float">
            <text:p>4.3338E-05</text:p>
          </table:table-cell>
          <table:table-cell office:value-type="float" office:value="-0.000797239" calcext:value-type="float">
            <text:p>-0.000797239</text:p>
          </table:table-cell>
          <table:table-cell office:value-type="float" office:value="0.000013243" calcext:value-type="float">
            <text:p>1.3243E-05</text:p>
          </table:table-cell>
          <table:table-cell office:value-type="float" office:value="0.000081613" calcext:value-type="float">
            <text:p>8.1613E-05</text:p>
          </table:table-cell>
          <table:table-cell office:value-type="float" office:value="0.000087272" calcext:value-type="float">
            <text:p>8.72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1040974" calcext:value-type="float">
            <text:p>24.191040974</text:p>
          </table:table-cell>
          <table:table-cell office:value-type="float" office:value="24.170279703" calcext:value-type="float">
            <text:p>24.170279703</text:p>
          </table:table-cell>
          <table:table-cell office:value-type="float" office:value="24.190297681" calcext:value-type="float">
            <text:p>24.190297681</text:p>
          </table:table-cell>
          <table:table-cell office:value-type="float" office:value="24.191986326" calcext:value-type="float">
            <text:p>24.191986326</text:p>
          </table:table-cell>
          <table:table-cell office:value-type="float" office:value="24.192126084" calcext:value-type="float">
            <text:p>24.192126084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98489" calcext:value-type="float">
            <text:p>0.001098489</text:p>
          </table:table-cell>
          <table:table-cell office:value-type="float" office:value="-0.020209026" calcext:value-type="float">
            <text:p>-0.020209026</text:p>
          </table:table-cell>
          <table:table-cell office:value-type="float" office:value="0.00033564" calcext:value-type="float">
            <text:p>0.00033564</text:p>
          </table:table-cell>
          <table:table-cell office:value-type="float" office:value="0.002068713" calcext:value-type="float">
            <text:p>0.002068713</text:p>
          </table:table-cell>
          <table:table-cell office:value-type="float" office:value="0.002212148" calcext:value-type="float">
            <text:p>0.0022121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2-03 10:33:57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290209" calcext:value-type="float">
            <text:p>0.136290209</text:p>
          </table:table-cell>
          <table:table-cell office:value-type="float" office:value="0.034259562" calcext:value-type="float">
            <text:p>0.034259562</text:p>
          </table:table-cell>
          <table:table-cell office:value-type="float" office:value="0.132975594" calcext:value-type="float">
            <text:p>0.132975594</text:p>
          </table:table-cell>
          <table:table-cell office:value-type="float" office:value="0.140986459" calcext:value-type="float">
            <text:p>0.140986459</text:p>
          </table:table-cell>
          <table:table-cell office:value-type="float" office:value="0.14122905" calcext:value-type="float">
            <text:p>0.141229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482" calcext:value-type="float">
            <text:p>0.001113482</text:p>
          </table:table-cell>
          <table:table-cell office:value-type="float" office:value="0.000279898" calcext:value-type="float">
            <text:p>0.000279898</text:p>
          </table:table-cell>
          <table:table-cell office:value-type="float" office:value="0.001086402" calcext:value-type="float">
            <text:p>0.001086402</text:p>
          </table:table-cell>
          <table:table-cell office:value-type="float" office:value="0.00115185" calcext:value-type="float">
            <text:p>0.00115185</text:p>
          </table:table-cell>
          <table:table-cell office:value-type="float" office:value="0.001153832" calcext:value-type="float">
            <text:p>0.0011538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221" calcext:value-type="float">
            <text:p>4.3221E-05</text:p>
          </table:table-cell>
          <table:table-cell office:value-type="float" office:value="-0.000790363" calcext:value-type="float">
            <text:p>-0.000790363</text:p>
          </table:table-cell>
          <table:table-cell office:value-type="float" office:value="0.00001614" calcext:value-type="float">
            <text:p>1.614E-05</text:p>
          </table:table-cell>
          <table:table-cell office:value-type="float" office:value="0.000081589" calcext:value-type="float">
            <text:p>8.1589E-05</text:p>
          </table:table-cell>
          <table:table-cell office:value-type="float" office:value="0.000083571" calcext:value-type="float">
            <text:p>8.357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6092042" calcext:value-type="float">
            <text:p>24.196092042</text:p>
          </table:table-cell>
          <table:table-cell office:value-type="float" office:value="24.175503582" calcext:value-type="float">
            <text:p>24.175503582</text:p>
          </table:table-cell>
          <table:table-cell office:value-type="float" office:value="24.195423202" calcext:value-type="float">
            <text:p>24.195423202</text:p>
          </table:table-cell>
          <table:table-cell office:value-type="float" office:value="24.197039675" calcext:value-type="float">
            <text:p>24.197039675</text:p>
          </table:table-cell>
          <table:table-cell office:value-type="float" office:value="24.197088626" calcext:value-type="float">
            <text:p>24.197088626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1095526" calcext:value-type="float">
            <text:p>0.001095526</text:p>
          </table:table-cell>
          <table:table-cell office:value-type="float" office:value="-0.020034727" calcext:value-type="float">
            <text:p>-0.020034727</text:p>
          </table:table-cell>
          <table:table-cell office:value-type="float" office:value="0.000409086" calcext:value-type="float">
            <text:p>0.000409086</text:p>
          </table:table-cell>
          <table:table-cell office:value-type="float" office:value="0.002068096" calcext:value-type="float">
            <text:p>0.002068096</text:p>
          </table:table-cell>
          <table:table-cell office:value-type="float" office:value="0.002118335" calcext:value-type="float">
            <text:p>0.0021183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2-03 10:33:58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398093" calcext:value-type="float">
            <text:p>0.136398093</text:p>
          </table:table-cell>
          <table:table-cell office:value-type="float" office:value="0.034432415" calcext:value-type="float">
            <text:p>0.034432415</text:p>
          </table:table-cell>
          <table:table-cell office:value-type="float" office:value="0.132898108" calcext:value-type="float">
            <text:p>0.132898108</text:p>
          </table:table-cell>
          <table:table-cell office:value-type="float" office:value="0.140946524" calcext:value-type="float">
            <text:p>0.140946524</text:p>
          </table:table-cell>
          <table:table-cell office:value-type="float" office:value="0.141226666" calcext:value-type="float">
            <text:p>0.1412266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64" calcext:value-type="float">
            <text:p>0.001114364</text:p>
          </table:table-cell>
          <table:table-cell office:value-type="float" office:value="0.000281311" calcext:value-type="float">
            <text:p>0.000281311</text:p>
          </table:table-cell>
          <table:table-cell office:value-type="float" office:value="0.001085769" calcext:value-type="float">
            <text:p>0.001085769</text:p>
          </table:table-cell>
          <table:table-cell office:value-type="float" office:value="0.001151524" calcext:value-type="float">
            <text:p>0.001151524</text:p>
          </table:table-cell>
          <table:table-cell office:value-type="float" office:value="0.001153813" calcext:value-type="float">
            <text:p>0.0011538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02" calcext:value-type="float">
            <text:p>4.4102E-05</text:p>
          </table:table-cell>
          <table:table-cell office:value-type="float" office:value="-0.000788951" calcext:value-type="float">
            <text:p>-0.000788951</text:p>
          </table:table-cell>
          <table:table-cell office:value-type="float" office:value="0.000015507" calcext:value-type="float">
            <text:p>1.5507E-05</text:p>
          </table:table-cell>
          <table:table-cell office:value-type="float" office:value="0.000081262" calcext:value-type="float">
            <text:p>8.1262E-05</text:p>
          </table:table-cell>
          <table:table-cell office:value-type="float" office:value="0.000083551" calcext:value-type="float">
            <text:p>8.355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1167767" calcext:value-type="float">
            <text:p>24.201167767</text:p>
          </table:table-cell>
          <table:table-cell office:value-type="float" office:value="24.180592512" calcext:value-type="float">
            <text:p>24.180592512</text:p>
          </table:table-cell>
          <table:table-cell office:value-type="float" office:value="24.200461525" calcext:value-type="float">
            <text:p>24.200461525</text:p>
          </table:table-cell>
          <table:table-cell office:value-type="float" office:value="24.202085568" calcext:value-type="float">
            <text:p>24.202085568</text:p>
          </table:table-cell>
          <table:table-cell office:value-type="float" office:value="24.202142096" calcext:value-type="float">
            <text:p>24.202142096</text:p>
          </table:table-cell>
          <table:table-cell office:value-type="float" office:value="25.182130237" calcext:value-type="float">
            <text:p>25.182130237</text:p>
          </table:table-cell>
          <table:table-cell/>
          <table:table-cell office:value-type="float" office:value="0.001117869" calcext:value-type="float">
            <text:p>0.001117869</text:p>
          </table:table-cell>
          <table:table-cell office:value-type="float" office:value="-0.019998929" calcext:value-type="float">
            <text:p>-0.019998929</text:p>
          </table:table-cell>
          <table:table-cell office:value-type="float" office:value="0.000393039" calcext:value-type="float">
            <text:p>0.000393039</text:p>
          </table:table-cell>
          <table:table-cell office:value-type="float" office:value="0.002059825" calcext:value-type="float">
            <text:p>0.002059825</text:p>
          </table:table-cell>
          <table:table-cell office:value-type="float" office:value="0.002117841" calcext:value-type="float">
            <text:p>0.0021178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2-03 10:33:59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287229" calcext:value-type="float">
            <text:p>0.136287229</text:p>
          </table:table-cell>
          <table:table-cell office:value-type="float" office:value="0.033240322" calcext:value-type="float">
            <text:p>0.033240322</text:p>
          </table:table-cell>
          <table:table-cell office:value-type="float" office:value="0.13336362" calcext:value-type="float">
            <text:p>0.13336362</text:p>
          </table:table-cell>
          <table:table-cell office:value-type="float" office:value="0.140961425" calcext:value-type="float">
            <text:p>0.140961425</text:p>
          </table:table-cell>
          <table:table-cell office:value-type="float" office:value="0.141820328" calcext:value-type="float">
            <text:p>0.1418203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458" calcext:value-type="float">
            <text:p>0.001113458</text:p>
          </table:table-cell>
          <table:table-cell office:value-type="float" office:value="0.000271571" calcext:value-type="float">
            <text:p>0.000271571</text:p>
          </table:table-cell>
          <table:table-cell office:value-type="float" office:value="0.001089572" calcext:value-type="float">
            <text:p>0.001089572</text:p>
          </table:table-cell>
          <table:table-cell office:value-type="float" office:value="0.001151646" calcext:value-type="float">
            <text:p>0.001151646</text:p>
          </table:table-cell>
          <table:table-cell office:value-type="float" office:value="0.001158663" calcext:value-type="float">
            <text:p>0.0011586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196" calcext:value-type="float">
            <text:p>4.3196E-05</text:p>
          </table:table-cell>
          <table:table-cell office:value-type="float" office:value="-0.00079869" calcext:value-type="float">
            <text:p>-0.00079869</text:p>
          </table:table-cell>
          <table:table-cell office:value-type="float" office:value="0.000019311" calcext:value-type="float">
            <text:p>1.9311E-05</text:p>
          </table:table-cell>
          <table:table-cell office:value-type="float" office:value="0.000081384" calcext:value-type="float">
            <text:p>8.1384E-05</text:p>
          </table:table-cell>
          <table:table-cell office:value-type="float" office:value="0.000088401" calcext:value-type="float">
            <text:p>8.840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199351" calcext:value-type="float">
            <text:p>24.206199351</text:p>
          </table:table-cell>
          <table:table-cell office:value-type="float" office:value="24.185406013" calcext:value-type="float">
            <text:p>24.185406013</text:p>
          </table:table-cell>
          <table:table-cell office:value-type="float" office:value="24.205609416" calcext:value-type="float">
            <text:p>24.205609416</text:p>
          </table:table-cell>
          <table:table-cell office:value-type="float" office:value="24.207142526" calcext:value-type="float">
            <text:p>24.207142526</text:p>
          </table:table-cell>
          <table:table-cell office:value-type="float" office:value="24.207315838" calcext:value-type="float">
            <text:p>24.207315838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094909" calcext:value-type="float">
            <text:p>0.001094909</text:p>
          </table:table-cell>
          <table:table-cell office:value-type="float" office:value="-0.020245812" calcext:value-type="float">
            <text:p>-0.020245812</text:p>
          </table:table-cell>
          <table:table-cell office:value-type="float" office:value="0.000489444" calcext:value-type="float">
            <text:p>0.000489444</text:p>
          </table:table-cell>
          <table:table-cell office:value-type="float" office:value="0.002062911" calcext:value-type="float">
            <text:p>0.002062911</text:p>
          </table:table-cell>
          <table:table-cell office:value-type="float" office:value="0.002240786" calcext:value-type="float">
            <text:p>0.0022407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2-03 10:34:01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274712" calcext:value-type="float">
            <text:p>0.136274712</text:p>
          </table:table-cell>
          <table:table-cell office:value-type="float" office:value="0.032684807" calcext:value-type="float">
            <text:p>0.032684807</text:p>
          </table:table-cell>
          <table:table-cell office:value-type="float" office:value="0.132448689" calcext:value-type="float">
            <text:p>0.132448689</text:p>
          </table:table-cell>
          <table:table-cell office:value-type="float" office:value="0.14094116" calcext:value-type="float">
            <text:p>0.14094116</text:p>
          </table:table-cell>
          <table:table-cell office:value-type="float" office:value="0.142104047" calcext:value-type="float">
            <text:p>0.1421040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355" calcext:value-type="float">
            <text:p>0.001113355</text:p>
          </table:table-cell>
          <table:table-cell office:value-type="float" office:value="0.000267033" calcext:value-type="float">
            <text:p>0.000267033</text:p>
          </table:table-cell>
          <table:table-cell office:value-type="float" office:value="0.001082097" calcext:value-type="float">
            <text:p>0.001082097</text:p>
          </table:table-cell>
          <table:table-cell office:value-type="float" office:value="0.00115148" calcext:value-type="float">
            <text:p>0.00115148</text:p>
          </table:table-cell>
          <table:table-cell office:value-type="float" office:value="0.001160981" calcext:value-type="float">
            <text:p>0.0011609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94" calcext:value-type="float">
            <text:p>4.3094E-05</text:p>
          </table:table-cell>
          <table:table-cell office:value-type="float" office:value="-0.000803229" calcext:value-type="float">
            <text:p>-0.000803229</text:p>
          </table:table-cell>
          <table:table-cell office:value-type="float" office:value="0.000011836" calcext:value-type="float">
            <text:p>1.1836E-05</text:p>
          </table:table-cell>
          <table:table-cell office:value-type="float" office:value="0.000081219" calcext:value-type="float">
            <text:p>8.1219E-05</text:p>
          </table:table-cell>
          <table:table-cell office:value-type="float" office:value="0.000090719" calcext:value-type="float">
            <text:p>9.071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196826" calcext:value-type="float">
            <text:p>24.206196826</text:p>
          </table:table-cell>
          <table:table-cell office:value-type="float" office:value="24.185293917" calcext:value-type="float">
            <text:p>24.185293917</text:p>
          </table:table-cell>
          <table:table-cell office:value-type="float" office:value="24.205424798" calcext:value-type="float">
            <text:p>24.205424798</text:p>
          </table:table-cell>
          <table:table-cell office:value-type="float" office:value="24.207138437" calcext:value-type="float">
            <text:p>24.207138437</text:p>
          </table:table-cell>
          <table:table-cell office:value-type="float" office:value="24.207373087" calcext:value-type="float">
            <text:p>24.207373087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092317" calcext:value-type="float">
            <text:p>0.001092317</text:p>
          </table:table-cell>
          <table:table-cell office:value-type="float" office:value="-0.020360859" calcext:value-type="float">
            <text:p>-0.020360859</text:p>
          </table:table-cell>
          <table:table-cell office:value-type="float" office:value="0.000299967" calcext:value-type="float">
            <text:p>0.000299967</text:p>
          </table:table-cell>
          <table:table-cell office:value-type="float" office:value="0.002058714" calcext:value-type="float">
            <text:p>0.002058714</text:p>
          </table:table-cell>
          <table:table-cell office:value-type="float" office:value="0.002299542" calcext:value-type="float">
            <text:p>0.00229954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2-03 10:34:02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37604" calcext:value-type="float">
            <text:p>0.13637604</text:p>
          </table:table-cell>
          <table:table-cell office:value-type="float" office:value="0.034114723" calcext:value-type="float">
            <text:p>0.034114723</text:p>
          </table:table-cell>
          <table:table-cell office:value-type="float" office:value="0.133113877" calcext:value-type="float">
            <text:p>0.133113877</text:p>
          </table:table-cell>
          <table:table-cell office:value-type="float" office:value="0.14073612" calcext:value-type="float">
            <text:p>0.14073612</text:p>
          </table:table-cell>
          <table:table-cell office:value-type="float" office:value="0.141129511" calcext:value-type="float">
            <text:p>0.1411295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83" calcext:value-type="float">
            <text:p>0.001114183</text:p>
          </table:table-cell>
          <table:table-cell office:value-type="float" office:value="0.000278715" calcext:value-type="float">
            <text:p>0.000278715</text:p>
          </table:table-cell>
          <table:table-cell office:value-type="float" office:value="0.001087532" calcext:value-type="float">
            <text:p>0.001087532</text:p>
          </table:table-cell>
          <table:table-cell office:value-type="float" office:value="0.001149805" calcext:value-type="float">
            <text:p>0.001149805</text:p>
          </table:table-cell>
          <table:table-cell office:value-type="float" office:value="0.001153019" calcext:value-type="float">
            <text:p>0.0011530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22" calcext:value-type="float">
            <text:p>4.3922E-05</text:p>
          </table:table-cell>
          <table:table-cell office:value-type="float" office:value="-0.000791546" calcext:value-type="float">
            <text:p>-0.000791546</text:p>
          </table:table-cell>
          <table:table-cell office:value-type="float" office:value="0.00001727" calcext:value-type="float">
            <text:p>1.727E-05</text:p>
          </table:table-cell>
          <table:table-cell office:value-type="float" office:value="0.000079543" calcext:value-type="float">
            <text:p>7.9543E-05</text:p>
          </table:table-cell>
          <table:table-cell office:value-type="float" office:value="0.000082757" calcext:value-type="float">
            <text:p>8.275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1163317" calcext:value-type="float">
            <text:p>24.201163317</text:p>
          </table:table-cell>
          <table:table-cell office:value-type="float" office:value="24.180528405" calcext:value-type="float">
            <text:p>24.180528405</text:p>
          </table:table-cell>
          <table:table-cell office:value-type="float" office:value="24.200505063" calcext:value-type="float">
            <text:p>24.200505063</text:p>
          </table:table-cell>
          <table:table-cell office:value-type="float" office:value="24.202043111" calcext:value-type="float">
            <text:p>24.202043111</text:p>
          </table:table-cell>
          <table:table-cell office:value-type="float" office:value="24.202122491" calcext:value-type="float">
            <text:p>24.202122491</text:p>
          </table:table-cell>
          <table:table-cell office:value-type="float" office:value="25.182130237" calcext:value-type="float">
            <text:p>25.182130237</text:p>
          </table:table-cell>
          <table:table-cell/>
          <table:table-cell office:value-type="float" office:value="0.001113302" calcext:value-type="float">
            <text:p>0.001113302</text:p>
          </table:table-cell>
          <table:table-cell office:value-type="float" office:value="-0.020064723" calcext:value-type="float">
            <text:p>-0.020064723</text:p>
          </table:table-cell>
          <table:table-cell office:value-type="float" office:value="0.000437724" calcext:value-type="float">
            <text:p>0.000437724</text:p>
          </table:table-cell>
          <table:table-cell office:value-type="float" office:value="0.002016252" calcext:value-type="float">
            <text:p>0.002016252</text:p>
          </table:table-cell>
          <table:table-cell office:value-type="float" office:value="0.002097721" calcext:value-type="float">
            <text:p>0.0020977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2-03 10:34:03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408822" calcext:value-type="float">
            <text:p>0.136408822</text:p>
          </table:table-cell>
          <table:table-cell office:value-type="float" office:value="0.033252243" calcext:value-type="float">
            <text:p>0.033252243</text:p>
          </table:table-cell>
          <table:table-cell office:value-type="float" office:value="0.133326666" calcext:value-type="float">
            <text:p>0.133326666</text:p>
          </table:table-cell>
          <table:table-cell office:value-type="float" office:value="0.140715854" calcext:value-type="float">
            <text:p>0.140715854</text:p>
          </table:table-cell>
          <table:table-cell office:value-type="float" office:value="0.141430514" calcext:value-type="float">
            <text:p>0.141430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51" calcext:value-type="float">
            <text:p>0.001114451</text:p>
          </table:table-cell>
          <table:table-cell office:value-type="float" office:value="0.000271669" calcext:value-type="float">
            <text:p>0.000271669</text:p>
          </table:table-cell>
          <table:table-cell office:value-type="float" office:value="0.00108927" calcext:value-type="float">
            <text:p>0.00108927</text:p>
          </table:table-cell>
          <table:table-cell office:value-type="float" office:value="0.001149639" calcext:value-type="float">
            <text:p>0.001149639</text:p>
          </table:table-cell>
          <table:table-cell office:value-type="float" office:value="0.001155478" calcext:value-type="float">
            <text:p>0.0011554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9" calcext:value-type="float">
            <text:p>4.419E-05</text:p>
          </table:table-cell>
          <table:table-cell office:value-type="float" office:value="-0.000798593" calcext:value-type="float">
            <text:p>-0.000798593</text:p>
          </table:table-cell>
          <table:table-cell office:value-type="float" office:value="0.000019009" calcext:value-type="float">
            <text:p>1.9009E-05</text:p>
          </table:table-cell>
          <table:table-cell office:value-type="float" office:value="0.000079378" calcext:value-type="float">
            <text:p>7.9378E-05</text:p>
          </table:table-cell>
          <table:table-cell office:value-type="float" office:value="0.000085217" calcext:value-type="float">
            <text:p>8.521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223887" calcext:value-type="float">
            <text:p>24.206223887</text:p>
          </table:table-cell>
          <table:table-cell office:value-type="float" office:value="24.185408418" calcext:value-type="float">
            <text:p>24.185408418</text:p>
          </table:table-cell>
          <table:table-cell office:value-type="float" office:value="24.205601959" calcext:value-type="float">
            <text:p>24.205601959</text:p>
          </table:table-cell>
          <table:table-cell office:value-type="float" office:value="24.207092974" calcext:value-type="float">
            <text:p>24.207092974</text:p>
          </table:table-cell>
          <table:table-cell office:value-type="float" office:value="24.20723718" calcext:value-type="float">
            <text:p>24.20723718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120091" calcext:value-type="float">
            <text:p>0.001120091</text:p>
          </table:table-cell>
          <table:table-cell office:value-type="float" office:value="-0.020243343" calcext:value-type="float">
            <text:p>-0.020243343</text:p>
          </table:table-cell>
          <table:table-cell office:value-type="float" office:value="0.000481791" calcext:value-type="float">
            <text:p>0.000481791</text:p>
          </table:table-cell>
          <table:table-cell office:value-type="float" office:value="0.002012055" calcext:value-type="float">
            <text:p>0.002012055</text:p>
          </table:table-cell>
          <table:table-cell office:value-type="float" office:value="0.002160057" calcext:value-type="float">
            <text:p>0.0021600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2-03 10:34:04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46187" calcext:value-type="float">
            <text:p>0.13646187</text:p>
          </table:table-cell>
          <table:table-cell office:value-type="float" office:value="0.032827262" calcext:value-type="float">
            <text:p>0.032827262</text:p>
          </table:table-cell>
          <table:table-cell office:value-type="float" office:value="0.13291897" calcext:value-type="float">
            <text:p>0.13291897</text:p>
          </table:table-cell>
          <table:table-cell office:value-type="float" office:value="0.14066221" calcext:value-type="float">
            <text:p>0.14066221</text:p>
          </table:table-cell>
          <table:table-cell office:value-type="float" office:value="0.142216699" calcext:value-type="float">
            <text:p>0.1422166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885" calcext:value-type="float">
            <text:p>0.001114885</text:p>
          </table:table-cell>
          <table:table-cell office:value-type="float" office:value="0.000268197" calcext:value-type="float">
            <text:p>0.000268197</text:p>
          </table:table-cell>
          <table:table-cell office:value-type="float" office:value="0.001085939" calcext:value-type="float">
            <text:p>0.001085939</text:p>
          </table:table-cell>
          <table:table-cell office:value-type="float" office:value="0.001149201" calcext:value-type="float">
            <text:p>0.001149201</text:p>
          </table:table-cell>
          <table:table-cell office:value-type="float" office:value="0.001161901" calcext:value-type="float">
            <text:p>0.0011619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623" calcext:value-type="float">
            <text:p>4.4623E-05</text:p>
          </table:table-cell>
          <table:table-cell office:value-type="float" office:value="-0.000802065" calcext:value-type="float">
            <text:p>-0.000802065</text:p>
          </table:table-cell>
          <table:table-cell office:value-type="float" office:value="0.000015678" calcext:value-type="float">
            <text:p>1.5678E-05</text:p>
          </table:table-cell>
          <table:table-cell office:value-type="float" office:value="0.00007894" calcext:value-type="float">
            <text:p>7.894E-05</text:p>
          </table:table-cell>
          <table:table-cell office:value-type="float" office:value="0.00009164" calcext:value-type="float">
            <text:p>9.16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11288547" calcext:value-type="float">
            <text:p>24.211288547</text:p>
          </table:table-cell>
          <table:table-cell office:value-type="float" office:value="24.190376714" calcext:value-type="float">
            <text:p>24.190376714</text:p>
          </table:table-cell>
          <table:table-cell office:value-type="float" office:value="24.210573652" calcext:value-type="float">
            <text:p>24.210573652</text:p>
          </table:table-cell>
          <table:table-cell office:value-type="float" office:value="24.212136101" calcext:value-type="float">
            <text:p>24.212136101</text:p>
          </table:table-cell>
          <table:table-cell office:value-type="float" office:value="24.212449769" calcext:value-type="float">
            <text:p>24.212449769</text:p>
          </table:table-cell>
          <table:table-cell office:value-type="float" office:value="25.192229203" calcext:value-type="float">
            <text:p>25.192229203</text:p>
          </table:table-cell>
          <table:table-cell/>
          <table:table-cell office:value-type="float" office:value="0.001131077" calcext:value-type="float">
            <text:p>0.001131077</text:p>
          </table:table-cell>
          <table:table-cell office:value-type="float" office:value="-0.020331357" calcext:value-type="float">
            <text:p>-0.020331357</text:p>
          </table:table-cell>
          <table:table-cell office:value-type="float" office:value="0.000397359" calcext:value-type="float">
            <text:p>0.000397359</text:p>
          </table:table-cell>
          <table:table-cell office:value-type="float" office:value="0.002000945" calcext:value-type="float">
            <text:p>0.002000945</text:p>
          </table:table-cell>
          <table:table-cell office:value-type="float" office:value="0.002322872" calcext:value-type="float">
            <text:p>0.0023228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2-03 10:34:06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562602" calcext:value-type="float">
            <text:p>0.136562602</text:p>
          </table:table-cell>
          <table:table-cell office:value-type="float" office:value="0.032870773" calcext:value-type="float">
            <text:p>0.032870773</text:p>
          </table:table-cell>
          <table:table-cell office:value-type="float" office:value="0.132402793" calcext:value-type="float">
            <text:p>0.132402793</text:p>
          </table:table-cell>
          <table:table-cell office:value-type="float" office:value="0.140609758" calcext:value-type="float">
            <text:p>0.140609758</text:p>
          </table:table-cell>
          <table:table-cell office:value-type="float" office:value="0.141776817" calcext:value-type="float">
            <text:p>0.1417768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08" calcext:value-type="float">
            <text:p>0.001115708</text:p>
          </table:table-cell>
          <table:table-cell office:value-type="float" office:value="0.000268552" calcext:value-type="float">
            <text:p>0.000268552</text:p>
          </table:table-cell>
          <table:table-cell office:value-type="float" office:value="0.001081722" calcext:value-type="float">
            <text:p>0.001081722</text:p>
          </table:table-cell>
          <table:table-cell office:value-type="float" office:value="0.001148773" calcext:value-type="float">
            <text:p>0.001148773</text:p>
          </table:table-cell>
          <table:table-cell office:value-type="float" office:value="0.001158307" calcext:value-type="float">
            <text:p>0.0011583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46" calcext:value-type="float">
            <text:p>4.5446E-05</text:p>
          </table:table-cell>
          <table:table-cell office:value-type="float" office:value="-0.000801709" calcext:value-type="float">
            <text:p>-0.000801709</text:p>
          </table:table-cell>
          <table:table-cell office:value-type="float" office:value="0.000011461" calcext:value-type="float">
            <text:p>1.1461E-05</text:p>
          </table:table-cell>
          <table:table-cell office:value-type="float" office:value="0.000078511" calcext:value-type="float">
            <text:p>7.8511E-05</text:p>
          </table:table-cell>
          <table:table-cell office:value-type="float" office:value="0.000088046" calcext:value-type="float">
            <text:p>8.804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11308873" calcext:value-type="float">
            <text:p>24.211308873</text:p>
          </table:table-cell>
          <table:table-cell office:value-type="float" office:value="24.190385494" calcext:value-type="float">
            <text:p>24.190385494</text:p>
          </table:table-cell>
          <table:table-cell office:value-type="float" office:value="24.210469497" calcext:value-type="float">
            <text:p>24.210469497</text:p>
          </table:table-cell>
          <table:table-cell office:value-type="float" office:value="24.212125517" calcext:value-type="float">
            <text:p>24.212125517</text:p>
          </table:table-cell>
          <table:table-cell office:value-type="float" office:value="24.212361009" calcext:value-type="float">
            <text:p>24.212361009</text:p>
          </table:table-cell>
          <table:table-cell office:value-type="float" office:value="25.192229203" calcext:value-type="float">
            <text:p>25.192229203</text:p>
          </table:table-cell>
          <table:table-cell/>
          <table:table-cell office:value-type="float" office:value="0.001151938" calcext:value-type="float">
            <text:p>0.001151938</text:p>
          </table:table-cell>
          <table:table-cell office:value-type="float" office:value="-0.020322345" calcext:value-type="float">
            <text:p>-0.020322345</text:p>
          </table:table-cell>
          <table:table-cell office:value-type="float" office:value="0.000290462" calcext:value-type="float">
            <text:p>0.000290462</text:p>
          </table:table-cell>
          <table:table-cell office:value-type="float" office:value="0.001990083" calcext:value-type="float">
            <text:p>0.001990083</text:p>
          </table:table-cell>
          <table:table-cell office:value-type="float" office:value="0.002231775" calcext:value-type="float">
            <text:p>0.00223177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2-03 10:34:07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526243" calcext:value-type="float">
            <text:p>0.136526243</text:p>
          </table:table-cell>
          <table:table-cell office:value-type="float" office:value="0.033073429" calcext:value-type="float">
            <text:p>0.033073429</text:p>
          </table:table-cell>
          <table:table-cell office:value-type="float" office:value="0.132470743" calcext:value-type="float">
            <text:p>0.132470743</text:p>
          </table:table-cell>
          <table:table-cell office:value-type="float" office:value="0.140595453" calcext:value-type="float">
            <text:p>0.140595453</text:p>
          </table:table-cell>
          <table:table-cell office:value-type="float" office:value="0.141623633" calcext:value-type="float">
            <text:p>0.1416236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1" calcext:value-type="float">
            <text:p>0.00111541</text:p>
          </table:table-cell>
          <table:table-cell office:value-type="float" office:value="0.000270208" calcext:value-type="float">
            <text:p>0.000270208</text:p>
          </table:table-cell>
          <table:table-cell office:value-type="float" office:value="0.001082277" calcext:value-type="float">
            <text:p>0.001082277</text:p>
          </table:table-cell>
          <table:table-cell office:value-type="float" office:value="0.001148656" calcext:value-type="float">
            <text:p>0.001148656</text:p>
          </table:table-cell>
          <table:table-cell office:value-type="float" office:value="0.001157056" calcext:value-type="float">
            <text:p>0.0011570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49" calcext:value-type="float">
            <text:p>4.5149E-05</text:p>
          </table:table-cell>
          <table:table-cell office:value-type="float" office:value="-0.000800054" calcext:value-type="float">
            <text:p>-0.000800054</text:p>
          </table:table-cell>
          <table:table-cell office:value-type="float" office:value="0.000012016" calcext:value-type="float">
            <text:p>1.2016E-05</text:p>
          </table:table-cell>
          <table:table-cell office:value-type="float" office:value="0.000078394" calcext:value-type="float">
            <text:p>7.8394E-05</text:p>
          </table:table-cell>
          <table:table-cell office:value-type="float" office:value="0.000086794" calcext:value-type="float">
            <text:p>8.679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15946" calcext:value-type="float">
            <text:p>24.165815946</text:p>
          </table:table-cell>
          <table:table-cell office:value-type="float" office:value="24.144939934" calcext:value-type="float">
            <text:p>24.144939934</text:p>
          </table:table-cell>
          <table:table-cell office:value-type="float" office:value="24.164997584" calcext:value-type="float">
            <text:p>24.164997584</text:p>
          </table:table-cell>
          <table:table-cell office:value-type="float" office:value="24.166637074" calcext:value-type="float">
            <text:p>24.166637074</text:p>
          </table:table-cell>
          <table:table-cell office:value-type="float" office:value="24.166844551" calcext:value-type="float">
            <text:p>24.166844551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44408" calcext:value-type="float">
            <text:p>0.001144408</text:p>
          </table:table-cell>
          <table:table-cell office:value-type="float" office:value="-0.020280375" calcext:value-type="float">
            <text:p>-0.020280375</text:p>
          </table:table-cell>
          <table:table-cell office:value-type="float" office:value="0.000304534" calcext:value-type="float">
            <text:p>0.000304534</text:p>
          </table:table-cell>
          <table:table-cell office:value-type="float" office:value="0.00198712" calcext:value-type="float">
            <text:p>0.00198712</text:p>
          </table:table-cell>
          <table:table-cell office:value-type="float" office:value="0.002200051" calcext:value-type="float">
            <text:p>0.0022000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2-03 10:34:08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613862" calcext:value-type="float">
            <text:p>0.136613862</text:p>
          </table:table-cell>
          <table:table-cell office:value-type="float" office:value="0.032836203" calcext:value-type="float">
            <text:p>0.032836203</text:p>
          </table:table-cell>
          <table:table-cell office:value-type="float" office:value="0.132380144" calcext:value-type="float">
            <text:p>0.132380144</text:p>
          </table:table-cell>
          <table:table-cell office:value-type="float" office:value="0.140655058" calcext:value-type="float">
            <text:p>0.140655058</text:p>
          </table:table-cell>
          <table:table-cell office:value-type="float" office:value="0.141580122" calcext:value-type="float">
            <text:p>0.1415801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26" calcext:value-type="float">
            <text:p>0.001116126</text:p>
          </table:table-cell>
          <table:table-cell office:value-type="float" office:value="0.00026827" calcext:value-type="float">
            <text:p>0.00026827</text:p>
          </table:table-cell>
          <table:table-cell office:value-type="float" office:value="0.001081537" calcext:value-type="float">
            <text:p>0.001081537</text:p>
          </table:table-cell>
          <table:table-cell office:value-type="float" office:value="0.001149143" calcext:value-type="float">
            <text:p>0.001149143</text:p>
          </table:table-cell>
          <table:table-cell office:value-type="float" office:value="0.0011567" calcext:value-type="float">
            <text:p>0.00115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65" calcext:value-type="float">
            <text:p>4.5865E-05</text:p>
          </table:table-cell>
          <table:table-cell office:value-type="float" office:value="-0.000801992" calcext:value-type="float">
            <text:p>-0.000801992</text:p>
          </table:table-cell>
          <table:table-cell office:value-type="float" office:value="0.000011276" calcext:value-type="float">
            <text:p>1.1276E-05</text:p>
          </table:table-cell>
          <table:table-cell office:value-type="float" office:value="0.000078881" calcext:value-type="float">
            <text:p>7.8881E-05</text:p>
          </table:table-cell>
          <table:table-cell office:value-type="float" office:value="0.000086439" calcext:value-type="float">
            <text:p>8.643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265261" calcext:value-type="float">
            <text:p>24.206265261</text:p>
          </table:table-cell>
          <table:table-cell office:value-type="float" office:value="24.185324467" calcext:value-type="float">
            <text:p>24.185324467</text:p>
          </table:table-cell>
          <table:table-cell office:value-type="float" office:value="24.205410967" calcext:value-type="float">
            <text:p>24.205410967</text:p>
          </table:table-cell>
          <table:table-cell office:value-type="float" office:value="24.207080706" calcext:value-type="float">
            <text:p>24.207080706</text:p>
          </table:table-cell>
          <table:table-cell office:value-type="float" office:value="24.207267368" calcext:value-type="float">
            <text:p>24.207267368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162553" calcext:value-type="float">
            <text:p>0.001162553</text:p>
          </table:table-cell>
          <table:table-cell office:value-type="float" office:value="-0.020329505" calcext:value-type="float">
            <text:p>-0.020329505</text:p>
          </table:table-cell>
          <table:table-cell office:value-type="float" office:value="0.000285771" calcext:value-type="float">
            <text:p>0.000285771</text:p>
          </table:table-cell>
          <table:table-cell office:value-type="float" office:value="0.001999464" calcext:value-type="float">
            <text:p>0.001999464</text:p>
          </table:table-cell>
          <table:table-cell office:value-type="float" office:value="0.00219104" calcext:value-type="float">
            <text:p>0.002191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2-03 10:34:10</text:p>
          </table:table-cell>
          <table:table-cell office:value-type="float" office:value="24.20008" calcext:value-type="float">
            <text:p>24.20008</text:p>
          </table:table-cell>
          <table:table-cell office:value-type="string" calcext:value-type="string">
            <text:p><text:s/></text:p>
          </table:table-cell>
          <table:table-cell office:value-type="float" office:value="0.136612074" calcext:value-type="float">
            <text:p>0.136612074</text:p>
          </table:table-cell>
          <table:table-cell office:value-type="float" office:value="0.032843355" calcext:value-type="float">
            <text:p>0.032843355</text:p>
          </table:table-cell>
          <table:table-cell office:value-type="float" office:value="0.132418291" calcext:value-type="float">
            <text:p>0.132418291</text:p>
          </table:table-cell>
          <table:table-cell office:value-type="float" office:value="0.140677111" calcext:value-type="float">
            <text:p>0.140677111</text:p>
          </table:table-cell>
          <table:table-cell office:value-type="float" office:value="0.141792314" calcext:value-type="float">
            <text:p>0.1417923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12" calcext:value-type="float">
            <text:p>0.001116112</text:p>
          </table:table-cell>
          <table:table-cell office:value-type="float" office:value="0.000268328" calcext:value-type="float">
            <text:p>0.000268328</text:p>
          </table:table-cell>
          <table:table-cell office:value-type="float" office:value="0.001081849" calcext:value-type="float">
            <text:p>0.001081849</text:p>
          </table:table-cell>
          <table:table-cell office:value-type="float" office:value="0.001149323" calcext:value-type="float">
            <text:p>0.001149323</text:p>
          </table:table-cell>
          <table:table-cell office:value-type="float" office:value="0.001158434" calcext:value-type="float">
            <text:p>0.0011584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5" calcext:value-type="float">
            <text:p>4.585E-05</text:p>
          </table:table-cell>
          <table:table-cell office:value-type="float" office:value="-0.000801933" calcext:value-type="float">
            <text:p>-0.000801933</text:p>
          </table:table-cell>
          <table:table-cell office:value-type="float" office:value="0.000011587" calcext:value-type="float">
            <text:p>1.1587E-05</text:p>
          </table:table-cell>
          <table:table-cell office:value-type="float" office:value="0.000079061" calcext:value-type="float">
            <text:p>7.9061E-05</text:p>
          </table:table-cell>
          <table:table-cell office:value-type="float" office:value="0.000088173" calcext:value-type="float">
            <text:p>8.81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1210945" calcext:value-type="float">
            <text:p>24.201210945</text:p>
          </table:table-cell>
          <table:table-cell office:value-type="float" office:value="24.180271859" calcext:value-type="float">
            <text:p>24.180271859</text:p>
          </table:table-cell>
          <table:table-cell office:value-type="float" office:value="24.200364705" calcext:value-type="float">
            <text:p>24.200364705</text:p>
          </table:table-cell>
          <table:table-cell office:value-type="float" office:value="24.202031204" calcext:value-type="float">
            <text:p>24.202031204</text:p>
          </table:table-cell>
          <table:table-cell office:value-type="float" office:value="24.202256235" calcext:value-type="float">
            <text:p>24.202256235</text:p>
          </table:table-cell>
          <table:table-cell office:value-type="float" office:value="25.182130237" calcext:value-type="float">
            <text:p>25.182130237</text:p>
          </table:table-cell>
          <table:table-cell/>
          <table:table-cell office:value-type="float" office:value="0.001162183" calcext:value-type="float">
            <text:p>0.001162183</text:p>
          </table:table-cell>
          <table:table-cell office:value-type="float" office:value="-0.020328024" calcext:value-type="float">
            <text:p>-0.020328024</text:p>
          </table:table-cell>
          <table:table-cell office:value-type="float" office:value="0.000293671" calcext:value-type="float">
            <text:p>0.000293671</text:p>
          </table:table-cell>
          <table:table-cell office:value-type="float" office:value="0.002004031" calcext:value-type="float">
            <text:p>0.002004031</text:p>
          </table:table-cell>
          <table:table-cell office:value-type="float" office:value="0.002234984" calcext:value-type="float">
            <text:p>0.00223498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2-03 10:34:11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598961" calcext:value-type="float">
            <text:p>0.136598961</text:p>
          </table:table-cell>
          <table:table-cell office:value-type="float" office:value="0.03387988" calcext:value-type="float">
            <text:p>0.03387988</text:p>
          </table:table-cell>
          <table:table-cell office:value-type="float" office:value="0.13269724" calcext:value-type="float">
            <text:p>0.13269724</text:p>
          </table:table-cell>
          <table:table-cell office:value-type="float" office:value="0.140628831" calcext:value-type="float">
            <text:p>0.140628831</text:p>
          </table:table-cell>
          <table:table-cell office:value-type="float" office:value="0.141267793" calcext:value-type="float">
            <text:p>0.1412677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05" calcext:value-type="float">
            <text:p>0.001116005</text:p>
          </table:table-cell>
          <table:table-cell office:value-type="float" office:value="0.000276796" calcext:value-type="float">
            <text:p>0.000276796</text:p>
          </table:table-cell>
          <table:table-cell office:value-type="float" office:value="0.001084128" calcext:value-type="float">
            <text:p>0.001084128</text:p>
          </table:table-cell>
          <table:table-cell office:value-type="float" office:value="0.001148928" calcext:value-type="float">
            <text:p>0.001148928</text:p>
          </table:table-cell>
          <table:table-cell office:value-type="float" office:value="0.001154149" calcext:value-type="float">
            <text:p>0.0011541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743" calcext:value-type="float">
            <text:p>4.5743E-05</text:p>
          </table:table-cell>
          <table:table-cell office:value-type="float" office:value="-0.000793465" calcext:value-type="float">
            <text:p>-0.000793465</text:p>
          </table:table-cell>
          <table:table-cell office:value-type="float" office:value="0.000013866" calcext:value-type="float">
            <text:p>1.3866E-05</text:p>
          </table:table-cell>
          <table:table-cell office:value-type="float" office:value="0.000078667" calcext:value-type="float">
            <text:p>7.8667E-05</text:p>
          </table:table-cell>
          <table:table-cell office:value-type="float" office:value="0.000083887" calcext:value-type="float">
            <text:p>8.38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262254" calcext:value-type="float">
            <text:p>24.206262254</text:p>
          </table:table-cell>
          <table:table-cell office:value-type="float" office:value="24.185535067" calcext:value-type="float">
            <text:p>24.185535067</text:p>
          </table:table-cell>
          <table:table-cell office:value-type="float" office:value="24.205474952" calcext:value-type="float">
            <text:p>24.205474952</text:p>
          </table:table-cell>
          <table:table-cell office:value-type="float" office:value="24.207075414" calcext:value-type="float">
            <text:p>24.207075414</text:p>
          </table:table-cell>
          <table:table-cell office:value-type="float" office:value="24.207204346" calcext:value-type="float">
            <text:p>24.207204346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159467" calcext:value-type="float">
            <text:p>0.001159467</text:p>
          </table:table-cell>
          <table:table-cell office:value-type="float" office:value="-0.020113359" calcext:value-type="float">
            <text:p>-0.020113359</text:p>
          </table:table-cell>
          <table:table-cell office:value-type="float" office:value="0.00035144" calcext:value-type="float">
            <text:p>0.00035144</text:p>
          </table:table-cell>
          <table:table-cell office:value-type="float" office:value="0.001994033" calcext:value-type="float">
            <text:p>0.001994033</text:p>
          </table:table-cell>
          <table:table-cell office:value-type="float" office:value="0.002126359" calcext:value-type="float">
            <text:p>0.0021263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2-03 10:34:12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0.13668658" calcext:value-type="float">
            <text:p>0.13668658</text:p>
          </table:table-cell>
          <table:table-cell office:value-type="float" office:value="0.034382943" calcext:value-type="float">
            <text:p>0.034382943</text:p>
          </table:table-cell>
          <table:table-cell office:value-type="float" office:value="0.132917778" calcext:value-type="float">
            <text:p>0.132917778</text:p>
          </table:table-cell>
          <table:table-cell office:value-type="float" office:value="0.140671151" calcext:value-type="float">
            <text:p>0.140671151</text:p>
          </table:table-cell>
          <table:table-cell office:value-type="float" office:value="0.140896456" calcext:value-type="float">
            <text:p>0.1408964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72" calcext:value-type="float">
            <text:p>0.00111672</text:p>
          </table:table-cell>
          <table:table-cell office:value-type="float" office:value="0.000280906" calcext:value-type="float">
            <text:p>0.000280906</text:p>
          </table:table-cell>
          <table:table-cell office:value-type="float" office:value="0.00108593" calcext:value-type="float">
            <text:p>0.00108593</text:p>
          </table:table-cell>
          <table:table-cell office:value-type="float" office:value="0.001149274" calcext:value-type="float">
            <text:p>0.001149274</text:p>
          </table:table-cell>
          <table:table-cell office:value-type="float" office:value="0.001151115" calcext:value-type="float">
            <text:p>0.0011511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459" calcext:value-type="float">
            <text:p>4.6459E-05</text:p>
          </table:table-cell>
          <table:table-cell office:value-type="float" office:value="-0.000789355" calcext:value-type="float">
            <text:p>-0.000789355</text:p>
          </table:table-cell>
          <table:table-cell office:value-type="float" office:value="0.000015668" calcext:value-type="float">
            <text:p>1.5668E-05</text:p>
          </table:table-cell>
          <table:table-cell office:value-type="float" office:value="0.000079013" calcext:value-type="float">
            <text:p>7.9013E-05</text:p>
          </table:table-cell>
          <table:table-cell office:value-type="float" office:value="0.000080853" calcext:value-type="float">
            <text:p>8.08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11333889" calcext:value-type="float">
            <text:p>24.211333889</text:p>
          </table:table-cell>
          <table:table-cell office:value-type="float" office:value="24.190690629" calcext:value-type="float">
            <text:p>24.190690629</text:p>
          </table:table-cell>
          <table:table-cell office:value-type="float" office:value="24.210573411" calcext:value-type="float">
            <text:p>24.210573411</text:p>
          </table:table-cell>
          <table:table-cell office:value-type="float" office:value="24.212137905" calcext:value-type="float">
            <text:p>24.212137905</text:p>
          </table:table-cell>
          <table:table-cell office:value-type="float" office:value="24.212183368" calcext:value-type="float">
            <text:p>24.212183368</text:p>
          </table:table-cell>
          <table:table-cell office:value-type="float" office:value="25.192229203" calcext:value-type="float">
            <text:p>25.192229203</text:p>
          </table:table-cell>
          <table:table-cell/>
          <table:table-cell office:value-type="float" office:value="0.001177613" calcext:value-type="float">
            <text:p>0.001177613</text:p>
          </table:table-cell>
          <table:table-cell office:value-type="float" office:value="-0.020009175" calcext:value-type="float">
            <text:p>-0.020009175</text:p>
          </table:table-cell>
          <table:table-cell office:value-type="float" office:value="0.000397113" calcext:value-type="float">
            <text:p>0.000397113</text:p>
          </table:table-cell>
          <table:table-cell office:value-type="float" office:value="0.002002797" calcext:value-type="float">
            <text:p>0.002002797</text:p>
          </table:table-cell>
          <table:table-cell office:value-type="float" office:value="0.002049457" calcext:value-type="float">
            <text:p>0.0020494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2-03 10:34:14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533992" calcext:value-type="float">
            <text:p>0.136533992</text:p>
          </table:table-cell>
          <table:table-cell office:value-type="float" office:value="0.033164028" calcext:value-type="float">
            <text:p>0.033164028</text:p>
          </table:table-cell>
          <table:table-cell office:value-type="float" office:value="0.133317725" calcext:value-type="float">
            <text:p>0.133317725</text:p>
          </table:table-cell>
          <table:table-cell office:value-type="float" office:value="0.140682476" calcext:value-type="float">
            <text:p>0.140682476</text:p>
          </table:table-cell>
          <table:table-cell office:value-type="float" office:value="0.14143409" calcext:value-type="float">
            <text:p>0.141434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74" calcext:value-type="float">
            <text:p>0.001115474</text:p>
          </table:table-cell>
          <table:table-cell office:value-type="float" office:value="0.000270948" calcext:value-type="float">
            <text:p>0.000270948</text:p>
          </table:table-cell>
          <table:table-cell office:value-type="float" office:value="0.001089197" calcext:value-type="float">
            <text:p>0.001089197</text:p>
          </table:table-cell>
          <table:table-cell office:value-type="float" office:value="0.001149367" calcext:value-type="float">
            <text:p>0.001149367</text:p>
          </table:table-cell>
          <table:table-cell office:value-type="float" office:value="0.001155507" calcext:value-type="float">
            <text:p>0.0011555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12" calcext:value-type="float">
            <text:p>4.5212E-05</text:p>
          </table:table-cell>
          <table:table-cell office:value-type="float" office:value="-0.000799313" calcext:value-type="float">
            <text:p>-0.000799313</text:p>
          </table:table-cell>
          <table:table-cell office:value-type="float" office:value="0.000018936" calcext:value-type="float">
            <text:p>1.8936E-05</text:p>
          </table:table-cell>
          <table:table-cell office:value-type="float" office:value="0.000079105" calcext:value-type="float">
            <text:p>7.9105E-05</text:p>
          </table:table-cell>
          <table:table-cell office:value-type="float" office:value="0.000085246" calcext:value-type="float">
            <text:p>8.524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249144" calcext:value-type="float">
            <text:p>24.206249144</text:p>
          </table:table-cell>
          <table:table-cell office:value-type="float" office:value="24.185390618" calcext:value-type="float">
            <text:p>24.185390618</text:p>
          </table:table-cell>
          <table:table-cell office:value-type="float" office:value="24.205600155" calcext:value-type="float">
            <text:p>24.205600155</text:p>
          </table:table-cell>
          <table:table-cell office:value-type="float" office:value="24.207086238" calcext:value-type="float">
            <text:p>24.207086238</text:p>
          </table:table-cell>
          <table:table-cell office:value-type="float" office:value="24.207237902" calcext:value-type="float">
            <text:p>24.207237902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146013" calcext:value-type="float">
            <text:p>0.001146013</text:p>
          </table:table-cell>
          <table:table-cell office:value-type="float" office:value="-0.020261612" calcext:value-type="float">
            <text:p>-0.020261612</text:p>
          </table:table-cell>
          <table:table-cell office:value-type="float" office:value="0.00047994" calcext:value-type="float">
            <text:p>0.00047994</text:p>
          </table:table-cell>
          <table:table-cell office:value-type="float" office:value="0.002005142" calcext:value-type="float">
            <text:p>0.002005142</text:p>
          </table:table-cell>
          <table:table-cell office:value-type="float" office:value="0.002160798" calcext:value-type="float">
            <text:p>0.00216079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2-03 10:34:15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52982" calcext:value-type="float">
            <text:p>0.13652982</text:p>
          </table:table-cell>
          <table:table-cell office:value-type="float" office:value="0.033231382" calcext:value-type="float">
            <text:p>0.033231382</text:p>
          </table:table-cell>
          <table:table-cell office:value-type="float" office:value="0.133328454" calcext:value-type="float">
            <text:p>0.133328454</text:p>
          </table:table-cell>
          <table:table-cell office:value-type="float" office:value="0.140672939" calcext:value-type="float">
            <text:p>0.140672939</text:p>
          </table:table-cell>
          <table:table-cell office:value-type="float" office:value="0.141242759" calcext:value-type="float">
            <text:p>0.1412427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4" calcext:value-type="float">
            <text:p>0.00111544</text:p>
          </table:table-cell>
          <table:table-cell office:value-type="float" office:value="0.000271498" calcext:value-type="float">
            <text:p>0.000271498</text:p>
          </table:table-cell>
          <table:table-cell office:value-type="float" office:value="0.001089285" calcext:value-type="float">
            <text:p>0.001089285</text:p>
          </table:table-cell>
          <table:table-cell office:value-type="float" office:value="0.001149289" calcext:value-type="float">
            <text:p>0.001149289</text:p>
          </table:table-cell>
          <table:table-cell office:value-type="float" office:value="0.001153944" calcext:value-type="float">
            <text:p>0.0011539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78" calcext:value-type="float">
            <text:p>4.5178E-05</text:p>
          </table:table-cell>
          <table:table-cell office:value-type="float" office:value="-0.000798763" calcext:value-type="float">
            <text:p>-0.000798763</text:p>
          </table:table-cell>
          <table:table-cell office:value-type="float" office:value="0.000019023" calcext:value-type="float">
            <text:p>1.9023E-05</text:p>
          </table:table-cell>
          <table:table-cell office:value-type="float" office:value="0.000079027" calcext:value-type="float">
            <text:p>7.9027E-05</text:p>
          </table:table-cell>
          <table:table-cell office:value-type="float" office:value="0.000083683" calcext:value-type="float">
            <text:p>8.36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6140392" calcext:value-type="float">
            <text:p>24.196140392</text:p>
          </table:table-cell>
          <table:table-cell office:value-type="float" office:value="24.175296107" calcext:value-type="float">
            <text:p>24.175296107</text:p>
          </table:table-cell>
          <table:table-cell office:value-type="float" office:value="24.195494404" calcext:value-type="float">
            <text:p>24.195494404</text:p>
          </table:table-cell>
          <table:table-cell office:value-type="float" office:value="24.196976411" calcext:value-type="float">
            <text:p>24.196976411</text:p>
          </table:table-cell>
          <table:table-cell office:value-type="float" office:value="24.197091393" calcext:value-type="float">
            <text:p>24.197091393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1145149" calcext:value-type="float">
            <text:p>0.001145149</text:p>
          </table:table-cell>
          <table:table-cell office:value-type="float" office:value="-0.020247663" calcext:value-type="float">
            <text:p>-0.020247663</text:p>
          </table:table-cell>
          <table:table-cell office:value-type="float" office:value="0.000482162" calcext:value-type="float">
            <text:p>0.000482162</text:p>
          </table:table-cell>
          <table:table-cell office:value-type="float" office:value="0.002003167" calcext:value-type="float">
            <text:p>0.002003167</text:p>
          </table:table-cell>
          <table:table-cell office:value-type="float" office:value="0.002121174" calcext:value-type="float">
            <text:p>0.0021211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2-03 10:34:16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0.136528031" calcext:value-type="float">
            <text:p>0.136528031</text:p>
          </table:table-cell>
          <table:table-cell office:value-type="float" office:value="0.032772426" calcext:value-type="float">
            <text:p>0.032772426</text:p>
          </table:table-cell>
          <table:table-cell office:value-type="float" office:value="0.132482068" calcext:value-type="float">
            <text:p>0.132482068</text:p>
          </table:table-cell>
          <table:table-cell office:value-type="float" office:value="0.140759962" calcext:value-type="float">
            <text:p>0.140759962</text:p>
          </table:table-cell>
          <table:table-cell office:value-type="float" office:value="0.141720193" calcext:value-type="float">
            <text:p>0.1417201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25" calcext:value-type="float">
            <text:p>0.001115425</text:p>
          </table:table-cell>
          <table:table-cell office:value-type="float" office:value="0.000267749" calcext:value-type="float">
            <text:p>0.000267749</text:p>
          </table:table-cell>
          <table:table-cell office:value-type="float" office:value="0.00108237" calcext:value-type="float">
            <text:p>0.00108237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157845" calcext:value-type="float">
            <text:p>0.0011578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64" calcext:value-type="float">
            <text:p>4.5164E-05</text:p>
          </table:table-cell>
          <table:table-cell office:value-type="float" office:value="-0.000802513" calcext:value-type="float">
            <text:p>-0.000802513</text:p>
          </table:table-cell>
          <table:table-cell office:value-type="float" office:value="0.000012108" calcext:value-type="float">
            <text:p>1.2108E-05</text:p>
          </table:table-cell>
          <table:table-cell office:value-type="float" office:value="0.000079738" calcext:value-type="float">
            <text:p>7.9738E-05</text:p>
          </table:table-cell>
          <table:table-cell office:value-type="float" office:value="0.000087583" calcext:value-type="float">
            <text:p>8.75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06247941" calcext:value-type="float">
            <text:p>24.206247941</text:p>
          </table:table-cell>
          <table:table-cell office:value-type="float" office:value="24.185311597" calcext:value-type="float">
            <text:p>24.185311597</text:p>
          </table:table-cell>
          <table:table-cell office:value-type="float" office:value="24.205431533" calcext:value-type="float">
            <text:p>24.205431533</text:p>
          </table:table-cell>
          <table:table-cell office:value-type="float" office:value="24.207101874" calcext:value-type="float">
            <text:p>24.207101874</text:p>
          </table:table-cell>
          <table:table-cell office:value-type="float" office:value="24.207295632" calcext:value-type="float">
            <text:p>24.207295632</text:p>
          </table:table-cell>
          <table:table-cell office:value-type="float" office:value="25.187179719" calcext:value-type="float">
            <text:p>25.187179719</text:p>
          </table:table-cell>
          <table:table-cell/>
          <table:table-cell office:value-type="float" office:value="0.001144778" calcext:value-type="float">
            <text:p>0.001144778</text:p>
          </table:table-cell>
          <table:table-cell office:value-type="float" office:value="-0.020342713" calcext:value-type="float">
            <text:p>-0.020342713</text:p>
          </table:table-cell>
          <table:table-cell office:value-type="float" office:value="0.000306879" calcext:value-type="float">
            <text:p>0.000306879</text:p>
          </table:table-cell>
          <table:table-cell office:value-type="float" office:value="0.002021189" calcext:value-type="float">
            <text:p>0.002021189</text:p>
          </table:table-cell>
          <table:table-cell office:value-type="float" office:value="0.002220048" calcext:value-type="float">
            <text:p>0.0022200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2-03 10:34:18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332528" calcext:value-type="float">
            <text:p>0.136332528</text:p>
          </table:table-cell>
          <table:table-cell office:value-type="float" office:value="0.032743219" calcext:value-type="float">
            <text:p>0.032743219</text:p>
          </table:table-cell>
          <table:table-cell office:value-type="float" office:value="0.132604853" calcext:value-type="float">
            <text:p>0.132604853</text:p>
          </table:table-cell>
          <table:table-cell office:value-type="float" office:value="0.140751617" calcext:value-type="float">
            <text:p>0.140751617</text:p>
          </table:table-cell>
          <table:table-cell office:value-type="float" office:value="0.142163651" calcext:value-type="float">
            <text:p>0.1421636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28" calcext:value-type="float">
            <text:p>0.001113828</text:p>
          </table:table-cell>
          <table:table-cell office:value-type="float" office:value="0.00026751" calcext:value-type="float">
            <text:p>0.00026751</text:p>
          </table:table-cell>
          <table:table-cell office:value-type="float" office:value="0.001083373" calcext:value-type="float">
            <text:p>0.001083373</text:p>
          </table:table-cell>
          <table:table-cell office:value-type="float" office:value="0.001149932" calcext:value-type="float">
            <text:p>0.001149932</text:p>
          </table:table-cell>
          <table:table-cell office:value-type="float" office:value="0.001161468" calcext:value-type="float">
            <text:p>0.0011614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566" calcext:value-type="float">
            <text:p>4.3566E-05</text:p>
          </table:table-cell>
          <table:table-cell office:value-type="float" office:value="-0.000802751" calcext:value-type="float">
            <text:p>-0.000802751</text:p>
          </table:table-cell>
          <table:table-cell office:value-type="float" office:value="0.000013112" calcext:value-type="float">
            <text:p>1.3112E-05</text:p>
          </table:table-cell>
          <table:table-cell office:value-type="float" office:value="0.00007967" calcext:value-type="float">
            <text:p>7.967E-05</text:p>
          </table:table-cell>
          <table:table-cell office:value-type="float" office:value="0.000091206" calcext:value-type="float">
            <text:p>9.12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6100581" calcext:value-type="float">
            <text:p>24.196100581</text:p>
          </table:table-cell>
          <table:table-cell office:value-type="float" office:value="24.175197601" calcext:value-type="float">
            <text:p>24.175197601</text:p>
          </table:table-cell>
          <table:table-cell office:value-type="float" office:value="24.195348392" calcext:value-type="float">
            <text:p>24.195348392</text:p>
          </table:table-cell>
          <table:table-cell office:value-type="float" office:value="24.196992287" calcext:value-type="float">
            <text:p>24.196992287</text:p>
          </table:table-cell>
          <table:table-cell office:value-type="float" office:value="24.197277215" calcext:value-type="float">
            <text:p>24.197277215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1104291" calcext:value-type="float">
            <text:p>0.001104291</text:p>
          </table:table-cell>
          <table:table-cell office:value-type="float" office:value="-0.020348762" calcext:value-type="float">
            <text:p>-0.020348762</text:p>
          </table:table-cell>
          <table:table-cell office:value-type="float" office:value="0.000332307" calcext:value-type="float">
            <text:p>0.000332307</text:p>
          </table:table-cell>
          <table:table-cell office:value-type="float" office:value="0.002019461" calcext:value-type="float">
            <text:p>0.002019461</text:p>
          </table:table-cell>
          <table:table-cell office:value-type="float" office:value="0.002311886" calcext:value-type="float">
            <text:p>0.0023118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2-03 10:34:19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249678" calcext:value-type="float">
            <text:p>0.136249678</text:p>
          </table:table-cell>
          <table:table-cell office:value-type="float" office:value="0.032791499" calcext:value-type="float">
            <text:p>0.032791499</text:p>
          </table:table-cell>
          <table:table-cell office:value-type="float" office:value="0.132406966" calcext:value-type="float">
            <text:p>0.132406966</text:p>
          </table:table-cell>
          <table:table-cell office:value-type="float" office:value="0.140832083" calcext:value-type="float">
            <text:p>0.140832083</text:p>
          </table:table-cell>
          <table:table-cell office:value-type="float" office:value="0.141721981" calcext:value-type="float">
            <text:p>0.1417219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51" calcext:value-type="float">
            <text:p>0.001113151</text:p>
          </table:table-cell>
          <table:table-cell office:value-type="float" office:value="0.000267904" calcext:value-type="float">
            <text:p>0.000267904</text:p>
          </table:table-cell>
          <table:table-cell office:value-type="float" office:value="0.001081756" calcext:value-type="float">
            <text:p>0.001081756</text:p>
          </table:table-cell>
          <table:table-cell office:value-type="float" office:value="0.001150589" calcext:value-type="float">
            <text:p>0.001150589</text:p>
          </table:table-cell>
          <table:table-cell office:value-type="float" office:value="0.001157859" calcext:value-type="float">
            <text:p>0.0011578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89" calcext:value-type="float">
            <text:p>4.289E-05</text:p>
          </table:table-cell>
          <table:table-cell office:value-type="float" office:value="-0.000802357" calcext:value-type="float">
            <text:p>-0.000802357</text:p>
          </table:table-cell>
          <table:table-cell office:value-type="float" office:value="0.000011495" calcext:value-type="float">
            <text:p>1.1495E-05</text:p>
          </table:table-cell>
          <table:table-cell office:value-type="float" office:value="0.000080327" calcext:value-type="float">
            <text:p>8.0327E-05</text:p>
          </table:table-cell>
          <table:table-cell office:value-type="float" office:value="0.000087598" calcext:value-type="float">
            <text:p>8.759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6083863" calcext:value-type="float">
            <text:p>24.196083863</text:p>
          </table:table-cell>
          <table:table-cell office:value-type="float" office:value="24.175207343" calcext:value-type="float">
            <text:p>24.175207343</text:p>
          </table:table-cell>
          <table:table-cell office:value-type="float" office:value="24.195308461" calcext:value-type="float">
            <text:p>24.195308461</text:p>
          </table:table-cell>
          <table:table-cell office:value-type="float" office:value="24.197008524" calcext:value-type="float">
            <text:p>24.197008524</text:p>
          </table:table-cell>
          <table:table-cell office:value-type="float" office:value="24.197188092" calcext:value-type="float">
            <text:p>24.197188092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1087133" calcext:value-type="float">
            <text:p>0.001087133</text:p>
          </table:table-cell>
          <table:table-cell office:value-type="float" office:value="-0.020338763" calcext:value-type="float">
            <text:p>-0.020338763</text:p>
          </table:table-cell>
          <table:table-cell office:value-type="float" office:value="0.000291326" calcext:value-type="float">
            <text:p>0.000291326</text:p>
          </table:table-cell>
          <table:table-cell office:value-type="float" office:value="0.002036125" calcext:value-type="float">
            <text:p>0.002036125</text:p>
          </table:table-cell>
          <table:table-cell office:value-type="float" office:value="0.002220418" calcext:value-type="float">
            <text:p>0.00222041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2-03 10:34:20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296169" calcext:value-type="float">
            <text:p>0.136296169</text:p>
          </table:table-cell>
          <table:table-cell office:value-type="float" office:value="0.032721762" calcext:value-type="float">
            <text:p>0.032721762</text:p>
          </table:table-cell>
          <table:table-cell office:value-type="float" office:value="0.132671014" calcext:value-type="float">
            <text:p>0.132671014</text:p>
          </table:table-cell>
          <table:table-cell office:value-type="float" office:value="0.141004341" calcext:value-type="float">
            <text:p>0.141004341</text:p>
          </table:table-cell>
          <table:table-cell office:value-type="float" office:value="0.142059343" calcext:value-type="float">
            <text:p>0.1420593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31" calcext:value-type="float">
            <text:p>0.001113531</text:p>
          </table:table-cell>
          <table:table-cell office:value-type="float" office:value="0.000267335" calcext:value-type="float">
            <text:p>0.000267335</text:p>
          </table:table-cell>
          <table:table-cell office:value-type="float" office:value="0.001083914" calcext:value-type="float">
            <text:p>0.001083914</text:p>
          </table:table-cell>
          <table:table-cell office:value-type="float" office:value="0.001151996" calcext:value-type="float">
            <text:p>0.001151996</text:p>
          </table:table-cell>
          <table:table-cell office:value-type="float" office:value="0.001160616" calcext:value-type="float">
            <text:p>0.0011606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269" calcext:value-type="float">
            <text:p>4.3269E-05</text:p>
          </table:table-cell>
          <table:table-cell office:value-type="float" office:value="-0.000802927" calcext:value-type="float">
            <text:p>-0.000802927</text:p>
          </table:table-cell>
          <table:table-cell office:value-type="float" office:value="0.000013652" calcext:value-type="float">
            <text:p>1.3652E-05</text:p>
          </table:table-cell>
          <table:table-cell office:value-type="float" office:value="0.000081735" calcext:value-type="float">
            <text:p>8.1735E-05</text:p>
          </table:table-cell>
          <table:table-cell office:value-type="float" office:value="0.000090354" calcext:value-type="float">
            <text:p>9.03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85335" calcext:value-type="float">
            <text:p>24.185985335</text:p>
          </table:table-cell>
          <table:table-cell office:value-type="float" office:value="24.165085169" calcext:value-type="float">
            <text:p>24.165085169</text:p>
          </table:table-cell>
          <table:table-cell office:value-type="float" office:value="24.185253826" calcext:value-type="float">
            <text:p>24.185253826</text:p>
          </table:table-cell>
          <table:table-cell office:value-type="float" office:value="24.186935382" calcext:value-type="float">
            <text:p>24.186935382</text:p>
          </table:table-cell>
          <table:table-cell office:value-type="float" office:value="24.187148268" calcext:value-type="float">
            <text:p>24.187148268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96761" calcext:value-type="float">
            <text:p>0.001096761</text:p>
          </table:table-cell>
          <table:table-cell office:value-type="float" office:value="-0.020353206" calcext:value-type="float">
            <text:p>-0.020353206</text:p>
          </table:table-cell>
          <table:table-cell office:value-type="float" office:value="0.000346009" calcext:value-type="float">
            <text:p>0.000346009</text:p>
          </table:table-cell>
          <table:table-cell office:value-type="float" office:value="0.002071799" calcext:value-type="float">
            <text:p>0.002071799</text:p>
          </table:table-cell>
          <table:table-cell office:value-type="float" office:value="0.002290284" calcext:value-type="float">
            <text:p>0.00229028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2-03 10:34:21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373059" calcext:value-type="float">
            <text:p>0.136373059</text:p>
          </table:table-cell>
          <table:table-cell office:value-type="float" office:value="0.032712821" calcext:value-type="float">
            <text:p>0.032712821</text:p>
          </table:table-cell>
          <table:table-cell office:value-type="float" office:value="0.132567302" calcext:value-type="float">
            <text:p>0.132567302</text:p>
          </table:table-cell>
          <table:table-cell office:value-type="float" office:value="0.140878575" calcext:value-type="float">
            <text:p>0.140878575</text:p>
          </table:table-cell>
          <table:table-cell office:value-type="float" office:value="0.141973512" calcext:value-type="float">
            <text:p>0.1419735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59" calcext:value-type="float">
            <text:p>0.001114159</text:p>
          </table:table-cell>
          <table:table-cell office:value-type="float" office:value="0.000267262" calcext:value-type="float">
            <text:p>0.000267262</text:p>
          </table:table-cell>
          <table:table-cell office:value-type="float" office:value="0.001083066" calcext:value-type="float">
            <text:p>0.001083066</text:p>
          </table:table-cell>
          <table:table-cell office:value-type="float" office:value="0.001150969" calcext:value-type="float">
            <text:p>0.001150969</text:p>
          </table:table-cell>
          <table:table-cell office:value-type="float" office:value="0.001159914" calcext:value-type="float">
            <text:p>0.0011599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898" calcext:value-type="float">
            <text:p>4.3898E-05</text:p>
          </table:table-cell>
          <table:table-cell office:value-type="float" office:value="-0.000803" calcext:value-type="float">
            <text:p>-0.000803</text:p>
          </table:table-cell>
          <table:table-cell office:value-type="float" office:value="0.000012805" calcext:value-type="float">
            <text:p>1.2805E-05</text:p>
          </table:table-cell>
          <table:table-cell office:value-type="float" office:value="0.000080707" calcext:value-type="float">
            <text:p>8.0707E-05</text:p>
          </table:table-cell>
          <table:table-cell office:value-type="float" office:value="0.000089653" calcext:value-type="float">
            <text:p>8.96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00851" calcext:value-type="float">
            <text:p>24.186000851</text:p>
          </table:table-cell>
          <table:table-cell office:value-type="float" office:value="24.165083365" calcext:value-type="float">
            <text:p>24.165083365</text:p>
          </table:table-cell>
          <table:table-cell office:value-type="float" office:value="24.185232898" calcext:value-type="float">
            <text:p>24.185232898</text:p>
          </table:table-cell>
          <table:table-cell office:value-type="float" office:value="24.186910005" calcext:value-type="float">
            <text:p>24.186910005</text:p>
          </table:table-cell>
          <table:table-cell office:value-type="float" office:value="24.187130948" calcext:value-type="float">
            <text:p>24.187130948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112684" calcext:value-type="float">
            <text:p>0.001112684</text:p>
          </table:table-cell>
          <table:table-cell office:value-type="float" office:value="-0.020355057" calcext:value-type="float">
            <text:p>-0.020355057</text:p>
          </table:table-cell>
          <table:table-cell office:value-type="float" office:value="0.000324531" calcext:value-type="float">
            <text:p>0.000324531</text:p>
          </table:table-cell>
          <table:table-cell office:value-type="float" office:value="0.002045753" calcext:value-type="float">
            <text:p>0.002045753</text:p>
          </table:table-cell>
          <table:table-cell office:value-type="float" office:value="0.002272509" calcext:value-type="float">
            <text:p>0.00227250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2-03 10:34:23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355774" calcext:value-type="float">
            <text:p>0.136355774</text:p>
          </table:table-cell>
          <table:table-cell office:value-type="float" office:value="0.032725934" calcext:value-type="float">
            <text:p>0.032725934</text:p>
          </table:table-cell>
          <table:table-cell office:value-type="float" office:value="0.132666842" calcext:value-type="float">
            <text:p>0.132666842</text:p>
          </table:table-cell>
          <table:table-cell office:value-type="float" office:value="0.140982883" calcext:value-type="float">
            <text:p>0.140982883</text:p>
          </table:table-cell>
          <table:table-cell office:value-type="float" office:value="0.141968744" calcext:value-type="float">
            <text:p>0.1419687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18" calcext:value-type="float">
            <text:p>0.001114018</text:p>
          </table:table-cell>
          <table:table-cell office:value-type="float" office:value="0.000267369" calcext:value-type="float">
            <text:p>0.000267369</text:p>
          </table:table-cell>
          <table:table-cell office:value-type="float" office:value="0.001083879" calcext:value-type="float">
            <text:p>0.001083879</text:p>
          </table:table-cell>
          <table:table-cell office:value-type="float" office:value="0.001151821" calcext:value-type="float">
            <text:p>0.001151821</text:p>
          </table:table-cell>
          <table:table-cell office:value-type="float" office:value="0.001159875" calcext:value-type="float">
            <text:p>0.0011598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56" calcext:value-type="float">
            <text:p>4.3756E-05</text:p>
          </table:table-cell>
          <table:table-cell office:value-type="float" office:value="-0.000802893" calcext:value-type="float">
            <text:p>-0.000802893</text:p>
          </table:table-cell>
          <table:table-cell office:value-type="float" office:value="0.000013618" calcext:value-type="float">
            <text:p>1.3618E-05</text:p>
          </table:table-cell>
          <table:table-cell office:value-type="float" office:value="0.00008156" calcext:value-type="float">
            <text:p>8.156E-05</text:p>
          </table:table-cell>
          <table:table-cell office:value-type="float" office:value="0.000089614" calcext:value-type="float">
            <text:p>8.96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1051317" calcext:value-type="float">
            <text:p>24.191051317</text:p>
          </table:table-cell>
          <table:table-cell office:value-type="float" office:value="24.170140062" calcext:value-type="float">
            <text:p>24.170140062</text:p>
          </table:table-cell>
          <table:table-cell office:value-type="float" office:value="24.190306942" calcext:value-type="float">
            <text:p>24.190306942</text:p>
          </table:table-cell>
          <table:table-cell office:value-type="float" office:value="24.191985003" calcext:value-type="float">
            <text:p>24.191985003</text:p>
          </table:table-cell>
          <table:table-cell office:value-type="float" office:value="24.192183936" calcext:value-type="float">
            <text:p>24.192183936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109105" calcext:value-type="float">
            <text:p>0.001109105</text:p>
          </table:table-cell>
          <table:table-cell office:value-type="float" office:value="-0.020352342" calcext:value-type="float">
            <text:p>-0.020352342</text:p>
          </table:table-cell>
          <table:table-cell office:value-type="float" office:value="0.000345145" calcext:value-type="float">
            <text:p>0.000345145</text:p>
          </table:table-cell>
          <table:table-cell office:value-type="float" office:value="0.002067355" calcext:value-type="float">
            <text:p>0.002067355</text:p>
          </table:table-cell>
          <table:table-cell office:value-type="float" office:value="0.002271522" calcext:value-type="float">
            <text:p>0.00227152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2-03 10:34:24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429088" calcext:value-type="float">
            <text:p>0.136429088</text:p>
          </table:table-cell>
          <table:table-cell office:value-type="float" office:value="0.033094291" calcext:value-type="float">
            <text:p>0.033094291</text:p>
          </table:table-cell>
          <table:table-cell office:value-type="float" office:value="0.132606045" calcext:value-type="float">
            <text:p>0.132606045</text:p>
          </table:table-cell>
          <table:table-cell office:value-type="float" office:value="0.141011493" calcext:value-type="float">
            <text:p>0.141011493</text:p>
          </table:table-cell>
          <table:table-cell office:value-type="float" office:value="0.140932815" calcext:value-type="float">
            <text:p>0.1409328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17" calcext:value-type="float">
            <text:p>0.001114617</text:p>
          </table:table-cell>
          <table:table-cell office:value-type="float" office:value="0.000270378" calcext:value-type="float">
            <text:p>0.000270378</text:p>
          </table:table-cell>
          <table:table-cell office:value-type="float" office:value="0.001083383" calcext:value-type="float">
            <text:p>0.001083383</text:p>
          </table:table-cell>
          <table:table-cell office:value-type="float" office:value="0.001152055" calcext:value-type="float">
            <text:p>0.001152055</text:p>
          </table:table-cell>
          <table:table-cell office:value-type="float" office:value="0.001151412" calcext:value-type="float">
            <text:p>0.0011514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55" calcext:value-type="float">
            <text:p>4.4355E-05</text:p>
          </table:table-cell>
          <table:table-cell office:value-type="float" office:value="-0.000799883" calcext:value-type="float">
            <text:p>-0.000799883</text:p>
          </table:table-cell>
          <table:table-cell office:value-type="float" office:value="0.000013121" calcext:value-type="float">
            <text:p>1.3121E-05</text:p>
          </table:table-cell>
          <table:table-cell office:value-type="float" office:value="0.000081793" calcext:value-type="float">
            <text:p>8.1793E-05</text:p>
          </table:table-cell>
          <table:table-cell office:value-type="float" office:value="0.00008115" calcext:value-type="float">
            <text:p>8.1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1066111" calcext:value-type="float">
            <text:p>24.191066111</text:p>
          </table:table-cell>
          <table:table-cell office:value-type="float" office:value="24.170214393" calcext:value-type="float">
            <text:p>24.170214393</text:p>
          </table:table-cell>
          <table:table-cell office:value-type="float" office:value="24.190294674" calcext:value-type="float">
            <text:p>24.190294674</text:p>
          </table:table-cell>
          <table:table-cell office:value-type="float" office:value="24.191990776" calcext:value-type="float">
            <text:p>24.191990776</text:p>
          </table:table-cell>
          <table:table-cell office:value-type="float" office:value="24.1919749" calcext:value-type="float">
            <text:p>24.1919749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124288" calcext:value-type="float">
            <text:p>0.001124288</text:p>
          </table:table-cell>
          <table:table-cell office:value-type="float" office:value="-0.020276055" calcext:value-type="float">
            <text:p>-0.020276055</text:p>
          </table:table-cell>
          <table:table-cell office:value-type="float" office:value="0.000332554" calcext:value-type="float">
            <text:p>0.000332554</text:p>
          </table:table-cell>
          <table:table-cell office:value-type="float" office:value="0.00207328" calcext:value-type="float">
            <text:p>0.00207328</text:p>
          </table:table-cell>
          <table:table-cell office:value-type="float" office:value="0.002056986" calcext:value-type="float">
            <text:p>0.0020569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2-03 10:34:25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402266" calcext:value-type="float">
            <text:p>0.136402266</text:p>
          </table:table-cell>
          <table:table-cell office:value-type="float" office:value="0.034390692" calcext:value-type="float">
            <text:p>0.034390692</text:p>
          </table:table-cell>
          <table:table-cell office:value-type="float" office:value="0.132920162" calcext:value-type="float">
            <text:p>0.132920162</text:p>
          </table:table-cell>
          <table:table-cell office:value-type="float" office:value="0.14101805" calcext:value-type="float">
            <text:p>0.14101805</text:p>
          </table:table-cell>
          <table:table-cell office:value-type="float" office:value="0.140604394" calcext:value-type="float">
            <text:p>0.1406043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98" calcext:value-type="float">
            <text:p>0.001114398</text:p>
          </table:table-cell>
          <table:table-cell office:value-type="float" office:value="0.00028097" calcext:value-type="float">
            <text:p>0.00028097</text:p>
          </table:table-cell>
          <table:table-cell office:value-type="float" office:value="0.001085949" calcext:value-type="float">
            <text:p>0.001085949</text:p>
          </table:table-cell>
          <table:table-cell office:value-type="float" office:value="0.001152108" calcext:value-type="float">
            <text:p>0.001152108</text:p>
          </table:table-cell>
          <table:table-cell office:value-type="float" office:value="0.001148729" calcext:value-type="float">
            <text:p>0.0011487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36" calcext:value-type="float">
            <text:p>4.4136E-05</text:p>
          </table:table-cell>
          <table:table-cell office:value-type="float" office:value="-0.000789292" calcext:value-type="float">
            <text:p>-0.000789292</text:p>
          </table:table-cell>
          <table:table-cell office:value-type="float" office:value="0.000015688" calcext:value-type="float">
            <text:p>1.5688E-05</text:p>
          </table:table-cell>
          <table:table-cell office:value-type="float" office:value="0.000081847" calcext:value-type="float">
            <text:p>8.1847E-05</text:p>
          </table:table-cell>
          <table:table-cell office:value-type="float" office:value="0.000078467" calcext:value-type="float">
            <text:p>7.846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1060699" calcext:value-type="float">
            <text:p>24.191060699</text:p>
          </table:table-cell>
          <table:table-cell office:value-type="float" office:value="24.170475993" calcext:value-type="float">
            <text:p>24.170475993</text:p>
          </table:table-cell>
          <table:table-cell office:value-type="float" office:value="24.190358058" calcext:value-type="float">
            <text:p>24.190358058</text:p>
          </table:table-cell>
          <table:table-cell office:value-type="float" office:value="24.191992099" calcext:value-type="float">
            <text:p>24.191992099</text:p>
          </table:table-cell>
          <table:table-cell office:value-type="float" office:value="24.191908629" calcext:value-type="float">
            <text:p>24.191908629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118733" calcext:value-type="float">
            <text:p>0.001118733</text:p>
          </table:table-cell>
          <table:table-cell office:value-type="float" office:value="-0.02000757" calcext:value-type="float">
            <text:p>-0.02000757</text:p>
          </table:table-cell>
          <table:table-cell office:value-type="float" office:value="0.000397606" calcext:value-type="float">
            <text:p>0.000397606</text:p>
          </table:table-cell>
          <table:table-cell office:value-type="float" office:value="0.002074638" calcext:value-type="float">
            <text:p>0.002074638</text:p>
          </table:table-cell>
          <table:table-cell office:value-type="float" office:value="0.001988972" calcext:value-type="float">
            <text:p>0.0019889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2-03 10:34:27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517303" calcext:value-type="float">
            <text:p>0.136517303</text:p>
          </table:table-cell>
          <table:table-cell office:value-type="float" office:value="0.033824448" calcext:value-type="float">
            <text:p>0.033824448</text:p>
          </table:table-cell>
          <table:table-cell office:value-type="float" office:value="0.132676379" calcext:value-type="float">
            <text:p>0.132676379</text:p>
          </table:table-cell>
          <table:table-cell office:value-type="float" office:value="0.140959637" calcext:value-type="float">
            <text:p>0.140959637</text:p>
          </table:table-cell>
          <table:table-cell office:value-type="float" office:value="0.140881555" calcext:value-type="float">
            <text:p>0.1408815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37" calcext:value-type="float">
            <text:p>0.001115337</text:p>
          </table:table-cell>
          <table:table-cell office:value-type="float" office:value="0.000276344" calcext:value-type="float">
            <text:p>0.000276344</text:p>
          </table:table-cell>
          <table:table-cell office:value-type="float" office:value="0.001083957" calcext:value-type="float">
            <text:p>0.001083957</text:p>
          </table:table-cell>
          <table:table-cell office:value-type="float" office:value="0.001151631" calcext:value-type="float">
            <text:p>0.001151631</text:p>
          </table:table-cell>
          <table:table-cell office:value-type="float" office:value="0.001150993" calcext:value-type="float">
            <text:p>0.0011509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76" calcext:value-type="float">
            <text:p>4.5076E-05</text:p>
          </table:table-cell>
          <table:table-cell office:value-type="float" office:value="-0.000793918" calcext:value-type="float">
            <text:p>-0.000793918</text:p>
          </table:table-cell>
          <table:table-cell office:value-type="float" office:value="0.000013696" calcext:value-type="float">
            <text:p>1.3696E-05</text:p>
          </table:table-cell>
          <table:table-cell office:value-type="float" office:value="0.00008137" calcext:value-type="float">
            <text:p>8.137E-05</text:p>
          </table:table-cell>
          <table:table-cell office:value-type="float" office:value="0.000080732" calcext:value-type="float">
            <text:p>8.07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29957" calcext:value-type="float">
            <text:p>24.186029957</text:p>
          </table:table-cell>
          <table:table-cell office:value-type="float" office:value="24.165307681" calcext:value-type="float">
            <text:p>24.165307681</text:p>
          </table:table-cell>
          <table:table-cell office:value-type="float" office:value="24.185254908" calcext:value-type="float">
            <text:p>24.185254908</text:p>
          </table:table-cell>
          <table:table-cell office:value-type="float" office:value="24.186926362" calcext:value-type="float">
            <text:p>24.186926362</text:p>
          </table:table-cell>
          <table:table-cell office:value-type="float" office:value="24.186910606" calcext:value-type="float">
            <text:p>24.186910606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142556" calcext:value-type="float">
            <text:p>0.001142556</text:p>
          </table:table-cell>
          <table:table-cell office:value-type="float" office:value="-0.020124839" calcext:value-type="float">
            <text:p>-0.020124839</text:p>
          </table:table-cell>
          <table:table-cell office:value-type="float" office:value="0.00034712" calcext:value-type="float">
            <text:p>0.00034712</text:p>
          </table:table-cell>
          <table:table-cell office:value-type="float" office:value="0.002062541" calcext:value-type="float">
            <text:p>0.002062541</text:p>
          </table:table-cell>
          <table:table-cell office:value-type="float" office:value="0.002046371" calcext:value-type="float">
            <text:p>0.00204637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2-03 10:34:28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426704" calcext:value-type="float">
            <text:p>0.136426704</text:p>
          </table:table-cell>
          <table:table-cell office:value-type="float" office:value="0.03278077" calcext:value-type="float">
            <text:p>0.03278077</text:p>
          </table:table-cell>
          <table:table-cell office:value-type="float" office:value="0.132424251" calcext:value-type="float">
            <text:p>0.132424251</text:p>
          </table:table-cell>
          <table:table-cell office:value-type="float" office:value="0.140858905" calcext:value-type="float">
            <text:p>0.140858905</text:p>
          </table:table-cell>
          <table:table-cell office:value-type="float" office:value="0.141245144" calcext:value-type="float">
            <text:p>0.1412451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97" calcext:value-type="float">
            <text:p>0.001114597</text:p>
          </table:table-cell>
          <table:table-cell office:value-type="float" office:value="0.000267817" calcext:value-type="float">
            <text:p>0.000267817</text:p>
          </table:table-cell>
          <table:table-cell office:value-type="float" office:value="0.001081897" calcext:value-type="float">
            <text:p>0.001081897</text:p>
          </table:table-cell>
          <table:table-cell office:value-type="float" office:value="0.001150808" calcext:value-type="float">
            <text:p>0.001150808</text:p>
          </table:table-cell>
          <table:table-cell office:value-type="float" office:value="0.001153964" calcext:value-type="float">
            <text:p>0.0011539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36" calcext:value-type="float">
            <text:p>4.4336E-05</text:p>
          </table:table-cell>
          <table:table-cell office:value-type="float" office:value="-0.000802445" calcext:value-type="float">
            <text:p>-0.000802445</text:p>
          </table:table-cell>
          <table:table-cell office:value-type="float" office:value="0.000011636" calcext:value-type="float">
            <text:p>1.1636E-05</text:p>
          </table:table-cell>
          <table:table-cell office:value-type="float" office:value="0.000080547" calcext:value-type="float">
            <text:p>8.0547E-05</text:p>
          </table:table-cell>
          <table:table-cell office:value-type="float" office:value="0.000083702" calcext:value-type="float">
            <text:p>8.370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11675" calcext:value-type="float">
            <text:p>24.186011675</text:p>
          </table:table-cell>
          <table:table-cell office:value-type="float" office:value="24.165097077" calcext:value-type="float">
            <text:p>24.165097077</text:p>
          </table:table-cell>
          <table:table-cell office:value-type="float" office:value="24.185204032" calcext:value-type="float">
            <text:p>24.185204032</text:p>
          </table:table-cell>
          <table:table-cell office:value-type="float" office:value="24.186906035" calcext:value-type="float">
            <text:p>24.186906035</text:p>
          </table:table-cell>
          <table:table-cell office:value-type="float" office:value="24.186983973" calcext:value-type="float">
            <text:p>24.186983973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123794" calcext:value-type="float">
            <text:p>0.001123794</text:p>
          </table:table-cell>
          <table:table-cell office:value-type="float" office:value="-0.020340985" calcext:value-type="float">
            <text:p>-0.020340985</text:p>
          </table:table-cell>
          <table:table-cell office:value-type="float" office:value="0.000294906" calcext:value-type="float">
            <text:p>0.000294906</text:p>
          </table:table-cell>
          <table:table-cell office:value-type="float" office:value="0.00204168" calcext:value-type="float">
            <text:p>0.00204168</text:p>
          </table:table-cell>
          <table:table-cell office:value-type="float" office:value="0.002121668" calcext:value-type="float">
            <text:p>0.00212166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2-03 10:34:2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419551" calcext:value-type="float">
            <text:p>0.136419551</text:p>
          </table:table-cell>
          <table:table-cell office:value-type="float" office:value="0.032904152" calcext:value-type="float">
            <text:p>0.032904152</text:p>
          </table:table-cell>
          <table:table-cell office:value-type="float" office:value="0.132943408" calcext:value-type="float">
            <text:p>0.132943408</text:p>
          </table:table-cell>
          <table:table-cell office:value-type="float" office:value="0.140677111" calcext:value-type="float">
            <text:p>0.140677111</text:p>
          </table:table-cell>
          <table:table-cell office:value-type="float" office:value="0.141792314" calcext:value-type="float">
            <text:p>0.1417923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39" calcext:value-type="float">
            <text:p>0.001114539</text:p>
          </table:table-cell>
          <table:table-cell office:value-type="float" office:value="0.000268825" calcext:value-type="float">
            <text:p>0.000268825</text:p>
          </table:table-cell>
          <table:table-cell office:value-type="float" office:value="0.001086139" calcext:value-type="float">
            <text:p>0.001086139</text:p>
          </table:table-cell>
          <table:table-cell office:value-type="float" office:value="0.001149323" calcext:value-type="float">
            <text:p>0.001149323</text:p>
          </table:table-cell>
          <table:table-cell office:value-type="float" office:value="0.001158434" calcext:value-type="float">
            <text:p>0.0011584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277" calcext:value-type="float">
            <text:p>4.4277E-05</text:p>
          </table:table-cell>
          <table:table-cell office:value-type="float" office:value="-0.000801437" calcext:value-type="float">
            <text:p>-0.000801437</text:p>
          </table:table-cell>
          <table:table-cell office:value-type="float" office:value="0.000015878" calcext:value-type="float">
            <text:p>1.5878E-05</text:p>
          </table:table-cell>
          <table:table-cell office:value-type="float" office:value="0.000079061" calcext:value-type="float">
            <text:p>7.9061E-05</text:p>
          </table:table-cell>
          <table:table-cell office:value-type="float" office:value="0.000088173" calcext:value-type="float">
            <text:p>8.81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10232" calcext:value-type="float">
            <text:p>24.186010232</text:p>
          </table:table-cell>
          <table:table-cell office:value-type="float" office:value="24.165121974" calcext:value-type="float">
            <text:p>24.165121974</text:p>
          </table:table-cell>
          <table:table-cell office:value-type="float" office:value="24.185308791" calcext:value-type="float">
            <text:p>24.185308791</text:p>
          </table:table-cell>
          <table:table-cell office:value-type="float" office:value="24.186869352" calcext:value-type="float">
            <text:p>24.186869352</text:p>
          </table:table-cell>
          <table:table-cell office:value-type="float" office:value="24.187094385" calcext:value-type="float">
            <text:p>24.187094385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122313" calcext:value-type="float">
            <text:p>0.001122313</text:p>
          </table:table-cell>
          <table:table-cell office:value-type="float" office:value="-0.020315433" calcext:value-type="float">
            <text:p>-0.020315433</text:p>
          </table:table-cell>
          <table:table-cell office:value-type="float" office:value="0.00040242" calcext:value-type="float">
            <text:p>0.00040242</text:p>
          </table:table-cell>
          <table:table-cell office:value-type="float" office:value="0.002004031" calcext:value-type="float">
            <text:p>0.002004031</text:p>
          </table:table-cell>
          <table:table-cell office:value-type="float" office:value="0.002234984" calcext:value-type="float">
            <text:p>0.00223498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2-03 10:34:31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0.13643326" calcext:value-type="float">
            <text:p>0.13643326</text:p>
          </table:table-cell>
          <table:table-cell office:value-type="float" office:value="0.032876138" calcext:value-type="float">
            <text:p>0.032876138</text:p>
          </table:table-cell>
          <table:table-cell office:value-type="float" office:value="0.132985727" calcext:value-type="float">
            <text:p>0.132985727</text:p>
          </table:table-cell>
          <table:table-cell office:value-type="float" office:value="0.140483992" calcext:value-type="float">
            <text:p>0.140483992</text:p>
          </table:table-cell>
          <table:table-cell office:value-type="float" office:value="0.14158489" calcext:value-type="float">
            <text:p>0.141584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51" calcext:value-type="float">
            <text:p>0.001114651</text:p>
          </table:table-cell>
          <table:table-cell office:value-type="float" office:value="0.000268596" calcext:value-type="float">
            <text:p>0.000268596</text:p>
          </table:table-cell>
          <table:table-cell office:value-type="float" office:value="0.001086485" calcext:value-type="float">
            <text:p>0.001086485</text:p>
          </table:table-cell>
          <table:table-cell office:value-type="float" office:value="0.001147745" calcext:value-type="float">
            <text:p>0.001147745</text:p>
          </table:table-cell>
          <table:table-cell office:value-type="float" office:value="0.001156739" calcext:value-type="float">
            <text:p>0.0011567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89" calcext:value-type="float">
            <text:p>4.4389E-05</text:p>
          </table:table-cell>
          <table:table-cell office:value-type="float" office:value="-0.000801666" calcext:value-type="float">
            <text:p>-0.000801666</text:p>
          </table:table-cell>
          <table:table-cell office:value-type="float" office:value="0.000016223" calcext:value-type="float">
            <text:p>1.6223E-05</text:p>
          </table:table-cell>
          <table:table-cell office:value-type="float" office:value="0.000077484" calcext:value-type="float">
            <text:p>7.7484E-05</text:p>
          </table:table-cell>
          <table:table-cell office:value-type="float" office:value="0.000086478" calcext:value-type="float">
            <text:p>8.647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6120908" calcext:value-type="float">
            <text:p>24.196120908</text:p>
          </table:table-cell>
          <table:table-cell office:value-type="float" office:value="24.175224423" calcext:value-type="float">
            <text:p>24.175224423</text:p>
          </table:table-cell>
          <table:table-cell office:value-type="float" office:value="24.195425246" calcext:value-type="float">
            <text:p>24.195425246</text:p>
          </table:table-cell>
          <table:table-cell office:value-type="float" office:value="24.196938285" calcext:value-type="float">
            <text:p>24.196938285</text:p>
          </table:table-cell>
          <table:table-cell office:value-type="float" office:value="24.197160429" calcext:value-type="float">
            <text:p>24.197160429</text:p>
          </table:table-cell>
          <table:table-cell office:value-type="float" office:value="25.177080755" calcext:value-type="float">
            <text:p>25.177080755</text:p>
          </table:table-cell>
          <table:table-cell/>
          <table:table-cell office:value-type="float" office:value="0.001125152" calcext:value-type="float">
            <text:p>0.001125152</text:p>
          </table:table-cell>
          <table:table-cell office:value-type="float" office:value="-0.020321234" calcext:value-type="float">
            <text:p>-0.020321234</text:p>
          </table:table-cell>
          <table:table-cell office:value-type="float" office:value="0.000411184" calcext:value-type="float">
            <text:p>0.000411184</text:p>
          </table:table-cell>
          <table:table-cell office:value-type="float" office:value="0.001964037" calcext:value-type="float">
            <text:p>0.001964037</text:p>
          </table:table-cell>
          <table:table-cell office:value-type="float" office:value="0.002192028" calcext:value-type="float">
            <text:p>0.00219202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2-03 10:34:3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548893" calcext:value-type="float">
            <text:p>0.136548893</text:p>
          </table:table-cell>
          <table:table-cell office:value-type="float" office:value="0.032725338" calcext:value-type="float">
            <text:p>0.032725338</text:p>
          </table:table-cell>
          <table:table-cell office:value-type="float" office:value="0.132452265" calcext:value-type="float">
            <text:p>0.132452265</text:p>
          </table:table-cell>
          <table:table-cell office:value-type="float" office:value="0.140440481" calcext:value-type="float">
            <text:p>0.140440481</text:p>
          </table:table-cell>
          <table:table-cell office:value-type="float" office:value="0.141513961" calcext:value-type="float">
            <text:p>0.1415139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96" calcext:value-type="float">
            <text:p>0.001115596</text:p>
          </table:table-cell>
          <table:table-cell office:value-type="float" office:value="0.000267364" calcext:value-type="float">
            <text:p>0.000267364</text:p>
          </table:table-cell>
          <table:table-cell office:value-type="float" office:value="0.001082126" calcext:value-type="float">
            <text:p>0.001082126</text:p>
          </table:table-cell>
          <table:table-cell office:value-type="float" office:value="0.00114739" calcext:value-type="float">
            <text:p>0.00114739</text:p>
          </table:table-cell>
          <table:table-cell office:value-type="float" office:value="0.00115616" calcext:value-type="float">
            <text:p>0.001156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34" calcext:value-type="float">
            <text:p>4.5334E-05</text:p>
          </table:table-cell>
          <table:table-cell office:value-type="float" office:value="-0.000802898" calcext:value-type="float">
            <text:p>-0.000802898</text:p>
          </table:table-cell>
          <table:table-cell office:value-type="float" office:value="0.000011865" calcext:value-type="float">
            <text:p>1.1865E-05</text:p>
          </table:table-cell>
          <table:table-cell office:value-type="float" office:value="0.000077128" calcext:value-type="float">
            <text:p>7.7128E-05</text:p>
          </table:table-cell>
          <table:table-cell office:value-type="float" office:value="0.000085898" calcext:value-type="float">
            <text:p>8.589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28423" calcext:value-type="float">
            <text:p>24.175928423</text:p>
          </table:table-cell>
          <table:table-cell office:value-type="float" office:value="24.15497779" calcext:value-type="float">
            <text:p>24.15497779</text:p>
          </table:table-cell>
          <table:table-cell office:value-type="float" office:value="24.175101769" calcext:value-type="float">
            <text:p>24.175101769</text:p>
          </table:table-cell>
          <table:table-cell office:value-type="float" office:value="24.176713702" calcext:value-type="float">
            <text:p>24.176713702</text:p>
          </table:table-cell>
          <table:table-cell office:value-type="float" office:value="24.176930318" calcext:value-type="float">
            <text:p>24.176930318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49099" calcext:value-type="float">
            <text:p>0.001149099</text:p>
          </table:table-cell>
          <table:table-cell office:value-type="float" office:value="-0.020352465" calcext:value-type="float">
            <text:p>-0.020352465</text:p>
          </table:table-cell>
          <table:table-cell office:value-type="float" office:value="0.000300707" calcext:value-type="float">
            <text:p>0.000300707</text:p>
          </table:table-cell>
          <table:table-cell office:value-type="float" office:value="0.001955026" calcext:value-type="float">
            <text:p>0.001955026</text:p>
          </table:table-cell>
          <table:table-cell office:value-type="float" office:value="0.002177338" calcext:value-type="float">
            <text:p>0.0021773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2-03 10:34:33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635916" calcext:value-type="float">
            <text:p>0.136635916</text:p>
          </table:table-cell>
          <table:table-cell office:value-type="float" office:value="0.03277183" calcext:value-type="float">
            <text:p>0.03277183</text:p>
          </table:table-cell>
          <table:table-cell office:value-type="float" office:value="0.132389084" calcext:value-type="float">
            <text:p>0.132389084</text:p>
          </table:table-cell>
          <table:table-cell office:value-type="float" office:value="0.140337365" calcext:value-type="float">
            <text:p>0.140337365</text:p>
          </table:table-cell>
          <table:table-cell office:value-type="float" office:value="0.141538994" calcext:value-type="float">
            <text:p>0.1415389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07" calcext:value-type="float">
            <text:p>0.001116307</text:p>
          </table:table-cell>
          <table:table-cell office:value-type="float" office:value="0.000267744" calcext:value-type="float">
            <text:p>0.000267744</text:p>
          </table:table-cell>
          <table:table-cell office:value-type="float" office:value="0.00108161" calcext:value-type="float">
            <text:p>0.00108161</text:p>
          </table:table-cell>
          <table:table-cell office:value-type="float" office:value="0.001146547" calcext:value-type="float">
            <text:p>0.001146547</text:p>
          </table:table-cell>
          <table:table-cell office:value-type="float" office:value="0.001156364" calcext:value-type="float">
            <text:p>0.0011563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045" calcext:value-type="float">
            <text:p>4.6045E-05</text:p>
          </table:table-cell>
          <table:table-cell office:value-type="float" office:value="-0.000802518" calcext:value-type="float">
            <text:p>-0.000802518</text:p>
          </table:table-cell>
          <table:table-cell office:value-type="float" office:value="0.000011349" calcext:value-type="float">
            <text:p>1.1349E-05</text:p>
          </table:table-cell>
          <table:table-cell office:value-type="float" office:value="0.000076286" calcext:value-type="float">
            <text:p>7.6286E-05</text:p>
          </table:table-cell>
          <table:table-cell office:value-type="float" office:value="0.000086103" calcext:value-type="float">
            <text:p>8.610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99937" calcext:value-type="float">
            <text:p>24.180999937</text:p>
          </table:table-cell>
          <table:table-cell office:value-type="float" office:value="24.160041222" calcext:value-type="float">
            <text:p>24.160041222</text:p>
          </table:table-cell>
          <table:table-cell office:value-type="float" office:value="24.180142978" calcext:value-type="float">
            <text:p>24.180142978</text:p>
          </table:table-cell>
          <table:table-cell office:value-type="float" office:value="24.181746845" calcext:value-type="float">
            <text:p>24.181746845</text:p>
          </table:table-cell>
          <table:table-cell office:value-type="float" office:value="24.181989319" calcext:value-type="float">
            <text:p>24.181989319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167121" calcext:value-type="float">
            <text:p>0.001167121</text:p>
          </table:table-cell>
          <table:table-cell office:value-type="float" office:value="-0.020342837" calcext:value-type="float">
            <text:p>-0.020342837</text:p>
          </table:table-cell>
          <table:table-cell office:value-type="float" office:value="0.000287623" calcext:value-type="float">
            <text:p>0.000287623</text:p>
          </table:table-cell>
          <table:table-cell office:value-type="float" office:value="0.001933672" calcext:value-type="float">
            <text:p>0.001933672</text:p>
          </table:table-cell>
          <table:table-cell office:value-type="float" office:value="0.002182523" calcext:value-type="float">
            <text:p>0.0021825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2-03 10:34:35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36512" calcext:value-type="float">
            <text:p>0.136636512</text:p>
          </table:table-cell>
          <table:table-cell office:value-type="float" office:value="0.033174161" calcext:value-type="float">
            <text:p>0.033174161</text:p>
          </table:table-cell>
          <table:table-cell office:value-type="float" office:value="0.133361236" calcext:value-type="float">
            <text:p>0.133361236</text:p>
          </table:table-cell>
          <table:table-cell office:value-type="float" office:value="0.140165107" calcext:value-type="float">
            <text:p>0.140165107</text:p>
          </table:table-cell>
          <table:table-cell office:value-type="float" office:value="0.140871422" calcext:value-type="float">
            <text:p>0.1408714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11" calcext:value-type="float">
            <text:p>0.001116311</text:p>
          </table:table-cell>
          <table:table-cell office:value-type="float" office:value="0.000271031" calcext:value-type="float">
            <text:p>0.000271031</text:p>
          </table:table-cell>
          <table:table-cell office:value-type="float" office:value="0.001089553" calcext:value-type="float">
            <text:p>0.001089553</text:p>
          </table:table-cell>
          <table:table-cell office:value-type="float" office:value="0.00114514" calcext:value-type="float">
            <text:p>0.00114514</text:p>
          </table:table-cell>
          <table:table-cell office:value-type="float" office:value="0.00115091" calcext:value-type="float">
            <text:p>0.001150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05" calcext:value-type="float">
            <text:p>4.605E-05</text:p>
          </table:table-cell>
          <table:table-cell office:value-type="float" office:value="-0.000799231" calcext:value-type="float">
            <text:p>-0.000799231</text:p>
          </table:table-cell>
          <table:table-cell office:value-type="float" office:value="0.000019291" calcext:value-type="float">
            <text:p>1.9291E-05</text:p>
          </table:table-cell>
          <table:table-cell office:value-type="float" office:value="0.000074878" calcext:value-type="float">
            <text:p>7.4878E-05</text:p>
          </table:table-cell>
          <table:table-cell office:value-type="float" office:value="0.000080649" calcext:value-type="float">
            <text:p>8.064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46104" calcext:value-type="float">
            <text:p>24.175946104</text:p>
          </table:table-cell>
          <table:table-cell office:value-type="float" office:value="24.155068359" calcext:value-type="float">
            <text:p>24.155068359</text:p>
          </table:table-cell>
          <table:table-cell office:value-type="float" office:value="24.17528519" calcext:value-type="float">
            <text:p>24.17528519</text:p>
          </table:table-cell>
          <table:table-cell office:value-type="float" office:value="24.176658135" calcext:value-type="float">
            <text:p>24.176658135</text:p>
          </table:table-cell>
          <table:table-cell office:value-type="float" office:value="24.176800661" calcext:value-type="float">
            <text:p>24.17680066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67244" calcext:value-type="float">
            <text:p>0.001167244</text:p>
          </table:table-cell>
          <table:table-cell office:value-type="float" office:value="-0.020259514" calcext:value-type="float">
            <text:p>-0.020259514</text:p>
          </table:table-cell>
          <table:table-cell office:value-type="float" office:value="0.000488951" calcext:value-type="float">
            <text:p>0.000488951</text:p>
          </table:table-cell>
          <table:table-cell office:value-type="float" office:value="0.001897998" calcext:value-type="float">
            <text:p>0.001897998</text:p>
          </table:table-cell>
          <table:table-cell office:value-type="float" office:value="0.002044272" calcext:value-type="float">
            <text:p>0.00204427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2-03 10:34:36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77241" calcext:value-type="float">
            <text:p>0.13677241</text:p>
          </table:table-cell>
          <table:table-cell office:value-type="float" office:value="0.032793287" calcext:value-type="float">
            <text:p>0.032793287</text:p>
          </table:table-cell>
          <table:table-cell office:value-type="float" office:value="0.132426635" calcext:value-type="float">
            <text:p>0.132426635</text:p>
          </table:table-cell>
          <table:table-cell office:value-type="float" office:value="0.13979079" calcext:value-type="float">
            <text:p>0.13979079</text:p>
          </table:table-cell>
          <table:table-cell office:value-type="float" office:value="0.141130107" calcext:value-type="float">
            <text:p>0.1411301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422" calcext:value-type="float">
            <text:p>0.001117422</text:p>
          </table:table-cell>
          <table:table-cell office:value-type="float" office:value="0.000267919" calcext:value-type="float">
            <text:p>0.000267919</text:p>
          </table:table-cell>
          <table:table-cell office:value-type="float" office:value="0.001081917" calcext:value-type="float">
            <text:p>0.001081917</text:p>
          </table:table-cell>
          <table:table-cell office:value-type="float" office:value="0.001142082" calcext:value-type="float">
            <text:p>0.001142082</text:p>
          </table:table-cell>
          <table:table-cell office:value-type="float" office:value="0.001153024" calcext:value-type="float">
            <text:p>0.0011530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16" calcext:value-type="float">
            <text:p>4.716E-05</text:p>
          </table:table-cell>
          <table:table-cell office:value-type="float" office:value="-0.000802342" calcext:value-type="float">
            <text:p>-0.000802342</text:p>
          </table:table-cell>
          <table:table-cell office:value-type="float" office:value="0.000011656" calcext:value-type="float">
            <text:p>1.1656E-05</text:p>
          </table:table-cell>
          <table:table-cell office:value-type="float" office:value="0.00007182" calcext:value-type="float">
            <text:p>7.182E-05</text:p>
          </table:table-cell>
          <table:table-cell office:value-type="float" office:value="0.000082762" calcext:value-type="float">
            <text:p>8.27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73527" calcext:value-type="float">
            <text:p>24.175973527</text:p>
          </table:table-cell>
          <table:table-cell office:value-type="float" office:value="24.154991502" calcext:value-type="float">
            <text:p>24.154991502</text:p>
          </table:table-cell>
          <table:table-cell office:value-type="float" office:value="24.175096598" calcext:value-type="float">
            <text:p>24.175096598</text:p>
          </table:table-cell>
          <table:table-cell office:value-type="float" office:value="24.176582602" calcext:value-type="float">
            <text:p>24.176582602</text:p>
          </table:table-cell>
          <table:table-cell office:value-type="float" office:value="24.176852861" calcext:value-type="float">
            <text:p>24.17685286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95388" calcext:value-type="float">
            <text:p>0.001195388</text:p>
          </table:table-cell>
          <table:table-cell office:value-type="float" office:value="-0.020338393" calcext:value-type="float">
            <text:p>-0.020338393</text:p>
          </table:table-cell>
          <table:table-cell office:value-type="float" office:value="0.000295399" calcext:value-type="float">
            <text:p>0.000295399</text:p>
          </table:table-cell>
          <table:table-cell office:value-type="float" office:value="0.001820479" calcext:value-type="float">
            <text:p>0.001820479</text:p>
          </table:table-cell>
          <table:table-cell office:value-type="float" office:value="0.002097844" calcext:value-type="float">
            <text:p>0.0020978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2-03 10:34:37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762278" calcext:value-type="float">
            <text:p>0.136762278</text:p>
          </table:table-cell>
          <table:table-cell office:value-type="float" office:value="0.034090285" calcext:value-type="float">
            <text:p>0.034090285</text:p>
          </table:table-cell>
          <table:table-cell office:value-type="float" office:value="0.133106724" calcext:value-type="float">
            <text:p>0.133106724</text:p>
          </table:table-cell>
          <table:table-cell office:value-type="float" office:value="0.139299052" calcext:value-type="float">
            <text:p>0.139299052</text:p>
          </table:table-cell>
          <table:table-cell office:value-type="float" office:value="0.140326636" calcext:value-type="float">
            <text:p>0.1403266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339" calcext:value-type="float">
            <text:p>0.001117339</text:p>
          </table:table-cell>
          <table:table-cell office:value-type="float" office:value="0.000278515" calcext:value-type="float">
            <text:p>0.000278515</text:p>
          </table:table-cell>
          <table:table-cell office:value-type="float" office:value="0.001087473" calcext:value-type="float">
            <text:p>0.001087473</text:p>
          </table:table-cell>
          <table:table-cell office:value-type="float" office:value="0.001138064" calcext:value-type="float">
            <text:p>0.001138064</text:p>
          </table:table-cell>
          <table:table-cell office:value-type="float" office:value="0.001146459" calcext:value-type="float">
            <text:p>0.0011464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077" calcext:value-type="float">
            <text:p>4.7077E-05</text:p>
          </table:table-cell>
          <table:table-cell office:value-type="float" office:value="-0.000791746" calcext:value-type="float">
            <text:p>-0.000791746</text:p>
          </table:table-cell>
          <table:table-cell office:value-type="float" office:value="0.000017212" calcext:value-type="float">
            <text:p>1.7212E-05</text:p>
          </table:table-cell>
          <table:table-cell office:value-type="float" office:value="0.000067803" calcext:value-type="float">
            <text:p>6.7803E-05</text:p>
          </table:table-cell>
          <table:table-cell office:value-type="float" office:value="0.000076198" calcext:value-type="float">
            <text:p>7.619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7939" calcext:value-type="float">
            <text:p>24.18607939</text:p>
          </table:table-cell>
          <table:table-cell office:value-type="float" office:value="24.165361325" calcext:value-type="float">
            <text:p>24.165361325</text:p>
          </table:table-cell>
          <table:table-cell office:value-type="float" office:value="24.185341746" calcext:value-type="float">
            <text:p>24.185341746</text:p>
          </table:table-cell>
          <table:table-cell office:value-type="float" office:value="24.186591278" calcext:value-type="float">
            <text:p>24.186591278</text:p>
          </table:table-cell>
          <table:table-cell office:value-type="float" office:value="24.18679863" calcext:value-type="float">
            <text:p>24.18679863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193289" calcext:value-type="float">
            <text:p>0.001193289</text:p>
          </table:table-cell>
          <table:table-cell office:value-type="float" office:value="-0.020069784" calcext:value-type="float">
            <text:p>-0.020069784</text:p>
          </table:table-cell>
          <table:table-cell office:value-type="float" office:value="0.000436242" calcext:value-type="float">
            <text:p>0.000436242</text:p>
          </table:table-cell>
          <table:table-cell office:value-type="float" office:value="0.001718642" calcext:value-type="float">
            <text:p>0.001718642</text:p>
          </table:table-cell>
          <table:table-cell office:value-type="float" office:value="0.00193145" calcext:value-type="float">
            <text:p>0.001931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2-03 10:34:38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89162" calcext:value-type="float">
            <text:p>0.13689162</text:p>
          </table:table-cell>
          <table:table-cell office:value-type="float" office:value="0.034043793" calcext:value-type="float">
            <text:p>0.034043793</text:p>
          </table:table-cell>
          <table:table-cell office:value-type="float" office:value="0.132749096" calcext:value-type="float">
            <text:p>0.132749096</text:p>
          </table:table-cell>
          <table:table-cell office:value-type="float" office:value="0.139040367" calcext:value-type="float">
            <text:p>0.139040367</text:p>
          </table:table-cell>
          <table:table-cell office:value-type="float" office:value="0.140568631" calcext:value-type="float">
            <text:p>0.1405686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96" calcext:value-type="float">
            <text:p>0.001118396</text:p>
          </table:table-cell>
          <table:table-cell office:value-type="float" office:value="0.000278136" calcext:value-type="float">
            <text:p>0.000278136</text:p>
          </table:table-cell>
          <table:table-cell office:value-type="float" office:value="0.001084551" calcext:value-type="float">
            <text:p>0.001084551</text:p>
          </table:table-cell>
          <table:table-cell office:value-type="float" office:value="0.001135951" calcext:value-type="float">
            <text:p>0.001135951</text:p>
          </table:table-cell>
          <table:table-cell office:value-type="float" office:value="0.001148437" calcext:value-type="float">
            <text:p>0.0011484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134" calcext:value-type="float">
            <text:p>4.8134E-05</text:p>
          </table:table-cell>
          <table:table-cell office:value-type="float" office:value="-0.000792126" calcext:value-type="float">
            <text:p>-0.000792126</text:p>
          </table:table-cell>
          <table:table-cell office:value-type="float" office:value="0.00001429" calcext:value-type="float">
            <text:p>1.429E-05</text:p>
          </table:table-cell>
          <table:table-cell office:value-type="float" office:value="0.000065689" calcext:value-type="float">
            <text:p>6.5689E-05</text:p>
          </table:table-cell>
          <table:table-cell office:value-type="float" office:value="0.000078175" calcext:value-type="float">
            <text:p>7.817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105489" calcext:value-type="float">
            <text:p>24.186105489</text:p>
          </table:table-cell>
          <table:table-cell office:value-type="float" office:value="24.165351943" calcext:value-type="float">
            <text:p>24.165351943</text:p>
          </table:table-cell>
          <table:table-cell office:value-type="float" office:value="24.185269582" calcext:value-type="float">
            <text:p>24.185269582</text:p>
          </table:table-cell>
          <table:table-cell office:value-type="float" office:value="24.186539078" calcext:value-type="float">
            <text:p>24.186539078</text:p>
          </table:table-cell>
          <table:table-cell office:value-type="float" office:value="24.186847462" calcext:value-type="float">
            <text:p>24.186847462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220076" calcext:value-type="float">
            <text:p>0.001220076</text:p>
          </table:table-cell>
          <table:table-cell office:value-type="float" office:value="-0.020079413" calcext:value-type="float">
            <text:p>-0.020079413</text:p>
          </table:table-cell>
          <table:table-cell office:value-type="float" office:value="0.000362179" calcext:value-type="float">
            <text:p>0.000362179</text:p>
          </table:table-cell>
          <table:table-cell office:value-type="float" office:value="0.00166507" calcext:value-type="float">
            <text:p>0.00166507</text:p>
          </table:table-cell>
          <table:table-cell office:value-type="float" office:value="0.001981566" calcext:value-type="float">
            <text:p>0.0019815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2-03 10:34:40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827247" calcext:value-type="float">
            <text:p>0.136827247</text:p>
          </table:table-cell>
          <table:table-cell office:value-type="float" office:value="0.032756929" calcext:value-type="float">
            <text:p>0.032756929</text:p>
          </table:table-cell>
          <table:table-cell office:value-type="float" office:value="0.132720486" calcext:value-type="float">
            <text:p>0.132720486</text:p>
          </table:table-cell>
          <table:table-cell office:value-type="float" office:value="0.139104741" calcext:value-type="float">
            <text:p>0.139104741</text:p>
          </table:table-cell>
          <table:table-cell office:value-type="float" office:value="0.141642707" calcext:value-type="float">
            <text:p>0.1416427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7" calcext:value-type="float">
            <text:p>0.00111787</text:p>
          </table:table-cell>
          <table:table-cell office:value-type="float" office:value="0.000267622" calcext:value-type="float">
            <text:p>0.000267622</text:p>
          </table:table-cell>
          <table:table-cell office:value-type="float" office:value="0.001084318" calcext:value-type="float">
            <text:p>0.001084318</text:p>
          </table:table-cell>
          <table:table-cell office:value-type="float" office:value="0.001136477" calcext:value-type="float">
            <text:p>0.001136477</text:p>
          </table:table-cell>
          <table:table-cell office:value-type="float" office:value="0.001157212" calcext:value-type="float">
            <text:p>0.0011572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608" calcext:value-type="float">
            <text:p>4.7608E-05</text:p>
          </table:table-cell>
          <table:table-cell office:value-type="float" office:value="-0.000802639" calcext:value-type="float">
            <text:p>-0.000802639</text:p>
          </table:table-cell>
          <table:table-cell office:value-type="float" office:value="0.000014056" calcext:value-type="float">
            <text:p>1.4056E-05</text:p>
          </table:table-cell>
          <table:table-cell office:value-type="float" office:value="0.000066215" calcext:value-type="float">
            <text:p>6.6215E-05</text:p>
          </table:table-cell>
          <table:table-cell office:value-type="float" office:value="0.00008695" calcext:value-type="float">
            <text:p>8.69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76686" calcext:value-type="float">
            <text:p>24.165876686</text:p>
          </table:table-cell>
          <table:table-cell office:value-type="float" office:value="24.144876066" calcext:value-type="float">
            <text:p>24.144876066</text:p>
          </table:table-cell>
          <table:table-cell office:value-type="float" office:value="24.16504798" calcext:value-type="float">
            <text:p>24.16504798</text:p>
          </table:table-cell>
          <table:table-cell office:value-type="float" office:value="24.166336263" calcext:value-type="float">
            <text:p>24.166336263</text:p>
          </table:table-cell>
          <table:table-cell office:value-type="float" office:value="24.1668484" calcext:value-type="float">
            <text:p>24.1668484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206744" calcext:value-type="float">
            <text:p>0.001206744</text:p>
          </table:table-cell>
          <table:table-cell office:value-type="float" office:value="-0.020345923" calcext:value-type="float">
            <text:p>-0.020345923</text:p>
          </table:table-cell>
          <table:table-cell office:value-type="float" office:value="0.000356254" calcext:value-type="float">
            <text:p>0.000356254</text:p>
          </table:table-cell>
          <table:table-cell office:value-type="float" office:value="0.001678402" calcext:value-type="float">
            <text:p>0.001678402</text:p>
          </table:table-cell>
          <table:table-cell office:value-type="float" office:value="0.002204001" calcext:value-type="float">
            <text:p>0.0022040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2-03 10:34:41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804001" calcext:value-type="float">
            <text:p>0.136804001</text:p>
          </table:table-cell>
          <table:table-cell office:value-type="float" office:value="0.032836799" calcext:value-type="float">
            <text:p>0.032836799</text:p>
          </table:table-cell>
          <table:table-cell office:value-type="float" office:value="0.13294162" calcext:value-type="float">
            <text:p>0.13294162</text:p>
          </table:table-cell>
          <table:table-cell office:value-type="float" office:value="0.139279382" calcext:value-type="float">
            <text:p>0.139279382</text:p>
          </table:table-cell>
          <table:table-cell office:value-type="float" office:value="0.141423361" calcext:value-type="float">
            <text:p>0.141423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68" calcext:value-type="float">
            <text:p>0.00111768</text:p>
          </table:table-cell>
          <table:table-cell office:value-type="float" office:value="0.000268274" calcext:value-type="float">
            <text:p>0.000268274</text:p>
          </table:table-cell>
          <table:table-cell office:value-type="float" office:value="0.001086124" calcext:value-type="float">
            <text:p>0.001086124</text:p>
          </table:table-cell>
          <table:table-cell office:value-type="float" office:value="0.001137903" calcext:value-type="float">
            <text:p>0.001137903</text:p>
          </table:table-cell>
          <table:table-cell office:value-type="float" office:value="0.00115542" calcext:value-type="float">
            <text:p>0.001155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418" calcext:value-type="float">
            <text:p>4.7418E-05</text:p>
          </table:table-cell>
          <table:table-cell office:value-type="float" office:value="-0.000801987" calcext:value-type="float">
            <text:p>-0.000801987</text:p>
          </table:table-cell>
          <table:table-cell office:value-type="float" office:value="0.000015863" calcext:value-type="float">
            <text:p>1.5863E-05</text:p>
          </table:table-cell>
          <table:table-cell office:value-type="float" office:value="0.000067642" calcext:value-type="float">
            <text:p>6.7642E-05</text:p>
          </table:table-cell>
          <table:table-cell office:value-type="float" office:value="0.000085158" calcext:value-type="float">
            <text:p>8.515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87809" calcext:value-type="float">
            <text:p>24.186087809</text:p>
          </table:table-cell>
          <table:table-cell office:value-type="float" office:value="24.165108383" calcext:value-type="float">
            <text:p>24.165108383</text:p>
          </table:table-cell>
          <table:table-cell office:value-type="float" office:value="24.18530843" calcext:value-type="float">
            <text:p>24.18530843</text:p>
          </table:table-cell>
          <table:table-cell office:value-type="float" office:value="24.186587308" calcext:value-type="float">
            <text:p>24.186587308</text:p>
          </table:table-cell>
          <table:table-cell office:value-type="float" office:value="24.187019935" calcext:value-type="float">
            <text:p>24.187019935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20193" calcext:value-type="float">
            <text:p>0.00120193</text:p>
          </table:table-cell>
          <table:table-cell office:value-type="float" office:value="-0.020329382" calcext:value-type="float">
            <text:p>-0.020329382</text:p>
          </table:table-cell>
          <table:table-cell office:value-type="float" office:value="0.00040205" calcext:value-type="float">
            <text:p>0.00040205</text:p>
          </table:table-cell>
          <table:table-cell office:value-type="float" office:value="0.001714569" calcext:value-type="float">
            <text:p>0.001714569</text:p>
          </table:table-cell>
          <table:table-cell office:value-type="float" office:value="0.002158576" calcext:value-type="float">
            <text:p>0.0021585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2-03 10:34:42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953013" calcext:value-type="float">
            <text:p>0.136953013</text:p>
          </table:table-cell>
          <table:table-cell office:value-type="float" office:value="0.033840541" calcext:value-type="float">
            <text:p>0.033840541</text:p>
          </table:table-cell>
          <table:table-cell office:value-type="float" office:value="0.132690684" calcext:value-type="float">
            <text:p>0.132690684</text:p>
          </table:table-cell>
          <table:table-cell office:value-type="float" office:value="0.139325278" calcext:value-type="float">
            <text:p>0.139325278</text:p>
          </table:table-cell>
          <table:table-cell office:value-type="float" office:value="0.140547769" calcext:value-type="float">
            <text:p>0.1405477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897" calcext:value-type="float">
            <text:p>0.001118897</text:p>
          </table:table-cell>
          <table:table-cell office:value-type="float" office:value="0.000276475" calcext:value-type="float">
            <text:p>0.000276475</text:p>
          </table:table-cell>
          <table:table-cell office:value-type="float" office:value="0.001084074" calcext:value-type="float">
            <text:p>0.001084074</text:p>
          </table:table-cell>
          <table:table-cell office:value-type="float" office:value="0.001138278" calcext:value-type="float">
            <text:p>0.001138278</text:p>
          </table:table-cell>
          <table:table-cell office:value-type="float" office:value="0.001148266" calcext:value-type="float">
            <text:p>0.0011482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636" calcext:value-type="float">
            <text:p>4.8636E-05</text:p>
          </table:table-cell>
          <table:table-cell office:value-type="float" office:value="-0.000793786" calcext:value-type="float">
            <text:p>-0.000793786</text:p>
          </table:table-cell>
          <table:table-cell office:value-type="float" office:value="0.000013813" calcext:value-type="float">
            <text:p>1.3813E-05</text:p>
          </table:table-cell>
          <table:table-cell office:value-type="float" office:value="0.000068017" calcext:value-type="float">
            <text:p>6.8017E-05</text:p>
          </table:table-cell>
          <table:table-cell office:value-type="float" office:value="0.000078005" calcext:value-type="float">
            <text:p>7.800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1063924" calcext:value-type="float">
            <text:p>24.181063924</text:p>
          </table:table-cell>
          <table:table-cell office:value-type="float" office:value="24.160256879" calcext:value-type="float">
            <text:p>24.160256879</text:p>
          </table:table-cell>
          <table:table-cell office:value-type="float" office:value="24.180203837" calcext:value-type="float">
            <text:p>24.180203837</text:p>
          </table:table-cell>
          <table:table-cell office:value-type="float" office:value="24.181542618" calcext:value-type="float">
            <text:p>24.181542618</text:p>
          </table:table-cell>
          <table:table-cell office:value-type="float" office:value="24.181789302" calcext:value-type="float">
            <text:p>24.181789302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23279" calcext:value-type="float">
            <text:p>0.00123279</text:p>
          </table:table-cell>
          <table:table-cell office:value-type="float" office:value="-0.020121506" calcext:value-type="float">
            <text:p>-0.020121506</text:p>
          </table:table-cell>
          <table:table-cell office:value-type="float" office:value="0.000350083" calcext:value-type="float">
            <text:p>0.000350083</text:p>
          </table:table-cell>
          <table:table-cell office:value-type="float" office:value="0.001724074" calcext:value-type="float">
            <text:p>0.001724074</text:p>
          </table:table-cell>
          <table:table-cell office:value-type="float" office:value="0.001977245" calcext:value-type="float">
            <text:p>0.0019772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2-03 10:34:44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002484" calcext:value-type="float">
            <text:p>0.137002484</text:p>
          </table:table-cell>
          <table:table-cell office:value-type="float" office:value="0.034402017" calcext:value-type="float">
            <text:p>0.034402017</text:p>
          </table:table-cell>
          <table:table-cell office:value-type="float" office:value="0.132910625" calcext:value-type="float">
            <text:p>0.132910625</text:p>
          </table:table-cell>
          <table:table-cell office:value-type="float" office:value="0.139385478" calcext:value-type="float">
            <text:p>0.139385478</text:p>
          </table:table-cell>
          <table:table-cell office:value-type="float" office:value="0.14027776" calcext:value-type="float">
            <text:p>0.140277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301" calcext:value-type="float">
            <text:p>0.001119301</text:p>
          </table:table-cell>
          <table:table-cell office:value-type="float" office:value="0.000281062" calcext:value-type="float">
            <text:p>0.000281062</text:p>
          </table:table-cell>
          <table:table-cell office:value-type="float" office:value="0.001085871" calcext:value-type="float">
            <text:p>0.001085871</text:p>
          </table:table-cell>
          <table:table-cell office:value-type="float" office:value="0.00113877" calcext:value-type="float">
            <text:p>0.00113877</text:p>
          </table:table-cell>
          <table:table-cell office:value-type="float" office:value="0.00114606" calcext:value-type="float">
            <text:p>0.001146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04" calcext:value-type="float">
            <text:p>4.904E-05</text:p>
          </table:table-cell>
          <table:table-cell office:value-type="float" office:value="-0.000789199" calcext:value-type="float">
            <text:p>-0.000789199</text:p>
          </table:table-cell>
          <table:table-cell office:value-type="float" office:value="0.00001561" calcext:value-type="float">
            <text:p>1.561E-05</text:p>
          </table:table-cell>
          <table:table-cell office:value-type="float" office:value="0.000068509" calcext:value-type="float">
            <text:p>6.8509E-05</text:p>
          </table:table-cell>
          <table:table-cell office:value-type="float" office:value="0.000075799" calcext:value-type="float">
            <text:p>7.579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6019953" calcext:value-type="float">
            <text:p>24.176019953</text:p>
          </table:table-cell>
          <table:table-cell office:value-type="float" office:value="24.155316132" calcext:value-type="float">
            <text:p>24.155316132</text:p>
          </table:table-cell>
          <table:table-cell office:value-type="float" office:value="24.175194261" calcext:value-type="float">
            <text:p>24.175194261</text:p>
          </table:table-cell>
          <table:table-cell office:value-type="float" office:value="24.176500815" calcext:value-type="float">
            <text:p>24.176500815</text:p>
          </table:table-cell>
          <table:table-cell office:value-type="float" office:value="24.176680867" calcext:value-type="float">
            <text:p>24.176680867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43035" calcext:value-type="float">
            <text:p>0.001243035</text:p>
          </table:table-cell>
          <table:table-cell office:value-type="float" office:value="-0.020005224" calcext:value-type="float">
            <text:p>-0.020005224</text:p>
          </table:table-cell>
          <table:table-cell office:value-type="float" office:value="0.000395631" calcext:value-type="float">
            <text:p>0.000395631</text:p>
          </table:table-cell>
          <table:table-cell office:value-type="float" office:value="0.001736541" calcext:value-type="float">
            <text:p>0.001736541</text:p>
          </table:table-cell>
          <table:table-cell office:value-type="float" office:value="0.001921328" calcext:value-type="float">
            <text:p>0.00192132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2-03 10:34:45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914866" calcext:value-type="float">
            <text:p>0.136914866</text:p>
          </table:table-cell>
          <table:table-cell office:value-type="float" office:value="0.032879714" calcext:value-type="float">
            <text:p>0.032879714</text:p>
          </table:table-cell>
          <table:table-cell office:value-type="float" office:value="0.132935063" calcext:value-type="float">
            <text:p>0.132935063</text:p>
          </table:table-cell>
          <table:table-cell office:value-type="float" office:value="0.139352696" calcext:value-type="float">
            <text:p>0.139352696</text:p>
          </table:table-cell>
          <table:table-cell office:value-type="float" office:value="0.141292827" calcext:value-type="float">
            <text:p>0.1412928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586" calcext:value-type="float">
            <text:p>0.001118586</text:p>
          </table:table-cell>
          <table:table-cell office:value-type="float" office:value="0.000268625" calcext:value-type="float">
            <text:p>0.000268625</text:p>
          </table:table-cell>
          <table:table-cell office:value-type="float" office:value="0.001086071" calcext:value-type="float">
            <text:p>0.001086071</text:p>
          </table:table-cell>
          <table:table-cell office:value-type="float" office:value="0.001138502" calcext:value-type="float">
            <text:p>0.001138502</text:p>
          </table:table-cell>
          <table:table-cell office:value-type="float" office:value="0.001154353" calcext:value-type="float">
            <text:p>0.0011543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324" calcext:value-type="float">
            <text:p>4.8324E-05</text:p>
          </table:table-cell>
          <table:table-cell office:value-type="float" office:value="-0.000801636" calcext:value-type="float">
            <text:p>-0.000801636</text:p>
          </table:table-cell>
          <table:table-cell office:value-type="float" office:value="0.000015809" calcext:value-type="float">
            <text:p>1.5809E-05</text:p>
          </table:table-cell>
          <table:table-cell office:value-type="float" office:value="0.000068241" calcext:value-type="float">
            <text:p>6.8241E-05</text:p>
          </table:table-cell>
          <table:table-cell office:value-type="float" office:value="0.000084092" calcext:value-type="float">
            <text:p>8.409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1056226" calcext:value-type="float">
            <text:p>24.181056226</text:p>
          </table:table-cell>
          <table:table-cell office:value-type="float" office:value="24.160062992" calcext:value-type="float">
            <text:p>24.160062992</text:p>
          </table:table-cell>
          <table:table-cell office:value-type="float" office:value="24.18025315" calcext:value-type="float">
            <text:p>24.18025315</text:p>
          </table:table-cell>
          <table:table-cell office:value-type="float" office:value="24.181548151" calcext:value-type="float">
            <text:p>24.181548151</text:p>
          </table:table-cell>
          <table:table-cell office:value-type="float" office:value="24.181939645" calcext:value-type="float">
            <text:p>24.181939645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22489" calcext:value-type="float">
            <text:p>0.00122489</text:p>
          </table:table-cell>
          <table:table-cell office:value-type="float" office:value="-0.020320494" calcext:value-type="float">
            <text:p>-0.020320494</text:p>
          </table:table-cell>
          <table:table-cell office:value-type="float" office:value="0.000400692" calcext:value-type="float">
            <text:p>0.000400692</text:p>
          </table:table-cell>
          <table:table-cell office:value-type="float" office:value="0.001729752" calcext:value-type="float">
            <text:p>0.001729752</text:p>
          </table:table-cell>
          <table:table-cell office:value-type="float" office:value="0.002131543" calcext:value-type="float">
            <text:p>0.00213154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2-03 10:34:46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901157" calcext:value-type="float">
            <text:p>0.136901157</text:p>
          </table:table-cell>
          <table:table-cell office:value-type="float" office:value="0.033302311" calcext:value-type="float">
            <text:p>0.033302311</text:p>
          </table:table-cell>
          <table:table-cell office:value-type="float" office:value="0.133321897" calcext:value-type="float">
            <text:p>0.133321897</text:p>
          </table:table-cell>
          <table:table-cell office:value-type="float" office:value="0.139515417" calcext:value-type="float">
            <text:p>0.139515417</text:p>
          </table:table-cell>
          <table:table-cell office:value-type="float" office:value="0.140500085" calcext:value-type="float">
            <text:p>0.1405000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74" calcext:value-type="float">
            <text:p>0.001118474</text:p>
          </table:table-cell>
          <table:table-cell office:value-type="float" office:value="0.000272078" calcext:value-type="float">
            <text:p>0.000272078</text:p>
          </table:table-cell>
          <table:table-cell office:value-type="float" office:value="0.001089231" calcext:value-type="float">
            <text:p>0.001089231</text:p>
          </table:table-cell>
          <table:table-cell office:value-type="float" office:value="0.001139832" calcext:value-type="float">
            <text:p>0.001139832</text:p>
          </table:table-cell>
          <table:table-cell office:value-type="float" office:value="0.001147877" calcext:value-type="float">
            <text:p>0.0011478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212" calcext:value-type="float">
            <text:p>4.8212E-05</text:p>
          </table:table-cell>
          <table:table-cell office:value-type="float" office:value="-0.000798184" calcext:value-type="float">
            <text:p>-0.000798184</text:p>
          </table:table-cell>
          <table:table-cell office:value-type="float" office:value="0.00001897" calcext:value-type="float">
            <text:p>1.897E-05</text:p>
          </table:table-cell>
          <table:table-cell office:value-type="float" office:value="0.00006957" calcext:value-type="float">
            <text:p>6.957E-05</text:p>
          </table:table-cell>
          <table:table-cell office:value-type="float" office:value="0.000077615" calcext:value-type="float">
            <text:p>7.76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99506" calcext:value-type="float">
            <text:p>24.175999506</text:p>
          </table:table-cell>
          <table:table-cell office:value-type="float" office:value="24.155094219" calcext:value-type="float">
            <text:p>24.155094219</text:p>
          </table:table-cell>
          <table:table-cell office:value-type="float" office:value="24.175277252" calcext:value-type="float">
            <text:p>24.175277252</text:p>
          </table:table-cell>
          <table:table-cell office:value-type="float" office:value="24.176527035" calcext:value-type="float">
            <text:p>24.176527035</text:p>
          </table:table-cell>
          <table:table-cell office:value-type="float" office:value="24.17672573" calcext:value-type="float">
            <text:p>24.17672573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22051" calcext:value-type="float">
            <text:p>0.001222051</text:p>
          </table:table-cell>
          <table:table-cell office:value-type="float" office:value="-0.020232974" calcext:value-type="float">
            <text:p>-0.020232974</text:p>
          </table:table-cell>
          <table:table-cell office:value-type="float" office:value="0.000480804" calcext:value-type="float">
            <text:p>0.000480804</text:p>
          </table:table-cell>
          <table:table-cell office:value-type="float" office:value="0.00176345" calcext:value-type="float">
            <text:p>0.00176345</text:p>
          </table:table-cell>
          <table:table-cell office:value-type="float" office:value="0.00196737" calcext:value-type="float">
            <text:p>0.001967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2-03 10:34:4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976258" calcext:value-type="float">
            <text:p>0.136976258</text:p>
          </table:table-cell>
          <table:table-cell office:value-type="float" office:value="0.032737259" calcext:value-type="float">
            <text:p>0.032737259</text:p>
          </table:table-cell>
          <table:table-cell office:value-type="float" office:value="0.132575051" calcext:value-type="float">
            <text:p>0.132575051</text:p>
          </table:table-cell>
          <table:table-cell office:value-type="float" office:value="0.139495151" calcext:value-type="float">
            <text:p>0.139495151</text:p>
          </table:table-cell>
          <table:table-cell office:value-type="float" office:value="0.141432302" calcext:value-type="float">
            <text:p>0.1414323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87" calcext:value-type="float">
            <text:p>0.001119087</text:p>
          </table:table-cell>
          <table:table-cell office:value-type="float" office:value="0.000267461" calcext:value-type="float">
            <text:p>0.000267461</text:p>
          </table:table-cell>
          <table:table-cell office:value-type="float" office:value="0.00108313" calcext:value-type="float">
            <text:p>0.00108313</text:p>
          </table:table-cell>
          <table:table-cell office:value-type="float" office:value="0.001139666" calcext:value-type="float">
            <text:p>0.001139666</text:p>
          </table:table-cell>
          <table:table-cell office:value-type="float" office:value="0.001155493" calcext:value-type="float">
            <text:p>0.0011554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826" calcext:value-type="float">
            <text:p>4.8826E-05</text:p>
          </table:table-cell>
          <table:table-cell office:value-type="float" office:value="-0.0008028" calcext:value-type="float">
            <text:p>-0.0008028</text:p>
          </table:table-cell>
          <table:table-cell office:value-type="float" office:value="0.000012868" calcext:value-type="float">
            <text:p>1.2868E-05</text:p>
          </table:table-cell>
          <table:table-cell office:value-type="float" office:value="0.000069405" calcext:value-type="float">
            <text:p>6.9405E-05</text:p>
          </table:table-cell>
          <table:table-cell office:value-type="float" office:value="0.000085231" calcext:value-type="float">
            <text:p>8.523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1068614" calcext:value-type="float">
            <text:p>24.181068614</text:p>
          </table:table-cell>
          <table:table-cell office:value-type="float" office:value="24.160034246" calcext:value-type="float">
            <text:p>24.160034246</text:p>
          </table:table-cell>
          <table:table-cell office:value-type="float" office:value="24.180180504" calcext:value-type="float">
            <text:p>24.180180504</text:p>
          </table:table-cell>
          <table:table-cell office:value-type="float" office:value="24.181576896" calcext:value-type="float">
            <text:p>24.181576896</text:p>
          </table:table-cell>
          <table:table-cell office:value-type="float" office:value="24.18196779" calcext:value-type="float">
            <text:p>24.18196779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237604" calcext:value-type="float">
            <text:p>0.001237604</text:p>
          </table:table-cell>
          <table:table-cell office:value-type="float" office:value="-0.020349996" calcext:value-type="float">
            <text:p>-0.020349996</text:p>
          </table:table-cell>
          <table:table-cell office:value-type="float" office:value="0.000326135" calcext:value-type="float">
            <text:p>0.000326135</text:p>
          </table:table-cell>
          <table:table-cell office:value-type="float" office:value="0.001759254" calcext:value-type="float">
            <text:p>0.001759254</text:p>
          </table:table-cell>
          <table:table-cell office:value-type="float" office:value="0.002160427" calcext:value-type="float">
            <text:p>0.0021604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2-03 10:34:49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067454" calcext:value-type="float">
            <text:p>0.137067454</text:p>
          </table:table-cell>
          <table:table-cell office:value-type="float" office:value="0.034200553" calcext:value-type="float">
            <text:p>0.034200553</text:p>
          </table:table-cell>
          <table:table-cell office:value-type="float" office:value="0.132750289" calcext:value-type="float">
            <text:p>0.132750289</text:p>
          </table:table-cell>
          <table:table-cell office:value-type="float" office:value="0.139438527" calcext:value-type="float">
            <text:p>0.139438527</text:p>
          </table:table-cell>
          <table:table-cell office:value-type="float" office:value="0.140343325" calcext:value-type="float">
            <text:p>0.1403433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32" calcext:value-type="float">
            <text:p>0.001119832</text:p>
          </table:table-cell>
          <table:table-cell office:value-type="float" office:value="0.000279416" calcext:value-type="float">
            <text:p>0.000279416</text:p>
          </table:table-cell>
          <table:table-cell office:value-type="float" office:value="0.001084561" calcext:value-type="float">
            <text:p>0.001084561</text:p>
          </table:table-cell>
          <table:table-cell office:value-type="float" office:value="0.001139204" calcext:value-type="float">
            <text:p>0.001139204</text:p>
          </table:table-cell>
          <table:table-cell office:value-type="float" office:value="0.001146596" calcext:value-type="float">
            <text:p>0.0011465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571" calcext:value-type="float">
            <text:p>4.9571E-05</text:p>
          </table:table-cell>
          <table:table-cell office:value-type="float" office:value="-0.000790845" calcext:value-type="float">
            <text:p>-0.000790845</text:p>
          </table:table-cell>
          <table:table-cell office:value-type="float" office:value="0.0000143" calcext:value-type="float">
            <text:p>1.43E-05</text:p>
          </table:table-cell>
          <table:table-cell office:value-type="float" office:value="0.000068942" calcext:value-type="float">
            <text:p>6.8942E-05</text:p>
          </table:table-cell>
          <table:table-cell office:value-type="float" office:value="0.000076334" calcext:value-type="float">
            <text:p>7.633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6033063" calcext:value-type="float">
            <text:p>24.176033063</text:p>
          </table:table-cell>
          <table:table-cell office:value-type="float" office:value="24.155275478" calcext:value-type="float">
            <text:p>24.155275478</text:p>
          </table:table-cell>
          <table:table-cell office:value-type="float" office:value="24.175161907" calcext:value-type="float">
            <text:p>24.175161907</text:p>
          </table:table-cell>
          <table:table-cell office:value-type="float" office:value="24.176511519" calcext:value-type="float">
            <text:p>24.176511519</text:p>
          </table:table-cell>
          <table:table-cell office:value-type="float" office:value="24.176694097" calcext:value-type="float">
            <text:p>24.176694097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5649" calcext:value-type="float">
            <text:p>0.00125649</text:p>
          </table:table-cell>
          <table:table-cell office:value-type="float" office:value="-0.020046948" calcext:value-type="float">
            <text:p>-0.020046948</text:p>
          </table:table-cell>
          <table:table-cell office:value-type="float" office:value="0.000362426" calcext:value-type="float">
            <text:p>0.000362426</text:p>
          </table:table-cell>
          <table:table-cell office:value-type="float" office:value="0.001747527" calcext:value-type="float">
            <text:p>0.001747527</text:p>
          </table:table-cell>
          <table:table-cell office:value-type="float" office:value="0.001934906" calcext:value-type="float">
            <text:p>0.0019349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2-03 10:34:50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07103" calcext:value-type="float">
            <text:p>0.13707103</text:p>
          </table:table-cell>
          <table:table-cell office:value-type="float" office:value="0.033330325" calcext:value-type="float">
            <text:p>0.033330325</text:p>
          </table:table-cell>
          <table:table-cell office:value-type="float" office:value="0.13328375" calcext:value-type="float">
            <text:p>0.13328375</text:p>
          </table:table-cell>
          <table:table-cell office:value-type="float" office:value="0.139331834" calcext:value-type="float">
            <text:p>0.139331834</text:p>
          </table:table-cell>
          <table:table-cell office:value-type="float" office:value="0.140352266" calcext:value-type="float">
            <text:p>0.140352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61" calcext:value-type="float">
            <text:p>0.001119861</text:p>
          </table:table-cell>
          <table:table-cell office:value-type="float" office:value="0.000272307" calcext:value-type="float">
            <text:p>0.000272307</text:p>
          </table:table-cell>
          <table:table-cell office:value-type="float" office:value="0.00108892" calcext:value-type="float">
            <text:p>0.00108892</text:p>
          </table:table-cell>
          <table:table-cell office:value-type="float" office:value="0.001138332" calcext:value-type="float">
            <text:p>0.001138332</text:p>
          </table:table-cell>
          <table:table-cell office:value-type="float" office:value="0.001146669" calcext:value-type="float">
            <text:p>0.0011466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6" calcext:value-type="float">
            <text:p>4.96E-05</text:p>
          </table:table-cell>
          <table:table-cell office:value-type="float" office:value="-0.000797955" calcext:value-type="float">
            <text:p>-0.000797955</text:p>
          </table:table-cell>
          <table:table-cell office:value-type="float" office:value="0.000018658" calcext:value-type="float">
            <text:p>1.8658E-05</text:p>
          </table:table-cell>
          <table:table-cell office:value-type="float" office:value="0.000068071" calcext:value-type="float">
            <text:p>6.8071E-05</text:p>
          </table:table-cell>
          <table:table-cell office:value-type="float" office:value="0.000076407" calcext:value-type="float">
            <text:p>7.640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6033785" calcext:value-type="float">
            <text:p>24.176033785</text:p>
          </table:table-cell>
          <table:table-cell office:value-type="float" office:value="24.155099872" calcext:value-type="float">
            <text:p>24.155099872</text:p>
          </table:table-cell>
          <table:table-cell office:value-type="float" office:value="24.175269554" calcext:value-type="float">
            <text:p>24.175269554</text:p>
          </table:table-cell>
          <table:table-cell office:value-type="float" office:value="24.17648999" calcext:value-type="float">
            <text:p>24.17648999</text:p>
          </table:table-cell>
          <table:table-cell office:value-type="float" office:value="24.176695901" calcext:value-type="float">
            <text:p>24.17669590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5723" calcext:value-type="float">
            <text:p>0.00125723</text:p>
          </table:table-cell>
          <table:table-cell office:value-type="float" office:value="-0.020227172" calcext:value-type="float">
            <text:p>-0.020227172</text:p>
          </table:table-cell>
          <table:table-cell office:value-type="float" office:value="0.000472904" calcext:value-type="float">
            <text:p>0.000472904</text:p>
          </table:table-cell>
          <table:table-cell office:value-type="float" office:value="0.001725432" calcext:value-type="float">
            <text:p>0.001725432</text:p>
          </table:table-cell>
          <table:table-cell office:value-type="float" office:value="0.001936758" calcext:value-type="float">
            <text:p>0.00193675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2-03 10:34:5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084739" calcext:value-type="float">
            <text:p>0.137084739</text:p>
          </table:table-cell>
          <table:table-cell office:value-type="float" office:value="0.034323339" calcext:value-type="float">
            <text:p>0.034323339</text:p>
          </table:table-cell>
          <table:table-cell office:value-type="float" office:value="0.13279678" calcext:value-type="float">
            <text:p>0.13279678</text:p>
          </table:table-cell>
          <table:table-cell office:value-type="float" office:value="0.139229314" calcext:value-type="float">
            <text:p>0.139229314</text:p>
          </table:table-cell>
          <table:table-cell office:value-type="float" office:value="0.140180604" calcext:value-type="float">
            <text:p>0.1401806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73" calcext:value-type="float">
            <text:p>0.001119973</text:p>
          </table:table-cell>
          <table:table-cell office:value-type="float" office:value="0.000280419" calcext:value-type="float">
            <text:p>0.000280419</text:p>
          </table:table-cell>
          <table:table-cell office:value-type="float" office:value="0.001084941" calcext:value-type="float">
            <text:p>0.001084941</text:p>
          </table:table-cell>
          <table:table-cell office:value-type="float" office:value="0.001137494" calcext:value-type="float">
            <text:p>0.001137494</text:p>
          </table:table-cell>
          <table:table-cell office:value-type="float" office:value="0.001145266" calcext:value-type="float">
            <text:p>0.0011452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712" calcext:value-type="float">
            <text:p>4.9712E-05</text:p>
          </table:table-cell>
          <table:table-cell office:value-type="float" office:value="-0.000789842" calcext:value-type="float">
            <text:p>-0.000789842</text:p>
          </table:table-cell>
          <table:table-cell office:value-type="float" office:value="0.00001468" calcext:value-type="float">
            <text:p>1.468E-05</text:p>
          </table:table-cell>
          <table:table-cell office:value-type="float" office:value="0.000067233" calcext:value-type="float">
            <text:p>6.7233E-05</text:p>
          </table:table-cell>
          <table:table-cell office:value-type="float" office:value="0.000075005" calcext:value-type="float">
            <text:p>7.500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6036551" calcext:value-type="float">
            <text:p>24.176036551</text:p>
          </table:table-cell>
          <table:table-cell office:value-type="float" office:value="24.155300255" calcext:value-type="float">
            <text:p>24.155300255</text:p>
          </table:table-cell>
          <table:table-cell office:value-type="float" office:value="24.175171289" calcext:value-type="float">
            <text:p>24.175171289</text:p>
          </table:table-cell>
          <table:table-cell office:value-type="float" office:value="24.176469302" calcext:value-type="float">
            <text:p>24.176469302</text:p>
          </table:table-cell>
          <table:table-cell office:value-type="float" office:value="24.176661262" calcext:value-type="float">
            <text:p>24.17666126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6007" calcext:value-type="float">
            <text:p>0.00126007</text:p>
          </table:table-cell>
          <table:table-cell office:value-type="float" office:value="-0.020021519" calcext:value-type="float">
            <text:p>-0.020021519</text:p>
          </table:table-cell>
          <table:table-cell office:value-type="float" office:value="0.000372055" calcext:value-type="float">
            <text:p>0.000372055</text:p>
          </table:table-cell>
          <table:table-cell office:value-type="float" office:value="0.0017042" calcext:value-type="float">
            <text:p>0.0017042</text:p>
          </table:table-cell>
          <table:table-cell office:value-type="float" office:value="0.001901207" calcext:value-type="float">
            <text:p>0.00190120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2-03 10:34:53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950628" calcext:value-type="float">
            <text:p>0.136950628</text:p>
          </table:table-cell>
          <table:table-cell office:value-type="float" office:value="0.033557419" calcext:value-type="float">
            <text:p>0.033557419</text:p>
          </table:table-cell>
          <table:table-cell office:value-type="float" office:value="0.133265273" calcext:value-type="float">
            <text:p>0.133265273</text:p>
          </table:table-cell>
          <table:table-cell office:value-type="float" office:value="0.139421241" calcext:value-type="float">
            <text:p>0.139421241</text:p>
          </table:table-cell>
          <table:table-cell office:value-type="float" office:value="0.140298622" calcext:value-type="float">
            <text:p>0.1402986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878" calcext:value-type="float">
            <text:p>0.001118878</text:p>
          </table:table-cell>
          <table:table-cell office:value-type="float" office:value="0.000274162" calcext:value-type="float">
            <text:p>0.000274162</text:p>
          </table:table-cell>
          <table:table-cell office:value-type="float" office:value="0.001088769" calcext:value-type="float">
            <text:p>0.001088769</text:p>
          </table:table-cell>
          <table:table-cell office:value-type="float" office:value="0.001139062" calcext:value-type="float">
            <text:p>0.001139062</text:p>
          </table:table-cell>
          <table:table-cell office:value-type="float" office:value="0.001146231" calcext:value-type="float">
            <text:p>0.0011462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616" calcext:value-type="float">
            <text:p>4.8616E-05</text:p>
          </table:table-cell>
          <table:table-cell office:value-type="float" office:value="-0.0007961" calcext:value-type="float">
            <text:p>-0.0007961</text:p>
          </table:table-cell>
          <table:table-cell office:value-type="float" office:value="0.000018507" calcext:value-type="float">
            <text:p>1.8507E-05</text:p>
          </table:table-cell>
          <table:table-cell office:value-type="float" office:value="0.000068801" calcext:value-type="float">
            <text:p>6.8801E-05</text:p>
          </table:table-cell>
          <table:table-cell office:value-type="float" office:value="0.000075969" calcext:value-type="float">
            <text:p>7.596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901583" calcext:value-type="float">
            <text:p>24.165901583</text:p>
          </table:table-cell>
          <table:table-cell office:value-type="float" office:value="24.1450376" calcext:value-type="float">
            <text:p>24.1450376</text:p>
          </table:table-cell>
          <table:table-cell office:value-type="float" office:value="24.165157912" calcext:value-type="float">
            <text:p>24.165157912</text:p>
          </table:table-cell>
          <table:table-cell office:value-type="float" office:value="24.16640013" calcext:value-type="float">
            <text:p>24.16640013</text:p>
          </table:table-cell>
          <table:table-cell office:value-type="float" office:value="24.166577177" calcext:value-type="float">
            <text:p>24.166577177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232296" calcext:value-type="float">
            <text:p>0.001232296</text:p>
          </table:table-cell>
          <table:table-cell office:value-type="float" office:value="-0.020180141" calcext:value-type="float">
            <text:p>-0.020180141</text:p>
          </table:table-cell>
          <table:table-cell office:value-type="float" office:value="0.000469077" calcext:value-type="float">
            <text:p>0.000469077</text:p>
          </table:table-cell>
          <table:table-cell office:value-type="float" office:value="0.001743947" calcext:value-type="float">
            <text:p>0.001743947</text:p>
          </table:table-cell>
          <table:table-cell office:value-type="float" office:value="0.001925648" calcext:value-type="float">
            <text:p>0.0019256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2-03 10:34:54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734264" calcext:value-type="float">
            <text:p>0.136734264</text:p>
          </table:table-cell>
          <table:table-cell office:value-type="float" office:value="0.032743219" calcext:value-type="float">
            <text:p>0.032743219</text:p>
          </table:table-cell>
          <table:table-cell office:value-type="float" office:value="0.132448093" calcext:value-type="float">
            <text:p>0.132448093</text:p>
          </table:table-cell>
          <table:table-cell office:value-type="float" office:value="0.139619129" calcext:value-type="float">
            <text:p>0.139619129</text:p>
          </table:table-cell>
          <table:table-cell office:value-type="float" office:value="0.141105073" calcext:value-type="float">
            <text:p>0.1411050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1" calcext:value-type="float">
            <text:p>0.00111711</text:p>
          </table:table-cell>
          <table:table-cell office:value-type="float" office:value="0.00026751" calcext:value-type="float">
            <text:p>0.00026751</text:p>
          </table:table-cell>
          <table:table-cell office:value-type="float" office:value="0.001082092" calcext:value-type="float">
            <text:p>0.001082092</text:p>
          </table:table-cell>
          <table:table-cell office:value-type="float" office:value="0.001140679" calcext:value-type="float">
            <text:p>0.001140679</text:p>
          </table:table-cell>
          <table:table-cell office:value-type="float" office:value="0.001152819" calcext:value-type="float">
            <text:p>0.00115281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849" calcext:value-type="float">
            <text:p>4.6849E-05</text:p>
          </table:table-cell>
          <table:table-cell office:value-type="float" office:value="-0.000802751" calcext:value-type="float">
            <text:p>-0.000802751</text:p>
          </table:table-cell>
          <table:table-cell office:value-type="float" office:value="0.000011831" calcext:value-type="float">
            <text:p>1.1831E-05</text:p>
          </table:table-cell>
          <table:table-cell office:value-type="float" office:value="0.000070418" calcext:value-type="float">
            <text:p>7.0418E-05</text:p>
          </table:table-cell>
          <table:table-cell office:value-type="float" office:value="0.000082558" calcext:value-type="float">
            <text:p>8.255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911876" calcext:value-type="float">
            <text:p>24.170911876</text:p>
          </table:table-cell>
          <table:table-cell office:value-type="float" office:value="24.149927349" calcext:value-type="float">
            <text:p>24.149927349</text:p>
          </table:table-cell>
          <table:table-cell office:value-type="float" office:value="24.17004697" calcext:value-type="float">
            <text:p>24.17004697</text:p>
          </table:table-cell>
          <table:table-cell office:value-type="float" office:value="24.171494012" calcext:value-type="float">
            <text:p>24.171494012</text:p>
          </table:table-cell>
          <table:table-cell office:value-type="float" office:value="24.17179386" calcext:value-type="float">
            <text:p>24.17179386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87488" calcext:value-type="float">
            <text:p>0.001187488</text:p>
          </table:table-cell>
          <table:table-cell office:value-type="float" office:value="-0.020348762" calcext:value-type="float">
            <text:p>-0.020348762</text:p>
          </table:table-cell>
          <table:table-cell office:value-type="float" office:value="0.000299843" calcext:value-type="float">
            <text:p>0.000299843</text:p>
          </table:table-cell>
          <table:table-cell office:value-type="float" office:value="0.001784929" calcext:value-type="float">
            <text:p>0.001784929</text:p>
          </table:table-cell>
          <table:table-cell office:value-type="float" office:value="0.00209266" calcext:value-type="float">
            <text:p>0.002092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2-03 10:34:56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680619" calcext:value-type="float">
            <text:p>0.136680619</text:p>
          </table:table-cell>
          <table:table-cell office:value-type="float" office:value="0.032742623" calcext:value-type="float">
            <text:p>0.032742623</text:p>
          </table:table-cell>
          <table:table-cell office:value-type="float" office:value="0.132497565" calcext:value-type="float">
            <text:p>0.132497565</text:p>
          </table:table-cell>
          <table:table-cell office:value-type="float" office:value="0.139772909" calcext:value-type="float">
            <text:p>0.139772909</text:p>
          </table:table-cell>
          <table:table-cell office:value-type="float" office:value="0.141253488" calcext:value-type="float">
            <text:p>0.1412534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72" calcext:value-type="float">
            <text:p>0.001116672</text:p>
          </table:table-cell>
          <table:table-cell office:value-type="float" office:value="0.000267505" calcext:value-type="float">
            <text:p>0.000267505</text:p>
          </table:table-cell>
          <table:table-cell office:value-type="float" office:value="0.001082496" calcext:value-type="float">
            <text:p>0.001082496</text:p>
          </table:table-cell>
          <table:table-cell office:value-type="float" office:value="0.001141936" calcext:value-type="float">
            <text:p>0.001141936</text:p>
          </table:table-cell>
          <table:table-cell office:value-type="float" office:value="0.001154032" calcext:value-type="float">
            <text:p>0.0011540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41" calcext:value-type="float">
            <text:p>4.641E-05</text:p>
          </table:table-cell>
          <table:table-cell office:value-type="float" office:value="-0.000802756" calcext:value-type="float">
            <text:p>-0.000802756</text:p>
          </table:table-cell>
          <table:table-cell office:value-type="float" office:value="0.000012235" calcext:value-type="float">
            <text:p>1.2235E-05</text:p>
          </table:table-cell>
          <table:table-cell office:value-type="float" office:value="0.000071674" calcext:value-type="float">
            <text:p>7.1674E-05</text:p>
          </table:table-cell>
          <table:table-cell office:value-type="float" office:value="0.00008377" calcext:value-type="float">
            <text:p>8.37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47098" calcext:value-type="float">
            <text:p>24.165847098</text:p>
          </table:table-cell>
          <table:table-cell office:value-type="float" office:value="24.144873179" calcext:value-type="float">
            <text:p>24.144873179</text:p>
          </table:table-cell>
          <table:table-cell office:value-type="float" office:value="24.165002996" calcext:value-type="float">
            <text:p>24.165002996</text:p>
          </table:table-cell>
          <table:table-cell office:value-type="float" office:value="24.166471093" calcext:value-type="float">
            <text:p>24.166471093</text:p>
          </table:table-cell>
          <table:table-cell office:value-type="float" office:value="24.16676986" calcext:value-type="float">
            <text:p>24.16676986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76378" calcext:value-type="float">
            <text:p>0.001176378</text:p>
          </table:table-cell>
          <table:table-cell office:value-type="float" office:value="-0.020348885" calcext:value-type="float">
            <text:p>-0.020348885</text:p>
          </table:table-cell>
          <table:table-cell office:value-type="float" office:value="0.000310088" calcext:value-type="float">
            <text:p>0.000310088</text:p>
          </table:table-cell>
          <table:table-cell office:value-type="float" office:value="0.001816776" calcext:value-type="float">
            <text:p>0.001816776</text:p>
          </table:table-cell>
          <table:table-cell office:value-type="float" office:value="0.002123396" calcext:value-type="float">
            <text:p>0.0021233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2-03 10:34:57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34264" calcext:value-type="float">
            <text:p>0.136734264</text:p>
          </table:table-cell>
          <table:table-cell office:value-type="float" office:value="0.03405631" calcext:value-type="float">
            <text:p>0.03405631</text:p>
          </table:table-cell>
          <table:table-cell office:value-type="float" office:value="0.132781879" calcext:value-type="float">
            <text:p>0.132781879</text:p>
          </table:table-cell>
          <table:table-cell office:value-type="float" office:value="0.139800923" calcext:value-type="float">
            <text:p>0.139800923</text:p>
          </table:table-cell>
          <table:table-cell office:value-type="float" office:value="0.140138881" calcext:value-type="float">
            <text:p>0.1401388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1" calcext:value-type="float">
            <text:p>0.00111711</text:p>
          </table:table-cell>
          <table:table-cell office:value-type="float" office:value="0.000278238" calcext:value-type="float">
            <text:p>0.000278238</text:p>
          </table:table-cell>
          <table:table-cell office:value-type="float" office:value="0.001084819" calcext:value-type="float">
            <text:p>0.001084819</text:p>
          </table:table-cell>
          <table:table-cell office:value-type="float" office:value="0.001142164" calcext:value-type="float">
            <text:p>0.001142164</text:p>
          </table:table-cell>
          <table:table-cell office:value-type="float" office:value="0.001144926" calcext:value-type="float">
            <text:p>0.0011449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849" calcext:value-type="float">
            <text:p>4.6849E-05</text:p>
          </table:table-cell>
          <table:table-cell office:value-type="float" office:value="-0.000792024" calcext:value-type="float">
            <text:p>-0.000792024</text:p>
          </table:table-cell>
          <table:table-cell office:value-type="float" office:value="0.000014558" calcext:value-type="float">
            <text:p>1.4558E-05</text:p>
          </table:table-cell>
          <table:table-cell office:value-type="float" office:value="0.000071903" calcext:value-type="float">
            <text:p>7.1903E-05</text:p>
          </table:table-cell>
          <table:table-cell office:value-type="float" office:value="0.000074664" calcext:value-type="float">
            <text:p>7.466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0397" calcext:value-type="float">
            <text:p>24.16080397</text:p>
          </table:table-cell>
          <table:table-cell office:value-type="float" office:value="24.140084225" calcext:value-type="float">
            <text:p>24.140084225</text:p>
          </table:table-cell>
          <table:table-cell office:value-type="float" office:value="24.160006412" calcext:value-type="float">
            <text:p>24.160006412</text:p>
          </table:table-cell>
          <table:table-cell office:value-type="float" office:value="24.161422796" calcext:value-type="float">
            <text:p>24.161422796</text:p>
          </table:table-cell>
          <table:table-cell office:value-type="float" office:value="24.161490993" calcext:value-type="float">
            <text:p>24.161490993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87488" calcext:value-type="float">
            <text:p>0.001187488</text:p>
          </table:table-cell>
          <table:table-cell office:value-type="float" office:value="-0.02007682" calcext:value-type="float">
            <text:p>-0.02007682</text:p>
          </table:table-cell>
          <table:table-cell office:value-type="float" office:value="0.000368969" calcext:value-type="float">
            <text:p>0.000368969</text:p>
          </table:table-cell>
          <table:table-cell office:value-type="float" office:value="0.001822577" calcext:value-type="float">
            <text:p>0.001822577</text:p>
          </table:table-cell>
          <table:table-cell office:value-type="float" office:value="0.001892567" calcext:value-type="float">
            <text:p>0.0018925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2-03 10:34:58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641876" calcext:value-type="float">
            <text:p>0.136641876</text:p>
          </table:table-cell>
          <table:table-cell office:value-type="float" office:value="0.03323913" calcext:value-type="float">
            <text:p>0.03323913</text:p>
          </table:table-cell>
          <table:table-cell office:value-type="float" office:value="0.133318917" calcext:value-type="float">
            <text:p>0.133318917</text:p>
          </table:table-cell>
          <table:table-cell office:value-type="float" office:value="0.139808671" calcext:value-type="float">
            <text:p>0.139808671</text:p>
          </table:table-cell>
          <table:table-cell office:value-type="float" office:value="0.140305178" calcext:value-type="float">
            <text:p>0.1403051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55" calcext:value-type="float">
            <text:p>0.001116355</text:p>
          </table:table-cell>
          <table:table-cell office:value-type="float" office:value="0.000271562" calcext:value-type="float">
            <text:p>0.000271562</text:p>
          </table:table-cell>
          <table:table-cell office:value-type="float" office:value="0.001089207" calcext:value-type="float">
            <text:p>0.001089207</text:p>
          </table:table-cell>
          <table:table-cell office:value-type="float" office:value="0.001142228" calcext:value-type="float">
            <text:p>0.001142228</text:p>
          </table:table-cell>
          <table:table-cell office:value-type="float" office:value="0.001146284" calcext:value-type="float">
            <text:p>0.0011462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094" calcext:value-type="float">
            <text:p>4.6094E-05</text:p>
          </table:table-cell>
          <table:table-cell office:value-type="float" office:value="-0.0007987" calcext:value-type="float">
            <text:p>-0.0007987</text:p>
          </table:table-cell>
          <table:table-cell office:value-type="float" office:value="0.000018945" calcext:value-type="float">
            <text:p>1.8945E-05</text:p>
          </table:table-cell>
          <table:table-cell office:value-type="float" office:value="0.000071966" calcext:value-type="float">
            <text:p>7.1966E-05</text:p>
          </table:table-cell>
          <table:table-cell office:value-type="float" office:value="0.000076023" calcext:value-type="float">
            <text:p>7.602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77422" calcext:value-type="float">
            <text:p>24.150677422</text:p>
          </table:table-cell>
          <table:table-cell office:value-type="float" office:value="24.129811225" calcext:value-type="float">
            <text:p>24.129811225</text:p>
          </table:table-cell>
          <table:table-cell office:value-type="float" office:value="24.15000687" calcext:value-type="float">
            <text:p>24.15000687</text:p>
          </table:table-cell>
          <table:table-cell office:value-type="float" office:value="24.15131646" calcext:value-type="float">
            <text:p>24.15131646</text:p>
          </table:table-cell>
          <table:table-cell office:value-type="float" office:value="24.151416652" calcext:value-type="float">
            <text:p>24.151416652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68355" calcext:value-type="float">
            <text:p>0.001168355</text:p>
          </table:table-cell>
          <table:table-cell office:value-type="float" office:value="-0.020246059" calcext:value-type="float">
            <text:p>-0.020246059</text:p>
          </table:table-cell>
          <table:table-cell office:value-type="float" office:value="0.000480187" calcext:value-type="float">
            <text:p>0.000480187</text:p>
          </table:table-cell>
          <table:table-cell office:value-type="float" office:value="0.001824182" calcext:value-type="float">
            <text:p>0.001824182</text:p>
          </table:table-cell>
          <table:table-cell office:value-type="float" office:value="0.001927006" calcext:value-type="float">
            <text:p>0.0019270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2-03 10:35:00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537568" calcext:value-type="float">
            <text:p>0.136537568</text:p>
          </table:table-cell>
          <table:table-cell office:value-type="float" office:value="0.033146743" calcext:value-type="float">
            <text:p>0.033146743</text:p>
          </table:table-cell>
          <table:table-cell office:value-type="float" office:value="0.133293883" calcext:value-type="float">
            <text:p>0.133293883</text:p>
          </table:table-cell>
          <table:table-cell office:value-type="float" office:value="0.140067356" calcext:value-type="float">
            <text:p>0.140067356</text:p>
          </table:table-cell>
          <table:table-cell office:value-type="float" office:value="0.140939372" calcext:value-type="float">
            <text:p>0.1409393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03" calcext:value-type="float">
            <text:p>0.001115503</text:p>
          </table:table-cell>
          <table:table-cell office:value-type="float" office:value="0.000270807" calcext:value-type="float">
            <text:p>0.000270807</text:p>
          </table:table-cell>
          <table:table-cell office:value-type="float" office:value="0.001089002" calcext:value-type="float">
            <text:p>0.001089002</text:p>
          </table:table-cell>
          <table:table-cell office:value-type="float" office:value="0.001144341" calcext:value-type="float">
            <text:p>0.001144341</text:p>
          </table:table-cell>
          <table:table-cell office:value-type="float" office:value="0.001151465" calcext:value-type="float">
            <text:p>0.0011514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42" calcext:value-type="float">
            <text:p>4.5242E-05</text:p>
          </table:table-cell>
          <table:table-cell office:value-type="float" office:value="-0.000799455" calcext:value-type="float">
            <text:p>-0.000799455</text:p>
          </table:table-cell>
          <table:table-cell office:value-type="float" office:value="0.000018741" calcext:value-type="float">
            <text:p>1.8741E-05</text:p>
          </table:table-cell>
          <table:table-cell office:value-type="float" office:value="0.00007408" calcext:value-type="float">
            <text:p>7.408E-05</text:p>
          </table:table-cell>
          <table:table-cell office:value-type="float" office:value="0.000081204" calcext:value-type="float">
            <text:p>8.120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18231" calcext:value-type="float">
            <text:p>24.165818231</text:p>
          </table:table-cell>
          <table:table-cell office:value-type="float" office:value="24.144954728" calcext:value-type="float">
            <text:p>24.144954728</text:p>
          </table:table-cell>
          <table:table-cell office:value-type="float" office:value="24.165163686" calcext:value-type="float">
            <text:p>24.165163686</text:p>
          </table:table-cell>
          <table:table-cell office:value-type="float" office:value="24.166530509" calcext:value-type="float">
            <text:p>24.166530509</text:p>
          </table:table-cell>
          <table:table-cell office:value-type="float" office:value="24.166706474" calcext:value-type="float">
            <text:p>24.166706474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46753" calcext:value-type="float">
            <text:p>0.001146753</text:p>
          </table:table-cell>
          <table:table-cell office:value-type="float" office:value="-0.020265192" calcext:value-type="float">
            <text:p>-0.020265192</text:p>
          </table:table-cell>
          <table:table-cell office:value-type="float" office:value="0.000475002" calcext:value-type="float">
            <text:p>0.000475002</text:p>
          </table:table-cell>
          <table:table-cell office:value-type="float" office:value="0.001877754" calcext:value-type="float">
            <text:p>0.001877754</text:p>
          </table:table-cell>
          <table:table-cell office:value-type="float" office:value="0.002058344" calcext:value-type="float">
            <text:p>0.0020583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2-03 10:35:0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15514" calcext:value-type="float">
            <text:p>0.136515514</text:p>
          </table:table-cell>
          <table:table-cell office:value-type="float" office:value="0.032835607" calcext:value-type="float">
            <text:p>0.032835607</text:p>
          </table:table-cell>
          <table:table-cell office:value-type="float" office:value="0.132904069" calcext:value-type="float">
            <text:p>0.132904069</text:p>
          </table:table-cell>
          <table:table-cell office:value-type="float" office:value="0.140299814" calcext:value-type="float">
            <text:p>0.140299814</text:p>
          </table:table-cell>
          <table:table-cell office:value-type="float" office:value="0.141055005" calcext:value-type="float">
            <text:p>0.141055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23" calcext:value-type="float">
            <text:p>0.001115323</text:p>
          </table:table-cell>
          <table:table-cell office:value-type="float" office:value="0.000268265" calcext:value-type="float">
            <text:p>0.000268265</text:p>
          </table:table-cell>
          <table:table-cell office:value-type="float" office:value="0.001085818" calcext:value-type="float">
            <text:p>0.001085818</text:p>
          </table:table-cell>
          <table:table-cell office:value-type="float" office:value="0.00114624" calcext:value-type="float">
            <text:p>0.00114624</text:p>
          </table:table-cell>
          <table:table-cell office:value-type="float" office:value="0.00115241" calcext:value-type="float">
            <text:p>0.001152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61" calcext:value-type="float">
            <text:p>4.5061E-05</text:p>
          </table:table-cell>
          <table:table-cell office:value-type="float" office:value="-0.000801997" calcext:value-type="float">
            <text:p>-0.000801997</text:p>
          </table:table-cell>
          <table:table-cell office:value-type="float" office:value="0.000015556" calcext:value-type="float">
            <text:p>1.5556E-05</text:p>
          </table:table-cell>
          <table:table-cell office:value-type="float" office:value="0.000075979" calcext:value-type="float">
            <text:p>7.5979E-05</text:p>
          </table:table-cell>
          <table:table-cell office:value-type="float" office:value="0.000082149" calcext:value-type="float">
            <text:p>8.214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51923" calcext:value-type="float">
            <text:p>24.150651923</text:p>
          </table:table-cell>
          <table:table-cell office:value-type="float" office:value="24.129729795" calcext:value-type="float">
            <text:p>24.129729795</text:p>
          </table:table-cell>
          <table:table-cell office:value-type="float" office:value="24.149923157" calcext:value-type="float">
            <text:p>24.149923157</text:p>
          </table:table-cell>
          <table:table-cell office:value-type="float" office:value="24.15141557" calcext:value-type="float">
            <text:p>24.15141557</text:p>
          </table:table-cell>
          <table:table-cell office:value-type="float" office:value="24.151567962" calcext:value-type="float">
            <text:p>24.151567962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42186" calcext:value-type="float">
            <text:p>0.001142186</text:p>
          </table:table-cell>
          <table:table-cell office:value-type="float" office:value="-0.020329628" calcext:value-type="float">
            <text:p>-0.020329628</text:p>
          </table:table-cell>
          <table:table-cell office:value-type="float" office:value="0.000394273" calcext:value-type="float">
            <text:p>0.000394273</text:p>
          </table:table-cell>
          <table:table-cell office:value-type="float" office:value="0.001925895" calcext:value-type="float">
            <text:p>0.001925895</text:p>
          </table:table-cell>
          <table:table-cell office:value-type="float" office:value="0.002082291" calcext:value-type="float">
            <text:p>0.00208229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2-03 10:35:0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441009" calcext:value-type="float">
            <text:p>0.136441009</text:p>
          </table:table-cell>
          <table:table-cell office:value-type="float" office:value="0.033156876" calcext:value-type="float">
            <text:p>0.033156876</text:p>
          </table:table-cell>
          <table:table-cell office:value-type="float" office:value="0.133253352" calcext:value-type="float">
            <text:p>0.133253352</text:p>
          </table:table-cell>
          <table:table-cell office:value-type="float" office:value="0.140366571" calcext:value-type="float">
            <text:p>0.140366571</text:p>
          </table:table-cell>
          <table:table-cell office:value-type="float" office:value="0.140503066" calcext:value-type="float">
            <text:p>0.1405030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14" calcext:value-type="float">
            <text:p>0.001114714</text:p>
          </table:table-cell>
          <table:table-cell office:value-type="float" office:value="0.00027089" calcext:value-type="float">
            <text:p>0.00027089</text:p>
          </table:table-cell>
          <table:table-cell office:value-type="float" office:value="0.001088671" calcext:value-type="float">
            <text:p>0.001088671</text:p>
          </table:table-cell>
          <table:table-cell office:value-type="float" office:value="0.001146786" calcext:value-type="float">
            <text:p>0.001146786</text:p>
          </table:table-cell>
          <table:table-cell office:value-type="float" office:value="0.001147901" calcext:value-type="float">
            <text:p>0.0011479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53" calcext:value-type="float">
            <text:p>4.4453E-05</text:p>
          </table:table-cell>
          <table:table-cell office:value-type="float" office:value="-0.000799372" calcext:value-type="float">
            <text:p>-0.000799372</text:p>
          </table:table-cell>
          <table:table-cell office:value-type="float" office:value="0.00001841" calcext:value-type="float">
            <text:p>1.841E-05</text:p>
          </table:table-cell>
          <table:table-cell office:value-type="float" office:value="0.000076524" calcext:value-type="float">
            <text:p>7.6524E-05</text:p>
          </table:table-cell>
          <table:table-cell office:value-type="float" office:value="0.000077639" calcext:value-type="float">
            <text:p>7.763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90841" calcext:value-type="float">
            <text:p>24.155690841</text:p>
          </table:table-cell>
          <table:table-cell office:value-type="float" office:value="24.134848675" calcext:value-type="float">
            <text:p>24.134848675</text:p>
          </table:table-cell>
          <table:table-cell office:value-type="float" office:value="24.155047595" calcext:value-type="float">
            <text:p>24.155047595</text:p>
          </table:table-cell>
          <table:table-cell office:value-type="float" office:value="24.15648299" calcext:value-type="float">
            <text:p>24.15648299</text:p>
          </table:table-cell>
          <table:table-cell office:value-type="float" office:value="24.156510533" calcext:value-type="float">
            <text:p>24.156510533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26756" calcext:value-type="float">
            <text:p>0.001126756</text:p>
          </table:table-cell>
          <table:table-cell office:value-type="float" office:value="-0.020263093" calcext:value-type="float">
            <text:p>-0.020263093</text:p>
          </table:table-cell>
          <table:table-cell office:value-type="float" office:value="0.000466608" calcext:value-type="float">
            <text:p>0.000466608</text:p>
          </table:table-cell>
          <table:table-cell office:value-type="float" office:value="0.00193972" calcext:value-type="float">
            <text:p>0.00193972</text:p>
          </table:table-cell>
          <table:table-cell office:value-type="float" office:value="0.001967987" calcext:value-type="float">
            <text:p>0.0019679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2-03 10:35:03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427896" calcext:value-type="float">
            <text:p>0.136427896</text:p>
          </table:table-cell>
          <table:table-cell office:value-type="float" office:value="0.033072237" calcext:value-type="float">
            <text:p>0.033072237</text:p>
          </table:table-cell>
          <table:table-cell office:value-type="float" office:value="0.133242623" calcext:value-type="float">
            <text:p>0.133242623</text:p>
          </table:table-cell>
          <table:table-cell office:value-type="float" office:value="0.140344517" calcext:value-type="float">
            <text:p>0.140344517</text:p>
          </table:table-cell>
          <table:table-cell office:value-type="float" office:value="0.140515583" calcext:value-type="float">
            <text:p>0.1405155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07" calcext:value-type="float">
            <text:p>0.001114607</text:p>
          </table:table-cell>
          <table:table-cell office:value-type="float" office:value="0.000270198" calcext:value-type="float">
            <text:p>0.000270198</text:p>
          </table:table-cell>
          <table:table-cell office:value-type="float" office:value="0.001088584" calcext:value-type="float">
            <text:p>0.001088584</text:p>
          </table:table-cell>
          <table:table-cell office:value-type="float" office:value="0.001146606" calcext:value-type="float">
            <text:p>0.001146606</text:p>
          </table:table-cell>
          <table:table-cell office:value-type="float" office:value="0.001148003" calcext:value-type="float">
            <text:p>0.0011480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46" calcext:value-type="float">
            <text:p>4.4346E-05</text:p>
          </table:table-cell>
          <table:table-cell office:value-type="float" office:value="-0.000800063" calcext:value-type="float">
            <text:p>-0.000800063</text:p>
          </table:table-cell>
          <table:table-cell office:value-type="float" office:value="0.000018322" calcext:value-type="float">
            <text:p>1.8322E-05</text:p>
          </table:table-cell>
          <table:table-cell office:value-type="float" office:value="0.000076344" calcext:value-type="float">
            <text:p>7.6344E-05</text:p>
          </table:table-cell>
          <table:table-cell office:value-type="float" office:value="0.000077742" calcext:value-type="float">
            <text:p>7.77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34242" calcext:value-type="float">
            <text:p>24.150634242</text:p>
          </table:table-cell>
          <table:table-cell office:value-type="float" office:value="24.129777547" calcext:value-type="float">
            <text:p>24.129777547</text:p>
          </table:table-cell>
          <table:table-cell office:value-type="float" office:value="24.149991475" calcext:value-type="float">
            <text:p>24.149991475</text:p>
          </table:table-cell>
          <table:table-cell office:value-type="float" office:value="24.15142459" calcext:value-type="float">
            <text:p>24.15142459</text:p>
          </table:table-cell>
          <table:table-cell office:value-type="float" office:value="24.15145911" calcext:value-type="float">
            <text:p>24.15145911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24041" calcext:value-type="float">
            <text:p>0.001124041</text:p>
          </table:table-cell>
          <table:table-cell office:value-type="float" office:value="-0.020280622" calcext:value-type="float">
            <text:p>-0.020280622</text:p>
          </table:table-cell>
          <table:table-cell office:value-type="float" office:value="0.000464386" calcext:value-type="float">
            <text:p>0.000464386</text:p>
          </table:table-cell>
          <table:table-cell office:value-type="float" office:value="0.001935153" calcext:value-type="float">
            <text:p>0.001935153</text:p>
          </table:table-cell>
          <table:table-cell office:value-type="float" office:value="0.00197058" calcext:value-type="float">
            <text:p>0.0019705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2-03 10:35:05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439817" calcext:value-type="float">
            <text:p>0.136439817</text:p>
          </table:table-cell>
          <table:table-cell office:value-type="float" office:value="0.032826666" calcext:value-type="float">
            <text:p>0.032826666</text:p>
          </table:table-cell>
          <table:table-cell office:value-type="float" office:value="0.132954733" calcext:value-type="float">
            <text:p>0.132954733</text:p>
          </table:table-cell>
          <table:table-cell office:value-type="float" office:value="0.14040889" calcext:value-type="float">
            <text:p>0.14040889</text:p>
          </table:table-cell>
          <table:table-cell office:value-type="float" office:value="0.140959637" calcext:value-type="float">
            <text:p>0.1409596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04" calcext:value-type="float">
            <text:p>0.001114704</text:p>
          </table:table-cell>
          <table:table-cell office:value-type="float" office:value="0.000268192" calcext:value-type="float">
            <text:p>0.000268192</text:p>
          </table:table-cell>
          <table:table-cell office:value-type="float" office:value="0.001086231" calcext:value-type="float">
            <text:p>0.001086231</text:p>
          </table:table-cell>
          <table:table-cell office:value-type="float" office:value="0.001147131" calcext:value-type="float">
            <text:p>0.001147131</text:p>
          </table:table-cell>
          <table:table-cell office:value-type="float" office:value="0.001151631" calcext:value-type="float">
            <text:p>0.0011516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43" calcext:value-type="float">
            <text:p>4.4443E-05</text:p>
          </table:table-cell>
          <table:table-cell office:value-type="float" office:value="-0.00080207" calcext:value-type="float">
            <text:p>-0.00080207</text:p>
          </table:table-cell>
          <table:table-cell office:value-type="float" office:value="0.00001597" calcext:value-type="float">
            <text:p>1.597E-05</text:p>
          </table:table-cell>
          <table:table-cell office:value-type="float" office:value="0.00007687" calcext:value-type="float">
            <text:p>7.687E-05</text:p>
          </table:table-cell>
          <table:table-cell office:value-type="float" office:value="0.00008137" calcext:value-type="float">
            <text:p>8.13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36648" calcext:value-type="float">
            <text:p>24.150636648</text:p>
          </table:table-cell>
          <table:table-cell office:value-type="float" office:value="24.129727991" calcext:value-type="float">
            <text:p>24.129727991</text:p>
          </table:table-cell>
          <table:table-cell office:value-type="float" office:value="24.14993338" calcext:value-type="float">
            <text:p>24.14993338</text:p>
          </table:table-cell>
          <table:table-cell office:value-type="float" office:value="24.151437581" calcext:value-type="float">
            <text:p>24.151437581</text:p>
          </table:table-cell>
          <table:table-cell office:value-type="float" office:value="24.151548718" calcext:value-type="float">
            <text:p>24.151548718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26509" calcext:value-type="float">
            <text:p>0.001126509</text:p>
          </table:table-cell>
          <table:table-cell office:value-type="float" office:value="-0.02033148" calcext:value-type="float">
            <text:p>-0.02033148</text:p>
          </table:table-cell>
          <table:table-cell office:value-type="float" office:value="0.000404766" calcext:value-type="float">
            <text:p>0.000404766</text:p>
          </table:table-cell>
          <table:table-cell office:value-type="float" office:value="0.001948484" calcext:value-type="float">
            <text:p>0.001948484</text:p>
          </table:table-cell>
          <table:table-cell office:value-type="float" office:value="0.002062541" calcext:value-type="float">
            <text:p>0.0020625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2-03 10:35:06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601345" calcext:value-type="float">
            <text:p>0.136601345</text:p>
          </table:table-cell>
          <table:table-cell office:value-type="float" office:value="0.032814745" calcext:value-type="float">
            <text:p>0.032814745</text:p>
          </table:table-cell>
          <table:table-cell office:value-type="float" office:value="0.132426039" calcext:value-type="float">
            <text:p>0.132426039</text:p>
          </table:table-cell>
          <table:table-cell office:value-type="float" office:value="0.140501874" calcext:value-type="float">
            <text:p>0.140501874</text:p>
          </table:table-cell>
          <table:table-cell office:value-type="float" office:value="0.140717642" calcext:value-type="float">
            <text:p>0.1407176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24" calcext:value-type="float">
            <text:p>0.001116024</text:p>
          </table:table-cell>
          <table:table-cell office:value-type="float" office:value="0.000268094" calcext:value-type="float">
            <text:p>0.000268094</text:p>
          </table:table-cell>
          <table:table-cell office:value-type="float" office:value="0.001081912" calcext:value-type="float">
            <text:p>0.001081912</text:p>
          </table:table-cell>
          <table:table-cell office:value-type="float" office:value="0.001147891" calcext:value-type="float">
            <text:p>0.001147891</text:p>
          </table:table-cell>
          <table:table-cell office:value-type="float" office:value="0.001149654" calcext:value-type="float">
            <text:p>0.0011496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763" calcext:value-type="float">
            <text:p>4.5763E-05</text:p>
          </table:table-cell>
          <table:table-cell office:value-type="float" office:value="-0.000802167" calcext:value-type="float">
            <text:p>-0.000802167</text:p>
          </table:table-cell>
          <table:table-cell office:value-type="float" office:value="0.000011651" calcext:value-type="float">
            <text:p>1.1651E-05</text:p>
          </table:table-cell>
          <table:table-cell office:value-type="float" office:value="0.00007763" calcext:value-type="float">
            <text:p>7.763E-05</text:p>
          </table:table-cell>
          <table:table-cell office:value-type="float" office:value="0.000079393" calcext:value-type="float">
            <text:p>7.939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69243" calcext:value-type="float">
            <text:p>24.150669243</text:p>
          </table:table-cell>
          <table:table-cell office:value-type="float" office:value="24.129725586" calcext:value-type="float">
            <text:p>24.129725586</text:p>
          </table:table-cell>
          <table:table-cell office:value-type="float" office:value="24.149826693" calcext:value-type="float">
            <text:p>24.149826693</text:p>
          </table:table-cell>
          <table:table-cell office:value-type="float" office:value="24.151456344" calcext:value-type="float">
            <text:p>24.151456344</text:p>
          </table:table-cell>
          <table:table-cell office:value-type="float" office:value="24.151499885" calcext:value-type="float">
            <text:p>24.15149988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59961" calcext:value-type="float">
            <text:p>0.001159961</text:p>
          </table:table-cell>
          <table:table-cell office:value-type="float" office:value="-0.020333949" calcext:value-type="float">
            <text:p>-0.020333949</text:p>
          </table:table-cell>
          <table:table-cell office:value-type="float" office:value="0.000295276" calcext:value-type="float">
            <text:p>0.000295276</text:p>
          </table:table-cell>
          <table:table-cell office:value-type="float" office:value="0.001967741" calcext:value-type="float">
            <text:p>0.001967741</text:p>
          </table:table-cell>
          <table:table-cell office:value-type="float" office:value="0.002012425" calcext:value-type="float">
            <text:p>0.0020124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2-03 10:35:0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419551" calcext:value-type="float">
            <text:p>0.136419551</text:p>
          </table:table-cell>
          <table:table-cell office:value-type="float" office:value="0.034112934" calcext:value-type="float">
            <text:p>0.034112934</text:p>
          </table:table-cell>
          <table:table-cell office:value-type="float" office:value="0.133122222" calcext:value-type="float">
            <text:p>0.133122222</text:p>
          </table:table-cell>
          <table:table-cell office:value-type="float" office:value="0.140532868" calcext:value-type="float">
            <text:p>0.140532868</text:p>
          </table:table-cell>
          <table:table-cell office:value-type="float" office:value="0.139766948" calcext:value-type="float">
            <text:p>0.1397669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39" calcext:value-type="float">
            <text:p>0.001114539</text:p>
          </table:table-cell>
          <table:table-cell office:value-type="float" office:value="0.0002787" calcext:value-type="float">
            <text:p>0.0002787</text:p>
          </table:table-cell>
          <table:table-cell office:value-type="float" office:value="0.0010876" calcext:value-type="float">
            <text:p>0.0010876</text:p>
          </table:table-cell>
          <table:table-cell office:value-type="float" office:value="0.001148144" calcext:value-type="float">
            <text:p>0.001148144</text:p>
          </table:table-cell>
          <table:table-cell office:value-type="float" office:value="0.001141887" calcext:value-type="float">
            <text:p>0.00114188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277" calcext:value-type="float">
            <text:p>4.4277E-05</text:p>
          </table:table-cell>
          <table:table-cell office:value-type="float" office:value="-0.000791561" calcext:value-type="float">
            <text:p>-0.000791561</text:p>
          </table:table-cell>
          <table:table-cell office:value-type="float" office:value="0.000017338" calcext:value-type="float">
            <text:p>1.7338E-05</text:p>
          </table:table-cell>
          <table:table-cell office:value-type="float" office:value="0.000077883" calcext:value-type="float">
            <text:p>7.7883E-05</text:p>
          </table:table-cell>
          <table:table-cell office:value-type="float" office:value="0.000071625" calcext:value-type="float">
            <text:p>7.162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86511" calcext:value-type="float">
            <text:p>24.155686511</text:p>
          </table:table-cell>
          <table:table-cell office:value-type="float" office:value="24.135041604" calcext:value-type="float">
            <text:p>24.135041604</text:p>
          </table:table-cell>
          <table:table-cell office:value-type="float" office:value="24.155021134" calcext:value-type="float">
            <text:p>24.155021134</text:p>
          </table:table-cell>
          <table:table-cell office:value-type="float" office:value="24.156516547" calcext:value-type="float">
            <text:p>24.156516547</text:p>
          </table:table-cell>
          <table:table-cell office:value-type="float" office:value="24.15636199" calcext:value-type="float">
            <text:p>24.1563619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22313" calcext:value-type="float">
            <text:p>0.001122313</text:p>
          </table:table-cell>
          <table:table-cell office:value-type="float" office:value="-0.020065093" calcext:value-type="float">
            <text:p>-0.020065093</text:p>
          </table:table-cell>
          <table:table-cell office:value-type="float" office:value="0.000439452" calcext:value-type="float">
            <text:p>0.000439452</text:p>
          </table:table-cell>
          <table:table-cell office:value-type="float" office:value="0.001974159" calcext:value-type="float">
            <text:p>0.001974159</text:p>
          </table:table-cell>
          <table:table-cell office:value-type="float" office:value="0.001815541" calcext:value-type="float">
            <text:p>0.0018155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2-03 10:35:09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78695" calcext:value-type="float">
            <text:p>0.136578695</text:p>
          </table:table-cell>
          <table:table-cell office:value-type="float" office:value="0.034127836" calcext:value-type="float">
            <text:p>0.034127836</text:p>
          </table:table-cell>
          <table:table-cell office:value-type="float" office:value="0.132972614" calcext:value-type="float">
            <text:p>0.132972614</text:p>
          </table:table-cell>
          <table:table-cell office:value-type="float" office:value="0.140547173" calcext:value-type="float">
            <text:p>0.140547173</text:p>
          </table:table-cell>
          <table:table-cell office:value-type="float" office:value="0.139738934" calcext:value-type="float">
            <text:p>0.1397389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39" calcext:value-type="float">
            <text:p>0.001115839</text:p>
          </table:table-cell>
          <table:table-cell office:value-type="float" office:value="0.000278822" calcext:value-type="float">
            <text:p>0.000278822</text:p>
          </table:table-cell>
          <table:table-cell office:value-type="float" office:value="0.001086378" calcext:value-type="float">
            <text:p>0.001086378</text:p>
          </table:table-cell>
          <table:table-cell office:value-type="float" office:value="0.001148261" calcext:value-type="float">
            <text:p>0.001148261</text:p>
          </table:table-cell>
          <table:table-cell office:value-type="float" office:value="0.001141658" calcext:value-type="float">
            <text:p>0.0011416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78" calcext:value-type="float">
            <text:p>4.5578E-05</text:p>
          </table:table-cell>
          <table:table-cell office:value-type="float" office:value="-0.000791439" calcext:value-type="float">
            <text:p>-0.000791439</text:p>
          </table:table-cell>
          <table:table-cell office:value-type="float" office:value="0.000016116" calcext:value-type="float">
            <text:p>1.6116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71397" calcext:value-type="float">
            <text:p>7.13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18625" calcext:value-type="float">
            <text:p>24.155718625</text:p>
          </table:table-cell>
          <table:table-cell office:value-type="float" office:value="24.135044611" calcext:value-type="float">
            <text:p>24.135044611</text:p>
          </table:table-cell>
          <table:table-cell office:value-type="float" office:value="24.154990944" calcext:value-type="float">
            <text:p>24.154990944</text:p>
          </table:table-cell>
          <table:table-cell office:value-type="float" office:value="24.156519434" calcext:value-type="float">
            <text:p>24.156519434</text:p>
          </table:table-cell>
          <table:table-cell office:value-type="float" office:value="24.156356337" calcext:value-type="float">
            <text:p>24.156356337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55271" calcext:value-type="float">
            <text:p>0.001155271</text:p>
          </table:table-cell>
          <table:table-cell office:value-type="float" office:value="-0.020062007" calcext:value-type="float">
            <text:p>-0.020062007</text:p>
          </table:table-cell>
          <table:table-cell office:value-type="float" office:value="0.000408469" calcext:value-type="float">
            <text:p>0.000408469</text:p>
          </table:table-cell>
          <table:table-cell office:value-type="float" office:value="0.001977122" calcext:value-type="float">
            <text:p>0.001977122</text:p>
          </table:table-cell>
          <table:table-cell office:value-type="float" office:value="0.00180974" calcext:value-type="float">
            <text:p>0.001809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2-03 10:35:10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24455" calcext:value-type="float">
            <text:p>0.136524455</text:p>
          </table:table-cell>
          <table:table-cell office:value-type="float" office:value="0.032843355" calcext:value-type="float">
            <text:p>0.032843355</text:p>
          </table:table-cell>
          <table:table-cell office:value-type="float" office:value="0.133000032" calcext:value-type="float">
            <text:p>0.133000032</text:p>
          </table:table-cell>
          <table:table-cell office:value-type="float" office:value="0.140555518" calcext:value-type="float">
            <text:p>0.140555518</text:p>
          </table:table-cell>
          <table:table-cell office:value-type="float" office:value="0.140793936" calcext:value-type="float">
            <text:p>0.1407939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96" calcext:value-type="float">
            <text:p>0.001115396</text:p>
          </table:table-cell>
          <table:table-cell office:value-type="float" office:value="0.000268328" calcext:value-type="float">
            <text:p>0.000268328</text:p>
          </table:table-cell>
          <table:table-cell office:value-type="float" office:value="0.001086602" calcext:value-type="float">
            <text:p>0.001086602</text:p>
          </table:table-cell>
          <table:table-cell office:value-type="float" office:value="0.001148329" calcext:value-type="float">
            <text:p>0.001148329</text:p>
          </table:table-cell>
          <table:table-cell office:value-type="float" office:value="0.001150277" calcext:value-type="float">
            <text:p>0.0011502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34" calcext:value-type="float">
            <text:p>4.5134E-05</text:p>
          </table:table-cell>
          <table:table-cell office:value-type="float" office:value="-0.000801933" calcext:value-type="float">
            <text:p>-0.000801933</text:p>
          </table:table-cell>
          <table:table-cell office:value-type="float" office:value="0.00001634" calcext:value-type="float">
            <text:p>1.634E-05</text:p>
          </table:table-cell>
          <table:table-cell office:value-type="float" office:value="0.000078068" calcext:value-type="float">
            <text:p>7.8068E-05</text:p>
          </table:table-cell>
          <table:table-cell office:value-type="float" office:value="0.000080016" calcext:value-type="float">
            <text:p>8.001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61632" calcext:value-type="float">
            <text:p>24.160761632</text:p>
          </table:table-cell>
          <table:table-cell office:value-type="float" office:value="24.139839457" calcext:value-type="float">
            <text:p>24.139839457</text:p>
          </table:table-cell>
          <table:table-cell office:value-type="float" office:value="24.160050433" calcext:value-type="float">
            <text:p>24.160050433</text:p>
          </table:table-cell>
          <table:table-cell office:value-type="float" office:value="24.161575067" calcext:value-type="float">
            <text:p>24.161575067</text:p>
          </table:table-cell>
          <table:table-cell office:value-type="float" office:value="24.161623177" calcext:value-type="float">
            <text:p>24.161623177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44038" calcext:value-type="float">
            <text:p>0.001144038</text:p>
          </table:table-cell>
          <table:table-cell office:value-type="float" office:value="-0.020328024" calcext:value-type="float">
            <text:p>-0.020328024</text:p>
          </table:table-cell>
          <table:table-cell office:value-type="float" office:value="0.000414147" calcext:value-type="float">
            <text:p>0.000414147</text:p>
          </table:table-cell>
          <table:table-cell office:value-type="float" office:value="0.00197885" calcext:value-type="float">
            <text:p>0.00197885</text:p>
          </table:table-cell>
          <table:table-cell office:value-type="float" office:value="0.002028225" calcext:value-type="float">
            <text:p>0.0020282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2-03 10:35:11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25647" calcext:value-type="float">
            <text:p>0.136525647</text:p>
          </table:table-cell>
          <table:table-cell office:value-type="float" office:value="0.032735471" calcext:value-type="float">
            <text:p>0.032735471</text:p>
          </table:table-cell>
          <table:table-cell office:value-type="float" office:value="0.132626907" calcext:value-type="float">
            <text:p>0.132626907</text:p>
          </table:table-cell>
          <table:table-cell office:value-type="float" office:value="0.140496509" calcext:value-type="float">
            <text:p>0.140496509</text:p>
          </table:table-cell>
          <table:table-cell office:value-type="float" office:value="0.14101507" calcext:value-type="float">
            <text:p>0.141015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06" calcext:value-type="float">
            <text:p>0.001115406</text:p>
          </table:table-cell>
          <table:table-cell office:value-type="float" office:value="0.000267447" calcext:value-type="float">
            <text:p>0.000267447</text:p>
          </table:table-cell>
          <table:table-cell office:value-type="float" office:value="0.001083553" calcext:value-type="float">
            <text:p>0.001083553</text:p>
          </table:table-cell>
          <table:table-cell office:value-type="float" office:value="0.001147847" calcext:value-type="float">
            <text:p>0.001147847</text:p>
          </table:table-cell>
          <table:table-cell office:value-type="float" office:value="0.001152084" calcext:value-type="float">
            <text:p>0.0011520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44" calcext:value-type="float">
            <text:p>4.5144E-05</text:p>
          </table:table-cell>
          <table:table-cell office:value-type="float" office:value="-0.000802815" calcext:value-type="float">
            <text:p>-0.000802815</text:p>
          </table:table-cell>
          <table:table-cell office:value-type="float" office:value="0.000013292" calcext:value-type="float">
            <text:p>1.3292E-05</text:p>
          </table:table-cell>
          <table:table-cell office:value-type="float" office:value="0.000077586" calcext:value-type="float">
            <text:p>7.7586E-05</text:p>
          </table:table-cell>
          <table:table-cell office:value-type="float" office:value="0.000081822" calcext:value-type="float">
            <text:p>8.182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0792" calcext:value-type="float">
            <text:p>24.15570792</text:p>
          </table:table-cell>
          <table:table-cell office:value-type="float" office:value="24.134763637" calcext:value-type="float">
            <text:p>24.134763637</text:p>
          </table:table-cell>
          <table:table-cell office:value-type="float" office:value="24.154921183" calcext:value-type="float">
            <text:p>24.154921183</text:p>
          </table:table-cell>
          <table:table-cell office:value-type="float" office:value="24.15650921" calcext:value-type="float">
            <text:p>24.15650921</text:p>
          </table:table-cell>
          <table:table-cell office:value-type="float" office:value="24.156613852" calcext:value-type="float">
            <text:p>24.15661385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44285" calcext:value-type="float">
            <text:p>0.001144285</text:p>
          </table:table-cell>
          <table:table-cell office:value-type="float" office:value="-0.020350367" calcext:value-type="float">
            <text:p>-0.020350367</text:p>
          </table:table-cell>
          <table:table-cell office:value-type="float" office:value="0.000336875" calcext:value-type="float">
            <text:p>0.000336875</text:p>
          </table:table-cell>
          <table:table-cell office:value-type="float" office:value="0.00196663" calcext:value-type="float">
            <text:p>0.00196663</text:p>
          </table:table-cell>
          <table:table-cell office:value-type="float" office:value="0.002074021" calcext:value-type="float">
            <text:p>0.0020740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2-03 10:35:13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89424" calcext:value-type="float">
            <text:p>0.136589424</text:p>
          </table:table-cell>
          <table:table-cell office:value-type="float" office:value="0.034430031" calcext:value-type="float">
            <text:p>0.034430031</text:p>
          </table:table-cell>
          <table:table-cell office:value-type="float" office:value="0.132951156" calcext:value-type="float">
            <text:p>0.132951156</text:p>
          </table:table-cell>
          <table:table-cell office:value-type="float" office:value="0.140475648" calcext:value-type="float">
            <text:p>0.140475648</text:p>
          </table:table-cell>
          <table:table-cell office:value-type="float" office:value="0.139655487" calcext:value-type="float">
            <text:p>0.1396554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927" calcext:value-type="float">
            <text:p>0.001115927</text:p>
          </table:table-cell>
          <table:table-cell office:value-type="float" office:value="0.000281291" calcext:value-type="float">
            <text:p>0.000281291</text:p>
          </table:table-cell>
          <table:table-cell office:value-type="float" office:value="0.001086202" calcext:value-type="float">
            <text:p>0.001086202</text:p>
          </table:table-cell>
          <table:table-cell office:value-type="float" office:value="0.001147677" calcext:value-type="float">
            <text:p>0.001147677</text:p>
          </table:table-cell>
          <table:table-cell office:value-type="float" office:value="0.001140976" calcext:value-type="float">
            <text:p>0.0011409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65" calcext:value-type="float">
            <text:p>4.5665E-05</text:p>
          </table:table-cell>
          <table:table-cell office:value-type="float" office:value="-0.00078897" calcext:value-type="float">
            <text:p>-0.00078897</text:p>
          </table:table-cell>
          <table:table-cell office:value-type="float" office:value="0.000015941" calcext:value-type="float">
            <text:p>1.5941E-05</text:p>
          </table:table-cell>
          <table:table-cell office:value-type="float" office:value="0.000077415" calcext:value-type="float">
            <text:p>7.7415E-05</text:p>
          </table:table-cell>
          <table:table-cell office:value-type="float" office:value="0.000070715" calcext:value-type="float">
            <text:p>7.07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2079" calcext:value-type="float">
            <text:p>24.15572079</text:p>
          </table:table-cell>
          <table:table-cell office:value-type="float" office:value="24.135105593" calcext:value-type="float">
            <text:p>24.135105593</text:p>
          </table:table-cell>
          <table:table-cell office:value-type="float" office:value="24.154986614" calcext:value-type="float">
            <text:p>24.154986614</text:p>
          </table:table-cell>
          <table:table-cell office:value-type="float" office:value="24.156505" calcext:value-type="float">
            <text:p>24.156505</text:p>
          </table:table-cell>
          <table:table-cell office:value-type="float" office:value="24.156339498" calcext:value-type="float">
            <text:p>24.15633949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57492" calcext:value-type="float">
            <text:p>0.001157492</text:p>
          </table:table-cell>
          <table:table-cell office:value-type="float" office:value="-0.019999423" calcext:value-type="float">
            <text:p>-0.019999423</text:p>
          </table:table-cell>
          <table:table-cell office:value-type="float" office:value="0.000404025" calcext:value-type="float">
            <text:p>0.000404025</text:p>
          </table:table-cell>
          <table:table-cell office:value-type="float" office:value="0.001962309" calcext:value-type="float">
            <text:p>0.001962309</text:p>
          </table:table-cell>
          <table:table-cell office:value-type="float" office:value="0.001792458" calcext:value-type="float">
            <text:p>0.00179245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2-03 10:35:14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595385" calcext:value-type="float">
            <text:p>0.136595385</text:p>
          </table:table-cell>
          <table:table-cell office:value-type="float" office:value="0.034224395" calcext:value-type="float">
            <text:p>0.034224395</text:p>
          </table:table-cell>
          <table:table-cell office:value-type="float" office:value="0.133097784" calcext:value-type="float">
            <text:p>0.133097784</text:p>
          </table:table-cell>
          <table:table-cell office:value-type="float" office:value="0.140320079" calcext:value-type="float">
            <text:p>0.140320079</text:p>
          </table:table-cell>
          <table:table-cell office:value-type="float" office:value="0.139612572" calcext:value-type="float">
            <text:p>0.139612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975" calcext:value-type="float">
            <text:p>0.001115975</text:p>
          </table:table-cell>
          <table:table-cell office:value-type="float" office:value="0.000279611" calcext:value-type="float">
            <text:p>0.000279611</text:p>
          </table:table-cell>
          <table:table-cell office:value-type="float" office:value="0.0010874" calcext:value-type="float">
            <text:p>0.0010874</text:p>
          </table:table-cell>
          <table:table-cell office:value-type="float" office:value="0.001146406" calcext:value-type="float">
            <text:p>0.001146406</text:p>
          </table:table-cell>
          <table:table-cell office:value-type="float" office:value="0.001140626" calcext:value-type="float">
            <text:p>0.0011406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714" calcext:value-type="float">
            <text:p>4.5714E-05</text:p>
          </table:table-cell>
          <table:table-cell office:value-type="float" office:value="-0.00079065" calcext:value-type="float">
            <text:p>-0.00079065</text:p>
          </table:table-cell>
          <table:table-cell office:value-type="float" office:value="0.000017139" calcext:value-type="float">
            <text:p>1.7139E-05</text:p>
          </table:table-cell>
          <table:table-cell office:value-type="float" office:value="0.000076144" calcext:value-type="float">
            <text:p>7.6144E-05</text:p>
          </table:table-cell>
          <table:table-cell office:value-type="float" office:value="0.000070364" calcext:value-type="float">
            <text:p>7.036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29898" calcext:value-type="float">
            <text:p>24.165829898</text:p>
          </table:table-cell>
          <table:table-cell office:value-type="float" office:value="24.145172192" calcext:value-type="float">
            <text:p>24.145172192</text:p>
          </table:table-cell>
          <table:table-cell office:value-type="float" office:value="24.165124115" calcext:value-type="float">
            <text:p>24.165124115</text:p>
          </table:table-cell>
          <table:table-cell office:value-type="float" office:value="24.166581507" calcext:value-type="float">
            <text:p>24.166581507</text:p>
          </table:table-cell>
          <table:table-cell office:value-type="float" office:value="24.166438738" calcext:value-type="float">
            <text:p>24.166438738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58727" calcext:value-type="float">
            <text:p>0.001158727</text:p>
          </table:table-cell>
          <table:table-cell office:value-type="float" office:value="-0.02004201" calcext:value-type="float">
            <text:p>-0.02004201</text:p>
          </table:table-cell>
          <table:table-cell office:value-type="float" office:value="0.000434391" calcext:value-type="float">
            <text:p>0.000434391</text:p>
          </table:table-cell>
          <table:table-cell office:value-type="float" office:value="0.001930092" calcext:value-type="float">
            <text:p>0.001930092</text:p>
          </table:table-cell>
          <table:table-cell office:value-type="float" office:value="0.001783571" calcext:value-type="float">
            <text:p>0.00178357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2-03 10:35:1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20879" calcext:value-type="float">
            <text:p>0.136520879</text:p>
          </table:table-cell>
          <table:table-cell office:value-type="float" office:value="0.033017401" calcext:value-type="float">
            <text:p>0.033017401</text:p>
          </table:table-cell>
          <table:table-cell office:value-type="float" office:value="0.133196131" calcext:value-type="float">
            <text:p>0.133196131</text:p>
          </table:table-cell>
          <table:table-cell office:value-type="float" office:value="0.140244381" calcext:value-type="float">
            <text:p>0.140244381</text:p>
          </table:table-cell>
          <table:table-cell office:value-type="float" office:value="0.140400546" calcext:value-type="float">
            <text:p>0.1404005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67" calcext:value-type="float">
            <text:p>0.001115367</text:p>
          </table:table-cell>
          <table:table-cell office:value-type="float" office:value="0.00026975" calcext:value-type="float">
            <text:p>0.00026975</text:p>
          </table:table-cell>
          <table:table-cell office:value-type="float" office:value="0.001088204" calcext:value-type="float">
            <text:p>0.001088204</text:p>
          </table:table-cell>
          <table:table-cell office:value-type="float" office:value="0.001145787" calcext:value-type="float">
            <text:p>0.001145787</text:p>
          </table:table-cell>
          <table:table-cell office:value-type="float" office:value="0.001147063" calcext:value-type="float">
            <text:p>0.00114706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05" calcext:value-type="float">
            <text:p>4.5105E-05</text:p>
          </table:table-cell>
          <table:table-cell office:value-type="float" office:value="-0.000800511" calcext:value-type="float">
            <text:p>-0.000800511</text:p>
          </table:table-cell>
          <table:table-cell office:value-type="float" office:value="0.000017942" calcext:value-type="float">
            <text:p>1.7942E-05</text:p>
          </table:table-cell>
          <table:table-cell office:value-type="float" office:value="0.000075526" calcext:value-type="float">
            <text:p>7.5526E-05</text:p>
          </table:table-cell>
          <table:table-cell office:value-type="float" office:value="0.000076802" calcext:value-type="float">
            <text:p>7.680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60911" calcext:value-type="float">
            <text:p>24.160760911</text:p>
          </table:table-cell>
          <table:table-cell office:value-type="float" office:value="24.139874578" calcext:value-type="float">
            <text:p>24.139874578</text:p>
          </table:table-cell>
          <table:table-cell office:value-type="float" office:value="24.160090004" calcext:value-type="float">
            <text:p>24.160090004</text:p>
          </table:table-cell>
          <table:table-cell office:value-type="float" office:value="24.161512282" calcext:value-type="float">
            <text:p>24.161512282</text:p>
          </table:table-cell>
          <table:table-cell office:value-type="float" office:value="24.161543795" calcext:value-type="float">
            <text:p>24.16154379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43297" calcext:value-type="float">
            <text:p>0.001143297</text:p>
          </table:table-cell>
          <table:table-cell office:value-type="float" office:value="-0.020291979" calcext:value-type="float">
            <text:p>-0.020291979</text:p>
          </table:table-cell>
          <table:table-cell office:value-type="float" office:value="0.000454758" calcext:value-type="float">
            <text:p>0.000454758</text:p>
          </table:table-cell>
          <table:table-cell office:value-type="float" office:value="0.001914415" calcext:value-type="float">
            <text:p>0.001914415</text:p>
          </table:table-cell>
          <table:table-cell office:value-type="float" office:value="0.001946756" calcext:value-type="float">
            <text:p>0.0019467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2-03 10:35:17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47105" calcext:value-type="float">
            <text:p>0.136547105</text:p>
          </table:table-cell>
          <table:table-cell office:value-type="float" office:value="0.032975678" calcext:value-type="float">
            <text:p>0.032975678</text:p>
          </table:table-cell>
          <table:table-cell office:value-type="float" office:value="0.133160369" calcext:value-type="float">
            <text:p>0.133160369</text:p>
          </table:table-cell>
          <table:table-cell office:value-type="float" office:value="0.140198486" calcext:value-type="float">
            <text:p>0.140198486</text:p>
          </table:table-cell>
          <table:table-cell office:value-type="float" office:value="0.140432136" calcext:value-type="float">
            <text:p>0.1404321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81" calcext:value-type="float">
            <text:p>0.001115581</text:p>
          </table:table-cell>
          <table:table-cell office:value-type="float" office:value="0.000269409" calcext:value-type="float">
            <text:p>0.000269409</text:p>
          </table:table-cell>
          <table:table-cell office:value-type="float" office:value="0.001087912" calcext:value-type="float">
            <text:p>0.001087912</text:p>
          </table:table-cell>
          <table:table-cell office:value-type="float" office:value="0.001145412" calcext:value-type="float">
            <text:p>0.001145412</text:p>
          </table:table-cell>
          <table:table-cell office:value-type="float" office:value="0.001147321" calcext:value-type="float">
            <text:p>0.0011473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19" calcext:value-type="float">
            <text:p>4.5319E-05</text:p>
          </table:table-cell>
          <table:table-cell office:value-type="float" office:value="-0.000800852" calcext:value-type="float">
            <text:p>-0.000800852</text:p>
          </table:table-cell>
          <table:table-cell office:value-type="float" office:value="0.00001765" calcext:value-type="float">
            <text:p>1.765E-05</text:p>
          </table:table-cell>
          <table:table-cell office:value-type="float" office:value="0.000075151" calcext:value-type="float">
            <text:p>7.5151E-05</text:p>
          </table:table-cell>
          <table:table-cell office:value-type="float" office:value="0.00007706" calcext:value-type="float">
            <text:p>7.7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66203" calcext:value-type="float">
            <text:p>24.160766203</text:p>
          </table:table-cell>
          <table:table-cell office:value-type="float" office:value="24.139866159" calcext:value-type="float">
            <text:p>24.139866159</text:p>
          </table:table-cell>
          <table:table-cell office:value-type="float" office:value="24.160082788" calcext:value-type="float">
            <text:p>24.160082788</text:p>
          </table:table-cell>
          <table:table-cell office:value-type="float" office:value="24.161503021" calcext:value-type="float">
            <text:p>24.161503021</text:p>
          </table:table-cell>
          <table:table-cell office:value-type="float" office:value="24.161550169" calcext:value-type="float">
            <text:p>24.16155016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48728" calcext:value-type="float">
            <text:p>0.001148728</text:p>
          </table:table-cell>
          <table:table-cell office:value-type="float" office:value="-0.02030062" calcext:value-type="float">
            <text:p>-0.02030062</text:p>
          </table:table-cell>
          <table:table-cell office:value-type="float" office:value="0.000447352" calcext:value-type="float">
            <text:p>0.000447352</text:p>
          </table:table-cell>
          <table:table-cell office:value-type="float" office:value="0.001904911" calcext:value-type="float">
            <text:p>0.001904911</text:p>
          </table:table-cell>
          <table:table-cell office:value-type="float" office:value="0.001953298" calcext:value-type="float">
            <text:p>0.00195329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2-03 10:35:18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27707" calcext:value-type="float">
            <text:p>0.136727707</text:p>
          </table:table-cell>
          <table:table-cell office:value-type="float" office:value="0.033500795" calcext:value-type="float">
            <text:p>0.033500795</text:p>
          </table:table-cell>
          <table:table-cell office:value-type="float" office:value="0.132651941" calcext:value-type="float">
            <text:p>0.132651941</text:p>
          </table:table-cell>
          <table:table-cell office:value-type="float" office:value="0.140195506" calcext:value-type="float">
            <text:p>0.140195506</text:p>
          </table:table-cell>
          <table:table-cell office:value-type="float" office:value="0.139830129" calcext:value-type="float">
            <text:p>0.1398301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56" calcext:value-type="float">
            <text:p>0.001117056</text:p>
          </table:table-cell>
          <table:table-cell office:value-type="float" office:value="0.000273699" calcext:value-type="float">
            <text:p>0.000273699</text:p>
          </table:table-cell>
          <table:table-cell office:value-type="float" office:value="0.001083758" calcext:value-type="float">
            <text:p>0.001083758</text:p>
          </table:table-cell>
          <table:table-cell office:value-type="float" office:value="0.001145388" calcext:value-type="float">
            <text:p>0.001145388</text:p>
          </table:table-cell>
          <table:table-cell office:value-type="float" office:value="0.001142403" calcext:value-type="float">
            <text:p>0.0011424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795" calcext:value-type="float">
            <text:p>4.6795E-05</text:p>
          </table:table-cell>
          <table:table-cell office:value-type="float" office:value="-0.000796562" calcext:value-type="float">
            <text:p>-0.000796562</text:p>
          </table:table-cell>
          <table:table-cell office:value-type="float" office:value="0.000013496" calcext:value-type="float">
            <text:p>1.3496E-05</text:p>
          </table:table-cell>
          <table:table-cell office:value-type="float" office:value="0.000075127" calcext:value-type="float">
            <text:p>7.5127E-05</text:p>
          </table:table-cell>
          <table:table-cell office:value-type="float" office:value="0.000072142" calcext:value-type="float">
            <text:p>7.21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02647" calcext:value-type="float">
            <text:p>24.160802647</text:p>
          </table:table-cell>
          <table:table-cell office:value-type="float" office:value="24.139972125" calcext:value-type="float">
            <text:p>24.139972125</text:p>
          </table:table-cell>
          <table:table-cell office:value-type="float" office:value="24.159980191" calcext:value-type="float">
            <text:p>24.159980191</text:p>
          </table:table-cell>
          <table:table-cell office:value-type="float" office:value="24.161502419" calcext:value-type="float">
            <text:p>24.161502419</text:p>
          </table:table-cell>
          <table:table-cell office:value-type="float" office:value="24.161428689" calcext:value-type="float">
            <text:p>24.16142868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8613" calcext:value-type="float">
            <text:p>0.00118613</text:p>
          </table:table-cell>
          <table:table-cell office:value-type="float" office:value="-0.020191868" calcext:value-type="float">
            <text:p>-0.020191868</text:p>
          </table:table-cell>
          <table:table-cell office:value-type="float" office:value="0.000342059" calcext:value-type="float">
            <text:p>0.000342059</text:p>
          </table:table-cell>
          <table:table-cell office:value-type="float" office:value="0.001904293" calcext:value-type="float">
            <text:p>0.001904293</text:p>
          </table:table-cell>
          <table:table-cell office:value-type="float" office:value="0.001828626" calcext:value-type="float">
            <text:p>0.0018286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2-03 10:35:1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60969" calcext:value-type="float">
            <text:p>0.13660969</text:p>
          </table:table-cell>
          <table:table-cell office:value-type="float" office:value="0.033547286" calcext:value-type="float">
            <text:p>0.033547286</text:p>
          </table:table-cell>
          <table:table-cell office:value-type="float" office:value="0.13330044" calcext:value-type="float">
            <text:p>0.13330044</text:p>
          </table:table-cell>
          <table:table-cell office:value-type="float" office:value="0.140088217" calcext:value-type="float">
            <text:p>0.140088217</text:p>
          </table:table-cell>
          <table:table-cell office:value-type="float" office:value="0.139615552" calcext:value-type="float">
            <text:p>0.1396155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92" calcext:value-type="float">
            <text:p>0.001116092</text:p>
          </table:table-cell>
          <table:table-cell office:value-type="float" office:value="0.000274079" calcext:value-type="float">
            <text:p>0.000274079</text:p>
          </table:table-cell>
          <table:table-cell office:value-type="float" office:value="0.001089056" calcext:value-type="float">
            <text:p>0.001089056</text:p>
          </table:table-cell>
          <table:table-cell office:value-type="float" office:value="0.001144512" calcext:value-type="float">
            <text:p>0.001144512</text:p>
          </table:table-cell>
          <table:table-cell office:value-type="float" office:value="0.00114065" calcext:value-type="float">
            <text:p>0.001140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31" calcext:value-type="float">
            <text:p>4.5831E-05</text:p>
          </table:table-cell>
          <table:table-cell office:value-type="float" office:value="-0.000796182" calcext:value-type="float">
            <text:p>-0.000796182</text:p>
          </table:table-cell>
          <table:table-cell office:value-type="float" office:value="0.000018794" calcext:value-type="float">
            <text:p>1.8794E-05</text:p>
          </table:table-cell>
          <table:table-cell office:value-type="float" office:value="0.00007425" calcext:value-type="float">
            <text:p>7.425E-05</text:p>
          </table:table-cell>
          <table:table-cell office:value-type="float" office:value="0.000070388" calcext:value-type="float">
            <text:p>7.038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78832" calcext:value-type="float">
            <text:p>24.160778832</text:p>
          </table:table-cell>
          <table:table-cell office:value-type="float" office:value="24.139981507" calcext:value-type="float">
            <text:p>24.139981507</text:p>
          </table:table-cell>
          <table:table-cell office:value-type="float" office:value="24.160111053" calcext:value-type="float">
            <text:p>24.160111053</text:p>
          </table:table-cell>
          <table:table-cell office:value-type="float" office:value="24.161480769" calcext:value-type="float">
            <text:p>24.161480769</text:p>
          </table:table-cell>
          <table:table-cell office:value-type="float" office:value="24.16138539" calcext:value-type="float">
            <text:p>24.1613853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61689" calcext:value-type="float">
            <text:p>0.001161689</text:p>
          </table:table-cell>
          <table:table-cell office:value-type="float" office:value="-0.020182239" calcext:value-type="float">
            <text:p>-0.020182239</text:p>
          </table:table-cell>
          <table:table-cell office:value-type="float" office:value="0.00047636" calcext:value-type="float">
            <text:p>0.00047636</text:p>
          </table:table-cell>
          <table:table-cell office:value-type="float" office:value="0.001882075" calcext:value-type="float">
            <text:p>0.001882075</text:p>
          </table:table-cell>
          <table:table-cell office:value-type="float" office:value="0.001784188" calcext:value-type="float">
            <text:p>0.0017841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2-03 10:35:21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06249" calcext:value-type="float">
            <text:p>0.136706249</text:p>
          </table:table-cell>
          <table:table-cell office:value-type="float" office:value="0.033866171" calcext:value-type="float">
            <text:p>0.033866171</text:p>
          </table:table-cell>
          <table:table-cell office:value-type="float" office:value="0.133213417" calcext:value-type="float">
            <text:p>0.133213417</text:p>
          </table:table-cell>
          <table:table-cell office:value-type="float" office:value="0.140078084" calcext:value-type="float">
            <text:p>0.140078084</text:p>
          </table:table-cell>
          <table:table-cell office:value-type="float" office:value="0.139554756" calcext:value-type="float">
            <text:p>0.1395547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81" calcext:value-type="float">
            <text:p>0.001116881</text:p>
          </table:table-cell>
          <table:table-cell office:value-type="float" office:value="0.000276684" calcext:value-type="float">
            <text:p>0.000276684</text:p>
          </table:table-cell>
          <table:table-cell office:value-type="float" office:value="0.001088345" calcext:value-type="float">
            <text:p>0.001088345</text:p>
          </table:table-cell>
          <table:table-cell office:value-type="float" office:value="0.001144429" calcext:value-type="float">
            <text:p>0.001144429</text:p>
          </table:table-cell>
          <table:table-cell office:value-type="float" office:value="0.001140153" calcext:value-type="float">
            <text:p>0.0011401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62" calcext:value-type="float">
            <text:p>4.662E-05</text:p>
          </table:table-cell>
          <table:table-cell office:value-type="float" office:value="-0.000793577" calcext:value-type="float">
            <text:p>-0.000793577</text:p>
          </table:table-cell>
          <table:table-cell office:value-type="float" office:value="0.000018083" calcext:value-type="float">
            <text:p>1.8083E-05</text:p>
          </table:table-cell>
          <table:table-cell office:value-type="float" office:value="0.000074167" calcext:value-type="float">
            <text:p>7.4167E-05</text:p>
          </table:table-cell>
          <table:table-cell office:value-type="float" office:value="0.000069892" calcext:value-type="float">
            <text:p>6.989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98317" calcext:value-type="float">
            <text:p>24.160798317</text:p>
          </table:table-cell>
          <table:table-cell office:value-type="float" office:value="24.140045856" calcext:value-type="float">
            <text:p>24.140045856</text:p>
          </table:table-cell>
          <table:table-cell office:value-type="float" office:value="24.160093492" calcext:value-type="float">
            <text:p>24.160093492</text:p>
          </table:table-cell>
          <table:table-cell office:value-type="float" office:value="24.161478725" calcext:value-type="float">
            <text:p>24.161478725</text:p>
          </table:table-cell>
          <table:table-cell office:value-type="float" office:value="24.161373121" calcext:value-type="float">
            <text:p>24.161373121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81686" calcext:value-type="float">
            <text:p>0.001181686</text:p>
          </table:table-cell>
          <table:table-cell office:value-type="float" office:value="-0.020116198" calcext:value-type="float">
            <text:p>-0.020116198</text:p>
          </table:table-cell>
          <table:table-cell office:value-type="float" office:value="0.000458338" calcext:value-type="float">
            <text:p>0.000458338</text:p>
          </table:table-cell>
          <table:table-cell office:value-type="float" office:value="0.001879976" calcext:value-type="float">
            <text:p>0.001879976</text:p>
          </table:table-cell>
          <table:table-cell office:value-type="float" office:value="0.001771597" calcext:value-type="float">
            <text:p>0.00177159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2-03 10:35:22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660354" calcext:value-type="float">
            <text:p>0.136660354</text:p>
          </table:table-cell>
          <table:table-cell office:value-type="float" office:value="0.032770042" calcext:value-type="float">
            <text:p>0.032770042</text:p>
          </table:table-cell>
          <table:table-cell office:value-type="float" office:value="0.132877246" calcext:value-type="float">
            <text:p>0.132877246</text:p>
          </table:table-cell>
          <table:table-cell office:value-type="float" office:value="0.140017884" calcext:value-type="float">
            <text:p>0.140017884</text:p>
          </table:table-cell>
          <table:table-cell office:value-type="float" office:value="0.140759366" calcext:value-type="float">
            <text:p>0.1407593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06" calcext:value-type="float">
            <text:p>0.001116506</text:p>
          </table:table-cell>
          <table:table-cell office:value-type="float" office:value="0.000267729" calcext:value-type="float">
            <text:p>0.000267729</text:p>
          </table:table-cell>
          <table:table-cell office:value-type="float" office:value="0.001085598" calcext:value-type="float">
            <text:p>0.001085598</text:p>
          </table:table-cell>
          <table:table-cell office:value-type="float" office:value="0.001143937" calcext:value-type="float">
            <text:p>0.001143937</text:p>
          </table:table-cell>
          <table:table-cell office:value-type="float" office:value="0.001149995" calcext:value-type="float">
            <text:p>0.0011499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245" calcext:value-type="float">
            <text:p>4.6245E-05</text:p>
          </table:table-cell>
          <table:table-cell office:value-type="float" office:value="-0.000802532" calcext:value-type="float">
            <text:p>-0.000802532</text:p>
          </table:table-cell>
          <table:table-cell office:value-type="float" office:value="0.000015337" calcext:value-type="float">
            <text:p>1.5337E-05</text:p>
          </table:table-cell>
          <table:table-cell office:value-type="float" office:value="0.000073676" calcext:value-type="float">
            <text:p>7.3676E-05</text:p>
          </table:table-cell>
          <table:table-cell office:value-type="float" office:value="0.000079733" calcext:value-type="float">
            <text:p>7.973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89055" calcext:value-type="float">
            <text:p>24.160789055</text:p>
          </table:table-cell>
          <table:table-cell office:value-type="float" office:value="24.139824662" calcext:value-type="float">
            <text:p>24.139824662</text:p>
          </table:table-cell>
          <table:table-cell office:value-type="float" office:value="24.160025656" calcext:value-type="float">
            <text:p>24.160025656</text:p>
          </table:table-cell>
          <table:table-cell office:value-type="float" office:value="24.161466577" calcext:value-type="float">
            <text:p>24.161466577</text:p>
          </table:table-cell>
          <table:table-cell office:value-type="float" office:value="24.161616201" calcext:value-type="float">
            <text:p>24.161616201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72182" calcext:value-type="float">
            <text:p>0.001172182</text:p>
          </table:table-cell>
          <table:table-cell office:value-type="float" office:value="-0.020343207" calcext:value-type="float">
            <text:p>-0.020343207</text:p>
          </table:table-cell>
          <table:table-cell office:value-type="float" office:value="0.000388719" calcext:value-type="float">
            <text:p>0.000388719</text:p>
          </table:table-cell>
          <table:table-cell office:value-type="float" office:value="0.001867509" calcext:value-type="float">
            <text:p>0.001867509</text:p>
          </table:table-cell>
          <table:table-cell office:value-type="float" office:value="0.002021066" calcext:value-type="float">
            <text:p>0.0020210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2-03 10:35:23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702077" calcext:value-type="float">
            <text:p>0.136702077</text:p>
          </table:table-cell>
          <table:table-cell office:value-type="float" office:value="0.032724146" calcext:value-type="float">
            <text:p>0.032724146</text:p>
          </table:table-cell>
          <table:table-cell office:value-type="float" office:value="0.132779495" calcext:value-type="float">
            <text:p>0.132779495</text:p>
          </table:table-cell>
          <table:table-cell office:value-type="float" office:value="0.139856951" calcext:value-type="float">
            <text:p>0.139856951</text:p>
          </table:table-cell>
          <table:table-cell office:value-type="float" office:value="0.14078738" calcext:value-type="float">
            <text:p>0.140787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47" calcext:value-type="float">
            <text:p>0.001116847</text:p>
          </table:table-cell>
          <table:table-cell office:value-type="float" office:value="0.000267354" calcext:value-type="float">
            <text:p>0.000267354</text:p>
          </table:table-cell>
          <table:table-cell office:value-type="float" office:value="0.0010848" calcext:value-type="float">
            <text:p>0.0010848</text:p>
          </table:table-cell>
          <table:table-cell office:value-type="float" office:value="0.001142622" calcext:value-type="float">
            <text:p>0.001142622</text:p>
          </table:table-cell>
          <table:table-cell office:value-type="float" office:value="0.001150224" calcext:value-type="float">
            <text:p>0.0011502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586" calcext:value-type="float">
            <text:p>4.6586E-05</text:p>
          </table:table-cell>
          <table:table-cell office:value-type="float" office:value="-0.000802907" calcext:value-type="float">
            <text:p>-0.000802907</text:p>
          </table:table-cell>
          <table:table-cell office:value-type="float" office:value="0.000014538" calcext:value-type="float">
            <text:p>1.4538E-05</text:p>
          </table:table-cell>
          <table:table-cell office:value-type="float" office:value="0.000072361" calcext:value-type="float">
            <text:p>7.2361E-05</text:p>
          </table:table-cell>
          <table:table-cell office:value-type="float" office:value="0.000079962" calcext:value-type="float">
            <text:p>7.99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59334" calcext:value-type="float">
            <text:p>24.175959334</text:p>
          </table:table-cell>
          <table:table-cell office:value-type="float" office:value="24.15497755" calcext:value-type="float">
            <text:p>24.15497755</text:p>
          </table:table-cell>
          <table:table-cell office:value-type="float" office:value="24.175167801" calcext:value-type="float">
            <text:p>24.175167801</text:p>
          </table:table-cell>
          <table:table-cell office:value-type="float" office:value="24.176595952" calcext:value-type="float">
            <text:p>24.176595952</text:p>
          </table:table-cell>
          <table:table-cell office:value-type="float" office:value="24.176783702" calcext:value-type="float">
            <text:p>24.17678370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80822" calcext:value-type="float">
            <text:p>0.001180822</text:p>
          </table:table-cell>
          <table:table-cell office:value-type="float" office:value="-0.020352712" calcext:value-type="float">
            <text:p>-0.020352712</text:p>
          </table:table-cell>
          <table:table-cell office:value-type="float" office:value="0.000368475" calcext:value-type="float">
            <text:p>0.000368475</text:p>
          </table:table-cell>
          <table:table-cell office:value-type="float" office:value="0.001834181" calcext:value-type="float">
            <text:p>0.001834181</text:p>
          </table:table-cell>
          <table:table-cell office:value-type="float" office:value="0.002026867" calcext:value-type="float">
            <text:p>0.0020268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2-03 10:35:24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87908" calcext:value-type="float">
            <text:p>0.136787908</text:p>
          </table:table-cell>
          <table:table-cell office:value-type="float" office:value="0.032712821" calcext:value-type="float">
            <text:p>0.032712821</text:p>
          </table:table-cell>
          <table:table-cell office:value-type="float" office:value="0.132758633" calcext:value-type="float">
            <text:p>0.132758633</text:p>
          </table:table-cell>
          <table:table-cell office:value-type="float" office:value="0.139839666" calcext:value-type="float">
            <text:p>0.139839666</text:p>
          </table:table-cell>
          <table:table-cell office:value-type="float" office:value="0.140776055" calcext:value-type="float">
            <text:p>0.1407760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548" calcext:value-type="float">
            <text:p>0.001117548</text:p>
          </table:table-cell>
          <table:table-cell office:value-type="float" office:value="0.000267262" calcext:value-type="float">
            <text:p>0.000267262</text:p>
          </table:table-cell>
          <table:table-cell office:value-type="float" office:value="0.001084629" calcext:value-type="float">
            <text:p>0.001084629</text:p>
          </table:table-cell>
          <table:table-cell office:value-type="float" office:value="0.001142481" calcext:value-type="float">
            <text:p>0.001142481</text:p>
          </table:table-cell>
          <table:table-cell office:value-type="float" office:value="0.001150131" calcext:value-type="float">
            <text:p>0.0011501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287" calcext:value-type="float">
            <text:p>4.7287E-05</text:p>
          </table:table-cell>
          <table:table-cell office:value-type="float" office:value="-0.000803" calcext:value-type="float">
            <text:p>-0.000803</text:p>
          </table:table-cell>
          <table:table-cell office:value-type="float" office:value="0.000014368" calcext:value-type="float">
            <text:p>1.4368E-05</text:p>
          </table:table-cell>
          <table:table-cell office:value-type="float" office:value="0.000072219" calcext:value-type="float">
            <text:p>7.2219E-05</text:p>
          </table:table-cell>
          <table:table-cell office:value-type="float" office:value="0.00007987" calcext:value-type="float">
            <text:p>7.9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14795" calcext:value-type="float">
            <text:p>24.160814795</text:p>
          </table:table-cell>
          <table:table-cell office:value-type="float" office:value="24.139813116" calcext:value-type="float">
            <text:p>24.139813116</text:p>
          </table:table-cell>
          <table:table-cell office:value-type="float" office:value="24.160001721" calcext:value-type="float">
            <text:p>24.160001721</text:p>
          </table:table-cell>
          <table:table-cell office:value-type="float" office:value="24.161430614" calcext:value-type="float">
            <text:p>24.161430614</text:p>
          </table:table-cell>
          <table:table-cell office:value-type="float" office:value="24.161619569" calcext:value-type="float">
            <text:p>24.16161956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98597" calcext:value-type="float">
            <text:p>0.001198597</text:p>
          </table:table-cell>
          <table:table-cell office:value-type="float" office:value="-0.020355057" calcext:value-type="float">
            <text:p>-0.020355057</text:p>
          </table:table-cell>
          <table:table-cell office:value-type="float" office:value="0.000364154" calcext:value-type="float">
            <text:p>0.000364154</text:p>
          </table:table-cell>
          <table:table-cell office:value-type="float" office:value="0.001830601" calcext:value-type="float">
            <text:p>0.001830601</text:p>
          </table:table-cell>
          <table:table-cell office:value-type="float" office:value="0.002024522" calcext:value-type="float">
            <text:p>0.00202452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2-03 10:35:26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79804" calcext:value-type="float">
            <text:p>0.13679804</text:p>
          </table:table-cell>
          <table:table-cell office:value-type="float" office:value="0.032848124" calcext:value-type="float">
            <text:p>0.032848124</text:p>
          </table:table-cell>
          <table:table-cell office:value-type="float" office:value="0.133023278" calcext:value-type="float">
            <text:p>0.133023278</text:p>
          </table:table-cell>
          <table:table-cell office:value-type="float" office:value="0.139732377" calcext:value-type="float">
            <text:p>0.139732377</text:p>
          </table:table-cell>
          <table:table-cell office:value-type="float" office:value="0.140512602" calcext:value-type="float">
            <text:p>0.1405126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631" calcext:value-type="float">
            <text:p>0.001117631</text:p>
          </table:table-cell>
          <table:table-cell office:value-type="float" office:value="0.000268367" calcext:value-type="float">
            <text:p>0.000268367</text:p>
          </table:table-cell>
          <table:table-cell office:value-type="float" office:value="0.001086791" calcext:value-type="float">
            <text:p>0.001086791</text:p>
          </table:table-cell>
          <table:table-cell office:value-type="float" office:value="0.001141604" calcext:value-type="float">
            <text:p>0.001141604</text:p>
          </table:table-cell>
          <table:table-cell office:value-type="float" office:value="0.001147979" calcext:value-type="float">
            <text:p>0.0011479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37" calcext:value-type="float">
            <text:p>4.737E-05</text:p>
          </table:table-cell>
          <table:table-cell office:value-type="float" office:value="-0.000801894" calcext:value-type="float">
            <text:p>-0.000801894</text:p>
          </table:table-cell>
          <table:table-cell office:value-type="float" office:value="0.00001653" calcext:value-type="float">
            <text:p>1.653E-05</text:p>
          </table:table-cell>
          <table:table-cell office:value-type="float" office:value="0.000071343" calcext:value-type="float">
            <text:p>7.1343E-05</text:p>
          </table:table-cell>
          <table:table-cell office:value-type="float" office:value="0.000077717" calcext:value-type="float">
            <text:p>7.771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924745" calcext:value-type="float">
            <text:p>24.170924745</text:p>
          </table:table-cell>
          <table:table-cell office:value-type="float" office:value="24.149948518" calcext:value-type="float">
            <text:p>24.149948518</text:p>
          </table:table-cell>
          <table:table-cell office:value-type="float" office:value="24.170163037" calcext:value-type="float">
            <text:p>24.170163037</text:p>
          </table:table-cell>
          <table:table-cell office:value-type="float" office:value="24.171516864" calcext:value-type="float">
            <text:p>24.171516864</text:p>
          </table:table-cell>
          <table:table-cell office:value-type="float" office:value="24.171674306" calcext:value-type="float">
            <text:p>24.171674306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200696" calcext:value-type="float">
            <text:p>0.001200696</text:p>
          </table:table-cell>
          <table:table-cell office:value-type="float" office:value="-0.020327036" calcext:value-type="float">
            <text:p>-0.020327036</text:p>
          </table:table-cell>
          <table:table-cell office:value-type="float" office:value="0.000418961" calcext:value-type="float">
            <text:p>0.000418961</text:p>
          </table:table-cell>
          <table:table-cell office:value-type="float" office:value="0.001808382" calcext:value-type="float">
            <text:p>0.001808382</text:p>
          </table:table-cell>
          <table:table-cell office:value-type="float" office:value="0.001969962" calcext:value-type="float">
            <text:p>0.00196996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2-03 10:35:27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934535" calcext:value-type="float">
            <text:p>0.136934535</text:p>
          </table:table-cell>
          <table:table-cell office:value-type="float" office:value="0.032808189" calcext:value-type="float">
            <text:p>0.032808189</text:p>
          </table:table-cell>
          <table:table-cell office:value-type="float" office:value="0.132452265" calcext:value-type="float">
            <text:p>0.132452265</text:p>
          </table:table-cell>
          <table:table-cell office:value-type="float" office:value="0.139681117" calcext:value-type="float">
            <text:p>0.139681117</text:p>
          </table:table-cell>
          <table:table-cell office:value-type="float" office:value="0.140001194" calcext:value-type="float">
            <text:p>0.1400011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746" calcext:value-type="float">
            <text:p>0.001118746</text:p>
          </table:table-cell>
          <table:table-cell office:value-type="float" office:value="0.000268041" calcext:value-type="float">
            <text:p>0.000268041</text:p>
          </table:table-cell>
          <table:table-cell office:value-type="float" office:value="0.001082126" calcext:value-type="float">
            <text:p>0.001082126</text:p>
          </table:table-cell>
          <table:table-cell office:value-type="float" office:value="0.001141186" calcext:value-type="float">
            <text:p>0.001141186</text:p>
          </table:table-cell>
          <table:table-cell office:value-type="float" office:value="0.001143801" calcext:value-type="float">
            <text:p>0.0011438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485" calcext:value-type="float">
            <text:p>4.8485E-05</text:p>
          </table:table-cell>
          <table:table-cell office:value-type="float" office:value="-0.000802221" calcext:value-type="float">
            <text:p>-0.000802221</text:p>
          </table:table-cell>
          <table:table-cell office:value-type="float" office:value="0.000011865" calcext:value-type="float">
            <text:p>1.1865E-05</text:p>
          </table:table-cell>
          <table:table-cell office:value-type="float" office:value="0.000070924" calcext:value-type="float">
            <text:p>7.0924E-05</text:p>
          </table:table-cell>
          <table:table-cell office:value-type="float" office:value="0.000073539" calcext:value-type="float">
            <text:p>7.353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98336" calcext:value-type="float">
            <text:p>24.165898336</text:p>
          </table:table-cell>
          <table:table-cell office:value-type="float" office:value="24.144886409" calcext:value-type="float">
            <text:p>24.144886409</text:p>
          </table:table-cell>
          <table:table-cell office:value-type="float" office:value="24.164993855" calcext:value-type="float">
            <text:p>24.164993855</text:p>
          </table:table-cell>
          <table:table-cell office:value-type="float" office:value="24.16645257" calcext:value-type="float">
            <text:p>24.16645257</text:p>
          </table:table-cell>
          <table:table-cell office:value-type="float" office:value="24.166517159" calcext:value-type="float">
            <text:p>24.166517159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228963" calcext:value-type="float">
            <text:p>0.001228963</text:p>
          </table:table-cell>
          <table:table-cell office:value-type="float" office:value="-0.020335307" calcext:value-type="float">
            <text:p>-0.020335307</text:p>
          </table:table-cell>
          <table:table-cell office:value-type="float" office:value="0.000300707" calcext:value-type="float">
            <text:p>0.000300707</text:p>
          </table:table-cell>
          <table:table-cell office:value-type="float" office:value="0.001797766" calcext:value-type="float">
            <text:p>0.001797766</text:p>
          </table:table-cell>
          <table:table-cell office:value-type="float" office:value="0.001864053" calcext:value-type="float">
            <text:p>0.0018640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2-03 10:35:28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84036" calcext:value-type="float">
            <text:p>0.13684036</text:p>
          </table:table-cell>
          <table:table-cell office:value-type="float" office:value="0.032953028" calcext:value-type="float">
            <text:p>0.032953028</text:p>
          </table:table-cell>
          <table:table-cell office:value-type="float" office:value="0.133187191" calcext:value-type="float">
            <text:p>0.133187191</text:p>
          </table:table-cell>
          <table:table-cell office:value-type="float" office:value="0.1396084" calcext:value-type="float">
            <text:p>0.1396084</text:p>
          </table:table-cell>
          <table:table-cell office:value-type="float" office:value="0.140316503" calcext:value-type="float">
            <text:p>0.1403165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977" calcext:value-type="float">
            <text:p>0.001117977</text:p>
          </table:table-cell>
          <table:table-cell office:value-type="float" office:value="0.000269224" calcext:value-type="float">
            <text:p>0.000269224</text:p>
          </table:table-cell>
          <table:table-cell office:value-type="float" office:value="0.001088131" calcext:value-type="float">
            <text:p>0.001088131</text:p>
          </table:table-cell>
          <table:table-cell office:value-type="float" office:value="0.001140592" calcext:value-type="float">
            <text:p>0.001140592</text:p>
          </table:table-cell>
          <table:table-cell office:value-type="float" office:value="0.001146377" calcext:value-type="float">
            <text:p>0.0011463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715" calcext:value-type="float">
            <text:p>4.7715E-05</text:p>
          </table:table-cell>
          <table:table-cell office:value-type="float" office:value="-0.000801037" calcext:value-type="float">
            <text:p>-0.000801037</text:p>
          </table:table-cell>
          <table:table-cell office:value-type="float" office:value="0.000017869" calcext:value-type="float">
            <text:p>1.7869E-05</text:p>
          </table:table-cell>
          <table:table-cell office:value-type="float" office:value="0.00007033" calcext:value-type="float">
            <text:p>7.033E-05</text:p>
          </table:table-cell>
          <table:table-cell office:value-type="float" office:value="0.000076115" calcext:value-type="float">
            <text:p>7.61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25379" calcext:value-type="float">
            <text:p>24.160825379</text:p>
          </table:table-cell>
          <table:table-cell office:value-type="float" office:value="24.139861588" calcext:value-type="float">
            <text:p>24.139861588</text:p>
          </table:table-cell>
          <table:table-cell office:value-type="float" office:value="24.1600882" calcext:value-type="float">
            <text:p>24.1600882</text:p>
          </table:table-cell>
          <table:table-cell office:value-type="float" office:value="24.161383946" calcext:value-type="float">
            <text:p>24.161383946</text:p>
          </table:table-cell>
          <table:table-cell office:value-type="float" office:value="24.161526835" calcext:value-type="float">
            <text:p>24.16152683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0946" calcext:value-type="float">
            <text:p>0.00120946</text:p>
          </table:table-cell>
          <table:table-cell office:value-type="float" office:value="-0.02030531" calcext:value-type="float">
            <text:p>-0.02030531</text:p>
          </table:table-cell>
          <table:table-cell office:value-type="float" office:value="0.000452907" calcext:value-type="float">
            <text:p>0.000452907</text:p>
          </table:table-cell>
          <table:table-cell office:value-type="float" office:value="0.001782707" calcext:value-type="float">
            <text:p>0.001782707</text:p>
          </table:table-cell>
          <table:table-cell office:value-type="float" office:value="0.001929351" calcext:value-type="float">
            <text:p>0.0019293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2-03 10:35:3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839764" calcext:value-type="float">
            <text:p>0.136839764</text:p>
          </table:table-cell>
          <table:table-cell office:value-type="float" office:value="0.033130054" calcext:value-type="float">
            <text:p>0.033130054</text:p>
          </table:table-cell>
          <table:table-cell office:value-type="float" office:value="0.133318917" calcext:value-type="float">
            <text:p>0.133318917</text:p>
          </table:table-cell>
          <table:table-cell office:value-type="float" office:value="0.139604227" calcext:value-type="float">
            <text:p>0.139604227</text:p>
          </table:table-cell>
          <table:table-cell office:value-type="float" office:value="0.139979141" calcext:value-type="float">
            <text:p>0.1399791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972" calcext:value-type="float">
            <text:p>0.001117972</text:p>
          </table:table-cell>
          <table:table-cell office:value-type="float" office:value="0.00027067" calcext:value-type="float">
            <text:p>0.00027067</text:p>
          </table:table-cell>
          <table:table-cell office:value-type="float" office:value="0.001089207" calcext:value-type="float">
            <text:p>0.001089207</text:p>
          </table:table-cell>
          <table:table-cell office:value-type="float" office:value="0.001140557" calcext:value-type="float">
            <text:p>0.001140557</text:p>
          </table:table-cell>
          <table:table-cell office:value-type="float" office:value="0.00114362" calcext:value-type="float">
            <text:p>0.001143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71" calcext:value-type="float">
            <text:p>4.771E-05</text:p>
          </table:table-cell>
          <table:table-cell office:value-type="float" office:value="-0.000799591" calcext:value-type="float">
            <text:p>-0.000799591</text:p>
          </table:table-cell>
          <table:table-cell office:value-type="float" office:value="0.000018945" calcext:value-type="float">
            <text:p>1.8945E-05</text:p>
          </table:table-cell>
          <table:table-cell office:value-type="float" office:value="0.000070296" calcext:value-type="float">
            <text:p>7.0296E-05</text:p>
          </table:table-cell>
          <table:table-cell office:value-type="float" office:value="0.000073359" calcext:value-type="float">
            <text:p>7.33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71306" calcext:value-type="float">
            <text:p>24.155771306</text:p>
          </table:table-cell>
          <table:table-cell office:value-type="float" office:value="24.134843262" calcext:value-type="float">
            <text:p>24.134843262</text:p>
          </table:table-cell>
          <table:table-cell office:value-type="float" office:value="24.155060826" calcext:value-type="float">
            <text:p>24.155060826</text:p>
          </table:table-cell>
          <table:table-cell office:value-type="float" office:value="24.156329154" calcext:value-type="float">
            <text:p>24.156329154</text:p>
          </table:table-cell>
          <table:table-cell office:value-type="float" office:value="24.156404809" calcext:value-type="float">
            <text:p>24.15640480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09336" calcext:value-type="float">
            <text:p>0.001209336</text:p>
          </table:table-cell>
          <table:table-cell office:value-type="float" office:value="-0.020268648" calcext:value-type="float">
            <text:p>-0.020268648</text:p>
          </table:table-cell>
          <table:table-cell office:value-type="float" office:value="0.000480187" calcext:value-type="float">
            <text:p>0.000480187</text:p>
          </table:table-cell>
          <table:table-cell office:value-type="float" office:value="0.001781843" calcext:value-type="float">
            <text:p>0.001781843</text:p>
          </table:table-cell>
          <table:table-cell office:value-type="float" office:value="0.001859485" calcext:value-type="float">
            <text:p>0.00185948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2-03 10:35:31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8946" calcext:value-type="float">
            <text:p>0.1368946</text:p>
          </table:table-cell>
          <table:table-cell office:value-type="float" office:value="0.033075217" calcext:value-type="float">
            <text:p>0.033075217</text:p>
          </table:table-cell>
          <table:table-cell office:value-type="float" office:value="0.133280174" calcext:value-type="float">
            <text:p>0.133280174</text:p>
          </table:table-cell>
          <table:table-cell office:value-type="float" office:value="0.139476077" calcext:value-type="float">
            <text:p>0.139476077</text:p>
          </table:table-cell>
          <table:table-cell office:value-type="float" office:value="0.140113847" calcext:value-type="float">
            <text:p>0.1401138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2" calcext:value-type="float">
            <text:p>0.00111842</text:p>
          </table:table-cell>
          <table:table-cell office:value-type="float" office:value="0.000270222" calcext:value-type="float">
            <text:p>0.000270222</text:p>
          </table:table-cell>
          <table:table-cell office:value-type="float" office:value="0.00108889" calcext:value-type="float">
            <text:p>0.00108889</text:p>
          </table:table-cell>
          <table:table-cell office:value-type="float" office:value="0.00113951" calcext:value-type="float">
            <text:p>0.00113951</text:p>
          </table:table-cell>
          <table:table-cell office:value-type="float" office:value="0.001144721" calcext:value-type="float">
            <text:p>0.0011447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158" calcext:value-type="float">
            <text:p>4.8158E-05</text:p>
          </table:table-cell>
          <table:table-cell office:value-type="float" office:value="-0.000800039" calcext:value-type="float">
            <text:p>-0.000800039</text:p>
          </table:table-cell>
          <table:table-cell office:value-type="float" office:value="0.000018629" calcext:value-type="float">
            <text:p>1.8629E-05</text:p>
          </table:table-cell>
          <table:table-cell office:value-type="float" office:value="0.000069249" calcext:value-type="float">
            <text:p>6.9249E-05</text:p>
          </table:table-cell>
          <table:table-cell office:value-type="float" office:value="0.00007446" calcext:value-type="float">
            <text:p>7.44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90277" calcext:value-type="float">
            <text:p>24.165890277</text:p>
          </table:table-cell>
          <table:table-cell office:value-type="float" office:value="24.144940294" calcext:value-type="float">
            <text:p>24.144940294</text:p>
          </table:table-cell>
          <table:table-cell office:value-type="float" office:value="24.165160919" calcext:value-type="float">
            <text:p>24.165160919</text:p>
          </table:table-cell>
          <table:table-cell office:value-type="float" office:value="24.166411195" calcext:value-type="float">
            <text:p>24.166411195</text:p>
          </table:table-cell>
          <table:table-cell office:value-type="float" office:value="24.166539891" calcext:value-type="float">
            <text:p>24.166539891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220693" calcext:value-type="float">
            <text:p>0.001220693</text:p>
          </table:table-cell>
          <table:table-cell office:value-type="float" office:value="-0.020280005" calcext:value-type="float">
            <text:p>-0.020280005</text:p>
          </table:table-cell>
          <table:table-cell office:value-type="float" office:value="0.000472163" calcext:value-type="float">
            <text:p>0.000472163</text:p>
          </table:table-cell>
          <table:table-cell office:value-type="float" office:value="0.001755304" calcext:value-type="float">
            <text:p>0.001755304</text:p>
          </table:table-cell>
          <table:table-cell office:value-type="float" office:value="0.001887382" calcext:value-type="float">
            <text:p>0.00188738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2-03 10:35:32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930959" calcext:value-type="float">
            <text:p>0.136930959</text:p>
          </table:table-cell>
          <table:table-cell office:value-type="float" office:value="0.033738021" calcext:value-type="float">
            <text:p>0.033738021</text:p>
          </table:table-cell>
          <table:table-cell office:value-type="float" office:value="0.133269445" calcext:value-type="float">
            <text:p>0.133269445</text:p>
          </table:table-cell>
          <table:table-cell office:value-type="float" office:value="0.13948323" calcext:value-type="float">
            <text:p>0.13948323</text:p>
          </table:table-cell>
          <table:table-cell office:value-type="float" office:value="0.139389055" calcext:value-type="float">
            <text:p>0.1393890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717" calcext:value-type="float">
            <text:p>0.001118717</text:p>
          </table:table-cell>
          <table:table-cell office:value-type="float" office:value="0.000275637" calcext:value-type="float">
            <text:p>0.000275637</text:p>
          </table:table-cell>
          <table:table-cell office:value-type="float" office:value="0.001088803" calcext:value-type="float">
            <text:p>0.001088803</text:p>
          </table:table-cell>
          <table:table-cell office:value-type="float" office:value="0.001139569" calcext:value-type="float">
            <text:p>0.001139569</text:p>
          </table:table-cell>
          <table:table-cell office:value-type="float" office:value="0.001138799" calcext:value-type="float">
            <text:p>0.0011387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456" calcext:value-type="float">
            <text:p>4.8456E-05</text:p>
          </table:table-cell>
          <table:table-cell office:value-type="float" office:value="-0.000794624" calcext:value-type="float">
            <text:p>-0.000794624</text:p>
          </table:table-cell>
          <table:table-cell office:value-type="float" office:value="0.000018541" calcext:value-type="float">
            <text:p>1.8541E-05</text:p>
          </table:table-cell>
          <table:table-cell office:value-type="float" office:value="0.000069307" calcext:value-type="float">
            <text:p>6.9307E-05</text:p>
          </table:table-cell>
          <table:table-cell office:value-type="float" office:value="0.000068538" calcext:value-type="float">
            <text:p>6.853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951567" calcext:value-type="float">
            <text:p>24.170951567</text:p>
          </table:table-cell>
          <table:table-cell office:value-type="float" office:value="24.150128093" calcext:value-type="float">
            <text:p>24.150128093</text:p>
          </table:table-cell>
          <table:table-cell office:value-type="float" office:value="24.170212711" calcext:value-type="float">
            <text:p>24.170212711</text:p>
          </table:table-cell>
          <table:table-cell office:value-type="float" office:value="24.171466589" calcext:value-type="float">
            <text:p>24.171466589</text:p>
          </table:table-cell>
          <table:table-cell office:value-type="float" office:value="24.171447585" calcext:value-type="float">
            <text:p>24.171447585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228223" calcext:value-type="float">
            <text:p>0.001228223</text:p>
          </table:table-cell>
          <table:table-cell office:value-type="float" office:value="-0.020142738" calcext:value-type="float">
            <text:p>-0.020142738</text:p>
          </table:table-cell>
          <table:table-cell office:value-type="float" office:value="0.000469941" calcext:value-type="float">
            <text:p>0.000469941</text:p>
          </table:table-cell>
          <table:table-cell office:value-type="float" office:value="0.001756785" calcext:value-type="float">
            <text:p>0.001756785</text:p>
          </table:table-cell>
          <table:table-cell office:value-type="float" office:value="0.001737282" calcext:value-type="float">
            <text:p>0.00173728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2-03 10:35:3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138383" calcext:value-type="float">
            <text:p>0.137138383</text:p>
          </table:table-cell>
          <table:table-cell office:value-type="float" office:value="0.033562783" calcext:value-type="float">
            <text:p>0.033562783</text:p>
          </table:table-cell>
          <table:table-cell office:value-type="float" office:value="0.132681147" calcext:value-type="float">
            <text:p>0.132681147</text:p>
          </table:table-cell>
          <table:table-cell office:value-type="float" office:value="0.139410512" calcext:value-type="float">
            <text:p>0.139410512</text:p>
          </table:table-cell>
          <table:table-cell office:value-type="float" office:value="0.139465945" calcext:value-type="float">
            <text:p>0.1394659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412" calcext:value-type="float">
            <text:p>0.001120412</text:p>
          </table:table-cell>
          <table:table-cell office:value-type="float" office:value="0.000274206" calcext:value-type="float">
            <text:p>0.000274206</text:p>
          </table:table-cell>
          <table:table-cell office:value-type="float" office:value="0.001083996" calcext:value-type="float">
            <text:p>0.001083996</text:p>
          </table:table-cell>
          <table:table-cell office:value-type="float" office:value="0.001138975" calcext:value-type="float">
            <text:p>0.001138975</text:p>
          </table:table-cell>
          <table:table-cell office:value-type="float" office:value="0.001139428" calcext:value-type="float">
            <text:p>0.0011394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15" calcext:value-type="float">
            <text:p>5.015E-05</text:p>
          </table:table-cell>
          <table:table-cell office:value-type="float" office:value="-0.000796056" calcext:value-type="float">
            <text:p>-0.000796056</text:p>
          </table:table-cell>
          <table:table-cell office:value-type="float" office:value="0.000013735" calcext:value-type="float">
            <text:p>1.3735E-05</text:p>
          </table:table-cell>
          <table:table-cell office:value-type="float" office:value="0.000068713" calcext:value-type="float">
            <text:p>6.8713E-05</text:p>
          </table:table-cell>
          <table:table-cell office:value-type="float" office:value="0.000069166" calcext:value-type="float">
            <text:p>6.916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31566" calcext:value-type="float">
            <text:p>24.155831566</text:p>
          </table:table-cell>
          <table:table-cell office:value-type="float" office:value="24.134930586" calcext:value-type="float">
            <text:p>24.134930586</text:p>
          </table:table-cell>
          <table:table-cell office:value-type="float" office:value="24.154932128" calcext:value-type="float">
            <text:p>24.154932128</text:p>
          </table:table-cell>
          <table:table-cell office:value-type="float" office:value="24.156290064" calcext:value-type="float">
            <text:p>24.156290064</text:p>
          </table:table-cell>
          <table:table-cell office:value-type="float" office:value="24.15630125" calcext:value-type="float">
            <text:p>24.15630125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71179" calcext:value-type="float">
            <text:p>0.001271179</text:p>
          </table:table-cell>
          <table:table-cell office:value-type="float" office:value="-0.02017903" calcext:value-type="float">
            <text:p>-0.02017903</text:p>
          </table:table-cell>
          <table:table-cell office:value-type="float" office:value="0.000348108" calcext:value-type="float">
            <text:p>0.000348108</text:p>
          </table:table-cell>
          <table:table-cell office:value-type="float" office:value="0.001741725" calcext:value-type="float">
            <text:p>0.001741725</text:p>
          </table:table-cell>
          <table:table-cell office:value-type="float" office:value="0.001753205" calcext:value-type="float">
            <text:p>0.00175320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2-03 10:35:3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107389" calcext:value-type="float">
            <text:p>0.137107389</text:p>
          </table:table-cell>
          <table:table-cell office:value-type="float" office:value="0.033587221" calcext:value-type="float">
            <text:p>0.033587221</text:p>
          </table:table-cell>
          <table:table-cell office:value-type="float" office:value="0.13266565" calcext:value-type="float">
            <text:p>0.13266565</text:p>
          </table:table-cell>
          <table:table-cell office:value-type="float" office:value="0.139351504" calcext:value-type="float">
            <text:p>0.139351504</text:p>
          </table:table-cell>
          <table:table-cell office:value-type="float" office:value="0.139741318" calcext:value-type="float">
            <text:p>0.1397413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58" calcext:value-type="float">
            <text:p>0.001120158</text:p>
          </table:table-cell>
          <table:table-cell office:value-type="float" office:value="0.000274405" calcext:value-type="float">
            <text:p>0.000274405</text:p>
          </table:table-cell>
          <table:table-cell office:value-type="float" office:value="0.00108387" calcext:value-type="float">
            <text:p>0.00108387</text:p>
          </table:table-cell>
          <table:table-cell office:value-type="float" office:value="0.001138493" calcext:value-type="float">
            <text:p>0.001138493</text:p>
          </table:table-cell>
          <table:table-cell office:value-type="float" office:value="0.001141677" calcext:value-type="float">
            <text:p>0.0011416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897" calcext:value-type="float">
            <text:p>4.9897E-05</text:p>
          </table:table-cell>
          <table:table-cell office:value-type="float" office:value="-0.000795856" calcext:value-type="float">
            <text:p>-0.000795856</text:p>
          </table:table-cell>
          <table:table-cell office:value-type="float" office:value="0.000013608" calcext:value-type="float">
            <text:p>1.3608E-05</text:p>
          </table:table-cell>
          <table:table-cell office:value-type="float" office:value="0.000068231" calcext:value-type="float">
            <text:p>6.8231E-05</text:p>
          </table:table-cell>
          <table:table-cell office:value-type="float" office:value="0.000071416" calcext:value-type="float">
            <text:p>7.141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25311" calcext:value-type="float">
            <text:p>24.155825311</text:p>
          </table:table-cell>
          <table:table-cell office:value-type="float" office:value="24.134935517" calcext:value-type="float">
            <text:p>24.134935517</text:p>
          </table:table-cell>
          <table:table-cell office:value-type="float" office:value="24.154929001" calcext:value-type="float">
            <text:p>24.154929001</text:p>
          </table:table-cell>
          <table:table-cell office:value-type="float" office:value="24.156278157" calcext:value-type="float">
            <text:p>24.156278157</text:p>
          </table:table-cell>
          <table:table-cell office:value-type="float" office:value="24.156356818" calcext:value-type="float">
            <text:p>24.15635681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6476" calcext:value-type="float">
            <text:p>0.00126476</text:p>
          </table:table-cell>
          <table:table-cell office:value-type="float" office:value="-0.020173969" calcext:value-type="float">
            <text:p>-0.020173969</text:p>
          </table:table-cell>
          <table:table-cell office:value-type="float" office:value="0.000344898" calcext:value-type="float">
            <text:p>0.000344898</text:p>
          </table:table-cell>
          <table:table-cell office:value-type="float" office:value="0.001729505" calcext:value-type="float">
            <text:p>0.001729505</text:p>
          </table:table-cell>
          <table:table-cell office:value-type="float" office:value="0.001810234" calcext:value-type="float">
            <text:p>0.0018102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2-03 10:35:36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132423" calcext:value-type="float">
            <text:p>0.137132423</text:p>
          </table:table-cell>
          <table:table-cell office:value-type="float" office:value="0.033001308" calcext:value-type="float">
            <text:p>0.033001308</text:p>
          </table:table-cell>
          <table:table-cell office:value-type="float" office:value="0.13262035" calcext:value-type="float">
            <text:p>0.13262035</text:p>
          </table:table-cell>
          <table:table-cell office:value-type="float" office:value="0.139321105" calcext:value-type="float">
            <text:p>0.139321105</text:p>
          </table:table-cell>
          <table:table-cell office:value-type="float" office:value="0.139527934" calcext:value-type="float">
            <text:p>0.1395279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363" calcext:value-type="float">
            <text:p>0.001120363</text:p>
          </table:table-cell>
          <table:table-cell office:value-type="float" office:value="0.000269619" calcext:value-type="float">
            <text:p>0.000269619</text:p>
          </table:table-cell>
          <table:table-cell office:value-type="float" office:value="0.0010835" calcext:value-type="float">
            <text:p>0.0010835</text:p>
          </table:table-cell>
          <table:table-cell office:value-type="float" office:value="0.001138244" calcext:value-type="float">
            <text:p>0.001138244</text:p>
          </table:table-cell>
          <table:table-cell office:value-type="float" office:value="0.001139934" calcext:value-type="float">
            <text:p>0.0011399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101" calcext:value-type="float">
            <text:p>5.0101E-05</text:p>
          </table:table-cell>
          <table:table-cell office:value-type="float" office:value="-0.000800643" calcext:value-type="float">
            <text:p>-0.000800643</text:p>
          </table:table-cell>
          <table:table-cell office:value-type="float" office:value="0.000013238" calcext:value-type="float">
            <text:p>1.3238E-05</text:p>
          </table:table-cell>
          <table:table-cell office:value-type="float" office:value="0.000067983" calcext:value-type="float">
            <text:p>6.7983E-05</text:p>
          </table:table-cell>
          <table:table-cell office:value-type="float" office:value="0.000069673" calcext:value-type="float">
            <text:p>6.96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84315" calcext:value-type="float">
            <text:p>24.160884315</text:p>
          </table:table-cell>
          <table:table-cell office:value-type="float" office:value="24.139871331" calcext:value-type="float">
            <text:p>24.139871331</text:p>
          </table:table-cell>
          <table:table-cell office:value-type="float" office:value="24.159973816" calcext:value-type="float">
            <text:p>24.159973816</text:p>
          </table:table-cell>
          <table:table-cell office:value-type="float" office:value="24.161325973" calcext:value-type="float">
            <text:p>24.161325973</text:p>
          </table:table-cell>
          <table:table-cell office:value-type="float" office:value="24.161367709" calcext:value-type="float">
            <text:p>24.16136770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69945" calcext:value-type="float">
            <text:p>0.001269945</text:p>
          </table:table-cell>
          <table:table-cell office:value-type="float" office:value="-0.020295312" calcext:value-type="float">
            <text:p>-0.020295312</text:p>
          </table:table-cell>
          <table:table-cell office:value-type="float" office:value="0.000335517" calcext:value-type="float">
            <text:p>0.000335517</text:p>
          </table:table-cell>
          <table:table-cell office:value-type="float" office:value="0.00172321" calcext:value-type="float">
            <text:p>0.00172321</text:p>
          </table:table-cell>
          <table:table-cell office:value-type="float" office:value="0.001766043" calcext:value-type="float">
            <text:p>0.00176604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2-03 10:35:38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7105004" calcext:value-type="float">
            <text:p>0.137105004</text:p>
          </table:table-cell>
          <table:table-cell office:value-type="float" office:value="0.032944683" calcext:value-type="float">
            <text:p>0.032944683</text:p>
          </table:table-cell>
          <table:table-cell office:value-type="float" office:value="0.132527367" calcext:value-type="float">
            <text:p>0.132527367</text:p>
          </table:table-cell>
          <table:table-cell office:value-type="float" office:value="0.139487998" calcext:value-type="float">
            <text:p>0.139487998</text:p>
          </table:table-cell>
          <table:table-cell office:value-type="float" office:value="0.1397139" calcext:value-type="float">
            <text:p>0.13971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39" calcext:value-type="float">
            <text:p>0.001120139</text:p>
          </table:table-cell>
          <table:table-cell office:value-type="float" office:value="0.000269156" calcext:value-type="float">
            <text:p>0.000269156</text:p>
          </table:table-cell>
          <table:table-cell office:value-type="float" office:value="0.00108274" calcext:value-type="float">
            <text:p>0.00108274</text:p>
          </table:table-cell>
          <table:table-cell office:value-type="float" office:value="0.001139608" calcext:value-type="float">
            <text:p>0.001139608</text:p>
          </table:table-cell>
          <table:table-cell office:value-type="float" office:value="0.001141453" calcext:value-type="float">
            <text:p>0.0011414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877" calcext:value-type="float">
            <text:p>4.9877E-05</text:p>
          </table:table-cell>
          <table:table-cell office:value-type="float" office:value="-0.000801106" calcext:value-type="float">
            <text:p>-0.000801106</text:p>
          </table:table-cell>
          <table:table-cell office:value-type="float" office:value="0.000012478" calcext:value-type="float">
            <text:p>1.2478E-05</text:p>
          </table:table-cell>
          <table:table-cell office:value-type="float" office:value="0.000069346" calcext:value-type="float">
            <text:p>6.9346E-05</text:p>
          </table:table-cell>
          <table:table-cell office:value-type="float" office:value="0.000071192" calcext:value-type="float">
            <text:p>7.119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932735" calcext:value-type="float">
            <text:p>24.165932735</text:p>
          </table:table-cell>
          <table:table-cell office:value-type="float" office:value="24.144913953" calcext:value-type="float">
            <text:p>24.144913953</text:p>
          </table:table-cell>
          <table:table-cell office:value-type="float" office:value="24.16500901" calcext:value-type="float">
            <text:p>24.16500901</text:p>
          </table:table-cell>
          <table:table-cell office:value-type="float" office:value="24.166413601" calcext:value-type="float">
            <text:p>24.166413601</text:p>
          </table:table-cell>
          <table:table-cell office:value-type="float" office:value="24.166459185" calcext:value-type="float">
            <text:p>24.166459185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264266" calcext:value-type="float">
            <text:p>0.001264266</text:p>
          </table:table-cell>
          <table:table-cell office:value-type="float" office:value="-0.020307039" calcext:value-type="float">
            <text:p>-0.020307039</text:p>
          </table:table-cell>
          <table:table-cell office:value-type="float" office:value="0.00031626" calcext:value-type="float">
            <text:p>0.00031626</text:p>
          </table:table-cell>
          <table:table-cell office:value-type="float" office:value="0.001757772" calcext:value-type="float">
            <text:p>0.001757772</text:p>
          </table:table-cell>
          <table:table-cell office:value-type="float" office:value="0.001804555" calcext:value-type="float">
            <text:p>0.0018045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2-03 10:35:3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100832" calcext:value-type="float">
            <text:p>0.137100832</text:p>
          </table:table-cell>
          <table:table-cell office:value-type="float" office:value="0.033223633" calcext:value-type="float">
            <text:p>0.033223633</text:p>
          </table:table-cell>
          <table:table-cell office:value-type="float" office:value="0.133388058" calcext:value-type="float">
            <text:p>0.133388058</text:p>
          </table:table-cell>
          <table:table-cell office:value-type="float" office:value="0.139600055" calcext:value-type="float">
            <text:p>0.139600055</text:p>
          </table:table-cell>
          <table:table-cell office:value-type="float" office:value="0.14038028" calcext:value-type="float">
            <text:p>0.140380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05" calcext:value-type="float">
            <text:p>0.001120105</text:p>
          </table:table-cell>
          <table:table-cell office:value-type="float" office:value="0.000271435" calcext:value-type="float">
            <text:p>0.000271435</text:p>
          </table:table-cell>
          <table:table-cell office:value-type="float" office:value="0.001089772" calcext:value-type="float">
            <text:p>0.001089772</text:p>
          </table:table-cell>
          <table:table-cell office:value-type="float" office:value="0.001140523" calcext:value-type="float">
            <text:p>0.001140523</text:p>
          </table:table-cell>
          <table:table-cell office:value-type="float" office:value="0.001146898" calcext:value-type="float">
            <text:p>0.0011468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843" calcext:value-type="float">
            <text:p>4.9843E-05</text:p>
          </table:table-cell>
          <table:table-cell office:value-type="float" office:value="-0.000798827" calcext:value-type="float">
            <text:p>-0.000798827</text:p>
          </table:table-cell>
          <table:table-cell office:value-type="float" office:value="0.00001951" calcext:value-type="float">
            <text:p>1.951E-05</text:p>
          </table:table-cell>
          <table:table-cell office:value-type="float" office:value="0.000070262" calcext:value-type="float">
            <text:p>7.0262E-05</text:p>
          </table:table-cell>
          <table:table-cell office:value-type="float" office:value="0.000076636" calcext:value-type="float">
            <text:p>7.66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7794" calcext:value-type="float">
            <text:p>24.16087794</text:p>
          </table:table-cell>
          <table:table-cell office:value-type="float" office:value="24.139916195" calcext:value-type="float">
            <text:p>24.139916195</text:p>
          </table:table-cell>
          <table:table-cell office:value-type="float" office:value="24.160128734" calcext:value-type="float">
            <text:p>24.160128734</text:p>
          </table:table-cell>
          <table:table-cell office:value-type="float" office:value="24.161382262" calcext:value-type="float">
            <text:p>24.161382262</text:p>
          </table:table-cell>
          <table:table-cell office:value-type="float" office:value="24.161539705" calcext:value-type="float">
            <text:p>24.16153970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63402" calcext:value-type="float">
            <text:p>0.001263402</text:p>
          </table:table-cell>
          <table:table-cell office:value-type="float" office:value="-0.020249268" calcext:value-type="float">
            <text:p>-0.020249268</text:p>
          </table:table-cell>
          <table:table-cell office:value-type="float" office:value="0.000494505" calcext:value-type="float">
            <text:p>0.000494505</text:p>
          </table:table-cell>
          <table:table-cell office:value-type="float" office:value="0.001780979" calcext:value-type="float">
            <text:p>0.001780979</text:p>
          </table:table-cell>
          <table:table-cell office:value-type="float" office:value="0.001942559" calcext:value-type="float">
            <text:p>0.0019425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019-12-03 10:35:40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0454" calcext:value-type="float">
            <text:p>0.1370454</text:p>
          </table:table-cell>
          <table:table-cell office:value-type="float" office:value="0.033840541" calcext:value-type="float">
            <text:p>0.033840541</text:p>
          </table:table-cell>
          <table:table-cell office:value-type="float" office:value="0.133207456" calcext:value-type="float">
            <text:p>0.133207456</text:p>
          </table:table-cell>
          <table:table-cell office:value-type="float" office:value="0.139616744" calcext:value-type="float">
            <text:p>0.139616744</text:p>
          </table:table-cell>
          <table:table-cell office:value-type="float" office:value="0.139218585" calcext:value-type="float">
            <text:p>0.1392185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52" calcext:value-type="float">
            <text:p>0.001119652</text:p>
          </table:table-cell>
          <table:table-cell office:value-type="float" office:value="0.000276475" calcext:value-type="float">
            <text:p>0.000276475</text:p>
          </table:table-cell>
          <table:table-cell office:value-type="float" office:value="0.001088296" calcext:value-type="float">
            <text:p>0.001088296</text:p>
          </table:table-cell>
          <table:table-cell office:value-type="float" office:value="0.00114066" calcext:value-type="float">
            <text:p>0.00114066</text:p>
          </table:table-cell>
          <table:table-cell office:value-type="float" office:value="0.001137407" calcext:value-type="float">
            <text:p>0.0011374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391" calcext:value-type="float">
            <text:p>4.9391E-05</text:p>
          </table:table-cell>
          <table:table-cell office:value-type="float" office:value="-0.000793786" calcext:value-type="float">
            <text:p>-0.000793786</text:p>
          </table:table-cell>
          <table:table-cell office:value-type="float" office:value="0.000018035" calcext:value-type="float">
            <text:p>1.8035E-05</text:p>
          </table:table-cell>
          <table:table-cell office:value-type="float" office:value="0.000070398" calcext:value-type="float">
            <text:p>7.0398E-05</text:p>
          </table:table-cell>
          <table:table-cell office:value-type="float" office:value="0.000067145" calcext:value-type="float">
            <text:p>6.714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66755" calcext:value-type="float">
            <text:p>24.160866755</text:p>
          </table:table-cell>
          <table:table-cell office:value-type="float" office:value="24.140040684" calcext:value-type="float">
            <text:p>24.140040684</text:p>
          </table:table-cell>
          <table:table-cell office:value-type="float" office:value="24.16009229" calcext:value-type="float">
            <text:p>24.16009229</text:p>
          </table:table-cell>
          <table:table-cell office:value-type="float" office:value="24.16138563" calcext:value-type="float">
            <text:p>24.16138563</text:p>
          </table:table-cell>
          <table:table-cell office:value-type="float" office:value="24.161305285" calcext:value-type="float">
            <text:p>24.16130528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51923" calcext:value-type="float">
            <text:p>0.001251923</text:p>
          </table:table-cell>
          <table:table-cell office:value-type="float" office:value="-0.020121506" calcext:value-type="float">
            <text:p>-0.020121506</text:p>
          </table:table-cell>
          <table:table-cell office:value-type="float" office:value="0.000457104" calcext:value-type="float">
            <text:p>0.000457104</text:p>
          </table:table-cell>
          <table:table-cell office:value-type="float" office:value="0.001784435" calcext:value-type="float">
            <text:p>0.001784435</text:p>
          </table:table-cell>
          <table:table-cell office:value-type="float" office:value="0.001701978" calcext:value-type="float">
            <text:p>0.0017019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019-12-03 10:35:4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11931" calcext:value-type="float">
            <text:p>0.13711931</text:p>
          </table:table-cell>
          <table:table-cell office:value-type="float" office:value="0.033791069" calcext:value-type="float">
            <text:p>0.033791069</text:p>
          </table:table-cell>
          <table:table-cell office:value-type="float" office:value="0.132740156" calcext:value-type="float">
            <text:p>0.132740156</text:p>
          </table:table-cell>
          <table:table-cell office:value-type="float" office:value="0.139568465" calcext:value-type="float">
            <text:p>0.139568465</text:p>
          </table:table-cell>
          <table:table-cell office:value-type="float" office:value="0.139616744" calcext:value-type="float">
            <text:p>0.1396167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256" calcext:value-type="float">
            <text:p>0.001120256</text:p>
          </table:table-cell>
          <table:table-cell office:value-type="float" office:value="0.000276071" calcext:value-type="float">
            <text:p>0.000276071</text:p>
          </table:table-cell>
          <table:table-cell office:value-type="float" office:value="0.001084478" calcext:value-type="float">
            <text:p>0.001084478</text:p>
          </table:table-cell>
          <table:table-cell office:value-type="float" office:value="0.001140265" calcext:value-type="float">
            <text:p>0.001140265</text:p>
          </table:table-cell>
          <table:table-cell office:value-type="float" office:value="0.00114066" calcext:value-type="float">
            <text:p>0.001140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994" calcext:value-type="float">
            <text:p>4.9994E-05</text:p>
          </table:table-cell>
          <table:table-cell office:value-type="float" office:value="-0.000794191" calcext:value-type="float">
            <text:p>-0.000794191</text:p>
          </table:table-cell>
          <table:table-cell office:value-type="float" office:value="0.000014217" calcext:value-type="float">
            <text:p>1.4217E-05</text:p>
          </table:table-cell>
          <table:table-cell office:value-type="float" office:value="0.000070004" calcext:value-type="float">
            <text:p>7.0004E-05</text:p>
          </table:table-cell>
          <table:table-cell office:value-type="float" office:value="0.000070398" calcext:value-type="float">
            <text:p>7.039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27717" calcext:value-type="float">
            <text:p>24.155827717</text:p>
          </table:table-cell>
          <table:table-cell office:value-type="float" office:value="24.134976653" calcext:value-type="float">
            <text:p>24.134976653</text:p>
          </table:table-cell>
          <table:table-cell office:value-type="float" office:value="24.154944036" calcext:value-type="float">
            <text:p>24.154944036</text:p>
          </table:table-cell>
          <table:table-cell office:value-type="float" office:value="24.156321938" calcext:value-type="float">
            <text:p>24.156321938</text:p>
          </table:table-cell>
          <table:table-cell office:value-type="float" office:value="24.15633168" calcext:value-type="float">
            <text:p>24.1563316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67229" calcext:value-type="float">
            <text:p>0.001267229</text:p>
          </table:table-cell>
          <table:table-cell office:value-type="float" office:value="-0.020131752" calcext:value-type="float">
            <text:p>-0.020131752</text:p>
          </table:table-cell>
          <table:table-cell office:value-type="float" office:value="0.000360328" calcext:value-type="float">
            <text:p>0.000360328</text:p>
          </table:table-cell>
          <table:table-cell office:value-type="float" office:value="0.001774436" calcext:value-type="float">
            <text:p>0.001774436</text:p>
          </table:table-cell>
          <table:table-cell office:value-type="float" office:value="0.001784435" calcext:value-type="float">
            <text:p>0.0017844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2019-12-03 10:35:43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107985" calcext:value-type="float">
            <text:p>0.137107985</text:p>
          </table:table-cell>
          <table:table-cell office:value-type="float" office:value="0.03318191" calcext:value-type="float">
            <text:p>0.03318191</text:p>
          </table:table-cell>
          <table:table-cell office:value-type="float" office:value="0.133394615" calcext:value-type="float">
            <text:p>0.133394615</text:p>
          </table:table-cell>
          <table:table-cell office:value-type="float" office:value="0.139590518" calcext:value-type="float">
            <text:p>0.139590518</text:p>
          </table:table-cell>
          <table:table-cell office:value-type="float" office:value="0.139704959" calcext:value-type="float">
            <text:p>0.139704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163" calcext:value-type="float">
            <text:p>0.001120163</text:p>
          </table:table-cell>
          <table:table-cell office:value-type="float" office:value="0.000271094" calcext:value-type="float">
            <text:p>0.000271094</text:p>
          </table:table-cell>
          <table:table-cell office:value-type="float" office:value="0.001089825" calcext:value-type="float">
            <text:p>0.001089825</text:p>
          </table:table-cell>
          <table:table-cell office:value-type="float" office:value="0.001140445" calcext:value-type="float">
            <text:p>0.001140445</text:p>
          </table:table-cell>
          <table:table-cell office:value-type="float" office:value="0.00114138" calcext:value-type="float">
            <text:p>0.001141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902" calcext:value-type="float">
            <text:p>4.9902E-05</text:p>
          </table:table-cell>
          <table:table-cell office:value-type="float" office:value="-0.000799167" calcext:value-type="float">
            <text:p>-0.000799167</text:p>
          </table:table-cell>
          <table:table-cell office:value-type="float" office:value="0.000019564" calcext:value-type="float">
            <text:p>1.9564E-05</text:p>
          </table:table-cell>
          <table:table-cell office:value-type="float" office:value="0.000070184" calcext:value-type="float">
            <text:p>7.0184E-05</text:p>
          </table:table-cell>
          <table:table-cell office:value-type="float" office:value="0.000071119" calcext:value-type="float">
            <text:p>7.111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79384" calcext:value-type="float">
            <text:p>24.160879384</text:p>
          </table:table-cell>
          <table:table-cell office:value-type="float" office:value="24.139907775" calcext:value-type="float">
            <text:p>24.139907775</text:p>
          </table:table-cell>
          <table:table-cell office:value-type="float" office:value="24.160130057" calcext:value-type="float">
            <text:p>24.160130057</text:p>
          </table:table-cell>
          <table:table-cell office:value-type="float" office:value="24.161380338" calcext:value-type="float">
            <text:p>24.161380338</text:p>
          </table:table-cell>
          <table:table-cell office:value-type="float" office:value="24.161403431" calcext:value-type="float">
            <text:p>24.161403431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64884" calcext:value-type="float">
            <text:p>0.001264884</text:p>
          </table:table-cell>
          <table:table-cell office:value-type="float" office:value="-0.020257909" calcext:value-type="float">
            <text:p>-0.020257909</text:p>
          </table:table-cell>
          <table:table-cell office:value-type="float" office:value="0.000495863" calcext:value-type="float">
            <text:p>0.000495863</text:p>
          </table:table-cell>
          <table:table-cell office:value-type="float" office:value="0.001779004" calcext:value-type="float">
            <text:p>0.001779004</text:p>
          </table:table-cell>
          <table:table-cell office:value-type="float" office:value="0.001802704" calcext:value-type="float">
            <text:p>0.0018027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019-12-03 10:35:4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206928" calcext:value-type="float">
            <text:p>0.137206928</text:p>
          </table:table-cell>
          <table:table-cell office:value-type="float" office:value="0.032896999" calcext:value-type="float">
            <text:p>0.032896999</text:p>
          </table:table-cell>
          <table:table-cell office:value-type="float" office:value="0.132544056" calcext:value-type="float">
            <text:p>0.132544056</text:p>
          </table:table-cell>
          <table:table-cell office:value-type="float" office:value="0.139619129" calcext:value-type="float">
            <text:p>0.139619129</text:p>
          </table:table-cell>
          <table:table-cell office:value-type="float" office:value="0.139850395" calcext:value-type="float">
            <text:p>0.1398503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972" calcext:value-type="float">
            <text:p>0.001120972</text:p>
          </table:table-cell>
          <table:table-cell office:value-type="float" office:value="0.000268766" calcext:value-type="float">
            <text:p>0.000268766</text:p>
          </table:table-cell>
          <table:table-cell office:value-type="float" office:value="0.001082876" calcext:value-type="float">
            <text:p>0.001082876</text:p>
          </table:table-cell>
          <table:table-cell office:value-type="float" office:value="0.001140679" calcext:value-type="float">
            <text:p>0.001140679</text:p>
          </table:table-cell>
          <table:table-cell office:value-type="float" office:value="0.001142569" calcext:value-type="float">
            <text:p>0.0011425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71" calcext:value-type="float">
            <text:p>5.071E-05</text:p>
          </table:table-cell>
          <table:table-cell office:value-type="float" office:value="-0.000801495" calcext:value-type="float">
            <text:p>-0.000801495</text:p>
          </table:table-cell>
          <table:table-cell office:value-type="float" office:value="0.000012615" calcext:value-type="float">
            <text:p>1.2615E-05</text:p>
          </table:table-cell>
          <table:table-cell office:value-type="float" office:value="0.000070418" calcext:value-type="float">
            <text:p>7.0418E-05</text:p>
          </table:table-cell>
          <table:table-cell office:value-type="float" office:value="0.000072307" calcext:value-type="float">
            <text:p>7.230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45398" calcext:value-type="float">
            <text:p>24.155845398</text:p>
          </table:table-cell>
          <table:table-cell office:value-type="float" office:value="24.134796233" calcext:value-type="float">
            <text:p>24.134796233</text:p>
          </table:table-cell>
          <table:table-cell office:value-type="float" office:value="24.154904465" calcext:value-type="float">
            <text:p>24.154904465</text:p>
          </table:table-cell>
          <table:table-cell office:value-type="float" office:value="24.156332161" calcext:value-type="float">
            <text:p>24.156332161</text:p>
          </table:table-cell>
          <table:table-cell office:value-type="float" office:value="24.156378829" calcext:value-type="float">
            <text:p>24.15637882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85374" calcext:value-type="float">
            <text:p>0.001285374</text:p>
          </table:table-cell>
          <table:table-cell office:value-type="float" office:value="-0.020316914" calcext:value-type="float">
            <text:p>-0.020316914</text:p>
          </table:table-cell>
          <table:table-cell office:value-type="float" office:value="0.000319717" calcext:value-type="float">
            <text:p>0.000319717</text:p>
          </table:table-cell>
          <table:table-cell office:value-type="float" office:value="0.001784929" calcext:value-type="float">
            <text:p>0.001784929</text:p>
          </table:table-cell>
          <table:table-cell office:value-type="float" office:value="0.001832823" calcext:value-type="float">
            <text:p>0.0018328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2019-12-03 10:35:4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7238519" calcext:value-type="float">
            <text:p>0.137238519</text:p>
          </table:table-cell>
          <table:table-cell office:value-type="float" office:value="0.034398441" calcext:value-type="float">
            <text:p>0.034398441</text:p>
          </table:table-cell>
          <table:table-cell office:value-type="float" office:value="0.133009569" calcext:value-type="float">
            <text:p>0.133009569</text:p>
          </table:table-cell>
          <table:table-cell office:value-type="float" office:value="0.139607804" calcext:value-type="float">
            <text:p>0.139607804</text:p>
          </table:table-cell>
          <table:table-cell office:value-type="float" office:value="0.139192955" calcext:value-type="float">
            <text:p>0.1391929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3" calcext:value-type="float">
            <text:p>0.00112123</text:p>
          </table:table-cell>
          <table:table-cell office:value-type="float" office:value="0.000281033" calcext:value-type="float">
            <text:p>0.000281033</text:p>
          </table:table-cell>
          <table:table-cell office:value-type="float" office:value="0.001086679" calcext:value-type="float">
            <text:p>0.001086679</text:p>
          </table:table-cell>
          <table:table-cell office:value-type="float" office:value="0.001140587" calcext:value-type="float">
            <text:p>0.001140587</text:p>
          </table:table-cell>
          <table:table-cell office:value-type="float" office:value="0.001137197" calcext:value-type="float">
            <text:p>0.0011371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968" calcext:value-type="float">
            <text:p>5.0968E-05</text:p>
          </table:table-cell>
          <table:table-cell office:value-type="float" office:value="-0.000789228" calcext:value-type="float">
            <text:p>-0.000789228</text:p>
          </table:table-cell>
          <table:table-cell office:value-type="float" office:value="0.000016418" calcext:value-type="float">
            <text:p>1.6418E-05</text:p>
          </table:table-cell>
          <table:table-cell office:value-type="float" office:value="0.000070325" calcext:value-type="float">
            <text:p>7.0325E-05</text:p>
          </table:table-cell>
          <table:table-cell office:value-type="float" office:value="0.000066936" calcext:value-type="float">
            <text:p>6.69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905724" calcext:value-type="float">
            <text:p>24.160905724</text:p>
          </table:table-cell>
          <table:table-cell office:value-type="float" office:value="24.140153266" calcext:value-type="float">
            <text:p>24.140153266</text:p>
          </table:table-cell>
          <table:table-cell office:value-type="float" office:value="24.160052357" calcext:value-type="float">
            <text:p>24.160052357</text:p>
          </table:table-cell>
          <table:table-cell office:value-type="float" office:value="24.161383826" calcext:value-type="float">
            <text:p>24.161383826</text:p>
          </table:table-cell>
          <table:table-cell office:value-type="float" office:value="24.161300113" calcext:value-type="float">
            <text:p>24.161300113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91917" calcext:value-type="float">
            <text:p>0.001291917</text:p>
          </table:table-cell>
          <table:table-cell office:value-type="float" office:value="-0.020005965" calcext:value-type="float">
            <text:p>-0.020005965</text:p>
          </table:table-cell>
          <table:table-cell office:value-type="float" office:value="0.000416122" calcext:value-type="float">
            <text:p>0.000416122</text:p>
          </table:table-cell>
          <table:table-cell office:value-type="float" office:value="0.001782583" calcext:value-type="float">
            <text:p>0.001782583</text:p>
          </table:table-cell>
          <table:table-cell office:value-type="float" office:value="0.00169667" calcext:value-type="float">
            <text:p>0.001696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2019-12-03 10:35:4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233154" calcext:value-type="float">
            <text:p>0.137233154</text:p>
          </table:table-cell>
          <table:table-cell office:value-type="float" office:value="0.034275655" calcext:value-type="float">
            <text:p>0.034275655</text:p>
          </table:table-cell>
          <table:table-cell office:value-type="float" office:value="0.132817046" calcext:value-type="float">
            <text:p>0.132817046</text:p>
          </table:table-cell>
          <table:table-cell office:value-type="float" office:value="0.139592903" calcext:value-type="float">
            <text:p>0.139592903</text:p>
          </table:table-cell>
          <table:table-cell office:value-type="float" office:value="0.139321105" calcext:value-type="float">
            <text:p>0.1393211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86" calcext:value-type="float">
            <text:p>0.001121186</text:p>
          </table:table-cell>
          <table:table-cell office:value-type="float" office:value="0.00028003" calcext:value-type="float">
            <text:p>0.00028003</text:p>
          </table:table-cell>
          <table:table-cell office:value-type="float" office:value="0.001085107" calcext:value-type="float">
            <text:p>0.001085107</text:p>
          </table:table-cell>
          <table:table-cell office:value-type="float" office:value="0.001140465" calcext:value-type="float">
            <text:p>0.001140465</text:p>
          </table:table-cell>
          <table:table-cell office:value-type="float" office:value="0.001138244" calcext:value-type="float">
            <text:p>0.0011382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924" calcext:value-type="float">
            <text:p>5.0924E-05</text:p>
          </table:table-cell>
          <table:table-cell office:value-type="float" office:value="-0.000790232" calcext:value-type="float">
            <text:p>-0.000790232</text:p>
          </table:table-cell>
          <table:table-cell office:value-type="float" office:value="0.000014845" calcext:value-type="float">
            <text:p>1.4845E-05</text:p>
          </table:table-cell>
          <table:table-cell office:value-type="float" office:value="0.000070203" calcext:value-type="float">
            <text:p>7.0203E-05</text:p>
          </table:table-cell>
          <table:table-cell office:value-type="float" office:value="0.000067983" calcext:value-type="float">
            <text:p>6.79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5069" calcext:value-type="float">
            <text:p>24.15585069</text:p>
          </table:table-cell>
          <table:table-cell office:value-type="float" office:value="24.135074441" calcext:value-type="float">
            <text:p>24.135074441</text:p>
          </table:table-cell>
          <table:table-cell office:value-type="float" office:value="24.154959552" calcext:value-type="float">
            <text:p>24.154959552</text:p>
          </table:table-cell>
          <table:table-cell office:value-type="float" office:value="24.156326869" calcext:value-type="float">
            <text:p>24.156326869</text:p>
          </table:table-cell>
          <table:table-cell office:value-type="float" office:value="24.156272023" calcext:value-type="float">
            <text:p>24.156272023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90806" calcext:value-type="float">
            <text:p>0.001290806</text:p>
          </table:table-cell>
          <table:table-cell office:value-type="float" office:value="-0.020031394" calcext:value-type="float">
            <text:p>-0.020031394</text:p>
          </table:table-cell>
          <table:table-cell office:value-type="float" office:value="0.000376251" calcext:value-type="float">
            <text:p>0.000376251</text:p>
          </table:table-cell>
          <table:table-cell office:value-type="float" office:value="0.001779497" calcext:value-type="float">
            <text:p>0.001779497</text:p>
          </table:table-cell>
          <table:table-cell office:value-type="float" office:value="0.00172321" calcext:value-type="float">
            <text:p>0.001723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2019-12-03 10:35:4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306468" calcext:value-type="float">
            <text:p>0.137306468</text:p>
          </table:table-cell>
          <table:table-cell office:value-type="float" office:value="0.033349399" calcext:value-type="float">
            <text:p>0.033349399</text:p>
          </table:table-cell>
          <table:table-cell office:value-type="float" office:value="0.132663266" calcext:value-type="float">
            <text:p>0.132663266</text:p>
          </table:table-cell>
          <table:table-cell office:value-type="float" office:value="0.139557736" calcext:value-type="float">
            <text:p>0.139557736</text:p>
          </table:table-cell>
          <table:table-cell office:value-type="float" office:value="0.139589326" calcext:value-type="float">
            <text:p>0.1395893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85" calcext:value-type="float">
            <text:p>0.001121785</text:p>
          </table:table-cell>
          <table:table-cell office:value-type="float" office:value="0.000272462" calcext:value-type="float">
            <text:p>0.000272462</text:p>
          </table:table-cell>
          <table:table-cell office:value-type="float" office:value="0.00108385" calcext:value-type="float">
            <text:p>0.00108385</text:p>
          </table:table-cell>
          <table:table-cell office:value-type="float" office:value="0.001140178" calcext:value-type="float">
            <text:p>0.001140178</text:p>
          </table:table-cell>
          <table:table-cell office:value-type="float" office:value="0.001140436" calcext:value-type="float">
            <text:p>0.0011404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1523" calcext:value-type="float">
            <text:p>5.1523E-05</text:p>
          </table:table-cell>
          <table:table-cell office:value-type="float" office:value="-0.000797799" calcext:value-type="float">
            <text:p>-0.000797799</text:p>
          </table:table-cell>
          <table:table-cell office:value-type="float" office:value="0.000013589" calcext:value-type="float">
            <text:p>1.3589E-05</text:p>
          </table:table-cell>
          <table:table-cell office:value-type="float" office:value="0.000069916" calcext:value-type="float">
            <text:p>6.9916E-05</text:p>
          </table:table-cell>
          <table:table-cell office:value-type="float" office:value="0.000070174" calcext:value-type="float">
            <text:p>7.017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65484" calcext:value-type="float">
            <text:p>24.155865484</text:p>
          </table:table-cell>
          <table:table-cell office:value-type="float" office:value="24.134887525" calcext:value-type="float">
            <text:p>24.134887525</text:p>
          </table:table-cell>
          <table:table-cell office:value-type="float" office:value="24.15492852" calcext:value-type="float">
            <text:p>24.15492852</text:p>
          </table:table-cell>
          <table:table-cell office:value-type="float" office:value="24.156319773" calcext:value-type="float">
            <text:p>24.156319773</text:p>
          </table:table-cell>
          <table:table-cell office:value-type="float" office:value="24.156326148" calcext:value-type="float">
            <text:p>24.15632614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305989" calcext:value-type="float">
            <text:p>0.001305989</text:p>
          </table:table-cell>
          <table:table-cell office:value-type="float" office:value="-0.020223222" calcext:value-type="float">
            <text:p>-0.020223222</text:p>
          </table:table-cell>
          <table:table-cell office:value-type="float" office:value="0.000344404" calcext:value-type="float">
            <text:p>0.000344404</text:p>
          </table:table-cell>
          <table:table-cell office:value-type="float" office:value="0.001772215" calcext:value-type="float">
            <text:p>0.001772215</text:p>
          </table:table-cell>
          <table:table-cell office:value-type="float" office:value="0.001778757" calcext:value-type="float">
            <text:p>0.0017787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2019-12-03 10:35:49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245671" calcext:value-type="float">
            <text:p>0.137245671</text:p>
          </table:table-cell>
          <table:table-cell office:value-type="float" office:value="0.033310656" calcext:value-type="float">
            <text:p>0.033310656</text:p>
          </table:table-cell>
          <table:table-cell office:value-type="float" office:value="0.13345422" calcext:value-type="float">
            <text:p>0.13345422</text:p>
          </table:table-cell>
          <table:table-cell office:value-type="float" office:value="0.139541047" calcext:value-type="float">
            <text:p>0.139541047</text:p>
          </table:table-cell>
          <table:table-cell office:value-type="float" office:value="0.139618533" calcext:value-type="float">
            <text:p>0.1396185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288" calcext:value-type="float">
            <text:p>0.001121288</text:p>
          </table:table-cell>
          <table:table-cell office:value-type="float" office:value="0.000272146" calcext:value-type="float">
            <text:p>0.000272146</text:p>
          </table:table-cell>
          <table:table-cell office:value-type="float" office:value="0.001090312" calcext:value-type="float">
            <text:p>0.001090312</text:p>
          </table:table-cell>
          <table:table-cell office:value-type="float" office:value="0.001140041" calcext:value-type="float">
            <text:p>0.001140041</text:p>
          </table:table-cell>
          <table:table-cell office:value-type="float" office:value="0.001140674" calcext:value-type="float">
            <text:p>0.0011406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1027" calcext:value-type="float">
            <text:p>5.1027E-05</text:p>
          </table:table-cell>
          <table:table-cell office:value-type="float" office:value="-0.000798116" calcext:value-type="float">
            <text:p>-0.000798116</text:p>
          </table:table-cell>
          <table:table-cell office:value-type="float" office:value="0.000020051" calcext:value-type="float">
            <text:p>2.0051E-05</text:p>
          </table:table-cell>
          <table:table-cell office:value-type="float" office:value="0.00006978" calcext:value-type="float">
            <text:p>6.978E-05</text:p>
          </table:table-cell>
          <table:table-cell office:value-type="float" office:value="0.000070413" calcext:value-type="float">
            <text:p>7.041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6069026" calcext:value-type="float">
            <text:p>24.176069026</text:p>
          </table:table-cell>
          <table:table-cell office:value-type="float" office:value="24.155095903" calcext:value-type="float">
            <text:p>24.155095903</text:p>
          </table:table-cell>
          <table:table-cell office:value-type="float" office:value="24.175303953" calcext:value-type="float">
            <text:p>24.175303953</text:p>
          </table:table-cell>
          <table:table-cell office:value-type="float" office:value="24.176532206" calcext:value-type="float">
            <text:p>24.176532206</text:p>
          </table:table-cell>
          <table:table-cell office:value-type="float" office:value="24.176547842" calcext:value-type="float">
            <text:p>24.17654784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93398" calcext:value-type="float">
            <text:p>0.001293398</text:p>
          </table:table-cell>
          <table:table-cell office:value-type="float" office:value="-0.020231246" calcext:value-type="float">
            <text:p>-0.020231246</text:p>
          </table:table-cell>
          <table:table-cell office:value-type="float" office:value="0.000508207" calcext:value-type="float">
            <text:p>0.000508207</text:p>
          </table:table-cell>
          <table:table-cell office:value-type="float" office:value="0.001768758" calcext:value-type="float">
            <text:p>0.001768758</text:p>
          </table:table-cell>
          <table:table-cell office:value-type="float" office:value="0.001784805" calcext:value-type="float">
            <text:p>0.00178480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2019-12-03 10:35:51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7226598" calcext:value-type="float">
            <text:p>0.137226598</text:p>
          </table:table-cell>
          <table:table-cell office:value-type="float" office:value="0.032843951" calcext:value-type="float">
            <text:p>0.032843951</text:p>
          </table:table-cell>
          <table:table-cell office:value-type="float" office:value="0.133016721" calcext:value-type="float">
            <text:p>0.133016721</text:p>
          </table:table-cell>
          <table:table-cell office:value-type="float" office:value="0.139594691" calcext:value-type="float">
            <text:p>0.139594691</text:p>
          </table:table-cell>
          <table:table-cell office:value-type="float" office:value="0.140272396" calcext:value-type="float">
            <text:p>0.140272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132" calcext:value-type="float">
            <text:p>0.001121132</text:p>
          </table:table-cell>
          <table:table-cell office:value-type="float" office:value="0.000268333" calcext:value-type="float">
            <text:p>0.000268333</text:p>
          </table:table-cell>
          <table:table-cell office:value-type="float" office:value="0.001086738" calcext:value-type="float">
            <text:p>0.001086738</text:p>
          </table:table-cell>
          <table:table-cell office:value-type="float" office:value="0.001140479" calcext:value-type="float">
            <text:p>0.001140479</text:p>
          </table:table-cell>
          <table:table-cell office:value-type="float" office:value="0.001146016" calcext:value-type="float">
            <text:p>0.0011460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871" calcext:value-type="float">
            <text:p>5.0871E-05</text:p>
          </table:table-cell>
          <table:table-cell office:value-type="float" office:value="-0.000801929" calcext:value-type="float">
            <text:p>-0.000801929</text:p>
          </table:table-cell>
          <table:table-cell office:value-type="float" office:value="0.000016476" calcext:value-type="float">
            <text:p>1.6476E-05</text:p>
          </table:table-cell>
          <table:table-cell office:value-type="float" office:value="0.000070218" calcext:value-type="float">
            <text:p>7.0218E-05</text:p>
          </table:table-cell>
          <table:table-cell office:value-type="float" office:value="0.000075755" calcext:value-type="float">
            <text:p>7.57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1011224" calcext:value-type="float">
            <text:p>24.171011224</text:p>
          </table:table-cell>
          <table:table-cell office:value-type="float" office:value="24.149947676" calcext:value-type="float">
            <text:p>24.149947676</text:p>
          </table:table-cell>
          <table:table-cell office:value-type="float" office:value="24.170161714" calcext:value-type="float">
            <text:p>24.170161714</text:p>
          </table:table-cell>
          <table:table-cell office:value-type="float" office:value="24.171489081" calcext:value-type="float">
            <text:p>24.171489081</text:p>
          </table:table-cell>
          <table:table-cell office:value-type="float" office:value="24.171625834" calcext:value-type="float">
            <text:p>24.171625834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289448" calcext:value-type="float">
            <text:p>0.001289448</text:p>
          </table:table-cell>
          <table:table-cell office:value-type="float" office:value="-0.0203279" calcext:value-type="float">
            <text:p>-0.0203279</text:p>
          </table:table-cell>
          <table:table-cell office:value-type="float" office:value="0.000417603" calcext:value-type="float">
            <text:p>0.000417603</text:p>
          </table:table-cell>
          <table:table-cell office:value-type="float" office:value="0.001779868" calcext:value-type="float">
            <text:p>0.001779868</text:p>
          </table:table-cell>
          <table:table-cell office:value-type="float" office:value="0.001920217" calcext:value-type="float">
            <text:p>0.00192021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019-12-03 10:35:5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157457" calcext:value-type="float">
            <text:p>0.137157457</text:p>
          </table:table-cell>
          <table:table-cell office:value-type="float" office:value="0.033069257" calcext:value-type="float">
            <text:p>0.033069257</text:p>
          </table:table-cell>
          <table:table-cell office:value-type="float" office:value="0.133327858" calcext:value-type="float">
            <text:p>0.133327858</text:p>
          </table:table-cell>
          <table:table-cell office:value-type="float" office:value="0.139558928" calcext:value-type="float">
            <text:p>0.139558928</text:p>
          </table:table-cell>
          <table:table-cell office:value-type="float" office:value="0.13979377" calcext:value-type="float">
            <text:p>0.139793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67" calcext:value-type="float">
            <text:p>0.001120567</text:p>
          </table:table-cell>
          <table:table-cell office:value-type="float" office:value="0.000270174" calcext:value-type="float">
            <text:p>0.000270174</text:p>
          </table:table-cell>
          <table:table-cell office:value-type="float" office:value="0.00108928" calcext:value-type="float">
            <text:p>0.00108928</text:p>
          </table:table-cell>
          <table:table-cell office:value-type="float" office:value="0.001140187" calcext:value-type="float">
            <text:p>0.001140187</text:p>
          </table:table-cell>
          <table:table-cell office:value-type="float" office:value="0.001142106" calcext:value-type="float">
            <text:p>0.0011421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306" calcext:value-type="float">
            <text:p>5.0306E-05</text:p>
          </table:table-cell>
          <table:table-cell office:value-type="float" office:value="-0.000800088" calcext:value-type="float">
            <text:p>-0.000800088</text:p>
          </table:table-cell>
          <table:table-cell office:value-type="float" office:value="0.000019018" calcext:value-type="float">
            <text:p>1.9018E-05</text:p>
          </table:table-cell>
          <table:table-cell office:value-type="float" office:value="0.000069926" calcext:value-type="float">
            <text:p>6.9926E-05</text:p>
          </table:table-cell>
          <table:table-cell office:value-type="float" office:value="0.000071845" calcext:value-type="float">
            <text:p>7.184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35415" calcext:value-type="float">
            <text:p>24.155835415</text:p>
          </table:table-cell>
          <table:table-cell office:value-type="float" office:value="24.134830994" calcext:value-type="float">
            <text:p>24.134830994</text:p>
          </table:table-cell>
          <table:table-cell office:value-type="float" office:value="24.15506263" calcext:value-type="float">
            <text:p>24.15506263</text:p>
          </table:table-cell>
          <table:table-cell office:value-type="float" office:value="24.156320013" calcext:value-type="float">
            <text:p>24.156320013</text:p>
          </table:table-cell>
          <table:table-cell office:value-type="float" office:value="24.156367403" calcext:value-type="float">
            <text:p>24.156367403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75129" calcext:value-type="float">
            <text:p>0.001275129</text:p>
          </table:table-cell>
          <table:table-cell office:value-type="float" office:value="-0.020281239" calcext:value-type="float">
            <text:p>-0.020281239</text:p>
          </table:table-cell>
          <table:table-cell office:value-type="float" office:value="0.000482038" calcext:value-type="float">
            <text:p>0.000482038</text:p>
          </table:table-cell>
          <table:table-cell office:value-type="float" office:value="0.001772461" calcext:value-type="float">
            <text:p>0.001772461</text:p>
          </table:table-cell>
          <table:table-cell office:value-type="float" office:value="0.001821096" calcext:value-type="float">
            <text:p>0.0018210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2019-12-03 10:35:53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169377" calcext:value-type="float">
            <text:p>0.137169377</text:p>
          </table:table-cell>
          <table:table-cell office:value-type="float" office:value="0.032891039" calcext:value-type="float">
            <text:p>0.032891039</text:p>
          </table:table-cell>
          <table:table-cell office:value-type="float" office:value="0.133128778" calcext:value-type="float">
            <text:p>0.133128778</text:p>
          </table:table-cell>
          <table:table-cell office:value-type="float" office:value="0.13961436" calcext:value-type="float">
            <text:p>0.13961436</text:p>
          </table:table-cell>
          <table:table-cell office:value-type="float" office:value="0.140221732" calcext:value-type="float">
            <text:p>0.1402217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665" calcext:value-type="float">
            <text:p>0.001120665</text:p>
          </table:table-cell>
          <table:table-cell office:value-type="float" office:value="0.000268718" calcext:value-type="float">
            <text:p>0.000268718</text:p>
          </table:table-cell>
          <table:table-cell office:value-type="float" office:value="0.001087653" calcext:value-type="float">
            <text:p>0.001087653</text:p>
          </table:table-cell>
          <table:table-cell office:value-type="float" office:value="0.00114064" calcext:value-type="float">
            <text:p>0.00114064</text:p>
          </table:table-cell>
          <table:table-cell office:value-type="float" office:value="0.001145602" calcext:value-type="float">
            <text:p>0.0011456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403" calcext:value-type="float">
            <text:p>5.0403E-05</text:p>
          </table:table-cell>
          <table:table-cell office:value-type="float" office:value="-0.000801544" calcext:value-type="float">
            <text:p>-0.000801544</text:p>
          </table:table-cell>
          <table:table-cell office:value-type="float" office:value="0.000017392" calcext:value-type="float">
            <text:p>1.7392E-05</text:p>
          </table:table-cell>
          <table:table-cell office:value-type="float" office:value="0.000070379" calcext:value-type="float">
            <text:p>7.0379E-05</text:p>
          </table:table-cell>
          <table:table-cell office:value-type="float" office:value="0.000075341" calcext:value-type="float">
            <text:p>7.53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3782" calcext:value-type="float">
            <text:p>24.15583782</text:p>
          </table:table-cell>
          <table:table-cell office:value-type="float" office:value="24.13479503" calcext:value-type="float">
            <text:p>24.13479503</text:p>
          </table:table-cell>
          <table:table-cell office:value-type="float" office:value="24.155022457" calcext:value-type="float">
            <text:p>24.155022457</text:p>
          </table:table-cell>
          <table:table-cell office:value-type="float" office:value="24.156331199" calcext:value-type="float">
            <text:p>24.156331199</text:p>
          </table:table-cell>
          <table:table-cell office:value-type="float" office:value="24.156453762" calcext:value-type="float">
            <text:p>24.15645376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77598" calcext:value-type="float">
            <text:p>0.001277598</text:p>
          </table:table-cell>
          <table:table-cell office:value-type="float" office:value="-0.020318148" calcext:value-type="float">
            <text:p>-0.020318148</text:p>
          </table:table-cell>
          <table:table-cell office:value-type="float" office:value="0.00044081" calcext:value-type="float">
            <text:p>0.00044081</text:p>
          </table:table-cell>
          <table:table-cell office:value-type="float" office:value="0.001783941" calcext:value-type="float">
            <text:p>0.001783941</text:p>
          </table:table-cell>
          <table:table-cell office:value-type="float" office:value="0.001909725" calcext:value-type="float">
            <text:p>0.0019097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2019-12-03 10:35:5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7152092" calcext:value-type="float">
            <text:p>0.137152092</text:p>
          </table:table-cell>
          <table:table-cell office:value-type="float" office:value="0.032815937" calcext:value-type="float">
            <text:p>0.032815937</text:p>
          </table:table-cell>
          <table:table-cell office:value-type="float" office:value="0.132988111" calcext:value-type="float">
            <text:p>0.132988111</text:p>
          </table:table-cell>
          <table:table-cell office:value-type="float" office:value="0.139423625" calcext:value-type="float">
            <text:p>0.139423625</text:p>
          </table:table-cell>
          <table:table-cell office:value-type="float" office:value="0.140397565" calcext:value-type="float">
            <text:p>0.1403975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524" calcext:value-type="float">
            <text:p>0.001120524</text:p>
          </table:table-cell>
          <table:table-cell office:value-type="float" office:value="0.000268104" calcext:value-type="float">
            <text:p>0.000268104</text:p>
          </table:table-cell>
          <table:table-cell office:value-type="float" office:value="0.001086504" calcext:value-type="float">
            <text:p>0.001086504</text:p>
          </table:table-cell>
          <table:table-cell office:value-type="float" office:value="0.001139082" calcext:value-type="float">
            <text:p>0.001139082</text:p>
          </table:table-cell>
          <table:table-cell office:value-type="float" office:value="0.001147039" calcext:value-type="float">
            <text:p>0.0011470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262" calcext:value-type="float">
            <text:p>5.0262E-05</text:p>
          </table:table-cell>
          <table:table-cell office:value-type="float" office:value="-0.000802157" calcext:value-type="float">
            <text:p>-0.000802157</text:p>
          </table:table-cell>
          <table:table-cell office:value-type="float" office:value="0.000016243" calcext:value-type="float">
            <text:p>1.6243E-05</text:p>
          </table:table-cell>
          <table:table-cell office:value-type="float" office:value="0.00006882" calcext:value-type="float">
            <text:p>6.882E-05</text:p>
          </table:table-cell>
          <table:table-cell office:value-type="float" office:value="0.000076777" calcext:value-type="float">
            <text:p>7.677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834332" calcext:value-type="float">
            <text:p>24.155834332</text:p>
          </table:table-cell>
          <table:table-cell office:value-type="float" office:value="24.134779875" calcext:value-type="float">
            <text:p>24.134779875</text:p>
          </table:table-cell>
          <table:table-cell office:value-type="float" office:value="24.154994072" calcext:value-type="float">
            <text:p>24.154994072</text:p>
          </table:table-cell>
          <table:table-cell office:value-type="float" office:value="24.15629271" calcext:value-type="float">
            <text:p>24.15629271</text:p>
          </table:table-cell>
          <table:table-cell office:value-type="float" office:value="24.156489244" calcext:value-type="float">
            <text:p>24.15648924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74018" calcext:value-type="float">
            <text:p>0.001274018</text:p>
          </table:table-cell>
          <table:table-cell office:value-type="float" office:value="-0.020333702" calcext:value-type="float">
            <text:p>-0.020333702</text:p>
          </table:table-cell>
          <table:table-cell office:value-type="float" office:value="0.000411678" calcext:value-type="float">
            <text:p>0.000411678</text:p>
          </table:table-cell>
          <table:table-cell office:value-type="float" office:value="0.001744441" calcext:value-type="float">
            <text:p>0.001744441</text:p>
          </table:table-cell>
          <table:table-cell office:value-type="float" office:value="0.001946139" calcext:value-type="float">
            <text:p>0.00194613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2019-12-03 10:35:56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7178318" calcext:value-type="float">
            <text:p>0.137178318</text:p>
          </table:table-cell>
          <table:table-cell office:value-type="float" office:value="0.034378175" calcext:value-type="float">
            <text:p>0.034378175</text:p>
          </table:table-cell>
          <table:table-cell office:value-type="float" office:value="0.13291897" calcext:value-type="float">
            <text:p>0.13291897</text:p>
          </table:table-cell>
          <table:table-cell office:value-type="float" office:value="0.139141695" calcext:value-type="float">
            <text:p>0.139141695</text:p>
          </table:table-cell>
          <table:table-cell office:value-type="float" office:value="0.139082687" calcext:value-type="float">
            <text:p>0.1390826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738" calcext:value-type="float">
            <text:p>0.001120738</text:p>
          </table:table-cell>
          <table:table-cell office:value-type="float" office:value="0.000280867" calcext:value-type="float">
            <text:p>0.000280867</text:p>
          </table:table-cell>
          <table:table-cell office:value-type="float" office:value="0.001085939" calcext:value-type="float">
            <text:p>0.001085939</text:p>
          </table:table-cell>
          <table:table-cell office:value-type="float" office:value="0.001136779" calcext:value-type="float">
            <text:p>0.001136779</text:p>
          </table:table-cell>
          <table:table-cell office:value-type="float" office:value="0.001136296" calcext:value-type="float">
            <text:p>0.0011362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476" calcext:value-type="float">
            <text:p>5.0476E-05</text:p>
          </table:table-cell>
          <table:table-cell office:value-type="float" office:value="-0.000789394" calcext:value-type="float">
            <text:p>-0.000789394</text:p>
          </table:table-cell>
          <table:table-cell office:value-type="float" office:value="0.000015678" calcext:value-type="float">
            <text:p>1.5678E-05</text:p>
          </table:table-cell>
          <table:table-cell office:value-type="float" office:value="0.000066517" calcext:value-type="float">
            <text:p>6.6517E-05</text:p>
          </table:table-cell>
          <table:table-cell office:value-type="float" office:value="0.000066035" calcext:value-type="float">
            <text:p>6.603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785672" calcext:value-type="float">
            <text:p>24.150785672</text:p>
          </table:table-cell>
          <table:table-cell office:value-type="float" office:value="24.130041082" calcext:value-type="float">
            <text:p>24.130041082</text:p>
          </table:table-cell>
          <table:table-cell office:value-type="float" office:value="24.149926164" calcext:value-type="float">
            <text:p>24.149926164</text:p>
          </table:table-cell>
          <table:table-cell office:value-type="float" office:value="24.151181869" calcext:value-type="float">
            <text:p>24.151181869</text:p>
          </table:table-cell>
          <table:table-cell office:value-type="float" office:value="24.151169961" calcext:value-type="float">
            <text:p>24.151169961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279449" calcext:value-type="float">
            <text:p>0.001279449</text:p>
          </table:table-cell>
          <table:table-cell office:value-type="float" office:value="-0.020010162" calcext:value-type="float">
            <text:p>-0.020010162</text:p>
          </table:table-cell>
          <table:table-cell office:value-type="float" office:value="0.000397359" calcext:value-type="float">
            <text:p>0.000397359</text:p>
          </table:table-cell>
          <table:table-cell office:value-type="float" office:value="0.001686055" calcext:value-type="float">
            <text:p>0.001686055</text:p>
          </table:table-cell>
          <table:table-cell office:value-type="float" office:value="0.001673834" calcext:value-type="float">
            <text:p>0.0016738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2019-12-03 10:35:57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7190239" calcext:value-type="float">
            <text:p>0.137190239</text:p>
          </table:table-cell>
          <table:table-cell office:value-type="float" office:value="0.034321551" calcext:value-type="float">
            <text:p>0.034321551</text:p>
          </table:table-cell>
          <table:table-cell office:value-type="float" office:value="0.133215801" calcext:value-type="float">
            <text:p>0.133215801</text:p>
          </table:table-cell>
          <table:table-cell office:value-type="float" office:value="0.139197128" calcext:value-type="float">
            <text:p>0.139197128</text:p>
          </table:table-cell>
          <table:table-cell office:value-type="float" office:value="0.138956325" calcext:value-type="float">
            <text:p>0.1389563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835" calcext:value-type="float">
            <text:p>0.001120835</text:p>
          </table:table-cell>
          <table:table-cell office:value-type="float" office:value="0.000280405" calcext:value-type="float">
            <text:p>0.000280405</text:p>
          </table:table-cell>
          <table:table-cell office:value-type="float" office:value="0.001088364" calcext:value-type="float">
            <text:p>0.001088364</text:p>
          </table:table-cell>
          <table:table-cell office:value-type="float" office:value="0.001137231" calcext:value-type="float">
            <text:p>0.001137231</text:p>
          </table:table-cell>
          <table:table-cell office:value-type="float" office:value="0.001135264" calcext:value-type="float">
            <text:p>0.0011352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0574" calcext:value-type="float">
            <text:p>5.0574E-05</text:p>
          </table:table-cell>
          <table:table-cell office:value-type="float" office:value="-0.000789857" calcext:value-type="float">
            <text:p>-0.000789857</text:p>
          </table:table-cell>
          <table:table-cell office:value-type="float" office:value="0.000018103" calcext:value-type="float">
            <text:p>1.8103E-05</text:p>
          </table:table-cell>
          <table:table-cell office:value-type="float" office:value="0.00006697" calcext:value-type="float">
            <text:p>6.697E-05</text:p>
          </table:table-cell>
          <table:table-cell office:value-type="float" office:value="0.000065003" calcext:value-type="float">
            <text:p>6.500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1003887" calcext:value-type="float">
            <text:p>24.171003887</text:p>
          </table:table-cell>
          <table:table-cell office:value-type="float" office:value="24.150245846" calcext:value-type="float">
            <text:p>24.150245846</text:p>
          </table:table-cell>
          <table:table-cell office:value-type="float" office:value="24.170201886" calcext:value-type="float">
            <text:p>24.170201886</text:p>
          </table:table-cell>
          <table:table-cell office:value-type="float" office:value="24.171408856" calcext:value-type="float">
            <text:p>24.171408856</text:p>
          </table:table-cell>
          <table:table-cell office:value-type="float" office:value="24.171360265" calcext:value-type="float">
            <text:p>24.171360265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281918" calcext:value-type="float">
            <text:p>0.001281918</text:p>
          </table:table-cell>
          <table:table-cell office:value-type="float" office:value="-0.020021889" calcext:value-type="float">
            <text:p>-0.020021889</text:p>
          </table:table-cell>
          <table:table-cell office:value-type="float" office:value="0.000458832" calcext:value-type="float">
            <text:p>0.000458832</text:p>
          </table:table-cell>
          <table:table-cell office:value-type="float" office:value="0.001697534" calcext:value-type="float">
            <text:p>0.001697534</text:p>
          </table:table-cell>
          <table:table-cell office:value-type="float" office:value="0.001647665" calcext:value-type="float">
            <text:p>0.0016476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2019-12-03 10:35:59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7089507" calcext:value-type="float">
            <text:p>0.137089507</text:p>
          </table:table-cell>
          <table:table-cell office:value-type="float" office:value="0.033980016" calcext:value-type="float">
            <text:p>0.033980016</text:p>
          </table:table-cell>
          <table:table-cell office:value-type="float" office:value="0.133228914" calcext:value-type="float">
            <text:p>0.133228914</text:p>
          </table:table-cell>
          <table:table-cell office:value-type="float" office:value="0.139302628" calcext:value-type="float">
            <text:p>0.139302628</text:p>
          </table:table-cell>
          <table:table-cell office:value-type="float" office:value="0.138961093" calcext:value-type="float">
            <text:p>0.1389610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0012" calcext:value-type="float">
            <text:p>0.001120012</text:p>
          </table:table-cell>
          <table:table-cell office:value-type="float" office:value="0.000277615" calcext:value-type="float">
            <text:p>0.000277615</text:p>
          </table:table-cell>
          <table:table-cell office:value-type="float" office:value="0.001088472" calcext:value-type="float">
            <text:p>0.001088472</text:p>
          </table:table-cell>
          <table:table-cell office:value-type="float" office:value="0.001138093" calcext:value-type="float">
            <text:p>0.001138093</text:p>
          </table:table-cell>
          <table:table-cell office:value-type="float" office:value="0.001135303" calcext:value-type="float">
            <text:p>0.0011353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751" calcext:value-type="float">
            <text:p>4.9751E-05</text:p>
          </table:table-cell>
          <table:table-cell office:value-type="float" office:value="-0.000792647" calcext:value-type="float">
            <text:p>-0.000792647</text:p>
          </table:table-cell>
          <table:table-cell office:value-type="float" office:value="0.00001821" calcext:value-type="float">
            <text:p>1.821E-05</text:p>
          </table:table-cell>
          <table:table-cell office:value-type="float" office:value="0.000067832" calcext:value-type="float">
            <text:p>6.7832E-05</text:p>
          </table:table-cell>
          <table:table-cell office:value-type="float" office:value="0.000065042" calcext:value-type="float">
            <text:p>6.50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98356" calcext:value-type="float">
            <text:p>24.17098356</text:p>
          </table:table-cell>
          <table:table-cell office:value-type="float" office:value="24.150176926" calcext:value-type="float">
            <text:p>24.150176926</text:p>
          </table:table-cell>
          <table:table-cell office:value-type="float" office:value="24.170204532" calcext:value-type="float">
            <text:p>24.170204532</text:p>
          </table:table-cell>
          <table:table-cell office:value-type="float" office:value="24.171430145" calcext:value-type="float">
            <text:p>24.171430145</text:p>
          </table:table-cell>
          <table:table-cell office:value-type="float" office:value="24.171361227" calcext:value-type="float">
            <text:p>24.171361227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261057" calcext:value-type="float">
            <text:p>0.001261057</text:p>
          </table:table-cell>
          <table:table-cell office:value-type="float" office:value="-0.020092621" calcext:value-type="float">
            <text:p>-0.020092621</text:p>
          </table:table-cell>
          <table:table-cell office:value-type="float" office:value="0.000461547" calcext:value-type="float">
            <text:p>0.000461547</text:p>
          </table:table-cell>
          <table:table-cell office:value-type="float" office:value="0.001719383" calcext:value-type="float">
            <text:p>0.001719383</text:p>
          </table:table-cell>
          <table:table-cell office:value-type="float" office:value="0.001648653" calcext:value-type="float">
            <text:p>0.0016486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2019-12-03 10:36:00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7066261" calcext:value-type="float">
            <text:p>0.137066261</text:p>
          </table:table-cell>
          <table:table-cell office:value-type="float" office:value="0.033458475" calcext:value-type="float">
            <text:p>0.033458475</text:p>
          </table:table-cell>
          <table:table-cell office:value-type="float" office:value="0.132879631" calcext:value-type="float">
            <text:p>0.132879631</text:p>
          </table:table-cell>
          <table:table-cell office:value-type="float" office:value="0.139458196" calcext:value-type="float">
            <text:p>0.139458196</text:p>
          </table:table-cell>
          <table:table-cell office:value-type="float" office:value="0.138988511" calcext:value-type="float">
            <text:p>0.1389885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822" calcext:value-type="float">
            <text:p>0.001119822</text:p>
          </table:table-cell>
          <table:table-cell office:value-type="float" office:value="0.000273354" calcext:value-type="float">
            <text:p>0.000273354</text:p>
          </table:table-cell>
          <table:table-cell office:value-type="float" office:value="0.001085618" calcext:value-type="float">
            <text:p>0.001085618</text:p>
          </table:table-cell>
          <table:table-cell office:value-type="float" office:value="0.001139364" calcext:value-type="float">
            <text:p>0.001139364</text:p>
          </table:table-cell>
          <table:table-cell office:value-type="float" office:value="0.001135527" calcext:value-type="float">
            <text:p>0.0011355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561" calcext:value-type="float">
            <text:p>4.9561E-05</text:p>
          </table:table-cell>
          <table:table-cell office:value-type="float" office:value="-0.000796908" calcext:value-type="float">
            <text:p>-0.000796908</text:p>
          </table:table-cell>
          <table:table-cell office:value-type="float" office:value="0.000015356" calcext:value-type="float">
            <text:p>1.5356E-05</text:p>
          </table:table-cell>
          <table:table-cell office:value-type="float" office:value="0.000069103" calcext:value-type="float">
            <text:p>6.9103E-05</text:p>
          </table:table-cell>
          <table:table-cell office:value-type="float" office:value="0.000065266" calcext:value-type="float">
            <text:p>6.526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6032823" calcext:value-type="float">
            <text:p>24.176032823</text:p>
          </table:table-cell>
          <table:table-cell office:value-type="float" office:value="24.155125732" calcext:value-type="float">
            <text:p>24.155125732</text:p>
          </table:table-cell>
          <table:table-cell office:value-type="float" office:value="24.175188007" calcext:value-type="float">
            <text:p>24.175188007</text:p>
          </table:table-cell>
          <table:table-cell office:value-type="float" office:value="24.176515488" calcext:value-type="float">
            <text:p>24.176515488</text:p>
          </table:table-cell>
          <table:table-cell office:value-type="float" office:value="24.176420711" calcext:value-type="float">
            <text:p>24.17642071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56243" calcext:value-type="float">
            <text:p>0.001256243</text:p>
          </table:table-cell>
          <table:table-cell office:value-type="float" office:value="-0.020200632" calcext:value-type="float">
            <text:p>-0.020200632</text:p>
          </table:table-cell>
          <table:table-cell office:value-type="float" office:value="0.000389212" calcext:value-type="float">
            <text:p>0.000389212</text:p>
          </table:table-cell>
          <table:table-cell office:value-type="float" office:value="0.0017516" calcext:value-type="float">
            <text:p>0.0017516</text:p>
          </table:table-cell>
          <table:table-cell office:value-type="float" office:value="0.001654331" calcext:value-type="float">
            <text:p>0.00165433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2019-12-03 10:36:01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746184" calcext:value-type="float">
            <text:p>0.136746184</text:p>
          </table:table-cell>
          <table:table-cell office:value-type="float" office:value="0.033074025" calcext:value-type="float">
            <text:p>0.033074025</text:p>
          </table:table-cell>
          <table:table-cell office:value-type="float" office:value="0.133327858" calcext:value-type="float">
            <text:p>0.133327858</text:p>
          </table:table-cell>
          <table:table-cell office:value-type="float" office:value="0.139547603" calcext:value-type="float">
            <text:p>0.139547603</text:p>
          </table:table-cell>
          <table:table-cell office:value-type="float" office:value="0.139664428" calcext:value-type="float">
            <text:p>0.1396644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07" calcext:value-type="float">
            <text:p>0.001117207</text:p>
          </table:table-cell>
          <table:table-cell office:value-type="float" office:value="0.000270213" calcext:value-type="float">
            <text:p>0.000270213</text:p>
          </table:table-cell>
          <table:table-cell office:value-type="float" office:value="0.00108928" calcext:value-type="float">
            <text:p>0.00108928</text:p>
          </table:table-cell>
          <table:table-cell office:value-type="float" office:value="0.001140095" calcext:value-type="float">
            <text:p>0.001140095</text:p>
          </table:table-cell>
          <table:table-cell office:value-type="float" office:value="0.001141049" calcext:value-type="float">
            <text:p>0.0011410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946" calcext:value-type="float">
            <text:p>4.6946E-05</text:p>
          </table:table-cell>
          <table:table-cell office:value-type="float" office:value="-0.000800049" calcext:value-type="float">
            <text:p>-0.000800049</text:p>
          </table:table-cell>
          <table:table-cell office:value-type="float" office:value="0.000019018" calcext:value-type="float">
            <text:p>1.9018E-05</text:p>
          </table:table-cell>
          <table:table-cell office:value-type="float" office:value="0.000069833" calcext:value-type="float">
            <text:p>6.9833E-05</text:p>
          </table:table-cell>
          <table:table-cell office:value-type="float" office:value="0.000070788" calcext:value-type="float">
            <text:p>7.078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914281" calcext:value-type="float">
            <text:p>24.170914281</text:p>
          </table:table-cell>
          <table:table-cell office:value-type="float" office:value="24.149994103" calcext:value-type="float">
            <text:p>24.149994103</text:p>
          </table:table-cell>
          <table:table-cell office:value-type="float" office:value="24.170224498" calcext:value-type="float">
            <text:p>24.170224498</text:p>
          </table:table-cell>
          <table:table-cell office:value-type="float" office:value="24.171479579" calcext:value-type="float">
            <text:p>24.171479579</text:p>
          </table:table-cell>
          <table:table-cell office:value-type="float" office:value="24.171503153" calcext:value-type="float">
            <text:p>24.171503153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89957" calcext:value-type="float">
            <text:p>0.001189957</text:p>
          </table:table-cell>
          <table:table-cell office:value-type="float" office:value="-0.020280252" calcext:value-type="float">
            <text:p>-0.020280252</text:p>
          </table:table-cell>
          <table:table-cell office:value-type="float" office:value="0.000482038" calcext:value-type="float">
            <text:p>0.000482038</text:p>
          </table:table-cell>
          <table:table-cell office:value-type="float" office:value="0.001770116" calcext:value-type="float">
            <text:p>0.001770116</text:p>
          </table:table-cell>
          <table:table-cell office:value-type="float" office:value="0.00179431" calcext:value-type="float">
            <text:p>0.0017943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2019-12-03 10:36:03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68102" calcext:value-type="float">
            <text:p>0.136668102</text:p>
          </table:table-cell>
          <table:table-cell office:value-type="float" office:value="0.032754544" calcext:value-type="float">
            <text:p>0.032754544</text:p>
          </table:table-cell>
          <table:table-cell office:value-type="float" office:value="0.132558958" calcext:value-type="float">
            <text:p>0.132558958</text:p>
          </table:table-cell>
          <table:table-cell office:value-type="float" office:value="0.139694231" calcext:value-type="float">
            <text:p>0.139694231</text:p>
          </table:table-cell>
          <table:table-cell office:value-type="float" office:value="0.140073316" calcext:value-type="float">
            <text:p>0.1400733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69" calcext:value-type="float">
            <text:p>0.001116569</text:p>
          </table:table-cell>
          <table:table-cell office:value-type="float" office:value="0.000267602" calcext:value-type="float">
            <text:p>0.000267602</text:p>
          </table:table-cell>
          <table:table-cell office:value-type="float" office:value="0.001082998" calcext:value-type="float">
            <text:p>0.001082998</text:p>
          </table:table-cell>
          <table:table-cell office:value-type="float" office:value="0.001141293" calcext:value-type="float">
            <text:p>0.001141293</text:p>
          </table:table-cell>
          <table:table-cell office:value-type="float" office:value="0.00114439" calcext:value-type="float">
            <text:p>0.001144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308" calcext:value-type="float">
            <text:p>4.6308E-05</text:p>
          </table:table-cell>
          <table:table-cell office:value-type="float" office:value="-0.000802659" calcext:value-type="float">
            <text:p>-0.000802659</text:p>
          </table:table-cell>
          <table:table-cell office:value-type="float" office:value="0.000012737" calcext:value-type="float">
            <text:p>1.2737E-05</text:p>
          </table:table-cell>
          <table:table-cell office:value-type="float" office:value="0.000071031" calcext:value-type="float">
            <text:p>7.1031E-05</text:p>
          </table:table-cell>
          <table:table-cell office:value-type="float" office:value="0.000074128" calcext:value-type="float">
            <text:p>7.412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52479" calcext:value-type="float">
            <text:p>24.175952479</text:p>
          </table:table-cell>
          <table:table-cell office:value-type="float" office:value="24.154983684" calcext:value-type="float">
            <text:p>24.154983684</text:p>
          </table:table-cell>
          <table:table-cell office:value-type="float" office:value="24.175123299" calcext:value-type="float">
            <text:p>24.175123299</text:p>
          </table:table-cell>
          <table:table-cell office:value-type="float" office:value="24.176563117" calcext:value-type="float">
            <text:p>24.176563117</text:p>
          </table:table-cell>
          <table:table-cell office:value-type="float" office:value="24.176639612" calcext:value-type="float">
            <text:p>24.17663961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73786" calcext:value-type="float">
            <text:p>0.001173786</text:p>
          </table:table-cell>
          <table:table-cell office:value-type="float" office:value="-0.020346416" calcext:value-type="float">
            <text:p>-0.020346416</text:p>
          </table:table-cell>
          <table:table-cell office:value-type="float" office:value="0.000322803" calcext:value-type="float">
            <text:p>0.000322803</text:p>
          </table:table-cell>
          <table:table-cell office:value-type="float" office:value="0.001800482" calcext:value-type="float">
            <text:p>0.001800482</text:p>
          </table:table-cell>
          <table:table-cell office:value-type="float" office:value="0.001878989" calcext:value-type="float">
            <text:p>0.00187898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2019-12-03 10:36:04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551873" calcext:value-type="float">
            <text:p>0.136551873</text:p>
          </table:table-cell>
          <table:table-cell office:value-type="float" office:value="0.033009652" calcext:value-type="float">
            <text:p>0.033009652</text:p>
          </table:table-cell>
          <table:table-cell office:value-type="float" office:value="0.133258716" calcext:value-type="float">
            <text:p>0.133258716</text:p>
          </table:table-cell>
          <table:table-cell office:value-type="float" office:value="0.140157359" calcext:value-type="float">
            <text:p>0.140157359</text:p>
          </table:table-cell>
          <table:table-cell office:value-type="float" office:value="0.139695423" calcext:value-type="float">
            <text:p>0.1396954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2" calcext:value-type="float">
            <text:p>0.00111562</text:p>
          </table:table-cell>
          <table:table-cell office:value-type="float" office:value="0.000269687" calcext:value-type="float">
            <text:p>0.000269687</text:p>
          </table:table-cell>
          <table:table-cell office:value-type="float" office:value="0.001088715" calcext:value-type="float">
            <text:p>0.001088715</text:p>
          </table:table-cell>
          <table:table-cell office:value-type="float" office:value="0.001145076" calcext:value-type="float">
            <text:p>0.001145076</text:p>
          </table:table-cell>
          <table:table-cell office:value-type="float" office:value="0.001141302" calcext:value-type="float">
            <text:p>0.0011413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58" calcext:value-type="float">
            <text:p>4.5358E-05</text:p>
          </table:table-cell>
          <table:table-cell office:value-type="float" office:value="-0.000800575" calcext:value-type="float">
            <text:p>-0.000800575</text:p>
          </table:table-cell>
          <table:table-cell office:value-type="float" office:value="0.000018454" calcext:value-type="float">
            <text:p>1.8454E-05</text:p>
          </table:table-cell>
          <table:table-cell office:value-type="float" office:value="0.000074815" calcext:value-type="float">
            <text:p>7.4815E-05</text:p>
          </table:table-cell>
          <table:table-cell office:value-type="float" office:value="0.000071041" calcext:value-type="float">
            <text:p>7.10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75071" calcext:value-type="float">
            <text:p>24.170875071</text:p>
          </table:table-cell>
          <table:table-cell office:value-type="float" office:value="24.149981113" calcext:value-type="float">
            <text:p>24.149981113</text:p>
          </table:table-cell>
          <table:table-cell office:value-type="float" office:value="24.170210546" calcext:value-type="float">
            <text:p>24.170210546</text:p>
          </table:table-cell>
          <table:table-cell office:value-type="float" office:value="24.171602621" calcext:value-type="float">
            <text:p>24.171602621</text:p>
          </table:table-cell>
          <table:table-cell office:value-type="float" office:value="24.171509407" calcext:value-type="float">
            <text:p>24.171509407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49716" calcext:value-type="float">
            <text:p>0.001149716</text:p>
          </table:table-cell>
          <table:table-cell office:value-type="float" office:value="-0.020293584" calcext:value-type="float">
            <text:p>-0.020293584</text:p>
          </table:table-cell>
          <table:table-cell office:value-type="float" office:value="0.000467719" calcext:value-type="float">
            <text:p>0.000467719</text:p>
          </table:table-cell>
          <table:table-cell office:value-type="float" office:value="0.001896393" calcext:value-type="float">
            <text:p>0.001896393</text:p>
          </table:table-cell>
          <table:table-cell office:value-type="float" office:value="0.001800729" calcext:value-type="float">
            <text:p>0.0018007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2019-12-03 10:36:05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609094" calcext:value-type="float">
            <text:p>0.136609094</text:p>
          </table:table-cell>
          <table:table-cell office:value-type="float" office:value="0.033381585" calcext:value-type="float">
            <text:p>0.033381585</text:p>
          </table:table-cell>
          <table:table-cell office:value-type="float" office:value="0.132632867" calcext:value-type="float">
            <text:p>0.132632867</text:p>
          </table:table-cell>
          <table:table-cell office:value-type="float" office:value="0.14037432" calcext:value-type="float">
            <text:p>0.14037432</text:p>
          </table:table-cell>
          <table:table-cell office:value-type="float" office:value="0.13937475" calcext:value-type="float">
            <text:p>0.139374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87" calcext:value-type="float">
            <text:p>0.001116087</text:p>
          </table:table-cell>
          <table:table-cell office:value-type="float" office:value="0.000272725" calcext:value-type="float">
            <text:p>0.000272725</text:p>
          </table:table-cell>
          <table:table-cell office:value-type="float" office:value="0.001083602" calcext:value-type="float">
            <text:p>0.001083602</text:p>
          </table:table-cell>
          <table:table-cell office:value-type="float" office:value="0.001146849" calcext:value-type="float">
            <text:p>0.001146849</text:p>
          </table:table-cell>
          <table:table-cell office:value-type="float" office:value="0.001138683" calcext:value-type="float">
            <text:p>0.0011386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26" calcext:value-type="float">
            <text:p>4.5826E-05</text:p>
          </table:table-cell>
          <table:table-cell office:value-type="float" office:value="-0.000797536" calcext:value-type="float">
            <text:p>-0.000797536</text:p>
          </table:table-cell>
          <table:table-cell office:value-type="float" office:value="0.00001334" calcext:value-type="float">
            <text:p>1.334E-05</text:p>
          </table:table-cell>
          <table:table-cell office:value-type="float" office:value="0.000076588" calcext:value-type="float">
            <text:p>7.6588E-05</text:p>
          </table:table-cell>
          <table:table-cell office:value-type="float" office:value="0.000068421" calcext:value-type="float">
            <text:p>6.842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86618" calcext:value-type="float">
            <text:p>24.170886618</text:p>
          </table:table-cell>
          <table:table-cell office:value-type="float" office:value="24.150056167" calcext:value-type="float">
            <text:p>24.150056167</text:p>
          </table:table-cell>
          <table:table-cell office:value-type="float" office:value="24.170084256" calcext:value-type="float">
            <text:p>24.170084256</text:p>
          </table:table-cell>
          <table:table-cell office:value-type="float" office:value="24.171646402" calcext:value-type="float">
            <text:p>24.171646402</text:p>
          </table:table-cell>
          <table:table-cell office:value-type="float" office:value="24.171444699" calcext:value-type="float">
            <text:p>24.171444699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61566" calcext:value-type="float">
            <text:p>0.001161566</text:p>
          </table:table-cell>
          <table:table-cell office:value-type="float" office:value="-0.020216556" calcext:value-type="float">
            <text:p>-0.020216556</text:p>
          </table:table-cell>
          <table:table-cell office:value-type="float" office:value="0.000338109" calcext:value-type="float">
            <text:p>0.000338109</text:p>
          </table:table-cell>
          <table:table-cell office:value-type="float" office:value="0.001941325" calcext:value-type="float">
            <text:p>0.001941325</text:p>
          </table:table-cell>
          <table:table-cell office:value-type="float" office:value="0.001734319" calcext:value-type="float">
            <text:p>0.0017343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2019-12-03 10:36:06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374847" calcext:value-type="float">
            <text:p>0.136374847</text:p>
          </table:table-cell>
          <table:table-cell office:value-type="float" office:value="0.032745604" calcext:value-type="float">
            <text:p>0.032745604</text:p>
          </table:table-cell>
          <table:table-cell office:value-type="float" office:value="0.13266565" calcext:value-type="float">
            <text:p>0.13266565</text:p>
          </table:table-cell>
          <table:table-cell office:value-type="float" office:value="0.140649097" calcext:value-type="float">
            <text:p>0.140649097</text:p>
          </table:table-cell>
          <table:table-cell office:value-type="float" office:value="0.140084045" calcext:value-type="float">
            <text:p>0.1400840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74" calcext:value-type="float">
            <text:p>0.001114174</text:p>
          </table:table-cell>
          <table:table-cell office:value-type="float" office:value="0.000267529" calcext:value-type="float">
            <text:p>0.000267529</text:p>
          </table:table-cell>
          <table:table-cell office:value-type="float" office:value="0.00108387" calcext:value-type="float">
            <text:p>0.00108387</text:p>
          </table:table-cell>
          <table:table-cell office:value-type="float" office:value="0.001149094" calcext:value-type="float">
            <text:p>0.001149094</text:p>
          </table:table-cell>
          <table:table-cell office:value-type="float" office:value="0.001144477" calcext:value-type="float">
            <text:p>0.0011444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12" calcext:value-type="float">
            <text:p>4.3912E-05</text:p>
          </table:table-cell>
          <table:table-cell office:value-type="float" office:value="-0.000802732" calcext:value-type="float">
            <text:p>-0.000802732</text:p>
          </table:table-cell>
          <table:table-cell office:value-type="float" office:value="0.000013608" calcext:value-type="float">
            <text:p>1.3608E-05</text:p>
          </table:table-cell>
          <table:table-cell office:value-type="float" office:value="0.000078832" calcext:value-type="float">
            <text:p>7.8832E-05</text:p>
          </table:table-cell>
          <table:table-cell office:value-type="float" office:value="0.000074216" calcext:value-type="float">
            <text:p>7.421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39349" calcext:value-type="float">
            <text:p>24.170839349</text:p>
          </table:table-cell>
          <table:table-cell office:value-type="float" office:value="24.14992783" calcext:value-type="float">
            <text:p>24.14992783</text:p>
          </table:table-cell>
          <table:table-cell office:value-type="float" office:value="24.170090871" calcext:value-type="float">
            <text:p>24.170090871</text:p>
          </table:table-cell>
          <table:table-cell office:value-type="float" office:value="24.171701849" calcext:value-type="float">
            <text:p>24.171701849</text:p>
          </table:table-cell>
          <table:table-cell office:value-type="float" office:value="24.171587827" calcext:value-type="float">
            <text:p>24.171587827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13055" calcext:value-type="float">
            <text:p>0.001113055</text:p>
          </table:table-cell>
          <table:table-cell office:value-type="float" office:value="-0.020348268" calcext:value-type="float">
            <text:p>-0.020348268</text:p>
          </table:table-cell>
          <table:table-cell office:value-type="float" office:value="0.000344898" calcext:value-type="float">
            <text:p>0.000344898</text:p>
          </table:table-cell>
          <table:table-cell office:value-type="float" office:value="0.00199823" calcext:value-type="float">
            <text:p>0.00199823</text:p>
          </table:table-cell>
          <table:table-cell office:value-type="float" office:value="0.00188121" calcext:value-type="float">
            <text:p>0.001881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019-12-03 10:36:08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17398" calcext:value-type="float">
            <text:p>0.13617398</text:p>
          </table:table-cell>
          <table:table-cell office:value-type="float" office:value="0.033025746" calcext:value-type="float">
            <text:p>0.033025746</text:p>
          </table:table-cell>
          <table:table-cell office:value-type="float" office:value="0.132974998" calcext:value-type="float">
            <text:p>0.132974998</text:p>
          </table:table-cell>
          <table:table-cell office:value-type="float" office:value="0.140976327" calcext:value-type="float">
            <text:p>0.140976327</text:p>
          </table:table-cell>
          <table:table-cell office:value-type="float" office:value="0.140160935" calcext:value-type="float">
            <text:p>0.1401609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33" calcext:value-type="float">
            <text:p>0.001112533</text:p>
          </table:table-cell>
          <table:table-cell office:value-type="float" office:value="0.000269818" calcext:value-type="float">
            <text:p>0.000269818</text:p>
          </table:table-cell>
          <table:table-cell office:value-type="float" office:value="0.001086397" calcext:value-type="float">
            <text:p>0.001086397</text:p>
          </table:table-cell>
          <table:table-cell office:value-type="float" office:value="0.001151767" calcext:value-type="float">
            <text:p>0.001151767</text:p>
          </table:table-cell>
          <table:table-cell office:value-type="float" office:value="0.001145106" calcext:value-type="float">
            <text:p>0.0011451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71" calcext:value-type="float">
            <text:p>4.2271E-05</text:p>
          </table:table-cell>
          <table:table-cell office:value-type="float" office:value="-0.000800443" calcext:value-type="float">
            <text:p>-0.000800443</text:p>
          </table:table-cell>
          <table:table-cell office:value-type="float" office:value="0.000016136" calcext:value-type="float">
            <text:p>1.6136E-05</text:p>
          </table:table-cell>
          <table:table-cell office:value-type="float" office:value="0.000081506" calcext:value-type="float">
            <text:p>8.1506E-05</text:p>
          </table:table-cell>
          <table:table-cell office:value-type="float" office:value="0.000074844" calcext:value-type="float">
            <text:p>7.48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98816" calcext:value-type="float">
            <text:p>24.170798816</text:p>
          </table:table-cell>
          <table:table-cell office:value-type="float" office:value="24.149984361" calcext:value-type="float">
            <text:p>24.149984361</text:p>
          </table:table-cell>
          <table:table-cell office:value-type="float" office:value="24.170153294" calcext:value-type="float">
            <text:p>24.170153294</text:p>
          </table:table-cell>
          <table:table-cell office:value-type="float" office:value="24.17176788" calcext:value-type="float">
            <text:p>24.17176788</text:p>
          </table:table-cell>
          <table:table-cell office:value-type="float" office:value="24.171603343" calcext:value-type="float">
            <text:p>24.171603343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071456" calcext:value-type="float">
            <text:p>0.001071456</text:p>
          </table:table-cell>
          <table:table-cell office:value-type="float" office:value="-0.020290251" calcext:value-type="float">
            <text:p>-0.020290251</text:p>
          </table:table-cell>
          <table:table-cell office:value-type="float" office:value="0.000408963" calcext:value-type="float">
            <text:p>0.000408963</text:p>
          </table:table-cell>
          <table:table-cell office:value-type="float" office:value="0.002065997" calcext:value-type="float">
            <text:p>0.002065997</text:p>
          </table:table-cell>
          <table:table-cell office:value-type="float" office:value="0.001897134" calcext:value-type="float">
            <text:p>0.0018971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2019-12-03 10:36:0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010067" calcext:value-type="float">
            <text:p>0.136010067</text:p>
          </table:table-cell>
          <table:table-cell office:value-type="float" office:value="0.033277277" calcext:value-type="float">
            <text:p>0.033277277</text:p>
          </table:table-cell>
          <table:table-cell office:value-type="float" office:value="0.13342859" calcext:value-type="float">
            <text:p>0.13342859</text:p>
          </table:table-cell>
          <table:table-cell office:value-type="float" office:value="0.141201036" calcext:value-type="float">
            <text:p>0.141201036</text:p>
          </table:table-cell>
          <table:table-cell office:value-type="float" office:value="0.13902487" calcext:value-type="float">
            <text:p>0.139024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193" calcext:value-type="float">
            <text:p>0.001111193</text:p>
          </table:table-cell>
          <table:table-cell office:value-type="float" office:value="0.000271873" calcext:value-type="float">
            <text:p>0.000271873</text:p>
          </table:table-cell>
          <table:table-cell office:value-type="float" office:value="0.001090103" calcext:value-type="float">
            <text:p>0.001090103</text:p>
          </table:table-cell>
          <table:table-cell office:value-type="float" office:value="0.001153603" calcext:value-type="float">
            <text:p>0.001153603</text:p>
          </table:table-cell>
          <table:table-cell office:value-type="float" office:value="0.001135824" calcext:value-type="float">
            <text:p>0.0011358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32" calcext:value-type="float">
            <text:p>4.0932E-05</text:p>
          </table:table-cell>
          <table:table-cell office:value-type="float" office:value="-0.000798388" calcext:value-type="float">
            <text:p>-0.000798388</text:p>
          </table:table-cell>
          <table:table-cell office:value-type="float" office:value="0.000019841" calcext:value-type="float">
            <text:p>1.9841E-05</text:p>
          </table:table-cell>
          <table:table-cell office:value-type="float" office:value="0.000083342" calcext:value-type="float">
            <text:p>8.3342E-05</text:p>
          </table:table-cell>
          <table:table-cell office:value-type="float" office:value="0.000065563" calcext:value-type="float">
            <text:p>6.556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57833" calcext:value-type="float">
            <text:p>24.160657833</text:p>
          </table:table-cell>
          <table:table-cell office:value-type="float" office:value="24.13992702" calcext:value-type="float">
            <text:p>24.13992702</text:p>
          </table:table-cell>
          <table:table-cell office:value-type="float" office:value="24.160136912" calcext:value-type="float">
            <text:p>24.160136912</text:p>
          </table:table-cell>
          <table:table-cell office:value-type="float" office:value="24.161705327" calcext:value-type="float">
            <text:p>24.161705327</text:p>
          </table:table-cell>
          <table:table-cell office:value-type="float" office:value="24.161266195" calcext:value-type="float">
            <text:p>24.16126619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3751" calcext:value-type="float">
            <text:p>0.00103751</text:p>
          </table:table-cell>
          <table:table-cell office:value-type="float" office:value="-0.020238158" calcext:value-type="float">
            <text:p>-0.020238158</text:p>
          </table:table-cell>
          <table:table-cell office:value-type="float" office:value="0.000502899" calcext:value-type="float">
            <text:p>0.000502899</text:p>
          </table:table-cell>
          <table:table-cell office:value-type="float" office:value="0.002112533" calcext:value-type="float">
            <text:p>0.002112533</text:p>
          </table:table-cell>
          <table:table-cell office:value-type="float" office:value="0.001661861" calcext:value-type="float">
            <text:p>0.00166186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2019-12-03 10:36:1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054174" calcext:value-type="float">
            <text:p>0.136054174</text:p>
          </table:table-cell>
          <table:table-cell office:value-type="float" office:value="0.032792095" calcext:value-type="float">
            <text:p>0.032792095</text:p>
          </table:table-cell>
          <table:table-cell office:value-type="float" office:value="0.132985727" calcext:value-type="float">
            <text:p>0.132985727</text:p>
          </table:table-cell>
          <table:table-cell office:value-type="float" office:value="0.141266601" calcext:value-type="float">
            <text:p>0.141266601</text:p>
          </table:table-cell>
          <table:table-cell office:value-type="float" office:value="0.139920728" calcext:value-type="float">
            <text:p>0.139920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54" calcext:value-type="float">
            <text:p>0.001111554</text:p>
          </table:table-cell>
          <table:table-cell office:value-type="float" office:value="0.000267909" calcext:value-type="float">
            <text:p>0.000267909</text:p>
          </table:table-cell>
          <table:table-cell office:value-type="float" office:value="0.001086485" calcext:value-type="float">
            <text:p>0.001086485</text:p>
          </table:table-cell>
          <table:table-cell office:value-type="float" office:value="0.001154139" calcext:value-type="float">
            <text:p>0.001154139</text:p>
          </table:table-cell>
          <table:table-cell office:value-type="float" office:value="0.001143143" calcext:value-type="float">
            <text:p>0.0011431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92" calcext:value-type="float">
            <text:p>4.1292E-05</text:p>
          </table:table-cell>
          <table:table-cell office:value-type="float" office:value="-0.000802352" calcext:value-type="float">
            <text:p>-0.000802352</text:p>
          </table:table-cell>
          <table:table-cell office:value-type="float" office:value="0.000016223" calcext:value-type="float">
            <text:p>1.6223E-05</text:p>
          </table:table-cell>
          <table:table-cell office:value-type="float" office:value="0.000083877" calcext:value-type="float">
            <text:p>8.3877E-05</text:p>
          </table:table-cell>
          <table:table-cell office:value-type="float" office:value="0.000072882" calcext:value-type="float">
            <text:p>7.288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1278" calcext:value-type="float">
            <text:p>24.15561278</text:p>
          </table:table-cell>
          <table:table-cell office:value-type="float" office:value="24.134775064" calcext:value-type="float">
            <text:p>24.134775064</text:p>
          </table:table-cell>
          <table:table-cell office:value-type="float" office:value="24.15499359" calcext:value-type="float">
            <text:p>24.15499359</text:p>
          </table:table-cell>
          <table:table-cell office:value-type="float" office:value="24.156664609" calcext:value-type="float">
            <text:p>24.156664609</text:p>
          </table:table-cell>
          <table:table-cell office:value-type="float" office:value="24.156393022" calcext:value-type="float">
            <text:p>24.15639302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46645" calcext:value-type="float">
            <text:p>0.001046645</text:p>
          </table:table-cell>
          <table:table-cell office:value-type="float" office:value="-0.02033864" calcext:value-type="float">
            <text:p>-0.02033864</text:p>
          </table:table-cell>
          <table:table-cell office:value-type="float" office:value="0.000411184" calcext:value-type="float">
            <text:p>0.000411184</text:p>
          </table:table-cell>
          <table:table-cell office:value-type="float" office:value="0.002126112" calcext:value-type="float">
            <text:p>0.002126112</text:p>
          </table:table-cell>
          <table:table-cell office:value-type="float" office:value="0.001847388" calcext:value-type="float">
            <text:p>0.0018473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2019-12-03 10:36:12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902183" calcext:value-type="float">
            <text:p>0.135902183</text:p>
          </table:table-cell>
          <table:table-cell office:value-type="float" office:value="0.032743219" calcext:value-type="float">
            <text:p>0.032743219</text:p>
          </table:table-cell>
          <table:table-cell office:value-type="float" office:value="0.132843272" calcext:value-type="float">
            <text:p>0.132843272</text:p>
          </table:table-cell>
          <table:table-cell office:value-type="float" office:value="0.1415533" calcext:value-type="float">
            <text:p>0.1415533</text:p>
          </table:table-cell>
          <table:table-cell office:value-type="float" office:value="0.140001791" calcext:value-type="float">
            <text:p>0.1400017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312" calcext:value-type="float">
            <text:p>0.001110312</text:p>
          </table:table-cell>
          <table:table-cell office:value-type="float" office:value="0.00026751" calcext:value-type="float">
            <text:p>0.00026751</text:p>
          </table:table-cell>
          <table:table-cell office:value-type="float" office:value="0.001085321" calcext:value-type="float">
            <text:p>0.001085321</text:p>
          </table:table-cell>
          <table:table-cell office:value-type="float" office:value="0.001156481" calcext:value-type="float">
            <text:p>0.001156481</text:p>
          </table:table-cell>
          <table:table-cell office:value-type="float" office:value="0.001143805" calcext:value-type="float">
            <text:p>0.0011438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51" calcext:value-type="float">
            <text:p>4.0051E-05</text:p>
          </table:table-cell>
          <table:table-cell office:value-type="float" office:value="-0.000802751" calcext:value-type="float">
            <text:p>-0.000802751</text:p>
          </table:table-cell>
          <table:table-cell office:value-type="float" office:value="0.000015059" calcext:value-type="float">
            <text:p>1.5059E-05</text:p>
          </table:table-cell>
          <table:table-cell office:value-type="float" office:value="0.00008622" calcext:value-type="float">
            <text:p>8.622E-05</text:p>
          </table:table-cell>
          <table:table-cell office:value-type="float" office:value="0.000073544" calcext:value-type="float">
            <text:p>7.35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36063" calcext:value-type="float">
            <text:p>24.160636063</text:p>
          </table:table-cell>
          <table:table-cell office:value-type="float" office:value="24.13981925" calcext:value-type="float">
            <text:p>24.13981925</text:p>
          </table:table-cell>
          <table:table-cell office:value-type="float" office:value="24.1600188" calcext:value-type="float">
            <text:p>24.1600188</text:p>
          </table:table-cell>
          <table:table-cell office:value-type="float" office:value="24.16177641" calcext:value-type="float">
            <text:p>24.16177641</text:p>
          </table:table-cell>
          <table:table-cell office:value-type="float" office:value="24.161463329" calcext:value-type="float">
            <text:p>24.16146332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15168" calcext:value-type="float">
            <text:p>0.001015168</text:p>
          </table:table-cell>
          <table:table-cell office:value-type="float" office:value="-0.020348762" calcext:value-type="float">
            <text:p>-0.020348762</text:p>
          </table:table-cell>
          <table:table-cell office:value-type="float" office:value="0.000381683" calcext:value-type="float">
            <text:p>0.000381683</text:p>
          </table:table-cell>
          <table:table-cell office:value-type="float" office:value="0.002185485" calcext:value-type="float">
            <text:p>0.002185485</text:p>
          </table:table-cell>
          <table:table-cell office:value-type="float" office:value="0.001864176" calcext:value-type="float">
            <text:p>0.0018641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2019-12-03 10:36:13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040465" calcext:value-type="float">
            <text:p>0.136040465</text:p>
          </table:table-cell>
          <table:table-cell office:value-type="float" office:value="0.032967333" calcext:value-type="float">
            <text:p>0.032967333</text:p>
          </table:table-cell>
          <table:table-cell office:value-type="float" office:value="0.13256015" calcext:value-type="float">
            <text:p>0.13256015</text:p>
          </table:table-cell>
          <table:table-cell office:value-type="float" office:value="0.141569393" calcext:value-type="float">
            <text:p>0.141569393</text:p>
          </table:table-cell>
          <table:table-cell office:value-type="float" office:value="0.139232891" calcext:value-type="float">
            <text:p>0.1392328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42" calcext:value-type="float">
            <text:p>0.001111442</text:p>
          </table:table-cell>
          <table:table-cell office:value-type="float" office:value="0.000269341" calcext:value-type="float">
            <text:p>0.000269341</text:p>
          </table:table-cell>
          <table:table-cell office:value-type="float" office:value="0.001083008" calcext:value-type="float">
            <text:p>0.001083008</text:p>
          </table:table-cell>
          <table:table-cell office:value-type="float" office:value="0.001156613" calcext:value-type="float">
            <text:p>0.001156613</text:p>
          </table:table-cell>
          <table:table-cell office:value-type="float" office:value="0.001137524" calcext:value-type="float">
            <text:p>0.0011375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18" calcext:value-type="float">
            <text:p>4.118E-05</text:p>
          </table:table-cell>
          <table:table-cell office:value-type="float" office:value="-0.00080092" calcext:value-type="float">
            <text:p>-0.00080092</text:p>
          </table:table-cell>
          <table:table-cell office:value-type="float" office:value="0.000012746" calcext:value-type="float">
            <text:p>1.2746E-05</text:p>
          </table:table-cell>
          <table:table-cell office:value-type="float" office:value="0.000086351" calcext:value-type="float">
            <text:p>8.6351E-05</text:p>
          </table:table-cell>
          <table:table-cell office:value-type="float" office:value="0.000067262" calcext:value-type="float">
            <text:p>6.72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717921" calcext:value-type="float">
            <text:p>24.165717921</text:p>
          </table:table-cell>
          <table:table-cell office:value-type="float" office:value="24.144918524" calcext:value-type="float">
            <text:p>24.144918524</text:p>
          </table:table-cell>
          <table:table-cell office:value-type="float" office:value="24.165015625" calcext:value-type="float">
            <text:p>24.165015625</text:p>
          </table:table-cell>
          <table:table-cell office:value-type="float" office:value="24.166833606" calcext:value-type="float">
            <text:p>24.166833606</text:p>
          </table:table-cell>
          <table:table-cell office:value-type="float" office:value="24.166362122" calcext:value-type="float">
            <text:p>24.166362122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043806" calcext:value-type="float">
            <text:p>0.001043806</text:p>
          </table:table-cell>
          <table:table-cell office:value-type="float" office:value="-0.020302348" calcext:value-type="float">
            <text:p>-0.020302348</text:p>
          </table:table-cell>
          <table:table-cell office:value-type="float" office:value="0.00032305" calcext:value-type="float">
            <text:p>0.00032305</text:p>
          </table:table-cell>
          <table:table-cell office:value-type="float" office:value="0.002188818" calcext:value-type="float">
            <text:p>0.002188818</text:p>
          </table:table-cell>
          <table:table-cell office:value-type="float" office:value="0.001704941" calcext:value-type="float">
            <text:p>0.0017049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2019-12-03 10:36:1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956423" calcext:value-type="float">
            <text:p>0.135956423</text:p>
          </table:table-cell>
          <table:table-cell office:value-type="float" office:value="0.033184294" calcext:value-type="float">
            <text:p>0.033184294</text:p>
          </table:table-cell>
          <table:table-cell office:value-type="float" office:value="0.133444087" calcext:value-type="float">
            <text:p>0.133444087</text:p>
          </table:table-cell>
          <table:table-cell office:value-type="float" office:value="0.141600387" calcext:value-type="float">
            <text:p>0.141600387</text:p>
          </table:table-cell>
          <table:table-cell office:value-type="float" office:value="0.139232891" calcext:value-type="float">
            <text:p>0.1392328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55" calcext:value-type="float">
            <text:p>0.001110755</text:p>
          </table:table-cell>
          <table:table-cell office:value-type="float" office:value="0.000271114" calcext:value-type="float">
            <text:p>0.000271114</text:p>
          </table:table-cell>
          <table:table-cell office:value-type="float" office:value="0.001090229" calcext:value-type="float">
            <text:p>0.001090229</text:p>
          </table:table-cell>
          <table:table-cell office:value-type="float" office:value="0.001156866" calcext:value-type="float">
            <text:p>0.001156866</text:p>
          </table:table-cell>
          <table:table-cell office:value-type="float" office:value="0.001137524" calcext:value-type="float">
            <text:p>0.0011375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94" calcext:value-type="float">
            <text:p>4.0494E-05</text:p>
          </table:table-cell>
          <table:table-cell office:value-type="float" office:value="-0.000799148" calcext:value-type="float">
            <text:p>-0.000799148</text:p>
          </table:table-cell>
          <table:table-cell office:value-type="float" office:value="0.000019968" calcext:value-type="float">
            <text:p>1.9968E-05</text:p>
          </table:table-cell>
          <table:table-cell office:value-type="float" office:value="0.000086604" calcext:value-type="float">
            <text:p>8.6604E-05</text:p>
          </table:table-cell>
          <table:table-cell office:value-type="float" office:value="0.000067262" calcext:value-type="float">
            <text:p>6.72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93055" calcext:value-type="float">
            <text:p>24.155593055</text:p>
          </table:table-cell>
          <table:table-cell office:value-type="float" office:value="24.134854208" calcext:value-type="float">
            <text:p>24.134854208</text:p>
          </table:table-cell>
          <table:table-cell office:value-type="float" office:value="24.155086084" calcext:value-type="float">
            <text:p>24.155086084</text:p>
          </table:table-cell>
          <table:table-cell office:value-type="float" office:value="24.156731964" calcext:value-type="float">
            <text:p>24.156731964</text:p>
          </table:table-cell>
          <table:table-cell office:value-type="float" office:value="24.156254221" calcext:value-type="float">
            <text:p>24.156254221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26401" calcext:value-type="float">
            <text:p>0.001026401</text:p>
          </table:table-cell>
          <table:table-cell office:value-type="float" office:value="-0.020257415" calcext:value-type="float">
            <text:p>-0.020257415</text:p>
          </table:table-cell>
          <table:table-cell office:value-type="float" office:value="0.000506109" calcext:value-type="float">
            <text:p>0.000506109</text:p>
          </table:table-cell>
          <table:table-cell office:value-type="float" office:value="0.002195237" calcext:value-type="float">
            <text:p>0.002195237</text:p>
          </table:table-cell>
          <table:table-cell office:value-type="float" office:value="0.001704941" calcext:value-type="float">
            <text:p>0.0017049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2019-12-03 10:36:1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14835" calcext:value-type="float">
            <text:p>0.136014835</text:p>
          </table:table-cell>
          <table:table-cell office:value-type="float" office:value="0.034075979" calcext:value-type="float">
            <text:p>0.034075979</text:p>
          </table:table-cell>
          <table:table-cell office:value-type="float" office:value="0.133191363" calcext:value-type="float">
            <text:p>0.133191363</text:p>
          </table:table-cell>
          <table:table-cell office:value-type="float" office:value="0.141599195" calcext:value-type="float">
            <text:p>0.141599195</text:p>
          </table:table-cell>
          <table:table-cell office:value-type="float" office:value="0.138515847" calcext:value-type="float">
            <text:p>0.1385158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32" calcext:value-type="float">
            <text:p>0.001111232</text:p>
          </table:table-cell>
          <table:table-cell office:value-type="float" office:value="0.000278399" calcext:value-type="float">
            <text:p>0.000278399</text:p>
          </table:table-cell>
          <table:table-cell office:value-type="float" office:value="0.001088165" calcext:value-type="float">
            <text:p>0.001088165</text:p>
          </table:table-cell>
          <table:table-cell office:value-type="float" office:value="0.001156856" calcext:value-type="float">
            <text:p>0.001156856</text:p>
          </table:table-cell>
          <table:table-cell office:value-type="float" office:value="0.001131665" calcext:value-type="float">
            <text:p>0.0011316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71" calcext:value-type="float">
            <text:p>4.0971E-05</text:p>
          </table:table-cell>
          <table:table-cell office:value-type="float" office:value="-0.000791863" calcext:value-type="float">
            <text:p>-0.000791863</text:p>
          </table:table-cell>
          <table:table-cell office:value-type="float" office:value="0.000017903" calcext:value-type="float">
            <text:p>1.7903E-05</text:p>
          </table:table-cell>
          <table:table-cell office:value-type="float" office:value="0.000086595" calcext:value-type="float">
            <text:p>8.6595E-05</text:p>
          </table:table-cell>
          <table:table-cell office:value-type="float" office:value="0.000061404" calcext:value-type="float">
            <text:p>6.140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96937" calcext:value-type="float">
            <text:p>24.145496937</text:p>
          </table:table-cell>
          <table:table-cell office:value-type="float" office:value="24.124926052" calcext:value-type="float">
            <text:p>24.124926052</text:p>
          </table:table-cell>
          <table:table-cell office:value-type="float" office:value="24.144927176" calcext:value-type="float">
            <text:p>24.144927176</text:p>
          </table:table-cell>
          <table:table-cell office:value-type="float" office:value="24.146623829" calcext:value-type="float">
            <text:p>24.146623829</text:p>
          </table:table-cell>
          <table:table-cell office:value-type="float" office:value="24.146001627" calcext:value-type="float">
            <text:p>24.146001627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38498" calcext:value-type="float">
            <text:p>0.001038498</text:p>
          </table:table-cell>
          <table:table-cell office:value-type="float" office:value="-0.020072747" calcext:value-type="float">
            <text:p>-0.020072747</text:p>
          </table:table-cell>
          <table:table-cell office:value-type="float" office:value="0.000453771" calcext:value-type="float">
            <text:p>0.000453771</text:p>
          </table:table-cell>
          <table:table-cell office:value-type="float" office:value="0.00219499" calcext:value-type="float">
            <text:p>0.00219499</text:p>
          </table:table-cell>
          <table:table-cell office:value-type="float" office:value="0.001556445" calcext:value-type="float">
            <text:p>0.0015564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2019-12-03 10:36:1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098878" calcext:value-type="float">
            <text:p>0.136098878</text:p>
          </table:table-cell>
          <table:table-cell office:value-type="float" office:value="0.034034852" calcext:value-type="float">
            <text:p>0.034034852</text:p>
          </table:table-cell>
          <table:table-cell office:value-type="float" office:value="0.132836715" calcext:value-type="float">
            <text:p>0.132836715</text:p>
          </table:table-cell>
          <table:table-cell office:value-type="float" office:value="0.141440051" calcext:value-type="float">
            <text:p>0.141440051</text:p>
          </table:table-cell>
          <table:table-cell office:value-type="float" office:value="0.138782875" calcext:value-type="float">
            <text:p>0.1387828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919" calcext:value-type="float">
            <text:p>0.001111919</text:p>
          </table:table-cell>
          <table:table-cell office:value-type="float" office:value="0.000278063" calcext:value-type="float">
            <text:p>0.000278063</text:p>
          </table:table-cell>
          <table:table-cell office:value-type="float" office:value="0.001085267" calcext:value-type="float">
            <text:p>0.001085267</text:p>
          </table:table-cell>
          <table:table-cell office:value-type="float" office:value="0.001155556" calcext:value-type="float">
            <text:p>0.001155556</text:p>
          </table:table-cell>
          <table:table-cell office:value-type="float" office:value="0.001133847" calcext:value-type="float">
            <text:p>0.0011338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657" calcext:value-type="float">
            <text:p>4.1657E-05</text:p>
          </table:table-cell>
          <table:table-cell office:value-type="float" office:value="-0.000792199" calcext:value-type="float">
            <text:p>-0.000792199</text:p>
          </table:table-cell>
          <table:table-cell office:value-type="float" office:value="0.000015006" calcext:value-type="float">
            <text:p>1.5006E-05</text:p>
          </table:table-cell>
          <table:table-cell office:value-type="float" office:value="0.000085295" calcext:value-type="float">
            <text:p>8.5295E-05</text:p>
          </table:table-cell>
          <table:table-cell office:value-type="float" office:value="0.000063586" calcext:value-type="float">
            <text:p>6.358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21801" calcext:value-type="float">
            <text:p>24.155621801</text:p>
          </table:table-cell>
          <table:table-cell office:value-type="float" office:value="24.135025848" calcext:value-type="float">
            <text:p>24.135025848</text:p>
          </table:table-cell>
          <table:table-cell office:value-type="float" office:value="24.154963521" calcext:value-type="float">
            <text:p>24.154963521</text:p>
          </table:table-cell>
          <table:table-cell office:value-type="float" office:value="24.15669961" calcext:value-type="float">
            <text:p>24.15669961</text:p>
          </table:table-cell>
          <table:table-cell office:value-type="float" office:value="24.156163412" calcext:value-type="float">
            <text:p>24.15616341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55903" calcext:value-type="float">
            <text:p>0.001055903</text:p>
          </table:table-cell>
          <table:table-cell office:value-type="float" office:value="-0.020081264" calcext:value-type="float">
            <text:p>-0.020081264</text:p>
          </table:table-cell>
          <table:table-cell office:value-type="float" office:value="0.000380325" calcext:value-type="float">
            <text:p>0.000380325</text:p>
          </table:table-cell>
          <table:table-cell office:value-type="float" office:value="0.002162032" calcext:value-type="float">
            <text:p>0.002162032</text:p>
          </table:table-cell>
          <table:table-cell office:value-type="float" office:value="0.001611745" calcext:value-type="float">
            <text:p>0.0016117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2019-12-03 10:36:1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058347" calcext:value-type="float">
            <text:p>0.136058347</text:p>
          </table:table-cell>
          <table:table-cell office:value-type="float" office:value="0.033319596" calcext:value-type="float">
            <text:p>0.033319596</text:p>
          </table:table-cell>
          <table:table-cell office:value-type="float" office:value="0.133443491" calcext:value-type="float">
            <text:p>0.133443491</text:p>
          </table:table-cell>
          <table:table-cell office:value-type="float" office:value="0.141432302" calcext:value-type="float">
            <text:p>0.141432302</text:p>
          </table:table-cell>
          <table:table-cell office:value-type="float" office:value="0.138691084" calcext:value-type="float">
            <text:p>0.1386910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88" calcext:value-type="float">
            <text:p>0.001111588</text:p>
          </table:table-cell>
          <table:table-cell office:value-type="float" office:value="0.000272219" calcext:value-type="float">
            <text:p>0.000272219</text:p>
          </table:table-cell>
          <table:table-cell office:value-type="float" office:value="0.001090225" calcext:value-type="float">
            <text:p>0.001090225</text:p>
          </table:table-cell>
          <table:table-cell office:value-type="float" office:value="0.001155493" calcext:value-type="float">
            <text:p>0.001155493</text:p>
          </table:table-cell>
          <table:table-cell office:value-type="float" office:value="0.001133097" calcext:value-type="float">
            <text:p>0.0011330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26" calcext:value-type="float">
            <text:p>4.1326E-05</text:p>
          </table:table-cell>
          <table:table-cell office:value-type="float" office:value="-0.000798043" calcext:value-type="float">
            <text:p>-0.000798043</text:p>
          </table:table-cell>
          <table:table-cell office:value-type="float" office:value="0.000019963" calcext:value-type="float">
            <text:p>1.9963E-05</text:p>
          </table:table-cell>
          <table:table-cell office:value-type="float" office:value="0.000085231" calcext:value-type="float">
            <text:p>8.5231E-05</text:p>
          </table:table-cell>
          <table:table-cell office:value-type="float" office:value="0.000062836" calcext:value-type="float">
            <text:p>6.28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13622" calcext:value-type="float">
            <text:p>24.155613622</text:p>
          </table:table-cell>
          <table:table-cell office:value-type="float" office:value="24.134881511" calcext:value-type="float">
            <text:p>24.134881511</text:p>
          </table:table-cell>
          <table:table-cell office:value-type="float" office:value="24.155085964" calcext:value-type="float">
            <text:p>24.155085964</text:p>
          </table:table-cell>
          <table:table-cell office:value-type="float" office:value="24.156698046" calcext:value-type="float">
            <text:p>24.156698046</text:p>
          </table:table-cell>
          <table:table-cell office:value-type="float" office:value="24.156144889" calcext:value-type="float">
            <text:p>24.15614488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47509" calcext:value-type="float">
            <text:p>0.001047509</text:p>
          </table:table-cell>
          <table:table-cell office:value-type="float" office:value="-0.020229394" calcext:value-type="float">
            <text:p>-0.020229394</text:p>
          </table:table-cell>
          <table:table-cell office:value-type="float" office:value="0.000505985" calcext:value-type="float">
            <text:p>0.000505985</text:p>
          </table:table-cell>
          <table:table-cell office:value-type="float" office:value="0.002160427" calcext:value-type="float">
            <text:p>0.002160427</text:p>
          </table:table-cell>
          <table:table-cell office:value-type="float" office:value="0.001592735" calcext:value-type="float">
            <text:p>0.0015927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019-12-03 10:36:2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92782" calcext:value-type="float">
            <text:p>0.135992782</text:p>
          </table:table-cell>
          <table:table-cell office:value-type="float" office:value="0.032933954" calcext:value-type="float">
            <text:p>0.032933954</text:p>
          </table:table-cell>
          <table:table-cell office:value-type="float" office:value="0.133211033" calcext:value-type="float">
            <text:p>0.133211033</text:p>
          </table:table-cell>
          <table:table-cell office:value-type="float" office:value="0.141342299" calcext:value-type="float">
            <text:p>0.141342299</text:p>
          </table:table-cell>
          <table:table-cell office:value-type="float" office:value="0.139416473" calcext:value-type="float">
            <text:p>0.1394164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052" calcext:value-type="float">
            <text:p>0.001111052</text:p>
          </table:table-cell>
          <table:table-cell office:value-type="float" office:value="0.000269068" calcext:value-type="float">
            <text:p>0.000269068</text:p>
          </table:table-cell>
          <table:table-cell office:value-type="float" office:value="0.001088325" calcext:value-type="float">
            <text:p>0.001088325</text:p>
          </table:table-cell>
          <table:table-cell office:value-type="float" office:value="0.001154757" calcext:value-type="float">
            <text:p>0.001154757</text:p>
          </table:table-cell>
          <table:table-cell office:value-type="float" office:value="0.001139023" calcext:value-type="float">
            <text:p>0.0011390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91" calcext:value-type="float">
            <text:p>4.0791E-05</text:p>
          </table:table-cell>
          <table:table-cell office:value-type="float" office:value="-0.000801193" calcext:value-type="float">
            <text:p>-0.000801193</text:p>
          </table:table-cell>
          <table:table-cell office:value-type="float" office:value="0.000018064" calcext:value-type="float">
            <text:p>1.8064E-05</text:p>
          </table:table-cell>
          <table:table-cell office:value-type="float" office:value="0.000084496" calcext:value-type="float">
            <text:p>8.4496E-05</text:p>
          </table:table-cell>
          <table:table-cell office:value-type="float" office:value="0.000068762" calcext:value-type="float">
            <text:p>6.87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92486" calcext:value-type="float">
            <text:p>24.145492486</text:p>
          </table:table-cell>
          <table:table-cell office:value-type="float" office:value="24.124695593" calcext:value-type="float">
            <text:p>24.124695593</text:p>
          </table:table-cell>
          <table:table-cell office:value-type="float" office:value="24.144931145" calcext:value-type="float">
            <text:p>24.144931145</text:p>
          </table:table-cell>
          <table:table-cell office:value-type="float" office:value="24.146571989" calcext:value-type="float">
            <text:p>24.146571989</text:p>
          </table:table-cell>
          <table:table-cell office:value-type="float" office:value="24.146183368" calcext:value-type="float">
            <text:p>24.146183368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33931" calcext:value-type="float">
            <text:p>0.001033931</text:p>
          </table:table-cell>
          <table:table-cell office:value-type="float" office:value="-0.020309261" calcext:value-type="float">
            <text:p>-0.020309261</text:p>
          </table:table-cell>
          <table:table-cell office:value-type="float" office:value="0.000457844" calcext:value-type="float">
            <text:p>0.000457844</text:p>
          </table:table-cell>
          <table:table-cell office:value-type="float" office:value="0.002141788" calcext:value-type="float">
            <text:p>0.002141788</text:p>
          </table:table-cell>
          <table:table-cell office:value-type="float" office:value="0.00174296" calcext:value-type="float">
            <text:p>0.001742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2019-12-03 10:36:2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48214" calcext:value-type="float">
            <text:p>0.136048214</text:p>
          </table:table-cell>
          <table:table-cell office:value-type="float" office:value="0.032752756" calcext:value-type="float">
            <text:p>0.032752756</text:p>
          </table:table-cell>
          <table:table-cell office:value-type="float" office:value="0.132603661" calcext:value-type="float">
            <text:p>0.132603661</text:p>
          </table:table-cell>
          <table:table-cell office:value-type="float" office:value="0.141304152" calcext:value-type="float">
            <text:p>0.141304152</text:p>
          </table:table-cell>
          <table:table-cell office:value-type="float" office:value="0.139450447" calcext:value-type="float">
            <text:p>0.139450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05" calcext:value-type="float">
            <text:p>0.001111505</text:p>
          </table:table-cell>
          <table:table-cell office:value-type="float" office:value="0.000267588" calcext:value-type="float">
            <text:p>0.000267588</text:p>
          </table:table-cell>
          <table:table-cell office:value-type="float" office:value="0.001083363" calcext:value-type="float">
            <text:p>0.001083363</text:p>
          </table:table-cell>
          <table:table-cell office:value-type="float" office:value="0.001154446" calcext:value-type="float">
            <text:p>0.001154446</text:p>
          </table:table-cell>
          <table:table-cell office:value-type="float" office:value="0.001139301" calcext:value-type="float">
            <text:p>0.0011393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44" calcext:value-type="float">
            <text:p>4.1244E-05</text:p>
          </table:table-cell>
          <table:table-cell office:value-type="float" office:value="-0.000802674" calcext:value-type="float">
            <text:p>-0.000802674</text:p>
          </table:table-cell>
          <table:table-cell office:value-type="float" office:value="0.000013102" calcext:value-type="float">
            <text:p>1.3102E-05</text:p>
          </table:table-cell>
          <table:table-cell office:value-type="float" office:value="0.000084184" calcext:value-type="float">
            <text:p>8.4184E-05</text:p>
          </table:table-cell>
          <table:table-cell office:value-type="float" office:value="0.00006904" calcext:value-type="float">
            <text:p>6.90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03672" calcext:value-type="float">
            <text:p>24.145503672</text:p>
          </table:table-cell>
          <table:table-cell office:value-type="float" office:value="24.124659028" calcext:value-type="float">
            <text:p>24.124659028</text:p>
          </table:table-cell>
          <table:table-cell office:value-type="float" office:value="24.14480858" calcext:value-type="float">
            <text:p>24.14480858</text:p>
          </table:table-cell>
          <table:table-cell office:value-type="float" office:value="24.146564291" calcext:value-type="float">
            <text:p>24.146564291</text:p>
          </table:table-cell>
          <table:table-cell office:value-type="float" office:value="24.146190224" calcext:value-type="float">
            <text:p>24.14619022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4541" calcext:value-type="float">
            <text:p>0.00104541</text:p>
          </table:table-cell>
          <table:table-cell office:value-type="float" office:value="-0.020346787" calcext:value-type="float">
            <text:p>-0.020346787</text:p>
          </table:table-cell>
          <table:table-cell office:value-type="float" office:value="0.000332061" calcext:value-type="float">
            <text:p>0.000332061</text:p>
          </table:table-cell>
          <table:table-cell office:value-type="float" office:value="0.002133888" calcext:value-type="float">
            <text:p>0.002133888</text:p>
          </table:table-cell>
          <table:table-cell office:value-type="float" office:value="0.001749996" calcext:value-type="float">
            <text:p>0.0017499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2019-12-03 10:36:22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109607" calcext:value-type="float">
            <text:p>0.136109607</text:p>
          </table:table-cell>
          <table:table-cell office:value-type="float" office:value="0.033084754" calcext:value-type="float">
            <text:p>0.033084754</text:p>
          </table:table-cell>
          <table:table-cell office:value-type="float" office:value="0.132623331" calcext:value-type="float">
            <text:p>0.132623331</text:p>
          </table:table-cell>
          <table:table-cell office:value-type="float" office:value="0.141353624" calcext:value-type="float">
            <text:p>0.141353624</text:p>
          </table:table-cell>
          <table:table-cell office:value-type="float" office:value="0.138927715" calcext:value-type="float">
            <text:p>0.1389277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07" calcext:value-type="float">
            <text:p>0.001112007</text:p>
          </table:table-cell>
          <table:table-cell office:value-type="float" office:value="0.0002703" calcext:value-type="float">
            <text:p>0.0002703</text:p>
          </table:table-cell>
          <table:table-cell office:value-type="float" office:value="0.001083524" calcext:value-type="float">
            <text:p>0.001083524</text:p>
          </table:table-cell>
          <table:table-cell office:value-type="float" office:value="0.00115485" calcext:value-type="float">
            <text:p>0.00115485</text:p>
          </table:table-cell>
          <table:table-cell office:value-type="float" office:value="0.00113503" calcext:value-type="float">
            <text:p>0.001135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745" calcext:value-type="float">
            <text:p>4.1745E-05</text:p>
          </table:table-cell>
          <table:table-cell office:value-type="float" office:value="-0.000799961" calcext:value-type="float">
            <text:p>-0.000799961</text:p>
          </table:table-cell>
          <table:table-cell office:value-type="float" office:value="0.000013263" calcext:value-type="float">
            <text:p>1.3263E-05</text:p>
          </table:table-cell>
          <table:table-cell office:value-type="float" office:value="0.000084588" calcext:value-type="float">
            <text:p>8.4588E-05</text:p>
          </table:table-cell>
          <table:table-cell office:value-type="float" office:value="0.000064769" calcext:value-type="float">
            <text:p>6.476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70013" calcext:value-type="float">
            <text:p>24.150570013</text:p>
          </table:table-cell>
          <table:table-cell office:value-type="float" office:value="24.129780073" calcext:value-type="float">
            <text:p>24.129780073</text:p>
          </table:table-cell>
          <table:table-cell office:value-type="float" office:value="24.149866505" calcext:value-type="float">
            <text:p>24.149866505</text:p>
          </table:table-cell>
          <table:table-cell office:value-type="float" office:value="24.151628221" calcext:value-type="float">
            <text:p>24.151628221</text:p>
          </table:table-cell>
          <table:table-cell office:value-type="float" office:value="24.151138689" calcext:value-type="float">
            <text:p>24.151138689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58125" calcext:value-type="float">
            <text:p>0.001058125</text:p>
          </table:table-cell>
          <table:table-cell office:value-type="float" office:value="-0.02027803" calcext:value-type="float">
            <text:p>-0.02027803</text:p>
          </table:table-cell>
          <table:table-cell office:value-type="float" office:value="0.000336134" calcext:value-type="float">
            <text:p>0.000336134</text:p>
          </table:table-cell>
          <table:table-cell office:value-type="float" office:value="0.002144134" calcext:value-type="float">
            <text:p>0.002144134</text:p>
          </table:table-cell>
          <table:table-cell office:value-type="float" office:value="0.00164174" calcext:value-type="float">
            <text:p>0.001641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2019-12-03 10:36:24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988013" calcext:value-type="float">
            <text:p>0.135988013</text:p>
          </table:table-cell>
          <table:table-cell office:value-type="float" office:value="0.033186678" calcext:value-type="float">
            <text:p>0.033186678</text:p>
          </table:table-cell>
          <table:table-cell office:value-type="float" office:value="0.133458988" calcext:value-type="float">
            <text:p>0.133458988</text:p>
          </table:table-cell>
          <table:table-cell office:value-type="float" office:value="0.14130296" calcext:value-type="float">
            <text:p>0.14130296</text:p>
          </table:table-cell>
          <table:table-cell office:value-type="float" office:value="0.138853805" calcext:value-type="float">
            <text:p>0.1388538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013" calcext:value-type="float">
            <text:p>0.001111013</text:p>
          </table:table-cell>
          <table:table-cell office:value-type="float" office:value="0.000271133" calcext:value-type="float">
            <text:p>0.000271133</text:p>
          </table:table-cell>
          <table:table-cell office:value-type="float" office:value="0.001090351" calcext:value-type="float">
            <text:p>0.001090351</text:p>
          </table:table-cell>
          <table:table-cell office:value-type="float" office:value="0.001154436" calcext:value-type="float">
            <text:p>0.001154436</text:p>
          </table:table-cell>
          <table:table-cell office:value-type="float" office:value="0.001134427" calcext:value-type="float">
            <text:p>0.0011344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52" calcext:value-type="float">
            <text:p>4.0752E-05</text:p>
          </table:table-cell>
          <table:table-cell office:value-type="float" office:value="-0.000799128" calcext:value-type="float">
            <text:p>-0.000799128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84175" calcext:value-type="float">
            <text:p>8.4175E-05</text:p>
          </table:table-cell>
          <table:table-cell office:value-type="float" office:value="0.000064165" calcext:value-type="float">
            <text:p>6.416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45477" calcext:value-type="float">
            <text:p>24.150545477</text:p>
          </table:table-cell>
          <table:table-cell office:value-type="float" office:value="24.129800641" calcext:value-type="float">
            <text:p>24.129800641</text:p>
          </table:table-cell>
          <table:table-cell office:value-type="float" office:value="24.150035136" calcext:value-type="float">
            <text:p>24.150035136</text:p>
          </table:table-cell>
          <table:table-cell office:value-type="float" office:value="24.151617998" calcext:value-type="float">
            <text:p>24.151617998</text:p>
          </table:table-cell>
          <table:table-cell office:value-type="float" office:value="24.151123775" calcext:value-type="float">
            <text:p>24.15112377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32943" calcext:value-type="float">
            <text:p>0.001032943</text:p>
          </table:table-cell>
          <table:table-cell office:value-type="float" office:value="-0.020256921" calcext:value-type="float">
            <text:p>-0.020256921</text:p>
          </table:table-cell>
          <table:table-cell office:value-type="float" office:value="0.000509195" calcext:value-type="float">
            <text:p>0.000509195</text:p>
          </table:table-cell>
          <table:table-cell office:value-type="float" office:value="0.002133641" calcext:value-type="float">
            <text:p>0.002133641</text:p>
          </table:table-cell>
          <table:table-cell office:value-type="float" office:value="0.001626434" calcext:value-type="float">
            <text:p>0.0016264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2019-12-03 10:36:25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72192" calcext:value-type="float">
            <text:p>0.136172192</text:p>
          </table:table-cell>
          <table:table-cell office:value-type="float" office:value="0.03280342" calcext:value-type="float">
            <text:p>0.03280342</text:p>
          </table:table-cell>
          <table:table-cell office:value-type="float" office:value="0.132576243" calcext:value-type="float">
            <text:p>0.132576243</text:p>
          </table:table-cell>
          <table:table-cell office:value-type="float" office:value="0.141159313" calcext:value-type="float">
            <text:p>0.141159313</text:p>
          </table:table-cell>
          <table:table-cell office:value-type="float" office:value="0.139134543" calcext:value-type="float">
            <text:p>0.1391345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18" calcext:value-type="float">
            <text:p>0.001112518</text:p>
          </table:table-cell>
          <table:table-cell office:value-type="float" office:value="0.000268002" calcext:value-type="float">
            <text:p>0.000268002</text:p>
          </table:table-cell>
          <table:table-cell office:value-type="float" office:value="0.001083139" calcext:value-type="float">
            <text:p>0.001083139</text:p>
          </table:table-cell>
          <table:table-cell office:value-type="float" office:value="0.001153262" calcext:value-type="float">
            <text:p>0.001153262</text:p>
          </table:table-cell>
          <table:table-cell office:value-type="float" office:value="0.00113672" calcext:value-type="float">
            <text:p>0.001136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56" calcext:value-type="float">
            <text:p>4.2256E-05</text:p>
          </table:table-cell>
          <table:table-cell office:value-type="float" office:value="-0.00080226" calcext:value-type="float">
            <text:p>-0.00080226</text:p>
          </table:table-cell>
          <table:table-cell office:value-type="float" office:value="0.000012878" calcext:value-type="float">
            <text:p>1.2878E-05</text:p>
          </table:table-cell>
          <table:table-cell office:value-type="float" office:value="0.000083001" calcext:value-type="float">
            <text:p>8.3001E-05</text:p>
          </table:table-cell>
          <table:table-cell office:value-type="float" office:value="0.000066459" calcext:value-type="float">
            <text:p>6.64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2869" calcext:value-type="float">
            <text:p>24.14552869</text:p>
          </table:table-cell>
          <table:table-cell office:value-type="float" office:value="24.124669252" calcext:value-type="float">
            <text:p>24.124669252</text:p>
          </table:table-cell>
          <table:table-cell office:value-type="float" office:value="24.144803048" calcext:value-type="float">
            <text:p>24.144803048</text:p>
          </table:table-cell>
          <table:table-cell office:value-type="float" office:value="24.146535063" calcext:value-type="float">
            <text:p>24.146535063</text:p>
          </table:table-cell>
          <table:table-cell office:value-type="float" office:value="24.146126476" calcext:value-type="float">
            <text:p>24.14612647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71086" calcext:value-type="float">
            <text:p>0.001071086</text:p>
          </table:table-cell>
          <table:table-cell office:value-type="float" office:value="-0.020336294" calcext:value-type="float">
            <text:p>-0.020336294</text:p>
          </table:table-cell>
          <table:table-cell office:value-type="float" office:value="0.000326382" calcext:value-type="float">
            <text:p>0.000326382</text:p>
          </table:table-cell>
          <table:table-cell office:value-type="float" office:value="0.002103893" calcext:value-type="float">
            <text:p>0.002103893</text:p>
          </table:table-cell>
          <table:table-cell office:value-type="float" office:value="0.001684573" calcext:value-type="float">
            <text:p>0.0016845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2019-12-03 10:36:2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60271" calcext:value-type="float">
            <text:p>0.136160271</text:p>
          </table:table-cell>
          <table:table-cell office:value-type="float" office:value="0.034438376" calcext:value-type="float">
            <text:p>0.034438376</text:p>
          </table:table-cell>
          <table:table-cell office:value-type="float" office:value="0.133073346" calcext:value-type="float">
            <text:p>0.133073346</text:p>
          </table:table-cell>
          <table:table-cell office:value-type="float" office:value="0.141101496" calcext:value-type="float">
            <text:p>0.141101496</text:p>
          </table:table-cell>
          <table:table-cell office:value-type="float" office:value="0.138333456" calcext:value-type="float">
            <text:p>0.1383334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21" calcext:value-type="float">
            <text:p>0.001112421</text:p>
          </table:table-cell>
          <table:table-cell office:value-type="float" office:value="0.000281359" calcext:value-type="float">
            <text:p>0.000281359</text:p>
          </table:table-cell>
          <table:table-cell office:value-type="float" office:value="0.001087201" calcext:value-type="float">
            <text:p>0.001087201</text:p>
          </table:table-cell>
          <table:table-cell office:value-type="float" office:value="0.00115279" calcext:value-type="float">
            <text:p>0.00115279</text:p>
          </table:table-cell>
          <table:table-cell office:value-type="float" office:value="0.001130175" calcext:value-type="float">
            <text:p>0.0011301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59" calcext:value-type="float">
            <text:p>4.2159E-05</text:p>
          </table:table-cell>
          <table:table-cell office:value-type="float" office:value="-0.000788902" calcext:value-type="float">
            <text:p>-0.000788902</text:p>
          </table:table-cell>
          <table:table-cell office:value-type="float" office:value="0.000016939" calcext:value-type="float">
            <text:p>1.6939E-05</text:p>
          </table:table-cell>
          <table:table-cell office:value-type="float" office:value="0.000082529" calcext:value-type="float">
            <text:p>8.2529E-05</text:p>
          </table:table-cell>
          <table:table-cell office:value-type="float" office:value="0.000059914" calcext:value-type="float">
            <text:p>5.99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26285" calcext:value-type="float">
            <text:p>24.145526285</text:p>
          </table:table-cell>
          <table:table-cell office:value-type="float" office:value="24.124999183" calcext:value-type="float">
            <text:p>24.124999183</text:p>
          </table:table-cell>
          <table:table-cell office:value-type="float" office:value="24.14490336" calcext:value-type="float">
            <text:p>24.14490336</text:p>
          </table:table-cell>
          <table:table-cell office:value-type="float" office:value="24.146523396" calcext:value-type="float">
            <text:p>24.146523396</text:p>
          </table:table-cell>
          <table:table-cell office:value-type="float" office:value="24.145964821" calcext:value-type="float">
            <text:p>24.145964821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68617" calcext:value-type="float">
            <text:p>0.001068617</text:p>
          </table:table-cell>
          <table:table-cell office:value-type="float" office:value="-0.019997694" calcext:value-type="float">
            <text:p>-0.019997694</text:p>
          </table:table-cell>
          <table:table-cell office:value-type="float" office:value="0.00042933" calcext:value-type="float">
            <text:p>0.00042933</text:p>
          </table:table-cell>
          <table:table-cell office:value-type="float" office:value="0.002091919" calcext:value-type="float">
            <text:p>0.002091919</text:p>
          </table:table-cell>
          <table:table-cell office:value-type="float" office:value="0.001518673" calcext:value-type="float">
            <text:p>0.0015186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2019-12-03 10:36:27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149542" calcext:value-type="float">
            <text:p>0.136149542</text:p>
          </table:table-cell>
          <table:table-cell office:value-type="float" office:value="0.033235554" calcext:value-type="float">
            <text:p>0.033235554</text:p>
          </table:table-cell>
          <table:table-cell office:value-type="float" office:value="0.133438126" calcext:value-type="float">
            <text:p>0.133438126</text:p>
          </table:table-cell>
          <table:table-cell office:value-type="float" office:value="0.140906589" calcext:value-type="float">
            <text:p>0.140906589</text:p>
          </table:table-cell>
          <table:table-cell office:value-type="float" office:value="0.138958113" calcext:value-type="float">
            <text:p>0.1389581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33" calcext:value-type="float">
            <text:p>0.001112333</text:p>
          </table:table-cell>
          <table:table-cell office:value-type="float" office:value="0.000271532" calcext:value-type="float">
            <text:p>0.000271532</text:p>
          </table:table-cell>
          <table:table-cell office:value-type="float" office:value="0.001090181" calcext:value-type="float">
            <text:p>0.001090181</text:p>
          </table:table-cell>
          <table:table-cell office:value-type="float" office:value="0.001151198" calcext:value-type="float">
            <text:p>0.001151198</text:p>
          </table:table-cell>
          <table:table-cell office:value-type="float" office:value="0.001135279" calcext:value-type="float">
            <text:p>0.0011352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071" calcext:value-type="float">
            <text:p>4.2071E-05</text:p>
          </table:table-cell>
          <table:table-cell office:value-type="float" office:value="-0.000798729" calcext:value-type="float">
            <text:p>-0.000798729</text:p>
          </table:table-cell>
          <table:table-cell office:value-type="float" office:value="0.000019919" calcext:value-type="float">
            <text:p>1.9919E-05</text:p>
          </table:table-cell>
          <table:table-cell office:value-type="float" office:value="0.000080936" calcext:value-type="float">
            <text:p>8.0936E-05</text:p>
          </table:table-cell>
          <table:table-cell office:value-type="float" office:value="0.000065017" calcext:value-type="float">
            <text:p>6.501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470167" calcext:value-type="float">
            <text:p>24.140470167</text:p>
          </table:table-cell>
          <table:table-cell office:value-type="float" office:value="24.119702408" calcext:value-type="float">
            <text:p>24.119702408</text:p>
          </table:table-cell>
          <table:table-cell office:value-type="float" office:value="24.139923016" calcext:value-type="float">
            <text:p>24.139923016</text:p>
          </table:table-cell>
          <table:table-cell office:value-type="float" office:value="24.141430117" calcext:value-type="float">
            <text:p>24.141430117</text:p>
          </table:table-cell>
          <table:table-cell office:value-type="float" office:value="24.141036924" calcext:value-type="float">
            <text:p>24.141036924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66395" calcext:value-type="float">
            <text:p>0.001066395</text:p>
          </table:table-cell>
          <table:table-cell office:value-type="float" office:value="-0.020246799" calcext:value-type="float">
            <text:p>-0.020246799</text:p>
          </table:table-cell>
          <table:table-cell office:value-type="float" office:value="0.000504874" calcext:value-type="float">
            <text:p>0.000504874</text:p>
          </table:table-cell>
          <table:table-cell office:value-type="float" office:value="0.002051555" calcext:value-type="float">
            <text:p>0.002051555</text:p>
          </table:table-cell>
          <table:table-cell office:value-type="float" office:value="0.001648036" calcext:value-type="float">
            <text:p>0.00164803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2019-12-03 10:36:29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378424" calcext:value-type="float">
            <text:p>0.136378424</text:p>
          </table:table-cell>
          <table:table-cell office:value-type="float" office:value="0.034351353" calcext:value-type="float">
            <text:p>0.034351353</text:p>
          </table:table-cell>
          <table:table-cell office:value-type="float" office:value="0.132955329" calcext:value-type="float">
            <text:p>0.132955329</text:p>
          </table:table-cell>
          <table:table-cell office:value-type="float" office:value="0.140894072" calcext:value-type="float">
            <text:p>0.140894072</text:p>
          </table:table-cell>
          <table:table-cell office:value-type="float" office:value="0.138260739" calcext:value-type="float">
            <text:p>0.1382607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203" calcext:value-type="float">
            <text:p>0.001114203</text:p>
          </table:table-cell>
          <table:table-cell office:value-type="float" office:value="0.000280648" calcext:value-type="float">
            <text:p>0.000280648</text:p>
          </table:table-cell>
          <table:table-cell office:value-type="float" office:value="0.001086236" calcext:value-type="float">
            <text:p>0.001086236</text:p>
          </table:table-cell>
          <table:table-cell office:value-type="float" office:value="0.001151095" calcext:value-type="float">
            <text:p>0.001151095</text:p>
          </table:table-cell>
          <table:table-cell office:value-type="float" office:value="0.001129581" calcext:value-type="float">
            <text:p>0.0011295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41" calcext:value-type="float">
            <text:p>4.3941E-05</text:p>
          </table:table-cell>
          <table:table-cell office:value-type="float" office:value="-0.000789613" calcext:value-type="float">
            <text:p>-0.000789613</text:p>
          </table:table-cell>
          <table:table-cell office:value-type="float" office:value="0.000015975" calcext:value-type="float">
            <text:p>1.5975E-05</text:p>
          </table:table-cell>
          <table:table-cell office:value-type="float" office:value="0.000080834" calcext:value-type="float">
            <text:p>8.0834E-05</text:p>
          </table:table-cell>
          <table:table-cell office:value-type="float" office:value="0.00005932" calcext:value-type="float">
            <text:p>5.9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516355" calcext:value-type="float">
            <text:p>24.140516355</text:p>
          </table:table-cell>
          <table:table-cell office:value-type="float" office:value="24.119927575" calcext:value-type="float">
            <text:p>24.119927575</text:p>
          </table:table-cell>
          <table:table-cell office:value-type="float" office:value="24.13982559" calcext:value-type="float">
            <text:p>24.13982559</text:p>
          </table:table-cell>
          <table:table-cell office:value-type="float" office:value="24.141427591" calcext:value-type="float">
            <text:p>24.141427591</text:p>
          </table:table-cell>
          <table:table-cell office:value-type="float" office:value="24.140896197" calcext:value-type="float">
            <text:p>24.140896197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113795" calcext:value-type="float">
            <text:p>0.001113795</text:p>
          </table:table-cell>
          <table:table-cell office:value-type="float" office:value="-0.020015717" calcext:value-type="float">
            <text:p>-0.020015717</text:p>
          </table:table-cell>
          <table:table-cell office:value-type="float" office:value="0.000404889" calcext:value-type="float">
            <text:p>0.000404889</text:p>
          </table:table-cell>
          <table:table-cell office:value-type="float" office:value="0.002048963" calcext:value-type="float">
            <text:p>0.002048963</text:p>
          </table:table-cell>
          <table:table-cell office:value-type="float" office:value="0.001503613" calcext:value-type="float">
            <text:p>0.0015036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019-12-03 10:36:3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334316" calcext:value-type="float">
            <text:p>0.136334316</text:p>
          </table:table-cell>
          <table:table-cell office:value-type="float" office:value="0.032787327" calcext:value-type="float">
            <text:p>0.032787327</text:p>
          </table:table-cell>
          <table:table-cell office:value-type="float" office:value="0.132780091" calcext:value-type="float">
            <text:p>0.132780091</text:p>
          </table:table-cell>
          <table:table-cell office:value-type="float" office:value="0.140845792" calcext:value-type="float">
            <text:p>0.140845792</text:p>
          </table:table-cell>
          <table:table-cell office:value-type="float" office:value="0.139419453" calcext:value-type="float">
            <text:p>0.1394194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42" calcext:value-type="float">
            <text:p>0.001113842</text:p>
          </table:table-cell>
          <table:table-cell office:value-type="float" office:value="0.00026787" calcext:value-type="float">
            <text:p>0.00026787</text:p>
          </table:table-cell>
          <table:table-cell office:value-type="float" office:value="0.001084805" calcext:value-type="float">
            <text:p>0.001084805</text:p>
          </table:table-cell>
          <table:table-cell office:value-type="float" office:value="0.001150701" calcext:value-type="float">
            <text:p>0.001150701</text:p>
          </table:table-cell>
          <table:table-cell office:value-type="float" office:value="0.001139048" calcext:value-type="float">
            <text:p>0.0011390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581" calcext:value-type="float">
            <text:p>4.3581E-05</text:p>
          </table:table-cell>
          <table:table-cell office:value-type="float" office:value="-0.000802391" calcext:value-type="float">
            <text:p>-0.000802391</text:p>
          </table:table-cell>
          <table:table-cell office:value-type="float" office:value="0.000014543" calcext:value-type="float">
            <text:p>1.4543E-05</text:p>
          </table:table-cell>
          <table:table-cell office:value-type="float" office:value="0.000080439" calcext:value-type="float">
            <text:p>8.0439E-05</text:p>
          </table:table-cell>
          <table:table-cell office:value-type="float" office:value="0.000068786" calcext:value-type="float">
            <text:p>6.878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61406" calcext:value-type="float">
            <text:p>24.145561406</text:p>
          </table:table-cell>
          <table:table-cell office:value-type="float" office:value="24.124666004" calcext:value-type="float">
            <text:p>24.124666004</text:p>
          </table:table-cell>
          <table:table-cell office:value-type="float" office:value="24.144844183" calcext:value-type="float">
            <text:p>24.144844183</text:p>
          </table:table-cell>
          <table:table-cell office:value-type="float" office:value="24.146471796" calcext:value-type="float">
            <text:p>24.146471796</text:p>
          </table:table-cell>
          <table:table-cell office:value-type="float" office:value="24.146183969" calcext:value-type="float">
            <text:p>24.146183969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04661" calcext:value-type="float">
            <text:p>0.001104661</text:p>
          </table:table-cell>
          <table:table-cell office:value-type="float" office:value="-0.020339627" calcext:value-type="float">
            <text:p>-0.020339627</text:p>
          </table:table-cell>
          <table:table-cell office:value-type="float" office:value="0.000368598" calcext:value-type="float">
            <text:p>0.000368598</text:p>
          </table:table-cell>
          <table:table-cell office:value-type="float" office:value="0.002038964" calcext:value-type="float">
            <text:p>0.002038964</text:p>
          </table:table-cell>
          <table:table-cell office:value-type="float" office:value="0.001743577" calcext:value-type="float">
            <text:p>0.00174357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2019-12-03 10:36:3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56642" calcext:value-type="float">
            <text:p>0.136556642</text:p>
          </table:table-cell>
          <table:table-cell office:value-type="float" office:value="0.033834581" calcext:value-type="float">
            <text:p>0.033834581</text:p>
          </table:table-cell>
          <table:table-cell office:value-type="float" office:value="0.132832543" calcext:value-type="float">
            <text:p>0.132832543</text:p>
          </table:table-cell>
          <table:table-cell office:value-type="float" office:value="0.140754597" calcext:value-type="float">
            <text:p>0.140754597</text:p>
          </table:table-cell>
          <table:table-cell office:value-type="float" office:value="0.138472335" calcext:value-type="float">
            <text:p>0.1384723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59" calcext:value-type="float">
            <text:p>0.001115659</text:p>
          </table:table-cell>
          <table:table-cell office:value-type="float" office:value="0.000276426" calcext:value-type="float">
            <text:p>0.000276426</text:p>
          </table:table-cell>
          <table:table-cell office:value-type="float" office:value="0.001085233" calcext:value-type="float">
            <text:p>0.001085233</text:p>
          </table:table-cell>
          <table:table-cell office:value-type="float" office:value="0.001149956" calcext:value-type="float">
            <text:p>0.001149956</text:p>
          </table:table-cell>
          <table:table-cell office:value-type="float" office:value="0.00113131" calcext:value-type="float">
            <text:p>0.001131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97" calcext:value-type="float">
            <text:p>4.5397E-05</text:p>
          </table:table-cell>
          <table:table-cell office:value-type="float" office:value="-0.000793835" calcext:value-type="float">
            <text:p>-0.000793835</text:p>
          </table:table-cell>
          <table:table-cell office:value-type="float" office:value="0.000014972" calcext:value-type="float">
            <text:p>1.4972E-05</text:p>
          </table:table-cell>
          <table:table-cell office:value-type="float" office:value="0.000079694" calcext:value-type="float">
            <text:p>7.9694E-05</text:p>
          </table:table-cell>
          <table:table-cell office:value-type="float" office:value="0.000061048" calcext:value-type="float">
            <text:p>6.10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60222" calcext:value-type="float">
            <text:p>24.150660222</text:p>
          </table:table-cell>
          <table:table-cell office:value-type="float" office:value="24.129931386" calcext:value-type="float">
            <text:p>24.129931386</text:p>
          </table:table-cell>
          <table:table-cell office:value-type="float" office:value="24.149908723" calcext:value-type="float">
            <text:p>24.149908723</text:p>
          </table:table-cell>
          <table:table-cell office:value-type="float" office:value="24.151507342" calcext:value-type="float">
            <text:p>24.151507342</text:p>
          </table:table-cell>
          <table:table-cell office:value-type="float" office:value="24.151046797" calcext:value-type="float">
            <text:p>24.151046797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50703" calcext:value-type="float">
            <text:p>0.001150703</text:p>
          </table:table-cell>
          <table:table-cell office:value-type="float" office:value="-0.020122741" calcext:value-type="float">
            <text:p>-0.020122741</text:p>
          </table:table-cell>
          <table:table-cell office:value-type="float" office:value="0.000379461" calcext:value-type="float">
            <text:p>0.000379461</text:p>
          </table:table-cell>
          <table:table-cell office:value-type="float" office:value="0.002020078" calcext:value-type="float">
            <text:p>0.002020078</text:p>
          </table:table-cell>
          <table:table-cell office:value-type="float" office:value="0.001547434" calcext:value-type="float">
            <text:p>0.0015474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2019-12-03 10:36:33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606114" calcext:value-type="float">
            <text:p>0.136606114</text:p>
          </table:table-cell>
          <table:table-cell office:value-type="float" office:value="0.032762889" calcext:value-type="float">
            <text:p>0.032762889</text:p>
          </table:table-cell>
          <table:table-cell office:value-type="float" office:value="0.1327938" calcext:value-type="float">
            <text:p>0.1327938</text:p>
          </table:table-cell>
          <table:table-cell office:value-type="float" office:value="0.140693204" calcext:value-type="float">
            <text:p>0.140693204</text:p>
          </table:table-cell>
          <table:table-cell office:value-type="float" office:value="0.139524953" calcext:value-type="float">
            <text:p>0.1395249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63" calcext:value-type="float">
            <text:p>0.001116063</text:p>
          </table:table-cell>
          <table:table-cell office:value-type="float" office:value="0.000267671" calcext:value-type="float">
            <text:p>0.000267671</text:p>
          </table:table-cell>
          <table:table-cell office:value-type="float" office:value="0.001084917" calcext:value-type="float">
            <text:p>0.001084917</text:p>
          </table:table-cell>
          <table:table-cell office:value-type="float" office:value="0.001149454" calcext:value-type="float">
            <text:p>0.001149454</text:p>
          </table:table-cell>
          <table:table-cell office:value-type="float" office:value="0.00113991" calcext:value-type="float">
            <text:p>0.001139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02" calcext:value-type="float">
            <text:p>4.5802E-05</text:p>
          </table:table-cell>
          <table:table-cell office:value-type="float" office:value="-0.000802591" calcext:value-type="float">
            <text:p>-0.000802591</text:p>
          </table:table-cell>
          <table:table-cell office:value-type="float" office:value="0.000014655" calcext:value-type="float">
            <text:p>1.4655E-05</text:p>
          </table:table-cell>
          <table:table-cell office:value-type="float" office:value="0.000079193" calcext:value-type="float">
            <text:p>7.9193E-05</text:p>
          </table:table-cell>
          <table:table-cell office:value-type="float" office:value="0.000069648" calcext:value-type="float">
            <text:p>6.96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70205" calcext:value-type="float">
            <text:p>24.150670205</text:p>
          </table:table-cell>
          <table:table-cell office:value-type="float" office:value="24.129715121" calcext:value-type="float">
            <text:p>24.129715121</text:p>
          </table:table-cell>
          <table:table-cell office:value-type="float" office:value="24.149900905" calcext:value-type="float">
            <text:p>24.149900905</text:p>
          </table:table-cell>
          <table:table-cell office:value-type="float" office:value="24.151494953" calcext:value-type="float">
            <text:p>24.151494953</text:p>
          </table:table-cell>
          <table:table-cell office:value-type="float" office:value="24.151259208" calcext:value-type="float">
            <text:p>24.151259208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60949" calcext:value-type="float">
            <text:p>0.001160949</text:p>
          </table:table-cell>
          <table:table-cell office:value-type="float" office:value="-0.020344688" calcext:value-type="float">
            <text:p>-0.020344688</text:p>
          </table:table-cell>
          <table:table-cell office:value-type="float" office:value="0.000371437" calcext:value-type="float">
            <text:p>0.000371437</text:p>
          </table:table-cell>
          <table:table-cell office:value-type="float" office:value="0.002007364" calcext:value-type="float">
            <text:p>0.002007364</text:p>
          </table:table-cell>
          <table:table-cell office:value-type="float" office:value="0.001765425" calcext:value-type="float">
            <text:p>0.0017654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2019-12-03 10:36:3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533396" calcext:value-type="float">
            <text:p>0.136533396</text:p>
          </table:table-cell>
          <table:table-cell office:value-type="float" office:value="0.032976274" calcext:value-type="float">
            <text:p>0.032976274</text:p>
          </table:table-cell>
          <table:table-cell office:value-type="float" office:value="0.133210436" calcext:value-type="float">
            <text:p>0.133210436</text:p>
          </table:table-cell>
          <table:table-cell office:value-type="float" office:value="0.140538828" calcext:value-type="float">
            <text:p>0.140538828</text:p>
          </table:table-cell>
          <table:table-cell office:value-type="float" office:value="0.139065997" calcext:value-type="float">
            <text:p>0.1390659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69" calcext:value-type="float">
            <text:p>0.001115469</text:p>
          </table:table-cell>
          <table:table-cell office:value-type="float" office:value="0.000269414" calcext:value-type="float">
            <text:p>0.000269414</text:p>
          </table:table-cell>
          <table:table-cell office:value-type="float" office:value="0.001088321" calcext:value-type="float">
            <text:p>0.001088321</text:p>
          </table:table-cell>
          <table:table-cell office:value-type="float" office:value="0.001148193" calcext:value-type="float">
            <text:p>0.001148193</text:p>
          </table:table-cell>
          <table:table-cell office:value-type="float" office:value="0.00113616" calcext:value-type="float">
            <text:p>0.001136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07" calcext:value-type="float">
            <text:p>4.5207E-05</text:p>
          </table:table-cell>
          <table:table-cell office:value-type="float" office:value="-0.000800847" calcext:value-type="float">
            <text:p>-0.000800847</text:p>
          </table:table-cell>
          <table:table-cell office:value-type="float" office:value="0.000018059" calcext:value-type="float">
            <text:p>1.8059E-05</text:p>
          </table:table-cell>
          <table:table-cell office:value-type="float" office:value="0.000077932" calcext:value-type="float">
            <text:p>7.7932E-05</text:p>
          </table:table-cell>
          <table:table-cell office:value-type="float" office:value="0.000065899" calcext:value-type="float">
            <text:p>6.589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601579" calcext:value-type="float">
            <text:p>24.145601579</text:p>
          </table:table-cell>
          <table:table-cell office:value-type="float" office:value="24.124704133" calcext:value-type="float">
            <text:p>24.124704133</text:p>
          </table:table-cell>
          <table:table-cell office:value-type="float" office:value="24.144931024" calcext:value-type="float">
            <text:p>24.144931024</text:p>
          </table:table-cell>
          <table:table-cell office:value-type="float" office:value="24.146409853" calcext:value-type="float">
            <text:p>24.146409853</text:p>
          </table:table-cell>
          <table:table-cell office:value-type="float" office:value="24.146112644" calcext:value-type="float">
            <text:p>24.14611264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45889" calcext:value-type="float">
            <text:p>0.001145889</text:p>
          </table:table-cell>
          <table:table-cell office:value-type="float" office:value="-0.020300496" calcext:value-type="float">
            <text:p>-0.020300496</text:p>
          </table:table-cell>
          <table:table-cell office:value-type="float" office:value="0.000457721" calcext:value-type="float">
            <text:p>0.000457721</text:p>
          </table:table-cell>
          <table:table-cell office:value-type="float" office:value="0.001975394" calcext:value-type="float">
            <text:p>0.001975394</text:p>
          </table:table-cell>
          <table:table-cell office:value-type="float" office:value="0.001670378" calcext:value-type="float">
            <text:p>0.0016703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2019-12-03 10:36:3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787908" calcext:value-type="float">
            <text:p>0.136787908</text:p>
          </table:table-cell>
          <table:table-cell office:value-type="float" office:value="0.034330491" calcext:value-type="float">
            <text:p>0.034330491</text:p>
          </table:table-cell>
          <table:table-cell office:value-type="float" office:value="0.132929103" calcext:value-type="float">
            <text:p>0.132929103</text:p>
          </table:table-cell>
          <table:table-cell office:value-type="float" office:value="0.140623467" calcext:value-type="float">
            <text:p>0.140623467</text:p>
          </table:table-cell>
          <table:table-cell office:value-type="float" office:value="0.138261335" calcext:value-type="float">
            <text:p>0.1382613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548" calcext:value-type="float">
            <text:p>0.001117548</text:p>
          </table:table-cell>
          <table:table-cell office:value-type="float" office:value="0.000280478" calcext:value-type="float">
            <text:p>0.000280478</text:p>
          </table:table-cell>
          <table:table-cell office:value-type="float" office:value="0.001086022" calcext:value-type="float">
            <text:p>0.001086022</text:p>
          </table:table-cell>
          <table:table-cell office:value-type="float" office:value="0.001148885" calcext:value-type="float">
            <text:p>0.001148885</text:p>
          </table:table-cell>
          <table:table-cell office:value-type="float" office:value="0.001129586" calcext:value-type="float">
            <text:p>0.0011295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287" calcext:value-type="float">
            <text:p>4.7287E-05</text:p>
          </table:table-cell>
          <table:table-cell office:value-type="float" office:value="-0.000789784" calcext:value-type="float">
            <text:p>-0.000789784</text:p>
          </table:table-cell>
          <table:table-cell office:value-type="float" office:value="0.000015761" calcext:value-type="float">
            <text:p>1.5761E-05</text:p>
          </table:table-cell>
          <table:table-cell office:value-type="float" office:value="0.000078623" calcext:value-type="float">
            <text:p>7.8623E-05</text:p>
          </table:table-cell>
          <table:table-cell office:value-type="float" office:value="0.000059325" calcext:value-type="float">
            <text:p>5.932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60842" calcext:value-type="float">
            <text:p>24.155760842</text:p>
          </table:table-cell>
          <table:table-cell office:value-type="float" office:value="24.135085506" calcext:value-type="float">
            <text:p>24.135085506</text:p>
          </table:table-cell>
          <table:table-cell office:value-type="float" office:value="24.154982164" calcext:value-type="float">
            <text:p>24.154982164</text:p>
          </table:table-cell>
          <table:table-cell office:value-type="float" office:value="24.156534829" calcext:value-type="float">
            <text:p>24.156534829</text:p>
          </table:table-cell>
          <table:table-cell office:value-type="float" office:value="24.156058169" calcext:value-type="float">
            <text:p>24.15605816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98597" calcext:value-type="float">
            <text:p>0.001198597</text:p>
          </table:table-cell>
          <table:table-cell office:value-type="float" office:value="-0.020020037" calcext:value-type="float">
            <text:p>-0.020020037</text:p>
          </table:table-cell>
          <table:table-cell office:value-type="float" office:value="0.000399458" calcext:value-type="float">
            <text:p>0.000399458</text:p>
          </table:table-cell>
          <table:table-cell office:value-type="float" office:value="0.001992922" calcext:value-type="float">
            <text:p>0.001992922</text:p>
          </table:table-cell>
          <table:table-cell office:value-type="float" office:value="0.001503737" calcext:value-type="float">
            <text:p>0.0015037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2019-12-03 10:36:3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69552" calcext:value-type="float">
            <text:p>0.13669552</text:p>
          </table:table-cell>
          <table:table-cell office:value-type="float" office:value="0.03275216" calcext:value-type="float">
            <text:p>0.03275216</text:p>
          </table:table-cell>
          <table:table-cell office:value-type="float" office:value="0.132824794" calcext:value-type="float">
            <text:p>0.132824794</text:p>
          </table:table-cell>
          <table:table-cell office:value-type="float" office:value="0.140447633" calcext:value-type="float">
            <text:p>0.140447633</text:p>
          </table:table-cell>
          <table:table-cell office:value-type="float" office:value="0.139377134" calcext:value-type="float">
            <text:p>0.139377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793" calcext:value-type="float">
            <text:p>0.001116793</text:p>
          </table:table-cell>
          <table:table-cell office:value-type="float" office:value="0.000267583" calcext:value-type="float">
            <text:p>0.000267583</text:p>
          </table:table-cell>
          <table:table-cell office:value-type="float" office:value="0.00108517" calcext:value-type="float">
            <text:p>0.00108517</text:p>
          </table:table-cell>
          <table:table-cell office:value-type="float" office:value="0.001147448" calcext:value-type="float">
            <text:p>0.001147448</text:p>
          </table:table-cell>
          <table:table-cell office:value-type="float" office:value="0.001138702" calcext:value-type="float">
            <text:p>0.0011387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532" calcext:value-type="float">
            <text:p>4.6532E-05</text:p>
          </table:table-cell>
          <table:table-cell office:value-type="float" office:value="-0.000802678" calcext:value-type="float">
            <text:p>-0.000802678</text:p>
          </table:table-cell>
          <table:table-cell office:value-type="float" office:value="0.000014908" calcext:value-type="float">
            <text:p>1.4908E-05</text:p>
          </table:table-cell>
          <table:table-cell office:value-type="float" office:value="0.000077187" calcext:value-type="float">
            <text:p>7.7187E-05</text:p>
          </table:table-cell>
          <table:table-cell office:value-type="float" office:value="0.000068441" calcext:value-type="float">
            <text:p>6.84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42199" calcext:value-type="float">
            <text:p>24.155742199</text:p>
          </table:table-cell>
          <table:table-cell office:value-type="float" office:value="24.134767005" calcext:value-type="float">
            <text:p>24.134767005</text:p>
          </table:table-cell>
          <table:table-cell office:value-type="float" office:value="24.154961115" calcext:value-type="float">
            <text:p>24.154961115</text:p>
          </table:table-cell>
          <table:table-cell office:value-type="float" office:value="24.156499347" calcext:value-type="float">
            <text:p>24.156499347</text:p>
          </table:table-cell>
          <table:table-cell office:value-type="float" office:value="24.156283329" calcext:value-type="float">
            <text:p>24.15628332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79464" calcext:value-type="float">
            <text:p>0.001179464</text:p>
          </table:table-cell>
          <table:table-cell office:value-type="float" office:value="-0.02034691" calcext:value-type="float">
            <text:p>-0.02034691</text:p>
          </table:table-cell>
          <table:table-cell office:value-type="float" office:value="0.000377856" calcext:value-type="float">
            <text:p>0.000377856</text:p>
          </table:table-cell>
          <table:table-cell office:value-type="float" office:value="0.001956508" calcext:value-type="float">
            <text:p>0.001956508</text:p>
          </table:table-cell>
          <table:table-cell office:value-type="float" office:value="0.001734813" calcext:value-type="float">
            <text:p>0.0017348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2019-12-03 10:36:3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749165" calcext:value-type="float">
            <text:p>0.136749165</text:p>
          </table:table-cell>
          <table:table-cell office:value-type="float" office:value="0.034472946" calcext:value-type="float">
            <text:p>0.034472946</text:p>
          </table:table-cell>
          <table:table-cell office:value-type="float" office:value="0.133023874" calcext:value-type="float">
            <text:p>0.133023874</text:p>
          </table:table-cell>
          <table:table-cell office:value-type="float" office:value="0.140370147" calcext:value-type="float">
            <text:p>0.140370147</text:p>
          </table:table-cell>
          <table:table-cell office:value-type="float" office:value="0.138086097" calcext:value-type="float">
            <text:p>0.1380860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232" calcext:value-type="float">
            <text:p>0.001117232</text:p>
          </table:table-cell>
          <table:table-cell office:value-type="float" office:value="0.000281642" calcext:value-type="float">
            <text:p>0.000281642</text:p>
          </table:table-cell>
          <table:table-cell office:value-type="float" office:value="0.001086796" calcext:value-type="float">
            <text:p>0.001086796</text:p>
          </table:table-cell>
          <table:table-cell office:value-type="float" office:value="0.001146815" calcext:value-type="float">
            <text:p>0.001146815</text:p>
          </table:table-cell>
          <table:table-cell office:value-type="float" office:value="0.001128154" calcext:value-type="float">
            <text:p>0.00112815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97" calcext:value-type="float">
            <text:p>4.697E-05</text:p>
          </table:table-cell>
          <table:table-cell office:value-type="float" office:value="-0.00078862" calcext:value-type="float">
            <text:p>-0.00078862</text:p>
          </table:table-cell>
          <table:table-cell office:value-type="float" office:value="0.000016535" calcext:value-type="float">
            <text:p>1.6535E-05</text:p>
          </table:table-cell>
          <table:table-cell office:value-type="float" office:value="0.000076553" calcext:value-type="float">
            <text:p>7.6553E-05</text:p>
          </table:table-cell>
          <table:table-cell office:value-type="float" office:value="0.000057893" calcext:value-type="float">
            <text:p>5.789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53024" calcext:value-type="float">
            <text:p>24.155753024</text:p>
          </table:table-cell>
          <table:table-cell office:value-type="float" office:value="24.135114253" calcext:value-type="float">
            <text:p>24.135114253</text:p>
          </table:table-cell>
          <table:table-cell office:value-type="float" office:value="24.155001288" calcext:value-type="float">
            <text:p>24.155001288</text:p>
          </table:table-cell>
          <table:table-cell office:value-type="float" office:value="24.156483711" calcext:value-type="float">
            <text:p>24.156483711</text:p>
          </table:table-cell>
          <table:table-cell office:value-type="float" office:value="24.156022807" calcext:value-type="float">
            <text:p>24.156022807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90574" calcext:value-type="float">
            <text:p>0.001190574</text:p>
          </table:table-cell>
          <table:table-cell office:value-type="float" office:value="-0.019990535" calcext:value-type="float">
            <text:p>-0.019990535</text:p>
          </table:table-cell>
          <table:table-cell office:value-type="float" office:value="0.000419085" calcext:value-type="float">
            <text:p>0.000419085</text:p>
          </table:table-cell>
          <table:table-cell office:value-type="float" office:value="0.001940461" calcext:value-type="float">
            <text:p>0.001940461</text:p>
          </table:table-cell>
          <table:table-cell office:value-type="float" office:value="0.001467446" calcext:value-type="float">
            <text:p>0.00146744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2019-12-03 10:36:39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870162" calcext:value-type="float">
            <text:p>0.136870162</text:p>
          </table:table-cell>
          <table:table-cell office:value-type="float" office:value="0.034019951" calcext:value-type="float">
            <text:p>0.034019951</text:p>
          </table:table-cell>
          <table:table-cell office:value-type="float" office:value="0.133306996" calcext:value-type="float">
            <text:p>0.133306996</text:p>
          </table:table-cell>
          <table:table-cell office:value-type="float" office:value="0.140346305" calcext:value-type="float">
            <text:p>0.140346305</text:p>
          </table:table-cell>
          <table:table-cell office:value-type="float" office:value="0.138295309" calcext:value-type="float">
            <text:p>0.1382953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22" calcext:value-type="float">
            <text:p>0.00111822</text:p>
          </table:table-cell>
          <table:table-cell office:value-type="float" office:value="0.000277941" calcext:value-type="float">
            <text:p>0.000277941</text:p>
          </table:table-cell>
          <table:table-cell office:value-type="float" office:value="0.001089109" calcext:value-type="float">
            <text:p>0.001089109</text:p>
          </table:table-cell>
          <table:table-cell office:value-type="float" office:value="0.00114662" calcext:value-type="float">
            <text:p>0.00114662</text:p>
          </table:table-cell>
          <table:table-cell office:value-type="float" office:value="0.001129864" calcext:value-type="float">
            <text:p>0.0011298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959" calcext:value-type="float">
            <text:p>4.7959E-05</text:p>
          </table:table-cell>
          <table:table-cell office:value-type="float" office:value="-0.000792321" calcext:value-type="float">
            <text:p>-0.000792321</text:p>
          </table:table-cell>
          <table:table-cell office:value-type="float" office:value="0.000018848" calcext:value-type="float">
            <text:p>1.8848E-05</text:p>
          </table:table-cell>
          <table:table-cell office:value-type="float" office:value="0.000076359" calcext:value-type="float">
            <text:p>7.6359E-05</text:p>
          </table:table-cell>
          <table:table-cell office:value-type="float" office:value="0.000059602" calcext:value-type="float">
            <text:p>5.960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669537" calcext:value-type="float">
            <text:p>24.145669537</text:p>
          </table:table-cell>
          <table:table-cell office:value-type="float" office:value="24.124914746" calcext:value-type="float">
            <text:p>24.124914746</text:p>
          </table:table-cell>
          <table:table-cell office:value-type="float" office:value="24.14495051" calcext:value-type="float">
            <text:p>24.14495051</text:p>
          </table:table-cell>
          <table:table-cell office:value-type="float" office:value="24.146371003" calcext:value-type="float">
            <text:p>24.146371003</text:p>
          </table:table-cell>
          <table:table-cell office:value-type="float" office:value="24.145957123" calcext:value-type="float">
            <text:p>24.145957123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215632" calcext:value-type="float">
            <text:p>0.001215632</text:p>
          </table:table-cell>
          <table:table-cell office:value-type="float" office:value="-0.02008435" calcext:value-type="float">
            <text:p>-0.02008435</text:p>
          </table:table-cell>
          <table:table-cell office:value-type="float" office:value="0.000477718" calcext:value-type="float">
            <text:p>0.000477718</text:p>
          </table:table-cell>
          <table:table-cell office:value-type="float" office:value="0.001935523" calcext:value-type="float">
            <text:p>0.001935523</text:p>
          </table:table-cell>
          <table:table-cell office:value-type="float" office:value="0.001510773" calcext:value-type="float">
            <text:p>0.0015107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2019-12-03 10:36:4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76943" calcext:value-type="float">
            <text:p>0.13676943</text:p>
          </table:table-cell>
          <table:table-cell office:value-type="float" office:value="0.033128862" calcext:value-type="float">
            <text:p>0.033128862</text:p>
          </table:table-cell>
          <table:table-cell office:value-type="float" office:value="0.133449451" calcext:value-type="float">
            <text:p>0.133449451</text:p>
          </table:table-cell>
          <table:table-cell office:value-type="float" office:value="0.140339749" calcext:value-type="float">
            <text:p>0.140339749</text:p>
          </table:table-cell>
          <table:table-cell office:value-type="float" office:value="0.13863744" calcext:value-type="float">
            <text:p>0.138637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397" calcext:value-type="float">
            <text:p>0.001117397</text:p>
          </table:table-cell>
          <table:table-cell office:value-type="float" office:value="0.000270661" calcext:value-type="float">
            <text:p>0.000270661</text:p>
          </table:table-cell>
          <table:table-cell office:value-type="float" office:value="0.001090273" calcext:value-type="float">
            <text:p>0.001090273</text:p>
          </table:table-cell>
          <table:table-cell office:value-type="float" office:value="0.001146567" calcext:value-type="float">
            <text:p>0.001146567</text:p>
          </table:table-cell>
          <table:table-cell office:value-type="float" office:value="0.001132659" calcext:value-type="float">
            <text:p>0.0011326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136" calcext:value-type="float">
            <text:p>4.7136E-05</text:p>
          </table:table-cell>
          <table:table-cell office:value-type="float" office:value="-0.000799601" calcext:value-type="float">
            <text:p>-0.000799601</text:p>
          </table:table-cell>
          <table:table-cell office:value-type="float" office:value="0.000020012" calcext:value-type="float">
            <text:p>2.0012E-05</text:p>
          </table:table-cell>
          <table:table-cell office:value-type="float" office:value="0.000076305" calcext:value-type="float">
            <text:p>7.6305E-05</text:p>
          </table:table-cell>
          <table:table-cell office:value-type="float" office:value="0.000062397" calcext:value-type="float">
            <text:p>6.23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703162" calcext:value-type="float">
            <text:p>24.150703162</text:p>
          </table:table-cell>
          <table:table-cell office:value-type="float" office:value="24.129788973" calcext:value-type="float">
            <text:p>24.129788973</text:p>
          </table:table-cell>
          <table:table-cell office:value-type="float" office:value="24.150033211" calcext:value-type="float">
            <text:p>24.150033211</text:p>
          </table:table-cell>
          <table:table-cell office:value-type="float" office:value="24.151423628" calcext:value-type="float">
            <text:p>24.151423628</text:p>
          </table:table-cell>
          <table:table-cell office:value-type="float" office:value="24.151080114" calcext:value-type="float">
            <text:p>24.151080114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94771" calcext:value-type="float">
            <text:p>0.001194771</text:p>
          </table:table-cell>
          <table:table-cell office:value-type="float" office:value="-0.020268895" calcext:value-type="float">
            <text:p>-0.020268895</text:p>
          </table:table-cell>
          <table:table-cell office:value-type="float" office:value="0.00050722" calcext:value-type="float">
            <text:p>0.00050722</text:p>
          </table:table-cell>
          <table:table-cell office:value-type="float" office:value="0.001934165" calcext:value-type="float">
            <text:p>0.001934165</text:p>
          </table:table-cell>
          <table:table-cell office:value-type="float" office:value="0.001581626" calcext:value-type="float">
            <text:p>0.0015816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2019-12-03 10:36:42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839764" calcext:value-type="float">
            <text:p>0.136839764</text:p>
          </table:table-cell>
          <table:table-cell office:value-type="float" office:value="0.032771234" calcext:value-type="float">
            <text:p>0.032771234</text:p>
          </table:table-cell>
          <table:table-cell office:value-type="float" office:value="0.132887975" calcext:value-type="float">
            <text:p>0.132887975</text:p>
          </table:table-cell>
          <table:table-cell office:value-type="float" office:value="0.140343921" calcext:value-type="float">
            <text:p>0.140343921</text:p>
          </table:table-cell>
          <table:table-cell office:value-type="float" office:value="0.139327066" calcext:value-type="float">
            <text:p>0.1393270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972" calcext:value-type="float">
            <text:p>0.001117972</text:p>
          </table:table-cell>
          <table:table-cell office:value-type="float" office:value="0.000267739" calcext:value-type="float">
            <text:p>0.000267739</text:p>
          </table:table-cell>
          <table:table-cell office:value-type="float" office:value="0.001085686" calcext:value-type="float">
            <text:p>0.001085686</text:p>
          </table:table-cell>
          <table:table-cell office:value-type="float" office:value="0.001146601" calcext:value-type="float">
            <text:p>0.001146601</text:p>
          </table:table-cell>
          <table:table-cell office:value-type="float" office:value="0.001138293" calcext:value-type="float">
            <text:p>0.0011382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71" calcext:value-type="float">
            <text:p>4.771E-05</text:p>
          </table:table-cell>
          <table:table-cell office:value-type="float" office:value="-0.000802523" calcext:value-type="float">
            <text:p>-0.000802523</text:p>
          </table:table-cell>
          <table:table-cell office:value-type="float" office:value="0.000015425" calcext:value-type="float">
            <text:p>1.5425E-05</text:p>
          </table:table-cell>
          <table:table-cell office:value-type="float" office:value="0.000076339" calcext:value-type="float">
            <text:p>7.6339E-05</text:p>
          </table:table-cell>
          <table:table-cell office:value-type="float" office:value="0.000068032" calcext:value-type="float">
            <text:p>6.80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25259" calcext:value-type="float">
            <text:p>24.160825259</text:p>
          </table:table-cell>
          <table:table-cell office:value-type="float" office:value="24.139824903" calcext:value-type="float">
            <text:p>24.139824903</text:p>
          </table:table-cell>
          <table:table-cell office:value-type="float" office:value="24.160027821" calcext:value-type="float">
            <text:p>24.160027821</text:p>
          </table:table-cell>
          <table:table-cell office:value-type="float" office:value="24.161532368" calcext:value-type="float">
            <text:p>24.161532368</text:p>
          </table:table-cell>
          <table:table-cell office:value-type="float" office:value="24.161327175" calcext:value-type="float">
            <text:p>24.16132717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209336" calcext:value-type="float">
            <text:p>0.001209336</text:p>
          </table:table-cell>
          <table:table-cell office:value-type="float" office:value="-0.02034296" calcext:value-type="float">
            <text:p>-0.02034296</text:p>
          </table:table-cell>
          <table:table-cell office:value-type="float" office:value="0.000390941" calcext:value-type="float">
            <text:p>0.000390941</text:p>
          </table:table-cell>
          <table:table-cell office:value-type="float" office:value="0.001935029" calcext:value-type="float">
            <text:p>0.001935029</text:p>
          </table:table-cell>
          <table:table-cell office:value-type="float" office:value="0.001724444" calcext:value-type="float">
            <text:p>0.0017244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019-12-03 10:36:43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966126" calcext:value-type="float">
            <text:p>0.136966126</text:p>
          </table:table-cell>
          <table:table-cell office:value-type="float" office:value="0.032739047" calcext:value-type="float">
            <text:p>0.032739047</text:p>
          </table:table-cell>
          <table:table-cell office:value-type="float" office:value="0.132642404" calcext:value-type="float">
            <text:p>0.132642404</text:p>
          </table:table-cell>
          <table:table-cell office:value-type="float" office:value="0.140320079" calcext:value-type="float">
            <text:p>0.140320079</text:p>
          </table:table-cell>
          <table:table-cell office:value-type="float" office:value="0.138985531" calcext:value-type="float">
            <text:p>0.1389855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004" calcext:value-type="float">
            <text:p>0.001119004</text:p>
          </table:table-cell>
          <table:table-cell office:value-type="float" office:value="0.000267476" calcext:value-type="float">
            <text:p>0.000267476</text:p>
          </table:table-cell>
          <table:table-cell office:value-type="float" office:value="0.00108368" calcext:value-type="float">
            <text:p>0.00108368</text:p>
          </table:table-cell>
          <table:table-cell office:value-type="float" office:value="0.001146406" calcext:value-type="float">
            <text:p>0.001146406</text:p>
          </table:table-cell>
          <table:table-cell office:value-type="float" office:value="0.001135503" calcext:value-type="float">
            <text:p>0.0011355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743" calcext:value-type="float">
            <text:p>4.8743E-05</text:p>
          </table:table-cell>
          <table:table-cell office:value-type="float" office:value="-0.000802786" calcext:value-type="float">
            <text:p>-0.000802786</text:p>
          </table:table-cell>
          <table:table-cell office:value-type="float" office:value="0.000013418" calcext:value-type="float">
            <text:p>1.3418E-05</text:p>
          </table:table-cell>
          <table:table-cell office:value-type="float" office:value="0.000076144" calcext:value-type="float">
            <text:p>7.6144E-05</text:p>
          </table:table-cell>
          <table:table-cell office:value-type="float" office:value="0.000065241" calcext:value-type="float">
            <text:p>6.52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688902" calcext:value-type="float">
            <text:p>24.145688902</text:p>
          </table:table-cell>
          <table:table-cell office:value-type="float" office:value="24.124656261" calcext:value-type="float">
            <text:p>24.124656261</text:p>
          </table:table-cell>
          <table:table-cell office:value-type="float" office:value="24.144816399" calcext:value-type="float">
            <text:p>24.144816399</text:p>
          </table:table-cell>
          <table:table-cell office:value-type="float" office:value="24.14636571" calcext:value-type="float">
            <text:p>24.14636571</text:p>
          </table:table-cell>
          <table:table-cell office:value-type="float" office:value="24.146096406" calcext:value-type="float">
            <text:p>24.14609640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235505" calcext:value-type="float">
            <text:p>0.001235505</text:p>
          </table:table-cell>
          <table:table-cell office:value-type="float" office:value="-0.020349626" calcext:value-type="float">
            <text:p>-0.020349626</text:p>
          </table:table-cell>
          <table:table-cell office:value-type="float" office:value="0.000340084" calcext:value-type="float">
            <text:p>0.000340084</text:p>
          </table:table-cell>
          <table:table-cell office:value-type="float" office:value="0.001930092" calcext:value-type="float">
            <text:p>0.001930092</text:p>
          </table:table-cell>
          <table:table-cell office:value-type="float" office:value="0.001653714" calcext:value-type="float">
            <text:p>0.00165371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2019-12-03 10:36:4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889236" calcext:value-type="float">
            <text:p>0.136889236</text:p>
          </table:table-cell>
          <table:table-cell office:value-type="float" office:value="0.034480695" calcext:value-type="float">
            <text:p>0.034480695</text:p>
          </table:table-cell>
          <table:table-cell office:value-type="float" office:value="0.133082286" calcext:value-type="float">
            <text:p>0.133082286</text:p>
          </table:table-cell>
          <table:table-cell office:value-type="float" office:value="0.140276568" calcext:value-type="float">
            <text:p>0.140276568</text:p>
          </table:table-cell>
          <table:table-cell office:value-type="float" office:value="0.137963907" calcext:value-type="float">
            <text:p>0.1379639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76" calcext:value-type="float">
            <text:p>0.001118376</text:p>
          </table:table-cell>
          <table:table-cell office:value-type="float" office:value="0.000281705" calcext:value-type="float">
            <text:p>0.000281705</text:p>
          </table:table-cell>
          <table:table-cell office:value-type="float" office:value="0.001087274" calcext:value-type="float">
            <text:p>0.001087274</text:p>
          </table:table-cell>
          <table:table-cell office:value-type="float" office:value="0.00114605" calcext:value-type="float">
            <text:p>0.00114605</text:p>
          </table:table-cell>
          <table:table-cell office:value-type="float" office:value="0.001127156" calcext:value-type="float">
            <text:p>0.0011271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115" calcext:value-type="float">
            <text:p>4.8115E-05</text:p>
          </table:table-cell>
          <table:table-cell office:value-type="float" office:value="-0.000788556" calcext:value-type="float">
            <text:p>-0.000788556</text:p>
          </table:table-cell>
          <table:table-cell office:value-type="float" office:value="0.000017012" calcext:value-type="float">
            <text:p>1.7012E-05</text:p>
          </table:table-cell>
          <table:table-cell office:value-type="float" office:value="0.000075789" calcext:value-type="float">
            <text:p>7.5789E-05</text:p>
          </table:table-cell>
          <table:table-cell office:value-type="float" office:value="0.000056895" calcext:value-type="float">
            <text:p>5.689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8129" calcext:value-type="float">
            <text:p>24.15578129</text:p>
          </table:table-cell>
          <table:table-cell office:value-type="float" office:value="24.135115817" calcext:value-type="float">
            <text:p>24.135115817</text:p>
          </table:table-cell>
          <table:table-cell office:value-type="float" office:value="24.155013075" calcext:value-type="float">
            <text:p>24.155013075</text:p>
          </table:table-cell>
          <table:table-cell office:value-type="float" office:value="24.156464828" calcext:value-type="float">
            <text:p>24.156464828</text:p>
          </table:table-cell>
          <table:table-cell office:value-type="float" office:value="24.15599815" calcext:value-type="float">
            <text:p>24.15599815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19582" calcext:value-type="float">
            <text:p>0.001219582</text:p>
          </table:table-cell>
          <table:table-cell office:value-type="float" office:value="-0.01998893" calcext:value-type="float">
            <text:p>-0.01998893</text:p>
          </table:table-cell>
          <table:table-cell office:value-type="float" office:value="0.000431182" calcext:value-type="float">
            <text:p>0.000431182</text:p>
          </table:table-cell>
          <table:table-cell office:value-type="float" office:value="0.001921081" calcext:value-type="float">
            <text:p>0.001921081</text:p>
          </table:table-cell>
          <table:table-cell office:value-type="float" office:value="0.001442141" calcext:value-type="float">
            <text:p>0.0014421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2019-12-03 10:36:46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861817" calcext:value-type="float">
            <text:p>0.136861817</text:p>
          </table:table-cell>
          <table:table-cell office:value-type="float" office:value="0.034233932" calcext:value-type="float">
            <text:p>0.034233932</text:p>
          </table:table-cell>
          <table:table-cell office:value-type="float" office:value="0.132917778" calcext:value-type="float">
            <text:p>0.132917778</text:p>
          </table:table-cell>
          <table:table-cell office:value-type="float" office:value="0.14022054" calcext:value-type="float">
            <text:p>0.14022054</text:p>
          </table:table-cell>
          <table:table-cell office:value-type="float" office:value="0.138081329" calcext:value-type="float">
            <text:p>0.1380813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52" calcext:value-type="float">
            <text:p>0.001118152</text:p>
          </table:table-cell>
          <table:table-cell office:value-type="float" office:value="0.000279689" calcext:value-type="float">
            <text:p>0.000279689</text:p>
          </table:table-cell>
          <table:table-cell office:value-type="float" office:value="0.00108593" calcext:value-type="float">
            <text:p>0.00108593</text:p>
          </table:table-cell>
          <table:table-cell office:value-type="float" office:value="0.001145593" calcext:value-type="float">
            <text:p>0.001145593</text:p>
          </table:table-cell>
          <table:table-cell office:value-type="float" office:value="0.001128115" calcext:value-type="float">
            <text:p>0.0011281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891" calcext:value-type="float">
            <text:p>4.7891E-05</text:p>
          </table:table-cell>
          <table:table-cell office:value-type="float" office:value="-0.000790572" calcext:value-type="float">
            <text:p>-0.000790572</text:p>
          </table:table-cell>
          <table:table-cell office:value-type="float" office:value="0.000015668" calcext:value-type="float">
            <text:p>1.5668E-05</text:p>
          </table:table-cell>
          <table:table-cell office:value-type="float" office:value="0.000075331" calcext:value-type="float">
            <text:p>7.5331E-05</text:p>
          </table:table-cell>
          <table:table-cell office:value-type="float" office:value="0.000057854" calcext:value-type="float">
            <text:p>5.78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75757" calcext:value-type="float">
            <text:p>24.155775757</text:p>
          </table:table-cell>
          <table:table-cell office:value-type="float" office:value="24.135066021" calcext:value-type="float">
            <text:p>24.135066021</text:p>
          </table:table-cell>
          <table:table-cell office:value-type="float" office:value="24.154979879" calcext:value-type="float">
            <text:p>24.154979879</text:p>
          </table:table-cell>
          <table:table-cell office:value-type="float" office:value="24.156453522" calcext:value-type="float">
            <text:p>24.156453522</text:p>
          </table:table-cell>
          <table:table-cell office:value-type="float" office:value="24.156021845" calcext:value-type="float">
            <text:p>24.156021845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13904" calcext:value-type="float">
            <text:p>0.001213904</text:p>
          </table:table-cell>
          <table:table-cell office:value-type="float" office:value="-0.020040035" calcext:value-type="float">
            <text:p>-0.020040035</text:p>
          </table:table-cell>
          <table:table-cell office:value-type="float" office:value="0.000397113" calcext:value-type="float">
            <text:p>0.000397113</text:p>
          </table:table-cell>
          <table:table-cell office:value-type="float" office:value="0.001909478" calcext:value-type="float">
            <text:p>0.001909478</text:p>
          </table:table-cell>
          <table:table-cell office:value-type="float" office:value="0.001466458" calcext:value-type="float">
            <text:p>0.00146645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2019-12-03 10:36:47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660354" calcext:value-type="float">
            <text:p>0.136660354</text:p>
          </table:table-cell>
          <table:table-cell office:value-type="float" office:value="0.032936339" calcext:value-type="float">
            <text:p>0.032936339</text:p>
          </table:table-cell>
          <table:table-cell office:value-type="float" office:value="0.133202092" calcext:value-type="float">
            <text:p>0.133202092</text:p>
          </table:table-cell>
          <table:table-cell office:value-type="float" office:value="0.140188353" calcext:value-type="float">
            <text:p>0.140188353</text:p>
          </table:table-cell>
          <table:table-cell office:value-type="float" office:value="0.138878839" calcext:value-type="float">
            <text:p>0.1388788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06" calcext:value-type="float">
            <text:p>0.001116506</text:p>
          </table:table-cell>
          <table:table-cell office:value-type="float" office:value="0.000269088" calcext:value-type="float">
            <text:p>0.000269088</text:p>
          </table:table-cell>
          <table:table-cell office:value-type="float" office:value="0.001088252" calcext:value-type="float">
            <text:p>0.001088252</text:p>
          </table:table-cell>
          <table:table-cell office:value-type="float" office:value="0.00114533" calcext:value-type="float">
            <text:p>0.00114533</text:p>
          </table:table-cell>
          <table:table-cell office:value-type="float" office:value="0.001134631" calcext:value-type="float">
            <text:p>0.0011346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245" calcext:value-type="float">
            <text:p>4.6245E-05</text:p>
          </table:table-cell>
          <table:table-cell office:value-type="float" office:value="-0.000801174" calcext:value-type="float">
            <text:p>-0.000801174</text:p>
          </table:table-cell>
          <table:table-cell office:value-type="float" office:value="0.000017991" calcext:value-type="float">
            <text:p>1.7991E-05</text:p>
          </table:table-cell>
          <table:table-cell office:value-type="float" office:value="0.000075068" calcext:value-type="float">
            <text:p>7.5068E-05</text:p>
          </table:table-cell>
          <table:table-cell office:value-type="float" office:value="0.00006437" calcext:value-type="float">
            <text:p>6.43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573247" calcext:value-type="float">
            <text:p>24.140573247</text:p>
          </table:table-cell>
          <table:table-cell office:value-type="float" office:value="24.119642027" calcext:value-type="float">
            <text:p>24.119642027</text:p>
          </table:table-cell>
          <table:table-cell office:value-type="float" office:value="24.139875386" calcext:value-type="float">
            <text:p>24.139875386</text:p>
          </table:table-cell>
          <table:table-cell office:value-type="float" office:value="24.14128518" calcext:value-type="float">
            <text:p>24.14128518</text:p>
          </table:table-cell>
          <table:table-cell office:value-type="float" office:value="24.141020927" calcext:value-type="float">
            <text:p>24.141020927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172182" calcext:value-type="float">
            <text:p>0.001172182</text:p>
          </table:table-cell>
          <table:table-cell office:value-type="float" office:value="-0.020308767" calcext:value-type="float">
            <text:p>-0.020308767</text:p>
          </table:table-cell>
          <table:table-cell office:value-type="float" office:value="0.000455993" calcext:value-type="float">
            <text:p>0.000455993</text:p>
          </table:table-cell>
          <table:table-cell office:value-type="float" office:value="0.001902812" calcext:value-type="float">
            <text:p>0.001902812</text:p>
          </table:table-cell>
          <table:table-cell office:value-type="float" office:value="0.001631619" calcext:value-type="float">
            <text:p>0.0016316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2019-12-03 10:36:4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604921" calcext:value-type="float">
            <text:p>0.136604921</text:p>
          </table:table-cell>
          <table:table-cell office:value-type="float" office:value="0.032773618" calcext:value-type="float">
            <text:p>0.032773618</text:p>
          </table:table-cell>
          <table:table-cell office:value-type="float" office:value="0.132687704" calcext:value-type="float">
            <text:p>0.132687704</text:p>
          </table:table-cell>
          <table:table-cell office:value-type="float" office:value="0.140165107" calcext:value-type="float">
            <text:p>0.140165107</text:p>
          </table:table-cell>
          <table:table-cell office:value-type="float" office:value="0.139107721" calcext:value-type="float">
            <text:p>0.1391077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053" calcext:value-type="float">
            <text:p>0.001116053</text:p>
          </table:table-cell>
          <table:table-cell office:value-type="float" office:value="0.000267758" calcext:value-type="float">
            <text:p>0.000267758</text:p>
          </table:table-cell>
          <table:table-cell office:value-type="float" office:value="0.00108405" calcext:value-type="float">
            <text:p>0.00108405</text:p>
          </table:table-cell>
          <table:table-cell office:value-type="float" office:value="0.00114514" calcext:value-type="float">
            <text:p>0.00114514</text:p>
          </table:table-cell>
          <table:table-cell office:value-type="float" office:value="0.001136501" calcext:value-type="float">
            <text:p>0.0011365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792" calcext:value-type="float">
            <text:p>4.5792E-05</text:p>
          </table:table-cell>
          <table:table-cell office:value-type="float" office:value="-0.000802503" calcext:value-type="float">
            <text:p>-0.000802503</text:p>
          </table:table-cell>
          <table:table-cell office:value-type="float" office:value="0.000013788" calcext:value-type="float">
            <text:p>1.3788E-05</text:p>
          </table:table-cell>
          <table:table-cell office:value-type="float" office:value="0.000074878" calcext:value-type="float">
            <text:p>7.4878E-05</text:p>
          </table:table-cell>
          <table:table-cell office:value-type="float" office:value="0.00006624" calcext:value-type="float">
            <text:p>6.62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23917" calcext:value-type="float">
            <text:p>24.155723917</text:p>
          </table:table-cell>
          <table:table-cell office:value-type="float" office:value="24.134771335" calcext:value-type="float">
            <text:p>24.134771335</text:p>
          </table:table-cell>
          <table:table-cell office:value-type="float" office:value="24.154933451" calcext:value-type="float">
            <text:p>24.154933451</text:p>
          </table:table-cell>
          <table:table-cell office:value-type="float" office:value="24.156442336" calcext:value-type="float">
            <text:p>24.156442336</text:p>
          </table:table-cell>
          <table:table-cell office:value-type="float" office:value="24.156228963" calcext:value-type="float">
            <text:p>24.156228963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60702" calcext:value-type="float">
            <text:p>0.001160702</text:p>
          </table:table-cell>
          <table:table-cell office:value-type="float" office:value="-0.020342466" calcext:value-type="float">
            <text:p>-0.020342466</text:p>
          </table:table-cell>
          <table:table-cell office:value-type="float" office:value="0.000349465" calcext:value-type="float">
            <text:p>0.000349465</text:p>
          </table:table-cell>
          <table:table-cell office:value-type="float" office:value="0.001897998" calcext:value-type="float">
            <text:p>0.001897998</text:p>
          </table:table-cell>
          <table:table-cell office:value-type="float" office:value="0.001679019" calcext:value-type="float">
            <text:p>0.0016790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019-12-03 10:36:5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674659" calcext:value-type="float">
            <text:p>0.136674659</text:p>
          </table:table-cell>
          <table:table-cell office:value-type="float" office:value="0.033140186" calcext:value-type="float">
            <text:p>0.033140186</text:p>
          </table:table-cell>
          <table:table-cell office:value-type="float" office:value="0.132706777" calcext:value-type="float">
            <text:p>0.132706777</text:p>
          </table:table-cell>
          <table:table-cell office:value-type="float" office:value="0.140258687" calcext:value-type="float">
            <text:p>0.140258687</text:p>
          </table:table-cell>
          <table:table-cell office:value-type="float" office:value="0.138273852" calcext:value-type="float">
            <text:p>0.138273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23" calcext:value-type="float">
            <text:p>0.001116623</text:p>
          </table:table-cell>
          <table:table-cell office:value-type="float" office:value="0.000270753" calcext:value-type="float">
            <text:p>0.000270753</text:p>
          </table:table-cell>
          <table:table-cell office:value-type="float" office:value="0.001084206" calcext:value-type="float">
            <text:p>0.001084206</text:p>
          </table:table-cell>
          <table:table-cell office:value-type="float" office:value="0.001145904" calcext:value-type="float">
            <text:p>0.001145904</text:p>
          </table:table-cell>
          <table:table-cell office:value-type="float" office:value="0.001129688" calcext:value-type="float">
            <text:p>0.0011296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362" calcext:value-type="float">
            <text:p>4.6362E-05</text:p>
          </table:table-cell>
          <table:table-cell office:value-type="float" office:value="-0.000799508" calcext:value-type="float">
            <text:p>-0.000799508</text:p>
          </table:table-cell>
          <table:table-cell office:value-type="float" office:value="0.000013944" calcext:value-type="float">
            <text:p>1.3944E-05</text:p>
          </table:table-cell>
          <table:table-cell office:value-type="float" office:value="0.000075643" calcext:value-type="float">
            <text:p>7.5643E-05</text:p>
          </table:table-cell>
          <table:table-cell office:value-type="float" office:value="0.000059427" calcext:value-type="float">
            <text:p>5.942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630085" calcext:value-type="float">
            <text:p>24.145630085</text:p>
          </table:table-cell>
          <table:table-cell office:value-type="float" office:value="24.124737211" calcext:value-type="float">
            <text:p>24.124737211</text:p>
          </table:table-cell>
          <table:table-cell office:value-type="float" office:value="24.144829389" calcext:value-type="float">
            <text:p>24.144829389</text:p>
          </table:table-cell>
          <table:table-cell office:value-type="float" office:value="24.146353322" calcext:value-type="float">
            <text:p>24.146353322</text:p>
          </table:table-cell>
          <table:table-cell office:value-type="float" office:value="24.145952793" calcext:value-type="float">
            <text:p>24.145952793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75144" calcext:value-type="float">
            <text:p>0.001175144</text:p>
          </table:table-cell>
          <table:table-cell office:value-type="float" office:value="-0.02026655" calcext:value-type="float">
            <text:p>-0.02026655</text:p>
          </table:table-cell>
          <table:table-cell office:value-type="float" office:value="0.000353415" calcext:value-type="float">
            <text:p>0.000353415</text:p>
          </table:table-cell>
          <table:table-cell office:value-type="float" office:value="0.001917378" calcext:value-type="float">
            <text:p>0.001917378</text:p>
          </table:table-cell>
          <table:table-cell office:value-type="float" office:value="0.001506329" calcext:value-type="float">
            <text:p>0.0015063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2019-12-03 10:36:51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66095" calcext:value-type="float">
            <text:p>0.13666095</text:p>
          </table:table-cell>
          <table:table-cell office:value-type="float" office:value="0.033130054" calcext:value-type="float">
            <text:p>0.033130054</text:p>
          </table:table-cell>
          <table:table-cell office:value-type="float" office:value="0.133422033" calcext:value-type="float">
            <text:p>0.133422033</text:p>
          </table:table-cell>
          <table:table-cell office:value-type="float" office:value="0.140228288" calcext:value-type="float">
            <text:p>0.140228288</text:p>
          </table:table-cell>
          <table:table-cell office:value-type="float" office:value="0.138521211" calcext:value-type="float">
            <text:p>0.138521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11" calcext:value-type="float">
            <text:p>0.001116511</text:p>
          </table:table-cell>
          <table:table-cell office:value-type="float" office:value="0.00027067" calcext:value-type="float">
            <text:p>0.00027067</text:p>
          </table:table-cell>
          <table:table-cell office:value-type="float" office:value="0.001090049" calcext:value-type="float">
            <text:p>0.001090049</text:p>
          </table:table-cell>
          <table:table-cell office:value-type="float" office:value="0.001145656" calcext:value-type="float">
            <text:p>0.001145656</text:p>
          </table:table-cell>
          <table:table-cell office:value-type="float" office:value="0.001131709" calcext:value-type="float">
            <text:p>0.0011317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25" calcext:value-type="float">
            <text:p>4.625E-05</text:p>
          </table:table-cell>
          <table:table-cell office:value-type="float" office:value="-0.000799591" calcext:value-type="float">
            <text:p>-0.000799591</text:p>
          </table:table-cell>
          <table:table-cell office:value-type="float" office:value="0.000019788" calcext:value-type="float">
            <text:p>1.9788E-05</text:p>
          </table:table-cell>
          <table:table-cell office:value-type="float" office:value="0.000075395" calcext:value-type="float">
            <text:p>7.5395E-05</text:p>
          </table:table-cell>
          <table:table-cell office:value-type="float" office:value="0.000061448" calcext:value-type="float">
            <text:p>6.14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35223" calcext:value-type="float">
            <text:p>24.155735223</text:p>
          </table:table-cell>
          <table:table-cell office:value-type="float" office:value="24.134843262" calcext:value-type="float">
            <text:p>24.134843262</text:p>
          </table:table-cell>
          <table:table-cell office:value-type="float" office:value="24.155081634" calcext:value-type="float">
            <text:p>24.155081634</text:p>
          </table:table-cell>
          <table:table-cell office:value-type="float" office:value="24.156455085" calcext:value-type="float">
            <text:p>24.156455085</text:p>
          </table:table-cell>
          <table:table-cell office:value-type="float" office:value="24.15611061" calcext:value-type="float">
            <text:p>24.15611061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72305" calcext:value-type="float">
            <text:p>0.001172305</text:p>
          </table:table-cell>
          <table:table-cell office:value-type="float" office:value="-0.020268648" calcext:value-type="float">
            <text:p>-0.020268648</text:p>
          </table:table-cell>
          <table:table-cell office:value-type="float" office:value="0.000501541" calcext:value-type="float">
            <text:p>0.000501541</text:p>
          </table:table-cell>
          <table:table-cell office:value-type="float" office:value="0.001911082" calcext:value-type="float">
            <text:p>0.001911082</text:p>
          </table:table-cell>
          <table:table-cell office:value-type="float" office:value="0.001557556" calcext:value-type="float">
            <text:p>0.0015575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2019-12-03 10:36:5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81473" calcext:value-type="float">
            <text:p>0.13681473</text:p>
          </table:table-cell>
          <table:table-cell office:value-type="float" office:value="0.032747988" calcext:value-type="float">
            <text:p>0.032747988</text:p>
          </table:table-cell>
          <table:table-cell office:value-type="float" office:value="0.13272287" calcext:value-type="float">
            <text:p>0.13272287</text:p>
          </table:table-cell>
          <table:table-cell office:value-type="float" office:value="0.140263455" calcext:value-type="float">
            <text:p>0.140263455</text:p>
          </table:table-cell>
          <table:table-cell office:value-type="float" office:value="0.13914408" calcext:value-type="float">
            <text:p>0.139144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767" calcext:value-type="float">
            <text:p>0.001117767</text:p>
          </table:table-cell>
          <table:table-cell office:value-type="float" office:value="0.000267549" calcext:value-type="float">
            <text:p>0.000267549</text:p>
          </table:table-cell>
          <table:table-cell office:value-type="float" office:value="0.001084337" calcext:value-type="float">
            <text:p>0.001084337</text:p>
          </table:table-cell>
          <table:table-cell office:value-type="float" office:value="0.001145943" calcext:value-type="float">
            <text:p>0.001145943</text:p>
          </table:table-cell>
          <table:table-cell office:value-type="float" office:value="0.001136798" calcext:value-type="float">
            <text:p>0.0011367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506" calcext:value-type="float">
            <text:p>4.7506E-05</text:p>
          </table:table-cell>
          <table:table-cell office:value-type="float" office:value="-0.000802713" calcext:value-type="float">
            <text:p>-0.000802713</text:p>
          </table:table-cell>
          <table:table-cell office:value-type="float" office:value="0.000014076" calcext:value-type="float">
            <text:p>1.4076E-05</text:p>
          </table:table-cell>
          <table:table-cell office:value-type="float" office:value="0.000075682" calcext:value-type="float">
            <text:p>7.5682E-05</text:p>
          </table:table-cell>
          <table:table-cell office:value-type="float" office:value="0.000066537" calcext:value-type="float">
            <text:p>6.653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66255" calcext:value-type="float">
            <text:p>24.155766255</text:p>
          </table:table-cell>
          <table:table-cell office:value-type="float" office:value="24.134766163" calcext:value-type="float">
            <text:p>24.134766163</text:p>
          </table:table-cell>
          <table:table-cell office:value-type="float" office:value="24.154940548" calcext:value-type="float">
            <text:p>24.154940548</text:p>
          </table:table-cell>
          <table:table-cell office:value-type="float" office:value="24.156462182" calcext:value-type="float">
            <text:p>24.156462182</text:p>
          </table:table-cell>
          <table:table-cell office:value-type="float" office:value="24.1562363" calcext:value-type="float">
            <text:p>24.1562363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04152" calcext:value-type="float">
            <text:p>0.001204152</text:p>
          </table:table-cell>
          <table:table-cell office:value-type="float" office:value="-0.020347774" calcext:value-type="float">
            <text:p>-0.020347774</text:p>
          </table:table-cell>
          <table:table-cell office:value-type="float" office:value="0.000356748" calcext:value-type="float">
            <text:p>0.000356748</text:p>
          </table:table-cell>
          <table:table-cell office:value-type="float" office:value="0.001918365" calcext:value-type="float">
            <text:p>0.001918365</text:p>
          </table:table-cell>
          <table:table-cell office:value-type="float" office:value="0.001686548" calcext:value-type="float">
            <text:p>0.0016865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2019-12-03 10:36:5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785524" calcext:value-type="float">
            <text:p>0.136785524</text:p>
          </table:table-cell>
          <table:table-cell office:value-type="float" office:value="0.034417514" calcext:value-type="float">
            <text:p>0.034417514</text:p>
          </table:table-cell>
          <table:table-cell office:value-type="float" office:value="0.133115665" calcext:value-type="float">
            <text:p>0.133115665</text:p>
          </table:table-cell>
          <table:table-cell office:value-type="float" office:value="0.14017524" calcext:value-type="float">
            <text:p>0.14017524</text:p>
          </table:table-cell>
          <table:table-cell office:value-type="float" office:value="0.137813704" calcext:value-type="float">
            <text:p>0.1378137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529" calcext:value-type="float">
            <text:p>0.001117529</text:p>
          </table:table-cell>
          <table:table-cell office:value-type="float" office:value="0.000281189" calcext:value-type="float">
            <text:p>0.000281189</text:p>
          </table:table-cell>
          <table:table-cell office:value-type="float" office:value="0.001087546" calcext:value-type="float">
            <text:p>0.001087546</text:p>
          </table:table-cell>
          <table:table-cell office:value-type="float" office:value="0.001145223" calcext:value-type="float">
            <text:p>0.001145223</text:p>
          </table:table-cell>
          <table:table-cell office:value-type="float" office:value="0.001125929" calcext:value-type="float">
            <text:p>0.0011259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267" calcext:value-type="float">
            <text:p>4.7267E-05</text:p>
          </table:table-cell>
          <table:table-cell office:value-type="float" office:value="-0.000789073" calcext:value-type="float">
            <text:p>-0.000789073</text:p>
          </table:table-cell>
          <table:table-cell office:value-type="float" office:value="0.000017285" calcext:value-type="float">
            <text:p>1.7285E-05</text:p>
          </table:table-cell>
          <table:table-cell office:value-type="float" office:value="0.000074961" calcext:value-type="float">
            <text:p>7.4961E-05</text:p>
          </table:table-cell>
          <table:table-cell office:value-type="float" office:value="0.000055668" calcext:value-type="float">
            <text:p>5.566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60361" calcext:value-type="float">
            <text:p>24.155760361</text:p>
          </table:table-cell>
          <table:table-cell office:value-type="float" office:value="24.135103067" calcext:value-type="float">
            <text:p>24.135103067</text:p>
          </table:table-cell>
          <table:table-cell office:value-type="float" office:value="24.155019811" calcext:value-type="float">
            <text:p>24.155019811</text:p>
          </table:table-cell>
          <table:table-cell office:value-type="float" office:value="24.15644438" calcext:value-type="float">
            <text:p>24.15644438</text:p>
          </table:table-cell>
          <table:table-cell office:value-type="float" office:value="24.15596784" calcext:value-type="float">
            <text:p>24.1559678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98104" calcext:value-type="float">
            <text:p>0.001198104</text:p>
          </table:table-cell>
          <table:table-cell office:value-type="float" office:value="-0.020002015" calcext:value-type="float">
            <text:p>-0.020002015</text:p>
          </table:table-cell>
          <table:table-cell office:value-type="float" office:value="0.000438094" calcext:value-type="float">
            <text:p>0.000438094</text:p>
          </table:table-cell>
          <table:table-cell office:value-type="float" office:value="0.001900096" calcext:value-type="float">
            <text:p>0.001900096</text:p>
          </table:table-cell>
          <table:table-cell office:value-type="float" office:value="0.001411034" calcext:value-type="float">
            <text:p>0.0014110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2019-12-03 10:36:5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6439" calcext:value-type="float">
            <text:p>0.13656439</text:p>
          </table:table-cell>
          <table:table-cell office:value-type="float" office:value="0.033155684" calcext:value-type="float">
            <text:p>0.033155684</text:p>
          </table:table-cell>
          <table:table-cell office:value-type="float" office:value="0.133484022" calcext:value-type="float">
            <text:p>0.133484022</text:p>
          </table:table-cell>
          <table:table-cell office:value-type="float" office:value="0.140162127" calcext:value-type="float">
            <text:p>0.140162127</text:p>
          </table:table-cell>
          <table:table-cell office:value-type="float" office:value="0.138363855" calcext:value-type="float">
            <text:p>0.138363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22" calcext:value-type="float">
            <text:p>0.001115722</text:p>
          </table:table-cell>
          <table:table-cell office:value-type="float" office:value="0.00027088" calcext:value-type="float">
            <text:p>0.00027088</text:p>
          </table:table-cell>
          <table:table-cell office:value-type="float" office:value="0.001090556" calcext:value-type="float">
            <text:p>0.001090556</text:p>
          </table:table-cell>
          <table:table-cell office:value-type="float" office:value="0.001145115" calcext:value-type="float">
            <text:p>0.001145115</text:p>
          </table:table-cell>
          <table:table-cell office:value-type="float" office:value="0.001130424" calcext:value-type="float">
            <text:p>0.0011304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61" calcext:value-type="float">
            <text:p>4.5461E-05</text:p>
          </table:table-cell>
          <table:table-cell office:value-type="float" office:value="-0.000799382" calcext:value-type="float">
            <text:p>-0.000799382</text:p>
          </table:table-cell>
          <table:table-cell office:value-type="float" office:value="0.000020294" calcext:value-type="float">
            <text:p>2.0294E-05</text:p>
          </table:table-cell>
          <table:table-cell office:value-type="float" office:value="0.000074854" calcext:value-type="float">
            <text:p>7.4854E-05</text:p>
          </table:table-cell>
          <table:table-cell office:value-type="float" office:value="0.000060162" calcext:value-type="float">
            <text:p>6.01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69691" calcext:value-type="float">
            <text:p>24.160769691</text:p>
          </table:table-cell>
          <table:table-cell office:value-type="float" office:value="24.139902483" calcext:value-type="float">
            <text:p>24.139902483</text:p>
          </table:table-cell>
          <table:table-cell office:value-type="float" office:value="24.160148098" calcext:value-type="float">
            <text:p>24.160148098</text:p>
          </table:table-cell>
          <table:table-cell office:value-type="float" office:value="24.161495684" calcext:value-type="float">
            <text:p>24.161495684</text:p>
          </table:table-cell>
          <table:table-cell office:value-type="float" office:value="24.161132808" calcext:value-type="float">
            <text:p>24.161132808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52308" calcext:value-type="float">
            <text:p>0.001152308</text:p>
          </table:table-cell>
          <table:table-cell office:value-type="float" office:value="-0.02026334" calcext:value-type="float">
            <text:p>-0.02026334</text:p>
          </table:table-cell>
          <table:table-cell office:value-type="float" office:value="0.000514379" calcext:value-type="float">
            <text:p>0.000514379</text:p>
          </table:table-cell>
          <table:table-cell office:value-type="float" office:value="0.001897381" calcext:value-type="float">
            <text:p>0.001897381</text:p>
          </table:table-cell>
          <table:table-cell office:value-type="float" office:value="0.001524968" calcext:value-type="float">
            <text:p>0.00152496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2019-12-03 10:36:56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654989" calcext:value-type="float">
            <text:p>0.136654989</text:p>
          </table:table-cell>
          <table:table-cell office:value-type="float" office:value="0.032806996" calcext:value-type="float">
            <text:p>0.032806996</text:p>
          </table:table-cell>
          <table:table-cell office:value-type="float" office:value="0.1325828" calcext:value-type="float">
            <text:p>0.1325828</text:p>
          </table:table-cell>
          <table:table-cell office:value-type="float" office:value="0.140222328" calcext:value-type="float">
            <text:p>0.140222328</text:p>
          </table:table-cell>
          <table:table-cell office:value-type="float" office:value="0.138629691" calcext:value-type="float">
            <text:p>0.1386296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462" calcext:value-type="float">
            <text:p>0.001116462</text:p>
          </table:table-cell>
          <table:table-cell office:value-type="float" office:value="0.000268031" calcext:value-type="float">
            <text:p>0.000268031</text:p>
          </table:table-cell>
          <table:table-cell office:value-type="float" office:value="0.001083193" calcext:value-type="float">
            <text:p>0.001083193</text:p>
          </table:table-cell>
          <table:table-cell office:value-type="float" office:value="0.001145607" calcext:value-type="float">
            <text:p>0.001145607</text:p>
          </table:table-cell>
          <table:table-cell office:value-type="float" office:value="0.001132596" calcext:value-type="float">
            <text:p>0.0011325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201" calcext:value-type="float">
            <text:p>4.6201E-05</text:p>
          </table:table-cell>
          <table:table-cell office:value-type="float" office:value="-0.00080223" calcext:value-type="float">
            <text:p>-0.00080223</text:p>
          </table:table-cell>
          <table:table-cell office:value-type="float" office:value="0.000012931" calcext:value-type="float">
            <text:p>1.2931E-05</text:p>
          </table:table-cell>
          <table:table-cell office:value-type="float" office:value="0.000075346" calcext:value-type="float">
            <text:p>7.5346E-05</text:p>
          </table:table-cell>
          <table:table-cell office:value-type="float" office:value="0.000062334" calcext:value-type="float">
            <text:p>6.233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95879" calcext:value-type="float">
            <text:p>24.170895879</text:p>
          </table:table-cell>
          <table:table-cell office:value-type="float" office:value="24.149940218" calcext:value-type="float">
            <text:p>24.149940218</text:p>
          </table:table-cell>
          <table:table-cell office:value-type="float" office:value="24.170074153" calcext:value-type="float">
            <text:p>24.170074153</text:p>
          </table:table-cell>
          <table:table-cell office:value-type="float" office:value="24.171615731" calcext:value-type="float">
            <text:p>24.171615731</text:p>
          </table:table-cell>
          <table:table-cell office:value-type="float" office:value="24.171294354" calcext:value-type="float">
            <text:p>24.171294354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71071" calcext:value-type="float">
            <text:p>0.001171071</text:p>
          </table:table-cell>
          <table:table-cell office:value-type="float" office:value="-0.020335554" calcext:value-type="float">
            <text:p>-0.020335554</text:p>
          </table:table-cell>
          <table:table-cell office:value-type="float" office:value="0.00032774" calcext:value-type="float">
            <text:p>0.00032774</text:p>
          </table:table-cell>
          <table:table-cell office:value-type="float" office:value="0.001909848" calcext:value-type="float">
            <text:p>0.001909848</text:p>
          </table:table-cell>
          <table:table-cell office:value-type="float" office:value="0.001580021" calcext:value-type="float">
            <text:p>0.0015800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2019-12-03 10:36:58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683004" calcext:value-type="float">
            <text:p>0.136683004</text:p>
          </table:table-cell>
          <table:table-cell office:value-type="float" office:value="0.033500199" calcext:value-type="float">
            <text:p>0.033500199</text:p>
          </table:table-cell>
          <table:table-cell office:value-type="float" office:value="0.132790224" calcext:value-type="float">
            <text:p>0.132790224</text:p>
          </table:table-cell>
          <table:table-cell office:value-type="float" office:value="0.140354054" calcext:value-type="float">
            <text:p>0.140354054</text:p>
          </table:table-cell>
          <table:table-cell office:value-type="float" office:value="0.137969272" calcext:value-type="float">
            <text:p>0.1379692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91" calcext:value-type="float">
            <text:p>0.001116691</text:p>
          </table:table-cell>
          <table:table-cell office:value-type="float" office:value="0.000273694" calcext:value-type="float">
            <text:p>0.000273694</text:p>
          </table:table-cell>
          <table:table-cell office:value-type="float" office:value="0.001084887" calcext:value-type="float">
            <text:p>0.001084887</text:p>
          </table:table-cell>
          <table:table-cell office:value-type="float" office:value="0.001146683" calcext:value-type="float">
            <text:p>0.001146683</text:p>
          </table:table-cell>
          <table:table-cell office:value-type="float" office:value="0.0011272" calcext:value-type="float">
            <text:p>0.001127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43" calcext:value-type="float">
            <text:p>4.643E-05</text:p>
          </table:table-cell>
          <table:table-cell office:value-type="float" office:value="-0.000796567" calcext:value-type="float">
            <text:p>-0.000796567</text:p>
          </table:table-cell>
          <table:table-cell office:value-type="float" office:value="0.000014626" calcext:value-type="float">
            <text:p>1.4626E-05</text:p>
          </table:table-cell>
          <table:table-cell office:value-type="float" office:value="0.000076422" calcext:value-type="float">
            <text:p>7.6422E-05</text:p>
          </table:table-cell>
          <table:table-cell office:value-type="float" office:value="0.000056938" calcext:value-type="float">
            <text:p>5.693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47579" calcext:value-type="float">
            <text:p>24.165847579</text:p>
          </table:table-cell>
          <table:table-cell office:value-type="float" office:value="24.145026053" calcext:value-type="float">
            <text:p>24.145026053</text:p>
          </table:table-cell>
          <table:table-cell office:value-type="float" office:value="24.165062052" calcext:value-type="float">
            <text:p>24.165062052</text:p>
          </table:table-cell>
          <table:table-cell office:value-type="float" office:value="24.166588362" calcext:value-type="float">
            <text:p>24.166588362</text:p>
          </table:table-cell>
          <table:table-cell office:value-type="float" office:value="24.166107136" calcext:value-type="float">
            <text:p>24.166107136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76872" calcext:value-type="float">
            <text:p>0.001176872</text:p>
          </table:table-cell>
          <table:table-cell office:value-type="float" office:value="-0.020191991" calcext:value-type="float">
            <text:p>-0.020191991</text:p>
          </table:table-cell>
          <table:table-cell office:value-type="float" office:value="0.000370697" calcext:value-type="float">
            <text:p>0.000370697</text:p>
          </table:table-cell>
          <table:table-cell office:value-type="float" office:value="0.001937128" calcext:value-type="float">
            <text:p>0.001937128</text:p>
          </table:table-cell>
          <table:table-cell office:value-type="float" office:value="0.001443252" calcext:value-type="float">
            <text:p>0.00144325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2019-12-03 10:36:5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59297" calcext:value-type="float">
            <text:p>0.136759297</text:p>
          </table:table-cell>
          <table:table-cell office:value-type="float" office:value="0.034387116" calcext:value-type="float">
            <text:p>0.034387116</text:p>
          </table:table-cell>
          <table:table-cell office:value-type="float" office:value="0.133105532" calcext:value-type="float">
            <text:p>0.133105532</text:p>
          </table:table-cell>
          <table:table-cell office:value-type="float" office:value="0.140446441" calcext:value-type="float">
            <text:p>0.140446441</text:p>
          </table:table-cell>
          <table:table-cell office:value-type="float" office:value="0.137696879" calcext:value-type="float">
            <text:p>0.1376968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315" calcext:value-type="float">
            <text:p>0.001117315</text:p>
          </table:table-cell>
          <table:table-cell office:value-type="float" office:value="0.00028094" calcext:value-type="float">
            <text:p>0.00028094</text:p>
          </table:table-cell>
          <table:table-cell office:value-type="float" office:value="0.001087463" calcext:value-type="float">
            <text:p>0.001087463</text:p>
          </table:table-cell>
          <table:table-cell office:value-type="float" office:value="0.001147438" calcext:value-type="float">
            <text:p>0.001147438</text:p>
          </table:table-cell>
          <table:table-cell office:value-type="float" office:value="0.001124974" calcext:value-type="float">
            <text:p>0.0011249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053" calcext:value-type="float">
            <text:p>4.7053E-05</text:p>
          </table:table-cell>
          <table:table-cell office:value-type="float" office:value="-0.000789321" calcext:value-type="float">
            <text:p>-0.000789321</text:p>
          </table:table-cell>
          <table:table-cell office:value-type="float" office:value="0.000017202" calcext:value-type="float">
            <text:p>1.7202E-05</text:p>
          </table:table-cell>
          <table:table-cell office:value-type="float" office:value="0.000077177" calcext:value-type="float">
            <text:p>7.7177E-05</text:p>
          </table:table-cell>
          <table:table-cell office:value-type="float" office:value="0.000054713" calcext:value-type="float">
            <text:p>5.471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09021" calcext:value-type="float">
            <text:p>24.160809021</text:p>
          </table:table-cell>
          <table:table-cell office:value-type="float" office:value="24.140150981" calcext:value-type="float">
            <text:p>24.140150981</text:p>
          </table:table-cell>
          <table:table-cell office:value-type="float" office:value="24.160071722" calcext:value-type="float">
            <text:p>24.160071722</text:p>
          </table:table-cell>
          <table:table-cell office:value-type="float" office:value="24.161553056" calcext:value-type="float">
            <text:p>24.161553056</text:p>
          </table:table-cell>
          <table:table-cell office:value-type="float" office:value="24.160998217" calcext:value-type="float">
            <text:p>24.160998217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92672" calcext:value-type="float">
            <text:p>0.001192672</text:p>
          </table:table-cell>
          <table:table-cell office:value-type="float" office:value="-0.02000831" calcext:value-type="float">
            <text:p>-0.02000831</text:p>
          </table:table-cell>
          <table:table-cell office:value-type="float" office:value="0.000435996" calcext:value-type="float">
            <text:p>0.000435996</text:p>
          </table:table-cell>
          <table:table-cell office:value-type="float" office:value="0.001956261" calcext:value-type="float">
            <text:p>0.001956261</text:p>
          </table:table-cell>
          <table:table-cell office:value-type="float" office:value="0.001386841" calcext:value-type="float">
            <text:p>0.0013868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2019-12-03 10:37:00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641876" calcext:value-type="float">
            <text:p>0.136641876</text:p>
          </table:table-cell>
          <table:table-cell office:value-type="float" office:value="0.033099059" calcext:value-type="float">
            <text:p>0.033099059</text:p>
          </table:table-cell>
          <table:table-cell office:value-type="float" office:value="0.133367197" calcext:value-type="float">
            <text:p>0.133367197</text:p>
          </table:table-cell>
          <table:table-cell office:value-type="float" office:value="0.140208023" calcext:value-type="float">
            <text:p>0.140208023</text:p>
          </table:table-cell>
          <table:table-cell office:value-type="float" office:value="0.138407962" calcext:value-type="float">
            <text:p>0.1384079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55" calcext:value-type="float">
            <text:p>0.001116355</text:p>
          </table:table-cell>
          <table:table-cell office:value-type="float" office:value="0.000270417" calcext:value-type="float">
            <text:p>0.000270417</text:p>
          </table:table-cell>
          <table:table-cell office:value-type="float" office:value="0.001089601" calcext:value-type="float">
            <text:p>0.001089601</text:p>
          </table:table-cell>
          <table:table-cell office:value-type="float" office:value="0.00114549" calcext:value-type="float">
            <text:p>0.00114549</text:p>
          </table:table-cell>
          <table:table-cell office:value-type="float" office:value="0.001130784" calcext:value-type="float">
            <text:p>0.0011307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094" calcext:value-type="float">
            <text:p>4.6094E-05</text:p>
          </table:table-cell>
          <table:table-cell office:value-type="float" office:value="-0.000799844" calcext:value-type="float">
            <text:p>-0.000799844</text:p>
          </table:table-cell>
          <table:table-cell office:value-type="float" office:value="0.00001934" calcext:value-type="float">
            <text:p>1.934E-05</text:p>
          </table:table-cell>
          <table:table-cell office:value-type="float" office:value="0.000075229" calcext:value-type="float">
            <text:p>7.5229E-05</text:p>
          </table:table-cell>
          <table:table-cell office:value-type="float" office:value="0.000060523" calcext:value-type="float">
            <text:p>6.052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93233" calcext:value-type="float">
            <text:p>24.170893233</text:p>
          </table:table-cell>
          <table:table-cell office:value-type="float" office:value="24.149999155" calcext:value-type="float">
            <text:p>24.149999155</text:p>
          </table:table-cell>
          <table:table-cell office:value-type="float" office:value="24.170232436" calcext:value-type="float">
            <text:p>24.170232436</text:p>
          </table:table-cell>
          <table:table-cell office:value-type="float" office:value="24.171612845" calcext:value-type="float">
            <text:p>24.171612845</text:p>
          </table:table-cell>
          <table:table-cell office:value-type="float" office:value="24.171249611" calcext:value-type="float">
            <text:p>24.171249611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68355" calcext:value-type="float">
            <text:p>0.001168355</text:p>
          </table:table-cell>
          <table:table-cell office:value-type="float" office:value="-0.020275067" calcext:value-type="float">
            <text:p>-0.020275067</text:p>
          </table:table-cell>
          <table:table-cell office:value-type="float" office:value="0.000490185" calcext:value-type="float">
            <text:p>0.000490185</text:p>
          </table:table-cell>
          <table:table-cell office:value-type="float" office:value="0.001906886" calcext:value-type="float">
            <text:p>0.001906886</text:p>
          </table:table-cell>
          <table:table-cell office:value-type="float" office:value="0.001534102" calcext:value-type="float">
            <text:p>0.0015341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2019-12-03 10:37:02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671083" calcext:value-type="float">
            <text:p>0.136671083</text:p>
          </table:table-cell>
          <table:table-cell office:value-type="float" office:value="0.03305376" calcext:value-type="float">
            <text:p>0.03305376</text:p>
          </table:table-cell>
          <table:table-cell office:value-type="float" office:value="0.133271829" calcext:value-type="float">
            <text:p>0.133271829</text:p>
          </table:table-cell>
          <table:table-cell office:value-type="float" office:value="0.140102522" calcext:value-type="float">
            <text:p>0.140102522</text:p>
          </table:table-cell>
          <table:table-cell office:value-type="float" office:value="0.138472335" calcext:value-type="float">
            <text:p>0.1384723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594" calcext:value-type="float">
            <text:p>0.001116594</text:p>
          </table:table-cell>
          <table:table-cell office:value-type="float" office:value="0.000270047" calcext:value-type="float">
            <text:p>0.000270047</text:p>
          </table:table-cell>
          <table:table-cell office:value-type="float" office:value="0.001088822" calcext:value-type="float">
            <text:p>0.001088822</text:p>
          </table:table-cell>
          <table:table-cell office:value-type="float" office:value="0.001144628" calcext:value-type="float">
            <text:p>0.001144628</text:p>
          </table:table-cell>
          <table:table-cell office:value-type="float" office:value="0.00113131" calcext:value-type="float">
            <text:p>0.001131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332" calcext:value-type="float">
            <text:p>4.6332E-05</text:p>
          </table:table-cell>
          <table:table-cell office:value-type="float" office:value="-0.000800214" calcext:value-type="float">
            <text:p>-0.000800214</text:p>
          </table:table-cell>
          <table:table-cell office:value-type="float" office:value="0.000018561" calcext:value-type="float">
            <text:p>1.8561E-05</text:p>
          </table:table-cell>
          <table:table-cell office:value-type="float" office:value="0.000074367" calcext:value-type="float">
            <text:p>7.4367E-05</text:p>
          </table:table-cell>
          <table:table-cell office:value-type="float" office:value="0.000061048" calcext:value-type="float">
            <text:p>6.10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9122" calcext:value-type="float">
            <text:p>24.16079122</text:p>
          </table:table-cell>
          <table:table-cell office:value-type="float" office:value="24.139881915" calcext:value-type="float">
            <text:p>24.139881915</text:p>
          </table:table-cell>
          <table:table-cell office:value-type="float" office:value="24.160105279" calcext:value-type="float">
            <text:p>24.160105279</text:p>
          </table:table-cell>
          <table:table-cell office:value-type="float" office:value="24.161483656" calcext:value-type="float">
            <text:p>24.161483656</text:p>
          </table:table-cell>
          <table:table-cell office:value-type="float" office:value="24.161154698" calcext:value-type="float">
            <text:p>24.161154698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74403" calcext:value-type="float">
            <text:p>0.001174403</text:p>
          </table:table-cell>
          <table:table-cell office:value-type="float" office:value="-0.020284449" calcext:value-type="float">
            <text:p>-0.020284449</text:p>
          </table:table-cell>
          <table:table-cell office:value-type="float" office:value="0.000470435" calcext:value-type="float">
            <text:p>0.000470435</text:p>
          </table:table-cell>
          <table:table-cell office:value-type="float" office:value="0.001885037" calcext:value-type="float">
            <text:p>0.001885037</text:p>
          </table:table-cell>
          <table:table-cell office:value-type="float" office:value="0.001547434" calcext:value-type="float">
            <text:p>0.0015474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019-12-03 10:37:03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76943" calcext:value-type="float">
            <text:p>0.13676943</text:p>
          </table:table-cell>
          <table:table-cell office:value-type="float" office:value="0.033197407" calcext:value-type="float">
            <text:p>0.033197407</text:p>
          </table:table-cell>
          <table:table-cell office:value-type="float" office:value="0.133334414" calcext:value-type="float">
            <text:p>0.133334414</text:p>
          </table:table-cell>
          <table:table-cell office:value-type="float" office:value="0.140138881" calcext:value-type="float">
            <text:p>0.140138881</text:p>
          </table:table-cell>
          <table:table-cell office:value-type="float" office:value="0.138811486" calcext:value-type="float">
            <text:p>0.1388114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397" calcext:value-type="float">
            <text:p>0.001117397</text:p>
          </table:table-cell>
          <table:table-cell office:value-type="float" office:value="0.000271221" calcext:value-type="float">
            <text:p>0.000271221</text:p>
          </table:table-cell>
          <table:table-cell office:value-type="float" office:value="0.001089333" calcext:value-type="float">
            <text:p>0.001089333</text:p>
          </table:table-cell>
          <table:table-cell office:value-type="float" office:value="0.001144926" calcext:value-type="float">
            <text:p>0.001144926</text:p>
          </table:table-cell>
          <table:table-cell office:value-type="float" office:value="0.001134081" calcext:value-type="float">
            <text:p>0.0011340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136" calcext:value-type="float">
            <text:p>4.7136E-05</text:p>
          </table:table-cell>
          <table:table-cell office:value-type="float" office:value="-0.000799041" calcext:value-type="float">
            <text:p>-0.000799041</text:p>
          </table:table-cell>
          <table:table-cell office:value-type="float" office:value="0.000019072" calcext:value-type="float">
            <text:p>1.9072E-05</text:p>
          </table:table-cell>
          <table:table-cell office:value-type="float" office:value="0.000074664" calcext:value-type="float">
            <text:p>7.4664E-05</text:p>
          </table:table-cell>
          <table:table-cell office:value-type="float" office:value="0.000063819" calcext:value-type="float">
            <text:p>6.381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918972" calcext:value-type="float">
            <text:p>24.170918972</text:p>
          </table:table-cell>
          <table:table-cell office:value-type="float" office:value="24.150019001" calcext:value-type="float">
            <text:p>24.150019001</text:p>
          </table:table-cell>
          <table:table-cell office:value-type="float" office:value="24.170225821" calcext:value-type="float">
            <text:p>24.170225821</text:p>
          </table:table-cell>
          <table:table-cell office:value-type="float" office:value="24.171598892" calcext:value-type="float">
            <text:p>24.171598892</text:p>
          </table:table-cell>
          <table:table-cell office:value-type="float" office:value="24.171331038" calcext:value-type="float">
            <text:p>24.171331038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94771" calcext:value-type="float">
            <text:p>0.001194771</text:p>
          </table:table-cell>
          <table:table-cell office:value-type="float" office:value="-0.020254699" calcext:value-type="float">
            <text:p>-0.020254699</text:p>
          </table:table-cell>
          <table:table-cell office:value-type="float" office:value="0.000483396" calcext:value-type="float">
            <text:p>0.000483396</text:p>
          </table:table-cell>
          <table:table-cell office:value-type="float" office:value="0.001892567" calcext:value-type="float">
            <text:p>0.001892567</text:p>
          </table:table-cell>
          <table:table-cell office:value-type="float" office:value="0.00161767" calcext:value-type="float">
            <text:p>0.001617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2019-12-03 10:37:04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732475" calcext:value-type="float">
            <text:p>0.136732475</text:p>
          </table:table-cell>
          <table:table-cell office:value-type="float" office:value="0.032778386" calcext:value-type="float">
            <text:p>0.032778386</text:p>
          </table:table-cell>
          <table:table-cell office:value-type="float" office:value="0.132914797" calcext:value-type="float">
            <text:p>0.132914797</text:p>
          </table:table-cell>
          <table:table-cell office:value-type="float" office:value="0.140112655" calcext:value-type="float">
            <text:p>0.140112655</text:p>
          </table:table-cell>
          <table:table-cell office:value-type="float" office:value="0.138922946" calcext:value-type="float">
            <text:p>0.1389229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95" calcext:value-type="float">
            <text:p>0.001117095</text:p>
          </table:table-cell>
          <table:table-cell office:value-type="float" office:value="0.000267797" calcext:value-type="float">
            <text:p>0.000267797</text:p>
          </table:table-cell>
          <table:table-cell office:value-type="float" office:value="0.001085905" calcext:value-type="float">
            <text:p>0.001085905</text:p>
          </table:table-cell>
          <table:table-cell office:value-type="float" office:value="0.001144711" calcext:value-type="float">
            <text:p>0.001144711</text:p>
          </table:table-cell>
          <table:table-cell office:value-type="float" office:value="0.001134991" calcext:value-type="float">
            <text:p>0.0011349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834" calcext:value-type="float">
            <text:p>4.6834E-05</text:p>
          </table:table-cell>
          <table:table-cell office:value-type="float" office:value="-0.000802464" calcext:value-type="float">
            <text:p>-0.000802464</text:p>
          </table:table-cell>
          <table:table-cell office:value-type="float" office:value="0.000015644" calcext:value-type="float">
            <text:p>1.5644E-05</text:p>
          </table:table-cell>
          <table:table-cell office:value-type="float" office:value="0.00007445" calcext:value-type="float">
            <text:p>7.445E-05</text:p>
          </table:table-cell>
          <table:table-cell office:value-type="float" office:value="0.00006473" calcext:value-type="float">
            <text:p>6.4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803609" calcext:value-type="float">
            <text:p>24.160803609</text:p>
          </table:table-cell>
          <table:table-cell office:value-type="float" office:value="24.139826346" calcext:value-type="float">
            <text:p>24.139826346</text:p>
          </table:table-cell>
          <table:table-cell office:value-type="float" office:value="24.160033233" calcext:value-type="float">
            <text:p>24.160033233</text:p>
          </table:table-cell>
          <table:table-cell office:value-type="float" office:value="24.161485701" calcext:value-type="float">
            <text:p>24.161485701</text:p>
          </table:table-cell>
          <table:table-cell office:value-type="float" office:value="24.161245628" calcext:value-type="float">
            <text:p>24.161245628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87118" calcext:value-type="float">
            <text:p>0.001187118</text:p>
          </table:table-cell>
          <table:table-cell office:value-type="float" office:value="-0.020341479" calcext:value-type="float">
            <text:p>-0.020341479</text:p>
          </table:table-cell>
          <table:table-cell office:value-type="float" office:value="0.000396495" calcext:value-type="float">
            <text:p>0.000396495</text:p>
          </table:table-cell>
          <table:table-cell office:value-type="float" office:value="0.001887135" calcext:value-type="float">
            <text:p>0.001887135</text:p>
          </table:table-cell>
          <table:table-cell office:value-type="float" office:value="0.001640753" calcext:value-type="float">
            <text:p>0.0016407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2019-12-03 10:37:0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767642" calcext:value-type="float">
            <text:p>0.136767642</text:p>
          </table:table-cell>
          <table:table-cell office:value-type="float" office:value="0.032859449" calcext:value-type="float">
            <text:p>0.032859449</text:p>
          </table:table-cell>
          <table:table-cell office:value-type="float" office:value="0.133118645" calcext:value-type="float">
            <text:p>0.133118645</text:p>
          </table:table-cell>
          <table:table-cell office:value-type="float" office:value="0.140087621" calcext:value-type="float">
            <text:p>0.140087621</text:p>
          </table:table-cell>
          <table:table-cell office:value-type="float" office:value="0.138707774" calcext:value-type="float">
            <text:p>0.1387077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383" calcext:value-type="float">
            <text:p>0.001117383</text:p>
          </table:table-cell>
          <table:table-cell office:value-type="float" office:value="0.00026846" calcext:value-type="float">
            <text:p>0.00026846</text:p>
          </table:table-cell>
          <table:table-cell office:value-type="float" office:value="0.001087571" calcext:value-type="float">
            <text:p>0.001087571</text:p>
          </table:table-cell>
          <table:table-cell office:value-type="float" office:value="0.001144507" calcext:value-type="float">
            <text:p>0.001144507</text:p>
          </table:table-cell>
          <table:table-cell office:value-type="float" office:value="0.001133233" calcext:value-type="float">
            <text:p>0.0011332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121" calcext:value-type="float">
            <text:p>4.7121E-05</text:p>
          </table:table-cell>
          <table:table-cell office:value-type="float" office:value="-0.000801802" calcext:value-type="float">
            <text:p>-0.000801802</text:p>
          </table:table-cell>
          <table:table-cell office:value-type="float" office:value="0.000017309" calcext:value-type="float">
            <text:p>1.7309E-05</text:p>
          </table:table-cell>
          <table:table-cell office:value-type="float" office:value="0.000074245" calcext:value-type="float">
            <text:p>7.4245E-05</text:p>
          </table:table-cell>
          <table:table-cell office:value-type="float" office:value="0.000062972" calcext:value-type="float">
            <text:p>6.29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56753" calcext:value-type="float">
            <text:p>24.155756753</text:p>
          </table:table-cell>
          <table:table-cell office:value-type="float" office:value="24.134788655" calcext:value-type="float">
            <text:p>24.134788655</text:p>
          </table:table-cell>
          <table:table-cell office:value-type="float" office:value="24.155020412" calcext:value-type="float">
            <text:p>24.155020412</text:p>
          </table:table-cell>
          <table:table-cell office:value-type="float" office:value="24.1564267" calcext:value-type="float">
            <text:p>24.1564267</text:p>
          </table:table-cell>
          <table:table-cell office:value-type="float" office:value="24.156148257" calcext:value-type="float">
            <text:p>24.156148257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944" calcext:value-type="float">
            <text:p>0.0011944</text:p>
          </table:table-cell>
          <table:table-cell office:value-type="float" office:value="-0.020324691" calcext:value-type="float">
            <text:p>-0.020324691</text:p>
          </table:table-cell>
          <table:table-cell office:value-type="float" office:value="0.000438711" calcext:value-type="float">
            <text:p>0.000438711</text:p>
          </table:table-cell>
          <table:table-cell office:value-type="float" office:value="0.001881951" calcext:value-type="float">
            <text:p>0.001881951</text:p>
          </table:table-cell>
          <table:table-cell office:value-type="float" office:value="0.001596192" calcext:value-type="float">
            <text:p>0.0015961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2019-12-03 10:37:07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672871" calcext:value-type="float">
            <text:p>0.136672871</text:p>
          </table:table-cell>
          <table:table-cell office:value-type="float" office:value="0.033069853" calcext:value-type="float">
            <text:p>0.033069853</text:p>
          </table:table-cell>
          <table:table-cell office:value-type="float" office:value="0.13336064" calcext:value-type="float">
            <text:p>0.13336064</text:p>
          </table:table-cell>
          <table:table-cell office:value-type="float" office:value="0.140183585" calcext:value-type="float">
            <text:p>0.140183585</text:p>
          </table:table-cell>
          <table:table-cell office:value-type="float" office:value="0.138343589" calcext:value-type="float">
            <text:p>0.138343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08" calcext:value-type="float">
            <text:p>0.001116608</text:p>
          </table:table-cell>
          <table:table-cell office:value-type="float" office:value="0.000270179" calcext:value-type="float">
            <text:p>0.000270179</text:p>
          </table:table-cell>
          <table:table-cell office:value-type="float" office:value="0.001089548" calcext:value-type="float">
            <text:p>0.001089548</text:p>
          </table:table-cell>
          <table:table-cell office:value-type="float" office:value="0.001145291" calcext:value-type="float">
            <text:p>0.001145291</text:p>
          </table:table-cell>
          <table:table-cell office:value-type="float" office:value="0.001130258" calcext:value-type="float">
            <text:p>0.0011302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347" calcext:value-type="float">
            <text:p>4.6347E-05</text:p>
          </table:table-cell>
          <table:table-cell office:value-type="float" office:value="-0.000800083" calcext:value-type="float">
            <text:p>-0.000800083</text:p>
          </table:table-cell>
          <table:table-cell office:value-type="float" office:value="0.000019286" calcext:value-type="float">
            <text:p>1.9286E-05</text:p>
          </table:table-cell>
          <table:table-cell office:value-type="float" office:value="0.000075029" calcext:value-type="float">
            <text:p>7.5029E-05</text:p>
          </table:table-cell>
          <table:table-cell office:value-type="float" office:value="0.000059997" calcext:value-type="float">
            <text:p>5.99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45534" calcext:value-type="float">
            <text:p>24.165845534</text:p>
          </table:table-cell>
          <table:table-cell office:value-type="float" office:value="24.144939212" calcext:value-type="float">
            <text:p>24.144939212</text:p>
          </table:table-cell>
          <table:table-cell office:value-type="float" office:value="24.165177157" calcext:value-type="float">
            <text:p>24.165177157</text:p>
          </table:table-cell>
          <table:table-cell office:value-type="float" office:value="24.166553963" calcext:value-type="float">
            <text:p>24.166553963</text:p>
          </table:table-cell>
          <table:table-cell office:value-type="float" office:value="24.16618267" calcext:value-type="float">
            <text:p>24.16618267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74774" calcext:value-type="float">
            <text:p>0.001174774</text:p>
          </table:table-cell>
          <table:table-cell office:value-type="float" office:value="-0.020281116" calcext:value-type="float">
            <text:p>-0.020281116</text:p>
          </table:table-cell>
          <table:table-cell office:value-type="float" office:value="0.000488827" calcext:value-type="float">
            <text:p>0.000488827</text:p>
          </table:table-cell>
          <table:table-cell office:value-type="float" office:value="0.001901825" calcext:value-type="float">
            <text:p>0.001901825</text:p>
          </table:table-cell>
          <table:table-cell office:value-type="float" office:value="0.001520771" calcext:value-type="float">
            <text:p>0.00152077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2019-12-03 10:37:08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553065" calcext:value-type="float">
            <text:p>0.136553065</text:p>
          </table:table-cell>
          <table:table-cell office:value-type="float" office:value="0.033237938" calcext:value-type="float">
            <text:p>0.033237938</text:p>
          </table:table-cell>
          <table:table-cell office:value-type="float" office:value="0.133509056" calcext:value-type="float">
            <text:p>0.133509056</text:p>
          </table:table-cell>
          <table:table-cell office:value-type="float" office:value="0.140290277" calcext:value-type="float">
            <text:p>0.140290277</text:p>
          </table:table-cell>
          <table:table-cell office:value-type="float" office:value="0.137875097" calcext:value-type="float">
            <text:p>0.1378750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3" calcext:value-type="float">
            <text:p>0.00111563</text:p>
          </table:table-cell>
          <table:table-cell office:value-type="float" office:value="0.000271552" calcext:value-type="float">
            <text:p>0.000271552</text:p>
          </table:table-cell>
          <table:table-cell office:value-type="float" office:value="0.00109076" calcext:value-type="float">
            <text:p>0.00109076</text:p>
          </table:table-cell>
          <table:table-cell office:value-type="float" office:value="0.001146162" calcext:value-type="float">
            <text:p>0.001146162</text:p>
          </table:table-cell>
          <table:table-cell office:value-type="float" office:value="0.001126431" calcext:value-type="float">
            <text:p>0.0011264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68" calcext:value-type="float">
            <text:p>4.5368E-05</text:p>
          </table:table-cell>
          <table:table-cell office:value-type="float" office:value="-0.00079871" calcext:value-type="float">
            <text:p>-0.00079871</text:p>
          </table:table-cell>
          <table:table-cell office:value-type="float" office:value="0.000020499" calcext:value-type="float">
            <text:p>2.0499E-05</text:p>
          </table:table-cell>
          <table:table-cell office:value-type="float" office:value="0.000075901" calcext:value-type="float">
            <text:p>7.5901E-05</text:p>
          </table:table-cell>
          <table:table-cell office:value-type="float" office:value="0.000056169" calcext:value-type="float">
            <text:p>5.616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29265" calcext:value-type="float">
            <text:p>24.175929265</text:p>
          </table:table-cell>
          <table:table-cell office:value-type="float" office:value="24.155081229" calcext:value-type="float">
            <text:p>24.155081229</text:p>
          </table:table-cell>
          <table:table-cell office:value-type="float" office:value="24.175315018" calcext:value-type="float">
            <text:p>24.175315018</text:p>
          </table:table-cell>
          <table:table-cell office:value-type="float" office:value="24.176683393" calcext:value-type="float">
            <text:p>24.176683393</text:p>
          </table:table-cell>
          <table:table-cell office:value-type="float" office:value="24.176196036" calcext:value-type="float">
            <text:p>24.176196036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49963" calcext:value-type="float">
            <text:p>0.001149963</text:p>
          </table:table-cell>
          <table:table-cell office:value-type="float" office:value="-0.020246305" calcext:value-type="float">
            <text:p>-0.020246305</text:p>
          </table:table-cell>
          <table:table-cell office:value-type="float" office:value="0.000519563" calcext:value-type="float">
            <text:p>0.000519563</text:p>
          </table:table-cell>
          <table:table-cell office:value-type="float" office:value="0.00192392" calcext:value-type="float">
            <text:p>0.00192392</text:p>
          </table:table-cell>
          <table:table-cell office:value-type="float" office:value="0.001423749" calcext:value-type="float">
            <text:p>0.00142374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2019-12-03 10:37:09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35935" calcext:value-type="float">
            <text:p>0.13635935</text:p>
          </table:table-cell>
          <table:table-cell office:value-type="float" office:value="0.032916073" calcext:value-type="float">
            <text:p>0.032916073</text:p>
          </table:table-cell>
          <table:table-cell office:value-type="float" office:value="0.133162157" calcext:value-type="float">
            <text:p>0.133162157</text:p>
          </table:table-cell>
          <table:table-cell office:value-type="float" office:value="0.140537636" calcext:value-type="float">
            <text:p>0.140537636</text:p>
          </table:table-cell>
          <table:table-cell office:value-type="float" office:value="0.138575451" calcext:value-type="float">
            <text:p>0.138575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47" calcext:value-type="float">
            <text:p>0.001114047</text:p>
          </table:table-cell>
          <table:table-cell office:value-type="float" office:value="0.000268922" calcext:value-type="float">
            <text:p>0.000268922</text:p>
          </table:table-cell>
          <table:table-cell office:value-type="float" office:value="0.001087926" calcext:value-type="float">
            <text:p>0.001087926</text:p>
          </table:table-cell>
          <table:table-cell office:value-type="float" office:value="0.001148183" calcext:value-type="float">
            <text:p>0.001148183</text:p>
          </table:table-cell>
          <table:table-cell office:value-type="float" office:value="0.001132152" calcext:value-type="float">
            <text:p>0.0011321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86" calcext:value-type="float">
            <text:p>4.3786E-05</text:p>
          </table:table-cell>
          <table:table-cell office:value-type="float" office:value="-0.000801339" calcext:value-type="float">
            <text:p>-0.000801339</text:p>
          </table:table-cell>
          <table:table-cell office:value-type="float" office:value="0.000017665" calcext:value-type="float">
            <text:p>1.7665E-05</text:p>
          </table:table-cell>
          <table:table-cell office:value-type="float" office:value="0.000077922" calcext:value-type="float">
            <text:p>7.7922E-05</text:p>
          </table:table-cell>
          <table:table-cell office:value-type="float" office:value="0.000061891" calcext:value-type="float">
            <text:p>6.189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90176" calcext:value-type="float">
            <text:p>24.175890176</text:p>
          </table:table-cell>
          <table:table-cell office:value-type="float" office:value="24.155016279" calcext:value-type="float">
            <text:p>24.155016279</text:p>
          </table:table-cell>
          <table:table-cell office:value-type="float" office:value="24.175245018" calcext:value-type="float">
            <text:p>24.175245018</text:p>
          </table:table-cell>
          <table:table-cell office:value-type="float" office:value="24.176733307" calcext:value-type="float">
            <text:p>24.176733307</text:p>
          </table:table-cell>
          <table:table-cell office:value-type="float" office:value="24.17633736" calcext:value-type="float">
            <text:p>24.17633736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09845" calcext:value-type="float">
            <text:p>0.001109845</text:p>
          </table:table-cell>
          <table:table-cell office:value-type="float" office:value="-0.020312964" calcext:value-type="float">
            <text:p>-0.020312964</text:p>
          </table:table-cell>
          <table:table-cell office:value-type="float" office:value="0.000447722" calcext:value-type="float">
            <text:p>0.000447722</text:p>
          </table:table-cell>
          <table:table-cell office:value-type="float" office:value="0.001975147" calcext:value-type="float">
            <text:p>0.001975147</text:p>
          </table:table-cell>
          <table:table-cell office:value-type="float" office:value="0.001568788" calcext:value-type="float">
            <text:p>0.0015687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2019-12-03 10:37:11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258618" calcext:value-type="float">
            <text:p>0.136258618</text:p>
          </table:table-cell>
          <table:table-cell office:value-type="float" office:value="0.033151511" calcext:value-type="float">
            <text:p>0.033151511</text:p>
          </table:table-cell>
          <table:table-cell office:value-type="float" office:value="0.13276519" calcext:value-type="float">
            <text:p>0.13276519</text:p>
          </table:table-cell>
          <table:table-cell office:value-type="float" office:value="0.140982287" calcext:value-type="float">
            <text:p>0.140982287</text:p>
          </table:table-cell>
          <table:table-cell office:value-type="float" office:value="0.137923972" calcext:value-type="float">
            <text:p>0.1379239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24" calcext:value-type="float">
            <text:p>0.001113224</text:p>
          </table:table-cell>
          <table:table-cell office:value-type="float" office:value="0.000270846" calcext:value-type="float">
            <text:p>0.000270846</text:p>
          </table:table-cell>
          <table:table-cell office:value-type="float" office:value="0.001084683" calcext:value-type="float">
            <text:p>0.001084683</text:p>
          </table:table-cell>
          <table:table-cell office:value-type="float" office:value="0.001151816" calcext:value-type="float">
            <text:p>0.001151816</text:p>
          </table:table-cell>
          <table:table-cell office:value-type="float" office:value="0.00112683" calcext:value-type="float">
            <text:p>0.001126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963" calcext:value-type="float">
            <text:p>4.2963E-05</text:p>
          </table:table-cell>
          <table:table-cell office:value-type="float" office:value="-0.000799416" calcext:value-type="float">
            <text:p>-0.000799416</text:p>
          </table:table-cell>
          <table:table-cell office:value-type="float" office:value="0.000014421" calcext:value-type="float">
            <text:p>1.4421E-05</text:p>
          </table:table-cell>
          <table:table-cell office:value-type="float" office:value="0.000081555" calcext:value-type="float">
            <text:p>8.1555E-05</text:p>
          </table:table-cell>
          <table:table-cell office:value-type="float" office:value="0.000056568" calcext:value-type="float">
            <text:p>5.656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69849" calcext:value-type="float">
            <text:p>24.175869849</text:p>
          </table:table-cell>
          <table:table-cell office:value-type="float" office:value="24.155063789" calcext:value-type="float">
            <text:p>24.155063789</text:p>
          </table:table-cell>
          <table:table-cell office:value-type="float" office:value="24.175164914" calcext:value-type="float">
            <text:p>24.175164914</text:p>
          </table:table-cell>
          <table:table-cell office:value-type="float" office:value="24.176823032" calcext:value-type="float">
            <text:p>24.176823032</text:p>
          </table:table-cell>
          <table:table-cell office:value-type="float" office:value="24.176205899" calcext:value-type="float">
            <text:p>24.176205899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88984" calcext:value-type="float">
            <text:p>0.001088984</text:p>
          </table:table-cell>
          <table:table-cell office:value-type="float" office:value="-0.020264204" calcext:value-type="float">
            <text:p>-0.020264204</text:p>
          </table:table-cell>
          <table:table-cell office:value-type="float" office:value="0.000365512" calcext:value-type="float">
            <text:p>0.000365512</text:p>
          </table:table-cell>
          <table:table-cell office:value-type="float" office:value="0.002067232" calcext:value-type="float">
            <text:p>0.002067232</text:p>
          </table:table-cell>
          <table:table-cell office:value-type="float" office:value="0.001433871" calcext:value-type="float">
            <text:p>0.00143387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2019-12-03 10:37:1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3166" calcext:value-type="float">
            <text:p>0.13613166</text:p>
          </table:table-cell>
          <table:table-cell office:value-type="float" office:value="0.032713417" calcext:value-type="float">
            <text:p>0.032713417</text:p>
          </table:table-cell>
          <table:table-cell office:value-type="float" office:value="0.132859961" calcext:value-type="float">
            <text:p>0.132859961</text:p>
          </table:table-cell>
          <table:table-cell office:value-type="float" office:value="0.141250508" calcext:value-type="float">
            <text:p>0.141250508</text:p>
          </table:table-cell>
          <table:table-cell office:value-type="float" office:value="0.138822214" calcext:value-type="float">
            <text:p>0.1388222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187" calcext:value-type="float">
            <text:p>0.001112187</text:p>
          </table:table-cell>
          <table:table-cell office:value-type="float" office:value="0.000267266" calcext:value-type="float">
            <text:p>0.000267266</text:p>
          </table:table-cell>
          <table:table-cell office:value-type="float" office:value="0.001085457" calcext:value-type="float">
            <text:p>0.001085457</text:p>
          </table:table-cell>
          <table:table-cell office:value-type="float" office:value="0.001154007" calcext:value-type="float">
            <text:p>0.001154007</text:p>
          </table:table-cell>
          <table:table-cell office:value-type="float" office:value="0.001134168" calcext:value-type="float">
            <text:p>0.00113416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925" calcext:value-type="float">
            <text:p>4.1925E-05</text:p>
          </table:table-cell>
          <table:table-cell office:value-type="float" office:value="-0.000802995" calcext:value-type="float">
            <text:p>-0.000802995</text:p>
          </table:table-cell>
          <table:table-cell office:value-type="float" office:value="0.000015196" calcext:value-type="float">
            <text:p>1.5196E-05</text:p>
          </table:table-cell>
          <table:table-cell office:value-type="float" office:value="0.000083746" calcext:value-type="float">
            <text:p>8.3746E-05</text:p>
          </table:table-cell>
          <table:table-cell office:value-type="float" office:value="0.000063907" calcext:value-type="float">
            <text:p>6.390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44231" calcext:value-type="float">
            <text:p>24.175844231</text:p>
          </table:table-cell>
          <table:table-cell office:value-type="float" office:value="24.154975385" calcext:value-type="float">
            <text:p>24.154975385</text:p>
          </table:table-cell>
          <table:table-cell office:value-type="float" office:value="24.175184038" calcext:value-type="float">
            <text:p>24.175184038</text:p>
          </table:table-cell>
          <table:table-cell office:value-type="float" office:value="24.176877156" calcext:value-type="float">
            <text:p>24.176877156</text:p>
          </table:table-cell>
          <table:table-cell office:value-type="float" office:value="24.176387154" calcext:value-type="float">
            <text:p>24.176387154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62692" calcext:value-type="float">
            <text:p>0.001062692</text:p>
          </table:table-cell>
          <table:table-cell office:value-type="float" office:value="-0.020354934" calcext:value-type="float">
            <text:p>-0.020354934</text:p>
          </table:table-cell>
          <table:table-cell office:value-type="float" office:value="0.000385139" calcext:value-type="float">
            <text:p>0.000385139</text:p>
          </table:table-cell>
          <table:table-cell office:value-type="float" office:value="0.002122779" calcext:value-type="float">
            <text:p>0.002122779</text:p>
          </table:table-cell>
          <table:table-cell office:value-type="float" office:value="0.001619892" calcext:value-type="float">
            <text:p>0.0016198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2019-12-03 10:37:13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065499" calcext:value-type="float">
            <text:p>0.136065499</text:p>
          </table:table-cell>
          <table:table-cell office:value-type="float" office:value="0.032833222" calcext:value-type="float">
            <text:p>0.032833222</text:p>
          </table:table-cell>
          <table:table-cell office:value-type="float" office:value="0.132581607" calcext:value-type="float">
            <text:p>0.132581607</text:p>
          </table:table-cell>
          <table:table-cell office:value-type="float" office:value="0.141370313" calcext:value-type="float">
            <text:p>0.141370313</text:p>
          </table:table-cell>
          <table:table-cell office:value-type="float" office:value="0.138265507" calcext:value-type="float">
            <text:p>0.1382655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46" calcext:value-type="float">
            <text:p>0.001111646</text:p>
          </table:table-cell>
          <table:table-cell office:value-type="float" office:value="0.000268245" calcext:value-type="float">
            <text:p>0.000268245</text:p>
          </table:table-cell>
          <table:table-cell office:value-type="float" office:value="0.001083183" calcext:value-type="float">
            <text:p>0.001083183</text:p>
          </table:table-cell>
          <table:table-cell office:value-type="float" office:value="0.001154986" calcext:value-type="float">
            <text:p>0.001154986</text:p>
          </table:table-cell>
          <table:table-cell office:value-type="float" office:value="0.00112962" calcext:value-type="float">
            <text:p>0.001129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85" calcext:value-type="float">
            <text:p>4.1385E-05</text:p>
          </table:table-cell>
          <table:table-cell office:value-type="float" office:value="-0.000802016" calcext:value-type="float">
            <text:p>-0.000802016</text:p>
          </table:table-cell>
          <table:table-cell office:value-type="float" office:value="0.000012922" calcext:value-type="float">
            <text:p>1.2922E-05</text:p>
          </table:table-cell>
          <table:table-cell office:value-type="float" office:value="0.000084725" calcext:value-type="float">
            <text:p>8.4725E-05</text:p>
          </table:table-cell>
          <table:table-cell office:value-type="float" office:value="0.000059359" calcext:value-type="float">
            <text:p>5.93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3088" calcext:value-type="float">
            <text:p>24.17583088</text:p>
          </table:table-cell>
          <table:table-cell office:value-type="float" office:value="24.154999561" calcext:value-type="float">
            <text:p>24.154999561</text:p>
          </table:table-cell>
          <table:table-cell office:value-type="float" office:value="24.175127869" calcext:value-type="float">
            <text:p>24.175127869</text:p>
          </table:table-cell>
          <table:table-cell office:value-type="float" office:value="24.176901332" calcext:value-type="float">
            <text:p>24.176901332</text:p>
          </table:table-cell>
          <table:table-cell office:value-type="float" office:value="24.176274817" calcext:value-type="float">
            <text:p>24.176274817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4899" calcext:value-type="float">
            <text:p>0.00104899</text:p>
          </table:table-cell>
          <table:table-cell office:value-type="float" office:value="-0.020330122" calcext:value-type="float">
            <text:p>-0.020330122</text:p>
          </table:table-cell>
          <table:table-cell office:value-type="float" office:value="0.000327493" calcext:value-type="float">
            <text:p>0.000327493</text:p>
          </table:table-cell>
          <table:table-cell office:value-type="float" office:value="0.00214759" calcext:value-type="float">
            <text:p>0.00214759</text:p>
          </table:table-cell>
          <table:table-cell office:value-type="float" office:value="0.001504601" calcext:value-type="float">
            <text:p>0.0015046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2019-12-03 10:37:15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957615" calcext:value-type="float">
            <text:p>0.135957615</text:p>
          </table:table-cell>
          <table:table-cell office:value-type="float" office:value="0.03288031" calcext:value-type="float">
            <text:p>0.03288031</text:p>
          </table:table-cell>
          <table:table-cell office:value-type="float" office:value="0.132964865" calcext:value-type="float">
            <text:p>0.132964865</text:p>
          </table:table-cell>
          <table:table-cell office:value-type="float" office:value="0.141581314" calcext:value-type="float">
            <text:p>0.141581314</text:p>
          </table:table-cell>
          <table:table-cell office:value-type="float" office:value="0.138756649" calcext:value-type="float">
            <text:p>0.1387566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65" calcext:value-type="float">
            <text:p>0.001110765</text:p>
          </table:table-cell>
          <table:table-cell office:value-type="float" office:value="0.00026863" calcext:value-type="float">
            <text:p>0.00026863</text:p>
          </table:table-cell>
          <table:table-cell office:value-type="float" office:value="0.001086314" calcext:value-type="float">
            <text:p>0.001086314</text:p>
          </table:table-cell>
          <table:table-cell office:value-type="float" office:value="0.00115671" calcext:value-type="float">
            <text:p>0.00115671</text:p>
          </table:table-cell>
          <table:table-cell office:value-type="float" office:value="0.001133633" calcext:value-type="float">
            <text:p>0.0011336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03" calcext:value-type="float">
            <text:p>4.0503E-05</text:p>
          </table:table-cell>
          <table:table-cell office:value-type="float" office:value="-0.000801631" calcext:value-type="float">
            <text:p>-0.000801631</text:p>
          </table:table-cell>
          <table:table-cell office:value-type="float" office:value="0.000016053" calcext:value-type="float">
            <text:p>1.6053E-05</text:p>
          </table:table-cell>
          <table:table-cell office:value-type="float" office:value="0.000086449" calcext:value-type="float">
            <text:p>8.6449E-05</text:p>
          </table:table-cell>
          <table:table-cell office:value-type="float" office:value="0.000063371" calcext:value-type="float">
            <text:p>6.337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17019" calcext:value-type="float">
            <text:p>24.185917019</text:p>
          </table:table-cell>
          <table:table-cell office:value-type="float" office:value="24.165117163" calcext:value-type="float">
            <text:p>24.165117163</text:p>
          </table:table-cell>
          <table:table-cell office:value-type="float" office:value="24.185313121" calcext:value-type="float">
            <text:p>24.185313121</text:p>
          </table:table-cell>
          <table:table-cell office:value-type="float" office:value="24.187051808" calcext:value-type="float">
            <text:p>24.187051808</text:p>
          </table:table-cell>
          <table:table-cell office:value-type="float" office:value="24.186481828" calcext:value-type="float">
            <text:p>24.186481828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26648" calcext:value-type="float">
            <text:p>0.001026648</text:p>
          </table:table-cell>
          <table:table-cell office:value-type="float" office:value="-0.02032037" calcext:value-type="float">
            <text:p>-0.02032037</text:p>
          </table:table-cell>
          <table:table-cell office:value-type="float" office:value="0.000406864" calcext:value-type="float">
            <text:p>0.000406864</text:p>
          </table:table-cell>
          <table:table-cell office:value-type="float" office:value="0.002191287" calcext:value-type="float">
            <text:p>0.002191287</text:p>
          </table:table-cell>
          <table:table-cell office:value-type="float" office:value="0.001606314" calcext:value-type="float">
            <text:p>0.00160631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2019-12-03 10:37:16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041657" calcext:value-type="float">
            <text:p>0.136041657</text:p>
          </table:table-cell>
          <table:table-cell office:value-type="float" office:value="0.03282905" calcext:value-type="float">
            <text:p>0.03282905</text:p>
          </table:table-cell>
          <table:table-cell office:value-type="float" office:value="0.132995264" calcext:value-type="float">
            <text:p>0.132995264</text:p>
          </table:table-cell>
          <table:table-cell office:value-type="float" office:value="0.141611712" calcext:value-type="float">
            <text:p>0.141611712</text:p>
          </table:table-cell>
          <table:table-cell office:value-type="float" office:value="0.138655917" calcext:value-type="float">
            <text:p>0.1386559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51" calcext:value-type="float">
            <text:p>0.001111451</text:p>
          </table:table-cell>
          <table:table-cell office:value-type="float" office:value="0.000268211" calcext:value-type="float">
            <text:p>0.000268211</text:p>
          </table:table-cell>
          <table:table-cell office:value-type="float" office:value="0.001086563" calcext:value-type="float">
            <text:p>0.001086563</text:p>
          </table:table-cell>
          <table:table-cell office:value-type="float" office:value="0.001156958" calcext:value-type="float">
            <text:p>0.001156958</text:p>
          </table:table-cell>
          <table:table-cell office:value-type="float" office:value="0.00113281" calcext:value-type="float">
            <text:p>0.001132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19" calcext:value-type="float">
            <text:p>4.119E-05</text:p>
          </table:table-cell>
          <table:table-cell office:value-type="float" office:value="-0.00080205" calcext:value-type="float">
            <text:p>-0.00080205</text:p>
          </table:table-cell>
          <table:table-cell office:value-type="float" office:value="0.000016301" calcext:value-type="float">
            <text:p>1.6301E-05</text:p>
          </table:table-cell>
          <table:table-cell office:value-type="float" office:value="0.000086697" calcext:value-type="float">
            <text:p>8.6697E-05</text:p>
          </table:table-cell>
          <table:table-cell office:value-type="float" office:value="0.000062548" calcext:value-type="float">
            <text:p>6.25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33978" calcext:value-type="float">
            <text:p>24.185933978</text:p>
          </table:table-cell>
          <table:table-cell office:value-type="float" office:value="24.165106819" calcext:value-type="float">
            <text:p>24.165106819</text:p>
          </table:table-cell>
          <table:table-cell office:value-type="float" office:value="24.185319255" calcext:value-type="float">
            <text:p>24.185319255</text:p>
          </table:table-cell>
          <table:table-cell office:value-type="float" office:value="24.187057942" calcext:value-type="float">
            <text:p>24.187057942</text:p>
          </table:table-cell>
          <table:table-cell office:value-type="float" office:value="24.186461501" calcext:value-type="float">
            <text:p>24.186461501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44053" calcext:value-type="float">
            <text:p>0.001044053</text:p>
          </table:table-cell>
          <table:table-cell office:value-type="float" office:value="-0.020330986" calcext:value-type="float">
            <text:p>-0.020330986</text:p>
          </table:table-cell>
          <table:table-cell office:value-type="float" office:value="0.00041316" calcext:value-type="float">
            <text:p>0.00041316</text:p>
          </table:table-cell>
          <table:table-cell office:value-type="float" office:value="0.002197582" calcext:value-type="float">
            <text:p>0.002197582</text:p>
          </table:table-cell>
          <table:table-cell office:value-type="float" office:value="0.001585453" calcext:value-type="float">
            <text:p>0.0015854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2019-12-03 10:37:17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6035697" calcext:value-type="float">
            <text:p>0.136035697</text:p>
          </table:table-cell>
          <table:table-cell office:value-type="float" office:value="0.033150915" calcext:value-type="float">
            <text:p>0.033150915</text:p>
          </table:table-cell>
          <table:table-cell office:value-type="float" office:value="0.132712142" calcext:value-type="float">
            <text:p>0.132712142</text:p>
          </table:table-cell>
          <table:table-cell office:value-type="float" office:value="0.141603368" calcext:value-type="float">
            <text:p>0.141603368</text:p>
          </table:table-cell>
          <table:table-cell office:value-type="float" office:value="0.137917416" calcext:value-type="float">
            <text:p>0.1379174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03" calcext:value-type="float">
            <text:p>0.001111403</text:p>
          </table:table-cell>
          <table:table-cell office:value-type="float" office:value="0.000270841" calcext:value-type="float">
            <text:p>0.000270841</text:p>
          </table:table-cell>
          <table:table-cell office:value-type="float" office:value="0.00108425" calcext:value-type="float">
            <text:p>0.00108425</text:p>
          </table:table-cell>
          <table:table-cell office:value-type="float" office:value="0.00115689" calcext:value-type="float">
            <text:p>0.00115689</text:p>
          </table:table-cell>
          <table:table-cell office:value-type="float" office:value="0.001126776" calcext:value-type="float">
            <text:p>0.0011267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141" calcext:value-type="float">
            <text:p>4.1141E-05</text:p>
          </table:table-cell>
          <table:table-cell office:value-type="float" office:value="-0.000799421" calcext:value-type="float">
            <text:p>-0.000799421</text:p>
          </table:table-cell>
          <table:table-cell office:value-type="float" office:value="0.000013988" calcext:value-type="float">
            <text:p>1.3988E-05</text:p>
          </table:table-cell>
          <table:table-cell office:value-type="float" office:value="0.000086629" calcext:value-type="float">
            <text:p>8.6629E-05</text:p>
          </table:table-cell>
          <table:table-cell office:value-type="float" office:value="0.000056515" calcext:value-type="float">
            <text:p>5.65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098673" calcext:value-type="float">
            <text:p>24.19098673</text:p>
          </table:table-cell>
          <table:table-cell office:value-type="float" office:value="24.170225819" calcext:value-type="float">
            <text:p>24.170225819</text:p>
          </table:table-cell>
          <table:table-cell office:value-type="float" office:value="24.190316083" calcext:value-type="float">
            <text:p>24.190316083</text:p>
          </table:table-cell>
          <table:table-cell office:value-type="float" office:value="24.192110208" calcext:value-type="float">
            <text:p>24.192110208</text:p>
          </table:table-cell>
          <table:table-cell office:value-type="float" office:value="24.191366435" calcext:value-type="float">
            <text:p>24.191366435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42818" calcext:value-type="float">
            <text:p>0.001042818</text:p>
          </table:table-cell>
          <table:table-cell office:value-type="float" office:value="-0.020264328" calcext:value-type="float">
            <text:p>-0.020264328</text:p>
          </table:table-cell>
          <table:table-cell office:value-type="float" office:value="0.000354526" calcext:value-type="float">
            <text:p>0.000354526</text:p>
          </table:table-cell>
          <table:table-cell office:value-type="float" office:value="0.002195854" calcext:value-type="float">
            <text:p>0.002195854</text:p>
          </table:table-cell>
          <table:table-cell office:value-type="float" office:value="0.001432513" calcext:value-type="float">
            <text:p>0.0014325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2019-12-03 10:37:1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69996" calcext:value-type="float">
            <text:p>0.135869996</text:p>
          </table:table-cell>
          <table:table-cell office:value-type="float" office:value="0.03315628" calcext:value-type="float">
            <text:p>0.03315628</text:p>
          </table:table-cell>
          <table:table-cell office:value-type="float" office:value="0.133457796" calcext:value-type="float">
            <text:p>0.133457796</text:p>
          </table:table-cell>
          <table:table-cell office:value-type="float" office:value="0.141651647" calcext:value-type="float">
            <text:p>0.141651647</text:p>
          </table:table-cell>
          <table:table-cell office:value-type="float" office:value="0.138157027" calcext:value-type="float">
            <text:p>0.1381570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49" calcext:value-type="float">
            <text:p>0.001110049</text:p>
          </table:table-cell>
          <table:table-cell office:value-type="float" office:value="0.000270885" calcext:value-type="float">
            <text:p>0.000270885</text:p>
          </table:table-cell>
          <table:table-cell office:value-type="float" office:value="0.001090341" calcext:value-type="float">
            <text:p>0.001090341</text:p>
          </table:table-cell>
          <table:table-cell office:value-type="float" office:value="0.001157285" calcext:value-type="float">
            <text:p>0.001157285</text:p>
          </table:table-cell>
          <table:table-cell office:value-type="float" office:value="0.001128734" calcext:value-type="float">
            <text:p>0.0011287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788" calcext:value-type="float">
            <text:p>3.9788E-05</text:p>
          </table:table-cell>
          <table:table-cell office:value-type="float" office:value="-0.000799377" calcext:value-type="float">
            <text:p>-0.000799377</text:p>
          </table:table-cell>
          <table:table-cell office:value-type="float" office:value="0.00002008" calcext:value-type="float">
            <text:p>2.008E-05</text:p>
          </table:table-cell>
          <table:table-cell office:value-type="float" office:value="0.000087023" calcext:value-type="float">
            <text:p>8.7023E-05</text:p>
          </table:table-cell>
          <table:table-cell office:value-type="float" office:value="0.000058472" calcext:value-type="float">
            <text:p>5.84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99339" calcext:value-type="float">
            <text:p>24.185899339</text:p>
          </table:table-cell>
          <table:table-cell office:value-type="float" office:value="24.165172851" calcext:value-type="float">
            <text:p>24.165172851</text:p>
          </table:table-cell>
          <table:table-cell office:value-type="float" office:value="24.185412588" calcext:value-type="float">
            <text:p>24.185412588</text:p>
          </table:table-cell>
          <table:table-cell office:value-type="float" office:value="24.187066" calcext:value-type="float">
            <text:p>24.187066</text:p>
          </table:table-cell>
          <table:table-cell office:value-type="float" office:value="24.186360832" calcext:value-type="float">
            <text:p>24.186360832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8502" calcext:value-type="float">
            <text:p>0.001008502</text:p>
          </table:table-cell>
          <table:table-cell office:value-type="float" office:value="-0.020263217" calcext:value-type="float">
            <text:p>-0.020263217</text:p>
          </table:table-cell>
          <table:table-cell office:value-type="float" office:value="0.000508948" calcext:value-type="float">
            <text:p>0.000508948</text:p>
          </table:table-cell>
          <table:table-cell office:value-type="float" office:value="0.002205853" calcext:value-type="float">
            <text:p>0.002205853</text:p>
          </table:table-cell>
          <table:table-cell office:value-type="float" office:value="0.001482135" calcext:value-type="float">
            <text:p>0.0014821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2019-12-03 10:37:20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907547" calcext:value-type="float">
            <text:p>0.135907547</text:p>
          </table:table-cell>
          <table:table-cell office:value-type="float" office:value="0.032782559" calcext:value-type="float">
            <text:p>0.032782559</text:p>
          </table:table-cell>
          <table:table-cell office:value-type="float" office:value="0.132965461" calcext:value-type="float">
            <text:p>0.132965461</text:p>
          </table:table-cell>
          <table:table-cell office:value-type="float" office:value="0.141638534" calcext:value-type="float">
            <text:p>0.141638534</text:p>
          </table:table-cell>
          <table:table-cell office:value-type="float" office:value="0.13858618" calcext:value-type="float">
            <text:p>0.138586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356" calcext:value-type="float">
            <text:p>0.001110356</text:p>
          </table:table-cell>
          <table:table-cell office:value-type="float" office:value="0.000267831" calcext:value-type="float">
            <text:p>0.000267831</text:p>
          </table:table-cell>
          <table:table-cell office:value-type="float" office:value="0.001086319" calcext:value-type="float">
            <text:p>0.001086319</text:p>
          </table:table-cell>
          <table:table-cell office:value-type="float" office:value="0.001157178" calcext:value-type="float">
            <text:p>0.001157178</text:p>
          </table:table-cell>
          <table:table-cell office:value-type="float" office:value="0.00113224" calcext:value-type="float">
            <text:p>0.001132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94" calcext:value-type="float">
            <text:p>4.0094E-05</text:p>
          </table:table-cell>
          <table:table-cell office:value-type="float" office:value="-0.00080243" calcext:value-type="float">
            <text:p>-0.00080243</text:p>
          </table:table-cell>
          <table:table-cell office:value-type="float" office:value="0.000016058" calcext:value-type="float">
            <text:p>1.6058E-05</text:p>
          </table:table-cell>
          <table:table-cell office:value-type="float" office:value="0.000086916" calcext:value-type="float">
            <text:p>8.6916E-05</text:p>
          </table:table-cell>
          <table:table-cell office:value-type="float" office:value="0.000061979" calcext:value-type="float">
            <text:p>6.197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52961" calcext:value-type="float">
            <text:p>24.180852961</text:p>
          </table:table-cell>
          <table:table-cell office:value-type="float" office:value="24.160043387" calcext:value-type="float">
            <text:p>24.160043387</text:p>
          </table:table-cell>
          <table:table-cell office:value-type="float" office:value="24.180259284" calcext:value-type="float">
            <text:p>24.180259284</text:p>
          </table:table-cell>
          <table:table-cell office:value-type="float" office:value="24.182009405" calcext:value-type="float">
            <text:p>24.182009405</text:p>
          </table:table-cell>
          <table:table-cell office:value-type="float" office:value="24.181393477" calcext:value-type="float">
            <text:p>24.181393477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16279" calcext:value-type="float">
            <text:p>0.001016279</text:p>
          </table:table-cell>
          <table:table-cell office:value-type="float" office:value="-0.020340615" calcext:value-type="float">
            <text:p>-0.020340615</text:p>
          </table:table-cell>
          <table:table-cell office:value-type="float" office:value="0.000406988" calcext:value-type="float">
            <text:p>0.000406988</text:p>
          </table:table-cell>
          <table:table-cell office:value-type="float" office:value="0.002203137" calcext:value-type="float">
            <text:p>0.002203137</text:p>
          </table:table-cell>
          <table:table-cell office:value-type="float" office:value="0.00157101" calcext:value-type="float">
            <text:p>0.001571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2019-12-03 10:37:21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716812" calcext:value-type="float">
            <text:p>0.135716812</text:p>
          </table:table-cell>
          <table:table-cell office:value-type="float" office:value="0.033112768" calcext:value-type="float">
            <text:p>0.033112768</text:p>
          </table:table-cell>
          <table:table-cell office:value-type="float" office:value="0.133224742" calcext:value-type="float">
            <text:p>0.133224742</text:p>
          </table:table-cell>
          <table:table-cell office:value-type="float" office:value="0.141710656" calcext:value-type="float">
            <text:p>0.141710656</text:p>
          </table:table-cell>
          <table:table-cell office:value-type="float" office:value="0.138576643" calcext:value-type="float">
            <text:p>0.1385766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797" calcext:value-type="float">
            <text:p>0.001108797</text:p>
          </table:table-cell>
          <table:table-cell office:value-type="float" office:value="0.000270529" calcext:value-type="float">
            <text:p>0.000270529</text:p>
          </table:table-cell>
          <table:table-cell office:value-type="float" office:value="0.001088437" calcext:value-type="float">
            <text:p>0.001088437</text:p>
          </table:table-cell>
          <table:table-cell office:value-type="float" office:value="0.001157767" calcext:value-type="float">
            <text:p>0.001157767</text:p>
          </table:table-cell>
          <table:table-cell office:value-type="float" office:value="0.001132162" calcext:value-type="float">
            <text:p>0.00113216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536" calcext:value-type="float">
            <text:p>3.8536E-05</text:p>
          </table:table-cell>
          <table:table-cell office:value-type="float" office:value="-0.000799732" calcext:value-type="float">
            <text:p>-0.000799732</text:p>
          </table:table-cell>
          <table:table-cell office:value-type="float" office:value="0.000018176" calcext:value-type="float">
            <text:p>1.8176E-05</text:p>
          </table:table-cell>
          <table:table-cell office:value-type="float" office:value="0.000087505" calcext:value-type="float">
            <text:p>8.7505E-05</text:p>
          </table:table-cell>
          <table:table-cell office:value-type="float" office:value="0.000061901" calcext:value-type="float">
            <text:p>6.190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60519" calcext:value-type="float">
            <text:p>24.175760519</text:p>
          </table:table-cell>
          <table:table-cell office:value-type="float" office:value="24.155055971" calcext:value-type="float">
            <text:p>24.155055971</text:p>
          </table:table-cell>
          <table:table-cell office:value-type="float" office:value="24.175257647" calcext:value-type="float">
            <text:p>24.175257647</text:p>
          </table:table-cell>
          <table:table-cell office:value-type="float" office:value="24.176970009" calcext:value-type="float">
            <text:p>24.176970009</text:p>
          </table:table-cell>
          <table:table-cell office:value-type="float" office:value="24.176337601" calcext:value-type="float">
            <text:p>24.17633760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76779" calcext:value-type="float">
            <text:p>0.000976779</text:p>
          </table:table-cell>
          <table:table-cell office:value-type="float" office:value="-0.020272228" calcext:value-type="float">
            <text:p>-0.020272228</text:p>
          </table:table-cell>
          <table:table-cell office:value-type="float" office:value="0.000460683" calcext:value-type="float">
            <text:p>0.000460683</text:p>
          </table:table-cell>
          <table:table-cell office:value-type="float" office:value="0.002218073" calcext:value-type="float">
            <text:p>0.002218073</text:p>
          </table:table-cell>
          <table:table-cell office:value-type="float" office:value="0.001569035" calcext:value-type="float">
            <text:p>0.0015690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2019-12-03 10:37:2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30061" calcext:value-type="float">
            <text:p>0.135830061</text:p>
          </table:table-cell>
          <table:table-cell office:value-type="float" office:value="0.034423475" calcext:value-type="float">
            <text:p>0.034423475</text:p>
          </table:table-cell>
          <table:table-cell office:value-type="float" office:value="0.133022682" calcext:value-type="float">
            <text:p>0.133022682</text:p>
          </table:table-cell>
          <table:table-cell office:value-type="float" office:value="0.141785758" calcext:value-type="float">
            <text:p>0.141785758</text:p>
          </table:table-cell>
          <table:table-cell office:value-type="float" office:value="0.137299316" calcext:value-type="float">
            <text:p>0.1372993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23" calcext:value-type="float">
            <text:p>0.001109723</text:p>
          </table:table-cell>
          <table:table-cell office:value-type="float" office:value="0.000281238" calcext:value-type="float">
            <text:p>0.000281238</text:p>
          </table:table-cell>
          <table:table-cell office:value-type="float" office:value="0.001086787" calcext:value-type="float">
            <text:p>0.001086787</text:p>
          </table:table-cell>
          <table:table-cell office:value-type="float" office:value="0.00115838" calcext:value-type="float">
            <text:p>0.00115838</text:p>
          </table:table-cell>
          <table:table-cell office:value-type="float" office:value="0.001121726" calcext:value-type="float">
            <text:p>0.0011217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61" calcext:value-type="float">
            <text:p>3.9461E-05</text:p>
          </table:table-cell>
          <table:table-cell office:value-type="float" office:value="-0.000789024" calcext:value-type="float">
            <text:p>-0.000789024</text:p>
          </table:table-cell>
          <table:table-cell office:value-type="float" office:value="0.000016525" calcext:value-type="float">
            <text:p>1.6525E-05</text:p>
          </table:table-cell>
          <table:table-cell office:value-type="float" office:value="0.000088119" calcext:value-type="float">
            <text:p>8.8119E-05</text:p>
          </table:table-cell>
          <table:table-cell office:value-type="float" office:value="0.000051465" calcext:value-type="float">
            <text:p>5.146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9128" calcext:value-type="float">
            <text:p>24.18589128</text:p>
          </table:table-cell>
          <table:table-cell office:value-type="float" office:value="24.165428559" calcext:value-type="float">
            <text:p>24.165428559</text:p>
          </table:table-cell>
          <table:table-cell office:value-type="float" office:value="24.185324788" calcext:value-type="float">
            <text:p>24.185324788</text:p>
          </table:table-cell>
          <table:table-cell office:value-type="float" office:value="24.187093062" calcext:value-type="float">
            <text:p>24.187093062</text:p>
          </table:table-cell>
          <table:table-cell office:value-type="float" office:value="24.186187757" calcext:value-type="float">
            <text:p>24.186187757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0232" calcext:value-type="float">
            <text:p>0.001000232</text:p>
          </table:table-cell>
          <table:table-cell office:value-type="float" office:value="-0.020000781" calcext:value-type="float">
            <text:p>-0.020000781</text:p>
          </table:table-cell>
          <table:table-cell office:value-type="float" office:value="0.000418838" calcext:value-type="float">
            <text:p>0.000418838</text:p>
          </table:table-cell>
          <table:table-cell office:value-type="float" office:value="0.002233626" calcext:value-type="float">
            <text:p>0.002233626</text:p>
          </table:table-cell>
          <table:table-cell office:value-type="float" office:value="0.001304507" calcext:value-type="float">
            <text:p>0.00130450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2019-12-03 10:37:24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685222" calcext:value-type="float">
            <text:p>0.135685222</text:p>
          </table:table-cell>
          <table:table-cell office:value-type="float" office:value="0.032790903" calcext:value-type="float">
            <text:p>0.032790903</text:p>
          </table:table-cell>
          <table:table-cell office:value-type="float" office:value="0.133016125" calcext:value-type="float">
            <text:p>0.133016125</text:p>
          </table:table-cell>
          <table:table-cell office:value-type="float" office:value="0.141847747" calcext:value-type="float">
            <text:p>0.141847747</text:p>
          </table:table-cell>
          <table:table-cell office:value-type="float" office:value="0.13845505" calcext:value-type="float">
            <text:p>0.138455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539" calcext:value-type="float">
            <text:p>0.001108539</text:p>
          </table:table-cell>
          <table:table-cell office:value-type="float" office:value="0.0002679" calcext:value-type="float">
            <text:p>0.0002679</text:p>
          </table:table-cell>
          <table:table-cell office:value-type="float" office:value="0.001086733" calcext:value-type="float">
            <text:p>0.001086733</text:p>
          </table:table-cell>
          <table:table-cell office:value-type="float" office:value="0.001158887" calcext:value-type="float">
            <text:p>0.001158887</text:p>
          </table:table-cell>
          <table:table-cell office:value-type="float" office:value="0.001131169" calcext:value-type="float">
            <text:p>0.0011311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278" calcext:value-type="float">
            <text:p>3.8278E-05</text:p>
          </table:table-cell>
          <table:table-cell office:value-type="float" office:value="-0.000802362" calcext:value-type="float">
            <text:p>-0.000802362</text:p>
          </table:table-cell>
          <table:table-cell office:value-type="float" office:value="0.000016472" calcext:value-type="float">
            <text:p>1.6472E-05</text:p>
          </table:table-cell>
          <table:table-cell office:value-type="float" office:value="0.000088625" calcext:value-type="float">
            <text:p>8.8625E-05</text:p>
          </table:table-cell>
          <table:table-cell office:value-type="float" office:value="0.000060907" calcext:value-type="float">
            <text:p>6.090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62054" calcext:value-type="float">
            <text:p>24.185862054</text:p>
          </table:table-cell>
          <table:table-cell office:value-type="float" office:value="24.165099121" calcext:value-type="float">
            <text:p>24.165099121</text:p>
          </table:table-cell>
          <table:table-cell office:value-type="float" office:value="24.185323465" calcext:value-type="float">
            <text:p>24.185323465</text:p>
          </table:table-cell>
          <table:table-cell office:value-type="float" office:value="24.187105571" calcext:value-type="float">
            <text:p>24.187105571</text:p>
          </table:table-cell>
          <table:table-cell office:value-type="float" office:value="24.186420969" calcext:value-type="float">
            <text:p>24.186420969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0970237" calcext:value-type="float">
            <text:p>0.000970237</text:p>
          </table:table-cell>
          <table:table-cell office:value-type="float" office:value="-0.020338887" calcext:value-type="float">
            <text:p>-0.020338887</text:p>
          </table:table-cell>
          <table:table-cell office:value-type="float" office:value="0.00041748" calcext:value-type="float">
            <text:p>0.00041748</text:p>
          </table:table-cell>
          <table:table-cell office:value-type="float" office:value="0.002246464" calcext:value-type="float">
            <text:p>0.002246464</text:p>
          </table:table-cell>
          <table:table-cell office:value-type="float" office:value="0.001543854" calcext:value-type="float">
            <text:p>0.00154385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2019-12-03 10:37:25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669724" calcext:value-type="float">
            <text:p>0.135669724</text:p>
          </table:table-cell>
          <table:table-cell office:value-type="float" office:value="0.032759909" calcext:value-type="float">
            <text:p>0.032759909</text:p>
          </table:table-cell>
          <table:table-cell office:value-type="float" office:value="0.132687704" calcext:value-type="float">
            <text:p>0.132687704</text:p>
          </table:table-cell>
          <table:table-cell office:value-type="float" office:value="0.141919272" calcext:value-type="float">
            <text:p>0.141919272</text:p>
          </table:table-cell>
          <table:table-cell office:value-type="float" office:value="0.138306634" calcext:value-type="float">
            <text:p>0.1383066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413" calcext:value-type="float">
            <text:p>0.001108413</text:p>
          </table:table-cell>
          <table:table-cell office:value-type="float" office:value="0.000267646" calcext:value-type="float">
            <text:p>0.000267646</text:p>
          </table:table-cell>
          <table:table-cell office:value-type="float" office:value="0.00108405" calcext:value-type="float">
            <text:p>0.00108405</text:p>
          </table:table-cell>
          <table:table-cell office:value-type="float" office:value="0.001159471" calcext:value-type="float">
            <text:p>0.001159471</text:p>
          </table:table-cell>
          <table:table-cell office:value-type="float" office:value="0.001129956" calcext:value-type="float">
            <text:p>0.0011299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151" calcext:value-type="float">
            <text:p>3.8151E-05</text:p>
          </table:table-cell>
          <table:table-cell office:value-type="float" office:value="-0.000802615" calcext:value-type="float">
            <text:p>-0.000802615</text:p>
          </table:table-cell>
          <table:table-cell office:value-type="float" office:value="0.000013788" calcext:value-type="float">
            <text:p>1.3788E-05</text:p>
          </table:table-cell>
          <table:table-cell office:value-type="float" office:value="0.00008921" calcext:value-type="float">
            <text:p>8.921E-05</text:p>
          </table:table-cell>
          <table:table-cell office:value-type="float" office:value="0.000059695" calcext:value-type="float">
            <text:p>5.969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58927" calcext:value-type="float">
            <text:p>24.185858927</text:p>
          </table:table-cell>
          <table:table-cell office:value-type="float" office:value="24.165092867" calcext:value-type="float">
            <text:p>24.165092867</text:p>
          </table:table-cell>
          <table:table-cell office:value-type="float" office:value="24.185257193" calcext:value-type="float">
            <text:p>24.185257193</text:p>
          </table:table-cell>
          <table:table-cell office:value-type="float" office:value="24.187120003" calcext:value-type="float">
            <text:p>24.187120003</text:p>
          </table:table-cell>
          <table:table-cell office:value-type="float" office:value="24.186391021" calcext:value-type="float">
            <text:p>24.186391021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0967027" calcext:value-type="float">
            <text:p>0.000967027</text:p>
          </table:table-cell>
          <table:table-cell office:value-type="float" office:value="-0.020345305" calcext:value-type="float">
            <text:p>-0.020345305</text:p>
          </table:table-cell>
          <table:table-cell office:value-type="float" office:value="0.000349465" calcext:value-type="float">
            <text:p>0.000349465</text:p>
          </table:table-cell>
          <table:table-cell office:value-type="float" office:value="0.002261276" calcext:value-type="float">
            <text:p>0.002261276</text:p>
          </table:table-cell>
          <table:table-cell office:value-type="float" office:value="0.001513118" calcext:value-type="float">
            <text:p>0.00151311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2019-12-03 10:37:26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666744" calcext:value-type="float">
            <text:p>0.135666744</text:p>
          </table:table-cell>
          <table:table-cell office:value-type="float" office:value="0.033487682" calcext:value-type="float">
            <text:p>0.033487682</text:p>
          </table:table-cell>
          <table:table-cell office:value-type="float" office:value="0.13343157" calcext:value-type="float">
            <text:p>0.13343157</text:p>
          </table:table-cell>
          <table:table-cell office:value-type="float" office:value="0.141632574" calcext:value-type="float">
            <text:p>0.141632574</text:p>
          </table:table-cell>
          <table:table-cell office:value-type="float" office:value="0.137240903" calcext:value-type="float">
            <text:p>0.1372409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388" calcext:value-type="float">
            <text:p>0.001108388</text:p>
          </table:table-cell>
          <table:table-cell office:value-type="float" office:value="0.000273592" calcext:value-type="float">
            <text:p>0.000273592</text:p>
          </table:table-cell>
          <table:table-cell office:value-type="float" office:value="0.001090127" calcext:value-type="float">
            <text:p>0.001090127</text:p>
          </table:table-cell>
          <table:table-cell office:value-type="float" office:value="0.001157129" calcext:value-type="float">
            <text:p>0.001157129</text:p>
          </table:table-cell>
          <table:table-cell office:value-type="float" office:value="0.001121249" calcext:value-type="float">
            <text:p>0.0011212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127" calcext:value-type="float">
            <text:p>3.8127E-05</text:p>
          </table:table-cell>
          <table:table-cell office:value-type="float" office:value="-0.000796669" calcext:value-type="float">
            <text:p>-0.000796669</text:p>
          </table:table-cell>
          <table:table-cell office:value-type="float" office:value="0.000019866" calcext:value-type="float">
            <text:p>1.9866E-05</text:p>
          </table:table-cell>
          <table:table-cell office:value-type="float" office:value="0.000086867" calcext:value-type="float">
            <text:p>8.6867E-05</text:p>
          </table:table-cell>
          <table:table-cell office:value-type="float" office:value="0.000050988" calcext:value-type="float">
            <text:p>5.098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58325" calcext:value-type="float">
            <text:p>24.185858325</text:p>
          </table:table-cell>
          <table:table-cell office:value-type="float" office:value="24.165239725" calcext:value-type="float">
            <text:p>24.165239725</text:p>
          </table:table-cell>
          <table:table-cell office:value-type="float" office:value="24.185407296" calcext:value-type="float">
            <text:p>24.185407296</text:p>
          </table:table-cell>
          <table:table-cell office:value-type="float" office:value="24.187062152" calcext:value-type="float">
            <text:p>24.187062152</text:p>
          </table:table-cell>
          <table:table-cell office:value-type="float" office:value="24.18617597" calcext:value-type="float">
            <text:p>24.18617597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096641" calcext:value-type="float">
            <text:p>0.00096641</text:p>
          </table:table-cell>
          <table:table-cell office:value-type="float" office:value="-0.020194584" calcext:value-type="float">
            <text:p>-0.020194584</text:p>
          </table:table-cell>
          <table:table-cell office:value-type="float" office:value="0.000503516" calcext:value-type="float">
            <text:p>0.000503516</text:p>
          </table:table-cell>
          <table:table-cell office:value-type="float" office:value="0.002201903" calcext:value-type="float">
            <text:p>0.002201903</text:p>
          </table:table-cell>
          <table:table-cell office:value-type="float" office:value="0.00129241" calcext:value-type="float">
            <text:p>0.001292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2019-12-03 10:37:2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710852" calcext:value-type="float">
            <text:p>0.135710852</text:p>
          </table:table-cell>
          <table:table-cell office:value-type="float" office:value="0.032965545" calcext:value-type="float">
            <text:p>0.032965545</text:p>
          </table:table-cell>
          <table:table-cell office:value-type="float" office:value="0.133178846" calcext:value-type="float">
            <text:p>0.133178846</text:p>
          </table:table-cell>
          <table:table-cell office:value-type="float" office:value="0.141484158" calcext:value-type="float">
            <text:p>0.141484158</text:p>
          </table:table-cell>
          <table:table-cell office:value-type="float" office:value="0.138182061" calcext:value-type="float">
            <text:p>0.1381820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749" calcext:value-type="float">
            <text:p>0.001108749</text:p>
          </table:table-cell>
          <table:table-cell office:value-type="float" office:value="0.000269326" calcext:value-type="float">
            <text:p>0.000269326</text:p>
          </table:table-cell>
          <table:table-cell office:value-type="float" office:value="0.001088062" calcext:value-type="float">
            <text:p>0.001088062</text:p>
          </table:table-cell>
          <table:table-cell office:value-type="float" office:value="0.001155916" calcext:value-type="float">
            <text:p>0.001155916</text:p>
          </table:table-cell>
          <table:table-cell office:value-type="float" office:value="0.001128938" calcext:value-type="float">
            <text:p>0.0011289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487" calcext:value-type="float">
            <text:p>3.8487E-05</text:p>
          </table:table-cell>
          <table:table-cell office:value-type="float" office:value="-0.000800935" calcext:value-type="float">
            <text:p>-0.000800935</text:p>
          </table:table-cell>
          <table:table-cell office:value-type="float" office:value="0.000017801" calcext:value-type="float">
            <text:p>1.7801E-05</text:p>
          </table:table-cell>
          <table:table-cell office:value-type="float" office:value="0.000085655" calcext:value-type="float">
            <text:p>8.5655E-05</text:p>
          </table:table-cell>
          <table:table-cell office:value-type="float" office:value="0.000058677" calcext:value-type="float">
            <text:p>5.867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13271" calcext:value-type="float">
            <text:p>24.180813271</text:p>
          </table:table-cell>
          <table:table-cell office:value-type="float" office:value="24.160080312" calcext:value-type="float">
            <text:p>24.160080312</text:p>
          </table:table-cell>
          <table:table-cell office:value-type="float" office:value="24.180302342" calcext:value-type="float">
            <text:p>24.180302342</text:p>
          </table:table-cell>
          <table:table-cell office:value-type="float" office:value="24.181978254" calcext:value-type="float">
            <text:p>24.181978254</text:p>
          </table:table-cell>
          <table:table-cell office:value-type="float" office:value="24.181311931" calcext:value-type="float">
            <text:p>24.181311931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0975544" calcext:value-type="float">
            <text:p>0.000975544</text:p>
          </table:table-cell>
          <table:table-cell office:value-type="float" office:value="-0.020302718" calcext:value-type="float">
            <text:p>-0.020302718</text:p>
          </table:table-cell>
          <table:table-cell office:value-type="float" office:value="0.000451179" calcext:value-type="float">
            <text:p>0.000451179</text:p>
          </table:table-cell>
          <table:table-cell office:value-type="float" office:value="0.002171167" calcext:value-type="float">
            <text:p>0.002171167</text:p>
          </table:table-cell>
          <table:table-cell office:value-type="float" office:value="0.001487319" calcext:value-type="float">
            <text:p>0.00148731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2019-12-03 10:37:2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714428" calcext:value-type="float">
            <text:p>0.135714428</text:p>
          </table:table-cell>
          <table:table-cell office:value-type="float" office:value="0.032793287" calcext:value-type="float">
            <text:p>0.032793287</text:p>
          </table:table-cell>
          <table:table-cell office:value-type="float" office:value="0.132694856" calcext:value-type="float">
            <text:p>0.132694856</text:p>
          </table:table-cell>
          <table:table-cell office:value-type="float" office:value="0.1416135" calcext:value-type="float">
            <text:p>0.1416135</text:p>
          </table:table-cell>
          <table:table-cell office:value-type="float" office:value="0.138154642" calcext:value-type="float">
            <text:p>0.1381546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778" calcext:value-type="float">
            <text:p>0.001108778</text:p>
          </table:table-cell>
          <table:table-cell office:value-type="float" office:value="0.000267919" calcext:value-type="float">
            <text:p>0.000267919</text:p>
          </table:table-cell>
          <table:table-cell office:value-type="float" office:value="0.001084108" calcext:value-type="float">
            <text:p>0.001084108</text:p>
          </table:table-cell>
          <table:table-cell office:value-type="float" office:value="0.001156973" calcext:value-type="float">
            <text:p>0.001156973</text:p>
          </table:table-cell>
          <table:table-cell office:value-type="float" office:value="0.001128714" calcext:value-type="float">
            <text:p>0.0011287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517" calcext:value-type="float">
            <text:p>3.8517E-05</text:p>
          </table:table-cell>
          <table:table-cell office:value-type="float" office:value="-0.000802342" calcext:value-type="float">
            <text:p>-0.000802342</text:p>
          </table:table-cell>
          <table:table-cell office:value-type="float" office:value="0.000013847" calcext:value-type="float">
            <text:p>1.3847E-05</text:p>
          </table:table-cell>
          <table:table-cell office:value-type="float" office:value="0.000086712" calcext:value-type="float">
            <text:p>8.6712E-05</text:p>
          </table:table-cell>
          <table:table-cell office:value-type="float" office:value="0.000058453" calcext:value-type="float">
            <text:p>5.84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67947" calcext:value-type="float">
            <text:p>24.185867947</text:p>
          </table:table-cell>
          <table:table-cell office:value-type="float" office:value="24.165099602" calcext:value-type="float">
            <text:p>24.165099602</text:p>
          </table:table-cell>
          <table:table-cell office:value-type="float" office:value="24.185258637" calcext:value-type="float">
            <text:p>24.185258637</text:p>
          </table:table-cell>
          <table:table-cell office:value-type="float" office:value="24.187058303" calcext:value-type="float">
            <text:p>24.187058303</text:p>
          </table:table-cell>
          <table:table-cell office:value-type="float" office:value="24.186360351" calcext:value-type="float">
            <text:p>24.186360351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0976285" calcext:value-type="float">
            <text:p>0.000976285</text:p>
          </table:table-cell>
          <table:table-cell office:value-type="float" office:value="-0.020338393" calcext:value-type="float">
            <text:p>-0.020338393</text:p>
          </table:table-cell>
          <table:table-cell office:value-type="float" office:value="0.000350947" calcext:value-type="float">
            <text:p>0.000350947</text:p>
          </table:table-cell>
          <table:table-cell office:value-type="float" office:value="0.002197953" calcext:value-type="float">
            <text:p>0.002197953</text:p>
          </table:table-cell>
          <table:table-cell office:value-type="float" office:value="0.001481641" calcext:value-type="float">
            <text:p>0.0014816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2019-12-03 10:37:30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679857" calcext:value-type="float">
            <text:p>0.135679857</text:p>
          </table:table-cell>
          <table:table-cell office:value-type="float" office:value="0.032802824" calcext:value-type="float">
            <text:p>0.032802824</text:p>
          </table:table-cell>
          <table:table-cell office:value-type="float" office:value="0.132617966" calcext:value-type="float">
            <text:p>0.132617966</text:p>
          </table:table-cell>
          <table:table-cell office:value-type="float" office:value="0.141636746" calcext:value-type="float">
            <text:p>0.141636746</text:p>
          </table:table-cell>
          <table:table-cell office:value-type="float" office:value="0.138019936" calcext:value-type="float">
            <text:p>0.1380199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496" calcext:value-type="float">
            <text:p>0.001108496</text:p>
          </table:table-cell>
          <table:table-cell office:value-type="float" office:value="0.000267997" calcext:value-type="float">
            <text:p>0.000267997</text:p>
          </table:table-cell>
          <table:table-cell office:value-type="float" office:value="0.00108348" calcext:value-type="float">
            <text:p>0.00108348</text:p>
          </table:table-cell>
          <table:table-cell office:value-type="float" office:value="0.001157163" calcext:value-type="float">
            <text:p>0.001157163</text:p>
          </table:table-cell>
          <table:table-cell office:value-type="float" office:value="0.001127614" calcext:value-type="float">
            <text:p>0.0011276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234" calcext:value-type="float">
            <text:p>3.8234E-05</text:p>
          </table:table-cell>
          <table:table-cell office:value-type="float" office:value="-0.000802265" calcext:value-type="float">
            <text:p>-0.000802265</text:p>
          </table:table-cell>
          <table:table-cell office:value-type="float" office:value="0.000013219" calcext:value-type="float">
            <text:p>1.3219E-05</text:p>
          </table:table-cell>
          <table:table-cell office:value-type="float" office:value="0.000086902" calcext:value-type="float">
            <text:p>8.6902E-05</text:p>
          </table:table-cell>
          <table:table-cell office:value-type="float" office:value="0.000057352" calcext:value-type="float">
            <text:p>5.735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53062" calcext:value-type="float">
            <text:p>24.175753062</text:p>
          </table:table-cell>
          <table:table-cell office:value-type="float" office:value="24.154993426" calcext:value-type="float">
            <text:p>24.154993426</text:p>
          </table:table-cell>
          <table:table-cell office:value-type="float" office:value="24.175135206" calcext:value-type="float">
            <text:p>24.175135206</text:p>
          </table:table-cell>
          <table:table-cell office:value-type="float" office:value="24.176955095" calcext:value-type="float">
            <text:p>24.176955095</text:p>
          </table:table-cell>
          <table:table-cell office:value-type="float" office:value="24.176225263" calcext:value-type="float">
            <text:p>24.176225263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69126" calcext:value-type="float">
            <text:p>0.000969126</text:p>
          </table:table-cell>
          <table:table-cell office:value-type="float" office:value="-0.020336418" calcext:value-type="float">
            <text:p>-0.020336418</text:p>
          </table:table-cell>
          <table:table-cell office:value-type="float" office:value="0.000335023" calcext:value-type="float">
            <text:p>0.000335023</text:p>
          </table:table-cell>
          <table:table-cell office:value-type="float" office:value="0.002202767" calcext:value-type="float">
            <text:p>0.002202767</text:p>
          </table:table-cell>
          <table:table-cell office:value-type="float" office:value="0.001453744" calcext:value-type="float">
            <text:p>0.0014537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2019-12-03 10:37:3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790126" calcext:value-type="float">
            <text:p>0.135790126</text:p>
          </table:table-cell>
          <table:table-cell office:value-type="float" office:value="0.034252409" calcext:value-type="float">
            <text:p>0.034252409</text:p>
          </table:table-cell>
          <table:table-cell office:value-type="float" office:value="0.133412496" calcext:value-type="float">
            <text:p>0.133412496</text:p>
          </table:table-cell>
          <table:table-cell office:value-type="float" office:value="0.1417643" calcext:value-type="float">
            <text:p>0.1417643</text:p>
          </table:table-cell>
          <table:table-cell office:value-type="float" office:value="0.137112157" calcext:value-type="float">
            <text:p>0.1371121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96" calcext:value-type="float">
            <text:p>0.001109396</text:p>
          </table:table-cell>
          <table:table-cell office:value-type="float" office:value="0.00027984" calcext:value-type="float">
            <text:p>0.00027984</text:p>
          </table:table-cell>
          <table:table-cell office:value-type="float" office:value="0.001089971" calcext:value-type="float">
            <text:p>0.001089971</text:p>
          </table:table-cell>
          <table:table-cell office:value-type="float" office:value="0.001158205" calcext:value-type="float">
            <text:p>0.001158205</text:p>
          </table:table-cell>
          <table:table-cell office:value-type="float" office:value="0.001120197" calcext:value-type="float">
            <text:p>0.0011201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135" calcext:value-type="float">
            <text:p>3.9135E-05</text:p>
          </table:table-cell>
          <table:table-cell office:value-type="float" office:value="-0.000790421" calcext:value-type="float">
            <text:p>-0.000790421</text:p>
          </table:table-cell>
          <table:table-cell office:value-type="float" office:value="0.00001971" calcext:value-type="float">
            <text:p>1.971E-05</text:p>
          </table:table-cell>
          <table:table-cell office:value-type="float" office:value="0.000087944" calcext:value-type="float">
            <text:p>8.7944E-05</text:p>
          </table:table-cell>
          <table:table-cell office:value-type="float" office:value="0.000049936" calcext:value-type="float">
            <text:p>4.99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75313" calcext:value-type="float">
            <text:p>24.175775313</text:p>
          </table:table-cell>
          <table:table-cell office:value-type="float" office:value="24.155285942" calcext:value-type="float">
            <text:p>24.155285942</text:p>
          </table:table-cell>
          <table:table-cell office:value-type="float" office:value="24.175295533" calcext:value-type="float">
            <text:p>24.175295533</text:p>
          </table:table-cell>
          <table:table-cell office:value-type="float" office:value="24.176980834" calcext:value-type="float">
            <text:p>24.176980834</text:p>
          </table:table-cell>
          <table:table-cell office:value-type="float" office:value="24.176042084" calcext:value-type="float">
            <text:p>24.176042084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91962" calcext:value-type="float">
            <text:p>0.000991962</text:p>
          </table:table-cell>
          <table:table-cell office:value-type="float" office:value="-0.020036208" calcext:value-type="float">
            <text:p>-0.020036208</text:p>
          </table:table-cell>
          <table:table-cell office:value-type="float" office:value="0.000499566" calcext:value-type="float">
            <text:p>0.000499566</text:p>
          </table:table-cell>
          <table:table-cell office:value-type="float" office:value="0.002229182" calcext:value-type="float">
            <text:p>0.002229182</text:p>
          </table:table-cell>
          <table:table-cell office:value-type="float" office:value="0.001265748" calcext:value-type="float">
            <text:p>0.00126574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2019-12-03 10:37:33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5701315" calcext:value-type="float">
            <text:p>0.135701315</text:p>
          </table:table-cell>
          <table:table-cell office:value-type="float" office:value="0.032891635" calcext:value-type="float">
            <text:p>0.032891635</text:p>
          </table:table-cell>
          <table:table-cell office:value-type="float" office:value="0.133065001" calcext:value-type="float">
            <text:p>0.133065001</text:p>
          </table:table-cell>
          <table:table-cell office:value-type="float" office:value="0.141862052" calcext:value-type="float">
            <text:p>0.141862052</text:p>
          </table:table-cell>
          <table:table-cell office:value-type="float" office:value="0.138189809" calcext:value-type="float">
            <text:p>0.1381898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671" calcext:value-type="float">
            <text:p>0.001108671</text:p>
          </table:table-cell>
          <table:table-cell office:value-type="float" office:value="0.000268723" calcext:value-type="float">
            <text:p>0.000268723</text:p>
          </table:table-cell>
          <table:table-cell office:value-type="float" office:value="0.001087132" calcext:value-type="float">
            <text:p>0.001087132</text:p>
          </table:table-cell>
          <table:table-cell office:value-type="float" office:value="0.001159004" calcext:value-type="float">
            <text:p>0.001159004</text:p>
          </table:table-cell>
          <table:table-cell office:value-type="float" office:value="0.001129002" calcext:value-type="float">
            <text:p>0.0011290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409" calcext:value-type="float">
            <text:p>3.8409E-05</text:p>
          </table:table-cell>
          <table:table-cell office:value-type="float" office:value="-0.000801539" calcext:value-type="float">
            <text:p>-0.000801539</text:p>
          </table:table-cell>
          <table:table-cell office:value-type="float" office:value="0.000016871" calcext:value-type="float">
            <text:p>1.6871E-05</text:p>
          </table:table-cell>
          <table:table-cell office:value-type="float" office:value="0.000088742" calcext:value-type="float">
            <text:p>8.8742E-05</text:p>
          </table:table-cell>
          <table:table-cell office:value-type="float" office:value="0.00005874" calcext:value-type="float">
            <text:p>5.87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03437" calcext:value-type="float">
            <text:p>24.170703437</text:p>
          </table:table-cell>
          <table:table-cell office:value-type="float" office:value="24.149957298" calcext:value-type="float">
            <text:p>24.149957298</text:p>
          </table:table-cell>
          <table:table-cell office:value-type="float" office:value="24.170171456" calcext:value-type="float">
            <text:p>24.170171456</text:p>
          </table:table-cell>
          <table:table-cell office:value-type="float" office:value="24.17194661" calcext:value-type="float">
            <text:p>24.17194661</text:p>
          </table:table-cell>
          <table:table-cell office:value-type="float" office:value="24.17120559" calcext:value-type="float">
            <text:p>24.17120559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0973569" calcext:value-type="float">
            <text:p>0.000973569</text:p>
          </table:table-cell>
          <table:table-cell office:value-type="float" office:value="-0.020318025" calcext:value-type="float">
            <text:p>-0.020318025</text:p>
          </table:table-cell>
          <table:table-cell office:value-type="float" office:value="0.000427602" calcext:value-type="float">
            <text:p>0.000427602</text:p>
          </table:table-cell>
          <table:table-cell office:value-type="float" office:value="0.002249426" calcext:value-type="float">
            <text:p>0.002249426</text:p>
          </table:table-cell>
          <table:table-cell office:value-type="float" office:value="0.001488924" calcext:value-type="float">
            <text:p>0.0014889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2019-12-03 10:37:34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5740654" calcext:value-type="float">
            <text:p>0.135740654</text:p>
          </table:table-cell>
          <table:table-cell office:value-type="float" office:value="0.034371023" calcext:value-type="float">
            <text:p>0.034371023</text:p>
          </table:table-cell>
          <table:table-cell office:value-type="float" office:value="0.133019106" calcext:value-type="float">
            <text:p>0.133019106</text:p>
          </table:table-cell>
          <table:table-cell office:value-type="float" office:value="0.141913312" calcext:value-type="float">
            <text:p>0.141913312</text:p>
          </table:table-cell>
          <table:table-cell office:value-type="float" office:value="0.137003677" calcext:value-type="float">
            <text:p>0.1370036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992" calcext:value-type="float">
            <text:p>0.001108992</text:p>
          </table:table-cell>
          <table:table-cell office:value-type="float" office:value="0.000280809" calcext:value-type="float">
            <text:p>0.000280809</text:p>
          </table:table-cell>
          <table:table-cell office:value-type="float" office:value="0.001086757" calcext:value-type="float">
            <text:p>0.001086757</text:p>
          </table:table-cell>
          <table:table-cell office:value-type="float" office:value="0.001159422" calcext:value-type="float">
            <text:p>0.001159422</text:p>
          </table:table-cell>
          <table:table-cell office:value-type="float" office:value="0.001119311" calcext:value-type="float">
            <text:p>0.0011193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731" calcext:value-type="float">
            <text:p>3.8731E-05</text:p>
          </table:table-cell>
          <table:table-cell office:value-type="float" office:value="-0.000789452" calcext:value-type="float">
            <text:p>-0.000789452</text:p>
          </table:table-cell>
          <table:table-cell office:value-type="float" office:value="0.000016496" calcext:value-type="float">
            <text:p>1.6496E-05</text:p>
          </table:table-cell>
          <table:table-cell office:value-type="float" office:value="0.000089161" calcext:value-type="float">
            <text:p>8.9161E-05</text:p>
          </table:table-cell>
          <table:table-cell office:value-type="float" office:value="0.00004905" calcext:value-type="float">
            <text:p>4.90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11376" calcext:value-type="float">
            <text:p>24.170711376</text:p>
          </table:table-cell>
          <table:table-cell office:value-type="float" office:value="24.150255829" calcext:value-type="float">
            <text:p>24.150255829</text:p>
          </table:table-cell>
          <table:table-cell office:value-type="float" office:value="24.170162195" calcext:value-type="float">
            <text:p>24.170162195</text:p>
          </table:table-cell>
          <table:table-cell office:value-type="float" office:value="24.171956954" calcext:value-type="float">
            <text:p>24.171956954</text:p>
          </table:table-cell>
          <table:table-cell office:value-type="float" office:value="24.170966241" calcext:value-type="float">
            <text:p>24.170966241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0981716" calcext:value-type="float">
            <text:p>0.000981716</text:p>
          </table:table-cell>
          <table:table-cell office:value-type="float" office:value="-0.020011643" calcext:value-type="float">
            <text:p>-0.020011643</text:p>
          </table:table-cell>
          <table:table-cell office:value-type="float" office:value="0.000418097" calcext:value-type="float">
            <text:p>0.000418097</text:p>
          </table:table-cell>
          <table:table-cell office:value-type="float" office:value="0.002260042" calcext:value-type="float">
            <text:p>0.002260042</text:p>
          </table:table-cell>
          <table:table-cell office:value-type="float" office:value="0.001243282" calcext:value-type="float">
            <text:p>0.00124328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2019-12-03 10:37:36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794298" calcext:value-type="float">
            <text:p>0.135794298</text:p>
          </table:table-cell>
          <table:table-cell office:value-type="float" office:value="0.033429865" calcext:value-type="float">
            <text:p>0.033429865</text:p>
          </table:table-cell>
          <table:table-cell office:value-type="float" office:value="0.132913605" calcext:value-type="float">
            <text:p>0.132913605</text:p>
          </table:table-cell>
          <table:table-cell office:value-type="float" office:value="0.14183523" calcext:value-type="float">
            <text:p>0.14183523</text:p>
          </table:table-cell>
          <table:table-cell office:value-type="float" office:value="0.137099044" calcext:value-type="float">
            <text:p>0.1370990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431" calcext:value-type="float">
            <text:p>0.001109431</text:p>
          </table:table-cell>
          <table:table-cell office:value-type="float" office:value="0.00027312" calcext:value-type="float">
            <text:p>0.00027312</text:p>
          </table:table-cell>
          <table:table-cell office:value-type="float" office:value="0.001085895" calcext:value-type="float">
            <text:p>0.001085895</text:p>
          </table:table-cell>
          <table:table-cell office:value-type="float" office:value="0.001158785" calcext:value-type="float">
            <text:p>0.001158785</text:p>
          </table:table-cell>
          <table:table-cell office:value-type="float" office:value="0.00112009" calcext:value-type="float">
            <text:p>0.001120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169" calcext:value-type="float">
            <text:p>3.9169E-05</text:p>
          </table:table-cell>
          <table:table-cell office:value-type="float" office:value="-0.000797142" calcext:value-type="float">
            <text:p>-0.000797142</text:p>
          </table:table-cell>
          <table:table-cell office:value-type="float" office:value="0.000015634" calcext:value-type="float">
            <text:p>1.5634E-05</text:p>
          </table:table-cell>
          <table:table-cell office:value-type="float" office:value="0.000088523" calcext:value-type="float">
            <text:p>8.8523E-05</text:p>
          </table:table-cell>
          <table:table-cell office:value-type="float" office:value="0.000049829" calcext:value-type="float">
            <text:p>4.982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68246" calcext:value-type="float">
            <text:p>24.165668246</text:p>
          </table:table-cell>
          <table:table-cell office:value-type="float" office:value="24.14501186" calcext:value-type="float">
            <text:p>24.14501186</text:p>
          </table:table-cell>
          <table:table-cell office:value-type="float" office:value="24.165086949" calcext:value-type="float">
            <text:p>24.165086949</text:p>
          </table:table-cell>
          <table:table-cell office:value-type="float" office:value="24.16688725" calcext:value-type="float">
            <text:p>24.16688725</text:p>
          </table:table-cell>
          <table:table-cell office:value-type="float" office:value="24.165931532" calcext:value-type="float">
            <text:p>24.165931532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0992826" calcext:value-type="float">
            <text:p>0.000992826</text:p>
          </table:table-cell>
          <table:table-cell office:value-type="float" office:value="-0.020206557" calcext:value-type="float">
            <text:p>-0.020206557</text:p>
          </table:table-cell>
          <table:table-cell office:value-type="float" office:value="0.000396248" calcext:value-type="float">
            <text:p>0.000396248</text:p>
          </table:table-cell>
          <table:table-cell office:value-type="float" office:value="0.002243872" calcext:value-type="float">
            <text:p>0.002243872</text:p>
          </table:table-cell>
          <table:table-cell office:value-type="float" office:value="0.001263032" calcext:value-type="float">
            <text:p>0.00126303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2019-12-03 10:37:37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684626" calcext:value-type="float">
            <text:p>0.135684626</text:p>
          </table:table-cell>
          <table:table-cell office:value-type="float" office:value="0.033300523" calcext:value-type="float">
            <text:p>0.033300523</text:p>
          </table:table-cell>
          <table:table-cell office:value-type="float" office:value="0.133525745" calcext:value-type="float">
            <text:p>0.133525745</text:p>
          </table:table-cell>
          <table:table-cell office:value-type="float" office:value="0.141777413" calcext:value-type="float">
            <text:p>0.141777413</text:p>
          </table:table-cell>
          <table:table-cell office:value-type="float" office:value="0.137135999" calcext:value-type="float">
            <text:p>0.1371359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535" calcext:value-type="float">
            <text:p>0.001108535</text:p>
          </table:table-cell>
          <table:table-cell office:value-type="float" office:value="0.000272063" calcext:value-type="float">
            <text:p>0.000272063</text:p>
          </table:table-cell>
          <table:table-cell office:value-type="float" office:value="0.001090897" calcext:value-type="float">
            <text:p>0.001090897</text:p>
          </table:table-cell>
          <table:table-cell office:value-type="float" office:value="0.001158312" calcext:value-type="float">
            <text:p>0.001158312</text:p>
          </table:table-cell>
          <table:table-cell office:value-type="float" office:value="0.001120392" calcext:value-type="float">
            <text:p>0.0011203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273" calcext:value-type="float">
            <text:p>3.8273E-05</text:p>
          </table:table-cell>
          <table:table-cell office:value-type="float" office:value="-0.000798198" calcext:value-type="float">
            <text:p>-0.000798198</text:p>
          </table:table-cell>
          <table:table-cell office:value-type="float" office:value="0.000020635" calcext:value-type="float">
            <text:p>2.0635E-05</text:p>
          </table:table-cell>
          <table:table-cell office:value-type="float" office:value="0.000088051" calcext:value-type="float">
            <text:p>8.8051E-05</text:p>
          </table:table-cell>
          <table:table-cell office:value-type="float" office:value="0.000050131" calcext:value-type="float">
            <text:p>5.013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46115" calcext:value-type="float">
            <text:p>24.165646115</text:p>
          </table:table-cell>
          <table:table-cell office:value-type="float" office:value="24.14498576" calcext:value-type="float">
            <text:p>24.14498576</text:p>
          </table:table-cell>
          <table:table-cell office:value-type="float" office:value="24.165210473" calcext:value-type="float">
            <text:p>24.165210473</text:p>
          </table:table-cell>
          <table:table-cell office:value-type="float" office:value="24.166875583" calcext:value-type="float">
            <text:p>24.166875583</text:p>
          </table:table-cell>
          <table:table-cell office:value-type="float" office:value="24.165938989" calcext:value-type="float">
            <text:p>24.165938989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0970113" calcext:value-type="float">
            <text:p>0.000970113</text:p>
          </table:table-cell>
          <table:table-cell office:value-type="float" office:value="-0.020233344" calcext:value-type="float">
            <text:p>-0.020233344</text:p>
          </table:table-cell>
          <table:table-cell office:value-type="float" office:value="0.00052302" calcext:value-type="float">
            <text:p>0.00052302</text:p>
          </table:table-cell>
          <table:table-cell office:value-type="float" office:value="0.002231898" calcext:value-type="float">
            <text:p>0.002231898</text:p>
          </table:table-cell>
          <table:table-cell office:value-type="float" office:value="0.001270685" calcext:value-type="float">
            <text:p>0.00127068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2019-12-03 10:37:3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754959" calcext:value-type="float">
            <text:p>0.135754959</text:p>
          </table:table-cell>
          <table:table-cell office:value-type="float" office:value="0.032955412" calcext:value-type="float">
            <text:p>0.032955412</text:p>
          </table:table-cell>
          <table:table-cell office:value-type="float" office:value="0.133297459" calcext:value-type="float">
            <text:p>0.133297459</text:p>
          </table:table-cell>
          <table:table-cell office:value-type="float" office:value="0.141735094" calcext:value-type="float">
            <text:p>0.141735094</text:p>
          </table:table-cell>
          <table:table-cell office:value-type="float" office:value="0.137809531" calcext:value-type="float">
            <text:p>0.1378095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109" calcext:value-type="float">
            <text:p>0.001109109</text:p>
          </table:table-cell>
          <table:table-cell office:value-type="float" office:value="0.000269244" calcext:value-type="float">
            <text:p>0.000269244</text:p>
          </table:table-cell>
          <table:table-cell office:value-type="float" office:value="0.001089032" calcext:value-type="float">
            <text:p>0.001089032</text:p>
          </table:table-cell>
          <table:table-cell office:value-type="float" office:value="0.001157966" calcext:value-type="float">
            <text:p>0.001157966</text:p>
          </table:table-cell>
          <table:table-cell office:value-type="float" office:value="0.001125895" calcext:value-type="float">
            <text:p>0.0011258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848" calcext:value-type="float">
            <text:p>3.8848E-05</text:p>
          </table:table-cell>
          <table:table-cell office:value-type="float" office:value="-0.000801018" calcext:value-type="float">
            <text:p>-0.000801018</text:p>
          </table:table-cell>
          <table:table-cell office:value-type="float" office:value="0.00001877" calcext:value-type="float">
            <text:p>1.877E-05</text:p>
          </table:table-cell>
          <table:table-cell office:value-type="float" office:value="0.000087705" calcext:value-type="float">
            <text:p>8.7705E-05</text:p>
          </table:table-cell>
          <table:table-cell office:value-type="float" office:value="0.000055633" calcext:value-type="float">
            <text:p>5.563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52401" calcext:value-type="float">
            <text:p>24.155552401</text:p>
          </table:table-cell>
          <table:table-cell office:value-type="float" office:value="24.13480802" calcext:value-type="float">
            <text:p>24.13480802</text:p>
          </table:table-cell>
          <table:table-cell office:value-type="float" office:value="24.155056496" calcext:value-type="float">
            <text:p>24.155056496</text:p>
          </table:table-cell>
          <table:table-cell office:value-type="float" office:value="24.156759147" calcext:value-type="float">
            <text:p>24.156759147</text:p>
          </table:table-cell>
          <table:table-cell office:value-type="float" office:value="24.155966998" calcext:value-type="float">
            <text:p>24.15596699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84679" calcext:value-type="float">
            <text:p>0.000984679</text:p>
          </table:table-cell>
          <table:table-cell office:value-type="float" office:value="-0.020304817" calcext:value-type="float">
            <text:p>-0.020304817</text:p>
          </table:table-cell>
          <table:table-cell office:value-type="float" office:value="0.000475743" calcext:value-type="float">
            <text:p>0.000475743</text:p>
          </table:table-cell>
          <table:table-cell office:value-type="float" office:value="0.002223134" calcext:value-type="float">
            <text:p>0.002223134</text:p>
          </table:table-cell>
          <table:table-cell office:value-type="float" office:value="0.00141017" calcext:value-type="float">
            <text:p>0.0014101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2019-12-03 10:37:4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837213" calcext:value-type="float">
            <text:p>0.135837213</text:p>
          </table:table-cell>
          <table:table-cell office:value-type="float" office:value="0.03446937" calcext:value-type="float">
            <text:p>0.03446937</text:p>
          </table:table-cell>
          <table:table-cell office:value-type="float" office:value="0.133135931" calcext:value-type="float">
            <text:p>0.133135931</text:p>
          </table:table-cell>
          <table:table-cell office:value-type="float" office:value="0.141659992" calcext:value-type="float">
            <text:p>0.141659992</text:p>
          </table:table-cell>
          <table:table-cell office:value-type="float" office:value="0.136796252" calcext:value-type="float">
            <text:p>0.1367962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81" calcext:value-type="float">
            <text:p>0.001109781</text:p>
          </table:table-cell>
          <table:table-cell office:value-type="float" office:value="0.000281613" calcext:value-type="float">
            <text:p>0.000281613</text:p>
          </table:table-cell>
          <table:table-cell office:value-type="float" office:value="0.001087712" calcext:value-type="float">
            <text:p>0.001087712</text:p>
          </table:table-cell>
          <table:table-cell office:value-type="float" office:value="0.001157353" calcext:value-type="float">
            <text:p>0.001157353</text:p>
          </table:table-cell>
          <table:table-cell office:value-type="float" office:value="0.001117616" calcext:value-type="float">
            <text:p>0.0011176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2" calcext:value-type="float">
            <text:p>3.952E-05</text:p>
          </table:table-cell>
          <table:table-cell office:value-type="float" office:value="-0.000788649" calcext:value-type="float">
            <text:p>-0.000788649</text:p>
          </table:table-cell>
          <table:table-cell office:value-type="float" office:value="0.00001745" calcext:value-type="float">
            <text:p>1.745E-05</text:p>
          </table:table-cell>
          <table:table-cell office:value-type="float" office:value="0.000087091" calcext:value-type="float">
            <text:p>8.7091E-05</text:p>
          </table:table-cell>
          <table:table-cell office:value-type="float" office:value="0.000047355" calcext:value-type="float">
            <text:p>4.73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68999" calcext:value-type="float">
            <text:p>24.155568999</text:p>
          </table:table-cell>
          <table:table-cell office:value-type="float" office:value="24.135113532" calcext:value-type="float">
            <text:p>24.135113532</text:p>
          </table:table-cell>
          <table:table-cell office:value-type="float" office:value="24.1550239" calcext:value-type="float">
            <text:p>24.1550239</text:p>
          </table:table-cell>
          <table:table-cell office:value-type="float" office:value="24.156743992" calcext:value-type="float">
            <text:p>24.156743992</text:p>
          </table:table-cell>
          <table:table-cell office:value-type="float" office:value="24.155762526" calcext:value-type="float">
            <text:p>24.155762526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01713" calcext:value-type="float">
            <text:p>0.001001713</text:p>
          </table:table-cell>
          <table:table-cell office:value-type="float" office:value="-0.019991276" calcext:value-type="float">
            <text:p>-0.019991276</text:p>
          </table:table-cell>
          <table:table-cell office:value-type="float" office:value="0.000442291" calcext:value-type="float">
            <text:p>0.000442291</text:p>
          </table:table-cell>
          <table:table-cell office:value-type="float" office:value="0.002207581" calcext:value-type="float">
            <text:p>0.002207581</text:p>
          </table:table-cell>
          <table:table-cell office:value-type="float" office:value="0.001200325" calcext:value-type="float">
            <text:p>0.0012003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2019-12-03 10:37:4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777013" calcext:value-type="float">
            <text:p>0.135777013</text:p>
          </table:table-cell>
          <table:table-cell office:value-type="float" office:value="0.033333306" calcext:value-type="float">
            <text:p>0.033333306</text:p>
          </table:table-cell>
          <table:table-cell office:value-type="float" office:value="0.133566872" calcext:value-type="float">
            <text:p>0.133566872</text:p>
          </table:table-cell>
          <table:table-cell office:value-type="float" office:value="0.141617673" calcext:value-type="float">
            <text:p>0.141617673</text:p>
          </table:table-cell>
          <table:table-cell office:value-type="float" office:value="0.136958973" calcext:value-type="float">
            <text:p>0.1369589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289" calcext:value-type="float">
            <text:p>0.001109289</text:p>
          </table:table-cell>
          <table:table-cell office:value-type="float" office:value="0.000272331" calcext:value-type="float">
            <text:p>0.000272331</text:p>
          </table:table-cell>
          <table:table-cell office:value-type="float" office:value="0.001091233" calcext:value-type="float">
            <text:p>0.001091233</text:p>
          </table:table-cell>
          <table:table-cell office:value-type="float" office:value="0.001157007" calcext:value-type="float">
            <text:p>0.001157007</text:p>
          </table:table-cell>
          <table:table-cell office:value-type="float" office:value="0.001118946" calcext:value-type="float">
            <text:p>0.0011189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028" calcext:value-type="float">
            <text:p>3.9028E-05</text:p>
          </table:table-cell>
          <table:table-cell office:value-type="float" office:value="-0.000797931" calcext:value-type="float">
            <text:p>-0.000797931</text:p>
          </table:table-cell>
          <table:table-cell office:value-type="float" office:value="0.000020971" calcext:value-type="float">
            <text:p>2.0971E-05</text:p>
          </table:table-cell>
          <table:table-cell office:value-type="float" office:value="0.000086746" calcext:value-type="float">
            <text:p>8.6746E-05</text:p>
          </table:table-cell>
          <table:table-cell office:value-type="float" office:value="0.000048684" calcext:value-type="float">
            <text:p>4.868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02898" calcext:value-type="float">
            <text:p>24.150502898</text:p>
          </table:table-cell>
          <table:table-cell office:value-type="float" office:value="24.12983023" calcext:value-type="float">
            <text:p>24.12983023</text:p>
          </table:table-cell>
          <table:table-cell office:value-type="float" office:value="24.150056906" calcext:value-type="float">
            <text:p>24.150056906</text:p>
          </table:table-cell>
          <table:table-cell office:value-type="float" office:value="24.151681505" calcext:value-type="float">
            <text:p>24.151681505</text:p>
          </table:table-cell>
          <table:table-cell office:value-type="float" office:value="24.15074141" calcext:value-type="float">
            <text:p>24.15074141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0989246" calcext:value-type="float">
            <text:p>0.000989246</text:p>
          </table:table-cell>
          <table:table-cell office:value-type="float" office:value="-0.020226555" calcext:value-type="float">
            <text:p>-0.020226555</text:p>
          </table:table-cell>
          <table:table-cell office:value-type="float" office:value="0.000531537" calcext:value-type="float">
            <text:p>0.000531537</text:p>
          </table:table-cell>
          <table:table-cell office:value-type="float" office:value="0.002198817" calcext:value-type="float">
            <text:p>0.002198817</text:p>
          </table:table-cell>
          <table:table-cell office:value-type="float" office:value="0.001234024" calcext:value-type="float">
            <text:p>0.0012340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2019-12-03 10:37:42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869996" calcext:value-type="float">
            <text:p>0.135869996</text:p>
          </table:table-cell>
          <table:table-cell office:value-type="float" office:value="0.03346384" calcext:value-type="float">
            <text:p>0.03346384</text:p>
          </table:table-cell>
          <table:table-cell office:value-type="float" office:value="0.133499519" calcext:value-type="float">
            <text:p>0.133499519</text:p>
          </table:table-cell>
          <table:table-cell office:value-type="float" office:value="0.141603368" calcext:value-type="float">
            <text:p>0.141603368</text:p>
          </table:table-cell>
          <table:table-cell office:value-type="float" office:value="0.136891024" calcext:value-type="float">
            <text:p>0.1368910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49" calcext:value-type="float">
            <text:p>0.001110049</text:p>
          </table:table-cell>
          <table:table-cell office:value-type="float" office:value="0.000273397" calcext:value-type="float">
            <text:p>0.000273397</text:p>
          </table:table-cell>
          <table:table-cell office:value-type="float" office:value="0.001090682" calcext:value-type="float">
            <text:p>0.001090682</text:p>
          </table:table-cell>
          <table:table-cell office:value-type="float" office:value="0.00115689" calcext:value-type="float">
            <text:p>0.00115689</text:p>
          </table:table-cell>
          <table:table-cell office:value-type="float" office:value="0.001118391" calcext:value-type="float">
            <text:p>0.0011183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788" calcext:value-type="float">
            <text:p>3.9788E-05</text:p>
          </table:table-cell>
          <table:table-cell office:value-type="float" office:value="-0.000796864" calcext:value-type="float">
            <text:p>-0.000796864</text:p>
          </table:table-cell>
          <table:table-cell office:value-type="float" office:value="0.000020421" calcext:value-type="float">
            <text:p>2.0421E-05</text:p>
          </table:table-cell>
          <table:table-cell office:value-type="float" office:value="0.000086629" calcext:value-type="float">
            <text:p>8.6629E-05</text:p>
          </table:table-cell>
          <table:table-cell office:value-type="float" office:value="0.000048129" calcext:value-type="float">
            <text:p>4.812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29568" calcext:value-type="float">
            <text:p>24.160629568</text:p>
          </table:table-cell>
          <table:table-cell office:value-type="float" office:value="24.139964668" calcext:value-type="float">
            <text:p>24.139964668</text:p>
          </table:table-cell>
          <table:table-cell office:value-type="float" office:value="24.160151225" calcext:value-type="float">
            <text:p>24.160151225</text:p>
          </table:table-cell>
          <table:table-cell office:value-type="float" office:value="24.161786514" calcext:value-type="float">
            <text:p>24.161786514</text:p>
          </table:table-cell>
          <table:table-cell office:value-type="float" office:value="24.160835603" calcext:value-type="float">
            <text:p>24.160835603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08502" calcext:value-type="float">
            <text:p>0.001008502</text:p>
          </table:table-cell>
          <table:table-cell office:value-type="float" office:value="-0.020199521" calcext:value-type="float">
            <text:p>-0.020199521</text:p>
          </table:table-cell>
          <table:table-cell office:value-type="float" office:value="0.000517588" calcext:value-type="float">
            <text:p>0.000517588</text:p>
          </table:table-cell>
          <table:table-cell office:value-type="float" office:value="0.002195854" calcext:value-type="float">
            <text:p>0.002195854</text:p>
          </table:table-cell>
          <table:table-cell office:value-type="float" office:value="0.001219952" calcext:value-type="float">
            <text:p>0.00121995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2019-12-03 10:37:4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888473" calcext:value-type="float">
            <text:p>0.135888473</text:p>
          </table:table-cell>
          <table:table-cell office:value-type="float" office:value="0.032953028" calcext:value-type="float">
            <text:p>0.032953028</text:p>
          </table:table-cell>
          <table:table-cell office:value-type="float" office:value="0.13325812" calcext:value-type="float">
            <text:p>0.13325812</text:p>
          </table:table-cell>
          <table:table-cell office:value-type="float" office:value="0.141533034" calcext:value-type="float">
            <text:p>0.141533034</text:p>
          </table:table-cell>
          <table:table-cell office:value-type="float" office:value="0.137667076" calcext:value-type="float">
            <text:p>0.1376670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" calcext:value-type="float">
            <text:p>0.0011102</text:p>
          </table:table-cell>
          <table:table-cell office:value-type="float" office:value="0.000269224" calcext:value-type="float">
            <text:p>0.000269224</text:p>
          </table:table-cell>
          <table:table-cell office:value-type="float" office:value="0.00108871" calcext:value-type="float">
            <text:p>0.00108871</text:p>
          </table:table-cell>
          <table:table-cell office:value-type="float" office:value="0.001156316" calcext:value-type="float">
            <text:p>0.001156316</text:p>
          </table:table-cell>
          <table:table-cell office:value-type="float" office:value="0.001124731" calcext:value-type="float">
            <text:p>0.00112473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39" calcext:value-type="float">
            <text:p>3.9939E-05</text:p>
          </table:table-cell>
          <table:table-cell office:value-type="float" office:value="-0.000801037" calcext:value-type="float">
            <text:p>-0.000801037</text:p>
          </table:table-cell>
          <table:table-cell office:value-type="float" office:value="0.000018449" calcext:value-type="float">
            <text:p>1.8449E-05</text:p>
          </table:table-cell>
          <table:table-cell office:value-type="float" office:value="0.000086054" calcext:value-type="float">
            <text:p>8.6054E-05</text:p>
          </table:table-cell>
          <table:table-cell office:value-type="float" office:value="0.00005447" calcext:value-type="float">
            <text:p>5.44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79343" calcext:value-type="float">
            <text:p>24.155579343</text:p>
          </table:table-cell>
          <table:table-cell office:value-type="float" office:value="24.134807539" calcext:value-type="float">
            <text:p>24.134807539</text:p>
          </table:table-cell>
          <table:table-cell office:value-type="float" office:value="24.155048557" calcext:value-type="float">
            <text:p>24.155048557</text:p>
          </table:table-cell>
          <table:table-cell office:value-type="float" office:value="24.156718373" calcext:value-type="float">
            <text:p>24.156718373</text:p>
          </table:table-cell>
          <table:table-cell office:value-type="float" office:value="24.155938252" calcext:value-type="float">
            <text:p>24.15593825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12329" calcext:value-type="float">
            <text:p>0.001012329</text:p>
          </table:table-cell>
          <table:table-cell office:value-type="float" office:value="-0.02030531" calcext:value-type="float">
            <text:p>-0.02030531</text:p>
          </table:table-cell>
          <table:table-cell office:value-type="float" office:value="0.000467596" calcext:value-type="float">
            <text:p>0.000467596</text:p>
          </table:table-cell>
          <table:table-cell office:value-type="float" office:value="0.002181288" calcext:value-type="float">
            <text:p>0.002181288</text:p>
          </table:table-cell>
          <table:table-cell office:value-type="float" office:value="0.001380669" calcext:value-type="float">
            <text:p>0.0013806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2019-12-03 10:37:45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936753" calcext:value-type="float">
            <text:p>0.135936753</text:p>
          </table:table-cell>
          <table:table-cell office:value-type="float" office:value="0.032842163" calcext:value-type="float">
            <text:p>0.032842163</text:p>
          </table:table-cell>
          <table:table-cell office:value-type="float" office:value="0.133128182" calcext:value-type="float">
            <text:p>0.133128182</text:p>
          </table:table-cell>
          <table:table-cell office:value-type="float" office:value="0.141484754" calcext:value-type="float">
            <text:p>0.141484754</text:p>
          </table:table-cell>
          <table:table-cell office:value-type="float" office:value="0.137864368" calcext:value-type="float">
            <text:p>0.137864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94" calcext:value-type="float">
            <text:p>0.001110594</text:p>
          </table:table-cell>
          <table:table-cell office:value-type="float" office:value="0.000268318" calcext:value-type="float">
            <text:p>0.000268318</text:p>
          </table:table-cell>
          <table:table-cell office:value-type="float" office:value="0.001087649" calcext:value-type="float">
            <text:p>0.001087649</text:p>
          </table:table-cell>
          <table:table-cell office:value-type="float" office:value="0.001155921" calcext:value-type="float">
            <text:p>0.001155921</text:p>
          </table:table-cell>
          <table:table-cell office:value-type="float" office:value="0.001126343" calcext:value-type="float">
            <text:p>0.0011263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33" calcext:value-type="float">
            <text:p>4.0333E-05</text:p>
          </table:table-cell>
          <table:table-cell office:value-type="float" office:value="-0.000801943" calcext:value-type="float">
            <text:p>-0.000801943</text:p>
          </table:table-cell>
          <table:table-cell office:value-type="float" office:value="0.000017387" calcext:value-type="float">
            <text:p>1.7387E-05</text:p>
          </table:table-cell>
          <table:table-cell office:value-type="float" office:value="0.00008566" calcext:value-type="float">
            <text:p>8.566E-05</text:p>
          </table:table-cell>
          <table:table-cell office:value-type="float" office:value="0.000056081" calcext:value-type="float">
            <text:p>5.608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43039" calcext:value-type="float">
            <text:p>24.160643039</text:p>
          </table:table-cell>
          <table:table-cell office:value-type="float" office:value="24.139839216" calcext:value-type="float">
            <text:p>24.139839216</text:p>
          </table:table-cell>
          <table:table-cell office:value-type="float" office:value="24.160076293" calcext:value-type="float">
            <text:p>24.160076293</text:p>
          </table:table-cell>
          <table:table-cell office:value-type="float" office:value="24.161762579" calcext:value-type="float">
            <text:p>24.161762579</text:p>
          </table:table-cell>
          <table:table-cell office:value-type="float" office:value="24.161032015" calcext:value-type="float">
            <text:p>24.16103201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22328" calcext:value-type="float">
            <text:p>0.001022328</text:p>
          </table:table-cell>
          <table:table-cell office:value-type="float" office:value="-0.020328271" calcext:value-type="float">
            <text:p>-0.020328271</text:p>
          </table:table-cell>
          <table:table-cell office:value-type="float" office:value="0.000440686" calcext:value-type="float">
            <text:p>0.000440686</text:p>
          </table:table-cell>
          <table:table-cell office:value-type="float" office:value="0.00217129" calcext:value-type="float">
            <text:p>0.00217129</text:p>
          </table:table-cell>
          <table:table-cell office:value-type="float" office:value="0.001421527" calcext:value-type="float">
            <text:p>0.0014215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2019-12-03 10:37:46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939137" calcext:value-type="float">
            <text:p>0.135939137</text:p>
          </table:table-cell>
          <table:table-cell office:value-type="float" office:value="0.033070449" calcext:value-type="float">
            <text:p>0.033070449</text:p>
          </table:table-cell>
          <table:table-cell office:value-type="float" office:value="0.133391039" calcext:value-type="float">
            <text:p>0.133391039</text:p>
          </table:table-cell>
          <table:table-cell office:value-type="float" office:value="0.141378658" calcext:value-type="float">
            <text:p>0.141378658</text:p>
          </table:table-cell>
          <table:table-cell office:value-type="float" office:value="0.137469189" calcext:value-type="float">
            <text:p>0.1374691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14" calcext:value-type="float">
            <text:p>0.001110614</text:p>
          </table:table-cell>
          <table:table-cell office:value-type="float" office:value="0.000270183" calcext:value-type="float">
            <text:p>0.000270183</text:p>
          </table:table-cell>
          <table:table-cell office:value-type="float" office:value="0.001089796" calcext:value-type="float">
            <text:p>0.001089796</text:p>
          </table:table-cell>
          <table:table-cell office:value-type="float" office:value="0.001155054" calcext:value-type="float">
            <text:p>0.001155054</text:p>
          </table:table-cell>
          <table:table-cell office:value-type="float" office:value="0.001123114" calcext:value-type="float">
            <text:p>0.0011231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52" calcext:value-type="float">
            <text:p>4.0352E-05</text:p>
          </table:table-cell>
          <table:table-cell office:value-type="float" office:value="-0.000800078" calcext:value-type="float">
            <text:p>-0.000800078</text:p>
          </table:table-cell>
          <table:table-cell office:value-type="float" office:value="0.000019535" calcext:value-type="float">
            <text:p>1.9535E-05</text:p>
          </table:table-cell>
          <table:table-cell office:value-type="float" office:value="0.000084793" calcext:value-type="float">
            <text:p>8.4793E-05</text:p>
          </table:table-cell>
          <table:table-cell office:value-type="float" office:value="0.000052853" calcext:value-type="float">
            <text:p>5.28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35614" calcext:value-type="float">
            <text:p>24.150535614</text:p>
          </table:table-cell>
          <table:table-cell office:value-type="float" office:value="24.129777186" calcext:value-type="float">
            <text:p>24.129777186</text:p>
          </table:table-cell>
          <table:table-cell office:value-type="float" office:value="24.150021424" calcext:value-type="float">
            <text:p>24.150021424</text:p>
          </table:table-cell>
          <table:table-cell office:value-type="float" office:value="24.151633273" calcext:value-type="float">
            <text:p>24.151633273</text:p>
          </table:table-cell>
          <table:table-cell office:value-type="float" office:value="24.150844368" calcext:value-type="float">
            <text:p>24.150844368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22821" calcext:value-type="float">
            <text:p>0.001022821</text:p>
          </table:table-cell>
          <table:table-cell office:value-type="float" office:value="-0.020280992" calcext:value-type="float">
            <text:p>-0.020280992</text:p>
          </table:table-cell>
          <table:table-cell office:value-type="float" office:value="0.000495123" calcext:value-type="float">
            <text:p>0.000495123</text:p>
          </table:table-cell>
          <table:table-cell office:value-type="float" office:value="0.002149318" calcext:value-type="float">
            <text:p>0.002149318</text:p>
          </table:table-cell>
          <table:table-cell office:value-type="float" office:value="0.001339687" calcext:value-type="float">
            <text:p>0.0013396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2019-12-03 10:37:4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010067" calcext:value-type="float">
            <text:p>0.136010067</text:p>
          </table:table-cell>
          <table:table-cell office:value-type="float" office:value="0.032894019" calcext:value-type="float">
            <text:p>0.032894019</text:p>
          </table:table-cell>
          <table:table-cell office:value-type="float" office:value="0.133219377" calcext:value-type="float">
            <text:p>0.133219377</text:p>
          </table:table-cell>
          <table:table-cell office:value-type="float" office:value="0.141355412" calcext:value-type="float">
            <text:p>0.141355412</text:p>
          </table:table-cell>
          <table:table-cell office:value-type="float" office:value="0.13771476" calcext:value-type="float">
            <text:p>0.137714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193" calcext:value-type="float">
            <text:p>0.001111193</text:p>
          </table:table-cell>
          <table:table-cell office:value-type="float" office:value="0.000268742" calcext:value-type="float">
            <text:p>0.000268742</text:p>
          </table:table-cell>
          <table:table-cell office:value-type="float" office:value="0.001088394" calcext:value-type="float">
            <text:p>0.001088394</text:p>
          </table:table-cell>
          <table:table-cell office:value-type="float" office:value="0.001154864" calcext:value-type="float">
            <text:p>0.001154864</text:p>
          </table:table-cell>
          <table:table-cell office:value-type="float" office:value="0.001125121" calcext:value-type="float">
            <text:p>0.0011251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32" calcext:value-type="float">
            <text:p>4.0932E-05</text:p>
          </table:table-cell>
          <table:table-cell office:value-type="float" office:value="-0.000801519" calcext:value-type="float">
            <text:p>-0.000801519</text:p>
          </table:table-cell>
          <table:table-cell office:value-type="float" office:value="0.000018132" calcext:value-type="float">
            <text:p>1.8132E-05</text:p>
          </table:table-cell>
          <table:table-cell office:value-type="float" office:value="0.000084603" calcext:value-type="float">
            <text:p>8.4603E-05</text:p>
          </table:table-cell>
          <table:table-cell office:value-type="float" office:value="0.000054859" calcext:value-type="float">
            <text:p>5.48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0388" calcext:value-type="float">
            <text:p>24.15560388</text:p>
          </table:table-cell>
          <table:table-cell office:value-type="float" office:value="24.134795632" calcext:value-type="float">
            <text:p>24.134795632</text:p>
          </table:table-cell>
          <table:table-cell office:value-type="float" office:value="24.155040739" calcext:value-type="float">
            <text:p>24.155040739</text:p>
          </table:table-cell>
          <table:table-cell office:value-type="float" office:value="24.15668253" calcext:value-type="float">
            <text:p>24.15668253</text:p>
          </table:table-cell>
          <table:table-cell office:value-type="float" office:value="24.155947874" calcext:value-type="float">
            <text:p>24.15594787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3751" calcext:value-type="float">
            <text:p>0.00103751</text:p>
          </table:table-cell>
          <table:table-cell office:value-type="float" office:value="-0.020317531" calcext:value-type="float">
            <text:p>-0.020317531</text:p>
          </table:table-cell>
          <table:table-cell office:value-type="float" office:value="0.000459572" calcext:value-type="float">
            <text:p>0.000459572</text:p>
          </table:table-cell>
          <table:table-cell office:value-type="float" office:value="0.002144504" calcext:value-type="float">
            <text:p>0.002144504</text:p>
          </table:table-cell>
          <table:table-cell office:value-type="float" office:value="0.001390544" calcext:value-type="float">
            <text:p>0.0013905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2019-12-03 10:37:49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165635" calcext:value-type="float">
            <text:p>0.136165635</text:p>
          </table:table-cell>
          <table:table-cell office:value-type="float" office:value="0.032792691" calcext:value-type="float">
            <text:p>0.032792691</text:p>
          </table:table-cell>
          <table:table-cell office:value-type="float" office:value="0.132844464" calcext:value-type="float">
            <text:p>0.132844464</text:p>
          </table:table-cell>
          <table:table-cell office:value-type="float" office:value="0.141344683" calcext:value-type="float">
            <text:p>0.141344683</text:p>
          </table:table-cell>
          <table:table-cell office:value-type="float" office:value="0.137954371" calcext:value-type="float">
            <text:p>0.1379543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64" calcext:value-type="float">
            <text:p>0.001112464</text:p>
          </table:table-cell>
          <table:table-cell office:value-type="float" office:value="0.000267914" calcext:value-type="float">
            <text:p>0.000267914</text:p>
          </table:table-cell>
          <table:table-cell office:value-type="float" office:value="0.001085331" calcext:value-type="float">
            <text:p>0.001085331</text:p>
          </table:table-cell>
          <table:table-cell office:value-type="float" office:value="0.001154777" calcext:value-type="float">
            <text:p>0.001154777</text:p>
          </table:table-cell>
          <table:table-cell office:value-type="float" office:value="0.001127078" calcext:value-type="float">
            <text:p>0.0011270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03" calcext:value-type="float">
            <text:p>4.2203E-05</text:p>
          </table:table-cell>
          <table:table-cell office:value-type="float" office:value="-0.000802347" calcext:value-type="float">
            <text:p>-0.000802347</text:p>
          </table:table-cell>
          <table:table-cell office:value-type="float" office:value="0.000015069" calcext:value-type="float">
            <text:p>1.5069E-05</text:p>
          </table:table-cell>
          <table:table-cell office:value-type="float" office:value="0.000084515" calcext:value-type="float">
            <text:p>8.4515E-05</text:p>
          </table:table-cell>
          <table:table-cell office:value-type="float" office:value="0.000056817" calcext:value-type="float">
            <text:p>5.681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8132" calcext:value-type="float">
            <text:p>24.15058132</text:p>
          </table:table-cell>
          <table:table-cell office:value-type="float" office:value="24.129721135" calcext:value-type="float">
            <text:p>24.129721135</text:p>
          </table:table-cell>
          <table:table-cell office:value-type="float" office:value="24.149911129" calcext:value-type="float">
            <text:p>24.149911129</text:p>
          </table:table-cell>
          <table:table-cell office:value-type="float" office:value="24.151626417" calcext:value-type="float">
            <text:p>24.151626417</text:p>
          </table:table-cell>
          <table:table-cell office:value-type="float" office:value="24.150942275" calcext:value-type="float">
            <text:p>24.15094227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69728" calcext:value-type="float">
            <text:p>0.001069728</text:p>
          </table:table-cell>
          <table:table-cell office:value-type="float" office:value="-0.020338516" calcext:value-type="float">
            <text:p>-0.020338516</text:p>
          </table:table-cell>
          <table:table-cell office:value-type="float" office:value="0.00038193" calcext:value-type="float">
            <text:p>0.00038193</text:p>
          </table:table-cell>
          <table:table-cell office:value-type="float" office:value="0.002142282" calcext:value-type="float">
            <text:p>0.002142282</text:p>
          </table:table-cell>
          <table:table-cell office:value-type="float" office:value="0.001440166" calcext:value-type="float">
            <text:p>0.00144016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2019-12-03 10:37:5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91725" calcext:value-type="float">
            <text:p>0.136091725</text:p>
          </table:table-cell>
          <table:table-cell office:value-type="float" office:value="0.033466224" calcext:value-type="float">
            <text:p>0.033466224</text:p>
          </table:table-cell>
          <table:table-cell office:value-type="float" office:value="0.133490578" calcext:value-type="float">
            <text:p>0.133490578</text:p>
          </table:table-cell>
          <table:table-cell office:value-type="float" office:value="0.141202228" calcext:value-type="float">
            <text:p>0.141202228</text:p>
          </table:table-cell>
          <table:table-cell office:value-type="float" office:value="0.136724131" calcext:value-type="float">
            <text:p>0.136724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861" calcext:value-type="float">
            <text:p>0.001111861</text:p>
          </table:table-cell>
          <table:table-cell office:value-type="float" office:value="0.000273417" calcext:value-type="float">
            <text:p>0.000273417</text:p>
          </table:table-cell>
          <table:table-cell office:value-type="float" office:value="0.001090609" calcext:value-type="float">
            <text:p>0.001090609</text:p>
          </table:table-cell>
          <table:table-cell office:value-type="float" office:value="0.001153613" calcext:value-type="float">
            <text:p>0.001153613</text:p>
          </table:table-cell>
          <table:table-cell office:value-type="float" office:value="0.001117027" calcext:value-type="float">
            <text:p>0.0011170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99" calcext:value-type="float">
            <text:p>4.1599E-05</text:p>
          </table:table-cell>
          <table:table-cell office:value-type="float" office:value="-0.000796845" calcext:value-type="float">
            <text:p>-0.000796845</text:p>
          </table:table-cell>
          <table:table-cell office:value-type="float" office:value="0.000020348" calcext:value-type="float">
            <text:p>2.0348E-05</text:p>
          </table:table-cell>
          <table:table-cell office:value-type="float" office:value="0.000083352" calcext:value-type="float">
            <text:p>8.3352E-05</text:p>
          </table:table-cell>
          <table:table-cell office:value-type="float" office:value="0.000046766" calcext:value-type="float">
            <text:p>4.676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12453" calcext:value-type="float">
            <text:p>24.145512453</text:p>
          </table:table-cell>
          <table:table-cell office:value-type="float" office:value="24.124803004" calcext:value-type="float">
            <text:p>24.124803004</text:p>
          </table:table-cell>
          <table:table-cell office:value-type="float" office:value="24.144987556" calcext:value-type="float">
            <text:p>24.144987556</text:p>
          </table:table-cell>
          <table:table-cell office:value-type="float" office:value="24.146543723" calcext:value-type="float">
            <text:p>24.146543723</text:p>
          </table:table-cell>
          <table:table-cell office:value-type="float" office:value="24.145640068" calcext:value-type="float">
            <text:p>24.145640068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54421" calcext:value-type="float">
            <text:p>0.001054421</text:p>
          </table:table-cell>
          <table:table-cell office:value-type="float" office:value="-0.020199027" calcext:value-type="float">
            <text:p>-0.020199027</text:p>
          </table:table-cell>
          <table:table-cell office:value-type="float" office:value="0.000515737" calcext:value-type="float">
            <text:p>0.000515737</text:p>
          </table:table-cell>
          <table:table-cell office:value-type="float" office:value="0.00211278" calcext:value-type="float">
            <text:p>0.00211278</text:p>
          </table:table-cell>
          <table:table-cell office:value-type="float" office:value="0.001185389" calcext:value-type="float">
            <text:p>0.00118538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2019-12-03 10:37:5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70864" calcext:value-type="float">
            <text:p>0.136070864</text:p>
          </table:table-cell>
          <table:table-cell office:value-type="float" office:value="0.034425859" calcext:value-type="float">
            <text:p>0.034425859</text:p>
          </table:table-cell>
          <table:table-cell office:value-type="float" office:value="0.133264081" calcext:value-type="float">
            <text:p>0.133264081</text:p>
          </table:table-cell>
          <table:table-cell office:value-type="float" office:value="0.141263025" calcext:value-type="float">
            <text:p>0.141263025</text:p>
          </table:table-cell>
          <table:table-cell office:value-type="float" office:value="0.13649048" calcext:value-type="float">
            <text:p>0.136490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69" calcext:value-type="float">
            <text:p>0.00111169</text:p>
          </table:table-cell>
          <table:table-cell office:value-type="float" office:value="0.000281257" calcext:value-type="float">
            <text:p>0.000281257</text:p>
          </table:table-cell>
          <table:table-cell office:value-type="float" office:value="0.001088759" calcext:value-type="float">
            <text:p>0.001088759</text:p>
          </table:table-cell>
          <table:table-cell office:value-type="float" office:value="0.00115411" calcext:value-type="float">
            <text:p>0.00115411</text:p>
          </table:table-cell>
          <table:table-cell office:value-type="float" office:value="0.001115118" calcext:value-type="float">
            <text:p>0.0011151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29" calcext:value-type="float">
            <text:p>4.1429E-05</text:p>
          </table:table-cell>
          <table:table-cell office:value-type="float" office:value="-0.000789004" calcext:value-type="float">
            <text:p>-0.000789004</text:p>
          </table:table-cell>
          <table:table-cell office:value-type="float" office:value="0.000018497" calcext:value-type="float">
            <text:p>1.8497E-05</text:p>
          </table:table-cell>
          <table:table-cell office:value-type="float" office:value="0.000083848" calcext:value-type="float">
            <text:p>8.3848E-05</text:p>
          </table:table-cell>
          <table:table-cell office:value-type="float" office:value="0.000044857" calcext:value-type="float">
            <text:p>4.485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08243" calcext:value-type="float">
            <text:p>24.145508243</text:p>
          </table:table-cell>
          <table:table-cell office:value-type="float" office:value="24.124996657" calcext:value-type="float">
            <text:p>24.124996657</text:p>
          </table:table-cell>
          <table:table-cell office:value-type="float" office:value="24.14494185" calcext:value-type="float">
            <text:p>24.14494185</text:p>
          </table:table-cell>
          <table:table-cell office:value-type="float" office:value="24.146555991" calcext:value-type="float">
            <text:p>24.146555991</text:p>
          </table:table-cell>
          <table:table-cell office:value-type="float" office:value="24.145592919" calcext:value-type="float">
            <text:p>24.145592919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50101" calcext:value-type="float">
            <text:p>0.001050101</text:p>
          </table:table-cell>
          <table:table-cell office:value-type="float" office:value="-0.020000287" calcext:value-type="float">
            <text:p>-0.020000287</text:p>
          </table:table-cell>
          <table:table-cell office:value-type="float" office:value="0.00046883" calcext:value-type="float">
            <text:p>0.00046883</text:p>
          </table:table-cell>
          <table:table-cell office:value-type="float" office:value="0.002125371" calcext:value-type="float">
            <text:p>0.002125371</text:p>
          </table:table-cell>
          <table:table-cell office:value-type="float" office:value="0.001137002" calcext:value-type="float">
            <text:p>0.0011370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2019-12-03 10:37:53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0603" calcext:value-type="float">
            <text:p>0.13610603</text:p>
          </table:table-cell>
          <table:table-cell office:value-type="float" office:value="0.033743386" calcext:value-type="float">
            <text:p>0.033743386</text:p>
          </table:table-cell>
          <table:table-cell office:value-type="float" office:value="0.133480446" calcext:value-type="float">
            <text:p>0.133480446</text:p>
          </table:table-cell>
          <table:table-cell office:value-type="float" office:value="0.141391175" calcext:value-type="float">
            <text:p>0.141391175</text:p>
          </table:table-cell>
          <table:table-cell office:value-type="float" office:value="0.136608498" calcext:value-type="float">
            <text:p>0.1366084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977" calcext:value-type="float">
            <text:p>0.001111977</text:p>
          </table:table-cell>
          <table:table-cell office:value-type="float" office:value="0.000275681" calcext:value-type="float">
            <text:p>0.000275681</text:p>
          </table:table-cell>
          <table:table-cell office:value-type="float" office:value="0.001090527" calcext:value-type="float">
            <text:p>0.001090527</text:p>
          </table:table-cell>
          <table:table-cell office:value-type="float" office:value="0.001155157" calcext:value-type="float">
            <text:p>0.001155157</text:p>
          </table:table-cell>
          <table:table-cell office:value-type="float" office:value="0.001116082" calcext:value-type="float">
            <text:p>0.0011160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716" calcext:value-type="float">
            <text:p>4.1716E-05</text:p>
          </table:table-cell>
          <table:table-cell office:value-type="float" office:value="-0.00079458" calcext:value-type="float">
            <text:p>-0.00079458</text:p>
          </table:table-cell>
          <table:table-cell office:value-type="float" office:value="0.000020265" calcext:value-type="float">
            <text:p>2.0265E-05</text:p>
          </table:table-cell>
          <table:table-cell office:value-type="float" office:value="0.000084895" calcext:value-type="float">
            <text:p>8.4895E-05</text:p>
          </table:table-cell>
          <table:table-cell office:value-type="float" office:value="0.000045821" calcext:value-type="float">
            <text:p>4.582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15339" calcext:value-type="float">
            <text:p>24.145515339</text:p>
          </table:table-cell>
          <table:table-cell office:value-type="float" office:value="24.124858935" calcext:value-type="float">
            <text:p>24.124858935</text:p>
          </table:table-cell>
          <table:table-cell office:value-type="float" office:value="24.144985511" calcext:value-type="float">
            <text:p>24.144985511</text:p>
          </table:table-cell>
          <table:table-cell office:value-type="float" office:value="24.146581851" calcext:value-type="float">
            <text:p>24.146581851</text:p>
          </table:table-cell>
          <table:table-cell office:value-type="float" office:value="24.145616734" calcext:value-type="float">
            <text:p>24.14561673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57384" calcext:value-type="float">
            <text:p>0.001057384</text:p>
          </table:table-cell>
          <table:table-cell office:value-type="float" office:value="-0.020141627" calcext:value-type="float">
            <text:p>-0.020141627</text:p>
          </table:table-cell>
          <table:table-cell office:value-type="float" office:value="0.000513638" calcext:value-type="float">
            <text:p>0.000513638</text:p>
          </table:table-cell>
          <table:table-cell office:value-type="float" office:value="0.00215191" calcext:value-type="float">
            <text:p>0.00215191</text:p>
          </table:table-cell>
          <table:table-cell office:value-type="float" office:value="0.001161442" calcext:value-type="float">
            <text:p>0.00116144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19-12-03 10:37:54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17398" calcext:value-type="float">
            <text:p>0.13617398</text:p>
          </table:table-cell>
          <table:table-cell office:value-type="float" office:value="0.032836799" calcext:value-type="float">
            <text:p>0.032836799</text:p>
          </table:table-cell>
          <table:table-cell office:value-type="float" office:value="0.133109109" calcext:value-type="float">
            <text:p>0.133109109</text:p>
          </table:table-cell>
          <table:table-cell office:value-type="float" office:value="0.141353624" calcext:value-type="float">
            <text:p>0.141353624</text:p>
          </table:table-cell>
          <table:table-cell office:value-type="float" office:value="0.137784497" calcext:value-type="float">
            <text:p>0.1377844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33" calcext:value-type="float">
            <text:p>0.001112533</text:p>
          </table:table-cell>
          <table:table-cell office:value-type="float" office:value="0.000268274" calcext:value-type="float">
            <text:p>0.000268274</text:p>
          </table:table-cell>
          <table:table-cell office:value-type="float" office:value="0.001087493" calcext:value-type="float">
            <text:p>0.001087493</text:p>
          </table:table-cell>
          <table:table-cell office:value-type="float" office:value="0.00115485" calcext:value-type="float">
            <text:p>0.00115485</text:p>
          </table:table-cell>
          <table:table-cell office:value-type="float" office:value="0.00112569" calcext:value-type="float">
            <text:p>0.001125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71" calcext:value-type="float">
            <text:p>4.2271E-05</text:p>
          </table:table-cell>
          <table:table-cell office:value-type="float" office:value="-0.000801987" calcext:value-type="float">
            <text:p>-0.000801987</text:p>
          </table:table-cell>
          <table:table-cell office:value-type="float" office:value="0.000017231" calcext:value-type="float">
            <text:p>1.7231E-05</text:p>
          </table:table-cell>
          <table:table-cell office:value-type="float" office:value="0.000084588" calcext:value-type="float">
            <text:p>8.4588E-05</text:p>
          </table:table-cell>
          <table:table-cell office:value-type="float" office:value="0.000055429" calcext:value-type="float">
            <text:p>5.542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83004" calcext:value-type="float">
            <text:p>24.150583004</text:p>
          </table:table-cell>
          <table:table-cell office:value-type="float" office:value="24.129730036" calcext:value-type="float">
            <text:p>24.129730036</text:p>
          </table:table-cell>
          <table:table-cell office:value-type="float" office:value="24.149964532" calcext:value-type="float">
            <text:p>24.149964532</text:p>
          </table:table-cell>
          <table:table-cell office:value-type="float" office:value="24.151628221" calcext:value-type="float">
            <text:p>24.151628221</text:p>
          </table:table-cell>
          <table:table-cell office:value-type="float" office:value="24.150907995" calcext:value-type="float">
            <text:p>24.15090799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71456" calcext:value-type="float">
            <text:p>0.001071456</text:p>
          </table:table-cell>
          <table:table-cell office:value-type="float" office:value="-0.020329382" calcext:value-type="float">
            <text:p>-0.020329382</text:p>
          </table:table-cell>
          <table:table-cell office:value-type="float" office:value="0.000436736" calcext:value-type="float">
            <text:p>0.000436736</text:p>
          </table:table-cell>
          <table:table-cell office:value-type="float" office:value="0.002144134" calcext:value-type="float">
            <text:p>0.002144134</text:p>
          </table:table-cell>
          <table:table-cell office:value-type="float" office:value="0.001404986" calcext:value-type="float">
            <text:p>0.0014049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2019-12-03 10:37:55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22226" calcext:value-type="float">
            <text:p>0.13622226</text:p>
          </table:table-cell>
          <table:table-cell office:value-type="float" office:value="0.033244495" calcext:value-type="float">
            <text:p>0.033244495</text:p>
          </table:table-cell>
          <table:table-cell office:value-type="float" office:value="0.133506076" calcext:value-type="float">
            <text:p>0.133506076</text:p>
          </table:table-cell>
          <table:table-cell office:value-type="float" office:value="0.141327994" calcext:value-type="float">
            <text:p>0.141327994</text:p>
          </table:table-cell>
          <table:table-cell office:value-type="float" office:value="0.13706805" calcext:value-type="float">
            <text:p>0.137068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927" calcext:value-type="float">
            <text:p>0.001112927</text:p>
          </table:table-cell>
          <table:table-cell office:value-type="float" office:value="0.000271605" calcext:value-type="float">
            <text:p>0.000271605</text:p>
          </table:table-cell>
          <table:table-cell office:value-type="float" office:value="0.001090736" calcext:value-type="float">
            <text:p>0.001090736</text:p>
          </table:table-cell>
          <table:table-cell office:value-type="float" office:value="0.00115464" calcext:value-type="float">
            <text:p>0.00115464</text:p>
          </table:table-cell>
          <table:table-cell office:value-type="float" office:value="0.001119837" calcext:value-type="float">
            <text:p>0.0011198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666" calcext:value-type="float">
            <text:p>4.2666E-05</text:p>
          </table:table-cell>
          <table:table-cell office:value-type="float" office:value="-0.000798656" calcext:value-type="float">
            <text:p>-0.000798656</text:p>
          </table:table-cell>
          <table:table-cell office:value-type="float" office:value="0.000020474" calcext:value-type="float">
            <text:p>2.0474E-05</text:p>
          </table:table-cell>
          <table:table-cell office:value-type="float" office:value="0.000084379" calcext:value-type="float">
            <text:p>8.4379E-05</text:p>
          </table:table-cell>
          <table:table-cell office:value-type="float" office:value="0.000049576" calcext:value-type="float">
            <text:p>4.957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92746" calcext:value-type="float">
            <text:p>24.150592746</text:p>
          </table:table-cell>
          <table:table-cell office:value-type="float" office:value="24.129812308" calcext:value-type="float">
            <text:p>24.129812308</text:p>
          </table:table-cell>
          <table:table-cell office:value-type="float" office:value="24.150044638" calcext:value-type="float">
            <text:p>24.150044638</text:p>
          </table:table-cell>
          <table:table-cell office:value-type="float" office:value="24.15162305" calcext:value-type="float">
            <text:p>24.15162305</text:p>
          </table:table-cell>
          <table:table-cell office:value-type="float" office:value="24.150763421" calcext:value-type="float">
            <text:p>24.150763421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81454" calcext:value-type="float">
            <text:p>0.001081454</text:p>
          </table:table-cell>
          <table:table-cell office:value-type="float" office:value="-0.020244948" calcext:value-type="float">
            <text:p>-0.020244948</text:p>
          </table:table-cell>
          <table:table-cell office:value-type="float" office:value="0.000518946" calcext:value-type="float">
            <text:p>0.000518946</text:p>
          </table:table-cell>
          <table:table-cell office:value-type="float" office:value="0.002138826" calcext:value-type="float">
            <text:p>0.002138826</text:p>
          </table:table-cell>
          <table:table-cell office:value-type="float" office:value="0.001256613" calcext:value-type="float">
            <text:p>0.0012566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2019-12-03 10:37:5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287825" calcext:value-type="float">
            <text:p>0.136287825</text:p>
          </table:table-cell>
          <table:table-cell office:value-type="float" office:value="0.032755736" calcext:value-type="float">
            <text:p>0.032755736</text:p>
          </table:table-cell>
          <table:table-cell office:value-type="float" office:value="0.132842676" calcext:value-type="float">
            <text:p>0.132842676</text:p>
          </table:table-cell>
          <table:table-cell office:value-type="float" office:value="0.141435878" calcext:value-type="float">
            <text:p>0.141435878</text:p>
          </table:table-cell>
          <table:table-cell office:value-type="float" office:value="0.13781728" calcext:value-type="float">
            <text:p>0.13781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463" calcext:value-type="float">
            <text:p>0.001113463</text:p>
          </table:table-cell>
          <table:table-cell office:value-type="float" office:value="0.000267612" calcext:value-type="float">
            <text:p>0.000267612</text:p>
          </table:table-cell>
          <table:table-cell office:value-type="float" office:value="0.001085316" calcext:value-type="float">
            <text:p>0.001085316</text:p>
          </table:table-cell>
          <table:table-cell office:value-type="float" office:value="0.001155522" calcext:value-type="float">
            <text:p>0.001155522</text:p>
          </table:table-cell>
          <table:table-cell office:value-type="float" office:value="0.001125958" calcext:value-type="float">
            <text:p>0.0011259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201" calcext:value-type="float">
            <text:p>4.3201E-05</text:p>
          </table:table-cell>
          <table:table-cell office:value-type="float" office:value="-0.000802649" calcext:value-type="float">
            <text:p>-0.000802649</text:p>
          </table:table-cell>
          <table:table-cell office:value-type="float" office:value="0.000015055" calcext:value-type="float">
            <text:p>1.5055E-05</text:p>
          </table:table-cell>
          <table:table-cell office:value-type="float" office:value="0.00008526" calcext:value-type="float">
            <text:p>8.526E-05</text:p>
          </table:table-cell>
          <table:table-cell office:value-type="float" office:value="0.000055697" calcext:value-type="float">
            <text:p>5.56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59929" calcext:value-type="float">
            <text:p>24.155659929</text:p>
          </table:table-cell>
          <table:table-cell office:value-type="float" office:value="24.134767727" calcext:value-type="float">
            <text:p>24.134767727</text:p>
          </table:table-cell>
          <table:table-cell office:value-type="float" office:value="24.154964724" calcext:value-type="float">
            <text:p>24.154964724</text:p>
          </table:table-cell>
          <table:table-cell office:value-type="float" office:value="24.156698768" calcext:value-type="float">
            <text:p>24.156698768</text:p>
          </table:table-cell>
          <table:table-cell office:value-type="float" office:value="24.155968562" calcext:value-type="float">
            <text:p>24.15596856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95033" calcext:value-type="float">
            <text:p>0.001095033</text:p>
          </table:table-cell>
          <table:table-cell office:value-type="float" office:value="-0.02034617" calcext:value-type="float">
            <text:p>-0.02034617</text:p>
          </table:table-cell>
          <table:table-cell office:value-type="float" office:value="0.000381559" calcext:value-type="float">
            <text:p>0.000381559</text:p>
          </table:table-cell>
          <table:table-cell office:value-type="float" office:value="0.002161168" calcext:value-type="float">
            <text:p>0.002161168</text:p>
          </table:table-cell>
          <table:table-cell office:value-type="float" office:value="0.001411775" calcext:value-type="float">
            <text:p>0.00141177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2019-12-03 10:37:5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211531" calcext:value-type="float">
            <text:p>0.136211531</text:p>
          </table:table-cell>
          <table:table-cell office:value-type="float" office:value="0.033127073" calcext:value-type="float">
            <text:p>0.033127073</text:p>
          </table:table-cell>
          <table:table-cell office:value-type="float" office:value="0.133367793" calcext:value-type="float">
            <text:p>0.133367793</text:p>
          </table:table-cell>
          <table:table-cell office:value-type="float" office:value="0.141329186" calcext:value-type="float">
            <text:p>0.141329186</text:p>
          </table:table-cell>
          <table:table-cell office:value-type="float" office:value="0.137376802" calcext:value-type="float">
            <text:p>0.1373768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839" calcext:value-type="float">
            <text:p>0.001112839</text:p>
          </table:table-cell>
          <table:table-cell office:value-type="float" office:value="0.000270646" calcext:value-type="float">
            <text:p>0.000270646</text:p>
          </table:table-cell>
          <table:table-cell office:value-type="float" office:value="0.001089606" calcext:value-type="float">
            <text:p>0.001089606</text:p>
          </table:table-cell>
          <table:table-cell office:value-type="float" office:value="0.00115465" calcext:value-type="float">
            <text:p>0.00115465</text:p>
          </table:table-cell>
          <table:table-cell office:value-type="float" office:value="0.001122359" calcext:value-type="float">
            <text:p>0.0011223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578" calcext:value-type="float">
            <text:p>4.2578E-05</text:p>
          </table:table-cell>
          <table:table-cell office:value-type="float" office:value="-0.000799615" calcext:value-type="float">
            <text:p>-0.000799615</text:p>
          </table:table-cell>
          <table:table-cell office:value-type="float" office:value="0.000019345" calcext:value-type="float">
            <text:p>1.9345E-05</text:p>
          </table:table-cell>
          <table:table-cell office:value-type="float" office:value="0.000084389" calcext:value-type="float">
            <text:p>8.4389E-05</text:p>
          </table:table-cell>
          <table:table-cell office:value-type="float" office:value="0.000052098" calcext:value-type="float">
            <text:p>5.209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44534" calcext:value-type="float">
            <text:p>24.155644534</text:p>
          </table:table-cell>
          <table:table-cell office:value-type="float" office:value="24.134842661" calcext:value-type="float">
            <text:p>24.134842661</text:p>
          </table:table-cell>
          <table:table-cell office:value-type="float" office:value="24.155070688" calcext:value-type="float">
            <text:p>24.155070688</text:p>
          </table:table-cell>
          <table:table-cell office:value-type="float" office:value="24.156677238" calcext:value-type="float">
            <text:p>24.156677238</text:p>
          </table:table-cell>
          <table:table-cell office:value-type="float" office:value="24.155879677" calcext:value-type="float">
            <text:p>24.155879677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79233" calcext:value-type="float">
            <text:p>0.001079233</text:p>
          </table:table-cell>
          <table:table-cell office:value-type="float" office:value="-0.020269266" calcext:value-type="float">
            <text:p>-0.020269266</text:p>
          </table:table-cell>
          <table:table-cell office:value-type="float" office:value="0.000490308" calcext:value-type="float">
            <text:p>0.000490308</text:p>
          </table:table-cell>
          <table:table-cell office:value-type="float" office:value="0.002139073" calcext:value-type="float">
            <text:p>0.002139073</text:p>
          </table:table-cell>
          <table:table-cell office:value-type="float" office:value="0.001320554" calcext:value-type="float">
            <text:p>0.00132055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2019-12-03 10:37:59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338489" calcext:value-type="float">
            <text:p>0.136338489</text:p>
          </table:table-cell>
          <table:table-cell office:value-type="float" office:value="0.032715801" calcext:value-type="float">
            <text:p>0.032715801</text:p>
          </table:table-cell>
          <table:table-cell office:value-type="float" office:value="0.132776515" calcext:value-type="float">
            <text:p>0.132776515</text:p>
          </table:table-cell>
          <table:table-cell office:value-type="float" office:value="0.141195672" calcext:value-type="float">
            <text:p>0.141195672</text:p>
          </table:table-cell>
          <table:table-cell office:value-type="float" office:value="0.137714164" calcext:value-type="float">
            <text:p>0.1377141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77" calcext:value-type="float">
            <text:p>0.001113877</text:p>
          </table:table-cell>
          <table:table-cell office:value-type="float" office:value="0.000267286" calcext:value-type="float">
            <text:p>0.000267286</text:p>
          </table:table-cell>
          <table:table-cell office:value-type="float" office:value="0.001084775" calcext:value-type="float">
            <text:p>0.001084775</text:p>
          </table:table-cell>
          <table:table-cell office:value-type="float" office:value="0.001153559" calcext:value-type="float">
            <text:p>0.001153559</text:p>
          </table:table-cell>
          <table:table-cell office:value-type="float" office:value="0.001125116" calcext:value-type="float">
            <text:p>0.0011251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615" calcext:value-type="float">
            <text:p>4.3615E-05</text:p>
          </table:table-cell>
          <table:table-cell office:value-type="float" office:value="-0.000802975" calcext:value-type="float">
            <text:p>-0.000802975</text:p>
          </table:table-cell>
          <table:table-cell office:value-type="float" office:value="0.000014514" calcext:value-type="float">
            <text:p>1.4514E-05</text:p>
          </table:table-cell>
          <table:table-cell office:value-type="float" office:value="0.000083298" calcext:value-type="float">
            <text:p>8.3298E-05</text:p>
          </table:table-cell>
          <table:table-cell office:value-type="float" office:value="0.000054854" calcext:value-type="float">
            <text:p>5.48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62248" calcext:value-type="float">
            <text:p>24.145562248</text:p>
          </table:table-cell>
          <table:table-cell office:value-type="float" office:value="24.124651571" calcext:value-type="float">
            <text:p>24.124651571</text:p>
          </table:table-cell>
          <table:table-cell office:value-type="float" office:value="24.144843461" calcext:value-type="float">
            <text:p>24.144843461</text:p>
          </table:table-cell>
          <table:table-cell office:value-type="float" office:value="24.1465424" calcext:value-type="float">
            <text:p>24.1465424</text:p>
          </table:table-cell>
          <table:table-cell office:value-type="float" office:value="24.145839852" calcext:value-type="float">
            <text:p>24.145839852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05525" calcext:value-type="float">
            <text:p>0.001105525</text:p>
          </table:table-cell>
          <table:table-cell office:value-type="float" office:value="-0.02035444" calcext:value-type="float">
            <text:p>-0.02035444</text:p>
          </table:table-cell>
          <table:table-cell office:value-type="float" office:value="0.000367858" calcext:value-type="float">
            <text:p>0.000367858</text:p>
          </table:table-cell>
          <table:table-cell office:value-type="float" office:value="0.002111423" calcext:value-type="float">
            <text:p>0.002111423</text:p>
          </table:table-cell>
          <table:table-cell office:value-type="float" office:value="0.00139042" calcext:value-type="float">
            <text:p>0.0013904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019-12-03 10:38:01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445777" calcext:value-type="float">
            <text:p>0.136445777</text:p>
          </table:table-cell>
          <table:table-cell office:value-type="float" office:value="0.033121709" calcext:value-type="float">
            <text:p>0.033121709</text:p>
          </table:table-cell>
          <table:table-cell office:value-type="float" office:value="0.132731215" calcext:value-type="float">
            <text:p>0.132731215</text:p>
          </table:table-cell>
          <table:table-cell office:value-type="float" office:value="0.141025202" calcext:value-type="float">
            <text:p>0.141025202</text:p>
          </table:table-cell>
          <table:table-cell office:value-type="float" office:value="0.137034075" calcext:value-type="float">
            <text:p>0.1370340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753" calcext:value-type="float">
            <text:p>0.001114753</text:p>
          </table:table-cell>
          <table:table-cell office:value-type="float" office:value="0.000270602" calcext:value-type="float">
            <text:p>0.000270602</text:p>
          </table:table-cell>
          <table:table-cell office:value-type="float" office:value="0.001084405" calcext:value-type="float">
            <text:p>0.001084405</text:p>
          </table:table-cell>
          <table:table-cell office:value-type="float" office:value="0.001152167" calcext:value-type="float">
            <text:p>0.001152167</text:p>
          </table:table-cell>
          <table:table-cell office:value-type="float" office:value="0.001119559" calcext:value-type="float">
            <text:p>0.0011195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92" calcext:value-type="float">
            <text:p>4.4492E-05</text:p>
          </table:table-cell>
          <table:table-cell office:value-type="float" office:value="-0.000799659" calcext:value-type="float">
            <text:p>-0.000799659</text:p>
          </table:table-cell>
          <table:table-cell office:value-type="float" office:value="0.000014144" calcext:value-type="float">
            <text:p>1.4144E-05</text:p>
          </table:table-cell>
          <table:table-cell office:value-type="float" office:value="0.000081905" calcext:value-type="float">
            <text:p>8.1905E-05</text:p>
          </table:table-cell>
          <table:table-cell office:value-type="float" office:value="0.000049298" calcext:value-type="float">
            <text:p>4.929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91803" calcext:value-type="float">
            <text:p>24.155691803</text:p>
          </table:table-cell>
          <table:table-cell office:value-type="float" office:value="24.134841579" calcext:value-type="float">
            <text:p>24.134841579</text:p>
          </table:table-cell>
          <table:table-cell office:value-type="float" office:value="24.154942232" calcext:value-type="float">
            <text:p>24.154942232</text:p>
          </table:table-cell>
          <table:table-cell office:value-type="float" office:value="24.156615896" calcext:value-type="float">
            <text:p>24.156615896</text:p>
          </table:table-cell>
          <table:table-cell office:value-type="float" office:value="24.155810517" calcext:value-type="float">
            <text:p>24.155810517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27744" calcext:value-type="float">
            <text:p>0.001127744</text:p>
          </table:table-cell>
          <table:table-cell office:value-type="float" office:value="-0.020270377" calcext:value-type="float">
            <text:p>-0.020270377</text:p>
          </table:table-cell>
          <table:table-cell office:value-type="float" office:value="0.000358476" calcext:value-type="float">
            <text:p>0.000358476</text:p>
          </table:table-cell>
          <table:table-cell office:value-type="float" office:value="0.002076119" calcext:value-type="float">
            <text:p>0.002076119</text:p>
          </table:table-cell>
          <table:table-cell office:value-type="float" office:value="0.001249577" calcext:value-type="float">
            <text:p>0.00124957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2019-12-03 10:38:02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376636" calcext:value-type="float">
            <text:p>0.136376636</text:p>
          </table:table-cell>
          <table:table-cell office:value-type="float" office:value="0.032788519" calcext:value-type="float">
            <text:p>0.032788519</text:p>
          </table:table-cell>
          <table:table-cell office:value-type="float" office:value="0.133016721" calcext:value-type="float">
            <text:p>0.133016721</text:p>
          </table:table-cell>
          <table:table-cell office:value-type="float" office:value="0.140907185" calcext:value-type="float">
            <text:p>0.140907185</text:p>
          </table:table-cell>
          <table:table-cell office:value-type="float" office:value="0.137766616" calcext:value-type="float">
            <text:p>0.1377666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188" calcext:value-type="float">
            <text:p>0.001114188</text:p>
          </table:table-cell>
          <table:table-cell office:value-type="float" office:value="0.00026788" calcext:value-type="float">
            <text:p>0.00026788</text:p>
          </table:table-cell>
          <table:table-cell office:value-type="float" office:value="0.001086738" calcext:value-type="float">
            <text:p>0.001086738</text:p>
          </table:table-cell>
          <table:table-cell office:value-type="float" office:value="0.001151202" calcext:value-type="float">
            <text:p>0.001151202</text:p>
          </table:table-cell>
          <table:table-cell office:value-type="float" office:value="0.001125544" calcext:value-type="float">
            <text:p>0.0011255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27" calcext:value-type="float">
            <text:p>4.3927E-05</text:p>
          </table:table-cell>
          <table:table-cell office:value-type="float" office:value="-0.000802381" calcext:value-type="float">
            <text:p>-0.000802381</text:p>
          </table:table-cell>
          <table:table-cell office:value-type="float" office:value="0.000016476" calcext:value-type="float">
            <text:p>1.6476E-05</text:p>
          </table:table-cell>
          <table:table-cell office:value-type="float" office:value="0.000080941" calcext:value-type="float">
            <text:p>8.0941E-05</text:p>
          </table:table-cell>
          <table:table-cell office:value-type="float" office:value="0.000055283" calcext:value-type="float">
            <text:p>5.52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23898" calcext:value-type="float">
            <text:p>24.150623898</text:p>
          </table:table-cell>
          <table:table-cell office:value-type="float" office:value="24.129720293" calcext:value-type="float">
            <text:p>24.129720293</text:p>
          </table:table-cell>
          <table:table-cell office:value-type="float" office:value="24.149945889" calcext:value-type="float">
            <text:p>24.149945889</text:p>
          </table:table-cell>
          <table:table-cell office:value-type="float" office:value="24.151538133" calcext:value-type="float">
            <text:p>24.151538133</text:p>
          </table:table-cell>
          <table:table-cell office:value-type="float" office:value="24.150904387" calcext:value-type="float">
            <text:p>24.150904387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13425" calcext:value-type="float">
            <text:p>0.001113425</text:p>
          </table:table-cell>
          <table:table-cell office:value-type="float" office:value="-0.02033938" calcext:value-type="float">
            <text:p>-0.02033938</text:p>
          </table:table-cell>
          <table:table-cell office:value-type="float" office:value="0.000417603" calcext:value-type="float">
            <text:p>0.000417603</text:p>
          </table:table-cell>
          <table:table-cell office:value-type="float" office:value="0.002051678" calcext:value-type="float">
            <text:p>0.002051678</text:p>
          </table:table-cell>
          <table:table-cell office:value-type="float" office:value="0.001401283" calcext:value-type="float">
            <text:p>0.00140128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2019-12-03 10:38:03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495249" calcext:value-type="float">
            <text:p>0.136495249</text:p>
          </table:table-cell>
          <table:table-cell office:value-type="float" office:value="0.033544306" calcext:value-type="float">
            <text:p>0.033544306</text:p>
          </table:table-cell>
          <table:table-cell office:value-type="float" office:value="0.13287069" calcext:value-type="float">
            <text:p>0.13287069</text:p>
          </table:table-cell>
          <table:table-cell office:value-type="float" office:value="0.140718834" calcext:value-type="float">
            <text:p>0.140718834</text:p>
          </table:table-cell>
          <table:table-cell office:value-type="float" office:value="0.13682367" calcext:value-type="float">
            <text:p>0.136823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157" calcext:value-type="float">
            <text:p>0.001115157</text:p>
          </table:table-cell>
          <table:table-cell office:value-type="float" office:value="0.000274055" calcext:value-type="float">
            <text:p>0.000274055</text:p>
          </table:table-cell>
          <table:table-cell office:value-type="float" office:value="0.001085545" calcext:value-type="float">
            <text:p>0.001085545</text:p>
          </table:table-cell>
          <table:table-cell office:value-type="float" office:value="0.001149664" calcext:value-type="float">
            <text:p>0.001149664</text:p>
          </table:table-cell>
          <table:table-cell office:value-type="float" office:value="0.00111784" calcext:value-type="float">
            <text:p>0.001117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896" calcext:value-type="float">
            <text:p>4.4896E-05</text:p>
          </table:table-cell>
          <table:table-cell office:value-type="float" office:value="-0.000796207" calcext:value-type="float">
            <text:p>-0.000796207</text:p>
          </table:table-cell>
          <table:table-cell office:value-type="float" office:value="0.000015283" calcext:value-type="float">
            <text:p>1.5283E-05</text:p>
          </table:table-cell>
          <table:table-cell office:value-type="float" office:value="0.000079402" calcext:value-type="float">
            <text:p>7.9402E-05</text:p>
          </table:table-cell>
          <table:table-cell office:value-type="float" office:value="0.000047579" calcext:value-type="float">
            <text:p>4.757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01786" calcext:value-type="float">
            <text:p>24.155701786</text:p>
          </table:table-cell>
          <table:table-cell office:value-type="float" office:value="24.134926857" calcext:value-type="float">
            <text:p>24.134926857</text:p>
          </table:table-cell>
          <table:table-cell office:value-type="float" office:value="24.154970377" calcext:value-type="float">
            <text:p>24.154970377</text:p>
          </table:table-cell>
          <table:table-cell office:value-type="float" office:value="24.156554074" calcext:value-type="float">
            <text:p>24.156554074</text:p>
          </table:table-cell>
          <table:table-cell office:value-type="float" office:value="24.155768059" calcext:value-type="float">
            <text:p>24.15576805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37989" calcext:value-type="float">
            <text:p>0.001137989</text:p>
          </table:table-cell>
          <table:table-cell office:value-type="float" office:value="-0.020182857" calcext:value-type="float">
            <text:p>-0.020182857</text:p>
          </table:table-cell>
          <table:table-cell office:value-type="float" office:value="0.000387361" calcext:value-type="float">
            <text:p>0.000387361</text:p>
          </table:table-cell>
          <table:table-cell office:value-type="float" office:value="0.002012672" calcext:value-type="float">
            <text:p>0.002012672</text:p>
          </table:table-cell>
          <table:table-cell office:value-type="float" office:value="0.001206004" calcext:value-type="float">
            <text:p>0.0012060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2019-12-03 10:38:0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86444" calcext:value-type="float">
            <text:p>0.136586444</text:p>
          </table:table-cell>
          <table:table-cell office:value-type="float" office:value="0.034406785" calcext:value-type="float">
            <text:p>0.034406785</text:p>
          </table:table-cell>
          <table:table-cell office:value-type="float" office:value="0.133076326" calcext:value-type="float">
            <text:p>0.133076326</text:p>
          </table:table-cell>
          <table:table-cell office:value-type="float" office:value="0.140577571" calcext:value-type="float">
            <text:p>0.140577571</text:p>
          </table:table-cell>
          <table:table-cell office:value-type="float" office:value="0.136537568" calcext:value-type="float">
            <text:p>0.1365375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902" calcext:value-type="float">
            <text:p>0.001115902</text:p>
          </table:table-cell>
          <table:table-cell office:value-type="float" office:value="0.000281101" calcext:value-type="float">
            <text:p>0.000281101</text:p>
          </table:table-cell>
          <table:table-cell office:value-type="float" office:value="0.001087225" calcext:value-type="float">
            <text:p>0.001087225</text:p>
          </table:table-cell>
          <table:table-cell office:value-type="float" office:value="0.00114851" calcext:value-type="float">
            <text:p>0.00114851</text:p>
          </table:table-cell>
          <table:table-cell office:value-type="float" office:value="0.001115503" calcext:value-type="float">
            <text:p>0.0011155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41" calcext:value-type="float">
            <text:p>4.5641E-05</text:p>
          </table:table-cell>
          <table:table-cell office:value-type="float" office:value="-0.00078916" calcext:value-type="float">
            <text:p>-0.00078916</text:p>
          </table:table-cell>
          <table:table-cell office:value-type="float" office:value="0.000016963" calcext:value-type="float">
            <text:p>1.6963E-05</text:p>
          </table:table-cell>
          <table:table-cell office:value-type="float" office:value="0.000078248" calcext:value-type="float">
            <text:p>7.8248E-05</text:p>
          </table:table-cell>
          <table:table-cell office:value-type="float" office:value="0.000045242" calcext:value-type="float">
            <text:p>4.52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20188" calcext:value-type="float">
            <text:p>24.155720188</text:p>
          </table:table-cell>
          <table:table-cell office:value-type="float" office:value="24.135100902" calcext:value-type="float">
            <text:p>24.135100902</text:p>
          </table:table-cell>
          <table:table-cell office:value-type="float" office:value="24.155011873" calcext:value-type="float">
            <text:p>24.155011873</text:p>
          </table:table-cell>
          <table:table-cell office:value-type="float" office:value="24.156525568" calcext:value-type="float">
            <text:p>24.156525568</text:p>
          </table:table-cell>
          <table:table-cell office:value-type="float" office:value="24.155710326" calcext:value-type="float">
            <text:p>24.155710326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56875" calcext:value-type="float">
            <text:p>0.001156875</text:p>
          </table:table-cell>
          <table:table-cell office:value-type="float" office:value="-0.020004237" calcext:value-type="float">
            <text:p>-0.020004237</text:p>
          </table:table-cell>
          <table:table-cell office:value-type="float" office:value="0.000429947" calcext:value-type="float">
            <text:p>0.000429947</text:p>
          </table:table-cell>
          <table:table-cell office:value-type="float" office:value="0.001983417" calcext:value-type="float">
            <text:p>0.001983417</text:p>
          </table:table-cell>
          <table:table-cell office:value-type="float" office:value="0.001146753" calcext:value-type="float">
            <text:p>0.0011467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2019-12-03 10:38:06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497633" calcext:value-type="float">
            <text:p>0.136497633</text:p>
          </table:table-cell>
          <table:table-cell office:value-type="float" office:value="0.032939915" calcext:value-type="float">
            <text:p>0.032939915</text:p>
          </table:table-cell>
          <table:table-cell office:value-type="float" office:value="0.13328673" calcext:value-type="float">
            <text:p>0.13328673</text:p>
          </table:table-cell>
          <table:table-cell office:value-type="float" office:value="0.140420811" calcext:value-type="float">
            <text:p>0.140420811</text:p>
          </table:table-cell>
          <table:table-cell office:value-type="float" office:value="0.137460844" calcext:value-type="float">
            <text:p>0.1374608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177" calcext:value-type="float">
            <text:p>0.001115177</text:p>
          </table:table-cell>
          <table:table-cell office:value-type="float" office:value="0.000269117" calcext:value-type="float">
            <text:p>0.000269117</text:p>
          </table:table-cell>
          <table:table-cell office:value-type="float" office:value="0.001088944" calcext:value-type="float">
            <text:p>0.001088944</text:p>
          </table:table-cell>
          <table:table-cell office:value-type="float" office:value="0.001147229" calcext:value-type="float">
            <text:p>0.001147229</text:p>
          </table:table-cell>
          <table:table-cell office:value-type="float" office:value="0.001123046" calcext:value-type="float">
            <text:p>0.00112304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915" calcext:value-type="float">
            <text:p>4.4915E-05</text:p>
          </table:table-cell>
          <table:table-cell office:value-type="float" office:value="-0.000801144" calcext:value-type="float">
            <text:p>-0.000801144</text:p>
          </table:table-cell>
          <table:table-cell office:value-type="float" office:value="0.000018682" calcext:value-type="float">
            <text:p>1.8682E-05</text:p>
          </table:table-cell>
          <table:table-cell office:value-type="float" office:value="0.000076967" calcext:value-type="float">
            <text:p>7.6967E-05</text:p>
          </table:table-cell>
          <table:table-cell office:value-type="float" office:value="0.000052785" calcext:value-type="float">
            <text:p>5.278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5622" calcext:value-type="float">
            <text:p>24.16075622</text:p>
          </table:table-cell>
          <table:table-cell office:value-type="float" office:value="24.139858942" calcext:value-type="float">
            <text:p>24.139858942</text:p>
          </table:table-cell>
          <table:table-cell office:value-type="float" office:value="24.160108286" calcext:value-type="float">
            <text:p>24.160108286</text:p>
          </table:table-cell>
          <table:table-cell office:value-type="float" office:value="24.161547884" calcext:value-type="float">
            <text:p>24.161547884</text:p>
          </table:table-cell>
          <table:table-cell office:value-type="float" office:value="24.160950588" calcext:value-type="float">
            <text:p>24.160950588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38483" calcext:value-type="float">
            <text:p>0.001138483</text:p>
          </table:table-cell>
          <table:table-cell office:value-type="float" office:value="-0.020308026" calcext:value-type="float">
            <text:p>-0.020308026</text:p>
          </table:table-cell>
          <table:table-cell office:value-type="float" office:value="0.000473521" calcext:value-type="float">
            <text:p>0.000473521</text:p>
          </table:table-cell>
          <table:table-cell office:value-type="float" office:value="0.001950953" calcext:value-type="float">
            <text:p>0.001950953</text:p>
          </table:table-cell>
          <table:table-cell office:value-type="float" office:value="0.001337959" calcext:value-type="float">
            <text:p>0.0013379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2019-12-03 10:38:07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3578" calcext:value-type="float">
            <text:p>0.13653578</text:p>
          </table:table-cell>
          <table:table-cell office:value-type="float" office:value="0.033020381" calcext:value-type="float">
            <text:p>0.033020381</text:p>
          </table:table-cell>
          <table:table-cell office:value-type="float" office:value="0.133372561" calcext:value-type="float">
            <text:p>0.133372561</text:p>
          </table:table-cell>
          <table:table-cell office:value-type="float" office:value="0.140275972" calcext:value-type="float">
            <text:p>0.140275972</text:p>
          </table:table-cell>
          <table:table-cell office:value-type="float" office:value="0.137317793" calcext:value-type="float">
            <text:p>0.1373177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88" calcext:value-type="float">
            <text:p>0.001115488</text:p>
          </table:table-cell>
          <table:table-cell office:value-type="float" office:value="0.000269774" calcext:value-type="float">
            <text:p>0.000269774</text:p>
          </table:table-cell>
          <table:table-cell office:value-type="float" office:value="0.001089645" calcext:value-type="float">
            <text:p>0.001089645</text:p>
          </table:table-cell>
          <table:table-cell office:value-type="float" office:value="0.001146046" calcext:value-type="float">
            <text:p>0.001146046</text:p>
          </table:table-cell>
          <table:table-cell office:value-type="float" office:value="0.001121877" calcext:value-type="float">
            <text:p>0.0011218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27" calcext:value-type="float">
            <text:p>4.5227E-05</text:p>
          </table:table-cell>
          <table:table-cell office:value-type="float" office:value="-0.000800487" calcext:value-type="float">
            <text:p>-0.000800487</text:p>
          </table:table-cell>
          <table:table-cell office:value-type="float" office:value="0.000019384" calcext:value-type="float">
            <text:p>1.9384E-05</text:p>
          </table:table-cell>
          <table:table-cell office:value-type="float" office:value="0.000075784" calcext:value-type="float">
            <text:p>7.5784E-05</text:p>
          </table:table-cell>
          <table:table-cell office:value-type="float" office:value="0.000051616" calcext:value-type="float">
            <text:p>5.161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56012" calcext:value-type="float">
            <text:p>24.150656012</text:p>
          </table:table-cell>
          <table:table-cell office:value-type="float" office:value="24.129767082" calcext:value-type="float">
            <text:p>24.129767082</text:p>
          </table:table-cell>
          <table:table-cell office:value-type="float" office:value="24.150017695" calcext:value-type="float">
            <text:p>24.150017695</text:p>
          </table:table-cell>
          <table:table-cell office:value-type="float" office:value="24.151410758" calcext:value-type="float">
            <text:p>24.151410758</text:p>
          </table:table-cell>
          <table:table-cell office:value-type="float" office:value="24.150813818" calcext:value-type="float">
            <text:p>24.150813818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46383" calcext:value-type="float">
            <text:p>0.001146383</text:p>
          </table:table-cell>
          <table:table-cell office:value-type="float" office:value="-0.020291362" calcext:value-type="float">
            <text:p>-0.020291362</text:p>
          </table:table-cell>
          <table:table-cell office:value-type="float" office:value="0.000491296" calcext:value-type="float">
            <text:p>0.000491296</text:p>
          </table:table-cell>
          <table:table-cell office:value-type="float" office:value="0.001920958" calcext:value-type="float">
            <text:p>0.001920958</text:p>
          </table:table-cell>
          <table:table-cell office:value-type="float" office:value="0.001308334" calcext:value-type="float">
            <text:p>0.0013083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2019-12-03 10:38:09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43529" calcext:value-type="float">
            <text:p>0.136543529</text:p>
          </table:table-cell>
          <table:table-cell office:value-type="float" office:value="0.033211116" calcext:value-type="float">
            <text:p>0.033211116</text:p>
          </table:table-cell>
          <table:table-cell office:value-type="float" office:value="0.133606807" calcext:value-type="float">
            <text:p>0.133606807</text:p>
          </table:table-cell>
          <table:table-cell office:value-type="float" office:value="0.140243189" calcext:value-type="float">
            <text:p>0.140243189</text:p>
          </table:table-cell>
          <table:table-cell office:value-type="float" office:value="0.136908309" calcext:value-type="float">
            <text:p>0.1369083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52" calcext:value-type="float">
            <text:p>0.001115552</text:p>
          </table:table-cell>
          <table:table-cell office:value-type="float" office:value="0.000271333" calcext:value-type="float">
            <text:p>0.000271333</text:p>
          </table:table-cell>
          <table:table-cell office:value-type="float" office:value="0.001091559" calcext:value-type="float">
            <text:p>0.001091559</text:p>
          </table:table-cell>
          <table:table-cell office:value-type="float" office:value="0.001145778" calcext:value-type="float">
            <text:p>0.001145778</text:p>
          </table:table-cell>
          <table:table-cell office:value-type="float" office:value="0.001118532" calcext:value-type="float">
            <text:p>0.0011185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9" calcext:value-type="float">
            <text:p>4.529E-05</text:p>
          </table:table-cell>
          <table:table-cell office:value-type="float" office:value="-0.000798929" calcext:value-type="float">
            <text:p>-0.000798929</text:p>
          </table:table-cell>
          <table:table-cell office:value-type="float" office:value="0.000021297" calcext:value-type="float">
            <text:p>2.1297E-05</text:p>
          </table:table-cell>
          <table:table-cell office:value-type="float" office:value="0.000075516" calcext:value-type="float">
            <text:p>7.5516E-05</text:p>
          </table:table-cell>
          <table:table-cell office:value-type="float" office:value="0.00004827" calcext:value-type="float">
            <text:p>4.82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11528" calcext:value-type="float">
            <text:p>24.155711528</text:p>
          </table:table-cell>
          <table:table-cell office:value-type="float" office:value="24.134859621" calcext:value-type="float">
            <text:p>24.134859621</text:p>
          </table:table-cell>
          <table:table-cell office:value-type="float" office:value="24.15511892" calcext:value-type="float">
            <text:p>24.15511892</text:p>
          </table:table-cell>
          <table:table-cell office:value-type="float" office:value="24.156458092" calcext:value-type="float">
            <text:p>24.156458092</text:p>
          </table:table-cell>
          <table:table-cell office:value-type="float" office:value="24.155785138" calcext:value-type="float">
            <text:p>24.15578513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47988" calcext:value-type="float">
            <text:p>0.001147988</text:p>
          </table:table-cell>
          <table:table-cell office:value-type="float" office:value="-0.02025186" calcext:value-type="float">
            <text:p>-0.02025186</text:p>
          </table:table-cell>
          <table:table-cell office:value-type="float" office:value="0.000539807" calcext:value-type="float">
            <text:p>0.000539807</text:p>
          </table:table-cell>
          <table:table-cell office:value-type="float" office:value="0.001914168" calcext:value-type="float">
            <text:p>0.001914168</text:p>
          </table:table-cell>
          <table:table-cell office:value-type="float" office:value="0.001223532" calcext:value-type="float">
            <text:p>0.00122353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2019-12-03 10:38:1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11938" calcext:value-type="float">
            <text:p>0.136511938</text:p>
          </table:table-cell>
          <table:table-cell office:value-type="float" office:value="0.033220653" calcext:value-type="float">
            <text:p>0.033220653</text:p>
          </table:table-cell>
          <table:table-cell office:value-type="float" office:value="0.133609788" calcext:value-type="float">
            <text:p>0.133609788</text:p>
          </table:table-cell>
          <table:table-cell office:value-type="float" office:value="0.140174048" calcext:value-type="float">
            <text:p>0.140174048</text:p>
          </table:table-cell>
          <table:table-cell office:value-type="float" office:value="0.136844532" calcext:value-type="float">
            <text:p>0.1368445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94" calcext:value-type="float">
            <text:p>0.001115294</text:p>
          </table:table-cell>
          <table:table-cell office:value-type="float" office:value="0.000271411" calcext:value-type="float">
            <text:p>0.000271411</text:p>
          </table:table-cell>
          <table:table-cell office:value-type="float" office:value="0.001091583" calcext:value-type="float">
            <text:p>0.001091583</text:p>
          </table:table-cell>
          <table:table-cell office:value-type="float" office:value="0.001145213" calcext:value-type="float">
            <text:p>0.001145213</text:p>
          </table:table-cell>
          <table:table-cell office:value-type="float" office:value="0.001118011" calcext:value-type="float">
            <text:p>0.0011180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32" calcext:value-type="float">
            <text:p>4.5032E-05</text:p>
          </table:table-cell>
          <table:table-cell office:value-type="float" office:value="-0.000798851" calcext:value-type="float">
            <text:p>-0.000798851</text:p>
          </table:table-cell>
          <table:table-cell office:value-type="float" office:value="0.000021322" calcext:value-type="float">
            <text:p>2.1322E-05</text:p>
          </table:table-cell>
          <table:table-cell office:value-type="float" office:value="0.000074951" calcext:value-type="float">
            <text:p>7.4951E-05</text:p>
          </table:table-cell>
          <table:table-cell office:value-type="float" office:value="0.000047749" calcext:value-type="float">
            <text:p>4.774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05154" calcext:value-type="float">
            <text:p>24.155705154</text:p>
          </table:table-cell>
          <table:table-cell office:value-type="float" office:value="24.134861545" calcext:value-type="float">
            <text:p>24.134861545</text:p>
          </table:table-cell>
          <table:table-cell office:value-type="float" office:value="24.155119521" calcext:value-type="float">
            <text:p>24.155119521</text:p>
          </table:table-cell>
          <table:table-cell office:value-type="float" office:value="24.15644414" calcext:value-type="float">
            <text:p>24.15644414</text:p>
          </table:table-cell>
          <table:table-cell office:value-type="float" office:value="24.155772269" calcext:value-type="float">
            <text:p>24.15577226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41445" calcext:value-type="float">
            <text:p>0.001141445</text:p>
          </table:table-cell>
          <table:table-cell office:value-type="float" office:value="-0.020249885" calcext:value-type="float">
            <text:p>-0.020249885</text:p>
          </table:table-cell>
          <table:table-cell office:value-type="float" office:value="0.000540424" calcext:value-type="float">
            <text:p>0.000540424</text:p>
          </table:table-cell>
          <table:table-cell office:value-type="float" office:value="0.00189985" calcext:value-type="float">
            <text:p>0.00189985</text:p>
          </table:table-cell>
          <table:table-cell office:value-type="float" office:value="0.001210324" calcext:value-type="float">
            <text:p>0.0012103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2019-12-03 10:38:11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547701" calcext:value-type="float">
            <text:p>0.136547701</text:p>
          </table:table-cell>
          <table:table-cell office:value-type="float" office:value="0.033051972" calcext:value-type="float">
            <text:p>0.033051972</text:p>
          </table:table-cell>
          <table:table-cell office:value-type="float" office:value="0.133445279" calcext:value-type="float">
            <text:p>0.133445279</text:p>
          </table:table-cell>
          <table:table-cell office:value-type="float" office:value="0.140116231" calcext:value-type="float">
            <text:p>0.140116231</text:p>
          </table:table-cell>
          <table:table-cell office:value-type="float" office:value="0.137214081" calcext:value-type="float">
            <text:p>0.1372140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86" calcext:value-type="float">
            <text:p>0.001115586</text:p>
          </table:table-cell>
          <table:table-cell office:value-type="float" office:value="0.000270032" calcext:value-type="float">
            <text:p>0.000270032</text:p>
          </table:table-cell>
          <table:table-cell office:value-type="float" office:value="0.001090239" calcext:value-type="float">
            <text:p>0.001090239</text:p>
          </table:table-cell>
          <table:table-cell office:value-type="float" office:value="0.00114474" calcext:value-type="float">
            <text:p>0.00114474</text:p>
          </table:table-cell>
          <table:table-cell office:value-type="float" office:value="0.00112103" calcext:value-type="float">
            <text:p>0.001121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24" calcext:value-type="float">
            <text:p>4.5324E-05</text:p>
          </table:table-cell>
          <table:table-cell office:value-type="float" office:value="-0.000800229" calcext:value-type="float">
            <text:p>-0.000800229</text:p>
          </table:table-cell>
          <table:table-cell office:value-type="float" office:value="0.000019978" calcext:value-type="float">
            <text:p>1.9978E-05</text:p>
          </table:table-cell>
          <table:table-cell office:value-type="float" office:value="0.000074479" calcext:value-type="float">
            <text:p>7.4479E-05</text:p>
          </table:table-cell>
          <table:table-cell office:value-type="float" office:value="0.000050769" calcext:value-type="float">
            <text:p>5.076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820276" calcext:value-type="float">
            <text:p>24.165820276</text:p>
          </table:table-cell>
          <table:table-cell office:value-type="float" office:value="24.144935604" calcext:value-type="float">
            <text:p>24.144935604</text:p>
          </table:table-cell>
          <table:table-cell office:value-type="float" office:value="24.165194236" calcext:value-type="float">
            <text:p>24.165194236</text:p>
          </table:table-cell>
          <table:table-cell office:value-type="float" office:value="24.166540372" calcext:value-type="float">
            <text:p>24.166540372</text:p>
          </table:table-cell>
          <table:table-cell office:value-type="float" office:value="24.165954745" calcext:value-type="float">
            <text:p>24.165954745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48852" calcext:value-type="float">
            <text:p>0.001148852</text:p>
          </table:table-cell>
          <table:table-cell office:value-type="float" office:value="-0.020284819" calcext:value-type="float">
            <text:p>-0.020284819</text:p>
          </table:table-cell>
          <table:table-cell office:value-type="float" office:value="0.000506355" calcext:value-type="float">
            <text:p>0.000506355</text:p>
          </table:table-cell>
          <table:table-cell office:value-type="float" office:value="0.001887876" calcext:value-type="float">
            <text:p>0.001887876</text:p>
          </table:table-cell>
          <table:table-cell office:value-type="float" office:value="0.001286856" calcext:value-type="float">
            <text:p>0.0012868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2019-12-03 10:38:12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74523" calcext:value-type="float">
            <text:p>0.136574523</text:p>
          </table:table-cell>
          <table:table-cell office:value-type="float" office:value="0.032987002" calcext:value-type="float">
            <text:p>0.032987002</text:p>
          </table:table-cell>
          <table:table-cell office:value-type="float" office:value="0.133521573" calcext:value-type="float">
            <text:p>0.133521573</text:p>
          </table:table-cell>
          <table:table-cell office:value-type="float" office:value="0.140034573" calcext:value-type="float">
            <text:p>0.140034573</text:p>
          </table:table-cell>
          <table:table-cell office:value-type="float" office:value="0.137064473" calcext:value-type="float">
            <text:p>0.1370644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05" calcext:value-type="float">
            <text:p>0.001115805</text:p>
          </table:table-cell>
          <table:table-cell office:value-type="float" office:value="0.000269502" calcext:value-type="float">
            <text:p>0.000269502</text:p>
          </table:table-cell>
          <table:table-cell office:value-type="float" office:value="0.001090863" calcext:value-type="float">
            <text:p>0.001090863</text:p>
          </table:table-cell>
          <table:table-cell office:value-type="float" office:value="0.001144073" calcext:value-type="float">
            <text:p>0.001144073</text:p>
          </table:table-cell>
          <table:table-cell office:value-type="float" office:value="0.001119808" calcext:value-type="float">
            <text:p>0.0011198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43" calcext:value-type="float">
            <text:p>4.5543E-05</text:p>
          </table:table-cell>
          <table:table-cell office:value-type="float" office:value="-0.00080076" calcext:value-type="float">
            <text:p>-0.00080076</text:p>
          </table:table-cell>
          <table:table-cell office:value-type="float" office:value="0.000020601" calcext:value-type="float">
            <text:p>2.0601E-05</text:p>
          </table:table-cell>
          <table:table-cell office:value-type="float" office:value="0.000073812" calcext:value-type="float">
            <text:p>7.3812E-05</text:p>
          </table:table-cell>
          <table:table-cell office:value-type="float" office:value="0.000049546" calcext:value-type="float">
            <text:p>4.954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63831" calcext:value-type="float">
            <text:p>24.150663831</text:p>
          </table:table-cell>
          <table:table-cell office:value-type="float" office:value="24.129760347" calcext:value-type="float">
            <text:p>24.129760347</text:p>
          </table:table-cell>
          <table:table-cell office:value-type="float" office:value="24.150047765" calcext:value-type="float">
            <text:p>24.150047765</text:p>
          </table:table-cell>
          <table:table-cell office:value-type="float" office:value="24.151362046" calcext:value-type="float">
            <text:p>24.151362046</text:p>
          </table:table-cell>
          <table:table-cell office:value-type="float" office:value="24.150762699" calcext:value-type="float">
            <text:p>24.150762699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54406" calcext:value-type="float">
            <text:p>0.001154406</text:p>
          </table:table-cell>
          <table:table-cell office:value-type="float" office:value="-0.020298274" calcext:value-type="float">
            <text:p>-0.020298274</text:p>
          </table:table-cell>
          <table:table-cell office:value-type="float" office:value="0.000522156" calcext:value-type="float">
            <text:p>0.000522156</text:p>
          </table:table-cell>
          <table:table-cell office:value-type="float" office:value="0.001870965" calcext:value-type="float">
            <text:p>0.001870965</text:p>
          </table:table-cell>
          <table:table-cell office:value-type="float" office:value="0.001255873" calcext:value-type="float">
            <text:p>0.0012558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2019-12-03 10:38:14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629359" calcext:value-type="float">
            <text:p>0.136629359</text:p>
          </table:table-cell>
          <table:table-cell office:value-type="float" office:value="0.032944087" calcext:value-type="float">
            <text:p>0.032944087</text:p>
          </table:table-cell>
          <table:table-cell office:value-type="float" office:value="0.13314666" calcext:value-type="float">
            <text:p>0.13314666</text:p>
          </table:table-cell>
          <table:table-cell office:value-type="float" office:value="0.14014961" calcext:value-type="float">
            <text:p>0.14014961</text:p>
          </table:table-cell>
          <table:table-cell office:value-type="float" office:value="0.137726681" calcext:value-type="float">
            <text:p>0.1377266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53" calcext:value-type="float">
            <text:p>0.001116253</text:p>
          </table:table-cell>
          <table:table-cell office:value-type="float" office:value="0.000269151" calcext:value-type="float">
            <text:p>0.000269151</text:p>
          </table:table-cell>
          <table:table-cell office:value-type="float" office:value="0.0010878" calcext:value-type="float">
            <text:p>0.0010878</text:p>
          </table:table-cell>
          <table:table-cell office:value-type="float" office:value="0.001145013" calcext:value-type="float">
            <text:p>0.001145013</text:p>
          </table:table-cell>
          <table:table-cell office:value-type="float" office:value="0.001125218" calcext:value-type="float">
            <text:p>0.0011252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991" calcext:value-type="float">
            <text:p>4.5991E-05</text:p>
          </table:table-cell>
          <table:table-cell office:value-type="float" office:value="-0.00080111" calcext:value-type="float">
            <text:p>-0.00080111</text:p>
          </table:table-cell>
          <table:table-cell office:value-type="float" office:value="0.000017538" calcext:value-type="float">
            <text:p>1.7538E-05</text:p>
          </table:table-cell>
          <table:table-cell office:value-type="float" office:value="0.000074752" calcext:value-type="float">
            <text:p>7.4752E-05</text:p>
          </table:table-cell>
          <table:table-cell office:value-type="float" office:value="0.000054957" calcext:value-type="float">
            <text:p>5.495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82801" calcext:value-type="float">
            <text:p>24.160782801</text:p>
          </table:table-cell>
          <table:table-cell office:value-type="float" office:value="24.139859784" calcext:value-type="float">
            <text:p>24.139859784</text:p>
          </table:table-cell>
          <table:table-cell office:value-type="float" office:value="24.160080021" calcext:value-type="float">
            <text:p>24.160080021</text:p>
          </table:table-cell>
          <table:table-cell office:value-type="float" office:value="24.161493158" calcext:value-type="float">
            <text:p>24.161493158</text:p>
          </table:table-cell>
          <table:table-cell office:value-type="float" office:value="24.161004231" calcext:value-type="float">
            <text:p>24.161004231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65763" calcext:value-type="float">
            <text:p>0.001165763</text:p>
          </table:table-cell>
          <table:table-cell office:value-type="float" office:value="-0.020307162" calcext:value-type="float">
            <text:p>-0.020307162</text:p>
          </table:table-cell>
          <table:table-cell office:value-type="float" office:value="0.000444513" calcext:value-type="float">
            <text:p>0.000444513</text:p>
          </table:table-cell>
          <table:table-cell office:value-type="float" office:value="0.001894789" calcext:value-type="float">
            <text:p>0.001894789</text:p>
          </table:table-cell>
          <table:table-cell office:value-type="float" office:value="0.001393013" calcext:value-type="float">
            <text:p>0.0013930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2019-12-03 10:38:15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81811" calcext:value-type="float">
            <text:p>0.136681811</text:p>
          </table:table-cell>
          <table:table-cell office:value-type="float" office:value="0.032786135" calcext:value-type="float">
            <text:p>0.032786135</text:p>
          </table:table-cell>
          <table:table-cell office:value-type="float" office:value="0.132820026" calcext:value-type="float">
            <text:p>0.132820026</text:p>
          </table:table-cell>
          <table:table-cell office:value-type="float" office:value="0.139991658" calcext:value-type="float">
            <text:p>0.139991658</text:p>
          </table:table-cell>
          <table:table-cell office:value-type="float" office:value="0.137672441" calcext:value-type="float">
            <text:p>0.1376724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681" calcext:value-type="float">
            <text:p>0.001116681</text:p>
          </table:table-cell>
          <table:table-cell office:value-type="float" office:value="0.000267861" calcext:value-type="float">
            <text:p>0.000267861</text:p>
          </table:table-cell>
          <table:table-cell office:value-type="float" office:value="0.001085131" calcext:value-type="float">
            <text:p>0.001085131</text:p>
          </table:table-cell>
          <table:table-cell office:value-type="float" office:value="0.001143723" calcext:value-type="float">
            <text:p>0.001143723</text:p>
          </table:table-cell>
          <table:table-cell office:value-type="float" office:value="0.001124775" calcext:value-type="float">
            <text:p>0.0011247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42" calcext:value-type="float">
            <text:p>4.642E-05</text:p>
          </table:table-cell>
          <table:table-cell office:value-type="float" office:value="-0.000802401" calcext:value-type="float">
            <text:p>-0.000802401</text:p>
          </table:table-cell>
          <table:table-cell office:value-type="float" office:value="0.000014869" calcext:value-type="float">
            <text:p>1.4869E-05</text:p>
          </table:table-cell>
          <table:table-cell office:value-type="float" office:value="0.000073461" calcext:value-type="float">
            <text:p>7.3461E-05</text:p>
          </table:table-cell>
          <table:table-cell office:value-type="float" office:value="0.000054513" calcext:value-type="float">
            <text:p>5.451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55245" calcext:value-type="float">
            <text:p>24.175955245</text:p>
          </table:table-cell>
          <table:table-cell office:value-type="float" office:value="24.154990059" calcext:value-type="float">
            <text:p>24.154990059</text:p>
          </table:table-cell>
          <table:table-cell office:value-type="float" office:value="24.175175979" calcext:value-type="float">
            <text:p>24.175175979</text:p>
          </table:table-cell>
          <table:table-cell office:value-type="float" office:value="24.176623135" calcext:value-type="float">
            <text:p>24.176623135</text:p>
          </table:table-cell>
          <table:table-cell office:value-type="float" office:value="24.176155143" calcext:value-type="float">
            <text:p>24.176155143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76625" calcext:value-type="float">
            <text:p>0.001176625</text:p>
          </table:table-cell>
          <table:table-cell office:value-type="float" office:value="-0.020339874" calcext:value-type="float">
            <text:p>-0.020339874</text:p>
          </table:table-cell>
          <table:table-cell office:value-type="float" office:value="0.000376869" calcext:value-type="float">
            <text:p>0.000376869</text:p>
          </table:table-cell>
          <table:table-cell office:value-type="float" office:value="0.001862078" calcext:value-type="float">
            <text:p>0.001862078</text:p>
          </table:table-cell>
          <table:table-cell office:value-type="float" office:value="0.00138178" calcext:value-type="float">
            <text:p>0.001381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2019-12-03 10:38:16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724131" calcext:value-type="float">
            <text:p>0.136724131</text:p>
          </table:table-cell>
          <table:table-cell office:value-type="float" office:value="0.032807592" calcext:value-type="float">
            <text:p>0.032807592</text:p>
          </table:table-cell>
          <table:table-cell office:value-type="float" office:value="0.133094207" calcext:value-type="float">
            <text:p>0.133094207</text:p>
          </table:table-cell>
          <table:table-cell office:value-type="float" office:value="0.14002444" calcext:value-type="float">
            <text:p>0.14002444</text:p>
          </table:table-cell>
          <table:table-cell office:value-type="float" office:value="0.137574689" calcext:value-type="float">
            <text:p>0.1375746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027" calcext:value-type="float">
            <text:p>0.001117027</text:p>
          </table:table-cell>
          <table:table-cell office:value-type="float" office:value="0.000268036" calcext:value-type="float">
            <text:p>0.000268036</text:p>
          </table:table-cell>
          <table:table-cell office:value-type="float" office:value="0.001087371" calcext:value-type="float">
            <text:p>0.001087371</text:p>
          </table:table-cell>
          <table:table-cell office:value-type="float" office:value="0.001143991" calcext:value-type="float">
            <text:p>0.001143991</text:p>
          </table:table-cell>
          <table:table-cell office:value-type="float" office:value="0.001123976" calcext:value-type="float">
            <text:p>0.0011239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766" calcext:value-type="float">
            <text:p>4.6766E-05</text:p>
          </table:table-cell>
          <table:table-cell office:value-type="float" office:value="-0.000802226" calcext:value-type="float">
            <text:p>-0.000802226</text:p>
          </table:table-cell>
          <table:table-cell office:value-type="float" office:value="0.00001711" calcext:value-type="float">
            <text:p>1.711E-05</text:p>
          </table:table-cell>
          <table:table-cell office:value-type="float" office:value="0.000073729" calcext:value-type="float">
            <text:p>7.3729E-05</text:p>
          </table:table-cell>
          <table:table-cell office:value-type="float" office:value="0.000053715" calcext:value-type="float">
            <text:p>5.37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63784" calcext:value-type="float">
            <text:p>24.175963784</text:p>
          </table:table-cell>
          <table:table-cell office:value-type="float" office:value="24.154994389" calcext:value-type="float">
            <text:p>24.154994389</text:p>
          </table:table-cell>
          <table:table-cell office:value-type="float" office:value="24.175231306" calcext:value-type="float">
            <text:p>24.175231306</text:p>
          </table:table-cell>
          <table:table-cell office:value-type="float" office:value="24.17662975" calcext:value-type="float">
            <text:p>24.17662975</text:p>
          </table:table-cell>
          <table:table-cell office:value-type="float" office:value="24.176135418" calcext:value-type="float">
            <text:p>24.176135418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85389" calcext:value-type="float">
            <text:p>0.001185389</text:p>
          </table:table-cell>
          <table:table-cell office:value-type="float" office:value="-0.02033543" calcext:value-type="float">
            <text:p>-0.02033543</text:p>
          </table:table-cell>
          <table:table-cell office:value-type="float" office:value="0.00043365" calcext:value-type="float">
            <text:p>0.00043365</text:p>
          </table:table-cell>
          <table:table-cell office:value-type="float" office:value="0.001868867" calcext:value-type="float">
            <text:p>0.001868867</text:p>
          </table:table-cell>
          <table:table-cell office:value-type="float" office:value="0.001361536" calcext:value-type="float">
            <text:p>0.00136153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2019-12-03 10:38:18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823074" calcext:value-type="float">
            <text:p>0.136823074</text:p>
          </table:table-cell>
          <table:table-cell office:value-type="float" office:value="0.033484701" calcext:value-type="float">
            <text:p>0.033484701</text:p>
          </table:table-cell>
          <table:table-cell office:value-type="float" office:value="0.132930891" calcext:value-type="float">
            <text:p>0.132930891</text:p>
          </table:table-cell>
          <table:table-cell office:value-type="float" office:value="0.140274184" calcext:value-type="float">
            <text:p>0.140274184</text:p>
          </table:table-cell>
          <table:table-cell office:value-type="float" office:value="0.136368291" calcext:value-type="float">
            <text:p>0.1363682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36" calcext:value-type="float">
            <text:p>0.001117836</text:p>
          </table:table-cell>
          <table:table-cell office:value-type="float" office:value="0.000273568" calcext:value-type="float">
            <text:p>0.000273568</text:p>
          </table:table-cell>
          <table:table-cell office:value-type="float" office:value="0.001086037" calcext:value-type="float">
            <text:p>0.001086037</text:p>
          </table:table-cell>
          <table:table-cell office:value-type="float" office:value="0.001146031" calcext:value-type="float">
            <text:p>0.001146031</text:p>
          </table:table-cell>
          <table:table-cell office:value-type="float" office:value="0.00111412" calcext:value-type="float">
            <text:p>0.001114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574" calcext:value-type="float">
            <text:p>4.7574E-05</text:p>
          </table:table-cell>
          <table:table-cell office:value-type="float" office:value="-0.000796694" calcext:value-type="float">
            <text:p>-0.000796694</text:p>
          </table:table-cell>
          <table:table-cell office:value-type="float" office:value="0.000015775" calcext:value-type="float">
            <text:p>1.5775E-05</text:p>
          </table:table-cell>
          <table:table-cell office:value-type="float" office:value="0.000075769" calcext:value-type="float">
            <text:p>7.5769E-05</text:p>
          </table:table-cell>
          <table:table-cell office:value-type="float" office:value="0.000043859" calcext:value-type="float">
            <text:p>4.38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8375" calcext:value-type="float">
            <text:p>24.17598375</text:p>
          </table:table-cell>
          <table:table-cell office:value-type="float" office:value="24.155131024" calcext:value-type="float">
            <text:p>24.155131024</text:p>
          </table:table-cell>
          <table:table-cell office:value-type="float" office:value="24.175198351" calcext:value-type="float">
            <text:p>24.175198351</text:p>
          </table:table-cell>
          <table:table-cell office:value-type="float" office:value="24.176680145" calcext:value-type="float">
            <text:p>24.176680145</text:p>
          </table:table-cell>
          <table:table-cell office:value-type="float" office:value="24.17589198" calcext:value-type="float">
            <text:p>24.17589198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20588" calcext:value-type="float">
            <text:p>0.00120588</text:p>
          </table:table-cell>
          <table:table-cell office:value-type="float" office:value="-0.020195201" calcext:value-type="float">
            <text:p>-0.020195201</text:p>
          </table:table-cell>
          <table:table-cell office:value-type="float" office:value="0.000399828" calcext:value-type="float">
            <text:p>0.000399828</text:p>
          </table:table-cell>
          <table:table-cell office:value-type="float" office:value="0.001920587" calcext:value-type="float">
            <text:p>0.001920587</text:p>
          </table:table-cell>
          <table:table-cell office:value-type="float" office:value="0.001111697" calcext:value-type="float">
            <text:p>0.00111169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019-12-03 10:38:19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579887" calcext:value-type="float">
            <text:p>0.136579887</text:p>
          </table:table-cell>
          <table:table-cell office:value-type="float" office:value="0.033344034" calcext:value-type="float">
            <text:p>0.033344034</text:p>
          </table:table-cell>
          <table:table-cell office:value-type="float" office:value="0.133633033" calcext:value-type="float">
            <text:p>0.133633033</text:p>
          </table:table-cell>
          <table:table-cell office:value-type="float" office:value="0.140433328" calcext:value-type="float">
            <text:p>0.140433328</text:p>
          </table:table-cell>
          <table:table-cell office:value-type="float" office:value="0.136562006" calcext:value-type="float">
            <text:p>0.136562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49" calcext:value-type="float">
            <text:p>0.001115849</text:p>
          </table:table-cell>
          <table:table-cell office:value-type="float" office:value="0.000272419" calcext:value-type="float">
            <text:p>0.000272419</text:p>
          </table:table-cell>
          <table:table-cell office:value-type="float" office:value="0.001091773" calcext:value-type="float">
            <text:p>0.001091773</text:p>
          </table:table-cell>
          <table:table-cell office:value-type="float" office:value="0.001147331" calcext:value-type="float">
            <text:p>0.001147331</text:p>
          </table:table-cell>
          <table:table-cell office:value-type="float" office:value="0.001115703" calcext:value-type="float">
            <text:p>0.0011157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87" calcext:value-type="float">
            <text:p>4.5587E-05</text:p>
          </table:table-cell>
          <table:table-cell office:value-type="float" office:value="-0.000797843" calcext:value-type="float">
            <text:p>-0.000797843</text:p>
          </table:table-cell>
          <table:table-cell office:value-type="float" office:value="0.000021512" calcext:value-type="float">
            <text:p>2.1512E-05</text:p>
          </table:table-cell>
          <table:table-cell office:value-type="float" office:value="0.00007707" calcext:value-type="float">
            <text:p>7.707E-05</text:p>
          </table:table-cell>
          <table:table-cell office:value-type="float" office:value="0.000045441" calcext:value-type="float">
            <text:p>4.54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88632" calcext:value-type="float">
            <text:p>24.180988632</text:p>
          </table:table-cell>
          <table:table-cell office:value-type="float" office:value="24.160156688" calcext:value-type="float">
            <text:p>24.160156688</text:p>
          </table:table-cell>
          <table:table-cell office:value-type="float" office:value="24.180393992" calcext:value-type="float">
            <text:p>24.180393992</text:p>
          </table:table-cell>
          <table:table-cell office:value-type="float" office:value="24.181766209" calcext:value-type="float">
            <text:p>24.181766209</text:p>
          </table:table-cell>
          <table:table-cell office:value-type="float" office:value="24.180985023" calcext:value-type="float">
            <text:p>24.180985023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155517" calcext:value-type="float">
            <text:p>0.001155517</text:p>
          </table:table-cell>
          <table:table-cell office:value-type="float" office:value="-0.020224333" calcext:value-type="float">
            <text:p>-0.020224333</text:p>
          </table:table-cell>
          <table:table-cell office:value-type="float" office:value="0.000545239" calcext:value-type="float">
            <text:p>0.000545239</text:p>
          </table:table-cell>
          <table:table-cell office:value-type="float" office:value="0.001953545" calcext:value-type="float">
            <text:p>0.001953545</text:p>
          </table:table-cell>
          <table:table-cell office:value-type="float" office:value="0.001151814" calcext:value-type="float">
            <text:p>0.00115181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2019-12-03 10:38:20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23418" calcext:value-type="float">
            <text:p>0.13623418</text:p>
          </table:table-cell>
          <table:table-cell office:value-type="float" office:value="0.032856468" calcext:value-type="float">
            <text:p>0.032856468</text:p>
          </table:table-cell>
          <table:table-cell office:value-type="float" office:value="0.133239047" calcext:value-type="float">
            <text:p>0.133239047</text:p>
          </table:table-cell>
          <table:table-cell office:value-type="float" office:value="0.140507238" calcext:value-type="float">
            <text:p>0.140507238</text:p>
          </table:table-cell>
          <table:table-cell office:value-type="float" office:value="0.137481706" calcext:value-type="float">
            <text:p>0.1374817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024" calcext:value-type="float">
            <text:p>0.001113024</text:p>
          </table:table-cell>
          <table:table-cell office:value-type="float" office:value="0.000268435" calcext:value-type="float">
            <text:p>0.000268435</text:p>
          </table:table-cell>
          <table:table-cell office:value-type="float" office:value="0.001088554" calcext:value-type="float">
            <text:p>0.001088554</text:p>
          </table:table-cell>
          <table:table-cell office:value-type="float" office:value="0.001147935" calcext:value-type="float">
            <text:p>0.001147935</text:p>
          </table:table-cell>
          <table:table-cell office:value-type="float" office:value="0.001123217" calcext:value-type="float">
            <text:p>0.0011232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763" calcext:value-type="float">
            <text:p>4.2763E-05</text:p>
          </table:table-cell>
          <table:table-cell office:value-type="float" office:value="-0.000801826" calcext:value-type="float">
            <text:p>-0.000801826</text:p>
          </table:table-cell>
          <table:table-cell office:value-type="float" office:value="0.000018293" calcext:value-type="float">
            <text:p>1.8293E-05</text:p>
          </table:table-cell>
          <table:table-cell office:value-type="float" office:value="0.000077674" calcext:value-type="float">
            <text:p>7.7674E-05</text:p>
          </table:table-cell>
          <table:table-cell office:value-type="float" office:value="0.000052955" calcext:value-type="float">
            <text:p>5.29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18872" calcext:value-type="float">
            <text:p>24.180918872</text:p>
          </table:table-cell>
          <table:table-cell office:value-type="float" office:value="24.160058301" calcext:value-type="float">
            <text:p>24.160058301</text:p>
          </table:table-cell>
          <table:table-cell office:value-type="float" office:value="24.18031449" calcext:value-type="float">
            <text:p>24.18031449</text:p>
          </table:table-cell>
          <table:table-cell office:value-type="float" office:value="24.181781123" calcext:value-type="float">
            <text:p>24.181781123</text:p>
          </table:table-cell>
          <table:table-cell office:value-type="float" office:value="24.181170608" calcext:value-type="float">
            <text:p>24.181170608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83923" calcext:value-type="float">
            <text:p>0.001083923</text:p>
          </table:table-cell>
          <table:table-cell office:value-type="float" office:value="-0.020325308" calcext:value-type="float">
            <text:p>-0.020325308</text:p>
          </table:table-cell>
          <table:table-cell office:value-type="float" office:value="0.000463646" calcext:value-type="float">
            <text:p>0.000463646</text:p>
          </table:table-cell>
          <table:table-cell office:value-type="float" office:value="0.001968852" calcext:value-type="float">
            <text:p>0.001968852</text:p>
          </table:table-cell>
          <table:table-cell office:value-type="float" office:value="0.001342279" calcext:value-type="float">
            <text:p>0.00134227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2019-12-03 10:38:22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011855" calcext:value-type="float">
            <text:p>0.136011855</text:p>
          </table:table-cell>
          <table:table-cell office:value-type="float" office:value="0.032792095" calcext:value-type="float">
            <text:p>0.032792095</text:p>
          </table:table-cell>
          <table:table-cell office:value-type="float" office:value="0.133011953" calcext:value-type="float">
            <text:p>0.133011953</text:p>
          </table:table-cell>
          <table:table-cell office:value-type="float" office:value="0.141020434" calcext:value-type="float">
            <text:p>0.141020434</text:p>
          </table:table-cell>
          <table:table-cell office:value-type="float" office:value="0.137673037" calcext:value-type="float">
            <text:p>0.1376730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208" calcext:value-type="float">
            <text:p>0.001111208</text:p>
          </table:table-cell>
          <table:table-cell office:value-type="float" office:value="0.000267909" calcext:value-type="float">
            <text:p>0.000267909</text:p>
          </table:table-cell>
          <table:table-cell office:value-type="float" office:value="0.001086699" calcext:value-type="float">
            <text:p>0.001086699</text:p>
          </table:table-cell>
          <table:table-cell office:value-type="float" office:value="0.001152128" calcext:value-type="float">
            <text:p>0.001152128</text:p>
          </table:table-cell>
          <table:table-cell office:value-type="float" office:value="0.00112478" calcext:value-type="float">
            <text:p>0.0011247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47" calcext:value-type="float">
            <text:p>4.0947E-05</text:p>
          </table:table-cell>
          <table:table-cell office:value-type="float" office:value="-0.000802352" calcext:value-type="float">
            <text:p>-0.000802352</text:p>
          </table:table-cell>
          <table:table-cell office:value-type="float" office:value="0.000016438" calcext:value-type="float">
            <text:p>1.6438E-05</text:p>
          </table:table-cell>
          <table:table-cell office:value-type="float" office:value="0.000081866" calcext:value-type="float">
            <text:p>8.1866E-05</text:p>
          </table:table-cell>
          <table:table-cell office:value-type="float" office:value="0.000054518" calcext:value-type="float">
            <text:p>5.451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7401" calcext:value-type="float">
            <text:p>24.18087401</text:p>
          </table:table-cell>
          <table:table-cell office:value-type="float" office:value="24.160045312" calcext:value-type="float">
            <text:p>24.160045312</text:p>
          </table:table-cell>
          <table:table-cell office:value-type="float" office:value="24.180268665" calcext:value-type="float">
            <text:p>24.180268665</text:p>
          </table:table-cell>
          <table:table-cell office:value-type="float" office:value="24.18188468" calcext:value-type="float">
            <text:p>24.18188468</text:p>
          </table:table-cell>
          <table:table-cell office:value-type="float" office:value="24.181209216" calcext:value-type="float">
            <text:p>24.181209216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37881" calcext:value-type="float">
            <text:p>0.001037881</text:p>
          </table:table-cell>
          <table:table-cell office:value-type="float" office:value="-0.02033864" calcext:value-type="float">
            <text:p>-0.02033864</text:p>
          </table:table-cell>
          <table:table-cell office:value-type="float" office:value="0.000416616" calcext:value-type="float">
            <text:p>0.000416616</text:p>
          </table:table-cell>
          <table:table-cell office:value-type="float" office:value="0.002075132" calcext:value-type="float">
            <text:p>0.002075132</text:p>
          </table:table-cell>
          <table:table-cell office:value-type="float" office:value="0.001381903" calcext:value-type="float">
            <text:p>0.00138190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2019-12-03 10:38:23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5971324" calcext:value-type="float">
            <text:p>0.135971324</text:p>
          </table:table-cell>
          <table:table-cell office:value-type="float" office:value="0.033345226" calcext:value-type="float">
            <text:p>0.033345226</text:p>
          </table:table-cell>
          <table:table-cell office:value-type="float" office:value="0.133670584" calcext:value-type="float">
            <text:p>0.133670584</text:p>
          </table:table-cell>
          <table:table-cell office:value-type="float" office:value="0.141456144" calcext:value-type="float">
            <text:p>0.141456144</text:p>
          </table:table-cell>
          <table:table-cell office:value-type="float" office:value="0.13661565" calcext:value-type="float">
            <text:p>0.136615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77" calcext:value-type="float">
            <text:p>0.001110877</text:p>
          </table:table-cell>
          <table:table-cell office:value-type="float" office:value="0.000272428" calcext:value-type="float">
            <text:p>0.000272428</text:p>
          </table:table-cell>
          <table:table-cell office:value-type="float" office:value="0.00109208" calcext:value-type="float">
            <text:p>0.00109208</text:p>
          </table:table-cell>
          <table:table-cell office:value-type="float" office:value="0.001155687" calcext:value-type="float">
            <text:p>0.001155687</text:p>
          </table:table-cell>
          <table:table-cell office:value-type="float" office:value="0.001116141" calcext:value-type="float">
            <text:p>0.00111614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15" calcext:value-type="float">
            <text:p>4.0615E-05</text:p>
          </table:table-cell>
          <table:table-cell office:value-type="float" office:value="-0.000797833" calcext:value-type="float">
            <text:p>-0.000797833</text:p>
          </table:table-cell>
          <table:table-cell office:value-type="float" office:value="0.000021819" calcext:value-type="float">
            <text:p>2.1819E-05</text:p>
          </table:table-cell>
          <table:table-cell office:value-type="float" office:value="0.000085426" calcext:value-type="float">
            <text:p>8.5426E-05</text:p>
          </table:table-cell>
          <table:table-cell office:value-type="float" office:value="0.000045879" calcext:value-type="float">
            <text:p>4.587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0973741" calcext:value-type="float">
            <text:p>24.190973741</text:p>
          </table:table-cell>
          <table:table-cell office:value-type="float" office:value="24.170265029" calcext:value-type="float">
            <text:p>24.170265029</text:p>
          </table:table-cell>
          <table:table-cell office:value-type="float" office:value="24.190509483" calcext:value-type="float">
            <text:p>24.190509483</text:p>
          </table:table-cell>
          <table:table-cell office:value-type="float" office:value="24.1920805" calcext:value-type="float">
            <text:p>24.1920805</text:p>
          </table:table-cell>
          <table:table-cell office:value-type="float" office:value="24.191103757" calcext:value-type="float">
            <text:p>24.191103757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29487" calcext:value-type="float">
            <text:p>0.001029487</text:p>
          </table:table-cell>
          <table:table-cell office:value-type="float" office:value="-0.020224086" calcext:value-type="float">
            <text:p>-0.020224086</text:p>
          </table:table-cell>
          <table:table-cell office:value-type="float" office:value="0.000553015" calcext:value-type="float">
            <text:p>0.000553015</text:p>
          </table:table-cell>
          <table:table-cell office:value-type="float" office:value="0.002165365" calcext:value-type="float">
            <text:p>0.002165365</text:p>
          </table:table-cell>
          <table:table-cell office:value-type="float" office:value="0.001162924" calcext:value-type="float">
            <text:p>0.0011629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2019-12-03 10:38:24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968344" calcext:value-type="float">
            <text:p>0.135968344</text:p>
          </table:table-cell>
          <table:table-cell office:value-type="float" office:value="0.033193831" calcext:value-type="float">
            <text:p>0.033193831</text:p>
          </table:table-cell>
          <table:table-cell office:value-type="float" office:value="0.133619324" calcext:value-type="float">
            <text:p>0.133619324</text:p>
          </table:table-cell>
          <table:table-cell office:value-type="float" office:value="0.141670125" calcext:value-type="float">
            <text:p>0.141670125</text:p>
          </table:table-cell>
          <table:table-cell office:value-type="float" office:value="0.136830227" calcext:value-type="float">
            <text:p>0.1368302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52" calcext:value-type="float">
            <text:p>0.001110852</text:p>
          </table:table-cell>
          <table:table-cell office:value-type="float" office:value="0.000271191" calcext:value-type="float">
            <text:p>0.000271191</text:p>
          </table:table-cell>
          <table:table-cell office:value-type="float" office:value="0.001091661" calcext:value-type="float">
            <text:p>0.001091661</text:p>
          </table:table-cell>
          <table:table-cell office:value-type="float" office:value="0.001157436" calcext:value-type="float">
            <text:p>0.001157436</text:p>
          </table:table-cell>
          <table:table-cell office:value-type="float" office:value="0.001117894" calcext:value-type="float">
            <text:p>0.0011178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91" calcext:value-type="float">
            <text:p>4.0591E-05</text:p>
          </table:table-cell>
          <table:table-cell office:value-type="float" office:value="-0.00079907" calcext:value-type="float">
            <text:p>-0.00079907</text:p>
          </table:table-cell>
          <table:table-cell office:value-type="float" office:value="0.0000214" calcext:value-type="float">
            <text:p>2.14E-05</text:p>
          </table:table-cell>
          <table:table-cell office:value-type="float" office:value="0.000087174" calcext:value-type="float">
            <text:p>8.7174E-05</text:p>
          </table:table-cell>
          <table:table-cell office:value-type="float" office:value="0.000047633" calcext:value-type="float">
            <text:p>4.763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65229" calcext:value-type="float">
            <text:p>24.180865229</text:p>
          </table:table-cell>
          <table:table-cell office:value-type="float" office:value="24.160126378" calcext:value-type="float">
            <text:p>24.160126378</text:p>
          </table:table-cell>
          <table:table-cell office:value-type="float" office:value="24.180391226" calcext:value-type="float">
            <text:p>24.180391226</text:p>
          </table:table-cell>
          <table:table-cell office:value-type="float" office:value="24.182015779" calcext:value-type="float">
            <text:p>24.182015779</text:p>
          </table:table-cell>
          <table:table-cell office:value-type="float" office:value="24.181039147" calcext:value-type="float">
            <text:p>24.181039147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2887" calcext:value-type="float">
            <text:p>0.00102887</text:p>
          </table:table-cell>
          <table:table-cell office:value-type="float" office:value="-0.02025544" calcext:value-type="float">
            <text:p>-0.02025544</text:p>
          </table:table-cell>
          <table:table-cell office:value-type="float" office:value="0.000542399" calcext:value-type="float">
            <text:p>0.000542399</text:p>
          </table:table-cell>
          <table:table-cell office:value-type="float" office:value="0.002209679" calcext:value-type="float">
            <text:p>0.002209679</text:p>
          </table:table-cell>
          <table:table-cell office:value-type="float" office:value="0.001207361" calcext:value-type="float">
            <text:p>0.00120736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2019-12-03 10:38:26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927217" calcext:value-type="float">
            <text:p>0.135927217</text:p>
          </table:table-cell>
          <table:table-cell office:value-type="float" office:value="0.033134822" calcext:value-type="float">
            <text:p>0.033134822</text:p>
          </table:table-cell>
          <table:table-cell office:value-type="float" office:value="0.133506076" calcext:value-type="float">
            <text:p>0.133506076</text:p>
          </table:table-cell>
          <table:table-cell office:value-type="float" office:value="0.14178695" calcext:value-type="float">
            <text:p>0.14178695</text:p>
          </table:table-cell>
          <table:table-cell office:value-type="float" office:value="0.136820094" calcext:value-type="float">
            <text:p>0.1368200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16" calcext:value-type="float">
            <text:p>0.001110516</text:p>
          </table:table-cell>
          <table:table-cell office:value-type="float" office:value="0.000270709" calcext:value-type="float">
            <text:p>0.000270709</text:p>
          </table:table-cell>
          <table:table-cell office:value-type="float" office:value="0.001090736" calcext:value-type="float">
            <text:p>0.001090736</text:p>
          </table:table-cell>
          <table:table-cell office:value-type="float" office:value="0.00115839" calcext:value-type="float">
            <text:p>0.00115839</text:p>
          </table:table-cell>
          <table:table-cell office:value-type="float" office:value="0.001117811" calcext:value-type="float">
            <text:p>0.0011178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55" calcext:value-type="float">
            <text:p>4.0255E-05</text:p>
          </table:table-cell>
          <table:table-cell office:value-type="float" office:value="-0.000799552" calcext:value-type="float">
            <text:p>-0.000799552</text:p>
          </table:table-cell>
          <table:table-cell office:value-type="float" office:value="0.000020474" calcext:value-type="float">
            <text:p>2.0474E-05</text:p>
          </table:table-cell>
          <table:table-cell office:value-type="float" office:value="0.000088129" calcext:value-type="float">
            <text:p>8.8129E-05</text:p>
          </table:table-cell>
          <table:table-cell office:value-type="float" office:value="0.00004755" calcext:value-type="float">
            <text:p>4.7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10885" calcext:value-type="float">
            <text:p>24.185910885</text:p>
          </table:table-cell>
          <table:table-cell office:value-type="float" office:value="24.165168521" calcext:value-type="float">
            <text:p>24.165168521</text:p>
          </table:table-cell>
          <table:table-cell office:value-type="float" office:value="24.18542233" calcext:value-type="float">
            <text:p>24.18542233</text:p>
          </table:table-cell>
          <table:table-cell office:value-type="float" office:value="24.187093303" calcext:value-type="float">
            <text:p>24.187093303</text:p>
          </table:table-cell>
          <table:table-cell office:value-type="float" office:value="24.186091056" calcext:value-type="float">
            <text:p>24.186091056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20353" calcext:value-type="float">
            <text:p>0.001020353</text:p>
          </table:table-cell>
          <table:table-cell office:value-type="float" office:value="-0.020267661" calcext:value-type="float">
            <text:p>-0.020267661</text:p>
          </table:table-cell>
          <table:table-cell office:value-type="float" office:value="0.000518946" calcext:value-type="float">
            <text:p>0.000518946</text:p>
          </table:table-cell>
          <table:table-cell office:value-type="float" office:value="0.002233873" calcext:value-type="float">
            <text:p>0.002233873</text:p>
          </table:table-cell>
          <table:table-cell office:value-type="float" office:value="0.001205263" calcext:value-type="float">
            <text:p>0.0012052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2019-12-03 10:38:27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5980861" calcext:value-type="float">
            <text:p>0.135980861</text:p>
          </table:table-cell>
          <table:table-cell office:value-type="float" office:value="0.033054952" calcext:value-type="float">
            <text:p>0.033054952</text:p>
          </table:table-cell>
          <table:table-cell office:value-type="float" office:value="0.132731215" calcext:value-type="float">
            <text:p>0.132731215</text:p>
          </table:table-cell>
          <table:table-cell office:value-type="float" office:value="0.141863244" calcext:value-type="float">
            <text:p>0.141863244</text:p>
          </table:table-cell>
          <table:table-cell office:value-type="float" office:value="0.136787908" calcext:value-type="float">
            <text:p>0.1367879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55" calcext:value-type="float">
            <text:p>0.001110955</text:p>
          </table:table-cell>
          <table:table-cell office:value-type="float" office:value="0.000270057" calcext:value-type="float">
            <text:p>0.000270057</text:p>
          </table:table-cell>
          <table:table-cell office:value-type="float" office:value="0.001084405" calcext:value-type="float">
            <text:p>0.001084405</text:p>
          </table:table-cell>
          <table:table-cell office:value-type="float" office:value="0.001159013" calcext:value-type="float">
            <text:p>0.001159013</text:p>
          </table:table-cell>
          <table:table-cell office:value-type="float" office:value="0.001117548" calcext:value-type="float">
            <text:p>0.0011175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93" calcext:value-type="float">
            <text:p>4.0693E-05</text:p>
          </table:table-cell>
          <table:table-cell office:value-type="float" office:value="-0.000800205" calcext:value-type="float">
            <text:p>-0.000800205</text:p>
          </table:table-cell>
          <table:table-cell office:value-type="float" office:value="0.000014144" calcext:value-type="float">
            <text:p>1.4144E-05</text:p>
          </table:table-cell>
          <table:table-cell office:value-type="float" office:value="0.000088752" calcext:value-type="float">
            <text:p>8.8752E-05</text:p>
          </table:table-cell>
          <table:table-cell office:value-type="float" office:value="0.000047287" calcext:value-type="float">
            <text:p>4.72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0975665" calcext:value-type="float">
            <text:p>24.190975665</text:p>
          </table:table-cell>
          <table:table-cell office:value-type="float" office:value="24.170206454" calcext:value-type="float">
            <text:p>24.170206454</text:p>
          </table:table-cell>
          <table:table-cell office:value-type="float" office:value="24.190319931" calcext:value-type="float">
            <text:p>24.190319931</text:p>
          </table:table-cell>
          <table:table-cell office:value-type="float" office:value="24.192162647" calcext:value-type="float">
            <text:p>24.192162647</text:p>
          </table:table-cell>
          <table:table-cell office:value-type="float" office:value="24.191138516" calcext:value-type="float">
            <text:p>24.191138516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1031462" calcext:value-type="float">
            <text:p>0.001031462</text:p>
          </table:table-cell>
          <table:table-cell office:value-type="float" office:value="-0.020284202" calcext:value-type="float">
            <text:p>-0.020284202</text:p>
          </table:table-cell>
          <table:table-cell office:value-type="float" office:value="0.000358476" calcext:value-type="float">
            <text:p>0.000358476</text:p>
          </table:table-cell>
          <table:table-cell office:value-type="float" office:value="0.002249673" calcext:value-type="float">
            <text:p>0.002249673</text:p>
          </table:table-cell>
          <table:table-cell office:value-type="float" office:value="0.001198597" calcext:value-type="float">
            <text:p>0.00119859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2019-12-03 10:38:28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73572" calcext:value-type="float">
            <text:p>0.135873572</text:p>
          </table:table-cell>
          <table:table-cell office:value-type="float" office:value="0.032799844" calcext:value-type="float">
            <text:p>0.032799844</text:p>
          </table:table-cell>
          <table:table-cell office:value-type="float" office:value="0.132731811" calcext:value-type="float">
            <text:p>0.132731811</text:p>
          </table:table-cell>
          <table:table-cell office:value-type="float" office:value="0.141878741" calcext:value-type="float">
            <text:p>0.141878741</text:p>
          </table:table-cell>
          <table:table-cell office:value-type="float" office:value="0.136734264" calcext:value-type="float">
            <text:p>0.1367342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78" calcext:value-type="float">
            <text:p>0.001110078</text:p>
          </table:table-cell>
          <table:table-cell office:value-type="float" office:value="0.000267973" calcext:value-type="float">
            <text:p>0.000267973</text:p>
          </table:table-cell>
          <table:table-cell office:value-type="float" office:value="0.00108441" calcext:value-type="float">
            <text:p>0.00108441</text:p>
          </table:table-cell>
          <table:table-cell office:value-type="float" office:value="0.00115914" calcext:value-type="float">
            <text:p>0.00115914</text:p>
          </table:table-cell>
          <table:table-cell office:value-type="float" office:value="0.00111711" calcext:value-type="float">
            <text:p>0.0011171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817" calcext:value-type="float">
            <text:p>3.9817E-05</text:p>
          </table:table-cell>
          <table:table-cell office:value-type="float" office:value="-0.000802289" calcext:value-type="float">
            <text:p>-0.000802289</text:p>
          </table:table-cell>
          <table:table-cell office:value-type="float" office:value="0.000014149" calcext:value-type="float">
            <text:p>1.4149E-05</text:p>
          </table:table-cell>
          <table:table-cell office:value-type="float" office:value="0.000088879" calcext:value-type="float">
            <text:p>8.8879E-05</text:p>
          </table:table-cell>
          <table:table-cell office:value-type="float" office:value="0.000046849" calcext:value-type="float">
            <text:p>4.684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00061" calcext:value-type="float">
            <text:p>24.185900061</text:p>
          </table:table-cell>
          <table:table-cell office:value-type="float" office:value="24.165100926" calcext:value-type="float">
            <text:p>24.165100926</text:p>
          </table:table-cell>
          <table:table-cell office:value-type="float" office:value="24.185266094" calcext:value-type="float">
            <text:p>24.185266094</text:p>
          </table:table-cell>
          <table:table-cell office:value-type="float" office:value="24.187111825" calcext:value-type="float">
            <text:p>24.187111825</text:p>
          </table:table-cell>
          <table:table-cell office:value-type="float" office:value="24.186073737" calcext:value-type="float">
            <text:p>24.186073737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9243" calcext:value-type="float">
            <text:p>0.001009243</text:p>
          </table:table-cell>
          <table:table-cell office:value-type="float" office:value="-0.020337035" calcext:value-type="float">
            <text:p>-0.020337035</text:p>
          </table:table-cell>
          <table:table-cell office:value-type="float" office:value="0.0003586" calcext:value-type="float">
            <text:p>0.0003586</text:p>
          </table:table-cell>
          <table:table-cell office:value-type="float" office:value="0.002252883" calcext:value-type="float">
            <text:p>0.002252883</text:p>
          </table:table-cell>
          <table:table-cell office:value-type="float" office:value="0.001187488" calcext:value-type="float">
            <text:p>0.0011874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2019-12-03 10:38:2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945098" calcext:value-type="float">
            <text:p>0.135945098</text:p>
          </table:table-cell>
          <table:table-cell office:value-type="float" office:value="0.033947829" calcext:value-type="float">
            <text:p>0.033947829</text:p>
          </table:table-cell>
          <table:table-cell office:value-type="float" office:value="0.13297023" calcext:value-type="float">
            <text:p>0.13297023</text:p>
          </table:table-cell>
          <table:table-cell office:value-type="float" office:value="0.141826289" calcext:value-type="float">
            <text:p>0.141826289</text:p>
          </table:table-cell>
          <table:table-cell office:value-type="float" office:value="0.136421935" calcext:value-type="float">
            <text:p>0.1364219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63" calcext:value-type="float">
            <text:p>0.001110663</text:p>
          </table:table-cell>
          <table:table-cell office:value-type="float" office:value="0.000277352" calcext:value-type="float">
            <text:p>0.000277352</text:p>
          </table:table-cell>
          <table:table-cell office:value-type="float" office:value="0.001086358" calcext:value-type="float">
            <text:p>0.001086358</text:p>
          </table:table-cell>
          <table:table-cell office:value-type="float" office:value="0.001158712" calcext:value-type="float">
            <text:p>0.001158712</text:p>
          </table:table-cell>
          <table:table-cell office:value-type="float" office:value="0.001114558" calcext:value-type="float">
            <text:p>0.0011145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01" calcext:value-type="float">
            <text:p>4.0401E-05</text:p>
          </table:table-cell>
          <table:table-cell office:value-type="float" office:value="-0.00079291" calcext:value-type="float">
            <text:p>-0.00079291</text:p>
          </table:table-cell>
          <table:table-cell office:value-type="float" office:value="0.000016097" calcext:value-type="float">
            <text:p>1.6097E-05</text:p>
          </table:table-cell>
          <table:table-cell office:value-type="float" office:value="0.00008845" calcext:value-type="float">
            <text:p>8.845E-05</text:p>
          </table:table-cell>
          <table:table-cell office:value-type="float" office:value="0.000044297" calcext:value-type="float">
            <text:p>4.42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14493" calcext:value-type="float">
            <text:p>24.185914493</text:p>
          </table:table-cell>
          <table:table-cell office:value-type="float" office:value="24.165332578" calcext:value-type="float">
            <text:p>24.165332578</text:p>
          </table:table-cell>
          <table:table-cell office:value-type="float" office:value="24.185314204" calcext:value-type="float">
            <text:p>24.185314204</text:p>
          </table:table-cell>
          <table:table-cell office:value-type="float" office:value="24.187101241" calcext:value-type="float">
            <text:p>24.187101241</text:p>
          </table:table-cell>
          <table:table-cell office:value-type="float" office:value="24.186010713" calcext:value-type="float">
            <text:p>24.186010713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24056" calcext:value-type="float">
            <text:p>0.001024056</text:p>
          </table:table-cell>
          <table:table-cell office:value-type="float" office:value="-0.020099287" calcext:value-type="float">
            <text:p>-0.020099287</text:p>
          </table:table-cell>
          <table:table-cell office:value-type="float" office:value="0.000407975" calcext:value-type="float">
            <text:p>0.000407975</text:p>
          </table:table-cell>
          <table:table-cell office:value-type="float" office:value="0.00224202" calcext:value-type="float">
            <text:p>0.00224202</text:p>
          </table:table-cell>
          <table:table-cell office:value-type="float" office:value="0.001122806" calcext:value-type="float">
            <text:p>0.0011228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2019-12-03 10:38:31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861055" calcext:value-type="float">
            <text:p>0.135861055</text:p>
          </table:table-cell>
          <table:table-cell office:value-type="float" office:value="0.033046607" calcext:value-type="float">
            <text:p>0.033046607</text:p>
          </table:table-cell>
          <table:table-cell office:value-type="float" office:value="0.133336202" calcext:value-type="float">
            <text:p>0.133336202</text:p>
          </table:table-cell>
          <table:table-cell office:value-type="float" office:value="0.141936558" calcext:value-type="float">
            <text:p>0.141936558</text:p>
          </table:table-cell>
          <table:table-cell office:value-type="float" office:value="0.137200968" calcext:value-type="float">
            <text:p>0.1372009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976" calcext:value-type="float">
            <text:p>0.001109976</text:p>
          </table:table-cell>
          <table:table-cell office:value-type="float" office:value="0.000269989" calcext:value-type="float">
            <text:p>0.000269989</text:p>
          </table:table-cell>
          <table:table-cell office:value-type="float" office:value="0.001089348" calcext:value-type="float">
            <text:p>0.001089348</text:p>
          </table:table-cell>
          <table:table-cell office:value-type="float" office:value="0.001159612" calcext:value-type="float">
            <text:p>0.001159612</text:p>
          </table:table-cell>
          <table:table-cell office:value-type="float" office:value="0.001120923" calcext:value-type="float">
            <text:p>0.0011209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715" calcext:value-type="float">
            <text:p>3.9715E-05</text:p>
          </table:table-cell>
          <table:table-cell office:value-type="float" office:value="-0.000800273" calcext:value-type="float">
            <text:p>-0.000800273</text:p>
          </table:table-cell>
          <table:table-cell office:value-type="float" office:value="0.000019087" calcext:value-type="float">
            <text:p>1.9087E-05</text:p>
          </table:table-cell>
          <table:table-cell office:value-type="float" office:value="0.000089351" calcext:value-type="float">
            <text:p>8.9351E-05</text:p>
          </table:table-cell>
          <table:table-cell office:value-type="float" office:value="0.000050662" calcext:value-type="float">
            <text:p>5.06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4358" calcext:value-type="float">
            <text:p>24.18084358</text:p>
          </table:table-cell>
          <table:table-cell office:value-type="float" office:value="24.16009667" calcext:value-type="float">
            <text:p>24.16009667</text:p>
          </table:table-cell>
          <table:table-cell office:value-type="float" office:value="24.180334095" calcext:value-type="float">
            <text:p>24.180334095</text:p>
          </table:table-cell>
          <table:table-cell office:value-type="float" office:value="24.182069542" calcext:value-type="float">
            <text:p>24.182069542</text:p>
          </table:table-cell>
          <table:table-cell office:value-type="float" office:value="24.181113958" calcext:value-type="float">
            <text:p>24.181113958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06651" calcext:value-type="float">
            <text:p>0.001006651</text:p>
          </table:table-cell>
          <table:table-cell office:value-type="float" office:value="-0.02028593" calcext:value-type="float">
            <text:p>-0.02028593</text:p>
          </table:table-cell>
          <table:table-cell office:value-type="float" office:value="0.000483766" calcext:value-type="float">
            <text:p>0.000483766</text:p>
          </table:table-cell>
          <table:table-cell office:value-type="float" office:value="0.002264856" calcext:value-type="float">
            <text:p>0.002264856</text:p>
          </table:table-cell>
          <table:table-cell office:value-type="float" office:value="0.00128414" calcext:value-type="float">
            <text:p>0.0012841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2019-12-03 10:38:32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954635" calcext:value-type="float">
            <text:p>0.135954635</text:p>
          </table:table-cell>
          <table:table-cell office:value-type="float" office:value="0.032833222" calcext:value-type="float">
            <text:p>0.032833222</text:p>
          </table:table-cell>
          <table:table-cell office:value-type="float" office:value="0.133037583" calcext:value-type="float">
            <text:p>0.133037583</text:p>
          </table:table-cell>
          <table:table-cell office:value-type="float" office:value="0.141833441" calcext:value-type="float">
            <text:p>0.141833441</text:p>
          </table:table-cell>
          <table:table-cell office:value-type="float" office:value="0.137344019" calcext:value-type="float">
            <text:p>0.137344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74" calcext:value-type="float">
            <text:p>0.00111074</text:p>
          </table:table-cell>
          <table:table-cell office:value-type="float" office:value="0.000268245" calcext:value-type="float">
            <text:p>0.000268245</text:p>
          </table:table-cell>
          <table:table-cell office:value-type="float" office:value="0.001086908" calcext:value-type="float">
            <text:p>0.001086908</text:p>
          </table:table-cell>
          <table:table-cell office:value-type="float" office:value="0.00115877" calcext:value-type="float">
            <text:p>0.00115877</text:p>
          </table:table-cell>
          <table:table-cell office:value-type="float" office:value="0.001122092" calcext:value-type="float">
            <text:p>0.00112209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79" calcext:value-type="float">
            <text:p>4.0479E-05</text:p>
          </table:table-cell>
          <table:table-cell office:value-type="float" office:value="-0.000802016" calcext:value-type="float">
            <text:p>-0.000802016</text:p>
          </table:table-cell>
          <table:table-cell office:value-type="float" office:value="0.000016647" calcext:value-type="float">
            <text:p>1.6647E-05</text:p>
          </table:table-cell>
          <table:table-cell office:value-type="float" office:value="0.000088509" calcext:value-type="float">
            <text:p>8.8509E-05</text:p>
          </table:table-cell>
          <table:table-cell office:value-type="float" office:value="0.00005183" calcext:value-type="float">
            <text:p>5.1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62463" calcext:value-type="float">
            <text:p>24.180862463</text:p>
          </table:table-cell>
          <table:table-cell office:value-type="float" office:value="24.160053611" calcext:value-type="float">
            <text:p>24.160053611</text:p>
          </table:table-cell>
          <table:table-cell office:value-type="float" office:value="24.180273837" calcext:value-type="float">
            <text:p>24.180273837</text:p>
          </table:table-cell>
          <table:table-cell office:value-type="float" office:value="24.182048735" calcext:value-type="float">
            <text:p>24.182048735</text:p>
          </table:table-cell>
          <table:table-cell office:value-type="float" office:value="24.181142824" calcext:value-type="float">
            <text:p>24.181142824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26031" calcext:value-type="float">
            <text:p>0.001026031</text:p>
          </table:table-cell>
          <table:table-cell office:value-type="float" office:value="-0.020330122" calcext:value-type="float">
            <text:p>-0.020330122</text:p>
          </table:table-cell>
          <table:table-cell office:value-type="float" office:value="0.000421924" calcext:value-type="float">
            <text:p>0.000421924</text:p>
          </table:table-cell>
          <table:table-cell office:value-type="float" office:value="0.002243501" calcext:value-type="float">
            <text:p>0.002243501</text:p>
          </table:table-cell>
          <table:table-cell office:value-type="float" office:value="0.001313765" calcext:value-type="float">
            <text:p>0.0013137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2019-12-03 10:38:3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048214" calcext:value-type="float">
            <text:p>0.136048214</text:p>
          </table:table-cell>
          <table:table-cell office:value-type="float" office:value="0.03446937" calcext:value-type="float">
            <text:p>0.03446937</text:p>
          </table:table-cell>
          <table:table-cell office:value-type="float" office:value="0.133436338" calcext:value-type="float">
            <text:p>0.133436338</text:p>
          </table:table-cell>
          <table:table-cell office:value-type="float" office:value="0.141862052" calcext:value-type="float">
            <text:p>0.141862052</text:p>
          </table:table-cell>
          <table:table-cell office:value-type="float" office:value="0.136013643" calcext:value-type="float">
            <text:p>0.1360136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05" calcext:value-type="float">
            <text:p>0.001111505</text:p>
          </table:table-cell>
          <table:table-cell office:value-type="float" office:value="0.000281613" calcext:value-type="float">
            <text:p>0.000281613</text:p>
          </table:table-cell>
          <table:table-cell office:value-type="float" office:value="0.001090166" calcext:value-type="float">
            <text:p>0.001090166</text:p>
          </table:table-cell>
          <table:table-cell office:value-type="float" office:value="0.001159004" calcext:value-type="float">
            <text:p>0.001159004</text:p>
          </table:table-cell>
          <table:table-cell office:value-type="float" office:value="0.001111223" calcext:value-type="float">
            <text:p>0.0011112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44" calcext:value-type="float">
            <text:p>4.1244E-05</text:p>
          </table:table-cell>
          <table:table-cell office:value-type="float" office:value="-0.000788649" calcext:value-type="float">
            <text:p>-0.000788649</text:p>
          </table:table-cell>
          <table:table-cell office:value-type="float" office:value="0.000019905" calcext:value-type="float">
            <text:p>1.9905E-05</text:p>
          </table:table-cell>
          <table:table-cell office:value-type="float" office:value="0.000088742" calcext:value-type="float">
            <text:p>8.8742E-05</text:p>
          </table:table-cell>
          <table:table-cell office:value-type="float" office:value="0.000040961" calcext:value-type="float">
            <text:p>4.096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935301" calcext:value-type="float">
            <text:p>24.185935301</text:p>
          </table:table-cell>
          <table:table-cell office:value-type="float" office:value="24.165437821" calcext:value-type="float">
            <text:p>24.165437821</text:p>
          </table:table-cell>
          <table:table-cell office:value-type="float" office:value="24.185408258" calcext:value-type="float">
            <text:p>24.185408258</text:p>
          </table:table-cell>
          <table:table-cell office:value-type="float" office:value="24.187108457" calcext:value-type="float">
            <text:p>24.187108457</text:p>
          </table:table-cell>
          <table:table-cell office:value-type="float" office:value="24.185928325" calcext:value-type="float">
            <text:p>24.185928325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4541" calcext:value-type="float">
            <text:p>0.00104541</text:p>
          </table:table-cell>
          <table:table-cell office:value-type="float" office:value="-0.019991276" calcext:value-type="float">
            <text:p>-0.019991276</text:p>
          </table:table-cell>
          <table:table-cell office:value-type="float" office:value="0.000504504" calcext:value-type="float">
            <text:p>0.000504504</text:p>
          </table:table-cell>
          <table:table-cell office:value-type="float" office:value="0.002249426" calcext:value-type="float">
            <text:p>0.002249426</text:p>
          </table:table-cell>
          <table:table-cell office:value-type="float" office:value="0.001038251" calcext:value-type="float">
            <text:p>0.0010382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2019-12-03 10:38:35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5871188" calcext:value-type="float">
            <text:p>0.135871188</text:p>
          </table:table-cell>
          <table:table-cell office:value-type="float" office:value="0.033408407" calcext:value-type="float">
            <text:p>0.033408407</text:p>
          </table:table-cell>
          <table:table-cell office:value-type="float" office:value="0.133602635" calcext:value-type="float">
            <text:p>0.133602635</text:p>
          </table:table-cell>
          <table:table-cell office:value-type="float" office:value="0.14181258" calcext:value-type="float">
            <text:p>0.14181258</text:p>
          </table:table-cell>
          <table:table-cell office:value-type="float" office:value="0.136252062" calcext:value-type="float">
            <text:p>0.1362520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059" calcext:value-type="float">
            <text:p>0.001110059</text:p>
          </table:table-cell>
          <table:table-cell office:value-type="float" office:value="0.000272945" calcext:value-type="float">
            <text:p>0.000272945</text:p>
          </table:table-cell>
          <table:table-cell office:value-type="float" office:value="0.001091525" calcext:value-type="float">
            <text:p>0.001091525</text:p>
          </table:table-cell>
          <table:table-cell office:value-type="float" office:value="0.0011586" calcext:value-type="float">
            <text:p>0.0011586</text:p>
          </table:table-cell>
          <table:table-cell office:value-type="float" office:value="0.00111317" calcext:value-type="float">
            <text:p>0.001113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797" calcext:value-type="float">
            <text:p>3.9797E-05</text:p>
          </table:table-cell>
          <table:table-cell office:value-type="float" office:value="-0.000797317" calcext:value-type="float">
            <text:p>-0.000797317</text:p>
          </table:table-cell>
          <table:table-cell office:value-type="float" office:value="0.000021263" calcext:value-type="float">
            <text:p>2.1263E-05</text:p>
          </table:table-cell>
          <table:table-cell office:value-type="float" office:value="0.000088338" calcext:value-type="float">
            <text:p>8.8338E-05</text:p>
          </table:table-cell>
          <table:table-cell office:value-type="float" office:value="0.000042909" calcext:value-type="float">
            <text:p>4.290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5899579" calcext:value-type="float">
            <text:p>24.185899579</text:p>
          </table:table-cell>
          <table:table-cell office:value-type="float" office:value="24.165223728" calcext:value-type="float">
            <text:p>24.165223728</text:p>
          </table:table-cell>
          <table:table-cell office:value-type="float" office:value="24.185441815" calcext:value-type="float">
            <text:p>24.185441815</text:p>
          </table:table-cell>
          <table:table-cell office:value-type="float" office:value="24.187098474" calcext:value-type="float">
            <text:p>24.187098474</text:p>
          </table:table-cell>
          <table:table-cell office:value-type="float" office:value="24.185976435" calcext:value-type="float">
            <text:p>24.185976435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008749" calcext:value-type="float">
            <text:p>0.001008749</text:p>
          </table:table-cell>
          <table:table-cell office:value-type="float" office:value="-0.020211001" calcext:value-type="float">
            <text:p>-0.020211001</text:p>
          </table:table-cell>
          <table:table-cell office:value-type="float" office:value="0.000538943" calcext:value-type="float">
            <text:p>0.000538943</text:p>
          </table:table-cell>
          <table:table-cell office:value-type="float" office:value="0.002239181" calcext:value-type="float">
            <text:p>0.002239181</text:p>
          </table:table-cell>
          <table:table-cell office:value-type="float" office:value="0.001087626" calcext:value-type="float">
            <text:p>0.00108762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2019-12-03 10:38:36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026756" calcext:value-type="float">
            <text:p>0.136026756</text:p>
          </table:table-cell>
          <table:table-cell office:value-type="float" office:value="0.033007864" calcext:value-type="float">
            <text:p>0.033007864</text:p>
          </table:table-cell>
          <table:table-cell office:value-type="float" office:value="0.133472101" calcext:value-type="float">
            <text:p>0.133472101</text:p>
          </table:table-cell>
          <table:table-cell office:value-type="float" office:value="0.141634958" calcext:value-type="float">
            <text:p>0.141634958</text:p>
          </table:table-cell>
          <table:table-cell office:value-type="float" office:value="0.136955397" calcext:value-type="float">
            <text:p>0.1369553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33" calcext:value-type="float">
            <text:p>0.00111133</text:p>
          </table:table-cell>
          <table:table-cell office:value-type="float" office:value="0.000269672" calcext:value-type="float">
            <text:p>0.000269672</text:p>
          </table:table-cell>
          <table:table-cell office:value-type="float" office:value="0.001090458" calcext:value-type="float">
            <text:p>0.001090458</text:p>
          </table:table-cell>
          <table:table-cell office:value-type="float" office:value="0.001157148" calcext:value-type="float">
            <text:p>0.001157148</text:p>
          </table:table-cell>
          <table:table-cell office:value-type="float" office:value="0.001118917" calcext:value-type="float">
            <text:p>0.0011189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068" calcext:value-type="float">
            <text:p>4.1068E-05</text:p>
          </table:table-cell>
          <table:table-cell office:value-type="float" office:value="-0.000800589" calcext:value-type="float">
            <text:p>-0.000800589</text:p>
          </table:table-cell>
          <table:table-cell office:value-type="float" office:value="0.000020197" calcext:value-type="float">
            <text:p>2.0197E-05</text:p>
          </table:table-cell>
          <table:table-cell office:value-type="float" office:value="0.000086887" calcext:value-type="float">
            <text:p>8.6887E-05</text:p>
          </table:table-cell>
          <table:table-cell office:value-type="float" office:value="0.000048655" calcext:value-type="float">
            <text:p>4.86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69108" calcext:value-type="float">
            <text:p>24.170769108</text:p>
          </table:table-cell>
          <table:table-cell office:value-type="float" office:value="24.149980752" calcext:value-type="float">
            <text:p>24.149980752</text:p>
          </table:table-cell>
          <table:table-cell office:value-type="float" office:value="24.170253605" calcext:value-type="float">
            <text:p>24.170253605</text:p>
          </table:table-cell>
          <table:table-cell office:value-type="float" office:value="24.171900785" calcext:value-type="float">
            <text:p>24.171900785</text:p>
          </table:table-cell>
          <table:table-cell office:value-type="float" office:value="24.170956498" calcext:value-type="float">
            <text:p>24.170956498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040967" calcext:value-type="float">
            <text:p>0.001040967</text:p>
          </table:table-cell>
          <table:table-cell office:value-type="float" office:value="-0.020293954" calcext:value-type="float">
            <text:p>-0.020293954</text:p>
          </table:table-cell>
          <table:table-cell office:value-type="float" office:value="0.00051191" calcext:value-type="float">
            <text:p>0.00051191</text:p>
          </table:table-cell>
          <table:table-cell office:value-type="float" office:value="0.002202396" calcext:value-type="float">
            <text:p>0.002202396</text:p>
          </table:table-cell>
          <table:table-cell office:value-type="float" office:value="0.001233283" calcext:value-type="float">
            <text:p>0.00123328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2019-12-03 10:38:37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055963" calcext:value-type="float">
            <text:p>0.136055963</text:p>
          </table:table-cell>
          <table:table-cell office:value-type="float" office:value="0.032913093" calcext:value-type="float">
            <text:p>0.032913093</text:p>
          </table:table-cell>
          <table:table-cell office:value-type="float" office:value="0.132781879" calcext:value-type="float">
            <text:p>0.132781879</text:p>
          </table:table-cell>
          <table:table-cell office:value-type="float" office:value="0.141647475" calcext:value-type="float">
            <text:p>0.141647475</text:p>
          </table:table-cell>
          <table:table-cell office:value-type="float" office:value="0.136452334" calcext:value-type="float">
            <text:p>0.1364523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68" calcext:value-type="float">
            <text:p>0.001111568</text:p>
          </table:table-cell>
          <table:table-cell office:value-type="float" office:value="0.000268898" calcext:value-type="float">
            <text:p>0.000268898</text:p>
          </table:table-cell>
          <table:table-cell office:value-type="float" office:value="0.001084819" calcext:value-type="float">
            <text:p>0.001084819</text:p>
          </table:table-cell>
          <table:table-cell office:value-type="float" office:value="0.001157251" calcext:value-type="float">
            <text:p>0.001157251</text:p>
          </table:table-cell>
          <table:table-cell office:value-type="float" office:value="0.001114807" calcext:value-type="float">
            <text:p>0.00111480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307" calcext:value-type="float">
            <text:p>4.1307E-05</text:p>
          </table:table-cell>
          <table:table-cell office:value-type="float" office:value="-0.000801364" calcext:value-type="float">
            <text:p>-0.000801364</text:p>
          </table:table-cell>
          <table:table-cell office:value-type="float" office:value="0.000014558" calcext:value-type="float">
            <text:p>1.4558E-05</text:p>
          </table:table-cell>
          <table:table-cell office:value-type="float" office:value="0.000086989" calcext:value-type="float">
            <text:p>8.6989E-05</text:p>
          </table:table-cell>
          <table:table-cell office:value-type="float" office:value="0.000044545" calcext:value-type="float">
            <text:p>4.454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28956" calcext:value-type="float">
            <text:p>24.175828956</text:p>
          </table:table-cell>
          <table:table-cell office:value-type="float" office:value="24.155015678" calcext:value-type="float">
            <text:p>24.155015678</text:p>
          </table:table-cell>
          <table:table-cell office:value-type="float" office:value="24.175168282" calcext:value-type="float">
            <text:p>24.175168282</text:p>
          </table:table-cell>
          <table:table-cell office:value-type="float" office:value="24.17695726" calcext:value-type="float">
            <text:p>24.17695726</text:p>
          </table:table-cell>
          <table:table-cell office:value-type="float" office:value="24.175908939" calcext:value-type="float">
            <text:p>24.175908939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47015" calcext:value-type="float">
            <text:p>0.001047015</text:p>
          </table:table-cell>
          <table:table-cell office:value-type="float" office:value="-0.020313581" calcext:value-type="float">
            <text:p>-0.020313581</text:p>
          </table:table-cell>
          <table:table-cell office:value-type="float" office:value="0.000368969" calcext:value-type="float">
            <text:p>0.000368969</text:p>
          </table:table-cell>
          <table:table-cell office:value-type="float" office:value="0.002204989" calcext:value-type="float">
            <text:p>0.002204989</text:p>
          </table:table-cell>
          <table:table-cell office:value-type="float" office:value="0.001129102" calcext:value-type="float">
            <text:p>0.00112910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2019-12-03 10:38:39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080997" calcext:value-type="float">
            <text:p>0.136080997</text:p>
          </table:table-cell>
          <table:table-cell office:value-type="float" office:value="0.033725504" calcext:value-type="float">
            <text:p>0.033725504</text:p>
          </table:table-cell>
          <table:table-cell office:value-type="float" office:value="0.133536474" calcext:value-type="float">
            <text:p>0.133536474</text:p>
          </table:table-cell>
          <table:table-cell office:value-type="float" office:value="0.141515749" calcext:value-type="float">
            <text:p>0.141515749</text:p>
          </table:table-cell>
          <table:table-cell office:value-type="float" office:value="0.136008279" calcext:value-type="float">
            <text:p>0.136008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73" calcext:value-type="float">
            <text:p>0.001111773</text:p>
          </table:table-cell>
          <table:table-cell office:value-type="float" office:value="0.000275535" calcext:value-type="float">
            <text:p>0.000275535</text:p>
          </table:table-cell>
          <table:table-cell office:value-type="float" office:value="0.001090984" calcext:value-type="float">
            <text:p>0.001090984</text:p>
          </table:table-cell>
          <table:table-cell office:value-type="float" office:value="0.001156174" calcext:value-type="float">
            <text:p>0.001156174</text:p>
          </table:table-cell>
          <table:table-cell office:value-type="float" office:value="0.001111179" calcext:value-type="float">
            <text:p>0.0011111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11" calcext:value-type="float">
            <text:p>4.1511E-05</text:p>
          </table:table-cell>
          <table:table-cell office:value-type="float" office:value="-0.000794726" calcext:value-type="float">
            <text:p>-0.000794726</text:p>
          </table:table-cell>
          <table:table-cell office:value-type="float" office:value="0.000020723" calcext:value-type="float">
            <text:p>2.0723E-05</text:p>
          </table:table-cell>
          <table:table-cell office:value-type="float" office:value="0.000085913" calcext:value-type="float">
            <text:p>8.5913E-05</text:p>
          </table:table-cell>
          <table:table-cell office:value-type="float" office:value="0.000040917" calcext:value-type="float">
            <text:p>4.091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87961" calcext:value-type="float">
            <text:p>24.180887961</text:p>
          </table:table-cell>
          <table:table-cell office:value-type="float" office:value="24.160233666" calcext:value-type="float">
            <text:p>24.160233666</text:p>
          </table:table-cell>
          <table:table-cell office:value-type="float" office:value="24.180374507" calcext:value-type="float">
            <text:p>24.180374507</text:p>
          </table:table-cell>
          <table:table-cell office:value-type="float" office:value="24.181984628" calcext:value-type="float">
            <text:p>24.181984628</text:p>
          </table:table-cell>
          <table:table-cell office:value-type="float" office:value="24.180873288" calcext:value-type="float">
            <text:p>24.180873288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522" calcext:value-type="float">
            <text:p>0.0010522</text:p>
          </table:table-cell>
          <table:table-cell office:value-type="float" office:value="-0.02014533" calcext:value-type="float">
            <text:p>-0.02014533</text:p>
          </table:table-cell>
          <table:table-cell office:value-type="float" office:value="0.000525242" calcext:value-type="float">
            <text:p>0.000525242</text:p>
          </table:table-cell>
          <table:table-cell office:value-type="float" office:value="0.002177709" calcext:value-type="float">
            <text:p>0.002177709</text:p>
          </table:table-cell>
          <table:table-cell office:value-type="float" office:value="0.00103714" calcext:value-type="float">
            <text:p>0.0010371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2019-12-03 10:38:40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34045" calcext:value-type="float">
            <text:p>0.136134045</text:p>
          </table:table-cell>
          <table:table-cell office:value-type="float" office:value="0.033570532" calcext:value-type="float">
            <text:p>0.033570532</text:p>
          </table:table-cell>
          <table:table-cell office:value-type="float" office:value="0.133601443" calcext:value-type="float">
            <text:p>0.133601443</text:p>
          </table:table-cell>
          <table:table-cell office:value-type="float" office:value="0.141532438" calcext:value-type="float">
            <text:p>0.141532438</text:p>
          </table:table-cell>
          <table:table-cell office:value-type="float" office:value="0.136093513" calcext:value-type="float">
            <text:p>0.1360935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206" calcext:value-type="float">
            <text:p>0.001112206</text:p>
          </table:table-cell>
          <table:table-cell office:value-type="float" office:value="0.000274269" calcext:value-type="float">
            <text:p>0.000274269</text:p>
          </table:table-cell>
          <table:table-cell office:value-type="float" office:value="0.001091515" calcext:value-type="float">
            <text:p>0.001091515</text:p>
          </table:table-cell>
          <table:table-cell office:value-type="float" office:value="0.001156311" calcext:value-type="float">
            <text:p>0.001156311</text:p>
          </table:table-cell>
          <table:table-cell office:value-type="float" office:value="0.001111875" calcext:value-type="float">
            <text:p>0.0011118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945" calcext:value-type="float">
            <text:p>4.1945E-05</text:p>
          </table:table-cell>
          <table:table-cell office:value-type="float" office:value="-0.000795992" calcext:value-type="float">
            <text:p>-0.000795992</text:p>
          </table:table-cell>
          <table:table-cell office:value-type="float" office:value="0.000021254" calcext:value-type="float">
            <text:p>2.1254E-05</text:p>
          </table:table-cell>
          <table:table-cell office:value-type="float" office:value="0.000086049" calcext:value-type="float">
            <text:p>8.6049E-05</text:p>
          </table:table-cell>
          <table:table-cell office:value-type="float" office:value="0.000041614" calcext:value-type="float">
            <text:p>4.16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44712" calcext:value-type="float">
            <text:p>24.175844712</text:p>
          </table:table-cell>
          <table:table-cell office:value-type="float" office:value="24.155148344" calcext:value-type="float">
            <text:p>24.155148344</text:p>
          </table:table-cell>
          <table:table-cell office:value-type="float" office:value="24.175333661" calcext:value-type="float">
            <text:p>24.175333661</text:p>
          </table:table-cell>
          <table:table-cell office:value-type="float" office:value="24.176934047" calcext:value-type="float">
            <text:p>24.176934047</text:p>
          </table:table-cell>
          <table:table-cell office:value-type="float" office:value="24.175836533" calcext:value-type="float">
            <text:p>24.175836533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63186" calcext:value-type="float">
            <text:p>0.001063186</text:p>
          </table:table-cell>
          <table:table-cell office:value-type="float" office:value="-0.020177425" calcext:value-type="float">
            <text:p>-0.020177425</text:p>
          </table:table-cell>
          <table:table-cell office:value-type="float" office:value="0.000538696" calcext:value-type="float">
            <text:p>0.000538696</text:p>
          </table:table-cell>
          <table:table-cell office:value-type="float" office:value="0.002181165" calcext:value-type="float">
            <text:p>0.002181165</text:p>
          </table:table-cell>
          <table:table-cell office:value-type="float" office:value="0.001054792" calcext:value-type="float">
            <text:p>0.0010547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2019-12-03 10:38:41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14537" calcext:value-type="float">
            <text:p>0.13614537</text:p>
          </table:table-cell>
          <table:table-cell office:value-type="float" office:value="0.033510927" calcext:value-type="float">
            <text:p>0.033510927</text:p>
          </table:table-cell>
          <table:table-cell office:value-type="float" office:value="0.1336682" calcext:value-type="float">
            <text:p>0.1336682</text:p>
          </table:table-cell>
          <table:table-cell office:value-type="float" office:value="0.141624229" calcext:value-type="float">
            <text:p>0.141624229</text:p>
          </table:table-cell>
          <table:table-cell office:value-type="float" office:value="0.13643624" calcext:value-type="float">
            <text:p>0.136436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299" calcext:value-type="float">
            <text:p>0.001112299</text:p>
          </table:table-cell>
          <table:table-cell office:value-type="float" office:value="0.000273782" calcext:value-type="float">
            <text:p>0.000273782</text:p>
          </table:table-cell>
          <table:table-cell office:value-type="float" office:value="0.00109206" calcext:value-type="float">
            <text:p>0.00109206</text:p>
          </table:table-cell>
          <table:table-cell office:value-type="float" office:value="0.001157061" calcext:value-type="float">
            <text:p>0.001157061</text:p>
          </table:table-cell>
          <table:table-cell office:value-type="float" office:value="0.001114675" calcext:value-type="float">
            <text:p>0.0011146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037" calcext:value-type="float">
            <text:p>4.2037E-05</text:p>
          </table:table-cell>
          <table:table-cell office:value-type="float" office:value="-0.000796479" calcext:value-type="float">
            <text:p>-0.000796479</text:p>
          </table:table-cell>
          <table:table-cell office:value-type="float" office:value="0.000021799" calcext:value-type="float">
            <text:p>2.1799E-05</text:p>
          </table:table-cell>
          <table:table-cell office:value-type="float" office:value="0.000086799" calcext:value-type="float">
            <text:p>8.6799E-05</text:p>
          </table:table-cell>
          <table:table-cell office:value-type="float" office:value="0.000044414" calcext:value-type="float">
            <text:p>4.44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93043" calcext:value-type="float">
            <text:p>24.170793043</text:p>
          </table:table-cell>
          <table:table-cell office:value-type="float" office:value="24.150082267" calcext:value-type="float">
            <text:p>24.150082267</text:p>
          </table:table-cell>
          <table:table-cell office:value-type="float" office:value="24.170293175" calcext:value-type="float">
            <text:p>24.170293175</text:p>
          </table:table-cell>
          <table:table-cell office:value-type="float" office:value="24.17189862" calcext:value-type="float">
            <text:p>24.17189862</text:p>
          </table:table-cell>
          <table:table-cell office:value-type="float" office:value="24.170851738" calcext:value-type="float">
            <text:p>24.170851738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065531" calcext:value-type="float">
            <text:p>0.001065531</text:p>
          </table:table-cell>
          <table:table-cell office:value-type="float" office:value="-0.020189769" calcext:value-type="float">
            <text:p>-0.020189769</text:p>
          </table:table-cell>
          <table:table-cell office:value-type="float" office:value="0.000552521" calcext:value-type="float">
            <text:p>0.000552521</text:p>
          </table:table-cell>
          <table:table-cell office:value-type="float" office:value="0.002200174" calcext:value-type="float">
            <text:p>0.002200174</text:p>
          </table:table-cell>
          <table:table-cell office:value-type="float" office:value="0.001125769" calcext:value-type="float">
            <text:p>0.00112576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2019-12-03 10:38:43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073844" calcext:value-type="float">
            <text:p>0.136073844</text:p>
          </table:table-cell>
          <table:table-cell office:value-type="float" office:value="0.033332113" calcext:value-type="float">
            <text:p>0.033332113</text:p>
          </table:table-cell>
          <table:table-cell office:value-type="float" office:value="0.133627669" calcext:value-type="float">
            <text:p>0.133627669</text:p>
          </table:table-cell>
          <table:table-cell office:value-type="float" office:value="0.14152767" calcext:value-type="float">
            <text:p>0.14152767</text:p>
          </table:table-cell>
          <table:table-cell office:value-type="float" office:value="0.13619961" calcext:value-type="float">
            <text:p>0.136199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14" calcext:value-type="float">
            <text:p>0.001111714</text:p>
          </table:table-cell>
          <table:table-cell office:value-type="float" office:value="0.000272321" calcext:value-type="float">
            <text:p>0.000272321</text:p>
          </table:table-cell>
          <table:table-cell office:value-type="float" office:value="0.001091729" calcext:value-type="float">
            <text:p>0.001091729</text:p>
          </table:table-cell>
          <table:table-cell office:value-type="float" office:value="0.001156272" calcext:value-type="float">
            <text:p>0.001156272</text:p>
          </table:table-cell>
          <table:table-cell office:value-type="float" office:value="0.001112742" calcext:value-type="float">
            <text:p>0.00111274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453" calcext:value-type="float">
            <text:p>4.1453E-05</text:p>
          </table:table-cell>
          <table:table-cell office:value-type="float" office:value="-0.00079794" calcext:value-type="float">
            <text:p>-0.00079794</text:p>
          </table:table-cell>
          <table:table-cell office:value-type="float" office:value="0.000021468" calcext:value-type="float">
            <text:p>2.1468E-05</text:p>
          </table:table-cell>
          <table:table-cell office:value-type="float" office:value="0.00008601" calcext:value-type="float">
            <text:p>8.601E-05</text:p>
          </table:table-cell>
          <table:table-cell office:value-type="float" office:value="0.00004248" calcext:value-type="float">
            <text:p>4.2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724656" calcext:value-type="float">
            <text:p>24.165724656</text:p>
          </table:table-cell>
          <table:table-cell office:value-type="float" office:value="24.144992135" calcext:value-type="float">
            <text:p>24.144992135</text:p>
          </table:table-cell>
          <table:table-cell office:value-type="float" office:value="24.165231041" calcext:value-type="float">
            <text:p>24.165231041</text:p>
          </table:table-cell>
          <table:table-cell office:value-type="float" office:value="24.166825187" calcext:value-type="float">
            <text:p>24.166825187</text:p>
          </table:table-cell>
          <table:table-cell office:value-type="float" office:value="24.165750035" calcext:value-type="float">
            <text:p>24.165750035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050718" calcext:value-type="float">
            <text:p>0.001050718</text:p>
          </table:table-cell>
          <table:table-cell office:value-type="float" office:value="-0.020226802" calcext:value-type="float">
            <text:p>-0.020226802</text:p>
          </table:table-cell>
          <table:table-cell office:value-type="float" office:value="0.000544128" calcext:value-type="float">
            <text:p>0.000544128</text:p>
          </table:table-cell>
          <table:table-cell office:value-type="float" office:value="0.002180178" calcext:value-type="float">
            <text:p>0.002180178</text:p>
          </table:table-cell>
          <table:table-cell office:value-type="float" office:value="0.001076764" calcext:value-type="float">
            <text:p>0.00107676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2019-12-03 10:38:44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0804" calcext:value-type="float">
            <text:p>0.1360804</text:p>
          </table:table-cell>
          <table:table-cell office:value-type="float" office:value="0.032846932" calcext:value-type="float">
            <text:p>0.032846932</text:p>
          </table:table-cell>
          <table:table-cell office:value-type="float" office:value="0.133041159" calcext:value-type="float">
            <text:p>0.133041159</text:p>
          </table:table-cell>
          <table:table-cell office:value-type="float" office:value="0.141699927" calcext:value-type="float">
            <text:p>0.141699927</text:p>
          </table:table-cell>
          <table:table-cell office:value-type="float" office:value="0.137237327" calcext:value-type="float">
            <text:p>0.1372373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768" calcext:value-type="float">
            <text:p>0.001111768</text:p>
          </table:table-cell>
          <table:table-cell office:value-type="float" office:value="0.000268357" calcext:value-type="float">
            <text:p>0.000268357</text:p>
          </table:table-cell>
          <table:table-cell office:value-type="float" office:value="0.001086938" calcext:value-type="float">
            <text:p>0.001086938</text:p>
          </table:table-cell>
          <table:table-cell office:value-type="float" office:value="0.001157679" calcext:value-type="float">
            <text:p>0.001157679</text:p>
          </table:table-cell>
          <table:table-cell office:value-type="float" office:value="0.00112122" calcext:value-type="float">
            <text:p>0.001121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07" calcext:value-type="float">
            <text:p>4.1507E-05</text:p>
          </table:table-cell>
          <table:table-cell office:value-type="float" office:value="-0.000801904" calcext:value-type="float">
            <text:p>-0.000801904</text:p>
          </table:table-cell>
          <table:table-cell office:value-type="float" office:value="0.000016676" calcext:value-type="float">
            <text:p>1.6676E-05</text:p>
          </table:table-cell>
          <table:table-cell office:value-type="float" office:value="0.000087418" calcext:value-type="float">
            <text:p>8.7418E-05</text:p>
          </table:table-cell>
          <table:table-cell office:value-type="float" office:value="0.000050959" calcext:value-type="float">
            <text:p>5.09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33887" calcext:value-type="float">
            <text:p>24.175833887</text:p>
          </table:table-cell>
          <table:table-cell office:value-type="float" office:value="24.155002327" calcext:value-type="float">
            <text:p>24.155002327</text:p>
          </table:table-cell>
          <table:table-cell office:value-type="float" office:value="24.175220602" calcext:value-type="float">
            <text:p>24.175220602</text:p>
          </table:table-cell>
          <table:table-cell office:value-type="float" office:value="24.176967844" calcext:value-type="float">
            <text:p>24.176967844</text:p>
          </table:table-cell>
          <table:table-cell office:value-type="float" office:value="24.176067342" calcext:value-type="float">
            <text:p>24.17606734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52076" calcext:value-type="float">
            <text:p>0.001052076</text:p>
          </table:table-cell>
          <table:table-cell office:value-type="float" office:value="-0.020327283" calcext:value-type="float">
            <text:p>-0.020327283</text:p>
          </table:table-cell>
          <table:table-cell office:value-type="float" office:value="0.000422664" calcext:value-type="float">
            <text:p>0.000422664</text:p>
          </table:table-cell>
          <table:table-cell office:value-type="float" office:value="0.002215851" calcext:value-type="float">
            <text:p>0.002215851</text:p>
          </table:table-cell>
          <table:table-cell office:value-type="float" office:value="0.00129167" calcext:value-type="float">
            <text:p>0.001291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2019-12-03 10:38:45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88907" calcext:value-type="float">
            <text:p>0.13588907</text:p>
          </table:table-cell>
          <table:table-cell office:value-type="float" office:value="0.032867197" calcext:value-type="float">
            <text:p>0.032867197</text:p>
          </table:table-cell>
          <table:table-cell office:value-type="float" office:value="0.132767574" calcext:value-type="float">
            <text:p>0.132767574</text:p>
          </table:table-cell>
          <table:table-cell office:value-type="float" office:value="0.142144578" calcext:value-type="float">
            <text:p>0.142144578</text:p>
          </table:table-cell>
          <table:table-cell office:value-type="float" office:value="0.136619823" calcext:value-type="float">
            <text:p>0.1366198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05" calcext:value-type="float">
            <text:p>0.001110205</text:p>
          </table:table-cell>
          <table:table-cell office:value-type="float" office:value="0.000268523" calcext:value-type="float">
            <text:p>0.000268523</text:p>
          </table:table-cell>
          <table:table-cell office:value-type="float" office:value="0.001084702" calcext:value-type="float">
            <text:p>0.001084702</text:p>
          </table:table-cell>
          <table:table-cell office:value-type="float" office:value="0.001161312" calcext:value-type="float">
            <text:p>0.001161312</text:p>
          </table:table-cell>
          <table:table-cell office:value-type="float" office:value="0.001116175" calcext:value-type="float">
            <text:p>0.0011161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43" calcext:value-type="float">
            <text:p>3.9943E-05</text:p>
          </table:table-cell>
          <table:table-cell office:value-type="float" office:value="-0.000801739" calcext:value-type="float">
            <text:p>-0.000801739</text:p>
          </table:table-cell>
          <table:table-cell office:value-type="float" office:value="0.000014441" calcext:value-type="float">
            <text:p>1.4441E-05</text:p>
          </table:table-cell>
          <table:table-cell office:value-type="float" office:value="0.00009105" calcext:value-type="float">
            <text:p>9.105E-05</text:p>
          </table:table-cell>
          <table:table-cell office:value-type="float" office:value="0.000045914" calcext:value-type="float">
            <text:p>4.59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79463" calcext:value-type="float">
            <text:p>24.155579463</text:p>
          </table:table-cell>
          <table:table-cell office:value-type="float" office:value="24.134790219" calcext:value-type="float">
            <text:p>24.134790219</text:p>
          </table:table-cell>
          <table:table-cell office:value-type="float" office:value="24.154949569" calcext:value-type="float">
            <text:p>24.154949569</text:p>
          </table:table-cell>
          <table:table-cell office:value-type="float" office:value="24.156841778" calcext:value-type="float">
            <text:p>24.156841778</text:p>
          </table:table-cell>
          <table:table-cell office:value-type="float" office:value="24.155726924" calcext:value-type="float">
            <text:p>24.15572692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12452" calcext:value-type="float">
            <text:p>0.001012452</text:p>
          </table:table-cell>
          <table:table-cell office:value-type="float" office:value="-0.020323086" calcext:value-type="float">
            <text:p>-0.020323086</text:p>
          </table:table-cell>
          <table:table-cell office:value-type="float" office:value="0.000366006" calcext:value-type="float">
            <text:p>0.000366006</text:p>
          </table:table-cell>
          <table:table-cell office:value-type="float" office:value="0.002307936" calcext:value-type="float">
            <text:p>0.002307936</text:p>
          </table:table-cell>
          <table:table-cell office:value-type="float" office:value="0.001163788" calcext:value-type="float">
            <text:p>0.0011637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2019-12-03 10:38:47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682241" calcext:value-type="float">
            <text:p>0.135682241</text:p>
          </table:table-cell>
          <table:table-cell office:value-type="float" office:value="0.032861833" calcext:value-type="float">
            <text:p>0.032861833</text:p>
          </table:table-cell>
          <table:table-cell office:value-type="float" office:value="0.132776515" calcext:value-type="float">
            <text:p>0.132776515</text:p>
          </table:table-cell>
          <table:table-cell office:value-type="float" office:value="0.142253654" calcext:value-type="float">
            <text:p>0.142253654</text:p>
          </table:table-cell>
          <table:table-cell office:value-type="float" office:value="0.136595385" calcext:value-type="float">
            <text:p>0.1365953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515" calcext:value-type="float">
            <text:p>0.001108515</text:p>
          </table:table-cell>
          <table:table-cell office:value-type="float" office:value="0.000268479" calcext:value-type="float">
            <text:p>0.000268479</text:p>
          </table:table-cell>
          <table:table-cell office:value-type="float" office:value="0.001084775" calcext:value-type="float">
            <text:p>0.001084775</text:p>
          </table:table-cell>
          <table:table-cell office:value-type="float" office:value="0.001162203" calcext:value-type="float">
            <text:p>0.001162203</text:p>
          </table:table-cell>
          <table:table-cell office:value-type="float" office:value="0.001115975" calcext:value-type="float">
            <text:p>0.0011159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254" calcext:value-type="float">
            <text:p>3.8254E-05</text:p>
          </table:table-cell>
          <table:table-cell office:value-type="float" office:value="-0.000801782" calcext:value-type="float">
            <text:p>-0.000801782</text:p>
          </table:table-cell>
          <table:table-cell office:value-type="float" office:value="0.000014514" calcext:value-type="float">
            <text:p>1.4514E-05</text:p>
          </table:table-cell>
          <table:table-cell office:value-type="float" office:value="0.000091942" calcext:value-type="float">
            <text:p>9.1942E-05</text:p>
          </table:table-cell>
          <table:table-cell office:value-type="float" office:value="0.000045714" calcext:value-type="float">
            <text:p>4.57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53543" calcext:value-type="float">
            <text:p>24.175753543</text:p>
          </table:table-cell>
          <table:table-cell office:value-type="float" office:value="24.155005334" calcext:value-type="float">
            <text:p>24.155005334</text:p>
          </table:table-cell>
          <table:table-cell office:value-type="float" office:value="24.175167199" calcext:value-type="float">
            <text:p>24.175167199</text:p>
          </table:table-cell>
          <table:table-cell office:value-type="float" office:value="24.17707958" calcext:value-type="float">
            <text:p>24.17707958</text:p>
          </table:table-cell>
          <table:table-cell office:value-type="float" office:value="24.175937805" calcext:value-type="float">
            <text:p>24.175937805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69619" calcext:value-type="float">
            <text:p>0.000969619</text:p>
          </table:table-cell>
          <table:table-cell office:value-type="float" office:value="-0.020324197" calcext:value-type="float">
            <text:p>-0.020324197</text:p>
          </table:table-cell>
          <table:table-cell office:value-type="float" office:value="0.000367858" calcext:value-type="float">
            <text:p>0.000367858</text:p>
          </table:table-cell>
          <table:table-cell office:value-type="float" office:value="0.002330525" calcext:value-type="float">
            <text:p>0.002330525</text:p>
          </table:table-cell>
          <table:table-cell office:value-type="float" office:value="0.001158727" calcext:value-type="float">
            <text:p>0.0011587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2019-12-03 10:38:4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553495" calcext:value-type="float">
            <text:p>0.135553495</text:p>
          </table:table-cell>
          <table:table-cell office:value-type="float" office:value="0.03280342" calcext:value-type="float">
            <text:p>0.03280342</text:p>
          </table:table-cell>
          <table:table-cell office:value-type="float" office:value="0.132791416" calcext:value-type="float">
            <text:p>0.132791416</text:p>
          </table:table-cell>
          <table:table-cell office:value-type="float" office:value="0.14240207" calcext:value-type="float">
            <text:p>0.14240207</text:p>
          </table:table-cell>
          <table:table-cell office:value-type="float" office:value="0.136839168" calcext:value-type="float">
            <text:p>0.1368391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463" calcext:value-type="float">
            <text:p>0.001107463</text:p>
          </table:table-cell>
          <table:table-cell office:value-type="float" office:value="0.000268002" calcext:value-type="float">
            <text:p>0.000268002</text:p>
          </table:table-cell>
          <table:table-cell office:value-type="float" office:value="0.001084897" calcext:value-type="float">
            <text:p>0.001084897</text:p>
          </table:table-cell>
          <table:table-cell office:value-type="float" office:value="0.001163416" calcext:value-type="float">
            <text:p>0.001163416</text:p>
          </table:table-cell>
          <table:table-cell office:value-type="float" office:value="0.001117967" calcext:value-type="float">
            <text:p>0.0011179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202" calcext:value-type="float">
            <text:p>3.7202E-05</text:p>
          </table:table-cell>
          <table:table-cell office:value-type="float" office:value="-0.00080226" calcext:value-type="float">
            <text:p>-0.00080226</text:p>
          </table:table-cell>
          <table:table-cell office:value-type="float" office:value="0.000014636" calcext:value-type="float">
            <text:p>1.4636E-05</text:p>
          </table:table-cell>
          <table:table-cell office:value-type="float" office:value="0.000093154" calcext:value-type="float">
            <text:p>9.3154E-05</text:p>
          </table:table-cell>
          <table:table-cell office:value-type="float" office:value="0.000047706" calcext:value-type="float">
            <text:p>4.77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11747" calcext:value-type="float">
            <text:p>24.155511747</text:p>
          </table:table-cell>
          <table:table-cell office:value-type="float" office:value="24.134777349" calcext:value-type="float">
            <text:p>24.134777349</text:p>
          </table:table-cell>
          <table:table-cell office:value-type="float" office:value="24.15495438" calcext:value-type="float">
            <text:p>24.15495438</text:p>
          </table:table-cell>
          <table:table-cell office:value-type="float" office:value="24.156893738" calcext:value-type="float">
            <text:p>24.156893738</text:p>
          </table:table-cell>
          <table:table-cell office:value-type="float" office:value="24.155771186" calcext:value-type="float">
            <text:p>24.155771186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42957" calcext:value-type="float">
            <text:p>0.000942957</text:p>
          </table:table-cell>
          <table:table-cell office:value-type="float" office:value="-0.020336294" calcext:value-type="float">
            <text:p>-0.020336294</text:p>
          </table:table-cell>
          <table:table-cell office:value-type="float" office:value="0.000370944" calcext:value-type="float">
            <text:p>0.000370944</text:p>
          </table:table-cell>
          <table:table-cell office:value-type="float" office:value="0.002361261" calcext:value-type="float">
            <text:p>0.002361261</text:p>
          </table:table-cell>
          <table:table-cell office:value-type="float" office:value="0.001209213" calcext:value-type="float">
            <text:p>0.0012092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2019-12-03 10:38:49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515944" calcext:value-type="float">
            <text:p>0.135515944</text:p>
          </table:table-cell>
          <table:table-cell office:value-type="float" office:value="0.032821302" calcext:value-type="float">
            <text:p>0.032821302</text:p>
          </table:table-cell>
          <table:table-cell office:value-type="float" office:value="0.133275406" calcext:value-type="float">
            <text:p>0.133275406</text:p>
          </table:table-cell>
          <table:table-cell office:value-type="float" office:value="0.142394321" calcext:value-type="float">
            <text:p>0.142394321</text:p>
          </table:table-cell>
          <table:table-cell office:value-type="float" office:value="0.136985199" calcext:value-type="float">
            <text:p>0.1369851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156" calcext:value-type="float">
            <text:p>0.001107156</text:p>
          </table:table-cell>
          <table:table-cell office:value-type="float" office:value="0.000268148" calcext:value-type="float">
            <text:p>0.000268148</text:p>
          </table:table-cell>
          <table:table-cell office:value-type="float" office:value="0.001088851" calcext:value-type="float">
            <text:p>0.001088851</text:p>
          </table:table-cell>
          <table:table-cell office:value-type="float" office:value="0.001163352" calcext:value-type="float">
            <text:p>0.001163352</text:p>
          </table:table-cell>
          <table:table-cell office:value-type="float" office:value="0.00111916" calcext:value-type="float">
            <text:p>0.001119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895" calcext:value-type="float">
            <text:p>3.6895E-05</text:p>
          </table:table-cell>
          <table:table-cell office:value-type="float" office:value="-0.000802114" calcext:value-type="float">
            <text:p>-0.000802114</text:p>
          </table:table-cell>
          <table:table-cell office:value-type="float" office:value="0.00001859" calcext:value-type="float">
            <text:p>1.859E-05</text:p>
          </table:table-cell>
          <table:table-cell office:value-type="float" office:value="0.000093091" calcext:value-type="float">
            <text:p>9.3091E-05</text:p>
          </table:table-cell>
          <table:table-cell office:value-type="float" office:value="0.000048899" calcext:value-type="float">
            <text:p>4.889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12077" calcext:value-type="float">
            <text:p>24.165612077</text:p>
          </table:table-cell>
          <table:table-cell office:value-type="float" office:value="24.144889056" calcext:value-type="float">
            <text:p>24.144889056</text:p>
          </table:table-cell>
          <table:table-cell office:value-type="float" office:value="24.165159957" calcext:value-type="float">
            <text:p>24.165159957</text:p>
          </table:table-cell>
          <table:table-cell office:value-type="float" office:value="24.167000069" calcext:value-type="float">
            <text:p>24.167000069</text:p>
          </table:table-cell>
          <table:table-cell office:value-type="float" office:value="24.165908559" calcext:value-type="float">
            <text:p>24.165908559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093518" calcext:value-type="float">
            <text:p>0.00093518</text:p>
          </table:table-cell>
          <table:table-cell office:value-type="float" office:value="-0.020332591" calcext:value-type="float">
            <text:p>-0.020332591</text:p>
          </table:table-cell>
          <table:table-cell office:value-type="float" office:value="0.000471176" calcext:value-type="float">
            <text:p>0.000471176</text:p>
          </table:table-cell>
          <table:table-cell office:value-type="float" office:value="0.002359656" calcext:value-type="float">
            <text:p>0.002359656</text:p>
          </table:table-cell>
          <table:table-cell office:value-type="float" office:value="0.001239455" calcext:value-type="float">
            <text:p>0.0012394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2019-12-03 10:38:50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547535" calcext:value-type="float">
            <text:p>0.135547535</text:p>
          </table:table-cell>
          <table:table-cell office:value-type="float" office:value="0.032843951" calcext:value-type="float">
            <text:p>0.032843951</text:p>
          </table:table-cell>
          <table:table-cell office:value-type="float" office:value="0.1332009" calcext:value-type="float">
            <text:p>0.1332009</text:p>
          </table:table-cell>
          <table:table-cell office:value-type="float" office:value="0.142491477" calcext:value-type="float">
            <text:p>0.142491477</text:p>
          </table:table-cell>
          <table:table-cell office:value-type="float" office:value="0.136987583" calcext:value-type="float">
            <text:p>0.1369875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415" calcext:value-type="float">
            <text:p>0.001107415</text:p>
          </table:table-cell>
          <table:table-cell office:value-type="float" office:value="0.000268333" calcext:value-type="float">
            <text:p>0.000268333</text:p>
          </table:table-cell>
          <table:table-cell office:value-type="float" office:value="0.001088243" calcext:value-type="float">
            <text:p>0.001088243</text:p>
          </table:table-cell>
          <table:table-cell office:value-type="float" office:value="0.001164146" calcext:value-type="float">
            <text:p>0.001164146</text:p>
          </table:table-cell>
          <table:table-cell office:value-type="float" office:value="0.00111918" calcext:value-type="float">
            <text:p>0.001119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153" calcext:value-type="float">
            <text:p>3.7153E-05</text:p>
          </table:table-cell>
          <table:table-cell office:value-type="float" office:value="-0.000801929" calcext:value-type="float">
            <text:p>-0.000801929</text:p>
          </table:table-cell>
          <table:table-cell office:value-type="float" office:value="0.000017981" calcext:value-type="float">
            <text:p>1.7981E-05</text:p>
          </table:table-cell>
          <table:table-cell office:value-type="float" office:value="0.000093885" calcext:value-type="float">
            <text:p>9.3885E-05</text:p>
          </table:table-cell>
          <table:table-cell office:value-type="float" office:value="0.000048918" calcext:value-type="float">
            <text:p>4.891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564498" calcext:value-type="float">
            <text:p>24.160564498</text:p>
          </table:table-cell>
          <table:table-cell office:value-type="float" office:value="24.139839577" calcext:value-type="float">
            <text:p>24.139839577</text:p>
          </table:table-cell>
          <table:table-cell office:value-type="float" office:value="24.160090966" calcext:value-type="float">
            <text:p>24.160090966</text:p>
          </table:table-cell>
          <table:table-cell office:value-type="float" office:value="24.161965727" calcext:value-type="float">
            <text:p>24.161965727</text:p>
          </table:table-cell>
          <table:table-cell office:value-type="float" office:value="24.160855088" calcext:value-type="float">
            <text:p>24.160855088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0941722" calcext:value-type="float">
            <text:p>0.000941722</text:p>
          </table:table-cell>
          <table:table-cell office:value-type="float" office:value="-0.0203279" calcext:value-type="float">
            <text:p>-0.0203279</text:p>
          </table:table-cell>
          <table:table-cell office:value-type="float" office:value="0.000455746" calcext:value-type="float">
            <text:p>0.000455746</text:p>
          </table:table-cell>
          <table:table-cell office:value-type="float" office:value="0.002379777" calcext:value-type="float">
            <text:p>0.002379777</text:p>
          </table:table-cell>
          <table:table-cell office:value-type="float" office:value="0.001239949" calcext:value-type="float">
            <text:p>0.00123994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2019-12-03 10:38:5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561244" calcext:value-type="float">
            <text:p>0.135561244</text:p>
          </table:table-cell>
          <table:table-cell office:value-type="float" office:value="0.033106212" calcext:value-type="float">
            <text:p>0.033106212</text:p>
          </table:table-cell>
          <table:table-cell office:value-type="float" office:value="0.133571045" calcext:value-type="float">
            <text:p>0.133571045</text:p>
          </table:table-cell>
          <table:table-cell office:value-type="float" office:value="0.142558234" calcext:value-type="float">
            <text:p>0.142558234</text:p>
          </table:table-cell>
          <table:table-cell office:value-type="float" office:value="0.136845724" calcext:value-type="float">
            <text:p>0.1368457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527" calcext:value-type="float">
            <text:p>0.001107527</text:p>
          </table:table-cell>
          <table:table-cell office:value-type="float" office:value="0.000270476" calcext:value-type="float">
            <text:p>0.000270476</text:p>
          </table:table-cell>
          <table:table-cell office:value-type="float" office:value="0.001091267" calcext:value-type="float">
            <text:p>0.001091267</text:p>
          </table:table-cell>
          <table:table-cell office:value-type="float" office:value="0.001164691" calcext:value-type="float">
            <text:p>0.001164691</text:p>
          </table:table-cell>
          <table:table-cell office:value-type="float" office:value="0.001118021" calcext:value-type="float">
            <text:p>0.0011180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265" calcext:value-type="float">
            <text:p>3.7265E-05</text:p>
          </table:table-cell>
          <table:table-cell office:value-type="float" office:value="-0.000799786" calcext:value-type="float">
            <text:p>-0.000799786</text:p>
          </table:table-cell>
          <table:table-cell office:value-type="float" office:value="0.000021005" calcext:value-type="float">
            <text:p>2.1005E-05</text:p>
          </table:table-cell>
          <table:table-cell office:value-type="float" office:value="0.00009443" calcext:value-type="float">
            <text:p>9.443E-05</text:p>
          </table:table-cell>
          <table:table-cell office:value-type="float" office:value="0.000047759" calcext:value-type="float">
            <text:p>4.77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13311" calcext:value-type="float">
            <text:p>24.155513311</text:p>
          </table:table-cell>
          <table:table-cell office:value-type="float" office:value="24.134838451" calcext:value-type="float">
            <text:p>24.134838451</text:p>
          </table:table-cell>
          <table:table-cell office:value-type="float" office:value="24.155111703" calcext:value-type="float">
            <text:p>24.155111703</text:p>
          </table:table-cell>
          <table:table-cell office:value-type="float" office:value="24.15692525" calcext:value-type="float">
            <text:p>24.15692525</text:p>
          </table:table-cell>
          <table:table-cell office:value-type="float" office:value="24.155772509" calcext:value-type="float">
            <text:p>24.155772509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44561" calcext:value-type="float">
            <text:p>0.000944561</text:p>
          </table:table-cell>
          <table:table-cell office:value-type="float" office:value="-0.020273586" calcext:value-type="float">
            <text:p>-0.020273586</text:p>
          </table:table-cell>
          <table:table-cell office:value-type="float" office:value="0.000532401" calcext:value-type="float">
            <text:p>0.000532401</text:p>
          </table:table-cell>
          <table:table-cell office:value-type="float" office:value="0.002393602" calcext:value-type="float">
            <text:p>0.002393602</text:p>
          </table:table-cell>
          <table:table-cell office:value-type="float" office:value="0.001210571" calcext:value-type="float">
            <text:p>0.00121057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2019-12-03 10:38:53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654227" calcext:value-type="float">
            <text:p>0.135654227</text:p>
          </table:table-cell>
          <table:table-cell office:value-type="float" office:value="0.032982234" calcext:value-type="float">
            <text:p>0.032982234</text:p>
          </table:table-cell>
          <table:table-cell office:value-type="float" office:value="0.133409516" calcext:value-type="float">
            <text:p>0.133409516</text:p>
          </table:table-cell>
          <table:table-cell office:value-type="float" office:value="0.142290609" calcext:value-type="float">
            <text:p>0.142290609</text:p>
          </table:table-cell>
          <table:table-cell office:value-type="float" office:value="0.136688368" calcext:value-type="float">
            <text:p>0.136688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286" calcext:value-type="float">
            <text:p>0.001108286</text:p>
          </table:table-cell>
          <table:table-cell office:value-type="float" office:value="0.000269463" calcext:value-type="float">
            <text:p>0.000269463</text:p>
          </table:table-cell>
          <table:table-cell office:value-type="float" office:value="0.001089947" calcext:value-type="float">
            <text:p>0.001089947</text:p>
          </table:table-cell>
          <table:table-cell office:value-type="float" office:value="0.001162505" calcext:value-type="float">
            <text:p>0.001162505</text:p>
          </table:table-cell>
          <table:table-cell office:value-type="float" office:value="0.001116735" calcext:value-type="float">
            <text:p>0.0011167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025" calcext:value-type="float">
            <text:p>3.8025E-05</text:p>
          </table:table-cell>
          <table:table-cell office:value-type="float" office:value="-0.000800799" calcext:value-type="float">
            <text:p>-0.000800799</text:p>
          </table:table-cell>
          <table:table-cell office:value-type="float" office:value="0.000019686" calcext:value-type="float">
            <text:p>1.9686E-05</text:p>
          </table:table-cell>
          <table:table-cell office:value-type="float" office:value="0.000092244" calcext:value-type="float">
            <text:p>9.2244E-05</text:p>
          </table:table-cell>
          <table:table-cell office:value-type="float" office:value="0.000046474" calcext:value-type="float">
            <text:p>4.647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32074" calcext:value-type="float">
            <text:p>24.155532074</text:p>
          </table:table-cell>
          <table:table-cell office:value-type="float" office:value="24.134813433" calcext:value-type="float">
            <text:p>24.134813433</text:p>
          </table:table-cell>
          <table:table-cell office:value-type="float" office:value="24.155079108" calcext:value-type="float">
            <text:p>24.155079108</text:p>
          </table:table-cell>
          <table:table-cell office:value-type="float" office:value="24.156871246" calcext:value-type="float">
            <text:p>24.156871246</text:p>
          </table:table-cell>
          <table:table-cell office:value-type="float" office:value="24.155740756" calcext:value-type="float">
            <text:p>24.155740756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63818" calcext:value-type="float">
            <text:p>0.000963818</text:p>
          </table:table-cell>
          <table:table-cell office:value-type="float" office:value="-0.020299262" calcext:value-type="float">
            <text:p>-0.020299262</text:p>
          </table:table-cell>
          <table:table-cell office:value-type="float" office:value="0.000498949" calcext:value-type="float">
            <text:p>0.000498949</text:p>
          </table:table-cell>
          <table:table-cell office:value-type="float" office:value="0.002338178" calcext:value-type="float">
            <text:p>0.002338178</text:p>
          </table:table-cell>
          <table:table-cell office:value-type="float" office:value="0.001177983" calcext:value-type="float">
            <text:p>0.00117798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2019-12-03 10:38:54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611908" calcext:value-type="float">
            <text:p>0.135611908</text:p>
          </table:table-cell>
          <table:table-cell office:value-type="float" office:value="0.033140782" calcext:value-type="float">
            <text:p>0.033140782</text:p>
          </table:table-cell>
          <table:table-cell office:value-type="float" office:value="0.133581773" calcext:value-type="float">
            <text:p>0.133581773</text:p>
          </table:table-cell>
          <table:table-cell office:value-type="float" office:value="0.142153518" calcext:value-type="float">
            <text:p>0.142153518</text:p>
          </table:table-cell>
          <table:table-cell office:value-type="float" office:value="0.136414783" calcext:value-type="float">
            <text:p>0.1364147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94" calcext:value-type="float">
            <text:p>0.00110794</text:p>
          </table:table-cell>
          <table:table-cell office:value-type="float" office:value="0.000270758" calcext:value-type="float">
            <text:p>0.000270758</text:p>
          </table:table-cell>
          <table:table-cell office:value-type="float" office:value="0.001091354" calcext:value-type="float">
            <text:p>0.001091354</text:p>
          </table:table-cell>
          <table:table-cell office:value-type="float" office:value="0.001161385" calcext:value-type="float">
            <text:p>0.001161385</text:p>
          </table:table-cell>
          <table:table-cell office:value-type="float" office:value="0.0011145" calcext:value-type="float">
            <text:p>0.00111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679" calcext:value-type="float">
            <text:p>3.7679E-05</text:p>
          </table:table-cell>
          <table:table-cell office:value-type="float" office:value="-0.000799503" calcext:value-type="float">
            <text:p>-0.000799503</text:p>
          </table:table-cell>
          <table:table-cell office:value-type="float" office:value="0.000021093" calcext:value-type="float">
            <text:p>2.1093E-05</text:p>
          </table:table-cell>
          <table:table-cell office:value-type="float" office:value="0.000091124" calcext:value-type="float">
            <text:p>9.1124E-05</text:p>
          </table:table-cell>
          <table:table-cell office:value-type="float" office:value="0.000044238" calcext:value-type="float">
            <text:p>4.423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31442" calcext:value-type="float">
            <text:p>24.165631442</text:p>
          </table:table-cell>
          <table:table-cell office:value-type="float" office:value="24.144953525" calcext:value-type="float">
            <text:p>24.144953525</text:p>
          </table:table-cell>
          <table:table-cell office:value-type="float" office:value="24.165221779" calcext:value-type="float">
            <text:p>24.165221779</text:p>
          </table:table-cell>
          <table:table-cell office:value-type="float" office:value="24.166951477" calcext:value-type="float">
            <text:p>24.166951477</text:p>
          </table:table-cell>
          <table:table-cell office:value-type="float" office:value="24.165793454" calcext:value-type="float">
            <text:p>24.165793454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0955054" calcext:value-type="float">
            <text:p>0.000955054</text:p>
          </table:table-cell>
          <table:table-cell office:value-type="float" office:value="-0.020266426" calcext:value-type="float">
            <text:p>-0.020266426</text:p>
          </table:table-cell>
          <table:table-cell office:value-type="float" office:value="0.000534623" calcext:value-type="float">
            <text:p>0.000534623</text:p>
          </table:table-cell>
          <table:table-cell office:value-type="float" office:value="0.002309787" calcext:value-type="float">
            <text:p>0.002309787</text:p>
          </table:table-cell>
          <table:table-cell office:value-type="float" office:value="0.001121325" calcext:value-type="float">
            <text:p>0.0011213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2019-12-03 10:38:56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5810987" calcext:value-type="float">
            <text:p>0.135810987</text:p>
          </table:table-cell>
          <table:table-cell office:value-type="float" office:value="0.03288329" calcext:value-type="float">
            <text:p>0.03288329</text:p>
          </table:table-cell>
          <table:table-cell office:value-type="float" office:value="0.132781283" calcext:value-type="float">
            <text:p>0.132781283</text:p>
          </table:table-cell>
          <table:table-cell office:value-type="float" office:value="0.142000335" calcext:value-type="float">
            <text:p>0.142000335</text:p>
          </table:table-cell>
          <table:table-cell office:value-type="float" office:value="0.13652982" calcext:value-type="float">
            <text:p>0.136529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567" calcext:value-type="float">
            <text:p>0.001109567</text:p>
          </table:table-cell>
          <table:table-cell office:value-type="float" office:value="0.000268654" calcext:value-type="float">
            <text:p>0.000268654</text:p>
          </table:table-cell>
          <table:table-cell office:value-type="float" office:value="0.001084814" calcext:value-type="float">
            <text:p>0.001084814</text:p>
          </table:table-cell>
          <table:table-cell office:value-type="float" office:value="0.001160133" calcext:value-type="float">
            <text:p>0.001160133</text:p>
          </table:table-cell>
          <table:table-cell office:value-type="float" office:value="0.00111544" calcext:value-type="float">
            <text:p>0.001115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305" calcext:value-type="float">
            <text:p>3.9305E-05</text:p>
          </table:table-cell>
          <table:table-cell office:value-type="float" office:value="-0.000801607" calcext:value-type="float">
            <text:p>-0.000801607</text:p>
          </table:table-cell>
          <table:table-cell office:value-type="float" office:value="0.000014553" calcext:value-type="float">
            <text:p>1.4553E-05</text:p>
          </table:table-cell>
          <table:table-cell office:value-type="float" office:value="0.000089872" calcext:value-type="float">
            <text:p>8.9872E-05</text:p>
          </table:table-cell>
          <table:table-cell office:value-type="float" office:value="0.000045178" calcext:value-type="float">
            <text:p>4.517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25568" calcext:value-type="float">
            <text:p>24.170725568</text:p>
          </table:table-cell>
          <table:table-cell office:value-type="float" office:value="24.149955614" calcext:value-type="float">
            <text:p>24.149955614</text:p>
          </table:table-cell>
          <table:table-cell office:value-type="float" office:value="24.170114205" calcext:value-type="float">
            <text:p>24.170114205</text:p>
          </table:table-cell>
          <table:table-cell office:value-type="float" office:value="24.171974514" calcext:value-type="float">
            <text:p>24.171974514</text:p>
          </table:table-cell>
          <table:table-cell office:value-type="float" office:value="24.170870621" calcext:value-type="float">
            <text:p>24.170870621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0996282" calcext:value-type="float">
            <text:p>0.000996282</text:p>
          </table:table-cell>
          <table:table-cell office:value-type="float" office:value="-0.020319753" calcext:value-type="float">
            <text:p>-0.020319753</text:p>
          </table:table-cell>
          <table:table-cell office:value-type="float" office:value="0.000368845" calcext:value-type="float">
            <text:p>0.000368845</text:p>
          </table:table-cell>
          <table:table-cell office:value-type="float" office:value="0.002278064" calcext:value-type="float">
            <text:p>0.002278064</text:p>
          </table:table-cell>
          <table:table-cell office:value-type="float" office:value="0.001145149" calcext:value-type="float">
            <text:p>0.00114514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2019-12-03 10:38:57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941522" calcext:value-type="float">
            <text:p>0.135941522</text:p>
          </table:table-cell>
          <table:table-cell office:value-type="float" office:value="0.03407896" calcext:value-type="float">
            <text:p>0.03407896</text:p>
          </table:table-cell>
          <table:table-cell office:value-type="float" office:value="0.133145467" calcext:value-type="float">
            <text:p>0.133145467</text:p>
          </table:table-cell>
          <table:table-cell office:value-type="float" office:value="0.141903775" calcext:value-type="float">
            <text:p>0.141903775</text:p>
          </table:table-cell>
          <table:table-cell office:value-type="float" office:value="0.135636346" calcext:value-type="float">
            <text:p>0.1356363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33" calcext:value-type="float">
            <text:p>0.001110633</text:p>
          </table:table-cell>
          <table:table-cell office:value-type="float" office:value="0.000278423" calcext:value-type="float">
            <text:p>0.000278423</text:p>
          </table:table-cell>
          <table:table-cell office:value-type="float" office:value="0.00108779" calcext:value-type="float">
            <text:p>0.00108779</text:p>
          </table:table-cell>
          <table:table-cell office:value-type="float" office:value="0.001159345" calcext:value-type="float">
            <text:p>0.001159345</text:p>
          </table:table-cell>
          <table:table-cell office:value-type="float" office:value="0.00110814" calcext:value-type="float">
            <text:p>0.001108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72" calcext:value-type="float">
            <text:p>4.0372E-05</text:p>
          </table:table-cell>
          <table:table-cell office:value-type="float" office:value="-0.000791839" calcext:value-type="float">
            <text:p>-0.000791839</text:p>
          </table:table-cell>
          <table:table-cell office:value-type="float" office:value="0.000017528" calcext:value-type="float">
            <text:p>1.7528E-05</text:p>
          </table:table-cell>
          <table:table-cell office:value-type="float" office:value="0.000089083" calcext:value-type="float">
            <text:p>8.9083E-05</text:p>
          </table:table-cell>
          <table:table-cell office:value-type="float" office:value="0.000037879" calcext:value-type="float">
            <text:p>3.787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05863" calcext:value-type="float">
            <text:p>24.175805863</text:p>
          </table:table-cell>
          <table:table-cell office:value-type="float" office:value="24.155250941" calcext:value-type="float">
            <text:p>24.155250941</text:p>
          </table:table-cell>
          <table:table-cell office:value-type="float" office:value="24.17524165" calcext:value-type="float">
            <text:p>24.17524165</text:p>
          </table:table-cell>
          <table:table-cell office:value-type="float" office:value="24.177008978" calcext:value-type="float">
            <text:p>24.177008978</text:p>
          </table:table-cell>
          <table:table-cell office:value-type="float" office:value="24.175744282" calcext:value-type="float">
            <text:p>24.17574428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23315" calcext:value-type="float">
            <text:p>0.001023315</text:p>
          </table:table-cell>
          <table:table-cell office:value-type="float" office:value="-0.02007213" calcext:value-type="float">
            <text:p>-0.02007213</text:p>
          </table:table-cell>
          <table:table-cell office:value-type="float" office:value="0.000444266" calcext:value-type="float">
            <text:p>0.000444266</text:p>
          </table:table-cell>
          <table:table-cell office:value-type="float" office:value="0.002258067" calcext:value-type="float">
            <text:p>0.002258067</text:p>
          </table:table-cell>
          <table:table-cell office:value-type="float" office:value="0.000960115" calcext:value-type="float">
            <text:p>0.00096011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2019-12-03 10:38:58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898606" calcext:value-type="float">
            <text:p>0.135898606</text:p>
          </table:table-cell>
          <table:table-cell office:value-type="float" office:value="0.032879118" calcext:value-type="float">
            <text:p>0.032879118</text:p>
          </table:table-cell>
          <table:table-cell office:value-type="float" office:value="0.133196131" calcext:value-type="float">
            <text:p>0.133196131</text:p>
          </table:table-cell>
          <table:table-cell office:value-type="float" office:value="0.141761916" calcext:value-type="float">
            <text:p>0.141761916</text:p>
          </table:table-cell>
          <table:table-cell office:value-type="float" office:value="0.136818902" calcext:value-type="float">
            <text:p>0.1368189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83" calcext:value-type="float">
            <text:p>0.001110283</text:p>
          </table:table-cell>
          <table:table-cell office:value-type="float" office:value="0.00026862" calcext:value-type="float">
            <text:p>0.00026862</text:p>
          </table:table-cell>
          <table:table-cell office:value-type="float" office:value="0.001088204" calcext:value-type="float">
            <text:p>0.001088204</text:p>
          </table:table-cell>
          <table:table-cell office:value-type="float" office:value="0.001158186" calcext:value-type="float">
            <text:p>0.001158186</text:p>
          </table:table-cell>
          <table:table-cell office:value-type="float" office:value="0.001117801" calcext:value-type="float">
            <text:p>0.0011178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21" calcext:value-type="float">
            <text:p>4.0021E-05</text:p>
          </table:table-cell>
          <table:table-cell office:value-type="float" office:value="-0.000801641" calcext:value-type="float">
            <text:p>-0.000801641</text:p>
          </table:table-cell>
          <table:table-cell office:value-type="float" office:value="0.000017942" calcext:value-type="float">
            <text:p>1.7942E-05</text:p>
          </table:table-cell>
          <table:table-cell office:value-type="float" office:value="0.000087924" calcext:value-type="float">
            <text:p>8.7924E-05</text:p>
          </table:table-cell>
          <table:table-cell office:value-type="float" office:value="0.00004754" calcext:value-type="float">
            <text:p>4.7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35341" calcext:value-type="float">
            <text:p>24.160635341</text:p>
          </table:table-cell>
          <table:table-cell office:value-type="float" office:value="24.139846673" calcext:value-type="float">
            <text:p>24.139846673</text:p>
          </table:table-cell>
          <table:table-cell office:value-type="float" office:value="24.160090004" calcext:value-type="float">
            <text:p>24.160090004</text:p>
          </table:table-cell>
          <table:table-cell office:value-type="float" office:value="24.161818507" calcext:value-type="float">
            <text:p>24.161818507</text:p>
          </table:table-cell>
          <table:table-cell office:value-type="float" office:value="24.160821049" calcext:value-type="float">
            <text:p>24.160821049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14427" calcext:value-type="float">
            <text:p>0.001014427</text:p>
          </table:table-cell>
          <table:table-cell office:value-type="float" office:value="-0.020320617" calcext:value-type="float">
            <text:p>-0.020320617</text:p>
          </table:table-cell>
          <table:table-cell office:value-type="float" office:value="0.000454758" calcext:value-type="float">
            <text:p>0.000454758</text:p>
          </table:table-cell>
          <table:table-cell office:value-type="float" office:value="0.002228689" calcext:value-type="float">
            <text:p>0.002228689</text:p>
          </table:table-cell>
          <table:table-cell office:value-type="float" office:value="0.001205016" calcext:value-type="float">
            <text:p>0.00120501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2019-12-03 10:39:00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929601" calcext:value-type="float">
            <text:p>0.135929601</text:p>
          </table:table-cell>
          <table:table-cell office:value-type="float" office:value="0.033109192" calcext:value-type="float">
            <text:p>0.033109192</text:p>
          </table:table-cell>
          <table:table-cell office:value-type="float" office:value="0.133587734" calcext:value-type="float">
            <text:p>0.133587734</text:p>
          </table:table-cell>
          <table:table-cell office:value-type="float" office:value="0.141691582" calcext:value-type="float">
            <text:p>0.141691582</text:p>
          </table:table-cell>
          <table:table-cell office:value-type="float" office:value="0.136318819" calcext:value-type="float">
            <text:p>0.136318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36" calcext:value-type="float">
            <text:p>0.001110536</text:p>
          </table:table-cell>
          <table:table-cell office:value-type="float" office:value="0.0002705" calcext:value-type="float">
            <text:p>0.0002705</text:p>
          </table:table-cell>
          <table:table-cell office:value-type="float" office:value="0.001091403" calcext:value-type="float">
            <text:p>0.001091403</text:p>
          </table:table-cell>
          <table:table-cell office:value-type="float" office:value="0.001157611" calcext:value-type="float">
            <text:p>0.001157611</text:p>
          </table:table-cell>
          <table:table-cell office:value-type="float" office:value="0.001113716" calcext:value-type="float">
            <text:p>0.0011137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75" calcext:value-type="float">
            <text:p>4.0275E-05</text:p>
          </table:table-cell>
          <table:table-cell office:value-type="float" office:value="-0.000799762" calcext:value-type="float">
            <text:p>-0.000799762</text:p>
          </table:table-cell>
          <table:table-cell office:value-type="float" office:value="0.000021142" calcext:value-type="float">
            <text:p>2.1142E-05</text:p>
          </table:table-cell>
          <table:table-cell office:value-type="float" office:value="0.00008735" calcext:value-type="float">
            <text:p>8.735E-05</text:p>
          </table:table-cell>
          <table:table-cell office:value-type="float" office:value="0.000043454" calcext:value-type="float">
            <text:p>4.34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41596" calcext:value-type="float">
            <text:p>24.160641596</text:p>
          </table:table-cell>
          <table:table-cell office:value-type="float" office:value="24.139893101" calcext:value-type="float">
            <text:p>24.139893101</text:p>
          </table:table-cell>
          <table:table-cell office:value-type="float" office:value="24.160169026" calcext:value-type="float">
            <text:p>24.160169026</text:p>
          </table:table-cell>
          <table:table-cell office:value-type="float" office:value="24.161804315" calcext:value-type="float">
            <text:p>24.161804315</text:p>
          </table:table-cell>
          <table:table-cell office:value-type="float" office:value="24.160720137" calcext:value-type="float">
            <text:p>24.160720137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20846" calcext:value-type="float">
            <text:p>0.001020846</text:p>
          </table:table-cell>
          <table:table-cell office:value-type="float" office:value="-0.020272969" calcext:value-type="float">
            <text:p>-0.020272969</text:p>
          </table:table-cell>
          <table:table-cell office:value-type="float" office:value="0.000535857" calcext:value-type="float">
            <text:p>0.000535857</text:p>
          </table:table-cell>
          <table:table-cell office:value-type="float" office:value="0.002214123" calcext:value-type="float">
            <text:p>0.002214123</text:p>
          </table:table-cell>
          <table:table-cell office:value-type="float" office:value="0.001101451" calcext:value-type="float">
            <text:p>0.0011014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2019-12-03 10:39:01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727541" calcext:value-type="float">
            <text:p>0.135727541</text:p>
          </table:table-cell>
          <table:table-cell office:value-type="float" office:value="0.032805208" calcext:value-type="float">
            <text:p>0.032805208</text:p>
          </table:table-cell>
          <table:table-cell office:value-type="float" office:value="0.133085863" calcext:value-type="float">
            <text:p>0.133085863</text:p>
          </table:table-cell>
          <table:table-cell office:value-type="float" office:value="0.141651051" calcext:value-type="float">
            <text:p>0.141651051</text:p>
          </table:table-cell>
          <table:table-cell office:value-type="float" office:value="0.136802213" calcext:value-type="float">
            <text:p>0.1368022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885" calcext:value-type="float">
            <text:p>0.001108885</text:p>
          </table:table-cell>
          <table:table-cell office:value-type="float" office:value="0.000268016" calcext:value-type="float">
            <text:p>0.000268016</text:p>
          </table:table-cell>
          <table:table-cell office:value-type="float" office:value="0.001087303" calcext:value-type="float">
            <text:p>0.001087303</text:p>
          </table:table-cell>
          <table:table-cell office:value-type="float" office:value="0.00115728" calcext:value-type="float">
            <text:p>0.00115728</text:p>
          </table:table-cell>
          <table:table-cell office:value-type="float" office:value="0.001117665" calcext:value-type="float">
            <text:p>0.0011176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624" calcext:value-type="float">
            <text:p>3.8624E-05</text:p>
          </table:table-cell>
          <table:table-cell office:value-type="float" office:value="-0.000802245" calcext:value-type="float">
            <text:p>-0.000802245</text:p>
          </table:table-cell>
          <table:table-cell office:value-type="float" office:value="0.000017041" calcext:value-type="float">
            <text:p>1.7041E-05</text:p>
          </table:table-cell>
          <table:table-cell office:value-type="float" office:value="0.000087018" calcext:value-type="float">
            <text:p>8.7018E-05</text:p>
          </table:table-cell>
          <table:table-cell office:value-type="float" office:value="0.000047404" calcext:value-type="float">
            <text:p>4.740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00822" calcext:value-type="float">
            <text:p>24.160600822</text:p>
          </table:table-cell>
          <table:table-cell office:value-type="float" office:value="24.139831759" calcext:value-type="float">
            <text:p>24.139831759</text:p>
          </table:table-cell>
          <table:table-cell office:value-type="float" office:value="24.160067753" calcext:value-type="float">
            <text:p>24.160067753</text:p>
          </table:table-cell>
          <table:table-cell office:value-type="float" office:value="24.161796136" calcext:value-type="float">
            <text:p>24.161796136</text:p>
          </table:table-cell>
          <table:table-cell office:value-type="float" office:value="24.160817681" calcext:value-type="float">
            <text:p>24.160817681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0979001" calcext:value-type="float">
            <text:p>0.000979001</text:p>
          </table:table-cell>
          <table:table-cell office:value-type="float" office:value="-0.020335924" calcext:value-type="float">
            <text:p>-0.020335924</text:p>
          </table:table-cell>
          <table:table-cell office:value-type="float" office:value="0.000431922" calcext:value-type="float">
            <text:p>0.000431922</text:p>
          </table:table-cell>
          <table:table-cell office:value-type="float" office:value="0.002205729" calcext:value-type="float">
            <text:p>0.002205729</text:p>
          </table:table-cell>
          <table:table-cell office:value-type="float" office:value="0.00120156" calcext:value-type="float">
            <text:p>0.001201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2019-12-03 10:39:0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471837" calcext:value-type="float">
            <text:p>0.135471837</text:p>
          </table:table-cell>
          <table:table-cell office:value-type="float" office:value="0.032818917" calcext:value-type="float">
            <text:p>0.032818917</text:p>
          </table:table-cell>
          <table:table-cell office:value-type="float" office:value="0.132963077" calcext:value-type="float">
            <text:p>0.132963077</text:p>
          </table:table-cell>
          <table:table-cell office:value-type="float" office:value="0.141917484" calcext:value-type="float">
            <text:p>0.141917484</text:p>
          </table:table-cell>
          <table:table-cell office:value-type="float" office:value="0.13689162" calcext:value-type="float">
            <text:p>0.13689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796" calcext:value-type="float">
            <text:p>0.001106796</text:p>
          </table:table-cell>
          <table:table-cell office:value-type="float" office:value="0.000268128" calcext:value-type="float">
            <text:p>0.000268128</text:p>
          </table:table-cell>
          <table:table-cell office:value-type="float" office:value="0.0010863" calcext:value-type="float">
            <text:p>0.0010863</text:p>
          </table:table-cell>
          <table:table-cell office:value-type="float" office:value="0.001159457" calcext:value-type="float">
            <text:p>0.001159457</text:p>
          </table:table-cell>
          <table:table-cell office:value-type="float" office:value="0.001118396" calcext:value-type="float">
            <text:p>0.0011183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535" calcext:value-type="float">
            <text:p>3.6535E-05</text:p>
          </table:table-cell>
          <table:table-cell office:value-type="float" office:value="-0.000802133" calcext:value-type="float">
            <text:p>-0.000802133</text:p>
          </table:table-cell>
          <table:table-cell office:value-type="float" office:value="0.000016038" calcext:value-type="float">
            <text:p>1.6038E-05</text:p>
          </table:table-cell>
          <table:table-cell office:value-type="float" office:value="0.000089195" calcext:value-type="float">
            <text:p>8.9195E-05</text:p>
          </table:table-cell>
          <table:table-cell office:value-type="float" office:value="0.000048134" calcext:value-type="float">
            <text:p>4.813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495269" calcext:value-type="float">
            <text:p>24.155495269</text:p>
          </table:table-cell>
          <table:table-cell office:value-type="float" office:value="24.134780476" calcext:value-type="float">
            <text:p>24.134780476</text:p>
          </table:table-cell>
          <table:table-cell office:value-type="float" office:value="24.15498902" calcext:value-type="float">
            <text:p>24.15498902</text:p>
          </table:table-cell>
          <table:table-cell office:value-type="float" office:value="24.156795952" calcext:value-type="float">
            <text:p>24.156795952</text:p>
          </table:table-cell>
          <table:table-cell office:value-type="float" office:value="24.155781771" calcext:value-type="float">
            <text:p>24.155781771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26046" calcext:value-type="float">
            <text:p>0.000926046</text:p>
          </table:table-cell>
          <table:table-cell office:value-type="float" office:value="-0.020333085" calcext:value-type="float">
            <text:p>-0.020333085</text:p>
          </table:table-cell>
          <table:table-cell office:value-type="float" office:value="0.000406494" calcext:value-type="float">
            <text:p>0.000406494</text:p>
          </table:table-cell>
          <table:table-cell office:value-type="float" office:value="0.002260906" calcext:value-type="float">
            <text:p>0.002260906</text:p>
          </table:table-cell>
          <table:table-cell office:value-type="float" office:value="0.001220076" calcext:value-type="float">
            <text:p>0.0012200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2019-12-03 10:39:0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532038" calcext:value-type="float">
            <text:p>0.135532038</text:p>
          </table:table-cell>
          <table:table-cell office:value-type="float" office:value="0.033397679" calcext:value-type="float">
            <text:p>0.033397679</text:p>
          </table:table-cell>
          <table:table-cell office:value-type="float" office:value="0.132964865" calcext:value-type="float">
            <text:p>0.132964865</text:p>
          </table:table-cell>
          <table:table-cell office:value-type="float" office:value="0.142164843" calcext:value-type="float">
            <text:p>0.142164843</text:p>
          </table:table-cell>
          <table:table-cell office:value-type="float" office:value="0.135871188" calcext:value-type="float">
            <text:p>0.1358711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288" calcext:value-type="float">
            <text:p>0.001107288</text:p>
          </table:table-cell>
          <table:table-cell office:value-type="float" office:value="0.000272857" calcext:value-type="float">
            <text:p>0.000272857</text:p>
          </table:table-cell>
          <table:table-cell office:value-type="float" office:value="0.001086314" calcext:value-type="float">
            <text:p>0.001086314</text:p>
          </table:table-cell>
          <table:table-cell office:value-type="float" office:value="0.001161477" calcext:value-type="float">
            <text:p>0.001161477</text:p>
          </table:table-cell>
          <table:table-cell office:value-type="float" office:value="0.001110059" calcext:value-type="float">
            <text:p>0.00111005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026" calcext:value-type="float">
            <text:p>3.7026E-05</text:p>
          </table:table-cell>
          <table:table-cell office:value-type="float" office:value="-0.000797405" calcext:value-type="float">
            <text:p>-0.000797405</text:p>
          </table:table-cell>
          <table:table-cell office:value-type="float" office:value="0.000016053" calcext:value-type="float">
            <text:p>1.6053E-05</text:p>
          </table:table-cell>
          <table:table-cell office:value-type="float" office:value="0.000091216" calcext:value-type="float">
            <text:p>9.1216E-05</text:p>
          </table:table-cell>
          <table:table-cell office:value-type="float" office:value="0.000039797" calcext:value-type="float">
            <text:p>3.979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507417" calcext:value-type="float">
            <text:p>24.155507417</text:p>
          </table:table-cell>
          <table:table-cell office:value-type="float" office:value="24.134897268" calcext:value-type="float">
            <text:p>24.134897268</text:p>
          </table:table-cell>
          <table:table-cell office:value-type="float" office:value="24.154989381" calcext:value-type="float">
            <text:p>24.154989381</text:p>
          </table:table-cell>
          <table:table-cell office:value-type="float" office:value="24.156845867" calcext:value-type="float">
            <text:p>24.156845867</text:p>
          </table:table-cell>
          <table:table-cell office:value-type="float" office:value="24.155575855" calcext:value-type="float">
            <text:p>24.155575855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38513" calcext:value-type="float">
            <text:p>0.000938513</text:p>
          </table:table-cell>
          <table:table-cell office:value-type="float" office:value="-0.020213223" calcext:value-type="float">
            <text:p>-0.020213223</text:p>
          </table:table-cell>
          <table:table-cell office:value-type="float" office:value="0.000406864" calcext:value-type="float">
            <text:p>0.000406864</text:p>
          </table:table-cell>
          <table:table-cell office:value-type="float" office:value="0.002312133" calcext:value-type="float">
            <text:p>0.002312133</text:p>
          </table:table-cell>
          <table:table-cell office:value-type="float" office:value="0.001008749" calcext:value-type="float">
            <text:p>0.00100874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2019-12-03 10:39:05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417001" calcext:value-type="float">
            <text:p>0.135417001</text:p>
          </table:table-cell>
          <table:table-cell office:value-type="float" office:value="0.033439402" calcext:value-type="float">
            <text:p>0.033439402</text:p>
          </table:table-cell>
          <table:table-cell office:value-type="float" office:value="0.133674161" calcext:value-type="float">
            <text:p>0.133674161</text:p>
          </table:table-cell>
          <table:table-cell office:value-type="float" office:value="0.142139809" calcext:value-type="float">
            <text:p>0.142139809</text:p>
          </table:table-cell>
          <table:table-cell office:value-type="float" office:value="0.13625981" calcext:value-type="float">
            <text:p>0.136259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348" calcext:value-type="float">
            <text:p>0.001106348</text:p>
          </table:table-cell>
          <table:table-cell office:value-type="float" office:value="0.000273198" calcext:value-type="float">
            <text:p>0.000273198</text:p>
          </table:table-cell>
          <table:table-cell office:value-type="float" office:value="0.001092109" calcext:value-type="float">
            <text:p>0.001092109</text:p>
          </table:table-cell>
          <table:table-cell office:value-type="float" office:value="0.001161273" calcext:value-type="float">
            <text:p>0.001161273</text:p>
          </table:table-cell>
          <table:table-cell office:value-type="float" office:value="0.001113234" calcext:value-type="float">
            <text:p>0.0011132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087" calcext:value-type="float">
            <text:p>3.6087E-05</text:p>
          </table:table-cell>
          <table:table-cell office:value-type="float" office:value="-0.000797064" calcext:value-type="float">
            <text:p>-0.000797064</text:p>
          </table:table-cell>
          <table:table-cell office:value-type="float" office:value="0.000021848" calcext:value-type="float">
            <text:p>2.1848E-05</text:p>
          </table:table-cell>
          <table:table-cell office:value-type="float" office:value="0.000091012" calcext:value-type="float">
            <text:p>9.1012E-05</text:p>
          </table:table-cell>
          <table:table-cell office:value-type="float" office:value="0.000042972" calcext:value-type="float">
            <text:p>4.29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592111" calcext:value-type="float">
            <text:p>24.165592111</text:p>
          </table:table-cell>
          <table:table-cell office:value-type="float" office:value="24.145013785" calcext:value-type="float">
            <text:p>24.145013785</text:p>
          </table:table-cell>
          <table:table-cell office:value-type="float" office:value="24.165240422" calcext:value-type="float">
            <text:p>24.165240422</text:p>
          </table:table-cell>
          <table:table-cell office:value-type="float" office:value="24.166948711" calcext:value-type="float">
            <text:p>24.166948711</text:p>
          </table:table-cell>
          <table:table-cell office:value-type="float" office:value="24.165762182" calcext:value-type="float">
            <text:p>24.165762182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0914689" calcext:value-type="float">
            <text:p>0.000914689</text:p>
          </table:table-cell>
          <table:table-cell office:value-type="float" office:value="-0.020204582" calcext:value-type="float">
            <text:p>-0.020204582</text:p>
          </table:table-cell>
          <table:table-cell office:value-type="float" office:value="0.000553756" calcext:value-type="float">
            <text:p>0.000553756</text:p>
          </table:table-cell>
          <table:table-cell office:value-type="float" office:value="0.002306948" calcext:value-type="float">
            <text:p>0.002306948</text:p>
          </table:table-cell>
          <table:table-cell office:value-type="float" office:value="0.001089231" calcext:value-type="float">
            <text:p>0.00108923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2019-12-03 10:39:06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476605" calcext:value-type="float">
            <text:p>0.135476605</text:p>
          </table:table-cell>
          <table:table-cell office:value-type="float" office:value="0.03392816" calcext:value-type="float">
            <text:p>0.03392816</text:p>
          </table:table-cell>
          <table:table-cell office:value-type="float" office:value="0.133006589" calcext:value-type="float">
            <text:p>0.133006589</text:p>
          </table:table-cell>
          <table:table-cell office:value-type="float" office:value="0.142121928" calcext:value-type="float">
            <text:p>0.142121928</text:p>
          </table:table-cell>
          <table:table-cell office:value-type="float" office:value="0.135725753" calcext:value-type="float">
            <text:p>0.1357257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835" calcext:value-type="float">
            <text:p>0.001106835</text:p>
          </table:table-cell>
          <table:table-cell office:value-type="float" office:value="0.000277191" calcext:value-type="float">
            <text:p>0.000277191</text:p>
          </table:table-cell>
          <table:table-cell office:value-type="float" office:value="0.001086655" calcext:value-type="float">
            <text:p>0.001086655</text:p>
          </table:table-cell>
          <table:table-cell office:value-type="float" office:value="0.001161127" calcext:value-type="float">
            <text:p>0.001161127</text:p>
          </table:table-cell>
          <table:table-cell office:value-type="float" office:value="0.001108871" calcext:value-type="float">
            <text:p>0.0011088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574" calcext:value-type="float">
            <text:p>3.6574E-05</text:p>
          </table:table-cell>
          <table:table-cell office:value-type="float" office:value="-0.000793071" calcext:value-type="float">
            <text:p>-0.000793071</text:p>
          </table:table-cell>
          <table:table-cell office:value-type="float" office:value="0.000016394" calcext:value-type="float">
            <text:p>1.6394E-05</text:p>
          </table:table-cell>
          <table:table-cell office:value-type="float" office:value="0.000090865" calcext:value-type="float">
            <text:p>9.0865E-05</text:p>
          </table:table-cell>
          <table:table-cell office:value-type="float" office:value="0.000038609" calcext:value-type="float">
            <text:p>3.860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496231" calcext:value-type="float">
            <text:p>24.155496231</text:p>
          </table:table-cell>
          <table:table-cell office:value-type="float" office:value="24.135004317" calcext:value-type="float">
            <text:p>24.135004317</text:p>
          </table:table-cell>
          <table:table-cell office:value-type="float" office:value="24.1549978" calcext:value-type="float">
            <text:p>24.1549978</text:p>
          </table:table-cell>
          <table:table-cell office:value-type="float" office:value="24.156837207" calcext:value-type="float">
            <text:p>24.156837207</text:p>
          </table:table-cell>
          <table:table-cell office:value-type="float" office:value="24.155546507" calcext:value-type="float">
            <text:p>24.155546507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927033" calcext:value-type="float">
            <text:p>0.000927033</text:p>
          </table:table-cell>
          <table:table-cell office:value-type="float" office:value="-0.02010336" calcext:value-type="float">
            <text:p>-0.02010336</text:p>
          </table:table-cell>
          <table:table-cell office:value-type="float" office:value="0.000415505" calcext:value-type="float">
            <text:p>0.000415505</text:p>
          </table:table-cell>
          <table:table-cell office:value-type="float" office:value="0.002303245" calcext:value-type="float">
            <text:p>0.002303245</text:p>
          </table:table-cell>
          <table:table-cell office:value-type="float" office:value="0.00097863" calcext:value-type="float">
            <text:p>0.000978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2019-12-03 10:39:0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338919" calcext:value-type="float">
            <text:p>0.135338919</text:p>
          </table:table-cell>
          <table:table-cell office:value-type="float" office:value="0.032751564" calcext:value-type="float">
            <text:p>0.032751564</text:p>
          </table:table-cell>
          <table:table-cell office:value-type="float" office:value="0.132709161" calcext:value-type="float">
            <text:p>0.132709161</text:p>
          </table:table-cell>
          <table:table-cell office:value-type="float" office:value="0.142096894" calcext:value-type="float">
            <text:p>0.142096894</text:p>
          </table:table-cell>
          <table:table-cell office:value-type="float" office:value="0.1364273" calcext:value-type="float">
            <text:p>0.13642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71" calcext:value-type="float">
            <text:p>0.00110571</text:p>
          </table:table-cell>
          <table:table-cell office:value-type="float" office:value="0.000267578" calcext:value-type="float">
            <text:p>0.000267578</text:p>
          </table:table-cell>
          <table:table-cell office:value-type="float" office:value="0.001084225" calcext:value-type="float">
            <text:p>0.001084225</text:p>
          </table:table-cell>
          <table:table-cell office:value-type="float" office:value="0.001160922" calcext:value-type="float">
            <text:p>0.001160922</text:p>
          </table:table-cell>
          <table:table-cell office:value-type="float" office:value="0.001114602" calcext:value-type="float">
            <text:p>0.0011146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5449" calcext:value-type="float">
            <text:p>3.5449E-05</text:p>
          </table:table-cell>
          <table:table-cell office:value-type="float" office:value="-0.000802683" calcext:value-type="float">
            <text:p>-0.000802683</text:p>
          </table:table-cell>
          <table:table-cell office:value-type="float" office:value="0.000013964" calcext:value-type="float">
            <text:p>1.3964E-05</text:p>
          </table:table-cell>
          <table:table-cell office:value-type="float" office:value="0.000090661" calcext:value-type="float">
            <text:p>9.0661E-05</text:p>
          </table:table-cell>
          <table:table-cell office:value-type="float" office:value="0.000044341" calcext:value-type="float">
            <text:p>4.43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468447" calcext:value-type="float">
            <text:p>24.155468447</text:p>
          </table:table-cell>
          <table:table-cell office:value-type="float" office:value="24.134766885" calcext:value-type="float">
            <text:p>24.134766885</text:p>
          </table:table-cell>
          <table:table-cell office:value-type="float" office:value="24.154937781" calcext:value-type="float">
            <text:p>24.154937781</text:p>
          </table:table-cell>
          <table:table-cell office:value-type="float" office:value="24.156832156" calcext:value-type="float">
            <text:p>24.156832156</text:p>
          </table:table-cell>
          <table:table-cell office:value-type="float" office:value="24.155688074" calcext:value-type="float">
            <text:p>24.15568807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0898519" calcext:value-type="float">
            <text:p>0.000898519</text:p>
          </table:table-cell>
          <table:table-cell office:value-type="float" office:value="-0.020347034" calcext:value-type="float">
            <text:p>-0.020347034</text:p>
          </table:table-cell>
          <table:table-cell office:value-type="float" office:value="0.000353909" calcext:value-type="float">
            <text:p>0.000353909</text:p>
          </table:table-cell>
          <table:table-cell office:value-type="float" office:value="0.002298061" calcext:value-type="float">
            <text:p>0.002298061</text:p>
          </table:table-cell>
          <table:table-cell office:value-type="float" office:value="0.001123917" calcext:value-type="float">
            <text:p>0.00112391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2019-12-03 10:39:09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53919" calcext:value-type="float">
            <text:p>0.13553919</text:p>
          </table:table-cell>
          <table:table-cell office:value-type="float" office:value="0.032740835" calcext:value-type="float">
            <text:p>0.032740835</text:p>
          </table:table-cell>
          <table:table-cell office:value-type="float" office:value="0.132818238" calcext:value-type="float">
            <text:p>0.132818238</text:p>
          </table:table-cell>
          <table:table-cell office:value-type="float" office:value="0.142017024" calcext:value-type="float">
            <text:p>0.142017024</text:p>
          </table:table-cell>
          <table:table-cell office:value-type="float" office:value="0.136654393" calcext:value-type="float">
            <text:p>0.136654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346" calcext:value-type="float">
            <text:p>0.001107346</text:p>
          </table:table-cell>
          <table:table-cell office:value-type="float" office:value="0.00026749" calcext:value-type="float">
            <text:p>0.00026749</text:p>
          </table:table-cell>
          <table:table-cell office:value-type="float" office:value="0.001085116" calcext:value-type="float">
            <text:p>0.001085116</text:p>
          </table:table-cell>
          <table:table-cell office:value-type="float" office:value="0.00116027" calcext:value-type="float">
            <text:p>0.00116027</text:p>
          </table:table-cell>
          <table:table-cell office:value-type="float" office:value="0.001116457" calcext:value-type="float">
            <text:p>0.0011164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085" calcext:value-type="float">
            <text:p>3.7085E-05</text:p>
          </table:table-cell>
          <table:table-cell office:value-type="float" office:value="-0.000802771" calcext:value-type="float">
            <text:p>-0.000802771</text:p>
          </table:table-cell>
          <table:table-cell office:value-type="float" office:value="0.000014855" calcext:value-type="float">
            <text:p>1.4855E-05</text:p>
          </table:table-cell>
          <table:table-cell office:value-type="float" office:value="0.000090008" calcext:value-type="float">
            <text:p>9.0008E-05</text:p>
          </table:table-cell>
          <table:table-cell office:value-type="float" office:value="0.000046196" calcext:value-type="float">
            <text:p>4.619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454907" calcext:value-type="float">
            <text:p>24.150454907</text:p>
          </table:table-cell>
          <table:table-cell office:value-type="float" office:value="24.129710671" calcext:value-type="float">
            <text:p>24.129710671</text:p>
          </table:table-cell>
          <table:table-cell office:value-type="float" office:value="24.149905836" calcext:value-type="float">
            <text:p>24.149905836</text:p>
          </table:table-cell>
          <table:table-cell office:value-type="float" office:value="24.151762091" calcext:value-type="float">
            <text:p>24.151762091</text:p>
          </table:table-cell>
          <table:table-cell office:value-type="float" office:value="24.150679948" calcext:value-type="float">
            <text:p>24.150679948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0939994" calcext:value-type="float">
            <text:p>0.000939994</text:p>
          </table:table-cell>
          <table:table-cell office:value-type="float" office:value="-0.020349256" calcext:value-type="float">
            <text:p>-0.020349256</text:p>
          </table:table-cell>
          <table:table-cell office:value-type="float" office:value="0.000376498" calcext:value-type="float">
            <text:p>0.000376498</text:p>
          </table:table-cell>
          <table:table-cell office:value-type="float" office:value="0.00228152" calcext:value-type="float">
            <text:p>0.00228152</text:p>
          </table:table-cell>
          <table:table-cell office:value-type="float" office:value="0.001170947" calcext:value-type="float">
            <text:p>0.00117094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2019-12-03 10:39:1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55588" calcext:value-type="float">
            <text:p>0.13555588</text:p>
          </table:table-cell>
          <table:table-cell office:value-type="float" office:value="0.033305291" calcext:value-type="float">
            <text:p>0.033305291</text:p>
          </table:table-cell>
          <table:table-cell office:value-type="float" office:value="0.13355674" calcext:value-type="float">
            <text:p>0.13355674</text:p>
          </table:table-cell>
          <table:table-cell office:value-type="float" office:value="0.14188649" calcext:value-type="float">
            <text:p>0.14188649</text:p>
          </table:table-cell>
          <table:table-cell office:value-type="float" office:value="0.135943906" calcext:value-type="float">
            <text:p>0.1359439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7483" calcext:value-type="float">
            <text:p>0.001107483</text:p>
          </table:table-cell>
          <table:table-cell office:value-type="float" office:value="0.000272102" calcext:value-type="float">
            <text:p>0.000272102</text:p>
          </table:table-cell>
          <table:table-cell office:value-type="float" office:value="0.00109115" calcext:value-type="float">
            <text:p>0.00109115</text:p>
          </table:table-cell>
          <table:table-cell office:value-type="float" office:value="0.001159203" calcext:value-type="float">
            <text:p>0.001159203</text:p>
          </table:table-cell>
          <table:table-cell office:value-type="float" office:value="0.001110653" calcext:value-type="float">
            <text:p>0.00111065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221" calcext:value-type="float">
            <text:p>3.7221E-05</text:p>
          </table:table-cell>
          <table:table-cell office:value-type="float" office:value="-0.000798159" calcext:value-type="float">
            <text:p>-0.000798159</text:p>
          </table:table-cell>
          <table:table-cell office:value-type="float" office:value="0.000020888" calcext:value-type="float">
            <text:p>2.0888E-05</text:p>
          </table:table-cell>
          <table:table-cell office:value-type="float" office:value="0.000088942" calcext:value-type="float">
            <text:p>8.8942E-05</text:p>
          </table:table-cell>
          <table:table-cell office:value-type="float" office:value="0.000040391" calcext:value-type="float">
            <text:p>4.039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04322" calcext:value-type="float">
            <text:p>24.145404322</text:p>
          </table:table-cell>
          <table:table-cell office:value-type="float" office:value="24.124770529" calcext:value-type="float">
            <text:p>24.124770529</text:p>
          </table:table-cell>
          <table:table-cell office:value-type="float" office:value="24.145000906" calcext:value-type="float">
            <text:p>24.145000906</text:p>
          </table:table-cell>
          <table:table-cell office:value-type="float" office:value="24.146681803" calcext:value-type="float">
            <text:p>24.146681803</text:p>
          </table:table-cell>
          <table:table-cell office:value-type="float" office:value="24.145482623" calcext:value-type="float">
            <text:p>24.145482623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094345" calcext:value-type="float">
            <text:p>0.00094345</text:p>
          </table:table-cell>
          <table:table-cell office:value-type="float" office:value="-0.020232357" calcext:value-type="float">
            <text:p>-0.020232357</text:p>
          </table:table-cell>
          <table:table-cell office:value-type="float" office:value="0.000529438" calcext:value-type="float">
            <text:p>0.000529438</text:p>
          </table:table-cell>
          <table:table-cell office:value-type="float" office:value="0.002254487" calcext:value-type="float">
            <text:p>0.002254487</text:p>
          </table:table-cell>
          <table:table-cell office:value-type="float" office:value="0.001023809" calcext:value-type="float">
            <text:p>0.00102380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2019-12-03 10:39:1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73827" calcext:value-type="float">
            <text:p>0.13573827</text:p>
          </table:table-cell>
          <table:table-cell office:value-type="float" office:value="0.03430963" calcext:value-type="float">
            <text:p>0.03430963</text:p>
          </table:table-cell>
          <table:table-cell office:value-type="float" office:value="0.133392827" calcext:value-type="float">
            <text:p>0.133392827</text:p>
          </table:table-cell>
          <table:table-cell office:value-type="float" office:value="0.141679661" calcext:value-type="float">
            <text:p>0.141679661</text:p>
          </table:table-cell>
          <table:table-cell office:value-type="float" office:value="0.135257856" calcext:value-type="float">
            <text:p>0.135257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973" calcext:value-type="float">
            <text:p>0.001108973</text:p>
          </table:table-cell>
          <table:table-cell office:value-type="float" office:value="0.000280307" calcext:value-type="float">
            <text:p>0.000280307</text:p>
          </table:table-cell>
          <table:table-cell office:value-type="float" office:value="0.001089811" calcext:value-type="float">
            <text:p>0.001089811</text:p>
          </table:table-cell>
          <table:table-cell office:value-type="float" office:value="0.001157514" calcext:value-type="float">
            <text:p>0.001157514</text:p>
          </table:table-cell>
          <table:table-cell office:value-type="float" office:value="0.001105048" calcext:value-type="float">
            <text:p>0.0011050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711" calcext:value-type="float">
            <text:p>3.8711E-05</text:p>
          </table:table-cell>
          <table:table-cell office:value-type="float" office:value="-0.000789954" calcext:value-type="float">
            <text:p>-0.000789954</text:p>
          </table:table-cell>
          <table:table-cell office:value-type="float" office:value="0.000019549" calcext:value-type="float">
            <text:p>1.9549E-05</text:p>
          </table:table-cell>
          <table:table-cell office:value-type="float" office:value="0.000087252" calcext:value-type="float">
            <text:p>8.7252E-05</text:p>
          </table:table-cell>
          <table:table-cell office:value-type="float" office:value="0.000034786" calcext:value-type="float">
            <text:p>3.478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49508" calcext:value-type="float">
            <text:p>24.15049508</text:p>
          </table:table-cell>
          <table:table-cell office:value-type="float" office:value="24.130027249" calcext:value-type="float">
            <text:p>24.130027249</text:p>
          </table:table-cell>
          <table:table-cell office:value-type="float" office:value="24.150021785" calcext:value-type="float">
            <text:p>24.150021785</text:p>
          </table:table-cell>
          <table:table-cell office:value-type="float" office:value="24.151694014" calcext:value-type="float">
            <text:p>24.151694014</text:p>
          </table:table-cell>
          <table:table-cell office:value-type="float" office:value="24.150398136" calcext:value-type="float">
            <text:p>24.150398136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0981223" calcext:value-type="float">
            <text:p>0.000981223</text:p>
          </table:table-cell>
          <table:table-cell office:value-type="float" office:value="-0.020024358" calcext:value-type="float">
            <text:p>-0.020024358</text:p>
          </table:table-cell>
          <table:table-cell office:value-type="float" office:value="0.000495493" calcext:value-type="float">
            <text:p>0.000495493</text:p>
          </table:table-cell>
          <table:table-cell office:value-type="float" office:value="0.002211654" calcext:value-type="float">
            <text:p>0.002211654</text:p>
          </table:table-cell>
          <table:table-cell office:value-type="float" office:value="0.000881731" calcext:value-type="float">
            <text:p>0.00088173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2019-12-03 10:39:13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790126" calcext:value-type="float">
            <text:p>0.135790126</text:p>
          </table:table-cell>
          <table:table-cell office:value-type="float" office:value="0.033414964" calcext:value-type="float">
            <text:p>0.033414964</text:p>
          </table:table-cell>
          <table:table-cell office:value-type="float" office:value="0.133628265" calcext:value-type="float">
            <text:p>0.133628265</text:p>
          </table:table-cell>
          <table:table-cell office:value-type="float" office:value="0.141658204" calcext:value-type="float">
            <text:p>0.141658204</text:p>
          </table:table-cell>
          <table:table-cell office:value-type="float" office:value="0.135525481" calcext:value-type="float">
            <text:p>0.1355254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96" calcext:value-type="float">
            <text:p>0.001109396</text:p>
          </table:table-cell>
          <table:table-cell office:value-type="float" office:value="0.000272998" calcext:value-type="float">
            <text:p>0.000272998</text:p>
          </table:table-cell>
          <table:table-cell office:value-type="float" office:value="0.001091734" calcext:value-type="float">
            <text:p>0.001091734</text:p>
          </table:table-cell>
          <table:table-cell office:value-type="float" office:value="0.001157338" calcext:value-type="float">
            <text:p>0.001157338</text:p>
          </table:table-cell>
          <table:table-cell office:value-type="float" office:value="0.001107234" calcext:value-type="float">
            <text:p>0.0011072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135" calcext:value-type="float">
            <text:p>3.9135E-05</text:p>
          </table:table-cell>
          <table:table-cell office:value-type="float" office:value="-0.000797263" calcext:value-type="float">
            <text:p>-0.000797263</text:p>
          </table:table-cell>
          <table:table-cell office:value-type="float" office:value="0.000021473" calcext:value-type="float">
            <text:p>2.1473E-05</text:p>
          </table:table-cell>
          <table:table-cell office:value-type="float" office:value="0.000087077" calcext:value-type="float">
            <text:p>8.7077E-05</text:p>
          </table:table-cell>
          <table:table-cell office:value-type="float" office:value="0.000036973" calcext:value-type="float">
            <text:p>3.69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51591" calcext:value-type="float">
            <text:p>24.145451591</text:p>
          </table:table-cell>
          <table:table-cell office:value-type="float" office:value="24.12479266" calcext:value-type="float">
            <text:p>24.12479266</text:p>
          </table:table-cell>
          <table:table-cell office:value-type="float" office:value="24.14501534" calcext:value-type="float">
            <text:p>24.14501534</text:p>
          </table:table-cell>
          <table:table-cell office:value-type="float" office:value="24.146635736" calcext:value-type="float">
            <text:p>24.146635736</text:p>
          </table:table-cell>
          <table:table-cell office:value-type="float" office:value="24.145398188" calcext:value-type="float">
            <text:p>24.145398188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0991962" calcext:value-type="float">
            <text:p>0.000991962</text:p>
          </table:table-cell>
          <table:table-cell office:value-type="float" office:value="-0.020209643" calcext:value-type="float">
            <text:p>-0.020209643</text:p>
          </table:table-cell>
          <table:table-cell office:value-type="float" office:value="0.000544251" calcext:value-type="float">
            <text:p>0.000544251</text:p>
          </table:table-cell>
          <table:table-cell office:value-type="float" office:value="0.00220721" calcext:value-type="float">
            <text:p>0.00220721</text:p>
          </table:table-cell>
          <table:table-cell office:value-type="float" office:value="0.000937155" calcext:value-type="float">
            <text:p>0.0009371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2019-12-03 10:39:1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47482" calcext:value-type="float">
            <text:p>0.135947482</text:p>
          </table:table-cell>
          <table:table-cell office:value-type="float" office:value="0.033405427" calcext:value-type="float">
            <text:p>0.033405427</text:p>
          </table:table-cell>
          <table:table-cell office:value-type="float" office:value="0.132837311" calcext:value-type="float">
            <text:p>0.132837311</text:p>
          </table:table-cell>
          <table:table-cell office:value-type="float" office:value="0.141544359" calcext:value-type="float">
            <text:p>0.141544359</text:p>
          </table:table-cell>
          <table:table-cell office:value-type="float" office:value="0.135782377" calcext:value-type="float">
            <text:p>0.1357823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82" calcext:value-type="float">
            <text:p>0.001110682</text:p>
          </table:table-cell>
          <table:table-cell office:value-type="float" office:value="0.00027292" calcext:value-type="float">
            <text:p>0.00027292</text:p>
          </table:table-cell>
          <table:table-cell office:value-type="float" office:value="0.001085272" calcext:value-type="float">
            <text:p>0.001085272</text:p>
          </table:table-cell>
          <table:table-cell office:value-type="float" office:value="0.001156408" calcext:value-type="float">
            <text:p>0.001156408</text:p>
          </table:table-cell>
          <table:table-cell office:value-type="float" office:value="0.001109333" calcext:value-type="float">
            <text:p>0.0011093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21" calcext:value-type="float">
            <text:p>4.0421E-05</text:p>
          </table:table-cell>
          <table:table-cell office:value-type="float" office:value="-0.000797341" calcext:value-type="float">
            <text:p>-0.000797341</text:p>
          </table:table-cell>
          <table:table-cell office:value-type="float" office:value="0.000015011" calcext:value-type="float">
            <text:p>1.5011E-05</text:p>
          </table:table-cell>
          <table:table-cell office:value-type="float" office:value="0.000086147" calcext:value-type="float">
            <text:p>8.6147E-05</text:p>
          </table:table-cell>
          <table:table-cell office:value-type="float" office:value="0.000039072" calcext:value-type="float">
            <text:p>3.90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83345" calcext:value-type="float">
            <text:p>24.145483345</text:p>
          </table:table-cell>
          <table:table-cell office:value-type="float" office:value="24.124790736" calcext:value-type="float">
            <text:p>24.124790736</text:p>
          </table:table-cell>
          <table:table-cell office:value-type="float" office:value="24.14485573" calcext:value-type="float">
            <text:p>24.14485573</text:p>
          </table:table-cell>
          <table:table-cell office:value-type="float" office:value="24.146612763" calcext:value-type="float">
            <text:p>24.146612763</text:p>
          </table:table-cell>
          <table:table-cell office:value-type="float" office:value="24.145450028" calcext:value-type="float">
            <text:p>24.145450028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24549" calcext:value-type="float">
            <text:p>0.001024549</text:p>
          </table:table-cell>
          <table:table-cell office:value-type="float" office:value="-0.020211618" calcext:value-type="float">
            <text:p>-0.020211618</text:p>
          </table:table-cell>
          <table:table-cell office:value-type="float" office:value="0.000380448" calcext:value-type="float">
            <text:p>0.000380448</text:p>
          </table:table-cell>
          <table:table-cell office:value-type="float" office:value="0.002183634" calcext:value-type="float">
            <text:p>0.002183634</text:p>
          </table:table-cell>
          <table:table-cell office:value-type="float" office:value="0.000990357" calcext:value-type="float">
            <text:p>0.0009903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2019-12-03 10:39:15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47482" calcext:value-type="float">
            <text:p>0.135947482</text:p>
          </table:table-cell>
          <table:table-cell office:value-type="float" office:value="0.033303503" calcext:value-type="float">
            <text:p>0.033303503</text:p>
          </table:table-cell>
          <table:table-cell office:value-type="float" office:value="0.133607403" calcext:value-type="float">
            <text:p>0.133607403</text:p>
          </table:table-cell>
          <table:table-cell office:value-type="float" office:value="0.141409056" calcext:value-type="float">
            <text:p>0.141409056</text:p>
          </table:table-cell>
          <table:table-cell office:value-type="float" office:value="0.135858075" calcext:value-type="float">
            <text:p>0.1358580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82" calcext:value-type="float">
            <text:p>0.001110682</text:p>
          </table:table-cell>
          <table:table-cell office:value-type="float" office:value="0.000272087" calcext:value-type="float">
            <text:p>0.000272087</text:p>
          </table:table-cell>
          <table:table-cell office:value-type="float" office:value="0.001091564" calcext:value-type="float">
            <text:p>0.001091564</text:p>
          </table:table-cell>
          <table:table-cell office:value-type="float" office:value="0.001155303" calcext:value-type="float">
            <text:p>0.001155303</text:p>
          </table:table-cell>
          <table:table-cell office:value-type="float" office:value="0.001109952" calcext:value-type="float">
            <text:p>0.0011099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21" calcext:value-type="float">
            <text:p>4.0421E-05</text:p>
          </table:table-cell>
          <table:table-cell office:value-type="float" office:value="-0.000798174" calcext:value-type="float">
            <text:p>-0.000798174</text:p>
          </table:table-cell>
          <table:table-cell office:value-type="float" office:value="0.000021302" calcext:value-type="float">
            <text:p>2.1302E-05</text:p>
          </table:table-cell>
          <table:table-cell office:value-type="float" office:value="0.000085041" calcext:value-type="float">
            <text:p>8.5041E-05</text:p>
          </table:table-cell>
          <table:table-cell office:value-type="float" office:value="0.00003969" calcext:value-type="float">
            <text:p>3.96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83345" calcext:value-type="float">
            <text:p>24.145483345</text:p>
          </table:table-cell>
          <table:table-cell office:value-type="float" office:value="24.124770168" calcext:value-type="float">
            <text:p>24.124770168</text:p>
          </table:table-cell>
          <table:table-cell office:value-type="float" office:value="24.14501113" calcext:value-type="float">
            <text:p>24.14501113</text:p>
          </table:table-cell>
          <table:table-cell office:value-type="float" office:value="24.14658546" calcext:value-type="float">
            <text:p>24.14658546</text:p>
          </table:table-cell>
          <table:table-cell office:value-type="float" office:value="24.145465303" calcext:value-type="float">
            <text:p>24.145465303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24549" calcext:value-type="float">
            <text:p>0.001024549</text:p>
          </table:table-cell>
          <table:table-cell office:value-type="float" office:value="-0.020232727" calcext:value-type="float">
            <text:p>-0.020232727</text:p>
          </table:table-cell>
          <table:table-cell office:value-type="float" office:value="0.000539931" calcext:value-type="float">
            <text:p>0.000539931</text:p>
          </table:table-cell>
          <table:table-cell office:value-type="float" office:value="0.002155613" calcext:value-type="float">
            <text:p>0.002155613</text:p>
          </table:table-cell>
          <table:table-cell office:value-type="float" office:value="0.001006034" calcext:value-type="float">
            <text:p>0.00100603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2019-12-03 10:39:17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5996954" calcext:value-type="float">
            <text:p>0.135996954</text:p>
          </table:table-cell>
          <table:table-cell office:value-type="float" office:value="0.034564738" calcext:value-type="float">
            <text:p>0.034564738</text:p>
          </table:table-cell>
          <table:table-cell office:value-type="float" office:value="0.133143083" calcext:value-type="float">
            <text:p>0.133143083</text:p>
          </table:table-cell>
          <table:table-cell office:value-type="float" office:value="0.141294615" calcext:value-type="float">
            <text:p>0.141294615</text:p>
          </table:table-cell>
          <table:table-cell office:value-type="float" office:value="0.135246531" calcext:value-type="float">
            <text:p>0.1352465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086" calcext:value-type="float">
            <text:p>0.001111086</text:p>
          </table:table-cell>
          <table:table-cell office:value-type="float" office:value="0.000282392" calcext:value-type="float">
            <text:p>0.000282392</text:p>
          </table:table-cell>
          <table:table-cell office:value-type="float" office:value="0.00108777" calcext:value-type="float">
            <text:p>0.00108777</text:p>
          </table:table-cell>
          <table:table-cell office:value-type="float" office:value="0.001154368" calcext:value-type="float">
            <text:p>0.001154368</text:p>
          </table:table-cell>
          <table:table-cell office:value-type="float" office:value="0.001104955" calcext:value-type="float">
            <text:p>0.0011049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825" calcext:value-type="float">
            <text:p>4.0825E-05</text:p>
          </table:table-cell>
          <table:table-cell office:value-type="float" office:value="-0.00078787" calcext:value-type="float">
            <text:p>-0.00078787</text:p>
          </table:table-cell>
          <table:table-cell office:value-type="float" office:value="0.000017509" calcext:value-type="float">
            <text:p>1.7509E-05</text:p>
          </table:table-cell>
          <table:table-cell office:value-type="float" office:value="0.000084106" calcext:value-type="float">
            <text:p>8.4106E-05</text:p>
          </table:table-cell>
          <table:table-cell office:value-type="float" office:value="0.000034694" calcext:value-type="float">
            <text:p>3.469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01234" calcext:value-type="float">
            <text:p>24.155601234</text:p>
          </table:table-cell>
          <table:table-cell office:value-type="float" office:value="24.135132776" calcext:value-type="float">
            <text:p>24.135132776</text:p>
          </table:table-cell>
          <table:table-cell office:value-type="float" office:value="24.155025344" calcext:value-type="float">
            <text:p>24.155025344</text:p>
          </table:table-cell>
          <table:table-cell office:value-type="float" office:value="24.156670262" calcext:value-type="float">
            <text:p>24.156670262</text:p>
          </table:table-cell>
          <table:table-cell office:value-type="float" office:value="24.155449804" calcext:value-type="float">
            <text:p>24.155449804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34795" calcext:value-type="float">
            <text:p>0.001034795</text:p>
          </table:table-cell>
          <table:table-cell office:value-type="float" office:value="-0.019971525" calcext:value-type="float">
            <text:p>-0.019971525</text:p>
          </table:table-cell>
          <table:table-cell office:value-type="float" office:value="0.000443772" calcext:value-type="float">
            <text:p>0.000443772</text:p>
          </table:table-cell>
          <table:table-cell office:value-type="float" office:value="0.002131913" calcext:value-type="float">
            <text:p>0.002131913</text:p>
          </table:table-cell>
          <table:table-cell office:value-type="float" office:value="0.000879386" calcext:value-type="float">
            <text:p>0.0008793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2019-12-03 10:39:18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08279" calcext:value-type="float">
            <text:p>0.136008279</text:p>
          </table:table-cell>
          <table:table-cell office:value-type="float" office:value="0.033373837" calcext:value-type="float">
            <text:p>0.033373837</text:p>
          </table:table-cell>
          <table:table-cell office:value-type="float" office:value="0.133678333" calcext:value-type="float">
            <text:p>0.133678333</text:p>
          </table:table-cell>
          <table:table-cell office:value-type="float" office:value="0.141176002" calcext:value-type="float">
            <text:p>0.141176002</text:p>
          </table:table-cell>
          <table:table-cell office:value-type="float" office:value="0.135542767" calcext:value-type="float">
            <text:p>0.1355427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179" calcext:value-type="float">
            <text:p>0.001111179</text:p>
          </table:table-cell>
          <table:table-cell office:value-type="float" office:value="0.000272662" calcext:value-type="float">
            <text:p>0.000272662</text:p>
          </table:table-cell>
          <table:table-cell office:value-type="float" office:value="0.001092143" calcext:value-type="float">
            <text:p>0.001092143</text:p>
          </table:table-cell>
          <table:table-cell office:value-type="float" office:value="0.001153399" calcext:value-type="float">
            <text:p>0.001153399</text:p>
          </table:table-cell>
          <table:table-cell office:value-type="float" office:value="0.001107376" calcext:value-type="float">
            <text:p>0.0011073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917" calcext:value-type="float">
            <text:p>4.0917E-05</text:p>
          </table:table-cell>
          <table:table-cell office:value-type="float" office:value="-0.000797599" calcext:value-type="float">
            <text:p>-0.000797599</text:p>
          </table:table-cell>
          <table:table-cell office:value-type="float" office:value="0.000021882" calcext:value-type="float">
            <text:p>2.1882E-05</text:p>
          </table:table-cell>
          <table:table-cell office:value-type="float" office:value="0.000083137" calcext:value-type="float">
            <text:p>8.3137E-05</text:p>
          </table:table-cell>
          <table:table-cell office:value-type="float" office:value="0.000037114" calcext:value-type="float">
            <text:p>3.71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95614" calcext:value-type="float">
            <text:p>24.145495614</text:p>
          </table:table-cell>
          <table:table-cell office:value-type="float" office:value="24.124784361" calcext:value-type="float">
            <text:p>24.124784361</text:p>
          </table:table-cell>
          <table:table-cell office:value-type="float" office:value="24.145025443" calcext:value-type="float">
            <text:p>24.145025443</text:p>
          </table:table-cell>
          <table:table-cell office:value-type="float" office:value="24.146538431" calcext:value-type="float">
            <text:p>24.146538431</text:p>
          </table:table-cell>
          <table:table-cell office:value-type="float" office:value="24.145401676" calcext:value-type="float">
            <text:p>24.14540167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3714" calcext:value-type="float">
            <text:p>0.00103714</text:p>
          </table:table-cell>
          <table:table-cell office:value-type="float" office:value="-0.020218161" calcext:value-type="float">
            <text:p>-0.020218161</text:p>
          </table:table-cell>
          <table:table-cell office:value-type="float" office:value="0.00055462" calcext:value-type="float">
            <text:p>0.00055462</text:p>
          </table:table-cell>
          <table:table-cell office:value-type="float" office:value="0.002107349" calcext:value-type="float">
            <text:p>0.002107349</text:p>
          </table:table-cell>
          <table:table-cell office:value-type="float" office:value="0.000940735" calcext:value-type="float">
            <text:p>0.0009407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2019-12-03 10:39:19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59079" calcext:value-type="float">
            <text:p>0.136159079</text:p>
          </table:table-cell>
          <table:table-cell office:value-type="float" office:value="0.033693318" calcext:value-type="float">
            <text:p>0.033693318</text:p>
          </table:table-cell>
          <table:table-cell office:value-type="float" office:value="0.133169309" calcext:value-type="float">
            <text:p>0.133169309</text:p>
          </table:table-cell>
          <table:table-cell office:value-type="float" office:value="0.141042488" calcext:value-type="float">
            <text:p>0.141042488</text:p>
          </table:table-cell>
          <table:table-cell office:value-type="float" office:value="0.135297195" calcext:value-type="float">
            <text:p>0.135297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11" calcext:value-type="float">
            <text:p>0.001112411</text:p>
          </table:table-cell>
          <table:table-cell office:value-type="float" office:value="0.000275272" calcext:value-type="float">
            <text:p>0.000275272</text:p>
          </table:table-cell>
          <table:table-cell office:value-type="float" office:value="0.001087985" calcext:value-type="float">
            <text:p>0.001087985</text:p>
          </table:table-cell>
          <table:table-cell office:value-type="float" office:value="0.001152308" calcext:value-type="float">
            <text:p>0.001152308</text:p>
          </table:table-cell>
          <table:table-cell office:value-type="float" office:value="0.001105369" calcext:value-type="float">
            <text:p>0.0011053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49" calcext:value-type="float">
            <text:p>4.2149E-05</text:p>
          </table:table-cell>
          <table:table-cell office:value-type="float" office:value="-0.000794989" calcext:value-type="float">
            <text:p>-0.000794989</text:p>
          </table:table-cell>
          <table:table-cell office:value-type="float" office:value="0.000017723" calcext:value-type="float">
            <text:p>1.7723E-05</text:p>
          </table:table-cell>
          <table:table-cell office:value-type="float" office:value="0.000082046" calcext:value-type="float">
            <text:p>8.2046E-05</text:p>
          </table:table-cell>
          <table:table-cell office:value-type="float" office:value="0.000035108" calcext:value-type="float">
            <text:p>3.510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26044" calcext:value-type="float">
            <text:p>24.145526044</text:p>
          </table:table-cell>
          <table:table-cell office:value-type="float" office:value="24.124848832" calcext:value-type="float">
            <text:p>24.124848832</text:p>
          </table:table-cell>
          <table:table-cell office:value-type="float" office:value="24.144922725" calcext:value-type="float">
            <text:p>24.144922725</text:p>
          </table:table-cell>
          <table:table-cell office:value-type="float" office:value="24.146511488" calcext:value-type="float">
            <text:p>24.146511488</text:p>
          </table:table-cell>
          <table:table-cell office:value-type="float" office:value="24.145352121" calcext:value-type="float">
            <text:p>24.145352121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6837" calcext:value-type="float">
            <text:p>0.00106837</text:p>
          </table:table-cell>
          <table:table-cell office:value-type="float" office:value="-0.020151996" calcext:value-type="float">
            <text:p>-0.020151996</text:p>
          </table:table-cell>
          <table:table-cell office:value-type="float" office:value="0.000449204" calcext:value-type="float">
            <text:p>0.000449204</text:p>
          </table:table-cell>
          <table:table-cell office:value-type="float" office:value="0.002079699" calcext:value-type="float">
            <text:p>0.002079699</text:p>
          </table:table-cell>
          <table:table-cell office:value-type="float" office:value="0.000889878" calcext:value-type="float">
            <text:p>0.00088987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2019-12-03 10:39:2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089937" calcext:value-type="float">
            <text:p>0.136089937</text:p>
          </table:table-cell>
          <table:table-cell office:value-type="float" office:value="0.032850508" calcext:value-type="float">
            <text:p>0.032850508</text:p>
          </table:table-cell>
          <table:table-cell office:value-type="float" office:value="0.133059041" calcext:value-type="float">
            <text:p>0.133059041</text:p>
          </table:table-cell>
          <table:table-cell office:value-type="float" office:value="0.140962618" calcext:value-type="float">
            <text:p>0.140962618</text:p>
          </table:table-cell>
          <table:table-cell office:value-type="float" office:value="0.136491077" calcext:value-type="float">
            <text:p>0.1364910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846" calcext:value-type="float">
            <text:p>0.001111846</text:p>
          </table:table-cell>
          <table:table-cell office:value-type="float" office:value="0.000268387" calcext:value-type="float">
            <text:p>0.000268387</text:p>
          </table:table-cell>
          <table:table-cell office:value-type="float" office:value="0.001087084" calcext:value-type="float">
            <text:p>0.001087084</text:p>
          </table:table-cell>
          <table:table-cell office:value-type="float" office:value="0.001151655" calcext:value-type="float">
            <text:p>0.001151655</text:p>
          </table:table-cell>
          <table:table-cell office:value-type="float" office:value="0.001115123" calcext:value-type="float">
            <text:p>0.0011151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84" calcext:value-type="float">
            <text:p>4.1584E-05</text:p>
          </table:table-cell>
          <table:table-cell office:value-type="float" office:value="-0.000801875" calcext:value-type="float">
            <text:p>-0.000801875</text:p>
          </table:table-cell>
          <table:table-cell office:value-type="float" office:value="0.000016822" calcext:value-type="float">
            <text:p>1.6822E-05</text:p>
          </table:table-cell>
          <table:table-cell office:value-type="float" office:value="0.000081394" calcext:value-type="float">
            <text:p>8.1394E-05</text:p>
          </table:table-cell>
          <table:table-cell office:value-type="float" office:value="0.000044862" calcext:value-type="float">
            <text:p>4.48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12092" calcext:value-type="float">
            <text:p>24.145512092</text:p>
          </table:table-cell>
          <table:table-cell office:value-type="float" office:value="24.124678754" calcext:value-type="float">
            <text:p>24.124678754</text:p>
          </table:table-cell>
          <table:table-cell office:value-type="float" office:value="24.144900474" calcext:value-type="float">
            <text:p>24.144900474</text:p>
          </table:table-cell>
          <table:table-cell office:value-type="float" office:value="24.146495371" calcext:value-type="float">
            <text:p>24.146495371</text:p>
          </table:table-cell>
          <table:table-cell office:value-type="float" office:value="24.145593039" calcext:value-type="float">
            <text:p>24.145593039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54051" calcext:value-type="float">
            <text:p>0.001054051</text:p>
          </table:table-cell>
          <table:table-cell office:value-type="float" office:value="-0.020326542" calcext:value-type="float">
            <text:p>-0.020326542</text:p>
          </table:table-cell>
          <table:table-cell office:value-type="float" office:value="0.000426367" calcext:value-type="float">
            <text:p>0.000426367</text:p>
          </table:table-cell>
          <table:table-cell office:value-type="float" office:value="0.002063158" calcext:value-type="float">
            <text:p>0.002063158</text:p>
          </table:table-cell>
          <table:table-cell office:value-type="float" office:value="0.001137125" calcext:value-type="float">
            <text:p>0.0011371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2019-12-03 10:39:22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301534" calcext:value-type="float">
            <text:p>0.136301534</text:p>
          </table:table-cell>
          <table:table-cell office:value-type="float" office:value="0.034294729" calcext:value-type="float">
            <text:p>0.034294729</text:p>
          </table:table-cell>
          <table:table-cell office:value-type="float" office:value="0.133504287" calcext:value-type="float">
            <text:p>0.133504287</text:p>
          </table:table-cell>
          <table:table-cell office:value-type="float" office:value="0.140904801" calcext:value-type="float">
            <text:p>0.140904801</text:p>
          </table:table-cell>
          <table:table-cell office:value-type="float" office:value="0.135128514" calcext:value-type="float">
            <text:p>0.135128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75" calcext:value-type="float">
            <text:p>0.001113575</text:p>
          </table:table-cell>
          <table:table-cell office:value-type="float" office:value="0.000280186" calcext:value-type="float">
            <text:p>0.000280186</text:p>
          </table:table-cell>
          <table:table-cell office:value-type="float" office:value="0.001090721" calcext:value-type="float">
            <text:p>0.001090721</text:p>
          </table:table-cell>
          <table:table-cell office:value-type="float" office:value="0.001151183" calcext:value-type="float">
            <text:p>0.001151183</text:p>
          </table:table-cell>
          <table:table-cell office:value-type="float" office:value="0.001103991" calcext:value-type="float">
            <text:p>0.00110399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13" calcext:value-type="float">
            <text:p>4.3313E-05</text:p>
          </table:table-cell>
          <table:table-cell office:value-type="float" office:value="-0.000790076" calcext:value-type="float">
            <text:p>-0.000790076</text:p>
          </table:table-cell>
          <table:table-cell office:value-type="float" office:value="0.00002046" calcext:value-type="float">
            <text:p>2.046E-05</text:p>
          </table:table-cell>
          <table:table-cell office:value-type="float" office:value="0.000080922" calcext:value-type="float">
            <text:p>8.0922E-05</text:p>
          </table:table-cell>
          <table:table-cell office:value-type="float" office:value="0.00003373" calcext:value-type="float">
            <text:p>3.3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54791" calcext:value-type="float">
            <text:p>24.145554791</text:p>
          </table:table-cell>
          <table:table-cell office:value-type="float" office:value="24.124970195" calcext:value-type="float">
            <text:p>24.124970195</text:p>
          </table:table-cell>
          <table:table-cell office:value-type="float" office:value="24.144990322" calcext:value-type="float">
            <text:p>24.144990322</text:p>
          </table:table-cell>
          <table:table-cell office:value-type="float" office:value="24.146483704" calcext:value-type="float">
            <text:p>24.146483704</text:p>
          </table:table-cell>
          <table:table-cell office:value-type="float" office:value="24.145318082" calcext:value-type="float">
            <text:p>24.145318082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97872" calcext:value-type="float">
            <text:p>0.001097872</text:p>
          </table:table-cell>
          <table:table-cell office:value-type="float" office:value="-0.020027444" calcext:value-type="float">
            <text:p>-0.020027444</text:p>
          </table:table-cell>
          <table:table-cell office:value-type="float" office:value="0.000518576" calcext:value-type="float">
            <text:p>0.000518576</text:p>
          </table:table-cell>
          <table:table-cell office:value-type="float" office:value="0.002051185" calcext:value-type="float">
            <text:p>0.002051185</text:p>
          </table:table-cell>
          <table:table-cell office:value-type="float" office:value="0.000854945" calcext:value-type="float">
            <text:p>0.0008549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2019-12-03 10:39:23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43624" calcext:value-type="float">
            <text:p>0.13643624</text:p>
          </table:table-cell>
          <table:table-cell office:value-type="float" office:value="0.034572486" calcext:value-type="float">
            <text:p>0.034572486</text:p>
          </table:table-cell>
          <table:table-cell office:value-type="float" office:value="0.133339183" calcext:value-type="float">
            <text:p>0.133339183</text:p>
          </table:table-cell>
          <table:table-cell office:value-type="float" office:value="0.140911954" calcext:value-type="float">
            <text:p>0.140911954</text:p>
          </table:table-cell>
          <table:table-cell office:value-type="float" office:value="0.135132687" calcext:value-type="float">
            <text:p>0.1351326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75" calcext:value-type="float">
            <text:p>0.001114675</text:p>
          </table:table-cell>
          <table:table-cell office:value-type="float" office:value="0.000282455" calcext:value-type="float">
            <text:p>0.000282455</text:p>
          </table:table-cell>
          <table:table-cell office:value-type="float" office:value="0.001089372" calcext:value-type="float">
            <text:p>0.001089372</text:p>
          </table:table-cell>
          <table:table-cell office:value-type="float" office:value="0.001151241" calcext:value-type="float">
            <text:p>0.001151241</text:p>
          </table:table-cell>
          <table:table-cell office:value-type="float" office:value="0.001104025" calcext:value-type="float">
            <text:p>0.00110402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14" calcext:value-type="float">
            <text:p>4.4414E-05</text:p>
          </table:table-cell>
          <table:table-cell office:value-type="float" office:value="-0.000787806" calcext:value-type="float">
            <text:p>-0.000787806</text:p>
          </table:table-cell>
          <table:table-cell office:value-type="float" office:value="0.000019111" calcext:value-type="float">
            <text:p>1.9111E-05</text:p>
          </table:table-cell>
          <table:table-cell office:value-type="float" office:value="0.00008098" calcext:value-type="float">
            <text:p>8.098E-05</text:p>
          </table:table-cell>
          <table:table-cell office:value-type="float" office:value="0.000033764" calcext:value-type="float">
            <text:p>3.376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35926" calcext:value-type="float">
            <text:p>24.150635926</text:p>
          </table:table-cell>
          <table:table-cell office:value-type="float" office:value="24.130080293" calcext:value-type="float">
            <text:p>24.130080293</text:p>
          </table:table-cell>
          <table:table-cell office:value-type="float" office:value="24.15001096" calcext:value-type="float">
            <text:p>24.15001096</text:p>
          </table:table-cell>
          <table:table-cell office:value-type="float" office:value="24.151539095" calcext:value-type="float">
            <text:p>24.151539095</text:p>
          </table:table-cell>
          <table:table-cell office:value-type="float" office:value="24.150372877" calcext:value-type="float">
            <text:p>24.150372877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25769" calcext:value-type="float">
            <text:p>0.001125769</text:p>
          </table:table-cell>
          <table:table-cell office:value-type="float" office:value="-0.01996992" calcext:value-type="float">
            <text:p>-0.01996992</text:p>
          </table:table-cell>
          <table:table-cell office:value-type="float" office:value="0.000484383" calcext:value-type="float">
            <text:p>0.000484383</text:p>
          </table:table-cell>
          <table:table-cell office:value-type="float" office:value="0.002052666" calcext:value-type="float">
            <text:p>0.002052666</text:p>
          </table:table-cell>
          <table:table-cell office:value-type="float" office:value="0.000855809" calcext:value-type="float">
            <text:p>0.00085580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2019-12-03 10:39:24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43624" calcext:value-type="float">
            <text:p>0.13643624</text:p>
          </table:table-cell>
          <table:table-cell office:value-type="float" office:value="0.034083132" calcext:value-type="float">
            <text:p>0.034083132</text:p>
          </table:table-cell>
          <table:table-cell office:value-type="float" office:value="0.133042351" calcext:value-type="float">
            <text:p>0.133042351</text:p>
          </table:table-cell>
          <table:table-cell office:value-type="float" office:value="0.14053108" calcext:value-type="float">
            <text:p>0.14053108</text:p>
          </table:table-cell>
          <table:table-cell office:value-type="float" office:value="0.135431306" calcext:value-type="float">
            <text:p>0.135431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75" calcext:value-type="float">
            <text:p>0.001114675</text:p>
          </table:table-cell>
          <table:table-cell office:value-type="float" office:value="0.000278457" calcext:value-type="float">
            <text:p>0.000278457</text:p>
          </table:table-cell>
          <table:table-cell office:value-type="float" office:value="0.001086947" calcext:value-type="float">
            <text:p>0.001086947</text:p>
          </table:table-cell>
          <table:table-cell office:value-type="float" office:value="0.00114813" calcext:value-type="float">
            <text:p>0.00114813</text:p>
          </table:table-cell>
          <table:table-cell office:value-type="float" office:value="0.001106465" calcext:value-type="float">
            <text:p>0.00110646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14" calcext:value-type="float">
            <text:p>4.4414E-05</text:p>
          </table:table-cell>
          <table:table-cell office:value-type="float" office:value="-0.000791804" calcext:value-type="float">
            <text:p>-0.000791804</text:p>
          </table:table-cell>
          <table:table-cell office:value-type="float" office:value="0.000016686" calcext:value-type="float">
            <text:p>1.6686E-05</text:p>
          </table:table-cell>
          <table:table-cell office:value-type="float" office:value="0.000077868" calcext:value-type="float">
            <text:p>7.7868E-05</text:p>
          </table:table-cell>
          <table:table-cell office:value-type="float" office:value="0.000036203" calcext:value-type="float">
            <text:p>3.620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7407" calcext:value-type="float">
            <text:p>24.13547407</text:p>
          </table:table-cell>
          <table:table-cell office:value-type="float" office:value="24.114819402" calcext:value-type="float">
            <text:p>24.114819402</text:p>
          </table:table-cell>
          <table:table-cell office:value-type="float" office:value="24.134789196" calcext:value-type="float">
            <text:p>24.134789196</text:p>
          </table:table-cell>
          <table:table-cell office:value-type="float" office:value="24.136300393" calcext:value-type="float">
            <text:p>24.136300393</text:p>
          </table:table-cell>
          <table:table-cell office:value-type="float" office:value="24.135271278" calcext:value-type="float">
            <text:p>24.135271278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25769" calcext:value-type="float">
            <text:p>0.001125769</text:p>
          </table:table-cell>
          <table:table-cell office:value-type="float" office:value="-0.020071266" calcext:value-type="float">
            <text:p>-0.020071266</text:p>
          </table:table-cell>
          <table:table-cell office:value-type="float" office:value="0.000422911" calcext:value-type="float">
            <text:p>0.000422911</text:p>
          </table:table-cell>
          <table:table-cell office:value-type="float" office:value="0.001973789" calcext:value-type="float">
            <text:p>0.001973789</text:p>
          </table:table-cell>
          <table:table-cell office:value-type="float" office:value="0.000917652" calcext:value-type="float">
            <text:p>0.00091765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2019-12-03 10:39:2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57698" calcext:value-type="float">
            <text:p>0.136457698</text:p>
          </table:table-cell>
          <table:table-cell office:value-type="float" office:value="0.033486489" calcext:value-type="float">
            <text:p>0.033486489</text:p>
          </table:table-cell>
          <table:table-cell office:value-type="float" office:value="0.132916586" calcext:value-type="float">
            <text:p>0.132916586</text:p>
          </table:table-cell>
          <table:table-cell office:value-type="float" office:value="0.139769928" calcext:value-type="float">
            <text:p>0.139769928</text:p>
          </table:table-cell>
          <table:table-cell office:value-type="float" office:value="0.135409848" calcext:value-type="float">
            <text:p>0.1354098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85" calcext:value-type="float">
            <text:p>0.00111485</text:p>
          </table:table-cell>
          <table:table-cell office:value-type="float" office:value="0.000273582" calcext:value-type="float">
            <text:p>0.000273582</text:p>
          </table:table-cell>
          <table:table-cell office:value-type="float" office:value="0.00108592" calcext:value-type="float">
            <text:p>0.00108592</text:p>
          </table:table-cell>
          <table:table-cell office:value-type="float" office:value="0.001141911" calcext:value-type="float">
            <text:p>0.001141911</text:p>
          </table:table-cell>
          <table:table-cell office:value-type="float" office:value="0.00110629" calcext:value-type="float">
            <text:p>0.001106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589" calcext:value-type="float">
            <text:p>4.4589E-05</text:p>
          </table:table-cell>
          <table:table-cell office:value-type="float" office:value="-0.000796679" calcext:value-type="float">
            <text:p>-0.000796679</text:p>
          </table:table-cell>
          <table:table-cell office:value-type="float" office:value="0.000015658" calcext:value-type="float">
            <text:p>1.5658E-05</text:p>
          </table:table-cell>
          <table:table-cell office:value-type="float" office:value="0.00007165" calcext:value-type="float">
            <text:p>7.165E-05</text:p>
          </table:table-cell>
          <table:table-cell office:value-type="float" office:value="0.000036028" calcext:value-type="float">
            <text:p>3.602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86304" calcext:value-type="float">
            <text:p>24.145586304</text:p>
          </table:table-cell>
          <table:table-cell office:value-type="float" office:value="24.124807094" calcext:value-type="float">
            <text:p>24.124807094</text:p>
          </table:table-cell>
          <table:table-cell office:value-type="float" office:value="24.144871727" calcext:value-type="float">
            <text:p>24.144871727</text:p>
          </table:table-cell>
          <table:table-cell office:value-type="float" office:value="24.146254693" calcext:value-type="float">
            <text:p>24.146254693</text:p>
          </table:table-cell>
          <table:table-cell office:value-type="float" office:value="24.145374854" calcext:value-type="float">
            <text:p>24.145374854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30213" calcext:value-type="float">
            <text:p>0.001130213</text:p>
          </table:table-cell>
          <table:table-cell office:value-type="float" office:value="-0.02019483" calcext:value-type="float">
            <text:p>-0.02019483</text:p>
          </table:table-cell>
          <table:table-cell office:value-type="float" office:value="0.000396866" calcext:value-type="float">
            <text:p>0.000396866</text:p>
          </table:table-cell>
          <table:table-cell office:value-type="float" office:value="0.001816159" calcext:value-type="float">
            <text:p>0.001816159</text:p>
          </table:table-cell>
          <table:table-cell office:value-type="float" office:value="0.000913208" calcext:value-type="float">
            <text:p>0.00091320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2019-12-03 10:39:27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303322" calcext:value-type="float">
            <text:p>0.136303322</text:p>
          </table:table-cell>
          <table:table-cell office:value-type="float" office:value="0.032844547" calcext:value-type="float">
            <text:p>0.032844547</text:p>
          </table:table-cell>
          <table:table-cell office:value-type="float" office:value="0.132771746" calcext:value-type="float">
            <text:p>0.132771746</text:p>
          </table:table-cell>
          <table:table-cell office:value-type="float" office:value="0.140115039" calcext:value-type="float">
            <text:p>0.140115039</text:p>
          </table:table-cell>
          <table:table-cell office:value-type="float" office:value="0.136283056" calcext:value-type="float">
            <text:p>0.1362830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89" calcext:value-type="float">
            <text:p>0.001113589</text:p>
          </table:table-cell>
          <table:table-cell office:value-type="float" office:value="0.000268338" calcext:value-type="float">
            <text:p>0.000268338</text:p>
          </table:table-cell>
          <table:table-cell office:value-type="float" office:value="0.001084736" calcext:value-type="float">
            <text:p>0.001084736</text:p>
          </table:table-cell>
          <table:table-cell office:value-type="float" office:value="0.001144731" calcext:value-type="float">
            <text:p>0.001144731</text:p>
          </table:table-cell>
          <table:table-cell office:value-type="float" office:value="0.001113424" calcext:value-type="float">
            <text:p>0.0011134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28" calcext:value-type="float">
            <text:p>4.3328E-05</text:p>
          </table:table-cell>
          <table:table-cell office:value-type="float" office:value="-0.000801924" calcext:value-type="float">
            <text:p>-0.000801924</text:p>
          </table:table-cell>
          <table:table-cell office:value-type="float" office:value="0.000014475" calcext:value-type="float">
            <text:p>1.4475E-05</text:p>
          </table:table-cell>
          <table:table-cell office:value-type="float" office:value="0.000074469" calcext:value-type="float">
            <text:p>7.4469E-05</text:p>
          </table:table-cell>
          <table:table-cell office:value-type="float" office:value="0.000043162" calcext:value-type="float">
            <text:p>4.31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5012" calcext:value-type="float">
            <text:p>24.1405012</text:p>
          </table:table-cell>
          <table:table-cell office:value-type="float" office:value="24.119623503" calcext:value-type="float">
            <text:p>24.119623503</text:p>
          </table:table-cell>
          <table:table-cell office:value-type="float" office:value="24.139788544" calcext:value-type="float">
            <text:p>24.139788544</text:p>
          </table:table-cell>
          <table:table-cell office:value-type="float" office:value="24.141270386" calcext:value-type="float">
            <text:p>24.141270386</text:p>
          </table:table-cell>
          <table:table-cell office:value-type="float" office:value="24.14049711" calcext:value-type="float">
            <text:p>24.14049711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98242" calcext:value-type="float">
            <text:p>0.001098242</text:p>
          </table:table-cell>
          <table:table-cell office:value-type="float" office:value="-0.020327777" calcext:value-type="float">
            <text:p>-0.020327777</text:p>
          </table:table-cell>
          <table:table-cell office:value-type="float" office:value="0.00036687" calcext:value-type="float">
            <text:p>0.00036687</text:p>
          </table:table-cell>
          <table:table-cell office:value-type="float" office:value="0.001887629" calcext:value-type="float">
            <text:p>0.001887629</text:p>
          </table:table-cell>
          <table:table-cell office:value-type="float" office:value="0.001094045" calcext:value-type="float">
            <text:p>0.0010940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2019-12-03 10:39:28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49542" calcext:value-type="float">
            <text:p>0.136149542</text:p>
          </table:table-cell>
          <table:table-cell office:value-type="float" office:value="0.033280853" calcext:value-type="float">
            <text:p>0.033280853</text:p>
          </table:table-cell>
          <table:table-cell office:value-type="float" office:value="0.133578197" calcext:value-type="float">
            <text:p>0.133578197</text:p>
          </table:table-cell>
          <table:table-cell office:value-type="float" office:value="0.1403773" calcext:value-type="float">
            <text:p>0.1403773</text:p>
          </table:table-cell>
          <table:table-cell office:value-type="float" office:value="0.135565416" calcext:value-type="float">
            <text:p>0.1355654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33" calcext:value-type="float">
            <text:p>0.001112333</text:p>
          </table:table-cell>
          <table:table-cell office:value-type="float" office:value="0.000271902" calcext:value-type="float">
            <text:p>0.000271902</text:p>
          </table:table-cell>
          <table:table-cell office:value-type="float" office:value="0.001091325" calcext:value-type="float">
            <text:p>0.001091325</text:p>
          </table:table-cell>
          <table:table-cell office:value-type="float" office:value="0.001146873" calcext:value-type="float">
            <text:p>0.001146873</text:p>
          </table:table-cell>
          <table:table-cell office:value-type="float" office:value="0.001107561" calcext:value-type="float">
            <text:p>0.0011075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071" calcext:value-type="float">
            <text:p>4.2071E-05</text:p>
          </table:table-cell>
          <table:table-cell office:value-type="float" office:value="-0.000798359" calcext:value-type="float">
            <text:p>-0.000798359</text:p>
          </table:table-cell>
          <table:table-cell office:value-type="float" office:value="0.000021064" calcext:value-type="float">
            <text:p>2.1064E-05</text:p>
          </table:table-cell>
          <table:table-cell office:value-type="float" office:value="0.000076612" calcext:value-type="float">
            <text:p>7.6612E-05</text:p>
          </table:table-cell>
          <table:table-cell office:value-type="float" office:value="0.000037299" calcext:value-type="float">
            <text:p>3.729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2412" calcext:value-type="float">
            <text:p>24.14552412</text:p>
          </table:table-cell>
          <table:table-cell office:value-type="float" office:value="24.124765597" calcext:value-type="float">
            <text:p>24.124765597</text:p>
          </table:table-cell>
          <table:table-cell office:value-type="float" office:value="24.145005237" calcext:value-type="float">
            <text:p>24.145005237</text:p>
          </table:table-cell>
          <table:table-cell office:value-type="float" office:value="24.146377257" calcext:value-type="float">
            <text:p>24.146377257</text:p>
          </table:table-cell>
          <table:table-cell office:value-type="float" office:value="24.145406246" calcext:value-type="float">
            <text:p>24.14540624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66395" calcext:value-type="float">
            <text:p>0.001066395</text:p>
          </table:table-cell>
          <table:table-cell office:value-type="float" office:value="-0.020237418" calcext:value-type="float">
            <text:p>-0.020237418</text:p>
          </table:table-cell>
          <table:table-cell office:value-type="float" office:value="0.000533882" calcext:value-type="float">
            <text:p>0.000533882</text:p>
          </table:table-cell>
          <table:table-cell office:value-type="float" office:value="0.001941942" calcext:value-type="float">
            <text:p>0.001941942</text:p>
          </table:table-cell>
          <table:table-cell office:value-type="float" office:value="0.000945425" calcext:value-type="float">
            <text:p>0.0009454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2019-12-03 10:39:30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047022" calcext:value-type="float">
            <text:p>0.136047022</text:p>
          </table:table-cell>
          <table:table-cell office:value-type="float" office:value="0.033580665" calcext:value-type="float">
            <text:p>0.033580665</text:p>
          </table:table-cell>
          <table:table-cell office:value-type="float" office:value="0.133623497" calcext:value-type="float">
            <text:p>0.133623497</text:p>
          </table:table-cell>
          <table:table-cell office:value-type="float" office:value="0.140712278" calcext:value-type="float">
            <text:p>0.140712278</text:p>
          </table:table-cell>
          <table:table-cell office:value-type="float" office:value="0.135440247" calcext:value-type="float">
            <text:p>0.1354402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495" calcext:value-type="float">
            <text:p>0.001111495</text:p>
          </table:table-cell>
          <table:table-cell office:value-type="float" office:value="0.000274352" calcext:value-type="float">
            <text:p>0.000274352</text:p>
          </table:table-cell>
          <table:table-cell office:value-type="float" office:value="0.001091695" calcext:value-type="float">
            <text:p>0.001091695</text:p>
          </table:table-cell>
          <table:table-cell office:value-type="float" office:value="0.00114961" calcext:value-type="float">
            <text:p>0.00114961</text:p>
          </table:table-cell>
          <table:table-cell office:value-type="float" office:value="0.001106538" calcext:value-type="float">
            <text:p>0.0011065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34" calcext:value-type="float">
            <text:p>4.1234E-05</text:p>
          </table:table-cell>
          <table:table-cell office:value-type="float" office:value="-0.00079591" calcext:value-type="float">
            <text:p>-0.00079591</text:p>
          </table:table-cell>
          <table:table-cell office:value-type="float" office:value="0.000021434" calcext:value-type="float">
            <text:p>2.1434E-05</text:p>
          </table:table-cell>
          <table:table-cell office:value-type="float" office:value="0.000079349" calcext:value-type="float">
            <text:p>7.9349E-05</text:p>
          </table:table-cell>
          <table:table-cell office:value-type="float" office:value="0.000036277" calcext:value-type="float">
            <text:p>3.627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57384" calcext:value-type="float">
            <text:p>24.150557384</text:p>
          </table:table-cell>
          <table:table-cell office:value-type="float" office:value="24.129880146" calcext:value-type="float">
            <text:p>24.129880146</text:p>
          </table:table-cell>
          <table:table-cell office:value-type="float" office:value="24.150068333" calcext:value-type="float">
            <text:p>24.150068333</text:p>
          </table:table-cell>
          <table:table-cell office:value-type="float" office:value="24.151498802" calcext:value-type="float">
            <text:p>24.151498802</text:p>
          </table:table-cell>
          <table:table-cell office:value-type="float" office:value="24.150434941" calcext:value-type="float">
            <text:p>24.150434941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45164" calcext:value-type="float">
            <text:p>0.001045164</text:p>
          </table:table-cell>
          <table:table-cell office:value-type="float" office:value="-0.020175327" calcext:value-type="float">
            <text:p>-0.020175327</text:p>
          </table:table-cell>
          <table:table-cell office:value-type="float" office:value="0.000543264" calcext:value-type="float">
            <text:p>0.000543264</text:p>
          </table:table-cell>
          <table:table-cell office:value-type="float" office:value="0.002011314" calcext:value-type="float">
            <text:p>0.002011314</text:p>
          </table:table-cell>
          <table:table-cell office:value-type="float" office:value="0.000919503" calcext:value-type="float">
            <text:p>0.00091950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2019-12-03 10:39:31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60867" calcext:value-type="float">
            <text:p>0.136160867</text:p>
          </table:table-cell>
          <table:table-cell office:value-type="float" office:value="0.033789877" calcext:value-type="float">
            <text:p>0.033789877</text:p>
          </table:table-cell>
          <table:table-cell office:value-type="float" office:value="0.132994072" calcext:value-type="float">
            <text:p>0.132994072</text:p>
          </table:table-cell>
          <table:table-cell office:value-type="float" office:value="0.141225474" calcext:value-type="float">
            <text:p>0.141225474</text:p>
          </table:table-cell>
          <table:table-cell office:value-type="float" office:value="0.135296599" calcext:value-type="float">
            <text:p>0.1352965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25" calcext:value-type="float">
            <text:p>0.001112425</text:p>
          </table:table-cell>
          <table:table-cell office:value-type="float" office:value="0.000276061" calcext:value-type="float">
            <text:p>0.000276061</text:p>
          </table:table-cell>
          <table:table-cell office:value-type="float" office:value="0.001086553" calcext:value-type="float">
            <text:p>0.001086553</text:p>
          </table:table-cell>
          <table:table-cell office:value-type="float" office:value="0.001153803" calcext:value-type="float">
            <text:p>0.001153803</text:p>
          </table:table-cell>
          <table:table-cell office:value-type="float" office:value="0.001105364" calcext:value-type="float">
            <text:p>0.0011053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64" calcext:value-type="float">
            <text:p>4.2164E-05</text:p>
          </table:table-cell>
          <table:table-cell office:value-type="float" office:value="-0.0007942" calcext:value-type="float">
            <text:p>-0.0007942</text:p>
          </table:table-cell>
          <table:table-cell office:value-type="float" office:value="0.000016291" calcext:value-type="float">
            <text:p>1.6291E-05</text:p>
          </table:table-cell>
          <table:table-cell office:value-type="float" office:value="0.000083541" calcext:value-type="float">
            <text:p>8.3541E-05</text:p>
          </table:table-cell>
          <table:table-cell office:value-type="float" office:value="0.000035103" calcext:value-type="float">
            <text:p>3.510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26405" calcext:value-type="float">
            <text:p>24.145526405</text:p>
          </table:table-cell>
          <table:table-cell office:value-type="float" office:value="24.124868317" calcext:value-type="float">
            <text:p>24.124868317</text:p>
          </table:table-cell>
          <table:table-cell office:value-type="float" office:value="24.144887363" calcext:value-type="float">
            <text:p>24.144887363</text:p>
          </table:table-cell>
          <table:table-cell office:value-type="float" office:value="24.146548414" calcext:value-type="float">
            <text:p>24.146548414</text:p>
          </table:table-cell>
          <table:table-cell office:value-type="float" office:value="24.145352001" calcext:value-type="float">
            <text:p>24.145352001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6874" calcext:value-type="float">
            <text:p>0.00106874</text:p>
          </table:table-cell>
          <table:table-cell office:value-type="float" office:value="-0.020131999" calcext:value-type="float">
            <text:p>-0.020131999</text:p>
          </table:table-cell>
          <table:table-cell office:value-type="float" office:value="0.000412913" calcext:value-type="float">
            <text:p>0.000412913</text:p>
          </table:table-cell>
          <table:table-cell office:value-type="float" office:value="0.002117594" calcext:value-type="float">
            <text:p>0.002117594</text:p>
          </table:table-cell>
          <table:table-cell office:value-type="float" office:value="0.000889755" calcext:value-type="float">
            <text:p>0.0008897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2019-12-03 10:39:32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5967152" calcext:value-type="float">
            <text:p>0.135967152</text:p>
          </table:table-cell>
          <table:table-cell office:value-type="float" office:value="0.033625368" calcext:value-type="float">
            <text:p>0.033625368</text:p>
          </table:table-cell>
          <table:table-cell office:value-type="float" office:value="0.133630053" calcext:value-type="float">
            <text:p>0.133630053</text:p>
          </table:table-cell>
          <table:table-cell office:value-type="float" office:value="0.141468661" calcext:value-type="float">
            <text:p>0.141468661</text:p>
          </table:table-cell>
          <table:table-cell office:value-type="float" office:value="0.135116593" calcext:value-type="float">
            <text:p>0.1351165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43" calcext:value-type="float">
            <text:p>0.001110843</text:p>
          </table:table-cell>
          <table:table-cell office:value-type="float" office:value="0.000274717" calcext:value-type="float">
            <text:p>0.000274717</text:p>
          </table:table-cell>
          <table:table-cell office:value-type="float" office:value="0.001091749" calcext:value-type="float">
            <text:p>0.001091749</text:p>
          </table:table-cell>
          <table:table-cell office:value-type="float" office:value="0.00115579" calcext:value-type="float">
            <text:p>0.00115579</text:p>
          </table:table-cell>
          <table:table-cell office:value-type="float" office:value="0.001103894" calcext:value-type="float">
            <text:p>0.0011038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81" calcext:value-type="float">
            <text:p>4.0581E-05</text:p>
          </table:table-cell>
          <table:table-cell office:value-type="float" office:value="-0.000795544" calcext:value-type="float">
            <text:p>-0.000795544</text:p>
          </table:table-cell>
          <table:table-cell office:value-type="float" office:value="0.000021487" calcext:value-type="float">
            <text:p>2.1487E-05</text:p>
          </table:table-cell>
          <table:table-cell office:value-type="float" office:value="0.000085528" calcext:value-type="float">
            <text:p>8.5528E-05</text:p>
          </table:table-cell>
          <table:table-cell office:value-type="float" office:value="0.000033632" calcext:value-type="float">
            <text:p>3.36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487314" calcext:value-type="float">
            <text:p>24.145487314</text:p>
          </table:table-cell>
          <table:table-cell office:value-type="float" office:value="24.12483512" calcext:value-type="float">
            <text:p>24.12483512</text:p>
          </table:table-cell>
          <table:table-cell office:value-type="float" office:value="24.145015701" calcext:value-type="float">
            <text:p>24.145015701</text:p>
          </table:table-cell>
          <table:table-cell office:value-type="float" office:value="24.146597488" calcext:value-type="float">
            <text:p>24.146597488</text:p>
          </table:table-cell>
          <table:table-cell office:value-type="float" office:value="24.145315676" calcext:value-type="float">
            <text:p>24.14531567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28623" calcext:value-type="float">
            <text:p>0.001028623</text:p>
          </table:table-cell>
          <table:table-cell office:value-type="float" office:value="-0.020166069" calcext:value-type="float">
            <text:p>-0.020166069</text:p>
          </table:table-cell>
          <table:table-cell office:value-type="float" office:value="0.000544621" calcext:value-type="float">
            <text:p>0.000544621</text:p>
          </table:table-cell>
          <table:table-cell office:value-type="float" office:value="0.002167957" calcext:value-type="float">
            <text:p>0.002167957</text:p>
          </table:table-cell>
          <table:table-cell office:value-type="float" office:value="0.000852476" calcext:value-type="float">
            <text:p>0.0008524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2019-12-03 10:39:34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988013" calcext:value-type="float">
            <text:p>0.135988013</text:p>
          </table:table-cell>
          <table:table-cell office:value-type="float" office:value="0.033752922" calcext:value-type="float">
            <text:p>0.033752922</text:p>
          </table:table-cell>
          <table:table-cell office:value-type="float" office:value="0.133005396" calcext:value-type="float">
            <text:p>0.133005396</text:p>
          </table:table-cell>
          <table:table-cell office:value-type="float" office:value="0.141523497" calcext:value-type="float">
            <text:p>0.141523497</text:p>
          </table:table-cell>
          <table:table-cell office:value-type="float" office:value="0.135372893" calcext:value-type="float">
            <text:p>0.1353728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013" calcext:value-type="float">
            <text:p>0.001111013</text:p>
          </table:table-cell>
          <table:table-cell office:value-type="float" office:value="0.000275759" calcext:value-type="float">
            <text:p>0.000275759</text:p>
          </table:table-cell>
          <table:table-cell office:value-type="float" office:value="0.001086645" calcext:value-type="float">
            <text:p>0.001086645</text:p>
          </table:table-cell>
          <table:table-cell office:value-type="float" office:value="0.001156238" calcext:value-type="float">
            <text:p>0.001156238</text:p>
          </table:table-cell>
          <table:table-cell office:value-type="float" office:value="0.001105988" calcext:value-type="float">
            <text:p>0.0011059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752" calcext:value-type="float">
            <text:p>4.0752E-05</text:p>
          </table:table-cell>
          <table:table-cell office:value-type="float" office:value="-0.000794502" calcext:value-type="float">
            <text:p>-0.000794502</text:p>
          </table:table-cell>
          <table:table-cell office:value-type="float" office:value="0.000016384" calcext:value-type="float">
            <text:p>1.6384E-05</text:p>
          </table:table-cell>
          <table:table-cell office:value-type="float" office:value="0.000085976" calcext:value-type="float">
            <text:p>8.5976E-05</text:p>
          </table:table-cell>
          <table:table-cell office:value-type="float" office:value="0.000035726" calcext:value-type="float">
            <text:p>3.572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53383" calcext:value-type="float">
            <text:p>24.160653383</text:p>
          </table:table-cell>
          <table:table-cell office:value-type="float" office:value="24.140023003" calcext:value-type="float">
            <text:p>24.140023003</text:p>
          </table:table-cell>
          <table:table-cell office:value-type="float" office:value="24.160051516" calcext:value-type="float">
            <text:p>24.160051516</text:p>
          </table:table-cell>
          <table:table-cell office:value-type="float" office:value="24.161770397" calcext:value-type="float">
            <text:p>24.161770397</text:p>
          </table:table-cell>
          <table:table-cell office:value-type="float" office:value="24.160529257" calcext:value-type="float">
            <text:p>24.160529257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32943" calcext:value-type="float">
            <text:p>0.001032943</text:p>
          </table:table-cell>
          <table:table-cell office:value-type="float" office:value="-0.020139652" calcext:value-type="float">
            <text:p>-0.020139652</text:p>
          </table:table-cell>
          <table:table-cell office:value-type="float" office:value="0.000415258" calcext:value-type="float">
            <text:p>0.000415258</text:p>
          </table:table-cell>
          <table:table-cell office:value-type="float" office:value="0.002179313" calcext:value-type="float">
            <text:p>0.002179313</text:p>
          </table:table-cell>
          <table:table-cell office:value-type="float" office:value="0.000905555" calcext:value-type="float">
            <text:p>0.0009055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2019-12-03 10:39:35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5981457" calcext:value-type="float">
            <text:p>0.135981457</text:p>
          </table:table-cell>
          <table:table-cell office:value-type="float" office:value="0.033142571" calcext:value-type="float">
            <text:p>0.033142571</text:p>
          </table:table-cell>
          <table:table-cell office:value-type="float" office:value="0.133470909" calcext:value-type="float">
            <text:p>0.133470909</text:p>
          </table:table-cell>
          <table:table-cell office:value-type="float" office:value="0.141738074" calcext:value-type="float">
            <text:p>0.141738074</text:p>
          </table:table-cell>
          <table:table-cell office:value-type="float" office:value="0.136021392" calcext:value-type="float">
            <text:p>0.1360213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96" calcext:value-type="float">
            <text:p>0.00111096</text:p>
          </table:table-cell>
          <table:table-cell office:value-type="float" office:value="0.000270773" calcext:value-type="float">
            <text:p>0.000270773</text:p>
          </table:table-cell>
          <table:table-cell office:value-type="float" office:value="0.001090449" calcext:value-type="float">
            <text:p>0.001090449</text:p>
          </table:table-cell>
          <table:table-cell office:value-type="float" office:value="0.001157991" calcext:value-type="float">
            <text:p>0.001157991</text:p>
          </table:table-cell>
          <table:table-cell office:value-type="float" office:value="0.001111286" calcext:value-type="float">
            <text:p>0.00111128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698" calcext:value-type="float">
            <text:p>4.0698E-05</text:p>
          </table:table-cell>
          <table:table-cell office:value-type="float" office:value="-0.000799489" calcext:value-type="float">
            <text:p>-0.000799489</text:p>
          </table:table-cell>
          <table:table-cell office:value-type="float" office:value="0.000020187" calcext:value-type="float">
            <text:p>2.0187E-05</text:p>
          </table:table-cell>
          <table:table-cell office:value-type="float" office:value="0.000087729" calcext:value-type="float">
            <text:p>8.7729E-05</text:p>
          </table:table-cell>
          <table:table-cell office:value-type="float" office:value="0.000041024" calcext:value-type="float">
            <text:p>4.102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44154" calcext:value-type="float">
            <text:p>24.150544154</text:p>
          </table:table-cell>
          <table:table-cell office:value-type="float" office:value="24.12979174" calcext:value-type="float">
            <text:p>24.12979174</text:p>
          </table:table-cell>
          <table:table-cell office:value-type="float" office:value="24.150037541" calcext:value-type="float">
            <text:p>24.150037541</text:p>
          </table:table-cell>
          <table:table-cell office:value-type="float" office:value="24.151705801" calcext:value-type="float">
            <text:p>24.151705801</text:p>
          </table:table-cell>
          <table:table-cell office:value-type="float" office:value="24.150552212" calcext:value-type="float">
            <text:p>24.150552212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31585" calcext:value-type="float">
            <text:p>0.001031585</text:p>
          </table:table-cell>
          <table:table-cell office:value-type="float" office:value="-0.020266056" calcext:value-type="float">
            <text:p>-0.020266056</text:p>
          </table:table-cell>
          <table:table-cell office:value-type="float" office:value="0.000511663" calcext:value-type="float">
            <text:p>0.000511663</text:p>
          </table:table-cell>
          <table:table-cell office:value-type="float" office:value="0.002223751" calcext:value-type="float">
            <text:p>0.002223751</text:p>
          </table:table-cell>
          <table:table-cell office:value-type="float" office:value="0.001039856" calcext:value-type="float">
            <text:p>0.0010398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2019-12-03 10:39:36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117951" calcext:value-type="float">
            <text:p>0.136117951</text:p>
          </table:table-cell>
          <table:table-cell office:value-type="float" office:value="0.033153896" calcext:value-type="float">
            <text:p>0.033153896</text:p>
          </table:table-cell>
          <table:table-cell office:value-type="float" office:value="0.132840888" calcext:value-type="float">
            <text:p>0.132840888</text:p>
          </table:table-cell>
          <table:table-cell office:value-type="float" office:value="0.141785758" calcext:value-type="float">
            <text:p>0.141785758</text:p>
          </table:table-cell>
          <table:table-cell office:value-type="float" office:value="0.135559456" calcext:value-type="float">
            <text:p>0.1355594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75" calcext:value-type="float">
            <text:p>0.001112075</text:p>
          </table:table-cell>
          <table:table-cell office:value-type="float" office:value="0.000270865" calcext:value-type="float">
            <text:p>0.000270865</text:p>
          </table:table-cell>
          <table:table-cell office:value-type="float" office:value="0.001085301" calcext:value-type="float">
            <text:p>0.001085301</text:p>
          </table:table-cell>
          <table:table-cell office:value-type="float" office:value="0.00115838" calcext:value-type="float">
            <text:p>0.00115838</text:p>
          </table:table-cell>
          <table:table-cell office:value-type="float" office:value="0.001107512" calcext:value-type="float">
            <text:p>0.00110751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13" calcext:value-type="float">
            <text:p>4.1813E-05</text:p>
          </table:table-cell>
          <table:table-cell office:value-type="float" office:value="-0.000799396" calcext:value-type="float">
            <text:p>-0.000799396</text:p>
          </table:table-cell>
          <table:table-cell office:value-type="float" office:value="0.00001504" calcext:value-type="float">
            <text:p>1.504E-05</text:p>
          </table:table-cell>
          <table:table-cell office:value-type="float" office:value="0.000088119" calcext:value-type="float">
            <text:p>8.8119E-05</text:p>
          </table:table-cell>
          <table:table-cell office:value-type="float" office:value="0.00003725" calcext:value-type="float">
            <text:p>3.72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62565" calcext:value-type="float">
            <text:p>24.15562565</text:p>
          </table:table-cell>
          <table:table-cell office:value-type="float" office:value="24.134848074" calcext:value-type="float">
            <text:p>24.134848074</text:p>
          </table:table-cell>
          <table:table-cell office:value-type="float" office:value="24.154964363" calcext:value-type="float">
            <text:p>24.154964363</text:p>
          </table:table-cell>
          <table:table-cell office:value-type="float" office:value="24.156769371" calcext:value-type="float">
            <text:p>24.156769371</text:p>
          </table:table-cell>
          <table:table-cell office:value-type="float" office:value="24.15551295" calcext:value-type="float">
            <text:p>24.15551295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059853" calcext:value-type="float">
            <text:p>0.001059853</text:p>
          </table:table-cell>
          <table:table-cell office:value-type="float" office:value="-0.020263711" calcext:value-type="float">
            <text:p>-0.020263711</text:p>
          </table:table-cell>
          <table:table-cell office:value-type="float" office:value="0.000381189" calcext:value-type="float">
            <text:p>0.000381189</text:p>
          </table:table-cell>
          <table:table-cell office:value-type="float" office:value="0.002233626" calcext:value-type="float">
            <text:p>0.002233626</text:p>
          </table:table-cell>
          <table:table-cell office:value-type="float" office:value="0.000944191" calcext:value-type="float">
            <text:p>0.00094419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2019-12-03 10:39:37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117951" calcext:value-type="float">
            <text:p>0.136117951</text:p>
          </table:table-cell>
          <table:table-cell office:value-type="float" office:value="0.03418446" calcext:value-type="float">
            <text:p>0.03418446</text:p>
          </table:table-cell>
          <table:table-cell office:value-type="float" office:value="0.133092419" calcext:value-type="float">
            <text:p>0.133092419</text:p>
          </table:table-cell>
          <table:table-cell office:value-type="float" office:value="0.14178695" calcext:value-type="float">
            <text:p>0.14178695</text:p>
          </table:table-cell>
          <table:table-cell office:value-type="float" office:value="0.135158913" calcext:value-type="float">
            <text:p>0.1351589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75" calcext:value-type="float">
            <text:p>0.001112075</text:p>
          </table:table-cell>
          <table:table-cell office:value-type="float" office:value="0.000279285" calcext:value-type="float">
            <text:p>0.000279285</text:p>
          </table:table-cell>
          <table:table-cell office:value-type="float" office:value="0.001087356" calcext:value-type="float">
            <text:p>0.001087356</text:p>
          </table:table-cell>
          <table:table-cell office:value-type="float" office:value="0.00115839" calcext:value-type="float">
            <text:p>0.00115839</text:p>
          </table:table-cell>
          <table:table-cell office:value-type="float" office:value="0.001104239" calcext:value-type="float">
            <text:p>0.0011042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813" calcext:value-type="float">
            <text:p>4.1813E-05</text:p>
          </table:table-cell>
          <table:table-cell office:value-type="float" office:value="-0.000790977" calcext:value-type="float">
            <text:p>-0.000790977</text:p>
          </table:table-cell>
          <table:table-cell office:value-type="float" office:value="0.000017095" calcext:value-type="float">
            <text:p>1.7095E-05</text:p>
          </table:table-cell>
          <table:table-cell office:value-type="float" office:value="0.000088129" calcext:value-type="float">
            <text:p>8.8129E-05</text:p>
          </table:table-cell>
          <table:table-cell office:value-type="float" office:value="0.000033978" calcext:value-type="float">
            <text:p>3.397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17745" calcext:value-type="float">
            <text:p>24.145517745</text:p>
          </table:table-cell>
          <table:table-cell office:value-type="float" office:value="24.124947943" calcext:value-type="float">
            <text:p>24.124947943</text:p>
          </table:table-cell>
          <table:table-cell office:value-type="float" office:value="24.144907209" calcext:value-type="float">
            <text:p>24.144907209</text:p>
          </table:table-cell>
          <table:table-cell office:value-type="float" office:value="24.146661716" calcext:value-type="float">
            <text:p>24.146661716</text:p>
          </table:table-cell>
          <table:table-cell office:value-type="float" office:value="24.145324216" calcext:value-type="float">
            <text:p>24.14532421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059853" calcext:value-type="float">
            <text:p>0.001059853</text:p>
          </table:table-cell>
          <table:table-cell office:value-type="float" office:value="-0.020050281" calcext:value-type="float">
            <text:p>-0.020050281</text:p>
          </table:table-cell>
          <table:table-cell office:value-type="float" office:value="0.00043328" calcext:value-type="float">
            <text:p>0.00043328</text:p>
          </table:table-cell>
          <table:table-cell office:value-type="float" office:value="0.002233873" calcext:value-type="float">
            <text:p>0.002233873</text:p>
          </table:table-cell>
          <table:table-cell office:value-type="float" office:value="0.000861241" calcext:value-type="float">
            <text:p>0.0008612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2019-12-03 10:39:3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925428" calcext:value-type="float">
            <text:p>0.135925428</text:p>
          </table:table-cell>
          <table:table-cell office:value-type="float" office:value="0.032813553" calcext:value-type="float">
            <text:p>0.032813553</text:p>
          </table:table-cell>
          <table:table-cell office:value-type="float" office:value="0.133076922" calcext:value-type="float">
            <text:p>0.133076922</text:p>
          </table:table-cell>
          <table:table-cell office:value-type="float" office:value="0.141738074" calcext:value-type="float">
            <text:p>0.141738074</text:p>
          </table:table-cell>
          <table:table-cell office:value-type="float" office:value="0.136275308" calcext:value-type="float">
            <text:p>0.1362753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02" calcext:value-type="float">
            <text:p>0.001110502</text:p>
          </table:table-cell>
          <table:table-cell office:value-type="float" office:value="0.000268085" calcext:value-type="float">
            <text:p>0.000268085</text:p>
          </table:table-cell>
          <table:table-cell office:value-type="float" office:value="0.00108723" calcext:value-type="float">
            <text:p>0.00108723</text:p>
          </table:table-cell>
          <table:table-cell office:value-type="float" office:value="0.001157991" calcext:value-type="float">
            <text:p>0.001157991</text:p>
          </table:table-cell>
          <table:table-cell office:value-type="float" office:value="0.00111336" calcext:value-type="float">
            <text:p>0.0011133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4" calcext:value-type="float">
            <text:p>4.024E-05</text:p>
          </table:table-cell>
          <table:table-cell office:value-type="float" office:value="-0.000802177" calcext:value-type="float">
            <text:p>-0.000802177</text:p>
          </table:table-cell>
          <table:table-cell office:value-type="float" office:value="0.000016968" calcext:value-type="float">
            <text:p>1.6968E-05</text:p>
          </table:table-cell>
          <table:table-cell office:value-type="float" office:value="0.000087729" calcext:value-type="float">
            <text:p>8.7729E-05</text:p>
          </table:table-cell>
          <table:table-cell office:value-type="float" office:value="0.000043099" calcext:value-type="float">
            <text:p>4.309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40754" calcext:value-type="float">
            <text:p>24.160640754</text:p>
          </table:table-cell>
          <table:table-cell office:value-type="float" office:value="24.139833443" calcext:value-type="float">
            <text:p>24.139833443</text:p>
          </table:table-cell>
          <table:table-cell office:value-type="float" office:value="24.160065949" calcext:value-type="float">
            <text:p>24.160065949</text:p>
          </table:table-cell>
          <table:table-cell office:value-type="float" office:value="24.161813696" calcext:value-type="float">
            <text:p>24.161813696</text:p>
          </table:table-cell>
          <table:table-cell office:value-type="float" office:value="24.160711356" calcext:value-type="float">
            <text:p>24.160711356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19982" calcext:value-type="float">
            <text:p>0.001019982</text:p>
          </table:table-cell>
          <table:table-cell office:value-type="float" office:value="-0.020334196" calcext:value-type="float">
            <text:p>-0.020334196</text:p>
          </table:table-cell>
          <table:table-cell office:value-type="float" office:value="0.000430071" calcext:value-type="float">
            <text:p>0.000430071</text:p>
          </table:table-cell>
          <table:table-cell office:value-type="float" office:value="0.002223751" calcext:value-type="float">
            <text:p>0.002223751</text:p>
          </table:table-cell>
          <table:table-cell office:value-type="float" office:value="0.00109244" calcext:value-type="float">
            <text:p>0.0010924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2019-12-03 10:39:40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964767" calcext:value-type="float">
            <text:p>0.135964767</text:p>
          </table:table-cell>
          <table:table-cell office:value-type="float" office:value="0.0328517" calcext:value-type="float">
            <text:p>0.0328517</text:p>
          </table:table-cell>
          <table:table-cell office:value-type="float" office:value="0.132969038" calcext:value-type="float">
            <text:p>0.132969038</text:p>
          </table:table-cell>
          <table:table-cell office:value-type="float" office:value="0.14181258" calcext:value-type="float">
            <text:p>0.14181258</text:p>
          </table:table-cell>
          <table:table-cell office:value-type="float" office:value="0.136190669" calcext:value-type="float">
            <text:p>0.1361906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823" calcext:value-type="float">
            <text:p>0.001110823</text:p>
          </table:table-cell>
          <table:table-cell office:value-type="float" office:value="0.000268396" calcext:value-type="float">
            <text:p>0.000268396</text:p>
          </table:table-cell>
          <table:table-cell office:value-type="float" office:value="0.001086348" calcext:value-type="float">
            <text:p>0.001086348</text:p>
          </table:table-cell>
          <table:table-cell office:value-type="float" office:value="0.0011586" calcext:value-type="float">
            <text:p>0.0011586</text:p>
          </table:table-cell>
          <table:table-cell office:value-type="float" office:value="0.001112669" calcext:value-type="float">
            <text:p>0.00111266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562" calcext:value-type="float">
            <text:p>4.0562E-05</text:p>
          </table:table-cell>
          <table:table-cell office:value-type="float" office:value="-0.000801865" calcext:value-type="float">
            <text:p>-0.000801865</text:p>
          </table:table-cell>
          <table:table-cell office:value-type="float" office:value="0.000016087" calcext:value-type="float">
            <text:p>1.6087E-05</text:p>
          </table:table-cell>
          <table:table-cell office:value-type="float" office:value="0.000088338" calcext:value-type="float">
            <text:p>8.8338E-05</text:p>
          </table:table-cell>
          <table:table-cell office:value-type="float" office:value="0.000042407" calcext:value-type="float">
            <text:p>4.240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48692" calcext:value-type="float">
            <text:p>24.160648692</text:p>
          </table:table-cell>
          <table:table-cell office:value-type="float" office:value="24.139841141" calcext:value-type="float">
            <text:p>24.139841141</text:p>
          </table:table-cell>
          <table:table-cell office:value-type="float" office:value="24.160044179" calcext:value-type="float">
            <text:p>24.160044179</text:p>
          </table:table-cell>
          <table:table-cell office:value-type="float" office:value="24.161828731" calcext:value-type="float">
            <text:p>24.161828731</text:p>
          </table:table-cell>
          <table:table-cell office:value-type="float" office:value="24.160694277" calcext:value-type="float">
            <text:p>24.160694277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28129" calcext:value-type="float">
            <text:p>0.001028129</text:p>
          </table:table-cell>
          <table:table-cell office:value-type="float" office:value="-0.020326295" calcext:value-type="float">
            <text:p>-0.020326295</text:p>
          </table:table-cell>
          <table:table-cell office:value-type="float" office:value="0.000407728" calcext:value-type="float">
            <text:p>0.000407728</text:p>
          </table:table-cell>
          <table:table-cell office:value-type="float" office:value="0.002239181" calcext:value-type="float">
            <text:p>0.002239181</text:p>
          </table:table-cell>
          <table:table-cell office:value-type="float" office:value="0.001074912" calcext:value-type="float">
            <text:p>0.00107491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2019-12-03 10:39:41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594629" calcext:value-type="float">
            <text:p>0.13594629</text:p>
          </table:table-cell>
          <table:table-cell office:value-type="float" office:value="0.033580069" calcext:value-type="float">
            <text:p>0.033580069</text:p>
          </table:table-cell>
          <table:table-cell office:value-type="float" office:value="0.133734957" calcext:value-type="float">
            <text:p>0.133734957</text:p>
          </table:table-cell>
          <table:table-cell office:value-type="float" office:value="0.141903179" calcext:value-type="float">
            <text:p>0.141903179</text:p>
          </table:table-cell>
          <table:table-cell office:value-type="float" office:value="0.13587536" calcext:value-type="float">
            <text:p>0.135875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672" calcext:value-type="float">
            <text:p>0.001110672</text:p>
          </table:table-cell>
          <table:table-cell office:value-type="float" office:value="0.000274347" calcext:value-type="float">
            <text:p>0.000274347</text:p>
          </table:table-cell>
          <table:table-cell office:value-type="float" office:value="0.001092606" calcext:value-type="float">
            <text:p>0.001092606</text:p>
          </table:table-cell>
          <table:table-cell office:value-type="float" office:value="0.00115934" calcext:value-type="float">
            <text:p>0.00115934</text:p>
          </table:table-cell>
          <table:table-cell office:value-type="float" office:value="0.001110093" calcext:value-type="float">
            <text:p>0.0011100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411" calcext:value-type="float">
            <text:p>4.0411E-05</text:p>
          </table:table-cell>
          <table:table-cell office:value-type="float" office:value="-0.000795914" calcext:value-type="float">
            <text:p>-0.000795914</text:p>
          </table:table-cell>
          <table:table-cell office:value-type="float" office:value="0.000022344" calcext:value-type="float">
            <text:p>2.2344E-05</text:p>
          </table:table-cell>
          <table:table-cell office:value-type="float" office:value="0.000089078" calcext:value-type="float">
            <text:p>8.9078E-05</text:p>
          </table:table-cell>
          <table:table-cell office:value-type="float" office:value="0.000039831" calcext:value-type="float">
            <text:p>3.983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752871" calcext:value-type="float">
            <text:p>24.170752871</text:p>
          </table:table-cell>
          <table:table-cell office:value-type="float" office:value="24.15009622" calcext:value-type="float">
            <text:p>24.15009622</text:p>
          </table:table-cell>
          <table:table-cell office:value-type="float" office:value="24.170306646" calcext:value-type="float">
            <text:p>24.170306646</text:p>
          </table:table-cell>
          <table:table-cell office:value-type="float" office:value="24.171954909" calcext:value-type="float">
            <text:p>24.171954909</text:p>
          </table:table-cell>
          <table:table-cell office:value-type="float" office:value="24.170738558" calcext:value-type="float">
            <text:p>24.170738558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024303" calcext:value-type="float">
            <text:p>0.001024303</text:p>
          </table:table-cell>
          <table:table-cell office:value-type="float" office:value="-0.02017545" calcext:value-type="float">
            <text:p>-0.02017545</text:p>
          </table:table-cell>
          <table:table-cell office:value-type="float" office:value="0.000566346" calcext:value-type="float">
            <text:p>0.000566346</text:p>
          </table:table-cell>
          <table:table-cell office:value-type="float" office:value="0.002257944" calcext:value-type="float">
            <text:p>0.002257944</text:p>
          </table:table-cell>
          <table:table-cell office:value-type="float" office:value="0.001009613" calcext:value-type="float">
            <text:p>0.0010096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2019-12-03 10:39:43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819332" calcext:value-type="float">
            <text:p>0.135819332</text:p>
          </table:table-cell>
          <table:table-cell office:value-type="float" office:value="0.034646396" calcext:value-type="float">
            <text:p>0.034646396</text:p>
          </table:table-cell>
          <table:table-cell office:value-type="float" office:value="0.133335606" calcext:value-type="float">
            <text:p>0.133335606</text:p>
          </table:table-cell>
          <table:table-cell office:value-type="float" office:value="0.142022388" calcext:value-type="float">
            <text:p>0.142022388</text:p>
          </table:table-cell>
          <table:table-cell office:value-type="float" office:value="0.134866254" calcext:value-type="float">
            <text:p>0.1348662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635" calcext:value-type="float">
            <text:p>0.001109635</text:p>
          </table:table-cell>
          <table:table-cell office:value-type="float" office:value="0.000283059" calcext:value-type="float">
            <text:p>0.000283059</text:p>
          </table:table-cell>
          <table:table-cell office:value-type="float" office:value="0.001089343" calcext:value-type="float">
            <text:p>0.001089343</text:p>
          </table:table-cell>
          <table:table-cell office:value-type="float" office:value="0.001160314" calcext:value-type="float">
            <text:p>0.001160314</text:p>
          </table:table-cell>
          <table:table-cell office:value-type="float" office:value="0.001101848" calcext:value-type="float">
            <text:p>0.00110184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374" calcext:value-type="float">
            <text:p>3.9374E-05</text:p>
          </table:table-cell>
          <table:table-cell office:value-type="float" office:value="-0.000787203" calcext:value-type="float">
            <text:p>-0.000787203</text:p>
          </table:table-cell>
          <table:table-cell office:value-type="float" office:value="0.000019082" calcext:value-type="float">
            <text:p>1.9082E-05</text:p>
          </table:table-cell>
          <table:table-cell office:value-type="float" office:value="0.000090052" calcext:value-type="float">
            <text:p>9.0052E-05</text:p>
          </table:table-cell>
          <table:table-cell office:value-type="float" office:value="0.000031587" calcext:value-type="float">
            <text:p>3.15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35161" calcext:value-type="float">
            <text:p>24.180835161</text:p>
          </table:table-cell>
          <table:table-cell office:value-type="float" office:value="24.160419494" calcext:value-type="float">
            <text:p>24.160419494</text:p>
          </table:table-cell>
          <table:table-cell office:value-type="float" office:value="24.180333975" calcext:value-type="float">
            <text:p>24.180333975</text:p>
          </table:table-cell>
          <table:table-cell office:value-type="float" office:value="24.182086862" calcext:value-type="float">
            <text:p>24.182086862</text:p>
          </table:table-cell>
          <table:table-cell office:value-type="float" office:value="24.180642841" calcext:value-type="float">
            <text:p>24.180642841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099801" calcext:value-type="float">
            <text:p>0.00099801</text:p>
          </table:table-cell>
          <table:table-cell office:value-type="float" office:value="-0.019954613" calcext:value-type="float">
            <text:p>-0.019954613</text:p>
          </table:table-cell>
          <table:table-cell office:value-type="float" office:value="0.000483643" calcext:value-type="float">
            <text:p>0.000483643</text:p>
          </table:table-cell>
          <table:table-cell office:value-type="float" office:value="0.002282631" calcext:value-type="float">
            <text:p>0.002282631</text:p>
          </table:table-cell>
          <table:table-cell office:value-type="float" office:value="0.000800632" calcext:value-type="float">
            <text:p>0.00080063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2019-12-03 10:39:44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645883" calcext:value-type="float">
            <text:p>0.135645883</text:p>
          </table:table-cell>
          <table:table-cell office:value-type="float" office:value="0.033131246" calcext:value-type="float">
            <text:p>0.033131246</text:p>
          </table:table-cell>
          <table:table-cell office:value-type="float" office:value="0.133492366" calcext:value-type="float">
            <text:p>0.133492366</text:p>
          </table:table-cell>
          <table:table-cell office:value-type="float" office:value="0.142108219" calcext:value-type="float">
            <text:p>0.142108219</text:p>
          </table:table-cell>
          <table:table-cell office:value-type="float" office:value="0.1359147" calcext:value-type="float">
            <text:p>0.1359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218" calcext:value-type="float">
            <text:p>0.001108218</text:p>
          </table:table-cell>
          <table:table-cell office:value-type="float" office:value="0.00027068" calcext:value-type="float">
            <text:p>0.00027068</text:p>
          </table:table-cell>
          <table:table-cell office:value-type="float" office:value="0.001090624" calcext:value-type="float">
            <text:p>0.001090624</text:p>
          </table:table-cell>
          <table:table-cell office:value-type="float" office:value="0.001161015" calcext:value-type="float">
            <text:p>0.001161015</text:p>
          </table:table-cell>
          <table:table-cell office:value-type="float" office:value="0.001110414" calcext:value-type="float">
            <text:p>0.0011104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957" calcext:value-type="float">
            <text:p>3.7957E-05</text:p>
          </table:table-cell>
          <table:table-cell office:value-type="float" office:value="-0.000799581" calcext:value-type="float">
            <text:p>-0.000799581</text:p>
          </table:table-cell>
          <table:table-cell office:value-type="float" office:value="0.000020362" calcext:value-type="float">
            <text:p>2.0362E-05</text:p>
          </table:table-cell>
          <table:table-cell office:value-type="float" office:value="0.000090753" calcext:value-type="float">
            <text:p>9.0753E-05</text:p>
          </table:table-cell>
          <table:table-cell office:value-type="float" office:value="0.000040153" calcext:value-type="float">
            <text:p>4.01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00161" calcext:value-type="float">
            <text:p>24.180800161</text:p>
          </table:table-cell>
          <table:table-cell office:value-type="float" office:value="24.160113749" calcext:value-type="float">
            <text:p>24.160113749</text:p>
          </table:table-cell>
          <table:table-cell office:value-type="float" office:value="24.180365607" calcext:value-type="float">
            <text:p>24.180365607</text:p>
          </table:table-cell>
          <table:table-cell office:value-type="float" office:value="24.182104181" calcext:value-type="float">
            <text:p>24.182104181</text:p>
          </table:table-cell>
          <table:table-cell office:value-type="float" office:value="24.180854405" calcext:value-type="float">
            <text:p>24.180854405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096209" calcext:value-type="float">
            <text:p>0.00096209</text:p>
          </table:table-cell>
          <table:table-cell office:value-type="float" office:value="-0.020268401" calcext:value-type="float">
            <text:p>-0.020268401</text:p>
          </table:table-cell>
          <table:table-cell office:value-type="float" office:value="0.000516107" calcext:value-type="float">
            <text:p>0.000516107</text:p>
          </table:table-cell>
          <table:table-cell office:value-type="float" office:value="0.002300406" calcext:value-type="float">
            <text:p>0.002300406</text:p>
          </table:table-cell>
          <table:table-cell office:value-type="float" office:value="0.00101776" calcext:value-type="float">
            <text:p>0.001017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2019-12-03 10:39:45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0.135785357" calcext:value-type="float">
            <text:p>0.135785357</text:p>
          </table:table-cell>
          <table:table-cell office:value-type="float" office:value="0.03444374" calcext:value-type="float">
            <text:p>0.03444374</text:p>
          </table:table-cell>
          <table:table-cell office:value-type="float" office:value="0.133426801" calcext:value-type="float">
            <text:p>0.133426801</text:p>
          </table:table-cell>
          <table:table-cell office:value-type="float" office:value="0.142252462" calcext:value-type="float">
            <text:p>0.142252462</text:p>
          </table:table-cell>
          <table:table-cell office:value-type="float" office:value="0.134730355" calcext:value-type="float">
            <text:p>0.1347303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57" calcext:value-type="float">
            <text:p>0.001109357</text:p>
          </table:table-cell>
          <table:table-cell office:value-type="float" office:value="0.000281403" calcext:value-type="float">
            <text:p>0.000281403</text:p>
          </table:table-cell>
          <table:table-cell office:value-type="float" office:value="0.001090088" calcext:value-type="float">
            <text:p>0.001090088</text:p>
          </table:table-cell>
          <table:table-cell office:value-type="float" office:value="0.001162193" calcext:value-type="float">
            <text:p>0.001162193</text:p>
          </table:table-cell>
          <table:table-cell office:value-type="float" office:value="0.001100738" calcext:value-type="float">
            <text:p>0.00110073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096" calcext:value-type="float">
            <text:p>3.9096E-05</text:p>
          </table:table-cell>
          <table:table-cell office:value-type="float" office:value="-0.000788858" calcext:value-type="float">
            <text:p>-0.000788858</text:p>
          </table:table-cell>
          <table:table-cell office:value-type="float" office:value="0.000019827" calcext:value-type="float">
            <text:p>1.9827E-05</text:p>
          </table:table-cell>
          <table:table-cell office:value-type="float" office:value="0.000091932" calcext:value-type="float">
            <text:p>9.1932E-05</text:p>
          </table:table-cell>
          <table:table-cell office:value-type="float" office:value="0.000030477" calcext:value-type="float">
            <text:p>3.047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90936215" calcext:value-type="float">
            <text:p>24.190936215</text:p>
          </table:table-cell>
          <table:table-cell office:value-type="float" office:value="24.170486698" calcext:value-type="float">
            <text:p>24.170486698</text:p>
          </table:table-cell>
          <table:table-cell office:value-type="float" office:value="24.190460291" calcext:value-type="float">
            <text:p>24.190460291</text:p>
          </table:table-cell>
          <table:table-cell office:value-type="float" office:value="24.192241186" calcext:value-type="float">
            <text:p>24.192241186</text:p>
          </table:table-cell>
          <table:table-cell office:value-type="float" office:value="24.19072333" calcext:value-type="float">
            <text:p>24.19072333</text:p>
          </table:table-cell>
          <table:table-cell office:value-type="float" office:value="25.172031274" calcext:value-type="float">
            <text:p>25.172031274</text:p>
          </table:table-cell>
          <table:table-cell/>
          <table:table-cell office:value-type="float" office:value="0.000990974" calcext:value-type="float">
            <text:p>0.000990974</text:p>
          </table:table-cell>
          <table:table-cell office:value-type="float" office:value="-0.019996584" calcext:value-type="float">
            <text:p>-0.019996584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.002330278" calcext:value-type="float">
            <text:p>0.002330278</text:p>
          </table:table-cell>
          <table:table-cell office:value-type="float" office:value="0.000772488" calcext:value-type="float">
            <text:p>0.0007724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2019-12-03 10:39:47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84079" calcext:value-type="float">
            <text:p>0.13584079</text:p>
          </table:table-cell>
          <table:table-cell office:value-type="float" office:value="0.034045581" calcext:value-type="float">
            <text:p>0.034045581</text:p>
          </table:table-cell>
          <table:table-cell office:value-type="float" office:value="0.133317725" calcext:value-type="float">
            <text:p>0.133317725</text:p>
          </table:table-cell>
          <table:table-cell office:value-type="float" office:value="0.142228024" calcext:value-type="float">
            <text:p>0.142228024</text:p>
          </table:table-cell>
          <table:table-cell office:value-type="float" office:value="0.134837047" calcext:value-type="float">
            <text:p>0.1348370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81" calcext:value-type="float">
            <text:p>0.00110981</text:p>
          </table:table-cell>
          <table:table-cell office:value-type="float" office:value="0.00027815" calcext:value-type="float">
            <text:p>0.00027815</text:p>
          </table:table-cell>
          <table:table-cell office:value-type="float" office:value="0.001089197" calcext:value-type="float">
            <text:p>0.001089197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0110161" calcext:value-type="float">
            <text:p>0.0011016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549" calcext:value-type="float">
            <text:p>3.9549E-05</text:p>
          </table:table-cell>
          <table:table-cell office:value-type="float" office:value="-0.000792111" calcext:value-type="float">
            <text:p>-0.000792111</text:p>
          </table:table-cell>
          <table:table-cell office:value-type="float" office:value="0.000018936" calcext:value-type="float">
            <text:p>1.8936E-05</text:p>
          </table:table-cell>
          <table:table-cell office:value-type="float" office:value="0.000091732" calcext:value-type="float">
            <text:p>9.1732E-05</text:p>
          </table:table-cell>
          <table:table-cell office:value-type="float" office:value="0.000031348" calcext:value-type="float">
            <text:p>3.134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85536" calcext:value-type="float">
            <text:p>24.175785536</text:p>
          </table:table-cell>
          <table:table-cell office:value-type="float" office:value="24.155244206" calcext:value-type="float">
            <text:p>24.155244206</text:p>
          </table:table-cell>
          <table:table-cell office:value-type="float" office:value="24.17527641" calcext:value-type="float">
            <text:p>24.17527641</text:p>
          </table:table-cell>
          <table:table-cell office:value-type="float" office:value="24.177074408" calcext:value-type="float">
            <text:p>24.177074408</text:p>
          </table:table-cell>
          <table:table-cell office:value-type="float" office:value="24.175582992" calcext:value-type="float">
            <text:p>24.17558299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02454" calcext:value-type="float">
            <text:p>0.001002454</text:p>
          </table:table-cell>
          <table:table-cell office:value-type="float" office:value="-0.020079042" calcext:value-type="float">
            <text:p>-0.020079042</text:p>
          </table:table-cell>
          <table:table-cell office:value-type="float" office:value="0.00047994" calcext:value-type="float">
            <text:p>0.00047994</text:p>
          </table:table-cell>
          <table:table-cell office:value-type="float" office:value="0.002325217" calcext:value-type="float">
            <text:p>0.002325217</text:p>
          </table:table-cell>
          <table:table-cell office:value-type="float" office:value="0.000794584" calcext:value-type="float">
            <text:p>0.00079458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2019-12-03 10:39:4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745422" calcext:value-type="float">
            <text:p>0.135745422</text:p>
          </table:table-cell>
          <table:table-cell office:value-type="float" office:value="0.034222607" calcext:value-type="float">
            <text:p>0.034222607</text:p>
          </table:table-cell>
          <table:table-cell office:value-type="float" office:value="0.133522765" calcext:value-type="float">
            <text:p>0.133522765</text:p>
          </table:table-cell>
          <table:table-cell office:value-type="float" office:value="0.142096298" calcext:value-type="float">
            <text:p>0.142096298</text:p>
          </table:table-cell>
          <table:table-cell office:value-type="float" office:value="0.134629623" calcext:value-type="float">
            <text:p>0.1346296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031" calcext:value-type="float">
            <text:p>0.001109031</text:p>
          </table:table-cell>
          <table:table-cell office:value-type="float" office:value="0.000279596" calcext:value-type="float">
            <text:p>0.000279596</text:p>
          </table:table-cell>
          <table:table-cell office:value-type="float" office:value="0.001090872" calcext:value-type="float">
            <text:p>0.001090872</text:p>
          </table:table-cell>
          <table:table-cell office:value-type="float" office:value="0.001160917" calcext:value-type="float">
            <text:p>0.001160917</text:p>
          </table:table-cell>
          <table:table-cell office:value-type="float" office:value="0.001099915" calcext:value-type="float">
            <text:p>0.0010999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77" calcext:value-type="float">
            <text:p>3.877E-05</text:p>
          </table:table-cell>
          <table:table-cell office:value-type="float" office:value="-0.000790665" calcext:value-type="float">
            <text:p>-0.000790665</text:p>
          </table:table-cell>
          <table:table-cell office:value-type="float" office:value="0.000020611" calcext:value-type="float">
            <text:p>2.0611E-05</text:p>
          </table:table-cell>
          <table:table-cell office:value-type="float" office:value="0.000090656" calcext:value-type="float">
            <text:p>9.0656E-05</text:p>
          </table:table-cell>
          <table:table-cell office:value-type="float" office:value="0.000029654" calcext:value-type="float">
            <text:p>2.965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20247" calcext:value-type="float">
            <text:p>24.180820247</text:p>
          </table:table-cell>
          <table:table-cell office:value-type="float" office:value="24.160333977" calcext:value-type="float">
            <text:p>24.160333977</text:p>
          </table:table-cell>
          <table:table-cell office:value-type="float" office:value="24.180371741" calcext:value-type="float">
            <text:p>24.180371741</text:p>
          </table:table-cell>
          <table:table-cell office:value-type="float" office:value="24.182101776" calcext:value-type="float">
            <text:p>24.182101776</text:p>
          </table:table-cell>
          <table:table-cell office:value-type="float" office:value="24.180595092" calcext:value-type="float">
            <text:p>24.180595092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0982704" calcext:value-type="float">
            <text:p>0.000982704</text:p>
          </table:table-cell>
          <table:table-cell office:value-type="float" office:value="-0.02004238" calcext:value-type="float">
            <text:p>-0.02004238</text:p>
          </table:table-cell>
          <table:table-cell office:value-type="float" office:value="0.000522402" calcext:value-type="float">
            <text:p>0.000522402</text:p>
          </table:table-cell>
          <table:table-cell office:value-type="float" office:value="0.002297937" calcext:value-type="float">
            <text:p>0.002297937</text:p>
          </table:table-cell>
          <table:table-cell office:value-type="float" office:value="0.000751627" calcext:value-type="float">
            <text:p>0.0007516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2019-12-03 10:39:49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768668" calcext:value-type="float">
            <text:p>0.135768668</text:p>
          </table:table-cell>
          <table:table-cell office:value-type="float" office:value="0.034427051" calcext:value-type="float">
            <text:p>0.034427051</text:p>
          </table:table-cell>
          <table:table-cell office:value-type="float" office:value="0.1334119" calcext:value-type="float">
            <text:p>0.1334119</text:p>
          </table:table-cell>
          <table:table-cell office:value-type="float" office:value="0.142188685" calcext:value-type="float">
            <text:p>0.142188685</text:p>
          </table:table-cell>
          <table:table-cell office:value-type="float" office:value="0.134553925" calcext:value-type="float">
            <text:p>0.1345539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221" calcext:value-type="float">
            <text:p>0.001109221</text:p>
          </table:table-cell>
          <table:table-cell office:value-type="float" office:value="0.000281267" calcext:value-type="float">
            <text:p>0.000281267</text:p>
          </table:table-cell>
          <table:table-cell office:value-type="float" office:value="0.001089967" calcext:value-type="float">
            <text:p>0.001089967</text:p>
          </table:table-cell>
          <table:table-cell office:value-type="float" office:value="0.001161672" calcext:value-type="float">
            <text:p>0.001161672</text:p>
          </table:table-cell>
          <table:table-cell office:value-type="float" office:value="0.001099297" calcext:value-type="float">
            <text:p>0.00109929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96" calcext:value-type="float">
            <text:p>3.896E-05</text:p>
          </table:table-cell>
          <table:table-cell office:value-type="float" office:value="-0.000788995" calcext:value-type="float">
            <text:p>-0.000788995</text:p>
          </table:table-cell>
          <table:table-cell office:value-type="float" office:value="0.000019705" calcext:value-type="float">
            <text:p>1.9705E-05</text:p>
          </table:table-cell>
          <table:table-cell office:value-type="float" office:value="0.000091411" calcext:value-type="float">
            <text:p>9.1411E-05</text:p>
          </table:table-cell>
          <table:table-cell office:value-type="float" office:value="0.000029035" calcext:value-type="float">
            <text:p>2.903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70983" calcext:value-type="float">
            <text:p>24.175770983</text:p>
          </table:table-cell>
          <table:table-cell office:value-type="float" office:value="24.155321183" calcext:value-type="float">
            <text:p>24.155321183</text:p>
          </table:table-cell>
          <table:table-cell office:value-type="float" office:value="24.175295413" calcext:value-type="float">
            <text:p>24.175295413</text:p>
          </table:table-cell>
          <table:table-cell office:value-type="float" office:value="24.17706647" calcext:value-type="float">
            <text:p>24.17706647</text:p>
          </table:table-cell>
          <table:table-cell office:value-type="float" office:value="24.175525861" calcext:value-type="float">
            <text:p>24.17552586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87518" calcext:value-type="float">
            <text:p>0.000987518</text:p>
          </table:table-cell>
          <table:table-cell office:value-type="float" office:value="-0.02000004" calcext:value-type="float">
            <text:p>-0.02000004</text:p>
          </table:table-cell>
          <table:table-cell office:value-type="float" office:value="0.000499443" calcext:value-type="float">
            <text:p>0.000499443</text:p>
          </table:table-cell>
          <table:table-cell office:value-type="float" office:value="0.00231707" calcext:value-type="float">
            <text:p>0.00231707</text:p>
          </table:table-cell>
          <table:table-cell office:value-type="float" office:value="0.000735951" calcext:value-type="float">
            <text:p>0.0007359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2019-12-03 10:39:51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754363" calcext:value-type="float">
            <text:p>0.135754363</text:p>
          </table:table-cell>
          <table:table-cell office:value-type="float" office:value="0.034090285" calcext:value-type="float">
            <text:p>0.034090285</text:p>
          </table:table-cell>
          <table:table-cell office:value-type="float" office:value="0.133534686" calcext:value-type="float">
            <text:p>0.133534686</text:p>
          </table:table-cell>
          <table:table-cell office:value-type="float" office:value="0.142114179" calcext:value-type="float">
            <text:p>0.142114179</text:p>
          </table:table-cell>
          <table:table-cell office:value-type="float" office:value="0.13459386" calcext:value-type="float">
            <text:p>0.134593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104" calcext:value-type="float">
            <text:p>0.001109104</text:p>
          </table:table-cell>
          <table:table-cell office:value-type="float" office:value="0.000278515" calcext:value-type="float">
            <text:p>0.000278515</text:p>
          </table:table-cell>
          <table:table-cell office:value-type="float" office:value="0.00109097" calcext:value-type="float">
            <text:p>0.00109097</text:p>
          </table:table-cell>
          <table:table-cell office:value-type="float" office:value="0.001161064" calcext:value-type="float">
            <text:p>0.001161064</text:p>
          </table:table-cell>
          <table:table-cell office:value-type="float" office:value="0.001099623" calcext:value-type="float">
            <text:p>0.0010996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843" calcext:value-type="float">
            <text:p>3.8843E-05</text:p>
          </table:table-cell>
          <table:table-cell office:value-type="float" office:value="-0.000791746" calcext:value-type="float">
            <text:p>-0.000791746</text:p>
          </table:table-cell>
          <table:table-cell office:value-type="float" office:value="0.000020708" calcext:value-type="float">
            <text:p>2.0708E-05</text:p>
          </table:table-cell>
          <table:table-cell office:value-type="float" office:value="0.000090802" calcext:value-type="float">
            <text:p>9.0802E-05</text:p>
          </table:table-cell>
          <table:table-cell office:value-type="float" office:value="0.000029362" calcext:value-type="float">
            <text:p>2.93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68096" calcext:value-type="float">
            <text:p>24.175768096</text:p>
          </table:table-cell>
          <table:table-cell office:value-type="float" office:value="24.155253226" calcext:value-type="float">
            <text:p>24.155253226</text:p>
          </table:table-cell>
          <table:table-cell office:value-type="float" office:value="24.17532019" calcext:value-type="float">
            <text:p>24.17532019</text:p>
          </table:table-cell>
          <table:table-cell office:value-type="float" office:value="24.177051435" calcext:value-type="float">
            <text:p>24.177051435</text:p>
          </table:table-cell>
          <table:table-cell office:value-type="float" office:value="24.17553392" calcext:value-type="float">
            <text:p>24.1755339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84555" calcext:value-type="float">
            <text:p>0.000984555</text:p>
          </table:table-cell>
          <table:table-cell office:value-type="float" office:value="-0.020069784" calcext:value-type="float">
            <text:p>-0.020069784</text:p>
          </table:table-cell>
          <table:table-cell office:value-type="float" office:value="0.000524871" calcext:value-type="float">
            <text:p>0.000524871</text:p>
          </table:table-cell>
          <table:table-cell office:value-type="float" office:value="0.002301641" calcext:value-type="float">
            <text:p>0.002301641</text:p>
          </table:table-cell>
          <table:table-cell office:value-type="float" office:value="0.000744221" calcext:value-type="float">
            <text:p>0.0007442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2019-12-03 10:39:5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781781" calcext:value-type="float">
            <text:p>0.135781781</text:p>
          </table:table-cell>
          <table:table-cell office:value-type="float" office:value="0.033119921" calcext:value-type="float">
            <text:p>0.033119921</text:p>
          </table:table-cell>
          <table:table-cell office:value-type="float" office:value="0.133218185" calcext:value-type="float">
            <text:p>0.133218185</text:p>
          </table:table-cell>
          <table:table-cell office:value-type="float" office:value="0.142090934" calcext:value-type="float">
            <text:p>0.142090934</text:p>
          </table:table-cell>
          <table:table-cell office:value-type="float" office:value="0.135802643" calcext:value-type="float">
            <text:p>0.1358026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28" calcext:value-type="float">
            <text:p>0.001109328</text:p>
          </table:table-cell>
          <table:table-cell office:value-type="float" office:value="0.000270588" calcext:value-type="float">
            <text:p>0.000270588</text:p>
          </table:table-cell>
          <table:table-cell office:value-type="float" office:value="0.001088384" calcext:value-type="float">
            <text:p>0.001088384</text:p>
          </table:table-cell>
          <table:table-cell office:value-type="float" office:value="0.001160874" calcext:value-type="float">
            <text:p>0.001160874</text:p>
          </table:table-cell>
          <table:table-cell office:value-type="float" office:value="0.001109499" calcext:value-type="float">
            <text:p>0.0011094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067" calcext:value-type="float">
            <text:p>3.9067E-05</text:p>
          </table:table-cell>
          <table:table-cell office:value-type="float" office:value="-0.000799674" calcext:value-type="float">
            <text:p>-0.000799674</text:p>
          </table:table-cell>
          <table:table-cell office:value-type="float" office:value="0.000018122" calcext:value-type="float">
            <text:p>1.8122E-05</text:p>
          </table:table-cell>
          <table:table-cell office:value-type="float" office:value="0.000090612" calcext:value-type="float">
            <text:p>9.0612E-05</text:p>
          </table:table-cell>
          <table:table-cell office:value-type="float" office:value="0.000039237" calcext:value-type="float">
            <text:p>3.923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73629" calcext:value-type="float">
            <text:p>24.175773629</text:p>
          </table:table-cell>
          <table:table-cell office:value-type="float" office:value="24.155057414" calcext:value-type="float">
            <text:p>24.155057414</text:p>
          </table:table-cell>
          <table:table-cell office:value-type="float" office:value="24.175256324" calcext:value-type="float">
            <text:p>24.175256324</text:p>
          </table:table-cell>
          <table:table-cell office:value-type="float" office:value="24.177046745" calcext:value-type="float">
            <text:p>24.177046745</text:p>
          </table:table-cell>
          <table:table-cell office:value-type="float" office:value="24.175777838" calcext:value-type="float">
            <text:p>24.175777838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0990234" calcext:value-type="float">
            <text:p>0.000990234</text:p>
          </table:table-cell>
          <table:table-cell office:value-type="float" office:value="-0.020270747" calcext:value-type="float">
            <text:p>-0.020270747</text:p>
          </table:table-cell>
          <table:table-cell office:value-type="float" office:value="0.000459325" calcext:value-type="float">
            <text:p>0.000459325</text:p>
          </table:table-cell>
          <table:table-cell office:value-type="float" office:value="0.002296826" calcext:value-type="float">
            <text:p>0.002296826</text:p>
          </table:table-cell>
          <table:table-cell office:value-type="float" office:value="0.000994554" calcext:value-type="float">
            <text:p>0.00099455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2019-12-03 10:39:53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5700123" calcext:value-type="float">
            <text:p>0.135700123</text:p>
          </table:table-cell>
          <table:table-cell office:value-type="float" office:value="0.032993559" calcext:value-type="float">
            <text:p>0.032993559</text:p>
          </table:table-cell>
          <table:table-cell office:value-type="float" office:value="0.13343157" calcext:value-type="float">
            <text:p>0.13343157</text:p>
          </table:table-cell>
          <table:table-cell office:value-type="float" office:value="0.141737478" calcext:value-type="float">
            <text:p>0.141737478</text:p>
          </table:table-cell>
          <table:table-cell office:value-type="float" office:value="0.135647075" calcext:value-type="float">
            <text:p>0.1356470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661" calcext:value-type="float">
            <text:p>0.001108661</text:p>
          </table:table-cell>
          <table:table-cell office:value-type="float" office:value="0.000269555" calcext:value-type="float">
            <text:p>0.000269555</text:p>
          </table:table-cell>
          <table:table-cell office:value-type="float" office:value="0.001090127" calcext:value-type="float">
            <text:p>0.001090127</text:p>
          </table:table-cell>
          <table:table-cell office:value-type="float" office:value="0.001157986" calcext:value-type="float">
            <text:p>0.001157986</text:p>
          </table:table-cell>
          <table:table-cell office:value-type="float" office:value="0.001108228" calcext:value-type="float">
            <text:p>0.0011082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4" calcext:value-type="float">
            <text:p>3.84E-05</text:p>
          </table:table-cell>
          <table:table-cell office:value-type="float" office:value="-0.000800706" calcext:value-type="float">
            <text:p>-0.000800706</text:p>
          </table:table-cell>
          <table:table-cell office:value-type="float" office:value="0.000019866" calcext:value-type="float">
            <text:p>1.9866E-05</text:p>
          </table:table-cell>
          <table:table-cell office:value-type="float" office:value="0.000087724" calcext:value-type="float">
            <text:p>8.7724E-05</text:p>
          </table:table-cell>
          <table:table-cell office:value-type="float" office:value="0.000037966" calcext:value-type="float">
            <text:p>3.796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649243" calcext:value-type="float">
            <text:p>24.165649243</text:p>
          </table:table-cell>
          <table:table-cell office:value-type="float" office:value="24.144923816" calcext:value-type="float">
            <text:p>24.144923816</text:p>
          </table:table-cell>
          <table:table-cell office:value-type="float" office:value="24.16519147" calcext:value-type="float">
            <text:p>24.16519147</text:p>
          </table:table-cell>
          <table:table-cell office:value-type="float" office:value="24.166867524" calcext:value-type="float">
            <text:p>24.166867524</text:p>
          </table:table-cell>
          <table:table-cell office:value-type="float" office:value="24.165638538" calcext:value-type="float">
            <text:p>24.165638538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0973323" calcext:value-type="float">
            <text:p>0.000973323</text:p>
          </table:table-cell>
          <table:table-cell office:value-type="float" office:value="-0.020296916" calcext:value-type="float">
            <text:p>-0.020296916</text:p>
          </table:table-cell>
          <table:table-cell office:value-type="float" office:value="0.000503516" calcext:value-type="float">
            <text:p>0.000503516</text:p>
          </table:table-cell>
          <table:table-cell office:value-type="float" office:value="0.002223628" calcext:value-type="float">
            <text:p>0.002223628</text:p>
          </table:table-cell>
          <table:table-cell office:value-type="float" office:value="0.000962337" calcext:value-type="float">
            <text:p>0.0009623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2019-12-03 10:39:54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5831253" calcext:value-type="float">
            <text:p>0.135831253</text:p>
          </table:table-cell>
          <table:table-cell office:value-type="float" office:value="0.032888059" calcext:value-type="float">
            <text:p>0.032888059</text:p>
          </table:table-cell>
          <table:table-cell office:value-type="float" office:value="0.132831947" calcext:value-type="float">
            <text:p>0.132831947</text:p>
          </table:table-cell>
          <table:table-cell office:value-type="float" office:value="0.141769068" calcext:value-type="float">
            <text:p>0.141769068</text:p>
          </table:table-cell>
          <table:table-cell office:value-type="float" office:value="0.135549323" calcext:value-type="float">
            <text:p>0.1355493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732" calcext:value-type="float">
            <text:p>0.001109732</text:p>
          </table:table-cell>
          <table:table-cell office:value-type="float" office:value="0.000268693" calcext:value-type="float">
            <text:p>0.000268693</text:p>
          </table:table-cell>
          <table:table-cell office:value-type="float" office:value="0.001085228" calcext:value-type="float">
            <text:p>0.001085228</text:p>
          </table:table-cell>
          <table:table-cell office:value-type="float" office:value="0.001158244" calcext:value-type="float">
            <text:p>0.001158244</text:p>
          </table:table-cell>
          <table:table-cell office:value-type="float" office:value="0.001107429" calcext:value-type="float">
            <text:p>0.0011074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471" calcext:value-type="float">
            <text:p>3.9471E-05</text:p>
          </table:table-cell>
          <table:table-cell office:value-type="float" office:value="-0.000801568" calcext:value-type="float">
            <text:p>-0.000801568</text:p>
          </table:table-cell>
          <table:table-cell office:value-type="float" office:value="0.000014967" calcext:value-type="float">
            <text:p>1.4967E-05</text:p>
          </table:table-cell>
          <table:table-cell office:value-type="float" office:value="0.000087983" calcext:value-type="float">
            <text:p>8.7983E-05</text:p>
          </table:table-cell>
          <table:table-cell office:value-type="float" office:value="0.000037168" calcext:value-type="float">
            <text:p>3.716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783612" calcext:value-type="float">
            <text:p>24.175783612</text:p>
          </table:table-cell>
          <table:table-cell office:value-type="float" office:value="24.155010626" calcext:value-type="float">
            <text:p>24.155010626</text:p>
          </table:table-cell>
          <table:table-cell office:value-type="float" office:value="24.175178385" calcext:value-type="float">
            <text:p>24.175178385</text:p>
          </table:table-cell>
          <table:table-cell office:value-type="float" office:value="24.176981796" calcext:value-type="float">
            <text:p>24.176981796</text:p>
          </table:table-cell>
          <table:table-cell office:value-type="float" office:value="24.175726721" calcext:value-type="float">
            <text:p>24.17572672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00479" calcext:value-type="float">
            <text:p>0.001000479</text:p>
          </table:table-cell>
          <table:table-cell office:value-type="float" office:value="-0.020318766" calcext:value-type="float">
            <text:p>-0.020318766</text:p>
          </table:table-cell>
          <table:table-cell office:value-type="float" office:value="0.000379337" calcext:value-type="float">
            <text:p>0.000379337</text:p>
          </table:table-cell>
          <table:table-cell office:value-type="float" office:value="0.00223017" calcext:value-type="float">
            <text:p>0.00223017</text:p>
          </table:table-cell>
          <table:table-cell office:value-type="float" office:value="0.000942093" calcext:value-type="float">
            <text:p>0.00094209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2019-12-03 10:39:56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5899798" calcext:value-type="float">
            <text:p>0.135899798</text:p>
          </table:table-cell>
          <table:table-cell office:value-type="float" office:value="0.03285468" calcext:value-type="float">
            <text:p>0.03285468</text:p>
          </table:table-cell>
          <table:table-cell office:value-type="float" office:value="0.132915393" calcext:value-type="float">
            <text:p>0.132915393</text:p>
          </table:table-cell>
          <table:table-cell office:value-type="float" office:value="0.141694563" calcext:value-type="float">
            <text:p>0.141694563</text:p>
          </table:table-cell>
          <table:table-cell office:value-type="float" office:value="0.135775225" calcext:value-type="float">
            <text:p>0.135775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92" calcext:value-type="float">
            <text:p>0.001110292</text:p>
          </table:table-cell>
          <table:table-cell office:value-type="float" office:value="0.000268421" calcext:value-type="float">
            <text:p>0.000268421</text:p>
          </table:table-cell>
          <table:table-cell office:value-type="float" office:value="0.00108591" calcext:value-type="float">
            <text:p>0.00108591</text:p>
          </table:table-cell>
          <table:table-cell office:value-type="float" office:value="0.001157635" calcext:value-type="float">
            <text:p>0.001157635</text:p>
          </table:table-cell>
          <table:table-cell office:value-type="float" office:value="0.001109275" calcext:value-type="float">
            <text:p>0.00110927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031" calcext:value-type="float">
            <text:p>4.0031E-05</text:p>
          </table:table-cell>
          <table:table-cell office:value-type="float" office:value="-0.000801841" calcext:value-type="float">
            <text:p>-0.000801841</text:p>
          </table:table-cell>
          <table:table-cell office:value-type="float" office:value="0.000015649" calcext:value-type="float">
            <text:p>1.5649E-05</text:p>
          </table:table-cell>
          <table:table-cell office:value-type="float" office:value="0.000087374" calcext:value-type="float">
            <text:p>8.7374E-05</text:p>
          </table:table-cell>
          <table:table-cell office:value-type="float" office:value="0.000039013" calcext:value-type="float">
            <text:p>3.901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635582" calcext:value-type="float">
            <text:p>24.160635582</text:p>
          </table:table-cell>
          <table:table-cell office:value-type="float" office:value="24.139841742" calcext:value-type="float">
            <text:p>24.139841742</text:p>
          </table:table-cell>
          <table:table-cell office:value-type="float" office:value="24.160033354" calcext:value-type="float">
            <text:p>24.160033354</text:p>
          </table:table-cell>
          <table:table-cell office:value-type="float" office:value="24.161804916" calcext:value-type="float">
            <text:p>24.161804916</text:p>
          </table:table-cell>
          <table:table-cell office:value-type="float" office:value="24.160610444" calcext:value-type="float">
            <text:p>24.160610444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014674" calcext:value-type="float">
            <text:p>0.001014674</text:p>
          </table:table-cell>
          <table:table-cell office:value-type="float" office:value="-0.020325678" calcext:value-type="float">
            <text:p>-0.020325678</text:p>
          </table:table-cell>
          <table:table-cell office:value-type="float" office:value="0.000396619" calcext:value-type="float">
            <text:p>0.000396619</text:p>
          </table:table-cell>
          <table:table-cell office:value-type="float" office:value="0.00221474" calcext:value-type="float">
            <text:p>0.00221474</text:p>
          </table:table-cell>
          <table:table-cell office:value-type="float" office:value="0.000988876" calcext:value-type="float">
            <text:p>0.00098887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2019-12-03 10:39:57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592662" calcext:value-type="float">
            <text:p>0.13592662</text:p>
          </table:table-cell>
          <table:table-cell office:value-type="float" office:value="0.032904748" calcext:value-type="float">
            <text:p>0.032904748</text:p>
          </table:table-cell>
          <table:table-cell office:value-type="float" office:value="0.13313295" calcext:value-type="float">
            <text:p>0.13313295</text:p>
          </table:table-cell>
          <table:table-cell office:value-type="float" office:value="0.141465085" calcext:value-type="float">
            <text:p>0.141465085</text:p>
          </table:table-cell>
          <table:table-cell office:value-type="float" office:value="0.135860459" calcext:value-type="float">
            <text:p>0.1358604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12" calcext:value-type="float">
            <text:p>0.001110512</text:p>
          </table:table-cell>
          <table:table-cell office:value-type="float" office:value="0.00026883" calcext:value-type="float">
            <text:p>0.00026883</text:p>
          </table:table-cell>
          <table:table-cell office:value-type="float" office:value="0.001087688" calcext:value-type="float">
            <text:p>0.001087688</text:p>
          </table:table-cell>
          <table:table-cell office:value-type="float" office:value="0.00115576" calcext:value-type="float">
            <text:p>0.00115576</text:p>
          </table:table-cell>
          <table:table-cell office:value-type="float" office:value="0.001109971" calcext:value-type="float">
            <text:p>0.0011099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25" calcext:value-type="float">
            <text:p>4.025E-05</text:p>
          </table:table-cell>
          <table:table-cell office:value-type="float" office:value="-0.000801432" calcext:value-type="float">
            <text:p>-0.000801432</text:p>
          </table:table-cell>
          <table:table-cell office:value-type="float" office:value="0.000017426" calcext:value-type="float">
            <text:p>1.7426E-05</text:p>
          </table:table-cell>
          <table:table-cell office:value-type="float" office:value="0.000085499" calcext:value-type="float">
            <text:p>8.5499E-05</text:p>
          </table:table-cell>
          <table:table-cell office:value-type="float" office:value="0.00003971" calcext:value-type="float">
            <text:p>3.97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5681" calcext:value-type="float">
            <text:p>24.18085681</text:p>
          </table:table-cell>
          <table:table-cell office:value-type="float" office:value="24.160068044" calcext:value-type="float">
            <text:p>24.160068044</text:p>
          </table:table-cell>
          <table:table-cell office:value-type="float" office:value="24.180293081" calcext:value-type="float">
            <text:p>24.180293081</text:p>
          </table:table-cell>
          <table:table-cell office:value-type="float" office:value="24.181974405" calcext:value-type="float">
            <text:p>24.181974405</text:p>
          </table:table-cell>
          <table:table-cell office:value-type="float" office:value="24.18084346" calcext:value-type="float">
            <text:p>24.18084346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20229" calcext:value-type="float">
            <text:p>0.001020229</text:p>
          </table:table-cell>
          <table:table-cell office:value-type="float" office:value="-0.020315309" calcext:value-type="float">
            <text:p>-0.020315309</text:p>
          </table:table-cell>
          <table:table-cell office:value-type="float" office:value="0.000441674" calcext:value-type="float">
            <text:p>0.000441674</text:p>
          </table:table-cell>
          <table:table-cell office:value-type="float" office:value="0.002167217" calcext:value-type="float">
            <text:p>0.002167217</text:p>
          </table:table-cell>
          <table:table-cell office:value-type="float" office:value="0.001006527" calcext:value-type="float">
            <text:p>0.00100652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2019-12-03 10:39:58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05179" calcext:value-type="float">
            <text:p>0.13605179</text:p>
          </table:table-cell>
          <table:table-cell office:value-type="float" office:value="0.034370426" calcext:value-type="float">
            <text:p>0.034370426</text:p>
          </table:table-cell>
          <table:table-cell office:value-type="float" office:value="0.133534686" calcext:value-type="float">
            <text:p>0.133534686</text:p>
          </table:table-cell>
          <table:table-cell office:value-type="float" office:value="0.141144412" calcext:value-type="float">
            <text:p>0.141144412</text:p>
          </table:table-cell>
          <table:table-cell office:value-type="float" office:value="0.134427563" calcext:value-type="float">
            <text:p>0.1344275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534" calcext:value-type="float">
            <text:p>0.001111534</text:p>
          </table:table-cell>
          <table:table-cell office:value-type="float" office:value="0.000280804" calcext:value-type="float">
            <text:p>0.000280804</text:p>
          </table:table-cell>
          <table:table-cell office:value-type="float" office:value="0.00109097" calcext:value-type="float">
            <text:p>0.00109097</text:p>
          </table:table-cell>
          <table:table-cell office:value-type="float" office:value="0.001153141" calcext:value-type="float">
            <text:p>0.001153141</text:p>
          </table:table-cell>
          <table:table-cell office:value-type="float" office:value="0.001098264" calcext:value-type="float">
            <text:p>0.0010982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273" calcext:value-type="float">
            <text:p>4.1273E-05</text:p>
          </table:table-cell>
          <table:table-cell office:value-type="float" office:value="-0.000789457" calcext:value-type="float">
            <text:p>-0.000789457</text:p>
          </table:table-cell>
          <table:table-cell office:value-type="float" office:value="0.000020708" calcext:value-type="float">
            <text:p>2.0708E-05</text:p>
          </table:table-cell>
          <table:table-cell office:value-type="float" office:value="0.000082879" calcext:value-type="float">
            <text:p>8.2879E-05</text:p>
          </table:table-cell>
          <table:table-cell office:value-type="float" office:value="0.000028003" calcext:value-type="float">
            <text:p>2.800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28114" calcext:value-type="float">
            <text:p>24.175828114</text:p>
          </table:table-cell>
          <table:table-cell office:value-type="float" office:value="24.155309757" calcext:value-type="float">
            <text:p>24.155309757</text:p>
          </table:table-cell>
          <table:table-cell office:value-type="float" office:value="24.17532019" calcext:value-type="float">
            <text:p>24.17532019</text:p>
          </table:table-cell>
          <table:table-cell office:value-type="float" office:value="24.176855747" calcext:value-type="float">
            <text:p>24.176855747</text:p>
          </table:table-cell>
          <table:table-cell office:value-type="float" office:value="24.175500363" calcext:value-type="float">
            <text:p>24.175500363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46151" calcext:value-type="float">
            <text:p>0.001046151</text:p>
          </table:table-cell>
          <table:table-cell office:value-type="float" office:value="-0.020011767" calcext:value-type="float">
            <text:p>-0.020011767</text:p>
          </table:table-cell>
          <table:table-cell office:value-type="float" office:value="0.000524871" calcext:value-type="float">
            <text:p>0.000524871</text:p>
          </table:table-cell>
          <table:table-cell office:value-type="float" office:value="0.002100807" calcext:value-type="float">
            <text:p>0.002100807</text:p>
          </table:table-cell>
          <table:table-cell office:value-type="float" office:value="0.000709782" calcext:value-type="float">
            <text:p>0.00070978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2019-12-03 10:40:00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116163" calcext:value-type="float">
            <text:p>0.136116163</text:p>
          </table:table-cell>
          <table:table-cell office:value-type="float" office:value="0.032885675" calcext:value-type="float">
            <text:p>0.032885675</text:p>
          </table:table-cell>
          <table:table-cell office:value-type="float" office:value="0.132815258" calcext:value-type="float">
            <text:p>0.132815258</text:p>
          </table:table-cell>
          <table:table-cell office:value-type="float" office:value="0.140981691" calcext:value-type="float">
            <text:p>0.140981691</text:p>
          </table:table-cell>
          <table:table-cell office:value-type="float" office:value="0.135473029" calcext:value-type="float">
            <text:p>0.1354730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06" calcext:value-type="float">
            <text:p>0.00111206</text:p>
          </table:table-cell>
          <table:table-cell office:value-type="float" office:value="0.000268674" calcext:value-type="float">
            <text:p>0.000268674</text:p>
          </table:table-cell>
          <table:table-cell office:value-type="float" office:value="0.001085092" calcext:value-type="float">
            <text:p>0.001085092</text:p>
          </table:table-cell>
          <table:table-cell office:value-type="float" office:value="0.001151811" calcext:value-type="float">
            <text:p>0.001151811</text:p>
          </table:table-cell>
          <table:table-cell office:value-type="float" office:value="0.001106806" calcext:value-type="float">
            <text:p>0.0011068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799" calcext:value-type="float">
            <text:p>4.1799E-05</text:p>
          </table:table-cell>
          <table:table-cell office:value-type="float" office:value="-0.000801588" calcext:value-type="float">
            <text:p>-0.000801588</text:p>
          </table:table-cell>
          <table:table-cell office:value-type="float" office:value="0.000014831" calcext:value-type="float">
            <text:p>1.4831E-05</text:p>
          </table:table-cell>
          <table:table-cell office:value-type="float" office:value="0.00008155" calcext:value-type="float">
            <text:p>8.155E-05</text:p>
          </table:table-cell>
          <table:table-cell office:value-type="float" office:value="0.000036544" calcext:value-type="float">
            <text:p>3.65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895058" calcext:value-type="float">
            <text:p>24.180895058</text:p>
          </table:table-cell>
          <table:table-cell office:value-type="float" office:value="24.160064195" calcext:value-type="float">
            <text:p>24.160064195</text:p>
          </table:table-cell>
          <table:table-cell office:value-type="float" office:value="24.180228975" calcext:value-type="float">
            <text:p>24.180228975</text:p>
          </table:table-cell>
          <table:table-cell office:value-type="float" office:value="24.181876862" calcext:value-type="float">
            <text:p>24.181876862</text:p>
          </table:table-cell>
          <table:table-cell office:value-type="float" office:value="24.180765281" calcext:value-type="float">
            <text:p>24.180765281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059482" calcext:value-type="float">
            <text:p>0.001059482</text:p>
          </table:table-cell>
          <table:table-cell office:value-type="float" office:value="-0.020319259" calcext:value-type="float">
            <text:p>-0.020319259</text:p>
          </table:table-cell>
          <table:table-cell office:value-type="float" office:value="0.000375881" calcext:value-type="float">
            <text:p>0.000375881</text:p>
          </table:table-cell>
          <table:table-cell office:value-type="float" office:value="0.002067108" calcext:value-type="float">
            <text:p>0.002067108</text:p>
          </table:table-cell>
          <table:table-cell office:value-type="float" office:value="0.000926293" calcext:value-type="float">
            <text:p>0.00092629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2019-12-03 10:40:01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02454" calcext:value-type="float">
            <text:p>0.136102454</text:p>
          </table:table-cell>
          <table:table-cell office:value-type="float" office:value="0.032864217" calcext:value-type="float">
            <text:p>0.032864217</text:p>
          </table:table-cell>
          <table:table-cell office:value-type="float" office:value="0.133212821" calcext:value-type="float">
            <text:p>0.133212821</text:p>
          </table:table-cell>
          <table:table-cell office:value-type="float" office:value="0.140823143" calcext:value-type="float">
            <text:p>0.140823143</text:p>
          </table:table-cell>
          <table:table-cell office:value-type="float" office:value="0.135790126" calcext:value-type="float">
            <text:p>0.1357901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948" calcext:value-type="float">
            <text:p>0.001111948</text:p>
          </table:table-cell>
          <table:table-cell office:value-type="float" office:value="0.000268499" calcext:value-type="float">
            <text:p>0.000268499</text:p>
          </table:table-cell>
          <table:table-cell office:value-type="float" office:value="0.00108834" calcext:value-type="float">
            <text:p>0.00108834</text:p>
          </table:table-cell>
          <table:table-cell office:value-type="float" office:value="0.001150516" calcext:value-type="float">
            <text:p>0.001150516</text:p>
          </table:table-cell>
          <table:table-cell office:value-type="float" office:value="0.001109396" calcext:value-type="float">
            <text:p>0.00110939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687" calcext:value-type="float">
            <text:p>4.1687E-05</text:p>
          </table:table-cell>
          <table:table-cell office:value-type="float" office:value="-0.000801763" calcext:value-type="float">
            <text:p>-0.000801763</text:p>
          </table:table-cell>
          <table:table-cell office:value-type="float" office:value="0.000018079" calcext:value-type="float">
            <text:p>1.8079E-05</text:p>
          </table:table-cell>
          <table:table-cell office:value-type="float" office:value="0.000080254" calcext:value-type="float">
            <text:p>8.0254E-05</text:p>
          </table:table-cell>
          <table:table-cell office:value-type="float" office:value="0.000039135" calcext:value-type="float">
            <text:p>3.913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38337" calcext:value-type="float">
            <text:p>24.175838337</text:p>
          </table:table-cell>
          <table:table-cell office:value-type="float" office:value="24.155005815" calcext:value-type="float">
            <text:p>24.155005815</text:p>
          </table:table-cell>
          <table:table-cell office:value-type="float" office:value="24.175255241" calcext:value-type="float">
            <text:p>24.175255241</text:p>
          </table:table-cell>
          <table:table-cell office:value-type="float" office:value="24.176790919" calcext:value-type="float">
            <text:p>24.176790919</text:p>
          </table:table-cell>
          <table:table-cell office:value-type="float" office:value="24.175775313" calcext:value-type="float">
            <text:p>24.175775313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56643" calcext:value-type="float">
            <text:p>0.001056643</text:p>
          </table:table-cell>
          <table:table-cell office:value-type="float" office:value="-0.020323703" calcext:value-type="float">
            <text:p>-0.020323703</text:p>
          </table:table-cell>
          <table:table-cell office:value-type="float" office:value="0.000458215" calcext:value-type="float">
            <text:p>0.000458215</text:p>
          </table:table-cell>
          <table:table-cell office:value-type="float" office:value="0.002034274" calcext:value-type="float">
            <text:p>0.002034274</text:p>
          </table:table-cell>
          <table:table-cell office:value-type="float" office:value="0.000991962" calcext:value-type="float">
            <text:p>0.00099196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2019-12-03 10:40:02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19961" calcext:value-type="float">
            <text:p>0.13619961</text:p>
          </table:table-cell>
          <table:table-cell office:value-type="float" office:value="0.033579473" calcext:value-type="float">
            <text:p>0.033579473</text:p>
          </table:table-cell>
          <table:table-cell office:value-type="float" office:value="0.133706943" calcext:value-type="float">
            <text:p>0.133706943</text:p>
          </table:table-cell>
          <table:table-cell office:value-type="float" office:value="0.14073314" calcext:value-type="float">
            <text:p>0.14073314</text:p>
          </table:table-cell>
          <table:table-cell office:value-type="float" office:value="0.134638564" calcext:value-type="float">
            <text:p>0.1346385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42" calcext:value-type="float">
            <text:p>0.001112742</text:p>
          </table:table-cell>
          <table:table-cell office:value-type="float" office:value="0.000274342" calcext:value-type="float">
            <text:p>0.000274342</text:p>
          </table:table-cell>
          <table:table-cell office:value-type="float" office:value="0.001092377" calcext:value-type="float">
            <text:p>0.001092377</text:p>
          </table:table-cell>
          <table:table-cell office:value-type="float" office:value="0.001149781" calcext:value-type="float">
            <text:p>0.001149781</text:p>
          </table:table-cell>
          <table:table-cell office:value-type="float" office:value="0.001099988" calcext:value-type="float">
            <text:p>0.00109998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48" calcext:value-type="float">
            <text:p>4.248E-05</text:p>
          </table:table-cell>
          <table:table-cell office:value-type="float" office:value="-0.000795919" calcext:value-type="float">
            <text:p>-0.000795919</text:p>
          </table:table-cell>
          <table:table-cell office:value-type="float" office:value="0.000022116" calcext:value-type="float">
            <text:p>2.2116E-05</text:p>
          </table:table-cell>
          <table:table-cell office:value-type="float" office:value="0.000079519" calcext:value-type="float">
            <text:p>7.9519E-05</text:p>
          </table:table-cell>
          <table:table-cell office:value-type="float" office:value="0.000029727" calcext:value-type="float">
            <text:p>2.972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57942" calcext:value-type="float">
            <text:p>24.175857942</text:p>
          </table:table-cell>
          <table:table-cell office:value-type="float" office:value="24.155150148" calcext:value-type="float">
            <text:p>24.155150148</text:p>
          </table:table-cell>
          <table:table-cell office:value-type="float" office:value="24.17535495" calcext:value-type="float">
            <text:p>24.17535495</text:p>
          </table:table-cell>
          <table:table-cell office:value-type="float" office:value="24.176772757" calcext:value-type="float">
            <text:p>24.176772757</text:p>
          </table:table-cell>
          <table:table-cell office:value-type="float" office:value="24.17554294" calcext:value-type="float">
            <text:p>24.17554294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076764" calcext:value-type="float">
            <text:p>0.001076764</text:p>
          </table:table-cell>
          <table:table-cell office:value-type="float" office:value="-0.020175574" calcext:value-type="float">
            <text:p>-0.020175574</text:p>
          </table:table-cell>
          <table:table-cell office:value-type="float" office:value="0.000560545" calcext:value-type="float">
            <text:p>0.000560545</text:p>
          </table:table-cell>
          <table:table-cell office:value-type="float" office:value="0.002015635" calcext:value-type="float">
            <text:p>0.002015635</text:p>
          </table:table-cell>
          <table:table-cell office:value-type="float" office:value="0.000753479" calcext:value-type="float">
            <text:p>0.00075347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2019-12-03 10:40:04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0.136387364" calcext:value-type="float">
            <text:p>0.136387364</text:p>
          </table:table-cell>
          <table:table-cell office:value-type="float" office:value="0.033804778" calcext:value-type="float">
            <text:p>0.033804778</text:p>
          </table:table-cell>
          <table:table-cell office:value-type="float" office:value="0.133045928" calcext:value-type="float">
            <text:p>0.133045928</text:p>
          </table:table-cell>
          <table:table-cell office:value-type="float" office:value="0.140603201" calcext:value-type="float">
            <text:p>0.140603201</text:p>
          </table:table-cell>
          <table:table-cell office:value-type="float" office:value="0.134836451" calcext:value-type="float">
            <text:p>0.134836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276" calcext:value-type="float">
            <text:p>0.001114276</text:p>
          </table:table-cell>
          <table:table-cell office:value-type="float" office:value="0.000276183" calcext:value-type="float">
            <text:p>0.000276183</text:p>
          </table:table-cell>
          <table:table-cell office:value-type="float" office:value="0.001086977" calcext:value-type="float">
            <text:p>0.001086977</text:p>
          </table:table-cell>
          <table:table-cell office:value-type="float" office:value="0.001148719" calcext:value-type="float">
            <text:p>0.001148719</text:p>
          </table:table-cell>
          <table:table-cell office:value-type="float" office:value="0.001101605" calcext:value-type="float">
            <text:p>0.0011016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014" calcext:value-type="float">
            <text:p>4.4014E-05</text:p>
          </table:table-cell>
          <table:table-cell office:value-type="float" office:value="-0.000794079" calcext:value-type="float">
            <text:p>-0.000794079</text:p>
          </table:table-cell>
          <table:table-cell office:value-type="float" office:value="0.000016715" calcext:value-type="float">
            <text:p>1.6715E-05</text:p>
          </table:table-cell>
          <table:table-cell office:value-type="float" office:value="0.000078458" calcext:value-type="float">
            <text:p>7.8458E-05</text:p>
          </table:table-cell>
          <table:table-cell office:value-type="float" office:value="0.000031344" calcext:value-type="float">
            <text:p>3.13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6003737" calcext:value-type="float">
            <text:p>24.186003737</text:p>
          </table:table-cell>
          <table:table-cell office:value-type="float" office:value="24.165303712" calcext:value-type="float">
            <text:p>24.165303712</text:p>
          </table:table-cell>
          <table:table-cell office:value-type="float" office:value="24.185329478" calcext:value-type="float">
            <text:p>24.185329478</text:p>
          </table:table-cell>
          <table:table-cell office:value-type="float" office:value="24.186854438" calcext:value-type="float">
            <text:p>24.186854438</text:p>
          </table:table-cell>
          <table:table-cell office:value-type="float" office:value="24.185690783" calcext:value-type="float">
            <text:p>24.185690783</text:p>
          </table:table-cell>
          <table:table-cell office:value-type="float" office:value="25.166981793" calcext:value-type="float">
            <text:p>25.166981793</text:p>
          </table:table-cell>
          <table:table-cell/>
          <table:table-cell office:value-type="float" office:value="0.001115647" calcext:value-type="float">
            <text:p>0.001115647</text:p>
          </table:table-cell>
          <table:table-cell office:value-type="float" office:value="-0.020128913" calcext:value-type="float">
            <text:p>-0.020128913</text:p>
          </table:table-cell>
          <table:table-cell office:value-type="float" office:value="0.000423652" calcext:value-type="float">
            <text:p>0.000423652</text:p>
          </table:table-cell>
          <table:table-cell office:value-type="float" office:value="0.001988725" calcext:value-type="float">
            <text:p>0.001988725</text:p>
          </table:table-cell>
          <table:table-cell office:value-type="float" office:value="0.00079446" calcext:value-type="float">
            <text:p>0.0007944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2019-12-03 10:40:05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426107" calcext:value-type="float">
            <text:p>0.136426107</text:p>
          </table:table-cell>
          <table:table-cell office:value-type="float" office:value="0.032880906" calcext:value-type="float">
            <text:p>0.032880906</text:p>
          </table:table-cell>
          <table:table-cell office:value-type="float" office:value="0.133184806" calcext:value-type="float">
            <text:p>0.133184806</text:p>
          </table:table-cell>
          <table:table-cell office:value-type="float" office:value="0.140712278" calcext:value-type="float">
            <text:p>0.140712278</text:p>
          </table:table-cell>
          <table:table-cell office:value-type="float" office:value="0.135766284" calcext:value-type="float">
            <text:p>0.1357662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92" calcext:value-type="float">
            <text:p>0.001114592</text:p>
          </table:table-cell>
          <table:table-cell office:value-type="float" office:value="0.000268635" calcext:value-type="float">
            <text:p>0.000268635</text:p>
          </table:table-cell>
          <table:table-cell office:value-type="float" office:value="0.001088111" calcext:value-type="float">
            <text:p>0.001088111</text:p>
          </table:table-cell>
          <table:table-cell office:value-type="float" office:value="0.00114961" calcext:value-type="float">
            <text:p>0.00114961</text:p>
          </table:table-cell>
          <table:table-cell office:value-type="float" office:value="0.001109202" calcext:value-type="float">
            <text:p>0.0011092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31" calcext:value-type="float">
            <text:p>4.4331E-05</text:p>
          </table:table-cell>
          <table:table-cell office:value-type="float" office:value="-0.000801627" calcext:value-type="float">
            <text:p>-0.000801627</text:p>
          </table:table-cell>
          <table:table-cell office:value-type="float" office:value="0.00001785" calcext:value-type="float">
            <text:p>1.785E-05</text:p>
          </table:table-cell>
          <table:table-cell office:value-type="float" office:value="0.000079349" calcext:value-type="float">
            <text:p>7.9349E-05</text:p>
          </table:table-cell>
          <table:table-cell office:value-type="float" office:value="0.00003894" calcext:value-type="float">
            <text:p>3.89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03647" calcext:value-type="float">
            <text:p>24.175903647</text:p>
          </table:table-cell>
          <table:table-cell office:value-type="float" office:value="24.155009183" calcext:value-type="float">
            <text:p>24.155009183</text:p>
          </table:table-cell>
          <table:table-cell office:value-type="float" office:value="24.175249588" calcext:value-type="float">
            <text:p>24.175249588</text:p>
          </table:table-cell>
          <table:table-cell office:value-type="float" office:value="24.176768548" calcext:value-type="float">
            <text:p>24.176768548</text:p>
          </table:table-cell>
          <table:table-cell office:value-type="float" office:value="24.175770502" calcext:value-type="float">
            <text:p>24.175770502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2367" calcext:value-type="float">
            <text:p>0.00112367</text:p>
          </table:table-cell>
          <table:table-cell office:value-type="float" office:value="-0.020320247" calcext:value-type="float">
            <text:p>-0.020320247</text:p>
          </table:table-cell>
          <table:table-cell office:value-type="float" office:value="0.000452413" calcext:value-type="float">
            <text:p>0.000452413</text:p>
          </table:table-cell>
          <table:table-cell office:value-type="float" office:value="0.002011314" calcext:value-type="float">
            <text:p>0.002011314</text:p>
          </table:table-cell>
          <table:table-cell office:value-type="float" office:value="0.000987024" calcext:value-type="float">
            <text:p>0.0009870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2019-12-03 10:40:06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40167" calcext:value-type="float">
            <text:p>0.13640167</text:p>
          </table:table-cell>
          <table:table-cell office:value-type="float" office:value="0.032856468" calcext:value-type="float">
            <text:p>0.032856468</text:p>
          </table:table-cell>
          <table:table-cell office:value-type="float" office:value="0.133078114" calcext:value-type="float">
            <text:p>0.133078114</text:p>
          </table:table-cell>
          <table:table-cell office:value-type="float" office:value="0.140712278" calcext:value-type="float">
            <text:p>0.140712278</text:p>
          </table:table-cell>
          <table:table-cell office:value-type="float" office:value="0.13574423" calcext:value-type="float">
            <text:p>0.135744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93" calcext:value-type="float">
            <text:p>0.001114393</text:p>
          </table:table-cell>
          <table:table-cell office:value-type="float" office:value="0.000268435" calcext:value-type="float">
            <text:p>0.000268435</text:p>
          </table:table-cell>
          <table:table-cell office:value-type="float" office:value="0.001087239" calcext:value-type="float">
            <text:p>0.001087239</text:p>
          </table:table-cell>
          <table:table-cell office:value-type="float" office:value="0.00114961" calcext:value-type="float">
            <text:p>0.00114961</text:p>
          </table:table-cell>
          <table:table-cell office:value-type="float" office:value="0.001109021" calcext:value-type="float">
            <text:p>0.0011090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31" calcext:value-type="float">
            <text:p>4.4131E-05</text:p>
          </table:table-cell>
          <table:table-cell office:value-type="float" office:value="-0.000801826" calcext:value-type="float">
            <text:p>-0.000801826</text:p>
          </table:table-cell>
          <table:table-cell office:value-type="float" office:value="0.000016978" calcext:value-type="float">
            <text:p>1.6978E-05</text:p>
          </table:table-cell>
          <table:table-cell office:value-type="float" office:value="0.000079349" calcext:value-type="float">
            <text:p>7.9349E-05</text:p>
          </table:table-cell>
          <table:table-cell office:value-type="float" office:value="0.00003876" calcext:value-type="float">
            <text:p>3.87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98715" calcext:value-type="float">
            <text:p>24.175898715</text:p>
          </table:table-cell>
          <table:table-cell office:value-type="float" office:value="24.155004251" calcext:value-type="float">
            <text:p>24.155004251</text:p>
          </table:table-cell>
          <table:table-cell office:value-type="float" office:value="24.175228059" calcext:value-type="float">
            <text:p>24.175228059</text:p>
          </table:table-cell>
          <table:table-cell office:value-type="float" office:value="24.176768548" calcext:value-type="float">
            <text:p>24.176768548</text:p>
          </table:table-cell>
          <table:table-cell office:value-type="float" office:value="24.175766051" calcext:value-type="float">
            <text:p>24.17576605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18609" calcext:value-type="float">
            <text:p>0.001118609</text:p>
          </table:table-cell>
          <table:table-cell office:value-type="float" office:value="-0.020325308" calcext:value-type="float">
            <text:p>-0.020325308</text:p>
          </table:table-cell>
          <table:table-cell office:value-type="float" office:value="0.000430317" calcext:value-type="float">
            <text:p>0.000430317</text:p>
          </table:table-cell>
          <table:table-cell office:value-type="float" office:value="0.002011314" calcext:value-type="float">
            <text:p>0.002011314</text:p>
          </table:table-cell>
          <table:table-cell office:value-type="float" office:value="0.000982457" calcext:value-type="float">
            <text:p>0.0009824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2019-12-03 10:40:08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523859" calcext:value-type="float">
            <text:p>0.136523859</text:p>
          </table:table-cell>
          <table:table-cell office:value-type="float" office:value="0.034453873" calcext:value-type="float">
            <text:p>0.034453873</text:p>
          </table:table-cell>
          <table:table-cell office:value-type="float" office:value="0.133441106" calcext:value-type="float">
            <text:p>0.133441106</text:p>
          </table:table-cell>
          <table:table-cell office:value-type="float" office:value="0.140696185" calcext:value-type="float">
            <text:p>0.140696185</text:p>
          </table:table-cell>
          <table:table-cell office:value-type="float" office:value="0.134319679" calcext:value-type="float">
            <text:p>0.1343196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391" calcext:value-type="float">
            <text:p>0.001115391</text:p>
          </table:table-cell>
          <table:table-cell office:value-type="float" office:value="0.000281486" calcext:value-type="float">
            <text:p>0.000281486</text:p>
          </table:table-cell>
          <table:table-cell office:value-type="float" office:value="0.001090205" calcext:value-type="float">
            <text:p>0.001090205</text:p>
          </table:table-cell>
          <table:table-cell office:value-type="float" office:value="0.001149479" calcext:value-type="float">
            <text:p>0.001149479</text:p>
          </table:table-cell>
          <table:table-cell office:value-type="float" office:value="0.001097383" calcext:value-type="float">
            <text:p>0.00109738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3" calcext:value-type="float">
            <text:p>4.513E-05</text:p>
          </table:table-cell>
          <table:table-cell office:value-type="float" office:value="-0.000788776" calcext:value-type="float">
            <text:p>-0.000788776</text:p>
          </table:table-cell>
          <table:table-cell office:value-type="float" office:value="0.000019944" calcext:value-type="float">
            <text:p>1.9944E-05</text:p>
          </table:table-cell>
          <table:table-cell office:value-type="float" office:value="0.000079217" calcext:value-type="float">
            <text:p>7.9217E-05</text:p>
          </table:table-cell>
          <table:table-cell office:value-type="float" office:value="0.000027122" calcext:value-type="float">
            <text:p>2.712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61512" calcext:value-type="float">
            <text:p>24.160761512</text:p>
          </table:table-cell>
          <table:table-cell office:value-type="float" office:value="24.140164452" calcext:value-type="float">
            <text:p>24.140164452</text:p>
          </table:table-cell>
          <table:table-cell office:value-type="float" office:value="24.160139438" calcext:value-type="float">
            <text:p>24.160139438</text:p>
          </table:table-cell>
          <table:table-cell office:value-type="float" office:value="24.161603452" calcext:value-type="float">
            <text:p>24.161603452</text:p>
          </table:table-cell>
          <table:table-cell office:value-type="float" office:value="24.160316727" calcext:value-type="float">
            <text:p>24.160316727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43914" calcext:value-type="float">
            <text:p>0.001143914</text:p>
          </table:table-cell>
          <table:table-cell office:value-type="float" office:value="-0.019994485" calcext:value-type="float">
            <text:p>-0.019994485</text:p>
          </table:table-cell>
          <table:table-cell office:value-type="float" office:value="0.000505491" calcext:value-type="float">
            <text:p>0.000505491</text:p>
          </table:table-cell>
          <table:table-cell office:value-type="float" office:value="0.002007981" calcext:value-type="float">
            <text:p>0.002007981</text:p>
          </table:table-cell>
          <table:table-cell office:value-type="float" office:value="0.000687439" calcext:value-type="float">
            <text:p>0.00068743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2019-12-03 10:40:0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463658" calcext:value-type="float">
            <text:p>0.136463658</text:p>
          </table:table-cell>
          <table:table-cell office:value-type="float" office:value="0.033443574" calcext:value-type="float">
            <text:p>0.033443574</text:p>
          </table:table-cell>
          <table:table-cell office:value-type="float" office:value="0.132980959" calcext:value-type="float">
            <text:p>0.132980959</text:p>
          </table:table-cell>
          <table:table-cell office:value-type="float" office:value="0.140791552" calcext:value-type="float">
            <text:p>0.140791552</text:p>
          </table:table-cell>
          <table:table-cell office:value-type="float" office:value="0.134822742" calcext:value-type="float">
            <text:p>0.1348227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899" calcext:value-type="float">
            <text:p>0.001114899</text:p>
          </table:table-cell>
          <table:table-cell office:value-type="float" office:value="0.000273232" calcext:value-type="float">
            <text:p>0.000273232</text:p>
          </table:table-cell>
          <table:table-cell office:value-type="float" office:value="0.001086446" calcext:value-type="float">
            <text:p>0.001086446</text:p>
          </table:table-cell>
          <table:table-cell office:value-type="float" office:value="0.001150258" calcext:value-type="float">
            <text:p>0.001150258</text:p>
          </table:table-cell>
          <table:table-cell office:value-type="float" office:value="0.001101493" calcext:value-type="float">
            <text:p>0.00110149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638" calcext:value-type="float">
            <text:p>4.4638E-05</text:p>
          </table:table-cell>
          <table:table-cell office:value-type="float" office:value="-0.00079703" calcext:value-type="float">
            <text:p>-0.00079703</text:p>
          </table:table-cell>
          <table:table-cell office:value-type="float" office:value="0.000016184" calcext:value-type="float">
            <text:p>1.6184E-05</text:p>
          </table:table-cell>
          <table:table-cell office:value-type="float" office:value="0.000079996" calcext:value-type="float">
            <text:p>7.9996E-05</text:p>
          </table:table-cell>
          <table:table-cell office:value-type="float" office:value="0.000031232" calcext:value-type="float">
            <text:p>3.12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49364" calcext:value-type="float">
            <text:p>24.160749364</text:p>
          </table:table-cell>
          <table:table-cell office:value-type="float" office:value="24.139960578" calcext:value-type="float">
            <text:p>24.139960578</text:p>
          </table:table-cell>
          <table:table-cell office:value-type="float" office:value="24.160046584" calcext:value-type="float">
            <text:p>24.160046584</text:p>
          </table:table-cell>
          <table:table-cell office:value-type="float" office:value="24.161622696" calcext:value-type="float">
            <text:p>24.161622696</text:p>
          </table:table-cell>
          <table:table-cell office:value-type="float" office:value="24.160418241" calcext:value-type="float">
            <text:p>24.160418241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31447" calcext:value-type="float">
            <text:p>0.001131447</text:p>
          </table:table-cell>
          <table:table-cell office:value-type="float" office:value="-0.020203718" calcext:value-type="float">
            <text:p>-0.020203718</text:p>
          </table:table-cell>
          <table:table-cell office:value-type="float" office:value="0.000410197" calcext:value-type="float">
            <text:p>0.000410197</text:p>
          </table:table-cell>
          <table:table-cell office:value-type="float" office:value="0.002027731" calcext:value-type="float">
            <text:p>0.002027731</text:p>
          </table:table-cell>
          <table:table-cell office:value-type="float" office:value="0.000791621" calcext:value-type="float">
            <text:p>0.0007916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2019-12-03 10:40:10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383788" calcext:value-type="float">
            <text:p>0.136383788</text:p>
          </table:table-cell>
          <table:table-cell office:value-type="float" office:value="0.032849912" calcext:value-type="float">
            <text:p>0.032849912</text:p>
          </table:table-cell>
          <table:table-cell office:value-type="float" office:value="0.132942812" calcext:value-type="float">
            <text:p>0.132942812</text:p>
          </table:table-cell>
          <table:table-cell office:value-type="float" office:value="0.140836256" calcext:value-type="float">
            <text:p>0.140836256</text:p>
          </table:table-cell>
          <table:table-cell office:value-type="float" office:value="0.135498063" calcext:value-type="float">
            <text:p>0.1354980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247" calcext:value-type="float">
            <text:p>0.001114247</text:p>
          </table:table-cell>
          <table:table-cell office:value-type="float" office:value="0.000268382" calcext:value-type="float">
            <text:p>0.000268382</text:p>
          </table:table-cell>
          <table:table-cell office:value-type="float" office:value="0.001086134" calcext:value-type="float">
            <text:p>0.001086134</text:p>
          </table:table-cell>
          <table:table-cell office:value-type="float" office:value="0.001150623" calcext:value-type="float">
            <text:p>0.001150623</text:p>
          </table:table-cell>
          <table:table-cell office:value-type="float" office:value="0.00110701" calcext:value-type="float">
            <text:p>0.001107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85" calcext:value-type="float">
            <text:p>4.3985E-05</text:p>
          </table:table-cell>
          <table:table-cell office:value-type="float" office:value="-0.00080188" calcext:value-type="float">
            <text:p>-0.00080188</text:p>
          </table:table-cell>
          <table:table-cell office:value-type="float" office:value="0.000015873" calcext:value-type="float">
            <text:p>1.5873E-05</text:p>
          </table:table-cell>
          <table:table-cell office:value-type="float" office:value="0.000080362" calcext:value-type="float">
            <text:p>8.0362E-05</text:p>
          </table:table-cell>
          <table:table-cell office:value-type="float" office:value="0.000036749" calcext:value-type="float">
            <text:p>3.674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895107" calcext:value-type="float">
            <text:p>24.175895107</text:p>
          </table:table-cell>
          <table:table-cell office:value-type="float" office:value="24.155002928" calcext:value-type="float">
            <text:p>24.155002928</text:p>
          </table:table-cell>
          <table:table-cell office:value-type="float" office:value="24.175200756" calcext:value-type="float">
            <text:p>24.175200756</text:p>
          </table:table-cell>
          <table:table-cell office:value-type="float" office:value="24.176793565" calcext:value-type="float">
            <text:p>24.176793565</text:p>
          </table:table-cell>
          <table:table-cell office:value-type="float" office:value="24.175716378" calcext:value-type="float">
            <text:p>24.175716378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14906" calcext:value-type="float">
            <text:p>0.001114906</text:p>
          </table:table-cell>
          <table:table-cell office:value-type="float" office:value="-0.020326666" calcext:value-type="float">
            <text:p>-0.020326666</text:p>
          </table:table-cell>
          <table:table-cell office:value-type="float" office:value="0.000402297" calcext:value-type="float">
            <text:p>0.000402297</text:p>
          </table:table-cell>
          <table:table-cell office:value-type="float" office:value="0.002036989" calcext:value-type="float">
            <text:p>0.002036989</text:p>
          </table:table-cell>
          <table:table-cell office:value-type="float" office:value="0.000931477" calcext:value-type="float">
            <text:p>0.00093147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2019-12-03 10:40:11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436836" calcext:value-type="float">
            <text:p>0.136436836</text:p>
          </table:table-cell>
          <table:table-cell office:value-type="float" office:value="0.033456687" calcext:value-type="float">
            <text:p>0.033456687</text:p>
          </table:table-cell>
          <table:table-cell office:value-type="float" office:value="0.133798734" calcext:value-type="float">
            <text:p>0.133798734</text:p>
          </table:table-cell>
          <table:table-cell office:value-type="float" office:value="0.140941756" calcext:value-type="float">
            <text:p>0.140941756</text:p>
          </table:table-cell>
          <table:table-cell office:value-type="float" office:value="0.134595053" calcext:value-type="float">
            <text:p>0.1345950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8" calcext:value-type="float">
            <text:p>0.00111468</text:p>
          </table:table-cell>
          <table:table-cell office:value-type="float" office:value="0.000273339" calcext:value-type="float">
            <text:p>0.000273339</text:p>
          </table:table-cell>
          <table:table-cell office:value-type="float" office:value="0.001093127" calcext:value-type="float">
            <text:p>0.001093127</text:p>
          </table:table-cell>
          <table:table-cell office:value-type="float" office:value="0.001151485" calcext:value-type="float">
            <text:p>0.001151485</text:p>
          </table:table-cell>
          <table:table-cell office:value-type="float" office:value="0.001099633" calcext:value-type="float">
            <text:p>0.0010996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19" calcext:value-type="float">
            <text:p>4.4419E-05</text:p>
          </table:table-cell>
          <table:table-cell office:value-type="float" office:value="-0.000796922" calcext:value-type="float">
            <text:p>-0.000796922</text:p>
          </table:table-cell>
          <table:table-cell office:value-type="float" office:value="0.000022865" calcext:value-type="float">
            <text:p>2.2865E-05</text:p>
          </table:table-cell>
          <table:table-cell office:value-type="float" office:value="0.000081223" calcext:value-type="float">
            <text:p>8.1223E-05</text:p>
          </table:table-cell>
          <table:table-cell office:value-type="float" office:value="0.000029371" calcext:value-type="float">
            <text:p>2.937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797905" calcext:value-type="float">
            <text:p>24.165797905</text:p>
          </table:table-cell>
          <table:table-cell office:value-type="float" office:value="24.145017273" calcext:value-type="float">
            <text:p>24.145017273</text:p>
          </table:table-cell>
          <table:table-cell office:value-type="float" office:value="24.16526556" calcext:value-type="float">
            <text:p>24.16526556</text:p>
          </table:table-cell>
          <table:table-cell office:value-type="float" office:value="24.166706955" calcext:value-type="float">
            <text:p>24.166706955</text:p>
          </table:table-cell>
          <table:table-cell office:value-type="float" office:value="24.16542625" calcext:value-type="float">
            <text:p>24.16542625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25892" calcext:value-type="float">
            <text:p>0.001125892</text:p>
          </table:table-cell>
          <table:table-cell office:value-type="float" office:value="-0.020201002" calcext:value-type="float">
            <text:p>-0.020201002</text:p>
          </table:table-cell>
          <table:table-cell office:value-type="float" office:value="0.000579554" calcext:value-type="float">
            <text:p>0.000579554</text:p>
          </table:table-cell>
          <table:table-cell office:value-type="float" office:value="0.002058838" calcext:value-type="float">
            <text:p>0.002058838</text:p>
          </table:table-cell>
          <table:table-cell office:value-type="float" office:value="0.000744468" calcext:value-type="float">
            <text:p>0.00074446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2019-12-03 10:40:13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545913" calcext:value-type="float">
            <text:p>0.136545913</text:p>
          </table:table-cell>
          <table:table-cell office:value-type="float" office:value="0.034129028" calcext:value-type="float">
            <text:p>0.034129028</text:p>
          </table:table-cell>
          <table:table-cell office:value-type="float" office:value="0.13364257" calcext:value-type="float">
            <text:p>0.13364257</text:p>
          </table:table-cell>
          <table:table-cell office:value-type="float" office:value="0.140953677" calcext:value-type="float">
            <text:p>0.140953677</text:p>
          </table:table-cell>
          <table:table-cell office:value-type="float" office:value="0.134875194" calcext:value-type="float">
            <text:p>0.1348751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71" calcext:value-type="float">
            <text:p>0.001115571</text:p>
          </table:table-cell>
          <table:table-cell office:value-type="float" office:value="0.000278832" calcext:value-type="float">
            <text:p>0.000278832</text:p>
          </table:table-cell>
          <table:table-cell office:value-type="float" office:value="0.001091851" calcext:value-type="float">
            <text:p>0.001091851</text:p>
          </table:table-cell>
          <table:table-cell office:value-type="float" office:value="0.001151582" calcext:value-type="float">
            <text:p>0.001151582</text:p>
          </table:table-cell>
          <table:table-cell office:value-type="float" office:value="0.001101922" calcext:value-type="float">
            <text:p>0.0011019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1" calcext:value-type="float">
            <text:p>4.531E-05</text:p>
          </table:table-cell>
          <table:table-cell office:value-type="float" office:value="-0.00079143" calcext:value-type="float">
            <text:p>-0.00079143</text:p>
          </table:table-cell>
          <table:table-cell office:value-type="float" office:value="0.00002159" calcext:value-type="float">
            <text:p>2.159E-05</text:p>
          </table:table-cell>
          <table:table-cell office:value-type="float" office:value="0.000081321" calcext:value-type="float">
            <text:p>8.1321E-05</text:p>
          </table:table-cell>
          <table:table-cell office:value-type="float" office:value="0.00003166" calcext:value-type="float">
            <text:p>3.16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73869" calcext:value-type="float">
            <text:p>24.170873869</text:p>
          </table:table-cell>
          <table:table-cell office:value-type="float" office:value="24.150206996" calcext:value-type="float">
            <text:p>24.150206996</text:p>
          </table:table-cell>
          <table:table-cell office:value-type="float" office:value="24.170288004" calcext:value-type="float">
            <text:p>24.170288004</text:p>
          </table:table-cell>
          <table:table-cell office:value-type="float" office:value="24.17176331" calcext:value-type="float">
            <text:p>24.17176331</text:p>
          </table:table-cell>
          <table:table-cell office:value-type="float" office:value="24.170536735" calcext:value-type="float">
            <text:p>24.170536735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48481" calcext:value-type="float">
            <text:p>0.001148481</text:p>
          </table:table-cell>
          <table:table-cell office:value-type="float" office:value="-0.020061761" calcext:value-type="float">
            <text:p>-0.020061761</text:p>
          </table:table-cell>
          <table:table-cell office:value-type="float" office:value="0.000547214" calcext:value-type="float">
            <text:p>0.000547214</text:p>
          </table:table-cell>
          <table:table-cell office:value-type="float" office:value="0.002061307" calcext:value-type="float">
            <text:p>0.002061307</text:p>
          </table:table-cell>
          <table:table-cell office:value-type="float" office:value="0.000802484" calcext:value-type="float">
            <text:p>0.00080248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2019-12-03 10:40:14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422531" calcext:value-type="float">
            <text:p>0.136422531</text:p>
          </table:table-cell>
          <table:table-cell office:value-type="float" office:value="0.034657721" calcext:value-type="float">
            <text:p>0.034657721</text:p>
          </table:table-cell>
          <table:table-cell office:value-type="float" office:value="0.133412496" calcext:value-type="float">
            <text:p>0.133412496</text:p>
          </table:table-cell>
          <table:table-cell office:value-type="float" office:value="0.141297596" calcext:value-type="float">
            <text:p>0.141297596</text:p>
          </table:table-cell>
          <table:table-cell office:value-type="float" office:value="0.134326236" calcext:value-type="float">
            <text:p>0.1343262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63" calcext:value-type="float">
            <text:p>0.001114563</text:p>
          </table:table-cell>
          <table:table-cell office:value-type="float" office:value="0.000283151" calcext:value-type="float">
            <text:p>0.000283151</text:p>
          </table:table-cell>
          <table:table-cell office:value-type="float" office:value="0.001089971" calcext:value-type="float">
            <text:p>0.001089971</text:p>
          </table:table-cell>
          <table:table-cell office:value-type="float" office:value="0.001154392" calcext:value-type="float">
            <text:p>0.001154392</text:p>
          </table:table-cell>
          <table:table-cell office:value-type="float" office:value="0.001097437" calcext:value-type="float">
            <text:p>0.0010974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02" calcext:value-type="float">
            <text:p>4.4302E-05</text:p>
          </table:table-cell>
          <table:table-cell office:value-type="float" office:value="-0.00078711" calcext:value-type="float">
            <text:p>-0.00078711</text:p>
          </table:table-cell>
          <table:table-cell office:value-type="float" office:value="0.00001971" calcext:value-type="float">
            <text:p>1.971E-05</text:p>
          </table:table-cell>
          <table:table-cell office:value-type="float" office:value="0.000084131" calcext:value-type="float">
            <text:p>8.4131E-05</text:p>
          </table:table-cell>
          <table:table-cell office:value-type="float" office:value="0.000027175" calcext:value-type="float">
            <text:p>2.717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41065" calcext:value-type="float">
            <text:p>24.160741065</text:p>
          </table:table-cell>
          <table:table-cell office:value-type="float" office:value="24.140205587" calcext:value-type="float">
            <text:p>24.140205587</text:p>
          </table:table-cell>
          <table:table-cell office:value-type="float" office:value="24.160133665" calcext:value-type="float">
            <text:p>24.160133665</text:p>
          </table:table-cell>
          <table:table-cell office:value-type="float" office:value="24.161724812" calcext:value-type="float">
            <text:p>24.161724812</text:p>
          </table:table-cell>
          <table:table-cell office:value-type="float" office:value="24.16031805" calcext:value-type="float">
            <text:p>24.16031805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2293" calcext:value-type="float">
            <text:p>0.00112293</text:p>
          </table:table-cell>
          <table:table-cell office:value-type="float" office:value="-0.019952268" calcext:value-type="float">
            <text:p>-0.019952268</text:p>
          </table:table-cell>
          <table:table-cell office:value-type="float" office:value="0.000499566" calcext:value-type="float">
            <text:p>0.000499566</text:p>
          </table:table-cell>
          <table:table-cell office:value-type="float" office:value="0.00213253" calcext:value-type="float">
            <text:p>0.00213253</text:p>
          </table:table-cell>
          <table:table-cell office:value-type="float" office:value="0.000688797" calcext:value-type="float">
            <text:p>0.00068879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2019-12-03 10:40:15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0.136359946" calcext:value-type="float">
            <text:p>0.136359946</text:p>
          </table:table-cell>
          <table:table-cell office:value-type="float" office:value="0.033004884" calcext:value-type="float">
            <text:p>0.033004884</text:p>
          </table:table-cell>
          <table:table-cell office:value-type="float" office:value="0.132997648" calcext:value-type="float">
            <text:p>0.132997648</text:p>
          </table:table-cell>
          <table:table-cell office:value-type="float" office:value="0.141345875" calcext:value-type="float">
            <text:p>0.141345875</text:p>
          </table:table-cell>
          <table:table-cell office:value-type="float" office:value="0.134682671" calcext:value-type="float">
            <text:p>0.1346826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052" calcext:value-type="float">
            <text:p>0.001114052</text:p>
          </table:table-cell>
          <table:table-cell office:value-type="float" office:value="0.000269648" calcext:value-type="float">
            <text:p>0.000269648</text:p>
          </table:table-cell>
          <table:table-cell office:value-type="float" office:value="0.001086582" calcext:value-type="float">
            <text:p>0.001086582</text:p>
          </table:table-cell>
          <table:table-cell office:value-type="float" office:value="0.001154787" calcext:value-type="float">
            <text:p>0.001154787</text:p>
          </table:table-cell>
          <table:table-cell office:value-type="float" office:value="0.001100349" calcext:value-type="float">
            <text:p>0.00110034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9" calcext:value-type="float">
            <text:p>4.379E-05</text:p>
          </table:table-cell>
          <table:table-cell office:value-type="float" office:value="-0.000800614" calcext:value-type="float">
            <text:p>-0.000800614</text:p>
          </table:table-cell>
          <table:table-cell office:value-type="float" office:value="0.000016321" calcext:value-type="float">
            <text:p>1.6321E-05</text:p>
          </table:table-cell>
          <table:table-cell office:value-type="float" office:value="0.000084525" calcext:value-type="float">
            <text:p>8.4525E-05</text:p>
          </table:table-cell>
          <table:table-cell office:value-type="float" office:value="0.000030087" calcext:value-type="float">
            <text:p>3.008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0836342" calcext:value-type="float">
            <text:p>24.170836342</text:p>
          </table:table-cell>
          <table:table-cell office:value-type="float" office:value="24.149980151" calcext:value-type="float">
            <text:p>24.149980151</text:p>
          </table:table-cell>
          <table:table-cell office:value-type="float" office:value="24.170157865" calcext:value-type="float">
            <text:p>24.170157865</text:p>
          </table:table-cell>
          <table:table-cell office:value-type="float" office:value="24.171842451" calcext:value-type="float">
            <text:p>24.171842451</text:p>
          </table:table-cell>
          <table:table-cell office:value-type="float" office:value="24.170497885" calcext:value-type="float">
            <text:p>24.170497885</text:p>
          </table:table-cell>
          <table:table-cell office:value-type="float" office:value="25.151833356" calcext:value-type="float">
            <text:p>25.151833356</text:p>
          </table:table-cell>
          <table:table-cell/>
          <table:table-cell office:value-type="float" office:value="0.001109969" calcext:value-type="float">
            <text:p>0.001109969</text:p>
          </table:table-cell>
          <table:table-cell office:value-type="float" office:value="-0.020294571" calcext:value-type="float">
            <text:p>-0.020294571</text:p>
          </table:table-cell>
          <table:table-cell office:value-type="float" office:value="0.000413653" calcext:value-type="float">
            <text:p>0.000413653</text:p>
          </table:table-cell>
          <table:table-cell office:value-type="float" office:value="0.002142529" calcext:value-type="float">
            <text:p>0.002142529</text:p>
          </table:table-cell>
          <table:table-cell office:value-type="float" office:value="0.000762613" calcext:value-type="float">
            <text:p>0.0007626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2019-12-03 10:40:17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0.136390941" calcext:value-type="float">
            <text:p>0.136390941</text:p>
          </table:table-cell>
          <table:table-cell office:value-type="float" office:value="0.033282642" calcext:value-type="float">
            <text:p>0.033282642</text:p>
          </table:table-cell>
          <table:table-cell office:value-type="float" office:value="0.133187787" calcext:value-type="float">
            <text:p>0.133187787</text:p>
          </table:table-cell>
          <table:table-cell office:value-type="float" office:value="0.141345279" calcext:value-type="float">
            <text:p>0.141345279</text:p>
          </table:table-cell>
          <table:table-cell office:value-type="float" office:value="0.134391205" calcext:value-type="float">
            <text:p>0.1343912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05" calcext:value-type="float">
            <text:p>0.001114305</text:p>
          </table:table-cell>
          <table:table-cell office:value-type="float" office:value="0.000271917" calcext:value-type="float">
            <text:p>0.000271917</text:p>
          </table:table-cell>
          <table:table-cell office:value-type="float" office:value="0.001088136" calcext:value-type="float">
            <text:p>0.001088136</text:p>
          </table:table-cell>
          <table:table-cell office:value-type="float" office:value="0.001154782" calcext:value-type="float">
            <text:p>0.001154782</text:p>
          </table:table-cell>
          <table:table-cell office:value-type="float" office:value="0.001097967" calcext:value-type="float">
            <text:p>0.0010979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044" calcext:value-type="float">
            <text:p>4.4044E-05</text:p>
          </table:table-cell>
          <table:table-cell office:value-type="float" office:value="-0.000798344" calcext:value-type="float">
            <text:p>-0.000798344</text:p>
          </table:table-cell>
          <table:table-cell office:value-type="float" office:value="0.000017874" calcext:value-type="float">
            <text:p>1.7874E-05</text:p>
          </table:table-cell>
          <table:table-cell office:value-type="float" office:value="0.00008452" calcext:value-type="float">
            <text:p>8.452E-05</text:p>
          </table:table-cell>
          <table:table-cell office:value-type="float" office:value="0.000027706" calcext:value-type="float">
            <text:p>2.77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5788643" calcext:value-type="float">
            <text:p>24.165788643</text:p>
          </table:table-cell>
          <table:table-cell office:value-type="float" office:value="24.144982152" calcext:value-type="float">
            <text:p>24.144982152</text:p>
          </table:table-cell>
          <table:table-cell office:value-type="float" office:value="24.165142276" calcext:value-type="float">
            <text:p>24.165142276</text:p>
          </table:table-cell>
          <table:table-cell office:value-type="float" office:value="24.166788382" calcext:value-type="float">
            <text:p>24.166788382</text:p>
          </table:table-cell>
          <table:table-cell office:value-type="float" office:value="24.165385115" calcext:value-type="float">
            <text:p>24.165385115</text:p>
          </table:table-cell>
          <table:table-cell office:value-type="float" office:value="25.146783878" calcext:value-type="float">
            <text:p>25.146783878</text:p>
          </table:table-cell>
          <table:table-cell/>
          <table:table-cell office:value-type="float" office:value="0.001116387" calcext:value-type="float">
            <text:p>0.001116387</text:p>
          </table:table-cell>
          <table:table-cell office:value-type="float" office:value="-0.020237047" calcext:value-type="float">
            <text:p>-0.020237047</text:p>
          </table:table-cell>
          <table:table-cell office:value-type="float" office:value="0.00045303" calcext:value-type="float">
            <text:p>0.00045303</text:p>
          </table:table-cell>
          <table:table-cell office:value-type="float" office:value="0.002142405" calcext:value-type="float">
            <text:p>0.002142405</text:p>
          </table:table-cell>
          <table:table-cell office:value-type="float" office:value="0.000702252" calcext:value-type="float">
            <text:p>0.00070225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019-12-03 10:40:18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35339" calcext:value-type="float">
            <text:p>0.13635339</text:p>
          </table:table-cell>
          <table:table-cell office:value-type="float" office:value="0.032989387" calcext:value-type="float">
            <text:p>0.032989387</text:p>
          </table:table-cell>
          <table:table-cell office:value-type="float" office:value="0.132843868" calcext:value-type="float">
            <text:p>0.132843868</text:p>
          </table:table-cell>
          <table:table-cell office:value-type="float" office:value="0.141620653" calcext:value-type="float">
            <text:p>0.141620653</text:p>
          </table:table-cell>
          <table:table-cell office:value-type="float" office:value="0.135016457" calcext:value-type="float">
            <text:p>0.1350164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98" calcext:value-type="float">
            <text:p>0.001113998</text:p>
          </table:table-cell>
          <table:table-cell office:value-type="float" office:value="0.000269521" calcext:value-type="float">
            <text:p>0.000269521</text:p>
          </table:table-cell>
          <table:table-cell office:value-type="float" office:value="0.001085326" calcext:value-type="float">
            <text:p>0.001085326</text:p>
          </table:table-cell>
          <table:table-cell office:value-type="float" office:value="0.001157031" calcext:value-type="float">
            <text:p>0.001157031</text:p>
          </table:table-cell>
          <table:table-cell office:value-type="float" office:value="0.001103076" calcext:value-type="float">
            <text:p>0.0011030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737" calcext:value-type="float">
            <text:p>4.3737E-05</text:p>
          </table:table-cell>
          <table:table-cell office:value-type="float" office:value="-0.00080074" calcext:value-type="float">
            <text:p>-0.00080074</text:p>
          </table:table-cell>
          <table:table-cell office:value-type="float" office:value="0.000015064" calcext:value-type="float">
            <text:p>1.5064E-05</text:p>
          </table:table-cell>
          <table:table-cell office:value-type="float" office:value="0.00008677" calcext:value-type="float">
            <text:p>8.677E-05</text:p>
          </table:table-cell>
          <table:table-cell office:value-type="float" office:value="0.000032814" calcext:value-type="float">
            <text:p>3.28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65255" calcext:value-type="float">
            <text:p>24.145565255</text:p>
          </table:table-cell>
          <table:table-cell office:value-type="float" office:value="24.12470678" calcext:value-type="float">
            <text:p>24.12470678</text:p>
          </table:table-cell>
          <table:table-cell office:value-type="float" office:value="24.144857053" calcext:value-type="float">
            <text:p>24.144857053</text:p>
          </table:table-cell>
          <table:table-cell office:value-type="float" office:value="24.146628159" calcext:value-type="float">
            <text:p>24.146628159</text:p>
          </table:table-cell>
          <table:table-cell office:value-type="float" office:value="24.14529547" calcext:value-type="float">
            <text:p>24.14529547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08611" calcext:value-type="float">
            <text:p>0.001108611</text:p>
          </table:table-cell>
          <table:table-cell office:value-type="float" office:value="-0.020297781" calcext:value-type="float">
            <text:p>-0.020297781</text:p>
          </table:table-cell>
          <table:table-cell office:value-type="float" office:value="0.000381806" calcext:value-type="float">
            <text:p>0.000381806</text:p>
          </table:table-cell>
          <table:table-cell office:value-type="float" office:value="0.002199434" calcext:value-type="float">
            <text:p>0.002199434</text:p>
          </table:table-cell>
          <table:table-cell office:value-type="float" office:value="0.000831739" calcext:value-type="float">
            <text:p>0.00083173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2019-12-03 10:40:19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0.136424319" calcext:value-type="float">
            <text:p>0.136424319</text:p>
          </table:table-cell>
          <table:table-cell office:value-type="float" office:value="0.03329337" calcext:value-type="float">
            <text:p>0.03329337</text:p>
          </table:table-cell>
          <table:table-cell office:value-type="float" office:value="0.132889763" calcext:value-type="float">
            <text:p>0.132889763</text:p>
          </table:table-cell>
          <table:table-cell office:value-type="float" office:value="0.141648071" calcext:value-type="float">
            <text:p>0.141648071</text:p>
          </table:table-cell>
          <table:table-cell office:value-type="float" office:value="0.134705321" calcext:value-type="float">
            <text:p>0.1347053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78" calcext:value-type="float">
            <text:p>0.001114578</text:p>
          </table:table-cell>
          <table:table-cell office:value-type="float" office:value="0.000272005" calcext:value-type="float">
            <text:p>0.000272005</text:p>
          </table:table-cell>
          <table:table-cell office:value-type="float" office:value="0.001085701" calcext:value-type="float">
            <text:p>0.001085701</text:p>
          </table:table-cell>
          <table:table-cell office:value-type="float" office:value="0.001157255" calcext:value-type="float">
            <text:p>0.001157255</text:p>
          </table:table-cell>
          <table:table-cell office:value-type="float" office:value="0.001100534" calcext:value-type="float">
            <text:p>0.0011005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316" calcext:value-type="float">
            <text:p>4.4316E-05</text:p>
          </table:table-cell>
          <table:table-cell office:value-type="float" office:value="-0.000798257" calcext:value-type="float">
            <text:p>-0.000798257</text:p>
          </table:table-cell>
          <table:table-cell office:value-type="float" office:value="0.000015439" calcext:value-type="float">
            <text:p>1.5439E-05</text:p>
          </table:table-cell>
          <table:table-cell office:value-type="float" office:value="0.000086994" calcext:value-type="float">
            <text:p>8.6994E-05</text:p>
          </table:table-cell>
          <table:table-cell office:value-type="float" office:value="0.000030272" calcext:value-type="float">
            <text:p>3.02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60741426" calcext:value-type="float">
            <text:p>24.160741426</text:p>
          </table:table-cell>
          <table:table-cell office:value-type="float" office:value="24.139930268" calcext:value-type="float">
            <text:p>24.139930268</text:p>
          </table:table-cell>
          <table:table-cell office:value-type="float" office:value="24.160028182" calcext:value-type="float">
            <text:p>24.160028182</text:p>
          </table:table-cell>
          <table:table-cell office:value-type="float" office:value="24.161795535" calcext:value-type="float">
            <text:p>24.161795535</text:p>
          </table:table-cell>
          <table:table-cell office:value-type="float" office:value="24.160394546" calcext:value-type="float">
            <text:p>24.160394546</text:p>
          </table:table-cell>
          <table:table-cell office:value-type="float" office:value="25.1417344" calcext:value-type="float">
            <text:p>25.1417344</text:p>
          </table:table-cell>
          <table:table-cell/>
          <table:table-cell office:value-type="float" office:value="0.0011233" calcext:value-type="float">
            <text:p>0.0011233</text:p>
          </table:table-cell>
          <table:table-cell office:value-type="float" office:value="-0.020234825" calcext:value-type="float">
            <text:p>-0.020234825</text:p>
          </table:table-cell>
          <table:table-cell office:value-type="float" office:value="0.000391311" calcext:value-type="float">
            <text:p>0.000391311</text:p>
          </table:table-cell>
          <table:table-cell office:value-type="float" office:value="0.002205112" calcext:value-type="float">
            <text:p>0.002205112</text:p>
          </table:table-cell>
          <table:table-cell office:value-type="float" office:value="0.000767304" calcext:value-type="float">
            <text:p>0.0007673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2019-12-03 10:40:2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25385" calcext:value-type="float">
            <text:p>0.13625385</text:p>
          </table:table-cell>
          <table:table-cell office:value-type="float" office:value="0.032833222" calcext:value-type="float">
            <text:p>0.032833222</text:p>
          </table:table-cell>
          <table:table-cell office:value-type="float" office:value="0.133067385" calcext:value-type="float">
            <text:p>0.133067385</text:p>
          </table:table-cell>
          <table:table-cell office:value-type="float" office:value="0.141722577" calcext:value-type="float">
            <text:p>0.141722577</text:p>
          </table:table-cell>
          <table:table-cell office:value-type="float" office:value="0.135202424" calcext:value-type="float">
            <text:p>0.1352024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85" calcext:value-type="float">
            <text:p>0.001113185</text:p>
          </table:table-cell>
          <table:table-cell office:value-type="float" office:value="0.000268245" calcext:value-type="float">
            <text:p>0.000268245</text:p>
          </table:table-cell>
          <table:table-cell office:value-type="float" office:value="0.001087152" calcext:value-type="float">
            <text:p>0.001087152</text:p>
          </table:table-cell>
          <table:table-cell office:value-type="float" office:value="0.001157864" calcext:value-type="float">
            <text:p>0.001157864</text:p>
          </table:table-cell>
          <table:table-cell office:value-type="float" office:value="0.001104595" calcext:value-type="float">
            <text:p>0.0011045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924" calcext:value-type="float">
            <text:p>4.2924E-05</text:p>
          </table:table-cell>
          <table:table-cell office:value-type="float" office:value="-0.000802016" calcext:value-type="float">
            <text:p>-0.000802016</text:p>
          </table:table-cell>
          <table:table-cell office:value-type="float" office:value="0.00001689" calcext:value-type="float">
            <text:p>1.689E-05</text:p>
          </table:table-cell>
          <table:table-cell office:value-type="float" office:value="0.000087603" calcext:value-type="float">
            <text:p>8.7603E-05</text:p>
          </table:table-cell>
          <table:table-cell office:value-type="float" office:value="0.000034334" calcext:value-type="float">
            <text:p>3.433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99121" calcext:value-type="float">
            <text:p>24.150599121</text:p>
          </table:table-cell>
          <table:table-cell office:value-type="float" office:value="24.129729314" calcext:value-type="float">
            <text:p>24.129729314</text:p>
          </table:table-cell>
          <table:table-cell office:value-type="float" office:value="24.149956113" calcext:value-type="float">
            <text:p>24.149956113</text:p>
          </table:table-cell>
          <table:table-cell office:value-type="float" office:value="24.151702674" calcext:value-type="float">
            <text:p>24.151702674</text:p>
          </table:table-cell>
          <table:table-cell office:value-type="float" office:value="24.15038695" calcext:value-type="float">
            <text:p>24.1503869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87997" calcext:value-type="float">
            <text:p>0.001087997</text:p>
          </table:table-cell>
          <table:table-cell office:value-type="float" office:value="-0.020330122" calcext:value-type="float">
            <text:p>-0.020330122</text:p>
          </table:table-cell>
          <table:table-cell office:value-type="float" office:value="0.000428096" calcext:value-type="float">
            <text:p>0.000428096</text:p>
          </table:table-cell>
          <table:table-cell office:value-type="float" office:value="0.002220542" calcext:value-type="float">
            <text:p>0.002220542</text:p>
          </table:table-cell>
          <table:table-cell office:value-type="float" office:value="0.000870252" calcext:value-type="float">
            <text:p>0.00087025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2019-12-03 10:40:22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418359" calcext:value-type="float">
            <text:p>0.136418359</text:p>
          </table:table-cell>
          <table:table-cell office:value-type="float" office:value="0.033531789" calcext:value-type="float">
            <text:p>0.033531789</text:p>
          </table:table-cell>
          <table:table-cell office:value-type="float" office:value="0.133048312" calcext:value-type="float">
            <text:p>0.133048312</text:p>
          </table:table-cell>
          <table:table-cell office:value-type="float" office:value="0.14183523" calcext:value-type="float">
            <text:p>0.14183523</text:p>
          </table:table-cell>
          <table:table-cell office:value-type="float" office:value="0.134625451" calcext:value-type="float">
            <text:p>0.134625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529" calcext:value-type="float">
            <text:p>0.001114529</text:p>
          </table:table-cell>
          <table:table-cell office:value-type="float" office:value="0.000273953" calcext:value-type="float">
            <text:p>0.000273953</text:p>
          </table:table-cell>
          <table:table-cell office:value-type="float" office:value="0.001086996" calcext:value-type="float">
            <text:p>0.001086996</text:p>
          </table:table-cell>
          <table:table-cell office:value-type="float" office:value="0.001158785" calcext:value-type="float">
            <text:p>0.001158785</text:p>
          </table:table-cell>
          <table:table-cell office:value-type="float" office:value="0.001099881" calcext:value-type="float">
            <text:p>0.00109988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268" calcext:value-type="float">
            <text:p>4.4268E-05</text:p>
          </table:table-cell>
          <table:table-cell office:value-type="float" office:value="-0.000796309" calcext:value-type="float">
            <text:p>-0.000796309</text:p>
          </table:table-cell>
          <table:table-cell office:value-type="float" office:value="0.000016735" calcext:value-type="float">
            <text:p>1.6735E-05</text:p>
          </table:table-cell>
          <table:table-cell office:value-type="float" office:value="0.000088523" calcext:value-type="float">
            <text:p>8.8523E-05</text:p>
          </table:table-cell>
          <table:table-cell office:value-type="float" office:value="0.00002962" calcext:value-type="float">
            <text:p>2.9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78365" calcext:value-type="float">
            <text:p>24.145578365</text:p>
          </table:table-cell>
          <table:table-cell office:value-type="float" office:value="24.124816235" calcext:value-type="float">
            <text:p>24.124816235</text:p>
          </table:table-cell>
          <table:table-cell office:value-type="float" office:value="24.144898309" calcext:value-type="float">
            <text:p>24.144898309</text:p>
          </table:table-cell>
          <table:table-cell office:value-type="float" office:value="24.146671459" calcext:value-type="float">
            <text:p>24.146671459</text:p>
          </table:table-cell>
          <table:table-cell office:value-type="float" office:value="24.145216567" calcext:value-type="float">
            <text:p>24.145216567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22066" calcext:value-type="float">
            <text:p>0.001122066</text:p>
          </table:table-cell>
          <table:table-cell office:value-type="float" office:value="-0.020185449" calcext:value-type="float">
            <text:p>-0.020185449</text:p>
          </table:table-cell>
          <table:table-cell office:value-type="float" office:value="0.000424146" calcext:value-type="float">
            <text:p>0.000424146</text:p>
          </table:table-cell>
          <table:table-cell office:value-type="float" office:value="0.002243872" calcext:value-type="float">
            <text:p>0.002243872</text:p>
          </table:table-cell>
          <table:table-cell office:value-type="float" office:value="0.000750763" calcext:value-type="float">
            <text:p>0.0007507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2019-12-03 10:40:23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300342" calcext:value-type="float">
            <text:p>0.136300342</text:p>
          </table:table-cell>
          <table:table-cell office:value-type="float" office:value="0.032861833" calcext:value-type="float">
            <text:p>0.032861833</text:p>
          </table:table-cell>
          <table:table-cell office:value-type="float" office:value="0.132983939" calcext:value-type="float">
            <text:p>0.132983939</text:p>
          </table:table-cell>
          <table:table-cell office:value-type="float" office:value="0.141873973" calcext:value-type="float">
            <text:p>0.141873973</text:p>
          </table:table-cell>
          <table:table-cell office:value-type="float" office:value="0.13523163" calcext:value-type="float">
            <text:p>0.135231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565" calcext:value-type="float">
            <text:p>0.001113565</text:p>
          </table:table-cell>
          <table:table-cell office:value-type="float" office:value="0.000268479" calcext:value-type="float">
            <text:p>0.000268479</text:p>
          </table:table-cell>
          <table:table-cell office:value-type="float" office:value="0.00108647" calcext:value-type="float">
            <text:p>0.00108647</text:p>
          </table:table-cell>
          <table:table-cell office:value-type="float" office:value="0.001159101" calcext:value-type="float">
            <text:p>0.001159101</text:p>
          </table:table-cell>
          <table:table-cell office:value-type="float" office:value="0.001104834" calcext:value-type="float">
            <text:p>0.0011048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03" calcext:value-type="float">
            <text:p>4.3303E-05</text:p>
          </table:table-cell>
          <table:table-cell office:value-type="float" office:value="-0.000801782" calcext:value-type="float">
            <text:p>-0.000801782</text:p>
          </table:table-cell>
          <table:table-cell office:value-type="float" office:value="0.000016209" calcext:value-type="float">
            <text:p>1.6209E-05</text:p>
          </table:table-cell>
          <table:table-cell office:value-type="float" office:value="0.00008884" calcext:value-type="float">
            <text:p>8.884E-05</text:p>
          </table:table-cell>
          <table:table-cell office:value-type="float" office:value="0.000034572" calcext:value-type="float">
            <text:p>3.45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500598" calcext:value-type="float">
            <text:p>24.140500598</text:p>
          </table:table-cell>
          <table:table-cell office:value-type="float" office:value="24.119626991" calcext:value-type="float">
            <text:p>24.119626991</text:p>
          </table:table-cell>
          <table:table-cell office:value-type="float" office:value="24.139831363" calcext:value-type="float">
            <text:p>24.139831363</text:p>
          </table:table-cell>
          <table:table-cell office:value-type="float" office:value="24.14162533" calcext:value-type="float">
            <text:p>24.14162533</text:p>
          </table:table-cell>
          <table:table-cell office:value-type="float" office:value="24.140284937" calcext:value-type="float">
            <text:p>24.140284937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097625" calcext:value-type="float">
            <text:p>0.001097625</text:p>
          </table:table-cell>
          <table:table-cell office:value-type="float" office:value="-0.020324197" calcext:value-type="float">
            <text:p>-0.020324197</text:p>
          </table:table-cell>
          <table:table-cell office:value-type="float" office:value="0.000410814" calcext:value-type="float">
            <text:p>0.000410814</text:p>
          </table:table-cell>
          <table:table-cell office:value-type="float" office:value="0.002251895" calcext:value-type="float">
            <text:p>0.002251895</text:p>
          </table:table-cell>
          <table:table-cell office:value-type="float" office:value="0.0008763" calcext:value-type="float">
            <text:p>0.000876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2019-12-03 10:40:25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393921" calcext:value-type="float">
            <text:p>0.136393921</text:p>
          </table:table-cell>
          <table:table-cell office:value-type="float" office:value="0.032970313" calcext:value-type="float">
            <text:p>0.032970313</text:p>
          </table:table-cell>
          <table:table-cell office:value-type="float" office:value="0.133343951" calcext:value-type="float">
            <text:p>0.133343951</text:p>
          </table:table-cell>
          <table:table-cell office:value-type="float" office:value="0.141807215" calcext:value-type="float">
            <text:p>0.141807215</text:p>
          </table:table-cell>
          <table:table-cell office:value-type="float" office:value="0.135266201" calcext:value-type="float">
            <text:p>0.1352662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329" calcext:value-type="float">
            <text:p>0.001114329</text:p>
          </table:table-cell>
          <table:table-cell office:value-type="float" office:value="0.000269365" calcext:value-type="float">
            <text:p>0.000269365</text:p>
          </table:table-cell>
          <table:table-cell office:value-type="float" office:value="0.001089411" calcext:value-type="float">
            <text:p>0.001089411</text:p>
          </table:table-cell>
          <table:table-cell office:value-type="float" office:value="0.001158556" calcext:value-type="float">
            <text:p>0.001158556</text:p>
          </table:table-cell>
          <table:table-cell office:value-type="float" office:value="0.001105116" calcext:value-type="float">
            <text:p>0.00110511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068" calcext:value-type="float">
            <text:p>4.4068E-05</text:p>
          </table:table-cell>
          <table:table-cell office:value-type="float" office:value="-0.000800896" calcext:value-type="float">
            <text:p>-0.000800896</text:p>
          </table:table-cell>
          <table:table-cell office:value-type="float" office:value="0.00001915" calcext:value-type="float">
            <text:p>1.915E-05</text:p>
          </table:table-cell>
          <table:table-cell office:value-type="float" office:value="0.000088294" calcext:value-type="float">
            <text:p>8.8294E-05</text:p>
          </table:table-cell>
          <table:table-cell office:value-type="float" office:value="0.000034855" calcext:value-type="float">
            <text:p>3.48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573434" calcext:value-type="float">
            <text:p>24.145573434</text:p>
          </table:table-cell>
          <table:table-cell office:value-type="float" office:value="24.124702931" calcext:value-type="float">
            <text:p>24.124702931</text:p>
          </table:table-cell>
          <table:table-cell office:value-type="float" office:value="24.144957967" calcext:value-type="float">
            <text:p>24.144957967</text:p>
          </table:table-cell>
          <table:table-cell office:value-type="float" office:value="24.146665806" calcext:value-type="float">
            <text:p>24.146665806</text:p>
          </table:table-cell>
          <table:table-cell office:value-type="float" office:value="24.145345866" calcext:value-type="float">
            <text:p>24.145345866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17005" calcext:value-type="float">
            <text:p>0.001117005</text:p>
          </table:table-cell>
          <table:table-cell office:value-type="float" office:value="-0.020301731" calcext:value-type="float">
            <text:p>-0.020301731</text:p>
          </table:table-cell>
          <table:table-cell office:value-type="float" office:value="0.000485371" calcext:value-type="float">
            <text:p>0.000485371</text:p>
          </table:table-cell>
          <table:table-cell office:value-type="float" office:value="0.00223807" calcext:value-type="float">
            <text:p>0.00223807</text:p>
          </table:table-cell>
          <table:table-cell office:value-type="float" office:value="0.000883459" calcext:value-type="float">
            <text:p>0.0008834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2019-12-03 10:40:2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564986" calcext:value-type="float">
            <text:p>0.136564986</text:p>
          </table:table-cell>
          <table:table-cell office:value-type="float" office:value="0.032832626" calcext:value-type="float">
            <text:p>0.032832626</text:p>
          </table:table-cell>
          <table:table-cell office:value-type="float" office:value="0.133084075" calcext:value-type="float">
            <text:p>0.133084075</text:p>
          </table:table-cell>
          <table:table-cell office:value-type="float" office:value="0.141662376" calcext:value-type="float">
            <text:p>0.141662376</text:p>
          </table:table-cell>
          <table:table-cell office:value-type="float" office:value="0.135384218" calcext:value-type="float">
            <text:p>0.1353842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27" calcext:value-type="float">
            <text:p>0.001115727</text:p>
          </table:table-cell>
          <table:table-cell office:value-type="float" office:value="0.00026824" calcext:value-type="float">
            <text:p>0.00026824</text:p>
          </table:table-cell>
          <table:table-cell office:value-type="float" office:value="0.001087288" calcext:value-type="float">
            <text:p>0.001087288</text:p>
          </table:table-cell>
          <table:table-cell office:value-type="float" office:value="0.001157372" calcext:value-type="float">
            <text:p>0.001157372</text:p>
          </table:table-cell>
          <table:table-cell office:value-type="float" office:value="0.00110608" calcext:value-type="float">
            <text:p>0.0011060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66" calcext:value-type="float">
            <text:p>4.5466E-05</text:p>
          </table:table-cell>
          <table:table-cell office:value-type="float" office:value="-0.000802021" calcext:value-type="float">
            <text:p>-0.000802021</text:p>
          </table:table-cell>
          <table:table-cell office:value-type="float" office:value="0.000017027" calcext:value-type="float">
            <text:p>1.7027E-05</text:p>
          </table:table-cell>
          <table:table-cell office:value-type="float" office:value="0.000087111" calcext:value-type="float">
            <text:p>8.7111E-05</text:p>
          </table:table-cell>
          <table:table-cell office:value-type="float" office:value="0.000035819" calcext:value-type="float">
            <text:p>3.581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607954" calcext:value-type="float">
            <text:p>24.145607954</text:p>
          </table:table-cell>
          <table:table-cell office:value-type="float" office:value="24.124675146" calcext:value-type="float">
            <text:p>24.124675146</text:p>
          </table:table-cell>
          <table:table-cell office:value-type="float" office:value="24.144905525" calcext:value-type="float">
            <text:p>24.144905525</text:p>
          </table:table-cell>
          <table:table-cell office:value-type="float" office:value="24.146636578" calcext:value-type="float">
            <text:p>24.146636578</text:p>
          </table:table-cell>
          <table:table-cell office:value-type="float" office:value="24.145369682" calcext:value-type="float">
            <text:p>24.145369682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52431" calcext:value-type="float">
            <text:p>0.001152431</text:p>
          </table:table-cell>
          <table:table-cell office:value-type="float" office:value="-0.020330246" calcext:value-type="float">
            <text:p>-0.020330246</text:p>
          </table:table-cell>
          <table:table-cell office:value-type="float" office:value="0.000431552" calcext:value-type="float">
            <text:p>0.000431552</text:p>
          </table:table-cell>
          <table:table-cell office:value-type="float" office:value="0.002208075" calcext:value-type="float">
            <text:p>0.002208075</text:p>
          </table:table-cell>
          <table:table-cell office:value-type="float" office:value="0.0009079" calcext:value-type="float">
            <text:p>0.000907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2019-12-03 10:40:27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556642" calcext:value-type="float">
            <text:p>0.136556642</text:p>
          </table:table-cell>
          <table:table-cell office:value-type="float" office:value="0.033020977" calcext:value-type="float">
            <text:p>0.033020977</text:p>
          </table:table-cell>
          <table:table-cell office:value-type="float" office:value="0.13348879" calcext:value-type="float">
            <text:p>0.13348879</text:p>
          </table:table-cell>
          <table:table-cell office:value-type="float" office:value="0.141706484" calcext:value-type="float">
            <text:p>0.141706484</text:p>
          </table:table-cell>
          <table:table-cell office:value-type="float" office:value="0.13504924" calcext:value-type="float">
            <text:p>0.135049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59" calcext:value-type="float">
            <text:p>0.001115659</text:p>
          </table:table-cell>
          <table:table-cell office:value-type="float" office:value="0.000269779" calcext:value-type="float">
            <text:p>0.000269779</text:p>
          </table:table-cell>
          <table:table-cell office:value-type="float" office:value="0.001090595" calcext:value-type="float">
            <text:p>0.001090595</text:p>
          </table:table-cell>
          <table:table-cell office:value-type="float" office:value="0.001157733" calcext:value-type="float">
            <text:p>0.001157733</text:p>
          </table:table-cell>
          <table:table-cell office:value-type="float" office:value="0.001103343" calcext:value-type="float">
            <text:p>0.00110334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97" calcext:value-type="float">
            <text:p>4.5397E-05</text:p>
          </table:table-cell>
          <table:table-cell office:value-type="float" office:value="-0.000800482" calcext:value-type="float">
            <text:p>-0.000800482</text:p>
          </table:table-cell>
          <table:table-cell office:value-type="float" office:value="0.000020333" calcext:value-type="float">
            <text:p>2.0333E-05</text:p>
          </table:table-cell>
          <table:table-cell office:value-type="float" office:value="0.000087471" calcext:value-type="float">
            <text:p>8.7471E-05</text:p>
          </table:table-cell>
          <table:table-cell office:value-type="float" office:value="0.000033082" calcext:value-type="float">
            <text:p>3.308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98367" calcext:value-type="float">
            <text:p>24.135498367</text:p>
          </table:table-cell>
          <table:table-cell office:value-type="float" office:value="24.114605059" calcext:value-type="float">
            <text:p>24.114605059</text:p>
          </table:table-cell>
          <table:table-cell office:value-type="float" office:value="24.134879286" calcext:value-type="float">
            <text:p>24.134879286</text:p>
          </table:table-cell>
          <table:table-cell office:value-type="float" office:value="24.136537585" calcext:value-type="float">
            <text:p>24.136537585</text:p>
          </table:table-cell>
          <table:table-cell office:value-type="float" office:value="24.135194179" calcext:value-type="float">
            <text:p>24.135194179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50703" calcext:value-type="float">
            <text:p>0.001150703</text:p>
          </table:table-cell>
          <table:table-cell office:value-type="float" office:value="-0.020291238" calcext:value-type="float">
            <text:p>-0.020291238</text:p>
          </table:table-cell>
          <table:table-cell office:value-type="float" office:value="0.000515366" calcext:value-type="float">
            <text:p>0.000515366</text:p>
          </table:table-cell>
          <table:table-cell office:value-type="float" office:value="0.002217209" calcext:value-type="float">
            <text:p>0.002217209</text:p>
          </table:table-cell>
          <table:table-cell office:value-type="float" office:value="0.000838528" calcext:value-type="float">
            <text:p>0.00083852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2019-12-03 10:40:28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407034" calcext:value-type="float">
            <text:p>0.136407034</text:p>
          </table:table-cell>
          <table:table-cell office:value-type="float" office:value="0.033122305" calcext:value-type="float">
            <text:p>0.033122305</text:p>
          </table:table-cell>
          <table:table-cell office:value-type="float" office:value="0.133445875" calcext:value-type="float">
            <text:p>0.133445875</text:p>
          </table:table-cell>
          <table:table-cell office:value-type="float" office:value="0.141658204" calcext:value-type="float">
            <text:p>0.141658204</text:p>
          </table:table-cell>
          <table:table-cell office:value-type="float" office:value="0.135101096" calcext:value-type="float">
            <text:p>0.1351010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437" calcext:value-type="float">
            <text:p>0.001114437</text:p>
          </table:table-cell>
          <table:table-cell office:value-type="float" office:value="0.000270607" calcext:value-type="float">
            <text:p>0.000270607</text:p>
          </table:table-cell>
          <table:table-cell office:value-type="float" office:value="0.001090244" calcext:value-type="float">
            <text:p>0.001090244</text:p>
          </table:table-cell>
          <table:table-cell office:value-type="float" office:value="0.001157338" calcext:value-type="float">
            <text:p>0.001157338</text:p>
          </table:table-cell>
          <table:table-cell office:value-type="float" office:value="0.001103767" calcext:value-type="float">
            <text:p>0.0011037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175" calcext:value-type="float">
            <text:p>4.4175E-05</text:p>
          </table:table-cell>
          <table:table-cell office:value-type="float" office:value="-0.000799654" calcext:value-type="float">
            <text:p>-0.000799654</text:p>
          </table:table-cell>
          <table:table-cell office:value-type="float" office:value="0.000019983" calcext:value-type="float">
            <text:p>1.9983E-05</text:p>
          </table:table-cell>
          <table:table-cell office:value-type="float" office:value="0.000087077" calcext:value-type="float">
            <text:p>8.7077E-05</text:p>
          </table:table-cell>
          <table:table-cell office:value-type="float" office:value="0.000033506" calcext:value-type="float">
            <text:p>3.35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68177" calcext:value-type="float">
            <text:p>24.135468177</text:p>
          </table:table-cell>
          <table:table-cell office:value-type="float" office:value="24.114625507" calcext:value-type="float">
            <text:p>24.114625507</text:p>
          </table:table-cell>
          <table:table-cell office:value-type="float" office:value="24.134870626" calcext:value-type="float">
            <text:p>24.134870626</text:p>
          </table:table-cell>
          <table:table-cell office:value-type="float" office:value="24.136527842" calcext:value-type="float">
            <text:p>24.136527842</text:p>
          </table:table-cell>
          <table:table-cell office:value-type="float" office:value="24.135204643" calcext:value-type="float">
            <text:p>24.135204643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1972" calcext:value-type="float">
            <text:p>0.00111972</text:p>
          </table:table-cell>
          <table:table-cell office:value-type="float" office:value="-0.020270253" calcext:value-type="float">
            <text:p>-0.020270253</text:p>
          </table:table-cell>
          <table:table-cell office:value-type="float" office:value="0.000506479" calcext:value-type="float">
            <text:p>0.000506479</text:p>
          </table:table-cell>
          <table:table-cell office:value-type="float" office:value="0.00220721" calcext:value-type="float">
            <text:p>0.00220721</text:p>
          </table:table-cell>
          <table:table-cell office:value-type="float" office:value="0.000849267" calcext:value-type="float">
            <text:p>0.0008492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2019-12-03 10:40:30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305706" calcext:value-type="float">
            <text:p>0.136305706</text:p>
          </table:table-cell>
          <table:table-cell office:value-type="float" office:value="0.033869151" calcext:value-type="float">
            <text:p>0.033869151</text:p>
          </table:table-cell>
          <table:table-cell office:value-type="float" office:value="0.133616344" calcext:value-type="float">
            <text:p>0.133616344</text:p>
          </table:table-cell>
          <table:table-cell office:value-type="float" office:value="0.141593235" calcext:value-type="float">
            <text:p>0.141593235</text:p>
          </table:table-cell>
          <table:table-cell office:value-type="float" office:value="0.133979336" calcext:value-type="float">
            <text:p>0.1339793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609" calcext:value-type="float">
            <text:p>0.001113609</text:p>
          </table:table-cell>
          <table:table-cell office:value-type="float" office:value="0.000276709" calcext:value-type="float">
            <text:p>0.000276709</text:p>
          </table:table-cell>
          <table:table-cell office:value-type="float" office:value="0.001091637" calcext:value-type="float">
            <text:p>0.001091637</text:p>
          </table:table-cell>
          <table:table-cell office:value-type="float" office:value="0.001156807" calcext:value-type="float">
            <text:p>0.001156807</text:p>
          </table:table-cell>
          <table:table-cell office:value-type="float" office:value="0.001094602" calcext:value-type="float">
            <text:p>0.00109460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347" calcext:value-type="float">
            <text:p>4.3347E-05</text:p>
          </table:table-cell>
          <table:table-cell office:value-type="float" office:value="-0.000793553" calcext:value-type="float">
            <text:p>-0.000793553</text:p>
          </table:table-cell>
          <table:table-cell office:value-type="float" office:value="0.000021375" calcext:value-type="float">
            <text:p>2.1375E-05</text:p>
          </table:table-cell>
          <table:table-cell office:value-type="float" office:value="0.000086546" calcext:value-type="float">
            <text:p>8.6546E-05</text:p>
          </table:table-cell>
          <table:table-cell office:value-type="float" office:value="0.000024341" calcext:value-type="float">
            <text:p>2.434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47729" calcext:value-type="float">
            <text:p>24.135447729</text:p>
          </table:table-cell>
          <table:table-cell office:value-type="float" office:value="24.11477622" calcext:value-type="float">
            <text:p>24.11477622</text:p>
          </table:table-cell>
          <table:table-cell office:value-type="float" office:value="24.134905026" calcext:value-type="float">
            <text:p>24.134905026</text:p>
          </table:table-cell>
          <table:table-cell office:value-type="float" office:value="24.136514732" calcext:value-type="float">
            <text:p>24.136514732</text:p>
          </table:table-cell>
          <table:table-cell office:value-type="float" office:value="24.134978276" calcext:value-type="float">
            <text:p>24.134978276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98736" calcext:value-type="float">
            <text:p>0.001098736</text:p>
          </table:table-cell>
          <table:table-cell office:value-type="float" office:value="-0.020115581" calcext:value-type="float">
            <text:p>-0.020115581</text:p>
          </table:table-cell>
          <table:table-cell office:value-type="float" office:value="0.000541782" calcext:value-type="float">
            <text:p>0.000541782</text:p>
          </table:table-cell>
          <table:table-cell office:value-type="float" office:value="0.002193756" calcext:value-type="float">
            <text:p>0.002193756</text:p>
          </table:table-cell>
          <table:table-cell office:value-type="float" office:value="0.000616956" calcext:value-type="float">
            <text:p>0.0006169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2019-12-03 10:40:31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194245" calcext:value-type="float">
            <text:p>0.136194245</text:p>
          </table:table-cell>
          <table:table-cell office:value-type="float" office:value="0.032987599" calcext:value-type="float">
            <text:p>0.032987599</text:p>
          </table:table-cell>
          <table:table-cell office:value-type="float" office:value="0.132815854" calcext:value-type="float">
            <text:p>0.132815854</text:p>
          </table:table-cell>
          <table:table-cell office:value-type="float" office:value="0.1418096" calcext:value-type="float">
            <text:p>0.1418096</text:p>
          </table:table-cell>
          <table:table-cell office:value-type="float" office:value="0.13458492" calcext:value-type="float">
            <text:p>0.134584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698" calcext:value-type="float">
            <text:p>0.001112698</text:p>
          </table:table-cell>
          <table:table-cell office:value-type="float" office:value="0.000269507" calcext:value-type="float">
            <text:p>0.000269507</text:p>
          </table:table-cell>
          <table:table-cell office:value-type="float" office:value="0.001085097" calcext:value-type="float">
            <text:p>0.001085097</text:p>
          </table:table-cell>
          <table:table-cell office:value-type="float" office:value="0.001158575" calcext:value-type="float">
            <text:p>0.001158575</text:p>
          </table:table-cell>
          <table:table-cell office:value-type="float" office:value="0.00109955" calcext:value-type="float">
            <text:p>0.001099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437" calcext:value-type="float">
            <text:p>4.2437E-05</text:p>
          </table:table-cell>
          <table:table-cell office:value-type="float" office:value="-0.000800755" calcext:value-type="float">
            <text:p>-0.000800755</text:p>
          </table:table-cell>
          <table:table-cell office:value-type="float" office:value="0.000014835" calcext:value-type="float">
            <text:p>1.4835E-05</text:p>
          </table:table-cell>
          <table:table-cell office:value-type="float" office:value="0.000088314" calcext:value-type="float">
            <text:p>8.8314E-05</text:p>
          </table:table-cell>
          <table:table-cell office:value-type="float" office:value="0.000029289" calcext:value-type="float">
            <text:p>2.928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25237" calcext:value-type="float">
            <text:p>24.135425237</text:p>
          </table:table-cell>
          <table:table-cell office:value-type="float" office:value="24.114598323" calcext:value-type="float">
            <text:p>24.114598323</text:p>
          </table:table-cell>
          <table:table-cell office:value-type="float" office:value="24.13474349" calcext:value-type="float">
            <text:p>24.13474349</text:p>
          </table:table-cell>
          <table:table-cell office:value-type="float" office:value="24.136558393" calcext:value-type="float">
            <text:p>24.136558393</text:p>
          </table:table-cell>
          <table:table-cell office:value-type="float" office:value="24.135100481" calcext:value-type="float">
            <text:p>24.135100481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75653" calcext:value-type="float">
            <text:p>0.001075653</text:p>
          </table:table-cell>
          <table:table-cell office:value-type="float" office:value="-0.020298151" calcext:value-type="float">
            <text:p>-0.020298151</text:p>
          </table:table-cell>
          <table:table-cell office:value-type="float" office:value="0.000376005" calcext:value-type="float">
            <text:p>0.000376005</text:p>
          </table:table-cell>
          <table:table-cell office:value-type="float" office:value="0.002238564" calcext:value-type="float">
            <text:p>0.002238564</text:p>
          </table:table-cell>
          <table:table-cell office:value-type="float" office:value="0.00074237" calcext:value-type="float">
            <text:p>0.0007423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2019-12-03 10:40:32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167423" calcext:value-type="float">
            <text:p>0.136167423</text:p>
          </table:table-cell>
          <table:table-cell office:value-type="float" office:value="0.034185652" calcext:value-type="float">
            <text:p>0.034185652</text:p>
          </table:table-cell>
          <table:table-cell office:value-type="float" office:value="0.133171097" calcext:value-type="float">
            <text:p>0.133171097</text:p>
          </table:table-cell>
          <table:table-cell office:value-type="float" office:value="0.141855495" calcext:value-type="float">
            <text:p>0.141855495</text:p>
          </table:table-cell>
          <table:table-cell office:value-type="float" office:value="0.134041325" calcext:value-type="float">
            <text:p>0.1340413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479" calcext:value-type="float">
            <text:p>0.001112479</text:p>
          </table:table-cell>
          <table:table-cell office:value-type="float" office:value="0.000279295" calcext:value-type="float">
            <text:p>0.000279295</text:p>
          </table:table-cell>
          <table:table-cell office:value-type="float" office:value="0.001087999" calcext:value-type="float">
            <text:p>0.001087999</text:p>
          </table:table-cell>
          <table:table-cell office:value-type="float" office:value="0.00115895" calcext:value-type="float">
            <text:p>0.00115895</text:p>
          </table:table-cell>
          <table:table-cell office:value-type="float" office:value="0.001095109" calcext:value-type="float">
            <text:p>0.0010951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18" calcext:value-type="float">
            <text:p>4.2218E-05</text:p>
          </table:table-cell>
          <table:table-cell office:value-type="float" office:value="-0.000790967" calcext:value-type="float">
            <text:p>-0.000790967</text:p>
          </table:table-cell>
          <table:table-cell office:value-type="float" office:value="0.000017738" calcext:value-type="float">
            <text:p>1.7738E-05</text:p>
          </table:table-cell>
          <table:table-cell office:value-type="float" office:value="0.000088689" calcext:value-type="float">
            <text:p>8.8689E-05</text:p>
          </table:table-cell>
          <table:table-cell office:value-type="float" office:value="0.000024847" calcext:value-type="float">
            <text:p>2.484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419824" calcext:value-type="float">
            <text:p>24.135419824</text:p>
          </table:table-cell>
          <table:table-cell office:value-type="float" office:value="24.11484009" calcext:value-type="float">
            <text:p>24.11484009</text:p>
          </table:table-cell>
          <table:table-cell office:value-type="float" office:value="24.134815176" calcext:value-type="float">
            <text:p>24.134815176</text:p>
          </table:table-cell>
          <table:table-cell office:value-type="float" office:value="24.136567655" calcext:value-type="float">
            <text:p>24.136567655</text:p>
          </table:table-cell>
          <table:table-cell office:value-type="float" office:value="24.134990785" calcext:value-type="float">
            <text:p>24.134990785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070098" calcext:value-type="float">
            <text:p>0.001070098</text:p>
          </table:table-cell>
          <table:table-cell office:value-type="float" office:value="-0.020050034" calcext:value-type="float">
            <text:p>-0.020050034</text:p>
          </table:table-cell>
          <table:table-cell office:value-type="float" office:value="0.000449574" calcext:value-type="float">
            <text:p>0.000449574</text:p>
          </table:table-cell>
          <table:table-cell office:value-type="float" office:value="0.002248068" calcext:value-type="float">
            <text:p>0.002248068</text:p>
          </table:table-cell>
          <table:table-cell office:value-type="float" office:value="0.000629794" calcext:value-type="float">
            <text:p>0.00062979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2019-12-03 10:40:34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5890858" calcext:value-type="float">
            <text:p>0.135890858</text:p>
          </table:table-cell>
          <table:table-cell office:value-type="float" office:value="0.032932762" calcext:value-type="float">
            <text:p>0.032932762</text:p>
          </table:table-cell>
          <table:table-cell office:value-type="float" office:value="0.132837907" calcext:value-type="float">
            <text:p>0.132837907</text:p>
          </table:table-cell>
          <table:table-cell office:value-type="float" office:value="0.141881125" calcext:value-type="float">
            <text:p>0.141881125</text:p>
          </table:table-cell>
          <table:table-cell office:value-type="float" office:value="0.134743468" calcext:value-type="float">
            <text:p>0.134743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219" calcext:value-type="float">
            <text:p>0.001110219</text:p>
          </table:table-cell>
          <table:table-cell office:value-type="float" office:value="0.000269059" calcext:value-type="float">
            <text:p>0.000269059</text:p>
          </table:table-cell>
          <table:table-cell office:value-type="float" office:value="0.001085277" calcext:value-type="float">
            <text:p>0.001085277</text:p>
          </table:table-cell>
          <table:table-cell office:value-type="float" office:value="0.00115916" calcext:value-type="float">
            <text:p>0.00115916</text:p>
          </table:table-cell>
          <table:table-cell office:value-type="float" office:value="0.001100845" calcext:value-type="float">
            <text:p>0.0011008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958" calcext:value-type="float">
            <text:p>3.9958E-05</text:p>
          </table:table-cell>
          <table:table-cell office:value-type="float" office:value="-0.000801203" calcext:value-type="float">
            <text:p>-0.000801203</text:p>
          </table:table-cell>
          <table:table-cell office:value-type="float" office:value="0.000015016" calcext:value-type="float">
            <text:p>1.5016E-05</text:p>
          </table:table-cell>
          <table:table-cell office:value-type="float" office:value="0.000088898" calcext:value-type="float">
            <text:p>8.8898E-05</text:p>
          </table:table-cell>
          <table:table-cell office:value-type="float" office:value="0.000030584" calcext:value-type="float">
            <text:p>3.058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56111" calcext:value-type="float">
            <text:p>24.125256111</text:p>
          </table:table-cell>
          <table:table-cell office:value-type="float" office:value="24.104479162" calcext:value-type="float">
            <text:p>24.104479162</text:p>
          </table:table-cell>
          <table:table-cell office:value-type="float" office:value="24.124640031" calcext:value-type="float">
            <text:p>24.124640031</text:p>
          </table:table-cell>
          <table:table-cell office:value-type="float" office:value="24.126464935" calcext:value-type="float">
            <text:p>24.126464935</text:p>
          </table:table-cell>
          <table:table-cell office:value-type="float" office:value="24.12502457" calcext:value-type="float">
            <text:p>24.12502457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012823" calcext:value-type="float">
            <text:p>0.001012823</text:p>
          </table:table-cell>
          <table:table-cell office:value-type="float" office:value="-0.020309507" calcext:value-type="float">
            <text:p>-0.020309507</text:p>
          </table:table-cell>
          <table:table-cell office:value-type="float" office:value="0.000380572" calcext:value-type="float">
            <text:p>0.000380572</text:p>
          </table:table-cell>
          <table:table-cell office:value-type="float" office:value="0.002253376" calcext:value-type="float">
            <text:p>0.002253376</text:p>
          </table:table-cell>
          <table:table-cell office:value-type="float" office:value="0.000775204" calcext:value-type="float">
            <text:p>0.00077520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2019-12-03 10:40:35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5628001" calcext:value-type="float">
            <text:p>0.135628001</text:p>
          </table:table-cell>
          <table:table-cell office:value-type="float" office:value="0.032981042" calcext:value-type="float">
            <text:p>0.032981042</text:p>
          </table:table-cell>
          <table:table-cell office:value-type="float" office:value="0.133314149" calcext:value-type="float">
            <text:p>0.133314149</text:p>
          </table:table-cell>
          <table:table-cell office:value-type="float" office:value="0.142105835" calcext:value-type="float">
            <text:p>0.142105835</text:p>
          </table:table-cell>
          <table:table-cell office:value-type="float" office:value="0.134912745" calcext:value-type="float">
            <text:p>0.1349127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072" calcext:value-type="float">
            <text:p>0.001108072</text:p>
          </table:table-cell>
          <table:table-cell office:value-type="float" office:value="0.000269453" calcext:value-type="float">
            <text:p>0.000269453</text:p>
          </table:table-cell>
          <table:table-cell office:value-type="float" office:value="0.001089168" calcext:value-type="float">
            <text:p>0.001089168</text:p>
          </table:table-cell>
          <table:table-cell office:value-type="float" office:value="0.001160995" calcext:value-type="float">
            <text:p>0.001160995</text:p>
          </table:table-cell>
          <table:table-cell office:value-type="float" office:value="0.001102228" calcext:value-type="float">
            <text:p>0.0011022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781" calcext:value-type="float">
            <text:p>3.781E-05</text:p>
          </table:table-cell>
          <table:table-cell office:value-type="float" office:value="-0.000800808" calcext:value-type="float">
            <text:p>-0.000800808</text:p>
          </table:table-cell>
          <table:table-cell office:value-type="float" office:value="0.000018906" calcext:value-type="float">
            <text:p>1.8906E-05</text:p>
          </table:table-cell>
          <table:table-cell office:value-type="float" office:value="0.000090734" calcext:value-type="float">
            <text:p>9.0734E-05</text:p>
          </table:table-cell>
          <table:table-cell office:value-type="float" office:value="0.000031967" calcext:value-type="float">
            <text:p>3.196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149115" calcext:value-type="float">
            <text:p>24.120149115</text:p>
          </table:table-cell>
          <table:table-cell office:value-type="float" office:value="24.099434859" calcext:value-type="float">
            <text:p>24.099434859</text:p>
          </table:table-cell>
          <table:table-cell office:value-type="float" office:value="24.119682182" calcext:value-type="float">
            <text:p>24.119682182</text:p>
          </table:table-cell>
          <table:table-cell office:value-type="float" office:value="24.121456335" calcext:value-type="float">
            <text:p>24.121456335</text:p>
          </table:table-cell>
          <table:table-cell office:value-type="float" office:value="24.120004777" calcext:value-type="float">
            <text:p>24.120004777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0958387" calcext:value-type="float">
            <text:p>0.000958387</text:p>
          </table:table-cell>
          <table:table-cell office:value-type="float" office:value="-0.020299509" calcext:value-type="float">
            <text:p>-0.020299509</text:p>
          </table:table-cell>
          <table:table-cell office:value-type="float" office:value="0.000479199" calcext:value-type="float">
            <text:p>0.000479199</text:p>
          </table:table-cell>
          <table:table-cell office:value-type="float" office:value="0.002299912" calcext:value-type="float">
            <text:p>0.002299912</text:p>
          </table:table-cell>
          <table:table-cell office:value-type="float" office:value="0.000810261" calcext:value-type="float">
            <text:p>0.00081026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2019-12-03 10:40:36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5743634" calcext:value-type="float">
            <text:p>0.135743634</text:p>
          </table:table-cell>
          <table:table-cell office:value-type="float" office:value="0.034452085" calcext:value-type="float">
            <text:p>0.034452085</text:p>
          </table:table-cell>
          <table:table-cell office:value-type="float" office:value="0.133225338" calcext:value-type="float">
            <text:p>0.133225338</text:p>
          </table:table-cell>
          <table:table-cell office:value-type="float" office:value="0.142142194" calcext:value-type="float">
            <text:p>0.142142194</text:p>
          </table:table-cell>
          <table:table-cell office:value-type="float" office:value="0.133823172" calcext:value-type="float">
            <text:p>0.1338231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017" calcext:value-type="float">
            <text:p>0.001109017</text:p>
          </table:table-cell>
          <table:table-cell office:value-type="float" office:value="0.000281471" calcext:value-type="float">
            <text:p>0.000281471</text:p>
          </table:table-cell>
          <table:table-cell office:value-type="float" office:value="0.001088442" calcext:value-type="float">
            <text:p>0.001088442</text:p>
          </table:table-cell>
          <table:table-cell office:value-type="float" office:value="0.001161292" calcext:value-type="float">
            <text:p>0.001161292</text:p>
          </table:table-cell>
          <table:table-cell office:value-type="float" office:value="0.001093327" calcext:value-type="float">
            <text:p>0.0010933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755" calcext:value-type="float">
            <text:p>3.8755E-05</text:p>
          </table:table-cell>
          <table:table-cell office:value-type="float" office:value="-0.00078879" calcext:value-type="float">
            <text:p>-0.00078879</text:p>
          </table:table-cell>
          <table:table-cell office:value-type="float" office:value="0.000018181" calcext:value-type="float">
            <text:p>1.8181E-05</text:p>
          </table:table-cell>
          <table:table-cell office:value-type="float" office:value="0.000091031" calcext:value-type="float">
            <text:p>9.1031E-05</text:p>
          </table:table-cell>
          <table:table-cell office:value-type="float" office:value="0.000023065" calcext:value-type="float">
            <text:p>2.306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226401" calcext:value-type="float">
            <text:p>24.125226401</text:p>
          </table:table-cell>
          <table:table-cell office:value-type="float" office:value="24.104785765" calcext:value-type="float">
            <text:p>24.104785765</text:p>
          </table:table-cell>
          <table:table-cell office:value-type="float" office:value="24.124718214" calcext:value-type="float">
            <text:p>24.124718214</text:p>
          </table:table-cell>
          <table:table-cell office:value-type="float" office:value="24.126517618" calcext:value-type="float">
            <text:p>24.126517618</text:p>
          </table:table-cell>
          <table:table-cell office:value-type="float" office:value="24.124838856" calcext:value-type="float">
            <text:p>24.124838856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0982334" calcext:value-type="float">
            <text:p>0.000982334</text:p>
          </table:table-cell>
          <table:table-cell office:value-type="float" office:value="-0.019994855" calcext:value-type="float">
            <text:p>-0.019994855</text:p>
          </table:table-cell>
          <table:table-cell office:value-type="float" office:value="0.000460807" calcext:value-type="float">
            <text:p>0.000460807</text:p>
          </table:table-cell>
          <table:table-cell office:value-type="float" office:value="0.002307442" calcext:value-type="float">
            <text:p>0.002307442</text:p>
          </table:table-cell>
          <table:table-cell office:value-type="float" office:value="0.000584615" calcext:value-type="float">
            <text:p>0.00058461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2019-12-03 10:40:38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5780589" calcext:value-type="float">
            <text:p>0.135780589</text:p>
          </table:table-cell>
          <table:table-cell office:value-type="float" office:value="0.033871536" calcext:value-type="float">
            <text:p>0.033871536</text:p>
          </table:table-cell>
          <table:table-cell office:value-type="float" office:value="0.133742706" calcext:value-type="float">
            <text:p>0.133742706</text:p>
          </table:table-cell>
          <table:table-cell office:value-type="float" office:value="0.142161267" calcext:value-type="float">
            <text:p>0.142161267</text:p>
          </table:table-cell>
          <table:table-cell office:value-type="float" office:value="0.134646313" calcext:value-type="float">
            <text:p>0.1346463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319" calcext:value-type="float">
            <text:p>0.001109319</text:p>
          </table:table-cell>
          <table:table-cell office:value-type="float" office:value="0.000276728" calcext:value-type="float">
            <text:p>0.000276728</text:p>
          </table:table-cell>
          <table:table-cell office:value-type="float" office:value="0.001092669" calcext:value-type="float">
            <text:p>0.001092669</text:p>
          </table:table-cell>
          <table:table-cell office:value-type="float" office:value="0.001161448" calcext:value-type="float">
            <text:p>0.001161448</text:p>
          </table:table-cell>
          <table:table-cell office:value-type="float" office:value="0.001100052" calcext:value-type="float">
            <text:p>0.0011000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057" calcext:value-type="float">
            <text:p>3.9057E-05</text:p>
          </table:table-cell>
          <table:table-cell office:value-type="float" office:value="-0.000793533" calcext:value-type="float">
            <text:p>-0.000793533</text:p>
          </table:table-cell>
          <table:table-cell office:value-type="float" office:value="0.000022408" calcext:value-type="float">
            <text:p>2.2408E-05</text:p>
          </table:table-cell>
          <table:table-cell office:value-type="float" office:value="0.000091187" calcext:value-type="float">
            <text:p>9.1187E-05</text:p>
          </table:table-cell>
          <table:table-cell office:value-type="float" office:value="0.00002979" calcext:value-type="float">
            <text:p>2.97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179907" calcext:value-type="float">
            <text:p>24.120179907</text:p>
          </table:table-cell>
          <table:table-cell office:value-type="float" office:value="24.099614563" calcext:value-type="float">
            <text:p>24.099614563</text:p>
          </table:table-cell>
          <table:table-cell office:value-type="float" office:value="24.119768664" calcext:value-type="float">
            <text:p>24.119768664</text:p>
          </table:table-cell>
          <table:table-cell office:value-type="float" office:value="24.121467521" calcext:value-type="float">
            <text:p>24.121467521</text:p>
          </table:table-cell>
          <table:table-cell office:value-type="float" office:value="24.119951011" calcext:value-type="float">
            <text:p>24.119951011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0989987" calcext:value-type="float">
            <text:p>0.000989987</text:p>
          </table:table-cell>
          <table:table-cell office:value-type="float" office:value="-0.020115087" calcext:value-type="float">
            <text:p>-0.020115087</text:p>
          </table:table-cell>
          <table:table-cell office:value-type="float" office:value="0.000567951" calcext:value-type="float">
            <text:p>0.000567951</text:p>
          </table:table-cell>
          <table:table-cell office:value-type="float" office:value="0.002311392" calcext:value-type="float">
            <text:p>0.002311392</text:p>
          </table:table-cell>
          <table:table-cell office:value-type="float" office:value="0.000755084" calcext:value-type="float">
            <text:p>0.00075508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2019-12-03 10:40:39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5718004" calcext:value-type="float">
            <text:p>0.135718004</text:p>
          </table:table-cell>
          <table:table-cell office:value-type="float" office:value="0.033349399" calcext:value-type="float">
            <text:p>0.033349399</text:p>
          </table:table-cell>
          <table:table-cell office:value-type="float" office:value="0.133724825" calcext:value-type="float">
            <text:p>0.133724825</text:p>
          </table:table-cell>
          <table:table-cell office:value-type="float" office:value="0.141940134" calcext:value-type="float">
            <text:p>0.141940134</text:p>
          </table:table-cell>
          <table:table-cell office:value-type="float" office:value="0.134110467" calcext:value-type="float">
            <text:p>0.134110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807" calcext:value-type="float">
            <text:p>0.001108807</text:p>
          </table:table-cell>
          <table:table-cell office:value-type="float" office:value="0.000272462" calcext:value-type="float">
            <text:p>0.000272462</text:p>
          </table:table-cell>
          <table:table-cell office:value-type="float" office:value="0.001092523" calcext:value-type="float">
            <text:p>0.001092523</text:p>
          </table:table-cell>
          <table:table-cell office:value-type="float" office:value="0.001159642" calcext:value-type="float">
            <text:p>0.001159642</text:p>
          </table:table-cell>
          <table:table-cell office:value-type="float" office:value="0.001095674" calcext:value-type="float">
            <text:p>0.00109567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546" calcext:value-type="float">
            <text:p>3.8546E-05</text:p>
          </table:table-cell>
          <table:table-cell office:value-type="float" office:value="-0.000797799" calcext:value-type="float">
            <text:p>-0.000797799</text:p>
          </table:table-cell>
          <table:table-cell office:value-type="float" office:value="0.000022262" calcext:value-type="float">
            <text:p>2.2262E-05</text:p>
          </table:table-cell>
          <table:table-cell office:value-type="float" office:value="0.00008938" calcext:value-type="float">
            <text:p>8.938E-05</text:p>
          </table:table-cell>
          <table:table-cell office:value-type="float" office:value="0.000025412" calcext:value-type="float">
            <text:p>2.541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167278" calcext:value-type="float">
            <text:p>24.120167278</text:p>
          </table:table-cell>
          <table:table-cell office:value-type="float" office:value="24.099509194" calcext:value-type="float">
            <text:p>24.099509194</text:p>
          </table:table-cell>
          <table:table-cell office:value-type="float" office:value="24.119765056" calcext:value-type="float">
            <text:p>24.119765056</text:p>
          </table:table-cell>
          <table:table-cell office:value-type="float" office:value="24.121422897" calcext:value-type="float">
            <text:p>24.121422897</text:p>
          </table:table-cell>
          <table:table-cell office:value-type="float" office:value="24.119842878" calcext:value-type="float">
            <text:p>24.119842878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0977026" calcext:value-type="float">
            <text:p>0.000977026</text:p>
          </table:table-cell>
          <table:table-cell office:value-type="float" office:value="-0.020223222" calcext:value-type="float">
            <text:p>-0.020223222</text:p>
          </table:table-cell>
          <table:table-cell office:value-type="float" office:value="0.000564248" calcext:value-type="float">
            <text:p>0.000564248</text:p>
          </table:table-cell>
          <table:table-cell office:value-type="float" office:value="0.002265597" calcext:value-type="float">
            <text:p>0.002265597</text:p>
          </table:table-cell>
          <table:table-cell office:value-type="float" office:value="0.000644113" calcext:value-type="float">
            <text:p>0.0006441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2019-12-03 10:40:40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581218" calcext:value-type="float">
            <text:p>0.13581218</text:p>
          </table:table-cell>
          <table:table-cell office:value-type="float" office:value="0.032902364" calcext:value-type="float">
            <text:p>0.032902364</text:p>
          </table:table-cell>
          <table:table-cell office:value-type="float" office:value="0.132877843" calcext:value-type="float">
            <text:p>0.132877843</text:p>
          </table:table-cell>
          <table:table-cell office:value-type="float" office:value="0.142055171" calcext:value-type="float">
            <text:p>0.142055171</text:p>
          </table:table-cell>
          <table:table-cell office:value-type="float" office:value="0.134740488" calcext:value-type="float">
            <text:p>0.1347404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9577" calcext:value-type="float">
            <text:p>0.001109577</text:p>
          </table:table-cell>
          <table:table-cell office:value-type="float" office:value="0.00026881" calcext:value-type="float">
            <text:p>0.00026881</text:p>
          </table:table-cell>
          <table:table-cell office:value-type="float" office:value="0.001085603" calcext:value-type="float">
            <text:p>0.001085603</text:p>
          </table:table-cell>
          <table:table-cell office:value-type="float" office:value="0.001160581" calcext:value-type="float">
            <text:p>0.001160581</text:p>
          </table:table-cell>
          <table:table-cell office:value-type="float" office:value="0.001100821" calcext:value-type="float">
            <text:p>0.0011008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9315" calcext:value-type="float">
            <text:p>3.9315E-05</text:p>
          </table:table-cell>
          <table:table-cell office:value-type="float" office:value="-0.000801451" calcext:value-type="float">
            <text:p>-0.000801451</text:p>
          </table:table-cell>
          <table:table-cell office:value-type="float" office:value="0.000015342" calcext:value-type="float">
            <text:p>1.5342E-05</text:p>
          </table:table-cell>
          <table:table-cell office:value-type="float" office:value="0.00009032" calcext:value-type="float">
            <text:p>9.032E-05</text:p>
          </table:table-cell>
          <table:table-cell office:value-type="float" office:value="0.00003056" calcext:value-type="float">
            <text:p>3.05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132331" calcext:value-type="float">
            <text:p>24.115132331</text:p>
          </table:table-cell>
          <table:table-cell office:value-type="float" office:value="24.094364934" calcext:value-type="float">
            <text:p>24.094364934</text:p>
          </table:table-cell>
          <table:table-cell office:value-type="float" office:value="24.114540182" calcext:value-type="float">
            <text:p>24.114540182</text:p>
          </table:table-cell>
          <table:table-cell office:value-type="float" office:value="24.116392166" calcext:value-type="float">
            <text:p>24.116392166</text:p>
          </table:table-cell>
          <table:table-cell office:value-type="float" office:value="24.114916064" calcext:value-type="float">
            <text:p>24.114916064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0996529" calcext:value-type="float">
            <text:p>0.000996529</text:p>
          </table:table-cell>
          <table:table-cell office:value-type="float" office:value="-0.020315803" calcext:value-type="float">
            <text:p>-0.020315803</text:p>
          </table:table-cell>
          <table:table-cell office:value-type="float" office:value="0.000388842" calcext:value-type="float">
            <text:p>0.000388842</text:p>
          </table:table-cell>
          <table:table-cell office:value-type="float" office:value="0.00228942" calcext:value-type="float">
            <text:p>0.00228942</text:p>
          </table:table-cell>
          <table:table-cell office:value-type="float" office:value="0.000774587" calcext:value-type="float">
            <text:p>0.0007745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2019-12-03 10:40:41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5486142" calcext:value-type="float">
            <text:p>0.135486142</text:p>
          </table:table-cell>
          <table:table-cell office:value-type="float" office:value="0.032889251" calcext:value-type="float">
            <text:p>0.032889251</text:p>
          </table:table-cell>
          <table:table-cell office:value-type="float" office:value="0.133238451" calcext:value-type="float">
            <text:p>0.133238451</text:p>
          </table:table-cell>
          <table:table-cell office:value-type="float" office:value="0.141960995" calcext:value-type="float">
            <text:p>0.141960995</text:p>
          </table:table-cell>
          <table:table-cell office:value-type="float" office:value="0.135000364" calcext:value-type="float">
            <text:p>0.1350003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913" calcext:value-type="float">
            <text:p>0.001106913</text:p>
          </table:table-cell>
          <table:table-cell office:value-type="float" office:value="0.000268703" calcext:value-type="float">
            <text:p>0.000268703</text:p>
          </table:table-cell>
          <table:table-cell office:value-type="float" office:value="0.001088549" calcext:value-type="float">
            <text:p>0.001088549</text:p>
          </table:table-cell>
          <table:table-cell office:value-type="float" office:value="0.001159812" calcext:value-type="float">
            <text:p>0.001159812</text:p>
          </table:table-cell>
          <table:table-cell office:value-type="float" office:value="0.001102944" calcext:value-type="float">
            <text:p>0.0011029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651" calcext:value-type="float">
            <text:p>3.6651E-05</text:p>
          </table:table-cell>
          <table:table-cell office:value-type="float" office:value="-0.000801558" calcext:value-type="float">
            <text:p>-0.000801558</text:p>
          </table:table-cell>
          <table:table-cell office:value-type="float" office:value="0.000018288" calcext:value-type="float">
            <text:p>1.8288E-05</text:p>
          </table:table-cell>
          <table:table-cell office:value-type="float" office:value="0.000089551" calcext:value-type="float">
            <text:p>8.9551E-05</text:p>
          </table:table-cell>
          <table:table-cell office:value-type="float" office:value="0.000032683" calcext:value-type="float">
            <text:p>3.26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066537" calcext:value-type="float">
            <text:p>24.115066537</text:p>
          </table:table-cell>
          <table:table-cell office:value-type="float" office:value="24.094362288" calcext:value-type="float">
            <text:p>24.094362288</text:p>
          </table:table-cell>
          <table:table-cell office:value-type="float" office:value="24.114612953" calcext:value-type="float">
            <text:p>24.114612953</text:p>
          </table:table-cell>
          <table:table-cell office:value-type="float" office:value="24.116373162" calcext:value-type="float">
            <text:p>24.116373162</text:p>
          </table:table-cell>
          <table:table-cell office:value-type="float" office:value="24.114968507" calcext:value-type="float">
            <text:p>24.114968507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0929008" calcext:value-type="float">
            <text:p>0.000929008</text:p>
          </table:table-cell>
          <table:table-cell office:value-type="float" office:value="-0.020318519" calcext:value-type="float">
            <text:p>-0.020318519</text:p>
          </table:table-cell>
          <table:table-cell office:value-type="float" office:value="0.000463522" calcext:value-type="float">
            <text:p>0.000463522</text:p>
          </table:table-cell>
          <table:table-cell office:value-type="float" office:value="0.002269917" calcext:value-type="float">
            <text:p>0.002269917</text:p>
          </table:table-cell>
          <table:table-cell office:value-type="float" office:value="0.000828406" calcext:value-type="float">
            <text:p>0.00082840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2019-12-03 10:40:43</text:p>
          </table:table-cell>
          <table:table-cell office:value-type="float" office:value="24.10911" calcext:value-type="float">
            <text:p>24.10911</text:p>
          </table:table-cell>
          <table:table-cell office:value-type="string" calcext:value-type="string">
            <text:p><text:s/></text:p>
          </table:table-cell>
          <table:table-cell office:value-type="float" office:value="0.135188715" calcext:value-type="float">
            <text:p>0.135188715</text:p>
          </table:table-cell>
          <table:table-cell office:value-type="float" office:value="0.033149127" calcext:value-type="float">
            <text:p>0.033149127</text:p>
          </table:table-cell>
          <table:table-cell office:value-type="float" office:value="0.133599655" calcext:value-type="float">
            <text:p>0.133599655</text:p>
          </table:table-cell>
          <table:table-cell office:value-type="float" office:value="0.142272132" calcext:value-type="float">
            <text:p>0.142272132</text:p>
          </table:table-cell>
          <table:table-cell office:value-type="float" office:value="0.134444253" calcext:value-type="float">
            <text:p>0.1344442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4483" calcext:value-type="float">
            <text:p>0.001104483</text:p>
          </table:table-cell>
          <table:table-cell office:value-type="float" office:value="0.000270826" calcext:value-type="float">
            <text:p>0.000270826</text:p>
          </table:table-cell>
          <table:table-cell office:value-type="float" office:value="0.0010915" calcext:value-type="float">
            <text:p>0.0010915</text:p>
          </table:table-cell>
          <table:table-cell office:value-type="float" office:value="0.001162354" calcext:value-type="float">
            <text:p>0.001162354</text:p>
          </table:table-cell>
          <table:table-cell office:value-type="float" office:value="0.001098401" calcext:value-type="float">
            <text:p>0.0010984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4222" calcext:value-type="float">
            <text:p>3.4222E-05</text:p>
          </table:table-cell>
          <table:table-cell office:value-type="float" office:value="-0.000799435" calcext:value-type="float">
            <text:p>-0.000799435</text:p>
          </table:table-cell>
          <table:table-cell office:value-type="float" office:value="0.000021239" calcext:value-type="float">
            <text:p>2.1239E-05</text:p>
          </table:table-cell>
          <table:table-cell office:value-type="float" office:value="0.000092093" calcext:value-type="float">
            <text:p>9.2093E-05</text:p>
          </table:table-cell>
          <table:table-cell office:value-type="float" office:value="0.000028139" calcext:value-type="float">
            <text:p>2.813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9952565" calcext:value-type="float">
            <text:p>24.109952565</text:p>
          </table:table-cell>
          <table:table-cell office:value-type="float" office:value="24.089360686" calcext:value-type="float">
            <text:p>24.089360686</text:p>
          </table:table-cell>
          <table:table-cell office:value-type="float" office:value="24.109631891" calcext:value-type="float">
            <text:p>24.109631891</text:p>
          </table:table-cell>
          <table:table-cell office:value-type="float" office:value="24.111382004" calcext:value-type="float">
            <text:p>24.111382004</text:p>
          </table:table-cell>
          <table:table-cell office:value-type="float" office:value="24.109802332" calcext:value-type="float">
            <text:p>24.109802332</text:p>
          </table:table-cell>
          <table:table-cell office:value-type="float" office:value="25.091239664" calcext:value-type="float">
            <text:p>25.091239664</text:p>
          </table:table-cell>
          <table:table-cell/>
          <table:table-cell office:value-type="float" office:value="0.000867413" calcext:value-type="float">
            <text:p>0.000867413</text:p>
          </table:table-cell>
          <table:table-cell office:value-type="float" office:value="-0.020264698" calcext:value-type="float">
            <text:p>-0.020264698</text:p>
          </table:table-cell>
          <table:table-cell office:value-type="float" office:value="0.000538326" calcext:value-type="float">
            <text:p>0.000538326</text:p>
          </table:table-cell>
          <table:table-cell office:value-type="float" office:value="0.002334352" calcext:value-type="float">
            <text:p>0.002334352</text:p>
          </table:table-cell>
          <table:table-cell office:value-type="float" office:value="0.000713238" calcext:value-type="float">
            <text:p>0.0007132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2019-12-03 10:40:44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<text:s/></text:p>
          </table:table-cell>
          <table:table-cell office:value-type="float" office:value="0.13530256" calcext:value-type="float">
            <text:p>0.13530256</text:p>
          </table:table-cell>
          <table:table-cell office:value-type="float" office:value="0.034484271" calcext:value-type="float">
            <text:p>0.034484271</text:p>
          </table:table-cell>
          <table:table-cell office:value-type="float" office:value="0.133274213" calcext:value-type="float">
            <text:p>0.133274213</text:p>
          </table:table-cell>
          <table:table-cell office:value-type="float" office:value="0.142343657" calcext:value-type="float">
            <text:p>0.142343657</text:p>
          </table:table-cell>
          <table:table-cell office:value-type="float" office:value="0.133671776" calcext:value-type="float">
            <text:p>0.1336717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413" calcext:value-type="float">
            <text:p>0.001105413</text:p>
          </table:table-cell>
          <table:table-cell office:value-type="float" office:value="0.000281734" calcext:value-type="float">
            <text:p>0.000281734</text:p>
          </table:table-cell>
          <table:table-cell office:value-type="float" office:value="0.001088842" calcext:value-type="float">
            <text:p>0.001088842</text:p>
          </table:table-cell>
          <table:table-cell office:value-type="float" office:value="0.001162938" calcext:value-type="float">
            <text:p>0.001162938</text:p>
          </table:table-cell>
          <table:table-cell office:value-type="float" office:value="0.00109209" calcext:value-type="float">
            <text:p>0.0010920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5152" calcext:value-type="float">
            <text:p>3.5152E-05</text:p>
          </table:table-cell>
          <table:table-cell office:value-type="float" office:value="-0.000788527" calcext:value-type="float">
            <text:p>-0.000788527</text:p>
          </table:table-cell>
          <table:table-cell office:value-type="float" office:value="0.00001858" calcext:value-type="float">
            <text:p>1.858E-05</text:p>
          </table:table-cell>
          <table:table-cell office:value-type="float" office:value="0.000092677" calcext:value-type="float">
            <text:p>9.2677E-05</text:p>
          </table:table-cell>
          <table:table-cell office:value-type="float" office:value="0.000021828" calcext:value-type="float">
            <text:p>2.182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9867637" calcext:value-type="float">
            <text:p>24.099867637</text:p>
          </table:table-cell>
          <table:table-cell office:value-type="float" office:value="24.079522036" calcext:value-type="float">
            <text:p>24.079522036</text:p>
          </table:table-cell>
          <table:table-cell office:value-type="float" office:value="24.099458311" calcext:value-type="float">
            <text:p>24.099458311</text:p>
          </table:table-cell>
          <table:table-cell office:value-type="float" office:value="24.101288549" calcext:value-type="float">
            <text:p>24.101288549</text:p>
          </table:table-cell>
          <table:table-cell office:value-type="float" office:value="24.09953854" calcext:value-type="float">
            <text:p>24.09953854</text:p>
          </table:table-cell>
          <table:table-cell office:value-type="float" office:value="25.081140725" calcext:value-type="float">
            <text:p>25.081140725</text:p>
          </table:table-cell>
          <table:table-cell/>
          <table:table-cell office:value-type="float" office:value="0.000890989" calcext:value-type="float">
            <text:p>0.000890989</text:p>
          </table:table-cell>
          <table:table-cell office:value-type="float" office:value="-0.01998819" calcext:value-type="float">
            <text:p>-0.01998819</text:p>
          </table:table-cell>
          <table:table-cell office:value-type="float" office:value="0.000470929" calcext:value-type="float">
            <text:p>0.000470929</text:p>
          </table:table-cell>
          <table:table-cell office:value-type="float" office:value="0.002349164" calcext:value-type="float">
            <text:p>0.002349164</text:p>
          </table:table-cell>
          <table:table-cell office:value-type="float" office:value="0.000553262" calcext:value-type="float">
            <text:p>0.00055326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2019-12-03 10:40:45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<text:s/></text:p>
          </table:table-cell>
          <table:table-cell office:value-type="float" office:value="0.135265009" calcext:value-type="float">
            <text:p>0.135265009</text:p>
          </table:table-cell>
          <table:table-cell office:value-type="float" office:value="0.033069257" calcext:value-type="float">
            <text:p>0.033069257</text:p>
          </table:table-cell>
          <table:table-cell office:value-type="float" office:value="0.133453027" calcext:value-type="float">
            <text:p>0.133453027</text:p>
          </table:table-cell>
          <table:table-cell office:value-type="float" office:value="0.142239349" calcext:value-type="float">
            <text:p>0.142239349</text:p>
          </table:table-cell>
          <table:table-cell office:value-type="float" office:value="0.134775059" calcext:value-type="float">
            <text:p>0.1347750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106" calcext:value-type="float">
            <text:p>0.001105106</text:p>
          </table:table-cell>
          <table:table-cell office:value-type="float" office:value="0.000270174" calcext:value-type="float">
            <text:p>0.000270174</text:p>
          </table:table-cell>
          <table:table-cell office:value-type="float" office:value="0.001090303" calcext:value-type="float">
            <text:p>0.001090303</text:p>
          </table:table-cell>
          <table:table-cell office:value-type="float" office:value="0.001162086" calcext:value-type="float">
            <text:p>0.001162086</text:p>
          </table:table-cell>
          <table:table-cell office:value-type="float" office:value="0.001101103" calcext:value-type="float">
            <text:p>0.0011011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4845" calcext:value-type="float">
            <text:p>3.4845E-05</text:p>
          </table:table-cell>
          <table:table-cell office:value-type="float" office:value="-0.000800088" calcext:value-type="float">
            <text:p>-0.000800088</text:p>
          </table:table-cell>
          <table:table-cell office:value-type="float" office:value="0.000020041" calcext:value-type="float">
            <text:p>2.0041E-05</text:p>
          </table:table-cell>
          <table:table-cell office:value-type="float" office:value="0.000091825" calcext:value-type="float">
            <text:p>9.1825E-05</text:p>
          </table:table-cell>
          <table:table-cell office:value-type="float" office:value="0.000030842" calcext:value-type="float">
            <text:p>3.08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9860059" calcext:value-type="float">
            <text:p>24.099860059</text:p>
          </table:table-cell>
          <table:table-cell office:value-type="float" office:value="24.079236476" calcext:value-type="float">
            <text:p>24.079236476</text:p>
          </table:table-cell>
          <table:table-cell office:value-type="float" office:value="24.099494396" calcext:value-type="float">
            <text:p>24.099494396</text:p>
          </table:table-cell>
          <table:table-cell office:value-type="float" office:value="24.1012675" calcext:value-type="float">
            <text:p>24.1012675</text:p>
          </table:table-cell>
          <table:table-cell office:value-type="float" office:value="24.099761186" calcext:value-type="float">
            <text:p>24.099761186</text:p>
          </table:table-cell>
          <table:table-cell office:value-type="float" office:value="25.081140725" calcext:value-type="float">
            <text:p>25.081140725</text:p>
          </table:table-cell>
          <table:table-cell/>
          <table:table-cell office:value-type="float" office:value="0.000883213" calcext:value-type="float">
            <text:p>0.000883213</text:p>
          </table:table-cell>
          <table:table-cell office:value-type="float" office:value="-0.020281239" calcext:value-type="float">
            <text:p>-0.020281239</text:p>
          </table:table-cell>
          <table:table-cell office:value-type="float" office:value="0.00050796" calcext:value-type="float">
            <text:p>0.00050796</text:p>
          </table:table-cell>
          <table:table-cell office:value-type="float" office:value="0.002327563" calcext:value-type="float">
            <text:p>0.002327563</text:p>
          </table:table-cell>
          <table:table-cell office:value-type="float" office:value="0.000781746" calcext:value-type="float">
            <text:p>0.00078174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2019-12-03 10:40:47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5259048" calcext:value-type="float">
            <text:p>0.135259048</text:p>
          </table:table-cell>
          <table:table-cell office:value-type="float" office:value="0.033576492" calcext:value-type="float">
            <text:p>0.033576492</text:p>
          </table:table-cell>
          <table:table-cell office:value-type="float" office:value="0.133760587" calcext:value-type="float">
            <text:p>0.133760587</text:p>
          </table:table-cell>
          <table:table-cell office:value-type="float" office:value="0.142380612" calcext:value-type="float">
            <text:p>0.142380612</text:p>
          </table:table-cell>
          <table:table-cell office:value-type="float" office:value="0.134252326" calcext:value-type="float">
            <text:p>0.1342523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058" calcext:value-type="float">
            <text:p>0.001105058</text:p>
          </table:table-cell>
          <table:table-cell office:value-type="float" office:value="0.000274318" calcext:value-type="float">
            <text:p>0.000274318</text:p>
          </table:table-cell>
          <table:table-cell office:value-type="float" office:value="0.001092815" calcext:value-type="float">
            <text:p>0.001092815</text:p>
          </table:table-cell>
          <table:table-cell office:value-type="float" office:value="0.00116324" calcext:value-type="float">
            <text:p>0.00116324</text:p>
          </table:table-cell>
          <table:table-cell office:value-type="float" office:value="0.001096833" calcext:value-type="float">
            <text:p>0.0010968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4796" calcext:value-type="float">
            <text:p>3.4796E-05</text:p>
          </table:table-cell>
          <table:table-cell office:value-type="float" office:value="-0.000795944" calcext:value-type="float">
            <text:p>-0.000795944</text:p>
          </table:table-cell>
          <table:table-cell office:value-type="float" office:value="0.000022554" calcext:value-type="float">
            <text:p>2.2554E-05</text:p>
          </table:table-cell>
          <table:table-cell office:value-type="float" office:value="0.000092979" calcext:value-type="float">
            <text:p>9.2979E-05</text:p>
          </table:table-cell>
          <table:table-cell office:value-type="float" office:value="0.000026571" calcext:value-type="float">
            <text:p>2.657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4804906" calcext:value-type="float">
            <text:p>24.094804906</text:p>
          </table:table-cell>
          <table:table-cell office:value-type="float" office:value="24.074284795" calcext:value-type="float">
            <text:p>24.074284795</text:p>
          </table:table-cell>
          <table:table-cell office:value-type="float" office:value="24.094502511" calcext:value-type="float">
            <text:p>24.094502511</text:p>
          </table:table-cell>
          <table:table-cell office:value-type="float" office:value="24.096242063" calcext:value-type="float">
            <text:p>24.096242063</text:p>
          </table:table-cell>
          <table:table-cell office:value-type="float" office:value="24.094601746" calcext:value-type="float">
            <text:p>24.094601746</text:p>
          </table:table-cell>
          <table:table-cell office:value-type="float" office:value="25.076091256" calcext:value-type="float">
            <text:p>25.076091256</text:p>
          </table:table-cell>
          <table:table-cell/>
          <table:table-cell office:value-type="float" office:value="0.000881978" calcext:value-type="float">
            <text:p>0.000881978</text:p>
          </table:table-cell>
          <table:table-cell office:value-type="float" office:value="-0.020176191" calcext:value-type="float">
            <text:p>-0.020176191</text:p>
          </table:table-cell>
          <table:table-cell office:value-type="float" office:value="0.000571654" calcext:value-type="float">
            <text:p>0.000571654</text:p>
          </table:table-cell>
          <table:table-cell office:value-type="float" office:value="0.002356817" calcext:value-type="float">
            <text:p>0.002356817</text:p>
          </table:table-cell>
          <table:table-cell office:value-type="float" office:value="0.000673491" calcext:value-type="float">
            <text:p>0.00067349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2019-12-03 10:40:48</text:p>
          </table:table-cell>
          <table:table-cell office:value-type="float" office:value="24.08889" calcext:value-type="float">
            <text:p>24.08889</text:p>
          </table:table-cell>
          <table:table-cell office:value-type="string" calcext:value-type="string">
            <text:p><text:s/></text:p>
          </table:table-cell>
          <table:table-cell office:value-type="float" office:value="0.135357396" calcext:value-type="float">
            <text:p>0.135357396</text:p>
          </table:table-cell>
          <table:table-cell office:value-type="float" office:value="0.032873158" calcext:value-type="float">
            <text:p>0.032873158</text:p>
          </table:table-cell>
          <table:table-cell office:value-type="float" office:value="0.13320686" calcext:value-type="float">
            <text:p>0.13320686</text:p>
          </table:table-cell>
          <table:table-cell office:value-type="float" office:value="0.14235677" calcext:value-type="float">
            <text:p>0.14235677</text:p>
          </table:table-cell>
          <table:table-cell office:value-type="float" office:value="0.134924666" calcext:value-type="float">
            <text:p>0.1349246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861" calcext:value-type="float">
            <text:p>0.001105861</text:p>
          </table:table-cell>
          <table:table-cell office:value-type="float" office:value="0.000268572" calcext:value-type="float">
            <text:p>0.000268572</text:p>
          </table:table-cell>
          <table:table-cell office:value-type="float" office:value="0.001088291" calcext:value-type="float">
            <text:p>0.001088291</text:p>
          </table:table-cell>
          <table:table-cell office:value-type="float" office:value="0.001163046" calcext:value-type="float">
            <text:p>0.001163046</text:p>
          </table:table-cell>
          <table:table-cell office:value-type="float" office:value="0.001102326" calcext:value-type="float">
            <text:p>0.00110232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56" calcext:value-type="float">
            <text:p>3.56E-05</text:p>
          </table:table-cell>
          <table:table-cell office:value-type="float" office:value="-0.00080169" calcext:value-type="float">
            <text:p>-0.00080169</text:p>
          </table:table-cell>
          <table:table-cell office:value-type="float" office:value="0.00001803" calcext:value-type="float">
            <text:p>1.803E-05</text:p>
          </table:table-cell>
          <table:table-cell office:value-type="float" office:value="0.000092784" calcext:value-type="float">
            <text:p>9.2784E-05</text:p>
          </table:table-cell>
          <table:table-cell office:value-type="float" office:value="0.000032064" calcext:value-type="float">
            <text:p>3.206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89770803" calcext:value-type="float">
            <text:p>24.089770803</text:p>
          </table:table-cell>
          <table:table-cell office:value-type="float" office:value="24.069088811" calcext:value-type="float">
            <text:p>24.069088811</text:p>
          </table:table-cell>
          <table:table-cell office:value-type="float" office:value="24.089336815" calcext:value-type="float">
            <text:p>24.089336815</text:p>
          </table:table-cell>
          <table:table-cell office:value-type="float" office:value="24.091183308" calcext:value-type="float">
            <text:p>24.091183308</text:p>
          </table:table-cell>
          <table:table-cell office:value-type="float" office:value="24.089683476" calcext:value-type="float">
            <text:p>24.089683476</text:p>
          </table:table-cell>
          <table:table-cell office:value-type="float" office:value="25.071041788" calcext:value-type="float">
            <text:p>25.071041788</text:p>
          </table:table-cell>
          <table:table-cell/>
          <table:table-cell office:value-type="float" office:value="0.000902346" calcext:value-type="float">
            <text:p>0.000902346</text:p>
          </table:table-cell>
          <table:table-cell office:value-type="float" office:value="-0.020321852" calcext:value-type="float">
            <text:p>-0.020321852</text:p>
          </table:table-cell>
          <table:table-cell office:value-type="float" office:value="0.00045698" calcext:value-type="float">
            <text:p>0.00045698</text:p>
          </table:table-cell>
          <table:table-cell office:value-type="float" office:value="0.00235188" calcext:value-type="float">
            <text:p>0.00235188</text:p>
          </table:table-cell>
          <table:table-cell office:value-type="float" office:value="0.000812729" calcext:value-type="float">
            <text:p>0.00081272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2019-12-03 10:40:49</text:p>
          </table:table-cell>
          <table:table-cell office:value-type="float" office:value="24.08889" calcext:value-type="float">
            <text:p>24.08889</text:p>
          </table:table-cell>
          <table:table-cell office:value-type="string" calcext:value-type="string">
            <text:p><text:s/></text:p>
          </table:table-cell>
          <table:table-cell office:value-type="float" office:value="0.135252492" calcext:value-type="float">
            <text:p>0.135252492</text:p>
          </table:table-cell>
          <table:table-cell office:value-type="float" office:value="0.034082536" calcext:value-type="float">
            <text:p>0.034082536</text:p>
          </table:table-cell>
          <table:table-cell office:value-type="float" office:value="0.133664028" calcext:value-type="float">
            <text:p>0.133664028</text:p>
          </table:table-cell>
          <table:table-cell office:value-type="float" office:value="0.142449754" calcext:value-type="float">
            <text:p>0.142449754</text:p>
          </table:table-cell>
          <table:table-cell office:value-type="float" office:value="0.133807079" calcext:value-type="float">
            <text:p>0.1338070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004" calcext:value-type="float">
            <text:p>0.001105004</text:p>
          </table:table-cell>
          <table:table-cell office:value-type="float" office:value="0.000278452" calcext:value-type="float">
            <text:p>0.000278452</text:p>
          </table:table-cell>
          <table:table-cell office:value-type="float" office:value="0.001092026" calcext:value-type="float">
            <text:p>0.001092026</text:p>
          </table:table-cell>
          <table:table-cell office:value-type="float" office:value="0.001163805" calcext:value-type="float">
            <text:p>0.001163805</text:p>
          </table:table-cell>
          <table:table-cell office:value-type="float" office:value="0.001093195" calcext:value-type="float">
            <text:p>0.0010931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4743" calcext:value-type="float">
            <text:p>3.4743E-05</text:p>
          </table:table-cell>
          <table:table-cell office:value-type="float" office:value="-0.000791809" calcext:value-type="float">
            <text:p>-0.000791809</text:p>
          </table:table-cell>
          <table:table-cell office:value-type="float" office:value="0.000021765" calcext:value-type="float">
            <text:p>2.1765E-05</text:p>
          </table:table-cell>
          <table:table-cell office:value-type="float" office:value="0.000093544" calcext:value-type="float">
            <text:p>9.3544E-05</text:p>
          </table:table-cell>
          <table:table-cell office:value-type="float" office:value="0.000022934" calcext:value-type="float">
            <text:p>2.293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89749633" calcext:value-type="float">
            <text:p>24.089749633</text:p>
          </table:table-cell>
          <table:table-cell office:value-type="float" office:value="24.069332874" calcext:value-type="float">
            <text:p>24.069332874</text:p>
          </table:table-cell>
          <table:table-cell office:value-type="float" office:value="24.089429073" calcext:value-type="float">
            <text:p>24.089429073</text:p>
          </table:table-cell>
          <table:table-cell office:value-type="float" office:value="24.091202073" calcext:value-type="float">
            <text:p>24.091202073</text:p>
          </table:table-cell>
          <table:table-cell office:value-type="float" office:value="24.089457942" calcext:value-type="float">
            <text:p>24.089457942</text:p>
          </table:table-cell>
          <table:table-cell office:value-type="float" office:value="25.071041788" calcext:value-type="float">
            <text:p>25.071041788</text:p>
          </table:table-cell>
          <table:table-cell/>
          <table:table-cell office:value-type="float" office:value="0.00088062" calcext:value-type="float">
            <text:p>0.00088062</text:p>
          </table:table-cell>
          <table:table-cell office:value-type="float" office:value="-0.020071389" calcext:value-type="float">
            <text:p>-0.020071389</text:p>
          </table:table-cell>
          <table:table-cell office:value-type="float" office:value="0.000551657" calcext:value-type="float">
            <text:p>0.000551657</text:p>
          </table:table-cell>
          <table:table-cell office:value-type="float" office:value="0.002371136" calcext:value-type="float">
            <text:p>0.002371136</text:p>
          </table:table-cell>
          <table:table-cell office:value-type="float" office:value="0.000581283" calcext:value-type="float">
            <text:p>0.00058128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2019-12-03 10:40:51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5440843" calcext:value-type="float">
            <text:p>0.135440843</text:p>
          </table:table-cell>
          <table:table-cell office:value-type="float" office:value="0.032859449" calcext:value-type="float">
            <text:p>0.032859449</text:p>
          </table:table-cell>
          <table:table-cell office:value-type="float" office:value="0.132936851" calcext:value-type="float">
            <text:p>0.132936851</text:p>
          </table:table-cell>
          <table:table-cell office:value-type="float" office:value="0.142119544" calcext:value-type="float">
            <text:p>0.142119544</text:p>
          </table:table-cell>
          <table:table-cell office:value-type="float" office:value="0.134627835" calcext:value-type="float">
            <text:p>0.134627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543" calcext:value-type="float">
            <text:p>0.001106543</text:p>
          </table:table-cell>
          <table:table-cell office:value-type="float" office:value="0.00026846" calcext:value-type="float">
            <text:p>0.00026846</text:p>
          </table:table-cell>
          <table:table-cell office:value-type="float" office:value="0.001086085" calcext:value-type="float">
            <text:p>0.001086085</text:p>
          </table:table-cell>
          <table:table-cell office:value-type="float" office:value="0.001161107" calcext:value-type="float">
            <text:p>0.001161107</text:p>
          </table:table-cell>
          <table:table-cell office:value-type="float" office:value="0.001099901" calcext:value-type="float">
            <text:p>0.0010999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281" calcext:value-type="float">
            <text:p>3.6281E-05</text:p>
          </table:table-cell>
          <table:table-cell office:value-type="float" office:value="-0.000801802" calcext:value-type="float">
            <text:p>-0.000801802</text:p>
          </table:table-cell>
          <table:table-cell office:value-type="float" office:value="0.000015824" calcext:value-type="float">
            <text:p>1.5824E-05</text:p>
          </table:table-cell>
          <table:table-cell office:value-type="float" office:value="0.000090846" calcext:value-type="float">
            <text:p>9.0846E-05</text:p>
          </table:table-cell>
          <table:table-cell office:value-type="float" office:value="0.000029639" calcext:value-type="float">
            <text:p>2.963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9679744" calcext:value-type="float">
            <text:p>24.079679744</text:p>
          </table:table-cell>
          <table:table-cell office:value-type="float" office:value="24.058977955" calcext:value-type="float">
            <text:p>24.058977955</text:p>
          </table:table-cell>
          <table:table-cell office:value-type="float" office:value="24.079174422" calcext:value-type="float">
            <text:p>24.079174422</text:p>
          </table:table-cell>
          <table:table-cell office:value-type="float" office:value="24.081027548" calcext:value-type="float">
            <text:p>24.081027548</text:p>
          </table:table-cell>
          <table:table-cell office:value-type="float" office:value="24.079515674" calcext:value-type="float">
            <text:p>24.079515674</text:p>
          </table:table-cell>
          <table:table-cell office:value-type="float" office:value="25.060942854" calcext:value-type="float">
            <text:p>25.060942854</text:p>
          </table:table-cell>
          <table:table-cell/>
          <table:table-cell office:value-type="float" office:value="0.000919627" calcext:value-type="float">
            <text:p>0.000919627</text:p>
          </table:table-cell>
          <table:table-cell office:value-type="float" office:value="-0.020324691" calcext:value-type="float">
            <text:p>-0.020324691</text:p>
          </table:table-cell>
          <table:table-cell office:value-type="float" office:value="0.000401063" calcext:value-type="float">
            <text:p>0.000401063</text:p>
          </table:table-cell>
          <table:table-cell office:value-type="float" office:value="0.002302752" calcext:value-type="float">
            <text:p>0.002302752</text:p>
          </table:table-cell>
          <table:table-cell office:value-type="float" office:value="0.000751257" calcext:value-type="float">
            <text:p>0.0007512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2019-12-03 10:40:52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5304348" calcext:value-type="float">
            <text:p>0.135304348</text:p>
          </table:table-cell>
          <table:table-cell office:value-type="float" office:value="0.033259992" calcext:value-type="float">
            <text:p>0.033259992</text:p>
          </table:table-cell>
          <table:table-cell office:value-type="float" office:value="0.133704559" calcext:value-type="float">
            <text:p>0.133704559</text:p>
          </table:table-cell>
          <table:table-cell office:value-type="float" office:value="0.142244714" calcext:value-type="float">
            <text:p>0.142244714</text:p>
          </table:table-cell>
          <table:table-cell office:value-type="float" office:value="0.134118215" calcext:value-type="float">
            <text:p>0.1341182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5428" calcext:value-type="float">
            <text:p>0.001105428</text:p>
          </table:table-cell>
          <table:table-cell office:value-type="float" office:value="0.000271732" calcext:value-type="float">
            <text:p>0.000271732</text:p>
          </table:table-cell>
          <table:table-cell office:value-type="float" office:value="0.001092358" calcext:value-type="float">
            <text:p>0.001092358</text:p>
          </table:table-cell>
          <table:table-cell office:value-type="float" office:value="0.00116213" calcext:value-type="float">
            <text:p>0.00116213</text:p>
          </table:table-cell>
          <table:table-cell office:value-type="float" office:value="0.001095737" calcext:value-type="float">
            <text:p>0.0010957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5166" calcext:value-type="float">
            <text:p>3.5166E-05</text:p>
          </table:table-cell>
          <table:table-cell office:value-type="float" office:value="-0.000798529" calcext:value-type="float">
            <text:p>-0.000798529</text:p>
          </table:table-cell>
          <table:table-cell office:value-type="float" office:value="0.000022096" calcext:value-type="float">
            <text:p>2.2096E-05</text:p>
          </table:table-cell>
          <table:table-cell office:value-type="float" office:value="0.000091869" calcext:value-type="float">
            <text:p>9.1869E-05</text:p>
          </table:table-cell>
          <table:table-cell office:value-type="float" office:value="0.000025476" calcext:value-type="float">
            <text:p>2.547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5443" calcext:value-type="float">
            <text:p>24.0695443</text:p>
          </table:table-cell>
          <table:table-cell office:value-type="float" office:value="24.048950701" calcext:value-type="float">
            <text:p>24.048950701</text:p>
          </table:table-cell>
          <table:table-cell office:value-type="float" office:value="24.069221449" calcext:value-type="float">
            <text:p>24.069221449</text:p>
          </table:table-cell>
          <table:table-cell office:value-type="float" office:value="24.070944923" calcext:value-type="float">
            <text:p>24.070944923</text:p>
          </table:table-cell>
          <table:table-cell office:value-type="float" office:value="24.069304929" calcext:value-type="float">
            <text:p>24.069304929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089136" calcext:value-type="float">
            <text:p>0.00089136</text:p>
          </table:table-cell>
          <table:table-cell office:value-type="float" office:value="-0.020241738" calcext:value-type="float">
            <text:p>-0.020241738</text:p>
          </table:table-cell>
          <table:table-cell office:value-type="float" office:value="0.000560051" calcext:value-type="float">
            <text:p>0.000560051</text:p>
          </table:table-cell>
          <table:table-cell office:value-type="float" office:value="0.002328674" calcext:value-type="float">
            <text:p>0.002328674</text:p>
          </table:table-cell>
          <table:table-cell office:value-type="float" office:value="0.000645717" calcext:value-type="float">
            <text:p>0.00064571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2019-12-03 10:40:53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5439054" calcext:value-type="float">
            <text:p>0.135439054</text:p>
          </table:table-cell>
          <table:table-cell office:value-type="float" office:value="0.033552651" calcext:value-type="float">
            <text:p>0.033552651</text:p>
          </table:table-cell>
          <table:table-cell office:value-type="float" office:value="0.133105532" calcext:value-type="float">
            <text:p>0.133105532</text:p>
          </table:table-cell>
          <table:table-cell office:value-type="float" office:value="0.142278688" calcext:value-type="float">
            <text:p>0.142278688</text:p>
          </table:table-cell>
          <table:table-cell office:value-type="float" office:value="0.133745686" calcext:value-type="float">
            <text:p>0.1337456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6528" calcext:value-type="float">
            <text:p>0.001106528</text:p>
          </table:table-cell>
          <table:table-cell office:value-type="float" office:value="0.000274123" calcext:value-type="float">
            <text:p>0.000274123</text:p>
          </table:table-cell>
          <table:table-cell office:value-type="float" office:value="0.001087463" calcext:value-type="float">
            <text:p>0.001087463</text:p>
          </table:table-cell>
          <table:table-cell office:value-type="float" office:value="0.001162408" calcext:value-type="float">
            <text:p>0.001162408</text:p>
          </table:table-cell>
          <table:table-cell office:value-type="float" office:value="0.001092694" calcext:value-type="float">
            <text:p>0.0010926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6267" calcext:value-type="float">
            <text:p>3.6267E-05</text:p>
          </table:table-cell>
          <table:table-cell office:value-type="float" office:value="-0.000796138" calcext:value-type="float">
            <text:p>-0.000796138</text:p>
          </table:table-cell>
          <table:table-cell office:value-type="float" office:value="0.000017202" calcext:value-type="float">
            <text:p>1.7202E-05</text:p>
          </table:table-cell>
          <table:table-cell office:value-type="float" office:value="0.000092146" calcext:value-type="float">
            <text:p>9.2146E-05</text:p>
          </table:table-cell>
          <table:table-cell office:value-type="float" office:value="0.000022432" calcext:value-type="float">
            <text:p>2.24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9679383" calcext:value-type="float">
            <text:p>24.079679383</text:p>
          </table:table-cell>
          <table:table-cell office:value-type="float" office:value="24.059117851" calcext:value-type="float">
            <text:p>24.059117851</text:p>
          </table:table-cell>
          <table:table-cell office:value-type="float" office:value="24.079208463" calcext:value-type="float">
            <text:p>24.079208463</text:p>
          </table:table-cell>
          <table:table-cell office:value-type="float" office:value="24.081059665" calcext:value-type="float">
            <text:p>24.081059665</text:p>
          </table:table-cell>
          <table:table-cell office:value-type="float" office:value="24.07933765" calcext:value-type="float">
            <text:p>24.07933765</text:p>
          </table:table-cell>
          <table:table-cell office:value-type="float" office:value="25.060942854" calcext:value-type="float">
            <text:p>25.060942854</text:p>
          </table:table-cell>
          <table:table-cell/>
          <table:table-cell office:value-type="float" office:value="0.000919257" calcext:value-type="float">
            <text:p>0.000919257</text:p>
          </table:table-cell>
          <table:table-cell office:value-type="float" office:value="-0.020181128" calcext:value-type="float">
            <text:p>-0.020181128</text:p>
          </table:table-cell>
          <table:table-cell office:value-type="float" office:value="0.000435996" calcext:value-type="float">
            <text:p>0.000435996</text:p>
          </table:table-cell>
          <table:table-cell office:value-type="float" office:value="0.002335709" calcext:value-type="float">
            <text:p>0.002335709</text:p>
          </table:table-cell>
          <table:table-cell office:value-type="float" office:value="0.000568568" calcext:value-type="float">
            <text:p>0.00056856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2019-12-03 10:40:54</text:p>
          </table:table-cell>
          <table:table-cell office:value-type="float" office:value="24.07878" calcext:value-type="float">
            <text:p>24.07878</text:p>
          </table:table-cell>
          <table:table-cell office:value-type="string" calcext:value-type="string">
            <text:p><text:s/></text:p>
          </table:table-cell>
          <table:table-cell office:value-type="float" office:value="0.13568999" calcext:value-type="float">
            <text:p>0.13568999</text:p>
          </table:table-cell>
          <table:table-cell office:value-type="float" office:value="0.033200387" calcext:value-type="float">
            <text:p>0.033200387</text:p>
          </table:table-cell>
          <table:table-cell office:value-type="float" office:value="0.132881419" calcext:value-type="float">
            <text:p>0.132881419</text:p>
          </table:table-cell>
          <table:table-cell office:value-type="float" office:value="0.14227988" calcext:value-type="float">
            <text:p>0.14227988</text:p>
          </table:table-cell>
          <table:table-cell office:value-type="float" office:value="0.134065167" calcext:value-type="float">
            <text:p>0.1340651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8578" calcext:value-type="float">
            <text:p>0.001108578</text:p>
          </table:table-cell>
          <table:table-cell office:value-type="float" office:value="0.000271245" calcext:value-type="float">
            <text:p>0.000271245</text:p>
          </table:table-cell>
          <table:table-cell office:value-type="float" office:value="0.001085633" calcext:value-type="float">
            <text:p>0.001085633</text:p>
          </table:table-cell>
          <table:table-cell office:value-type="float" office:value="0.001162417" calcext:value-type="float">
            <text:p>0.001162417</text:p>
          </table:table-cell>
          <table:table-cell office:value-type="float" office:value="0.001095304" calcext:value-type="float">
            <text:p>0.0010953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8317" calcext:value-type="float">
            <text:p>3.8317E-05</text:p>
          </table:table-cell>
          <table:table-cell office:value-type="float" office:value="-0.000799016" calcext:value-type="float">
            <text:p>-0.000799016</text:p>
          </table:table-cell>
          <table:table-cell office:value-type="float" office:value="0.000015371" calcext:value-type="float">
            <text:p>1.5371E-05</text:p>
          </table:table-cell>
          <table:table-cell office:value-type="float" office:value="0.000092156" calcext:value-type="float">
            <text:p>9.2156E-05</text:p>
          </table:table-cell>
          <table:table-cell office:value-type="float" office:value="0.000025042" calcext:value-type="float">
            <text:p>2.50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9730023" calcext:value-type="float">
            <text:p>24.079730023</text:p>
          </table:table-cell>
          <table:table-cell office:value-type="float" office:value="24.05904676" calcext:value-type="float">
            <text:p>24.05904676</text:p>
          </table:table-cell>
          <table:table-cell office:value-type="float" office:value="24.079163235" calcext:value-type="float">
            <text:p>24.079163235</text:p>
          </table:table-cell>
          <table:table-cell office:value-type="float" office:value="24.081059905" calcext:value-type="float">
            <text:p>24.081059905</text:p>
          </table:table-cell>
          <table:table-cell office:value-type="float" office:value="24.079402124" calcext:value-type="float">
            <text:p>24.079402124</text:p>
          </table:table-cell>
          <table:table-cell office:value-type="float" office:value="25.060942854" calcext:value-type="float">
            <text:p>25.060942854</text:p>
          </table:table-cell>
          <table:table-cell/>
          <table:table-cell office:value-type="float" office:value="0.000971224" calcext:value-type="float">
            <text:p>0.000971224</text:p>
          </table:table-cell>
          <table:table-cell office:value-type="float" office:value="-0.020254082" calcext:value-type="float">
            <text:p>-0.020254082</text:p>
          </table:table-cell>
          <table:table-cell office:value-type="float" office:value="0.000389583" calcext:value-type="float">
            <text:p>0.000389583</text:p>
          </table:table-cell>
          <table:table-cell office:value-type="float" office:value="0.002335956" calcext:value-type="float">
            <text:p>0.002335956</text:p>
          </table:table-cell>
          <table:table-cell office:value-type="float" office:value="0.000634731" calcext:value-type="float">
            <text:p>0.00063473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2019-12-03 10:40:56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5935561" calcext:value-type="float">
            <text:p>0.135935561</text:p>
          </table:table-cell>
          <table:table-cell office:value-type="float" office:value="0.032906536" calcext:value-type="float">
            <text:p>0.032906536</text:p>
          </table:table-cell>
          <table:table-cell office:value-type="float" office:value="0.13287367" calcext:value-type="float">
            <text:p>0.13287367</text:p>
          </table:table-cell>
          <table:table-cell office:value-type="float" office:value="0.142144578" calcext:value-type="float">
            <text:p>0.142144578</text:p>
          </table:table-cell>
          <table:table-cell office:value-type="float" office:value="0.134544985" calcext:value-type="float">
            <text:p>0.1345449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0585" calcext:value-type="float">
            <text:p>0.001110585</text:p>
          </table:table-cell>
          <table:table-cell office:value-type="float" office:value="0.000268844" calcext:value-type="float">
            <text:p>0.000268844</text:p>
          </table:table-cell>
          <table:table-cell office:value-type="float" office:value="0.001085569" calcext:value-type="float">
            <text:p>0.001085569</text:p>
          </table:table-cell>
          <table:table-cell office:value-type="float" office:value="0.001161312" calcext:value-type="float">
            <text:p>0.001161312</text:p>
          </table:table-cell>
          <table:table-cell office:value-type="float" office:value="0.001099224" calcext:value-type="float">
            <text:p>0.00109922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0323" calcext:value-type="float">
            <text:p>4.0323E-05</text:p>
          </table:table-cell>
          <table:table-cell office:value-type="float" office:value="-0.000801417" calcext:value-type="float">
            <text:p>-0.000801417</text:p>
          </table:table-cell>
          <table:table-cell office:value-type="float" office:value="0.000015308" calcext:value-type="float">
            <text:p>1.5308E-05</text:p>
          </table:table-cell>
          <table:table-cell office:value-type="float" office:value="0.00009105" calcext:value-type="float">
            <text:p>9.105E-05</text:p>
          </table:table-cell>
          <table:table-cell office:value-type="float" office:value="0.000028962" calcext:value-type="float">
            <text:p>2.89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25633" calcext:value-type="float">
            <text:p>24.074725633</text:p>
          </table:table-cell>
          <table:table-cell office:value-type="float" office:value="24.053933414" calcext:value-type="float">
            <text:p>24.053933414</text:p>
          </table:table-cell>
          <table:table-cell office:value-type="float" office:value="24.07410772" calcext:value-type="float">
            <text:p>24.07410772</text:p>
          </table:table-cell>
          <table:table-cell office:value-type="float" office:value="24.075978658" calcext:value-type="float">
            <text:p>24.075978658</text:p>
          </table:table-cell>
          <table:table-cell office:value-type="float" office:value="24.074445004" calcext:value-type="float">
            <text:p>24.074445004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22081" calcext:value-type="float">
            <text:p>0.001022081</text:p>
          </table:table-cell>
          <table:table-cell office:value-type="float" office:value="-0.020314939" calcext:value-type="float">
            <text:p>-0.020314939</text:p>
          </table:table-cell>
          <table:table-cell office:value-type="float" office:value="0.000387978" calcext:value-type="float">
            <text:p>0.000387978</text:p>
          </table:table-cell>
          <table:table-cell office:value-type="float" office:value="0.002307936" calcext:value-type="float">
            <text:p>0.002307936</text:p>
          </table:table-cell>
          <table:table-cell office:value-type="float" office:value="0.000734099" calcext:value-type="float">
            <text:p>0.00073409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019-12-03 10:40:57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086361" calcext:value-type="float">
            <text:p>0.136086361</text:p>
          </table:table-cell>
          <table:table-cell office:value-type="float" office:value="0.032911305" calcext:value-type="float">
            <text:p>0.032911305</text:p>
          </table:table-cell>
          <table:table-cell office:value-type="float" office:value="0.13319792" calcext:value-type="float">
            <text:p>0.13319792</text:p>
          </table:table-cell>
          <table:table-cell office:value-type="float" office:value="0.141937154" calcext:value-type="float">
            <text:p>0.141937154</text:p>
          </table:table-cell>
          <table:table-cell office:value-type="float" office:value="0.134668962" calcext:value-type="float">
            <text:p>0.1346689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1817" calcext:value-type="float">
            <text:p>0.001111817</text:p>
          </table:table-cell>
          <table:table-cell office:value-type="float" office:value="0.000268883" calcext:value-type="float">
            <text:p>0.000268883</text:p>
          </table:table-cell>
          <table:table-cell office:value-type="float" office:value="0.001088218" calcext:value-type="float">
            <text:p>0.001088218</text:p>
          </table:table-cell>
          <table:table-cell office:value-type="float" office:value="0.001159617" calcext:value-type="float">
            <text:p>0.001159617</text:p>
          </table:table-cell>
          <table:table-cell office:value-type="float" office:value="0.001100237" calcext:value-type="float">
            <text:p>0.0011002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1555" calcext:value-type="float">
            <text:p>4.1555E-05</text:p>
          </table:table-cell>
          <table:table-cell office:value-type="float" office:value="-0.000801378" calcext:value-type="float">
            <text:p>-0.000801378</text:p>
          </table:table-cell>
          <table:table-cell office:value-type="float" office:value="0.000017957" calcext:value-type="float">
            <text:p>1.7957E-05</text:p>
          </table:table-cell>
          <table:table-cell office:value-type="float" office:value="0.000089356" calcext:value-type="float">
            <text:p>8.9356E-05</text:p>
          </table:table-cell>
          <table:table-cell office:value-type="float" office:value="0.000029975" calcext:value-type="float">
            <text:p>2.997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756065" calcext:value-type="float">
            <text:p>24.074756065</text:p>
          </table:table-cell>
          <table:table-cell office:value-type="float" office:value="24.053934376" calcext:value-type="float">
            <text:p>24.053934376</text:p>
          </table:table-cell>
          <table:table-cell office:value-type="float" office:value="24.074173156" calcext:value-type="float">
            <text:p>24.074173156</text:p>
          </table:table-cell>
          <table:table-cell office:value-type="float" office:value="24.075936798" calcext:value-type="float">
            <text:p>24.075936798</text:p>
          </table:table-cell>
          <table:table-cell office:value-type="float" office:value="24.074470024" calcext:value-type="float">
            <text:p>24.074470024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053311" calcext:value-type="float">
            <text:p>0.001053311</text:p>
          </table:table-cell>
          <table:table-cell office:value-type="float" office:value="-0.020313951" calcext:value-type="float">
            <text:p>-0.020313951</text:p>
          </table:table-cell>
          <table:table-cell office:value-type="float" office:value="0.000455129" calcext:value-type="float">
            <text:p>0.000455129</text:p>
          </table:table-cell>
          <table:table-cell office:value-type="float" office:value="0.002264979" calcext:value-type="float">
            <text:p>0.002264979</text:p>
          </table:table-cell>
          <table:table-cell office:value-type="float" office:value="0.000759774" calcext:value-type="float">
            <text:p>0.00075977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2019-12-03 10:40:58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19663" calcext:value-type="float">
            <text:p>0.13619663</text:p>
          </table:table-cell>
          <table:table-cell office:value-type="float" office:value="0.032879714" calcext:value-type="float">
            <text:p>0.032879714</text:p>
          </table:table-cell>
          <table:table-cell office:value-type="float" office:value="0.133003012" calcext:value-type="float">
            <text:p>0.133003012</text:p>
          </table:table-cell>
          <table:table-cell office:value-type="float" office:value="0.141865628" calcext:value-type="float">
            <text:p>0.141865628</text:p>
          </table:table-cell>
          <table:table-cell office:value-type="float" office:value="0.134681479" calcext:value-type="float">
            <text:p>0.1346814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718" calcext:value-type="float">
            <text:p>0.001112718</text:p>
          </table:table-cell>
          <table:table-cell office:value-type="float" office:value="0.000268625" calcext:value-type="float">
            <text:p>0.000268625</text:p>
          </table:table-cell>
          <table:table-cell office:value-type="float" office:value="0.001086626" calcext:value-type="float">
            <text:p>0.001086626</text:p>
          </table:table-cell>
          <table:table-cell office:value-type="float" office:value="0.001159033" calcext:value-type="float">
            <text:p>0.001159033</text:p>
          </table:table-cell>
          <table:table-cell office:value-type="float" office:value="0.001100339" calcext:value-type="float">
            <text:p>0.00110033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456" calcext:value-type="float">
            <text:p>4.2456E-05</text:p>
          </table:table-cell>
          <table:table-cell office:value-type="float" office:value="-0.000801636" calcext:value-type="float">
            <text:p>-0.000801636</text:p>
          </table:table-cell>
          <table:table-cell office:value-type="float" office:value="0.000016364" calcext:value-type="float">
            <text:p>1.6364E-05</text:p>
          </table:table-cell>
          <table:table-cell office:value-type="float" office:value="0.000088771" calcext:value-type="float">
            <text:p>8.8771E-05</text:p>
          </table:table-cell>
          <table:table-cell office:value-type="float" office:value="0.000030077" calcext:value-type="float">
            <text:p>3.007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2437" calcext:value-type="float">
            <text:p>24.06972437</text:p>
          </table:table-cell>
          <table:table-cell office:value-type="float" office:value="24.048873957" calcext:value-type="float">
            <text:p>24.048873957</text:p>
          </table:table-cell>
          <table:table-cell office:value-type="float" office:value="24.069079871" calcext:value-type="float">
            <text:p>24.069079871</text:p>
          </table:table-cell>
          <table:table-cell office:value-type="float" office:value="24.070868421" calcext:value-type="float">
            <text:p>24.070868421</text:p>
          </table:table-cell>
          <table:table-cell office:value-type="float" office:value="24.0694186" calcext:value-type="float">
            <text:p>24.0694186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76147" calcext:value-type="float">
            <text:p>0.001076147</text:p>
          </table:table-cell>
          <table:table-cell office:value-type="float" office:value="-0.020320494" calcext:value-type="float">
            <text:p>-0.020320494</text:p>
          </table:table-cell>
          <table:table-cell office:value-type="float" office:value="0.000414764" calcext:value-type="float">
            <text:p>0.000414764</text:p>
          </table:table-cell>
          <table:table-cell office:value-type="float" office:value="0.002250167" calcext:value-type="float">
            <text:p>0.002250167</text:p>
          </table:table-cell>
          <table:table-cell office:value-type="float" office:value="0.000762367" calcext:value-type="float">
            <text:p>0.0007623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2019-12-03 10:41:00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189477" calcext:value-type="float">
            <text:p>0.136189477</text:p>
          </table:table-cell>
          <table:table-cell office:value-type="float" office:value="0.03295422" calcext:value-type="float">
            <text:p>0.03295422</text:p>
          </table:table-cell>
          <table:table-cell office:value-type="float" office:value="0.133168713" calcext:value-type="float">
            <text:p>0.133168713</text:p>
          </table:table-cell>
          <table:table-cell office:value-type="float" office:value="0.141689794" calcext:value-type="float">
            <text:p>0.141689794</text:p>
          </table:table-cell>
          <table:table-cell office:value-type="float" office:value="0.134545581" calcext:value-type="float">
            <text:p>0.1345455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659" calcext:value-type="float">
            <text:p>0.001112659</text:p>
          </table:table-cell>
          <table:table-cell office:value-type="float" office:value="0.000269234" calcext:value-type="float">
            <text:p>0.000269234</text:p>
          </table:table-cell>
          <table:table-cell office:value-type="float" office:value="0.00108798" calcext:value-type="float">
            <text:p>0.00108798</text:p>
          </table:table-cell>
          <table:table-cell office:value-type="float" office:value="0.001157596" calcext:value-type="float">
            <text:p>0.001157596</text:p>
          </table:table-cell>
          <table:table-cell office:value-type="float" office:value="0.001099229" calcext:value-type="float">
            <text:p>0.0010992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398" calcext:value-type="float">
            <text:p>4.2398E-05</text:p>
          </table:table-cell>
          <table:table-cell office:value-type="float" office:value="-0.000801028" calcext:value-type="float">
            <text:p>-0.000801028</text:p>
          </table:table-cell>
          <table:table-cell office:value-type="float" office:value="0.000017718" calcext:value-type="float">
            <text:p>1.7718E-05</text:p>
          </table:table-cell>
          <table:table-cell office:value-type="float" office:value="0.000087335" calcext:value-type="float">
            <text:p>8.7335E-05</text:p>
          </table:table-cell>
          <table:table-cell office:value-type="float" office:value="0.000028967" calcext:value-type="float">
            <text:p>2.896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22927" calcext:value-type="float">
            <text:p>24.069722927</text:p>
          </table:table-cell>
          <table:table-cell office:value-type="float" office:value="24.048888993" calcext:value-type="float">
            <text:p>24.048888993</text:p>
          </table:table-cell>
          <table:table-cell office:value-type="float" office:value="24.069113311" calcext:value-type="float">
            <text:p>24.069113311</text:p>
          </table:table-cell>
          <table:table-cell office:value-type="float" office:value="24.070832936" calcext:value-type="float">
            <text:p>24.070832936</text:p>
          </table:table-cell>
          <table:table-cell office:value-type="float" office:value="24.069391175" calcext:value-type="float">
            <text:p>24.069391175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74665" calcext:value-type="float">
            <text:p>0.001074665</text:p>
          </table:table-cell>
          <table:table-cell office:value-type="float" office:value="-0.020305064" calcext:value-type="float">
            <text:p>-0.020305064</text:p>
          </table:table-cell>
          <table:table-cell office:value-type="float" office:value="0.00044908" calcext:value-type="float">
            <text:p>0.00044908</text:p>
          </table:table-cell>
          <table:table-cell office:value-type="float" office:value="0.002213753" calcext:value-type="float">
            <text:p>0.002213753</text:p>
          </table:table-cell>
          <table:table-cell office:value-type="float" office:value="0.000734223" calcext:value-type="float">
            <text:p>0.0007342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2019-12-03 10:41:01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459486" calcext:value-type="float">
            <text:p>0.136459486</text:p>
          </table:table-cell>
          <table:table-cell office:value-type="float" office:value="0.033539538" calcext:value-type="float">
            <text:p>0.033539538</text:p>
          </table:table-cell>
          <table:table-cell office:value-type="float" office:value="0.133043543" calcext:value-type="float">
            <text:p>0.133043543</text:p>
          </table:table-cell>
          <table:table-cell office:value-type="float" office:value="0.141642707" calcext:value-type="float">
            <text:p>0.141642707</text:p>
          </table:table-cell>
          <table:table-cell office:value-type="float" office:value="0.133628265" calcext:value-type="float">
            <text:p>0.1336282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865" calcext:value-type="float">
            <text:p>0.001114865</text:p>
          </table:table-cell>
          <table:table-cell office:value-type="float" office:value="0.000274016" calcext:value-type="float">
            <text:p>0.000274016</text:p>
          </table:table-cell>
          <table:table-cell office:value-type="float" office:value="0.001086957" calcext:value-type="float">
            <text:p>0.001086957</text:p>
          </table:table-cell>
          <table:table-cell office:value-type="float" office:value="0.001157212" calcext:value-type="float">
            <text:p>0.001157212</text:p>
          </table:table-cell>
          <table:table-cell office:value-type="float" office:value="0.001091734" calcext:value-type="float">
            <text:p>0.0010917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604" calcext:value-type="float">
            <text:p>4.4604E-05</text:p>
          </table:table-cell>
          <table:table-cell office:value-type="float" office:value="-0.000796246" calcext:value-type="float">
            <text:p>-0.000796246</text:p>
          </table:table-cell>
          <table:table-cell office:value-type="float" office:value="0.000016696" calcext:value-type="float">
            <text:p>1.6696E-05</text:p>
          </table:table-cell>
          <table:table-cell office:value-type="float" office:value="0.00008695" calcext:value-type="float">
            <text:p>8.695E-05</text:p>
          </table:table-cell>
          <table:table-cell office:value-type="float" office:value="0.000021473" calcext:value-type="float">
            <text:p>2.14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723469" calcext:value-type="float">
            <text:p>24.064723469</text:p>
          </table:table-cell>
          <table:table-cell office:value-type="float" office:value="24.043953074" calcext:value-type="float">
            <text:p>24.043953074</text:p>
          </table:table-cell>
          <table:table-cell office:value-type="float" office:value="24.0640341" calcext:value-type="float">
            <text:p>24.0640341</text:p>
          </table:table-cell>
          <table:table-cell office:value-type="float" office:value="24.065769491" calcext:value-type="float">
            <text:p>24.065769491</text:p>
          </table:table-cell>
          <table:table-cell office:value-type="float" office:value="24.064152103" calcext:value-type="float">
            <text:p>24.064152103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130583" calcext:value-type="float">
            <text:p>0.001130583</text:p>
          </table:table-cell>
          <table:table-cell office:value-type="float" office:value="-0.020183844" calcext:value-type="float">
            <text:p>-0.020183844</text:p>
          </table:table-cell>
          <table:table-cell office:value-type="float" office:value="0.000423158" calcext:value-type="float">
            <text:p>0.000423158</text:p>
          </table:table-cell>
          <table:table-cell office:value-type="float" office:value="0.002204001" calcext:value-type="float">
            <text:p>0.002204001</text:p>
          </table:table-cell>
          <table:table-cell office:value-type="float" office:value="0.000544251" calcext:value-type="float">
            <text:p>0.00054425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2019-12-03 10:41:02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347429" calcext:value-type="float">
            <text:p>0.136347429</text:p>
          </table:table-cell>
          <table:table-cell office:value-type="float" office:value="0.033269529" calcext:value-type="float">
            <text:p>0.033269529</text:p>
          </table:table-cell>
          <table:table-cell office:value-type="float" office:value="0.133637206" calcext:value-type="float">
            <text:p>0.133637206</text:p>
          </table:table-cell>
          <table:table-cell office:value-type="float" office:value="0.141457336" calcext:value-type="float">
            <text:p>0.141457336</text:p>
          </table:table-cell>
          <table:table-cell office:value-type="float" office:value="0.133959071" calcext:value-type="float">
            <text:p>0.1339590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95" calcext:value-type="float">
            <text:p>0.00111395</text:p>
          </table:table-cell>
          <table:table-cell office:value-type="float" office:value="0.00027181" calcext:value-type="float">
            <text:p>0.00027181</text:p>
          </table:table-cell>
          <table:table-cell office:value-type="float" office:value="0.001091807" calcext:value-type="float">
            <text:p>0.001091807</text:p>
          </table:table-cell>
          <table:table-cell office:value-type="float" office:value="0.001155697" calcext:value-type="float">
            <text:p>0.001155697</text:p>
          </table:table-cell>
          <table:table-cell office:value-type="float" office:value="0.001094437" calcext:value-type="float">
            <text:p>0.00109443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688" calcext:value-type="float">
            <text:p>4.3688E-05</text:p>
          </table:table-cell>
          <table:table-cell office:value-type="float" office:value="-0.000798452" calcext:value-type="float">
            <text:p>-0.000798452</text:p>
          </table:table-cell>
          <table:table-cell office:value-type="float" office:value="0.000021546" calcext:value-type="float">
            <text:p>2.1546E-05</text:p>
          </table:table-cell>
          <table:table-cell office:value-type="float" office:value="0.000085436" calcext:value-type="float">
            <text:p>8.5436E-05</text:p>
          </table:table-cell>
          <table:table-cell office:value-type="float" office:value="0.000024175" calcext:value-type="float">
            <text:p>2.417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592961" calcext:value-type="float">
            <text:p>24.054592961</text:p>
          </table:table-cell>
          <table:table-cell office:value-type="float" office:value="24.033790496" calcext:value-type="float">
            <text:p>24.033790496</text:p>
          </table:table-cell>
          <table:table-cell office:value-type="float" office:value="24.054046007" calcext:value-type="float">
            <text:p>24.054046007</text:p>
          </table:table-cell>
          <table:table-cell office:value-type="float" office:value="24.055624196" calcext:value-type="float">
            <text:p>24.055624196</text:p>
          </table:table-cell>
          <table:table-cell office:value-type="float" office:value="24.054110963" calcext:value-type="float">
            <text:p>24.054110963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107376" calcext:value-type="float">
            <text:p>0.001107376</text:p>
          </table:table-cell>
          <table:table-cell office:value-type="float" office:value="-0.020239763" calcext:value-type="float">
            <text:p>-0.020239763</text:p>
          </table:table-cell>
          <table:table-cell office:value-type="float" office:value="0.000546103" calcext:value-type="float">
            <text:p>0.000546103</text:p>
          </table:table-cell>
          <table:table-cell office:value-type="float" office:value="0.002165612" calcext:value-type="float">
            <text:p>0.002165612</text:p>
          </table:table-cell>
          <table:table-cell office:value-type="float" office:value="0.000612759" calcext:value-type="float">
            <text:p>0.00061275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2019-12-03 10:41:04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337297" calcext:value-type="float">
            <text:p>0.136337297</text:p>
          </table:table-cell>
          <table:table-cell office:value-type="float" office:value="0.033994321" calcext:value-type="float">
            <text:p>0.033994321</text:p>
          </table:table-cell>
          <table:table-cell office:value-type="float" office:value="0.133680717" calcext:value-type="float">
            <text:p>0.133680717</text:p>
          </table:table-cell>
          <table:table-cell office:value-type="float" office:value="0.141409056" calcext:value-type="float">
            <text:p>0.141409056</text:p>
          </table:table-cell>
          <table:table-cell office:value-type="float" office:value="0.133644954" calcext:value-type="float">
            <text:p>0.1336449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867" calcext:value-type="float">
            <text:p>0.001113867</text:p>
          </table:table-cell>
          <table:table-cell office:value-type="float" office:value="0.000277731" calcext:value-type="float">
            <text:p>0.000277731</text:p>
          </table:table-cell>
          <table:table-cell office:value-type="float" office:value="0.001092163" calcext:value-type="float">
            <text:p>0.001092163</text:p>
          </table:table-cell>
          <table:table-cell office:value-type="float" office:value="0.001155303" calcext:value-type="float">
            <text:p>0.001155303</text:p>
          </table:table-cell>
          <table:table-cell office:value-type="float" office:value="0.001091871" calcext:value-type="float">
            <text:p>0.00109187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605" calcext:value-type="float">
            <text:p>4.3605E-05</text:p>
          </table:table-cell>
          <table:table-cell office:value-type="float" office:value="-0.00079253" calcext:value-type="float">
            <text:p>-0.00079253</text:p>
          </table:table-cell>
          <table:table-cell office:value-type="float" office:value="0.000021901" calcext:value-type="float">
            <text:p>2.1901E-05</text:p>
          </table:table-cell>
          <table:table-cell office:value-type="float" office:value="0.000085041" calcext:value-type="float">
            <text:p>8.5041E-05</text:p>
          </table:table-cell>
          <table:table-cell office:value-type="float" office:value="0.000021609" calcext:value-type="float">
            <text:p>2.160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44863" calcext:value-type="float">
            <text:p>24.059644863</text:p>
          </table:table-cell>
          <table:table-cell office:value-type="float" office:value="24.038990813" calcext:value-type="float">
            <text:p>24.038990813</text:p>
          </table:table-cell>
          <table:table-cell office:value-type="float" office:value="24.059108738" calcext:value-type="float">
            <text:p>24.059108738</text:p>
          </table:table-cell>
          <table:table-cell office:value-type="float" office:value="24.060668395" calcext:value-type="float">
            <text:p>24.060668395</text:p>
          </table:table-cell>
          <table:table-cell office:value-type="float" office:value="24.059101521" calcext:value-type="float">
            <text:p>24.059101521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105278" calcext:value-type="float">
            <text:p>0.001105278</text:p>
          </table:table-cell>
          <table:table-cell office:value-type="float" office:value="-0.020089658" calcext:value-type="float">
            <text:p>-0.020089658</text:p>
          </table:table-cell>
          <table:table-cell office:value-type="float" office:value="0.000555114" calcext:value-type="float">
            <text:p>0.000555114</text:p>
          </table:table-cell>
          <table:table-cell office:value-type="float" office:value="0.002155613" calcext:value-type="float">
            <text:p>0.002155613</text:p>
          </table:table-cell>
          <table:table-cell office:value-type="float" office:value="0.000547707" calcext:value-type="float">
            <text:p>0.00054770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2019-12-03 10:41:05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328356" calcext:value-type="float">
            <text:p>0.136328356</text:p>
          </table:table-cell>
          <table:table-cell office:value-type="float" office:value="0.034016971" calcext:value-type="float">
            <text:p>0.034016971</text:p>
          </table:table-cell>
          <table:table-cell office:value-type="float" office:value="0.133039967" calcext:value-type="float">
            <text:p>0.133039967</text:p>
          </table:table-cell>
          <table:table-cell office:value-type="float" office:value="0.141487734" calcext:value-type="float">
            <text:p>0.141487734</text:p>
          </table:table-cell>
          <table:table-cell office:value-type="float" office:value="0.133575813" calcext:value-type="float">
            <text:p>0.1335758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794" calcext:value-type="float">
            <text:p>0.001113794</text:p>
          </table:table-cell>
          <table:table-cell office:value-type="float" office:value="0.000277916" calcext:value-type="float">
            <text:p>0.000277916</text:p>
          </table:table-cell>
          <table:table-cell office:value-type="float" office:value="0.001086928" calcext:value-type="float">
            <text:p>0.001086928</text:p>
          </table:table-cell>
          <table:table-cell office:value-type="float" office:value="0.001155946" calcext:value-type="float">
            <text:p>0.001155946</text:p>
          </table:table-cell>
          <table:table-cell office:value-type="float" office:value="0.001091306" calcext:value-type="float">
            <text:p>0.0010913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532" calcext:value-type="float">
            <text:p>4.3532E-05</text:p>
          </table:table-cell>
          <table:table-cell office:value-type="float" office:value="-0.000792345" calcext:value-type="float">
            <text:p>-0.000792345</text:p>
          </table:table-cell>
          <table:table-cell office:value-type="float" office:value="0.000016666" calcext:value-type="float">
            <text:p>1.6666E-05</text:p>
          </table:table-cell>
          <table:table-cell office:value-type="float" office:value="0.000085684" calcext:value-type="float">
            <text:p>8.5684E-05</text:p>
          </table:table-cell>
          <table:table-cell office:value-type="float" office:value="0.000021044" calcext:value-type="float">
            <text:p>2.10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43059" calcext:value-type="float">
            <text:p>24.059643059</text:p>
          </table:table-cell>
          <table:table-cell office:value-type="float" office:value="24.038995384" calcext:value-type="float">
            <text:p>24.038995384</text:p>
          </table:table-cell>
          <table:table-cell office:value-type="float" office:value="24.058979428" calcext:value-type="float">
            <text:p>24.058979428</text:p>
          </table:table-cell>
          <table:table-cell office:value-type="float" office:value="24.060684273" calcext:value-type="float">
            <text:p>24.060684273</text:p>
          </table:table-cell>
          <table:table-cell office:value-type="float" office:value="24.059087567" calcext:value-type="float">
            <text:p>24.059087567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103426" calcext:value-type="float">
            <text:p>0.001103426</text:p>
          </table:table-cell>
          <table:table-cell office:value-type="float" office:value="-0.020084968" calcext:value-type="float">
            <text:p>-0.020084968</text:p>
          </table:table-cell>
          <table:table-cell office:value-type="float" office:value="0.000422417" calcext:value-type="float">
            <text:p>0.000422417</text:p>
          </table:table-cell>
          <table:table-cell office:value-type="float" office:value="0.002171907" calcext:value-type="float">
            <text:p>0.002171907</text:p>
          </table:table-cell>
          <table:table-cell office:value-type="float" office:value="0.000533388" calcext:value-type="float">
            <text:p>0.00053338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2019-12-03 10:41:06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153714" calcext:value-type="float">
            <text:p>0.136153714</text:p>
          </table:table-cell>
          <table:table-cell office:value-type="float" office:value="0.033057932" calcext:value-type="float">
            <text:p>0.033057932</text:p>
          </table:table-cell>
          <table:table-cell office:value-type="float" office:value="0.133337394" calcext:value-type="float">
            <text:p>0.133337394</text:p>
          </table:table-cell>
          <table:table-cell office:value-type="float" office:value="0.141438263" calcext:value-type="float">
            <text:p>0.141438263</text:p>
          </table:table-cell>
          <table:table-cell office:value-type="float" office:value="0.134390013" calcext:value-type="float">
            <text:p>0.1343900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67" calcext:value-type="float">
            <text:p>0.001112367</text:p>
          </table:table-cell>
          <table:table-cell office:value-type="float" office:value="0.000270081" calcext:value-type="float">
            <text:p>0.000270081</text:p>
          </table:table-cell>
          <table:table-cell office:value-type="float" office:value="0.001089358" calcext:value-type="float">
            <text:p>0.001089358</text:p>
          </table:table-cell>
          <table:table-cell office:value-type="float" office:value="0.001155541" calcext:value-type="float">
            <text:p>0.001155541</text:p>
          </table:table-cell>
          <table:table-cell office:value-type="float" office:value="0.001097958" calcext:value-type="float">
            <text:p>0.00109795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06" calcext:value-type="float">
            <text:p>4.2106E-05</text:p>
          </table:table-cell>
          <table:table-cell office:value-type="float" office:value="-0.00080018" calcext:value-type="float">
            <text:p>-0.00080018</text:p>
          </table:table-cell>
          <table:table-cell office:value-type="float" office:value="0.000019096" calcext:value-type="float">
            <text:p>1.9096E-05</text:p>
          </table:table-cell>
          <table:table-cell office:value-type="float" office:value="0.00008528" calcext:value-type="float">
            <text:p>8.528E-05</text:p>
          </table:table-cell>
          <table:table-cell office:value-type="float" office:value="0.000027696" calcext:value-type="float">
            <text:p>2.769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553867" calcext:value-type="float">
            <text:p>24.054553867</text:p>
          </table:table-cell>
          <table:table-cell office:value-type="float" office:value="24.033747793" calcext:value-type="float">
            <text:p>24.033747793</text:p>
          </table:table-cell>
          <table:table-cell office:value-type="float" office:value="24.053985502" calcext:value-type="float">
            <text:p>24.053985502</text:p>
          </table:table-cell>
          <table:table-cell office:value-type="float" office:value="24.055620347" calcext:value-type="float">
            <text:p>24.055620347</text:p>
          </table:table-cell>
          <table:table-cell office:value-type="float" office:value="24.054197932" calcext:value-type="float">
            <text:p>24.054197932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067259" calcext:value-type="float">
            <text:p>0.001067259</text:p>
          </table:table-cell>
          <table:table-cell office:value-type="float" office:value="-0.020283585" calcext:value-type="float">
            <text:p>-0.020283585</text:p>
          </table:table-cell>
          <table:table-cell office:value-type="float" office:value="0.000484013" calcext:value-type="float">
            <text:p>0.000484013</text:p>
          </table:table-cell>
          <table:table-cell office:value-type="float" office:value="0.002161662" calcext:value-type="float">
            <text:p>0.002161662</text:p>
          </table:table-cell>
          <table:table-cell office:value-type="float" office:value="0.000702005" calcext:value-type="float">
            <text:p>0.00070200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2019-12-03 10:41:08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15431" calcext:value-type="float">
            <text:p>0.13615431</text:p>
          </table:table-cell>
          <table:table-cell office:value-type="float" office:value="0.032956604" calcext:value-type="float">
            <text:p>0.032956604</text:p>
          </table:table-cell>
          <table:table-cell office:value-type="float" office:value="0.133234278" calcext:value-type="float">
            <text:p>0.133234278</text:p>
          </table:table-cell>
          <table:table-cell office:value-type="float" office:value="0.141369717" calcext:value-type="float">
            <text:p>0.141369717</text:p>
          </table:table-cell>
          <table:table-cell office:value-type="float" office:value="0.134564654" calcext:value-type="float">
            <text:p>0.134564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372" calcext:value-type="float">
            <text:p>0.001112372</text:p>
          </table:table-cell>
          <table:table-cell office:value-type="float" office:value="0.000269253" calcext:value-type="float">
            <text:p>0.000269253</text:p>
          </table:table-cell>
          <table:table-cell office:value-type="float" office:value="0.001088515" calcext:value-type="float">
            <text:p>0.001088515</text:p>
          </table:table-cell>
          <table:table-cell office:value-type="float" office:value="0.001154981" calcext:value-type="float">
            <text:p>0.001154981</text:p>
          </table:table-cell>
          <table:table-cell office:value-type="float" office:value="0.001099384" calcext:value-type="float">
            <text:p>0.00109938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11" calcext:value-type="float">
            <text:p>4.211E-05</text:p>
          </table:table-cell>
          <table:table-cell office:value-type="float" office:value="-0.000801008" calcext:value-type="float">
            <text:p>-0.000801008</text:p>
          </table:table-cell>
          <table:table-cell office:value-type="float" office:value="0.000018254" calcext:value-type="float">
            <text:p>1.8254E-05</text:p>
          </table:table-cell>
          <table:table-cell office:value-type="float" office:value="0.00008472" calcext:value-type="float">
            <text:p>8.472E-05</text:p>
          </table:table-cell>
          <table:table-cell office:value-type="float" office:value="0.000029123" calcext:value-type="float">
            <text:p>2.912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71583" calcext:value-type="float">
            <text:p>24.06971583</text:p>
          </table:table-cell>
          <table:table-cell office:value-type="float" office:value="24.048889474" calcext:value-type="float">
            <text:p>24.048889474</text:p>
          </table:table-cell>
          <table:table-cell office:value-type="float" office:value="24.069126543" calcext:value-type="float">
            <text:p>24.069126543</text:p>
          </table:table-cell>
          <table:table-cell office:value-type="float" office:value="24.070768342" calcext:value-type="float">
            <text:p>24.070768342</text:p>
          </table:table-cell>
          <table:table-cell office:value-type="float" office:value="24.069395024" calcext:value-type="float">
            <text:p>24.069395024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067382" calcext:value-type="float">
            <text:p>0.001067382</text:p>
          </table:table-cell>
          <table:table-cell office:value-type="float" office:value="-0.02030457" calcext:value-type="float">
            <text:p>-0.02030457</text:p>
          </table:table-cell>
          <table:table-cell office:value-type="float" office:value="0.000462658" calcext:value-type="float">
            <text:p>0.000462658</text:p>
          </table:table-cell>
          <table:table-cell office:value-type="float" office:value="0.002147466" calcext:value-type="float">
            <text:p>0.002147466</text:p>
          </table:table-cell>
          <table:table-cell office:value-type="float" office:value="0.000738173" calcext:value-type="float">
            <text:p>0.0007381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2019-12-03 10:41:09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171" calcext:value-type="float">
            <text:p>0.136171</text:p>
          </table:table-cell>
          <table:table-cell office:value-type="float" office:value="0.033733253" calcext:value-type="float">
            <text:p>0.033733253</text:p>
          </table:table-cell>
          <table:table-cell office:value-type="float" office:value="0.133644358" calcext:value-type="float">
            <text:p>0.133644358</text:p>
          </table:table-cell>
          <table:table-cell office:value-type="float" office:value="0.141372101" calcext:value-type="float">
            <text:p>0.141372101</text:p>
          </table:table-cell>
          <table:table-cell office:value-type="float" office:value="0.133407728" calcext:value-type="float">
            <text:p>0.133407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2508" calcext:value-type="float">
            <text:p>0.001112508</text:p>
          </table:table-cell>
          <table:table-cell office:value-type="float" office:value="0.000275598" calcext:value-type="float">
            <text:p>0.000275598</text:p>
          </table:table-cell>
          <table:table-cell office:value-type="float" office:value="0.001091866" calcext:value-type="float">
            <text:p>0.001091866</text:p>
          </table:table-cell>
          <table:table-cell office:value-type="float" office:value="0.001155001" calcext:value-type="float">
            <text:p>0.001155001</text:p>
          </table:table-cell>
          <table:table-cell office:value-type="float" office:value="0.001089932" calcext:value-type="float">
            <text:p>0.00108993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247" calcext:value-type="float">
            <text:p>4.2247E-05</text:p>
          </table:table-cell>
          <table:table-cell office:value-type="float" office:value="-0.000794663" calcext:value-type="float">
            <text:p>-0.000794663</text:p>
          </table:table-cell>
          <table:table-cell office:value-type="float" office:value="0.000021604" calcext:value-type="float">
            <text:p>2.1604E-05</text:p>
          </table:table-cell>
          <table:table-cell office:value-type="float" office:value="0.000084739" calcext:value-type="float">
            <text:p>8.4739E-05</text:p>
          </table:table-cell>
          <table:table-cell office:value-type="float" office:value="0.000019671" calcext:value-type="float">
            <text:p>1.967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11303" calcext:value-type="float">
            <text:p>24.059611303</text:p>
          </table:table-cell>
          <table:table-cell office:value-type="float" office:value="24.038938125" calcext:value-type="float">
            <text:p>24.038938125</text:p>
          </table:table-cell>
          <table:table-cell office:value-type="float" office:value="24.0591014" calcext:value-type="float">
            <text:p>24.0591014</text:p>
          </table:table-cell>
          <table:table-cell office:value-type="float" office:value="24.060660937" calcext:value-type="float">
            <text:p>24.060660937</text:p>
          </table:table-cell>
          <table:table-cell office:value-type="float" office:value="24.059053646" calcext:value-type="float">
            <text:p>24.059053646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70839" calcext:value-type="float">
            <text:p>0.001070839</text:p>
          </table:table-cell>
          <table:table-cell office:value-type="float" office:value="-0.020143726" calcext:value-type="float">
            <text:p>-0.020143726</text:p>
          </table:table-cell>
          <table:table-cell office:value-type="float" office:value="0.000547584" calcext:value-type="float">
            <text:p>0.000547584</text:p>
          </table:table-cell>
          <table:table-cell office:value-type="float" office:value="0.00214796" calcext:value-type="float">
            <text:p>0.00214796</text:p>
          </table:table-cell>
          <table:table-cell office:value-type="float" office:value="0.000498579" calcext:value-type="float">
            <text:p>0.00049857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2019-12-03 10:41:10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27352" calcext:value-type="float">
            <text:p>0.13627352</text:p>
          </table:table-cell>
          <table:table-cell office:value-type="float" office:value="0.033509139" calcext:value-type="float">
            <text:p>0.033509139</text:p>
          </table:table-cell>
          <table:table-cell office:value-type="float" office:value="0.133798734" calcext:value-type="float">
            <text:p>0.133798734</text:p>
          </table:table-cell>
          <table:table-cell office:value-type="float" office:value="0.141568797" calcext:value-type="float">
            <text:p>0.141568797</text:p>
          </table:table-cell>
          <table:table-cell office:value-type="float" office:value="0.133526341" calcext:value-type="float">
            <text:p>0.1335263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346" calcext:value-type="float">
            <text:p>0.001113346</text:p>
          </table:table-cell>
          <table:table-cell office:value-type="float" office:value="0.000273767" calcext:value-type="float">
            <text:p>0.000273767</text:p>
          </table:table-cell>
          <table:table-cell office:value-type="float" office:value="0.001093127" calcext:value-type="float">
            <text:p>0.001093127</text:p>
          </table:table-cell>
          <table:table-cell office:value-type="float" office:value="0.001156608" calcext:value-type="float">
            <text:p>0.001156608</text:p>
          </table:table-cell>
          <table:table-cell office:value-type="float" office:value="0.001090901" calcext:value-type="float">
            <text:p>0.00109090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84" calcext:value-type="float">
            <text:p>4.3084E-05</text:p>
          </table:table-cell>
          <table:table-cell office:value-type="float" office:value="-0.000796494" calcext:value-type="float">
            <text:p>-0.000796494</text:p>
          </table:table-cell>
          <table:table-cell office:value-type="float" office:value="0.000022865" calcext:value-type="float">
            <text:p>2.2865E-05</text:p>
          </table:table-cell>
          <table:table-cell office:value-type="float" office:value="0.000086346" calcext:value-type="float">
            <text:p>8.6346E-05</text:p>
          </table:table-cell>
          <table:table-cell office:value-type="float" office:value="0.00002064" calcext:value-type="float">
            <text:p>2.06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31992" calcext:value-type="float">
            <text:p>24.059631992</text:p>
          </table:table-cell>
          <table:table-cell office:value-type="float" office:value="24.038892896" calcext:value-type="float">
            <text:p>24.038892896</text:p>
          </table:table-cell>
          <table:table-cell office:value-type="float" office:value="24.059132555" calcext:value-type="float">
            <text:p>24.059132555</text:p>
          </table:table-cell>
          <table:table-cell office:value-type="float" office:value="24.060700633" calcext:value-type="float">
            <text:p>24.060700633</text:p>
          </table:table-cell>
          <table:table-cell office:value-type="float" office:value="24.059077583" calcext:value-type="float">
            <text:p>24.059077583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09207" calcext:value-type="float">
            <text:p>0.00109207</text:p>
          </table:table-cell>
          <table:table-cell office:value-type="float" office:value="-0.02019014" calcext:value-type="float">
            <text:p>-0.02019014</text:p>
          </table:table-cell>
          <table:table-cell office:value-type="float" office:value="0.000579554" calcext:value-type="float">
            <text:p>0.000579554</text:p>
          </table:table-cell>
          <table:table-cell office:value-type="float" office:value="0.002188695" calcext:value-type="float">
            <text:p>0.002188695</text:p>
          </table:table-cell>
          <table:table-cell office:value-type="float" office:value="0.000523143" calcext:value-type="float">
            <text:p>0.00052314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2019-12-03 10:41:11</text:p>
          </table:table-cell>
          <table:table-cell office:value-type="float" office:value="24.07373" calcext:value-type="float">
            <text:p>24.07373</text:p>
          </table:table-cell>
          <table:table-cell office:value-type="string" calcext:value-type="string">
            <text:p><text:s/></text:p>
          </table:table-cell>
          <table:table-cell office:value-type="float" office:value="0.136382" calcext:value-type="float">
            <text:p>0.136382</text:p>
          </table:table-cell>
          <table:table-cell office:value-type="float" office:value="0.034397845" calcext:value-type="float">
            <text:p>0.034397845</text:p>
          </table:table-cell>
          <table:table-cell office:value-type="float" office:value="0.133621113" calcext:value-type="float">
            <text:p>0.133621113</text:p>
          </table:table-cell>
          <table:table-cell office:value-type="float" office:value="0.141742246" calcext:value-type="float">
            <text:p>0.141742246</text:p>
          </table:table-cell>
          <table:table-cell office:value-type="float" office:value="0.133379714" calcext:value-type="float">
            <text:p>0.1333797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232" calcext:value-type="float">
            <text:p>0.001114232</text:p>
          </table:table-cell>
          <table:table-cell office:value-type="float" office:value="0.000281028" calcext:value-type="float">
            <text:p>0.000281028</text:p>
          </table:table-cell>
          <table:table-cell office:value-type="float" office:value="0.001091676" calcext:value-type="float">
            <text:p>0.001091676</text:p>
          </table:table-cell>
          <table:table-cell office:value-type="float" office:value="0.001158025" calcext:value-type="float">
            <text:p>0.001158025</text:p>
          </table:table-cell>
          <table:table-cell office:value-type="float" office:value="0.001089704" calcext:value-type="float">
            <text:p>0.00108970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971" calcext:value-type="float">
            <text:p>4.3971E-05</text:p>
          </table:table-cell>
          <table:table-cell office:value-type="float" office:value="-0.000789233" calcext:value-type="float">
            <text:p>-0.000789233</text:p>
          </table:table-cell>
          <table:table-cell office:value-type="float" office:value="0.000021414" calcext:value-type="float">
            <text:p>2.1414E-05</text:p>
          </table:table-cell>
          <table:table-cell office:value-type="float" office:value="0.000087763" calcext:value-type="float">
            <text:p>8.7763E-05</text:p>
          </table:table-cell>
          <table:table-cell office:value-type="float" office:value="0.000019442" calcext:value-type="float">
            <text:p>1.94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74815727" calcext:value-type="float">
            <text:p>24.074815727</text:p>
          </table:table-cell>
          <table:table-cell office:value-type="float" office:value="24.054234376" calcext:value-type="float">
            <text:p>24.054234376</text:p>
          </table:table-cell>
          <table:table-cell office:value-type="float" office:value="24.07425856" calcext:value-type="float">
            <text:p>24.07425856</text:p>
          </table:table-cell>
          <table:table-cell office:value-type="float" office:value="24.075897464" calcext:value-type="float">
            <text:p>24.075897464</text:p>
          </table:table-cell>
          <table:table-cell office:value-type="float" office:value="24.074209844" calcext:value-type="float">
            <text:p>24.074209844</text:p>
          </table:table-cell>
          <table:table-cell office:value-type="float" office:value="25.055893388" calcext:value-type="float">
            <text:p>25.055893388</text:p>
          </table:table-cell>
          <table:table-cell/>
          <table:table-cell office:value-type="float" office:value="0.001114536" calcext:value-type="float">
            <text:p>0.001114536</text:p>
          </table:table-cell>
          <table:table-cell office:value-type="float" office:value="-0.020006089" calcext:value-type="float">
            <text:p>-0.020006089</text:p>
          </table:table-cell>
          <table:table-cell office:value-type="float" office:value="0.00054277" calcext:value-type="float">
            <text:p>0.00054277</text:p>
          </table:table-cell>
          <table:table-cell office:value-type="float" office:value="0.002224615" calcext:value-type="float">
            <text:p>0.002224615</text:p>
          </table:table-cell>
          <table:table-cell office:value-type="float" office:value="0.000492777" calcext:value-type="float">
            <text:p>0.00049277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2019-12-03 10:41:13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438624" calcext:value-type="float">
            <text:p>0.136438624</text:p>
          </table:table-cell>
          <table:table-cell office:value-type="float" office:value="0.034707193" calcext:value-type="float">
            <text:p>0.034707193</text:p>
          </table:table-cell>
          <table:table-cell office:value-type="float" office:value="0.133563296" calcext:value-type="float">
            <text:p>0.133563296</text:p>
          </table:table-cell>
          <table:table-cell office:value-type="float" office:value="0.14169039" calcext:value-type="float">
            <text:p>0.14169039</text:p>
          </table:table-cell>
          <table:table-cell office:value-type="float" office:value="0.133101956" calcext:value-type="float">
            <text:p>0.1331019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4695" calcext:value-type="float">
            <text:p>0.001114695</text:p>
          </table:table-cell>
          <table:table-cell office:value-type="float" office:value="0.000283555" calcext:value-type="float">
            <text:p>0.000283555</text:p>
          </table:table-cell>
          <table:table-cell office:value-type="float" office:value="0.001091203" calcext:value-type="float">
            <text:p>0.001091203</text:p>
          </table:table-cell>
          <table:table-cell office:value-type="float" office:value="0.001157601" calcext:value-type="float">
            <text:p>0.001157601</text:p>
          </table:table-cell>
          <table:table-cell office:value-type="float" office:value="0.001087434" calcext:value-type="float">
            <text:p>0.0010874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433" calcext:value-type="float">
            <text:p>4.4433E-05</text:p>
          </table:table-cell>
          <table:table-cell office:value-type="float" office:value="-0.000786706" calcext:value-type="float">
            <text:p>-0.000786706</text:p>
          </table:table-cell>
          <table:table-cell office:value-type="float" office:value="0.000020942" calcext:value-type="float">
            <text:p>2.0942E-05</text:p>
          </table:table-cell>
          <table:table-cell office:value-type="float" office:value="0.00008734" calcext:value-type="float">
            <text:p>8.734E-05</text:p>
          </table:table-cell>
          <table:table-cell office:value-type="float" office:value="0.000017173" calcext:value-type="float">
            <text:p>1.717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719259" calcext:value-type="float">
            <text:p>24.064719259</text:p>
          </table:table-cell>
          <table:table-cell office:value-type="float" office:value="24.044188722" calcext:value-type="float">
            <text:p>24.044188722</text:p>
          </table:table-cell>
          <table:table-cell office:value-type="float" office:value="24.064138991" calcext:value-type="float">
            <text:p>24.064138991</text:p>
          </table:table-cell>
          <table:table-cell office:value-type="float" office:value="24.065779114" calcext:value-type="float">
            <text:p>24.065779114</text:p>
          </table:table-cell>
          <table:table-cell office:value-type="float" office:value="24.064045888" calcext:value-type="float">
            <text:p>24.064045888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126263" calcext:value-type="float">
            <text:p>0.001126263</text:p>
          </table:table-cell>
          <table:table-cell office:value-type="float" office:value="-0.019942022" calcext:value-type="float">
            <text:p>-0.019942022</text:p>
          </table:table-cell>
          <table:table-cell office:value-type="float" office:value="0.000530796" calcext:value-type="float">
            <text:p>0.000530796</text:p>
          </table:table-cell>
          <table:table-cell office:value-type="float" office:value="0.002213876" calcext:value-type="float">
            <text:p>0.002213876</text:p>
          </table:table-cell>
          <table:table-cell office:value-type="float" office:value="0.000435255" calcext:value-type="float">
            <text:p>0.00043525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2019-12-03 10:41:14</text:p>
          </table:table-cell>
          <table:table-cell office:value-type="float" office:value="24.05857" calcext:value-type="float">
            <text:p>24.05857</text:p>
          </table:table-cell>
          <table:table-cell office:value-type="string" calcext:value-type="string">
            <text:p><text:s/></text:p>
          </table:table-cell>
          <table:table-cell office:value-type="float" office:value="0.136583464" calcext:value-type="float">
            <text:p>0.136583464</text:p>
          </table:table-cell>
          <table:table-cell office:value-type="float" office:value="0.033339862" calcext:value-type="float">
            <text:p>0.033339862</text:p>
          </table:table-cell>
          <table:table-cell office:value-type="float" office:value="0.133674161" calcext:value-type="float">
            <text:p>0.133674161</text:p>
          </table:table-cell>
          <table:table-cell office:value-type="float" office:value="0.141515749" calcext:value-type="float">
            <text:p>0.141515749</text:p>
          </table:table-cell>
          <table:table-cell office:value-type="float" office:value="0.13374509" calcext:value-type="float">
            <text:p>0.133745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78" calcext:value-type="float">
            <text:p>0.001115878</text:p>
          </table:table-cell>
          <table:table-cell office:value-type="float" office:value="0.000272384" calcext:value-type="float">
            <text:p>0.000272384</text:p>
          </table:table-cell>
          <table:table-cell office:value-type="float" office:value="0.001092109" calcext:value-type="float">
            <text:p>0.001092109</text:p>
          </table:table-cell>
          <table:table-cell office:value-type="float" office:value="0.001156174" calcext:value-type="float">
            <text:p>0.001156174</text:p>
          </table:table-cell>
          <table:table-cell office:value-type="float" office:value="0.001092689" calcext:value-type="float">
            <text:p>0.00109268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17" calcext:value-type="float">
            <text:p>4.5617E-05</text:p>
          </table:table-cell>
          <table:table-cell office:value-type="float" office:value="-0.000797877" calcext:value-type="float">
            <text:p>-0.000797877</text:p>
          </table:table-cell>
          <table:table-cell office:value-type="float" office:value="0.000021848" calcext:value-type="float">
            <text:p>2.1848E-05</text:p>
          </table:table-cell>
          <table:table-cell office:value-type="float" office:value="0.000085913" calcext:value-type="float">
            <text:p>8.5913E-05</text:p>
          </table:table-cell>
          <table:table-cell office:value-type="float" office:value="0.000022427" calcext:value-type="float">
            <text:p>2.242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9694542" calcext:value-type="float">
            <text:p>24.059694542</text:p>
          </table:table-cell>
          <table:table-cell office:value-type="float" office:value="24.038858734" calcext:value-type="float">
            <text:p>24.038858734</text:p>
          </table:table-cell>
          <table:table-cell office:value-type="float" office:value="24.059107415" calcext:value-type="float">
            <text:p>24.059107415</text:p>
          </table:table-cell>
          <table:table-cell office:value-type="float" office:value="24.060689927" calcext:value-type="float">
            <text:p>24.060689927</text:p>
          </table:table-cell>
          <table:table-cell office:value-type="float" office:value="24.059121729" calcext:value-type="float">
            <text:p>24.059121729</text:p>
          </table:table-cell>
          <table:table-cell office:value-type="float" office:value="25.040744994" calcext:value-type="float">
            <text:p>25.040744994</text:p>
          </table:table-cell>
          <table:table-cell/>
          <table:table-cell office:value-type="float" office:value="0.001156258" calcext:value-type="float">
            <text:p>0.001156258</text:p>
          </table:table-cell>
          <table:table-cell office:value-type="float" office:value="-0.020225197" calcext:value-type="float">
            <text:p>-0.020225197</text:p>
          </table:table-cell>
          <table:table-cell office:value-type="float" office:value="0.000553756" calcext:value-type="float">
            <text:p>0.000553756</text:p>
          </table:table-cell>
          <table:table-cell office:value-type="float" office:value="0.002177709" calcext:value-type="float">
            <text:p>0.002177709</text:p>
          </table:table-cell>
          <table:table-cell office:value-type="float" office:value="0.000568445" calcext:value-type="float">
            <text:p>0.0005684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2019-12-03 10:41:15</text:p>
          </table:table-cell>
          <table:table-cell office:value-type="float" office:value="24.06362" calcext:value-type="float">
            <text:p>24.06362</text:p>
          </table:table-cell>
          <table:table-cell office:value-type="string" calcext:value-type="string">
            <text:p><text:s/></text:p>
          </table:table-cell>
          <table:table-cell office:value-type="float" office:value="0.136899964" calcext:value-type="float">
            <text:p>0.136899964</text:p>
          </table:table-cell>
          <table:table-cell office:value-type="float" office:value="0.034801368" calcext:value-type="float">
            <text:p>0.034801368</text:p>
          </table:table-cell>
          <table:table-cell office:value-type="float" office:value="0.133485214" calcext:value-type="float">
            <text:p>0.133485214</text:p>
          </table:table-cell>
          <table:table-cell office:value-type="float" office:value="0.141345875" calcext:value-type="float">
            <text:p>0.141345875</text:p>
          </table:table-cell>
          <table:table-cell office:value-type="float" office:value="0.133087651" calcext:value-type="float">
            <text:p>0.1330876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64" calcext:value-type="float">
            <text:p>0.001118464</text:p>
          </table:table-cell>
          <table:table-cell office:value-type="float" office:value="0.000284325" calcext:value-type="float">
            <text:p>0.000284325</text:p>
          </table:table-cell>
          <table:table-cell office:value-type="float" office:value="0.001090565" calcext:value-type="float">
            <text:p>0.001090565</text:p>
          </table:table-cell>
          <table:table-cell office:value-type="float" office:value="0.001154787" calcext:value-type="float">
            <text:p>0.001154787</text:p>
          </table:table-cell>
          <table:table-cell office:value-type="float" office:value="0.001087317" calcext:value-type="float">
            <text:p>0.0010873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202" calcext:value-type="float">
            <text:p>4.8202E-05</text:p>
          </table:table-cell>
          <table:table-cell office:value-type="float" office:value="-0.000785937" calcext:value-type="float">
            <text:p>-0.000785937</text:p>
          </table:table-cell>
          <table:table-cell office:value-type="float" office:value="0.000020304" calcext:value-type="float">
            <text:p>2.0304E-05</text:p>
          </table:table-cell>
          <table:table-cell office:value-type="float" office:value="0.000084525" calcext:value-type="float">
            <text:p>8.4525E-05</text:p>
          </table:table-cell>
          <table:table-cell office:value-type="float" office:value="0.000017056" calcext:value-type="float">
            <text:p>1.705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4812362" calcext:value-type="float">
            <text:p>24.064812362</text:p>
          </table:table-cell>
          <table:table-cell office:value-type="float" office:value="24.044207728" calcext:value-type="float">
            <text:p>24.044207728</text:p>
          </table:table-cell>
          <table:table-cell office:value-type="float" office:value="24.064123233" calcext:value-type="float">
            <text:p>24.064123233</text:p>
          </table:table-cell>
          <table:table-cell office:value-type="float" office:value="24.065709587" calcext:value-type="float">
            <text:p>24.065709587</text:p>
          </table:table-cell>
          <table:table-cell office:value-type="float" office:value="24.064043002" calcext:value-type="float">
            <text:p>24.064043002</text:p>
          </table:table-cell>
          <table:table-cell office:value-type="float" office:value="25.045794458" calcext:value-type="float">
            <text:p>25.045794458</text:p>
          </table:table-cell>
          <table:table-cell/>
          <table:table-cell office:value-type="float" office:value="0.001221804" calcext:value-type="float">
            <text:p>0.001221804</text:p>
          </table:table-cell>
          <table:table-cell office:value-type="float" office:value="-0.019922519" calcext:value-type="float">
            <text:p>-0.019922519</text:p>
          </table:table-cell>
          <table:table-cell office:value-type="float" office:value="0.000514626" calcext:value-type="float">
            <text:p>0.000514626</text:p>
          </table:table-cell>
          <table:table-cell office:value-type="float" office:value="0.002142529" calcext:value-type="float">
            <text:p>0.002142529</text:p>
          </table:table-cell>
          <table:table-cell office:value-type="float" office:value="0.000432292" calcext:value-type="float">
            <text:p>0.00043229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2019-12-03 10:41:17</text:p>
          </table:table-cell>
          <table:table-cell office:value-type="float" office:value="24.05351" calcext:value-type="float">
            <text:p>24.05351</text:p>
          </table:table-cell>
          <table:table-cell office:value-type="string" calcext:value-type="string">
            <text:p><text:s/></text:p>
          </table:table-cell>
          <table:table-cell office:value-type="float" office:value="0.136890428" calcext:value-type="float">
            <text:p>0.136890428</text:p>
          </table:table-cell>
          <table:table-cell office:value-type="float" office:value="0.032960776" calcext:value-type="float">
            <text:p>0.032960776</text:p>
          </table:table-cell>
          <table:table-cell office:value-type="float" office:value="0.132852809" calcext:value-type="float">
            <text:p>0.132852809</text:p>
          </table:table-cell>
          <table:table-cell office:value-type="float" office:value="0.141092556" calcext:value-type="float">
            <text:p>0.141092556</text:p>
          </table:table-cell>
          <table:table-cell office:value-type="float" office:value="0.134067551" calcext:value-type="float">
            <text:p>0.1340675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86" calcext:value-type="float">
            <text:p>0.001118386</text:p>
          </table:table-cell>
          <table:table-cell office:value-type="float" office:value="0.000269287" calcext:value-type="float">
            <text:p>0.000269287</text:p>
          </table:table-cell>
          <table:table-cell office:value-type="float" office:value="0.001085399" calcext:value-type="float">
            <text:p>0.001085399</text:p>
          </table:table-cell>
          <table:table-cell office:value-type="float" office:value="0.001152717" calcext:value-type="float">
            <text:p>0.001152717</text:p>
          </table:table-cell>
          <table:table-cell office:value-type="float" office:value="0.001095323" calcext:value-type="float">
            <text:p>0.00109532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124" calcext:value-type="float">
            <text:p>4.8124E-05</text:p>
          </table:table-cell>
          <table:table-cell office:value-type="float" office:value="-0.000800974" calcext:value-type="float">
            <text:p>-0.000800974</text:p>
          </table:table-cell>
          <table:table-cell office:value-type="float" office:value="0.000015137" calcext:value-type="float">
            <text:p>1.5137E-05</text:p>
          </table:table-cell>
          <table:table-cell office:value-type="float" office:value="0.000082456" calcext:value-type="float">
            <text:p>8.2456E-05</text:p>
          </table:table-cell>
          <table:table-cell office:value-type="float" office:value="0.000025062" calcext:value-type="float">
            <text:p>2.506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54702544" calcext:value-type="float">
            <text:p>24.054702544</text:p>
          </table:table-cell>
          <table:table-cell office:value-type="float" office:value="24.033728186" calcext:value-type="float">
            <text:p>24.033728186</text:p>
          </table:table-cell>
          <table:table-cell office:value-type="float" office:value="24.053887707" calcext:value-type="float">
            <text:p>24.053887707</text:p>
          </table:table-cell>
          <table:table-cell office:value-type="float" office:value="24.05555058" calcext:value-type="float">
            <text:p>24.05555058</text:p>
          </table:table-cell>
          <table:table-cell office:value-type="float" office:value="24.054132856" calcext:value-type="float">
            <text:p>24.054132856</text:p>
          </table:table-cell>
          <table:table-cell office:value-type="float" office:value="25.035695531" calcext:value-type="float">
            <text:p>25.035695531</text:p>
          </table:table-cell>
          <table:table-cell/>
          <table:table-cell office:value-type="float" office:value="0.001219829" calcext:value-type="float">
            <text:p>0.001219829</text:p>
          </table:table-cell>
          <table:table-cell office:value-type="float" office:value="-0.020303706" calcext:value-type="float">
            <text:p>-0.020303706</text:p>
          </table:table-cell>
          <table:table-cell office:value-type="float" office:value="0.000383658" calcext:value-type="float">
            <text:p>0.000383658</text:p>
          </table:table-cell>
          <table:table-cell office:value-type="float" office:value="0.002090068" calcext:value-type="float">
            <text:p>0.002090068</text:p>
          </table:table-cell>
          <table:table-cell office:value-type="float" office:value="0.000635225" calcext:value-type="float">
            <text:p>0.00063522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2019-12-03 10:41:18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6899368" calcext:value-type="float">
            <text:p>0.136899368</text:p>
          </table:table-cell>
          <table:table-cell office:value-type="float" office:value="0.033147339" calcext:value-type="float">
            <text:p>0.033147339</text:p>
          </table:table-cell>
          <table:table-cell office:value-type="float" office:value="0.1334119" calcext:value-type="float">
            <text:p>0.1334119</text:p>
          </table:table-cell>
          <table:table-cell office:value-type="float" office:value="0.140836256" calcext:value-type="float">
            <text:p>0.140836256</text:p>
          </table:table-cell>
          <table:table-cell office:value-type="float" office:value="0.134250538" calcext:value-type="float">
            <text:p>0.13425053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459" calcext:value-type="float">
            <text:p>0.001118459</text:p>
          </table:table-cell>
          <table:table-cell office:value-type="float" office:value="0.000270812" calcext:value-type="float">
            <text:p>0.000270812</text:p>
          </table:table-cell>
          <table:table-cell office:value-type="float" office:value="0.001089967" calcext:value-type="float">
            <text:p>0.001089967</text:p>
          </table:table-cell>
          <table:table-cell office:value-type="float" office:value="0.001150623" calcext:value-type="float">
            <text:p>0.001150623</text:p>
          </table:table-cell>
          <table:table-cell office:value-type="float" office:value="0.001096818" calcext:value-type="float">
            <text:p>0.00109681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197" calcext:value-type="float">
            <text:p>4.8197E-05</text:p>
          </table:table-cell>
          <table:table-cell office:value-type="float" office:value="-0.00079945" calcext:value-type="float">
            <text:p>-0.00079945</text:p>
          </table:table-cell>
          <table:table-cell office:value-type="float" office:value="0.000019705" calcext:value-type="float">
            <text:p>1.9705E-05</text:p>
          </table:table-cell>
          <table:table-cell office:value-type="float" office:value="0.000080362" calcext:value-type="float">
            <text:p>8.0362E-05</text:p>
          </table:table-cell>
          <table:table-cell office:value-type="float" office:value="0.000026557" calcext:value-type="float">
            <text:p>2.655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866189" calcext:value-type="float">
            <text:p>24.069866189</text:p>
          </table:table-cell>
          <table:table-cell office:value-type="float" office:value="24.048927967" calcext:value-type="float">
            <text:p>24.048927967</text:p>
          </table:table-cell>
          <table:table-cell office:value-type="float" office:value="24.069162388" calcext:value-type="float">
            <text:p>24.069162388</text:p>
          </table:table-cell>
          <table:table-cell office:value-type="float" office:value="24.070660685" calcext:value-type="float">
            <text:p>24.070660685</text:p>
          </table:table-cell>
          <table:table-cell office:value-type="float" office:value="24.069331633" calcext:value-type="float">
            <text:p>24.069331633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22168" calcext:value-type="float">
            <text:p>0.00122168</text:p>
          </table:table-cell>
          <table:table-cell office:value-type="float" office:value="-0.020265069" calcext:value-type="float">
            <text:p>-0.020265069</text:p>
          </table:table-cell>
          <table:table-cell office:value-type="float" office:value="0.000499443" calcext:value-type="float">
            <text:p>0.000499443</text:p>
          </table:table-cell>
          <table:table-cell office:value-type="float" office:value="0.002036989" calcext:value-type="float">
            <text:p>0.002036989</text:p>
          </table:table-cell>
          <table:table-cell office:value-type="float" office:value="0.000673121" calcext:value-type="float">
            <text:p>0.00067312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2019-12-03 10:41:19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039439" calcext:value-type="float">
            <text:p>0.137039439</text:p>
          </table:table-cell>
          <table:table-cell office:value-type="float" office:value="0.032936339" calcext:value-type="float">
            <text:p>0.032936339</text:p>
          </table:table-cell>
          <table:table-cell office:value-type="float" office:value="0.132901088" calcext:value-type="float">
            <text:p>0.132901088</text:p>
          </table:table-cell>
          <table:table-cell office:value-type="float" office:value="0.140694993" calcext:value-type="float">
            <text:p>0.140694993</text:p>
          </table:table-cell>
          <table:table-cell office:value-type="float" office:value="0.134040133" calcext:value-type="float">
            <text:p>0.134040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603" calcext:value-type="float">
            <text:p>0.001119603</text:p>
          </table:table-cell>
          <table:table-cell office:value-type="float" office:value="0.000269088" calcext:value-type="float">
            <text:p>0.000269088</text:p>
          </table:table-cell>
          <table:table-cell office:value-type="float" office:value="0.001085793" calcext:value-type="float">
            <text:p>0.001085793</text:p>
          </table:table-cell>
          <table:table-cell office:value-type="float" office:value="0.001149469" calcext:value-type="float">
            <text:p>0.001149469</text:p>
          </table:table-cell>
          <table:table-cell office:value-type="float" office:value="0.001095099" calcext:value-type="float">
            <text:p>0.00109509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342" calcext:value-type="float">
            <text:p>4.9342E-05</text:p>
          </table:table-cell>
          <table:table-cell office:value-type="float" office:value="-0.000801174" calcext:value-type="float">
            <text:p>-0.000801174</text:p>
          </table:table-cell>
          <table:table-cell office:value-type="float" office:value="0.000015532" calcext:value-type="float">
            <text:p>1.5532E-05</text:p>
          </table:table-cell>
          <table:table-cell office:value-type="float" office:value="0.000079207" calcext:value-type="float">
            <text:p>7.9207E-05</text:p>
          </table:table-cell>
          <table:table-cell office:value-type="float" office:value="0.000024838" calcext:value-type="float">
            <text:p>2.483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894456" calcext:value-type="float">
            <text:p>24.069894456</text:p>
          </table:table-cell>
          <table:table-cell office:value-type="float" office:value="24.048885384" calcext:value-type="float">
            <text:p>24.048885384</text:p>
          </table:table-cell>
          <table:table-cell office:value-type="float" office:value="24.069059302" calcext:value-type="float">
            <text:p>24.069059302</text:p>
          </table:table-cell>
          <table:table-cell office:value-type="float" office:value="24.070632177" calcext:value-type="float">
            <text:p>24.070632177</text:p>
          </table:table-cell>
          <table:table-cell office:value-type="float" office:value="24.069289171" calcext:value-type="float">
            <text:p>24.069289171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250688" calcext:value-type="float">
            <text:p>0.001250688</text:p>
          </table:table-cell>
          <table:table-cell office:value-type="float" office:value="-0.020308767" calcext:value-type="float">
            <text:p>-0.020308767</text:p>
          </table:table-cell>
          <table:table-cell office:value-type="float" office:value="0.000393656" calcext:value-type="float">
            <text:p>0.000393656</text:p>
          </table:table-cell>
          <table:table-cell office:value-type="float" office:value="0.002007735" calcext:value-type="float">
            <text:p>0.002007735</text:p>
          </table:table-cell>
          <table:table-cell office:value-type="float" office:value="0.000629547" calcext:value-type="float">
            <text:p>0.00062954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2019-12-03 10:41:21</text:p>
          </table:table-cell>
          <table:table-cell office:value-type="float" office:value="24.06868" calcext:value-type="float">
            <text:p>24.06868</text:p>
          </table:table-cell>
          <table:table-cell office:value-type="string" calcext:value-type="string">
            <text:p><text:s/></text:p>
          </table:table-cell>
          <table:table-cell office:value-type="float" office:value="0.137022154" calcext:value-type="float">
            <text:p>0.137022154</text:p>
          </table:table-cell>
          <table:table-cell office:value-type="float" office:value="0.033724908" calcext:value-type="float">
            <text:p>0.033724908</text:p>
          </table:table-cell>
          <table:table-cell office:value-type="float" office:value="0.133731977" calcext:value-type="float">
            <text:p>0.133731977</text:p>
          </table:table-cell>
          <table:table-cell office:value-type="float" office:value="0.140712278" calcext:value-type="float">
            <text:p>0.140712278</text:p>
          </table:table-cell>
          <table:table-cell office:value-type="float" office:value="0.133190171" calcext:value-type="float">
            <text:p>0.1331901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62" calcext:value-type="float">
            <text:p>0.001119462</text:p>
          </table:table-cell>
          <table:table-cell office:value-type="float" office:value="0.00027553" calcext:value-type="float">
            <text:p>0.00027553</text:p>
          </table:table-cell>
          <table:table-cell office:value-type="float" office:value="0.001092582" calcext:value-type="float">
            <text:p>0.001092582</text:p>
          </table:table-cell>
          <table:table-cell office:value-type="float" office:value="0.00114961" calcext:value-type="float">
            <text:p>0.00114961</text:p>
          </table:table-cell>
          <table:table-cell office:value-type="float" office:value="0.001088155" calcext:value-type="float">
            <text:p>0.0010881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201" calcext:value-type="float">
            <text:p>4.9201E-05</text:p>
          </table:table-cell>
          <table:table-cell office:value-type="float" office:value="-0.000794731" calcext:value-type="float">
            <text:p>-0.000794731</text:p>
          </table:table-cell>
          <table:table-cell office:value-type="float" office:value="0.00002232" calcext:value-type="float">
            <text:p>2.232E-05</text:p>
          </table:table-cell>
          <table:table-cell office:value-type="float" office:value="0.000079349" calcext:value-type="float">
            <text:p>7.9349E-05</text:p>
          </table:table-cell>
          <table:table-cell office:value-type="float" office:value="0.000017894" calcext:value-type="float">
            <text:p>1.789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69890968" calcext:value-type="float">
            <text:p>24.069890968</text:p>
          </table:table-cell>
          <table:table-cell office:value-type="float" office:value="24.049044527" calcext:value-type="float">
            <text:p>24.049044527</text:p>
          </table:table-cell>
          <table:table-cell office:value-type="float" office:value="24.069226983" calcext:value-type="float">
            <text:p>24.069226983</text:p>
          </table:table-cell>
          <table:table-cell office:value-type="float" office:value="24.070635665" calcext:value-type="float">
            <text:p>24.070635665</text:p>
          </table:table-cell>
          <table:table-cell office:value-type="float" office:value="24.069117642" calcext:value-type="float">
            <text:p>24.069117642</text:p>
          </table:table-cell>
          <table:table-cell office:value-type="float" office:value="25.050843923" calcext:value-type="float">
            <text:p>25.050843923</text:p>
          </table:table-cell>
          <table:table-cell/>
          <table:table-cell office:value-type="float" office:value="0.001247109" calcext:value-type="float">
            <text:p>0.001247109</text:p>
          </table:table-cell>
          <table:table-cell office:value-type="float" office:value="-0.020145454" calcext:value-type="float">
            <text:p>-0.020145454</text:p>
          </table:table-cell>
          <table:table-cell office:value-type="float" office:value="0.000565729" calcext:value-type="float">
            <text:p>0.000565729</text:p>
          </table:table-cell>
          <table:table-cell office:value-type="float" office:value="0.002011314" calcext:value-type="float">
            <text:p>0.002011314</text:p>
          </table:table-cell>
          <table:table-cell office:value-type="float" office:value="0.000453524" calcext:value-type="float">
            <text:p>0.0004535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2019-12-03 10:41:22</text:p>
          </table:table-cell>
          <table:table-cell office:value-type="float" office:value="24.08889" calcext:value-type="float">
            <text:p>24.08889</text:p>
          </table:table-cell>
          <table:table-cell office:value-type="string" calcext:value-type="string">
            <text:p><text:s/></text:p>
          </table:table-cell>
          <table:table-cell office:value-type="float" office:value="0.137029307" calcext:value-type="float">
            <text:p>0.137029307</text:p>
          </table:table-cell>
          <table:table-cell office:value-type="float" office:value="0.033794646" calcext:value-type="float">
            <text:p>0.033794646</text:p>
          </table:table-cell>
          <table:table-cell office:value-type="float" office:value="0.1336682" calcext:value-type="float">
            <text:p>0.1336682</text:p>
          </table:table-cell>
          <table:table-cell office:value-type="float" office:value="0.140671747" calcext:value-type="float">
            <text:p>0.140671747</text:p>
          </table:table-cell>
          <table:table-cell office:value-type="float" office:value="0.133156792" calcext:value-type="float">
            <text:p>0.1331567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2" calcext:value-type="float">
            <text:p>0.00111952</text:p>
          </table:table-cell>
          <table:table-cell office:value-type="float" office:value="0.0002761" calcext:value-type="float">
            <text:p>0.0002761</text:p>
          </table:table-cell>
          <table:table-cell office:value-type="float" office:value="0.00109206" calcext:value-type="float">
            <text:p>0.00109206</text:p>
          </table:table-cell>
          <table:table-cell office:value-type="float" office:value="0.001149279" calcext:value-type="float">
            <text:p>0.001149279</text:p>
          </table:table-cell>
          <table:table-cell office:value-type="float" office:value="0.001087882" calcext:value-type="float">
            <text:p>0.0010878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259" calcext:value-type="float">
            <text:p>4.9259E-05</text:p>
          </table:table-cell>
          <table:table-cell office:value-type="float" office:value="-0.000794161" calcext:value-type="float">
            <text:p>-0.000794161</text:p>
          </table:table-cell>
          <table:table-cell office:value-type="float" office:value="0.000021799" calcext:value-type="float">
            <text:p>2.1799E-05</text:p>
          </table:table-cell>
          <table:table-cell office:value-type="float" office:value="0.000079018" calcext:value-type="float">
            <text:p>7.9018E-05</text:p>
          </table:table-cell>
          <table:table-cell office:value-type="float" office:value="0.000017621" calcext:value-type="float">
            <text:p>1.762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0108202" calcext:value-type="float">
            <text:p>24.090108202</text:p>
          </table:table-cell>
          <table:table-cell office:value-type="float" office:value="24.069274776" calcext:value-type="float">
            <text:p>24.069274776</text:p>
          </table:table-cell>
          <table:table-cell office:value-type="float" office:value="24.089429915" calcext:value-type="float">
            <text:p>24.089429915</text:p>
          </table:table-cell>
          <table:table-cell office:value-type="float" office:value="24.090843263" calcext:value-type="float">
            <text:p>24.090843263</text:p>
          </table:table-cell>
          <table:table-cell office:value-type="float" office:value="24.089326711" calcext:value-type="float">
            <text:p>24.089326711</text:p>
          </table:table-cell>
          <table:table-cell office:value-type="float" office:value="25.071041788" calcext:value-type="float">
            <text:p>25.071041788</text:p>
          </table:table-cell>
          <table:table-cell/>
          <table:table-cell office:value-type="float" office:value="0.00124859" calcext:value-type="float">
            <text:p>0.00124859</text:p>
          </table:table-cell>
          <table:table-cell office:value-type="float" office:value="-0.020131011" calcext:value-type="float">
            <text:p>-0.020131011</text:p>
          </table:table-cell>
          <table:table-cell office:value-type="float" office:value="0.000552521" calcext:value-type="float">
            <text:p>0.000552521</text:p>
          </table:table-cell>
          <table:table-cell office:value-type="float" office:value="0.00200292" calcext:value-type="float">
            <text:p>0.00200292</text:p>
          </table:table-cell>
          <table:table-cell office:value-type="float" office:value="0.000446611" calcext:value-type="float">
            <text:p>0.00044661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2019-12-03 10:41:23</text:p>
          </table:table-cell>
          <table:table-cell office:value-type="float" office:value="24.08384" calcext:value-type="float">
            <text:p>24.08384</text:p>
          </table:table-cell>
          <table:table-cell office:value-type="string" calcext:value-type="string">
            <text:p><text:s/></text:p>
          </table:table-cell>
          <table:table-cell office:value-type="float" office:value="0.136999504" calcext:value-type="float">
            <text:p>0.136999504</text:p>
          </table:table-cell>
          <table:table-cell office:value-type="float" office:value="0.03392518" calcext:value-type="float">
            <text:p>0.03392518</text:p>
          </table:table-cell>
          <table:table-cell office:value-type="float" office:value="0.133737342" calcext:value-type="float">
            <text:p>0.133737342</text:p>
          </table:table-cell>
          <table:table-cell office:value-type="float" office:value="0.140677707" calcext:value-type="float">
            <text:p>0.140677707</text:p>
          </table:table-cell>
          <table:table-cell office:value-type="float" office:value="0.133109705" calcext:value-type="float">
            <text:p>0.1331097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277" calcext:value-type="float">
            <text:p>0.001119277</text:p>
          </table:table-cell>
          <table:table-cell office:value-type="float" office:value="0.000277167" calcext:value-type="float">
            <text:p>0.000277167</text:p>
          </table:table-cell>
          <table:table-cell office:value-type="float" office:value="0.001092625" calcext:value-type="float">
            <text:p>0.001092625</text:p>
          </table:table-cell>
          <table:table-cell office:value-type="float" office:value="0.001149328" calcext:value-type="float">
            <text:p>0.001149328</text:p>
          </table:table-cell>
          <table:table-cell office:value-type="float" office:value="0.001087498" calcext:value-type="float">
            <text:p>0.0010874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016" calcext:value-type="float">
            <text:p>4.9016E-05</text:p>
          </table:table-cell>
          <table:table-cell office:value-type="float" office:value="-0.000793095" calcext:value-type="float">
            <text:p>-0.000793095</text:p>
          </table:table-cell>
          <table:table-cell office:value-type="float" office:value="0.000022364" calcext:value-type="float">
            <text:p>2.2364E-05</text:p>
          </table:table-cell>
          <table:table-cell office:value-type="float" office:value="0.000079066" calcext:value-type="float">
            <text:p>7.9066E-05</text:p>
          </table:table-cell>
          <table:table-cell office:value-type="float" office:value="0.000017236" calcext:value-type="float">
            <text:p>1.72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8504824" calcext:value-type="float">
            <text:p>24.08504824</text:p>
          </table:table-cell>
          <table:table-cell office:value-type="float" office:value="24.064247074" calcext:value-type="float">
            <text:p>24.064247074</text:p>
          </table:table-cell>
          <table:table-cell office:value-type="float" office:value="24.084389917" calcext:value-type="float">
            <text:p>24.084389917</text:p>
          </table:table-cell>
          <table:table-cell office:value-type="float" office:value="24.085790521" calcext:value-type="float">
            <text:p>24.085790521</text:p>
          </table:table-cell>
          <table:table-cell office:value-type="float" office:value="24.084263256" calcext:value-type="float">
            <text:p>24.084263256</text:p>
          </table:table-cell>
          <table:table-cell office:value-type="float" office:value="25.065992321" calcext:value-type="float">
            <text:p>25.065992321</text:p>
          </table:table-cell>
          <table:table-cell/>
          <table:table-cell office:value-type="float" office:value="0.001242418" calcext:value-type="float">
            <text:p>0.001242418</text:p>
          </table:table-cell>
          <table:table-cell office:value-type="float" office:value="-0.020103978" calcext:value-type="float">
            <text:p>-0.020103978</text:p>
          </table:table-cell>
          <table:table-cell office:value-type="float" office:value="0.00056684" calcext:value-type="float">
            <text:p>0.00056684</text:p>
          </table:table-cell>
          <table:table-cell office:value-type="float" office:value="0.002004155" calcext:value-type="float">
            <text:p>0.002004155</text:p>
          </table:table-cell>
          <table:table-cell office:value-type="float" office:value="0.00043686" calcext:value-type="float">
            <text:p>0.000436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2019-12-03 10:41:25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7034075" calcext:value-type="float">
            <text:p>0.137034075</text:p>
          </table:table-cell>
          <table:table-cell office:value-type="float" office:value="0.034655933" calcext:value-type="float">
            <text:p>0.034655933</text:p>
          </table:table-cell>
          <table:table-cell office:value-type="float" office:value="0.133464948" calcext:value-type="float">
            <text:p>0.133464948</text:p>
          </table:table-cell>
          <table:table-cell office:value-type="float" office:value="0.140674131" calcext:value-type="float">
            <text:p>0.140674131</text:p>
          </table:table-cell>
          <table:table-cell office:value-type="float" office:value="0.133002416" calcext:value-type="float">
            <text:p>0.1330024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559" calcext:value-type="float">
            <text:p>0.001119559</text:p>
          </table:table-cell>
          <table:table-cell office:value-type="float" office:value="0.000283137" calcext:value-type="float">
            <text:p>0.000283137</text:p>
          </table:table-cell>
          <table:table-cell office:value-type="float" office:value="0.0010904" calcext:value-type="float">
            <text:p>0.0010904</text:p>
          </table:table-cell>
          <table:table-cell office:value-type="float" office:value="0.001149298" calcext:value-type="float">
            <text:p>0.001149298</text:p>
          </table:table-cell>
          <table:table-cell office:value-type="float" office:value="0.001086621" calcext:value-type="float">
            <text:p>0.001086621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298" calcext:value-type="float">
            <text:p>4.9298E-05</text:p>
          </table:table-cell>
          <table:table-cell office:value-type="float" office:value="-0.000787125" calcext:value-type="float">
            <text:p>-0.000787125</text:p>
          </table:table-cell>
          <table:table-cell office:value-type="float" office:value="0.000020138" calcext:value-type="float">
            <text:p>2.0138E-05</text:p>
          </table:table-cell>
          <table:table-cell office:value-type="float" office:value="0.000079037" calcext:value-type="float">
            <text:p>7.9037E-05</text:p>
          </table:table-cell>
          <table:table-cell office:value-type="float" office:value="0.00001636" calcext:value-type="float">
            <text:p>1.6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5163113" calcext:value-type="float">
            <text:p>24.095163113</text:p>
          </table:table-cell>
          <table:table-cell office:value-type="float" office:value="24.074502634" calcext:value-type="float">
            <text:p>24.074502634</text:p>
          </table:table-cell>
          <table:table-cell office:value-type="float" office:value="24.09444285" calcext:value-type="float">
            <text:p>24.09444285</text:p>
          </table:table-cell>
          <table:table-cell office:value-type="float" office:value="24.095897689" calcext:value-type="float">
            <text:p>24.095897689</text:p>
          </table:table-cell>
          <table:table-cell office:value-type="float" office:value="24.094349509" calcext:value-type="float">
            <text:p>24.094349509</text:p>
          </table:table-cell>
          <table:table-cell office:value-type="float" office:value="25.076091256" calcext:value-type="float">
            <text:p>25.076091256</text:p>
          </table:table-cell>
          <table:table-cell/>
          <table:table-cell office:value-type="float" office:value="0.001249577" calcext:value-type="float">
            <text:p>0.001249577</text:p>
          </table:table-cell>
          <table:table-cell office:value-type="float" office:value="-0.019952638" calcext:value-type="float">
            <text:p>-0.019952638</text:p>
          </table:table-cell>
          <table:table-cell office:value-type="float" office:value="0.000510429" calcext:value-type="float">
            <text:p>0.000510429</text:p>
          </table:table-cell>
          <table:table-cell office:value-type="float" office:value="0.002003414" calcext:value-type="float">
            <text:p>0.002003414</text:p>
          </table:table-cell>
          <table:table-cell office:value-type="float" office:value="0.000414641" calcext:value-type="float">
            <text:p>0.0004146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2019-12-03 10:41:26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7077586" calcext:value-type="float">
            <text:p>0.137077586</text:p>
          </table:table-cell>
          <table:table-cell office:value-type="float" office:value="0.034653549" calcext:value-type="float">
            <text:p>0.034653549</text:p>
          </table:table-cell>
          <table:table-cell office:value-type="float" office:value="0.133295075" calcext:value-type="float">
            <text:p>0.133295075</text:p>
          </table:table-cell>
          <table:table-cell office:value-type="float" office:value="0.140709894" calcext:value-type="float">
            <text:p>0.140709894</text:p>
          </table:table-cell>
          <table:table-cell office:value-type="float" office:value="0.133150236" calcext:value-type="float">
            <text:p>0.1331502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15" calcext:value-type="float">
            <text:p>0.001119915</text:p>
          </table:table-cell>
          <table:table-cell office:value-type="float" office:value="0.000283117" calcext:value-type="float">
            <text:p>0.000283117</text:p>
          </table:table-cell>
          <table:table-cell office:value-type="float" office:value="0.001089012" calcext:value-type="float">
            <text:p>0.001089012</text:p>
          </table:table-cell>
          <table:table-cell office:value-type="float" office:value="0.001149591" calcext:value-type="float">
            <text:p>0.001149591</text:p>
          </table:table-cell>
          <table:table-cell office:value-type="float" office:value="0.001087829" calcext:value-type="float">
            <text:p>0.00108782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653" calcext:value-type="float">
            <text:p>4.9653E-05</text:p>
          </table:table-cell>
          <table:table-cell office:value-type="float" office:value="-0.000787144" calcext:value-type="float">
            <text:p>-0.000787144</text:p>
          </table:table-cell>
          <table:table-cell office:value-type="float" office:value="0.000018751" calcext:value-type="float">
            <text:p>1.8751E-05</text:p>
          </table:table-cell>
          <table:table-cell office:value-type="float" office:value="0.000079329" calcext:value-type="float">
            <text:p>7.9329E-05</text:p>
          </table:table-cell>
          <table:table-cell office:value-type="float" office:value="0.000017567" calcext:value-type="float">
            <text:p>1.756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5171894" calcext:value-type="float">
            <text:p>24.095171894</text:p>
          </table:table-cell>
          <table:table-cell office:value-type="float" office:value="24.074502153" calcext:value-type="float">
            <text:p>24.074502153</text:p>
          </table:table-cell>
          <table:table-cell office:value-type="float" office:value="24.094408569" calcext:value-type="float">
            <text:p>24.094408569</text:p>
          </table:table-cell>
          <table:table-cell office:value-type="float" office:value="24.095904906" calcext:value-type="float">
            <text:p>24.095904906</text:p>
          </table:table-cell>
          <table:table-cell office:value-type="float" office:value="24.09437934" calcext:value-type="float">
            <text:p>24.09437934</text:p>
          </table:table-cell>
          <table:table-cell office:value-type="float" office:value="25.076091256" calcext:value-type="float">
            <text:p>25.076091256</text:p>
          </table:table-cell>
          <table:table-cell/>
          <table:table-cell office:value-type="float" office:value="0.001258588" calcext:value-type="float">
            <text:p>0.001258588</text:p>
          </table:table-cell>
          <table:table-cell office:value-type="float" office:value="-0.019953132" calcext:value-type="float">
            <text:p>-0.019953132</text:p>
          </table:table-cell>
          <table:table-cell office:value-type="float" office:value="0.000475249" calcext:value-type="float">
            <text:p>0.000475249</text:p>
          </table:table-cell>
          <table:table-cell office:value-type="float" office:value="0.00201082" calcext:value-type="float">
            <text:p>0.00201082</text:p>
          </table:table-cell>
          <table:table-cell office:value-type="float" office:value="0.000445253" calcext:value-type="float">
            <text:p>0.00044525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2019-12-03 10:41:27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7017982" calcext:value-type="float">
            <text:p>0.137017982</text:p>
          </table:table-cell>
          <table:table-cell office:value-type="float" office:value="0.033530001" calcext:value-type="float">
            <text:p>0.033530001</text:p>
          </table:table-cell>
          <table:table-cell office:value-type="float" office:value="0.133808867" calcext:value-type="float">
            <text:p>0.133808867</text:p>
          </table:table-cell>
          <table:table-cell office:value-type="float" office:value="0.140787976" calcext:value-type="float">
            <text:p>0.140787976</text:p>
          </table:table-cell>
          <table:table-cell office:value-type="float" office:value="0.133327858" calcext:value-type="float">
            <text:p>0.133327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428" calcext:value-type="float">
            <text:p>0.001119428</text:p>
          </table:table-cell>
          <table:table-cell office:value-type="float" office:value="0.000273938" calcext:value-type="float">
            <text:p>0.000273938</text:p>
          </table:table-cell>
          <table:table-cell office:value-type="float" office:value="0.00109321" calcext:value-type="float">
            <text:p>0.00109321</text:p>
          </table:table-cell>
          <table:table-cell office:value-type="float" office:value="0.001150229" calcext:value-type="float">
            <text:p>0.001150229</text:p>
          </table:table-cell>
          <table:table-cell office:value-type="float" office:value="0.00108928" calcext:value-type="float">
            <text:p>0.0010892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167" calcext:value-type="float">
            <text:p>4.9167E-05</text:p>
          </table:table-cell>
          <table:table-cell office:value-type="float" office:value="-0.000796324" calcext:value-type="float">
            <text:p>-0.000796324</text:p>
          </table:table-cell>
          <table:table-cell office:value-type="float" office:value="0.000022948" calcext:value-type="float">
            <text:p>2.2948E-05</text:p>
          </table:table-cell>
          <table:table-cell office:value-type="float" office:value="0.000079967" calcext:value-type="float">
            <text:p>7.9967E-05</text:p>
          </table:table-cell>
          <table:table-cell office:value-type="float" office:value="0.000019018" calcext:value-type="float">
            <text:p>1.9018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5159865" calcext:value-type="float">
            <text:p>24.095159865</text:p>
          </table:table-cell>
          <table:table-cell office:value-type="float" office:value="24.074275413" calcext:value-type="float">
            <text:p>24.074275413</text:p>
          </table:table-cell>
          <table:table-cell office:value-type="float" office:value="24.094512254" calcext:value-type="float">
            <text:p>24.094512254</text:p>
          </table:table-cell>
          <table:table-cell office:value-type="float" office:value="24.095920664" calcext:value-type="float">
            <text:p>24.095920664</text:p>
          </table:table-cell>
          <table:table-cell office:value-type="float" office:value="24.094415184" calcext:value-type="float">
            <text:p>24.094415184</text:p>
          </table:table-cell>
          <table:table-cell office:value-type="float" office:value="25.076091256" calcext:value-type="float">
            <text:p>25.076091256</text:p>
          </table:table-cell>
          <table:table-cell/>
          <table:table-cell office:value-type="float" office:value="0.001246244" calcext:value-type="float">
            <text:p>0.001246244</text:p>
          </table:table-cell>
          <table:table-cell office:value-type="float" office:value="-0.020185819" calcext:value-type="float">
            <text:p>-0.020185819</text:p>
          </table:table-cell>
          <table:table-cell office:value-type="float" office:value="0.000581653" calcext:value-type="float">
            <text:p>0.000581653</text:p>
          </table:table-cell>
          <table:table-cell office:value-type="float" office:value="0.002026991" calcext:value-type="float">
            <text:p>0.002026991</text:p>
          </table:table-cell>
          <table:table-cell office:value-type="float" office:value="0.000482038" calcext:value-type="float">
            <text:p>0.0004820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2019-12-03 10:41:28</text:p>
          </table:table-cell>
          <table:table-cell office:value-type="float" office:value="24.09395" calcext:value-type="float">
            <text:p>24.09395</text:p>
          </table:table-cell>
          <table:table-cell office:value-type="string" calcext:value-type="string">
            <text:p><text:s/></text:p>
          </table:table-cell>
          <table:table-cell office:value-type="float" office:value="0.137007849" calcext:value-type="float">
            <text:p>0.137007849</text:p>
          </table:table-cell>
          <table:table-cell office:value-type="float" office:value="0.034613017" calcext:value-type="float">
            <text:p>0.034613017</text:p>
          </table:table-cell>
          <table:table-cell office:value-type="float" office:value="0.133317129" calcext:value-type="float">
            <text:p>0.133317129</text:p>
          </table:table-cell>
          <table:table-cell office:value-type="float" office:value="0.140869634" calcext:value-type="float">
            <text:p>0.140869634</text:p>
          </table:table-cell>
          <table:table-cell office:value-type="float" office:value="0.13317527" calcext:value-type="float">
            <text:p>0.133175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345" calcext:value-type="float">
            <text:p>0.001119345</text:p>
          </table:table-cell>
          <table:table-cell office:value-type="float" office:value="0.000282786" calcext:value-type="float">
            <text:p>0.000282786</text:p>
          </table:table-cell>
          <table:table-cell office:value-type="float" office:value="0.001089192" calcext:value-type="float">
            <text:p>0.001089192</text:p>
          </table:table-cell>
          <table:table-cell office:value-type="float" office:value="0.001150896" calcext:value-type="float">
            <text:p>0.001150896</text:p>
          </table:table-cell>
          <table:table-cell office:value-type="float" office:value="0.001088033" calcext:value-type="float">
            <text:p>0.00108803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084" calcext:value-type="float">
            <text:p>4.9084E-05</text:p>
          </table:table-cell>
          <table:table-cell office:value-type="float" office:value="-0.000787475" calcext:value-type="float">
            <text:p>-0.000787475</text:p>
          </table:table-cell>
          <table:table-cell office:value-type="float" office:value="0.000018931" calcext:value-type="float">
            <text:p>1.8931E-05</text:p>
          </table:table-cell>
          <table:table-cell office:value-type="float" office:value="0.000080634" calcext:value-type="float">
            <text:p>8.0634E-05</text:p>
          </table:table-cell>
          <table:table-cell office:value-type="float" office:value="0.000017772" calcext:value-type="float">
            <text:p>1.77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9515782" calcext:value-type="float">
            <text:p>24.09515782</text:p>
          </table:table-cell>
          <table:table-cell office:value-type="float" office:value="24.074493973" calcext:value-type="float">
            <text:p>24.074493973</text:p>
          </table:table-cell>
          <table:table-cell office:value-type="float" office:value="24.094413019" calcext:value-type="float">
            <text:p>24.094413019</text:p>
          </table:table-cell>
          <table:table-cell office:value-type="float" office:value="24.095937143" calcext:value-type="float">
            <text:p>24.095937143</text:p>
          </table:table-cell>
          <table:table-cell office:value-type="float" office:value="24.094384392" calcext:value-type="float">
            <text:p>24.094384392</text:p>
          </table:table-cell>
          <table:table-cell office:value-type="float" office:value="25.076091256" calcext:value-type="float">
            <text:p>25.076091256</text:p>
          </table:table-cell>
          <table:table-cell/>
          <table:table-cell office:value-type="float" office:value="0.001244146" calcext:value-type="float">
            <text:p>0.001244146</text:p>
          </table:table-cell>
          <table:table-cell office:value-type="float" office:value="-0.019961526" calcext:value-type="float">
            <text:p>-0.019961526</text:p>
          </table:table-cell>
          <table:table-cell office:value-type="float" office:value="0.000479816" calcext:value-type="float">
            <text:p>0.000479816</text:p>
          </table:table-cell>
          <table:table-cell office:value-type="float" office:value="0.002043902" calcext:value-type="float">
            <text:p>0.002043902</text:p>
          </table:table-cell>
          <table:table-cell office:value-type="float" office:value="0.000450438" calcext:value-type="float">
            <text:p>0.0004504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2019-12-03 10:41:30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<text:s/></text:p>
          </table:table-cell>
          <table:table-cell office:value-type="float" office:value="0.137087719" calcext:value-type="float">
            <text:p>0.137087719</text:p>
          </table:table-cell>
          <table:table-cell office:value-type="float" office:value="0.034211878" calcext:value-type="float">
            <text:p>0.034211878</text:p>
          </table:table-cell>
          <table:table-cell office:value-type="float" office:value="0.133185999" calcext:value-type="float">
            <text:p>0.133185999</text:p>
          </table:table-cell>
          <table:table-cell office:value-type="float" office:value="0.140684264" calcext:value-type="float">
            <text:p>0.140684264</text:p>
          </table:table-cell>
          <table:table-cell office:value-type="float" office:value="0.133276002" calcext:value-type="float">
            <text:p>0.133276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9998" calcext:value-type="float">
            <text:p>0.001119998</text:p>
          </table:table-cell>
          <table:table-cell office:value-type="float" office:value="0.000279509" calcext:value-type="float">
            <text:p>0.000279509</text:p>
          </table:table-cell>
          <table:table-cell office:value-type="float" office:value="0.001088121" calcext:value-type="float">
            <text:p>0.001088121</text:p>
          </table:table-cell>
          <table:table-cell office:value-type="float" office:value="0.001149381" calcext:value-type="float">
            <text:p>0.001149381</text:p>
          </table:table-cell>
          <table:table-cell office:value-type="float" office:value="0.001088856" calcext:value-type="float">
            <text:p>0.00108885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9736" calcext:value-type="float">
            <text:p>4.9736E-05</text:p>
          </table:table-cell>
          <table:table-cell office:value-type="float" office:value="-0.000790753" calcext:value-type="float">
            <text:p>-0.000790753</text:p>
          </table:table-cell>
          <table:table-cell office:value-type="float" office:value="0.000017859" calcext:value-type="float">
            <text:p>1.7859E-05</text:p>
          </table:table-cell>
          <table:table-cell office:value-type="float" office:value="0.00007912" calcext:value-type="float">
            <text:p>7.912E-05</text:p>
          </table:table-cell>
          <table:table-cell office:value-type="float" office:value="0.000018595" calcext:value-type="float">
            <text:p>1.859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0227887" calcext:value-type="float">
            <text:p>24.100227887</text:p>
          </table:table-cell>
          <table:table-cell office:value-type="float" office:value="24.079467065" calcext:value-type="float">
            <text:p>24.079467065</text:p>
          </table:table-cell>
          <table:table-cell office:value-type="float" office:value="24.099440509" calcext:value-type="float">
            <text:p>24.099440509</text:p>
          </table:table-cell>
          <table:table-cell office:value-type="float" office:value="24.10095368" calcext:value-type="float">
            <text:p>24.10095368</text:p>
          </table:table-cell>
          <table:table-cell office:value-type="float" office:value="24.099458672" calcext:value-type="float">
            <text:p>24.099458672</text:p>
          </table:table-cell>
          <table:table-cell office:value-type="float" office:value="25.081140725" calcext:value-type="float">
            <text:p>25.081140725</text:p>
          </table:table-cell>
          <table:table-cell/>
          <table:table-cell office:value-type="float" office:value="0.001260687" calcext:value-type="float">
            <text:p>0.001260687</text:p>
          </table:table-cell>
          <table:table-cell office:value-type="float" office:value="-0.020044602" calcext:value-type="float">
            <text:p>-0.020044602</text:p>
          </table:table-cell>
          <table:table-cell office:value-type="float" office:value="0.00045266" calcext:value-type="float">
            <text:p>0.00045266</text:p>
          </table:table-cell>
          <table:table-cell office:value-type="float" office:value="0.002005513" calcext:value-type="float">
            <text:p>0.002005513</text:p>
          </table:table-cell>
          <table:table-cell office:value-type="float" office:value="0.000471299" calcext:value-type="float">
            <text:p>0.00047129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2019-12-03 10:41:31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6887447" calcext:value-type="float">
            <text:p>0.136887447</text:p>
          </table:table-cell>
          <table:table-cell office:value-type="float" office:value="0.032930974" calcext:value-type="float">
            <text:p>0.032930974</text:p>
          </table:table-cell>
          <table:table-cell office:value-type="float" office:value="0.133137719" calcext:value-type="float">
            <text:p>0.133137719</text:p>
          </table:table-cell>
          <table:table-cell office:value-type="float" office:value="0.140812414" calcext:value-type="float">
            <text:p>0.140812414</text:p>
          </table:table-cell>
          <table:table-cell office:value-type="float" office:value="0.134339349" calcext:value-type="float">
            <text:p>0.1343393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361" calcext:value-type="float">
            <text:p>0.001118361</text:p>
          </table:table-cell>
          <table:table-cell office:value-type="float" office:value="0.000269044" calcext:value-type="float">
            <text:p>0.000269044</text:p>
          </table:table-cell>
          <table:table-cell office:value-type="float" office:value="0.001087726" calcext:value-type="float">
            <text:p>0.001087726</text:p>
          </table:table-cell>
          <table:table-cell office:value-type="float" office:value="0.001150428" calcext:value-type="float">
            <text:p>0.001150428</text:p>
          </table:table-cell>
          <table:table-cell office:value-type="float" office:value="0.001097544" calcext:value-type="float">
            <text:p>0.00109754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1" calcext:value-type="float">
            <text:p>4.81E-05</text:p>
          </table:table-cell>
          <table:table-cell office:value-type="float" office:value="-0.000801218" calcext:value-type="float">
            <text:p>-0.000801218</text:p>
          </table:table-cell>
          <table:table-cell office:value-type="float" office:value="0.000017465" calcext:value-type="float">
            <text:p>1.7465E-05</text:p>
          </table:table-cell>
          <table:table-cell office:value-type="float" office:value="0.000080167" calcext:value-type="float">
            <text:p>8.0167E-05</text:p>
          </table:table-cell>
          <table:table-cell office:value-type="float" office:value="0.000027282" calcext:value-type="float">
            <text:p>2.728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5241421" calcext:value-type="float">
            <text:p>24.105241421</text:p>
          </table:table-cell>
          <table:table-cell office:value-type="float" office:value="24.084262616" calcext:value-type="float">
            <text:p>24.084262616</text:p>
          </table:table-cell>
          <table:table-cell office:value-type="float" office:value="24.104484719" calcext:value-type="float">
            <text:p>24.104484719</text:p>
          </table:table-cell>
          <table:table-cell office:value-type="float" office:value="24.106033486" calcext:value-type="float">
            <text:p>24.106033486</text:p>
          </table:table-cell>
          <table:table-cell office:value-type="float" office:value="24.10472721" calcext:value-type="float">
            <text:p>24.10472721</text:p>
          </table:table-cell>
          <table:table-cell office:value-type="float" office:value="25.086190194" calcext:value-type="float">
            <text:p>25.086190194</text:p>
          </table:table-cell>
          <table:table-cell/>
          <table:table-cell office:value-type="float" office:value="0.001219212" calcext:value-type="float">
            <text:p>0.001219212</text:p>
          </table:table-cell>
          <table:table-cell office:value-type="float" office:value="-0.020309878" calcext:value-type="float">
            <text:p>-0.020309878</text:p>
          </table:table-cell>
          <table:table-cell office:value-type="float" office:value="0.000442661" calcext:value-type="float">
            <text:p>0.000442661</text:p>
          </table:table-cell>
          <table:table-cell office:value-type="float" office:value="0.002032052" calcext:value-type="float">
            <text:p>0.002032052</text:p>
          </table:table-cell>
          <table:table-cell office:value-type="float" office:value="0.000691513" calcext:value-type="float">
            <text:p>0.00069151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2019-12-03 10:41:32</text:p>
          </table:table-cell>
          <table:table-cell office:value-type="float" office:value="24.10911" calcext:value-type="float">
            <text:p>24.10911</text:p>
          </table:table-cell>
          <table:table-cell office:value-type="string" calcext:value-type="string">
            <text:p><text:s/></text:p>
          </table:table-cell>
          <table:table-cell office:value-type="float" office:value="0.136827247" calcext:value-type="float">
            <text:p>0.136827247</text:p>
          </table:table-cell>
          <table:table-cell office:value-type="float" office:value="0.034130816" calcext:value-type="float">
            <text:p>0.034130816</text:p>
          </table:table-cell>
          <table:table-cell office:value-type="float" office:value="0.133689658" calcext:value-type="float">
            <text:p>0.133689658</text:p>
          </table:table-cell>
          <table:table-cell office:value-type="float" office:value="0.1408446" calcext:value-type="float">
            <text:p>0.1408446</text:p>
          </table:table-cell>
          <table:table-cell office:value-type="float" office:value="0.132940427" calcext:value-type="float">
            <text:p>0.1329404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7" calcext:value-type="float">
            <text:p>0.00111787</text:p>
          </table:table-cell>
          <table:table-cell office:value-type="float" office:value="0.000278847" calcext:value-type="float">
            <text:p>0.000278847</text:p>
          </table:table-cell>
          <table:table-cell office:value-type="float" office:value="0.001092236" calcext:value-type="float">
            <text:p>0.001092236</text:p>
          </table:table-cell>
          <table:table-cell office:value-type="float" office:value="0.001150691" calcext:value-type="float">
            <text:p>0.001150691</text:p>
          </table:table-cell>
          <table:table-cell office:value-type="float" office:value="0.001086115" calcext:value-type="float">
            <text:p>0.00108611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608" calcext:value-type="float">
            <text:p>4.7608E-05</text:p>
          </table:table-cell>
          <table:table-cell office:value-type="float" office:value="-0.000791415" calcext:value-type="float">
            <text:p>-0.000791415</text:p>
          </table:table-cell>
          <table:table-cell office:value-type="float" office:value="0.000021974" calcext:value-type="float">
            <text:p>2.1974E-05</text:p>
          </table:table-cell>
          <table:table-cell office:value-type="float" office:value="0.00008043" calcext:value-type="float">
            <text:p>8.043E-05</text:p>
          </table:table-cell>
          <table:table-cell office:value-type="float" office:value="0.000015853" calcext:value-type="float">
            <text:p>1.585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0283222" calcext:value-type="float">
            <text:p>24.110283222</text:p>
          </table:table-cell>
          <table:table-cell office:value-type="float" office:value="24.089558796" calcext:value-type="float">
            <text:p>24.089558796</text:p>
          </table:table-cell>
          <table:table-cell office:value-type="float" office:value="24.109650054" calcext:value-type="float">
            <text:p>24.109650054</text:p>
          </table:table-cell>
          <table:table-cell office:value-type="float" office:value="24.111093927" calcext:value-type="float">
            <text:p>24.111093927</text:p>
          </table:table-cell>
          <table:table-cell office:value-type="float" office:value="24.109498858" calcext:value-type="float">
            <text:p>24.109498858</text:p>
          </table:table-cell>
          <table:table-cell office:value-type="float" office:value="25.091239664" calcext:value-type="float">
            <text:p>25.091239664</text:p>
          </table:table-cell>
          <table:table-cell/>
          <table:table-cell office:value-type="float" office:value="0.001206744" calcext:value-type="float">
            <text:p>0.001206744</text:p>
          </table:table-cell>
          <table:table-cell office:value-type="float" office:value="-0.02006139" calcext:value-type="float">
            <text:p>-0.02006139</text:p>
          </table:table-cell>
          <table:table-cell office:value-type="float" office:value="0.000556965" calcext:value-type="float">
            <text:p>0.000556965</text:p>
          </table:table-cell>
          <table:table-cell office:value-type="float" office:value="0.002038717" calcext:value-type="float">
            <text:p>0.002038717</text:p>
          </table:table-cell>
          <table:table-cell office:value-type="float" office:value="0.000401803" calcext:value-type="float">
            <text:p>0.00040180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2019-12-03 10:41:34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698501" calcext:value-type="float">
            <text:p>0.136698501</text:p>
          </table:table-cell>
          <table:table-cell office:value-type="float" office:value="0.033199791" calcext:value-type="float">
            <text:p>0.033199791</text:p>
          </table:table-cell>
          <table:table-cell office:value-type="float" office:value="0.133647339" calcext:value-type="float">
            <text:p>0.133647339</text:p>
          </table:table-cell>
          <table:table-cell office:value-type="float" office:value="0.140944736" calcext:value-type="float">
            <text:p>0.140944736</text:p>
          </table:table-cell>
          <table:table-cell office:value-type="float" office:value="0.13412656" calcext:value-type="float">
            <text:p>0.134126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818" calcext:value-type="float">
            <text:p>0.001116818</text:p>
          </table:table-cell>
          <table:table-cell office:value-type="float" office:value="0.00027124" calcext:value-type="float">
            <text:p>0.00027124</text:p>
          </table:table-cell>
          <table:table-cell office:value-type="float" office:value="0.00109189" calcext:value-type="float">
            <text:p>0.00109189</text:p>
          </table:table-cell>
          <table:table-cell office:value-type="float" office:value="0.001151509" calcext:value-type="float">
            <text:p>0.001151509</text:p>
          </table:table-cell>
          <table:table-cell office:value-type="float" office:value="0.001095805" calcext:value-type="float">
            <text:p>0.00109580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556" calcext:value-type="float">
            <text:p>4.6556E-05</text:p>
          </table:table-cell>
          <table:table-cell office:value-type="float" office:value="-0.000799021" calcext:value-type="float">
            <text:p>-0.000799021</text:p>
          </table:table-cell>
          <table:table-cell office:value-type="float" office:value="0.000021629" calcext:value-type="float">
            <text:p>2.1629E-05</text:p>
          </table:table-cell>
          <table:table-cell office:value-type="float" office:value="0.000081248" calcext:value-type="float">
            <text:p>8.1248E-05</text:p>
          </table:table-cell>
          <table:table-cell office:value-type="float" office:value="0.000025544" calcext:value-type="float">
            <text:p>2.55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311191" calcext:value-type="float">
            <text:p>24.115311191</text:p>
          </table:table-cell>
          <table:table-cell office:value-type="float" office:value="24.094424956" calcext:value-type="float">
            <text:p>24.094424956</text:p>
          </table:table-cell>
          <table:table-cell office:value-type="float" office:value="24.114695466" calcext:value-type="float">
            <text:p>24.114695466</text:p>
          </table:table-cell>
          <table:table-cell office:value-type="float" office:value="24.116168081" calcext:value-type="float">
            <text:p>24.116168081</text:p>
          </table:table-cell>
          <table:table-cell office:value-type="float" office:value="24.114792173" calcext:value-type="float">
            <text:p>24.114792173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80082" calcext:value-type="float">
            <text:p>0.001180082</text:p>
          </table:table-cell>
          <table:table-cell office:value-type="float" office:value="-0.020254206" calcext:value-type="float">
            <text:p>-0.020254206</text:p>
          </table:table-cell>
          <table:table-cell office:value-type="float" office:value="0.000548201" calcext:value-type="float">
            <text:p>0.000548201</text:p>
          </table:table-cell>
          <table:table-cell office:value-type="float" office:value="0.002059455" calcext:value-type="float">
            <text:p>0.002059455</text:p>
          </table:table-cell>
          <table:table-cell office:value-type="float" office:value="0.000647445" calcext:value-type="float">
            <text:p>0.00064744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2019-12-03 10:41:35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74082" calcext:value-type="float">
            <text:p>0.13674082</text:p>
          </table:table-cell>
          <table:table-cell office:value-type="float" office:value="0.033019189" calcext:value-type="float">
            <text:p>0.033019189</text:p>
          </table:table-cell>
          <table:table-cell office:value-type="float" office:value="0.132932083" calcext:value-type="float">
            <text:p>0.132932083</text:p>
          </table:table-cell>
          <table:table-cell office:value-type="float" office:value="0.141268389" calcext:value-type="float">
            <text:p>0.141268389</text:p>
          </table:table-cell>
          <table:table-cell office:value-type="float" office:value="0.133823172" calcext:value-type="float">
            <text:p>0.1338231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64" calcext:value-type="float">
            <text:p>0.001117164</text:p>
          </table:table-cell>
          <table:table-cell office:value-type="float" office:value="0.000269765" calcext:value-type="float">
            <text:p>0.000269765</text:p>
          </table:table-cell>
          <table:table-cell office:value-type="float" office:value="0.001086046" calcext:value-type="float">
            <text:p>0.001086046</text:p>
          </table:table-cell>
          <table:table-cell office:value-type="float" office:value="0.001154154" calcext:value-type="float">
            <text:p>0.001154154</text:p>
          </table:table-cell>
          <table:table-cell office:value-type="float" office:value="0.001093327" calcext:value-type="float">
            <text:p>0.00109332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902" calcext:value-type="float">
            <text:p>4.6902E-05</text:p>
          </table:table-cell>
          <table:table-cell office:value-type="float" office:value="-0.000800497" calcext:value-type="float">
            <text:p>-0.000800497</text:p>
          </table:table-cell>
          <table:table-cell office:value-type="float" office:value="0.000015785" calcext:value-type="float">
            <text:p>1.5785E-05</text:p>
          </table:table-cell>
          <table:table-cell office:value-type="float" office:value="0.000083892" calcext:value-type="float">
            <text:p>8.3892E-05</text:p>
          </table:table-cell>
          <table:table-cell office:value-type="float" office:value="0.000023065" calcext:value-type="float">
            <text:p>2.306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319731" calcext:value-type="float">
            <text:p>24.115319731</text:p>
          </table:table-cell>
          <table:table-cell office:value-type="float" office:value="24.09438851" calcext:value-type="float">
            <text:p>24.09438851</text:p>
          </table:table-cell>
          <table:table-cell office:value-type="float" office:value="24.114551128" calcext:value-type="float">
            <text:p>24.114551128</text:p>
          </table:table-cell>
          <table:table-cell office:value-type="float" office:value="24.116233394" calcext:value-type="float">
            <text:p>24.116233394</text:p>
          </table:table-cell>
          <table:table-cell office:value-type="float" office:value="24.114730949" calcext:value-type="float">
            <text:p>24.114730949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88846" calcext:value-type="float">
            <text:p>0.001188846</text:p>
          </table:table-cell>
          <table:table-cell office:value-type="float" office:value="-0.020291608" calcext:value-type="float">
            <text:p>-0.020291608</text:p>
          </table:table-cell>
          <table:table-cell office:value-type="float" office:value="0.000400075" calcext:value-type="float">
            <text:p>0.000400075</text:p>
          </table:table-cell>
          <table:table-cell office:value-type="float" office:value="0.002126482" calcext:value-type="float">
            <text:p>0.002126482</text:p>
          </table:table-cell>
          <table:table-cell office:value-type="float" office:value="0.000584615" calcext:value-type="float">
            <text:p>0.00058461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2019-12-03 10:41:36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644857" calcext:value-type="float">
            <text:p>0.136644857</text:p>
          </table:table-cell>
          <table:table-cell office:value-type="float" office:value="0.032953624" calcext:value-type="float">
            <text:p>0.032953624</text:p>
          </table:table-cell>
          <table:table-cell office:value-type="float" office:value="0.133031026" calcext:value-type="float">
            <text:p>0.133031026</text:p>
          </table:table-cell>
          <table:table-cell office:value-type="float" office:value="0.141334551" calcext:value-type="float">
            <text:p>0.141334551</text:p>
          </table:table-cell>
          <table:table-cell office:value-type="float" office:value="0.134077684" calcext:value-type="float">
            <text:p>0.1340776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8" calcext:value-type="float">
            <text:p>0.00111638</text:p>
          </table:table-cell>
          <table:table-cell office:value-type="float" office:value="0.000269229" calcext:value-type="float">
            <text:p>0.000269229</text:p>
          </table:table-cell>
          <table:table-cell office:value-type="float" office:value="0.001086855" calcext:value-type="float">
            <text:p>0.001086855</text:p>
          </table:table-cell>
          <table:table-cell office:value-type="float" office:value="0.001154694" calcext:value-type="float">
            <text:p>0.001154694</text:p>
          </table:table-cell>
          <table:table-cell office:value-type="float" office:value="0.001095406" calcext:value-type="float">
            <text:p>0.00109540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118" calcext:value-type="float">
            <text:p>4.6118E-05</text:p>
          </table:table-cell>
          <table:table-cell office:value-type="float" office:value="-0.000801032" calcext:value-type="float">
            <text:p>-0.000801032</text:p>
          </table:table-cell>
          <table:table-cell office:value-type="float" office:value="0.000016593" calcext:value-type="float">
            <text:p>1.6593E-05</text:p>
          </table:table-cell>
          <table:table-cell office:value-type="float" office:value="0.000084433" calcext:value-type="float">
            <text:p>8.4433E-05</text:p>
          </table:table-cell>
          <table:table-cell office:value-type="float" office:value="0.000025144" calcext:value-type="float">
            <text:p>2.514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300365" calcext:value-type="float">
            <text:p>24.115300365</text:p>
          </table:table-cell>
          <table:table-cell office:value-type="float" office:value="24.094375279" calcext:value-type="float">
            <text:p>24.094375279</text:p>
          </table:table-cell>
          <table:table-cell office:value-type="float" office:value="24.114571094" calcext:value-type="float">
            <text:p>24.114571094</text:p>
          </table:table-cell>
          <table:table-cell office:value-type="float" office:value="24.116246745" calcext:value-type="float">
            <text:p>24.116246745</text:p>
          </table:table-cell>
          <table:table-cell office:value-type="float" office:value="24.11478231" calcext:value-type="float">
            <text:p>24.11478231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68972" calcext:value-type="float">
            <text:p>0.001168972</text:p>
          </table:table-cell>
          <table:table-cell office:value-type="float" office:value="-0.020305187" calcext:value-type="float">
            <text:p>-0.020305187</text:p>
          </table:table-cell>
          <table:table-cell office:value-type="float" office:value="0.000420566" calcext:value-type="float">
            <text:p>0.000420566</text:p>
          </table:table-cell>
          <table:table-cell office:value-type="float" office:value="0.002140184" calcext:value-type="float">
            <text:p>0.002140184</text:p>
          </table:table-cell>
          <table:table-cell office:value-type="float" office:value="0.000637324" calcext:value-type="float">
            <text:p>0.0006373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2019-12-03 10:41:38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56737" calcext:value-type="float">
            <text:p>0.13656737</text:p>
          </table:table-cell>
          <table:table-cell office:value-type="float" office:value="0.032968525" calcext:value-type="float">
            <text:p>0.032968525</text:p>
          </table:table-cell>
          <table:table-cell office:value-type="float" office:value="0.133376137" calcext:value-type="float">
            <text:p>0.133376137</text:p>
          </table:table-cell>
          <table:table-cell office:value-type="float" office:value="0.141342895" calcext:value-type="float">
            <text:p>0.141342895</text:p>
          </table:table-cell>
          <table:table-cell office:value-type="float" office:value="0.134125368" calcext:value-type="float">
            <text:p>0.134125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46" calcext:value-type="float">
            <text:p>0.001115746</text:p>
          </table:table-cell>
          <table:table-cell office:value-type="float" office:value="0.000269351" calcext:value-type="float">
            <text:p>0.000269351</text:p>
          </table:table-cell>
          <table:table-cell office:value-type="float" office:value="0.001089674" calcext:value-type="float">
            <text:p>0.001089674</text:p>
          </table:table-cell>
          <table:table-cell office:value-type="float" office:value="0.001154762" calcext:value-type="float">
            <text:p>0.001154762</text:p>
          </table:table-cell>
          <table:table-cell office:value-type="float" office:value="0.001095795" calcext:value-type="float">
            <text:p>0.00109579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85" calcext:value-type="float">
            <text:p>4.5485E-05</text:p>
          </table:table-cell>
          <table:table-cell office:value-type="float" office:value="-0.000800911" calcext:value-type="float">
            <text:p>-0.000800911</text:p>
          </table:table-cell>
          <table:table-cell office:value-type="float" office:value="0.000019413" calcext:value-type="float">
            <text:p>1.9413E-05</text:p>
          </table:table-cell>
          <table:table-cell office:value-type="float" office:value="0.000084501" calcext:value-type="float">
            <text:p>8.4501E-05</text:p>
          </table:table-cell>
          <table:table-cell office:value-type="float" office:value="0.000025534" calcext:value-type="float">
            <text:p>2.553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9263" calcext:value-type="float">
            <text:p>24.12539263</text:p>
          </table:table-cell>
          <table:table-cell office:value-type="float" office:value="24.104486379" calcext:value-type="float">
            <text:p>24.104486379</text:p>
          </table:table-cell>
          <table:table-cell office:value-type="float" office:value="24.124748645" calcext:value-type="float">
            <text:p>24.124748645</text:p>
          </table:table-cell>
          <table:table-cell office:value-type="float" office:value="24.126356321" calcext:value-type="float">
            <text:p>24.126356321</text:p>
          </table:table-cell>
          <table:table-cell office:value-type="float" office:value="24.124899838" calcext:value-type="float">
            <text:p>24.124899838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52925" calcext:value-type="float">
            <text:p>0.001152925</text:p>
          </table:table-cell>
          <table:table-cell office:value-type="float" office:value="-0.020302101" calcext:value-type="float">
            <text:p>-0.020302101</text:p>
          </table:table-cell>
          <table:table-cell office:value-type="float" office:value="0.000492037" calcext:value-type="float">
            <text:p>0.000492037</text:p>
          </table:table-cell>
          <table:table-cell office:value-type="float" office:value="0.002141912" calcext:value-type="float">
            <text:p>0.002141912</text:p>
          </table:table-cell>
          <table:table-cell office:value-type="float" office:value="0.000647199" calcext:value-type="float">
            <text:p>0.00064719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2019-12-03 10:41:39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56141" calcext:value-type="float">
            <text:p>0.13656141</text:p>
          </table:table-cell>
          <table:table-cell office:value-type="float" office:value="0.03338993" calcext:value-type="float">
            <text:p>0.03338993</text:p>
          </table:table-cell>
          <table:table-cell office:value-type="float" office:value="0.133903043" calcext:value-type="float">
            <text:p>0.133903043</text:p>
          </table:table-cell>
          <table:table-cell office:value-type="float" office:value="0.141419785" calcext:value-type="float">
            <text:p>0.141419785</text:p>
          </table:table-cell>
          <table:table-cell office:value-type="float" office:value="0.133410112" calcext:value-type="float">
            <text:p>0.1334101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98" calcext:value-type="float">
            <text:p>0.001115698</text:p>
          </table:table-cell>
          <table:table-cell office:value-type="float" office:value="0.000272794" calcext:value-type="float">
            <text:p>0.000272794</text:p>
          </table:table-cell>
          <table:table-cell office:value-type="float" office:value="0.001093979" calcext:value-type="float">
            <text:p>0.001093979</text:p>
          </table:table-cell>
          <table:table-cell office:value-type="float" office:value="0.00115539" calcext:value-type="float">
            <text:p>0.00115539</text:p>
          </table:table-cell>
          <table:table-cell office:value-type="float" office:value="0.001089952" calcext:value-type="float">
            <text:p>0.00108995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36" calcext:value-type="float">
            <text:p>4.5436E-05</text:p>
          </table:table-cell>
          <table:table-cell office:value-type="float" office:value="-0.000797468" calcext:value-type="float">
            <text:p>-0.000797468</text:p>
          </table:table-cell>
          <table:table-cell office:value-type="float" office:value="0.000023718" calcext:value-type="float">
            <text:p>2.3718E-05</text:p>
          </table:table-cell>
          <table:table-cell office:value-type="float" office:value="0.000085129" calcext:value-type="float">
            <text:p>8.5129E-05</text:p>
          </table:table-cell>
          <table:table-cell office:value-type="float" office:value="0.00001969" calcext:value-type="float">
            <text:p>1.96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37476" calcext:value-type="float">
            <text:p>24.120337476</text:p>
          </table:table-cell>
          <table:table-cell office:value-type="float" office:value="24.099517373" calcext:value-type="float">
            <text:p>24.099517373</text:p>
          </table:table-cell>
          <table:table-cell office:value-type="float" office:value="24.11980102" calcext:value-type="float">
            <text:p>24.11980102</text:p>
          </table:table-cell>
          <table:table-cell office:value-type="float" office:value="24.121317891" calcext:value-type="float">
            <text:p>24.121317891</text:p>
          </table:table-cell>
          <table:table-cell office:value-type="float" office:value="24.119701547" calcext:value-type="float">
            <text:p>24.119701547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51691" calcext:value-type="float">
            <text:p>0.001151691</text:p>
          </table:table-cell>
          <table:table-cell office:value-type="float" office:value="-0.020214828" calcext:value-type="float">
            <text:p>-0.020214828</text:p>
          </table:table-cell>
          <table:table-cell office:value-type="float" office:value="0.000601156" calcext:value-type="float">
            <text:p>0.000601156</text:p>
          </table:table-cell>
          <table:table-cell office:value-type="float" office:value="0.002157835" calcext:value-type="float">
            <text:p>0.002157835</text:p>
          </table:table-cell>
          <table:table-cell office:value-type="float" office:value="0.000499073" calcext:value-type="float">
            <text:p>0.0004990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2019-12-03 10:41:40</text:p>
          </table:table-cell>
          <table:table-cell office:value-type="float" office:value="24.11416" calcext:value-type="float">
            <text:p>24.11416</text:p>
          </table:table-cell>
          <table:table-cell office:value-type="string" calcext:value-type="string">
            <text:p><text:s/></text:p>
          </table:table-cell>
          <table:table-cell office:value-type="float" office:value="0.13655843" calcext:value-type="float">
            <text:p>0.13655843</text:p>
          </table:table-cell>
          <table:table-cell office:value-type="float" office:value="0.033483509" calcext:value-type="float">
            <text:p>0.033483509</text:p>
          </table:table-cell>
          <table:table-cell office:value-type="float" office:value="0.133836881" calcext:value-type="float">
            <text:p>0.133836881</text:p>
          </table:table-cell>
          <table:table-cell office:value-type="float" office:value="0.141395347" calcext:value-type="float">
            <text:p>0.141395347</text:p>
          </table:table-cell>
          <table:table-cell office:value-type="float" office:value="0.133213417" calcext:value-type="float">
            <text:p>0.1332134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673" calcext:value-type="float">
            <text:p>0.001115673</text:p>
          </table:table-cell>
          <table:table-cell office:value-type="float" office:value="0.000273558" calcext:value-type="float">
            <text:p>0.000273558</text:p>
          </table:table-cell>
          <table:table-cell office:value-type="float" office:value="0.001093439" calcext:value-type="float">
            <text:p>0.001093439</text:p>
          </table:table-cell>
          <table:table-cell office:value-type="float" office:value="0.001155191" calcext:value-type="float">
            <text:p>0.001155191</text:p>
          </table:table-cell>
          <table:table-cell office:value-type="float" office:value="0.001088345" calcext:value-type="float">
            <text:p>0.00108834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12" calcext:value-type="float">
            <text:p>4.5412E-05</text:p>
          </table:table-cell>
          <table:table-cell office:value-type="float" office:value="-0.000796703" calcext:value-type="float">
            <text:p>-0.000796703</text:p>
          </table:table-cell>
          <table:table-cell office:value-type="float" office:value="0.000023177" calcext:value-type="float">
            <text:p>2.3177E-05</text:p>
          </table:table-cell>
          <table:table-cell office:value-type="float" office:value="0.000084929" calcext:value-type="float">
            <text:p>8.4929E-05</text:p>
          </table:table-cell>
          <table:table-cell office:value-type="float" office:value="0.000018083" calcext:value-type="float">
            <text:p>1.8083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15282924" calcext:value-type="float">
            <text:p>24.115282924</text:p>
          </table:table-cell>
          <table:table-cell office:value-type="float" office:value="24.094482212" calcext:value-type="float">
            <text:p>24.094482212</text:p>
          </table:table-cell>
          <table:table-cell office:value-type="float" office:value="24.114733716" calcext:value-type="float">
            <text:p>24.114733716</text:p>
          </table:table-cell>
          <table:table-cell office:value-type="float" office:value="24.116259014" calcext:value-type="float">
            <text:p>24.116259014</text:p>
          </table:table-cell>
          <table:table-cell office:value-type="float" office:value="24.114607901" calcext:value-type="float">
            <text:p>24.114607901</text:p>
          </table:table-cell>
          <table:table-cell office:value-type="float" office:value="25.096289135" calcext:value-type="float">
            <text:p>25.096289135</text:p>
          </table:table-cell>
          <table:table-cell/>
          <table:table-cell office:value-type="float" office:value="0.001151074" calcext:value-type="float">
            <text:p>0.001151074</text:p>
          </table:table-cell>
          <table:table-cell office:value-type="float" office:value="-0.020195448" calcext:value-type="float">
            <text:p>-0.020195448</text:p>
          </table:table-cell>
          <table:table-cell office:value-type="float" office:value="0.000587454" calcext:value-type="float">
            <text:p>0.000587454</text:p>
          </table:table-cell>
          <table:table-cell office:value-type="float" office:value="0.002152774" calcext:value-type="float">
            <text:p>0.002152774</text:p>
          </table:table-cell>
          <table:table-cell office:value-type="float" office:value="0.000458338" calcext:value-type="float">
            <text:p>0.00045833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2019-12-03 10:41:41</text:p>
          </table:table-cell>
          <table:table-cell office:value-type="float" office:value="24.10405" calcext:value-type="float">
            <text:p>24.10405</text:p>
          </table:table-cell>
          <table:table-cell office:value-type="string" calcext:value-type="string">
            <text:p><text:s/></text:p>
          </table:table-cell>
          <table:table-cell office:value-type="float" office:value="0.136582272" calcext:value-type="float">
            <text:p>0.136582272</text:p>
          </table:table-cell>
          <table:table-cell office:value-type="float" office:value="0.032883886" calcext:value-type="float">
            <text:p>0.032883886</text:p>
          </table:table-cell>
          <table:table-cell office:value-type="float" office:value="0.133149044" calcext:value-type="float">
            <text:p>0.133149044</text:p>
          </table:table-cell>
          <table:table-cell office:value-type="float" office:value="0.141276138" calcext:value-type="float">
            <text:p>0.141276138</text:p>
          </table:table-cell>
          <table:table-cell office:value-type="float" office:value="0.13423206" calcext:value-type="float">
            <text:p>0.134232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68" calcext:value-type="float">
            <text:p>0.001115868</text:p>
          </table:table-cell>
          <table:table-cell office:value-type="float" office:value="0.000268659" calcext:value-type="float">
            <text:p>0.000268659</text:p>
          </table:table-cell>
          <table:table-cell office:value-type="float" office:value="0.001087819" calcext:value-type="float">
            <text:p>0.001087819</text:p>
          </table:table-cell>
          <table:table-cell office:value-type="float" office:value="0.001154217" calcext:value-type="float">
            <text:p>0.001154217</text:p>
          </table:table-cell>
          <table:table-cell office:value-type="float" office:value="0.001096667" calcext:value-type="float">
            <text:p>0.0010966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07" calcext:value-type="float">
            <text:p>4.5607E-05</text:p>
          </table:table-cell>
          <table:table-cell office:value-type="float" office:value="-0.000801602" calcext:value-type="float">
            <text:p>-0.000801602</text:p>
          </table:table-cell>
          <table:table-cell office:value-type="float" office:value="0.000017558" calcext:value-type="float">
            <text:p>1.7558E-05</text:p>
          </table:table-cell>
          <table:table-cell office:value-type="float" office:value="0.000083955" calcext:value-type="float">
            <text:p>8.3955E-05</text:p>
          </table:table-cell>
          <table:table-cell office:value-type="float" office:value="0.000026406" calcext:value-type="float">
            <text:p>2.64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05179836" calcext:value-type="float">
            <text:p>24.105179836</text:p>
          </table:table-cell>
          <table:table-cell office:value-type="float" office:value="24.084253113" calcext:value-type="float">
            <text:p>24.084253113</text:p>
          </table:table-cell>
          <table:table-cell office:value-type="float" office:value="24.104487004" calcext:value-type="float">
            <text:p>24.104487004</text:p>
          </table:table-cell>
          <table:table-cell office:value-type="float" office:value="24.106127066" calcext:value-type="float">
            <text:p>24.106127066</text:p>
          </table:table-cell>
          <table:table-cell office:value-type="float" office:value="24.104705559" calcext:value-type="float">
            <text:p>24.104705559</text:p>
          </table:table-cell>
          <table:table-cell office:value-type="float" office:value="25.086190194" calcext:value-type="float">
            <text:p>25.086190194</text:p>
          </table:table-cell>
          <table:table-cell/>
          <table:table-cell office:value-type="float" office:value="0.001156011" calcext:value-type="float">
            <text:p>0.001156011</text:p>
          </table:table-cell>
          <table:table-cell office:value-type="float" office:value="-0.02031963" calcext:value-type="float">
            <text:p>-0.02031963</text:p>
          </table:table-cell>
          <table:table-cell office:value-type="float" office:value="0.000445007" calcext:value-type="float">
            <text:p>0.000445007</text:p>
          </table:table-cell>
          <table:table-cell office:value-type="float" office:value="0.002128087" calcext:value-type="float">
            <text:p>0.002128087</text:p>
          </table:table-cell>
          <table:table-cell office:value-type="float" office:value="0.000669294" calcext:value-type="float">
            <text:p>0.00066929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2019-12-03 10:41:43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584656" calcext:value-type="float">
            <text:p>0.136584656</text:p>
          </table:table-cell>
          <table:table-cell office:value-type="float" office:value="0.033664707" calcext:value-type="float">
            <text:p>0.033664707</text:p>
          </table:table-cell>
          <table:table-cell office:value-type="float" office:value="0.133871452" calcext:value-type="float">
            <text:p>0.133871452</text:p>
          </table:table-cell>
          <table:table-cell office:value-type="float" office:value="0.14124872" calcext:value-type="float">
            <text:p>0.14124872</text:p>
          </table:table-cell>
          <table:table-cell office:value-type="float" office:value="0.132846848" calcext:value-type="float">
            <text:p>0.1328468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88" calcext:value-type="float">
            <text:p>0.001115888</text:p>
          </table:table-cell>
          <table:table-cell office:value-type="float" office:value="0.000275038" calcext:value-type="float">
            <text:p>0.000275038</text:p>
          </table:table-cell>
          <table:table-cell office:value-type="float" office:value="0.001093721" calcext:value-type="float">
            <text:p>0.001093721</text:p>
          </table:table-cell>
          <table:table-cell office:value-type="float" office:value="0.001153993" calcext:value-type="float">
            <text:p>0.001153993</text:p>
          </table:table-cell>
          <table:table-cell office:value-type="float" office:value="0.00108535" calcext:value-type="float">
            <text:p>0.001085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26" calcext:value-type="float">
            <text:p>4.5626E-05</text:p>
          </table:table-cell>
          <table:table-cell office:value-type="float" office:value="-0.000795223" calcext:value-type="float">
            <text:p>-0.000795223</text:p>
          </table:table-cell>
          <table:table-cell office:value-type="float" office:value="0.00002346" calcext:value-type="float">
            <text:p>2.346E-05</text:p>
          </table:table-cell>
          <table:table-cell office:value-type="float" office:value="0.000083731" calcext:value-type="float">
            <text:p>8.3731E-05</text:p>
          </table:table-cell>
          <table:table-cell office:value-type="float" office:value="0.000015089" calcext:value-type="float">
            <text:p>1.508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96118" calcext:value-type="float">
            <text:p>24.125396118</text:p>
          </table:table-cell>
          <table:table-cell office:value-type="float" office:value="24.10462687" calcext:value-type="float">
            <text:p>24.10462687</text:p>
          </table:table-cell>
          <table:table-cell office:value-type="float" office:value="24.124848598" calcext:value-type="float">
            <text:p>24.124848598</text:p>
          </table:table-cell>
          <table:table-cell office:value-type="float" office:value="24.126337317" calcext:value-type="float">
            <text:p>24.126337317</text:p>
          </table:table-cell>
          <table:table-cell office:value-type="float" office:value="24.124641835" calcext:value-type="float">
            <text:p>24.124641835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56505" calcext:value-type="float">
            <text:p>0.001156505</text:p>
          </table:table-cell>
          <table:table-cell office:value-type="float" office:value="-0.020157921" calcext:value-type="float">
            <text:p>-0.020157921</text:p>
          </table:table-cell>
          <table:table-cell office:value-type="float" office:value="0.000594614" calcext:value-type="float">
            <text:p>0.000594614</text:p>
          </table:table-cell>
          <table:table-cell office:value-type="float" office:value="0.002122408" calcext:value-type="float">
            <text:p>0.002122408</text:p>
          </table:table-cell>
          <table:table-cell office:value-type="float" office:value="0.000382423" calcext:value-type="float">
            <text:p>0.0003824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2019-12-03 10:41:44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545913" calcext:value-type="float">
            <text:p>0.136545913</text:p>
          </table:table-cell>
          <table:table-cell office:value-type="float" office:value="0.033142571" calcext:value-type="float">
            <text:p>0.033142571</text:p>
          </table:table-cell>
          <table:table-cell office:value-type="float" office:value="0.133746878" calcext:value-type="float">
            <text:p>0.133746878</text:p>
          </table:table-cell>
          <table:table-cell office:value-type="float" office:value="0.141119974" calcext:value-type="float">
            <text:p>0.141119974</text:p>
          </table:table-cell>
          <table:table-cell office:value-type="float" office:value="0.133803503" calcext:value-type="float">
            <text:p>0.1338035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571" calcext:value-type="float">
            <text:p>0.001115571</text:p>
          </table:table-cell>
          <table:table-cell office:value-type="float" office:value="0.000270773" calcext:value-type="float">
            <text:p>0.000270773</text:p>
          </table:table-cell>
          <table:table-cell office:value-type="float" office:value="0.001092703" calcext:value-type="float">
            <text:p>0.001092703</text:p>
          </table:table-cell>
          <table:table-cell office:value-type="float" office:value="0.001152941" calcext:value-type="float">
            <text:p>0.001152941</text:p>
          </table:table-cell>
          <table:table-cell office:value-type="float" office:value="0.001093166" calcext:value-type="float">
            <text:p>0.00109316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31" calcext:value-type="float">
            <text:p>4.531E-05</text:p>
          </table:table-cell>
          <table:table-cell office:value-type="float" office:value="-0.000799489" calcext:value-type="float">
            <text:p>-0.000799489</text:p>
          </table:table-cell>
          <table:table-cell office:value-type="float" office:value="0.000022442" calcext:value-type="float">
            <text:p>2.2442E-05</text:p>
          </table:table-cell>
          <table:table-cell office:value-type="float" office:value="0.00008268" calcext:value-type="float">
            <text:p>8.268E-05</text:p>
          </table:table-cell>
          <table:table-cell office:value-type="float" office:value="0.000022904" calcext:value-type="float">
            <text:p>2.290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34349" calcext:value-type="float">
            <text:p>24.120334349</text:p>
          </table:table-cell>
          <table:table-cell office:value-type="float" office:value="24.099467456" calcext:value-type="float">
            <text:p>24.099467456</text:p>
          </table:table-cell>
          <table:table-cell office:value-type="float" office:value="24.119769506" calcext:value-type="float">
            <text:p>24.119769506</text:p>
          </table:table-cell>
          <table:table-cell office:value-type="float" office:value="24.12125739" calcext:value-type="float">
            <text:p>24.12125739</text:p>
          </table:table-cell>
          <table:table-cell office:value-type="float" office:value="24.119780933" calcext:value-type="float">
            <text:p>24.119780933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48481" calcext:value-type="float">
            <text:p>0.001148481</text:p>
          </table:table-cell>
          <table:table-cell office:value-type="float" office:value="-0.020266056" calcext:value-type="float">
            <text:p>-0.020266056</text:p>
          </table:table-cell>
          <table:table-cell office:value-type="float" office:value="0.000568815" calcext:value-type="float">
            <text:p>0.000568815</text:p>
          </table:table-cell>
          <table:table-cell office:value-type="float" office:value="0.002095746" calcext:value-type="float">
            <text:p>0.002095746</text:p>
          </table:table-cell>
          <table:table-cell office:value-type="float" office:value="0.000580542" calcext:value-type="float">
            <text:p>0.000580542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2019-12-03 10:41:45</text:p>
          </table:table-cell>
          <table:table-cell office:value-type="float" office:value="24.12427" calcext:value-type="float">
            <text:p>24.12427</text:p>
          </table:table-cell>
          <table:table-cell office:value-type="string" calcext:value-type="string">
            <text:p><text:s/></text:p>
          </table:table-cell>
          <table:table-cell office:value-type="float" office:value="0.136575119" calcext:value-type="float">
            <text:p>0.136575119</text:p>
          </table:table-cell>
          <table:table-cell office:value-type="float" office:value="0.033198003" calcext:value-type="float">
            <text:p>0.033198003</text:p>
          </table:table-cell>
          <table:table-cell office:value-type="float" office:value="0.133801119" calcext:value-type="float">
            <text:p>0.133801119</text:p>
          </table:table-cell>
          <table:table-cell office:value-type="float" office:value="0.141052621" calcext:value-type="float">
            <text:p>0.141052621</text:p>
          </table:table-cell>
          <table:table-cell office:value-type="float" office:value="0.133638994" calcext:value-type="float">
            <text:p>0.1336389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1" calcext:value-type="float">
            <text:p>0.00111581</text:p>
          </table:table-cell>
          <table:table-cell office:value-type="float" office:value="0.000271226" calcext:value-type="float">
            <text:p>0.000271226</text:p>
          </table:table-cell>
          <table:table-cell office:value-type="float" office:value="0.001093146" calcext:value-type="float">
            <text:p>0.001093146</text:p>
          </table:table-cell>
          <table:table-cell office:value-type="float" office:value="0.001152391" calcext:value-type="float">
            <text:p>0.001152391</text:p>
          </table:table-cell>
          <table:table-cell office:value-type="float" office:value="0.001091822" calcext:value-type="float">
            <text:p>0.0010918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48" calcext:value-type="float">
            <text:p>4.5548E-05</text:p>
          </table:table-cell>
          <table:table-cell office:value-type="float" office:value="-0.000799036" calcext:value-type="float">
            <text:p>-0.000799036</text:p>
          </table:table-cell>
          <table:table-cell office:value-type="float" office:value="0.000022885" calcext:value-type="float">
            <text:p>2.2885E-05</text:p>
          </table:table-cell>
          <table:table-cell office:value-type="float" office:value="0.000082129" calcext:value-type="float">
            <text:p>8.2129E-05</text:p>
          </table:table-cell>
          <table:table-cell office:value-type="float" office:value="0.00002156" calcext:value-type="float">
            <text:p>2.15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5394193" calcext:value-type="float">
            <text:p>24.125394193</text:p>
          </table:table-cell>
          <table:table-cell office:value-type="float" office:value="24.104532689" calcext:value-type="float">
            <text:p>24.104532689</text:p>
          </table:table-cell>
          <table:table-cell office:value-type="float" office:value="24.124834405" calcext:value-type="float">
            <text:p>24.124834405</text:p>
          </table:table-cell>
          <table:table-cell office:value-type="float" office:value="24.126297744" calcext:value-type="float">
            <text:p>24.126297744</text:p>
          </table:table-cell>
          <table:table-cell office:value-type="float" office:value="24.124801689" calcext:value-type="float">
            <text:p>24.124801689</text:p>
          </table:table-cell>
          <table:table-cell office:value-type="float" office:value="25.106388078" calcext:value-type="float">
            <text:p>25.106388078</text:p>
          </table:table-cell>
          <table:table-cell/>
          <table:table-cell office:value-type="float" office:value="0.00115453" calcext:value-type="float">
            <text:p>0.00115453</text:p>
          </table:table-cell>
          <table:table-cell office:value-type="float" office:value="-0.020254576" calcext:value-type="float">
            <text:p>-0.020254576</text:p>
          </table:table-cell>
          <table:table-cell office:value-type="float" office:value="0.000580048" calcext:value-type="float">
            <text:p>0.000580048</text:p>
          </table:table-cell>
          <table:table-cell office:value-type="float" office:value="0.002081797" calcext:value-type="float">
            <text:p>0.002081797</text:p>
          </table:table-cell>
          <table:table-cell office:value-type="float" office:value="0.000546473" calcext:value-type="float">
            <text:p>0.00054647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2019-12-03 10:41:47</text:p>
          </table:table-cell>
          <table:table-cell office:value-type="float" office:value="24.11922" calcext:value-type="float">
            <text:p>24.11922</text:p>
          </table:table-cell>
          <table:table-cell office:value-type="string" calcext:value-type="string">
            <text:p><text:s/></text:p>
          </table:table-cell>
          <table:table-cell office:value-type="float" office:value="0.136577503" calcext:value-type="float">
            <text:p>0.136577503</text:p>
          </table:table-cell>
          <table:table-cell office:value-type="float" office:value="0.032801632" calcext:value-type="float">
            <text:p>0.032801632</text:p>
          </table:table-cell>
          <table:table-cell office:value-type="float" office:value="0.133397595" calcext:value-type="float">
            <text:p>0.133397595</text:p>
          </table:table-cell>
          <table:table-cell office:value-type="float" office:value="0.141031759" calcext:value-type="float">
            <text:p>0.141031759</text:p>
          </table:table-cell>
          <table:table-cell office:value-type="float" office:value="0.134225504" calcext:value-type="float">
            <text:p>0.134225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29" calcext:value-type="float">
            <text:p>0.001115829</text:p>
          </table:table-cell>
          <table:table-cell office:value-type="float" office:value="0.000267987" calcext:value-type="float">
            <text:p>0.000267987</text:p>
          </table:table-cell>
          <table:table-cell office:value-type="float" office:value="0.00108985" calcext:value-type="float">
            <text:p>0.00108985</text:p>
          </table:table-cell>
          <table:table-cell office:value-type="float" office:value="0.00115222" calcext:value-type="float">
            <text:p>0.00115222</text:p>
          </table:table-cell>
          <table:table-cell office:value-type="float" office:value="0.001096614" calcext:value-type="float">
            <text:p>0.00109661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568" calcext:value-type="float">
            <text:p>4.5568E-05</text:p>
          </table:table-cell>
          <table:table-cell office:value-type="float" office:value="-0.000802274" calcext:value-type="float">
            <text:p>-0.000802274</text:p>
          </table:table-cell>
          <table:table-cell office:value-type="float" office:value="0.000019588" calcext:value-type="float">
            <text:p>1.9588E-05</text:p>
          </table:table-cell>
          <table:table-cell office:value-type="float" office:value="0.000081959" calcext:value-type="float">
            <text:p>8.1959E-05</text:p>
          </table:table-cell>
          <table:table-cell office:value-type="float" office:value="0.000026352" calcext:value-type="float">
            <text:p>2.635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20340724" calcext:value-type="float">
            <text:p>24.120340724</text:p>
          </table:table-cell>
          <table:table-cell office:value-type="float" office:value="24.099398653" calcext:value-type="float">
            <text:p>24.099398653</text:p>
          </table:table-cell>
          <table:table-cell office:value-type="float" office:value="24.119699021" calcext:value-type="float">
            <text:p>24.119699021</text:p>
          </table:table-cell>
          <table:table-cell office:value-type="float" office:value="24.121239588" calcext:value-type="float">
            <text:p>24.121239588</text:p>
          </table:table-cell>
          <table:table-cell office:value-type="float" office:value="24.119866092" calcext:value-type="float">
            <text:p>24.119866092</text:p>
          </table:table-cell>
          <table:table-cell office:value-type="float" office:value="25.101338606" calcext:value-type="float">
            <text:p>25.101338606</text:p>
          </table:table-cell>
          <table:table-cell/>
          <table:table-cell office:value-type="float" office:value="0.001155024" calcext:value-type="float">
            <text:p>0.001155024</text:p>
          </table:table-cell>
          <table:table-cell office:value-type="float" office:value="-0.020336665" calcext:value-type="float">
            <text:p>-0.020336665</text:p>
          </table:table-cell>
          <table:table-cell office:value-type="float" office:value="0.00049648" calcext:value-type="float">
            <text:p>0.00049648</text:p>
          </table:table-cell>
          <table:table-cell office:value-type="float" office:value="0.002077477" calcext:value-type="float">
            <text:p>0.002077477</text:p>
          </table:table-cell>
          <table:table-cell office:value-type="float" office:value="0.000667936" calcext:value-type="float">
            <text:p>0.00066793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2019-12-03 10:41:48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637704" calcext:value-type="float">
            <text:p>0.136637704</text:p>
          </table:table-cell>
          <table:table-cell office:value-type="float" office:value="0.033138398" calcext:value-type="float">
            <text:p>0.033138398</text:p>
          </table:table-cell>
          <table:table-cell office:value-type="float" office:value="0.133788006" calcext:value-type="float">
            <text:p>0.133788006</text:p>
          </table:table-cell>
          <table:table-cell office:value-type="float" office:value="0.141018646" calcext:value-type="float">
            <text:p>0.141018646</text:p>
          </table:table-cell>
          <table:table-cell office:value-type="float" office:value="0.133755819" calcext:value-type="float">
            <text:p>0.133755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321" calcext:value-type="float">
            <text:p>0.001116321</text:p>
          </table:table-cell>
          <table:table-cell office:value-type="float" office:value="0.000270739" calcext:value-type="float">
            <text:p>0.000270739</text:p>
          </table:table-cell>
          <table:table-cell office:value-type="float" office:value="0.001093039" calcext:value-type="float">
            <text:p>0.001093039</text:p>
          </table:table-cell>
          <table:table-cell office:value-type="float" office:value="0.001152113" calcext:value-type="float">
            <text:p>0.001152113</text:p>
          </table:table-cell>
          <table:table-cell office:value-type="float" office:value="0.001092776" calcext:value-type="float">
            <text:p>0.0010927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06" calcext:value-type="float">
            <text:p>4.606E-05</text:p>
          </table:table-cell>
          <table:table-cell office:value-type="float" office:value="-0.000799523" calcext:value-type="float">
            <text:p>-0.000799523</text:p>
          </table:table-cell>
          <table:table-cell office:value-type="float" office:value="0.000022778" calcext:value-type="float">
            <text:p>2.2778E-05</text:p>
          </table:table-cell>
          <table:table-cell office:value-type="float" office:value="0.000081852" calcext:value-type="float">
            <text:p>8.1852E-05</text:p>
          </table:table-cell>
          <table:table-cell office:value-type="float" office:value="0.000022515" calcext:value-type="float">
            <text:p>2.25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460774" calcext:value-type="float">
            <text:p>24.130460774</text:p>
          </table:table-cell>
          <table:table-cell office:value-type="float" office:value="24.109574707" calcext:value-type="float">
            <text:p>24.109574707</text:p>
          </table:table-cell>
          <table:table-cell office:value-type="float" office:value="24.129885712" calcext:value-type="float">
            <text:p>24.129885712</text:p>
          </table:table-cell>
          <table:table-cell office:value-type="float" office:value="24.131344835" calcext:value-type="float">
            <text:p>24.131344835</text:p>
          </table:table-cell>
          <table:table-cell office:value-type="float" office:value="24.129879217" calcext:value-type="float">
            <text:p>24.129879217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167491" calcext:value-type="float">
            <text:p>0.001167491</text:p>
          </table:table-cell>
          <table:table-cell office:value-type="float" office:value="-0.02026692" calcext:value-type="float">
            <text:p>-0.02026692</text:p>
          </table:table-cell>
          <table:table-cell office:value-type="float" office:value="0.000577332" calcext:value-type="float">
            <text:p>0.000577332</text:p>
          </table:table-cell>
          <table:table-cell office:value-type="float" office:value="0.002074761" calcext:value-type="float">
            <text:p>0.002074761</text:p>
          </table:table-cell>
          <table:table-cell office:value-type="float" office:value="0.000570667" calcext:value-type="float">
            <text:p>0.0005706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2019-12-03 10:41:49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0.136733071" calcext:value-type="float">
            <text:p>0.136733071</text:p>
          </table:table-cell>
          <table:table-cell office:value-type="float" office:value="0.032901172" calcext:value-type="float">
            <text:p>0.032901172</text:p>
          </table:table-cell>
          <table:table-cell office:value-type="float" office:value="0.133336202" calcext:value-type="float">
            <text:p>0.133336202</text:p>
          </table:table-cell>
          <table:table-cell office:value-type="float" office:value="0.140982883" calcext:value-type="float">
            <text:p>0.140982883</text:p>
          </table:table-cell>
          <table:table-cell office:value-type="float" office:value="0.134233252" calcext:value-type="float">
            <text:p>0.1342332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1" calcext:value-type="float">
            <text:p>0.0011171</text:p>
          </table:table-cell>
          <table:table-cell office:value-type="float" office:value="0.0002688" calcext:value-type="float">
            <text:p>0.0002688</text:p>
          </table:table-cell>
          <table:table-cell office:value-type="float" office:value="0.001089348" calcext:value-type="float">
            <text:p>0.001089348</text:p>
          </table:table-cell>
          <table:table-cell office:value-type="float" office:value="0.001151821" calcext:value-type="float">
            <text:p>0.001151821</text:p>
          </table:table-cell>
          <table:table-cell office:value-type="float" office:value="0.001096677" calcext:value-type="float">
            <text:p>0.0010966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839" calcext:value-type="float">
            <text:p>4.6839E-05</text:p>
          </table:table-cell>
          <table:table-cell office:value-type="float" office:value="-0.000801461" calcext:value-type="float">
            <text:p>-0.000801461</text:p>
          </table:table-cell>
          <table:table-cell office:value-type="float" office:value="0.000019087" calcext:value-type="float">
            <text:p>1.9087E-05</text:p>
          </table:table-cell>
          <table:table-cell office:value-type="float" office:value="0.00008156" calcext:value-type="float">
            <text:p>8.156E-05</text:p>
          </table:table-cell>
          <table:table-cell office:value-type="float" office:value="0.000026415" calcext:value-type="float">
            <text:p>2.64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0480019" calcext:value-type="float">
            <text:p>24.130480019</text:p>
          </table:table-cell>
          <table:table-cell office:value-type="float" office:value="24.109526835" calcext:value-type="float">
            <text:p>24.109526835</text:p>
          </table:table-cell>
          <table:table-cell office:value-type="float" office:value="24.12979454" calcext:value-type="float">
            <text:p>24.12979454</text:p>
          </table:table-cell>
          <table:table-cell office:value-type="float" office:value="24.131337618" calcext:value-type="float">
            <text:p>24.131337618</text:p>
          </table:table-cell>
          <table:table-cell office:value-type="float" office:value="24.129975562" calcext:value-type="float">
            <text:p>24.129975562</text:p>
          </table:table-cell>
          <table:table-cell office:value-type="float" office:value="25.111437551" calcext:value-type="float">
            <text:p>25.111437551</text:p>
          </table:table-cell>
          <table:table-cell/>
          <table:table-cell office:value-type="float" office:value="0.001187241" calcext:value-type="float">
            <text:p>0.001187241</text:p>
          </table:table-cell>
          <table:table-cell office:value-type="float" office:value="-0.02031605" calcext:value-type="float">
            <text:p>-0.02031605</text:p>
          </table:table-cell>
          <table:table-cell office:value-type="float" office:value="0.000483766" calcext:value-type="float">
            <text:p>0.000483766</text:p>
          </table:table-cell>
          <table:table-cell office:value-type="float" office:value="0.002067355" calcext:value-type="float">
            <text:p>0.002067355</text:p>
          </table:table-cell>
          <table:table-cell office:value-type="float" office:value="0.000669541" calcext:value-type="float">
            <text:p>0.00066954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2019-12-03 10:41:51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790888" calcext:value-type="float">
            <text:p>0.136790888</text:p>
          </table:table-cell>
          <table:table-cell office:value-type="float" office:value="0.034556393" calcext:value-type="float">
            <text:p>0.034556393</text:p>
          </table:table-cell>
          <table:table-cell office:value-type="float" office:value="0.13361098" calcext:value-type="float">
            <text:p>0.13361098</text:p>
          </table:table-cell>
          <table:table-cell office:value-type="float" office:value="0.140836852" calcext:value-type="float">
            <text:p>0.140836852</text:p>
          </table:table-cell>
          <table:table-cell office:value-type="float" office:value="0.132715718" calcext:value-type="float">
            <text:p>0.1327157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573" calcext:value-type="float">
            <text:p>0.001117573</text:p>
          </table:table-cell>
          <table:table-cell office:value-type="float" office:value="0.000282323" calcext:value-type="float">
            <text:p>0.000282323</text:p>
          </table:table-cell>
          <table:table-cell office:value-type="float" office:value="0.001091593" calcext:value-type="float">
            <text:p>0.001091593</text:p>
          </table:table-cell>
          <table:table-cell office:value-type="float" office:value="0.001150628" calcext:value-type="float">
            <text:p>0.001150628</text:p>
          </table:table-cell>
          <table:table-cell office:value-type="float" office:value="0.001084279" calcext:value-type="float">
            <text:p>0.001084279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311" calcext:value-type="float">
            <text:p>4.7311E-05</text:p>
          </table:table-cell>
          <table:table-cell office:value-type="float" office:value="-0.000787938" calcext:value-type="float">
            <text:p>-0.000787938</text:p>
          </table:table-cell>
          <table:table-cell office:value-type="float" office:value="0.000021332" calcext:value-type="float">
            <text:p>2.1332E-05</text:p>
          </table:table-cell>
          <table:table-cell office:value-type="float" office:value="0.000080366" calcext:value-type="float">
            <text:p>8.0366E-05</text:p>
          </table:table-cell>
          <table:table-cell office:value-type="float" office:value="0.000014017" calcext:value-type="float">
            <text:p>1.4017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545637" calcext:value-type="float">
            <text:p>24.135545637</text:p>
          </table:table-cell>
          <table:table-cell office:value-type="float" office:value="24.114914906" calcext:value-type="float">
            <text:p>24.114914906</text:p>
          </table:table-cell>
          <table:table-cell office:value-type="float" office:value="24.134903943" calcext:value-type="float">
            <text:p>24.134903943</text:p>
          </table:table-cell>
          <table:table-cell office:value-type="float" office:value="24.136362097" calcext:value-type="float">
            <text:p>24.136362097</text:p>
          </table:table-cell>
          <table:table-cell office:value-type="float" office:value="24.134723282" calcext:value-type="float">
            <text:p>24.134723282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199215" calcext:value-type="float">
            <text:p>0.001199215</text:p>
          </table:table-cell>
          <table:table-cell office:value-type="float" office:value="-0.019973253" calcext:value-type="float">
            <text:p>-0.019973253</text:p>
          </table:table-cell>
          <table:table-cell office:value-type="float" office:value="0.000540671" calcext:value-type="float">
            <text:p>0.000540671</text:p>
          </table:table-cell>
          <table:table-cell office:value-type="float" office:value="0.002037113" calcext:value-type="float">
            <text:p>0.002037113</text:p>
          </table:table-cell>
          <table:table-cell office:value-type="float" office:value="0.000355267" calcext:value-type="float">
            <text:p>0.00035526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2019-12-03 10:41:52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0.13671817" calcext:value-type="float">
            <text:p>0.13671817</text:p>
          </table:table-cell>
          <table:table-cell office:value-type="float" office:value="0.033338074" calcext:value-type="float">
            <text:p>0.033338074</text:p>
          </table:table-cell>
          <table:table-cell office:value-type="float" office:value="0.133852379" calcext:value-type="float">
            <text:p>0.133852379</text:p>
          </table:table-cell>
          <table:table-cell office:value-type="float" office:value="0.140798109" calcext:value-type="float">
            <text:p>0.140798109</text:p>
          </table:table-cell>
          <table:table-cell office:value-type="float" office:value="0.13338627" calcext:value-type="float">
            <text:p>0.133386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979" calcext:value-type="float">
            <text:p>0.001116979</text:p>
          </table:table-cell>
          <table:table-cell office:value-type="float" office:value="0.00027237" calcext:value-type="float">
            <text:p>0.00027237</text:p>
          </table:table-cell>
          <table:table-cell office:value-type="float" office:value="0.001093565" calcext:value-type="float">
            <text:p>0.001093565</text:p>
          </table:table-cell>
          <table:table-cell office:value-type="float" office:value="0.001150311" calcext:value-type="float">
            <text:p>0.001150311</text:p>
          </table:table-cell>
          <table:table-cell office:value-type="float" office:value="0.001089757" calcext:value-type="float">
            <text:p>0.00108975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717" calcext:value-type="float">
            <text:p>4.6717E-05</text:p>
          </table:table-cell>
          <table:table-cell office:value-type="float" office:value="-0.000797892" calcext:value-type="float">
            <text:p>-0.000797892</text:p>
          </table:table-cell>
          <table:table-cell office:value-type="float" office:value="0.000023304" calcext:value-type="float">
            <text:p>2.3304E-05</text:p>
          </table:table-cell>
          <table:table-cell office:value-type="float" office:value="0.00008005" calcext:value-type="float">
            <text:p>8.005E-05</text:p>
          </table:table-cell>
          <table:table-cell office:value-type="float" office:value="0.000019496" calcext:value-type="float">
            <text:p>1.949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5638866" calcext:value-type="float">
            <text:p>24.145638866</text:p>
          </table:table-cell>
          <table:table-cell office:value-type="float" office:value="24.124777144" calcext:value-type="float">
            <text:p>24.124777144</text:p>
          </table:table-cell>
          <table:table-cell office:value-type="float" office:value="24.145060565" calcext:value-type="float">
            <text:p>24.145060565</text:p>
          </table:table-cell>
          <table:table-cell office:value-type="float" office:value="24.146462174" calcext:value-type="float">
            <text:p>24.146462174</text:p>
          </table:table-cell>
          <table:table-cell office:value-type="float" office:value="24.144966507" calcext:value-type="float">
            <text:p>24.144966507</text:p>
          </table:table-cell>
          <table:table-cell office:value-type="float" office:value="25.126585973" calcext:value-type="float">
            <text:p>25.126585973</text:p>
          </table:table-cell>
          <table:table-cell/>
          <table:table-cell office:value-type="float" office:value="0.001184155" calcext:value-type="float">
            <text:p>0.001184155</text:p>
          </table:table-cell>
          <table:table-cell office:value-type="float" office:value="-0.020225567" calcext:value-type="float">
            <text:p>-0.020225567</text:p>
          </table:table-cell>
          <table:table-cell office:value-type="float" office:value="0.000590664" calcext:value-type="float">
            <text:p>0.000590664</text:p>
          </table:table-cell>
          <table:table-cell office:value-type="float" office:value="0.002029089" calcext:value-type="float">
            <text:p>0.002029089</text:p>
          </table:table-cell>
          <table:table-cell office:value-type="float" office:value="0.000494135" calcext:value-type="float">
            <text:p>0.00049413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2019-12-03 10:41:53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0.136927383" calcext:value-type="float">
            <text:p>0.136927383</text:p>
          </table:table-cell>
          <table:table-cell office:value-type="float" office:value="0.033001308" calcext:value-type="float">
            <text:p>0.033001308</text:p>
          </table:table-cell>
          <table:table-cell office:value-type="float" office:value="0.132980959" calcext:value-type="float">
            <text:p>0.132980959</text:p>
          </table:table-cell>
          <table:table-cell office:value-type="float" office:value="0.140711682" calcext:value-type="float">
            <text:p>0.140711682</text:p>
          </table:table-cell>
          <table:table-cell office:value-type="float" office:value="0.133593098" calcext:value-type="float">
            <text:p>0.1335930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688" calcext:value-type="float">
            <text:p>0.001118688</text:p>
          </table:table-cell>
          <table:table-cell office:value-type="float" office:value="0.000269619" calcext:value-type="float">
            <text:p>0.000269619</text:p>
          </table:table-cell>
          <table:table-cell office:value-type="float" office:value="0.001086446" calcext:value-type="float">
            <text:p>0.001086446</text:p>
          </table:table-cell>
          <table:table-cell office:value-type="float" office:value="0.001149605" calcext:value-type="float">
            <text:p>0.001149605</text:p>
          </table:table-cell>
          <table:table-cell office:value-type="float" office:value="0.001091447" calcext:value-type="float">
            <text:p>0.00109144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8426" calcext:value-type="float">
            <text:p>4.8426E-05</text:p>
          </table:table-cell>
          <table:table-cell office:value-type="float" office:value="-0.000800643" calcext:value-type="float">
            <text:p>-0.000800643</text:p>
          </table:table-cell>
          <table:table-cell office:value-type="float" office:value="0.000016184" calcext:value-type="float">
            <text:p>1.6184E-05</text:p>
          </table:table-cell>
          <table:table-cell office:value-type="float" office:value="0.000079344" calcext:value-type="float">
            <text:p>7.9344E-05</text:p>
          </table:table-cell>
          <table:table-cell office:value-type="float" office:value="0.000021185" calcext:value-type="float">
            <text:p>2.118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40627132" calcext:value-type="float">
            <text:p>24.140627132</text:p>
          </table:table-cell>
          <table:table-cell office:value-type="float" office:value="24.119655137" calcext:value-type="float">
            <text:p>24.119655137</text:p>
          </table:table-cell>
          <table:table-cell office:value-type="float" office:value="24.139830762" calcext:value-type="float">
            <text:p>24.139830762</text:p>
          </table:table-cell>
          <table:table-cell office:value-type="float" office:value="24.141390786" calcext:value-type="float">
            <text:p>24.141390786</text:p>
          </table:table-cell>
          <table:table-cell office:value-type="float" office:value="24.139954289" calcext:value-type="float">
            <text:p>24.139954289</text:p>
          </table:table-cell>
          <table:table-cell office:value-type="float" office:value="25.121536498" calcext:value-type="float">
            <text:p>25.121536498</text:p>
          </table:table-cell>
          <table:table-cell/>
          <table:table-cell office:value-type="float" office:value="0.001227482" calcext:value-type="float">
            <text:p>0.001227482</text:p>
          </table:table-cell>
          <table:table-cell office:value-type="float" office:value="-0.020295312" calcext:value-type="float">
            <text:p>-0.020295312</text:p>
          </table:table-cell>
          <table:table-cell office:value-type="float" office:value="0.000410197" calcext:value-type="float">
            <text:p>0.000410197</text:p>
          </table:table-cell>
          <table:table-cell office:value-type="float" office:value="0.002011191" calcext:value-type="float">
            <text:p>0.002011191</text:p>
          </table:table-cell>
          <table:table-cell office:value-type="float" office:value="0.000536968" calcext:value-type="float">
            <text:p>0.000536968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2019-12-03 10:41:55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0.13681771" calcext:value-type="float">
            <text:p>0.13681771</text:p>
          </table:table-cell>
          <table:table-cell office:value-type="float" office:value="0.033544306" calcext:value-type="float">
            <text:p>0.033544306</text:p>
          </table:table-cell>
          <table:table-cell office:value-type="float" office:value="0.133163945" calcext:value-type="float">
            <text:p>0.133163945</text:p>
          </table:table-cell>
          <table:table-cell office:value-type="float" office:value="0.140769498" calcext:value-type="float">
            <text:p>0.140769498</text:p>
          </table:table-cell>
          <table:table-cell office:value-type="float" office:value="0.133212225" calcext:value-type="float">
            <text:p>0.133212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792" calcext:value-type="float">
            <text:p>0.001117792</text:p>
          </table:table-cell>
          <table:table-cell office:value-type="float" office:value="0.000274055" calcext:value-type="float">
            <text:p>0.000274055</text:p>
          </table:table-cell>
          <table:table-cell office:value-type="float" office:value="0.001087941" calcext:value-type="float">
            <text:p>0.001087941</text:p>
          </table:table-cell>
          <table:table-cell office:value-type="float" office:value="0.001150078" calcext:value-type="float">
            <text:p>0.001150078</text:p>
          </table:table-cell>
          <table:table-cell office:value-type="float" office:value="0.001088335" calcext:value-type="float">
            <text:p>0.00108833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53" calcext:value-type="float">
            <text:p>4.753E-05</text:p>
          </table:table-cell>
          <table:table-cell office:value-type="float" office:value="-0.000796207" calcext:value-type="float">
            <text:p>-0.000796207</text:p>
          </table:table-cell>
          <table:table-cell office:value-type="float" office:value="0.000017679" calcext:value-type="float">
            <text:p>1.7679E-05</text:p>
          </table:table-cell>
          <table:table-cell office:value-type="float" office:value="0.000079816" calcext:value-type="float">
            <text:p>7.9816E-05</text:p>
          </table:table-cell>
          <table:table-cell office:value-type="float" office:value="0.000018074" calcext:value-type="float">
            <text:p>1.807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5551049" calcext:value-type="float">
            <text:p>24.135551049</text:p>
          </table:table-cell>
          <table:table-cell office:value-type="float" office:value="24.114710667" calcext:value-type="float">
            <text:p>24.114710667</text:p>
          </table:table-cell>
          <table:table-cell office:value-type="float" office:value="24.134813733" calcext:value-type="float">
            <text:p>24.134813733</text:p>
          </table:table-cell>
          <table:table-cell office:value-type="float" office:value="24.136348505" calcext:value-type="float">
            <text:p>24.136348505</text:p>
          </table:table-cell>
          <table:table-cell office:value-type="float" office:value="24.134823476" calcext:value-type="float">
            <text:p>24.134823476</text:p>
          </table:table-cell>
          <table:table-cell office:value-type="float" office:value="25.116487024" calcext:value-type="float">
            <text:p>25.116487024</text:p>
          </table:table-cell>
          <table:table-cell/>
          <table:table-cell office:value-type="float" office:value="0.001204769" calcext:value-type="float">
            <text:p>0.001204769</text:p>
          </table:table-cell>
          <table:table-cell office:value-type="float" office:value="-0.020182857" calcext:value-type="float">
            <text:p>-0.020182857</text:p>
          </table:table-cell>
          <table:table-cell office:value-type="float" office:value="0.000448093" calcext:value-type="float">
            <text:p>0.000448093</text:p>
          </table:table-cell>
          <table:table-cell office:value-type="float" office:value="0.002023164" calcext:value-type="float">
            <text:p>0.002023164</text:p>
          </table:table-cell>
          <table:table-cell office:value-type="float" office:value="0.000458091" calcext:value-type="float">
            <text:p>0.00045809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2019-12-03 10:41:56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861817" calcext:value-type="float">
            <text:p>0.136861817</text:p>
          </table:table-cell>
          <table:table-cell office:value-type="float" office:value="0.033003096" calcext:value-type="float">
            <text:p>0.033003096</text:p>
          </table:table-cell>
          <table:table-cell office:value-type="float" office:value="0.132980959" calcext:value-type="float">
            <text:p>0.132980959</text:p>
          </table:table-cell>
          <table:table-cell office:value-type="float" office:value="0.140849369" calcext:value-type="float">
            <text:p>0.140849369</text:p>
          </table:table-cell>
          <table:table-cell office:value-type="float" office:value="0.133587734" calcext:value-type="float">
            <text:p>0.1335877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8152" calcext:value-type="float">
            <text:p>0.001118152</text:p>
          </table:table-cell>
          <table:table-cell office:value-type="float" office:value="0.000269633" calcext:value-type="float">
            <text:p>0.000269633</text:p>
          </table:table-cell>
          <table:table-cell office:value-type="float" office:value="0.001086446" calcext:value-type="float">
            <text:p>0.001086446</text:p>
          </table:table-cell>
          <table:table-cell office:value-type="float" office:value="0.00115073" calcext:value-type="float">
            <text:p>0.00115073</text:p>
          </table:table-cell>
          <table:table-cell office:value-type="float" office:value="0.001091403" calcext:value-type="float">
            <text:p>0.0010914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891" calcext:value-type="float">
            <text:p>4.7891E-05</text:p>
          </table:table-cell>
          <table:table-cell office:value-type="float" office:value="-0.000800628" calcext:value-type="float">
            <text:p>-0.000800628</text:p>
          </table:table-cell>
          <table:table-cell office:value-type="float" office:value="0.000016184" calcext:value-type="float">
            <text:p>1.6184E-05</text:p>
          </table:table-cell>
          <table:table-cell office:value-type="float" office:value="0.000080469" calcext:value-type="float">
            <text:p>8.0469E-05</text:p>
          </table:table-cell>
          <table:table-cell office:value-type="float" office:value="0.000021142" calcext:value-type="float">
            <text:p>2.11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721805" calcext:value-type="float">
            <text:p>24.150721805</text:p>
          </table:table-cell>
          <table:table-cell office:value-type="float" office:value="24.129763594" calcext:value-type="float">
            <text:p>24.129763594</text:p>
          </table:table-cell>
          <table:table-cell office:value-type="float" office:value="24.149938672" calcext:value-type="float">
            <text:p>24.149938672</text:p>
          </table:table-cell>
          <table:table-cell office:value-type="float" office:value="24.151526466" calcext:value-type="float">
            <text:p>24.151526466</text:p>
          </table:table-cell>
          <table:table-cell office:value-type="float" office:value="24.150061116" calcext:value-type="float">
            <text:p>24.150061116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213904" calcext:value-type="float">
            <text:p>0.001213904</text:p>
          </table:table-cell>
          <table:table-cell office:value-type="float" office:value="-0.020294941" calcext:value-type="float">
            <text:p>-0.020294941</text:p>
          </table:table-cell>
          <table:table-cell office:value-type="float" office:value="0.000410197" calcext:value-type="float">
            <text:p>0.000410197</text:p>
          </table:table-cell>
          <table:table-cell office:value-type="float" office:value="0.002039705" calcext:value-type="float">
            <text:p>0.002039705</text:p>
          </table:table-cell>
          <table:table-cell office:value-type="float" office:value="0.000535857" calcext:value-type="float">
            <text:p>0.00053585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2019-12-03 10:41:57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779563" calcext:value-type="float">
            <text:p>0.136779563</text:p>
          </table:table-cell>
          <table:table-cell office:value-type="float" office:value="0.032967929" calcext:value-type="float">
            <text:p>0.032967929</text:p>
          </table:table-cell>
          <table:table-cell office:value-type="float" office:value="0.133082286" calcext:value-type="float">
            <text:p>0.133082286</text:p>
          </table:table-cell>
          <table:table-cell office:value-type="float" office:value="0.140991228" calcext:value-type="float">
            <text:p>0.140991228</text:p>
          </table:table-cell>
          <table:table-cell office:value-type="float" office:value="0.133864896" calcext:value-type="float">
            <text:p>0.1338648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48" calcext:value-type="float">
            <text:p>0.00111748</text:p>
          </table:table-cell>
          <table:table-cell office:value-type="float" office:value="0.000269346" calcext:value-type="float">
            <text:p>0.000269346</text:p>
          </table:table-cell>
          <table:table-cell office:value-type="float" office:value="0.001087274" calcext:value-type="float">
            <text:p>0.001087274</text:p>
          </table:table-cell>
          <table:table-cell office:value-type="float" office:value="0.001151889" calcext:value-type="float">
            <text:p>0.001151889</text:p>
          </table:table-cell>
          <table:table-cell office:value-type="float" office:value="0.001093667" calcext:value-type="float">
            <text:p>0.00109366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219" calcext:value-type="float">
            <text:p>4.7219E-05</text:p>
          </table:table-cell>
          <table:table-cell office:value-type="float" office:value="-0.000800916" calcext:value-type="float">
            <text:p>-0.000800916</text:p>
          </table:table-cell>
          <table:table-cell office:value-type="float" office:value="0.000017012" calcext:value-type="float">
            <text:p>1.7012E-05</text:p>
          </table:table-cell>
          <table:table-cell office:value-type="float" office:value="0.000081628" calcext:value-type="float">
            <text:p>8.1628E-05</text:p>
          </table:table-cell>
          <table:table-cell office:value-type="float" office:value="0.000023406" calcext:value-type="float">
            <text:p>2.340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705206" calcext:value-type="float">
            <text:p>24.150705206</text:p>
          </table:table-cell>
          <table:table-cell office:value-type="float" office:value="24.129756498" calcext:value-type="float">
            <text:p>24.129756498</text:p>
          </table:table-cell>
          <table:table-cell office:value-type="float" office:value="24.14995912" calcext:value-type="float">
            <text:p>24.14995912</text:p>
          </table:table-cell>
          <table:table-cell office:value-type="float" office:value="24.151555092" calcext:value-type="float">
            <text:p>24.151555092</text:p>
          </table:table-cell>
          <table:table-cell office:value-type="float" office:value="24.150117045" calcext:value-type="float">
            <text:p>24.15011704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96869" calcext:value-type="float">
            <text:p>0.001196869</text:p>
          </table:table-cell>
          <table:table-cell office:value-type="float" office:value="-0.020302224" calcext:value-type="float">
            <text:p>-0.020302224</text:p>
          </table:table-cell>
          <table:table-cell office:value-type="float" office:value="0.000431182" calcext:value-type="float">
            <text:p>0.000431182</text:p>
          </table:table-cell>
          <table:table-cell office:value-type="float" office:value="0.002069083" calcext:value-type="float">
            <text:p>0.002069083</text:p>
          </table:table-cell>
          <table:table-cell office:value-type="float" office:value="0.000593256" calcext:value-type="float">
            <text:p>0.00059325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2019-12-03 10:41:5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819498" calcext:value-type="float">
            <text:p>0.136819498</text:p>
          </table:table-cell>
          <table:table-cell office:value-type="float" office:value="0.033107404" calcext:value-type="float">
            <text:p>0.033107404</text:p>
          </table:table-cell>
          <table:table-cell office:value-type="float" office:value="0.132989303" calcext:value-type="float">
            <text:p>0.132989303</text:p>
          </table:table-cell>
          <table:table-cell office:value-type="float" office:value="0.141015666" calcext:value-type="float">
            <text:p>0.141015666</text:p>
          </table:table-cell>
          <table:table-cell office:value-type="float" office:value="0.133109705" calcext:value-type="float">
            <text:p>0.1331097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06" calcext:value-type="float">
            <text:p>0.001117806</text:p>
          </table:table-cell>
          <table:table-cell office:value-type="float" office:value="0.000270485" calcext:value-type="float">
            <text:p>0.000270485</text:p>
          </table:table-cell>
          <table:table-cell office:value-type="float" office:value="0.001086514" calcext:value-type="float">
            <text:p>0.001086514</text:p>
          </table:table-cell>
          <table:table-cell office:value-type="float" office:value="0.001152089" calcext:value-type="float">
            <text:p>0.001152089</text:p>
          </table:table-cell>
          <table:table-cell office:value-type="float" office:value="0.001087498" calcext:value-type="float">
            <text:p>0.001087498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545" calcext:value-type="float">
            <text:p>4.7545E-05</text:p>
          </table:table-cell>
          <table:table-cell office:value-type="float" office:value="-0.000799776" calcext:value-type="float">
            <text:p>-0.000799776</text:p>
          </table:table-cell>
          <table:table-cell office:value-type="float" office:value="0.000016252" calcext:value-type="float">
            <text:p>1.6252E-05</text:p>
          </table:table-cell>
          <table:table-cell office:value-type="float" office:value="0.000081827" calcext:value-type="float">
            <text:p>8.1827E-05</text:p>
          </table:table-cell>
          <table:table-cell office:value-type="float" office:value="0.000017236" calcext:value-type="float">
            <text:p>1.7236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67217" calcext:value-type="float">
            <text:p>24.155767217</text:p>
          </table:table-cell>
          <table:table-cell office:value-type="float" office:value="24.134838692" calcext:value-type="float">
            <text:p>24.134838692</text:p>
          </table:table-cell>
          <table:table-cell office:value-type="float" office:value="24.154994312" calcext:value-type="float">
            <text:p>24.154994312</text:p>
          </table:table-cell>
          <table:table-cell office:value-type="float" office:value="24.156613972" calcext:value-type="float">
            <text:p>24.156613972</text:p>
          </table:table-cell>
          <table:table-cell office:value-type="float" office:value="24.155018608" calcext:value-type="float">
            <text:p>24.155018608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0514" calcext:value-type="float">
            <text:p>0.00120514</text:p>
          </table:table-cell>
          <table:table-cell office:value-type="float" office:value="-0.020273339" calcext:value-type="float">
            <text:p>-0.020273339</text:p>
          </table:table-cell>
          <table:table-cell office:value-type="float" office:value="0.000411925" calcext:value-type="float">
            <text:p>0.000411925</text:p>
          </table:table-cell>
          <table:table-cell office:value-type="float" office:value="0.002074144" calcext:value-type="float">
            <text:p>0.002074144</text:p>
          </table:table-cell>
          <table:table-cell office:value-type="float" office:value="0.00043686" calcext:value-type="float">
            <text:p>0.0004368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2019-12-03 10:42:00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824863" calcext:value-type="float">
            <text:p>0.136824863</text:p>
          </table:table-cell>
          <table:table-cell office:value-type="float" office:value="0.033581261" calcext:value-type="float">
            <text:p>0.033581261</text:p>
          </table:table-cell>
          <table:table-cell office:value-type="float" office:value="0.13315262" calcext:value-type="float">
            <text:p>0.13315262</text:p>
          </table:table-cell>
          <table:table-cell office:value-type="float" office:value="0.140973942" calcext:value-type="float">
            <text:p>0.140973942</text:p>
          </table:table-cell>
          <table:table-cell office:value-type="float" office:value="0.13307573" calcext:value-type="float">
            <text:p>0.133075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785" calcext:value-type="float">
            <text:p>0.00111785</text:p>
          </table:table-cell>
          <table:table-cell office:value-type="float" office:value="0.000274357" calcext:value-type="float">
            <text:p>0.000274357</text:p>
          </table:table-cell>
          <table:table-cell office:value-type="float" office:value="0.001087848" calcext:value-type="float">
            <text:p>0.001087848</text:p>
          </table:table-cell>
          <table:table-cell office:value-type="float" office:value="0.001151748" calcext:value-type="float">
            <text:p>0.001151748</text:p>
          </table:table-cell>
          <table:table-cell office:value-type="float" office:value="0.00108722" calcext:value-type="float">
            <text:p>0.0010872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7589" calcext:value-type="float">
            <text:p>4.7589E-05</text:p>
          </table:table-cell>
          <table:table-cell office:value-type="float" office:value="-0.000795905" calcext:value-type="float">
            <text:p>-0.000795905</text:p>
          </table:table-cell>
          <table:table-cell office:value-type="float" office:value="0.000017587" calcext:value-type="float">
            <text:p>1.7587E-05</text:p>
          </table:table-cell>
          <table:table-cell office:value-type="float" office:value="0.000081486" calcext:value-type="float">
            <text:p>8.1486E-05</text:p>
          </table:table-cell>
          <table:table-cell office:value-type="float" office:value="0.000016959" calcext:value-type="float">
            <text:p>1.6959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683" calcext:value-type="float">
            <text:p>24.1557683</text:p>
          </table:table-cell>
          <table:table-cell office:value-type="float" office:value="24.134934314" calcext:value-type="float">
            <text:p>24.134934314</text:p>
          </table:table-cell>
          <table:table-cell office:value-type="float" office:value="24.155027268" calcext:value-type="float">
            <text:p>24.155027268</text:p>
          </table:table-cell>
          <table:table-cell office:value-type="float" office:value="24.156605553" calcext:value-type="float">
            <text:p>24.156605553</text:p>
          </table:table-cell>
          <table:table-cell office:value-type="float" office:value="24.155011752" calcext:value-type="float">
            <text:p>24.155011752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206251" calcext:value-type="float">
            <text:p>0.001206251</text:p>
          </table:table-cell>
          <table:table-cell office:value-type="float" office:value="-0.020175203" calcext:value-type="float">
            <text:p>-0.020175203</text:p>
          </table:table-cell>
          <table:table-cell office:value-type="float" office:value="0.000445747" calcext:value-type="float">
            <text:p>0.000445747</text:p>
          </table:table-cell>
          <table:table-cell office:value-type="float" office:value="0.002065504" calcext:value-type="float">
            <text:p>0.002065504</text:p>
          </table:table-cell>
          <table:table-cell office:value-type="float" office:value="0.000429824" calcext:value-type="float">
            <text:p>0.00042982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2019-12-03 10:42:01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0.136582868" calcext:value-type="float">
            <text:p>0.136582868</text:p>
          </table:table-cell>
          <table:table-cell office:value-type="float" office:value="0.033600334" calcext:value-type="float">
            <text:p>0.033600334</text:p>
          </table:table-cell>
          <table:table-cell office:value-type="float" office:value="0.133869664" calcext:value-type="float">
            <text:p>0.133869664</text:p>
          </table:table-cell>
          <table:table-cell office:value-type="float" office:value="0.141055005" calcext:value-type="float">
            <text:p>0.141055005</text:p>
          </table:table-cell>
          <table:table-cell office:value-type="float" office:value="0.133156792" calcext:value-type="float">
            <text:p>0.1331567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873" calcext:value-type="float">
            <text:p>0.001115873</text:p>
          </table:table-cell>
          <table:table-cell office:value-type="float" office:value="0.000274513" calcext:value-type="float">
            <text:p>0.000274513</text:p>
          </table:table-cell>
          <table:table-cell office:value-type="float" office:value="0.001093706" calcext:value-type="float">
            <text:p>0.001093706</text:p>
          </table:table-cell>
          <table:table-cell office:value-type="float" office:value="0.00115241" calcext:value-type="float">
            <text:p>0.00115241</text:p>
          </table:table-cell>
          <table:table-cell office:value-type="float" office:value="0.001087882" calcext:value-type="float">
            <text:p>0.0010878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12" calcext:value-type="float">
            <text:p>4.5612E-05</text:p>
          </table:table-cell>
          <table:table-cell office:value-type="float" office:value="-0.000795749" calcext:value-type="float">
            <text:p>-0.000795749</text:p>
          </table:table-cell>
          <table:table-cell office:value-type="float" office:value="0.000023445" calcext:value-type="float">
            <text:p>2.3445E-05</text:p>
          </table:table-cell>
          <table:table-cell office:value-type="float" office:value="0.000082149" calcext:value-type="float">
            <text:p>8.2149E-05</text:p>
          </table:table-cell>
          <table:table-cell office:value-type="float" office:value="0.000017621" calcext:value-type="float">
            <text:p>1.762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5719467" calcext:value-type="float">
            <text:p>24.155719467</text:p>
          </table:table-cell>
          <table:table-cell office:value-type="float" office:value="24.134938163" calcext:value-type="float">
            <text:p>24.134938163</text:p>
          </table:table-cell>
          <table:table-cell office:value-type="float" office:value="24.155171962" calcext:value-type="float">
            <text:p>24.155171962</text:p>
          </table:table-cell>
          <table:table-cell office:value-type="float" office:value="24.15662191" calcext:value-type="float">
            <text:p>24.15662191</text:p>
          </table:table-cell>
          <table:table-cell office:value-type="float" office:value="24.15502811" calcext:value-type="float">
            <text:p>24.15502811</text:p>
          </table:table-cell>
          <table:table-cell office:value-type="float" office:value="25.136684924" calcext:value-type="float">
            <text:p>25.136684924</text:p>
          </table:table-cell>
          <table:table-cell/>
          <table:table-cell office:value-type="float" office:value="0.001156135" calcext:value-type="float">
            <text:p>0.001156135</text:p>
          </table:table-cell>
          <table:table-cell office:value-type="float" office:value="-0.020171253" calcext:value-type="float">
            <text:p>-0.020171253</text:p>
          </table:table-cell>
          <table:table-cell office:value-type="float" office:value="0.000594244" calcext:value-type="float">
            <text:p>0.000594244</text:p>
          </table:table-cell>
          <table:table-cell office:value-type="float" office:value="0.002082291" calcext:value-type="float">
            <text:p>0.002082291</text:p>
          </table:table-cell>
          <table:table-cell office:value-type="float" office:value="0.000446611" calcext:value-type="float">
            <text:p>0.00044661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2019-12-03 10:42:02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0.136525647" calcext:value-type="float">
            <text:p>0.136525647</text:p>
          </table:table-cell>
          <table:table-cell office:value-type="float" office:value="0.033069257" calcext:value-type="float">
            <text:p>0.033069257</text:p>
          </table:table-cell>
          <table:table-cell office:value-type="float" office:value="0.133548991" calcext:value-type="float">
            <text:p>0.133548991</text:p>
          </table:table-cell>
          <table:table-cell office:value-type="float" office:value="0.141217725" calcext:value-type="float">
            <text:p>0.141217725</text:p>
          </table:table-cell>
          <table:table-cell office:value-type="float" office:value="0.133804695" calcext:value-type="float">
            <text:p>0.1338046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06" calcext:value-type="float">
            <text:p>0.001115406</text:p>
          </table:table-cell>
          <table:table-cell office:value-type="float" office:value="0.000270174" calcext:value-type="float">
            <text:p>0.000270174</text:p>
          </table:table-cell>
          <table:table-cell office:value-type="float" office:value="0.001091087" calcext:value-type="float">
            <text:p>0.001091087</text:p>
          </table:table-cell>
          <table:table-cell office:value-type="float" office:value="0.00115374" calcext:value-type="float">
            <text:p>0.00115374</text:p>
          </table:table-cell>
          <table:table-cell office:value-type="float" office:value="0.001093176" calcext:value-type="float">
            <text:p>0.001093176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144" calcext:value-type="float">
            <text:p>4.5144E-05</text:p>
          </table:table-cell>
          <table:table-cell office:value-type="float" office:value="-0.000800088" calcext:value-type="float">
            <text:p>-0.000800088</text:p>
          </table:table-cell>
          <table:table-cell office:value-type="float" office:value="0.000020825" calcext:value-type="float">
            <text:p>2.0825E-05</text:p>
          </table:table-cell>
          <table:table-cell office:value-type="float" office:value="0.000083478" calcext:value-type="float">
            <text:p>8.3478E-05</text:p>
          </table:table-cell>
          <table:table-cell office:value-type="float" office:value="0.000022914" calcext:value-type="float">
            <text:p>2.291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653968" calcext:value-type="float">
            <text:p>24.150653968</text:p>
          </table:table-cell>
          <table:table-cell office:value-type="float" office:value="24.129776945" calcext:value-type="float">
            <text:p>24.129776945</text:p>
          </table:table-cell>
          <table:table-cell office:value-type="float" office:value="24.150053298" calcext:value-type="float">
            <text:p>24.150053298</text:p>
          </table:table-cell>
          <table:table-cell office:value-type="float" office:value="24.151600798" calcext:value-type="float">
            <text:p>24.151600798</text:p>
          </table:table-cell>
          <table:table-cell office:value-type="float" office:value="24.150104897" calcext:value-type="float">
            <text:p>24.150104897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144285" calcext:value-type="float">
            <text:p>0.001144285</text:p>
          </table:table-cell>
          <table:table-cell office:value-type="float" office:value="-0.020281239" calcext:value-type="float">
            <text:p>-0.020281239</text:p>
          </table:table-cell>
          <table:table-cell office:value-type="float" office:value="0.000527834" calcext:value-type="float">
            <text:p>0.000527834</text:p>
          </table:table-cell>
          <table:table-cell office:value-type="float" office:value="0.00211599" calcext:value-type="float">
            <text:p>0.00211599</text:p>
          </table:table-cell>
          <table:table-cell office:value-type="float" office:value="0.000580789" calcext:value-type="float">
            <text:p>0.000580789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2019-12-03 10:42:04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632936" calcext:value-type="float">
            <text:p>0.136632936</text:p>
          </table:table-cell>
          <table:table-cell office:value-type="float" office:value="0.032929186" calcext:value-type="float">
            <text:p>0.032929186</text:p>
          </table:table-cell>
          <table:table-cell office:value-type="float" office:value="0.133005993" calcext:value-type="float">
            <text:p>0.133005993</text:p>
          </table:table-cell>
          <table:table-cell office:value-type="float" office:value="0.141314881" calcext:value-type="float">
            <text:p>0.141314881</text:p>
          </table:table-cell>
          <table:table-cell office:value-type="float" office:value="0.133790986" calcext:value-type="float">
            <text:p>0.1337909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282" calcext:value-type="float">
            <text:p>0.001116282</text:p>
          </table:table-cell>
          <table:table-cell office:value-type="float" office:value="0.000269029" calcext:value-type="float">
            <text:p>0.000269029</text:p>
          </table:table-cell>
          <table:table-cell office:value-type="float" office:value="0.00108665" calcext:value-type="float">
            <text:p>0.00108665</text:p>
          </table:table-cell>
          <table:table-cell office:value-type="float" office:value="0.001154533" calcext:value-type="float">
            <text:p>0.001154533</text:p>
          </table:table-cell>
          <table:table-cell office:value-type="float" office:value="0.001093064" calcext:value-type="float">
            <text:p>0.00109306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6021" calcext:value-type="float">
            <text:p>4.6021E-05</text:p>
          </table:table-cell>
          <table:table-cell office:value-type="float" office:value="-0.000801232" calcext:value-type="float">
            <text:p>-0.000801232</text:p>
          </table:table-cell>
          <table:table-cell office:value-type="float" office:value="0.000016389" calcext:value-type="float">
            <text:p>1.6389E-05</text:p>
          </table:table-cell>
          <table:table-cell office:value-type="float" office:value="0.000084272" calcext:value-type="float">
            <text:p>8.4272E-05</text:p>
          </table:table-cell>
          <table:table-cell office:value-type="float" office:value="0.000022802" calcext:value-type="float">
            <text:p>2.280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45382" calcext:value-type="float">
            <text:p>24.175945382</text:p>
          </table:table-cell>
          <table:table-cell office:value-type="float" office:value="24.155018925" calcext:value-type="float">
            <text:p>24.155018925</text:p>
          </table:table-cell>
          <table:table-cell office:value-type="float" office:value="24.175213505" calcext:value-type="float">
            <text:p>24.175213505</text:p>
          </table:table-cell>
          <table:table-cell office:value-type="float" office:value="24.176890146" calcext:value-type="float">
            <text:p>24.176890146</text:p>
          </table:table-cell>
          <table:table-cell office:value-type="float" office:value="24.175371908" calcext:value-type="float">
            <text:p>24.175371908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66503" calcext:value-type="float">
            <text:p>0.001166503</text:p>
          </table:table-cell>
          <table:table-cell office:value-type="float" office:value="-0.020310248" calcext:value-type="float">
            <text:p>-0.020310248</text:p>
          </table:table-cell>
          <table:table-cell office:value-type="float" office:value="0.000415381" calcext:value-type="float">
            <text:p>0.000415381</text:p>
          </table:table-cell>
          <table:table-cell office:value-type="float" office:value="0.00213611" calcext:value-type="float">
            <text:p>0.00213611</text:p>
          </table:table-cell>
          <table:table-cell office:value-type="float" office:value="0.00057795" calcext:value-type="float">
            <text:p>0.0005779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2019-12-03 10:42:05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593597" calcext:value-type="float">
            <text:p>0.136593597</text:p>
          </table:table-cell>
          <table:table-cell office:value-type="float" office:value="0.032933954" calcext:value-type="float">
            <text:p>0.032933954</text:p>
          </table:table-cell>
          <table:table-cell office:value-type="float" office:value="0.133163349" calcext:value-type="float">
            <text:p>0.133163349</text:p>
          </table:table-cell>
          <table:table-cell office:value-type="float" office:value="0.14129998" calcext:value-type="float">
            <text:p>0.14129998</text:p>
          </table:table-cell>
          <table:table-cell office:value-type="float" office:value="0.133547799" calcext:value-type="float">
            <text:p>0.1335477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961" calcext:value-type="float">
            <text:p>0.001115961</text:p>
          </table:table-cell>
          <table:table-cell office:value-type="float" office:value="0.000269068" calcext:value-type="float">
            <text:p>0.000269068</text:p>
          </table:table-cell>
          <table:table-cell office:value-type="float" office:value="0.001087936" calcext:value-type="float">
            <text:p>0.001087936</text:p>
          </table:table-cell>
          <table:table-cell office:value-type="float" office:value="0.001154412" calcext:value-type="float">
            <text:p>0.001154412</text:p>
          </table:table-cell>
          <table:table-cell office:value-type="float" office:value="0.001091077" calcext:value-type="float">
            <text:p>0.00109107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699" calcext:value-type="float">
            <text:p>4.5699E-05</text:p>
          </table:table-cell>
          <table:table-cell office:value-type="float" office:value="-0.000801193" calcext:value-type="float">
            <text:p>-0.000801193</text:p>
          </table:table-cell>
          <table:table-cell office:value-type="float" office:value="0.000017674" calcext:value-type="float">
            <text:p>1.7674E-05</text:p>
          </table:table-cell>
          <table:table-cell office:value-type="float" office:value="0.00008415" calcext:value-type="float">
            <text:p>8.415E-05</text:p>
          </table:table-cell>
          <table:table-cell office:value-type="float" office:value="0.000020815" calcext:value-type="float">
            <text:p>2.081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37444" calcext:value-type="float">
            <text:p>24.175937444</text:p>
          </table:table-cell>
          <table:table-cell office:value-type="float" office:value="24.155019888" calcext:value-type="float">
            <text:p>24.155019888</text:p>
          </table:table-cell>
          <table:table-cell office:value-type="float" office:value="24.175245258" calcext:value-type="float">
            <text:p>24.175245258</text:p>
          </table:table-cell>
          <table:table-cell office:value-type="float" office:value="24.176887139" calcext:value-type="float">
            <text:p>24.176887139</text:p>
          </table:table-cell>
          <table:table-cell office:value-type="float" office:value="24.175322836" calcext:value-type="float">
            <text:p>24.175322836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58356" calcext:value-type="float">
            <text:p>0.001158356</text:p>
          </table:table-cell>
          <table:table-cell office:value-type="float" office:value="-0.020309261" calcext:value-type="float">
            <text:p>-0.020309261</text:p>
          </table:table-cell>
          <table:table-cell office:value-type="float" office:value="0.000447969" calcext:value-type="float">
            <text:p>0.000447969</text:p>
          </table:table-cell>
          <table:table-cell office:value-type="float" office:value="0.002133024" calcext:value-type="float">
            <text:p>0.002133024</text:p>
          </table:table-cell>
          <table:table-cell office:value-type="float" office:value="0.000527587" calcext:value-type="float">
            <text:p>0.0005275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2019-12-03 10:42:06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50717" calcext:value-type="float">
            <text:p>0.13650717</text:p>
          </table:table-cell>
          <table:table-cell office:value-type="float" office:value="0.033178929" calcext:value-type="float">
            <text:p>0.033178929</text:p>
          </table:table-cell>
          <table:table-cell office:value-type="float" office:value="0.133790986" calcext:value-type="float">
            <text:p>0.133790986</text:p>
          </table:table-cell>
          <table:table-cell office:value-type="float" office:value="0.141162293" calcext:value-type="float">
            <text:p>0.141162293</text:p>
          </table:table-cell>
          <table:table-cell office:value-type="float" office:value="0.133479253" calcext:value-type="float">
            <text:p>0.1334792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55" calcext:value-type="float">
            <text:p>0.001115255</text:p>
          </table:table-cell>
          <table:table-cell office:value-type="float" office:value="0.00027107" calcext:value-type="float">
            <text:p>0.00027107</text:p>
          </table:table-cell>
          <table:table-cell office:value-type="float" office:value="0.001093064" calcext:value-type="float">
            <text:p>0.001093064</text:p>
          </table:table-cell>
          <table:table-cell office:value-type="float" office:value="0.001153287" calcext:value-type="float">
            <text:p>0.001153287</text:p>
          </table:table-cell>
          <table:table-cell office:value-type="float" office:value="0.001090517" calcext:value-type="float">
            <text:p>0.001090517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4993" calcext:value-type="float">
            <text:p>4.4993E-05</text:p>
          </table:table-cell>
          <table:table-cell office:value-type="float" office:value="-0.000799192" calcext:value-type="float">
            <text:p>-0.000799192</text:p>
          </table:table-cell>
          <table:table-cell office:value-type="float" office:value="0.000022802" calcext:value-type="float">
            <text:p>2.2802E-05</text:p>
          </table:table-cell>
          <table:table-cell office:value-type="float" office:value="0.000083025" calcext:value-type="float">
            <text:p>8.3025E-05</text:p>
          </table:table-cell>
          <table:table-cell office:value-type="float" office:value="0.000020255" calcext:value-type="float">
            <text:p>2.0255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73958" calcext:value-type="float">
            <text:p>24.180973958</text:p>
          </table:table-cell>
          <table:table-cell office:value-type="float" office:value="24.160123371" calcext:value-type="float">
            <text:p>24.160123371</text:p>
          </table:table-cell>
          <table:table-cell office:value-type="float" office:value="24.180425865" calcext:value-type="float">
            <text:p>24.180425865</text:p>
          </table:table-cell>
          <table:table-cell office:value-type="float" office:value="24.181913305" calcext:value-type="float">
            <text:p>24.181913305</text:p>
          </table:table-cell>
          <table:table-cell office:value-type="float" office:value="24.180362961" calcext:value-type="float">
            <text:p>24.180362961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140458" calcext:value-type="float">
            <text:p>0.001140458</text:p>
          </table:table-cell>
          <table:table-cell office:value-type="float" office:value="-0.020258526" calcext:value-type="float">
            <text:p>-0.020258526</text:p>
          </table:table-cell>
          <table:table-cell office:value-type="float" office:value="0.00057795" calcext:value-type="float">
            <text:p>0.00057795</text:p>
          </table:table-cell>
          <table:table-cell office:value-type="float" office:value="0.00210451" calcext:value-type="float">
            <text:p>0.00210451</text:p>
          </table:table-cell>
          <table:table-cell office:value-type="float" office:value="0.000513391" calcext:value-type="float">
            <text:p>0.00051339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2019-12-03 10:42:08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0.136562006" calcext:value-type="float">
            <text:p>0.136562006</text:p>
          </table:table-cell>
          <table:table-cell office:value-type="float" office:value="0.032952432" calcext:value-type="float">
            <text:p>0.032952432</text:p>
          </table:table-cell>
          <table:table-cell office:value-type="float" office:value="0.133028642" calcext:value-type="float">
            <text:p>0.133028642</text:p>
          </table:table-cell>
          <table:table-cell office:value-type="float" office:value="0.141108649" calcext:value-type="float">
            <text:p>0.141108649</text:p>
          </table:table-cell>
          <table:table-cell office:value-type="float" office:value="0.133493559" calcext:value-type="float">
            <text:p>0.1334935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703" calcext:value-type="float">
            <text:p>0.001115703</text:p>
          </table:table-cell>
          <table:table-cell office:value-type="float" office:value="0.000269219" calcext:value-type="float">
            <text:p>0.000269219</text:p>
          </table:table-cell>
          <table:table-cell office:value-type="float" office:value="0.001086835" calcext:value-type="float">
            <text:p>0.001086835</text:p>
          </table:table-cell>
          <table:table-cell office:value-type="float" office:value="0.001152848" calcext:value-type="float">
            <text:p>0.001152848</text:p>
          </table:table-cell>
          <table:table-cell office:value-type="float" office:value="0.001090634" calcext:value-type="float">
            <text:p>0.00109063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441" calcext:value-type="float">
            <text:p>4.5441E-05</text:p>
          </table:table-cell>
          <table:table-cell office:value-type="float" office:value="-0.000801042" calcext:value-type="float">
            <text:p>-0.000801042</text:p>
          </table:table-cell>
          <table:table-cell office:value-type="float" office:value="0.000016574" calcext:value-type="float">
            <text:p>1.6574E-05</text:p>
          </table:table-cell>
          <table:table-cell office:value-type="float" office:value="0.000082587" calcext:value-type="float">
            <text:p>8.2587E-05</text:p>
          </table:table-cell>
          <table:table-cell office:value-type="float" office:value="0.000020372" calcext:value-type="float">
            <text:p>2.037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7593107" calcext:value-type="float">
            <text:p>24.17593107</text:p>
          </table:table-cell>
          <table:table-cell office:value-type="float" office:value="24.155023616" calcext:value-type="float">
            <text:p>24.155023616</text:p>
          </table:table-cell>
          <table:table-cell office:value-type="float" office:value="24.175218076" calcext:value-type="float">
            <text:p>24.175218076</text:p>
          </table:table-cell>
          <table:table-cell office:value-type="float" office:value="24.176848531" calcext:value-type="float">
            <text:p>24.176848531</text:p>
          </table:table-cell>
          <table:table-cell office:value-type="float" office:value="24.175311891" calcext:value-type="float">
            <text:p>24.175311891</text:p>
          </table:table-cell>
          <table:table-cell office:value-type="float" office:value="25.156882834" calcext:value-type="float">
            <text:p>25.156882834</text:p>
          </table:table-cell>
          <table:table-cell/>
          <table:table-cell office:value-type="float" office:value="0.001151814" calcext:value-type="float">
            <text:p>0.001151814</text:p>
          </table:table-cell>
          <table:table-cell office:value-type="float" office:value="-0.020305434" calcext:value-type="float">
            <text:p>-0.020305434</text:p>
          </table:table-cell>
          <table:table-cell office:value-type="float" office:value="0.000420072" calcext:value-type="float">
            <text:p>0.000420072</text:p>
          </table:table-cell>
          <table:table-cell office:value-type="float" office:value="0.002093401" calcext:value-type="float">
            <text:p>0.002093401</text:p>
          </table:table-cell>
          <table:table-cell office:value-type="float" office:value="0.000516354" calcext:value-type="float">
            <text:p>0.000516354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2019-12-03 10:42:09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508958" calcext:value-type="float">
            <text:p>0.136508958</text:p>
          </table:table-cell>
          <table:table-cell office:value-type="float" office:value="0.033219461" calcext:value-type="float">
            <text:p>0.033219461</text:p>
          </table:table-cell>
          <table:table-cell office:value-type="float" office:value="0.133870856" calcext:value-type="float">
            <text:p>0.133870856</text:p>
          </table:table-cell>
          <table:table-cell office:value-type="float" office:value="0.141118186" calcext:value-type="float">
            <text:p>0.141118186</text:p>
          </table:table-cell>
          <table:table-cell office:value-type="float" office:value="0.133532898" calcext:value-type="float">
            <text:p>0.1335328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269" calcext:value-type="float">
            <text:p>0.001115269</text:p>
          </table:table-cell>
          <table:table-cell office:value-type="float" office:value="0.000271401" calcext:value-type="float">
            <text:p>0.000271401</text:p>
          </table:table-cell>
          <table:table-cell office:value-type="float" office:value="0.001093716" calcext:value-type="float">
            <text:p>0.001093716</text:p>
          </table:table-cell>
          <table:table-cell office:value-type="float" office:value="0.001152926" calcext:value-type="float">
            <text:p>0.001152926</text:p>
          </table:table-cell>
          <table:table-cell office:value-type="float" office:value="0.001090955" calcext:value-type="float">
            <text:p>0.001090955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008" calcext:value-type="float">
            <text:p>4.5008E-05</text:p>
          </table:table-cell>
          <table:table-cell office:value-type="float" office:value="-0.000798861" calcext:value-type="float">
            <text:p>-0.000798861</text:p>
          </table:table-cell>
          <table:table-cell office:value-type="float" office:value="0.000023455" calcext:value-type="float">
            <text:p>2.3455E-05</text:p>
          </table:table-cell>
          <table:table-cell office:value-type="float" office:value="0.000082665" calcext:value-type="float">
            <text:p>8.2665E-05</text:p>
          </table:table-cell>
          <table:table-cell office:value-type="float" office:value="0.000020694" calcext:value-type="float">
            <text:p>2.0694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74319" calcext:value-type="float">
            <text:p>24.180974319</text:p>
          </table:table-cell>
          <table:table-cell office:value-type="float" office:value="24.16013155" calcext:value-type="float">
            <text:p>24.16013155</text:p>
          </table:table-cell>
          <table:table-cell office:value-type="float" office:value="24.180441982" calcext:value-type="float">
            <text:p>24.180441982</text:p>
          </table:table-cell>
          <table:table-cell office:value-type="float" office:value="24.181904405" calcext:value-type="float">
            <text:p>24.181904405</text:p>
          </table:table-cell>
          <table:table-cell office:value-type="float" office:value="24.180373786" calcext:value-type="float">
            <text:p>24.180373786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140828" calcext:value-type="float">
            <text:p>0.001140828</text:p>
          </table:table-cell>
          <table:table-cell office:value-type="float" office:value="-0.020250132" calcext:value-type="float">
            <text:p>-0.020250132</text:p>
          </table:table-cell>
          <table:table-cell office:value-type="float" office:value="0.00059449" calcext:value-type="float">
            <text:p>0.00059449</text:p>
          </table:table-cell>
          <table:table-cell office:value-type="float" office:value="0.002095376" calcext:value-type="float">
            <text:p>0.002095376</text:p>
          </table:table-cell>
          <table:table-cell office:value-type="float" office:value="0.000524501" calcext:value-type="float">
            <text:p>0.000524501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2019-12-03 10:42:10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53578" calcext:value-type="float">
            <text:p>0.13653578</text:p>
          </table:table-cell>
          <table:table-cell office:value-type="float" office:value="0.03441513" calcext:value-type="float">
            <text:p>0.03441513</text:p>
          </table:table-cell>
          <table:table-cell office:value-type="float" office:value="0.133782641" calcext:value-type="float">
            <text:p>0.133782641</text:p>
          </table:table-cell>
          <table:table-cell office:value-type="float" office:value="0.141206401" calcext:value-type="float">
            <text:p>0.141206401</text:p>
          </table:table-cell>
          <table:table-cell office:value-type="float" office:value="0.132535116" calcext:value-type="float">
            <text:p>0.1325351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5488" calcext:value-type="float">
            <text:p>0.001115488</text:p>
          </table:table-cell>
          <table:table-cell office:value-type="float" office:value="0.000281169" calcext:value-type="float">
            <text:p>0.000281169</text:p>
          </table:table-cell>
          <table:table-cell office:value-type="float" office:value="0.001092995" calcext:value-type="float">
            <text:p>0.001092995</text:p>
          </table:table-cell>
          <table:table-cell office:value-type="float" office:value="0.001153647" calcext:value-type="float">
            <text:p>0.001153647</text:p>
          </table:table-cell>
          <table:table-cell office:value-type="float" office:value="0.001082803" calcext:value-type="float">
            <text:p>0.0010828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227" calcext:value-type="float">
            <text:p>4.5227E-05</text:p>
          </table:table-cell>
          <table:table-cell office:value-type="float" office:value="-0.000789092" calcext:value-type="float">
            <text:p>-0.000789092</text:p>
          </table:table-cell>
          <table:table-cell office:value-type="float" office:value="0.000022734" calcext:value-type="float">
            <text:p>2.2734E-05</text:p>
          </table:table-cell>
          <table:table-cell office:value-type="float" office:value="0.000083386" calcext:value-type="float">
            <text:p>8.3386E-05</text:p>
          </table:table-cell>
          <table:table-cell office:value-type="float" office:value="0.000012542" calcext:value-type="float">
            <text:p>1.25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79731" calcext:value-type="float">
            <text:p>24.180979731</text:p>
          </table:table-cell>
          <table:table-cell office:value-type="float" office:value="24.160372826" calcext:value-type="float">
            <text:p>24.160372826</text:p>
          </table:table-cell>
          <table:table-cell office:value-type="float" office:value="24.180424181" calcext:value-type="float">
            <text:p>24.180424181</text:p>
          </table:table-cell>
          <table:table-cell office:value-type="float" office:value="24.181922206" calcext:value-type="float">
            <text:p>24.181922206</text:p>
          </table:table-cell>
          <table:table-cell office:value-type="float" office:value="24.180172445" calcext:value-type="float">
            <text:p>24.180172445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146383" calcext:value-type="float">
            <text:p>0.001146383</text:p>
          </table:table-cell>
          <table:table-cell office:value-type="float" office:value="-0.020002509" calcext:value-type="float">
            <text:p>-0.020002509</text:p>
          </table:table-cell>
          <table:table-cell office:value-type="float" office:value="0.000576222" calcext:value-type="float">
            <text:p>0.000576222</text:p>
          </table:table-cell>
          <table:table-cell office:value-type="float" office:value="0.002113644" calcext:value-type="float">
            <text:p>0.002113644</text:p>
          </table:table-cell>
          <table:table-cell office:value-type="float" office:value="0.000317865" calcext:value-type="float">
            <text:p>0.0003178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2019-12-03 10:42:12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0.136617438" calcext:value-type="float">
            <text:p>0.136617438</text:p>
          </table:table-cell>
          <table:table-cell office:value-type="float" office:value="0.033472184" calcext:value-type="float">
            <text:p>0.033472184</text:p>
          </table:table-cell>
          <table:table-cell office:value-type="float" office:value="0.133945958" calcext:value-type="float">
            <text:p>0.133945958</text:p>
          </table:table-cell>
          <table:table-cell office:value-type="float" office:value="0.141158717" calcext:value-type="float">
            <text:p>0.141158717</text:p>
          </table:table-cell>
          <table:table-cell office:value-type="float" office:value="0.132923142" calcext:value-type="float">
            <text:p>0.1329231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6156" calcext:value-type="float">
            <text:p>0.001116156</text:p>
          </table:table-cell>
          <table:table-cell office:value-type="float" office:value="0.000273466" calcext:value-type="float">
            <text:p>0.000273466</text:p>
          </table:table-cell>
          <table:table-cell office:value-type="float" office:value="0.00109433" calcext:value-type="float">
            <text:p>0.00109433</text:p>
          </table:table-cell>
          <table:table-cell office:value-type="float" office:value="0.001153257" calcext:value-type="float">
            <text:p>0.001153257</text:p>
          </table:table-cell>
          <table:table-cell office:value-type="float" office:value="0.001085973" calcext:value-type="float">
            <text:p>0.00108597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5894" calcext:value-type="float">
            <text:p>4.5894E-05</text:p>
          </table:table-cell>
          <table:table-cell office:value-type="float" office:value="-0.000796796" calcext:value-type="float">
            <text:p>-0.000796796</text:p>
          </table:table-cell>
          <table:table-cell office:value-type="float" office:value="0.000024068" calcext:value-type="float">
            <text:p>2.4068E-05</text:p>
          </table:table-cell>
          <table:table-cell office:value-type="float" office:value="0.000082996" calcext:value-type="float">
            <text:p>8.2996E-05</text:p>
          </table:table-cell>
          <table:table-cell office:value-type="float" office:value="0.000015712" calcext:value-type="float">
            <text:p>1.571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80996209" calcext:value-type="float">
            <text:p>24.180996209</text:p>
          </table:table-cell>
          <table:table-cell office:value-type="float" office:value="24.160182548" calcext:value-type="float">
            <text:p>24.160182548</text:p>
          </table:table-cell>
          <table:table-cell office:value-type="float" office:value="24.180457136" calcext:value-type="float">
            <text:p>24.180457136</text:p>
          </table:table-cell>
          <table:table-cell office:value-type="float" office:value="24.181912584" calcext:value-type="float">
            <text:p>24.181912584</text:p>
          </table:table-cell>
          <table:table-cell office:value-type="float" office:value="24.180250744" calcext:value-type="float">
            <text:p>24.180250744</text:p>
          </table:table-cell>
          <table:table-cell office:value-type="float" office:value="25.161932313" calcext:value-type="float">
            <text:p>25.161932313</text:p>
          </table:table-cell>
          <table:table-cell/>
          <table:table-cell office:value-type="float" office:value="0.001163294" calcext:value-type="float">
            <text:p>0.001163294</text:p>
          </table:table-cell>
          <table:table-cell office:value-type="float" office:value="-0.020197793" calcext:value-type="float">
            <text:p>-0.020197793</text:p>
          </table:table-cell>
          <table:table-cell office:value-type="float" office:value="0.000610044" calcext:value-type="float">
            <text:p>0.000610044</text:p>
          </table:table-cell>
          <table:table-cell office:value-type="float" office:value="0.002103769" calcext:value-type="float">
            <text:p>0.002103769</text:p>
          </table:table-cell>
          <table:table-cell office:value-type="float" office:value="0.000398223" calcext:value-type="float">
            <text:p>0.00039822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ad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m1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mv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KR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  <table:table-cell office:value-type="string" calcext:value-type="string">
            <text:p><text:s/>K0.5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4.210186437" calcext:value-type="float">
            <text:p>24.210186437</text:p>
          </table:table-cell>
          <table:table-cell/>
          <table:table-cell office:value-type="float" office:value="0.137306468" calcext:value-type="float">
            <text:p>0.137306468</text:p>
          </table:table-cell>
          <table:table-cell office:value-type="float" office:value="0.034801368" calcext:value-type="float">
            <text:p>0.034801368</text:p>
          </table:table-cell>
          <table:table-cell office:value-type="float" office:value="0.133945958" calcext:value-type="float">
            <text:p>0.133945958</text:p>
          </table:table-cell>
          <table:table-cell office:value-type="float" office:value="0.142558234" calcext:value-type="float">
            <text:p>0.142558234</text:p>
          </table:table-cell>
          <table:table-cell office:value-type="float" office:value="0.152977127" calcext:value-type="float">
            <text:p>0.1529771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21785" calcext:value-type="float">
            <text:p>0.001121785</text:p>
          </table:table-cell>
          <table:table-cell office:value-type="float" office:value="0.000284325" calcext:value-type="float">
            <text:p>0.000284325</text:p>
          </table:table-cell>
          <table:table-cell office:value-type="float" office:value="0.00109433" calcext:value-type="float">
            <text:p>0.00109433</text:p>
          </table:table-cell>
          <table:table-cell office:value-type="float" office:value="0.001164691" calcext:value-type="float">
            <text:p>0.001164691</text:p>
          </table:table-cell>
          <table:table-cell office:value-type="float" office:value="0.001249813" calcext:value-type="float">
            <text:p>0.00124981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51523" calcext:value-type="float">
            <text:p>5.1523E-05</text:p>
          </table:table-cell>
          <table:table-cell office:value-type="float" office:value="-0.000785937" calcext:value-type="float">
            <text:p>-0.000785937</text:p>
          </table:table-cell>
          <table:table-cell office:value-type="float" office:value="0.000024068" calcext:value-type="float">
            <text:p>2.4068E-05</text:p>
          </table:table-cell>
          <table:table-cell office:value-type="float" office:value="0.00009443" calcext:value-type="float">
            <text:p>9.443E-05</text:p>
          </table:table-cell>
          <table:table-cell office:value-type="float" office:value="0.000179552" calcext:value-type="float">
            <text:p>0.000179552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211333889" calcext:value-type="float">
            <text:p>24.211333889</text:p>
          </table:table-cell>
          <table:table-cell office:value-type="float" office:value="24.190690629" calcext:value-type="float">
            <text:p>24.190690629</text:p>
          </table:table-cell>
          <table:table-cell office:value-type="float" office:value="24.210573652" calcext:value-type="float">
            <text:p>24.210573652</text:p>
          </table:table-cell>
          <table:table-cell office:value-type="float" office:value="24.212137905" calcext:value-type="float">
            <text:p>24.212137905</text:p>
          </table:table-cell>
          <table:table-cell office:value-type="float" office:value="24.212449769" calcext:value-type="float">
            <text:p>24.212449769</text:p>
          </table:table-cell>
          <table:table-cell office:value-type="float" office:value="25.192229203" calcext:value-type="float">
            <text:p>25.192229203</text:p>
          </table:table-cell>
          <table:table-cell/>
          <table:table-cell office:value-type="float" office:value="0.001305989" calcext:value-type="float">
            <text:p>0.001305989</text:p>
          </table:table-cell>
          <table:table-cell office:value-type="float" office:value="-0.019922519" calcext:value-type="float">
            <text:p>-0.019922519</text:p>
          </table:table-cell>
          <table:table-cell office:value-type="float" office:value="0.000610044" calcext:value-type="float">
            <text:p>0.000610044</text:p>
          </table:table-cell>
          <table:table-cell office:value-type="float" office:value="0.002393602" calcext:value-type="float">
            <text:p>0.002393602</text:p>
          </table:table-cell>
          <table:table-cell office:value-type="float" office:value="0.004551296" calcext:value-type="float">
            <text:p>0.004551296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4.033297984" calcext:value-type="float">
            <text:p>24.033297984</text:p>
          </table:table-cell>
          <table:table-cell/>
          <table:table-cell office:value-type="float" office:value="0.135188715" calcext:value-type="float">
            <text:p>0.135188715</text:p>
          </table:table-cell>
          <table:table-cell office:value-type="float" office:value="0.032670502" calcext:value-type="float">
            <text:p>0.032670502</text:p>
          </table:table-cell>
          <table:table-cell office:value-type="float" office:value="0.131824032" calcext:value-type="float">
            <text:p>0.131824032</text:p>
          </table:table-cell>
          <table:table-cell office:value-type="float" office:value="0.138368027" calcext:value-type="float">
            <text:p>0.138368027</text:p>
          </table:table-cell>
          <table:table-cell office:value-type="float" office:value="0.132535116" calcext:value-type="float">
            <text:p>0.1325351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04483" calcext:value-type="float">
            <text:p>0.001104483</text:p>
          </table:table-cell>
          <table:table-cell office:value-type="float" office:value="0.000266916" calcext:value-type="float">
            <text:p>0.000266916</text:p>
          </table:table-cell>
          <table:table-cell office:value-type="float" office:value="0.001076994" calcext:value-type="float">
            <text:p>0.001076994</text:p>
          </table:table-cell>
          <table:table-cell office:value-type="float" office:value="0.001130458" calcext:value-type="float">
            <text:p>0.001130458</text:p>
          </table:table-cell>
          <table:table-cell office:value-type="float" office:value="0.001082803" calcext:value-type="float">
            <text:p>0.001082803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34222" calcext:value-type="float">
            <text:p>3.4222E-05</text:p>
          </table:table-cell>
          <table:table-cell office:value-type="float" office:value="-0.000803346" calcext:value-type="float">
            <text:p>-0.000803346</text:p>
          </table:table-cell>
          <table:table-cell office:value-type="float" office:value="0.000006732" calcext:value-type="float">
            <text:p>6.732E-06</text:p>
          </table:table-cell>
          <table:table-cell office:value-type="float" office:value="0.000060196" calcext:value-type="float">
            <text:p>6.0196E-05</text:p>
          </table:table-cell>
          <table:table-cell office:value-type="float" office:value="0.000012542" calcext:value-type="float">
            <text:p>1.254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034200107" calcext:value-type="float">
            <text:p>24.034200107</text:p>
          </table:table-cell>
          <table:table-cell office:value-type="float" office:value="24.013471477" calcext:value-type="float">
            <text:p>24.013471477</text:p>
          </table:table-cell>
          <table:table-cell office:value-type="float" office:value="24.03354019" calcext:value-type="float">
            <text:p>24.03354019</text:p>
          </table:table-cell>
          <table:table-cell office:value-type="float" office:value="24.035117085" calcext:value-type="float">
            <text:p>24.035117085</text:p>
          </table:table-cell>
          <table:table-cell office:value-type="float" office:value="24.036798752" calcext:value-type="float">
            <text:p>24.036798752</text:p>
          </table:table-cell>
          <table:table-cell office:value-type="float" office:value="25.015497684" calcext:value-type="float">
            <text:p>25.015497684</text:p>
          </table:table-cell>
          <table:table-cell/>
          <table:table-cell office:value-type="float" office:value="0.000867413" calcext:value-type="float">
            <text:p>0.000867413</text:p>
          </table:table-cell>
          <table:table-cell office:value-type="float" office:value="-0.020363822" calcext:value-type="float">
            <text:p>-0.020363822</text:p>
          </table:table-cell>
          <table:table-cell office:value-type="float" office:value="0.000170603" calcext:value-type="float">
            <text:p>0.000170603</text:p>
          </table:table-cell>
          <table:table-cell office:value-type="float" office:value="0.001525832" calcext:value-type="float">
            <text:p>0.001525832</text:p>
          </table:table-cell>
          <table:table-cell office:value-type="float" office:value="0.000317865" calcext:value-type="float">
            <text:p>0.000317865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4.137190436" calcext:value-type="float">
            <text:p>24.137190436</text:p>
          </table:table-cell>
          <table:table-cell/>
          <table:table-cell office:value-type="float" office:value="0.13626684" calcext:value-type="float">
            <text:p>0.13626684</text:p>
          </table:table-cell>
          <table:table-cell office:value-type="float" office:value="0.03331469" calcext:value-type="float">
            <text:p>0.03331469</text:p>
          </table:table-cell>
          <table:table-cell office:value-type="float" office:value="0.132919058" calcext:value-type="float">
            <text:p>0.132919058</text:p>
          </table:table-cell>
          <table:table-cell office:value-type="float" office:value="0.140615339" calcext:value-type="float">
            <text:p>0.140615339</text:p>
          </table:table-cell>
          <table:table-cell office:value-type="float" office:value="0.140722514" calcext:value-type="float">
            <text:p>0.140722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91" calcext:value-type="float">
            <text:p>0.001113291</text:p>
          </table:table-cell>
          <table:table-cell office:value-type="float" office:value="0.000272179" calcext:value-type="float">
            <text:p>0.000272179</text:p>
          </table:table-cell>
          <table:table-cell office:value-type="float" office:value="0.00108594" calcext:value-type="float">
            <text:p>0.00108594</text:p>
          </table:table-cell>
          <table:table-cell office:value-type="float" office:value="0.001148818" calcext:value-type="float">
            <text:p>0.001148818</text:p>
          </table:table-cell>
          <table:table-cell office:value-type="float" office:value="0.001149694" calcext:value-type="float">
            <text:p>0.0011496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3" calcext:value-type="float">
            <text:p>4.303E-05</text:p>
          </table:table-cell>
          <table:table-cell office:value-type="float" office:value="-0.000798083" calcext:value-type="float">
            <text:p>-0.000798083</text:p>
          </table:table-cell>
          <table:table-cell office:value-type="float" office:value="0.000015679" calcext:value-type="float">
            <text:p>1.5679E-05</text:p>
          </table:table-cell>
          <table:table-cell office:value-type="float" office:value="0.000078557" calcext:value-type="float">
            <text:p>7.8557E-05</text:p>
          </table:table-cell>
          <table:table-cell office:value-type="float" office:value="0.000079432" calcext:value-type="float">
            <text:p>7.94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8253262" calcext:value-type="float">
            <text:p>24.138253262</text:p>
          </table:table-cell>
          <table:table-cell office:value-type="float" office:value="24.11747776" calcext:value-type="float">
            <text:p>24.11747776</text:p>
          </table:table-cell>
          <table:table-cell office:value-type="float" office:value="24.137577693" calcext:value-type="float">
            <text:p>24.137577693</text:p>
          </table:table-cell>
          <table:table-cell office:value-type="float" office:value="24.139130769" calcext:value-type="float">
            <text:p>24.139130769</text:p>
          </table:table-cell>
          <table:table-cell office:value-type="float" office:value="24.139152417" calcext:value-type="float">
            <text:p>24.139152417</text:p>
          </table:table-cell>
          <table:table-cell office:value-type="float" office:value="25.119297921" calcext:value-type="float">
            <text:p>25.119297921</text:p>
          </table:table-cell>
          <table:table-cell/>
          <table:table-cell office:value-type="float" office:value="0.001090687" calcext:value-type="float">
            <text:p>0.001090687</text:p>
          </table:table-cell>
          <table:table-cell office:value-type="float" office:value="-0.02023041" calcext:value-type="float">
            <text:p>-0.02023041</text:p>
          </table:table-cell>
          <table:table-cell office:value-type="float" office:value="0.000397378" calcext:value-type="float">
            <text:p>0.000397378</text:p>
          </table:table-cell>
          <table:table-cell office:value-type="float" office:value="0.001991239" calcext:value-type="float">
            <text:p>0.001991239</text:p>
          </table:table-cell>
          <table:table-cell office:value-type="float" office:value="0.002013433" calcext:value-type="float">
            <text:p>0.00201343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4.149538928" calcext:value-type="float">
            <text:p>24.149538928</text:p>
          </table:table-cell>
          <table:table-cell/>
          <table:table-cell office:value-type="float" office:value="0.136250274" calcext:value-type="float">
            <text:p>0.136250274</text:p>
          </table:table-cell>
          <table:table-cell office:value-type="float" office:value="0.033131544" calcext:value-type="float">
            <text:p>0.033131544</text:p>
          </table:table-cell>
          <table:table-cell office:value-type="float" office:value="0.132933573" calcext:value-type="float">
            <text:p>0.132933573</text:p>
          </table:table-cell>
          <table:table-cell office:value-type="float" office:value="0.140658634" calcext:value-type="float">
            <text:p>0.140658634</text:p>
          </table:table-cell>
          <table:table-cell office:value-type="float" office:value="0.139754133" calcext:value-type="float">
            <text:p>0.139754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156" calcext:value-type="float">
            <text:p>0.001113156</text:p>
          </table:table-cell>
          <table:table-cell office:value-type="float" office:value="0.000270683" calcext:value-type="float">
            <text:p>0.000270683</text:p>
          </table:table-cell>
          <table:table-cell office:value-type="float" office:value="0.001086059" calcext:value-type="float">
            <text:p>0.001086059</text:p>
          </table:table-cell>
          <table:table-cell office:value-type="float" office:value="0.001149172" calcext:value-type="float">
            <text:p>0.001149172</text:p>
          </table:table-cell>
          <table:table-cell office:value-type="float" office:value="0.001141782" calcext:value-type="float">
            <text:p>0.001141782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2894" calcext:value-type="float">
            <text:p>4.2894E-05</text:p>
          </table:table-cell>
          <table:table-cell office:value-type="float" office:value="-0.000799579" calcext:value-type="float">
            <text:p>-0.000799579</text:p>
          </table:table-cell>
          <table:table-cell office:value-type="float" office:value="0.000015797" calcext:value-type="float">
            <text:p>1.5797E-05</text:p>
          </table:table-cell>
          <table:table-cell office:value-type="float" office:value="0.00007891" calcext:value-type="float">
            <text:p>7.891E-05</text:p>
          </table:table-cell>
          <table:table-cell office:value-type="float" office:value="0.000071521" calcext:value-type="float">
            <text:p>7.1521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50595933" calcext:value-type="float">
            <text:p>24.150595933</text:p>
          </table:table-cell>
          <table:table-cell office:value-type="float" office:value="24.129765338" calcext:value-type="float">
            <text:p>24.129765338</text:p>
          </table:table-cell>
          <table:table-cell office:value-type="float" office:value="24.1499418" calcext:value-type="float">
            <text:p>24.1499418</text:p>
          </table:table-cell>
          <table:table-cell office:value-type="float" office:value="24.15148052" calcext:value-type="float">
            <text:p>24.15148052</text:p>
          </table:table-cell>
          <table:table-cell office:value-type="float" office:value="24.150925135" calcext:value-type="float">
            <text:p>24.150925135</text:p>
          </table:table-cell>
          <table:table-cell office:value-type="float" office:value="25.131635448" calcext:value-type="float">
            <text:p>25.131635448</text:p>
          </table:table-cell>
          <table:table-cell/>
          <table:table-cell office:value-type="float" office:value="0.001087256" calcext:value-type="float">
            <text:p>0.001087256</text:p>
          </table:table-cell>
          <table:table-cell office:value-type="float" office:value="-0.02026834" calcext:value-type="float">
            <text:p>-0.02026834</text:p>
          </table:table-cell>
          <table:table-cell office:value-type="float" office:value="0.000400384" calcext:value-type="float">
            <text:p>0.000400384</text:p>
          </table:table-cell>
          <table:table-cell office:value-type="float" office:value="0.002000205" calcext:value-type="float">
            <text:p>0.002000205</text:p>
          </table:table-cell>
          <table:table-cell office:value-type="float" office:value="0.001812887" calcext:value-type="float">
            <text:p>0.001812887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4.137190436" calcext:value-type="float">
            <text:p>24.137190436</text:p>
          </table:table-cell>
          <table:table-cell/>
          <table:table-cell office:value-type="float" office:value="0.13626684" calcext:value-type="float">
            <text:p>0.13626684</text:p>
          </table:table-cell>
          <table:table-cell office:value-type="float" office:value="0.03331469" calcext:value-type="float">
            <text:p>0.03331469</text:p>
          </table:table-cell>
          <table:table-cell office:value-type="float" office:value="0.132919058" calcext:value-type="float">
            <text:p>0.132919058</text:p>
          </table:table-cell>
          <table:table-cell office:value-type="float" office:value="0.140615339" calcext:value-type="float">
            <text:p>0.140615339</text:p>
          </table:table-cell>
          <table:table-cell office:value-type="float" office:value="0.140722514" calcext:value-type="float">
            <text:p>0.140722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113291" calcext:value-type="float">
            <text:p>0.001113291</text:p>
          </table:table-cell>
          <table:table-cell office:value-type="float" office:value="0.000272179" calcext:value-type="float">
            <text:p>0.000272179</text:p>
          </table:table-cell>
          <table:table-cell office:value-type="float" office:value="0.00108594" calcext:value-type="float">
            <text:p>0.00108594</text:p>
          </table:table-cell>
          <table:table-cell office:value-type="float" office:value="0.001148818" calcext:value-type="float">
            <text:p>0.001148818</text:p>
          </table:table-cell>
          <table:table-cell office:value-type="float" office:value="0.001149694" calcext:value-type="float">
            <text:p>0.001149694</text:p>
          </table:table-cell>
          <table:table-cell office:value-type="float" office:value="0.040849673" calcext:value-type="float">
            <text:p>0.040849673</text:p>
          </table:table-cell>
          <table:table-cell/>
          <table:table-cell office:value-type="float" office:value="0.00004303" calcext:value-type="float">
            <text:p>4.303E-05</text:p>
          </table:table-cell>
          <table:table-cell office:value-type="float" office:value="-0.000798083" calcext:value-type="float">
            <text:p>-0.000798083</text:p>
          </table:table-cell>
          <table:table-cell office:value-type="float" office:value="0.000015679" calcext:value-type="float">
            <text:p>1.5679E-05</text:p>
          </table:table-cell>
          <table:table-cell office:value-type="float" office:value="0.000078557" calcext:value-type="float">
            <text:p>7.8557E-05</text:p>
          </table:table-cell>
          <table:table-cell office:value-type="float" office:value="0.000079432" calcext:value-type="float">
            <text:p>7.9432E-05</text:p>
          </table:table-cell>
          <table:table-cell office:value-type="float" office:value="0.039779412" calcext:value-type="float">
            <text:p>0.039779412</text:p>
          </table:table-cell>
          <table:table-cell/>
          <table:table-cell office:value-type="float" office:value="24.138253262" calcext:value-type="float">
            <text:p>24.138253262</text:p>
          </table:table-cell>
          <table:table-cell office:value-type="float" office:value="24.11747776" calcext:value-type="float">
            <text:p>24.11747776</text:p>
          </table:table-cell>
          <table:table-cell office:value-type="float" office:value="24.137577693" calcext:value-type="float">
            <text:p>24.137577693</text:p>
          </table:table-cell>
          <table:table-cell office:value-type="float" office:value="24.139130769" calcext:value-type="float">
            <text:p>24.139130769</text:p>
          </table:table-cell>
          <table:table-cell office:value-type="float" office:value="24.139152417" calcext:value-type="float">
            <text:p>24.139152417</text:p>
          </table:table-cell>
          <table:table-cell office:value-type="float" office:value="25.119297921" calcext:value-type="float">
            <text:p>25.119297921</text:p>
          </table:table-cell>
          <table:table-cell/>
          <table:table-cell office:value-type="float" office:value="0.001090687" calcext:value-type="float">
            <text:p>0.001090687</text:p>
          </table:table-cell>
          <table:table-cell office:value-type="float" office:value="-0.02023041" calcext:value-type="float">
            <text:p>-0.02023041</text:p>
          </table:table-cell>
          <table:table-cell office:value-type="float" office:value="0.000397378" calcext:value-type="float">
            <text:p>0.000397378</text:p>
          </table:table-cell>
          <table:table-cell office:value-type="float" office:value="0.001991239" calcext:value-type="float">
            <text:p>0.001991239</text:p>
          </table:table-cell>
          <table:table-cell office:value-type="float" office:value="0.002013433" calcext:value-type="float">
            <text:p>0.002013433</text:p>
          </table:table-cell>
          <table:table-cell office:value-type="float" office:value="1.007720228" calcext:value-type="float">
            <text:p>1.00772022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42435211" calcext:value-type="float">
            <text:p>0.042435211</text:p>
          </table:table-cell>
          <table:table-cell/>
          <table:table-cell office:value-type="float" office:value="0.000428081" calcext:value-type="float">
            <text:p>0.000428081</text:p>
          </table:table-cell>
          <table:table-cell office:value-type="float" office:value="0.000559316" calcext:value-type="float">
            <text:p>0.000559316</text:p>
          </table:table-cell>
          <table:table-cell office:value-type="float" office:value="0.000466747" calcext:value-type="float">
            <text:p>0.000466747</text:p>
          </table:table-cell>
          <table:table-cell office:value-type="float" office:value="0.000913784" calcext:value-type="float">
            <text:p>0.000913784</text:p>
          </table:table-cell>
          <table:table-cell office:value-type="float" office:value="0.005308278" calcext:value-type="float">
            <text:p>0.005308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3497" calcext:value-type="float">
            <text:p>3.497E-06</text:p>
          </table:table-cell>
          <table:table-cell office:value-type="float" office:value="0.00000457" calcext:value-type="float">
            <text:p>4.57E-06</text:p>
          </table:table-cell>
          <table:table-cell office:value-type="float" office:value="0.000003813" calcext:value-type="float">
            <text:p>3.813E-06</text:p>
          </table:table-cell>
          <table:table-cell office:value-type="float" office:value="0.000007466" calcext:value-type="float">
            <text:p>7.466E-06</text:p>
          </table:table-cell>
          <table:table-cell office:value-type="float" office:value="0.000043368" calcext:value-type="float">
            <text:p>4.336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3497" calcext:value-type="float">
            <text:p>3.497E-06</text:p>
          </table:table-cell>
          <table:table-cell office:value-type="float" office:value="0.00000457" calcext:value-type="float">
            <text:p>4.57E-06</text:p>
          </table:table-cell>
          <table:table-cell office:value-type="float" office:value="0.000003813" calcext:value-type="float">
            <text:p>3.813E-06</text:p>
          </table:table-cell>
          <table:table-cell office:value-type="float" office:value="0.000007466" calcext:value-type="float">
            <text:p>7.466E-06</text:p>
          </table:table-cell>
          <table:table-cell office:value-type="float" office:value="0.000043368" calcext:value-type="float">
            <text:p>4.336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445258" calcext:value-type="float">
            <text:p>0.042445258</text:p>
          </table:table-cell>
          <table:table-cell office:value-type="float" office:value="0.042430124" calcext:value-type="float">
            <text:p>0.042430124</text:p>
          </table:table-cell>
          <table:table-cell office:value-type="float" office:value="0.042466695" calcext:value-type="float">
            <text:p>0.042466695</text:p>
          </table:table-cell>
          <table:table-cell office:value-type="float" office:value="0.042494227" calcext:value-type="float">
            <text:p>0.042494227</text:p>
          </table:table-cell>
          <table:table-cell office:value-type="float" office:value="0.041936974" calcext:value-type="float">
            <text:p>0.041936974</text:p>
          </table:table-cell>
          <table:table-cell office:value-type="float" office:value="0.042397562" calcext:value-type="float">
            <text:p>0.042397562</text:p>
          </table:table-cell>
          <table:table-cell/>
          <table:table-cell office:value-type="float" office:value="0.000088653" calcext:value-type="float">
            <text:p>8.8653E-05</text:p>
          </table:table-cell>
          <table:table-cell office:value-type="float" office:value="0.000115835" calcext:value-type="float">
            <text:p>0.000115835</text:p>
          </table:table-cell>
          <table:table-cell office:value-type="float" office:value="0.000096661" calcext:value-type="float">
            <text:p>9.6661E-05</text:p>
          </table:table-cell>
          <table:table-cell office:value-type="float" office:value="0.00018924" calcext:value-type="float">
            <text:p>0.00018924</text:p>
          </table:table-cell>
          <table:table-cell office:value-type="float" office:value="0.001099316" calcext:value-type="float">
            <text:p>0.0010993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1:00:56.321755187</dc:date>
    <meta:editing-duration>PT2M15S</meta:editing-duration>
    <meta:editing-cycles>2</meta:editing-cycles>
    <meta:generator>LibreOffice/5.2.7.2$Linux_ARM_EABI LibreOffice_project/20m0$Build-2</meta:generator>
    <meta:document-statistic meta:table-count="1" meta:cell-count="20668" meta:object-count="0"/>
  </office:meta>
</office:document-meta>
</file>